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, Courier"/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Verdana" svg:font-family="Verdana, Verdana" style:font-family-generic="swiss"/>
    <style:font-face style:name="Courier New" svg:font-family="'Courier New'" style:font-family-generic="modern" style:font-pitch="fixed"/>
    <style:font-face style:name="MS Sans Serif" svg:font-family="'MS Sans Serif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8591in"/>
    </style:style>
    <style:style style:name="co4" style:family="table-column">
      <style:table-column-properties fo:break-before="auto" style:column-width="3.0154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2.5236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4.5465in"/>
    </style:style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3.1571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2.9165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1.3783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3.1154in"/>
    </style:style>
    <style:style style:name="co20" style:family="table-column">
      <style:table-column-properties fo:break-before="auto" style:column-width="1.1272in"/>
    </style:style>
    <style:style style:name="co21" style:family="table-column">
      <style:table-column-properties fo:break-before="auto" style:column-width="1.061in"/>
    </style:style>
    <style:style style:name="co22" style:family="table-column">
      <style:table-column-properties fo:break-before="auto" style:column-width="1.0071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7445in"/>
    </style:style>
    <style:style style:name="co25" style:family="table-column">
      <style:table-column-properties fo:break-before="auto" style:column-width="0.8756in"/>
    </style:style>
    <style:style style:name="co26" style:family="table-column">
      <style:table-column-properties fo:break-before="auto" style:column-width="1.1484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1.1161in"/>
    </style:style>
    <style:style style:name="co30" style:family="table-column">
      <style:table-column-properties fo:break-before="auto" style:column-width="1.1811in"/>
    </style:style>
    <style:style style:name="co31" style:family="table-column">
      <style:table-column-properties fo:break-before="auto" style:column-width="5.0055in"/>
    </style:style>
    <style:style style:name="co32" style:family="table-column">
      <style:table-column-properties fo:break-before="auto" style:column-width="0.8209in"/>
    </style:style>
    <style:style style:name="co33" style:family="table-column">
      <style:table-column-properties fo:break-before="auto" style:column-width="2.3283in"/>
    </style:style>
    <style:style style:name="co34" style:family="table-column">
      <style:table-column-properties fo:break-before="auto" style:column-width="0.7665in"/>
    </style:style>
    <style:style style:name="co35" style:family="table-column">
      <style:table-column-properties fo:break-before="auto" style:column-width="0.7882in"/>
    </style:style>
    <style:style style:name="co36" style:family="table-column">
      <style:table-column-properties fo:break-before="auto" style:column-width="0.5807in"/>
    </style:style>
    <style:style style:name="co37" style:family="table-column">
      <style:table-column-properties fo:break-before="auto" style:column-width="1.1709in"/>
    </style:style>
    <style:style style:name="co38" style:family="table-column">
      <style:table-column-properties fo:break-before="auto" style:column-width="1.2472in"/>
    </style:style>
    <style:style style:name="co39" style:family="table-column">
      <style:table-column-properties fo:break-before="auto" style:column-width="0.6465in"/>
    </style:style>
    <style:style style:name="co40" style:family="table-column">
      <style:table-column-properties fo:break-before="auto" style:column-width="3.3339in"/>
    </style:style>
    <style:style style:name="co41" style:family="table-column">
      <style:table-column-properties fo:break-before="auto" style:column-width="0.8866in"/>
    </style:style>
    <style:style style:name="co42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>
      <style:text-properties style:font-name="Courier New"/>
    </style:style>
    <style:style style:name="ce9" style:family="table-cell" style:parent-style-name="Default">
      <style:text-properties fo:color="#000000" style:font-name="Arial" fo:font-size="10pt" style:font-name-asian="Calibri" style:font-size-asian="10pt" style:font-name-complex="Calibri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User Accoun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account_type_code</text:p>
          </table:table-cell>
          <table:table-cell office:value-type="string">
            <text:p>submitter_pfs</text:p>
          </table:table-cell>
          <table:table-cell office:value-type="string">
            <text:p>email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est_iis</text:p>
          </table:table-cell>
          <table:table-cell office:value-type="string">
            <text:p>start</text:p>
          </table:table-cell>
          <table:table-cell office:value-type="string">
            <text:p>I</text:p>
          </table:table-cell>
          <table:table-cell/>
          <table:table-cell office:value-type="string">
            <text:p><text:a xlink:href="mailto:Nathan.Bunker@gmail.com">Nathan.Bunker@gmail.com</text:a></text:p>
          </table:table-cell>
          <table:table-cell/>
        </table:table-row>
        <table:table-row table:style-name="ro2">
          <table:table-cell office:value-type="string">
            <text:p>test_sub</text:p>
          </table:table-cell>
          <table:table-cell office:value-type="string">
            <text:p>start</text:p>
          </table:table-cell>
          <table:table-cell office:value-type="string">
            <text:p>S</text:p>
          </table:table-cell>
          <table:table-cell/>
          <table:table-cell office:value-type="string">
            <text:p><text:a xlink:href="mailto:Nathan.Bunker@gmail.com">Nathan.Bunker@gmail.com</text:a></text:p>
          </table:table-cell>
          <table:table-cell/>
        </table:table-row>
        <table:table-row table:style-name="ro2" table:number-rows-repeated="104857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Organization" table:style-name="ta1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7" table:default-cell-style-name="ce2"/>
        <table:table-row table:style-name="ro1">
          <table:table-cell office:value-type="string">
            <text:p>org_id</text:p>
          </table:table-cell>
          <table:table-cell office:value-type="string">
            <text:p>org_label</text:p>
          </table:table-cell>
          <table:table-cell office:value-type="string">
            <text:p>parent_org_id</text:p>
          </table:table-cell>
          <table:table-cell office:value-type="string">
            <text:p>primary_profile_i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RPCG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EC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General Medicine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Inpatient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_Clinic</text:p>
          </table:table-cell>
          <table:table-cell table:number-columns-repeated="3"/>
        </table:table-row>
        <table:table-row table:style-name="ro1">
          <table:table-cell office:value-type="string">
            <text:p>1124800189</text:p>
          </table:table-cell>
          <table:table-cell office:value-type="string">
            <text:p>TCH West Campus</text:p>
          </table:table-cell>
          <table:table-cell table:number-columns-repeated="3"/>
        </table:table-row>
        <table:table-row table:style-name="ro1">
          <table:table-cell office:value-type="string">
            <text:p>1125880009</text:p>
          </table:table-cell>
          <table:table-cell office:value-type="string">
            <text:p>Northeast Medical Center</text:p>
          </table:table-cell>
          <table:table-cell table:number-columns-repeated="3"/>
        </table:table-row>
        <table:table-row table:style-name="ro1">
          <table:table-cell office:value-type="string">
            <text:p>1130020000</text:p>
          </table:table-cell>
          <table:table-cell office:value-type="string">
            <text:p>Humble - Atascocita</text:p>
          </table:table-cell>
          <table:table-cell table:number-columns-repeated="3"/>
        </table:table-row>
        <table:table-row table:style-name="ro1">
          <table:table-cell office:value-type="string">
            <text:p>1138440014</text:p>
          </table:table-cell>
          <table:table-cell office:value-type="string">
            <text:p>Fannin</text:p>
          </table:table-cell>
          <table:table-cell table:number-columns-repeated="3"/>
        </table:table-row>
        <table:table-row table:style-name="ro1">
          <table:table-cell office:value-type="string">
            <text:p>1138440023</text:p>
          </table:table-cell>
          <table:table-cell office:value-type="string">
            <text:p>Cullen</text:p>
          </table:table-cell>
          <table:table-cell table:number-columns-repeated="3"/>
        </table:table-row>
        <table:table-row table:style-name="ro1">
          <table:table-cell office:value-type="string">
            <text:p>1138440032</text:p>
          </table:table-cell>
          <table:table-cell office:value-type="string">
            <text:p>Spring Branch Pediatrics</text:p>
          </table:table-cell>
          <table:table-cell table:number-columns-repeated="3"/>
        </table:table-row>
        <table:table-row table:style-name="ro1">
          <table:table-cell office:value-type="string">
            <text:p>1138440032</text:p>
          </table:table-cell>
          <table:table-cell office:value-type="string">
            <text:p>Spring Branch</text:p>
          </table:table-cell>
          <table:table-cell table:number-columns-repeated="3"/>
        </table:table-row>
        <table:table-row table:style-name="ro1">
          <table:table-cell office:value-type="string">
            <text:p>1138440050</text:p>
          </table:table-cell>
          <table:table-cell office:value-type="string">
            <text:p>Cohan and Masharani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Monmouth On Lyons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EPDST MPA Fifth Ward</text:p>
          </table:table-cell>
          <table:table-cell table:number-columns-repeated="3"/>
        </table:table-row>
        <table:table-row table:style-name="ro1">
          <table:table-cell office:value-type="string">
            <text:p>1138440069</text:p>
          </table:table-cell>
          <table:table-cell office:value-type="string">
            <text:p>Midtown</text:p>
          </table:table-cell>
          <table:table-cell table:number-columns-repeated="3"/>
        </table:table-row>
        <table:table-row table:style-name="ro1">
          <table:table-cell office:value-type="string">
            <text:p>1138440078</text:p>
          </table:table-cell>
          <table:table-cell office:value-type="string">
            <text:p>Pediatricians of West Houston</text:p>
          </table:table-cell>
          <table:table-cell table:number-columns-repeated="3"/>
        </table:table-row>
        <table:table-row table:style-name="ro1">
          <table:table-cell office:value-type="string">
            <text:p>1138440087</text:p>
          </table:table-cell>
          <table:table-cell office:value-type="string">
            <text:p>Tcpa-Ashford</text:p>
          </table:table-cell>
          <table:table-cell table:number-columns-repeated="3"/>
        </table:table-row>
        <table:table-row table:style-name="ro1">
          <table:table-cell office:value-type="string">
            <text:p>1138440096</text:p>
          </table:table-cell>
          <table:table-cell office:value-type="string">
            <text:p>Bruce Kennedy</text:p>
          </table:table-cell>
          <table:table-cell table:number-columns-repeated="3"/>
        </table:table-row>
        <table:table-row table:style-name="ro1">
          <table:table-cell office:value-type="string">
            <text:p>1138440096</text:p>
          </table:table-cell>
          <table:table-cell office:value-type="string">
            <text:p>Baytown</text:p>
          </table:table-cell>
          <table:table-cell table:number-columns-repeated="3"/>
        </table:table-row>
        <table:table-row table:style-name="ro1">
          <table:table-cell office:value-type="string">
            <text:p>1138440103</text:p>
          </table:table-cell>
          <table:table-cell office:value-type="string">
            <text:p>Woodlands Pedi Assoc</text:p>
          </table:table-cell>
          <table:table-cell table:number-columns-repeated="3"/>
        </table:table-row>
        <table:table-row table:style-name="ro1">
          <table:table-cell office:value-type="string">
            <text:p>1138440112</text:p>
          </table:table-cell>
          <table:table-cell office:value-type="string">
            <text:p>Humble - Kingwood</text:p>
          </table:table-cell>
          <table:table-cell table:number-columns-repeated="3"/>
        </table:table-row>
        <table:table-row table:style-name="ro1">
          <table:table-cell office:value-type="string">
            <text:p>1138440121</text:p>
          </table:table-cell>
          <table:table-cell office:value-type="string">
            <text:p>Sterling Ridge Pedi</text:p>
          </table:table-cell>
          <table:table-cell table:number-columns-repeated="3"/>
        </table:table-row>
        <table:table-row table:style-name="ro1">
          <table:table-cell office:value-type="string">
            <text:p>1138440130</text:p>
          </table:table-cell>
          <table:table-cell office:value-type="string">
            <text:p>Gulfton</text:p>
          </table:table-cell>
          <table:table-cell table:number-columns-repeated="3"/>
        </table:table-row>
        <table:table-row table:style-name="ro1">
          <table:table-cell office:value-type="string">
            <text:p>1138440149</text:p>
          </table:table-cell>
          <table:table-cell office:value-type="string">
            <text:p>Ripley House</text:p>
          </table:table-cell>
          <table:table-cell table:number-columns-repeated="3"/>
        </table:table-row>
        <table:table-row table:style-name="ro1">
          <table:table-cell office:value-type="string">
            <text:p>1138440158</text:p>
          </table:table-cell>
          <table:table-cell office:value-type="string">
            <text:p>West Houston</text:p>
          </table:table-cell>
          <table:table-cell table:number-columns-repeated="3"/>
        </table:table-row>
        <table:table-row table:style-name="ro1">
          <table:table-cell office:value-type="string">
            <text:p>1138440158</text:p>
          </table:table-cell>
          <table:table-cell office:value-type="string">
            <text:p>Barry L Zietz MD</text:p>
          </table:table-cell>
          <table:table-cell table:number-columns-repeated="3"/>
        </table:table-row>
        <table:table-row table:style-name="ro1">
          <table:table-cell office:value-type="string">
            <text:p>1138440167</text:p>
          </table:table-cell>
          <table:table-cell office:value-type="string">
            <text:p>Nanes Pediatrics</text:p>
          </table:table-cell>
          <table:table-cell table:number-columns-repeated="3"/>
        </table:table-row>
        <table:table-row table:style-name="ro1">
          <table:table-cell office:value-type="string">
            <text:p>1138440176</text:p>
          </table:table-cell>
          <table:table-cell office:value-type="string">
            <text:p>Pedi Assoc - Kingwood</text:p>
          </table:table-cell>
          <table:table-cell table:number-columns-repeated="3"/>
        </table:table-row>
        <table:table-row table:style-name="ro1">
          <table:table-cell office:value-type="string">
            <text:p>1138440185</text:p>
          </table:table-cell>
          <table:table-cell office:value-type="string">
            <text:p>Heights</text:p>
          </table:table-cell>
          <table:table-cell table:number-columns-repeated="3"/>
        </table:table-row>
        <table:table-row table:style-name="ro1">
          <table:table-cell office:value-type="string">
            <text:p>1138440194</text:p>
          </table:table-cell>
          <table:table-cell office:value-type="string">
            <text:p>Vohra</text:p>
          </table:table-cell>
          <table:table-cell table:number-columns-repeated="3"/>
        </table:table-row>
        <table:table-row table:style-name="ro1">
          <table:table-cell office:value-type="string">
            <text:p>1138440201</text:p>
          </table:table-cell>
          <table:table-cell office:value-type="string">
            <text:p>Tcpa-Cy-Fair</text:p>
          </table:table-cell>
          <table:table-cell table:number-columns-repeated="3"/>
        </table:table-row>
        <table:table-row table:style-name="ro1">
          <table:table-cell office:value-type="string">
            <text:p>1138440210</text:p>
          </table:table-cell>
          <table:table-cell office:value-type="string">
            <text:p>Friendswood</text:p>
          </table:table-cell>
          <table:table-cell table:number-columns-repeated="3"/>
        </table:table-row>
        <table:table-row table:style-name="ro1">
          <table:table-cell office:value-type="string">
            <text:p>1138440229</text:p>
          </table:table-cell>
          <table:table-cell office:value-type="string">
            <text:p>Conroe Pediatrics</text:p>
          </table:table-cell>
          <table:table-cell table:number-columns-repeated="3"/>
        </table:table-row>
        <table:table-row table:style-name="ro1">
          <table:table-cell office:value-type="string">
            <text:p>1138440238</text:p>
          </table:table-cell>
          <table:table-cell office:value-type="string">
            <text:p>Pedi Medical Group</text:p>
          </table:table-cell>
          <table:table-cell table:number-columns-repeated="3"/>
        </table:table-row>
        <table:table-row table:style-name="ro1">
          <table:table-cell office:value-type="string">
            <text:p>1138440247</text:p>
          </table:table-cell>
          <table:table-cell office:value-type="string">
            <text:p>Post Oak Pediatrics</text:p>
          </table:table-cell>
          <table:table-cell table:number-columns-repeated="3"/>
        </table:table-row>
        <table:table-row table:style-name="ro1">
          <table:table-cell office:value-type="string">
            <text:p>1138440256</text:p>
          </table:table-cell>
          <table:table-cell office:value-type="string">
            <text:p>Katy</text:p>
          </table:table-cell>
          <table:table-cell table:number-columns-repeated="3"/>
        </table:table-row>
        <table:table-row table:style-name="ro1">
          <table:table-cell office:value-type="string">
            <text:p>1138440265</text:p>
          </table:table-cell>
          <table:table-cell office:value-type="string">
            <text:p>Sugarland</text:p>
          </table:table-cell>
          <table:table-cell table:number-columns-repeated="3"/>
        </table:table-row>
        <table:table-row table:style-name="ro1">
          <table:table-cell office:value-type="string">
            <text:p>1138440274</text:p>
          </table:table-cell>
          <table:table-cell office:value-type="string">
            <text:p>North Shore</text:p>
          </table:table-cell>
          <table:table-cell table:number-columns-repeated="3"/>
        </table:table-row>
        <table:table-row table:style-name="ro1">
          <table:table-cell office:value-type="string">
            <text:p>1138440283</text:p>
          </table:table-cell>
          <table:table-cell office:value-type="string">
            <text:p>Lakewood</text:p>
          </table:table-cell>
          <table:table-cell table:number-columns-repeated="3"/>
        </table:table-row>
        <table:table-row table:style-name="ro1">
          <table:table-cell office:value-type="string">
            <text:p>1138440292</text:p>
          </table:table-cell>
          <table:table-cell office:value-type="string">
            <text:p>Memorial Pedi Assoc</text:p>
          </table:table-cell>
          <table:table-cell table:number-columns-repeated="3"/>
        </table:table-row>
        <table:table-row table:style-name="ro1">
          <table:table-cell office:value-type="string">
            <text:p>1138440309</text:p>
          </table:table-cell>
          <table:table-cell office:value-type="string">
            <text:p>Pearland</text:p>
          </table:table-cell>
          <table:table-cell table:number-columns-repeated="3"/>
        </table:table-row>
        <table:table-row table:style-name="ro1">
          <table:table-cell office:value-type="string">
            <text:p>1138440309</text:p>
          </table:table-cell>
          <table:table-cell office:value-type="string">
            <text:p>Truitt And Talbot Mds</text:p>
          </table:table-cell>
          <table:table-cell table:number-columns-repeated="3"/>
        </table:table-row>
        <table:table-row table:style-name="ro1">
          <table:table-cell office:value-type="string">
            <text:p>1138440318</text:p>
          </table:table-cell>
          <table:table-cell office:value-type="string">
            <text:p>Pasadena</text:p>
          </table:table-cell>
          <table:table-cell table:number-columns-repeated="3"/>
        </table:table-row>
        <table:table-row table:style-name="ro1">
          <table:table-cell office:value-type="string">
            <text:p>1138440354</text:p>
          </table:table-cell>
          <table:table-cell office:value-type="string">
            <text:p>Tcpa-Westchase</text:p>
          </table:table-cell>
          <table:table-cell table:number-columns-repeated="3"/>
        </table:table-row>
        <table:table-row table:style-name="ro1">
          <table:table-cell office:value-type="string">
            <text:p>1138440363</text:p>
          </table:table-cell>
          <table:table-cell office:value-type="string">
            <text:p>Cinco Ranch</text:p>
          </table:table-cell>
          <table:table-cell table:number-columns-repeated="3"/>
        </table:table-row>
        <table:table-row table:style-name="ro1">
          <table:table-cell office:value-type="string">
            <text:p>1138440372</text:p>
          </table:table-cell>
          <table:table-cell office:value-type="string">
            <text:p>Shadow Creek Ranch</text:p>
          </table:table-cell>
          <table:table-cell table:number-columns-repeated="3"/>
        </table:table-row>
        <table:table-row table:style-name="ro1">
          <table:table-cell office:value-type="string">
            <text:p>1138440381</text:p>
          </table:table-cell>
          <table:table-cell office:value-type="string">
            <text:p>Corinthian Pointe</text:p>
          </table:table-cell>
          <table:table-cell table:number-columns-repeated="3"/>
        </table:table-row>
        <table:table-row table:style-name="ro1">
          <table:table-cell office:value-type="string">
            <text:p>1140670002</text:p>
          </table:table-cell>
          <table:table-cell office:value-type="string">
            <text:p>SuperKids Mobile Clinic</text:p>
          </table:table-cell>
          <table:table-cell table:number-columns-repeated="3"/>
        </table:table-row>
        <table:table-row table:style-name="ro1">
          <table:table-cell office:value-type="string">
            <text:p>1147140009</text:p>
          </table:table-cell>
          <table:table-cell office:value-type="string">
            <text:p>Piney Point Pedi Assoc</text:p>
          </table:table-cell>
          <table:table-cell table:number-columns-repeated="3"/>
        </table:table-row>
        <table:table-row table:style-name="ro1">
          <table:table-cell office:value-type="string">
            <text:p>1147150006</text:p>
          </table:table-cell>
          <table:table-cell office:value-type="string">
            <text:p>Medical Center</text:p>
          </table:table-cell>
          <table:table-cell table:number-columns-repeated="3"/>
        </table:table-row>
        <table:table-row table:style-name="ro1">
          <table:table-cell office:value-type="string">
            <text:p>1147230000</text:p>
          </table:table-cell>
          <table:table-cell office:value-type="string">
            <text:p>Medical Plaza</text:p>
          </table:table-cell>
          <table:table-cell table:number-columns-repeated="3"/>
        </table:table-row>
        <table:table-row table:style-name="ro1">
          <table:table-cell office:value-type="string">
            <text:p>1147300005</text:p>
          </table:table-cell>
          <table:table-cell office:value-type="string">
            <text:p>Town and Country</text:p>
          </table:table-cell>
          <table:table-cell table:number-columns-repeated="3"/>
        </table:table-row>
        <table:table-row table:style-name="ro1">
          <table:table-cell office:value-type="string">
            <text:p>1148080009</text:p>
          </table:table-cell>
          <table:table-cell office:value-type="string">
            <text:p>Houston Pedi Assoc</text:p>
          </table:table-cell>
          <table:table-cell table:number-columns-repeated="3"/>
        </table:table-row>
        <table:table-row table:style-name="ro1">
          <table:table-cell office:value-type="string">
            <text:p>1148080009</text:p>
          </table:table-cell>
          <table:table-cell office:value-type="string">
            <text:p>Epdst Houston Pediatric Assoc</text:p>
          </table:table-cell>
          <table:table-cell table:number-columns-repeated="3"/>
        </table:table-row>
        <table:table-row table:style-name="ro1">
          <table:table-cell office:value-type="string">
            <text:p>1148400002</text:p>
          </table:table-cell>
          <table:table-cell office:value-type="string">
            <text:p>Cypresswood</text:p>
          </table:table-cell>
          <table:table-cell table:number-columns-repeated="3"/>
        </table:table-row>
        <table:table-row table:style-name="ro1">
          <table:table-cell office:value-type="string">
            <text:p>1148400002</text:p>
          </table:table-cell>
          <table:table-cell office:value-type="string">
            <text:p>After Hrs Ct</text:p>
          </table:table-cell>
          <table:table-cell table:number-columns-repeated="3"/>
        </table:table-row>
        <table:table-row table:style-name="ro1">
          <table:table-cell office:value-type="string">
            <text:p>1148410000</text:p>
          </table:table-cell>
          <table:table-cell office:value-type="string">
            <text:p>North Cypress</text:p>
          </table:table-cell>
          <table:table-cell table:number-columns-repeated="3"/>
        </table:table-row>
        <table:table-row table:style-name="ro1">
          <table:table-cell office:value-type="string">
            <text:p>1148420008</text:p>
          </table:table-cell>
          <table:table-cell office:value-type="string">
            <text:p>Fm 2920</text:p>
          </table:table-cell>
          <table:table-cell table:number-columns-repeated="3"/>
        </table:table-row>
        <table:table-row table:style-name="ro1">
          <table:table-cell office:value-type="string">
            <text:p>1148550000</text:p>
          </table:table-cell>
          <table:table-cell office:value-type="string">
            <text:p>Thaller and Shuman</text:p>
          </table:table-cell>
          <table:table-cell table:number-columns-repeated="3"/>
        </table:table-row>
        <table:table-row table:style-name="ro1">
          <table:table-cell office:value-type="string">
            <text:p>1152540005</text:p>
          </table:table-cell>
          <table:table-cell office:value-type="string">
            <text:p>Childers &amp; Wolens</text:p>
          </table:table-cell>
          <table:table-cell table:number-columns-repeated="3"/>
        </table:table-row>
        <table:table-row table:style-name="ro1">
          <table:table-cell office:value-type="string">
            <text:p>1152540005</text:p>
          </table:table-cell>
          <table:table-cell office:value-type="string">
            <text:p>Epsdt Childers &amp; Wolens</text:p>
          </table:table-cell>
          <table:table-cell table:number-columns-repeated="3"/>
        </table:table-row>
        <table:table-row table:style-name="ro1">
          <table:table-cell office:value-type="string">
            <text:p>1152560000</text:p>
          </table:table-cell>
          <table:table-cell office:value-type="string">
            <text:p>Ronald McDonald Care Mobile</text:p>
          </table:table-cell>
          <table:table-cell table:number-columns-repeated="3"/>
        </table:table-row>
        <table:table-row table:style-name="ro1">
          <table:table-cell office:value-type="string">
            <text:p>1152560000</text:p>
          </table:table-cell>
          <table:table-cell office:value-type="string">
            <text:p>Central Bus Office</text:p>
          </table:table-cell>
          <table:table-cell table:number-columns-repeated="3"/>
        </table:table-row>
        <table:table-row table:style-name="ro1">
          <table:table-cell office:value-type="string">
            <text:p>1160270004</text:p>
          </table:table-cell>
          <table:table-cell office:value-type="string">
            <text:p>AAMA</text:p>
          </table:table-cell>
          <table:table-cell table:number-columns-repeated="3"/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tential Issue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>
            <text:p>issue_id</text:p>
          </table:table-cell>
          <table:table-cell office:value-type="string">
            <text:p>Java Name</text:p>
          </table:table-cell>
          <table:table-cell office:value-type="string">
            <text:p>Java Var</text:p>
          </table:table-cell>
          <table:table-cell office:value-type="string">
            <text:p>Java Create</text:p>
          </table:table-cell>
          <table:table-cell office:value-type="string">
            <text:p>Java Test</text:p>
          </table:table-cell>
          <table:table-cell office:value-type="string">
            <text:p>Java Field Name</text:p>
          </table:table-cell>
          <table:table-cell office:value-type="string">
            <text:p>Java Field Names</text:p>
          </table:table-cell>
          <table:table-cell/>
          <table:table-cell office:value-type="string">
            <text:p>target_object</text:p>
          </table:table-cell>
          <table:table-cell office:value-type="string">
            <text:p>target_field</text:p>
          </table:table-cell>
          <table:table-cell office:value-type="string">
            <text:p>issue_type</text:p>
          </table:table-cell>
          <table:table-cell office:value-type="string">
            <text:p>field_value</text:p>
          </table:table-cell>
          <table:table-cell office:value-type="string">
            <text:p>default_action_code</text:p>
          </table:table-cell>
          <table:table-cell office:value-type="string">
            <text:p>change_priority</text:p>
          </table:table-cell>
          <table:table-cell office:value-type="string">
            <text:p>INSERT INTO dqa_potential_issue(issue_id, target_object, target_field, issue_type, field_value, default_action_code, change_priority) VALUES 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table:formula="of:=SUBSTITUTE(SUBSTITUTE(SUBSTITUTE(SUBSTITUTE(PROPER([.I2])&amp;PROPER([.J2])&amp;PROPER([.K2])&amp;PROPER([.L2]);&quot; &quot;;&quot;&quot;);&quot;-&quot;;&quot;&quot;);&quot;.&quot;;&quot;_&quot;);&quot;'&quot;;&quot;&quot;)" office:value-type="string" office:string-value="GeneralAuthorizationException">
            <text:p>GeneralAuthorizationException</text:p>
          </table:table-cell>
          <table:table-cell table:formula="of:=&quot;public PotentialIssue &quot;&amp;[.B2]&amp;&quot; = null;&quot;" office:value-type="string" office:string-value="public PotentialIssue GeneralAuthorizationException = null;">
            <text:p>public PotentialIssue GeneralAuthorizationException = null;</text:p>
          </table:table-cell>
          <table:table-cell table:formula="of:=[.B2]&amp;&quot; = getPotentialIssue(session, &quot;&amp;CHAR(34)&amp;[.I2]&amp;CHAR(34)&amp;&quot;, &quot;&amp;CHAR(34)&amp;SUBSTITUTE([.J2];&quot;''&quot;;&quot;'&quot;)&amp;CHAR(34)&amp;&quot;, &quot;&amp;CHAR(34)&amp;[.K2]&amp;CHAR(34)&amp;&quot;, &quot;&amp;CHAR(34)&amp;[.L2]&amp;CHAR(34)&amp;&quot;);&quot;" office:value-type="string" office:string-value="GeneralAuthorizationException = getPotentialIssue(session, &quot;General&quot;, &quot;authorization&quot;, &quot;exception&quot;, &quot;&quot;);">
            <text:p>GeneralAuthorizationException = getPotentialIssue(session, "General", "authorization", "exception", "");</text:p>
          </table:table-cell>
          <table:table-cell table:formula="of:=&quot;assertNotNull(pi.&quot;&amp;[.B2]&amp;&quot;);&quot;" office:value-type="string" office:string-value="assertNotNull(pi.GeneralAuthorizationException);">
            <text:p>assertNotNull(pi.GeneralAuthorizationException);</text:p>
          </table:table-cell>
          <table:table-cell table:formula="of:=UPPER(SUBSTITUTE(SUBSTITUTE(SUBSTITUTE([.I2];&quot; &quot;;&quot;_&quot;);&quot;'&quot;;&quot;&quot;);&quot;-&quot;;&quot;_&quot;)&amp;&quot;_&quot;&amp;SUBSTITUTE(SUBSTITUTE(SUBSTITUTE([.J2];&quot; &quot;;&quot;_&quot;);&quot;'&quot;;&quot;&quot;);&quot;-&quot;;&quot;_&quot;))" office:value-type="string" office:string-value="GENERAL_AUTHORIZATION">
            <text:p>GENERAL_AUTHORIZATION</text:p>
          </table:table-cell>
          <table:table-cell table:formula="of:=IF(AND([.J1]=[.J2];[.I1]=[.I2]);&quot;&quot;;[.F2]&amp;&quot;,&quot;)" office:value-type="string" office:string-value="GENERAL_AUTHORIZATION,">
            <text:p>GENERAL_AUTHORIZATION,</text:p>
          </table:table-cell>
          <table:table-cell table:formula="of:=&quot;addToFieldIssueMap(Field.&quot;&amp;[.F2]&amp;&quot;, &quot;&amp;[.B2]&amp;&quot;);&quot;" office:value-type="string" office:string-value="addToFieldIssueMap(Field.GENERAL_AUTHORIZATION, GeneralAuthorizationException);">
            <text:p>addToFieldIssueMap(Field.GENERAL_AUTHORIZATION, GeneralAuthorizationException);</text:p>
          </table:table-cell>
          <table:table-cell office:value-type="string">
            <text:p>General</text:p>
          </table:table-cell>
          <table:table-cell office:value-type="string">
            <text:p>authoriz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]&amp;&quot;, '&quot;&amp;[.I2]&amp;&quot;', '&quot;&amp;[.J2]&amp;&quot;', '&quot;&amp;[.K2]&amp;&quot;', '&quot;&amp;[.L2]&amp;&quot;', '&quot;&amp;[.M2]&amp;&quot;', '&quot;&amp;[.N2]&amp;&quot;');&quot;" office:value-type="string" office:string-value="INSERT INTO dqa_potential_issue(issue_id, target_object, target_field, issue_type, field_value, default_action_code, change_priority) VALUES (2, 'General', 'authorization', 'exception', '', 'E', 'Blocked');">
            <text:p>INSERT INTO dqa_potential_issue(issue_id, target_object, target_field, issue_type, field_value, default_action_code, change_priority) VALUES (2, 'General', 'authorization', 'exception', '', 'E', 'Blocked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table:formula="of:=SUBSTITUTE(SUBSTITUTE(SUBSTITUTE(SUBSTITUTE(PROPER([.I3])&amp;PROPER([.J3])&amp;PROPER([.K3])&amp;PROPER([.L3]);&quot; &quot;;&quot;&quot;);&quot;-&quot;;&quot;&quot;);&quot;.&quot;;&quot;_&quot;);&quot;'&quot;;&quot;&quot;)" office:value-type="string" office:string-value="GeneralConfigurationException">
            <text:p>GeneralConfigurationException</text:p>
          </table:table-cell>
          <table:table-cell table:formula="of:=&quot;public PotentialIssue &quot;&amp;[.B3]&amp;&quot; = null;&quot;" office:value-type="string" office:string-value="public PotentialIssue GeneralConfigurationException = null;">
            <text:p>public PotentialIssue GeneralConfigurationException = null;</text:p>
          </table:table-cell>
          <table:table-cell table:formula="of:=[.B3]&amp;&quot; = getPotentialIssue(session, &quot;&amp;CHAR(34)&amp;[.I3]&amp;CHAR(34)&amp;&quot;, &quot;&amp;CHAR(34)&amp;SUBSTITUTE([.J3];&quot;''&quot;;&quot;'&quot;)&amp;CHAR(34)&amp;&quot;, &quot;&amp;CHAR(34)&amp;[.K3]&amp;CHAR(34)&amp;&quot;, &quot;&amp;CHAR(34)&amp;[.L3]&amp;CHAR(34)&amp;&quot;);&quot;" office:value-type="string" office:string-value="GeneralConfigurationException = getPotentialIssue(session, &quot;General&quot;, &quot;configuration&quot;, &quot;exception&quot;, &quot;&quot;);">
            <text:p>GeneralConfigurationException = getPotentialIssue(session, "General", "configuration", "exception", "");</text:p>
          </table:table-cell>
          <table:table-cell table:formula="of:=&quot;assertNotNull(pi.&quot;&amp;[.B3]&amp;&quot;);&quot;" office:value-type="string" office:string-value="assertNotNull(pi.GeneralConfigurationException);">
            <text:p>assertNotNull(pi.GeneralConfigurationException);</text:p>
          </table:table-cell>
          <table:table-cell table:formula="of:=UPPER(SUBSTITUTE(SUBSTITUTE(SUBSTITUTE([.I3];&quot; &quot;;&quot;_&quot;);&quot;'&quot;;&quot;&quot;);&quot;-&quot;;&quot;_&quot;)&amp;&quot;_&quot;&amp;SUBSTITUTE(SUBSTITUTE(SUBSTITUTE([.J3];&quot; &quot;;&quot;_&quot;);&quot;'&quot;;&quot;&quot;);&quot;-&quot;;&quot;_&quot;))" office:value-type="string" office:string-value="GENERAL_CONFIGURATION">
            <text:p>GENERAL_CONFIGURATION</text:p>
          </table:table-cell>
          <table:table-cell table:formula="of:=IF(AND([.J2]=[.J3];[.I2]=[.I3]);&quot;&quot;;[.F3]&amp;&quot;,&quot;)" office:value-type="string" office:string-value="GENERAL_CONFIGURATION,">
            <text:p>GENERAL_CONFIGURATION,</text:p>
          </table:table-cell>
          <table:table-cell table:formula="of:=&quot;addToFieldIssueMap(Field.&quot;&amp;[.F3]&amp;&quot;, &quot;&amp;[.B3]&amp;&quot;);&quot;" office:value-type="string" office:string-value="addToFieldIssueMap(Field.GENERAL_CONFIGURATION, GeneralConfigurationException);">
            <text:p>addToFieldIssueMap(Field.GENERAL_CONFIGURATION, GeneralConfigurationException);</text:p>
          </table:table-cell>
          <table:table-cell office:value-type="string">
            <text:p>General</text:p>
          </table:table-cell>
          <table:table-cell office:value-type="string">
            <text:p>configur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3]&amp;&quot;, '&quot;&amp;[.I3]&amp;&quot;', '&quot;&amp;[.J3]&amp;&quot;', '&quot;&amp;[.K3]&amp;&quot;', '&quot;&amp;[.L3]&amp;&quot;', '&quot;&amp;[.M3]&amp;&quot;', '&quot;&amp;[.N3]&amp;&quot;');&quot;" office:value-type="string" office:string-value="INSERT INTO dqa_potential_issue(issue_id, target_object, target_field, issue_type, field_value, default_action_code, change_priority) VALUES (3, 'General', 'configuration', 'exception', '', 'E', 'Blocked');">
            <text:p>INSERT INTO dqa_potential_issue(issue_id, target_object, target_field, issue_type, field_value, default_action_code, change_priority) VALUES (3, 'General', 'configuration', 'exception', '', 'E', 'Blocked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table:formula="of:=SUBSTITUTE(SUBSTITUTE(SUBSTITUTE(SUBSTITUTE(PROPER([.I4])&amp;PROPER([.J4])&amp;PROPER([.K4])&amp;PROPER([.L4]);&quot; &quot;;&quot;&quot;);&quot;-&quot;;&quot;&quot;);&quot;.&quot;;&quot;_&quot;);&quot;'&quot;;&quot;&quot;)" office:value-type="string" office:string-value="GeneralParseException">
            <text:p>GeneralParseException</text:p>
          </table:table-cell>
          <table:table-cell table:formula="of:=&quot;public PotentialIssue &quot;&amp;[.B4]&amp;&quot; = null;&quot;" office:value-type="string" office:string-value="public PotentialIssue GeneralParseException = null;">
            <text:p>public PotentialIssue GeneralParseException = null;</text:p>
          </table:table-cell>
          <table:table-cell table:formula="of:=[.B4]&amp;&quot; = getPotentialIssue(session, &quot;&amp;CHAR(34)&amp;[.I4]&amp;CHAR(34)&amp;&quot;, &quot;&amp;CHAR(34)&amp;SUBSTITUTE([.J4];&quot;''&quot;;&quot;'&quot;)&amp;CHAR(34)&amp;&quot;, &quot;&amp;CHAR(34)&amp;[.K4]&amp;CHAR(34)&amp;&quot;, &quot;&amp;CHAR(34)&amp;[.L4]&amp;CHAR(34)&amp;&quot;);&quot;" office:value-type="string" office:string-value="GeneralParseException = getPotentialIssue(session, &quot;General&quot;, &quot;parse&quot;, &quot;exception&quot;, &quot;&quot;);">
            <text:p>GeneralParseException = getPotentialIssue(session, "General", "parse", "exception", "");</text:p>
          </table:table-cell>
          <table:table-cell table:formula="of:=&quot;assertNotNull(pi.&quot;&amp;[.B4]&amp;&quot;);&quot;" office:value-type="string" office:string-value="assertNotNull(pi.GeneralParseException);">
            <text:p>assertNotNull(pi.GeneralParseException);</text:p>
          </table:table-cell>
          <table:table-cell table:formula="of:=UPPER(SUBSTITUTE(SUBSTITUTE(SUBSTITUTE([.I4];&quot; &quot;;&quot;_&quot;);&quot;'&quot;;&quot;&quot;);&quot;-&quot;;&quot;_&quot;)&amp;&quot;_&quot;&amp;SUBSTITUTE(SUBSTITUTE(SUBSTITUTE([.J4];&quot; &quot;;&quot;_&quot;);&quot;'&quot;;&quot;&quot;);&quot;-&quot;;&quot;_&quot;))" office:value-type="string" office:string-value="GENERAL_PARSE">
            <text:p>GENERAL_PARSE</text:p>
          </table:table-cell>
          <table:table-cell table:formula="of:=IF(AND([.J3]=[.J4];[.I3]=[.I4]);&quot;&quot;;[.F4]&amp;&quot;,&quot;)" office:value-type="string" office:string-value="GENERAL_PARSE,">
            <text:p>GENERAL_PARSE,</text:p>
          </table:table-cell>
          <table:table-cell table:formula="of:=&quot;addToFieldIssueMap(Field.&quot;&amp;[.F4]&amp;&quot;, &quot;&amp;[.B4]&amp;&quot;);&quot;" office:value-type="string" office:string-value="addToFieldIssueMap(Field.GENERAL_PARSE, GeneralParseException);">
            <text:p>addToFieldIssueMap(Field.GENERAL_PARSE, GeneralParseException);</text:p>
          </table:table-cell>
          <table:table-cell office:value-type="string">
            <text:p>General</text:p>
          </table:table-cell>
          <table:table-cell office:value-type="string">
            <text:p>parse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]&amp;&quot;, '&quot;&amp;[.I4]&amp;&quot;', '&quot;&amp;[.J4]&amp;&quot;', '&quot;&amp;[.K4]&amp;&quot;', '&quot;&amp;[.L4]&amp;&quot;', '&quot;&amp;[.M4]&amp;&quot;', '&quot;&amp;[.N4]&amp;&quot;');&quot;" office:value-type="string" office:string-value="INSERT INTO dqa_potential_issue(issue_id, target_object, target_field, issue_type, field_value, default_action_code, change_priority) VALUES (4, 'General', 'parse', 'exception', '', 'E', 'Blocked');">
            <text:p>INSERT INTO dqa_potential_issue(issue_id, target_object, target_field, issue_type, field_value, default_action_code, change_priority) VALUES (4, 'General', 'parse', 'exception', '', 'E', 'Blocked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table:formula="of:=SUBSTITUTE(SUBSTITUTE(SUBSTITUTE(SUBSTITUTE(PROPER([.I5])&amp;PROPER([.J5])&amp;PROPER([.K5])&amp;PROPER([.L5]);&quot; &quot;;&quot;&quot;);&quot;-&quot;;&quot;&quot;);&quot;.&quot;;&quot;_&quot;);&quot;'&quot;;&quot;&quot;)" office:value-type="string" office:string-value="GeneralProcessingException">
            <text:p>GeneralProcessingException</text:p>
          </table:table-cell>
          <table:table-cell table:formula="of:=&quot;public PotentialIssue &quot;&amp;[.B5]&amp;&quot; = null;&quot;" office:value-type="string" office:string-value="public PotentialIssue GeneralProcessingException = null;">
            <text:p>public PotentialIssue GeneralProcessingException = null;</text:p>
          </table:table-cell>
          <table:table-cell table:formula="of:=[.B5]&amp;&quot; = getPotentialIssue(session, &quot;&amp;CHAR(34)&amp;[.I5]&amp;CHAR(34)&amp;&quot;, &quot;&amp;CHAR(34)&amp;SUBSTITUTE([.J5];&quot;''&quot;;&quot;'&quot;)&amp;CHAR(34)&amp;&quot;, &quot;&amp;CHAR(34)&amp;[.K5]&amp;CHAR(34)&amp;&quot;, &quot;&amp;CHAR(34)&amp;[.L5]&amp;CHAR(34)&amp;&quot;);&quot;" office:value-type="string" office:string-value="GeneralProcessingException = getPotentialIssue(session, &quot;General&quot;, &quot;processing&quot;, &quot;exception&quot;, &quot;&quot;);">
            <text:p>GeneralProcessingException = getPotentialIssue(session, "General", "processing", "exception", "");</text:p>
          </table:table-cell>
          <table:table-cell table:formula="of:=&quot;assertNotNull(pi.&quot;&amp;[.B5]&amp;&quot;);&quot;" office:value-type="string" office:string-value="assertNotNull(pi.GeneralProcessingException);">
            <text:p>assertNotNull(pi.GeneralProcessingException);</text:p>
          </table:table-cell>
          <table:table-cell table:formula="of:=UPPER(SUBSTITUTE(SUBSTITUTE(SUBSTITUTE([.I5];&quot; &quot;;&quot;_&quot;);&quot;'&quot;;&quot;&quot;);&quot;-&quot;;&quot;_&quot;)&amp;&quot;_&quot;&amp;SUBSTITUTE(SUBSTITUTE(SUBSTITUTE([.J5];&quot; &quot;;&quot;_&quot;);&quot;'&quot;;&quot;&quot;);&quot;-&quot;;&quot;_&quot;))" office:value-type="string" office:string-value="GENERAL_PROCESSING">
            <text:p>GENERAL_PROCESSING</text:p>
          </table:table-cell>
          <table:table-cell table:formula="of:=IF(AND([.J4]=[.J5];[.I4]=[.I5]);&quot;&quot;;[.F5]&amp;&quot;,&quot;)" office:value-type="string" office:string-value="GENERAL_PROCESSING,">
            <text:p>GENERAL_PROCESSING,</text:p>
          </table:table-cell>
          <table:table-cell table:formula="of:=&quot;addToFieldIssueMap(Field.&quot;&amp;[.F5]&amp;&quot;, &quot;&amp;[.B5]&amp;&quot;);&quot;" office:value-type="string" office:string-value="addToFieldIssueMap(Field.GENERAL_PROCESSING, GeneralProcessingException);">
            <text:p>addToFieldIssueMap(Field.GENERAL_PROCESSING, GeneralProcessingException);</text:p>
          </table:table-cell>
          <table:table-cell office:value-type="string">
            <text:p>General</text:p>
          </table:table-cell>
          <table:table-cell office:value-type="string">
            <text:p>processing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5]&amp;&quot;, '&quot;&amp;[.I5]&amp;&quot;', '&quot;&amp;[.J5]&amp;&quot;', '&quot;&amp;[.K5]&amp;&quot;', '&quot;&amp;[.L5]&amp;&quot;', '&quot;&amp;[.M5]&amp;&quot;', '&quot;&amp;[.N5]&amp;&quot;');&quot;" office:value-type="string" office:string-value="INSERT INTO dqa_potential_issue(issue_id, target_object, target_field, issue_type, field_value, default_action_code, change_priority) VALUES (5, 'General', 'processing', 'exception', '', 'E', 'Blocked');">
            <text:p>INSERT INTO dqa_potential_issue(issue_id, target_object, target_field, issue_type, field_value, default_action_code, change_priority) VALUES (5, 'General', 'processing', 'exception', '', 'E', 'Blocked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table:formula="of:=SUBSTITUTE(SUBSTITUTE(SUBSTITUTE(SUBSTITUTE(PROPER([.I6])&amp;PROPER([.J6])&amp;PROPER([.K6])&amp;PROPER([.L6]);&quot; &quot;;&quot;&quot;);&quot;-&quot;;&quot;&quot;);&quot;.&quot;;&quot;_&quot;);&quot;'&quot;;&quot;&quot;)" office:value-type="string" office:string-value="Hl7MshAcknowledgementTypeIsMissing">
            <text:p>Hl7MshAcknowledgementTypeIsMissing</text:p>
          </table:table-cell>
          <table:table-cell table:formula="of:=&quot;public PotentialIssue &quot;&amp;[.B6]&amp;&quot; = null;&quot;" office:value-type="string" office:string-value="public PotentialIssue Hl7MshAcknowledgementTypeIsMissing = null;">
            <text:p>public PotentialIssue Hl7MshAcknowledgementTypeIsMissing = null;</text:p>
          </table:table-cell>
          <table:table-cell table:formula="of:=[.B6]&amp;&quot; = getPotentialIssue(session, &quot;&amp;CHAR(34)&amp;[.I6]&amp;CHAR(34)&amp;&quot;, &quot;&amp;CHAR(34)&amp;SUBSTITUTE([.J6];&quot;''&quot;;&quot;'&quot;)&amp;CHAR(34)&amp;&quot;, &quot;&amp;CHAR(34)&amp;[.K6]&amp;CHAR(34)&amp;&quot;, &quot;&amp;CHAR(34)&amp;[.L6]&amp;CHAR(34)&amp;&quot;);&quot;" office:value-type="string" office:string-value="Hl7MshAcknowledgementTypeIsMissing = getPotentialIssue(session, &quot;HL7 MSH&quot;, &quot;acknowledgement type&quot;, &quot;is missing&quot;, &quot;&quot;);">
            <text:p>Hl7MshAcknowledgementTypeIsMissing = getPotentialIssue(session, "HL7 MSH", "acknowledgement type", "is missing", "");</text:p>
          </table:table-cell>
          <table:table-cell table:formula="of:=&quot;assertNotNull(pi.&quot;&amp;[.B6]&amp;&quot;);&quot;" office:value-type="string" office:string-value="assertNotNull(pi.Hl7MshAcknowledgementTypeIsMissing);">
            <text:p>assertNotNull(pi.Hl7MshAcknowledgementTypeIsMissing);</text:p>
          </table:table-cell>
          <table:table-cell table:formula="of:=UPPER(SUBSTITUTE(SUBSTITUTE(SUBSTITUTE([.I6];&quot; &quot;;&quot;_&quot;);&quot;'&quot;;&quot;&quot;);&quot;-&quot;;&quot;_&quot;)&amp;&quot;_&quot;&amp;SUBSTITUTE(SUBSTITUTE(SUBSTITUTE([.J6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5]=[.J6];[.I5]=[.I6]);&quot;&quot;;[.F6]&amp;&quot;,&quot;)" office:value-type="string" office:string-value="HL7_MSH_ACKNOWLEDGEMENT_TYPE,">
            <text:p>HL7_MSH_ACKNOWLEDGEMENT_TYPE,</text:p>
          </table:table-cell>
          <table:table-cell table:formula="of:=&quot;addToFieldIssueMap(Field.&quot;&amp;[.F6]&amp;&quot;, &quot;&amp;[.B6]&amp;&quot;);&quot;" office:value-type="string" office:string-value="addToFieldIssueMap(Field.HL7_MSH_ACKNOWLEDGEMENT_TYPE, Hl7MshAcknowledgementTypeIsMissing);">
            <text:p>addToFieldIssueMap(Field.HL7_MSH_ACKNOWLEDGEMENT_TYPE, Hl7MshAcknowledgementTypeIsMissing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]&amp;&quot;, '&quot;&amp;[.I6]&amp;&quot;', '&quot;&amp;[.J6]&amp;&quot;', '&quot;&amp;[.K6]&amp;&quot;', '&quot;&amp;[.L6]&amp;&quot;', '&quot;&amp;[.M6]&amp;&quot;', '&quot;&amp;[.N6]&amp;&quot;');&quot;" office:value-type="string" office:string-value="INSERT INTO dqa_potential_issue(issue_id, target_object, target_field, issue_type, field_value, default_action_code, change_priority) VALUES (6, 'HL7 MSH', 'acknowledgement type', 'is missing', '', 'A', 'May');">
            <text:p>INSERT INTO dqa_potential_issue(issue_id, target_object, target_field, issue_type, field_value, default_action_code, change_priority) VALUES (6, 'HL7 MSH', 'acknowledgement type', 'is missing', '', 'A', 'May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table:formula="of:=SUBSTITUTE(SUBSTITUTE(SUBSTITUTE(SUBSTITUTE(PROPER([.I7])&amp;PROPER([.J7])&amp;PROPER([.K7])&amp;PROPER([.L7]);&quot; &quot;;&quot;&quot;);&quot;-&quot;;&quot;&quot;);&quot;.&quot;;&quot;_&quot;);&quot;'&quot;;&quot;&quot;)" office:value-type="string" office:string-value="Hl7MshAcknowledgementTypeIsUnrecognized">
            <text:p>Hl7MshAcknowledgementTypeIsUnrecognized</text:p>
          </table:table-cell>
          <table:table-cell table:formula="of:=&quot;public PotentialIssue &quot;&amp;[.B7]&amp;&quot; = null;&quot;" office:value-type="string" office:string-value="public PotentialIssue Hl7MshAcknowledgementTypeIsUnrecognized = null;">
            <text:p>public PotentialIssue Hl7MshAcknowledgementTypeIsUnrecognized = null;</text:p>
          </table:table-cell>
          <table:table-cell table:formula="of:=[.B7]&amp;&quot; = getPotentialIssue(session, &quot;&amp;CHAR(34)&amp;[.I7]&amp;CHAR(34)&amp;&quot;, &quot;&amp;CHAR(34)&amp;SUBSTITUTE([.J7];&quot;''&quot;;&quot;'&quot;)&amp;CHAR(34)&amp;&quot;, &quot;&amp;CHAR(34)&amp;[.K7]&amp;CHAR(34)&amp;&quot;, &quot;&amp;CHAR(34)&amp;[.L7]&amp;CHAR(34)&amp;&quot;);&quot;" office:value-type="string" office:string-value="Hl7MshAcknowledgementTypeIsUnrecognized = getPotentialIssue(session, &quot;HL7 MSH&quot;, &quot;acknowledgement type&quot;, &quot;is unrecognized&quot;, &quot;&quot;);">
            <text:p>Hl7MshAcknowledgementTypeIsUnrecognized = getPotentialIssue(session, "HL7 MSH", "acknowledgement type", "is unrecognized", "");</text:p>
          </table:table-cell>
          <table:table-cell table:formula="of:=&quot;assertNotNull(pi.&quot;&amp;[.B7]&amp;&quot;);&quot;" office:value-type="string" office:string-value="assertNotNull(pi.Hl7MshAcknowledgementTypeIsUnrecognized);">
            <text:p>assertNotNull(pi.Hl7MshAcknowledgementTypeIsUnrecognized);</text:p>
          </table:table-cell>
          <table:table-cell table:formula="of:=UPPER(SUBSTITUTE(SUBSTITUTE(SUBSTITUTE([.I7];&quot; &quot;;&quot;_&quot;);&quot;'&quot;;&quot;&quot;);&quot;-&quot;;&quot;_&quot;)&amp;&quot;_&quot;&amp;SUBSTITUTE(SUBSTITUTE(SUBSTITUTE([.J7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6]=[.J7];[.I6]=[.I7]);&quot;&quot;;[.F7]&amp;&quot;,&quot;)">
            <text:p/>
          </table:table-cell>
          <table:table-cell table:formula="of:=&quot;addToFieldIssueMap(Field.&quot;&amp;[.F7]&amp;&quot;, &quot;&amp;[.B7]&amp;&quot;);&quot;" office:value-type="string" office:string-value="addToFieldIssueMap(Field.HL7_MSH_ACKNOWLEDGEMENT_TYPE, Hl7MshAcknowledgementTypeIsUnrecognized);">
            <text:p>addToFieldIssueMap(Field.HL7_MSH_ACKNOWLEDGEMENT_TYPE, Hl7MshAcknowledgementTypeIsUnrecognized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]&amp;&quot;, '&quot;&amp;[.I7]&amp;&quot;', '&quot;&amp;[.J7]&amp;&quot;', '&quot;&amp;[.K7]&amp;&quot;', '&quot;&amp;[.L7]&amp;&quot;', '&quot;&amp;[.M7]&amp;&quot;', '&quot;&amp;[.N7]&amp;&quot;');&quot;" office:value-type="string" office:string-value="INSERT INTO dqa_potential_issue(issue_id, target_object, target_field, issue_type, field_value, default_action_code, change_priority) VALUES (7, 'HL7 MSH', 'acknowledgement type', 'is unrecognized', '', 'W', 'May');">
            <text:p>INSERT INTO dqa_potential_issue(issue_id, target_object, target_field, issue_type, field_value, default_action_code, change_priority) VALUES (7, 'HL7 MSH', 'acknowledgement type', 'is unrecognized', '', 'W', 'May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table:formula="of:=SUBSTITUTE(SUBSTITUTE(SUBSTITUTE(SUBSTITUTE(PROPER([.I8])&amp;PROPER([.J8])&amp;PROPER([.K8])&amp;PROPER([.L8]);&quot; &quot;;&quot;&quot;);&quot;-&quot;;&quot;&quot;);&quot;.&quot;;&quot;_&quot;);&quot;'&quot;;&quot;&quot;)" office:value-type="string" office:string-value="Hl7MshAcknowledgementTypeIsValuedAsAlways">
            <text:p>Hl7MshAcknowledgementTypeIsValuedAsAlways</text:p>
          </table:table-cell>
          <table:table-cell table:formula="of:=&quot;public PotentialIssue &quot;&amp;[.B8]&amp;&quot; = null;&quot;" office:value-type="string" office:string-value="public PotentialIssue Hl7MshAcknowledgementTypeIsValuedAsAlways = null;">
            <text:p>public PotentialIssue Hl7MshAcknowledgementTypeIsValuedAsAlways = null;</text:p>
          </table:table-cell>
          <table:table-cell table:formula="of:=[.B8]&amp;&quot; = getPotentialIssue(session, &quot;&amp;CHAR(34)&amp;[.I8]&amp;CHAR(34)&amp;&quot;, &quot;&amp;CHAR(34)&amp;SUBSTITUTE([.J8];&quot;''&quot;;&quot;'&quot;)&amp;CHAR(34)&amp;&quot;, &quot;&amp;CHAR(34)&amp;[.K8]&amp;CHAR(34)&amp;&quot;, &quot;&amp;CHAR(34)&amp;[.L8]&amp;CHAR(34)&amp;&quot;);&quot;" office:value-type="string" office:string-value="Hl7MshAcknowledgementTypeIsValuedAsAlways = getPotentialIssue(session, &quot;HL7 MSH&quot;, &quot;acknowledgement type&quot;, &quot;is valued as&quot;, &quot;always&quot;);">
            <text:p>Hl7MshAcknowledgementTypeIsValuedAsAlways = getPotentialIssue(session, "HL7 MSH", "acknowledgement type", "is valued as", "always");</text:p>
          </table:table-cell>
          <table:table-cell table:formula="of:=&quot;assertNotNull(pi.&quot;&amp;[.B8]&amp;&quot;);&quot;" office:value-type="string" office:string-value="assertNotNull(pi.Hl7MshAcknowledgementTypeIsValuedAsAlways);">
            <text:p>assertNotNull(pi.Hl7MshAcknowledgementTypeIsValuedAsAlways);</text:p>
          </table:table-cell>
          <table:table-cell table:formula="of:=UPPER(SUBSTITUTE(SUBSTITUTE(SUBSTITUTE([.I8];&quot; &quot;;&quot;_&quot;);&quot;'&quot;;&quot;&quot;);&quot;-&quot;;&quot;_&quot;)&amp;&quot;_&quot;&amp;SUBSTITUTE(SUBSTITUTE(SUBSTITUTE([.J8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7]=[.J8];[.I7]=[.I8]);&quot;&quot;;[.F8]&amp;&quot;,&quot;)">
            <text:p/>
          </table:table-cell>
          <table:table-cell table:formula="of:=&quot;addToFieldIssueMap(Field.&quot;&amp;[.F8]&amp;&quot;, &quot;&amp;[.B8]&amp;&quot;);&quot;" office:value-type="string" office:string-value="addToFieldIssueMap(Field.HL7_MSH_ACKNOWLEDGEMENT_TYPE, Hl7MshAcknowledgementTypeIsValuedAsAlways);">
            <text:p>addToFieldIssueMap(Field.HL7_MSH_ACKNOWLEDGEMENT_TYPE, Hl7MshAcknowledgementTypeIsValuedAsAlways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alway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8]&amp;&quot;, '&quot;&amp;[.I8]&amp;&quot;', '&quot;&amp;[.J8]&amp;&quot;', '&quot;&amp;[.K8]&amp;&quot;', '&quot;&amp;[.L8]&amp;&quot;', '&quot;&amp;[.M8]&amp;&quot;', '&quot;&amp;[.N8]&amp;&quot;');&quot;" office:value-type="string" office:string-value="INSERT INTO dqa_potential_issue(issue_id, target_object, target_field, issue_type, field_value, default_action_code, change_priority) VALUES (8, 'HL7 MSH', 'acknowledgement type', 'is valued as', 'always', 'A', 'May');">
            <text:p>INSERT INTO dqa_potential_issue(issue_id, target_object, target_field, issue_type, field_value, default_action_code, change_priority) VALUES (8, 'HL7 MSH', 'acknowledgement type', 'is valued as', 'always', 'A', 'May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table:formula="of:=SUBSTITUTE(SUBSTITUTE(SUBSTITUTE(SUBSTITUTE(PROPER([.I9])&amp;PROPER([.J9])&amp;PROPER([.K9])&amp;PROPER([.L9]);&quot; &quot;;&quot;&quot;);&quot;-&quot;;&quot;&quot;);&quot;.&quot;;&quot;_&quot;);&quot;'&quot;;&quot;&quot;)" office:value-type="string" office:string-value="Hl7MshAcknowledgementTypeIsValuedAsNever">
            <text:p>Hl7MshAcknowledgementTypeIsValuedAsNever</text:p>
          </table:table-cell>
          <table:table-cell table:formula="of:=&quot;public PotentialIssue &quot;&amp;[.B9]&amp;&quot; = null;&quot;" office:value-type="string" office:string-value="public PotentialIssue Hl7MshAcknowledgementTypeIsValuedAsNever = null;">
            <text:p>public PotentialIssue Hl7MshAcknowledgementTypeIsValuedAsNever = null;</text:p>
          </table:table-cell>
          <table:table-cell table:formula="of:=[.B9]&amp;&quot; = getPotentialIssue(session, &quot;&amp;CHAR(34)&amp;[.I9]&amp;CHAR(34)&amp;&quot;, &quot;&amp;CHAR(34)&amp;SUBSTITUTE([.J9];&quot;''&quot;;&quot;'&quot;)&amp;CHAR(34)&amp;&quot;, &quot;&amp;CHAR(34)&amp;[.K9]&amp;CHAR(34)&amp;&quot;, &quot;&amp;CHAR(34)&amp;[.L9]&amp;CHAR(34)&amp;&quot;);&quot;" office:value-type="string" office:string-value="Hl7MshAcknowledgementTypeIsValuedAsNever = getPotentialIssue(session, &quot;HL7 MSH&quot;, &quot;acknowledgement type&quot;, &quot;is valued as&quot;, &quot;never&quot;);">
            <text:p>Hl7MshAcknowledgementTypeIsValuedAsNever = getPotentialIssue(session, "HL7 MSH", "acknowledgement type", "is valued as", "never");</text:p>
          </table:table-cell>
          <table:table-cell table:formula="of:=&quot;assertNotNull(pi.&quot;&amp;[.B9]&amp;&quot;);&quot;" office:value-type="string" office:string-value="assertNotNull(pi.Hl7MshAcknowledgementTypeIsValuedAsNever);">
            <text:p>assertNotNull(pi.Hl7MshAcknowledgementTypeIsValuedAsNever);</text:p>
          </table:table-cell>
          <table:table-cell table:formula="of:=UPPER(SUBSTITUTE(SUBSTITUTE(SUBSTITUTE([.I9];&quot; &quot;;&quot;_&quot;);&quot;'&quot;;&quot;&quot;);&quot;-&quot;;&quot;_&quot;)&amp;&quot;_&quot;&amp;SUBSTITUTE(SUBSTITUTE(SUBSTITUTE([.J9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8]=[.J9];[.I8]=[.I9]);&quot;&quot;;[.F9]&amp;&quot;,&quot;)">
            <text:p/>
          </table:table-cell>
          <table:table-cell table:formula="of:=&quot;addToFieldIssueMap(Field.&quot;&amp;[.F9]&amp;&quot;, &quot;&amp;[.B9]&amp;&quot;);&quot;" office:value-type="string" office:string-value="addToFieldIssueMap(Field.HL7_MSH_ACKNOWLEDGEMENT_TYPE, Hl7MshAcknowledgementTypeIsValuedAsNever);">
            <text:p>addToFieldIssueMap(Field.HL7_MSH_ACKNOWLEDGEMENT_TYPE, Hl7MshAcknowledgementTypeIsValuedAsNever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never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]&amp;&quot;, '&quot;&amp;[.I9]&amp;&quot;', '&quot;&amp;[.J9]&amp;&quot;', '&quot;&amp;[.K9]&amp;&quot;', '&quot;&amp;[.L9]&amp;&quot;', '&quot;&amp;[.M9]&amp;&quot;', '&quot;&amp;[.N9]&amp;&quot;');&quot;" office:value-type="string" office:string-value="INSERT INTO dqa_potential_issue(issue_id, target_object, target_field, issue_type, field_value, default_action_code, change_priority) VALUES (9, 'HL7 MSH', 'acknowledgement type', 'is valued as', 'never', 'A', 'May');">
            <text:p>INSERT INTO dqa_potential_issue(issue_id, target_object, target_field, issue_type, field_value, default_action_code, change_priority) VALUES (9, 'HL7 MSH', 'acknowledgement type', 'is valued as', 'never', 'A', 'May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table:formula="of:=SUBSTITUTE(SUBSTITUTE(SUBSTITUTE(SUBSTITUTE(PROPER([.I10])&amp;PROPER([.J10])&amp;PROPER([.K10])&amp;PROPER([.L10]);&quot; &quot;;&quot;&quot;);&quot;-&quot;;&quot;&quot;);&quot;.&quot;;&quot;_&quot;);&quot;'&quot;;&quot;&quot;)" office:value-type="string" office:string-value="Hl7MshAcknowledgementTypeIsValuedAsOnlyOnErrors">
            <text:p>Hl7MshAcknowledgementTypeIsValuedAsOnlyOnErrors</text:p>
          </table:table-cell>
          <table:table-cell table:formula="of:=&quot;public PotentialIssue &quot;&amp;[.B10]&amp;&quot; = null;&quot;" office:value-type="string" office:string-value="public PotentialIssue Hl7MshAcknowledgementTypeIsValuedAsOnlyOnErrors = null;">
            <text:p>public PotentialIssue Hl7MshAcknowledgementTypeIsValuedAsOnlyOnErrors = null;</text:p>
          </table:table-cell>
          <table:table-cell table:formula="of:=[.B10]&amp;&quot; = getPotentialIssue(session, &quot;&amp;CHAR(34)&amp;[.I10]&amp;CHAR(34)&amp;&quot;, &quot;&amp;CHAR(34)&amp;SUBSTITUTE([.J10];&quot;''&quot;;&quot;'&quot;)&amp;CHAR(34)&amp;&quot;, &quot;&amp;CHAR(34)&amp;[.K10]&amp;CHAR(34)&amp;&quot;, &quot;&amp;CHAR(34)&amp;[.L10]&amp;CHAR(34)&amp;&quot;);&quot;" office:value-type="string" office:string-value="Hl7MshAcknowledgementTypeIsValuedAsOnlyOnErrors = getPotentialIssue(session, &quot;HL7 MSH&quot;, &quot;acknowledgement type&quot;, &quot;is valued as&quot;, &quot;only on errors&quot;);">
            <text:p>Hl7MshAcknowledgementTypeIsValuedAsOnlyOnErrors = getPotentialIssue(session, "HL7 MSH", "acknowledgement type", "is valued as", "only on errors");</text:p>
          </table:table-cell>
          <table:table-cell table:formula="of:=&quot;assertNotNull(pi.&quot;&amp;[.B10]&amp;&quot;);&quot;" office:value-type="string" office:string-value="assertNotNull(pi.Hl7MshAcknowledgementTypeIsValuedAsOnlyOnErrors);">
            <text:p>assertNotNull(pi.Hl7MshAcknowledgementTypeIsValuedAsOnlyOnErrors);</text:p>
          </table:table-cell>
          <table:table-cell table:formula="of:=UPPER(SUBSTITUTE(SUBSTITUTE(SUBSTITUTE([.I10];&quot; &quot;;&quot;_&quot;);&quot;'&quot;;&quot;&quot;);&quot;-&quot;;&quot;_&quot;)&amp;&quot;_&quot;&amp;SUBSTITUTE(SUBSTITUTE(SUBSTITUTE([.J10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table:formula="of:=IF(AND([.J9]=[.J10];[.I9]=[.I10]);&quot;&quot;;[.F10]&amp;&quot;,&quot;)">
            <text:p/>
          </table:table-cell>
          <table:table-cell table:formula="of:=&quot;addToFieldIssueMap(Field.&quot;&amp;[.F10]&amp;&quot;, &quot;&amp;[.B10]&amp;&quot;);&quot;" office:value-type="string" office:string-value="addToFieldIssueMap(Field.HL7_MSH_ACKNOWLEDGEMENT_TYPE, Hl7MshAcknowledgementTypeIsValuedAsOnlyOnErrors);">
            <text:p>addToFieldIssueMap(Field.HL7_MSH_ACKNOWLEDGEMENT_TYPE, Hl7MshAcknowledgementTypeIsValuedAsOnlyOnErrors);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only on error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0]&amp;&quot;, '&quot;&amp;[.I10]&amp;&quot;', '&quot;&amp;[.J10]&amp;&quot;', '&quot;&amp;[.K10]&amp;&quot;', '&quot;&amp;[.L10]&amp;&quot;', '&quot;&amp;[.M10]&amp;&quot;', '&quot;&amp;[.N10]&amp;&quot;');&quot;" office:value-type="string" office:string-value="INSERT INTO dqa_potential_issue(issue_id, target_object, target_field, issue_type, field_value, default_action_code, change_priority) VALUES (10, 'HL7 MSH', 'acknowledgement type', 'is valued as', 'only on errors', 'A', 'May');">
            <text:p>INSERT INTO dqa_potential_issue(issue_id, target_object, target_field, issue_type, field_value, default_action_code, change_priority) VALUES (10, 'HL7 MSH', 'acknowledgement type', 'is valued as', 'only on errors', 'A', 'May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table:formula="of:=SUBSTITUTE(SUBSTITUTE(SUBSTITUTE(SUBSTITUTE(PROPER([.I11])&amp;PROPER([.J11])&amp;PROPER([.K11])&amp;PROPER([.L11]);&quot; &quot;;&quot;&quot;);&quot;-&quot;;&quot;&quot;);&quot;.&quot;;&quot;_&quot;);&quot;'&quot;;&quot;&quot;)" office:value-type="string" office:string-value="Hl7MshEncodingCharacterIsInvalid">
            <text:p>Hl7MshEncodingCharacterIsInvalid</text:p>
          </table:table-cell>
          <table:table-cell table:formula="of:=&quot;public PotentialIssue &quot;&amp;[.B11]&amp;&quot; = null;&quot;" office:value-type="string" office:string-value="public PotentialIssue Hl7MshEncodingCharacterIsInvalid = null;">
            <text:p>public PotentialIssue Hl7MshEncodingCharacterIsInvalid = null;</text:p>
          </table:table-cell>
          <table:table-cell table:formula="of:=[.B11]&amp;&quot; = getPotentialIssue(session, &quot;&amp;CHAR(34)&amp;[.I11]&amp;CHAR(34)&amp;&quot;, &quot;&amp;CHAR(34)&amp;SUBSTITUTE([.J11];&quot;''&quot;;&quot;'&quot;)&amp;CHAR(34)&amp;&quot;, &quot;&amp;CHAR(34)&amp;[.K11]&amp;CHAR(34)&amp;&quot;, &quot;&amp;CHAR(34)&amp;[.L11]&amp;CHAR(34)&amp;&quot;);&quot;" office:value-type="string" office:string-value="Hl7MshEncodingCharacterIsInvalid = getPotentialIssue(session, &quot;HL7 MSH&quot;, &quot;encoding character&quot;, &quot;is invalid&quot;, &quot;&quot;);">
            <text:p>Hl7MshEncodingCharacterIsInvalid = getPotentialIssue(session, "HL7 MSH", "encoding character", "is invalid", "");</text:p>
          </table:table-cell>
          <table:table-cell table:formula="of:=&quot;assertNotNull(pi.&quot;&amp;[.B11]&amp;&quot;);&quot;" office:value-type="string" office:string-value="assertNotNull(pi.Hl7MshEncodingCharacterIsInvalid);">
            <text:p>assertNotNull(pi.Hl7MshEncodingCharacterIsInvalid);</text:p>
          </table:table-cell>
          <table:table-cell table:formula="of:=UPPER(SUBSTITUTE(SUBSTITUTE(SUBSTITUTE([.I11];&quot; &quot;;&quot;_&quot;);&quot;'&quot;;&quot;&quot;);&quot;-&quot;;&quot;_&quot;)&amp;&quot;_&quot;&amp;SUBSTITUTE(SUBSTITUTE(SUBSTITUTE([.J11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0]=[.J11];[.I10]=[.I11]);&quot;&quot;;[.F11]&amp;&quot;,&quot;)" office:value-type="string" office:string-value="HL7_MSH_ENCODING_CHARACTER,">
            <text:p>HL7_MSH_ENCODING_CHARACTER,</text:p>
          </table:table-cell>
          <table:table-cell table:formula="of:=&quot;addToFieldIssueMap(Field.&quot;&amp;[.F11]&amp;&quot;, &quot;&amp;[.B11]&amp;&quot;);&quot;" office:value-type="string" office:string-value="addToFieldIssueMap(Field.HL7_MSH_ENCODING_CHARACTER, Hl7MshEncodingCharacterIsInvalid);">
            <text:p>addToFieldIssueMap(Field.HL7_MSH_ENCODING_CHARACTER, Hl7MshEncodingCharacterIsInvalid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1]&amp;&quot;, '&quot;&amp;[.I11]&amp;&quot;', '&quot;&amp;[.J11]&amp;&quot;', '&quot;&amp;[.K11]&amp;&quot;', '&quot;&amp;[.L11]&amp;&quot;', '&quot;&amp;[.M11]&amp;&quot;', '&quot;&amp;[.N11]&amp;&quot;');&quot;" office:value-type="string" office:string-value="INSERT INTO dqa_potential_issue(issue_id, target_object, target_field, issue_type, field_value, default_action_code, change_priority) VALUES (11, 'HL7 MSH', 'encoding character', 'is invalid', '', 'E', 'Blocked');">
            <text:p>INSERT INTO dqa_potential_issue(issue_id, target_object, target_field, issue_type, field_value, default_action_code, change_priority) VALUES (11, 'HL7 MSH', 'encoding character', 'is invalid', '', 'E', 'Blocked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table:formula="of:=SUBSTITUTE(SUBSTITUTE(SUBSTITUTE(SUBSTITUTE(PROPER([.I12])&amp;PROPER([.J12])&amp;PROPER([.K12])&amp;PROPER([.L12]);&quot; &quot;;&quot;&quot;);&quot;-&quot;;&quot;&quot;);&quot;.&quot;;&quot;_&quot;);&quot;'&quot;;&quot;&quot;)" office:value-type="string" office:string-value="Hl7MshEncodingCharacterIsMissing">
            <text:p>Hl7MshEncodingCharacterIsMissing</text:p>
          </table:table-cell>
          <table:table-cell table:formula="of:=&quot;public PotentialIssue &quot;&amp;[.B12]&amp;&quot; = null;&quot;" office:value-type="string" office:string-value="public PotentialIssue Hl7MshEncodingCharacterIsMissing = null;">
            <text:p>public PotentialIssue Hl7MshEncodingCharacterIsMissing = null;</text:p>
          </table:table-cell>
          <table:table-cell table:formula="of:=[.B12]&amp;&quot; = getPotentialIssue(session, &quot;&amp;CHAR(34)&amp;[.I12]&amp;CHAR(34)&amp;&quot;, &quot;&amp;CHAR(34)&amp;SUBSTITUTE([.J12];&quot;''&quot;;&quot;'&quot;)&amp;CHAR(34)&amp;&quot;, &quot;&amp;CHAR(34)&amp;[.K12]&amp;CHAR(34)&amp;&quot;, &quot;&amp;CHAR(34)&amp;[.L12]&amp;CHAR(34)&amp;&quot;);&quot;" office:value-type="string" office:string-value="Hl7MshEncodingCharacterIsMissing = getPotentialIssue(session, &quot;HL7 MSH&quot;, &quot;encoding character&quot;, &quot;is missing&quot;, &quot;&quot;);">
            <text:p>Hl7MshEncodingCharacterIsMissing = getPotentialIssue(session, "HL7 MSH", "encoding character", "is missing", "");</text:p>
          </table:table-cell>
          <table:table-cell table:formula="of:=&quot;assertNotNull(pi.&quot;&amp;[.B12]&amp;&quot;);&quot;" office:value-type="string" office:string-value="assertNotNull(pi.Hl7MshEncodingCharacterIsMissing);">
            <text:p>assertNotNull(pi.Hl7MshEncodingCharacterIsMissing);</text:p>
          </table:table-cell>
          <table:table-cell table:formula="of:=UPPER(SUBSTITUTE(SUBSTITUTE(SUBSTITUTE([.I12];&quot; &quot;;&quot;_&quot;);&quot;'&quot;;&quot;&quot;);&quot;-&quot;;&quot;_&quot;)&amp;&quot;_&quot;&amp;SUBSTITUTE(SUBSTITUTE(SUBSTITUTE([.J12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1]=[.J12];[.I11]=[.I12]);&quot;&quot;;[.F12]&amp;&quot;,&quot;)">
            <text:p/>
          </table:table-cell>
          <table:table-cell table:formula="of:=&quot;addToFieldIssueMap(Field.&quot;&amp;[.F12]&amp;&quot;, &quot;&amp;[.B12]&amp;&quot;);&quot;" office:value-type="string" office:string-value="addToFieldIssueMap(Field.HL7_MSH_ENCODING_CHARACTER, Hl7MshEncodingCharacterIsMissing);">
            <text:p>addToFieldIssueMap(Field.HL7_MSH_ENCODING_CHARACTER, Hl7MshEncodingCharacterIsMissing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]&amp;&quot;, '&quot;&amp;[.I12]&amp;&quot;', '&quot;&amp;[.J12]&amp;&quot;', '&quot;&amp;[.K12]&amp;&quot;', '&quot;&amp;[.L12]&amp;&quot;', '&quot;&amp;[.M12]&amp;&quot;', '&quot;&amp;[.N12]&amp;&quot;');&quot;" office:value-type="string" office:string-value="INSERT INTO dqa_potential_issue(issue_id, target_object, target_field, issue_type, field_value, default_action_code, change_priority) VALUES (12, 'HL7 MSH', 'encoding character', 'is missing', '', 'E', 'Blocked');">
            <text:p>INSERT INTO dqa_potential_issue(issue_id, target_object, target_field, issue_type, field_value, default_action_code, change_priority) VALUES (12, 'HL7 MSH', 'encoding character', 'is missing', '', 'E', 'Blocked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table:formula="of:=SUBSTITUTE(SUBSTITUTE(SUBSTITUTE(SUBSTITUTE(PROPER([.I13])&amp;PROPER([.J13])&amp;PROPER([.K13])&amp;PROPER([.L13]);&quot; &quot;;&quot;&quot;);&quot;-&quot;;&quot;&quot;);&quot;.&quot;;&quot;_&quot;);&quot;'&quot;;&quot;&quot;)" office:value-type="string" office:string-value="Hl7MshEncodingCharacterIsNonStandard">
            <text:p>Hl7MshEncodingCharacterIsNonStandard</text:p>
          </table:table-cell>
          <table:table-cell table:formula="of:=&quot;public PotentialIssue &quot;&amp;[.B13]&amp;&quot; = null;&quot;" office:value-type="string" office:string-value="public PotentialIssue Hl7MshEncodingCharacterIsNonStandard = null;">
            <text:p>public PotentialIssue Hl7MshEncodingCharacterIsNonStandard = null;</text:p>
          </table:table-cell>
          <table:table-cell table:formula="of:=[.B13]&amp;&quot; = getPotentialIssue(session, &quot;&amp;CHAR(34)&amp;[.I13]&amp;CHAR(34)&amp;&quot;, &quot;&amp;CHAR(34)&amp;SUBSTITUTE([.J13];&quot;''&quot;;&quot;'&quot;)&amp;CHAR(34)&amp;&quot;, &quot;&amp;CHAR(34)&amp;[.K13]&amp;CHAR(34)&amp;&quot;, &quot;&amp;CHAR(34)&amp;[.L13]&amp;CHAR(34)&amp;&quot;);&quot;" office:value-type="string" office:string-value="Hl7MshEncodingCharacterIsNonStandard = getPotentialIssue(session, &quot;HL7 MSH&quot;, &quot;encoding character&quot;, &quot;is non-standard&quot;, &quot;&quot;);">
            <text:p>Hl7MshEncodingCharacterIsNonStandard = getPotentialIssue(session, "HL7 MSH", "encoding character", "is non-standard", "");</text:p>
          </table:table-cell>
          <table:table-cell table:formula="of:=&quot;assertNotNull(pi.&quot;&amp;[.B13]&amp;&quot;);&quot;" office:value-type="string" office:string-value="assertNotNull(pi.Hl7MshEncodingCharacterIsNonStandard);">
            <text:p>assertNotNull(pi.Hl7MshEncodingCharacterIsNonStandard);</text:p>
          </table:table-cell>
          <table:table-cell table:formula="of:=UPPER(SUBSTITUTE(SUBSTITUTE(SUBSTITUTE([.I13];&quot; &quot;;&quot;_&quot;);&quot;'&quot;;&quot;&quot;);&quot;-&quot;;&quot;_&quot;)&amp;&quot;_&quot;&amp;SUBSTITUTE(SUBSTITUTE(SUBSTITUTE([.J13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table:formula="of:=IF(AND([.J12]=[.J13];[.I12]=[.I13]);&quot;&quot;;[.F13]&amp;&quot;,&quot;)">
            <text:p/>
          </table:table-cell>
          <table:table-cell table:formula="of:=&quot;addToFieldIssueMap(Field.&quot;&amp;[.F13]&amp;&quot;, &quot;&amp;[.B13]&amp;&quot;);&quot;" office:value-type="string" office:string-value="addToFieldIssueMap(Field.HL7_MSH_ENCODING_CHARACTER, Hl7MshEncodingCharacterIsNonStandard);">
            <text:p>addToFieldIssueMap(Field.HL7_MSH_ENCODING_CHARACTER, Hl7MshEncodingCharacterIsNonStandard);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non-standar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]&amp;&quot;, '&quot;&amp;[.I13]&amp;&quot;', '&quot;&amp;[.J13]&amp;&quot;', '&quot;&amp;[.K13]&amp;&quot;', '&quot;&amp;[.L13]&amp;&quot;', '&quot;&amp;[.M13]&amp;&quot;', '&quot;&amp;[.N13]&amp;&quot;');&quot;" office:value-type="string" office:string-value="INSERT INTO dqa_potential_issue(issue_id, target_object, target_field, issue_type, field_value, default_action_code, change_priority) VALUES (13, 'HL7 MSH', 'encoding character', 'is non-standard', '', 'E', 'May');">
            <text:p>INSERT INTO dqa_potential_issue(issue_id, target_object, target_field, issue_type, field_value, default_action_code, change_priority) VALUES (13, 'HL7 MSH', 'encoding character', 'is non-standard', '', 'E', 'May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table:formula="of:=SUBSTITUTE(SUBSTITUTE(SUBSTITUTE(SUBSTITUTE(PROPER([.I14])&amp;PROPER([.J14])&amp;PROPER([.K14])&amp;PROPER([.L14]);&quot; &quot;;&quot;&quot;);&quot;-&quot;;&quot;&quot;);&quot;.&quot;;&quot;_&quot;);&quot;'&quot;;&quot;&quot;)" office:value-type="string" office:string-value="Hl7MshMessageControlIdIsMissing">
            <text:p>Hl7MshMessageControlIdIsMissing</text:p>
          </table:table-cell>
          <table:table-cell table:formula="of:=&quot;public PotentialIssue &quot;&amp;[.B14]&amp;&quot; = null;&quot;" office:value-type="string" office:string-value="public PotentialIssue Hl7MshMessageControlIdIsMissing = null;">
            <text:p>public PotentialIssue Hl7MshMessageControlIdIsMissing = null;</text:p>
          </table:table-cell>
          <table:table-cell table:formula="of:=[.B14]&amp;&quot; = getPotentialIssue(session, &quot;&amp;CHAR(34)&amp;[.I14]&amp;CHAR(34)&amp;&quot;, &quot;&amp;CHAR(34)&amp;SUBSTITUTE([.J14];&quot;''&quot;;&quot;'&quot;)&amp;CHAR(34)&amp;&quot;, &quot;&amp;CHAR(34)&amp;[.K14]&amp;CHAR(34)&amp;&quot;, &quot;&amp;CHAR(34)&amp;[.L14]&amp;CHAR(34)&amp;&quot;);&quot;" office:value-type="string" office:string-value="Hl7MshMessageControlIdIsMissing = getPotentialIssue(session, &quot;HL7 MSH&quot;, &quot;message control id&quot;, &quot;is missing&quot;, &quot;&quot;);">
            <text:p>Hl7MshMessageControlIdIsMissing = getPotentialIssue(session, "HL7 MSH", "message control id", "is missing", "");</text:p>
          </table:table-cell>
          <table:table-cell table:formula="of:=&quot;assertNotNull(pi.&quot;&amp;[.B14]&amp;&quot;);&quot;" office:value-type="string" office:string-value="assertNotNull(pi.Hl7MshMessageControlIdIsMissing);">
            <text:p>assertNotNull(pi.Hl7MshMessageControlIdIsMissing);</text:p>
          </table:table-cell>
          <table:table-cell table:formula="of:=UPPER(SUBSTITUTE(SUBSTITUTE(SUBSTITUTE([.I14];&quot; &quot;;&quot;_&quot;);&quot;'&quot;;&quot;&quot;);&quot;-&quot;;&quot;_&quot;)&amp;&quot;_&quot;&amp;SUBSTITUTE(SUBSTITUTE(SUBSTITUTE([.J14];&quot; &quot;;&quot;_&quot;);&quot;'&quot;;&quot;&quot;);&quot;-&quot;;&quot;_&quot;))" office:value-type="string" office:string-value="HL7_MSH_MESSAGE_CONTROL_ID">
            <text:p>HL7_MSH_MESSAGE_CONTROL_ID</text:p>
          </table:table-cell>
          <table:table-cell table:formula="of:=IF(AND([.J13]=[.J14];[.I13]=[.I14]);&quot;&quot;;[.F14]&amp;&quot;,&quot;)" office:value-type="string" office:string-value="HL7_MSH_MESSAGE_CONTROL_ID,">
            <text:p>HL7_MSH_MESSAGE_CONTROL_ID,</text:p>
          </table:table-cell>
          <table:table-cell table:formula="of:=&quot;addToFieldIssueMap(Field.&quot;&amp;[.F14]&amp;&quot;, &quot;&amp;[.B14]&amp;&quot;);&quot;" office:value-type="string" office:string-value="addToFieldIssueMap(Field.HL7_MSH_MESSAGE_CONTROL_ID, Hl7MshMessageControlIdIsMissing);">
            <text:p>addToFieldIssueMap(Field.HL7_MSH_MESSAGE_CONTROL_ID, Hl7MshMessageControlIdIsMissing);</text:p>
          </table:table-cell>
          <table:table-cell office:value-type="string">
            <text:p>HL7 MSH</text:p>
          </table:table-cell>
          <table:table-cell office:value-type="string">
            <text:p>message control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]&amp;&quot;, '&quot;&amp;[.I14]&amp;&quot;', '&quot;&amp;[.J14]&amp;&quot;', '&quot;&amp;[.K14]&amp;&quot;', '&quot;&amp;[.L14]&amp;&quot;', '&quot;&amp;[.M14]&amp;&quot;', '&quot;&amp;[.N14]&amp;&quot;');&quot;" office:value-type="string" office:string-value="INSERT INTO dqa_potential_issue(issue_id, target_object, target_field, issue_type, field_value, default_action_code, change_priority) VALUES (14, 'HL7 MSH', 'message control id', 'is missing', '', 'W', 'May');">
            <text:p>INSERT INTO dqa_potential_issue(issue_id, target_object, target_field, issue_type, field_value, default_action_code, change_priority) VALUES (14, 'HL7 MSH', 'message control id', 'is missing', '', 'W', 'May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table:formula="of:=SUBSTITUTE(SUBSTITUTE(SUBSTITUTE(SUBSTITUTE(PROPER([.I15])&amp;PROPER([.J15])&amp;PROPER([.K15])&amp;PROPER([.L15]);&quot; &quot;;&quot;&quot;);&quot;-&quot;;&quot;&quot;);&quot;.&quot;;&quot;_&quot;);&quot;'&quot;;&quot;&quot;)" office:value-type="string" office:string-value="Hl7MshMessageDateIsInFuture">
            <text:p>Hl7MshMessageDateIsInFuture</text:p>
          </table:table-cell>
          <table:table-cell table:formula="of:=&quot;public PotentialIssue &quot;&amp;[.B15]&amp;&quot; = null;&quot;" office:value-type="string" office:string-value="public PotentialIssue Hl7MshMessageDateIsInFuture = null;">
            <text:p>public PotentialIssue Hl7MshMessageDateIsInFuture = null;</text:p>
          </table:table-cell>
          <table:table-cell table:formula="of:=[.B15]&amp;&quot; = getPotentialIssue(session, &quot;&amp;CHAR(34)&amp;[.I15]&amp;CHAR(34)&amp;&quot;, &quot;&amp;CHAR(34)&amp;SUBSTITUTE([.J15];&quot;''&quot;;&quot;'&quot;)&amp;CHAR(34)&amp;&quot;, &quot;&amp;CHAR(34)&amp;[.K15]&amp;CHAR(34)&amp;&quot;, &quot;&amp;CHAR(34)&amp;[.L15]&amp;CHAR(34)&amp;&quot;);&quot;" office:value-type="string" office:string-value="Hl7MshMessageDateIsInFuture = getPotentialIssue(session, &quot;HL7 MSH&quot;, &quot;message date&quot;, &quot;is in future&quot;, &quot;&quot;);">
            <text:p>Hl7MshMessageDateIsInFuture = getPotentialIssue(session, "HL7 MSH", "message date", "is in future", "");</text:p>
          </table:table-cell>
          <table:table-cell table:formula="of:=&quot;assertNotNull(pi.&quot;&amp;[.B15]&amp;&quot;);&quot;" office:value-type="string" office:string-value="assertNotNull(pi.Hl7MshMessageDateIsInFuture);">
            <text:p>assertNotNull(pi.Hl7MshMessageDateIsInFuture);</text:p>
          </table:table-cell>
          <table:table-cell table:formula="of:=UPPER(SUBSTITUTE(SUBSTITUTE(SUBSTITUTE([.I15];&quot; &quot;;&quot;_&quot;);&quot;'&quot;;&quot;&quot;);&quot;-&quot;;&quot;_&quot;)&amp;&quot;_&quot;&amp;SUBSTITUTE(SUBSTITUTE(SUBSTITUTE([.J15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4]=[.J15];[.I14]=[.I15]);&quot;&quot;;[.F15]&amp;&quot;,&quot;)" office:value-type="string" office:string-value="HL7_MSH_MESSAGE_DATE,">
            <text:p>HL7_MSH_MESSAGE_DATE,</text:p>
          </table:table-cell>
          <table:table-cell table:formula="of:=&quot;addToFieldIssueMap(Field.&quot;&amp;[.F15]&amp;&quot;, &quot;&amp;[.B15]&amp;&quot;);&quot;" office:value-type="string" office:string-value="addToFieldIssueMap(Field.HL7_MSH_MESSAGE_DATE, Hl7MshMessageDateIsInFuture);">
            <text:p>addToFieldIssueMap(Field.HL7_MSH_MESSAGE_DATE, Hl7MshMessageDateIsInFuture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]&amp;&quot;, '&quot;&amp;[.I15]&amp;&quot;', '&quot;&amp;[.J15]&amp;&quot;', '&quot;&amp;[.K15]&amp;&quot;', '&quot;&amp;[.L15]&amp;&quot;', '&quot;&amp;[.M15]&amp;&quot;', '&quot;&amp;[.N15]&amp;&quot;');&quot;" office:value-type="string" office:string-value="INSERT INTO dqa_potential_issue(issue_id, target_object, target_field, issue_type, field_value, default_action_code, change_priority) VALUES (15, 'HL7 MSH', 'message date', 'is in future', '', 'E', 'May');">
            <text:p>INSERT INTO dqa_potential_issue(issue_id, target_object, target_field, issue_type, field_value, default_action_code, change_priority) VALUES (15, 'HL7 MSH', 'message date', 'is in future', '', 'E', 'May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table:formula="of:=SUBSTITUTE(SUBSTITUTE(SUBSTITUTE(SUBSTITUTE(PROPER([.I16])&amp;PROPER([.J16])&amp;PROPER([.K16])&amp;PROPER([.L16]);&quot; &quot;;&quot;&quot;);&quot;-&quot;;&quot;&quot;);&quot;.&quot;;&quot;_&quot;);&quot;'&quot;;&quot;&quot;)" office:value-type="string" office:string-value="Hl7MshMessageDateIsInvalid">
            <text:p>Hl7MshMessageDateIsInvalid</text:p>
          </table:table-cell>
          <table:table-cell table:formula="of:=&quot;public PotentialIssue &quot;&amp;[.B16]&amp;&quot; = null;&quot;" office:value-type="string" office:string-value="public PotentialIssue Hl7MshMessageDateIsInvalid = null;">
            <text:p>public PotentialIssue Hl7MshMessageDateIsInvalid = null;</text:p>
          </table:table-cell>
          <table:table-cell table:formula="of:=[.B16]&amp;&quot; = getPotentialIssue(session, &quot;&amp;CHAR(34)&amp;[.I16]&amp;CHAR(34)&amp;&quot;, &quot;&amp;CHAR(34)&amp;SUBSTITUTE([.J16];&quot;''&quot;;&quot;'&quot;)&amp;CHAR(34)&amp;&quot;, &quot;&amp;CHAR(34)&amp;[.K16]&amp;CHAR(34)&amp;&quot;, &quot;&amp;CHAR(34)&amp;[.L16]&amp;CHAR(34)&amp;&quot;);&quot;" office:value-type="string" office:string-value="Hl7MshMessageDateIsInvalid = getPotentialIssue(session, &quot;HL7 MSH&quot;, &quot;message date&quot;, &quot;is invalid&quot;, &quot;&quot;);">
            <text:p>Hl7MshMessageDateIsInvalid = getPotentialIssue(session, "HL7 MSH", "message date", "is invalid", "");</text:p>
          </table:table-cell>
          <table:table-cell table:formula="of:=&quot;assertNotNull(pi.&quot;&amp;[.B16]&amp;&quot;);&quot;" office:value-type="string" office:string-value="assertNotNull(pi.Hl7MshMessageDateIsInvalid);">
            <text:p>assertNotNull(pi.Hl7MshMessageDateIsInvalid);</text:p>
          </table:table-cell>
          <table:table-cell table:formula="of:=UPPER(SUBSTITUTE(SUBSTITUTE(SUBSTITUTE([.I16];&quot; &quot;;&quot;_&quot;);&quot;'&quot;;&quot;&quot;);&quot;-&quot;;&quot;_&quot;)&amp;&quot;_&quot;&amp;SUBSTITUTE(SUBSTITUTE(SUBSTITUTE([.J16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5]=[.J16];[.I15]=[.I16]);&quot;&quot;;[.F16]&amp;&quot;,&quot;)">
            <text:p/>
          </table:table-cell>
          <table:table-cell table:formula="of:=&quot;addToFieldIssueMap(Field.&quot;&amp;[.F16]&amp;&quot;, &quot;&amp;[.B16]&amp;&quot;);&quot;" office:value-type="string" office:string-value="addToFieldIssueMap(Field.HL7_MSH_MESSAGE_DATE, Hl7MshMessageDateIsInvalid);">
            <text:p>addToFieldIssueMap(Field.HL7_MSH_MESSAGE_DATE, Hl7MshMessageDateIsInvalid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6]&amp;&quot;, '&quot;&amp;[.I16]&amp;&quot;', '&quot;&amp;[.J16]&amp;&quot;', '&quot;&amp;[.K16]&amp;&quot;', '&quot;&amp;[.L16]&amp;&quot;', '&quot;&amp;[.M16]&amp;&quot;', '&quot;&amp;[.N16]&amp;&quot;');&quot;" office:value-type="string" office:string-value="INSERT INTO dqa_potential_issue(issue_id, target_object, target_field, issue_type, field_value, default_action_code, change_priority) VALUES (16, 'HL7 MSH', 'message date', 'is invalid', '', 'E', 'May');">
            <text:p>INSERT INTO dqa_potential_issue(issue_id, target_object, target_field, issue_type, field_value, default_action_code, change_priority) VALUES (16, 'HL7 MSH', 'message date', 'is invalid', '', 'E', 'May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table:formula="of:=SUBSTITUTE(SUBSTITUTE(SUBSTITUTE(SUBSTITUTE(PROPER([.I17])&amp;PROPER([.J17])&amp;PROPER([.K17])&amp;PROPER([.L17]);&quot; &quot;;&quot;&quot;);&quot;-&quot;;&quot;&quot;);&quot;.&quot;;&quot;_&quot;);&quot;'&quot;;&quot;&quot;)" office:value-type="string" office:string-value="Hl7MshMessageDateIsMissing">
            <text:p>Hl7MshMessageDateIsMissing</text:p>
          </table:table-cell>
          <table:table-cell table:formula="of:=&quot;public PotentialIssue &quot;&amp;[.B17]&amp;&quot; = null;&quot;" office:value-type="string" office:string-value="public PotentialIssue Hl7MshMessageDateIsMissing = null;">
            <text:p>public PotentialIssue Hl7MshMessageDateIsMissing = null;</text:p>
          </table:table-cell>
          <table:table-cell table:formula="of:=[.B17]&amp;&quot; = getPotentialIssue(session, &quot;&amp;CHAR(34)&amp;[.I17]&amp;CHAR(34)&amp;&quot;, &quot;&amp;CHAR(34)&amp;SUBSTITUTE([.J17];&quot;''&quot;;&quot;'&quot;)&amp;CHAR(34)&amp;&quot;, &quot;&amp;CHAR(34)&amp;[.K17]&amp;CHAR(34)&amp;&quot;, &quot;&amp;CHAR(34)&amp;[.L17]&amp;CHAR(34)&amp;&quot;);&quot;" office:value-type="string" office:string-value="Hl7MshMessageDateIsMissing = getPotentialIssue(session, &quot;HL7 MSH&quot;, &quot;message date&quot;, &quot;is missing&quot;, &quot;&quot;);">
            <text:p>Hl7MshMessageDateIsMissing = getPotentialIssue(session, "HL7 MSH", "message date", "is missing", "");</text:p>
          </table:table-cell>
          <table:table-cell table:formula="of:=&quot;assertNotNull(pi.&quot;&amp;[.B17]&amp;&quot;);&quot;" office:value-type="string" office:string-value="assertNotNull(pi.Hl7MshMessageDateIsMissing);">
            <text:p>assertNotNull(pi.Hl7MshMessageDateIsMissing);</text:p>
          </table:table-cell>
          <table:table-cell table:formula="of:=UPPER(SUBSTITUTE(SUBSTITUTE(SUBSTITUTE([.I17];&quot; &quot;;&quot;_&quot;);&quot;'&quot;;&quot;&quot;);&quot;-&quot;;&quot;_&quot;)&amp;&quot;_&quot;&amp;SUBSTITUTE(SUBSTITUTE(SUBSTITUTE([.J17];&quot; &quot;;&quot;_&quot;);&quot;'&quot;;&quot;&quot;);&quot;-&quot;;&quot;_&quot;))" office:value-type="string" office:string-value="HL7_MSH_MESSAGE_DATE">
            <text:p>HL7_MSH_MESSAGE_DATE</text:p>
          </table:table-cell>
          <table:table-cell table:formula="of:=IF(AND([.J16]=[.J17];[.I16]=[.I17]);&quot;&quot;;[.F17]&amp;&quot;,&quot;)">
            <text:p/>
          </table:table-cell>
          <table:table-cell table:formula="of:=&quot;addToFieldIssueMap(Field.&quot;&amp;[.F17]&amp;&quot;, &quot;&amp;[.B17]&amp;&quot;);&quot;" office:value-type="string" office:string-value="addToFieldIssueMap(Field.HL7_MSH_MESSAGE_DATE, Hl7MshMessageDateIsMissing);">
            <text:p>addToFieldIssueMap(Field.HL7_MSH_MESSAGE_DATE, Hl7MshMessageDateIsMissing);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7]&amp;&quot;, '&quot;&amp;[.I17]&amp;&quot;', '&quot;&amp;[.J17]&amp;&quot;', '&quot;&amp;[.K17]&amp;&quot;', '&quot;&amp;[.L17]&amp;&quot;', '&quot;&amp;[.M17]&amp;&quot;', '&quot;&amp;[.N17]&amp;&quot;');&quot;" office:value-type="string" office:string-value="INSERT INTO dqa_potential_issue(issue_id, target_object, target_field, issue_type, field_value, default_action_code, change_priority) VALUES (17, 'HL7 MSH', 'message date', 'is missing', '', 'E', 'May');">
            <text:p>INSERT INTO dqa_potential_issue(issue_id, target_object, target_field, issue_type, field_value, default_action_code, change_priority) VALUES (17, 'HL7 MSH', 'message date', 'is missing', '', 'E', 'May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table:formula="of:=SUBSTITUTE(SUBSTITUTE(SUBSTITUTE(SUBSTITUTE(PROPER([.I18])&amp;PROPER([.J18])&amp;PROPER([.K18])&amp;PROPER([.L18]);&quot; &quot;;&quot;&quot;);&quot;-&quot;;&quot;&quot;);&quot;.&quot;;&quot;_&quot;);&quot;'&quot;;&quot;&quot;)" office:value-type="string" office:string-value="Hl7MshMessageTriggerIsMissing">
            <text:p>Hl7MshMessageTriggerIsMissing</text:p>
          </table:table-cell>
          <table:table-cell table:formula="of:=&quot;public PotentialIssue &quot;&amp;[.B18]&amp;&quot; = null;&quot;" office:value-type="string" office:string-value="public PotentialIssue Hl7MshMessageTriggerIsMissing = null;">
            <text:p>public PotentialIssue Hl7MshMessageTriggerIsMissing = null;</text:p>
          </table:table-cell>
          <table:table-cell table:formula="of:=[.B18]&amp;&quot; = getPotentialIssue(session, &quot;&amp;CHAR(34)&amp;[.I18]&amp;CHAR(34)&amp;&quot;, &quot;&amp;CHAR(34)&amp;SUBSTITUTE([.J18];&quot;''&quot;;&quot;'&quot;)&amp;CHAR(34)&amp;&quot;, &quot;&amp;CHAR(34)&amp;[.K18]&amp;CHAR(34)&amp;&quot;, &quot;&amp;CHAR(34)&amp;[.L18]&amp;CHAR(34)&amp;&quot;);&quot;" office:value-type="string" office:string-value="Hl7MshMessageTriggerIsMissing = getPotentialIssue(session, &quot;HL7 MSH&quot;, &quot;message trigger&quot;, &quot;is missing&quot;, &quot;&quot;);">
            <text:p>Hl7MshMessageTriggerIsMissing = getPotentialIssue(session, "HL7 MSH", "message trigger", "is missing", "");</text:p>
          </table:table-cell>
          <table:table-cell table:formula="of:=&quot;assertNotNull(pi.&quot;&amp;[.B18]&amp;&quot;);&quot;" office:value-type="string" office:string-value="assertNotNull(pi.Hl7MshMessageTriggerIsMissing);">
            <text:p>assertNotNull(pi.Hl7MshMessageTriggerIsMissing);</text:p>
          </table:table-cell>
          <table:table-cell table:formula="of:=UPPER(SUBSTITUTE(SUBSTITUTE(SUBSTITUTE([.I18];&quot; &quot;;&quot;_&quot;);&quot;'&quot;;&quot;&quot;);&quot;-&quot;;&quot;_&quot;)&amp;&quot;_&quot;&amp;SUBSTITUTE(SUBSTITUTE(SUBSTITUTE([.J18];&quot; &quot;;&quot;_&quot;);&quot;'&quot;;&quot;&quot;);&quot;-&quot;;&quot;_&quot;))" office:value-type="string" office:string-value="HL7_MSH_MESSAGE_TRIGGER">
            <text:p>HL7_MSH_MESSAGE_TRIGGER</text:p>
          </table:table-cell>
          <table:table-cell table:formula="of:=IF(AND([.J17]=[.J18];[.I17]=[.I18]);&quot;&quot;;[.F18]&amp;&quot;,&quot;)" office:value-type="string" office:string-value="HL7_MSH_MESSAGE_TRIGGER,">
            <text:p>HL7_MSH_MESSAGE_TRIGGER,</text:p>
          </table:table-cell>
          <table:table-cell table:formula="of:=&quot;addToFieldIssueMap(Field.&quot;&amp;[.F18]&amp;&quot;, &quot;&amp;[.B18]&amp;&quot;);&quot;" office:value-type="string" office:string-value="addToFieldIssueMap(Field.HL7_MSH_MESSAGE_TRIGGER, Hl7MshMessageTriggerIsMissing);">
            <text:p>addToFieldIssueMap(Field.HL7_MSH_MESSAGE_TRIGGER, Hl7MshMessageTriggerIsMissing);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]&amp;&quot;, '&quot;&amp;[.I18]&amp;&quot;', '&quot;&amp;[.J18]&amp;&quot;', '&quot;&amp;[.K18]&amp;&quot;', '&quot;&amp;[.L18]&amp;&quot;', '&quot;&amp;[.M18]&amp;&quot;', '&quot;&amp;[.N18]&amp;&quot;');&quot;" office:value-type="string" office:string-value="INSERT INTO dqa_potential_issue(issue_id, target_object, target_field, issue_type, field_value, default_action_code, change_priority) VALUES (18, 'HL7 MSH', 'message trigger', 'is missing', '', 'W', 'May');">
            <text:p>INSERT INTO dqa_potential_issue(issue_id, target_object, target_field, issue_type, field_value, default_action_code, change_priority) VALUES (18, 'HL7 MSH', 'message trigger', 'is missing', '', 'W', 'May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table:formula="of:=SUBSTITUTE(SUBSTITUTE(SUBSTITUTE(SUBSTITUTE(PROPER([.I19])&amp;PROPER([.J19])&amp;PROPER([.K19])&amp;PROPER([.L19]);&quot; &quot;;&quot;&quot;);&quot;-&quot;;&quot;&quot;);&quot;.&quot;;&quot;_&quot;);&quot;'&quot;;&quot;&quot;)" office:value-type="string" office:string-value="Hl7MshMessageTriggerIsUnrecognized">
            <text:p>Hl7MshMessageTriggerIsUnrecognized</text:p>
          </table:table-cell>
          <table:table-cell table:formula="of:=&quot;public PotentialIssue &quot;&amp;[.B19]&amp;&quot; = null;&quot;" office:value-type="string" office:string-value="public PotentialIssue Hl7MshMessageTriggerIsUnrecognized = null;">
            <text:p>public PotentialIssue Hl7MshMessageTriggerIsUnrecognized = null;</text:p>
          </table:table-cell>
          <table:table-cell table:formula="of:=[.B19]&amp;&quot; = getPotentialIssue(session, &quot;&amp;CHAR(34)&amp;[.I19]&amp;CHAR(34)&amp;&quot;, &quot;&amp;CHAR(34)&amp;SUBSTITUTE([.J19];&quot;''&quot;;&quot;'&quot;)&amp;CHAR(34)&amp;&quot;, &quot;&amp;CHAR(34)&amp;[.K19]&amp;CHAR(34)&amp;&quot;, &quot;&amp;CHAR(34)&amp;[.L19]&amp;CHAR(34)&amp;&quot;);&quot;" office:value-type="string" office:string-value="Hl7MshMessageTriggerIsUnrecognized = getPotentialIssue(session, &quot;HL7 MSH&quot;, &quot;message trigger&quot;, &quot;is unrecognized&quot;, &quot;&quot;);">
            <text:p>Hl7MshMessageTriggerIsUnrecognized = getPotentialIssue(session, "HL7 MSH", "message trigger", "is unrecognized", "");</text:p>
          </table:table-cell>
          <table:table-cell table:formula="of:=&quot;assertNotNull(pi.&quot;&amp;[.B19]&amp;&quot;);&quot;" office:value-type="string" office:string-value="assertNotNull(pi.Hl7MshMessageTriggerIsUnrecognized);">
            <text:p>assertNotNull(pi.Hl7MshMessageTriggerIsUnrecognized);</text:p>
          </table:table-cell>
          <table:table-cell table:formula="of:=UPPER(SUBSTITUTE(SUBSTITUTE(SUBSTITUTE([.I19];&quot; &quot;;&quot;_&quot;);&quot;'&quot;;&quot;&quot;);&quot;-&quot;;&quot;_&quot;)&amp;&quot;_&quot;&amp;SUBSTITUTE(SUBSTITUTE(SUBSTITUTE([.J19];&quot; &quot;;&quot;_&quot;);&quot;'&quot;;&quot;&quot;);&quot;-&quot;;&quot;_&quot;))" office:value-type="string" office:string-value="HL7_MSH_MESSAGE_TRIGGER">
            <text:p>HL7_MSH_MESSAGE_TRIGGER</text:p>
          </table:table-cell>
          <table:table-cell table:formula="of:=IF(AND([.J18]=[.J19];[.I18]=[.I19]);&quot;&quot;;[.F19]&amp;&quot;,&quot;)">
            <text:p/>
          </table:table-cell>
          <table:table-cell table:formula="of:=&quot;addToFieldIssueMap(Field.&quot;&amp;[.F19]&amp;&quot;, &quot;&amp;[.B19]&amp;&quot;);&quot;" office:value-type="string" office:string-value="addToFieldIssueMap(Field.HL7_MSH_MESSAGE_TRIGGER, Hl7MshMessageTriggerIsUnrecognized);">
            <text:p>addToFieldIssueMap(Field.HL7_MSH_MESSAGE_TRIGGER, Hl7MshMessageTriggerIsUnrecognized);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9]&amp;&quot;, '&quot;&amp;[.I19]&amp;&quot;', '&quot;&amp;[.J19]&amp;&quot;', '&quot;&amp;[.K19]&amp;&quot;', '&quot;&amp;[.L19]&amp;&quot;', '&quot;&amp;[.M19]&amp;&quot;', '&quot;&amp;[.N19]&amp;&quot;');&quot;" office:value-type="string" office:string-value="INSERT INTO dqa_potential_issue(issue_id, target_object, target_field, issue_type, field_value, default_action_code, change_priority) VALUES (19, 'HL7 MSH', 'message trigger', 'is unrecognized', '', 'E', 'May');">
            <text:p>INSERT INTO dqa_potential_issue(issue_id, target_object, target_field, issue_type, field_value, default_action_code, change_priority) VALUES (19, 'HL7 MSH', 'message trigger', 'is unrecognized', '', 'E', 'May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table:formula="of:=SUBSTITUTE(SUBSTITUTE(SUBSTITUTE(SUBSTITUTE(PROPER([.I20])&amp;PROPER([.J20])&amp;PROPER([.K20])&amp;PROPER([.L20]);&quot; &quot;;&quot;&quot;);&quot;-&quot;;&quot;&quot;);&quot;.&quot;;&quot;_&quot;);&quot;'&quot;;&quot;&quot;)" office:value-type="string" office:string-value="Hl7MshMessageTypeIsMissing">
            <text:p>Hl7MshMessageTypeIsMissing</text:p>
          </table:table-cell>
          <table:table-cell table:formula="of:=&quot;public PotentialIssue &quot;&amp;[.B20]&amp;&quot; = null;&quot;" office:value-type="string" office:string-value="public PotentialIssue Hl7MshMessageTypeIsMissing = null;">
            <text:p>public PotentialIssue Hl7MshMessageTypeIsMissing = null;</text:p>
          </table:table-cell>
          <table:table-cell table:formula="of:=[.B20]&amp;&quot; = getPotentialIssue(session, &quot;&amp;CHAR(34)&amp;[.I20]&amp;CHAR(34)&amp;&quot;, &quot;&amp;CHAR(34)&amp;SUBSTITUTE([.J20];&quot;''&quot;;&quot;'&quot;)&amp;CHAR(34)&amp;&quot;, &quot;&amp;CHAR(34)&amp;[.K20]&amp;CHAR(34)&amp;&quot;, &quot;&amp;CHAR(34)&amp;[.L20]&amp;CHAR(34)&amp;&quot;);&quot;" office:value-type="string" office:string-value="Hl7MshMessageTypeIsMissing = getPotentialIssue(session, &quot;HL7 MSH&quot;, &quot;message type&quot;, &quot;is missing&quot;, &quot;&quot;);">
            <text:p>Hl7MshMessageTypeIsMissing = getPotentialIssue(session, "HL7 MSH", "message type", "is missing", "");</text:p>
          </table:table-cell>
          <table:table-cell table:formula="of:=&quot;assertNotNull(pi.&quot;&amp;[.B20]&amp;&quot;);&quot;" office:value-type="string" office:string-value="assertNotNull(pi.Hl7MshMessageTypeIsMissing);">
            <text:p>assertNotNull(pi.Hl7MshMessageTypeIsMissing);</text:p>
          </table:table-cell>
          <table:table-cell table:formula="of:=UPPER(SUBSTITUTE(SUBSTITUTE(SUBSTITUTE([.I20];&quot; &quot;;&quot;_&quot;);&quot;'&quot;;&quot;&quot;);&quot;-&quot;;&quot;_&quot;)&amp;&quot;_&quot;&amp;SUBSTITUTE(SUBSTITUTE(SUBSTITUTE([.J20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19]=[.J20];[.I19]=[.I20]);&quot;&quot;;[.F20]&amp;&quot;,&quot;)" office:value-type="string" office:string-value="HL7_MSH_MESSAGE_TYPE,">
            <text:p>HL7_MSH_MESSAGE_TYPE,</text:p>
          </table:table-cell>
          <table:table-cell table:formula="of:=&quot;addToFieldIssueMap(Field.&quot;&amp;[.F20]&amp;&quot;, &quot;&amp;[.B20]&amp;&quot;);&quot;" office:value-type="string" office:string-value="addToFieldIssueMap(Field.HL7_MSH_MESSAGE_TYPE, Hl7MshMessageTypeIsMissing);">
            <text:p>addToFieldIssueMap(Field.HL7_MSH_MESSAGE_TYPE, Hl7MshMessageTypeIsMissing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]&amp;&quot;, '&quot;&amp;[.I20]&amp;&quot;', '&quot;&amp;[.J20]&amp;&quot;', '&quot;&amp;[.K20]&amp;&quot;', '&quot;&amp;[.L20]&amp;&quot;', '&quot;&amp;[.M20]&amp;&quot;', '&quot;&amp;[.N20]&amp;&quot;');&quot;" office:value-type="string" office:string-value="INSERT INTO dqa_potential_issue(issue_id, target_object, target_field, issue_type, field_value, default_action_code, change_priority) VALUES (20, 'HL7 MSH', 'message type', 'is missing', '', 'W', 'May');">
            <text:p>INSERT INTO dqa_potential_issue(issue_id, target_object, target_field, issue_type, field_value, default_action_code, change_priority) VALUES (20, 'HL7 MSH', 'message type', 'is missing', '', 'W', 'May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table:formula="of:=SUBSTITUTE(SUBSTITUTE(SUBSTITUTE(SUBSTITUTE(PROPER([.I21])&amp;PROPER([.J21])&amp;PROPER([.K21])&amp;PROPER([.L21]);&quot; &quot;;&quot;&quot;);&quot;-&quot;;&quot;&quot;);&quot;.&quot;;&quot;_&quot;);&quot;'&quot;;&quot;&quot;)" office:value-type="string" office:string-value="Hl7MshMessageTypeIsUnrecognized">
            <text:p>Hl7MshMessageTypeIsUnrecognized</text:p>
          </table:table-cell>
          <table:table-cell table:formula="of:=&quot;public PotentialIssue &quot;&amp;[.B21]&amp;&quot; = null;&quot;" office:value-type="string" office:string-value="public PotentialIssue Hl7MshMessageTypeIsUnrecognized = null;">
            <text:p>public PotentialIssue Hl7MshMessageTypeIsUnrecognized = null;</text:p>
          </table:table-cell>
          <table:table-cell table:formula="of:=[.B21]&amp;&quot; = getPotentialIssue(session, &quot;&amp;CHAR(34)&amp;[.I21]&amp;CHAR(34)&amp;&quot;, &quot;&amp;CHAR(34)&amp;SUBSTITUTE([.J21];&quot;''&quot;;&quot;'&quot;)&amp;CHAR(34)&amp;&quot;, &quot;&amp;CHAR(34)&amp;[.K21]&amp;CHAR(34)&amp;&quot;, &quot;&amp;CHAR(34)&amp;[.L21]&amp;CHAR(34)&amp;&quot;);&quot;" office:value-type="string" office:string-value="Hl7MshMessageTypeIsUnrecognized = getPotentialIssue(session, &quot;HL7 MSH&quot;, &quot;message type&quot;, &quot;is unrecognized&quot;, &quot;&quot;);">
            <text:p>Hl7MshMessageTypeIsUnrecognized = getPotentialIssue(session, "HL7 MSH", "message type", "is unrecognized", "");</text:p>
          </table:table-cell>
          <table:table-cell table:formula="of:=&quot;assertNotNull(pi.&quot;&amp;[.B21]&amp;&quot;);&quot;" office:value-type="string" office:string-value="assertNotNull(pi.Hl7MshMessageTypeIsUnrecognized);">
            <text:p>assertNotNull(pi.Hl7MshMessageTypeIsUnrecognized);</text:p>
          </table:table-cell>
          <table:table-cell table:formula="of:=UPPER(SUBSTITUTE(SUBSTITUTE(SUBSTITUTE([.I21];&quot; &quot;;&quot;_&quot;);&quot;'&quot;;&quot;&quot;);&quot;-&quot;;&quot;_&quot;)&amp;&quot;_&quot;&amp;SUBSTITUTE(SUBSTITUTE(SUBSTITUTE([.J21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20]=[.J21];[.I20]=[.I21]);&quot;&quot;;[.F21]&amp;&quot;,&quot;)">
            <text:p/>
          </table:table-cell>
          <table:table-cell table:formula="of:=&quot;addToFieldIssueMap(Field.&quot;&amp;[.F21]&amp;&quot;, &quot;&amp;[.B21]&amp;&quot;);&quot;" office:value-type="string" office:string-value="addToFieldIssueMap(Field.HL7_MSH_MESSAGE_TYPE, Hl7MshMessageTypeIsUnrecognized);">
            <text:p>addToFieldIssueMap(Field.HL7_MSH_MESSAGE_TYPE, Hl7MshMessageTypeIsUnrecognized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1]&amp;&quot;, '&quot;&amp;[.I21]&amp;&quot;', '&quot;&amp;[.J21]&amp;&quot;', '&quot;&amp;[.K21]&amp;&quot;', '&quot;&amp;[.L21]&amp;&quot;', '&quot;&amp;[.M21]&amp;&quot;', '&quot;&amp;[.N21]&amp;&quot;');&quot;" office:value-type="string" office:string-value="INSERT INTO dqa_potential_issue(issue_id, target_object, target_field, issue_type, field_value, default_action_code, change_priority) VALUES (21, 'HL7 MSH', 'message type', 'is unrecognized', '', 'E', 'Blocked');">
            <text:p>INSERT INTO dqa_potential_issue(issue_id, target_object, target_field, issue_type, field_value, default_action_code, change_priority) VALUES (21, 'HL7 MSH', 'message type', 'is unrecognized', '', 'E', 'Blocked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table:formula="of:=SUBSTITUTE(SUBSTITUTE(SUBSTITUTE(SUBSTITUTE(PROPER([.I22])&amp;PROPER([.J22])&amp;PROPER([.K22])&amp;PROPER([.L22]);&quot; &quot;;&quot;&quot;);&quot;-&quot;;&quot;&quot;);&quot;.&quot;;&quot;_&quot;);&quot;'&quot;;&quot;&quot;)" office:value-type="string" office:string-value="Hl7MshMessageTypeIsUnsupported">
            <text:p>Hl7MshMessageTypeIsUnsupported</text:p>
          </table:table-cell>
          <table:table-cell table:formula="of:=&quot;public PotentialIssue &quot;&amp;[.B22]&amp;&quot; = null;&quot;" office:value-type="string" office:string-value="public PotentialIssue Hl7MshMessageTypeIsUnsupported = null;">
            <text:p>public PotentialIssue Hl7MshMessageTypeIsUnsupported = null;</text:p>
          </table:table-cell>
          <table:table-cell table:formula="of:=[.B22]&amp;&quot; = getPotentialIssue(session, &quot;&amp;CHAR(34)&amp;[.I22]&amp;CHAR(34)&amp;&quot;, &quot;&amp;CHAR(34)&amp;SUBSTITUTE([.J22];&quot;''&quot;;&quot;'&quot;)&amp;CHAR(34)&amp;&quot;, &quot;&amp;CHAR(34)&amp;[.K22]&amp;CHAR(34)&amp;&quot;, &quot;&amp;CHAR(34)&amp;[.L22]&amp;CHAR(34)&amp;&quot;);&quot;" office:value-type="string" office:string-value="Hl7MshMessageTypeIsUnsupported = getPotentialIssue(session, &quot;HL7 MSH&quot;, &quot;message type&quot;, &quot;is unsupported&quot;, &quot;&quot;);">
            <text:p>Hl7MshMessageTypeIsUnsupported = getPotentialIssue(session, "HL7 MSH", "message type", "is unsupported", "");</text:p>
          </table:table-cell>
          <table:table-cell table:formula="of:=&quot;assertNotNull(pi.&quot;&amp;[.B22]&amp;&quot;);&quot;" office:value-type="string" office:string-value="assertNotNull(pi.Hl7MshMessageTypeIsUnsupported);">
            <text:p>assertNotNull(pi.Hl7MshMessageTypeIsUnsupported);</text:p>
          </table:table-cell>
          <table:table-cell table:formula="of:=UPPER(SUBSTITUTE(SUBSTITUTE(SUBSTITUTE([.I22];&quot; &quot;;&quot;_&quot;);&quot;'&quot;;&quot;&quot;);&quot;-&quot;;&quot;_&quot;)&amp;&quot;_&quot;&amp;SUBSTITUTE(SUBSTITUTE(SUBSTITUTE([.J22];&quot; &quot;;&quot;_&quot;);&quot;'&quot;;&quot;&quot;);&quot;-&quot;;&quot;_&quot;))" office:value-type="string" office:string-value="HL7_MSH_MESSAGE_TYPE">
            <text:p>HL7_MSH_MESSAGE_TYPE</text:p>
          </table:table-cell>
          <table:table-cell table:formula="of:=IF(AND([.J21]=[.J22];[.I21]=[.I22]);&quot;&quot;;[.F22]&amp;&quot;,&quot;)">
            <text:p/>
          </table:table-cell>
          <table:table-cell table:formula="of:=&quot;addToFieldIssueMap(Field.&quot;&amp;[.F22]&amp;&quot;, &quot;&amp;[.B22]&amp;&quot;);&quot;" office:value-type="string" office:string-value="addToFieldIssueMap(Field.HL7_MSH_MESSAGE_TYPE, Hl7MshMessageTypeIsUnsupported);">
            <text:p>addToFieldIssueMap(Field.HL7_MSH_MESSAGE_TYPE, Hl7MshMessageTypeIsUnsupported);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suppor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2]&amp;&quot;, '&quot;&amp;[.I22]&amp;&quot;', '&quot;&amp;[.J22]&amp;&quot;', '&quot;&amp;[.K22]&amp;&quot;', '&quot;&amp;[.L22]&amp;&quot;', '&quot;&amp;[.M22]&amp;&quot;', '&quot;&amp;[.N22]&amp;&quot;');&quot;" office:value-type="string" office:string-value="INSERT INTO dqa_potential_issue(issue_id, target_object, target_field, issue_type, field_value, default_action_code, change_priority) VALUES (22, 'HL7 MSH', 'message type', 'is unsupported', '', 'E', 'Blocked');">
            <text:p>INSERT INTO dqa_potential_issue(issue_id, target_object, target_field, issue_type, field_value, default_action_code, change_priority) VALUES (22, 'HL7 MSH', 'message type', 'is unsupported', '', 'E', 'Blocked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table:formula="of:=SUBSTITUTE(SUBSTITUTE(SUBSTITUTE(SUBSTITUTE(PROPER([.I23])&amp;PROPER([.J23])&amp;PROPER([.K23])&amp;PROPER([.L23]);&quot; &quot;;&quot;&quot;);&quot;-&quot;;&quot;&quot;);&quot;.&quot;;&quot;_&quot;);&quot;'&quot;;&quot;&quot;)" office:value-type="string" office:string-value="Hl7MshProcessingIdIsMissing">
            <text:p>Hl7MshProcessingIdIsMissing</text:p>
          </table:table-cell>
          <table:table-cell table:formula="of:=&quot;public PotentialIssue &quot;&amp;[.B23]&amp;&quot; = null;&quot;" office:value-type="string" office:string-value="public PotentialIssue Hl7MshProcessingIdIsMissing = null;">
            <text:p>public PotentialIssue Hl7MshProcessingIdIsMissing = null;</text:p>
          </table:table-cell>
          <table:table-cell table:formula="of:=[.B23]&amp;&quot; = getPotentialIssue(session, &quot;&amp;CHAR(34)&amp;[.I23]&amp;CHAR(34)&amp;&quot;, &quot;&amp;CHAR(34)&amp;SUBSTITUTE([.J23];&quot;''&quot;;&quot;'&quot;)&amp;CHAR(34)&amp;&quot;, &quot;&amp;CHAR(34)&amp;[.K23]&amp;CHAR(34)&amp;&quot;, &quot;&amp;CHAR(34)&amp;[.L23]&amp;CHAR(34)&amp;&quot;);&quot;" office:value-type="string" office:string-value="Hl7MshProcessingIdIsMissing = getPotentialIssue(session, &quot;HL7 MSH&quot;, &quot;processing id&quot;, &quot;is missing&quot;, &quot;&quot;);">
            <text:p>Hl7MshProcessingIdIsMissing = getPotentialIssue(session, "HL7 MSH", "processing id", "is missing", "");</text:p>
          </table:table-cell>
          <table:table-cell table:formula="of:=&quot;assertNotNull(pi.&quot;&amp;[.B23]&amp;&quot;);&quot;" office:value-type="string" office:string-value="assertNotNull(pi.Hl7MshProcessingIdIsMissing);">
            <text:p>assertNotNull(pi.Hl7MshProcessingIdIsMissing);</text:p>
          </table:table-cell>
          <table:table-cell table:formula="of:=UPPER(SUBSTITUTE(SUBSTITUTE(SUBSTITUTE([.I23];&quot; &quot;;&quot;_&quot;);&quot;'&quot;;&quot;&quot;);&quot;-&quot;;&quot;_&quot;)&amp;&quot;_&quot;&amp;SUBSTITUTE(SUBSTITUTE(SUBSTITUTE([.J23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2]=[.J23];[.I22]=[.I23]);&quot;&quot;;[.F23]&amp;&quot;,&quot;)" office:value-type="string" office:string-value="HL7_MSH_PROCESSING_ID,">
            <text:p>HL7_MSH_PROCESSING_ID,</text:p>
          </table:table-cell>
          <table:table-cell table:formula="of:=&quot;addToFieldIssueMap(Field.&quot;&amp;[.F23]&amp;&quot;, &quot;&amp;[.B23]&amp;&quot;);&quot;" office:value-type="string" office:string-value="addToFieldIssueMap(Field.HL7_MSH_PROCESSING_ID, Hl7MshProcessingIdIsMissing);">
            <text:p>addToFieldIssueMap(Field.HL7_MSH_PROCESSING_ID, Hl7MshProcessingIdIsMissin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3]&amp;&quot;, '&quot;&amp;[.I23]&amp;&quot;', '&quot;&amp;[.J23]&amp;&quot;', '&quot;&amp;[.K23]&amp;&quot;', '&quot;&amp;[.L23]&amp;&quot;', '&quot;&amp;[.M23]&amp;&quot;', '&quot;&amp;[.N23]&amp;&quot;');&quot;" office:value-type="string" office:string-value="INSERT INTO dqa_potential_issue(issue_id, target_object, target_field, issue_type, field_value, default_action_code, change_priority) VALUES (23, 'HL7 MSH', 'processing id', 'is missing', '', 'A', 'May');">
            <text:p>INSERT INTO dqa_potential_issue(issue_id, target_object, target_field, issue_type, field_value, default_action_code, change_priority) VALUES (23, 'HL7 MSH', 'processing id', 'is missing', '', 'A', 'May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table:formula="of:=SUBSTITUTE(SUBSTITUTE(SUBSTITUTE(SUBSTITUTE(PROPER([.I24])&amp;PROPER([.J24])&amp;PROPER([.K24])&amp;PROPER([.L24]);&quot; &quot;;&quot;&quot;);&quot;-&quot;;&quot;&quot;);&quot;.&quot;;&quot;_&quot;);&quot;'&quot;;&quot;&quot;)" office:value-type="string" office:string-value="Hl7MshProcessingIdIsValuedAsDebug">
            <text:p>Hl7MshProcessingIdIsValuedAsDebug</text:p>
          </table:table-cell>
          <table:table-cell table:formula="of:=&quot;public PotentialIssue &quot;&amp;[.B24]&amp;&quot; = null;&quot;" office:value-type="string" office:string-value="public PotentialIssue Hl7MshProcessingIdIsValuedAsDebug = null;">
            <text:p>public PotentialIssue Hl7MshProcessingIdIsValuedAsDebug = null;</text:p>
          </table:table-cell>
          <table:table-cell table:formula="of:=[.B24]&amp;&quot; = getPotentialIssue(session, &quot;&amp;CHAR(34)&amp;[.I24]&amp;CHAR(34)&amp;&quot;, &quot;&amp;CHAR(34)&amp;SUBSTITUTE([.J24];&quot;''&quot;;&quot;'&quot;)&amp;CHAR(34)&amp;&quot;, &quot;&amp;CHAR(34)&amp;[.K24]&amp;CHAR(34)&amp;&quot;, &quot;&amp;CHAR(34)&amp;[.L24]&amp;CHAR(34)&amp;&quot;);&quot;" office:value-type="string" office:string-value="Hl7MshProcessingIdIsValuedAsDebug = getPotentialIssue(session, &quot;HL7 MSH&quot;, &quot;processing id&quot;, &quot;is valued as&quot;, &quot;debug&quot;);">
            <text:p>Hl7MshProcessingIdIsValuedAsDebug = getPotentialIssue(session, "HL7 MSH", "processing id", "is valued as", "debug");</text:p>
          </table:table-cell>
          <table:table-cell table:formula="of:=&quot;assertNotNull(pi.&quot;&amp;[.B24]&amp;&quot;);&quot;" office:value-type="string" office:string-value="assertNotNull(pi.Hl7MshProcessingIdIsValuedAsDebug);">
            <text:p>assertNotNull(pi.Hl7MshProcessingIdIsValuedAsDebug);</text:p>
          </table:table-cell>
          <table:table-cell table:formula="of:=UPPER(SUBSTITUTE(SUBSTITUTE(SUBSTITUTE([.I24];&quot; &quot;;&quot;_&quot;);&quot;'&quot;;&quot;&quot;);&quot;-&quot;;&quot;_&quot;)&amp;&quot;_&quot;&amp;SUBSTITUTE(SUBSTITUTE(SUBSTITUTE([.J24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3]=[.J24];[.I23]=[.I24]);&quot;&quot;;[.F24]&amp;&quot;,&quot;)">
            <text:p/>
          </table:table-cell>
          <table:table-cell table:formula="of:=&quot;addToFieldIssueMap(Field.&quot;&amp;[.F24]&amp;&quot;, &quot;&amp;[.B24]&amp;&quot;);&quot;" office:value-type="string" office:string-value="addToFieldIssueMap(Field.HL7_MSH_PROCESSING_ID, Hl7MshProcessingIdIsValuedAsDebug);">
            <text:p>addToFieldIssueMap(Field.HL7_MSH_PROCESSING_ID, Hl7MshProcessingIdIsValuedAsDebu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debu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]&amp;&quot;, '&quot;&amp;[.I24]&amp;&quot;', '&quot;&amp;[.J24]&amp;&quot;', '&quot;&amp;[.K24]&amp;&quot;', '&quot;&amp;[.L24]&amp;&quot;', '&quot;&amp;[.M24]&amp;&quot;', '&quot;&amp;[.N24]&amp;&quot;');&quot;" office:value-type="string" office:string-value="INSERT INTO dqa_potential_issue(issue_id, target_object, target_field, issue_type, field_value, default_action_code, change_priority) VALUES (24, 'HL7 MSH', 'processing id', 'is valued as', 'debug', 'A', 'May');">
            <text:p>INSERT INTO dqa_potential_issue(issue_id, target_object, target_field, issue_type, field_value, default_action_code, change_priority) VALUES (24, 'HL7 MSH', 'processing id', 'is valued as', 'debug', 'A', 'May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table:formula="of:=SUBSTITUTE(SUBSTITUTE(SUBSTITUTE(SUBSTITUTE(PROPER([.I25])&amp;PROPER([.J25])&amp;PROPER([.K25])&amp;PROPER([.L25]);&quot; &quot;;&quot;&quot;);&quot;-&quot;;&quot;&quot;);&quot;.&quot;;&quot;_&quot;);&quot;'&quot;;&quot;&quot;)" office:value-type="string" office:string-value="Hl7MshProcessingIdIsValuedAsProduction">
            <text:p>Hl7MshProcessingIdIsValuedAsProduction</text:p>
          </table:table-cell>
          <table:table-cell table:formula="of:=&quot;public PotentialIssue &quot;&amp;[.B25]&amp;&quot; = null;&quot;" office:value-type="string" office:string-value="public PotentialIssue Hl7MshProcessingIdIsValuedAsProduction = null;">
            <text:p>public PotentialIssue Hl7MshProcessingIdIsValuedAsProduction = null;</text:p>
          </table:table-cell>
          <table:table-cell table:formula="of:=[.B25]&amp;&quot; = getPotentialIssue(session, &quot;&amp;CHAR(34)&amp;[.I25]&amp;CHAR(34)&amp;&quot;, &quot;&amp;CHAR(34)&amp;SUBSTITUTE([.J25];&quot;''&quot;;&quot;'&quot;)&amp;CHAR(34)&amp;&quot;, &quot;&amp;CHAR(34)&amp;[.K25]&amp;CHAR(34)&amp;&quot;, &quot;&amp;CHAR(34)&amp;[.L25]&amp;CHAR(34)&amp;&quot;);&quot;" office:value-type="string" office:string-value="Hl7MshProcessingIdIsValuedAsProduction = getPotentialIssue(session, &quot;HL7 MSH&quot;, &quot;processing id&quot;, &quot;is valued as&quot;, &quot;production&quot;);">
            <text:p>Hl7MshProcessingIdIsValuedAsProduction = getPotentialIssue(session, "HL7 MSH", "processing id", "is valued as", "production");</text:p>
          </table:table-cell>
          <table:table-cell table:formula="of:=&quot;assertNotNull(pi.&quot;&amp;[.B25]&amp;&quot;);&quot;" office:value-type="string" office:string-value="assertNotNull(pi.Hl7MshProcessingIdIsValuedAsProduction);">
            <text:p>assertNotNull(pi.Hl7MshProcessingIdIsValuedAsProduction);</text:p>
          </table:table-cell>
          <table:table-cell table:formula="of:=UPPER(SUBSTITUTE(SUBSTITUTE(SUBSTITUTE([.I25];&quot; &quot;;&quot;_&quot;);&quot;'&quot;;&quot;&quot;);&quot;-&quot;;&quot;_&quot;)&amp;&quot;_&quot;&amp;SUBSTITUTE(SUBSTITUTE(SUBSTITUTE([.J25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4]=[.J25];[.I24]=[.I25]);&quot;&quot;;[.F25]&amp;&quot;,&quot;)">
            <text:p/>
          </table:table-cell>
          <table:table-cell table:formula="of:=&quot;addToFieldIssueMap(Field.&quot;&amp;[.F25]&amp;&quot;, &quot;&amp;[.B25]&amp;&quot;);&quot;" office:value-type="string" office:string-value="addToFieldIssueMap(Field.HL7_MSH_PROCESSING_ID, Hl7MshProcessingIdIsValuedAsProduction);">
            <text:p>addToFieldIssueMap(Field.HL7_MSH_PROCESSING_ID, Hl7MshProcessingIdIsValuedAsProduction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productio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]&amp;&quot;, '&quot;&amp;[.I25]&amp;&quot;', '&quot;&amp;[.J25]&amp;&quot;', '&quot;&amp;[.K25]&amp;&quot;', '&quot;&amp;[.L25]&amp;&quot;', '&quot;&amp;[.M25]&amp;&quot;', '&quot;&amp;[.N25]&amp;&quot;');&quot;" office:value-type="string" office:string-value="INSERT INTO dqa_potential_issue(issue_id, target_object, target_field, issue_type, field_value, default_action_code, change_priority) VALUES (25, 'HL7 MSH', 'processing id', 'is valued as', 'production', 'A', 'May');">
            <text:p>INSERT INTO dqa_potential_issue(issue_id, target_object, target_field, issue_type, field_value, default_action_code, change_priority) VALUES (25, 'HL7 MSH', 'processing id', 'is valued as', 'production', 'A', 'May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table:formula="of:=SUBSTITUTE(SUBSTITUTE(SUBSTITUTE(SUBSTITUTE(PROPER([.I26])&amp;PROPER([.J26])&amp;PROPER([.K26])&amp;PROPER([.L26]);&quot; &quot;;&quot;&quot;);&quot;-&quot;;&quot;&quot;);&quot;.&quot;;&quot;_&quot;);&quot;'&quot;;&quot;&quot;)" office:value-type="string" office:string-value="Hl7MshProcessingIdIsValuedAsTraining">
            <text:p>Hl7MshProcessingIdIsValuedAsTraining</text:p>
          </table:table-cell>
          <table:table-cell table:formula="of:=&quot;public PotentialIssue &quot;&amp;[.B26]&amp;&quot; = null;&quot;" office:value-type="string" office:string-value="public PotentialIssue Hl7MshProcessingIdIsValuedAsTraining = null;">
            <text:p>public PotentialIssue Hl7MshProcessingIdIsValuedAsTraining = null;</text:p>
          </table:table-cell>
          <table:table-cell table:formula="of:=[.B26]&amp;&quot; = getPotentialIssue(session, &quot;&amp;CHAR(34)&amp;[.I26]&amp;CHAR(34)&amp;&quot;, &quot;&amp;CHAR(34)&amp;SUBSTITUTE([.J26];&quot;''&quot;;&quot;'&quot;)&amp;CHAR(34)&amp;&quot;, &quot;&amp;CHAR(34)&amp;[.K26]&amp;CHAR(34)&amp;&quot;, &quot;&amp;CHAR(34)&amp;[.L26]&amp;CHAR(34)&amp;&quot;);&quot;" office:value-type="string" office:string-value="Hl7MshProcessingIdIsValuedAsTraining = getPotentialIssue(session, &quot;HL7 MSH&quot;, &quot;processing id&quot;, &quot;is valued as&quot;, &quot;training&quot;);">
            <text:p>Hl7MshProcessingIdIsValuedAsTraining = getPotentialIssue(session, "HL7 MSH", "processing id", "is valued as", "training");</text:p>
          </table:table-cell>
          <table:table-cell table:formula="of:=&quot;assertNotNull(pi.&quot;&amp;[.B26]&amp;&quot;);&quot;" office:value-type="string" office:string-value="assertNotNull(pi.Hl7MshProcessingIdIsValuedAsTraining);">
            <text:p>assertNotNull(pi.Hl7MshProcessingIdIsValuedAsTraining);</text:p>
          </table:table-cell>
          <table:table-cell table:formula="of:=UPPER(SUBSTITUTE(SUBSTITUTE(SUBSTITUTE([.I26];&quot; &quot;;&quot;_&quot;);&quot;'&quot;;&quot;&quot;);&quot;-&quot;;&quot;_&quot;)&amp;&quot;_&quot;&amp;SUBSTITUTE(SUBSTITUTE(SUBSTITUTE([.J26];&quot; &quot;;&quot;_&quot;);&quot;'&quot;;&quot;&quot;);&quot;-&quot;;&quot;_&quot;))" office:value-type="string" office:string-value="HL7_MSH_PROCESSING_ID">
            <text:p>HL7_MSH_PROCESSING_ID</text:p>
          </table:table-cell>
          <table:table-cell table:formula="of:=IF(AND([.J25]=[.J26];[.I25]=[.I26]);&quot;&quot;;[.F26]&amp;&quot;,&quot;)">
            <text:p/>
          </table:table-cell>
          <table:table-cell table:formula="of:=&quot;addToFieldIssueMap(Field.&quot;&amp;[.F26]&amp;&quot;, &quot;&amp;[.B26]&amp;&quot;);&quot;" office:value-type="string" office:string-value="addToFieldIssueMap(Field.HL7_MSH_PROCESSING_ID, Hl7MshProcessingIdIsValuedAsTraining);">
            <text:p>addToFieldIssueMap(Field.HL7_MSH_PROCESSING_ID, Hl7MshProcessingIdIsValuedAsTraining);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trainin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]&amp;&quot;, '&quot;&amp;[.I26]&amp;&quot;', '&quot;&amp;[.J26]&amp;&quot;', '&quot;&amp;[.K26]&amp;&quot;', '&quot;&amp;[.L26]&amp;&quot;', '&quot;&amp;[.M26]&amp;&quot;', '&quot;&amp;[.N26]&amp;&quot;');&quot;" office:value-type="string" office:string-value="INSERT INTO dqa_potential_issue(issue_id, target_object, target_field, issue_type, field_value, default_action_code, change_priority) VALUES (26, 'HL7 MSH', 'processing id', 'is valued as', 'training', 'A', 'May');">
            <text:p>INSERT INTO dqa_potential_issue(issue_id, target_object, target_field, issue_type, field_value, default_action_code, change_priority) VALUES (26, 'HL7 MSH', 'processing id', 'is valued as', 'training', 'A', 'May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table:formula="of:=SUBSTITUTE(SUBSTITUTE(SUBSTITUTE(SUBSTITUTE(PROPER([.I27])&amp;PROPER([.J27])&amp;PROPER([.K27])&amp;PROPER([.L27]);&quot; &quot;;&quot;&quot;);&quot;-&quot;;&quot;&quot;);&quot;.&quot;;&quot;_&quot;);&quot;'&quot;;&quot;&quot;)" office:value-type="string" office:string-value="Hl7MshProfileIdIsMissing">
            <text:p>Hl7MshProfileIdIsMissing</text:p>
          </table:table-cell>
          <table:table-cell table:formula="of:=&quot;public PotentialIssue &quot;&amp;[.B27]&amp;&quot; = null;&quot;" office:value-type="string" office:string-value="public PotentialIssue Hl7MshProfileIdIsMissing = null;">
            <text:p>public PotentialIssue Hl7MshProfileIdIsMissing = null;</text:p>
          </table:table-cell>
          <table:table-cell table:formula="of:=[.B27]&amp;&quot; = getPotentialIssue(session, &quot;&amp;CHAR(34)&amp;[.I27]&amp;CHAR(34)&amp;&quot;, &quot;&amp;CHAR(34)&amp;SUBSTITUTE([.J27];&quot;''&quot;;&quot;'&quot;)&amp;CHAR(34)&amp;&quot;, &quot;&amp;CHAR(34)&amp;[.K27]&amp;CHAR(34)&amp;&quot;, &quot;&amp;CHAR(34)&amp;[.L27]&amp;CHAR(34)&amp;&quot;);&quot;" office:value-type="string" office:string-value="Hl7MshProfileIdIsMissing = getPotentialIssue(session, &quot;HL7 MSH&quot;, &quot;profile id&quot;, &quot;is missing&quot;, &quot;&quot;);">
            <text:p>Hl7MshProfileIdIsMissing = getPotentialIssue(session, "HL7 MSH", "profile id", "is missing", "");</text:p>
          </table:table-cell>
          <table:table-cell table:formula="of:=&quot;assertNotNull(pi.&quot;&amp;[.B27]&amp;&quot;);&quot;" office:value-type="string" office:string-value="assertNotNull(pi.Hl7MshProfileIdIsMissing);">
            <text:p>assertNotNull(pi.Hl7MshProfileIdIsMissing);</text:p>
          </table:table-cell>
          <table:table-cell table:formula="of:=UPPER(SUBSTITUTE(SUBSTITUTE(SUBSTITUTE([.I27];&quot; &quot;;&quot;_&quot;);&quot;'&quot;;&quot;&quot;);&quot;-&quot;;&quot;_&quot;)&amp;&quot;_&quot;&amp;SUBSTITUTE(SUBSTITUTE(SUBSTITUTE([.J27];&quot; &quot;;&quot;_&quot;);&quot;'&quot;;&quot;&quot;);&quot;-&quot;;&quot;_&quot;))" office:value-type="string" office:string-value="HL7_MSH_PROFILE_ID">
            <text:p>HL7_MSH_PROFILE_ID</text:p>
          </table:table-cell>
          <table:table-cell table:formula="of:=IF(AND([.J26]=[.J27];[.I26]=[.I27]);&quot;&quot;;[.F27]&amp;&quot;,&quot;)" office:value-type="string" office:string-value="HL7_MSH_PROFILE_ID,">
            <text:p>HL7_MSH_PROFILE_ID,</text:p>
          </table:table-cell>
          <table:table-cell table:formula="of:=&quot;addToFieldIssueMap(Field.&quot;&amp;[.F27]&amp;&quot;, &quot;&amp;[.B27]&amp;&quot;);&quot;" office:value-type="string" office:string-value="addToFieldIssueMap(Field.HL7_MSH_PROFILE_ID, Hl7MshProfileIdIsMissing);">
            <text:p>addToFieldIssueMap(Field.HL7_MSH_PROFILE_ID, Hl7MshProfileIdIsMissing);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]&amp;&quot;, '&quot;&amp;[.I27]&amp;&quot;', '&quot;&amp;[.J27]&amp;&quot;', '&quot;&amp;[.K27]&amp;&quot;', '&quot;&amp;[.L27]&amp;&quot;', '&quot;&amp;[.M27]&amp;&quot;', '&quot;&amp;[.N27]&amp;&quot;');&quot;" office:value-type="string" office:string-value="INSERT INTO dqa_potential_issue(issue_id, target_object, target_field, issue_type, field_value, default_action_code, change_priority) VALUES (27, 'HL7 MSH', 'profile id', 'is missing', '', 'A', 'May');">
            <text:p>INSERT INTO dqa_potential_issue(issue_id, target_object, target_field, issue_type, field_value, default_action_code, change_priority) VALUES (27, 'HL7 MSH', 'profile id', 'is missing', '', 'A', 'May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table:formula="of:=SUBSTITUTE(SUBSTITUTE(SUBSTITUTE(SUBSTITUTE(PROPER([.I28])&amp;PROPER([.J28])&amp;PROPER([.K28])&amp;PROPER([.L28]);&quot; &quot;;&quot;&quot;);&quot;-&quot;;&quot;&quot;);&quot;.&quot;;&quot;_&quot;);&quot;'&quot;;&quot;&quot;)" office:value-type="string" office:string-value="Hl7MshProfileIdIsUnrecognized">
            <text:p>Hl7MshProfileIdIsUnrecognized</text:p>
          </table:table-cell>
          <table:table-cell table:formula="of:=&quot;public PotentialIssue &quot;&amp;[.B28]&amp;&quot; = null;&quot;" office:value-type="string" office:string-value="public PotentialIssue Hl7MshProfileIdIsUnrecognized = null;">
            <text:p>public PotentialIssue Hl7MshProfileIdIsUnrecognized = null;</text:p>
          </table:table-cell>
          <table:table-cell table:formula="of:=[.B28]&amp;&quot; = getPotentialIssue(session, &quot;&amp;CHAR(34)&amp;[.I28]&amp;CHAR(34)&amp;&quot;, &quot;&amp;CHAR(34)&amp;SUBSTITUTE([.J28];&quot;''&quot;;&quot;'&quot;)&amp;CHAR(34)&amp;&quot;, &quot;&amp;CHAR(34)&amp;[.K28]&amp;CHAR(34)&amp;&quot;, &quot;&amp;CHAR(34)&amp;[.L28]&amp;CHAR(34)&amp;&quot;);&quot;" office:value-type="string" office:string-value="Hl7MshProfileIdIsUnrecognized = getPotentialIssue(session, &quot;HL7 MSH&quot;, &quot;profile id&quot;, &quot;is unrecognized&quot;, &quot;&quot;);">
            <text:p>Hl7MshProfileIdIsUnrecognized = getPotentialIssue(session, "HL7 MSH", "profile id", "is unrecognized", "");</text:p>
          </table:table-cell>
          <table:table-cell table:formula="of:=&quot;assertNotNull(pi.&quot;&amp;[.B28]&amp;&quot;);&quot;" office:value-type="string" office:string-value="assertNotNull(pi.Hl7MshProfileIdIsUnrecognized);">
            <text:p>assertNotNull(pi.Hl7MshProfileIdIsUnrecognized);</text:p>
          </table:table-cell>
          <table:table-cell table:formula="of:=UPPER(SUBSTITUTE(SUBSTITUTE(SUBSTITUTE([.I28];&quot; &quot;;&quot;_&quot;);&quot;'&quot;;&quot;&quot;);&quot;-&quot;;&quot;_&quot;)&amp;&quot;_&quot;&amp;SUBSTITUTE(SUBSTITUTE(SUBSTITUTE([.J28];&quot; &quot;;&quot;_&quot;);&quot;'&quot;;&quot;&quot;);&quot;-&quot;;&quot;_&quot;))" office:value-type="string" office:string-value="HL7_MSH_PROFILE_ID">
            <text:p>HL7_MSH_PROFILE_ID</text:p>
          </table:table-cell>
          <table:table-cell table:formula="of:=IF(AND([.J27]=[.J28];[.I27]=[.I28]);&quot;&quot;;[.F28]&amp;&quot;,&quot;)">
            <text:p/>
          </table:table-cell>
          <table:table-cell table:formula="of:=&quot;addToFieldIssueMap(Field.&quot;&amp;[.F28]&amp;&quot;, &quot;&amp;[.B28]&amp;&quot;);&quot;" office:value-type="string" office:string-value="addToFieldIssueMap(Field.HL7_MSH_PROFILE_ID, Hl7MshProfileIdIsUnrecognized);">
            <text:p>addToFieldIssueMap(Field.HL7_MSH_PROFILE_ID, Hl7MshProfileIdIsUnrecognized);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]&amp;&quot;, '&quot;&amp;[.I28]&amp;&quot;', '&quot;&amp;[.J28]&amp;&quot;', '&quot;&amp;[.K28]&amp;&quot;', '&quot;&amp;[.L28]&amp;&quot;', '&quot;&amp;[.M28]&amp;&quot;', '&quot;&amp;[.N28]&amp;&quot;');&quot;" office:value-type="string" office:string-value="INSERT INTO dqa_potential_issue(issue_id, target_object, target_field, issue_type, field_value, default_action_code, change_priority) VALUES (28, 'HL7 MSH', 'profile id', 'is unrecognized', '', 'A', 'May');">
            <text:p>INSERT INTO dqa_potential_issue(issue_id, target_object, target_field, issue_type, field_value, default_action_code, change_priority) VALUES (28, 'HL7 MSH', 'profile id', 'is unrecognized', '', 'A', 'May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table:formula="of:=SUBSTITUTE(SUBSTITUTE(SUBSTITUTE(SUBSTITUTE(PROPER([.I29])&amp;PROPER([.J29])&amp;PROPER([.K29])&amp;PROPER([.L29]);&quot; &quot;;&quot;&quot;);&quot;-&quot;;&quot;&quot;);&quot;.&quot;;&quot;_&quot;);&quot;'&quot;;&quot;&quot;)" office:value-type="string" office:string-value="Hl7MshReceivingApplicationIsInvalid">
            <text:p>Hl7MshReceivingApplicationIsInvalid</text:p>
          </table:table-cell>
          <table:table-cell table:formula="of:=&quot;public PotentialIssue &quot;&amp;[.B29]&amp;&quot; = null;&quot;" office:value-type="string" office:string-value="public PotentialIssue Hl7MshReceivingApplicationIsInvalid = null;">
            <text:p>public PotentialIssue Hl7MshReceivingApplicationIsInvalid = null;</text:p>
          </table:table-cell>
          <table:table-cell table:formula="of:=[.B29]&amp;&quot; = getPotentialIssue(session, &quot;&amp;CHAR(34)&amp;[.I29]&amp;CHAR(34)&amp;&quot;, &quot;&amp;CHAR(34)&amp;SUBSTITUTE([.J29];&quot;''&quot;;&quot;'&quot;)&amp;CHAR(34)&amp;&quot;, &quot;&amp;CHAR(34)&amp;[.K29]&amp;CHAR(34)&amp;&quot;, &quot;&amp;CHAR(34)&amp;[.L29]&amp;CHAR(34)&amp;&quot;);&quot;" office:value-type="string" office:string-value="Hl7MshReceivingApplicationIsInvalid = getPotentialIssue(session, &quot;HL7 MSH&quot;, &quot;receiving application&quot;, &quot;is invalid&quot;, &quot;&quot;);">
            <text:p>Hl7MshReceivingApplicationIsInvalid = getPotentialIssue(session, "HL7 MSH", "receiving application", "is invalid", "");</text:p>
          </table:table-cell>
          <table:table-cell table:formula="of:=&quot;assertNotNull(pi.&quot;&amp;[.B29]&amp;&quot;);&quot;" office:value-type="string" office:string-value="assertNotNull(pi.Hl7MshReceivingApplicationIsInvalid);">
            <text:p>assertNotNull(pi.Hl7MshReceivingApplicationIsInvalid);</text:p>
          </table:table-cell>
          <table:table-cell table:formula="of:=UPPER(SUBSTITUTE(SUBSTITUTE(SUBSTITUTE([.I29];&quot; &quot;;&quot;_&quot;);&quot;'&quot;;&quot;&quot;);&quot;-&quot;;&quot;_&quot;)&amp;&quot;_&quot;&amp;SUBSTITUTE(SUBSTITUTE(SUBSTITUTE([.J29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table:formula="of:=IF(AND([.J28]=[.J29];[.I28]=[.I29]);&quot;&quot;;[.F29]&amp;&quot;,&quot;)" office:value-type="string" office:string-value="HL7_MSH_RECEIVING_APPLICATION,">
            <text:p>HL7_MSH_RECEIVING_APPLICATION,</text:p>
          </table:table-cell>
          <table:table-cell table:formula="of:=&quot;addToFieldIssueMap(Field.&quot;&amp;[.F29]&amp;&quot;, &quot;&amp;[.B29]&amp;&quot;);&quot;" office:value-type="string" office:string-value="addToFieldIssueMap(Field.HL7_MSH_RECEIVING_APPLICATION, Hl7MshReceivingApplicationIsInvalid);">
            <text:p>addToFieldIssueMap(Field.HL7_MSH_RECEIVING_APPLICATION, Hl7MshReceivingApplicationIsInvalid);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]&amp;&quot;, '&quot;&amp;[.I29]&amp;&quot;', '&quot;&amp;[.J29]&amp;&quot;', '&quot;&amp;[.K29]&amp;&quot;', '&quot;&amp;[.L29]&amp;&quot;', '&quot;&amp;[.M29]&amp;&quot;', '&quot;&amp;[.N29]&amp;&quot;');&quot;" office:value-type="string" office:string-value="INSERT INTO dqa_potential_issue(issue_id, target_object, target_field, issue_type, field_value, default_action_code, change_priority) VALUES (29, 'HL7 MSH', 'receiving application', 'is invalid', '', 'W', 'May');">
            <text:p>INSERT INTO dqa_potential_issue(issue_id, target_object, target_field, issue_type, field_value, default_action_code, change_priority) VALUES (29, 'HL7 MSH', 'receiving application', 'is invalid', '', 'W', 'May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table:formula="of:=SUBSTITUTE(SUBSTITUTE(SUBSTITUTE(SUBSTITUTE(PROPER([.I30])&amp;PROPER([.J30])&amp;PROPER([.K30])&amp;PROPER([.L30]);&quot; &quot;;&quot;&quot;);&quot;-&quot;;&quot;&quot;);&quot;.&quot;;&quot;_&quot;);&quot;'&quot;;&quot;&quot;)" office:value-type="string" office:string-value="Hl7MshReceivingApplicationIsMissing">
            <text:p>Hl7MshReceivingApplicationIsMissing</text:p>
          </table:table-cell>
          <table:table-cell table:formula="of:=&quot;public PotentialIssue &quot;&amp;[.B30]&amp;&quot; = null;&quot;" office:value-type="string" office:string-value="public PotentialIssue Hl7MshReceivingApplicationIsMissing = null;">
            <text:p>public PotentialIssue Hl7MshReceivingApplicationIsMissing = null;</text:p>
          </table:table-cell>
          <table:table-cell table:formula="of:=[.B30]&amp;&quot; = getPotentialIssue(session, &quot;&amp;CHAR(34)&amp;[.I30]&amp;CHAR(34)&amp;&quot;, &quot;&amp;CHAR(34)&amp;SUBSTITUTE([.J30];&quot;''&quot;;&quot;'&quot;)&amp;CHAR(34)&amp;&quot;, &quot;&amp;CHAR(34)&amp;[.K30]&amp;CHAR(34)&amp;&quot;, &quot;&amp;CHAR(34)&amp;[.L30]&amp;CHAR(34)&amp;&quot;);&quot;" office:value-type="string" office:string-value="Hl7MshReceivingApplicationIsMissing = getPotentialIssue(session, &quot;HL7 MSH&quot;, &quot;receiving application&quot;, &quot;is missing&quot;, &quot;&quot;);">
            <text:p>Hl7MshReceivingApplicationIsMissing = getPotentialIssue(session, "HL7 MSH", "receiving application", "is missing", "");</text:p>
          </table:table-cell>
          <table:table-cell table:formula="of:=&quot;assertNotNull(pi.&quot;&amp;[.B30]&amp;&quot;);&quot;" office:value-type="string" office:string-value="assertNotNull(pi.Hl7MshReceivingApplicationIsMissing);">
            <text:p>assertNotNull(pi.Hl7MshReceivingApplicationIsMissing);</text:p>
          </table:table-cell>
          <table:table-cell table:formula="of:=UPPER(SUBSTITUTE(SUBSTITUTE(SUBSTITUTE([.I30];&quot; &quot;;&quot;_&quot;);&quot;'&quot;;&quot;&quot;);&quot;-&quot;;&quot;_&quot;)&amp;&quot;_&quot;&amp;SUBSTITUTE(SUBSTITUTE(SUBSTITUTE([.J30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table:formula="of:=IF(AND([.J29]=[.J30];[.I29]=[.I30]);&quot;&quot;;[.F30]&amp;&quot;,&quot;)">
            <text:p/>
          </table:table-cell>
          <table:table-cell table:formula="of:=&quot;addToFieldIssueMap(Field.&quot;&amp;[.F30]&amp;&quot;, &quot;&amp;[.B30]&amp;&quot;);&quot;" office:value-type="string" office:string-value="addToFieldIssueMap(Field.HL7_MSH_RECEIVING_APPLICATION, Hl7MshReceivingApplicationIsMissing);">
            <text:p>addToFieldIssueMap(Field.HL7_MSH_RECEIVING_APPLICATION, Hl7MshReceivingApplicationIsMissing);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]&amp;&quot;, '&quot;&amp;[.I30]&amp;&quot;', '&quot;&amp;[.J30]&amp;&quot;', '&quot;&amp;[.K30]&amp;&quot;', '&quot;&amp;[.L30]&amp;&quot;', '&quot;&amp;[.M30]&amp;&quot;', '&quot;&amp;[.N30]&amp;&quot;');&quot;" office:value-type="string" office:string-value="INSERT INTO dqa_potential_issue(issue_id, target_object, target_field, issue_type, field_value, default_action_code, change_priority) VALUES (30, 'HL7 MSH', 'receiving application', 'is missing', '', 'A', 'May');">
            <text:p>INSERT INTO dqa_potential_issue(issue_id, target_object, target_field, issue_type, field_value, default_action_code, change_priority) VALUES (30, 'HL7 MSH', 'receiving application', 'is missing', '', 'A', 'May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table:formula="of:=SUBSTITUTE(SUBSTITUTE(SUBSTITUTE(SUBSTITUTE(PROPER([.I31])&amp;PROPER([.J31])&amp;PROPER([.K31])&amp;PROPER([.L31]);&quot; &quot;;&quot;&quot;);&quot;-&quot;;&quot;&quot;);&quot;.&quot;;&quot;_&quot;);&quot;'&quot;;&quot;&quot;)" office:value-type="string" office:string-value="Hl7MshReceivingFacilityIsInvalid">
            <text:p>Hl7MshReceivingFacilityIsInvalid</text:p>
          </table:table-cell>
          <table:table-cell table:formula="of:=&quot;public PotentialIssue &quot;&amp;[.B31]&amp;&quot; = null;&quot;" office:value-type="string" office:string-value="public PotentialIssue Hl7MshReceivingFacilityIsInvalid = null;">
            <text:p>public PotentialIssue Hl7MshReceivingFacilityIsInvalid = null;</text:p>
          </table:table-cell>
          <table:table-cell table:formula="of:=[.B31]&amp;&quot; = getPotentialIssue(session, &quot;&amp;CHAR(34)&amp;[.I31]&amp;CHAR(34)&amp;&quot;, &quot;&amp;CHAR(34)&amp;SUBSTITUTE([.J31];&quot;''&quot;;&quot;'&quot;)&amp;CHAR(34)&amp;&quot;, &quot;&amp;CHAR(34)&amp;[.K31]&amp;CHAR(34)&amp;&quot;, &quot;&amp;CHAR(34)&amp;[.L31]&amp;CHAR(34)&amp;&quot;);&quot;" office:value-type="string" office:string-value="Hl7MshReceivingFacilityIsInvalid = getPotentialIssue(session, &quot;HL7 MSH&quot;, &quot;receiving facility&quot;, &quot;is invalid&quot;, &quot;&quot;);">
            <text:p>Hl7MshReceivingFacilityIsInvalid = getPotentialIssue(session, "HL7 MSH", "receiving facility", "is invalid", "");</text:p>
          </table:table-cell>
          <table:table-cell table:formula="of:=&quot;assertNotNull(pi.&quot;&amp;[.B31]&amp;&quot;);&quot;" office:value-type="string" office:string-value="assertNotNull(pi.Hl7MshReceivingFacilityIsInvalid);">
            <text:p>assertNotNull(pi.Hl7MshReceivingFacilityIsInvalid);</text:p>
          </table:table-cell>
          <table:table-cell table:formula="of:=UPPER(SUBSTITUTE(SUBSTITUTE(SUBSTITUTE([.I31];&quot; &quot;;&quot;_&quot;);&quot;'&quot;;&quot;&quot;);&quot;-&quot;;&quot;_&quot;)&amp;&quot;_&quot;&amp;SUBSTITUTE(SUBSTITUTE(SUBSTITUTE([.J31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table:formula="of:=IF(AND([.J30]=[.J31];[.I30]=[.I31]);&quot;&quot;;[.F31]&amp;&quot;,&quot;)" office:value-type="string" office:string-value="HL7_MSH_RECEIVING_FACILITY,">
            <text:p>HL7_MSH_RECEIVING_FACILITY,</text:p>
          </table:table-cell>
          <table:table-cell table:formula="of:=&quot;addToFieldIssueMap(Field.&quot;&amp;[.F31]&amp;&quot;, &quot;&amp;[.B31]&amp;&quot;);&quot;" office:value-type="string" office:string-value="addToFieldIssueMap(Field.HL7_MSH_RECEIVING_FACILITY, Hl7MshReceivingFacilityIsInvalid);">
            <text:p>addToFieldIssueMap(Field.HL7_MSH_RECEIVING_FACILITY, Hl7MshReceivingFacilityIsInvalid);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]&amp;&quot;, '&quot;&amp;[.I31]&amp;&quot;', '&quot;&amp;[.J31]&amp;&quot;', '&quot;&amp;[.K31]&amp;&quot;', '&quot;&amp;[.L31]&amp;&quot;', '&quot;&amp;[.M31]&amp;&quot;', '&quot;&amp;[.N31]&amp;&quot;');&quot;" office:value-type="string" office:string-value="INSERT INTO dqa_potential_issue(issue_id, target_object, target_field, issue_type, field_value, default_action_code, change_priority) VALUES (31, 'HL7 MSH', 'receiving facility', 'is invalid', '', 'W', 'May');">
            <text:p>INSERT INTO dqa_potential_issue(issue_id, target_object, target_field, issue_type, field_value, default_action_code, change_priority) VALUES (31, 'HL7 MSH', 'receiving facility', 'is invalid', '', 'W', 'May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table:formula="of:=SUBSTITUTE(SUBSTITUTE(SUBSTITUTE(SUBSTITUTE(PROPER([.I32])&amp;PROPER([.J32])&amp;PROPER([.K32])&amp;PROPER([.L32]);&quot; &quot;;&quot;&quot;);&quot;-&quot;;&quot;&quot;);&quot;.&quot;;&quot;_&quot;);&quot;'&quot;;&quot;&quot;)" office:value-type="string" office:string-value="Hl7MshReceivingFacilityIsMissing">
            <text:p>Hl7MshReceivingFacilityIsMissing</text:p>
          </table:table-cell>
          <table:table-cell table:formula="of:=&quot;public PotentialIssue &quot;&amp;[.B32]&amp;&quot; = null;&quot;" office:value-type="string" office:string-value="public PotentialIssue Hl7MshReceivingFacilityIsMissing = null;">
            <text:p>public PotentialIssue Hl7MshReceivingFacilityIsMissing = null;</text:p>
          </table:table-cell>
          <table:table-cell table:formula="of:=[.B32]&amp;&quot; = getPotentialIssue(session, &quot;&amp;CHAR(34)&amp;[.I32]&amp;CHAR(34)&amp;&quot;, &quot;&amp;CHAR(34)&amp;SUBSTITUTE([.J32];&quot;''&quot;;&quot;'&quot;)&amp;CHAR(34)&amp;&quot;, &quot;&amp;CHAR(34)&amp;[.K32]&amp;CHAR(34)&amp;&quot;, &quot;&amp;CHAR(34)&amp;[.L32]&amp;CHAR(34)&amp;&quot;);&quot;" office:value-type="string" office:string-value="Hl7MshReceivingFacilityIsMissing = getPotentialIssue(session, &quot;HL7 MSH&quot;, &quot;receiving facility&quot;, &quot;is missing&quot;, &quot;&quot;);">
            <text:p>Hl7MshReceivingFacilityIsMissing = getPotentialIssue(session, "HL7 MSH", "receiving facility", "is missing", "");</text:p>
          </table:table-cell>
          <table:table-cell table:formula="of:=&quot;assertNotNull(pi.&quot;&amp;[.B32]&amp;&quot;);&quot;" office:value-type="string" office:string-value="assertNotNull(pi.Hl7MshReceivingFacilityIsMissing);">
            <text:p>assertNotNull(pi.Hl7MshReceivingFacilityIsMissing);</text:p>
          </table:table-cell>
          <table:table-cell table:formula="of:=UPPER(SUBSTITUTE(SUBSTITUTE(SUBSTITUTE([.I32];&quot; &quot;;&quot;_&quot;);&quot;'&quot;;&quot;&quot;);&quot;-&quot;;&quot;_&quot;)&amp;&quot;_&quot;&amp;SUBSTITUTE(SUBSTITUTE(SUBSTITUTE([.J32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table:formula="of:=IF(AND([.J31]=[.J32];[.I31]=[.I32]);&quot;&quot;;[.F32]&amp;&quot;,&quot;)">
            <text:p/>
          </table:table-cell>
          <table:table-cell table:formula="of:=&quot;addToFieldIssueMap(Field.&quot;&amp;[.F32]&amp;&quot;, &quot;&amp;[.B32]&amp;&quot;);&quot;" office:value-type="string" office:string-value="addToFieldIssueMap(Field.HL7_MSH_RECEIVING_FACILITY, Hl7MshReceivingFacilityIsMissing);">
            <text:p>addToFieldIssueMap(Field.HL7_MSH_RECEIVING_FACILITY, Hl7MshReceivingFacilityIsMissing);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2]&amp;&quot;, '&quot;&amp;[.I32]&amp;&quot;', '&quot;&amp;[.J32]&amp;&quot;', '&quot;&amp;[.K32]&amp;&quot;', '&quot;&amp;[.L32]&amp;&quot;', '&quot;&amp;[.M32]&amp;&quot;', '&quot;&amp;[.N32]&amp;&quot;');&quot;" office:value-type="string" office:string-value="INSERT INTO dqa_potential_issue(issue_id, target_object, target_field, issue_type, field_value, default_action_code, change_priority) VALUES (32, 'HL7 MSH', 'receiving facility', 'is missing', '', 'A', 'May');">
            <text:p>INSERT INTO dqa_potential_issue(issue_id, target_object, target_field, issue_type, field_value, default_action_code, change_priority) VALUES (32, 'HL7 MSH', 'receiving facility', 'is missing', '', 'A', 'May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table:formula="of:=SUBSTITUTE(SUBSTITUTE(SUBSTITUTE(SUBSTITUTE(PROPER([.I33])&amp;PROPER([.J33])&amp;PROPER([.K33])&amp;PROPER([.L33]);&quot; &quot;;&quot;&quot;);&quot;-&quot;;&quot;&quot;);&quot;.&quot;;&quot;_&quot;);&quot;'&quot;;&quot;&quot;)" office:value-type="string" office:string-value="Hl7MshSegmentIsMissing">
            <text:p>Hl7MshSegmentIsMissing</text:p>
          </table:table-cell>
          <table:table-cell table:formula="of:=&quot;public PotentialIssue &quot;&amp;[.B33]&amp;&quot; = null;&quot;" office:value-type="string" office:string-value="public PotentialIssue Hl7MshSegmentIsMissing = null;">
            <text:p>public PotentialIssue Hl7MshSegmentIsMissing = null;</text:p>
          </table:table-cell>
          <table:table-cell table:formula="of:=[.B33]&amp;&quot; = getPotentialIssue(session, &quot;&amp;CHAR(34)&amp;[.I33]&amp;CHAR(34)&amp;&quot;, &quot;&amp;CHAR(34)&amp;SUBSTITUTE([.J33];&quot;''&quot;;&quot;'&quot;)&amp;CHAR(34)&amp;&quot;, &quot;&amp;CHAR(34)&amp;[.K33]&amp;CHAR(34)&amp;&quot;, &quot;&amp;CHAR(34)&amp;[.L33]&amp;CHAR(34)&amp;&quot;);&quot;" office:value-type="string" office:string-value="Hl7MshSegmentIsMissing = getPotentialIssue(session, &quot;HL7 MSH&quot;, &quot;segment&quot;, &quot;is missing&quot;, &quot;&quot;);">
            <text:p>Hl7MshSegmentIsMissing = getPotentialIssue(session, "HL7 MSH", "segment", "is missing", "");</text:p>
          </table:table-cell>
          <table:table-cell table:formula="of:=&quot;assertNotNull(pi.&quot;&amp;[.B33]&amp;&quot;);&quot;" office:value-type="string" office:string-value="assertNotNull(pi.Hl7MshSegmentIsMissing);">
            <text:p>assertNotNull(pi.Hl7MshSegmentIsMissing);</text:p>
          </table:table-cell>
          <table:table-cell table:formula="of:=UPPER(SUBSTITUTE(SUBSTITUTE(SUBSTITUTE([.I33];&quot; &quot;;&quot;_&quot;);&quot;'&quot;;&quot;&quot;);&quot;-&quot;;&quot;_&quot;)&amp;&quot;_&quot;&amp;SUBSTITUTE(SUBSTITUTE(SUBSTITUTE([.J33];&quot; &quot;;&quot;_&quot;);&quot;'&quot;;&quot;&quot;);&quot;-&quot;;&quot;_&quot;))" office:value-type="string" office:string-value="HL7_MSH_SEGMENT">
            <text:p>HL7_MSH_SEGMENT</text:p>
          </table:table-cell>
          <table:table-cell table:formula="of:=IF(AND([.J32]=[.J33];[.I32]=[.I33]);&quot;&quot;;[.F33]&amp;&quot;,&quot;)" office:value-type="string" office:string-value="HL7_MSH_SEGMENT,">
            <text:p>HL7_MSH_SEGMENT,</text:p>
          </table:table-cell>
          <table:table-cell table:formula="of:=&quot;addToFieldIssueMap(Field.&quot;&amp;[.F33]&amp;&quot;, &quot;&amp;[.B33]&amp;&quot;);&quot;" office:value-type="string" office:string-value="addToFieldIssueMap(Field.HL7_MSH_SEGMENT, Hl7MshSegmentIsMissing);">
            <text:p>addToFieldIssueMap(Field.HL7_MSH_SEGMENT, Hl7MshSegmentIsMissing);</text:p>
          </table:table-cell>
          <table:table-cell office:value-type="string">
            <text:p>HL7 MSH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33]&amp;&quot;, '&quot;&amp;[.I33]&amp;&quot;', '&quot;&amp;[.J33]&amp;&quot;', '&quot;&amp;[.K33]&amp;&quot;', '&quot;&amp;[.L33]&amp;&quot;', '&quot;&amp;[.M33]&amp;&quot;', '&quot;&amp;[.N33]&amp;&quot;');&quot;" office:value-type="string" office:string-value="INSERT INTO dqa_potential_issue(issue_id, target_object, target_field, issue_type, field_value, default_action_code, change_priority) VALUES (33, 'HL7 MSH', 'segment', 'is missing', '', 'E', 'Blocked');">
            <text:p>INSERT INTO dqa_potential_issue(issue_id, target_object, target_field, issue_type, field_value, default_action_code, change_priority) VALUES (33, 'HL7 MSH', 'segment', 'is missing', '', 'E', 'Blocked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table:formula="of:=SUBSTITUTE(SUBSTITUTE(SUBSTITUTE(SUBSTITUTE(PROPER([.I34])&amp;PROPER([.J34])&amp;PROPER([.K34])&amp;PROPER([.L34]);&quot; &quot;;&quot;&quot;);&quot;-&quot;;&quot;&quot;);&quot;.&quot;;&quot;_&quot;);&quot;'&quot;;&quot;&quot;)" office:value-type="string" office:string-value="Hl7MshSendingApplicationIsInvalid">
            <text:p>Hl7MshSendingApplicationIsInvalid</text:p>
          </table:table-cell>
          <table:table-cell table:formula="of:=&quot;public PotentialIssue &quot;&amp;[.B34]&amp;&quot; = null;&quot;" office:value-type="string" office:string-value="public PotentialIssue Hl7MshSendingApplicationIsInvalid = null;">
            <text:p>public PotentialIssue Hl7MshSendingApplicationIsInvalid = null;</text:p>
          </table:table-cell>
          <table:table-cell table:formula="of:=[.B34]&amp;&quot; = getPotentialIssue(session, &quot;&amp;CHAR(34)&amp;[.I34]&amp;CHAR(34)&amp;&quot;, &quot;&amp;CHAR(34)&amp;SUBSTITUTE([.J34];&quot;''&quot;;&quot;'&quot;)&amp;CHAR(34)&amp;&quot;, &quot;&amp;CHAR(34)&amp;[.K34]&amp;CHAR(34)&amp;&quot;, &quot;&amp;CHAR(34)&amp;[.L34]&amp;CHAR(34)&amp;&quot;);&quot;" office:value-type="string" office:string-value="Hl7MshSendingApplicationIsInvalid = getPotentialIssue(session, &quot;HL7 MSH&quot;, &quot;sending application&quot;, &quot;is invalid&quot;, &quot;&quot;);">
            <text:p>Hl7MshSendingApplicationIsInvalid = getPotentialIssue(session, "HL7 MSH", "sending application", "is invalid", "");</text:p>
          </table:table-cell>
          <table:table-cell table:formula="of:=&quot;assertNotNull(pi.&quot;&amp;[.B34]&amp;&quot;);&quot;" office:value-type="string" office:string-value="assertNotNull(pi.Hl7MshSendingApplicationIsInvalid);">
            <text:p>assertNotNull(pi.Hl7MshSendingApplicationIsInvalid);</text:p>
          </table:table-cell>
          <table:table-cell table:formula="of:=UPPER(SUBSTITUTE(SUBSTITUTE(SUBSTITUTE([.I34];&quot; &quot;;&quot;_&quot;);&quot;'&quot;;&quot;&quot;);&quot;-&quot;;&quot;_&quot;)&amp;&quot;_&quot;&amp;SUBSTITUTE(SUBSTITUTE(SUBSTITUTE([.J34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table:formula="of:=IF(AND([.J33]=[.J34];[.I33]=[.I34]);&quot;&quot;;[.F34]&amp;&quot;,&quot;)" office:value-type="string" office:string-value="HL7_MSH_SENDING_APPLICATION,">
            <text:p>HL7_MSH_SENDING_APPLICATION,</text:p>
          </table:table-cell>
          <table:table-cell table:formula="of:=&quot;addToFieldIssueMap(Field.&quot;&amp;[.F34]&amp;&quot;, &quot;&amp;[.B34]&amp;&quot;);&quot;" office:value-type="string" office:string-value="addToFieldIssueMap(Field.HL7_MSH_SENDING_APPLICATION, Hl7MshSendingApplicationIsInvalid);">
            <text:p>addToFieldIssueMap(Field.HL7_MSH_SENDING_APPLICATION, Hl7MshSendingApplicationIsInvalid);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4]&amp;&quot;, '&quot;&amp;[.I34]&amp;&quot;', '&quot;&amp;[.J34]&amp;&quot;', '&quot;&amp;[.K34]&amp;&quot;', '&quot;&amp;[.L34]&amp;&quot;', '&quot;&amp;[.M34]&amp;&quot;', '&quot;&amp;[.N34]&amp;&quot;');&quot;" office:value-type="string" office:string-value="INSERT INTO dqa_potential_issue(issue_id, target_object, target_field, issue_type, field_value, default_action_code, change_priority) VALUES (34, 'HL7 MSH', 'sending application', 'is invalid', '', 'W', 'May');">
            <text:p>INSERT INTO dqa_potential_issue(issue_id, target_object, target_field, issue_type, field_value, default_action_code, change_priority) VALUES (34, 'HL7 MSH', 'sending application', 'is invalid', '', 'W', 'May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table:formula="of:=SUBSTITUTE(SUBSTITUTE(SUBSTITUTE(SUBSTITUTE(PROPER([.I35])&amp;PROPER([.J35])&amp;PROPER([.K35])&amp;PROPER([.L35]);&quot; &quot;;&quot;&quot;);&quot;-&quot;;&quot;&quot;);&quot;.&quot;;&quot;_&quot;);&quot;'&quot;;&quot;&quot;)" office:value-type="string" office:string-value="Hl7MshSendingApplicationIsMissing">
            <text:p>Hl7MshSendingApplicationIsMissing</text:p>
          </table:table-cell>
          <table:table-cell table:formula="of:=&quot;public PotentialIssue &quot;&amp;[.B35]&amp;&quot; = null;&quot;" office:value-type="string" office:string-value="public PotentialIssue Hl7MshSendingApplicationIsMissing = null;">
            <text:p>public PotentialIssue Hl7MshSendingApplicationIsMissing = null;</text:p>
          </table:table-cell>
          <table:table-cell table:formula="of:=[.B35]&amp;&quot; = getPotentialIssue(session, &quot;&amp;CHAR(34)&amp;[.I35]&amp;CHAR(34)&amp;&quot;, &quot;&amp;CHAR(34)&amp;SUBSTITUTE([.J35];&quot;''&quot;;&quot;'&quot;)&amp;CHAR(34)&amp;&quot;, &quot;&amp;CHAR(34)&amp;[.K35]&amp;CHAR(34)&amp;&quot;, &quot;&amp;CHAR(34)&amp;[.L35]&amp;CHAR(34)&amp;&quot;);&quot;" office:value-type="string" office:string-value="Hl7MshSendingApplicationIsMissing = getPotentialIssue(session, &quot;HL7 MSH&quot;, &quot;sending application&quot;, &quot;is missing&quot;, &quot;&quot;);">
            <text:p>Hl7MshSendingApplicationIsMissing = getPotentialIssue(session, "HL7 MSH", "sending application", "is missing", "");</text:p>
          </table:table-cell>
          <table:table-cell table:formula="of:=&quot;assertNotNull(pi.&quot;&amp;[.B35]&amp;&quot;);&quot;" office:value-type="string" office:string-value="assertNotNull(pi.Hl7MshSendingApplicationIsMissing);">
            <text:p>assertNotNull(pi.Hl7MshSendingApplicationIsMissing);</text:p>
          </table:table-cell>
          <table:table-cell table:formula="of:=UPPER(SUBSTITUTE(SUBSTITUTE(SUBSTITUTE([.I35];&quot; &quot;;&quot;_&quot;);&quot;'&quot;;&quot;&quot;);&quot;-&quot;;&quot;_&quot;)&amp;&quot;_&quot;&amp;SUBSTITUTE(SUBSTITUTE(SUBSTITUTE([.J35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table:formula="of:=IF(AND([.J34]=[.J35];[.I34]=[.I35]);&quot;&quot;;[.F35]&amp;&quot;,&quot;)">
            <text:p/>
          </table:table-cell>
          <table:table-cell table:formula="of:=&quot;addToFieldIssueMap(Field.&quot;&amp;[.F35]&amp;&quot;, &quot;&amp;[.B35]&amp;&quot;);&quot;" office:value-type="string" office:string-value="addToFieldIssueMap(Field.HL7_MSH_SENDING_APPLICATION, Hl7MshSendingApplicationIsMissing);">
            <text:p>addToFieldIssueMap(Field.HL7_MSH_SENDING_APPLICATION, Hl7MshSendingApplicationIsMissing);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5]&amp;&quot;, '&quot;&amp;[.I35]&amp;&quot;', '&quot;&amp;[.J35]&amp;&quot;', '&quot;&amp;[.K35]&amp;&quot;', '&quot;&amp;[.L35]&amp;&quot;', '&quot;&amp;[.M35]&amp;&quot;', '&quot;&amp;[.N35]&amp;&quot;');&quot;" office:value-type="string" office:string-value="INSERT INTO dqa_potential_issue(issue_id, target_object, target_field, issue_type, field_value, default_action_code, change_priority) VALUES (35, 'HL7 MSH', 'sending application', 'is missing', '', 'A', 'May');">
            <text:p>INSERT INTO dqa_potential_issue(issue_id, target_object, target_field, issue_type, field_value, default_action_code, change_priority) VALUES (35, 'HL7 MSH', 'sending application', 'is missing', '', 'A', 'May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table:formula="of:=SUBSTITUTE(SUBSTITUTE(SUBSTITUTE(SUBSTITUTE(PROPER([.I36])&amp;PROPER([.J36])&amp;PROPER([.K36])&amp;PROPER([.L36]);&quot; &quot;;&quot;&quot;);&quot;-&quot;;&quot;&quot;);&quot;.&quot;;&quot;_&quot;);&quot;'&quot;;&quot;&quot;)" office:value-type="string" office:string-value="Hl7MshSendingFacilityIsInvalid">
            <text:p>Hl7MshSendingFacilityIsInvalid</text:p>
          </table:table-cell>
          <table:table-cell table:formula="of:=&quot;public PotentialIssue &quot;&amp;[.B36]&amp;&quot; = null;&quot;" office:value-type="string" office:string-value="public PotentialIssue Hl7MshSendingFacilityIsInvalid = null;">
            <text:p>public PotentialIssue Hl7MshSendingFacilityIsInvalid = null;</text:p>
          </table:table-cell>
          <table:table-cell table:formula="of:=[.B36]&amp;&quot; = getPotentialIssue(session, &quot;&amp;CHAR(34)&amp;[.I36]&amp;CHAR(34)&amp;&quot;, &quot;&amp;CHAR(34)&amp;SUBSTITUTE([.J36];&quot;''&quot;;&quot;'&quot;)&amp;CHAR(34)&amp;&quot;, &quot;&amp;CHAR(34)&amp;[.K36]&amp;CHAR(34)&amp;&quot;, &quot;&amp;CHAR(34)&amp;[.L36]&amp;CHAR(34)&amp;&quot;);&quot;" office:value-type="string" office:string-value="Hl7MshSendingFacilityIsInvalid = getPotentialIssue(session, &quot;HL7 MSH&quot;, &quot;sending facility&quot;, &quot;is invalid&quot;, &quot;&quot;);">
            <text:p>Hl7MshSendingFacilityIsInvalid = getPotentialIssue(session, "HL7 MSH", "sending facility", "is invalid", "");</text:p>
          </table:table-cell>
          <table:table-cell table:formula="of:=&quot;assertNotNull(pi.&quot;&amp;[.B36]&amp;&quot;);&quot;" office:value-type="string" office:string-value="assertNotNull(pi.Hl7MshSendingFacilityIsInvalid);">
            <text:p>assertNotNull(pi.Hl7MshSendingFacilityIsInvalid);</text:p>
          </table:table-cell>
          <table:table-cell table:formula="of:=UPPER(SUBSTITUTE(SUBSTITUTE(SUBSTITUTE([.I36];&quot; &quot;;&quot;_&quot;);&quot;'&quot;;&quot;&quot;);&quot;-&quot;;&quot;_&quot;)&amp;&quot;_&quot;&amp;SUBSTITUTE(SUBSTITUTE(SUBSTITUTE([.J36];&quot; &quot;;&quot;_&quot;);&quot;'&quot;;&quot;&quot;);&quot;-&quot;;&quot;_&quot;))" office:value-type="string" office:string-value="HL7_MSH_SENDING_FACILITY">
            <text:p>HL7_MSH_SENDING_FACILITY</text:p>
          </table:table-cell>
          <table:table-cell table:formula="of:=IF(AND([.J35]=[.J36];[.I35]=[.I36]);&quot;&quot;;[.F36]&amp;&quot;,&quot;)" office:value-type="string" office:string-value="HL7_MSH_SENDING_FACILITY,">
            <text:p>HL7_MSH_SENDING_FACILITY,</text:p>
          </table:table-cell>
          <table:table-cell table:formula="of:=&quot;addToFieldIssueMap(Field.&quot;&amp;[.F36]&amp;&quot;, &quot;&amp;[.B36]&amp;&quot;);&quot;" office:value-type="string" office:string-value="addToFieldIssueMap(Field.HL7_MSH_SENDING_FACILITY, Hl7MshSendingFacilityIsInvalid);">
            <text:p>addToFieldIssueMap(Field.HL7_MSH_SENDING_FACILITY, Hl7MshSendingFacilityIsInvalid);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6]&amp;&quot;, '&quot;&amp;[.I36]&amp;&quot;', '&quot;&amp;[.J36]&amp;&quot;', '&quot;&amp;[.K36]&amp;&quot;', '&quot;&amp;[.L36]&amp;&quot;', '&quot;&amp;[.M36]&amp;&quot;', '&quot;&amp;[.N36]&amp;&quot;');&quot;" office:value-type="string" office:string-value="INSERT INTO dqa_potential_issue(issue_id, target_object, target_field, issue_type, field_value, default_action_code, change_priority) VALUES (36, 'HL7 MSH', 'sending facility', 'is invalid', '', 'W', 'May');">
            <text:p>INSERT INTO dqa_potential_issue(issue_id, target_object, target_field, issue_type, field_value, default_action_code, change_priority) VALUES (36, 'HL7 MSH', 'sending facility', 'is invalid', '', 'W', 'May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table:formula="of:=SUBSTITUTE(SUBSTITUTE(SUBSTITUTE(SUBSTITUTE(PROPER([.I37])&amp;PROPER([.J37])&amp;PROPER([.K37])&amp;PROPER([.L37]);&quot; &quot;;&quot;&quot;);&quot;-&quot;;&quot;&quot;);&quot;.&quot;;&quot;_&quot;);&quot;'&quot;;&quot;&quot;)" office:value-type="string" office:string-value="Hl7MshSendingFacilityIsMissing">
            <text:p>Hl7MshSendingFacilityIsMissing</text:p>
          </table:table-cell>
          <table:table-cell table:formula="of:=&quot;public PotentialIssue &quot;&amp;[.B37]&amp;&quot; = null;&quot;" office:value-type="string" office:string-value="public PotentialIssue Hl7MshSendingFacilityIsMissing = null;">
            <text:p>public PotentialIssue Hl7MshSendingFacilityIsMissing = null;</text:p>
          </table:table-cell>
          <table:table-cell table:formula="of:=[.B37]&amp;&quot; = getPotentialIssue(session, &quot;&amp;CHAR(34)&amp;[.I37]&amp;CHAR(34)&amp;&quot;, &quot;&amp;CHAR(34)&amp;SUBSTITUTE([.J37];&quot;''&quot;;&quot;'&quot;)&amp;CHAR(34)&amp;&quot;, &quot;&amp;CHAR(34)&amp;[.K37]&amp;CHAR(34)&amp;&quot;, &quot;&amp;CHAR(34)&amp;[.L37]&amp;CHAR(34)&amp;&quot;);&quot;" office:value-type="string" office:string-value="Hl7MshSendingFacilityIsMissing = getPotentialIssue(session, &quot;HL7 MSH&quot;, &quot;sending facility&quot;, &quot;is missing&quot;, &quot;&quot;);">
            <text:p>Hl7MshSendingFacilityIsMissing = getPotentialIssue(session, "HL7 MSH", "sending facility", "is missing", "");</text:p>
          </table:table-cell>
          <table:table-cell table:formula="of:=&quot;assertNotNull(pi.&quot;&amp;[.B37]&amp;&quot;);&quot;" office:value-type="string" office:string-value="assertNotNull(pi.Hl7MshSendingFacilityIsMissing);">
            <text:p>assertNotNull(pi.Hl7MshSendingFacilityIsMissing);</text:p>
          </table:table-cell>
          <table:table-cell table:formula="of:=UPPER(SUBSTITUTE(SUBSTITUTE(SUBSTITUTE([.I37];&quot; &quot;;&quot;_&quot;);&quot;'&quot;;&quot;&quot;);&quot;-&quot;;&quot;_&quot;)&amp;&quot;_&quot;&amp;SUBSTITUTE(SUBSTITUTE(SUBSTITUTE([.J37];&quot; &quot;;&quot;_&quot;);&quot;'&quot;;&quot;&quot;);&quot;-&quot;;&quot;_&quot;))" office:value-type="string" office:string-value="HL7_MSH_SENDING_FACILITY">
            <text:p>HL7_MSH_SENDING_FACILITY</text:p>
          </table:table-cell>
          <table:table-cell table:formula="of:=IF(AND([.J36]=[.J37];[.I36]=[.I37]);&quot;&quot;;[.F37]&amp;&quot;,&quot;)">
            <text:p/>
          </table:table-cell>
          <table:table-cell table:formula="of:=&quot;addToFieldIssueMap(Field.&quot;&amp;[.F37]&amp;&quot;, &quot;&amp;[.B37]&amp;&quot;);&quot;" office:value-type="string" office:string-value="addToFieldIssueMap(Field.HL7_MSH_SENDING_FACILITY, Hl7MshSendingFacilityIsMissing);">
            <text:p>addToFieldIssueMap(Field.HL7_MSH_SENDING_FACILITY, Hl7MshSendingFacilityIsMissing);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7]&amp;&quot;, '&quot;&amp;[.I37]&amp;&quot;', '&quot;&amp;[.J37]&amp;&quot;', '&quot;&amp;[.K37]&amp;&quot;', '&quot;&amp;[.L37]&amp;&quot;', '&quot;&amp;[.M37]&amp;&quot;', '&quot;&amp;[.N37]&amp;&quot;');&quot;" office:value-type="string" office:string-value="INSERT INTO dqa_potential_issue(issue_id, target_object, target_field, issue_type, field_value, default_action_code, change_priority) VALUES (37, 'HL7 MSH', 'sending facility', 'is missing', '', 'A', 'May');">
            <text:p>INSERT INTO dqa_potential_issue(issue_id, target_object, target_field, issue_type, field_value, default_action_code, change_priority) VALUES (37, 'HL7 MSH', 'sending facility', 'is missing', '', 'A', 'May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table:formula="of:=SUBSTITUTE(SUBSTITUTE(SUBSTITUTE(SUBSTITUTE(PROPER([.I38])&amp;PROPER([.J38])&amp;PROPER([.K38])&amp;PROPER([.L38]);&quot; &quot;;&quot;&quot;);&quot;-&quot;;&quot;&quot;);&quot;.&quot;;&quot;_&quot;);&quot;'&quot;;&quot;&quot;)" office:value-type="string" office:string-value="Hl7MshVersionIsMissing">
            <text:p>Hl7MshVersionIsMissing</text:p>
          </table:table-cell>
          <table:table-cell table:formula="of:=&quot;public PotentialIssue &quot;&amp;[.B38]&amp;&quot; = null;&quot;" office:value-type="string" office:string-value="public PotentialIssue Hl7MshVersionIsMissing = null;">
            <text:p>public PotentialIssue Hl7MshVersionIsMissing = null;</text:p>
          </table:table-cell>
          <table:table-cell table:formula="of:=[.B38]&amp;&quot; = getPotentialIssue(session, &quot;&amp;CHAR(34)&amp;[.I38]&amp;CHAR(34)&amp;&quot;, &quot;&amp;CHAR(34)&amp;SUBSTITUTE([.J38];&quot;''&quot;;&quot;'&quot;)&amp;CHAR(34)&amp;&quot;, &quot;&amp;CHAR(34)&amp;[.K38]&amp;CHAR(34)&amp;&quot;, &quot;&amp;CHAR(34)&amp;[.L38]&amp;CHAR(34)&amp;&quot;);&quot;" office:value-type="string" office:string-value="Hl7MshVersionIsMissing = getPotentialIssue(session, &quot;HL7 MSH&quot;, &quot;version&quot;, &quot;is missing&quot;, &quot;&quot;);">
            <text:p>Hl7MshVersionIsMissing = getPotentialIssue(session, "HL7 MSH", "version", "is missing", "");</text:p>
          </table:table-cell>
          <table:table-cell table:formula="of:=&quot;assertNotNull(pi.&quot;&amp;[.B38]&amp;&quot;);&quot;" office:value-type="string" office:string-value="assertNotNull(pi.Hl7MshVersionIsMissing);">
            <text:p>assertNotNull(pi.Hl7MshVersionIsMissing);</text:p>
          </table:table-cell>
          <table:table-cell table:formula="of:=UPPER(SUBSTITUTE(SUBSTITUTE(SUBSTITUTE([.I38];&quot; &quot;;&quot;_&quot;);&quot;'&quot;;&quot;&quot;);&quot;-&quot;;&quot;_&quot;)&amp;&quot;_&quot;&amp;SUBSTITUTE(SUBSTITUTE(SUBSTITUTE([.J38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7]=[.J38];[.I37]=[.I38]);&quot;&quot;;[.F38]&amp;&quot;,&quot;)" office:value-type="string" office:string-value="HL7_MSH_VERSION,">
            <text:p>HL7_MSH_VERSION,</text:p>
          </table:table-cell>
          <table:table-cell table:formula="of:=&quot;addToFieldIssueMap(Field.&quot;&amp;[.F38]&amp;&quot;, &quot;&amp;[.B38]&amp;&quot;);&quot;" office:value-type="string" office:string-value="addToFieldIssueMap(Field.HL7_MSH_VERSION, Hl7MshVersionIsMissing);">
            <text:p>addToFieldIssueMap(Field.HL7_MSH_VERSION, Hl7MshVersionIsMissing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8]&amp;&quot;, '&quot;&amp;[.I38]&amp;&quot;', '&quot;&amp;[.J38]&amp;&quot;', '&quot;&amp;[.K38]&amp;&quot;', '&quot;&amp;[.L38]&amp;&quot;', '&quot;&amp;[.M38]&amp;&quot;', '&quot;&amp;[.N38]&amp;&quot;');&quot;" office:value-type="string" office:string-value="INSERT INTO dqa_potential_issue(issue_id, target_object, target_field, issue_type, field_value, default_action_code, change_priority) VALUES (38, 'HL7 MSH', 'version', 'is missing', '', 'A', 'May');">
            <text:p>INSERT INTO dqa_potential_issue(issue_id, target_object, target_field, issue_type, field_value, default_action_code, change_priority) VALUES (38, 'HL7 MSH', 'version', 'is missing', '', 'A', 'May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table:formula="of:=SUBSTITUTE(SUBSTITUTE(SUBSTITUTE(SUBSTITUTE(PROPER([.I39])&amp;PROPER([.J39])&amp;PROPER([.K39])&amp;PROPER([.L39]);&quot; &quot;;&quot;&quot;);&quot;-&quot;;&quot;&quot;);&quot;.&quot;;&quot;_&quot;);&quot;'&quot;;&quot;&quot;)" office:value-type="string" office:string-value="Hl7MshVersionIsUnrecognized">
            <text:p>Hl7MshVersionIsUnrecognized</text:p>
          </table:table-cell>
          <table:table-cell table:formula="of:=&quot;public PotentialIssue &quot;&amp;[.B39]&amp;&quot; = null;&quot;" office:value-type="string" office:string-value="public PotentialIssue Hl7MshVersionIsUnrecognized = null;">
            <text:p>public PotentialIssue Hl7MshVersionIsUnrecognized = null;</text:p>
          </table:table-cell>
          <table:table-cell table:formula="of:=[.B39]&amp;&quot; = getPotentialIssue(session, &quot;&amp;CHAR(34)&amp;[.I39]&amp;CHAR(34)&amp;&quot;, &quot;&amp;CHAR(34)&amp;SUBSTITUTE([.J39];&quot;''&quot;;&quot;'&quot;)&amp;CHAR(34)&amp;&quot;, &quot;&amp;CHAR(34)&amp;[.K39]&amp;CHAR(34)&amp;&quot;, &quot;&amp;CHAR(34)&amp;[.L39]&amp;CHAR(34)&amp;&quot;);&quot;" office:value-type="string" office:string-value="Hl7MshVersionIsUnrecognized = getPotentialIssue(session, &quot;HL7 MSH&quot;, &quot;version&quot;, &quot;is unrecognized&quot;, &quot;&quot;);">
            <text:p>Hl7MshVersionIsUnrecognized = getPotentialIssue(session, "HL7 MSH", "version", "is unrecognized", "");</text:p>
          </table:table-cell>
          <table:table-cell table:formula="of:=&quot;assertNotNull(pi.&quot;&amp;[.B39]&amp;&quot;);&quot;" office:value-type="string" office:string-value="assertNotNull(pi.Hl7MshVersionIsUnrecognized);">
            <text:p>assertNotNull(pi.Hl7MshVersionIsUnrecognized);</text:p>
          </table:table-cell>
          <table:table-cell table:formula="of:=UPPER(SUBSTITUTE(SUBSTITUTE(SUBSTITUTE([.I39];&quot; &quot;;&quot;_&quot;);&quot;'&quot;;&quot;&quot;);&quot;-&quot;;&quot;_&quot;)&amp;&quot;_&quot;&amp;SUBSTITUTE(SUBSTITUTE(SUBSTITUTE([.J39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8]=[.J39];[.I38]=[.I39]);&quot;&quot;;[.F39]&amp;&quot;,&quot;)">
            <text:p/>
          </table:table-cell>
          <table:table-cell table:formula="of:=&quot;addToFieldIssueMap(Field.&quot;&amp;[.F39]&amp;&quot;, &quot;&amp;[.B39]&amp;&quot;);&quot;" office:value-type="string" office:string-value="addToFieldIssueMap(Field.HL7_MSH_VERSION, Hl7MshVersionIsUnrecognized);">
            <text:p>addToFieldIssueMap(Field.HL7_MSH_VERSION, Hl7MshVersionIsUnrecognized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9]&amp;&quot;, '&quot;&amp;[.I39]&amp;&quot;', '&quot;&amp;[.J39]&amp;&quot;', '&quot;&amp;[.K39]&amp;&quot;', '&quot;&amp;[.L39]&amp;&quot;', '&quot;&amp;[.M39]&amp;&quot;', '&quot;&amp;[.N39]&amp;&quot;');&quot;" office:value-type="string" office:string-value="INSERT INTO dqa_potential_issue(issue_id, target_object, target_field, issue_type, field_value, default_action_code, change_priority) VALUES (39, 'HL7 MSH', 'version', 'is unrecognized', '', 'W', 'May');">
            <text:p>INSERT INTO dqa_potential_issue(issue_id, target_object, target_field, issue_type, field_value, default_action_code, change_priority) VALUES (39, 'HL7 MSH', 'version', 'is unrecognized', '', 'W', 'May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table:formula="of:=SUBSTITUTE(SUBSTITUTE(SUBSTITUTE(SUBSTITUTE(PROPER([.I40])&amp;PROPER([.J40])&amp;PROPER([.K40])&amp;PROPER([.L40]);&quot; &quot;;&quot;&quot;);&quot;-&quot;;&quot;&quot;);&quot;.&quot;;&quot;_&quot;);&quot;'&quot;;&quot;&quot;)" office:value-type="string" office:string-value="Hl7MshVersionIsValuedAs2_3_1">
            <text:p>Hl7MshVersionIsValuedAs2_3_1</text:p>
          </table:table-cell>
          <table:table-cell table:formula="of:=&quot;public PotentialIssue &quot;&amp;[.B40]&amp;&quot; = null;&quot;" office:value-type="string" office:string-value="public PotentialIssue Hl7MshVersionIsValuedAs2_3_1 = null;">
            <text:p>public PotentialIssue Hl7MshVersionIsValuedAs2_3_1 = null;</text:p>
          </table:table-cell>
          <table:table-cell table:formula="of:=[.B40]&amp;&quot; = getPotentialIssue(session, &quot;&amp;CHAR(34)&amp;[.I40]&amp;CHAR(34)&amp;&quot;, &quot;&amp;CHAR(34)&amp;SUBSTITUTE([.J40];&quot;''&quot;;&quot;'&quot;)&amp;CHAR(34)&amp;&quot;, &quot;&amp;CHAR(34)&amp;[.K40]&amp;CHAR(34)&amp;&quot;, &quot;&amp;CHAR(34)&amp;[.L40]&amp;CHAR(34)&amp;&quot;);&quot;" office:value-type="string" office:string-value="Hl7MshVersionIsValuedAs2_3_1 = getPotentialIssue(session, &quot;HL7 MSH&quot;, &quot;version&quot;, &quot;is valued as&quot;, &quot;2.3.1&quot;);">
            <text:p>Hl7MshVersionIsValuedAs2_3_1 = getPotentialIssue(session, "HL7 MSH", "version", "is valued as", "2.3.1");</text:p>
          </table:table-cell>
          <table:table-cell table:formula="of:=&quot;assertNotNull(pi.&quot;&amp;[.B40]&amp;&quot;);&quot;" office:value-type="string" office:string-value="assertNotNull(pi.Hl7MshVersionIsValuedAs2_3_1);">
            <text:p>assertNotNull(pi.Hl7MshVersionIsValuedAs2_3_1);</text:p>
          </table:table-cell>
          <table:table-cell table:formula="of:=UPPER(SUBSTITUTE(SUBSTITUTE(SUBSTITUTE([.I40];&quot; &quot;;&quot;_&quot;);&quot;'&quot;;&quot;&quot;);&quot;-&quot;;&quot;_&quot;)&amp;&quot;_&quot;&amp;SUBSTITUTE(SUBSTITUTE(SUBSTITUTE([.J40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39]=[.J40];[.I39]=[.I40]);&quot;&quot;;[.F40]&amp;&quot;,&quot;)">
            <text:p/>
          </table:table-cell>
          <table:table-cell table:formula="of:=&quot;addToFieldIssueMap(Field.&quot;&amp;[.F40]&amp;&quot;, &quot;&amp;[.B40]&amp;&quot;);&quot;" office:value-type="string" office:string-value="addToFieldIssueMap(Field.HL7_MSH_VERSION, Hl7MshVersionIsValuedAs2_3_1);">
            <text:p>addToFieldIssueMap(Field.HL7_MSH_VERSION, Hl7MshVersionIsValuedAs2_3_1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3.1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0]&amp;&quot;, '&quot;&amp;[.I40]&amp;&quot;', '&quot;&amp;[.J40]&amp;&quot;', '&quot;&amp;[.K40]&amp;&quot;', '&quot;&amp;[.L40]&amp;&quot;', '&quot;&amp;[.M40]&amp;&quot;', '&quot;&amp;[.N40]&amp;&quot;');&quot;" office:value-type="string" office:string-value="INSERT INTO dqa_potential_issue(issue_id, target_object, target_field, issue_type, field_value, default_action_code, change_priority) VALUES (40, 'HL7 MSH', 'version', 'is valued as', '2.3.1', 'A', 'May');">
            <text:p>INSERT INTO dqa_potential_issue(issue_id, target_object, target_field, issue_type, field_value, default_action_code, change_priority) VALUES (40, 'HL7 MSH', 'version', 'is valued as', '2.3.1', 'A', 'May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table:formula="of:=SUBSTITUTE(SUBSTITUTE(SUBSTITUTE(SUBSTITUTE(PROPER([.I41])&amp;PROPER([.J41])&amp;PROPER([.K41])&amp;PROPER([.L41]);&quot; &quot;;&quot;&quot;);&quot;-&quot;;&quot;&quot;);&quot;.&quot;;&quot;_&quot;);&quot;'&quot;;&quot;&quot;)" office:value-type="string" office:string-value="Hl7MshVersionIsValuedAs2_4">
            <text:p>Hl7MshVersionIsValuedAs2_4</text:p>
          </table:table-cell>
          <table:table-cell table:formula="of:=&quot;public PotentialIssue &quot;&amp;[.B41]&amp;&quot; = null;&quot;" office:value-type="string" office:string-value="public PotentialIssue Hl7MshVersionIsValuedAs2_4 = null;">
            <text:p>public PotentialIssue Hl7MshVersionIsValuedAs2_4 = null;</text:p>
          </table:table-cell>
          <table:table-cell table:formula="of:=[.B41]&amp;&quot; = getPotentialIssue(session, &quot;&amp;CHAR(34)&amp;[.I41]&amp;CHAR(34)&amp;&quot;, &quot;&amp;CHAR(34)&amp;SUBSTITUTE([.J41];&quot;''&quot;;&quot;'&quot;)&amp;CHAR(34)&amp;&quot;, &quot;&amp;CHAR(34)&amp;[.K41]&amp;CHAR(34)&amp;&quot;, &quot;&amp;CHAR(34)&amp;[.L41]&amp;CHAR(34)&amp;&quot;);&quot;" office:value-type="string" office:string-value="Hl7MshVersionIsValuedAs2_4 = getPotentialIssue(session, &quot;HL7 MSH&quot;, &quot;version&quot;, &quot;is valued as&quot;, &quot;2.4&quot;);">
            <text:p>Hl7MshVersionIsValuedAs2_4 = getPotentialIssue(session, "HL7 MSH", "version", "is valued as", "2.4");</text:p>
          </table:table-cell>
          <table:table-cell table:formula="of:=&quot;assertNotNull(pi.&quot;&amp;[.B41]&amp;&quot;);&quot;" office:value-type="string" office:string-value="assertNotNull(pi.Hl7MshVersionIsValuedAs2_4);">
            <text:p>assertNotNull(pi.Hl7MshVersionIsValuedAs2_4);</text:p>
          </table:table-cell>
          <table:table-cell table:formula="of:=UPPER(SUBSTITUTE(SUBSTITUTE(SUBSTITUTE([.I41];&quot; &quot;;&quot;_&quot;);&quot;'&quot;;&quot;&quot;);&quot;-&quot;;&quot;_&quot;)&amp;&quot;_&quot;&amp;SUBSTITUTE(SUBSTITUTE(SUBSTITUTE([.J41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40]=[.J41];[.I40]=[.I41]);&quot;&quot;;[.F41]&amp;&quot;,&quot;)">
            <text:p/>
          </table:table-cell>
          <table:table-cell table:formula="of:=&quot;addToFieldIssueMap(Field.&quot;&amp;[.F41]&amp;&quot;, &quot;&amp;[.B41]&amp;&quot;);&quot;" office:value-type="string" office:string-value="addToFieldIssueMap(Field.HL7_MSH_VERSION, Hl7MshVersionIsValuedAs2_4);">
            <text:p>addToFieldIssueMap(Field.HL7_MSH_VERSION, Hl7MshVersionIsValuedAs2_4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4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1]&amp;&quot;, '&quot;&amp;[.I41]&amp;&quot;', '&quot;&amp;[.J41]&amp;&quot;', '&quot;&amp;[.K41]&amp;&quot;', '&quot;&amp;[.L41]&amp;&quot;', '&quot;&amp;[.M41]&amp;&quot;', '&quot;&amp;[.N41]&amp;&quot;');&quot;" office:value-type="string" office:string-value="INSERT INTO dqa_potential_issue(issue_id, target_object, target_field, issue_type, field_value, default_action_code, change_priority) VALUES (41, 'HL7 MSH', 'version', 'is valued as', '2.4', 'A', 'May');">
            <text:p>INSERT INTO dqa_potential_issue(issue_id, target_object, target_field, issue_type, field_value, default_action_code, change_priority) VALUES (41, 'HL7 MSH', 'version', 'is valued as', '2.4', 'A', 'May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table:formula="of:=SUBSTITUTE(SUBSTITUTE(SUBSTITUTE(SUBSTITUTE(PROPER([.I42])&amp;PROPER([.J42])&amp;PROPER([.K42])&amp;PROPER([.L42]);&quot; &quot;;&quot;&quot;);&quot;-&quot;;&quot;&quot;);&quot;.&quot;;&quot;_&quot;);&quot;'&quot;;&quot;&quot;)" office:value-type="string" office:string-value="Hl7MshVersionIsValuedAs2_5">
            <text:p>Hl7MshVersionIsValuedAs2_5</text:p>
          </table:table-cell>
          <table:table-cell table:formula="of:=&quot;public PotentialIssue &quot;&amp;[.B42]&amp;&quot; = null;&quot;" office:value-type="string" office:string-value="public PotentialIssue Hl7MshVersionIsValuedAs2_5 = null;">
            <text:p>public PotentialIssue Hl7MshVersionIsValuedAs2_5 = null;</text:p>
          </table:table-cell>
          <table:table-cell table:formula="of:=[.B42]&amp;&quot; = getPotentialIssue(session, &quot;&amp;CHAR(34)&amp;[.I42]&amp;CHAR(34)&amp;&quot;, &quot;&amp;CHAR(34)&amp;SUBSTITUTE([.J42];&quot;''&quot;;&quot;'&quot;)&amp;CHAR(34)&amp;&quot;, &quot;&amp;CHAR(34)&amp;[.K42]&amp;CHAR(34)&amp;&quot;, &quot;&amp;CHAR(34)&amp;[.L42]&amp;CHAR(34)&amp;&quot;);&quot;" office:value-type="string" office:string-value="Hl7MshVersionIsValuedAs2_5 = getPotentialIssue(session, &quot;HL7 MSH&quot;, &quot;version&quot;, &quot;is valued as&quot;, &quot;2.5&quot;);">
            <text:p>Hl7MshVersionIsValuedAs2_5 = getPotentialIssue(session, "HL7 MSH", "version", "is valued as", "2.5");</text:p>
          </table:table-cell>
          <table:table-cell table:formula="of:=&quot;assertNotNull(pi.&quot;&amp;[.B42]&amp;&quot;);&quot;" office:value-type="string" office:string-value="assertNotNull(pi.Hl7MshVersionIsValuedAs2_5);">
            <text:p>assertNotNull(pi.Hl7MshVersionIsValuedAs2_5);</text:p>
          </table:table-cell>
          <table:table-cell table:formula="of:=UPPER(SUBSTITUTE(SUBSTITUTE(SUBSTITUTE([.I42];&quot; &quot;;&quot;_&quot;);&quot;'&quot;;&quot;&quot;);&quot;-&quot;;&quot;_&quot;)&amp;&quot;_&quot;&amp;SUBSTITUTE(SUBSTITUTE(SUBSTITUTE([.J42];&quot; &quot;;&quot;_&quot;);&quot;'&quot;;&quot;&quot;);&quot;-&quot;;&quot;_&quot;))" office:value-type="string" office:string-value="HL7_MSH_VERSION">
            <text:p>HL7_MSH_VERSION</text:p>
          </table:table-cell>
          <table:table-cell table:formula="of:=IF(AND([.J41]=[.J42];[.I41]=[.I42]);&quot;&quot;;[.F42]&amp;&quot;,&quot;)">
            <text:p/>
          </table:table-cell>
          <table:table-cell table:formula="of:=&quot;addToFieldIssueMap(Field.&quot;&amp;[.F42]&amp;&quot;, &quot;&amp;[.B42]&amp;&quot;);&quot;" office:value-type="string" office:string-value="addToFieldIssueMap(Field.HL7_MSH_VERSION, Hl7MshVersionIsValuedAs2_5);">
            <text:p>addToFieldIssueMap(Field.HL7_MSH_VERSION, Hl7MshVersionIsValuedAs2_5);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5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2]&amp;&quot;, '&quot;&amp;[.I42]&amp;&quot;', '&quot;&amp;[.J42]&amp;&quot;', '&quot;&amp;[.K42]&amp;&quot;', '&quot;&amp;[.L42]&amp;&quot;', '&quot;&amp;[.M42]&amp;&quot;', '&quot;&amp;[.N42]&amp;&quot;');&quot;" office:value-type="string" office:string-value="INSERT INTO dqa_potential_issue(issue_id, target_object, target_field, issue_type, field_value, default_action_code, change_priority) VALUES (42, 'HL7 MSH', 'version', 'is valued as', '2.5', 'A', 'May');">
            <text:p>INSERT INTO dqa_potential_issue(issue_id, target_object, target_field, issue_type, field_value, default_action_code, change_priority) VALUES (42, 'HL7 MSH', 'version', 'is valued as', '2.5', 'A', 'May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table:formula="of:=SUBSTITUTE(SUBSTITUTE(SUBSTITUTE(SUBSTITUTE(PROPER([.I43])&amp;PROPER([.J43])&amp;PROPER([.K43])&amp;PROPER([.L43]);&quot; &quot;;&quot;&quot;);&quot;-&quot;;&quot;&quot;);&quot;.&quot;;&quot;_&quot;);&quot;'&quot;;&quot;&quot;)" office:value-type="string" office:string-value="Hl7Nk1SegmentIsMissing">
            <text:p>Hl7Nk1SegmentIsMissing</text:p>
          </table:table-cell>
          <table:table-cell table:formula="of:=&quot;public PotentialIssue &quot;&amp;[.B43]&amp;&quot; = null;&quot;" office:value-type="string" office:string-value="public PotentialIssue Hl7Nk1SegmentIsMissing = null;">
            <text:p>public PotentialIssue Hl7Nk1SegmentIsMissing = null;</text:p>
          </table:table-cell>
          <table:table-cell table:formula="of:=[.B43]&amp;&quot; = getPotentialIssue(session, &quot;&amp;CHAR(34)&amp;[.I43]&amp;CHAR(34)&amp;&quot;, &quot;&amp;CHAR(34)&amp;SUBSTITUTE([.J43];&quot;''&quot;;&quot;'&quot;)&amp;CHAR(34)&amp;&quot;, &quot;&amp;CHAR(34)&amp;[.K43]&amp;CHAR(34)&amp;&quot;, &quot;&amp;CHAR(34)&amp;[.L43]&amp;CHAR(34)&amp;&quot;);&quot;" office:value-type="string" office:string-value="Hl7Nk1SegmentIsMissing = getPotentialIssue(session, &quot;HL7 NK1&quot;, &quot;segment&quot;, &quot;is missing&quot;, &quot;&quot;);">
            <text:p>Hl7Nk1SegmentIsMissing = getPotentialIssue(session, "HL7 NK1", "segment", "is missing", "");</text:p>
          </table:table-cell>
          <table:table-cell table:formula="of:=&quot;assertNotNull(pi.&quot;&amp;[.B43]&amp;&quot;);&quot;" office:value-type="string" office:string-value="assertNotNull(pi.Hl7Nk1SegmentIsMissing);">
            <text:p>assertNotNull(pi.Hl7Nk1SegmentIsMissing);</text:p>
          </table:table-cell>
          <table:table-cell table:formula="of:=UPPER(SUBSTITUTE(SUBSTITUTE(SUBSTITUTE([.I43];&quot; &quot;;&quot;_&quot;);&quot;'&quot;;&quot;&quot;);&quot;-&quot;;&quot;_&quot;)&amp;&quot;_&quot;&amp;SUBSTITUTE(SUBSTITUTE(SUBSTITUTE([.J43];&quot; &quot;;&quot;_&quot;);&quot;'&quot;;&quot;&quot;);&quot;-&quot;;&quot;_&quot;))" office:value-type="string" office:string-value="HL7_NK1_SEGMENT">
            <text:p>HL7_NK1_SEGMENT</text:p>
          </table:table-cell>
          <table:table-cell table:formula="of:=IF(AND([.J42]=[.J43];[.I42]=[.I43]);&quot;&quot;;[.F43]&amp;&quot;,&quot;)" office:value-type="string" office:string-value="HL7_NK1_SEGMENT,">
            <text:p>HL7_NK1_SEGMENT,</text:p>
          </table:table-cell>
          <table:table-cell table:formula="of:=&quot;addToFieldIssueMap(Field.&quot;&amp;[.F43]&amp;&quot;, &quot;&amp;[.B43]&amp;&quot;);&quot;" office:value-type="string" office:string-value="addToFieldIssueMap(Field.HL7_NK1_SEGMENT, Hl7Nk1SegmentIsMissing);">
            <text:p>addToFieldIssueMap(Field.HL7_NK1_SEGMENT, Hl7Nk1SegmentIsMissing);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table:formula="of:=[.O$1]&amp;&quot;(&quot;&amp;[.A43]&amp;&quot;, '&quot;&amp;[.I43]&amp;&quot;', '&quot;&amp;[.J43]&amp;&quot;', '&quot;&amp;[.K43]&amp;&quot;', '&quot;&amp;[.L43]&amp;&quot;', '&quot;&amp;[.M43]&amp;&quot;', '&quot;&amp;[.N43]&amp;&quot;');&quot;" office:value-type="string" office:string-value="INSERT INTO dqa_potential_issue(issue_id, target_object, target_field, issue_type, field_value, default_action_code, change_priority) VALUES (43, 'HL7 NK1', 'segment', 'is missing', '', 'W', 'Should');">
            <text:p>INSERT INTO dqa_potential_issue(issue_id, target_object, target_field, issue_type, field_value, default_action_code, change_priority) VALUES (43, 'HL7 NK1', 'segment', 'is missing', '', 'W', 'Should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table:formula="of:=SUBSTITUTE(SUBSTITUTE(SUBSTITUTE(SUBSTITUTE(PROPER([.I44])&amp;PROPER([.J44])&amp;PROPER([.K44])&amp;PROPER([.L44]);&quot; &quot;;&quot;&quot;);&quot;-&quot;;&quot;&quot;);&quot;.&quot;;&quot;_&quot;);&quot;'&quot;;&quot;&quot;)" office:value-type="string" office:string-value="Hl7Nk1SegmentIsRepeated">
            <text:p>Hl7Nk1SegmentIsRepeated</text:p>
          </table:table-cell>
          <table:table-cell table:formula="of:=&quot;public PotentialIssue &quot;&amp;[.B44]&amp;&quot; = null;&quot;" office:value-type="string" office:string-value="public PotentialIssue Hl7Nk1SegmentIsRepeated = null;">
            <text:p>public PotentialIssue Hl7Nk1SegmentIsRepeated = null;</text:p>
          </table:table-cell>
          <table:table-cell table:formula="of:=[.B44]&amp;&quot; = getPotentialIssue(session, &quot;&amp;CHAR(34)&amp;[.I44]&amp;CHAR(34)&amp;&quot;, &quot;&amp;CHAR(34)&amp;SUBSTITUTE([.J44];&quot;''&quot;;&quot;'&quot;)&amp;CHAR(34)&amp;&quot;, &quot;&amp;CHAR(34)&amp;[.K44]&amp;CHAR(34)&amp;&quot;, &quot;&amp;CHAR(34)&amp;[.L44]&amp;CHAR(34)&amp;&quot;);&quot;" office:value-type="string" office:string-value="Hl7Nk1SegmentIsRepeated = getPotentialIssue(session, &quot;HL7 NK1&quot;, &quot;segment&quot;, &quot;is repeated&quot;, &quot;&quot;);">
            <text:p>Hl7Nk1SegmentIsRepeated = getPotentialIssue(session, "HL7 NK1", "segment", "is repeated", "");</text:p>
          </table:table-cell>
          <table:table-cell table:formula="of:=&quot;assertNotNull(pi.&quot;&amp;[.B44]&amp;&quot;);&quot;" office:value-type="string" office:string-value="assertNotNull(pi.Hl7Nk1SegmentIsRepeated);">
            <text:p>assertNotNull(pi.Hl7Nk1SegmentIsRepeated);</text:p>
          </table:table-cell>
          <table:table-cell table:formula="of:=UPPER(SUBSTITUTE(SUBSTITUTE(SUBSTITUTE([.I44];&quot; &quot;;&quot;_&quot;);&quot;'&quot;;&quot;&quot;);&quot;-&quot;;&quot;_&quot;)&amp;&quot;_&quot;&amp;SUBSTITUTE(SUBSTITUTE(SUBSTITUTE([.J44];&quot; &quot;;&quot;_&quot;);&quot;'&quot;;&quot;&quot;);&quot;-&quot;;&quot;_&quot;))" office:value-type="string" office:string-value="HL7_NK1_SEGMENT">
            <text:p>HL7_NK1_SEGMENT</text:p>
          </table:table-cell>
          <table:table-cell table:formula="of:=IF(AND([.J43]=[.J44];[.I43]=[.I44]);&quot;&quot;;[.F44]&amp;&quot;,&quot;)">
            <text:p/>
          </table:table-cell>
          <table:table-cell table:formula="of:=&quot;addToFieldIssueMap(Field.&quot;&amp;[.F44]&amp;&quot;, &quot;&amp;[.B44]&amp;&quot;);&quot;" office:value-type="string" office:string-value="addToFieldIssueMap(Field.HL7_NK1_SEGMENT, Hl7Nk1SegmentIsRepeated);">
            <text:p>addToFieldIssueMap(Field.HL7_NK1_SEGMENT, Hl7Nk1SegmentIsRepeated);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4]&amp;&quot;, '&quot;&amp;[.I44]&amp;&quot;', '&quot;&amp;[.J44]&amp;&quot;', '&quot;&amp;[.K44]&amp;&quot;', '&quot;&amp;[.L44]&amp;&quot;', '&quot;&amp;[.M44]&amp;&quot;', '&quot;&amp;[.N44]&amp;&quot;');&quot;" office:value-type="string" office:string-value="INSERT INTO dqa_potential_issue(issue_id, target_object, target_field, issue_type, field_value, default_action_code, change_priority) VALUES (44, 'HL7 NK1', 'segment', 'is repeated', '', 'A', 'May');">
            <text:p>INSERT INTO dqa_potential_issue(issue_id, target_object, target_field, issue_type, field_value, default_action_code, change_priority) VALUES (44, 'HL7 NK1', 'segment', 'is repeated', '', 'A', 'May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table:formula="of:=SUBSTITUTE(SUBSTITUTE(SUBSTITUTE(SUBSTITUTE(PROPER([.I45])&amp;PROPER([.J45])&amp;PROPER([.K45])&amp;PROPER([.L45]);&quot; &quot;;&quot;&quot;);&quot;-&quot;;&quot;&quot;);&quot;.&quot;;&quot;_&quot;);&quot;'&quot;;&quot;&quot;)" office:value-type="string" office:string-value="Hl7ObxSegmentIsMissing">
            <text:p>Hl7ObxSegmentIsMissing</text:p>
          </table:table-cell>
          <table:table-cell table:formula="of:=&quot;public PotentialIssue &quot;&amp;[.B45]&amp;&quot; = null;&quot;" office:value-type="string" office:string-value="public PotentialIssue Hl7ObxSegmentIsMissing = null;">
            <text:p>public PotentialIssue Hl7ObxSegmentIsMissing = null;</text:p>
          </table:table-cell>
          <table:table-cell table:formula="of:=[.B45]&amp;&quot; = getPotentialIssue(session, &quot;&amp;CHAR(34)&amp;[.I45]&amp;CHAR(34)&amp;&quot;, &quot;&amp;CHAR(34)&amp;SUBSTITUTE([.J45];&quot;''&quot;;&quot;'&quot;)&amp;CHAR(34)&amp;&quot;, &quot;&amp;CHAR(34)&amp;[.K45]&amp;CHAR(34)&amp;&quot;, &quot;&amp;CHAR(34)&amp;[.L45]&amp;CHAR(34)&amp;&quot;);&quot;" office:value-type="string" office:string-value="Hl7ObxSegmentIsMissing = getPotentialIssue(session, &quot;HL7 OBX&quot;, &quot;segment&quot;, &quot;is missing&quot;, &quot;&quot;);">
            <text:p>Hl7ObxSegmentIsMissing = getPotentialIssue(session, "HL7 OBX", "segment", "is missing", "");</text:p>
          </table:table-cell>
          <table:table-cell table:formula="of:=&quot;assertNotNull(pi.&quot;&amp;[.B45]&amp;&quot;);&quot;" office:value-type="string" office:string-value="assertNotNull(pi.Hl7ObxSegmentIsMissing);">
            <text:p>assertNotNull(pi.Hl7ObxSegmentIsMissing);</text:p>
          </table:table-cell>
          <table:table-cell table:formula="of:=UPPER(SUBSTITUTE(SUBSTITUTE(SUBSTITUTE([.I45];&quot; &quot;;&quot;_&quot;);&quot;'&quot;;&quot;&quot;);&quot;-&quot;;&quot;_&quot;)&amp;&quot;_&quot;&amp;SUBSTITUTE(SUBSTITUTE(SUBSTITUTE([.J45];&quot; &quot;;&quot;_&quot;);&quot;'&quot;;&quot;&quot;);&quot;-&quot;;&quot;_&quot;))" office:value-type="string" office:string-value="HL7_OBX_SEGMENT">
            <text:p>HL7_OBX_SEGMENT</text:p>
          </table:table-cell>
          <table:table-cell table:formula="of:=IF(AND([.J44]=[.J45];[.I44]=[.I45]);&quot;&quot;;[.F45]&amp;&quot;,&quot;)" office:value-type="string" office:string-value="HL7_OBX_SEGMENT,">
            <text:p>HL7_OBX_SEGMENT,</text:p>
          </table:table-cell>
          <table:table-cell table:formula="of:=&quot;addToFieldIssueMap(Field.&quot;&amp;[.F45]&amp;&quot;, &quot;&amp;[.B45]&amp;&quot;);&quot;" office:value-type="string" office:string-value="addToFieldIssueMap(Field.HL7_OBX_SEGMENT, Hl7ObxSegmentIsMissing);">
            <text:p>addToFieldIssueMap(Field.HL7_OBX_SEGMENT, Hl7ObxSegmentIsMissing);</text:p>
          </table:table-cell>
          <table:table-cell office:value-type="string">
            <text:p>HL7 OBX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5]&amp;&quot;, '&quot;&amp;[.I45]&amp;&quot;', '&quot;&amp;[.J45]&amp;&quot;', '&quot;&amp;[.K45]&amp;&quot;', '&quot;&amp;[.L45]&amp;&quot;', '&quot;&amp;[.M45]&amp;&quot;', '&quot;&amp;[.N45]&amp;&quot;');&quot;" office:value-type="string" office:string-value="INSERT INTO dqa_potential_issue(issue_id, target_object, target_field, issue_type, field_value, default_action_code, change_priority) VALUES (45, 'HL7 OBX', 'segment', 'is missing', '', 'A', 'May');">
            <text:p>INSERT INTO dqa_potential_issue(issue_id, target_object, target_field, issue_type, field_value, default_action_code, change_priority) VALUES (45, 'HL7 OBX', 'segment', 'is missing', '', 'A', 'May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table:formula="of:=SUBSTITUTE(SUBSTITUTE(SUBSTITUTE(SUBSTITUTE(PROPER([.I46])&amp;PROPER([.J46])&amp;PROPER([.K46])&amp;PROPER([.L46]);&quot; &quot;;&quot;&quot;);&quot;-&quot;;&quot;&quot;);&quot;.&quot;;&quot;_&quot;);&quot;'&quot;;&quot;&quot;)" office:value-type="string" office:string-value="Hl7OrcSegmentIsMissing">
            <text:p>Hl7OrcSegmentIsMissing</text:p>
          </table:table-cell>
          <table:table-cell table:formula="of:=&quot;public PotentialIssue &quot;&amp;[.B46]&amp;&quot; = null;&quot;" office:value-type="string" office:string-value="public PotentialIssue Hl7OrcSegmentIsMissing = null;">
            <text:p>public PotentialIssue Hl7OrcSegmentIsMissing = null;</text:p>
          </table:table-cell>
          <table:table-cell table:formula="of:=[.B46]&amp;&quot; = getPotentialIssue(session, &quot;&amp;CHAR(34)&amp;[.I46]&amp;CHAR(34)&amp;&quot;, &quot;&amp;CHAR(34)&amp;SUBSTITUTE([.J46];&quot;''&quot;;&quot;'&quot;)&amp;CHAR(34)&amp;&quot;, &quot;&amp;CHAR(34)&amp;[.K46]&amp;CHAR(34)&amp;&quot;, &quot;&amp;CHAR(34)&amp;[.L46]&amp;CHAR(34)&amp;&quot;);&quot;" office:value-type="string" office:string-value="Hl7OrcSegmentIsMissing = getPotentialIssue(session, &quot;HL7 ORC&quot;, &quot;segment&quot;, &quot;is missing&quot;, &quot;&quot;);">
            <text:p>Hl7OrcSegmentIsMissing = getPotentialIssue(session, "HL7 ORC", "segment", "is missing", "");</text:p>
          </table:table-cell>
          <table:table-cell table:formula="of:=&quot;assertNotNull(pi.&quot;&amp;[.B46]&amp;&quot;);&quot;" office:value-type="string" office:string-value="assertNotNull(pi.Hl7OrcSegmentIsMissing);">
            <text:p>assertNotNull(pi.Hl7OrcSegmentIsMissing);</text:p>
          </table:table-cell>
          <table:table-cell table:formula="of:=UPPER(SUBSTITUTE(SUBSTITUTE(SUBSTITUTE([.I46];&quot; &quot;;&quot;_&quot;);&quot;'&quot;;&quot;&quot;);&quot;-&quot;;&quot;_&quot;)&amp;&quot;_&quot;&amp;SUBSTITUTE(SUBSTITUTE(SUBSTITUTE([.J46];&quot; &quot;;&quot;_&quot;);&quot;'&quot;;&quot;&quot;);&quot;-&quot;;&quot;_&quot;))" office:value-type="string" office:string-value="HL7_ORC_SEGMENT">
            <text:p>HL7_ORC_SEGMENT</text:p>
          </table:table-cell>
          <table:table-cell table:formula="of:=IF(AND([.J45]=[.J46];[.I45]=[.I46]);&quot;&quot;;[.F46]&amp;&quot;,&quot;)" office:value-type="string" office:string-value="HL7_ORC_SEGMENT,">
            <text:p>HL7_ORC_SEGMENT,</text:p>
          </table:table-cell>
          <table:table-cell table:formula="of:=&quot;addToFieldIssueMap(Field.&quot;&amp;[.F46]&amp;&quot;, &quot;&amp;[.B46]&amp;&quot;);&quot;" office:value-type="string" office:string-value="addToFieldIssueMap(Field.HL7_ORC_SEGMENT, Hl7OrcSegmentIsMissing);">
            <text:p>addToFieldIssueMap(Field.HL7_ORC_SEGMENT, Hl7OrcSegmentIsMissing);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6]&amp;&quot;, '&quot;&amp;[.I46]&amp;&quot;', '&quot;&amp;[.J46]&amp;&quot;', '&quot;&amp;[.K46]&amp;&quot;', '&quot;&amp;[.L46]&amp;&quot;', '&quot;&amp;[.M46]&amp;&quot;', '&quot;&amp;[.N46]&amp;&quot;');&quot;" office:value-type="string" office:string-value="INSERT INTO dqa_potential_issue(issue_id, target_object, target_field, issue_type, field_value, default_action_code, change_priority) VALUES (46, 'HL7 ORC', 'segment', 'is missing', '', 'A', 'May');">
            <text:p>INSERT INTO dqa_potential_issue(issue_id, target_object, target_field, issue_type, field_value, default_action_code, change_priority) VALUES (46, 'HL7 ORC', 'segment', 'is missing', '', 'A', 'May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table:formula="of:=SUBSTITUTE(SUBSTITUTE(SUBSTITUTE(SUBSTITUTE(PROPER([.I47])&amp;PROPER([.J47])&amp;PROPER([.K47])&amp;PROPER([.L47]);&quot; &quot;;&quot;&quot;);&quot;-&quot;;&quot;&quot;);&quot;.&quot;;&quot;_&quot;);&quot;'&quot;;&quot;&quot;)" office:value-type="string" office:string-value="Hl7OrcSegmentIsRepeated">
            <text:p>Hl7OrcSegmentIsRepeated</text:p>
          </table:table-cell>
          <table:table-cell table:formula="of:=&quot;public PotentialIssue &quot;&amp;[.B47]&amp;&quot; = null;&quot;" office:value-type="string" office:string-value="public PotentialIssue Hl7OrcSegmentIsRepeated = null;">
            <text:p>public PotentialIssue Hl7OrcSegmentIsRepeated = null;</text:p>
          </table:table-cell>
          <table:table-cell table:formula="of:=[.B47]&amp;&quot; = getPotentialIssue(session, &quot;&amp;CHAR(34)&amp;[.I47]&amp;CHAR(34)&amp;&quot;, &quot;&amp;CHAR(34)&amp;SUBSTITUTE([.J47];&quot;''&quot;;&quot;'&quot;)&amp;CHAR(34)&amp;&quot;, &quot;&amp;CHAR(34)&amp;[.K47]&amp;CHAR(34)&amp;&quot;, &quot;&amp;CHAR(34)&amp;[.L47]&amp;CHAR(34)&amp;&quot;);&quot;" office:value-type="string" office:string-value="Hl7OrcSegmentIsRepeated = getPotentialIssue(session, &quot;HL7 ORC&quot;, &quot;segment&quot;, &quot;is repeated&quot;, &quot;&quot;);">
            <text:p>Hl7OrcSegmentIsRepeated = getPotentialIssue(session, "HL7 ORC", "segment", "is repeated", "");</text:p>
          </table:table-cell>
          <table:table-cell table:formula="of:=&quot;assertNotNull(pi.&quot;&amp;[.B47]&amp;&quot;);&quot;" office:value-type="string" office:string-value="assertNotNull(pi.Hl7OrcSegmentIsRepeated);">
            <text:p>assertNotNull(pi.Hl7OrcSegmentIsRepeated);</text:p>
          </table:table-cell>
          <table:table-cell table:formula="of:=UPPER(SUBSTITUTE(SUBSTITUTE(SUBSTITUTE([.I47];&quot; &quot;;&quot;_&quot;);&quot;'&quot;;&quot;&quot;);&quot;-&quot;;&quot;_&quot;)&amp;&quot;_&quot;&amp;SUBSTITUTE(SUBSTITUTE(SUBSTITUTE([.J47];&quot; &quot;;&quot;_&quot;);&quot;'&quot;;&quot;&quot;);&quot;-&quot;;&quot;_&quot;))" office:value-type="string" office:string-value="HL7_ORC_SEGMENT">
            <text:p>HL7_ORC_SEGMENT</text:p>
          </table:table-cell>
          <table:table-cell table:formula="of:=IF(AND([.J46]=[.J47];[.I46]=[.I47]);&quot;&quot;;[.F47]&amp;&quot;,&quot;)">
            <text:p/>
          </table:table-cell>
          <table:table-cell table:formula="of:=&quot;addToFieldIssueMap(Field.&quot;&amp;[.F47]&amp;&quot;, &quot;&amp;[.B47]&amp;&quot;);&quot;" office:value-type="string" office:string-value="addToFieldIssueMap(Field.HL7_ORC_SEGMENT, Hl7OrcSegmentIsRepeated);">
            <text:p>addToFieldIssueMap(Field.HL7_ORC_SEGMENT, Hl7OrcSegmentIsRepeated);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7]&amp;&quot;, '&quot;&amp;[.I47]&amp;&quot;', '&quot;&amp;[.J47]&amp;&quot;', '&quot;&amp;[.K47]&amp;&quot;', '&quot;&amp;[.L47]&amp;&quot;', '&quot;&amp;[.M47]&amp;&quot;', '&quot;&amp;[.N47]&amp;&quot;');&quot;" office:value-type="string" office:string-value="INSERT INTO dqa_potential_issue(issue_id, target_object, target_field, issue_type, field_value, default_action_code, change_priority) VALUES (47, 'HL7 ORC', 'segment', 'is repeated', '', 'E', 'Blocked');">
            <text:p>INSERT INTO dqa_potential_issue(issue_id, target_object, target_field, issue_type, field_value, default_action_code, change_priority) VALUES (47, 'HL7 ORC', 'segment', 'is repeated', '', 'E', 'Blocked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table:formula="of:=SUBSTITUTE(SUBSTITUTE(SUBSTITUTE(SUBSTITUTE(PROPER([.I48])&amp;PROPER([.J48])&amp;PROPER([.K48])&amp;PROPER([.L48]);&quot; &quot;;&quot;&quot;);&quot;-&quot;;&quot;&quot;);&quot;.&quot;;&quot;_&quot;);&quot;'&quot;;&quot;&quot;)" office:value-type="string" office:string-value="Hl7Pd1SegmentIsMissing">
            <text:p>Hl7Pd1SegmentIsMissing</text:p>
          </table:table-cell>
          <table:table-cell table:formula="of:=&quot;public PotentialIssue &quot;&amp;[.B48]&amp;&quot; = null;&quot;" office:value-type="string" office:string-value="public PotentialIssue Hl7Pd1SegmentIsMissing = null;">
            <text:p>public PotentialIssue Hl7Pd1SegmentIsMissing = null;</text:p>
          </table:table-cell>
          <table:table-cell table:formula="of:=[.B48]&amp;&quot; = getPotentialIssue(session, &quot;&amp;CHAR(34)&amp;[.I48]&amp;CHAR(34)&amp;&quot;, &quot;&amp;CHAR(34)&amp;SUBSTITUTE([.J48];&quot;''&quot;;&quot;'&quot;)&amp;CHAR(34)&amp;&quot;, &quot;&amp;CHAR(34)&amp;[.K48]&amp;CHAR(34)&amp;&quot;, &quot;&amp;CHAR(34)&amp;[.L48]&amp;CHAR(34)&amp;&quot;);&quot;" office:value-type="string" office:string-value="Hl7Pd1SegmentIsMissing = getPotentialIssue(session, &quot;HL7 PD1&quot;, &quot;segment&quot;, &quot;is missing&quot;, &quot;&quot;);">
            <text:p>Hl7Pd1SegmentIsMissing = getPotentialIssue(session, "HL7 PD1", "segment", "is missing", "");</text:p>
          </table:table-cell>
          <table:table-cell table:formula="of:=&quot;assertNotNull(pi.&quot;&amp;[.B48]&amp;&quot;);&quot;" office:value-type="string" office:string-value="assertNotNull(pi.Hl7Pd1SegmentIsMissing);">
            <text:p>assertNotNull(pi.Hl7Pd1SegmentIsMissing);</text:p>
          </table:table-cell>
          <table:table-cell table:formula="of:=UPPER(SUBSTITUTE(SUBSTITUTE(SUBSTITUTE([.I48];&quot; &quot;;&quot;_&quot;);&quot;'&quot;;&quot;&quot;);&quot;-&quot;;&quot;_&quot;)&amp;&quot;_&quot;&amp;SUBSTITUTE(SUBSTITUTE(SUBSTITUTE([.J48];&quot; &quot;;&quot;_&quot;);&quot;'&quot;;&quot;&quot;);&quot;-&quot;;&quot;_&quot;))" office:value-type="string" office:string-value="HL7_PD1_SEGMENT">
            <text:p>HL7_PD1_SEGMENT</text:p>
          </table:table-cell>
          <table:table-cell table:formula="of:=IF(AND([.J47]=[.J48];[.I47]=[.I48]);&quot;&quot;;[.F48]&amp;&quot;,&quot;)" office:value-type="string" office:string-value="HL7_PD1_SEGMENT,">
            <text:p>HL7_PD1_SEGMENT,</text:p>
          </table:table-cell>
          <table:table-cell table:formula="of:=&quot;addToFieldIssueMap(Field.&quot;&amp;[.F48]&amp;&quot;, &quot;&amp;[.B48]&amp;&quot;);&quot;" office:value-type="string" office:string-value="addToFieldIssueMap(Field.HL7_PD1_SEGMENT, Hl7Pd1SegmentIsMissing);">
            <text:p>addToFieldIssueMap(Field.HL7_PD1_SEGMENT, Hl7Pd1SegmentIsMissing);</text:p>
          </table:table-cell>
          <table:table-cell office:value-type="string">
            <text:p>HL7 PD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48]&amp;&quot;, '&quot;&amp;[.I48]&amp;&quot;', '&quot;&amp;[.J48]&amp;&quot;', '&quot;&amp;[.K48]&amp;&quot;', '&quot;&amp;[.L48]&amp;&quot;', '&quot;&amp;[.M48]&amp;&quot;', '&quot;&amp;[.N48]&amp;&quot;');&quot;" office:value-type="string" office:string-value="INSERT INTO dqa_potential_issue(issue_id, target_object, target_field, issue_type, field_value, default_action_code, change_priority) VALUES (48, 'HL7 PD1', 'segment', 'is missing', '', 'A', 'May');">
            <text:p>INSERT INTO dqa_potential_issue(issue_id, target_object, target_field, issue_type, field_value, default_action_code, change_priority) VALUES (48, 'HL7 PD1', 'segment', 'is missing', '', 'A', 'May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table:formula="of:=SUBSTITUTE(SUBSTITUTE(SUBSTITUTE(SUBSTITUTE(PROPER([.I49])&amp;PROPER([.J49])&amp;PROPER([.K49])&amp;PROPER([.L49]);&quot; &quot;;&quot;&quot;);&quot;-&quot;;&quot;&quot;);&quot;.&quot;;&quot;_&quot;);&quot;'&quot;;&quot;&quot;)" office:value-type="string" office:string-value="Hl7PidSegmentIsMissing">
            <text:p>Hl7PidSegmentIsMissing</text:p>
          </table:table-cell>
          <table:table-cell table:formula="of:=&quot;public PotentialIssue &quot;&amp;[.B49]&amp;&quot; = null;&quot;" office:value-type="string" office:string-value="public PotentialIssue Hl7PidSegmentIsMissing = null;">
            <text:p>public PotentialIssue Hl7PidSegmentIsMissing = null;</text:p>
          </table:table-cell>
          <table:table-cell table:formula="of:=[.B49]&amp;&quot; = getPotentialIssue(session, &quot;&amp;CHAR(34)&amp;[.I49]&amp;CHAR(34)&amp;&quot;, &quot;&amp;CHAR(34)&amp;SUBSTITUTE([.J49];&quot;''&quot;;&quot;'&quot;)&amp;CHAR(34)&amp;&quot;, &quot;&amp;CHAR(34)&amp;[.K49]&amp;CHAR(34)&amp;&quot;, &quot;&amp;CHAR(34)&amp;[.L49]&amp;CHAR(34)&amp;&quot;);&quot;" office:value-type="string" office:string-value="Hl7PidSegmentIsMissing = getPotentialIssue(session, &quot;HL7 PID&quot;, &quot;segment&quot;, &quot;is missing&quot;, &quot;&quot;);">
            <text:p>Hl7PidSegmentIsMissing = getPotentialIssue(session, "HL7 PID", "segment", "is missing", "");</text:p>
          </table:table-cell>
          <table:table-cell table:formula="of:=&quot;assertNotNull(pi.&quot;&amp;[.B49]&amp;&quot;);&quot;" office:value-type="string" office:string-value="assertNotNull(pi.Hl7PidSegmentIsMissing);">
            <text:p>assertNotNull(pi.Hl7PidSegmentIsMissing);</text:p>
          </table:table-cell>
          <table:table-cell table:formula="of:=UPPER(SUBSTITUTE(SUBSTITUTE(SUBSTITUTE([.I49];&quot; &quot;;&quot;_&quot;);&quot;'&quot;;&quot;&quot;);&quot;-&quot;;&quot;_&quot;)&amp;&quot;_&quot;&amp;SUBSTITUTE(SUBSTITUTE(SUBSTITUTE([.J49];&quot; &quot;;&quot;_&quot;);&quot;'&quot;;&quot;&quot;);&quot;-&quot;;&quot;_&quot;))" office:value-type="string" office:string-value="HL7_PID_SEGMENT">
            <text:p>HL7_PID_SEGMENT</text:p>
          </table:table-cell>
          <table:table-cell table:formula="of:=IF(AND([.J48]=[.J49];[.I48]=[.I49]);&quot;&quot;;[.F49]&amp;&quot;,&quot;)" office:value-type="string" office:string-value="HL7_PID_SEGMENT,">
            <text:p>HL7_PID_SEGMENT,</text:p>
          </table:table-cell>
          <table:table-cell table:formula="of:=&quot;addToFieldIssueMap(Field.&quot;&amp;[.F49]&amp;&quot;, &quot;&amp;[.B49]&amp;&quot;);&quot;" office:value-type="string" office:string-value="addToFieldIssueMap(Field.HL7_PID_SEGMENT, Hl7PidSegmentIsMissing);">
            <text:p>addToFieldIssueMap(Field.HL7_PID_SEGMENT, Hl7PidSegmentIsMissing);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49]&amp;&quot;, '&quot;&amp;[.I49]&amp;&quot;', '&quot;&amp;[.J49]&amp;&quot;', '&quot;&amp;[.K49]&amp;&quot;', '&quot;&amp;[.L49]&amp;&quot;', '&quot;&amp;[.M49]&amp;&quot;', '&quot;&amp;[.N49]&amp;&quot;');&quot;" office:value-type="string" office:string-value="INSERT INTO dqa_potential_issue(issue_id, target_object, target_field, issue_type, field_value, default_action_code, change_priority) VALUES (49, 'HL7 PID', 'segment', 'is missing', '', 'E', 'Blocked');">
            <text:p>INSERT INTO dqa_potential_issue(issue_id, target_object, target_field, issue_type, field_value, default_action_code, change_priority) VALUES (49, 'HL7 PID', 'segment', 'is missing', '', 'E', 'Blocked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table:formula="of:=SUBSTITUTE(SUBSTITUTE(SUBSTITUTE(SUBSTITUTE(PROPER([.I50])&amp;PROPER([.J50])&amp;PROPER([.K50])&amp;PROPER([.L50]);&quot; &quot;;&quot;&quot;);&quot;-&quot;;&quot;&quot;);&quot;.&quot;;&quot;_&quot;);&quot;'&quot;;&quot;&quot;)" office:value-type="string" office:string-value="Hl7PidSegmentIsRepeated">
            <text:p>Hl7PidSegmentIsRepeated</text:p>
          </table:table-cell>
          <table:table-cell table:formula="of:=&quot;public PotentialIssue &quot;&amp;[.B50]&amp;&quot; = null;&quot;" office:value-type="string" office:string-value="public PotentialIssue Hl7PidSegmentIsRepeated = null;">
            <text:p>public PotentialIssue Hl7PidSegmentIsRepeated = null;</text:p>
          </table:table-cell>
          <table:table-cell table:formula="of:=[.B50]&amp;&quot; = getPotentialIssue(session, &quot;&amp;CHAR(34)&amp;[.I50]&amp;CHAR(34)&amp;&quot;, &quot;&amp;CHAR(34)&amp;SUBSTITUTE([.J50];&quot;''&quot;;&quot;'&quot;)&amp;CHAR(34)&amp;&quot;, &quot;&amp;CHAR(34)&amp;[.K50]&amp;CHAR(34)&amp;&quot;, &quot;&amp;CHAR(34)&amp;[.L50]&amp;CHAR(34)&amp;&quot;);&quot;" office:value-type="string" office:string-value="Hl7PidSegmentIsRepeated = getPotentialIssue(session, &quot;HL7 PID&quot;, &quot;segment&quot;, &quot;is repeated&quot;, &quot;&quot;);">
            <text:p>Hl7PidSegmentIsRepeated = getPotentialIssue(session, "HL7 PID", "segment", "is repeated", "");</text:p>
          </table:table-cell>
          <table:table-cell table:formula="of:=&quot;assertNotNull(pi.&quot;&amp;[.B50]&amp;&quot;);&quot;" office:value-type="string" office:string-value="assertNotNull(pi.Hl7PidSegmentIsRepeated);">
            <text:p>assertNotNull(pi.Hl7PidSegmentIsRepeated);</text:p>
          </table:table-cell>
          <table:table-cell table:formula="of:=UPPER(SUBSTITUTE(SUBSTITUTE(SUBSTITUTE([.I50];&quot; &quot;;&quot;_&quot;);&quot;'&quot;;&quot;&quot;);&quot;-&quot;;&quot;_&quot;)&amp;&quot;_&quot;&amp;SUBSTITUTE(SUBSTITUTE(SUBSTITUTE([.J50];&quot; &quot;;&quot;_&quot;);&quot;'&quot;;&quot;&quot;);&quot;-&quot;;&quot;_&quot;))" office:value-type="string" office:string-value="HL7_PID_SEGMENT">
            <text:p>HL7_PID_SEGMENT</text:p>
          </table:table-cell>
          <table:table-cell table:formula="of:=IF(AND([.J49]=[.J50];[.I49]=[.I50]);&quot;&quot;;[.F50]&amp;&quot;,&quot;)">
            <text:p/>
          </table:table-cell>
          <table:table-cell table:formula="of:=&quot;addToFieldIssueMap(Field.&quot;&amp;[.F50]&amp;&quot;, &quot;&amp;[.B50]&amp;&quot;);&quot;" office:value-type="string" office:string-value="addToFieldIssueMap(Field.HL7_PID_SEGMENT, Hl7PidSegmentIsRepeated);">
            <text:p>addToFieldIssueMap(Field.HL7_PID_SEGMENT, Hl7PidSegmentIsRepeated);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50]&amp;&quot;, '&quot;&amp;[.I50]&amp;&quot;', '&quot;&amp;[.J50]&amp;&quot;', '&quot;&amp;[.K50]&amp;&quot;', '&quot;&amp;[.L50]&amp;&quot;', '&quot;&amp;[.M50]&amp;&quot;', '&quot;&amp;[.N50]&amp;&quot;');&quot;" office:value-type="string" office:string-value="INSERT INTO dqa_potential_issue(issue_id, target_object, target_field, issue_type, field_value, default_action_code, change_priority) VALUES (50, 'HL7 PID', 'segment', 'is repeated', '', 'E', 'Blocked');">
            <text:p>INSERT INTO dqa_potential_issue(issue_id, target_object, target_field, issue_type, field_value, default_action_code, change_priority) VALUES (50, 'HL7 PID', 'segment', 'is repeated', '', 'E', 'Blocked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table:formula="of:=SUBSTITUTE(SUBSTITUTE(SUBSTITUTE(SUBSTITUTE(PROPER([.I51])&amp;PROPER([.J51])&amp;PROPER([.K51])&amp;PROPER([.L51]);&quot; &quot;;&quot;&quot;);&quot;-&quot;;&quot;&quot;);&quot;.&quot;;&quot;_&quot;);&quot;'&quot;;&quot;&quot;)" office:value-type="string" office:string-value="Hl7Pv1SegmentIsMissing">
            <text:p>Hl7Pv1SegmentIsMissing</text:p>
          </table:table-cell>
          <table:table-cell table:formula="of:=&quot;public PotentialIssue &quot;&amp;[.B51]&amp;&quot; = null;&quot;" office:value-type="string" office:string-value="public PotentialIssue Hl7Pv1SegmentIsMissing = null;">
            <text:p>public PotentialIssue Hl7Pv1SegmentIsMissing = null;</text:p>
          </table:table-cell>
          <table:table-cell table:formula="of:=[.B51]&amp;&quot; = getPotentialIssue(session, &quot;&amp;CHAR(34)&amp;[.I51]&amp;CHAR(34)&amp;&quot;, &quot;&amp;CHAR(34)&amp;SUBSTITUTE([.J51];&quot;''&quot;;&quot;'&quot;)&amp;CHAR(34)&amp;&quot;, &quot;&amp;CHAR(34)&amp;[.K51]&amp;CHAR(34)&amp;&quot;, &quot;&amp;CHAR(34)&amp;[.L51]&amp;CHAR(34)&amp;&quot;);&quot;" office:value-type="string" office:string-value="Hl7Pv1SegmentIsMissing = getPotentialIssue(session, &quot;HL7 PV1&quot;, &quot;segment&quot;, &quot;is missing&quot;, &quot;&quot;);">
            <text:p>Hl7Pv1SegmentIsMissing = getPotentialIssue(session, "HL7 PV1", "segment", "is missing", "");</text:p>
          </table:table-cell>
          <table:table-cell table:formula="of:=&quot;assertNotNull(pi.&quot;&amp;[.B51]&amp;&quot;);&quot;" office:value-type="string" office:string-value="assertNotNull(pi.Hl7Pv1SegmentIsMissing);">
            <text:p>assertNotNull(pi.Hl7Pv1SegmentIsMissing);</text:p>
          </table:table-cell>
          <table:table-cell table:formula="of:=UPPER(SUBSTITUTE(SUBSTITUTE(SUBSTITUTE([.I51];&quot; &quot;;&quot;_&quot;);&quot;'&quot;;&quot;&quot;);&quot;-&quot;;&quot;_&quot;)&amp;&quot;_&quot;&amp;SUBSTITUTE(SUBSTITUTE(SUBSTITUTE([.J51];&quot; &quot;;&quot;_&quot;);&quot;'&quot;;&quot;&quot;);&quot;-&quot;;&quot;_&quot;))" office:value-type="string" office:string-value="HL7_PV1_SEGMENT">
            <text:p>HL7_PV1_SEGMENT</text:p>
          </table:table-cell>
          <table:table-cell table:formula="of:=IF(AND([.J50]=[.J51];[.I50]=[.I51]);&quot;&quot;;[.F51]&amp;&quot;,&quot;)" office:value-type="string" office:string-value="HL7_PV1_SEGMENT,">
            <text:p>HL7_PV1_SEGMENT,</text:p>
          </table:table-cell>
          <table:table-cell table:formula="of:=&quot;addToFieldIssueMap(Field.&quot;&amp;[.F51]&amp;&quot;, &quot;&amp;[.B51]&amp;&quot;);&quot;" office:value-type="string" office:string-value="addToFieldIssueMap(Field.HL7_PV1_SEGMENT, Hl7Pv1SegmentIsMissing);">
            <text:p>addToFieldIssueMap(Field.HL7_PV1_SEGMENT, Hl7Pv1SegmentIsMissing);</text:p>
          </table:table-cell>
          <table:table-cell office:value-type="string">
            <text:p>HL7 PV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1]&amp;&quot;, '&quot;&amp;[.I51]&amp;&quot;', '&quot;&amp;[.J51]&amp;&quot;', '&quot;&amp;[.K51]&amp;&quot;', '&quot;&amp;[.L51]&amp;&quot;', '&quot;&amp;[.M51]&amp;&quot;', '&quot;&amp;[.N51]&amp;&quot;');&quot;" office:value-type="string" office:string-value="INSERT INTO dqa_potential_issue(issue_id, target_object, target_field, issue_type, field_value, default_action_code, change_priority) VALUES (51, 'HL7 PV1', 'segment', 'is missing', '', 'A', 'May');">
            <text:p>INSERT INTO dqa_potential_issue(issue_id, target_object, target_field, issue_type, field_value, default_action_code, change_priority) VALUES (51, 'HL7 PV1', 'segment', 'is missing', '', 'A', 'May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table:formula="of:=SUBSTITUTE(SUBSTITUTE(SUBSTITUTE(SUBSTITUTE(PROPER([.I52])&amp;PROPER([.J52])&amp;PROPER([.K52])&amp;PROPER([.L52]);&quot; &quot;;&quot;&quot;);&quot;-&quot;;&quot;&quot;);&quot;.&quot;;&quot;_&quot;);&quot;'&quot;;&quot;&quot;)" office:value-type="string" office:string-value="Hl7RxaSegmentIsMissing">
            <text:p>Hl7RxaSegmentIsMissing</text:p>
          </table:table-cell>
          <table:table-cell table:formula="of:=&quot;public PotentialIssue &quot;&amp;[.B52]&amp;&quot; = null;&quot;" office:value-type="string" office:string-value="public PotentialIssue Hl7RxaSegmentIsMissing = null;">
            <text:p>public PotentialIssue Hl7RxaSegmentIsMissing = null;</text:p>
          </table:table-cell>
          <table:table-cell table:formula="of:=[.B52]&amp;&quot; = getPotentialIssue(session, &quot;&amp;CHAR(34)&amp;[.I52]&amp;CHAR(34)&amp;&quot;, &quot;&amp;CHAR(34)&amp;SUBSTITUTE([.J52];&quot;''&quot;;&quot;'&quot;)&amp;CHAR(34)&amp;&quot;, &quot;&amp;CHAR(34)&amp;[.K52]&amp;CHAR(34)&amp;&quot;, &quot;&amp;CHAR(34)&amp;[.L52]&amp;CHAR(34)&amp;&quot;);&quot;" office:value-type="string" office:string-value="Hl7RxaSegmentIsMissing = getPotentialIssue(session, &quot;HL7 RXA&quot;, &quot;segment&quot;, &quot;is missing&quot;, &quot;&quot;);">
            <text:p>Hl7RxaSegmentIsMissing = getPotentialIssue(session, "HL7 RXA", "segment", "is missing", "");</text:p>
          </table:table-cell>
          <table:table-cell table:formula="of:=&quot;assertNotNull(pi.&quot;&amp;[.B52]&amp;&quot;);&quot;" office:value-type="string" office:string-value="assertNotNull(pi.Hl7RxaSegmentIsMissing);">
            <text:p>assertNotNull(pi.Hl7RxaSegmentIsMissing);</text:p>
          </table:table-cell>
          <table:table-cell table:formula="of:=UPPER(SUBSTITUTE(SUBSTITUTE(SUBSTITUTE([.I52];&quot; &quot;;&quot;_&quot;);&quot;'&quot;;&quot;&quot;);&quot;-&quot;;&quot;_&quot;)&amp;&quot;_&quot;&amp;SUBSTITUTE(SUBSTITUTE(SUBSTITUTE([.J52];&quot; &quot;;&quot;_&quot;);&quot;'&quot;;&quot;&quot;);&quot;-&quot;;&quot;_&quot;))" office:value-type="string" office:string-value="HL7_RXA_SEGMENT">
            <text:p>HL7_RXA_SEGMENT</text:p>
          </table:table-cell>
          <table:table-cell table:formula="of:=IF(AND([.J51]=[.J52];[.I51]=[.I52]);&quot;&quot;;[.F52]&amp;&quot;,&quot;)" office:value-type="string" office:string-value="HL7_RXA_SEGMENT,">
            <text:p>HL7_RXA_SEGMENT,</text:p>
          </table:table-cell>
          <table:table-cell table:formula="of:=&quot;addToFieldIssueMap(Field.&quot;&amp;[.F52]&amp;&quot;, &quot;&amp;[.B52]&amp;&quot;);&quot;" office:value-type="string" office:string-value="addToFieldIssueMap(Field.HL7_RXA_SEGMENT, Hl7RxaSegmentIsMissing);">
            <text:p>addToFieldIssueMap(Field.HL7_RXA_SEGMENT, Hl7RxaSegmentIsMissing);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52]&amp;&quot;, '&quot;&amp;[.I52]&amp;&quot;', '&quot;&amp;[.J52]&amp;&quot;', '&quot;&amp;[.K52]&amp;&quot;', '&quot;&amp;[.L52]&amp;&quot;', '&quot;&amp;[.M52]&amp;&quot;', '&quot;&amp;[.N52]&amp;&quot;');&quot;" office:value-type="string" office:string-value="INSERT INTO dqa_potential_issue(issue_id, target_object, target_field, issue_type, field_value, default_action_code, change_priority) VALUES (52, 'HL7 RXA', 'segment', 'is missing', '', 'W', 'Can');">
            <text:p>INSERT INTO dqa_potential_issue(issue_id, target_object, target_field, issue_type, field_value, default_action_code, change_priority) VALUES (52, 'HL7 RXA', 'segment', 'is missing', '', 'W', 'Can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table:formula="of:=SUBSTITUTE(SUBSTITUTE(SUBSTITUTE(SUBSTITUTE(PROPER([.I53])&amp;PROPER([.J53])&amp;PROPER([.K53])&amp;PROPER([.L53]);&quot; &quot;;&quot;&quot;);&quot;-&quot;;&quot;&quot;);&quot;.&quot;;&quot;_&quot;);&quot;'&quot;;&quot;&quot;)" office:value-type="string" office:string-value="Hl7RxaSegmentIsRepeated">
            <text:p>Hl7RxaSegmentIsRepeated</text:p>
          </table:table-cell>
          <table:table-cell table:formula="of:=&quot;public PotentialIssue &quot;&amp;[.B53]&amp;&quot; = null;&quot;" office:value-type="string" office:string-value="public PotentialIssue Hl7RxaSegmentIsRepeated = null;">
            <text:p>public PotentialIssue Hl7RxaSegmentIsRepeated = null;</text:p>
          </table:table-cell>
          <table:table-cell table:formula="of:=[.B53]&amp;&quot; = getPotentialIssue(session, &quot;&amp;CHAR(34)&amp;[.I53]&amp;CHAR(34)&amp;&quot;, &quot;&amp;CHAR(34)&amp;SUBSTITUTE([.J53];&quot;''&quot;;&quot;'&quot;)&amp;CHAR(34)&amp;&quot;, &quot;&amp;CHAR(34)&amp;[.K53]&amp;CHAR(34)&amp;&quot;, &quot;&amp;CHAR(34)&amp;[.L53]&amp;CHAR(34)&amp;&quot;);&quot;" office:value-type="string" office:string-value="Hl7RxaSegmentIsRepeated = getPotentialIssue(session, &quot;HL7 RXA&quot;, &quot;segment&quot;, &quot;is repeated&quot;, &quot;&quot;);">
            <text:p>Hl7RxaSegmentIsRepeated = getPotentialIssue(session, "HL7 RXA", "segment", "is repeated", "");</text:p>
          </table:table-cell>
          <table:table-cell table:formula="of:=&quot;assertNotNull(pi.&quot;&amp;[.B53]&amp;&quot;);&quot;" office:value-type="string" office:string-value="assertNotNull(pi.Hl7RxaSegmentIsRepeated);">
            <text:p>assertNotNull(pi.Hl7RxaSegmentIsRepeated);</text:p>
          </table:table-cell>
          <table:table-cell table:formula="of:=UPPER(SUBSTITUTE(SUBSTITUTE(SUBSTITUTE([.I53];&quot; &quot;;&quot;_&quot;);&quot;'&quot;;&quot;&quot;);&quot;-&quot;;&quot;_&quot;)&amp;&quot;_&quot;&amp;SUBSTITUTE(SUBSTITUTE(SUBSTITUTE([.J53];&quot; &quot;;&quot;_&quot;);&quot;'&quot;;&quot;&quot;);&quot;-&quot;;&quot;_&quot;))" office:value-type="string" office:string-value="HL7_RXA_SEGMENT">
            <text:p>HL7_RXA_SEGMENT</text:p>
          </table:table-cell>
          <table:table-cell table:formula="of:=IF(AND([.J52]=[.J53];[.I52]=[.I53]);&quot;&quot;;[.F53]&amp;&quot;,&quot;)">
            <text:p/>
          </table:table-cell>
          <table:table-cell table:formula="of:=&quot;addToFieldIssueMap(Field.&quot;&amp;[.F53]&amp;&quot;, &quot;&amp;[.B53]&amp;&quot;);&quot;" office:value-type="string" office:string-value="addToFieldIssueMap(Field.HL7_RXA_SEGMENT, Hl7RxaSegmentIsRepeated);">
            <text:p>addToFieldIssueMap(Field.HL7_RXA_SEGMENT, Hl7RxaSegmentIsRepeated);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53]&amp;&quot;, '&quot;&amp;[.I53]&amp;&quot;', '&quot;&amp;[.J53]&amp;&quot;', '&quot;&amp;[.K53]&amp;&quot;', '&quot;&amp;[.L53]&amp;&quot;', '&quot;&amp;[.M53]&amp;&quot;', '&quot;&amp;[.N53]&amp;&quot;');&quot;" office:value-type="string" office:string-value="INSERT INTO dqa_potential_issue(issue_id, target_object, target_field, issue_type, field_value, default_action_code, change_priority) VALUES (53, 'HL7 RXA', 'segment', 'is repeated', '', 'A', 'Can');">
            <text:p>INSERT INTO dqa_potential_issue(issue_id, target_object, target_field, issue_type, field_value, default_action_code, change_priority) VALUES (53, 'HL7 RXA', 'segment', 'is repeated', '', 'A', 'Can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table:formula="of:=SUBSTITUTE(SUBSTITUTE(SUBSTITUTE(SUBSTITUTE(PROPER([.I54])&amp;PROPER([.J54])&amp;PROPER([.K54])&amp;PROPER([.L54]);&quot; &quot;;&quot;&quot;);&quot;-&quot;;&quot;&quot;);&quot;.&quot;;&quot;_&quot;);&quot;'&quot;;&quot;&quot;)" office:value-type="string" office:string-value="Hl7RxrSegmentIsMissing">
            <text:p>Hl7RxrSegmentIsMissing</text:p>
          </table:table-cell>
          <table:table-cell table:formula="of:=&quot;public PotentialIssue &quot;&amp;[.B54]&amp;&quot; = null;&quot;" office:value-type="string" office:string-value="public PotentialIssue Hl7RxrSegmentIsMissing = null;">
            <text:p>public PotentialIssue Hl7RxrSegmentIsMissing = null;</text:p>
          </table:table-cell>
          <table:table-cell table:formula="of:=[.B54]&amp;&quot; = getPotentialIssue(session, &quot;&amp;CHAR(34)&amp;[.I54]&amp;CHAR(34)&amp;&quot;, &quot;&amp;CHAR(34)&amp;SUBSTITUTE([.J54];&quot;''&quot;;&quot;'&quot;)&amp;CHAR(34)&amp;&quot;, &quot;&amp;CHAR(34)&amp;[.K54]&amp;CHAR(34)&amp;&quot;, &quot;&amp;CHAR(34)&amp;[.L54]&amp;CHAR(34)&amp;&quot;);&quot;" office:value-type="string" office:string-value="Hl7RxrSegmentIsMissing = getPotentialIssue(session, &quot;HL7 RXR&quot;, &quot;segment&quot;, &quot;is missing&quot;, &quot;&quot;);">
            <text:p>Hl7RxrSegmentIsMissing = getPotentialIssue(session, "HL7 RXR", "segment", "is missing", "");</text:p>
          </table:table-cell>
          <table:table-cell table:formula="of:=&quot;assertNotNull(pi.&quot;&amp;[.B54]&amp;&quot;);&quot;" office:value-type="string" office:string-value="assertNotNull(pi.Hl7RxrSegmentIsMissing);">
            <text:p>assertNotNull(pi.Hl7RxrSegmentIsMissing);</text:p>
          </table:table-cell>
          <table:table-cell table:formula="of:=UPPER(SUBSTITUTE(SUBSTITUTE(SUBSTITUTE([.I54];&quot; &quot;;&quot;_&quot;);&quot;'&quot;;&quot;&quot;);&quot;-&quot;;&quot;_&quot;)&amp;&quot;_&quot;&amp;SUBSTITUTE(SUBSTITUTE(SUBSTITUTE([.J54];&quot; &quot;;&quot;_&quot;);&quot;'&quot;;&quot;&quot;);&quot;-&quot;;&quot;_&quot;))" office:value-type="string" office:string-value="HL7_RXR_SEGMENT">
            <text:p>HL7_RXR_SEGMENT</text:p>
          </table:table-cell>
          <table:table-cell table:formula="of:=IF(AND([.J53]=[.J54];[.I53]=[.I54]);&quot;&quot;;[.F54]&amp;&quot;,&quot;)" office:value-type="string" office:string-value="HL7_RXR_SEGMENT,">
            <text:p>HL7_RXR_SEGMENT,</text:p>
          </table:table-cell>
          <table:table-cell table:formula="of:=&quot;addToFieldIssueMap(Field.&quot;&amp;[.F54]&amp;&quot;, &quot;&amp;[.B54]&amp;&quot;);&quot;" office:value-type="string" office:string-value="addToFieldIssueMap(Field.HL7_RXR_SEGMENT, Hl7RxrSegmentIsMissing);">
            <text:p>addToFieldIssueMap(Field.HL7_RXR_SEGMENT, Hl7RxrSegmentIsMissing);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4]&amp;&quot;, '&quot;&amp;[.I54]&amp;&quot;', '&quot;&amp;[.J54]&amp;&quot;', '&quot;&amp;[.K54]&amp;&quot;', '&quot;&amp;[.L54]&amp;&quot;', '&quot;&amp;[.M54]&amp;&quot;', '&quot;&amp;[.N54]&amp;&quot;');&quot;" office:value-type="string" office:string-value="INSERT INTO dqa_potential_issue(issue_id, target_object, target_field, issue_type, field_value, default_action_code, change_priority) VALUES (54, 'HL7 RXR', 'segment', 'is missing', '', 'A', 'May');">
            <text:p>INSERT INTO dqa_potential_issue(issue_id, target_object, target_field, issue_type, field_value, default_action_code, change_priority) VALUES (54, 'HL7 RXR', 'segment', 'is missing', '', 'A', 'May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table:formula="of:=SUBSTITUTE(SUBSTITUTE(SUBSTITUTE(SUBSTITUTE(PROPER([.I55])&amp;PROPER([.J55])&amp;PROPER([.K55])&amp;PROPER([.L55]);&quot; &quot;;&quot;&quot;);&quot;-&quot;;&quot;&quot;);&quot;.&quot;;&quot;_&quot;);&quot;'&quot;;&quot;&quot;)" office:value-type="string" office:string-value="Hl7RxrSegmentIsRepeated">
            <text:p>Hl7RxrSegmentIsRepeated</text:p>
          </table:table-cell>
          <table:table-cell table:formula="of:=&quot;public PotentialIssue &quot;&amp;[.B55]&amp;&quot; = null;&quot;" office:value-type="string" office:string-value="public PotentialIssue Hl7RxrSegmentIsRepeated = null;">
            <text:p>public PotentialIssue Hl7RxrSegmentIsRepeated = null;</text:p>
          </table:table-cell>
          <table:table-cell table:formula="of:=[.B55]&amp;&quot; = getPotentialIssue(session, &quot;&amp;CHAR(34)&amp;[.I55]&amp;CHAR(34)&amp;&quot;, &quot;&amp;CHAR(34)&amp;SUBSTITUTE([.J55];&quot;''&quot;;&quot;'&quot;)&amp;CHAR(34)&amp;&quot;, &quot;&amp;CHAR(34)&amp;[.K55]&amp;CHAR(34)&amp;&quot;, &quot;&amp;CHAR(34)&amp;[.L55]&amp;CHAR(34)&amp;&quot;);&quot;" office:value-type="string" office:string-value="Hl7RxrSegmentIsRepeated = getPotentialIssue(session, &quot;HL7 RXR&quot;, &quot;segment&quot;, &quot;is repeated&quot;, &quot;&quot;);">
            <text:p>Hl7RxrSegmentIsRepeated = getPotentialIssue(session, "HL7 RXR", "segment", "is repeated", "");</text:p>
          </table:table-cell>
          <table:table-cell table:formula="of:=&quot;assertNotNull(pi.&quot;&amp;[.B55]&amp;&quot;);&quot;" office:value-type="string" office:string-value="assertNotNull(pi.Hl7RxrSegmentIsRepeated);">
            <text:p>assertNotNull(pi.Hl7RxrSegmentIsRepeated);</text:p>
          </table:table-cell>
          <table:table-cell table:formula="of:=UPPER(SUBSTITUTE(SUBSTITUTE(SUBSTITUTE([.I55];&quot; &quot;;&quot;_&quot;);&quot;'&quot;;&quot;&quot;);&quot;-&quot;;&quot;_&quot;)&amp;&quot;_&quot;&amp;SUBSTITUTE(SUBSTITUTE(SUBSTITUTE([.J55];&quot; &quot;;&quot;_&quot;);&quot;'&quot;;&quot;&quot;);&quot;-&quot;;&quot;_&quot;))" office:value-type="string" office:string-value="HL7_RXR_SEGMENT">
            <text:p>HL7_RXR_SEGMENT</text:p>
          </table:table-cell>
          <table:table-cell table:formula="of:=IF(AND([.J54]=[.J55];[.I54]=[.I55]);&quot;&quot;;[.F55]&amp;&quot;,&quot;)">
            <text:p/>
          </table:table-cell>
          <table:table-cell table:formula="of:=&quot;addToFieldIssueMap(Field.&quot;&amp;[.F55]&amp;&quot;, &quot;&amp;[.B55]&amp;&quot;);&quot;" office:value-type="string" office:string-value="addToFieldIssueMap(Field.HL7_RXR_SEGMENT, Hl7RxrSegmentIsRepeated);">
            <text:p>addToFieldIssueMap(Field.HL7_RXR_SEGMENT, Hl7RxrSegmentIsRepeated);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5]&amp;&quot;, '&quot;&amp;[.I55]&amp;&quot;', '&quot;&amp;[.J55]&amp;&quot;', '&quot;&amp;[.K55]&amp;&quot;', '&quot;&amp;[.L55]&amp;&quot;', '&quot;&amp;[.M55]&amp;&quot;', '&quot;&amp;[.N55]&amp;&quot;');&quot;" office:value-type="string" office:string-value="INSERT INTO dqa_potential_issue(issue_id, target_object, target_field, issue_type, field_value, default_action_code, change_priority) VALUES (55, 'HL7 RXR', 'segment', 'is repeated', '', 'A', 'May');">
            <text:p>INSERT INTO dqa_potential_issue(issue_id, target_object, target_field, issue_type, field_value, default_action_code, change_priority) VALUES (55, 'HL7 RXR', 'segment', 'is repeated', '', 'A', 'May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table:formula="of:=SUBSTITUTE(SUBSTITUTE(SUBSTITUTE(SUBSTITUTE(PROPER([.I56])&amp;PROPER([.J56])&amp;PROPER([.K56])&amp;PROPER([.L56]);&quot; &quot;;&quot;&quot;);&quot;-&quot;;&quot;&quot;);&quot;.&quot;;&quot;_&quot;);&quot;'&quot;;&quot;&quot;)" office:value-type="string" office:string-value="NextOfKinAddressIsDifferentFromPatientAddress">
            <text:p>NextOfKinAddressIsDifferentFromPatientAddress</text:p>
          </table:table-cell>
          <table:table-cell table:formula="of:=&quot;public PotentialIssue &quot;&amp;[.B56]&amp;&quot; = null;&quot;" office:value-type="string" office:string-value="public PotentialIssue NextOfKinAddressIsDifferentFromPatientAddress = null;">
            <text:p>public PotentialIssue NextOfKinAddressIsDifferentFromPatientAddress = null;</text:p>
          </table:table-cell>
          <table:table-cell table:formula="of:=[.B56]&amp;&quot; = getPotentialIssue(session, &quot;&amp;CHAR(34)&amp;[.I56]&amp;CHAR(34)&amp;&quot;, &quot;&amp;CHAR(34)&amp;SUBSTITUTE([.J56];&quot;''&quot;;&quot;'&quot;)&amp;CHAR(34)&amp;&quot;, &quot;&amp;CHAR(34)&amp;[.K56]&amp;CHAR(34)&amp;&quot;, &quot;&amp;CHAR(34)&amp;[.L56]&amp;CHAR(34)&amp;&quot;);&quot;" office:value-type="string" office:string-value="NextOfKinAddressIsDifferentFromPatientAddress = getPotentialIssue(session, &quot;Next-of-kin&quot;, &quot;address&quot;, &quot;is different from patient address&quot;, &quot;&quot;);">
            <text:p>NextOfKinAddressIsDifferentFromPatientAddress = getPotentialIssue(session, "Next-of-kin", "address", "is different from patient address", "");</text:p>
          </table:table-cell>
          <table:table-cell table:formula="of:=&quot;assertNotNull(pi.&quot;&amp;[.B56]&amp;&quot;);&quot;" office:value-type="string" office:string-value="assertNotNull(pi.NextOfKinAddressIsDifferentFromPatientAddress);">
            <text:p>assertNotNull(pi.NextOfKinAddressIsDifferentFromPatientAddress);</text:p>
          </table:table-cell>
          <table:table-cell table:formula="of:=UPPER(SUBSTITUTE(SUBSTITUTE(SUBSTITUTE([.I56];&quot; &quot;;&quot;_&quot;);&quot;'&quot;;&quot;&quot;);&quot;-&quot;;&quot;_&quot;)&amp;&quot;_&quot;&amp;SUBSTITUTE(SUBSTITUTE(SUBSTITUTE([.J56];&quot; &quot;;&quot;_&quot;);&quot;'&quot;;&quot;&quot;);&quot;-&quot;;&quot;_&quot;))" office:value-type="string" office:string-value="NEXT_OF_KIN_ADDRESS">
            <text:p>NEXT_OF_KIN_ADDRESS</text:p>
          </table:table-cell>
          <table:table-cell table:formula="of:=IF(AND([.J55]=[.J56];[.I55]=[.I56]);&quot;&quot;;[.F56]&amp;&quot;,&quot;)" office:value-type="string" office:string-value="NEXT_OF_KIN_ADDRESS,">
            <text:p>NEXT_OF_KIN_ADDRESS,</text:p>
          </table:table-cell>
          <table:table-cell table:formula="of:=&quot;addToFieldIssueMap(Field.&quot;&amp;[.F56]&amp;&quot;, &quot;&amp;[.B56]&amp;&quot;);&quot;" office:value-type="string" office:string-value="addToFieldIssueMap(Field.NEXT_OF_KIN_ADDRESS, NextOfKinAddressIsDifferentFromPatientAddress);">
            <text:p>addToFieldIssueMap(Field.NEXT_OF_KIN_ADDRESS, NextOfKinAddressIsDifferentFromPatientAddress);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different from patient address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6]&amp;&quot;, '&quot;&amp;[.I56]&amp;&quot;', '&quot;&amp;[.J56]&amp;&quot;', '&quot;&amp;[.K56]&amp;&quot;', '&quot;&amp;[.L56]&amp;&quot;', '&quot;&amp;[.M56]&amp;&quot;', '&quot;&amp;[.N56]&amp;&quot;');&quot;" office:value-type="string" office:string-value="INSERT INTO dqa_potential_issue(issue_id, target_object, target_field, issue_type, field_value, default_action_code, change_priority) VALUES (56, 'Next-of-kin', 'address', 'is different from patient address', '', 'A', 'May');">
            <text:p>INSERT INTO dqa_potential_issue(issue_id, target_object, target_field, issue_type, field_value, default_action_code, change_priority) VALUES (56, 'Next-of-kin', 'address', 'is different from patient address', '', 'A', 'May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table:formula="of:=SUBSTITUTE(SUBSTITUTE(SUBSTITUTE(SUBSTITUTE(PROPER([.I57])&amp;PROPER([.J57])&amp;PROPER([.K57])&amp;PROPER([.L57]);&quot; &quot;;&quot;&quot;);&quot;-&quot;;&quot;&quot;);&quot;.&quot;;&quot;_&quot;);&quot;'&quot;;&quot;&quot;)" office:value-type="string" office:string-value="NextOfKinAddressIsMissing">
            <text:p>NextOfKinAddressIsMissing</text:p>
          </table:table-cell>
          <table:table-cell table:formula="of:=&quot;public PotentialIssue &quot;&amp;[.B57]&amp;&quot; = null;&quot;" office:value-type="string" office:string-value="public PotentialIssue NextOfKinAddressIsMissing = null;">
            <text:p>public PotentialIssue NextOfKinAddressIsMissing = null;</text:p>
          </table:table-cell>
          <table:table-cell table:formula="of:=[.B57]&amp;&quot; = getPotentialIssue(session, &quot;&amp;CHAR(34)&amp;[.I57]&amp;CHAR(34)&amp;&quot;, &quot;&amp;CHAR(34)&amp;SUBSTITUTE([.J57];&quot;''&quot;;&quot;'&quot;)&amp;CHAR(34)&amp;&quot;, &quot;&amp;CHAR(34)&amp;[.K57]&amp;CHAR(34)&amp;&quot;, &quot;&amp;CHAR(34)&amp;[.L57]&amp;CHAR(34)&amp;&quot;);&quot;" office:value-type="string" office:string-value="NextOfKinAddressIsMissing = getPotentialIssue(session, &quot;Next-of-kin&quot;, &quot;address&quot;, &quot;is missing&quot;, &quot;&quot;);">
            <text:p>NextOfKinAddressIsMissing = getPotentialIssue(session, "Next-of-kin", "address", "is missing", "");</text:p>
          </table:table-cell>
          <table:table-cell table:formula="of:=&quot;assertNotNull(pi.&quot;&amp;[.B57]&amp;&quot;);&quot;" office:value-type="string" office:string-value="assertNotNull(pi.NextOfKinAddressIsMissing);">
            <text:p>assertNotNull(pi.NextOfKinAddressIsMissing);</text:p>
          </table:table-cell>
          <table:table-cell table:formula="of:=UPPER(SUBSTITUTE(SUBSTITUTE(SUBSTITUTE([.I57];&quot; &quot;;&quot;_&quot;);&quot;'&quot;;&quot;&quot;);&quot;-&quot;;&quot;_&quot;)&amp;&quot;_&quot;&amp;SUBSTITUTE(SUBSTITUTE(SUBSTITUTE([.J57];&quot; &quot;;&quot;_&quot;);&quot;'&quot;;&quot;&quot;);&quot;-&quot;;&quot;_&quot;))" office:value-type="string" office:string-value="NEXT_OF_KIN_ADDRESS">
            <text:p>NEXT_OF_KIN_ADDRESS</text:p>
          </table:table-cell>
          <table:table-cell table:formula="of:=IF(AND([.J56]=[.J57];[.I56]=[.I57]);&quot;&quot;;[.F57]&amp;&quot;,&quot;)">
            <text:p/>
          </table:table-cell>
          <table:table-cell table:formula="of:=&quot;addToFieldIssueMap(Field.&quot;&amp;[.F57]&amp;&quot;, &quot;&amp;[.B57]&amp;&quot;);&quot;" office:value-type="string" office:string-value="addToFieldIssueMap(Field.NEXT_OF_KIN_ADDRESS, NextOfKinAddressIsMissing);">
            <text:p>addToFieldIssueMap(Field.NEXT_OF_KIN_ADDRESS, NextOfKinAddressIsMissing);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7]&amp;&quot;, '&quot;&amp;[.I57]&amp;&quot;', '&quot;&amp;[.J57]&amp;&quot;', '&quot;&amp;[.K57]&amp;&quot;', '&quot;&amp;[.L57]&amp;&quot;', '&quot;&amp;[.M57]&amp;&quot;', '&quot;&amp;[.N57]&amp;&quot;');&quot;" office:value-type="string" office:string-value="INSERT INTO dqa_potential_issue(issue_id, target_object, target_field, issue_type, field_value, default_action_code, change_priority) VALUES (57, 'Next-of-kin', 'address', 'is missing', '', 'A', 'May');">
            <text:p>INSERT INTO dqa_potential_issue(issue_id, target_object, target_field, issue_type, field_value, default_action_code, change_priority) VALUES (57, 'Next-of-kin', 'address', 'is missing', '', 'A', 'May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table:formula="of:=SUBSTITUTE(SUBSTITUTE(SUBSTITUTE(SUBSTITUTE(PROPER([.I58])&amp;PROPER([.J58])&amp;PROPER([.K58])&amp;PROPER([.L58]);&quot; &quot;;&quot;&quot;);&quot;-&quot;;&quot;&quot;);&quot;.&quot;;&quot;_&quot;);&quot;'&quot;;&quot;&quot;)" office:value-type="string" office:string-value="NextOfKinAddressCityIsInvalid">
            <text:p>NextOfKinAddressCityIsInvalid</text:p>
          </table:table-cell>
          <table:table-cell table:formula="of:=&quot;public PotentialIssue &quot;&amp;[.B58]&amp;&quot; = null;&quot;" office:value-type="string" office:string-value="public PotentialIssue NextOfKinAddressCityIsInvalid = null;">
            <text:p>public PotentialIssue NextOfKinAddressCityIsInvalid = null;</text:p>
          </table:table-cell>
          <table:table-cell table:formula="of:=[.B58]&amp;&quot; = getPotentialIssue(session, &quot;&amp;CHAR(34)&amp;[.I58]&amp;CHAR(34)&amp;&quot;, &quot;&amp;CHAR(34)&amp;SUBSTITUTE([.J58];&quot;''&quot;;&quot;'&quot;)&amp;CHAR(34)&amp;&quot;, &quot;&amp;CHAR(34)&amp;[.K58]&amp;CHAR(34)&amp;&quot;, &quot;&amp;CHAR(34)&amp;[.L58]&amp;CHAR(34)&amp;&quot;);&quot;" office:value-type="string" office:string-value="NextOfKinAddressCityIsInvalid = getPotentialIssue(session, &quot;Next-of-kin&quot;, &quot;address city&quot;, &quot;is invalid&quot;, &quot;&quot;);">
            <text:p>NextOfKinAddressCityIsInvalid = getPotentialIssue(session, "Next-of-kin", "address city", "is invalid", "");</text:p>
          </table:table-cell>
          <table:table-cell table:formula="of:=&quot;assertNotNull(pi.&quot;&amp;[.B58]&amp;&quot;);&quot;" office:value-type="string" office:string-value="assertNotNull(pi.NextOfKinAddressCityIsInvalid);">
            <text:p>assertNotNull(pi.NextOfKinAddressCityIsInvalid);</text:p>
          </table:table-cell>
          <table:table-cell table:formula="of:=UPPER(SUBSTITUTE(SUBSTITUTE(SUBSTITUTE([.I58];&quot; &quot;;&quot;_&quot;);&quot;'&quot;;&quot;&quot;);&quot;-&quot;;&quot;_&quot;)&amp;&quot;_&quot;&amp;SUBSTITUTE(SUBSTITUTE(SUBSTITUTE([.J58];&quot; &quot;;&quot;_&quot;);&quot;'&quot;;&quot;&quot;);&quot;-&quot;;&quot;_&quot;))" office:value-type="string" office:string-value="NEXT_OF_KIN_ADDRESS_CITY">
            <text:p>NEXT_OF_KIN_ADDRESS_CITY</text:p>
          </table:table-cell>
          <table:table-cell table:formula="of:=IF(AND([.J57]=[.J58];[.I57]=[.I58]);&quot;&quot;;[.F58]&amp;&quot;,&quot;)" office:value-type="string" office:string-value="NEXT_OF_KIN_ADDRESS_CITY,">
            <text:p>NEXT_OF_KIN_ADDRESS_CITY,</text:p>
          </table:table-cell>
          <table:table-cell table:formula="of:=&quot;addToFieldIssueMap(Field.&quot;&amp;[.F58]&amp;&quot;, &quot;&amp;[.B58]&amp;&quot;);&quot;" office:value-type="string" office:string-value="addToFieldIssueMap(Field.NEXT_OF_KIN_ADDRESS_CITY, NextOfKinAddressCityIsInvalid);">
            <text:p>addToFieldIssueMap(Field.NEXT_OF_KIN_ADDRESS_CITY, NextOfKinAddressCityIsInvalid);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58]&amp;&quot;, '&quot;&amp;[.I58]&amp;&quot;', '&quot;&amp;[.J58]&amp;&quot;', '&quot;&amp;[.K58]&amp;&quot;', '&quot;&amp;[.L58]&amp;&quot;', '&quot;&amp;[.M58]&amp;&quot;', '&quot;&amp;[.N58]&amp;&quot;');&quot;" office:value-type="string" office:string-value="INSERT INTO dqa_potential_issue(issue_id, target_object, target_field, issue_type, field_value, default_action_code, change_priority) VALUES (58, 'Next-of-kin', 'address city', 'is invalid', '', 'W', 'May');">
            <text:p>INSERT INTO dqa_potential_issue(issue_id, target_object, target_field, issue_type, field_value, default_action_code, change_priority) VALUES (58, 'Next-of-kin', 'address city', 'is invalid', '', 'W', 'May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table:formula="of:=SUBSTITUTE(SUBSTITUTE(SUBSTITUTE(SUBSTITUTE(PROPER([.I59])&amp;PROPER([.J59])&amp;PROPER([.K59])&amp;PROPER([.L59]);&quot; &quot;;&quot;&quot;);&quot;-&quot;;&quot;&quot;);&quot;.&quot;;&quot;_&quot;);&quot;'&quot;;&quot;&quot;)" office:value-type="string" office:string-value="NextOfKinAddressCityIsMissing">
            <text:p>NextOfKinAddressCityIsMissing</text:p>
          </table:table-cell>
          <table:table-cell table:formula="of:=&quot;public PotentialIssue &quot;&amp;[.B59]&amp;&quot; = null;&quot;" office:value-type="string" office:string-value="public PotentialIssue NextOfKinAddressCityIsMissing = null;">
            <text:p>public PotentialIssue NextOfKinAddressCityIsMissing = null;</text:p>
          </table:table-cell>
          <table:table-cell table:formula="of:=[.B59]&amp;&quot; = getPotentialIssue(session, &quot;&amp;CHAR(34)&amp;[.I59]&amp;CHAR(34)&amp;&quot;, &quot;&amp;CHAR(34)&amp;SUBSTITUTE([.J59];&quot;''&quot;;&quot;'&quot;)&amp;CHAR(34)&amp;&quot;, &quot;&amp;CHAR(34)&amp;[.K59]&amp;CHAR(34)&amp;&quot;, &quot;&amp;CHAR(34)&amp;[.L59]&amp;CHAR(34)&amp;&quot;);&quot;" office:value-type="string" office:string-value="NextOfKinAddressCityIsMissing = getPotentialIssue(session, &quot;Next-of-kin&quot;, &quot;address city&quot;, &quot;is missing&quot;, &quot;&quot;);">
            <text:p>NextOfKinAddressCityIsMissing = getPotentialIssue(session, "Next-of-kin", "address city", "is missing", "");</text:p>
          </table:table-cell>
          <table:table-cell table:formula="of:=&quot;assertNotNull(pi.&quot;&amp;[.B59]&amp;&quot;);&quot;" office:value-type="string" office:string-value="assertNotNull(pi.NextOfKinAddressCityIsMissing);">
            <text:p>assertNotNull(pi.NextOfKinAddressCityIsMissing);</text:p>
          </table:table-cell>
          <table:table-cell table:formula="of:=UPPER(SUBSTITUTE(SUBSTITUTE(SUBSTITUTE([.I59];&quot; &quot;;&quot;_&quot;);&quot;'&quot;;&quot;&quot;);&quot;-&quot;;&quot;_&quot;)&amp;&quot;_&quot;&amp;SUBSTITUTE(SUBSTITUTE(SUBSTITUTE([.J59];&quot; &quot;;&quot;_&quot;);&quot;'&quot;;&quot;&quot;);&quot;-&quot;;&quot;_&quot;))" office:value-type="string" office:string-value="NEXT_OF_KIN_ADDRESS_CITY">
            <text:p>NEXT_OF_KIN_ADDRESS_CITY</text:p>
          </table:table-cell>
          <table:table-cell table:formula="of:=IF(AND([.J58]=[.J59];[.I58]=[.I59]);&quot;&quot;;[.F59]&amp;&quot;,&quot;)">
            <text:p/>
          </table:table-cell>
          <table:table-cell table:formula="of:=&quot;addToFieldIssueMap(Field.&quot;&amp;[.F59]&amp;&quot;, &quot;&amp;[.B59]&amp;&quot;);&quot;" office:value-type="string" office:string-value="addToFieldIssueMap(Field.NEXT_OF_KIN_ADDRESS_CITY, NextOfKinAddressCityIsMissing);">
            <text:p>addToFieldIssueMap(Field.NEXT_OF_KIN_ADDRESS_CITY, NextOfKinAddressCityIsMissing);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59]&amp;&quot;, '&quot;&amp;[.I59]&amp;&quot;', '&quot;&amp;[.J59]&amp;&quot;', '&quot;&amp;[.K59]&amp;&quot;', '&quot;&amp;[.L59]&amp;&quot;', '&quot;&amp;[.M59]&amp;&quot;', '&quot;&amp;[.N59]&amp;&quot;');&quot;" office:value-type="string" office:string-value="INSERT INTO dqa_potential_issue(issue_id, target_object, target_field, issue_type, field_value, default_action_code, change_priority) VALUES (59, 'Next-of-kin', 'address city', 'is missing', '', 'A', 'May');">
            <text:p>INSERT INTO dqa_potential_issue(issue_id, target_object, target_field, issue_type, field_value, default_action_code, change_priority) VALUES (59, 'Next-of-kin', 'address city', 'is missing', '', 'A', 'May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table:formula="of:=SUBSTITUTE(SUBSTITUTE(SUBSTITUTE(SUBSTITUTE(PROPER([.I60])&amp;PROPER([.J60])&amp;PROPER([.K60])&amp;PROPER([.L60]);&quot; &quot;;&quot;&quot;);&quot;-&quot;;&quot;&quot;);&quot;.&quot;;&quot;_&quot;);&quot;'&quot;;&quot;&quot;)" office:value-type="string" office:string-value="NextOfKinAddressCountryIsDeprecated">
            <text:p>NextOfKinAddressCountryIsDeprecated</text:p>
          </table:table-cell>
          <table:table-cell table:formula="of:=&quot;public PotentialIssue &quot;&amp;[.B60]&amp;&quot; = null;&quot;" office:value-type="string" office:string-value="public PotentialIssue NextOfKinAddressCountryIsDeprecated = null;">
            <text:p>public PotentialIssue NextOfKinAddressCountryIsDeprecated = null;</text:p>
          </table:table-cell>
          <table:table-cell table:formula="of:=[.B60]&amp;&quot; = getPotentialIssue(session, &quot;&amp;CHAR(34)&amp;[.I60]&amp;CHAR(34)&amp;&quot;, &quot;&amp;CHAR(34)&amp;SUBSTITUTE([.J60];&quot;''&quot;;&quot;'&quot;)&amp;CHAR(34)&amp;&quot;, &quot;&amp;CHAR(34)&amp;[.K60]&amp;CHAR(34)&amp;&quot;, &quot;&amp;CHAR(34)&amp;[.L60]&amp;CHAR(34)&amp;&quot;);&quot;" office:value-type="string" office:string-value="NextOfKinAddressCountryIsDeprecated = getPotentialIssue(session, &quot;Next-of-kin&quot;, &quot;address country&quot;, &quot;is deprecated&quot;, &quot;&quot;);">
            <text:p>NextOfKinAddressCountryIsDeprecated = getPotentialIssue(session, "Next-of-kin", "address country", "is deprecated", "");</text:p>
          </table:table-cell>
          <table:table-cell table:formula="of:=&quot;assertNotNull(pi.&quot;&amp;[.B60]&amp;&quot;);&quot;" office:value-type="string" office:string-value="assertNotNull(pi.NextOfKinAddressCountryIsDeprecated);">
            <text:p>assertNotNull(pi.NextOfKinAddressCountryIsDeprecated);</text:p>
          </table:table-cell>
          <table:table-cell table:formula="of:=UPPER(SUBSTITUTE(SUBSTITUTE(SUBSTITUTE([.I60];&quot; &quot;;&quot;_&quot;);&quot;'&quot;;&quot;&quot;);&quot;-&quot;;&quot;_&quot;)&amp;&quot;_&quot;&amp;SUBSTITUTE(SUBSTITUTE(SUBSTITUTE([.J60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59]=[.J60];[.I59]=[.I60]);&quot;&quot;;[.F60]&amp;&quot;,&quot;)" office:value-type="string" office:string-value="NEXT_OF_KIN_ADDRESS_COUNTRY,">
            <text:p>NEXT_OF_KIN_ADDRESS_COUNTRY,</text:p>
          </table:table-cell>
          <table:table-cell table:formula="of:=&quot;addToFieldIssueMap(Field.&quot;&amp;[.F60]&amp;&quot;, &quot;&amp;[.B60]&amp;&quot;);&quot;" office:value-type="string" office:string-value="addToFieldIssueMap(Field.NEXT_OF_KIN_ADDRESS_COUNTRY, NextOfKinAddressCountryIsDeprecated);">
            <text:p>addToFieldIssueMap(Field.NEXT_OF_KIN_ADDRESS_COUNTRY, NextOfKinAddressCountryIsDeprecat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0]&amp;&quot;, '&quot;&amp;[.I60]&amp;&quot;', '&quot;&amp;[.J60]&amp;&quot;', '&quot;&amp;[.K60]&amp;&quot;', '&quot;&amp;[.L60]&amp;&quot;', '&quot;&amp;[.M60]&amp;&quot;', '&quot;&amp;[.N60]&amp;&quot;');&quot;" office:value-type="string" office:string-value="INSERT INTO dqa_potential_issue(issue_id, target_object, target_field, issue_type, field_value, default_action_code, change_priority) VALUES (60, 'Next-of-kin', 'address country', 'is deprecated', '', 'W', 'May');">
            <text:p>INSERT INTO dqa_potential_issue(issue_id, target_object, target_field, issue_type, field_value, default_action_code, change_priority) VALUES (60, 'Next-of-kin', 'address country', 'is deprecated', '', 'W', 'May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table:formula="of:=SUBSTITUTE(SUBSTITUTE(SUBSTITUTE(SUBSTITUTE(PROPER([.I61])&amp;PROPER([.J61])&amp;PROPER([.K61])&amp;PROPER([.L61]);&quot; &quot;;&quot;&quot;);&quot;-&quot;;&quot;&quot;);&quot;.&quot;;&quot;_&quot;);&quot;'&quot;;&quot;&quot;)" office:value-type="string" office:string-value="NextOfKinAddressCountryIsIgnored">
            <text:p>NextOfKinAddressCountryIsIgnored</text:p>
          </table:table-cell>
          <table:table-cell table:formula="of:=&quot;public PotentialIssue &quot;&amp;[.B61]&amp;&quot; = null;&quot;" office:value-type="string" office:string-value="public PotentialIssue NextOfKinAddressCountryIsIgnored = null;">
            <text:p>public PotentialIssue NextOfKinAddressCountryIsIgnored = null;</text:p>
          </table:table-cell>
          <table:table-cell table:formula="of:=[.B61]&amp;&quot; = getPotentialIssue(session, &quot;&amp;CHAR(34)&amp;[.I61]&amp;CHAR(34)&amp;&quot;, &quot;&amp;CHAR(34)&amp;SUBSTITUTE([.J61];&quot;''&quot;;&quot;'&quot;)&amp;CHAR(34)&amp;&quot;, &quot;&amp;CHAR(34)&amp;[.K61]&amp;CHAR(34)&amp;&quot;, &quot;&amp;CHAR(34)&amp;[.L61]&amp;CHAR(34)&amp;&quot;);&quot;" office:value-type="string" office:string-value="NextOfKinAddressCountryIsIgnored = getPotentialIssue(session, &quot;Next-of-kin&quot;, &quot;address country&quot;, &quot;is ignored&quot;, &quot;&quot;);">
            <text:p>NextOfKinAddressCountryIsIgnored = getPotentialIssue(session, "Next-of-kin", "address country", "is ignored", "");</text:p>
          </table:table-cell>
          <table:table-cell table:formula="of:=&quot;assertNotNull(pi.&quot;&amp;[.B61]&amp;&quot;);&quot;" office:value-type="string" office:string-value="assertNotNull(pi.NextOfKinAddressCountryIsIgnored);">
            <text:p>assertNotNull(pi.NextOfKinAddressCountryIsIgnored);</text:p>
          </table:table-cell>
          <table:table-cell table:formula="of:=UPPER(SUBSTITUTE(SUBSTITUTE(SUBSTITUTE([.I61];&quot; &quot;;&quot;_&quot;);&quot;'&quot;;&quot;&quot;);&quot;-&quot;;&quot;_&quot;)&amp;&quot;_&quot;&amp;SUBSTITUTE(SUBSTITUTE(SUBSTITUTE([.J61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0]=[.J61];[.I60]=[.I61]);&quot;&quot;;[.F61]&amp;&quot;,&quot;)">
            <text:p/>
          </table:table-cell>
          <table:table-cell table:formula="of:=&quot;addToFieldIssueMap(Field.&quot;&amp;[.F61]&amp;&quot;, &quot;&amp;[.B61]&amp;&quot;);&quot;" office:value-type="string" office:string-value="addToFieldIssueMap(Field.NEXT_OF_KIN_ADDRESS_COUNTRY, NextOfKinAddressCountryIsIgnored);">
            <text:p>addToFieldIssueMap(Field.NEXT_OF_KIN_ADDRESS_COUNTRY, NextOfKinAddressCountryIsIgnor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61]&amp;&quot;, '&quot;&amp;[.I61]&amp;&quot;', '&quot;&amp;[.J61]&amp;&quot;', '&quot;&amp;[.K61]&amp;&quot;', '&quot;&amp;[.L61]&amp;&quot;', '&quot;&amp;[.M61]&amp;&quot;', '&quot;&amp;[.N61]&amp;&quot;');&quot;" office:value-type="string" office:string-value="INSERT INTO dqa_potential_issue(issue_id, target_object, target_field, issue_type, field_value, default_action_code, change_priority) VALUES (61, 'Next-of-kin', 'address country', 'is ignored', '', 'S', 'May');">
            <text:p>INSERT INTO dqa_potential_issue(issue_id, target_object, target_field, issue_type, field_value, default_action_code, change_priority) VALUES (61, 'Next-of-kin', 'address country', 'is ignored', '', 'S', 'May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table:formula="of:=SUBSTITUTE(SUBSTITUTE(SUBSTITUTE(SUBSTITUTE(PROPER([.I62])&amp;PROPER([.J62])&amp;PROPER([.K62])&amp;PROPER([.L62]);&quot; &quot;;&quot;&quot;);&quot;-&quot;;&quot;&quot;);&quot;.&quot;;&quot;_&quot;);&quot;'&quot;;&quot;&quot;)" office:value-type="string" office:string-value="NextOfKinAddressCountryIsInvalid">
            <text:p>NextOfKinAddressCountryIsInvalid</text:p>
          </table:table-cell>
          <table:table-cell table:formula="of:=&quot;public PotentialIssue &quot;&amp;[.B62]&amp;&quot; = null;&quot;" office:value-type="string" office:string-value="public PotentialIssue NextOfKinAddressCountryIsInvalid = null;">
            <text:p>public PotentialIssue NextOfKinAddressCountryIsInvalid = null;</text:p>
          </table:table-cell>
          <table:table-cell table:formula="of:=[.B62]&amp;&quot; = getPotentialIssue(session, &quot;&amp;CHAR(34)&amp;[.I62]&amp;CHAR(34)&amp;&quot;, &quot;&amp;CHAR(34)&amp;SUBSTITUTE([.J62];&quot;''&quot;;&quot;'&quot;)&amp;CHAR(34)&amp;&quot;, &quot;&amp;CHAR(34)&amp;[.K62]&amp;CHAR(34)&amp;&quot;, &quot;&amp;CHAR(34)&amp;[.L62]&amp;CHAR(34)&amp;&quot;);&quot;" office:value-type="string" office:string-value="NextOfKinAddressCountryIsInvalid = getPotentialIssue(session, &quot;Next-of-kin&quot;, &quot;address country&quot;, &quot;is invalid&quot;, &quot;&quot;);">
            <text:p>NextOfKinAddressCountryIsInvalid = getPotentialIssue(session, "Next-of-kin", "address country", "is invalid", "");</text:p>
          </table:table-cell>
          <table:table-cell table:formula="of:=&quot;assertNotNull(pi.&quot;&amp;[.B62]&amp;&quot;);&quot;" office:value-type="string" office:string-value="assertNotNull(pi.NextOfKinAddressCountryIsInvalid);">
            <text:p>assertNotNull(pi.NextOfKinAddressCountryIsInvalid);</text:p>
          </table:table-cell>
          <table:table-cell table:formula="of:=UPPER(SUBSTITUTE(SUBSTITUTE(SUBSTITUTE([.I62];&quot; &quot;;&quot;_&quot;);&quot;'&quot;;&quot;&quot;);&quot;-&quot;;&quot;_&quot;)&amp;&quot;_&quot;&amp;SUBSTITUTE(SUBSTITUTE(SUBSTITUTE([.J62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1]=[.J62];[.I61]=[.I62]);&quot;&quot;;[.F62]&amp;&quot;,&quot;)">
            <text:p/>
          </table:table-cell>
          <table:table-cell table:formula="of:=&quot;addToFieldIssueMap(Field.&quot;&amp;[.F62]&amp;&quot;, &quot;&amp;[.B62]&amp;&quot;);&quot;" office:value-type="string" office:string-value="addToFieldIssueMap(Field.NEXT_OF_KIN_ADDRESS_COUNTRY, NextOfKinAddressCountryIsInvalid);">
            <text:p>addToFieldIssueMap(Field.NEXT_OF_KIN_ADDRESS_COUNTRY, NextOfKinAddressCountryIsInvali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2]&amp;&quot;, '&quot;&amp;[.I62]&amp;&quot;', '&quot;&amp;[.J62]&amp;&quot;', '&quot;&amp;[.K62]&amp;&quot;', '&quot;&amp;[.L62]&amp;&quot;', '&quot;&amp;[.M62]&amp;&quot;', '&quot;&amp;[.N62]&amp;&quot;');&quot;" office:value-type="string" office:string-value="INSERT INTO dqa_potential_issue(issue_id, target_object, target_field, issue_type, field_value, default_action_code, change_priority) VALUES (62, 'Next-of-kin', 'address country', 'is invalid', '', 'W', 'May');">
            <text:p>INSERT INTO dqa_potential_issue(issue_id, target_object, target_field, issue_type, field_value, default_action_code, change_priority) VALUES (62, 'Next-of-kin', 'address country', 'is invalid', '', 'W', 'May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table:formula="of:=SUBSTITUTE(SUBSTITUTE(SUBSTITUTE(SUBSTITUTE(PROPER([.I63])&amp;PROPER([.J63])&amp;PROPER([.K63])&amp;PROPER([.L63]);&quot; &quot;;&quot;&quot;);&quot;-&quot;;&quot;&quot;);&quot;.&quot;;&quot;_&quot;);&quot;'&quot;;&quot;&quot;)" office:value-type="string" office:string-value="NextOfKinAddressCountryIsMissing">
            <text:p>NextOfKinAddressCountryIsMissing</text:p>
          </table:table-cell>
          <table:table-cell table:formula="of:=&quot;public PotentialIssue &quot;&amp;[.B63]&amp;&quot; = null;&quot;" office:value-type="string" office:string-value="public PotentialIssue NextOfKinAddressCountryIsMissing = null;">
            <text:p>public PotentialIssue NextOfKinAddressCountryIsMissing = null;</text:p>
          </table:table-cell>
          <table:table-cell table:formula="of:=[.B63]&amp;&quot; = getPotentialIssue(session, &quot;&amp;CHAR(34)&amp;[.I63]&amp;CHAR(34)&amp;&quot;, &quot;&amp;CHAR(34)&amp;SUBSTITUTE([.J63];&quot;''&quot;;&quot;'&quot;)&amp;CHAR(34)&amp;&quot;, &quot;&amp;CHAR(34)&amp;[.K63]&amp;CHAR(34)&amp;&quot;, &quot;&amp;CHAR(34)&amp;[.L63]&amp;CHAR(34)&amp;&quot;);&quot;" office:value-type="string" office:string-value="NextOfKinAddressCountryIsMissing = getPotentialIssue(session, &quot;Next-of-kin&quot;, &quot;address country&quot;, &quot;is missing&quot;, &quot;&quot;);">
            <text:p>NextOfKinAddressCountryIsMissing = getPotentialIssue(session, "Next-of-kin", "address country", "is missing", "");</text:p>
          </table:table-cell>
          <table:table-cell table:formula="of:=&quot;assertNotNull(pi.&quot;&amp;[.B63]&amp;&quot;);&quot;" office:value-type="string" office:string-value="assertNotNull(pi.NextOfKinAddressCountryIsMissing);">
            <text:p>assertNotNull(pi.NextOfKinAddressCountryIsMissing);</text:p>
          </table:table-cell>
          <table:table-cell table:formula="of:=UPPER(SUBSTITUTE(SUBSTITUTE(SUBSTITUTE([.I63];&quot; &quot;;&quot;_&quot;);&quot;'&quot;;&quot;&quot;);&quot;-&quot;;&quot;_&quot;)&amp;&quot;_&quot;&amp;SUBSTITUTE(SUBSTITUTE(SUBSTITUTE([.J63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2]=[.J63];[.I62]=[.I63]);&quot;&quot;;[.F63]&amp;&quot;,&quot;)">
            <text:p/>
          </table:table-cell>
          <table:table-cell table:formula="of:=&quot;addToFieldIssueMap(Field.&quot;&amp;[.F63]&amp;&quot;, &quot;&amp;[.B63]&amp;&quot;);&quot;" office:value-type="string" office:string-value="addToFieldIssueMap(Field.NEXT_OF_KIN_ADDRESS_COUNTRY, NextOfKinAddressCountryIsMissing);">
            <text:p>addToFieldIssueMap(Field.NEXT_OF_KIN_ADDRESS_COUNTRY, NextOfKinAddressCountryIsMissing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3]&amp;&quot;, '&quot;&amp;[.I63]&amp;&quot;', '&quot;&amp;[.J63]&amp;&quot;', '&quot;&amp;[.K63]&amp;&quot;', '&quot;&amp;[.L63]&amp;&quot;', '&quot;&amp;[.M63]&amp;&quot;', '&quot;&amp;[.N63]&amp;&quot;');&quot;" office:value-type="string" office:string-value="INSERT INTO dqa_potential_issue(issue_id, target_object, target_field, issue_type, field_value, default_action_code, change_priority) VALUES (63, 'Next-of-kin', 'address country', 'is missing', '', 'A', 'May');">
            <text:p>INSERT INTO dqa_potential_issue(issue_id, target_object, target_field, issue_type, field_value, default_action_code, change_priority) VALUES (63, 'Next-of-kin', 'address country', 'is missing', '', 'A', 'May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table:formula="of:=SUBSTITUTE(SUBSTITUTE(SUBSTITUTE(SUBSTITUTE(PROPER([.I64])&amp;PROPER([.J64])&amp;PROPER([.K64])&amp;PROPER([.L64]);&quot; &quot;;&quot;&quot;);&quot;-&quot;;&quot;&quot;);&quot;.&quot;;&quot;_&quot;);&quot;'&quot;;&quot;&quot;)" office:value-type="string" office:string-value="NextOfKinAddressCountryIsUnrecognized">
            <text:p>NextOfKinAddressCountryIsUnrecognized</text:p>
          </table:table-cell>
          <table:table-cell table:formula="of:=&quot;public PotentialIssue &quot;&amp;[.B64]&amp;&quot; = null;&quot;" office:value-type="string" office:string-value="public PotentialIssue NextOfKinAddressCountryIsUnrecognized = null;">
            <text:p>public PotentialIssue NextOfKinAddressCountryIsUnrecognized = null;</text:p>
          </table:table-cell>
          <table:table-cell table:formula="of:=[.B64]&amp;&quot; = getPotentialIssue(session, &quot;&amp;CHAR(34)&amp;[.I64]&amp;CHAR(34)&amp;&quot;, &quot;&amp;CHAR(34)&amp;SUBSTITUTE([.J64];&quot;''&quot;;&quot;'&quot;)&amp;CHAR(34)&amp;&quot;, &quot;&amp;CHAR(34)&amp;[.K64]&amp;CHAR(34)&amp;&quot;, &quot;&amp;CHAR(34)&amp;[.L64]&amp;CHAR(34)&amp;&quot;);&quot;" office:value-type="string" office:string-value="NextOfKinAddressCountryIsUnrecognized = getPotentialIssue(session, &quot;Next-of-kin&quot;, &quot;address country&quot;, &quot;is unrecognized&quot;, &quot;&quot;);">
            <text:p>NextOfKinAddressCountryIsUnrecognized = getPotentialIssue(session, "Next-of-kin", "address country", "is unrecognized", "");</text:p>
          </table:table-cell>
          <table:table-cell table:formula="of:=&quot;assertNotNull(pi.&quot;&amp;[.B64]&amp;&quot;);&quot;" office:value-type="string" office:string-value="assertNotNull(pi.NextOfKinAddressCountryIsUnrecognized);">
            <text:p>assertNotNull(pi.NextOfKinAddressCountryIsUnrecognized);</text:p>
          </table:table-cell>
          <table:table-cell table:formula="of:=UPPER(SUBSTITUTE(SUBSTITUTE(SUBSTITUTE([.I64];&quot; &quot;;&quot;_&quot;);&quot;'&quot;;&quot;&quot;);&quot;-&quot;;&quot;_&quot;)&amp;&quot;_&quot;&amp;SUBSTITUTE(SUBSTITUTE(SUBSTITUTE([.J64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table:formula="of:=IF(AND([.J63]=[.J64];[.I63]=[.I64]);&quot;&quot;;[.F64]&amp;&quot;,&quot;)">
            <text:p/>
          </table:table-cell>
          <table:table-cell table:formula="of:=&quot;addToFieldIssueMap(Field.&quot;&amp;[.F64]&amp;&quot;, &quot;&amp;[.B64]&amp;&quot;);&quot;" office:value-type="string" office:string-value="addToFieldIssueMap(Field.NEXT_OF_KIN_ADDRESS_COUNTRY, NextOfKinAddressCountryIsUnrecognized);">
            <text:p>addToFieldIssueMap(Field.NEXT_OF_KIN_ADDRESS_COUNTRY, NextOfKinAddressCountryIsUnrecognized);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4]&amp;&quot;, '&quot;&amp;[.I64]&amp;&quot;', '&quot;&amp;[.J64]&amp;&quot;', '&quot;&amp;[.K64]&amp;&quot;', '&quot;&amp;[.L64]&amp;&quot;', '&quot;&amp;[.M64]&amp;&quot;', '&quot;&amp;[.N64]&amp;&quot;');&quot;" office:value-type="string" office:string-value="INSERT INTO dqa_potential_issue(issue_id, target_object, target_field, issue_type, field_value, default_action_code, change_priority) VALUES (64, 'Next-of-kin', 'address country', 'is unrecognized', '', 'W', 'May');">
            <text:p>INSERT INTO dqa_potential_issue(issue_id, target_object, target_field, issue_type, field_value, default_action_code, change_priority) VALUES (64, 'Next-of-kin', 'address country', 'is unrecognized', '', 'W', 'May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table:formula="of:=SUBSTITUTE(SUBSTITUTE(SUBSTITUTE(SUBSTITUTE(PROPER([.I65])&amp;PROPER([.J65])&amp;PROPER([.K65])&amp;PROPER([.L65]);&quot; &quot;;&quot;&quot;);&quot;-&quot;;&quot;&quot;);&quot;.&quot;;&quot;_&quot;);&quot;'&quot;;&quot;&quot;)" office:value-type="string" office:string-value="NextOfKinAddressCountyIsDeprecated">
            <text:p>NextOfKinAddressCountyIsDeprecated</text:p>
          </table:table-cell>
          <table:table-cell table:formula="of:=&quot;public PotentialIssue &quot;&amp;[.B65]&amp;&quot; = null;&quot;" office:value-type="string" office:string-value="public PotentialIssue NextOfKinAddressCountyIsDeprecated = null;">
            <text:p>public PotentialIssue NextOfKinAddressCountyIsDeprecated = null;</text:p>
          </table:table-cell>
          <table:table-cell table:formula="of:=[.B65]&amp;&quot; = getPotentialIssue(session, &quot;&amp;CHAR(34)&amp;[.I65]&amp;CHAR(34)&amp;&quot;, &quot;&amp;CHAR(34)&amp;SUBSTITUTE([.J65];&quot;''&quot;;&quot;'&quot;)&amp;CHAR(34)&amp;&quot;, &quot;&amp;CHAR(34)&amp;[.K65]&amp;CHAR(34)&amp;&quot;, &quot;&amp;CHAR(34)&amp;[.L65]&amp;CHAR(34)&amp;&quot;);&quot;" office:value-type="string" office:string-value="NextOfKinAddressCountyIsDeprecated = getPotentialIssue(session, &quot;Next-of-kin&quot;, &quot;address county&quot;, &quot;is deprecated&quot;, &quot;&quot;);">
            <text:p>NextOfKinAddressCountyIsDeprecated = getPotentialIssue(session, "Next-of-kin", "address county", "is deprecated", "");</text:p>
          </table:table-cell>
          <table:table-cell table:formula="of:=&quot;assertNotNull(pi.&quot;&amp;[.B65]&amp;&quot;);&quot;" office:value-type="string" office:string-value="assertNotNull(pi.NextOfKinAddressCountyIsDeprecated);">
            <text:p>assertNotNull(pi.NextOfKinAddressCountyIsDeprecated);</text:p>
          </table:table-cell>
          <table:table-cell table:formula="of:=UPPER(SUBSTITUTE(SUBSTITUTE(SUBSTITUTE([.I65];&quot; &quot;;&quot;_&quot;);&quot;'&quot;;&quot;&quot;);&quot;-&quot;;&quot;_&quot;)&amp;&quot;_&quot;&amp;SUBSTITUTE(SUBSTITUTE(SUBSTITUTE([.J65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4]=[.J65];[.I64]=[.I65]);&quot;&quot;;[.F65]&amp;&quot;,&quot;)" office:value-type="string" office:string-value="NEXT_OF_KIN_ADDRESS_COUNTY,">
            <text:p>NEXT_OF_KIN_ADDRESS_COUNTY,</text:p>
          </table:table-cell>
          <table:table-cell table:formula="of:=&quot;addToFieldIssueMap(Field.&quot;&amp;[.F65]&amp;&quot;, &quot;&amp;[.B65]&amp;&quot;);&quot;" office:value-type="string" office:string-value="addToFieldIssueMap(Field.NEXT_OF_KIN_ADDRESS_COUNTY, NextOfKinAddressCountyIsDeprecated);">
            <text:p>addToFieldIssueMap(Field.NEXT_OF_KIN_ADDRESS_COUNTY, NextOfKinAddressCountyIsDeprecat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5]&amp;&quot;, '&quot;&amp;[.I65]&amp;&quot;', '&quot;&amp;[.J65]&amp;&quot;', '&quot;&amp;[.K65]&amp;&quot;', '&quot;&amp;[.L65]&amp;&quot;', '&quot;&amp;[.M65]&amp;&quot;', '&quot;&amp;[.N65]&amp;&quot;');&quot;" office:value-type="string" office:string-value="INSERT INTO dqa_potential_issue(issue_id, target_object, target_field, issue_type, field_value, default_action_code, change_priority) VALUES (65, 'Next-of-kin', 'address county', 'is deprecated', '', 'W', 'May');">
            <text:p>INSERT INTO dqa_potential_issue(issue_id, target_object, target_field, issue_type, field_value, default_action_code, change_priority) VALUES (65, 'Next-of-kin', 'address county', 'is deprecated', '', 'W', 'May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table:formula="of:=SUBSTITUTE(SUBSTITUTE(SUBSTITUTE(SUBSTITUTE(PROPER([.I66])&amp;PROPER([.J66])&amp;PROPER([.K66])&amp;PROPER([.L66]);&quot; &quot;;&quot;&quot;);&quot;-&quot;;&quot;&quot;);&quot;.&quot;;&quot;_&quot;);&quot;'&quot;;&quot;&quot;)" office:value-type="string" office:string-value="NextOfKinAddressCountyIsIgnored">
            <text:p>NextOfKinAddressCountyIsIgnored</text:p>
          </table:table-cell>
          <table:table-cell table:formula="of:=&quot;public PotentialIssue &quot;&amp;[.B66]&amp;&quot; = null;&quot;" office:value-type="string" office:string-value="public PotentialIssue NextOfKinAddressCountyIsIgnored = null;">
            <text:p>public PotentialIssue NextOfKinAddressCountyIsIgnored = null;</text:p>
          </table:table-cell>
          <table:table-cell table:formula="of:=[.B66]&amp;&quot; = getPotentialIssue(session, &quot;&amp;CHAR(34)&amp;[.I66]&amp;CHAR(34)&amp;&quot;, &quot;&amp;CHAR(34)&amp;SUBSTITUTE([.J66];&quot;''&quot;;&quot;'&quot;)&amp;CHAR(34)&amp;&quot;, &quot;&amp;CHAR(34)&amp;[.K66]&amp;CHAR(34)&amp;&quot;, &quot;&amp;CHAR(34)&amp;[.L66]&amp;CHAR(34)&amp;&quot;);&quot;" office:value-type="string" office:string-value="NextOfKinAddressCountyIsIgnored = getPotentialIssue(session, &quot;Next-of-kin&quot;, &quot;address county&quot;, &quot;is ignored&quot;, &quot;&quot;);">
            <text:p>NextOfKinAddressCountyIsIgnored = getPotentialIssue(session, "Next-of-kin", "address county", "is ignored", "");</text:p>
          </table:table-cell>
          <table:table-cell table:formula="of:=&quot;assertNotNull(pi.&quot;&amp;[.B66]&amp;&quot;);&quot;" office:value-type="string" office:string-value="assertNotNull(pi.NextOfKinAddressCountyIsIgnored);">
            <text:p>assertNotNull(pi.NextOfKinAddressCountyIsIgnored);</text:p>
          </table:table-cell>
          <table:table-cell table:formula="of:=UPPER(SUBSTITUTE(SUBSTITUTE(SUBSTITUTE([.I66];&quot; &quot;;&quot;_&quot;);&quot;'&quot;;&quot;&quot;);&quot;-&quot;;&quot;_&quot;)&amp;&quot;_&quot;&amp;SUBSTITUTE(SUBSTITUTE(SUBSTITUTE([.J66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5]=[.J66];[.I65]=[.I66]);&quot;&quot;;[.F66]&amp;&quot;,&quot;)">
            <text:p/>
          </table:table-cell>
          <table:table-cell table:formula="of:=&quot;addToFieldIssueMap(Field.&quot;&amp;[.F66]&amp;&quot;, &quot;&amp;[.B66]&amp;&quot;);&quot;" office:value-type="string" office:string-value="addToFieldIssueMap(Field.NEXT_OF_KIN_ADDRESS_COUNTY, NextOfKinAddressCountyIsIgnored);">
            <text:p>addToFieldIssueMap(Field.NEXT_OF_KIN_ADDRESS_COUNTY, NextOfKinAddressCountyIsIgnor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66]&amp;&quot;, '&quot;&amp;[.I66]&amp;&quot;', '&quot;&amp;[.J66]&amp;&quot;', '&quot;&amp;[.K66]&amp;&quot;', '&quot;&amp;[.L66]&amp;&quot;', '&quot;&amp;[.M66]&amp;&quot;', '&quot;&amp;[.N66]&amp;&quot;');&quot;" office:value-type="string" office:string-value="INSERT INTO dqa_potential_issue(issue_id, target_object, target_field, issue_type, field_value, default_action_code, change_priority) VALUES (66, 'Next-of-kin', 'address county', 'is ignored', '', 'S', 'May');">
            <text:p>INSERT INTO dqa_potential_issue(issue_id, target_object, target_field, issue_type, field_value, default_action_code, change_priority) VALUES (66, 'Next-of-kin', 'address county', 'is ignored', '', 'S', 'May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table:formula="of:=SUBSTITUTE(SUBSTITUTE(SUBSTITUTE(SUBSTITUTE(PROPER([.I67])&amp;PROPER([.J67])&amp;PROPER([.K67])&amp;PROPER([.L67]);&quot; &quot;;&quot;&quot;);&quot;-&quot;;&quot;&quot;);&quot;.&quot;;&quot;_&quot;);&quot;'&quot;;&quot;&quot;)" office:value-type="string" office:string-value="NextOfKinAddressCountyIsInvalid">
            <text:p>NextOfKinAddressCountyIsInvalid</text:p>
          </table:table-cell>
          <table:table-cell table:formula="of:=&quot;public PotentialIssue &quot;&amp;[.B67]&amp;&quot; = null;&quot;" office:value-type="string" office:string-value="public PotentialIssue NextOfKinAddressCountyIsInvalid = null;">
            <text:p>public PotentialIssue NextOfKinAddressCountyIsInvalid = null;</text:p>
          </table:table-cell>
          <table:table-cell table:formula="of:=[.B67]&amp;&quot; = getPotentialIssue(session, &quot;&amp;CHAR(34)&amp;[.I67]&amp;CHAR(34)&amp;&quot;, &quot;&amp;CHAR(34)&amp;SUBSTITUTE([.J67];&quot;''&quot;;&quot;'&quot;)&amp;CHAR(34)&amp;&quot;, &quot;&amp;CHAR(34)&amp;[.K67]&amp;CHAR(34)&amp;&quot;, &quot;&amp;CHAR(34)&amp;[.L67]&amp;CHAR(34)&amp;&quot;);&quot;" office:value-type="string" office:string-value="NextOfKinAddressCountyIsInvalid = getPotentialIssue(session, &quot;Next-of-kin&quot;, &quot;address county&quot;, &quot;is invalid&quot;, &quot;&quot;);">
            <text:p>NextOfKinAddressCountyIsInvalid = getPotentialIssue(session, "Next-of-kin", "address county", "is invalid", "");</text:p>
          </table:table-cell>
          <table:table-cell table:formula="of:=&quot;assertNotNull(pi.&quot;&amp;[.B67]&amp;&quot;);&quot;" office:value-type="string" office:string-value="assertNotNull(pi.NextOfKinAddressCountyIsInvalid);">
            <text:p>assertNotNull(pi.NextOfKinAddressCountyIsInvalid);</text:p>
          </table:table-cell>
          <table:table-cell table:formula="of:=UPPER(SUBSTITUTE(SUBSTITUTE(SUBSTITUTE([.I67];&quot; &quot;;&quot;_&quot;);&quot;'&quot;;&quot;&quot;);&quot;-&quot;;&quot;_&quot;)&amp;&quot;_&quot;&amp;SUBSTITUTE(SUBSTITUTE(SUBSTITUTE([.J67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6]=[.J67];[.I66]=[.I67]);&quot;&quot;;[.F67]&amp;&quot;,&quot;)">
            <text:p/>
          </table:table-cell>
          <table:table-cell table:formula="of:=&quot;addToFieldIssueMap(Field.&quot;&amp;[.F67]&amp;&quot;, &quot;&amp;[.B67]&amp;&quot;);&quot;" office:value-type="string" office:string-value="addToFieldIssueMap(Field.NEXT_OF_KIN_ADDRESS_COUNTY, NextOfKinAddressCountyIsInvalid);">
            <text:p>addToFieldIssueMap(Field.NEXT_OF_KIN_ADDRESS_COUNTY, NextOfKinAddressCountyIsInvali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7]&amp;&quot;, '&quot;&amp;[.I67]&amp;&quot;', '&quot;&amp;[.J67]&amp;&quot;', '&quot;&amp;[.K67]&amp;&quot;', '&quot;&amp;[.L67]&amp;&quot;', '&quot;&amp;[.M67]&amp;&quot;', '&quot;&amp;[.N67]&amp;&quot;');&quot;" office:value-type="string" office:string-value="INSERT INTO dqa_potential_issue(issue_id, target_object, target_field, issue_type, field_value, default_action_code, change_priority) VALUES (67, 'Next-of-kin', 'address county', 'is invalid', '', 'W', 'May');">
            <text:p>INSERT INTO dqa_potential_issue(issue_id, target_object, target_field, issue_type, field_value, default_action_code, change_priority) VALUES (67, 'Next-of-kin', 'address county', 'is invalid', '', 'W', 'May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table:formula="of:=SUBSTITUTE(SUBSTITUTE(SUBSTITUTE(SUBSTITUTE(PROPER([.I68])&amp;PROPER([.J68])&amp;PROPER([.K68])&amp;PROPER([.L68]);&quot; &quot;;&quot;&quot;);&quot;-&quot;;&quot;&quot;);&quot;.&quot;;&quot;_&quot;);&quot;'&quot;;&quot;&quot;)" office:value-type="string" office:string-value="NextOfKinAddressCountyIsMissing">
            <text:p>NextOfKinAddressCountyIsMissing</text:p>
          </table:table-cell>
          <table:table-cell table:formula="of:=&quot;public PotentialIssue &quot;&amp;[.B68]&amp;&quot; = null;&quot;" office:value-type="string" office:string-value="public PotentialIssue NextOfKinAddressCountyIsMissing = null;">
            <text:p>public PotentialIssue NextOfKinAddressCountyIsMissing = null;</text:p>
          </table:table-cell>
          <table:table-cell table:formula="of:=[.B68]&amp;&quot; = getPotentialIssue(session, &quot;&amp;CHAR(34)&amp;[.I68]&amp;CHAR(34)&amp;&quot;, &quot;&amp;CHAR(34)&amp;SUBSTITUTE([.J68];&quot;''&quot;;&quot;'&quot;)&amp;CHAR(34)&amp;&quot;, &quot;&amp;CHAR(34)&amp;[.K68]&amp;CHAR(34)&amp;&quot;, &quot;&amp;CHAR(34)&amp;[.L68]&amp;CHAR(34)&amp;&quot;);&quot;" office:value-type="string" office:string-value="NextOfKinAddressCountyIsMissing = getPotentialIssue(session, &quot;Next-of-kin&quot;, &quot;address county&quot;, &quot;is missing&quot;, &quot;&quot;);">
            <text:p>NextOfKinAddressCountyIsMissing = getPotentialIssue(session, "Next-of-kin", "address county", "is missing", "");</text:p>
          </table:table-cell>
          <table:table-cell table:formula="of:=&quot;assertNotNull(pi.&quot;&amp;[.B68]&amp;&quot;);&quot;" office:value-type="string" office:string-value="assertNotNull(pi.NextOfKinAddressCountyIsMissing);">
            <text:p>assertNotNull(pi.NextOfKinAddressCountyIsMissing);</text:p>
          </table:table-cell>
          <table:table-cell table:formula="of:=UPPER(SUBSTITUTE(SUBSTITUTE(SUBSTITUTE([.I68];&quot; &quot;;&quot;_&quot;);&quot;'&quot;;&quot;&quot;);&quot;-&quot;;&quot;_&quot;)&amp;&quot;_&quot;&amp;SUBSTITUTE(SUBSTITUTE(SUBSTITUTE([.J68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7]=[.J68];[.I67]=[.I68]);&quot;&quot;;[.F68]&amp;&quot;,&quot;)">
            <text:p/>
          </table:table-cell>
          <table:table-cell table:formula="of:=&quot;addToFieldIssueMap(Field.&quot;&amp;[.F68]&amp;&quot;, &quot;&amp;[.B68]&amp;&quot;);&quot;" office:value-type="string" office:string-value="addToFieldIssueMap(Field.NEXT_OF_KIN_ADDRESS_COUNTY, NextOfKinAddressCountyIsMissing);">
            <text:p>addToFieldIssueMap(Field.NEXT_OF_KIN_ADDRESS_COUNTY, NextOfKinAddressCountyIsMissing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68]&amp;&quot;, '&quot;&amp;[.I68]&amp;&quot;', '&quot;&amp;[.J68]&amp;&quot;', '&quot;&amp;[.K68]&amp;&quot;', '&quot;&amp;[.L68]&amp;&quot;', '&quot;&amp;[.M68]&amp;&quot;', '&quot;&amp;[.N68]&amp;&quot;');&quot;" office:value-type="string" office:string-value="INSERT INTO dqa_potential_issue(issue_id, target_object, target_field, issue_type, field_value, default_action_code, change_priority) VALUES (68, 'Next-of-kin', 'address county', 'is missing', '', 'A', 'May');">
            <text:p>INSERT INTO dqa_potential_issue(issue_id, target_object, target_field, issue_type, field_value, default_action_code, change_priority) VALUES (68, 'Next-of-kin', 'address county', 'is missing', '', 'A', 'May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table:formula="of:=SUBSTITUTE(SUBSTITUTE(SUBSTITUTE(SUBSTITUTE(PROPER([.I69])&amp;PROPER([.J69])&amp;PROPER([.K69])&amp;PROPER([.L69]);&quot; &quot;;&quot;&quot;);&quot;-&quot;;&quot;&quot;);&quot;.&quot;;&quot;_&quot;);&quot;'&quot;;&quot;&quot;)" office:value-type="string" office:string-value="NextOfKinAddressCountyIsUnrecognized">
            <text:p>NextOfKinAddressCountyIsUnrecognized</text:p>
          </table:table-cell>
          <table:table-cell table:formula="of:=&quot;public PotentialIssue &quot;&amp;[.B69]&amp;&quot; = null;&quot;" office:value-type="string" office:string-value="public PotentialIssue NextOfKinAddressCountyIsUnrecognized = null;">
            <text:p>public PotentialIssue NextOfKinAddressCountyIsUnrecognized = null;</text:p>
          </table:table-cell>
          <table:table-cell table:formula="of:=[.B69]&amp;&quot; = getPotentialIssue(session, &quot;&amp;CHAR(34)&amp;[.I69]&amp;CHAR(34)&amp;&quot;, &quot;&amp;CHAR(34)&amp;SUBSTITUTE([.J69];&quot;''&quot;;&quot;'&quot;)&amp;CHAR(34)&amp;&quot;, &quot;&amp;CHAR(34)&amp;[.K69]&amp;CHAR(34)&amp;&quot;, &quot;&amp;CHAR(34)&amp;[.L69]&amp;CHAR(34)&amp;&quot;);&quot;" office:value-type="string" office:string-value="NextOfKinAddressCountyIsUnrecognized = getPotentialIssue(session, &quot;Next-of-kin&quot;, &quot;address county&quot;, &quot;is unrecognized&quot;, &quot;&quot;);">
            <text:p>NextOfKinAddressCountyIsUnrecognized = getPotentialIssue(session, "Next-of-kin", "address county", "is unrecognized", "");</text:p>
          </table:table-cell>
          <table:table-cell table:formula="of:=&quot;assertNotNull(pi.&quot;&amp;[.B69]&amp;&quot;);&quot;" office:value-type="string" office:string-value="assertNotNull(pi.NextOfKinAddressCountyIsUnrecognized);">
            <text:p>assertNotNull(pi.NextOfKinAddressCountyIsUnrecognized);</text:p>
          </table:table-cell>
          <table:table-cell table:formula="of:=UPPER(SUBSTITUTE(SUBSTITUTE(SUBSTITUTE([.I69];&quot; &quot;;&quot;_&quot;);&quot;'&quot;;&quot;&quot;);&quot;-&quot;;&quot;_&quot;)&amp;&quot;_&quot;&amp;SUBSTITUTE(SUBSTITUTE(SUBSTITUTE([.J69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table:formula="of:=IF(AND([.J68]=[.J69];[.I68]=[.I69]);&quot;&quot;;[.F69]&amp;&quot;,&quot;)">
            <text:p/>
          </table:table-cell>
          <table:table-cell table:formula="of:=&quot;addToFieldIssueMap(Field.&quot;&amp;[.F69]&amp;&quot;, &quot;&amp;[.B69]&amp;&quot;);&quot;" office:value-type="string" office:string-value="addToFieldIssueMap(Field.NEXT_OF_KIN_ADDRESS_COUNTY, NextOfKinAddressCountyIsUnrecognized);">
            <text:p>addToFieldIssueMap(Field.NEXT_OF_KIN_ADDRESS_COUNTY, NextOfKinAddressCountyIsUnrecognized);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69]&amp;&quot;, '&quot;&amp;[.I69]&amp;&quot;', '&quot;&amp;[.J69]&amp;&quot;', '&quot;&amp;[.K69]&amp;&quot;', '&quot;&amp;[.L69]&amp;&quot;', '&quot;&amp;[.M69]&amp;&quot;', '&quot;&amp;[.N69]&amp;&quot;');&quot;" office:value-type="string" office:string-value="INSERT INTO dqa_potential_issue(issue_id, target_object, target_field, issue_type, field_value, default_action_code, change_priority) VALUES (69, 'Next-of-kin', 'address county', 'is unrecognized', '', 'W', 'May');">
            <text:p>INSERT INTO dqa_potential_issue(issue_id, target_object, target_field, issue_type, field_value, default_action_code, change_priority) VALUES (69, 'Next-of-kin', 'address county', 'is unrecognized', '', 'W', 'May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table:formula="of:=SUBSTITUTE(SUBSTITUTE(SUBSTITUTE(SUBSTITUTE(PROPER([.I70])&amp;PROPER([.J70])&amp;PROPER([.K70])&amp;PROPER([.L70]);&quot; &quot;;&quot;&quot;);&quot;-&quot;;&quot;&quot;);&quot;.&quot;;&quot;_&quot;);&quot;'&quot;;&quot;&quot;)" office:value-type="string" office:string-value="NextOfKinAddressStateIsDeprecated">
            <text:p>NextOfKinAddressStateIsDeprecated</text:p>
          </table:table-cell>
          <table:table-cell table:formula="of:=&quot;public PotentialIssue &quot;&amp;[.B70]&amp;&quot; = null;&quot;" office:value-type="string" office:string-value="public PotentialIssue NextOfKinAddressStateIsDeprecated = null;">
            <text:p>public PotentialIssue NextOfKinAddressStateIsDeprecated = null;</text:p>
          </table:table-cell>
          <table:table-cell table:formula="of:=[.B70]&amp;&quot; = getPotentialIssue(session, &quot;&amp;CHAR(34)&amp;[.I70]&amp;CHAR(34)&amp;&quot;, &quot;&amp;CHAR(34)&amp;SUBSTITUTE([.J70];&quot;''&quot;;&quot;'&quot;)&amp;CHAR(34)&amp;&quot;, &quot;&amp;CHAR(34)&amp;[.K70]&amp;CHAR(34)&amp;&quot;, &quot;&amp;CHAR(34)&amp;[.L70]&amp;CHAR(34)&amp;&quot;);&quot;" office:value-type="string" office:string-value="NextOfKinAddressStateIsDeprecated = getPotentialIssue(session, &quot;Next-of-kin&quot;, &quot;address state&quot;, &quot;is deprecated&quot;, &quot;&quot;);">
            <text:p>NextOfKinAddressStateIsDeprecated = getPotentialIssue(session, "Next-of-kin", "address state", "is deprecated", "");</text:p>
          </table:table-cell>
          <table:table-cell table:formula="of:=&quot;assertNotNull(pi.&quot;&amp;[.B70]&amp;&quot;);&quot;" office:value-type="string" office:string-value="assertNotNull(pi.NextOfKinAddressStateIsDeprecated);">
            <text:p>assertNotNull(pi.NextOfKinAddressStateIsDeprecated);</text:p>
          </table:table-cell>
          <table:table-cell table:formula="of:=UPPER(SUBSTITUTE(SUBSTITUTE(SUBSTITUTE([.I70];&quot; &quot;;&quot;_&quot;);&quot;'&quot;;&quot;&quot;);&quot;-&quot;;&quot;_&quot;)&amp;&quot;_&quot;&amp;SUBSTITUTE(SUBSTITUTE(SUBSTITUTE([.J70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69]=[.J70];[.I69]=[.I70]);&quot;&quot;;[.F70]&amp;&quot;,&quot;)" office:value-type="string" office:string-value="NEXT_OF_KIN_ADDRESS_STATE,">
            <text:p>NEXT_OF_KIN_ADDRESS_STATE,</text:p>
          </table:table-cell>
          <table:table-cell table:formula="of:=&quot;addToFieldIssueMap(Field.&quot;&amp;[.F70]&amp;&quot;, &quot;&amp;[.B70]&amp;&quot;);&quot;" office:value-type="string" office:string-value="addToFieldIssueMap(Field.NEXT_OF_KIN_ADDRESS_STATE, NextOfKinAddressStateIsDeprecated);">
            <text:p>addToFieldIssueMap(Field.NEXT_OF_KIN_ADDRESS_STATE, NextOfKinAddressStateIsDeprecat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0]&amp;&quot;, '&quot;&amp;[.I70]&amp;&quot;', '&quot;&amp;[.J70]&amp;&quot;', '&quot;&amp;[.K70]&amp;&quot;', '&quot;&amp;[.L70]&amp;&quot;', '&quot;&amp;[.M70]&amp;&quot;', '&quot;&amp;[.N70]&amp;&quot;');&quot;" office:value-type="string" office:string-value="INSERT INTO dqa_potential_issue(issue_id, target_object, target_field, issue_type, field_value, default_action_code, change_priority) VALUES (70, 'Next-of-kin', 'address state', 'is deprecated', '', 'W', 'May');">
            <text:p>INSERT INTO dqa_potential_issue(issue_id, target_object, target_field, issue_type, field_value, default_action_code, change_priority) VALUES (70, 'Next-of-kin', 'address state', 'is deprecated', '', 'W', 'May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table:formula="of:=SUBSTITUTE(SUBSTITUTE(SUBSTITUTE(SUBSTITUTE(PROPER([.I71])&amp;PROPER([.J71])&amp;PROPER([.K71])&amp;PROPER([.L71]);&quot; &quot;;&quot;&quot;);&quot;-&quot;;&quot;&quot;);&quot;.&quot;;&quot;_&quot;);&quot;'&quot;;&quot;&quot;)" office:value-type="string" office:string-value="NextOfKinAddressStateIsIgnored">
            <text:p>NextOfKinAddressStateIsIgnored</text:p>
          </table:table-cell>
          <table:table-cell table:formula="of:=&quot;public PotentialIssue &quot;&amp;[.B71]&amp;&quot; = null;&quot;" office:value-type="string" office:string-value="public PotentialIssue NextOfKinAddressStateIsIgnored = null;">
            <text:p>public PotentialIssue NextOfKinAddressStateIsIgnored = null;</text:p>
          </table:table-cell>
          <table:table-cell table:formula="of:=[.B71]&amp;&quot; = getPotentialIssue(session, &quot;&amp;CHAR(34)&amp;[.I71]&amp;CHAR(34)&amp;&quot;, &quot;&amp;CHAR(34)&amp;SUBSTITUTE([.J71];&quot;''&quot;;&quot;'&quot;)&amp;CHAR(34)&amp;&quot;, &quot;&amp;CHAR(34)&amp;[.K71]&amp;CHAR(34)&amp;&quot;, &quot;&amp;CHAR(34)&amp;[.L71]&amp;CHAR(34)&amp;&quot;);&quot;" office:value-type="string" office:string-value="NextOfKinAddressStateIsIgnored = getPotentialIssue(session, &quot;Next-of-kin&quot;, &quot;address state&quot;, &quot;is ignored&quot;, &quot;&quot;);">
            <text:p>NextOfKinAddressStateIsIgnored = getPotentialIssue(session, "Next-of-kin", "address state", "is ignored", "");</text:p>
          </table:table-cell>
          <table:table-cell table:formula="of:=&quot;assertNotNull(pi.&quot;&amp;[.B71]&amp;&quot;);&quot;" office:value-type="string" office:string-value="assertNotNull(pi.NextOfKinAddressStateIsIgnored);">
            <text:p>assertNotNull(pi.NextOfKinAddressStateIsIgnored);</text:p>
          </table:table-cell>
          <table:table-cell table:formula="of:=UPPER(SUBSTITUTE(SUBSTITUTE(SUBSTITUTE([.I71];&quot; &quot;;&quot;_&quot;);&quot;'&quot;;&quot;&quot;);&quot;-&quot;;&quot;_&quot;)&amp;&quot;_&quot;&amp;SUBSTITUTE(SUBSTITUTE(SUBSTITUTE([.J71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0]=[.J71];[.I70]=[.I71]);&quot;&quot;;[.F71]&amp;&quot;,&quot;)">
            <text:p/>
          </table:table-cell>
          <table:table-cell table:formula="of:=&quot;addToFieldIssueMap(Field.&quot;&amp;[.F71]&amp;&quot;, &quot;&amp;[.B71]&amp;&quot;);&quot;" office:value-type="string" office:string-value="addToFieldIssueMap(Field.NEXT_OF_KIN_ADDRESS_STATE, NextOfKinAddressStateIsIgnored);">
            <text:p>addToFieldIssueMap(Field.NEXT_OF_KIN_ADDRESS_STATE, NextOfKinAddressStateIsIgnor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71]&amp;&quot;, '&quot;&amp;[.I71]&amp;&quot;', '&quot;&amp;[.J71]&amp;&quot;', '&quot;&amp;[.K71]&amp;&quot;', '&quot;&amp;[.L71]&amp;&quot;', '&quot;&amp;[.M71]&amp;&quot;', '&quot;&amp;[.N71]&amp;&quot;');&quot;" office:value-type="string" office:string-value="INSERT INTO dqa_potential_issue(issue_id, target_object, target_field, issue_type, field_value, default_action_code, change_priority) VALUES (71, 'Next-of-kin', 'address state', 'is ignored', '', 'S', 'May');">
            <text:p>INSERT INTO dqa_potential_issue(issue_id, target_object, target_field, issue_type, field_value, default_action_code, change_priority) VALUES (71, 'Next-of-kin', 'address state', 'is ignored', '', 'S', 'May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table:formula="of:=SUBSTITUTE(SUBSTITUTE(SUBSTITUTE(SUBSTITUTE(PROPER([.I72])&amp;PROPER([.J72])&amp;PROPER([.K72])&amp;PROPER([.L72]);&quot; &quot;;&quot;&quot;);&quot;-&quot;;&quot;&quot;);&quot;.&quot;;&quot;_&quot;);&quot;'&quot;;&quot;&quot;)" office:value-type="string" office:string-value="NextOfKinAddressStateIsInvalid">
            <text:p>NextOfKinAddressStateIsInvalid</text:p>
          </table:table-cell>
          <table:table-cell table:formula="of:=&quot;public PotentialIssue &quot;&amp;[.B72]&amp;&quot; = null;&quot;" office:value-type="string" office:string-value="public PotentialIssue NextOfKinAddressStateIsInvalid = null;">
            <text:p>public PotentialIssue NextOfKinAddressStateIsInvalid = null;</text:p>
          </table:table-cell>
          <table:table-cell table:formula="of:=[.B72]&amp;&quot; = getPotentialIssue(session, &quot;&amp;CHAR(34)&amp;[.I72]&amp;CHAR(34)&amp;&quot;, &quot;&amp;CHAR(34)&amp;SUBSTITUTE([.J72];&quot;''&quot;;&quot;'&quot;)&amp;CHAR(34)&amp;&quot;, &quot;&amp;CHAR(34)&amp;[.K72]&amp;CHAR(34)&amp;&quot;, &quot;&amp;CHAR(34)&amp;[.L72]&amp;CHAR(34)&amp;&quot;);&quot;" office:value-type="string" office:string-value="NextOfKinAddressStateIsInvalid = getPotentialIssue(session, &quot;Next-of-kin&quot;, &quot;address state&quot;, &quot;is invalid&quot;, &quot;&quot;);">
            <text:p>NextOfKinAddressStateIsInvalid = getPotentialIssue(session, "Next-of-kin", "address state", "is invalid", "");</text:p>
          </table:table-cell>
          <table:table-cell table:formula="of:=&quot;assertNotNull(pi.&quot;&amp;[.B72]&amp;&quot;);&quot;" office:value-type="string" office:string-value="assertNotNull(pi.NextOfKinAddressStateIsInvalid);">
            <text:p>assertNotNull(pi.NextOfKinAddressStateIsInvalid);</text:p>
          </table:table-cell>
          <table:table-cell table:formula="of:=UPPER(SUBSTITUTE(SUBSTITUTE(SUBSTITUTE([.I72];&quot; &quot;;&quot;_&quot;);&quot;'&quot;;&quot;&quot;);&quot;-&quot;;&quot;_&quot;)&amp;&quot;_&quot;&amp;SUBSTITUTE(SUBSTITUTE(SUBSTITUTE([.J72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1]=[.J72];[.I71]=[.I72]);&quot;&quot;;[.F72]&amp;&quot;,&quot;)">
            <text:p/>
          </table:table-cell>
          <table:table-cell table:formula="of:=&quot;addToFieldIssueMap(Field.&quot;&amp;[.F72]&amp;&quot;, &quot;&amp;[.B72]&amp;&quot;);&quot;" office:value-type="string" office:string-value="addToFieldIssueMap(Field.NEXT_OF_KIN_ADDRESS_STATE, NextOfKinAddressStateIsInvalid);">
            <text:p>addToFieldIssueMap(Field.NEXT_OF_KIN_ADDRESS_STATE, NextOfKinAddressStateIsInvali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2]&amp;&quot;, '&quot;&amp;[.I72]&amp;&quot;', '&quot;&amp;[.J72]&amp;&quot;', '&quot;&amp;[.K72]&amp;&quot;', '&quot;&amp;[.L72]&amp;&quot;', '&quot;&amp;[.M72]&amp;&quot;', '&quot;&amp;[.N72]&amp;&quot;');&quot;" office:value-type="string" office:string-value="INSERT INTO dqa_potential_issue(issue_id, target_object, target_field, issue_type, field_value, default_action_code, change_priority) VALUES (72, 'Next-of-kin', 'address state', 'is invalid', '', 'W', 'May');">
            <text:p>INSERT INTO dqa_potential_issue(issue_id, target_object, target_field, issue_type, field_value, default_action_code, change_priority) VALUES (72, 'Next-of-kin', 'address state', 'is invalid', '', 'W', 'May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table:formula="of:=SUBSTITUTE(SUBSTITUTE(SUBSTITUTE(SUBSTITUTE(PROPER([.I73])&amp;PROPER([.J73])&amp;PROPER([.K73])&amp;PROPER([.L73]);&quot; &quot;;&quot;&quot;);&quot;-&quot;;&quot;&quot;);&quot;.&quot;;&quot;_&quot;);&quot;'&quot;;&quot;&quot;)" office:value-type="string" office:string-value="NextOfKinAddressStateIsMissing">
            <text:p>NextOfKinAddressStateIsMissing</text:p>
          </table:table-cell>
          <table:table-cell table:formula="of:=&quot;public PotentialIssue &quot;&amp;[.B73]&amp;&quot; = null;&quot;" office:value-type="string" office:string-value="public PotentialIssue NextOfKinAddressStateIsMissing = null;">
            <text:p>public PotentialIssue NextOfKinAddressStateIsMissing = null;</text:p>
          </table:table-cell>
          <table:table-cell table:formula="of:=[.B73]&amp;&quot; = getPotentialIssue(session, &quot;&amp;CHAR(34)&amp;[.I73]&amp;CHAR(34)&amp;&quot;, &quot;&amp;CHAR(34)&amp;SUBSTITUTE([.J73];&quot;''&quot;;&quot;'&quot;)&amp;CHAR(34)&amp;&quot;, &quot;&amp;CHAR(34)&amp;[.K73]&amp;CHAR(34)&amp;&quot;, &quot;&amp;CHAR(34)&amp;[.L73]&amp;CHAR(34)&amp;&quot;);&quot;" office:value-type="string" office:string-value="NextOfKinAddressStateIsMissing = getPotentialIssue(session, &quot;Next-of-kin&quot;, &quot;address state&quot;, &quot;is missing&quot;, &quot;&quot;);">
            <text:p>NextOfKinAddressStateIsMissing = getPotentialIssue(session, "Next-of-kin", "address state", "is missing", "");</text:p>
          </table:table-cell>
          <table:table-cell table:formula="of:=&quot;assertNotNull(pi.&quot;&amp;[.B73]&amp;&quot;);&quot;" office:value-type="string" office:string-value="assertNotNull(pi.NextOfKinAddressStateIsMissing);">
            <text:p>assertNotNull(pi.NextOfKinAddressStateIsMissing);</text:p>
          </table:table-cell>
          <table:table-cell table:formula="of:=UPPER(SUBSTITUTE(SUBSTITUTE(SUBSTITUTE([.I73];&quot; &quot;;&quot;_&quot;);&quot;'&quot;;&quot;&quot;);&quot;-&quot;;&quot;_&quot;)&amp;&quot;_&quot;&amp;SUBSTITUTE(SUBSTITUTE(SUBSTITUTE([.J73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2]=[.J73];[.I72]=[.I73]);&quot;&quot;;[.F73]&amp;&quot;,&quot;)">
            <text:p/>
          </table:table-cell>
          <table:table-cell table:formula="of:=&quot;addToFieldIssueMap(Field.&quot;&amp;[.F73]&amp;&quot;, &quot;&amp;[.B73]&amp;&quot;);&quot;" office:value-type="string" office:string-value="addToFieldIssueMap(Field.NEXT_OF_KIN_ADDRESS_STATE, NextOfKinAddressStateIsMissing);">
            <text:p>addToFieldIssueMap(Field.NEXT_OF_KIN_ADDRESS_STATE, NextOfKinAddressStateIsMissing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3]&amp;&quot;, '&quot;&amp;[.I73]&amp;&quot;', '&quot;&amp;[.J73]&amp;&quot;', '&quot;&amp;[.K73]&amp;&quot;', '&quot;&amp;[.L73]&amp;&quot;', '&quot;&amp;[.M73]&amp;&quot;', '&quot;&amp;[.N73]&amp;&quot;');&quot;" office:value-type="string" office:string-value="INSERT INTO dqa_potential_issue(issue_id, target_object, target_field, issue_type, field_value, default_action_code, change_priority) VALUES (73, 'Next-of-kin', 'address state', 'is missing', '', 'A', 'May');">
            <text:p>INSERT INTO dqa_potential_issue(issue_id, target_object, target_field, issue_type, field_value, default_action_code, change_priority) VALUES (73, 'Next-of-kin', 'address state', 'is missing', '', 'A', 'May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table:formula="of:=SUBSTITUTE(SUBSTITUTE(SUBSTITUTE(SUBSTITUTE(PROPER([.I74])&amp;PROPER([.J74])&amp;PROPER([.K74])&amp;PROPER([.L74]);&quot; &quot;;&quot;&quot;);&quot;-&quot;;&quot;&quot;);&quot;.&quot;;&quot;_&quot;);&quot;'&quot;;&quot;&quot;)" office:value-type="string" office:string-value="NextOfKinAddressStateIsUnrecognized">
            <text:p>NextOfKinAddressStateIsUnrecognized</text:p>
          </table:table-cell>
          <table:table-cell table:formula="of:=&quot;public PotentialIssue &quot;&amp;[.B74]&amp;&quot; = null;&quot;" office:value-type="string" office:string-value="public PotentialIssue NextOfKinAddressStateIsUnrecognized = null;">
            <text:p>public PotentialIssue NextOfKinAddressStateIsUnrecognized = null;</text:p>
          </table:table-cell>
          <table:table-cell table:formula="of:=[.B74]&amp;&quot; = getPotentialIssue(session, &quot;&amp;CHAR(34)&amp;[.I74]&amp;CHAR(34)&amp;&quot;, &quot;&amp;CHAR(34)&amp;SUBSTITUTE([.J74];&quot;''&quot;;&quot;'&quot;)&amp;CHAR(34)&amp;&quot;, &quot;&amp;CHAR(34)&amp;[.K74]&amp;CHAR(34)&amp;&quot;, &quot;&amp;CHAR(34)&amp;[.L74]&amp;CHAR(34)&amp;&quot;);&quot;" office:value-type="string" office:string-value="NextOfKinAddressStateIsUnrecognized = getPotentialIssue(session, &quot;Next-of-kin&quot;, &quot;address state&quot;, &quot;is unrecognized&quot;, &quot;&quot;);">
            <text:p>NextOfKinAddressStateIsUnrecognized = getPotentialIssue(session, "Next-of-kin", "address state", "is unrecognized", "");</text:p>
          </table:table-cell>
          <table:table-cell table:formula="of:=&quot;assertNotNull(pi.&quot;&amp;[.B74]&amp;&quot;);&quot;" office:value-type="string" office:string-value="assertNotNull(pi.NextOfKinAddressStateIsUnrecognized);">
            <text:p>assertNotNull(pi.NextOfKinAddressStateIsUnrecognized);</text:p>
          </table:table-cell>
          <table:table-cell table:formula="of:=UPPER(SUBSTITUTE(SUBSTITUTE(SUBSTITUTE([.I74];&quot; &quot;;&quot;_&quot;);&quot;'&quot;;&quot;&quot;);&quot;-&quot;;&quot;_&quot;)&amp;&quot;_&quot;&amp;SUBSTITUTE(SUBSTITUTE(SUBSTITUTE([.J74];&quot; &quot;;&quot;_&quot;);&quot;'&quot;;&quot;&quot;);&quot;-&quot;;&quot;_&quot;))" office:value-type="string" office:string-value="NEXT_OF_KIN_ADDRESS_STATE">
            <text:p>NEXT_OF_KIN_ADDRESS_STATE</text:p>
          </table:table-cell>
          <table:table-cell table:formula="of:=IF(AND([.J73]=[.J74];[.I73]=[.I74]);&quot;&quot;;[.F74]&amp;&quot;,&quot;)">
            <text:p/>
          </table:table-cell>
          <table:table-cell table:formula="of:=&quot;addToFieldIssueMap(Field.&quot;&amp;[.F74]&amp;&quot;, &quot;&amp;[.B74]&amp;&quot;);&quot;" office:value-type="string" office:string-value="addToFieldIssueMap(Field.NEXT_OF_KIN_ADDRESS_STATE, NextOfKinAddressStateIsUnrecognized);">
            <text:p>addToFieldIssueMap(Field.NEXT_OF_KIN_ADDRESS_STATE, NextOfKinAddressStateIsUnrecognized);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74]&amp;&quot;, '&quot;&amp;[.I74]&amp;&quot;', '&quot;&amp;[.J74]&amp;&quot;', '&quot;&amp;[.K74]&amp;&quot;', '&quot;&amp;[.L74]&amp;&quot;', '&quot;&amp;[.M74]&amp;&quot;', '&quot;&amp;[.N74]&amp;&quot;');&quot;" office:value-type="string" office:string-value="INSERT INTO dqa_potential_issue(issue_id, target_object, target_field, issue_type, field_value, default_action_code, change_priority) VALUES (74, 'Next-of-kin', 'address state', 'is unrecognized', '', 'W', 'May');">
            <text:p>INSERT INTO dqa_potential_issue(issue_id, target_object, target_field, issue_type, field_value, default_action_code, change_priority) VALUES (74, 'Next-of-kin', 'address state', 'is unrecognized', '', 'W', 'May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table:formula="of:=SUBSTITUTE(SUBSTITUTE(SUBSTITUTE(SUBSTITUTE(PROPER([.I75])&amp;PROPER([.J75])&amp;PROPER([.K75])&amp;PROPER([.L75]);&quot; &quot;;&quot;&quot;);&quot;-&quot;;&quot;&quot;);&quot;.&quot;;&quot;_&quot;);&quot;'&quot;;&quot;&quot;)" office:value-type="string" office:string-value="NextOfKinAddressStreetIsMissing">
            <text:p>NextOfKinAddressStreetIsMissing</text:p>
          </table:table-cell>
          <table:table-cell table:formula="of:=&quot;public PotentialIssue &quot;&amp;[.B75]&amp;&quot; = null;&quot;" office:value-type="string" office:string-value="public PotentialIssue NextOfKinAddressStreetIsMissing = null;">
            <text:p>public PotentialIssue NextOfKinAddressStreetIsMissing = null;</text:p>
          </table:table-cell>
          <table:table-cell table:formula="of:=[.B75]&amp;&quot; = getPotentialIssue(session, &quot;&amp;CHAR(34)&amp;[.I75]&amp;CHAR(34)&amp;&quot;, &quot;&amp;CHAR(34)&amp;SUBSTITUTE([.J75];&quot;''&quot;;&quot;'&quot;)&amp;CHAR(34)&amp;&quot;, &quot;&amp;CHAR(34)&amp;[.K75]&amp;CHAR(34)&amp;&quot;, &quot;&amp;CHAR(34)&amp;[.L75]&amp;CHAR(34)&amp;&quot;);&quot;" office:value-type="string" office:string-value="NextOfKinAddressStreetIsMissing = getPotentialIssue(session, &quot;Next-of-kin&quot;, &quot;address street&quot;, &quot;is missing&quot;, &quot;&quot;);">
            <text:p>NextOfKinAddressStreetIsMissing = getPotentialIssue(session, "Next-of-kin", "address street", "is missing", "");</text:p>
          </table:table-cell>
          <table:table-cell table:formula="of:=&quot;assertNotNull(pi.&quot;&amp;[.B75]&amp;&quot;);&quot;" office:value-type="string" office:string-value="assertNotNull(pi.NextOfKinAddressStreetIsMissing);">
            <text:p>assertNotNull(pi.NextOfKinAddressStreetIsMissing);</text:p>
          </table:table-cell>
          <table:table-cell table:formula="of:=UPPER(SUBSTITUTE(SUBSTITUTE(SUBSTITUTE([.I75];&quot; &quot;;&quot;_&quot;);&quot;'&quot;;&quot;&quot;);&quot;-&quot;;&quot;_&quot;)&amp;&quot;_&quot;&amp;SUBSTITUTE(SUBSTITUTE(SUBSTITUTE([.J75];&quot; &quot;;&quot;_&quot;);&quot;'&quot;;&quot;&quot;);&quot;-&quot;;&quot;_&quot;))" office:value-type="string" office:string-value="NEXT_OF_KIN_ADDRESS_STREET">
            <text:p>NEXT_OF_KIN_ADDRESS_STREET</text:p>
          </table:table-cell>
          <table:table-cell table:formula="of:=IF(AND([.J74]=[.J75];[.I74]=[.I75]);&quot;&quot;;[.F75]&amp;&quot;,&quot;)" office:value-type="string" office:string-value="NEXT_OF_KIN_ADDRESS_STREET,">
            <text:p>NEXT_OF_KIN_ADDRESS_STREET,</text:p>
          </table:table-cell>
          <table:table-cell table:formula="of:=&quot;addToFieldIssueMap(Field.&quot;&amp;[.F75]&amp;&quot;, &quot;&amp;[.B75]&amp;&quot;);&quot;" office:value-type="string" office:string-value="addToFieldIssueMap(Field.NEXT_OF_KIN_ADDRESS_STREET, NextOfKinAddressStreetIsMissing);">
            <text:p>addToFieldIssueMap(Field.NEXT_OF_KIN_ADDRESS_STREET, NextOfKinAddressStreetIsMissing);</text:p>
          </table:table-cell>
          <table:table-cell office:value-type="string">
            <text:p>Next-of-kin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5]&amp;&quot;, '&quot;&amp;[.I75]&amp;&quot;', '&quot;&amp;[.J75]&amp;&quot;', '&quot;&amp;[.K75]&amp;&quot;', '&quot;&amp;[.L75]&amp;&quot;', '&quot;&amp;[.M75]&amp;&quot;', '&quot;&amp;[.N75]&amp;&quot;');&quot;" office:value-type="string" office:string-value="INSERT INTO dqa_potential_issue(issue_id, target_object, target_field, issue_type, field_value, default_action_code, change_priority) VALUES (75, 'Next-of-kin', 'address street', 'is missing', '', 'A', 'May');">
            <text:p>INSERT INTO dqa_potential_issue(issue_id, target_object, target_field, issue_type, field_value, default_action_code, change_priority) VALUES (75, 'Next-of-kin', 'address street', 'is missing', '', 'A', 'May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table:formula="of:=SUBSTITUTE(SUBSTITUTE(SUBSTITUTE(SUBSTITUTE(PROPER([.I76])&amp;PROPER([.J76])&amp;PROPER([.K76])&amp;PROPER([.L76]);&quot; &quot;;&quot;&quot;);&quot;-&quot;;&quot;&quot;);&quot;.&quot;;&quot;_&quot;);&quot;'&quot;;&quot;&quot;)" office:value-type="string" office:string-value="NextOfKinAddressStreet2IsMissing">
            <text:p>NextOfKinAddressStreet2IsMissing</text:p>
          </table:table-cell>
          <table:table-cell table:formula="of:=&quot;public PotentialIssue &quot;&amp;[.B76]&amp;&quot; = null;&quot;" office:value-type="string" office:string-value="public PotentialIssue NextOfKinAddressStreet2IsMissing = null;">
            <text:p>public PotentialIssue NextOfKinAddressStreet2IsMissing = null;</text:p>
          </table:table-cell>
          <table:table-cell table:formula="of:=[.B76]&amp;&quot; = getPotentialIssue(session, &quot;&amp;CHAR(34)&amp;[.I76]&amp;CHAR(34)&amp;&quot;, &quot;&amp;CHAR(34)&amp;SUBSTITUTE([.J76];&quot;''&quot;;&quot;'&quot;)&amp;CHAR(34)&amp;&quot;, &quot;&amp;CHAR(34)&amp;[.K76]&amp;CHAR(34)&amp;&quot;, &quot;&amp;CHAR(34)&amp;[.L76]&amp;CHAR(34)&amp;&quot;);&quot;" office:value-type="string" office:string-value="NextOfKinAddressStreet2IsMissing = getPotentialIssue(session, &quot;Next-of-kin&quot;, &quot;address street2&quot;, &quot;is missing&quot;, &quot;&quot;);">
            <text:p>NextOfKinAddressStreet2IsMissing = getPotentialIssue(session, "Next-of-kin", "address street2", "is missing", "");</text:p>
          </table:table-cell>
          <table:table-cell table:formula="of:=&quot;assertNotNull(pi.&quot;&amp;[.B76]&amp;&quot;);&quot;" office:value-type="string" office:string-value="assertNotNull(pi.NextOfKinAddressStreet2IsMissing);">
            <text:p>assertNotNull(pi.NextOfKinAddressStreet2IsMissing);</text:p>
          </table:table-cell>
          <table:table-cell table:formula="of:=UPPER(SUBSTITUTE(SUBSTITUTE(SUBSTITUTE([.I76];&quot; &quot;;&quot;_&quot;);&quot;'&quot;;&quot;&quot;);&quot;-&quot;;&quot;_&quot;)&amp;&quot;_&quot;&amp;SUBSTITUTE(SUBSTITUTE(SUBSTITUTE([.J76];&quot; &quot;;&quot;_&quot;);&quot;'&quot;;&quot;&quot;);&quot;-&quot;;&quot;_&quot;))" office:value-type="string" office:string-value="NEXT_OF_KIN_ADDRESS_STREET2">
            <text:p>NEXT_OF_KIN_ADDRESS_STREET2</text:p>
          </table:table-cell>
          <table:table-cell table:formula="of:=IF(AND([.J75]=[.J76];[.I75]=[.I76]);&quot;&quot;;[.F76]&amp;&quot;,&quot;)" office:value-type="string" office:string-value="NEXT_OF_KIN_ADDRESS_STREET2,">
            <text:p>NEXT_OF_KIN_ADDRESS_STREET2,</text:p>
          </table:table-cell>
          <table:table-cell table:formula="of:=&quot;addToFieldIssueMap(Field.&quot;&amp;[.F76]&amp;&quot;, &quot;&amp;[.B76]&amp;&quot;);&quot;" office:value-type="string" office:string-value="addToFieldIssueMap(Field.NEXT_OF_KIN_ADDRESS_STREET2, NextOfKinAddressStreet2IsMissing);">
            <text:p>addToFieldIssueMap(Field.NEXT_OF_KIN_ADDRESS_STREET2, NextOfKinAddressStreet2IsMissing);</text:p>
          </table:table-cell>
          <table:table-cell office:value-type="string">
            <text:p>Next-of-kin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6]&amp;&quot;, '&quot;&amp;[.I76]&amp;&quot;', '&quot;&amp;[.J76]&amp;&quot;', '&quot;&amp;[.K76]&amp;&quot;', '&quot;&amp;[.L76]&amp;&quot;', '&quot;&amp;[.M76]&amp;&quot;', '&quot;&amp;[.N76]&amp;&quot;');&quot;" office:value-type="string" office:string-value="INSERT INTO dqa_potential_issue(issue_id, target_object, target_field, issue_type, field_value, default_action_code, change_priority) VALUES (76, 'Next-of-kin', 'address street2', 'is missing', '', 'A', 'May');">
            <text:p>INSERT INTO dqa_potential_issue(issue_id, target_object, target_field, issue_type, field_value, default_action_code, change_priority) VALUES (76, 'Next-of-kin', 'address street2', 'is missing', '', 'A', 'May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table:formula="of:=SUBSTITUTE(SUBSTITUTE(SUBSTITUTE(SUBSTITUTE(PROPER([.I77])&amp;PROPER([.J77])&amp;PROPER([.K77])&amp;PROPER([.L77]);&quot; &quot;;&quot;&quot;);&quot;-&quot;;&quot;&quot;);&quot;.&quot;;&quot;_&quot;);&quot;'&quot;;&quot;&quot;)" office:value-type="string" office:string-value="NextOfKinNameIsMissing">
            <text:p>NextOfKinNameIsMissing</text:p>
          </table:table-cell>
          <table:table-cell table:formula="of:=&quot;public PotentialIssue &quot;&amp;[.B77]&amp;&quot; = null;&quot;" office:value-type="string" office:string-value="public PotentialIssue NextOfKinNameIsMissing = null;">
            <text:p>public PotentialIssue NextOfKinNameIsMissing = null;</text:p>
          </table:table-cell>
          <table:table-cell table:formula="of:=[.B77]&amp;&quot; = getPotentialIssue(session, &quot;&amp;CHAR(34)&amp;[.I77]&amp;CHAR(34)&amp;&quot;, &quot;&amp;CHAR(34)&amp;SUBSTITUTE([.J77];&quot;''&quot;;&quot;'&quot;)&amp;CHAR(34)&amp;&quot;, &quot;&amp;CHAR(34)&amp;[.K77]&amp;CHAR(34)&amp;&quot;, &quot;&amp;CHAR(34)&amp;[.L77]&amp;CHAR(34)&amp;&quot;);&quot;" office:value-type="string" office:string-value="NextOfKinNameIsMissing = getPotentialIssue(session, &quot;Next-of-kin&quot;, &quot;name&quot;, &quot;is missing&quot;, &quot;&quot;);">
            <text:p>NextOfKinNameIsMissing = getPotentialIssue(session, "Next-of-kin", "name", "is missing", "");</text:p>
          </table:table-cell>
          <table:table-cell table:formula="of:=&quot;assertNotNull(pi.&quot;&amp;[.B77]&amp;&quot;);&quot;" office:value-type="string" office:string-value="assertNotNull(pi.NextOfKinNameIsMissing);">
            <text:p>assertNotNull(pi.NextOfKinNameIsMissing);</text:p>
          </table:table-cell>
          <table:table-cell table:formula="of:=UPPER(SUBSTITUTE(SUBSTITUTE(SUBSTITUTE([.I77];&quot; &quot;;&quot;_&quot;);&quot;'&quot;;&quot;&quot;);&quot;-&quot;;&quot;_&quot;)&amp;&quot;_&quot;&amp;SUBSTITUTE(SUBSTITUTE(SUBSTITUTE([.J77];&quot; &quot;;&quot;_&quot;);&quot;'&quot;;&quot;&quot;);&quot;-&quot;;&quot;_&quot;))" office:value-type="string" office:string-value="NEXT_OF_KIN_NAME">
            <text:p>NEXT_OF_KIN_NAME</text:p>
          </table:table-cell>
          <table:table-cell table:formula="of:=IF(AND([.J76]=[.J77];[.I76]=[.I77]);&quot;&quot;;[.F77]&amp;&quot;,&quot;)" office:value-type="string" office:string-value="NEXT_OF_KIN_NAME,">
            <text:p>NEXT_OF_KIN_NAME,</text:p>
          </table:table-cell>
          <table:table-cell table:formula="of:=&quot;addToFieldIssueMap(Field.&quot;&amp;[.F77]&amp;&quot;, &quot;&amp;[.B77]&amp;&quot;);&quot;" office:value-type="string" office:string-value="addToFieldIssueMap(Field.NEXT_OF_KIN_NAME, NextOfKinNameIsMissing);">
            <text:p>addToFieldIssueMap(Field.NEXT_OF_KIN_NAME, NextOfKinNameIsMissing);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77]&amp;&quot;, '&quot;&amp;[.I77]&amp;&quot;', '&quot;&amp;[.J77]&amp;&quot;', '&quot;&amp;[.K77]&amp;&quot;', '&quot;&amp;[.L77]&amp;&quot;', '&quot;&amp;[.M77]&amp;&quot;', '&quot;&amp;[.N77]&amp;&quot;');&quot;" office:value-type="string" office:string-value="INSERT INTO dqa_potential_issue(issue_id, target_object, target_field, issue_type, field_value, default_action_code, change_priority) VALUES (77, 'Next-of-kin', 'name', 'is missing', '', 'W', 'Can');">
            <text:p>INSERT INTO dqa_potential_issue(issue_id, target_object, target_field, issue_type, field_value, default_action_code, change_priority) VALUES (77, 'Next-of-kin', 'name', 'is missing', '', 'W', 'Can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table:formula="of:=SUBSTITUTE(SUBSTITUTE(SUBSTITUTE(SUBSTITUTE(PROPER([.I78])&amp;PROPER([.J78])&amp;PROPER([.K78])&amp;PROPER([.L78]);&quot; &quot;;&quot;&quot;);&quot;-&quot;;&quot;&quot;);&quot;.&quot;;&quot;_&quot;);&quot;'&quot;;&quot;&quot;)" office:value-type="string" office:string-value="NextOfKinNameIsSameAsUnderagePatient">
            <text:p>NextOfKinNameIsSameAsUnderagePatient</text:p>
          </table:table-cell>
          <table:table-cell table:formula="of:=&quot;public PotentialIssue &quot;&amp;[.B78]&amp;&quot; = null;&quot;" office:value-type="string" office:string-value="public PotentialIssue NextOfKinNameIsSameAsUnderagePatient = null;">
            <text:p>public PotentialIssue NextOfKinNameIsSameAsUnderagePatient = null;</text:p>
          </table:table-cell>
          <table:table-cell table:formula="of:=[.B78]&amp;&quot; = getPotentialIssue(session, &quot;&amp;CHAR(34)&amp;[.I78]&amp;CHAR(34)&amp;&quot;, &quot;&amp;CHAR(34)&amp;SUBSTITUTE([.J78];&quot;''&quot;;&quot;'&quot;)&amp;CHAR(34)&amp;&quot;, &quot;&amp;CHAR(34)&amp;[.K78]&amp;CHAR(34)&amp;&quot;, &quot;&amp;CHAR(34)&amp;[.L78]&amp;CHAR(34)&amp;&quot;);&quot;" office:value-type="string" office:string-value="NextOfKinNameIsSameAsUnderagePatient = getPotentialIssue(session, &quot;Next-of-kin&quot;, &quot;name&quot;, &quot;is same as underage patient&quot;, &quot;&quot;);">
            <text:p>NextOfKinNameIsSameAsUnderagePatient = getPotentialIssue(session, "Next-of-kin", "name", "is same as underage patient", "");</text:p>
          </table:table-cell>
          <table:table-cell table:formula="of:=&quot;assertNotNull(pi.&quot;&amp;[.B78]&amp;&quot;);&quot;" office:value-type="string" office:string-value="assertNotNull(pi.NextOfKinNameIsSameAsUnderagePatient);">
            <text:p>assertNotNull(pi.NextOfKinNameIsSameAsUnderagePatient);</text:p>
          </table:table-cell>
          <table:table-cell table:formula="of:=UPPER(SUBSTITUTE(SUBSTITUTE(SUBSTITUTE([.I78];&quot; &quot;;&quot;_&quot;);&quot;'&quot;;&quot;&quot;);&quot;-&quot;;&quot;_&quot;)&amp;&quot;_&quot;&amp;SUBSTITUTE(SUBSTITUTE(SUBSTITUTE([.J78];&quot; &quot;;&quot;_&quot;);&quot;'&quot;;&quot;&quot;);&quot;-&quot;;&quot;_&quot;))" office:value-type="string" office:string-value="NEXT_OF_KIN_NAME">
            <text:p>NEXT_OF_KIN_NAME</text:p>
          </table:table-cell>
          <table:table-cell table:formula="of:=IF(AND([.J77]=[.J78];[.I77]=[.I78]);&quot;&quot;;[.F78]&amp;&quot;,&quot;)">
            <text:p/>
          </table:table-cell>
          <table:table-cell table:formula="of:=&quot;addToFieldIssueMap(Field.&quot;&amp;[.F78]&amp;&quot;, &quot;&amp;[.B78]&amp;&quot;);&quot;" office:value-type="string" office:string-value="addToFieldIssueMap(Field.NEXT_OF_KIN_NAME, NextOfKinNameIsSameAsUnderagePatient);">
            <text:p>addToFieldIssueMap(Field.NEXT_OF_KIN_NAME, NextOfKinNameIsSameAsUnderagePatient);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same as underage patient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78]&amp;&quot;, '&quot;&amp;[.I78]&amp;&quot;', '&quot;&amp;[.J78]&amp;&quot;', '&quot;&amp;[.K78]&amp;&quot;', '&quot;&amp;[.L78]&amp;&quot;', '&quot;&amp;[.M78]&amp;&quot;', '&quot;&amp;[.N78]&amp;&quot;');&quot;" office:value-type="string" office:string-value="INSERT INTO dqa_potential_issue(issue_id, target_object, target_field, issue_type, field_value, default_action_code, change_priority) VALUES (78, 'Next-of-kin', 'name', 'is same as underage patient', '', 'A', 'May');">
            <text:p>INSERT INTO dqa_potential_issue(issue_id, target_object, target_field, issue_type, field_value, default_action_code, change_priority) VALUES (78, 'Next-of-kin', 'name', 'is same as underage patient', '', 'A', 'May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table:formula="of:=SUBSTITUTE(SUBSTITUTE(SUBSTITUTE(SUBSTITUTE(PROPER([.I79])&amp;PROPER([.J79])&amp;PROPER([.K79])&amp;PROPER([.L79]);&quot; &quot;;&quot;&quot;);&quot;-&quot;;&quot;&quot;);&quot;.&quot;;&quot;_&quot;);&quot;'&quot;;&quot;&quot;)" office:value-type="string" office:string-value="NextOfKinNameFirstIsMissing">
            <text:p>NextOfKinNameFirstIsMissing</text:p>
          </table:table-cell>
          <table:table-cell table:formula="of:=&quot;public PotentialIssue &quot;&amp;[.B79]&amp;&quot; = null;&quot;" office:value-type="string" office:string-value="public PotentialIssue NextOfKinNameFirstIsMissing = null;">
            <text:p>public PotentialIssue NextOfKinNameFirstIsMissing = null;</text:p>
          </table:table-cell>
          <table:table-cell table:formula="of:=[.B79]&amp;&quot; = getPotentialIssue(session, &quot;&amp;CHAR(34)&amp;[.I79]&amp;CHAR(34)&amp;&quot;, &quot;&amp;CHAR(34)&amp;SUBSTITUTE([.J79];&quot;''&quot;;&quot;'&quot;)&amp;CHAR(34)&amp;&quot;, &quot;&amp;CHAR(34)&amp;[.K79]&amp;CHAR(34)&amp;&quot;, &quot;&amp;CHAR(34)&amp;[.L79]&amp;CHAR(34)&amp;&quot;);&quot;" office:value-type="string" office:string-value="NextOfKinNameFirstIsMissing = getPotentialIssue(session, &quot;Next-of-kin&quot;, &quot;name first&quot;, &quot;is missing&quot;, &quot;&quot;);">
            <text:p>NextOfKinNameFirstIsMissing = getPotentialIssue(session, "Next-of-kin", "name first", "is missing", "");</text:p>
          </table:table-cell>
          <table:table-cell table:formula="of:=&quot;assertNotNull(pi.&quot;&amp;[.B79]&amp;&quot;);&quot;" office:value-type="string" office:string-value="assertNotNull(pi.NextOfKinNameFirstIsMissing);">
            <text:p>assertNotNull(pi.NextOfKinNameFirstIsMissing);</text:p>
          </table:table-cell>
          <table:table-cell table:formula="of:=UPPER(SUBSTITUTE(SUBSTITUTE(SUBSTITUTE([.I79];&quot; &quot;;&quot;_&quot;);&quot;'&quot;;&quot;&quot;);&quot;-&quot;;&quot;_&quot;)&amp;&quot;_&quot;&amp;SUBSTITUTE(SUBSTITUTE(SUBSTITUTE([.J79];&quot; &quot;;&quot;_&quot;);&quot;'&quot;;&quot;&quot;);&quot;-&quot;;&quot;_&quot;))" office:value-type="string" office:string-value="NEXT_OF_KIN_NAME_FIRST">
            <text:p>NEXT_OF_KIN_NAME_FIRST</text:p>
          </table:table-cell>
          <table:table-cell table:formula="of:=IF(AND([.J78]=[.J79];[.I78]=[.I79]);&quot;&quot;;[.F79]&amp;&quot;,&quot;)" office:value-type="string" office:string-value="NEXT_OF_KIN_NAME_FIRST,">
            <text:p>NEXT_OF_KIN_NAME_FIRST,</text:p>
          </table:table-cell>
          <table:table-cell table:formula="of:=&quot;addToFieldIssueMap(Field.&quot;&amp;[.F79]&amp;&quot;, &quot;&amp;[.B79]&amp;&quot;);&quot;" office:value-type="string" office:string-value="addToFieldIssueMap(Field.NEXT_OF_KIN_NAME_FIRST, NextOfKinNameFirstIsMissing);">
            <text:p>addToFieldIssueMap(Field.NEXT_OF_KIN_NAME_FIRST, NextOfKinNameFirstIsMissing);</text:p>
          </table:table-cell>
          <table:table-cell office:value-type="string">
            <text:p>Next-of-kin</text:p>
          </table:table-cell>
          <table:table-cell office:value-type="string">
            <text:p>name fir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79]&amp;&quot;, '&quot;&amp;[.I79]&amp;&quot;', '&quot;&amp;[.J79]&amp;&quot;', '&quot;&amp;[.K79]&amp;&quot;', '&quot;&amp;[.L79]&amp;&quot;', '&quot;&amp;[.M79]&amp;&quot;', '&quot;&amp;[.N79]&amp;&quot;');&quot;" office:value-type="string" office:string-value="INSERT INTO dqa_potential_issue(issue_id, target_object, target_field, issue_type, field_value, default_action_code, change_priority) VALUES (79, 'Next-of-kin', 'name first', 'is missing', '', 'W', 'Can');">
            <text:p>INSERT INTO dqa_potential_issue(issue_id, target_object, target_field, issue_type, field_value, default_action_code, change_priority) VALUES (79, 'Next-of-kin', 'name first', 'is missing', '', 'W', 'Can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table:formula="of:=SUBSTITUTE(SUBSTITUTE(SUBSTITUTE(SUBSTITUTE(PROPER([.I80])&amp;PROPER([.J80])&amp;PROPER([.K80])&amp;PROPER([.L80]);&quot; &quot;;&quot;&quot;);&quot;-&quot;;&quot;&quot;);&quot;.&quot;;&quot;_&quot;);&quot;'&quot;;&quot;&quot;)" office:value-type="string" office:string-value="NextOfKinNameLastIsMissing">
            <text:p>NextOfKinNameLastIsMissing</text:p>
          </table:table-cell>
          <table:table-cell table:formula="of:=&quot;public PotentialIssue &quot;&amp;[.B80]&amp;&quot; = null;&quot;" office:value-type="string" office:string-value="public PotentialIssue NextOfKinNameLastIsMissing = null;">
            <text:p>public PotentialIssue NextOfKinNameLastIsMissing = null;</text:p>
          </table:table-cell>
          <table:table-cell table:formula="of:=[.B80]&amp;&quot; = getPotentialIssue(session, &quot;&amp;CHAR(34)&amp;[.I80]&amp;CHAR(34)&amp;&quot;, &quot;&amp;CHAR(34)&amp;SUBSTITUTE([.J80];&quot;''&quot;;&quot;'&quot;)&amp;CHAR(34)&amp;&quot;, &quot;&amp;CHAR(34)&amp;[.K80]&amp;CHAR(34)&amp;&quot;, &quot;&amp;CHAR(34)&amp;[.L80]&amp;CHAR(34)&amp;&quot;);&quot;" office:value-type="string" office:string-value="NextOfKinNameLastIsMissing = getPotentialIssue(session, &quot;Next-of-kin&quot;, &quot;name last&quot;, &quot;is missing&quot;, &quot;&quot;);">
            <text:p>NextOfKinNameLastIsMissing = getPotentialIssue(session, "Next-of-kin", "name last", "is missing", "");</text:p>
          </table:table-cell>
          <table:table-cell table:formula="of:=&quot;assertNotNull(pi.&quot;&amp;[.B80]&amp;&quot;);&quot;" office:value-type="string" office:string-value="assertNotNull(pi.NextOfKinNameLastIsMissing);">
            <text:p>assertNotNull(pi.NextOfKinNameLastIsMissing);</text:p>
          </table:table-cell>
          <table:table-cell table:formula="of:=UPPER(SUBSTITUTE(SUBSTITUTE(SUBSTITUTE([.I80];&quot; &quot;;&quot;_&quot;);&quot;'&quot;;&quot;&quot;);&quot;-&quot;;&quot;_&quot;)&amp;&quot;_&quot;&amp;SUBSTITUTE(SUBSTITUTE(SUBSTITUTE([.J80];&quot; &quot;;&quot;_&quot;);&quot;'&quot;;&quot;&quot;);&quot;-&quot;;&quot;_&quot;))" office:value-type="string" office:string-value="NEXT_OF_KIN_NAME_LAST">
            <text:p>NEXT_OF_KIN_NAME_LAST</text:p>
          </table:table-cell>
          <table:table-cell table:formula="of:=IF(AND([.J79]=[.J80];[.I79]=[.I80]);&quot;&quot;;[.F80]&amp;&quot;,&quot;)" office:value-type="string" office:string-value="NEXT_OF_KIN_NAME_LAST,">
            <text:p>NEXT_OF_KIN_NAME_LAST,</text:p>
          </table:table-cell>
          <table:table-cell table:formula="of:=&quot;addToFieldIssueMap(Field.&quot;&amp;[.F80]&amp;&quot;, &quot;&amp;[.B80]&amp;&quot;);&quot;" office:value-type="string" office:string-value="addToFieldIssueMap(Field.NEXT_OF_KIN_NAME_LAST, NextOfKinNameLastIsMissing);">
            <text:p>addToFieldIssueMap(Field.NEXT_OF_KIN_NAME_LAST, NextOfKinNameLastIsMissing);</text:p>
          </table:table-cell>
          <table:table-cell office:value-type="string">
            <text:p>Next-of-kin</text:p>
          </table:table-cell>
          <table:table-cell office:value-type="string">
            <text:p>name la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table:formula="of:=[.O$1]&amp;&quot;(&quot;&amp;[.A80]&amp;&quot;, '&quot;&amp;[.I80]&amp;&quot;', '&quot;&amp;[.J80]&amp;&quot;', '&quot;&amp;[.K80]&amp;&quot;', '&quot;&amp;[.L80]&amp;&quot;', '&quot;&amp;[.M80]&amp;&quot;', '&quot;&amp;[.N80]&amp;&quot;');&quot;" office:value-type="string" office:string-value="INSERT INTO dqa_potential_issue(issue_id, target_object, target_field, issue_type, field_value, default_action_code, change_priority) VALUES (80, 'Next-of-kin', 'name last', 'is missing', '', 'W', 'Can');">
            <text:p>INSERT INTO dqa_potential_issue(issue_id, target_object, target_field, issue_type, field_value, default_action_code, change_priority) VALUES (80, 'Next-of-kin', 'name last', 'is missing', '', 'W', 'Can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table:formula="of:=SUBSTITUTE(SUBSTITUTE(SUBSTITUTE(SUBSTITUTE(PROPER([.I81])&amp;PROPER([.J81])&amp;PROPER([.K81])&amp;PROPER([.L81]);&quot; &quot;;&quot;&quot;);&quot;-&quot;;&quot;&quot;);&quot;.&quot;;&quot;_&quot;);&quot;'&quot;;&quot;&quot;)" office:value-type="string" office:string-value="NextOfKinPhoneNumberIsIncomplete">
            <text:p>NextOfKinPhoneNumberIsIncomplete</text:p>
          </table:table-cell>
          <table:table-cell table:formula="of:=&quot;public PotentialIssue &quot;&amp;[.B81]&amp;&quot; = null;&quot;" office:value-type="string" office:string-value="public PotentialIssue NextOfKinPhoneNumberIsIncomplete = null;">
            <text:p>public PotentialIssue NextOfKinPhoneNumberIsIncomplete = null;</text:p>
          </table:table-cell>
          <table:table-cell table:formula="of:=[.B81]&amp;&quot; = getPotentialIssue(session, &quot;&amp;CHAR(34)&amp;[.I81]&amp;CHAR(34)&amp;&quot;, &quot;&amp;CHAR(34)&amp;SUBSTITUTE([.J81];&quot;''&quot;;&quot;'&quot;)&amp;CHAR(34)&amp;&quot;, &quot;&amp;CHAR(34)&amp;[.K81]&amp;CHAR(34)&amp;&quot;, &quot;&amp;CHAR(34)&amp;[.L81]&amp;CHAR(34)&amp;&quot;);&quot;" office:value-type="string" office:string-value="NextOfKinPhoneNumberIsIncomplete = getPotentialIssue(session, &quot;Next-of-kin&quot;, &quot;phone number&quot;, &quot;is incomplete&quot;, &quot;&quot;);">
            <text:p>NextOfKinPhoneNumberIsIncomplete = getPotentialIssue(session, "Next-of-kin", "phone number", "is incomplete", "");</text:p>
          </table:table-cell>
          <table:table-cell table:formula="of:=&quot;assertNotNull(pi.&quot;&amp;[.B81]&amp;&quot;);&quot;" office:value-type="string" office:string-value="assertNotNull(pi.NextOfKinPhoneNumberIsIncomplete);">
            <text:p>assertNotNull(pi.NextOfKinPhoneNumberIsIncomplete);</text:p>
          </table:table-cell>
          <table:table-cell table:formula="of:=UPPER(SUBSTITUTE(SUBSTITUTE(SUBSTITUTE([.I81];&quot; &quot;;&quot;_&quot;);&quot;'&quot;;&quot;&quot;);&quot;-&quot;;&quot;_&quot;)&amp;&quot;_&quot;&amp;SUBSTITUTE(SUBSTITUTE(SUBSTITUTE([.J81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0]=[.J81];[.I80]=[.I81]);&quot;&quot;;[.F81]&amp;&quot;,&quot;)" office:value-type="string" office:string-value="NEXT_OF_KIN_PHONE_NUMBER,">
            <text:p>NEXT_OF_KIN_PHONE_NUMBER,</text:p>
          </table:table-cell>
          <table:table-cell table:formula="of:=&quot;addToFieldIssueMap(Field.&quot;&amp;[.F81]&amp;&quot;, &quot;&amp;[.B81]&amp;&quot;);&quot;" office:value-type="string" office:string-value="addToFieldIssueMap(Field.NEXT_OF_KIN_PHONE_NUMBER, NextOfKinPhoneNumberIsIncomplete);">
            <text:p>addToFieldIssueMap(Field.NEXT_OF_KIN_PHONE_NUMBER, NextOfKinPhoneNumberIsIncomplete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1]&amp;&quot;, '&quot;&amp;[.I81]&amp;&quot;', '&quot;&amp;[.J81]&amp;&quot;', '&quot;&amp;[.K81]&amp;&quot;', '&quot;&amp;[.L81]&amp;&quot;', '&quot;&amp;[.M81]&amp;&quot;', '&quot;&amp;[.N81]&amp;&quot;');&quot;" office:value-type="string" office:string-value="INSERT INTO dqa_potential_issue(issue_id, target_object, target_field, issue_type, field_value, default_action_code, change_priority) VALUES (81, 'Next-of-kin', 'phone number', 'is incomplete', '', 'W', 'May');">
            <text:p>INSERT INTO dqa_potential_issue(issue_id, target_object, target_field, issue_type, field_value, default_action_code, change_priority) VALUES (81, 'Next-of-kin', 'phone number', 'is incomplete', '', 'W', 'May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table:formula="of:=SUBSTITUTE(SUBSTITUTE(SUBSTITUTE(SUBSTITUTE(PROPER([.I82])&amp;PROPER([.J82])&amp;PROPER([.K82])&amp;PROPER([.L82]);&quot; &quot;;&quot;&quot;);&quot;-&quot;;&quot;&quot;);&quot;.&quot;;&quot;_&quot;);&quot;'&quot;;&quot;&quot;)" office:value-type="string" office:string-value="NextOfKinPhoneNumberIsInvalid">
            <text:p>NextOfKinPhoneNumberIsInvalid</text:p>
          </table:table-cell>
          <table:table-cell table:formula="of:=&quot;public PotentialIssue &quot;&amp;[.B82]&amp;&quot; = null;&quot;" office:value-type="string" office:string-value="public PotentialIssue NextOfKinPhoneNumberIsInvalid = null;">
            <text:p>public PotentialIssue NextOfKinPhoneNumberIsInvalid = null;</text:p>
          </table:table-cell>
          <table:table-cell table:formula="of:=[.B82]&amp;&quot; = getPotentialIssue(session, &quot;&amp;CHAR(34)&amp;[.I82]&amp;CHAR(34)&amp;&quot;, &quot;&amp;CHAR(34)&amp;SUBSTITUTE([.J82];&quot;''&quot;;&quot;'&quot;)&amp;CHAR(34)&amp;&quot;, &quot;&amp;CHAR(34)&amp;[.K82]&amp;CHAR(34)&amp;&quot;, &quot;&amp;CHAR(34)&amp;[.L82]&amp;CHAR(34)&amp;&quot;);&quot;" office:value-type="string" office:string-value="NextOfKinPhoneNumberIsInvalid = getPotentialIssue(session, &quot;Next-of-kin&quot;, &quot;phone number&quot;, &quot;is invalid&quot;, &quot;&quot;);">
            <text:p>NextOfKinPhoneNumberIsInvalid = getPotentialIssue(session, "Next-of-kin", "phone number", "is invalid", "");</text:p>
          </table:table-cell>
          <table:table-cell table:formula="of:=&quot;assertNotNull(pi.&quot;&amp;[.B82]&amp;&quot;);&quot;" office:value-type="string" office:string-value="assertNotNull(pi.NextOfKinPhoneNumberIsInvalid);">
            <text:p>assertNotNull(pi.NextOfKinPhoneNumberIsInvalid);</text:p>
          </table:table-cell>
          <table:table-cell table:formula="of:=UPPER(SUBSTITUTE(SUBSTITUTE(SUBSTITUTE([.I82];&quot; &quot;;&quot;_&quot;);&quot;'&quot;;&quot;&quot;);&quot;-&quot;;&quot;_&quot;)&amp;&quot;_&quot;&amp;SUBSTITUTE(SUBSTITUTE(SUBSTITUTE([.J82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1]=[.J82];[.I81]=[.I82]);&quot;&quot;;[.F82]&amp;&quot;,&quot;)">
            <text:p/>
          </table:table-cell>
          <table:table-cell table:formula="of:=&quot;addToFieldIssueMap(Field.&quot;&amp;[.F82]&amp;&quot;, &quot;&amp;[.B82]&amp;&quot;);&quot;" office:value-type="string" office:string-value="addToFieldIssueMap(Field.NEXT_OF_KIN_PHONE_NUMBER, NextOfKinPhoneNumberIsInvalid);">
            <text:p>addToFieldIssueMap(Field.NEXT_OF_KIN_PHONE_NUMBER, NextOfKinPhoneNumberIsInvalid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2]&amp;&quot;, '&quot;&amp;[.I82]&amp;&quot;', '&quot;&amp;[.J82]&amp;&quot;', '&quot;&amp;[.K82]&amp;&quot;', '&quot;&amp;[.L82]&amp;&quot;', '&quot;&amp;[.M82]&amp;&quot;', '&quot;&amp;[.N82]&amp;&quot;');&quot;" office:value-type="string" office:string-value="INSERT INTO dqa_potential_issue(issue_id, target_object, target_field, issue_type, field_value, default_action_code, change_priority) VALUES (82, 'Next-of-kin', 'phone number', 'is invalid', '', 'W', 'May');">
            <text:p>INSERT INTO dqa_potential_issue(issue_id, target_object, target_field, issue_type, field_value, default_action_code, change_priority) VALUES (82, 'Next-of-kin', 'phone number', 'is invalid', '', 'W', 'May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table:formula="of:=SUBSTITUTE(SUBSTITUTE(SUBSTITUTE(SUBSTITUTE(PROPER([.I83])&amp;PROPER([.J83])&amp;PROPER([.K83])&amp;PROPER([.L83]);&quot; &quot;;&quot;&quot;);&quot;-&quot;;&quot;&quot;);&quot;.&quot;;&quot;_&quot;);&quot;'&quot;;&quot;&quot;)" office:value-type="string" office:string-value="NextOfKinPhoneNumberIsMissing">
            <text:p>NextOfKinPhoneNumberIsMissing</text:p>
          </table:table-cell>
          <table:table-cell table:formula="of:=&quot;public PotentialIssue &quot;&amp;[.B83]&amp;&quot; = null;&quot;" office:value-type="string" office:string-value="public PotentialIssue NextOfKinPhoneNumberIsMissing = null;">
            <text:p>public PotentialIssue NextOfKinPhoneNumberIsMissing = null;</text:p>
          </table:table-cell>
          <table:table-cell table:formula="of:=[.B83]&amp;&quot; = getPotentialIssue(session, &quot;&amp;CHAR(34)&amp;[.I83]&amp;CHAR(34)&amp;&quot;, &quot;&amp;CHAR(34)&amp;SUBSTITUTE([.J83];&quot;''&quot;;&quot;'&quot;)&amp;CHAR(34)&amp;&quot;, &quot;&amp;CHAR(34)&amp;[.K83]&amp;CHAR(34)&amp;&quot;, &quot;&amp;CHAR(34)&amp;[.L83]&amp;CHAR(34)&amp;&quot;);&quot;" office:value-type="string" office:string-value="NextOfKinPhoneNumberIsMissing = getPotentialIssue(session, &quot;Next-of-kin&quot;, &quot;phone number&quot;, &quot;is missing&quot;, &quot;&quot;);">
            <text:p>NextOfKinPhoneNumberIsMissing = getPotentialIssue(session, "Next-of-kin", "phone number", "is missing", "");</text:p>
          </table:table-cell>
          <table:table-cell table:formula="of:=&quot;assertNotNull(pi.&quot;&amp;[.B83]&amp;&quot;);&quot;" office:value-type="string" office:string-value="assertNotNull(pi.NextOfKinPhoneNumberIsMissing);">
            <text:p>assertNotNull(pi.NextOfKinPhoneNumberIsMissing);</text:p>
          </table:table-cell>
          <table:table-cell table:formula="of:=UPPER(SUBSTITUTE(SUBSTITUTE(SUBSTITUTE([.I83];&quot; &quot;;&quot;_&quot;);&quot;'&quot;;&quot;&quot;);&quot;-&quot;;&quot;_&quot;)&amp;&quot;_&quot;&amp;SUBSTITUTE(SUBSTITUTE(SUBSTITUTE([.J83];&quot; &quot;;&quot;_&quot;);&quot;'&quot;;&quot;&quot;);&quot;-&quot;;&quot;_&quot;))" office:value-type="string" office:string-value="NEXT_OF_KIN_PHONE_NUMBER">
            <text:p>NEXT_OF_KIN_PHONE_NUMBER</text:p>
          </table:table-cell>
          <table:table-cell table:formula="of:=IF(AND([.J82]=[.J83];[.I82]=[.I83]);&quot;&quot;;[.F83]&amp;&quot;,&quot;)">
            <text:p/>
          </table:table-cell>
          <table:table-cell table:formula="of:=&quot;addToFieldIssueMap(Field.&quot;&amp;[.F83]&amp;&quot;, &quot;&amp;[.B83]&amp;&quot;);&quot;" office:value-type="string" office:string-value="addToFieldIssueMap(Field.NEXT_OF_KIN_PHONE_NUMBER, NextOfKinPhoneNumberIsMissing);">
            <text:p>addToFieldIssueMap(Field.NEXT_OF_KIN_PHONE_NUMBER, NextOfKinPhoneNumberIsMissing);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83]&amp;&quot;, '&quot;&amp;[.I83]&amp;&quot;', '&quot;&amp;[.J83]&amp;&quot;', '&quot;&amp;[.K83]&amp;&quot;', '&quot;&amp;[.L83]&amp;&quot;', '&quot;&amp;[.M83]&amp;&quot;', '&quot;&amp;[.N83]&amp;&quot;');&quot;" office:value-type="string" office:string-value="INSERT INTO dqa_potential_issue(issue_id, target_object, target_field, issue_type, field_value, default_action_code, change_priority) VALUES (83, 'Next-of-kin', 'phone number', 'is missing', '', 'A', 'Can');">
            <text:p>INSERT INTO dqa_potential_issue(issue_id, target_object, target_field, issue_type, field_value, default_action_code, change_priority) VALUES (83, 'Next-of-kin', 'phone number', 'is missing', '', 'A', 'Can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table:formula="of:=SUBSTITUTE(SUBSTITUTE(SUBSTITUTE(SUBSTITUTE(PROPER([.I84])&amp;PROPER([.J84])&amp;PROPER([.K84])&amp;PROPER([.L84]);&quot; &quot;;&quot;&quot;);&quot;-&quot;;&quot;&quot;);&quot;.&quot;;&quot;_&quot;);&quot;'&quot;;&quot;&quot;)" office:value-type="string" office:string-value="NextOfKinRelationshipIsDeprecated">
            <text:p>NextOfKinRelationshipIsDeprecated</text:p>
          </table:table-cell>
          <table:table-cell table:formula="of:=&quot;public PotentialIssue &quot;&amp;[.B84]&amp;&quot; = null;&quot;" office:value-type="string" office:string-value="public PotentialIssue NextOfKinRelationshipIsDeprecated = null;">
            <text:p>public PotentialIssue NextOfKinRelationshipIsDeprecated = null;</text:p>
          </table:table-cell>
          <table:table-cell table:formula="of:=[.B84]&amp;&quot; = getPotentialIssue(session, &quot;&amp;CHAR(34)&amp;[.I84]&amp;CHAR(34)&amp;&quot;, &quot;&amp;CHAR(34)&amp;SUBSTITUTE([.J84];&quot;''&quot;;&quot;'&quot;)&amp;CHAR(34)&amp;&quot;, &quot;&amp;CHAR(34)&amp;[.K84]&amp;CHAR(34)&amp;&quot;, &quot;&amp;CHAR(34)&amp;[.L84]&amp;CHAR(34)&amp;&quot;);&quot;" office:value-type="string" office:string-value="NextOfKinRelationshipIsDeprecated = getPotentialIssue(session, &quot;Next-of-kin&quot;, &quot;relationship&quot;, &quot;is deprecated&quot;, &quot;&quot;);">
            <text:p>NextOfKinRelationshipIsDeprecated = getPotentialIssue(session, "Next-of-kin", "relationship", "is deprecated", "");</text:p>
          </table:table-cell>
          <table:table-cell table:formula="of:=&quot;assertNotNull(pi.&quot;&amp;[.B84]&amp;&quot;);&quot;" office:value-type="string" office:string-value="assertNotNull(pi.NextOfKinRelationshipIsDeprecated);">
            <text:p>assertNotNull(pi.NextOfKinRelationshipIsDeprecated);</text:p>
          </table:table-cell>
          <table:table-cell table:formula="of:=UPPER(SUBSTITUTE(SUBSTITUTE(SUBSTITUTE([.I84];&quot; &quot;;&quot;_&quot;);&quot;'&quot;;&quot;&quot;);&quot;-&quot;;&quot;_&quot;)&amp;&quot;_&quot;&amp;SUBSTITUTE(SUBSTITUTE(SUBSTITUTE([.J84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3]=[.J84];[.I83]=[.I84]);&quot;&quot;;[.F84]&amp;&quot;,&quot;)" office:value-type="string" office:string-value="NEXT_OF_KIN_RELATIONSHIP,">
            <text:p>NEXT_OF_KIN_RELATIONSHIP,</text:p>
          </table:table-cell>
          <table:table-cell table:formula="of:=&quot;addToFieldIssueMap(Field.&quot;&amp;[.F84]&amp;&quot;, &quot;&amp;[.B84]&amp;&quot;);&quot;" office:value-type="string" office:string-value="addToFieldIssueMap(Field.NEXT_OF_KIN_RELATIONSHIP, NextOfKinRelationshipIsDeprecated);">
            <text:p>addToFieldIssueMap(Field.NEXT_OF_KIN_RELATIONSHIP, NextOfKinRelationshipIsDeprecat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4]&amp;&quot;, '&quot;&amp;[.I84]&amp;&quot;', '&quot;&amp;[.J84]&amp;&quot;', '&quot;&amp;[.K84]&amp;&quot;', '&quot;&amp;[.L84]&amp;&quot;', '&quot;&amp;[.M84]&amp;&quot;', '&quot;&amp;[.N84]&amp;&quot;');&quot;" office:value-type="string" office:string-value="INSERT INTO dqa_potential_issue(issue_id, target_object, target_field, issue_type, field_value, default_action_code, change_priority) VALUES (84, 'Next-of-kin', 'relationship', 'is deprecated', '', 'W', 'May');">
            <text:p>INSERT INTO dqa_potential_issue(issue_id, target_object, target_field, issue_type, field_value, default_action_code, change_priority) VALUES (84, 'Next-of-kin', 'relationship', 'is deprecated', '', 'W', 'May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table:formula="of:=SUBSTITUTE(SUBSTITUTE(SUBSTITUTE(SUBSTITUTE(PROPER([.I85])&amp;PROPER([.J85])&amp;PROPER([.K85])&amp;PROPER([.L85]);&quot; &quot;;&quot;&quot;);&quot;-&quot;;&quot;&quot;);&quot;.&quot;;&quot;_&quot;);&quot;'&quot;;&quot;&quot;)" office:value-type="string" office:string-value="NextOfKinRelationshipIsIgnored">
            <text:p>NextOfKinRelationshipIsIgnored</text:p>
          </table:table-cell>
          <table:table-cell table:formula="of:=&quot;public PotentialIssue &quot;&amp;[.B85]&amp;&quot; = null;&quot;" office:value-type="string" office:string-value="public PotentialIssue NextOfKinRelationshipIsIgnored = null;">
            <text:p>public PotentialIssue NextOfKinRelationshipIsIgnored = null;</text:p>
          </table:table-cell>
          <table:table-cell table:formula="of:=[.B85]&amp;&quot; = getPotentialIssue(session, &quot;&amp;CHAR(34)&amp;[.I85]&amp;CHAR(34)&amp;&quot;, &quot;&amp;CHAR(34)&amp;SUBSTITUTE([.J85];&quot;''&quot;;&quot;'&quot;)&amp;CHAR(34)&amp;&quot;, &quot;&amp;CHAR(34)&amp;[.K85]&amp;CHAR(34)&amp;&quot;, &quot;&amp;CHAR(34)&amp;[.L85]&amp;CHAR(34)&amp;&quot;);&quot;" office:value-type="string" office:string-value="NextOfKinRelationshipIsIgnored = getPotentialIssue(session, &quot;Next-of-kin&quot;, &quot;relationship&quot;, &quot;is ignored&quot;, &quot;&quot;);">
            <text:p>NextOfKinRelationshipIsIgnored = getPotentialIssue(session, "Next-of-kin", "relationship", "is ignored", "");</text:p>
          </table:table-cell>
          <table:table-cell table:formula="of:=&quot;assertNotNull(pi.&quot;&amp;[.B85]&amp;&quot;);&quot;" office:value-type="string" office:string-value="assertNotNull(pi.NextOfKinRelationshipIsIgnored);">
            <text:p>assertNotNull(pi.NextOfKinRelationshipIsIgnored);</text:p>
          </table:table-cell>
          <table:table-cell table:formula="of:=UPPER(SUBSTITUTE(SUBSTITUTE(SUBSTITUTE([.I85];&quot; &quot;;&quot;_&quot;);&quot;'&quot;;&quot;&quot;);&quot;-&quot;;&quot;_&quot;)&amp;&quot;_&quot;&amp;SUBSTITUTE(SUBSTITUTE(SUBSTITUTE([.J85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4]=[.J85];[.I84]=[.I85]);&quot;&quot;;[.F85]&amp;&quot;,&quot;)">
            <text:p/>
          </table:table-cell>
          <table:table-cell table:formula="of:=&quot;addToFieldIssueMap(Field.&quot;&amp;[.F85]&amp;&quot;, &quot;&amp;[.B85]&amp;&quot;);&quot;" office:value-type="string" office:string-value="addToFieldIssueMap(Field.NEXT_OF_KIN_RELATIONSHIP, NextOfKinRelationshipIsIgnored);">
            <text:p>addToFieldIssueMap(Field.NEXT_OF_KIN_RELATIONSHIP, NextOfKinRelationshipIsIgnor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85]&amp;&quot;, '&quot;&amp;[.I85]&amp;&quot;', '&quot;&amp;[.J85]&amp;&quot;', '&quot;&amp;[.K85]&amp;&quot;', '&quot;&amp;[.L85]&amp;&quot;', '&quot;&amp;[.M85]&amp;&quot;', '&quot;&amp;[.N85]&amp;&quot;');&quot;" office:value-type="string" office:string-value="INSERT INTO dqa_potential_issue(issue_id, target_object, target_field, issue_type, field_value, default_action_code, change_priority) VALUES (85, 'Next-of-kin', 'relationship', 'is ignored', '', 'S', 'May');">
            <text:p>INSERT INTO dqa_potential_issue(issue_id, target_object, target_field, issue_type, field_value, default_action_code, change_priority) VALUES (85, 'Next-of-kin', 'relationship', 'is ignored', '', 'S', 'May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table:formula="of:=SUBSTITUTE(SUBSTITUTE(SUBSTITUTE(SUBSTITUTE(PROPER([.I86])&amp;PROPER([.J86])&amp;PROPER([.K86])&amp;PROPER([.L86]);&quot; &quot;;&quot;&quot;);&quot;-&quot;;&quot;&quot;);&quot;.&quot;;&quot;_&quot;);&quot;'&quot;;&quot;&quot;)" office:value-type="string" office:string-value="NextOfKinRelationshipIsInvalid">
            <text:p>NextOfKinRelationshipIsInvalid</text:p>
          </table:table-cell>
          <table:table-cell table:formula="of:=&quot;public PotentialIssue &quot;&amp;[.B86]&amp;&quot; = null;&quot;" office:value-type="string" office:string-value="public PotentialIssue NextOfKinRelationshipIsInvalid = null;">
            <text:p>public PotentialIssue NextOfKinRelationshipIsInvalid = null;</text:p>
          </table:table-cell>
          <table:table-cell table:formula="of:=[.B86]&amp;&quot; = getPotentialIssue(session, &quot;&amp;CHAR(34)&amp;[.I86]&amp;CHAR(34)&amp;&quot;, &quot;&amp;CHAR(34)&amp;SUBSTITUTE([.J86];&quot;''&quot;;&quot;'&quot;)&amp;CHAR(34)&amp;&quot;, &quot;&amp;CHAR(34)&amp;[.K86]&amp;CHAR(34)&amp;&quot;, &quot;&amp;CHAR(34)&amp;[.L86]&amp;CHAR(34)&amp;&quot;);&quot;" office:value-type="string" office:string-value="NextOfKinRelationshipIsInvalid = getPotentialIssue(session, &quot;Next-of-kin&quot;, &quot;relationship&quot;, &quot;is invalid&quot;, &quot;&quot;);">
            <text:p>NextOfKinRelationshipIsInvalid = getPotentialIssue(session, "Next-of-kin", "relationship", "is invalid", "");</text:p>
          </table:table-cell>
          <table:table-cell table:formula="of:=&quot;assertNotNull(pi.&quot;&amp;[.B86]&amp;&quot;);&quot;" office:value-type="string" office:string-value="assertNotNull(pi.NextOfKinRelationshipIsInvalid);">
            <text:p>assertNotNull(pi.NextOfKinRelationshipIsInvalid);</text:p>
          </table:table-cell>
          <table:table-cell table:formula="of:=UPPER(SUBSTITUTE(SUBSTITUTE(SUBSTITUTE([.I86];&quot; &quot;;&quot;_&quot;);&quot;'&quot;;&quot;&quot;);&quot;-&quot;;&quot;_&quot;)&amp;&quot;_&quot;&amp;SUBSTITUTE(SUBSTITUTE(SUBSTITUTE([.J86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5]=[.J86];[.I85]=[.I86]);&quot;&quot;;[.F86]&amp;&quot;,&quot;)">
            <text:p/>
          </table:table-cell>
          <table:table-cell table:formula="of:=&quot;addToFieldIssueMap(Field.&quot;&amp;[.F86]&amp;&quot;, &quot;&amp;[.B86]&amp;&quot;);&quot;" office:value-type="string" office:string-value="addToFieldIssueMap(Field.NEXT_OF_KIN_RELATIONSHIP, NextOfKinRelationshipIsInvalid);">
            <text:p>addToFieldIssueMap(Field.NEXT_OF_KIN_RELATIONSHIP, NextOfKinRelationshipIsInvali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6]&amp;&quot;, '&quot;&amp;[.I86]&amp;&quot;', '&quot;&amp;[.J86]&amp;&quot;', '&quot;&amp;[.K86]&amp;&quot;', '&quot;&amp;[.L86]&amp;&quot;', '&quot;&amp;[.M86]&amp;&quot;', '&quot;&amp;[.N86]&amp;&quot;');&quot;" office:value-type="string" office:string-value="INSERT INTO dqa_potential_issue(issue_id, target_object, target_field, issue_type, field_value, default_action_code, change_priority) VALUES (86, 'Next-of-kin', 'relationship', 'is invalid', '', 'W', 'May');">
            <text:p>INSERT INTO dqa_potential_issue(issue_id, target_object, target_field, issue_type, field_value, default_action_code, change_priority) VALUES (86, 'Next-of-kin', 'relationship', 'is invalid', '', 'W', 'May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table:formula="of:=SUBSTITUTE(SUBSTITUTE(SUBSTITUTE(SUBSTITUTE(PROPER([.I87])&amp;PROPER([.J87])&amp;PROPER([.K87])&amp;PROPER([.L87]);&quot; &quot;;&quot;&quot;);&quot;-&quot;;&quot;&quot;);&quot;.&quot;;&quot;_&quot;);&quot;'&quot;;&quot;&quot;)" office:value-type="string" office:string-value="NextOfKinRelationshipIsMissing">
            <text:p>NextOfKinRelationshipIsMissing</text:p>
          </table:table-cell>
          <table:table-cell table:formula="of:=&quot;public PotentialIssue &quot;&amp;[.B87]&amp;&quot; = null;&quot;" office:value-type="string" office:string-value="public PotentialIssue NextOfKinRelationshipIsMissing = null;">
            <text:p>public PotentialIssue NextOfKinRelationshipIsMissing = null;</text:p>
          </table:table-cell>
          <table:table-cell table:formula="of:=[.B87]&amp;&quot; = getPotentialIssue(session, &quot;&amp;CHAR(34)&amp;[.I87]&amp;CHAR(34)&amp;&quot;, &quot;&amp;CHAR(34)&amp;SUBSTITUTE([.J87];&quot;''&quot;;&quot;'&quot;)&amp;CHAR(34)&amp;&quot;, &quot;&amp;CHAR(34)&amp;[.K87]&amp;CHAR(34)&amp;&quot;, &quot;&amp;CHAR(34)&amp;[.L87]&amp;CHAR(34)&amp;&quot;);&quot;" office:value-type="string" office:string-value="NextOfKinRelationshipIsMissing = getPotentialIssue(session, &quot;Next-of-kin&quot;, &quot;relationship&quot;, &quot;is missing&quot;, &quot;&quot;);">
            <text:p>NextOfKinRelationshipIsMissing = getPotentialIssue(session, "Next-of-kin", "relationship", "is missing", "");</text:p>
          </table:table-cell>
          <table:table-cell table:formula="of:=&quot;assertNotNull(pi.&quot;&amp;[.B87]&amp;&quot;);&quot;" office:value-type="string" office:string-value="assertNotNull(pi.NextOfKinRelationshipIsMissing);">
            <text:p>assertNotNull(pi.NextOfKinRelationshipIsMissing);</text:p>
          </table:table-cell>
          <table:table-cell table:formula="of:=UPPER(SUBSTITUTE(SUBSTITUTE(SUBSTITUTE([.I87];&quot; &quot;;&quot;_&quot;);&quot;'&quot;;&quot;&quot;);&quot;-&quot;;&quot;_&quot;)&amp;&quot;_&quot;&amp;SUBSTITUTE(SUBSTITUTE(SUBSTITUTE([.J87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6]=[.J87];[.I86]=[.I87]);&quot;&quot;;[.F87]&amp;&quot;,&quot;)">
            <text:p/>
          </table:table-cell>
          <table:table-cell table:formula="of:=&quot;addToFieldIssueMap(Field.&quot;&amp;[.F87]&amp;&quot;, &quot;&amp;[.B87]&amp;&quot;);&quot;" office:value-type="string" office:string-value="addToFieldIssueMap(Field.NEXT_OF_KIN_RELATIONSHIP, NextOfKinRelationshipIsMissing);">
            <text:p>addToFieldIssueMap(Field.NEXT_OF_KIN_RELATIONSHIP, NextOfKinRelationshipIsMissing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table:formula="of:=[.O$1]&amp;&quot;(&quot;&amp;[.A87]&amp;&quot;, '&quot;&amp;[.I87]&amp;&quot;', '&quot;&amp;[.J87]&amp;&quot;', '&quot;&amp;[.K87]&amp;&quot;', '&quot;&amp;[.L87]&amp;&quot;', '&quot;&amp;[.M87]&amp;&quot;', '&quot;&amp;[.N87]&amp;&quot;');&quot;" office:value-type="string" office:string-value="INSERT INTO dqa_potential_issue(issue_id, target_object, target_field, issue_type, field_value, default_action_code, change_priority) VALUES (87, 'Next-of-kin', 'relationship', 'is missing', '', 'W', 'Should');">
            <text:p>INSERT INTO dqa_potential_issue(issue_id, target_object, target_field, issue_type, field_value, default_action_code, change_priority) VALUES (87, 'Next-of-kin', 'relationship', 'is missing', '', 'W', 'Should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table:formula="of:=SUBSTITUTE(SUBSTITUTE(SUBSTITUTE(SUBSTITUTE(PROPER([.I88])&amp;PROPER([.J88])&amp;PROPER([.K88])&amp;PROPER([.L88]);&quot; &quot;;&quot;&quot;);&quot;-&quot;;&quot;&quot;);&quot;.&quot;;&quot;_&quot;);&quot;'&quot;;&quot;&quot;)" office:value-type="string" office:string-value="NextOfKinRelationshipIsNotResponsibleParty">
            <text:p>NextOfKinRelationshipIsNotResponsibleParty</text:p>
          </table:table-cell>
          <table:table-cell table:formula="of:=&quot;public PotentialIssue &quot;&amp;[.B88]&amp;&quot; = null;&quot;" office:value-type="string" office:string-value="public PotentialIssue NextOfKinRelationshipIsNotResponsibleParty = null;">
            <text:p>public PotentialIssue NextOfKinRelationshipIsNotResponsibleParty = null;</text:p>
          </table:table-cell>
          <table:table-cell table:formula="of:=[.B88]&amp;&quot; = getPotentialIssue(session, &quot;&amp;CHAR(34)&amp;[.I88]&amp;CHAR(34)&amp;&quot;, &quot;&amp;CHAR(34)&amp;SUBSTITUTE([.J88];&quot;''&quot;;&quot;'&quot;)&amp;CHAR(34)&amp;&quot;, &quot;&amp;CHAR(34)&amp;[.K88]&amp;CHAR(34)&amp;&quot;, &quot;&amp;CHAR(34)&amp;[.L88]&amp;CHAR(34)&amp;&quot;);&quot;" office:value-type="string" office:string-value="NextOfKinRelationshipIsNotResponsibleParty = getPotentialIssue(session, &quot;Next-of-kin&quot;, &quot;relationship&quot;, &quot;is not responsible party&quot;, &quot;&quot;);">
            <text:p>NextOfKinRelationshipIsNotResponsibleParty = getPotentialIssue(session, "Next-of-kin", "relationship", "is not responsible party", "");</text:p>
          </table:table-cell>
          <table:table-cell table:formula="of:=&quot;assertNotNull(pi.&quot;&amp;[.B88]&amp;&quot;);&quot;" office:value-type="string" office:string-value="assertNotNull(pi.NextOfKinRelationshipIsNotResponsibleParty);">
            <text:p>assertNotNull(pi.NextOfKinRelationshipIsNotResponsibleParty);</text:p>
          </table:table-cell>
          <table:table-cell table:formula="of:=UPPER(SUBSTITUTE(SUBSTITUTE(SUBSTITUTE([.I88];&quot; &quot;;&quot;_&quot;);&quot;'&quot;;&quot;&quot;);&quot;-&quot;;&quot;_&quot;)&amp;&quot;_&quot;&amp;SUBSTITUTE(SUBSTITUTE(SUBSTITUTE([.J88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7]=[.J88];[.I87]=[.I88]);&quot;&quot;;[.F88]&amp;&quot;,&quot;)">
            <text:p/>
          </table:table-cell>
          <table:table-cell table:formula="of:=&quot;addToFieldIssueMap(Field.&quot;&amp;[.F88]&amp;&quot;, &quot;&amp;[.B88]&amp;&quot;);&quot;" office:value-type="string" office:string-value="addToFieldIssueMap(Field.NEXT_OF_KIN_RELATIONSHIP, NextOfKinRelationshipIsNotResponsibleParty);">
            <text:p>addToFieldIssueMap(Field.NEXT_OF_KIN_RELATIONSHIP, NextOfKinRelationshipIsNotResponsibleParty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not responsible party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88]&amp;&quot;, '&quot;&amp;[.I88]&amp;&quot;', '&quot;&amp;[.J88]&amp;&quot;', '&quot;&amp;[.K88]&amp;&quot;', '&quot;&amp;[.L88]&amp;&quot;', '&quot;&amp;[.M88]&amp;&quot;', '&quot;&amp;[.N88]&amp;&quot;');&quot;" office:value-type="string" office:string-value="INSERT INTO dqa_potential_issue(issue_id, target_object, target_field, issue_type, field_value, default_action_code, change_priority) VALUES (88, 'Next-of-kin', 'relationship', 'is not responsible party', '', 'A', 'May');">
            <text:p>INSERT INTO dqa_potential_issue(issue_id, target_object, target_field, issue_type, field_value, default_action_code, change_priority) VALUES (88, 'Next-of-kin', 'relationship', 'is not responsible party', '', 'A', 'May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table:formula="of:=SUBSTITUTE(SUBSTITUTE(SUBSTITUTE(SUBSTITUTE(PROPER([.I89])&amp;PROPER([.J89])&amp;PROPER([.K89])&amp;PROPER([.L89]);&quot; &quot;;&quot;&quot;);&quot;-&quot;;&quot;&quot;);&quot;.&quot;;&quot;_&quot;);&quot;'&quot;;&quot;&quot;)" office:value-type="string" office:string-value="NextOfKinRelationshipIsUnrecognized">
            <text:p>NextOfKinRelationshipIsUnrecognized</text:p>
          </table:table-cell>
          <table:table-cell table:formula="of:=&quot;public PotentialIssue &quot;&amp;[.B89]&amp;&quot; = null;&quot;" office:value-type="string" office:string-value="public PotentialIssue NextOfKinRelationshipIsUnrecognized = null;">
            <text:p>public PotentialIssue NextOfKinRelationshipIsUnrecognized = null;</text:p>
          </table:table-cell>
          <table:table-cell table:formula="of:=[.B89]&amp;&quot; = getPotentialIssue(session, &quot;&amp;CHAR(34)&amp;[.I89]&amp;CHAR(34)&amp;&quot;, &quot;&amp;CHAR(34)&amp;SUBSTITUTE([.J89];&quot;''&quot;;&quot;'&quot;)&amp;CHAR(34)&amp;&quot;, &quot;&amp;CHAR(34)&amp;[.K89]&amp;CHAR(34)&amp;&quot;, &quot;&amp;CHAR(34)&amp;[.L89]&amp;CHAR(34)&amp;&quot;);&quot;" office:value-type="string" office:string-value="NextOfKinRelationshipIsUnrecognized = getPotentialIssue(session, &quot;Next-of-kin&quot;, &quot;relationship&quot;, &quot;is unrecognized&quot;, &quot;&quot;);">
            <text:p>NextOfKinRelationshipIsUnrecognized = getPotentialIssue(session, "Next-of-kin", "relationship", "is unrecognized", "");</text:p>
          </table:table-cell>
          <table:table-cell table:formula="of:=&quot;assertNotNull(pi.&quot;&amp;[.B89]&amp;&quot;);&quot;" office:value-type="string" office:string-value="assertNotNull(pi.NextOfKinRelationshipIsUnrecognized);">
            <text:p>assertNotNull(pi.NextOfKinRelationshipIsUnrecognized);</text:p>
          </table:table-cell>
          <table:table-cell table:formula="of:=UPPER(SUBSTITUTE(SUBSTITUTE(SUBSTITUTE([.I89];&quot; &quot;;&quot;_&quot;);&quot;'&quot;;&quot;&quot;);&quot;-&quot;;&quot;_&quot;)&amp;&quot;_&quot;&amp;SUBSTITUTE(SUBSTITUTE(SUBSTITUTE([.J89];&quot; &quot;;&quot;_&quot;);&quot;'&quot;;&quot;&quot;);&quot;-&quot;;&quot;_&quot;))" office:value-type="string" office:string-value="NEXT_OF_KIN_RELATIONSHIP">
            <text:p>NEXT_OF_KIN_RELATIONSHIP</text:p>
          </table:table-cell>
          <table:table-cell table:formula="of:=IF(AND([.J88]=[.J89];[.I88]=[.I89]);&quot;&quot;;[.F89]&amp;&quot;,&quot;)">
            <text:p/>
          </table:table-cell>
          <table:table-cell table:formula="of:=&quot;addToFieldIssueMap(Field.&quot;&amp;[.F89]&amp;&quot;, &quot;&amp;[.B89]&amp;&quot;);&quot;" office:value-type="string" office:string-value="addToFieldIssueMap(Field.NEXT_OF_KIN_RELATIONSHIP, NextOfKinRelationshipIsUnrecognized);">
            <text:p>addToFieldIssueMap(Field.NEXT_OF_KIN_RELATIONSHIP, NextOfKinRelationshipIsUnrecognized);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89]&amp;&quot;, '&quot;&amp;[.I89]&amp;&quot;', '&quot;&amp;[.J89]&amp;&quot;', '&quot;&amp;[.K89]&amp;&quot;', '&quot;&amp;[.L89]&amp;&quot;', '&quot;&amp;[.M89]&amp;&quot;', '&quot;&amp;[.N89]&amp;&quot;');&quot;" office:value-type="string" office:string-value="INSERT INTO dqa_potential_issue(issue_id, target_object, target_field, issue_type, field_value, default_action_code, change_priority) VALUES (89, 'Next-of-kin', 'relationship', 'is unrecognized', '', 'W', 'May');">
            <text:p>INSERT INTO dqa_potential_issue(issue_id, target_object, target_field, issue_type, field_value, default_action_code, change_priority) VALUES (89, 'Next-of-kin', 'relationship', 'is unrecognized', '', 'W', 'May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table:formula="of:=SUBSTITUTE(SUBSTITUTE(SUBSTITUTE(SUBSTITUTE(PROPER([.I90])&amp;PROPER([.J90])&amp;PROPER([.K90])&amp;PROPER([.L90]);&quot; &quot;;&quot;&quot;);&quot;-&quot;;&quot;&quot;);&quot;.&quot;;&quot;_&quot;);&quot;'&quot;;&quot;&quot;)" office:value-type="string" office:string-value="NextOfKinSsnIsMissing">
            <text:p>NextOfKinSsnIsMissing</text:p>
          </table:table-cell>
          <table:table-cell table:formula="of:=&quot;public PotentialIssue &quot;&amp;[.B90]&amp;&quot; = null;&quot;" office:value-type="string" office:string-value="public PotentialIssue NextOfKinSsnIsMissing = null;">
            <text:p>public PotentialIssue NextOfKinSsnIsMissing = null;</text:p>
          </table:table-cell>
          <table:table-cell table:formula="of:=[.B90]&amp;&quot; = getPotentialIssue(session, &quot;&amp;CHAR(34)&amp;[.I90]&amp;CHAR(34)&amp;&quot;, &quot;&amp;CHAR(34)&amp;SUBSTITUTE([.J90];&quot;''&quot;;&quot;'&quot;)&amp;CHAR(34)&amp;&quot;, &quot;&amp;CHAR(34)&amp;[.K90]&amp;CHAR(34)&amp;&quot;, &quot;&amp;CHAR(34)&amp;[.L90]&amp;CHAR(34)&amp;&quot;);&quot;" office:value-type="string" office:string-value="NextOfKinSsnIsMissing = getPotentialIssue(session, &quot;Next-of-kin&quot;, &quot;SSN&quot;, &quot;is missing&quot;, &quot;&quot;);">
            <text:p>NextOfKinSsnIsMissing = getPotentialIssue(session, "Next-of-kin", "SSN", "is missing", "");</text:p>
          </table:table-cell>
          <table:table-cell table:formula="of:=&quot;assertNotNull(pi.&quot;&amp;[.B90]&amp;&quot;);&quot;" office:value-type="string" office:string-value="assertNotNull(pi.NextOfKinSsnIsMissing);">
            <text:p>assertNotNull(pi.NextOfKinSsnIsMissing);</text:p>
          </table:table-cell>
          <table:table-cell table:formula="of:=UPPER(SUBSTITUTE(SUBSTITUTE(SUBSTITUTE([.I90];&quot; &quot;;&quot;_&quot;);&quot;'&quot;;&quot;&quot;);&quot;-&quot;;&quot;_&quot;)&amp;&quot;_&quot;&amp;SUBSTITUTE(SUBSTITUTE(SUBSTITUTE([.J90];&quot; &quot;;&quot;_&quot;);&quot;'&quot;;&quot;&quot;);&quot;-&quot;;&quot;_&quot;))" office:value-type="string" office:string-value="NEXT_OF_KIN_SSN">
            <text:p>NEXT_OF_KIN_SSN</text:p>
          </table:table-cell>
          <table:table-cell table:formula="of:=IF(AND([.J89]=[.J90];[.I89]=[.I90]);&quot;&quot;;[.F90]&amp;&quot;,&quot;)" office:value-type="string" office:string-value="NEXT_OF_KIN_SSN,">
            <text:p>NEXT_OF_KIN_SSN,</text:p>
          </table:table-cell>
          <table:table-cell table:formula="of:=&quot;addToFieldIssueMap(Field.&quot;&amp;[.F90]&amp;&quot;, &quot;&amp;[.B90]&amp;&quot;);&quot;" office:value-type="string" office:string-value="addToFieldIssueMap(Field.NEXT_OF_KIN_SSN, NextOfKinSsnIsMissing);">
            <text:p>addToFieldIssueMap(Field.NEXT_OF_KIN_SSN, NextOfKinSsnIsMissing);</text:p>
          </table:table-cell>
          <table:table-cell office:value-type="string">
            <text:p>Next-of-kin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0]&amp;&quot;, '&quot;&amp;[.I90]&amp;&quot;', '&quot;&amp;[.J90]&amp;&quot;', '&quot;&amp;[.K90]&amp;&quot;', '&quot;&amp;[.L90]&amp;&quot;', '&quot;&amp;[.M90]&amp;&quot;', '&quot;&amp;[.N90]&amp;&quot;');&quot;" office:value-type="string" office:string-value="INSERT INTO dqa_potential_issue(issue_id, target_object, target_field, issue_type, field_value, default_action_code, change_priority) VALUES (90, 'Next-of-kin', 'SSN', 'is missing', '', 'A', 'May');">
            <text:p>INSERT INTO dqa_potential_issue(issue_id, target_object, target_field, issue_type, field_value, default_action_code, change_priority) VALUES (90, 'Next-of-kin', 'SSN', 'is missing', '', 'A', 'May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table:formula="of:=SUBSTITUTE(SUBSTITUTE(SUBSTITUTE(SUBSTITUTE(PROPER([.I91])&amp;PROPER([.J91])&amp;PROPER([.K91])&amp;PROPER([.L91]);&quot; &quot;;&quot;&quot;);&quot;-&quot;;&quot;&quot;);&quot;.&quot;;&quot;_&quot;);&quot;'&quot;;&quot;&quot;)" office:value-type="string" office:string-value="PatientAddressIsMissing">
            <text:p>PatientAddressIsMissing</text:p>
          </table:table-cell>
          <table:table-cell table:formula="of:=&quot;public PotentialIssue &quot;&amp;[.B91]&amp;&quot; = null;&quot;" office:value-type="string" office:string-value="public PotentialIssue PatientAddressIsMissing = null;">
            <text:p>public PotentialIssue PatientAddressIsMissing = null;</text:p>
          </table:table-cell>
          <table:table-cell table:formula="of:=[.B91]&amp;&quot; = getPotentialIssue(session, &quot;&amp;CHAR(34)&amp;[.I91]&amp;CHAR(34)&amp;&quot;, &quot;&amp;CHAR(34)&amp;SUBSTITUTE([.J91];&quot;''&quot;;&quot;'&quot;)&amp;CHAR(34)&amp;&quot;, &quot;&amp;CHAR(34)&amp;[.K91]&amp;CHAR(34)&amp;&quot;, &quot;&amp;CHAR(34)&amp;[.L91]&amp;CHAR(34)&amp;&quot;);&quot;" office:value-type="string" office:string-value="PatientAddressIsMissing = getPotentialIssue(session, &quot;Patient&quot;, &quot;address&quot;, &quot;is missing&quot;, &quot;&quot;);">
            <text:p>PatientAddressIsMissing = getPotentialIssue(session, "Patient", "address", "is missing", "");</text:p>
          </table:table-cell>
          <table:table-cell table:formula="of:=&quot;assertNotNull(pi.&quot;&amp;[.B91]&amp;&quot;);&quot;" office:value-type="string" office:string-value="assertNotNull(pi.PatientAddressIsMissing);">
            <text:p>assertNotNull(pi.PatientAddressIsMissing);</text:p>
          </table:table-cell>
          <table:table-cell table:formula="of:=UPPER(SUBSTITUTE(SUBSTITUTE(SUBSTITUTE([.I91];&quot; &quot;;&quot;_&quot;);&quot;'&quot;;&quot;&quot;);&quot;-&quot;;&quot;_&quot;)&amp;&quot;_&quot;&amp;SUBSTITUTE(SUBSTITUTE(SUBSTITUTE([.J91];&quot; &quot;;&quot;_&quot;);&quot;'&quot;;&quot;&quot;);&quot;-&quot;;&quot;_&quot;))" office:value-type="string" office:string-value="PATIENT_ADDRESS">
            <text:p>PATIENT_ADDRESS</text:p>
          </table:table-cell>
          <table:table-cell table:formula="of:=IF(AND([.J90]=[.J91];[.I90]=[.I91]);&quot;&quot;;[.F91]&amp;&quot;,&quot;)" office:value-type="string" office:string-value="PATIENT_ADDRESS,">
            <text:p>PATIENT_ADDRESS,</text:p>
          </table:table-cell>
          <table:table-cell table:formula="of:=&quot;addToFieldIssueMap(Field.&quot;&amp;[.F91]&amp;&quot;, &quot;&amp;[.B91]&amp;&quot;);&quot;" office:value-type="string" office:string-value="addToFieldIssueMap(Field.PATIENT_ADDRESS, PatientAddressIsMissing);">
            <text:p>addToFieldIssueMap(Field.PATIENT_ADDRESS, PatientAddressIsMissing);</text:p>
          </table:table-cell>
          <table:table-cell office:value-type="string">
            <text:p>Patient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Should</text:p>
          </table:table-cell>
          <table:table-cell table:formula="of:=[.O$1]&amp;&quot;(&quot;&amp;[.A91]&amp;&quot;, '&quot;&amp;[.I91]&amp;&quot;', '&quot;&amp;[.J91]&amp;&quot;', '&quot;&amp;[.K91]&amp;&quot;', '&quot;&amp;[.L91]&amp;&quot;', '&quot;&amp;[.M91]&amp;&quot;', '&quot;&amp;[.N91]&amp;&quot;');&quot;" office:value-type="string" office:string-value="INSERT INTO dqa_potential_issue(issue_id, target_object, target_field, issue_type, field_value, default_action_code, change_priority) VALUES (91, 'Patient', 'address', 'is missing', '', 'E', 'Should');">
            <text:p>INSERT INTO dqa_potential_issue(issue_id, target_object, target_field, issue_type, field_value, default_action_code, change_priority) VALUES (91, 'Patient', 'address', 'is missing', '', 'E', 'Should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table:formula="of:=SUBSTITUTE(SUBSTITUTE(SUBSTITUTE(SUBSTITUTE(PROPER([.I92])&amp;PROPER([.J92])&amp;PROPER([.K92])&amp;PROPER([.L92]);&quot; &quot;;&quot;&quot;);&quot;-&quot;;&quot;&quot;);&quot;.&quot;;&quot;_&quot;);&quot;'&quot;;&quot;&quot;)" office:value-type="string" office:string-value="PatientAddressCityIsInvalid">
            <text:p>PatientAddressCityIsInvalid</text:p>
          </table:table-cell>
          <table:table-cell table:formula="of:=&quot;public PotentialIssue &quot;&amp;[.B92]&amp;&quot; = null;&quot;" office:value-type="string" office:string-value="public PotentialIssue PatientAddressCityIsInvalid = null;">
            <text:p>public PotentialIssue PatientAddressCityIsInvalid = null;</text:p>
          </table:table-cell>
          <table:table-cell table:formula="of:=[.B92]&amp;&quot; = getPotentialIssue(session, &quot;&amp;CHAR(34)&amp;[.I92]&amp;CHAR(34)&amp;&quot;, &quot;&amp;CHAR(34)&amp;SUBSTITUTE([.J92];&quot;''&quot;;&quot;'&quot;)&amp;CHAR(34)&amp;&quot;, &quot;&amp;CHAR(34)&amp;[.K92]&amp;CHAR(34)&amp;&quot;, &quot;&amp;CHAR(34)&amp;[.L92]&amp;CHAR(34)&amp;&quot;);&quot;" office:value-type="string" office:string-value="PatientAddressCityIsInvalid = getPotentialIssue(session, &quot;Patient&quot;, &quot;address city&quot;, &quot;is invalid&quot;, &quot;&quot;);">
            <text:p>PatientAddressCityIsInvalid = getPotentialIssue(session, "Patient", "address city", "is invalid", "");</text:p>
          </table:table-cell>
          <table:table-cell table:formula="of:=&quot;assertNotNull(pi.&quot;&amp;[.B92]&amp;&quot;);&quot;" office:value-type="string" office:string-value="assertNotNull(pi.PatientAddressCityIsInvalid);">
            <text:p>assertNotNull(pi.PatientAddressCityIsInvalid);</text:p>
          </table:table-cell>
          <table:table-cell table:formula="of:=UPPER(SUBSTITUTE(SUBSTITUTE(SUBSTITUTE([.I92];&quot; &quot;;&quot;_&quot;);&quot;'&quot;;&quot;&quot;);&quot;-&quot;;&quot;_&quot;)&amp;&quot;_&quot;&amp;SUBSTITUTE(SUBSTITUTE(SUBSTITUTE([.J92];&quot; &quot;;&quot;_&quot;);&quot;'&quot;;&quot;&quot;);&quot;-&quot;;&quot;_&quot;))" office:value-type="string" office:string-value="PATIENT_ADDRESS_CITY">
            <text:p>PATIENT_ADDRESS_CITY</text:p>
          </table:table-cell>
          <table:table-cell table:formula="of:=IF(AND([.J91]=[.J92];[.I91]=[.I92]);&quot;&quot;;[.F92]&amp;&quot;,&quot;)" office:value-type="string" office:string-value="PATIENT_ADDRESS_CITY,">
            <text:p>PATIENT_ADDRESS_CITY,</text:p>
          </table:table-cell>
          <table:table-cell table:formula="of:=&quot;addToFieldIssueMap(Field.&quot;&amp;[.F92]&amp;&quot;, &quot;&amp;[.B92]&amp;&quot;);&quot;" office:value-type="string" office:string-value="addToFieldIssueMap(Field.PATIENT_ADDRESS_CITY, PatientAddressCityIsInvalid);">
            <text:p>addToFieldIssueMap(Field.PATIENT_ADDRESS_CITY, PatientAddressCityIsInvalid);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92]&amp;&quot;, '&quot;&amp;[.I92]&amp;&quot;', '&quot;&amp;[.J92]&amp;&quot;', '&quot;&amp;[.K92]&amp;&quot;', '&quot;&amp;[.L92]&amp;&quot;', '&quot;&amp;[.M92]&amp;&quot;', '&quot;&amp;[.N92]&amp;&quot;');&quot;" office:value-type="string" office:string-value="INSERT INTO dqa_potential_issue(issue_id, target_object, target_field, issue_type, field_value, default_action_code, change_priority) VALUES (92, 'Patient', 'address city', 'is invalid', '', 'E', 'May');">
            <text:p>INSERT INTO dqa_potential_issue(issue_id, target_object, target_field, issue_type, field_value, default_action_code, change_priority) VALUES (92, 'Patient', 'address city', 'is invalid', '', 'E', 'May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table:formula="of:=SUBSTITUTE(SUBSTITUTE(SUBSTITUTE(SUBSTITUTE(PROPER([.I93])&amp;PROPER([.J93])&amp;PROPER([.K93])&amp;PROPER([.L93]);&quot; &quot;;&quot;&quot;);&quot;-&quot;;&quot;&quot;);&quot;.&quot;;&quot;_&quot;);&quot;'&quot;;&quot;&quot;)" office:value-type="string" office:string-value="PatientAddressCityIsMissing">
            <text:p>PatientAddressCityIsMissing</text:p>
          </table:table-cell>
          <table:table-cell table:formula="of:=&quot;public PotentialIssue &quot;&amp;[.B93]&amp;&quot; = null;&quot;" office:value-type="string" office:string-value="public PotentialIssue PatientAddressCityIsMissing = null;">
            <text:p>public PotentialIssue PatientAddressCityIsMissing = null;</text:p>
          </table:table-cell>
          <table:table-cell table:formula="of:=[.B93]&amp;&quot; = getPotentialIssue(session, &quot;&amp;CHAR(34)&amp;[.I93]&amp;CHAR(34)&amp;&quot;, &quot;&amp;CHAR(34)&amp;SUBSTITUTE([.J93];&quot;''&quot;;&quot;'&quot;)&amp;CHAR(34)&amp;&quot;, &quot;&amp;CHAR(34)&amp;[.K93]&amp;CHAR(34)&amp;&quot;, &quot;&amp;CHAR(34)&amp;[.L93]&amp;CHAR(34)&amp;&quot;);&quot;" office:value-type="string" office:string-value="PatientAddressCityIsMissing = getPotentialIssue(session, &quot;Patient&quot;, &quot;address city&quot;, &quot;is missing&quot;, &quot;&quot;);">
            <text:p>PatientAddressCityIsMissing = getPotentialIssue(session, "Patient", "address city", "is missing", "");</text:p>
          </table:table-cell>
          <table:table-cell table:formula="of:=&quot;assertNotNull(pi.&quot;&amp;[.B93]&amp;&quot;);&quot;" office:value-type="string" office:string-value="assertNotNull(pi.PatientAddressCityIsMissing);">
            <text:p>assertNotNull(pi.PatientAddressCityIsMissing);</text:p>
          </table:table-cell>
          <table:table-cell table:formula="of:=UPPER(SUBSTITUTE(SUBSTITUTE(SUBSTITUTE([.I93];&quot; &quot;;&quot;_&quot;);&quot;'&quot;;&quot;&quot;);&quot;-&quot;;&quot;_&quot;)&amp;&quot;_&quot;&amp;SUBSTITUTE(SUBSTITUTE(SUBSTITUTE([.J93];&quot; &quot;;&quot;_&quot;);&quot;'&quot;;&quot;&quot;);&quot;-&quot;;&quot;_&quot;))" office:value-type="string" office:string-value="PATIENT_ADDRESS_CITY">
            <text:p>PATIENT_ADDRESS_CITY</text:p>
          </table:table-cell>
          <table:table-cell table:formula="of:=IF(AND([.J92]=[.J93];[.I92]=[.I93]);&quot;&quot;;[.F93]&amp;&quot;,&quot;)">
            <text:p/>
          </table:table-cell>
          <table:table-cell table:formula="of:=&quot;addToFieldIssueMap(Field.&quot;&amp;[.F93]&amp;&quot;, &quot;&amp;[.B93]&amp;&quot;);&quot;" office:value-type="string" office:string-value="addToFieldIssueMap(Field.PATIENT_ADDRESS_CITY, PatientAddressCityIsMissing);">
            <text:p>addToFieldIssueMap(Field.PATIENT_ADDRESS_CITY, PatientAddressCityIsMissing);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3]&amp;&quot;, '&quot;&amp;[.I93]&amp;&quot;', '&quot;&amp;[.J93]&amp;&quot;', '&quot;&amp;[.K93]&amp;&quot;', '&quot;&amp;[.L93]&amp;&quot;', '&quot;&amp;[.M93]&amp;&quot;', '&quot;&amp;[.N93]&amp;&quot;');&quot;" office:value-type="string" office:string-value="INSERT INTO dqa_potential_issue(issue_id, target_object, target_field, issue_type, field_value, default_action_code, change_priority) VALUES (93, 'Patient', 'address city', 'is missing', '', 'W', 'May');">
            <text:p>INSERT INTO dqa_potential_issue(issue_id, target_object, target_field, issue_type, field_value, default_action_code, change_priority) VALUES (93, 'Patient', 'address city', 'is missing', '', 'W', 'May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table:formula="of:=SUBSTITUTE(SUBSTITUTE(SUBSTITUTE(SUBSTITUTE(PROPER([.I94])&amp;PROPER([.J94])&amp;PROPER([.K94])&amp;PROPER([.L94]);&quot; &quot;;&quot;&quot;);&quot;-&quot;;&quot;&quot;);&quot;.&quot;;&quot;_&quot;);&quot;'&quot;;&quot;&quot;)" office:value-type="string" office:string-value="PatientAddressCountryIsDeprecated">
            <text:p>PatientAddressCountryIsDeprecated</text:p>
          </table:table-cell>
          <table:table-cell table:formula="of:=&quot;public PotentialIssue &quot;&amp;[.B94]&amp;&quot; = null;&quot;" office:value-type="string" office:string-value="public PotentialIssue PatientAddressCountryIsDeprecated = null;">
            <text:p>public PotentialIssue PatientAddressCountryIsDeprecated = null;</text:p>
          </table:table-cell>
          <table:table-cell table:formula="of:=[.B94]&amp;&quot; = getPotentialIssue(session, &quot;&amp;CHAR(34)&amp;[.I94]&amp;CHAR(34)&amp;&quot;, &quot;&amp;CHAR(34)&amp;SUBSTITUTE([.J94];&quot;''&quot;;&quot;'&quot;)&amp;CHAR(34)&amp;&quot;, &quot;&amp;CHAR(34)&amp;[.K94]&amp;CHAR(34)&amp;&quot;, &quot;&amp;CHAR(34)&amp;[.L94]&amp;CHAR(34)&amp;&quot;);&quot;" office:value-type="string" office:string-value="PatientAddressCountryIsDeprecated = getPotentialIssue(session, &quot;Patient&quot;, &quot;address country&quot;, &quot;is deprecated&quot;, &quot;&quot;);">
            <text:p>PatientAddressCountryIsDeprecated = getPotentialIssue(session, "Patient", "address country", "is deprecated", "");</text:p>
          </table:table-cell>
          <table:table-cell table:formula="of:=&quot;assertNotNull(pi.&quot;&amp;[.B94]&amp;&quot;);&quot;" office:value-type="string" office:string-value="assertNotNull(pi.PatientAddressCountryIsDeprecated);">
            <text:p>assertNotNull(pi.PatientAddressCountryIsDeprecated);</text:p>
          </table:table-cell>
          <table:table-cell table:formula="of:=UPPER(SUBSTITUTE(SUBSTITUTE(SUBSTITUTE([.I94];&quot; &quot;;&quot;_&quot;);&quot;'&quot;;&quot;&quot;);&quot;-&quot;;&quot;_&quot;)&amp;&quot;_&quot;&amp;SUBSTITUTE(SUBSTITUTE(SUBSTITUTE([.J94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3]=[.J94];[.I93]=[.I94]);&quot;&quot;;[.F94]&amp;&quot;,&quot;)" office:value-type="string" office:string-value="PATIENT_ADDRESS_COUNTRY,">
            <text:p>PATIENT_ADDRESS_COUNTRY,</text:p>
          </table:table-cell>
          <table:table-cell table:formula="of:=&quot;addToFieldIssueMap(Field.&quot;&amp;[.F94]&amp;&quot;, &quot;&amp;[.B94]&amp;&quot;);&quot;" office:value-type="string" office:string-value="addToFieldIssueMap(Field.PATIENT_ADDRESS_COUNTRY, PatientAddressCountryIsDeprecated);">
            <text:p>addToFieldIssueMap(Field.PATIENT_ADDRESS_COUNTRY, PatientAddressCountryIsDeprecat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4]&amp;&quot;, '&quot;&amp;[.I94]&amp;&quot;', '&quot;&amp;[.J94]&amp;&quot;', '&quot;&amp;[.K94]&amp;&quot;', '&quot;&amp;[.L94]&amp;&quot;', '&quot;&amp;[.M94]&amp;&quot;', '&quot;&amp;[.N94]&amp;&quot;');&quot;" office:value-type="string" office:string-value="INSERT INTO dqa_potential_issue(issue_id, target_object, target_field, issue_type, field_value, default_action_code, change_priority) VALUES (94, 'Patient', 'address country', 'is deprecated', '', 'W', 'May');">
            <text:p>INSERT INTO dqa_potential_issue(issue_id, target_object, target_field, issue_type, field_value, default_action_code, change_priority) VALUES (94, 'Patient', 'address country', 'is deprecated', '', 'W', 'May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table:formula="of:=SUBSTITUTE(SUBSTITUTE(SUBSTITUTE(SUBSTITUTE(PROPER([.I95])&amp;PROPER([.J95])&amp;PROPER([.K95])&amp;PROPER([.L95]);&quot; &quot;;&quot;&quot;);&quot;-&quot;;&quot;&quot;);&quot;.&quot;;&quot;_&quot;);&quot;'&quot;;&quot;&quot;)" office:value-type="string" office:string-value="PatientAddressCountryIsIgnored">
            <text:p>PatientAddressCountryIsIgnored</text:p>
          </table:table-cell>
          <table:table-cell table:formula="of:=&quot;public PotentialIssue &quot;&amp;[.B95]&amp;&quot; = null;&quot;" office:value-type="string" office:string-value="public PotentialIssue PatientAddressCountryIsIgnored = null;">
            <text:p>public PotentialIssue PatientAddressCountryIsIgnored = null;</text:p>
          </table:table-cell>
          <table:table-cell table:formula="of:=[.B95]&amp;&quot; = getPotentialIssue(session, &quot;&amp;CHAR(34)&amp;[.I95]&amp;CHAR(34)&amp;&quot;, &quot;&amp;CHAR(34)&amp;SUBSTITUTE([.J95];&quot;''&quot;;&quot;'&quot;)&amp;CHAR(34)&amp;&quot;, &quot;&amp;CHAR(34)&amp;[.K95]&amp;CHAR(34)&amp;&quot;, &quot;&amp;CHAR(34)&amp;[.L95]&amp;CHAR(34)&amp;&quot;);&quot;" office:value-type="string" office:string-value="PatientAddressCountryIsIgnored = getPotentialIssue(session, &quot;Patient&quot;, &quot;address country&quot;, &quot;is ignored&quot;, &quot;&quot;);">
            <text:p>PatientAddressCountryIsIgnored = getPotentialIssue(session, "Patient", "address country", "is ignored", "");</text:p>
          </table:table-cell>
          <table:table-cell table:formula="of:=&quot;assertNotNull(pi.&quot;&amp;[.B95]&amp;&quot;);&quot;" office:value-type="string" office:string-value="assertNotNull(pi.PatientAddressCountryIsIgnored);">
            <text:p>assertNotNull(pi.PatientAddressCountryIsIgnored);</text:p>
          </table:table-cell>
          <table:table-cell table:formula="of:=UPPER(SUBSTITUTE(SUBSTITUTE(SUBSTITUTE([.I95];&quot; &quot;;&quot;_&quot;);&quot;'&quot;;&quot;&quot;);&quot;-&quot;;&quot;_&quot;)&amp;&quot;_&quot;&amp;SUBSTITUTE(SUBSTITUTE(SUBSTITUTE([.J95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4]=[.J95];[.I94]=[.I95]);&quot;&quot;;[.F95]&amp;&quot;,&quot;)">
            <text:p/>
          </table:table-cell>
          <table:table-cell table:formula="of:=&quot;addToFieldIssueMap(Field.&quot;&amp;[.F95]&amp;&quot;, &quot;&amp;[.B95]&amp;&quot;);&quot;" office:value-type="string" office:string-value="addToFieldIssueMap(Field.PATIENT_ADDRESS_COUNTRY, PatientAddressCountryIsIgnored);">
            <text:p>addToFieldIssueMap(Field.PATIENT_ADDRESS_COUNTRY, PatientAddressCountryIsIgnor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95]&amp;&quot;, '&quot;&amp;[.I95]&amp;&quot;', '&quot;&amp;[.J95]&amp;&quot;', '&quot;&amp;[.K95]&amp;&quot;', '&quot;&amp;[.L95]&amp;&quot;', '&quot;&amp;[.M95]&amp;&quot;', '&quot;&amp;[.N95]&amp;&quot;');&quot;" office:value-type="string" office:string-value="INSERT INTO dqa_potential_issue(issue_id, target_object, target_field, issue_type, field_value, default_action_code, change_priority) VALUES (95, 'Patient', 'address country', 'is ignored', '', 'S', 'May');">
            <text:p>INSERT INTO dqa_potential_issue(issue_id, target_object, target_field, issue_type, field_value, default_action_code, change_priority) VALUES (95, 'Patient', 'address country', 'is ignored', '', 'S', 'May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table:formula="of:=SUBSTITUTE(SUBSTITUTE(SUBSTITUTE(SUBSTITUTE(PROPER([.I96])&amp;PROPER([.J96])&amp;PROPER([.K96])&amp;PROPER([.L96]);&quot; &quot;;&quot;&quot;);&quot;-&quot;;&quot;&quot;);&quot;.&quot;;&quot;_&quot;);&quot;'&quot;;&quot;&quot;)" office:value-type="string" office:string-value="PatientAddressCountryIsInvalid">
            <text:p>PatientAddressCountryIsInvalid</text:p>
          </table:table-cell>
          <table:table-cell table:formula="of:=&quot;public PotentialIssue &quot;&amp;[.B96]&amp;&quot; = null;&quot;" office:value-type="string" office:string-value="public PotentialIssue PatientAddressCountryIsInvalid = null;">
            <text:p>public PotentialIssue PatientAddressCountryIsInvalid = null;</text:p>
          </table:table-cell>
          <table:table-cell table:formula="of:=[.B96]&amp;&quot; = getPotentialIssue(session, &quot;&amp;CHAR(34)&amp;[.I96]&amp;CHAR(34)&amp;&quot;, &quot;&amp;CHAR(34)&amp;SUBSTITUTE([.J96];&quot;''&quot;;&quot;'&quot;)&amp;CHAR(34)&amp;&quot;, &quot;&amp;CHAR(34)&amp;[.K96]&amp;CHAR(34)&amp;&quot;, &quot;&amp;CHAR(34)&amp;[.L96]&amp;CHAR(34)&amp;&quot;);&quot;" office:value-type="string" office:string-value="PatientAddressCountryIsInvalid = getPotentialIssue(session, &quot;Patient&quot;, &quot;address country&quot;, &quot;is invalid&quot;, &quot;&quot;);">
            <text:p>PatientAddressCountryIsInvalid = getPotentialIssue(session, "Patient", "address country", "is invalid", "");</text:p>
          </table:table-cell>
          <table:table-cell table:formula="of:=&quot;assertNotNull(pi.&quot;&amp;[.B96]&amp;&quot;);&quot;" office:value-type="string" office:string-value="assertNotNull(pi.PatientAddressCountryIsInvalid);">
            <text:p>assertNotNull(pi.PatientAddressCountryIsInvalid);</text:p>
          </table:table-cell>
          <table:table-cell table:formula="of:=UPPER(SUBSTITUTE(SUBSTITUTE(SUBSTITUTE([.I96];&quot; &quot;;&quot;_&quot;);&quot;'&quot;;&quot;&quot;);&quot;-&quot;;&quot;_&quot;)&amp;&quot;_&quot;&amp;SUBSTITUTE(SUBSTITUTE(SUBSTITUTE([.J96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5]=[.J96];[.I95]=[.I96]);&quot;&quot;;[.F96]&amp;&quot;,&quot;)">
            <text:p/>
          </table:table-cell>
          <table:table-cell table:formula="of:=&quot;addToFieldIssueMap(Field.&quot;&amp;[.F96]&amp;&quot;, &quot;&amp;[.B96]&amp;&quot;);&quot;" office:value-type="string" office:string-value="addToFieldIssueMap(Field.PATIENT_ADDRESS_COUNTRY, PatientAddressCountryIsInvalid);">
            <text:p>addToFieldIssueMap(Field.PATIENT_ADDRESS_COUNTRY, PatientAddressCountryIsInvali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6]&amp;&quot;, '&quot;&amp;[.I96]&amp;&quot;', '&quot;&amp;[.J96]&amp;&quot;', '&quot;&amp;[.K96]&amp;&quot;', '&quot;&amp;[.L96]&amp;&quot;', '&quot;&amp;[.M96]&amp;&quot;', '&quot;&amp;[.N96]&amp;&quot;');&quot;" office:value-type="string" office:string-value="INSERT INTO dqa_potential_issue(issue_id, target_object, target_field, issue_type, field_value, default_action_code, change_priority) VALUES (96, 'Patient', 'address country', 'is invalid', '', 'W', 'May');">
            <text:p>INSERT INTO dqa_potential_issue(issue_id, target_object, target_field, issue_type, field_value, default_action_code, change_priority) VALUES (96, 'Patient', 'address country', 'is invalid', '', 'W', 'May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table:formula="of:=SUBSTITUTE(SUBSTITUTE(SUBSTITUTE(SUBSTITUTE(PROPER([.I97])&amp;PROPER([.J97])&amp;PROPER([.K97])&amp;PROPER([.L97]);&quot; &quot;;&quot;&quot;);&quot;-&quot;;&quot;&quot;);&quot;.&quot;;&quot;_&quot;);&quot;'&quot;;&quot;&quot;)" office:value-type="string" office:string-value="PatientAddressCountryIsMissing">
            <text:p>PatientAddressCountryIsMissing</text:p>
          </table:table-cell>
          <table:table-cell table:formula="of:=&quot;public PotentialIssue &quot;&amp;[.B97]&amp;&quot; = null;&quot;" office:value-type="string" office:string-value="public PotentialIssue PatientAddressCountryIsMissing = null;">
            <text:p>public PotentialIssue PatientAddressCountryIsMissing = null;</text:p>
          </table:table-cell>
          <table:table-cell table:formula="of:=[.B97]&amp;&quot; = getPotentialIssue(session, &quot;&amp;CHAR(34)&amp;[.I97]&amp;CHAR(34)&amp;&quot;, &quot;&amp;CHAR(34)&amp;SUBSTITUTE([.J97];&quot;''&quot;;&quot;'&quot;)&amp;CHAR(34)&amp;&quot;, &quot;&amp;CHAR(34)&amp;[.K97]&amp;CHAR(34)&amp;&quot;, &quot;&amp;CHAR(34)&amp;[.L97]&amp;CHAR(34)&amp;&quot;);&quot;" office:value-type="string" office:string-value="PatientAddressCountryIsMissing = getPotentialIssue(session, &quot;Patient&quot;, &quot;address country&quot;, &quot;is missing&quot;, &quot;&quot;);">
            <text:p>PatientAddressCountryIsMissing = getPotentialIssue(session, "Patient", "address country", "is missing", "");</text:p>
          </table:table-cell>
          <table:table-cell table:formula="of:=&quot;assertNotNull(pi.&quot;&amp;[.B97]&amp;&quot;);&quot;" office:value-type="string" office:string-value="assertNotNull(pi.PatientAddressCountryIsMissing);">
            <text:p>assertNotNull(pi.PatientAddressCountryIsMissing);</text:p>
          </table:table-cell>
          <table:table-cell table:formula="of:=UPPER(SUBSTITUTE(SUBSTITUTE(SUBSTITUTE([.I97];&quot; &quot;;&quot;_&quot;);&quot;'&quot;;&quot;&quot;);&quot;-&quot;;&quot;_&quot;)&amp;&quot;_&quot;&amp;SUBSTITUTE(SUBSTITUTE(SUBSTITUTE([.J97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6]=[.J97];[.I96]=[.I97]);&quot;&quot;;[.F97]&amp;&quot;,&quot;)">
            <text:p/>
          </table:table-cell>
          <table:table-cell table:formula="of:=&quot;addToFieldIssueMap(Field.&quot;&amp;[.F97]&amp;&quot;, &quot;&amp;[.B97]&amp;&quot;);&quot;" office:value-type="string" office:string-value="addToFieldIssueMap(Field.PATIENT_ADDRESS_COUNTRY, PatientAddressCountryIsMissing);">
            <text:p>addToFieldIssueMap(Field.PATIENT_ADDRESS_COUNTRY, PatientAddressCountryIsMissing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97]&amp;&quot;, '&quot;&amp;[.I97]&amp;&quot;', '&quot;&amp;[.J97]&amp;&quot;', '&quot;&amp;[.K97]&amp;&quot;', '&quot;&amp;[.L97]&amp;&quot;', '&quot;&amp;[.M97]&amp;&quot;', '&quot;&amp;[.N97]&amp;&quot;');&quot;" office:value-type="string" office:string-value="INSERT INTO dqa_potential_issue(issue_id, target_object, target_field, issue_type, field_value, default_action_code, change_priority) VALUES (97, 'Patient', 'address country', 'is missing', '', 'A', 'May');">
            <text:p>INSERT INTO dqa_potential_issue(issue_id, target_object, target_field, issue_type, field_value, default_action_code, change_priority) VALUES (97, 'Patient', 'address country', 'is missing', '', 'A', 'May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table:formula="of:=SUBSTITUTE(SUBSTITUTE(SUBSTITUTE(SUBSTITUTE(PROPER([.I98])&amp;PROPER([.J98])&amp;PROPER([.K98])&amp;PROPER([.L98]);&quot; &quot;;&quot;&quot;);&quot;-&quot;;&quot;&quot;);&quot;.&quot;;&quot;_&quot;);&quot;'&quot;;&quot;&quot;)" office:value-type="string" office:string-value="PatientAddressCountryIsUnrecognized">
            <text:p>PatientAddressCountryIsUnrecognized</text:p>
          </table:table-cell>
          <table:table-cell table:formula="of:=&quot;public PotentialIssue &quot;&amp;[.B98]&amp;&quot; = null;&quot;" office:value-type="string" office:string-value="public PotentialIssue PatientAddressCountryIsUnrecognized = null;">
            <text:p>public PotentialIssue PatientAddressCountryIsUnrecognized = null;</text:p>
          </table:table-cell>
          <table:table-cell table:formula="of:=[.B98]&amp;&quot; = getPotentialIssue(session, &quot;&amp;CHAR(34)&amp;[.I98]&amp;CHAR(34)&amp;&quot;, &quot;&amp;CHAR(34)&amp;SUBSTITUTE([.J98];&quot;''&quot;;&quot;'&quot;)&amp;CHAR(34)&amp;&quot;, &quot;&amp;CHAR(34)&amp;[.K98]&amp;CHAR(34)&amp;&quot;, &quot;&amp;CHAR(34)&amp;[.L98]&amp;CHAR(34)&amp;&quot;);&quot;" office:value-type="string" office:string-value="PatientAddressCountryIsUnrecognized = getPotentialIssue(session, &quot;Patient&quot;, &quot;address country&quot;, &quot;is unrecognized&quot;, &quot;&quot;);">
            <text:p>PatientAddressCountryIsUnrecognized = getPotentialIssue(session, "Patient", "address country", "is unrecognized", "");</text:p>
          </table:table-cell>
          <table:table-cell table:formula="of:=&quot;assertNotNull(pi.&quot;&amp;[.B98]&amp;&quot;);&quot;" office:value-type="string" office:string-value="assertNotNull(pi.PatientAddressCountryIsUnrecognized);">
            <text:p>assertNotNull(pi.PatientAddressCountryIsUnrecognized);</text:p>
          </table:table-cell>
          <table:table-cell table:formula="of:=UPPER(SUBSTITUTE(SUBSTITUTE(SUBSTITUTE([.I98];&quot; &quot;;&quot;_&quot;);&quot;'&quot;;&quot;&quot;);&quot;-&quot;;&quot;_&quot;)&amp;&quot;_&quot;&amp;SUBSTITUTE(SUBSTITUTE(SUBSTITUTE([.J98];&quot; &quot;;&quot;_&quot;);&quot;'&quot;;&quot;&quot;);&quot;-&quot;;&quot;_&quot;))" office:value-type="string" office:string-value="PATIENT_ADDRESS_COUNTRY">
            <text:p>PATIENT_ADDRESS_COUNTRY</text:p>
          </table:table-cell>
          <table:table-cell table:formula="of:=IF(AND([.J97]=[.J98];[.I97]=[.I98]);&quot;&quot;;[.F98]&amp;&quot;,&quot;)">
            <text:p/>
          </table:table-cell>
          <table:table-cell table:formula="of:=&quot;addToFieldIssueMap(Field.&quot;&amp;[.F98]&amp;&quot;, &quot;&amp;[.B98]&amp;&quot;);&quot;" office:value-type="string" office:string-value="addToFieldIssueMap(Field.PATIENT_ADDRESS_COUNTRY, PatientAddressCountryIsUnrecognized);">
            <text:p>addToFieldIssueMap(Field.PATIENT_ADDRESS_COUNTRY, PatientAddressCountryIsUnrecognized);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8]&amp;&quot;, '&quot;&amp;[.I98]&amp;&quot;', '&quot;&amp;[.J98]&amp;&quot;', '&quot;&amp;[.K98]&amp;&quot;', '&quot;&amp;[.L98]&amp;&quot;', '&quot;&amp;[.M98]&amp;&quot;', '&quot;&amp;[.N98]&amp;&quot;');&quot;" office:value-type="string" office:string-value="INSERT INTO dqa_potential_issue(issue_id, target_object, target_field, issue_type, field_value, default_action_code, change_priority) VALUES (98, 'Patient', 'address country', 'is unrecognized', '', 'W', 'May');">
            <text:p>INSERT INTO dqa_potential_issue(issue_id, target_object, target_field, issue_type, field_value, default_action_code, change_priority) VALUES (98, 'Patient', 'address country', 'is unrecognized', '', 'W', 'May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table:formula="of:=SUBSTITUTE(SUBSTITUTE(SUBSTITUTE(SUBSTITUTE(PROPER([.I99])&amp;PROPER([.J99])&amp;PROPER([.K99])&amp;PROPER([.L99]);&quot; &quot;;&quot;&quot;);&quot;-&quot;;&quot;&quot;);&quot;.&quot;;&quot;_&quot;);&quot;'&quot;;&quot;&quot;)" office:value-type="string" office:string-value="PatientAddressCountyIsDeprecated">
            <text:p>PatientAddressCountyIsDeprecated</text:p>
          </table:table-cell>
          <table:table-cell table:formula="of:=&quot;public PotentialIssue &quot;&amp;[.B99]&amp;&quot; = null;&quot;" office:value-type="string" office:string-value="public PotentialIssue PatientAddressCountyIsDeprecated = null;">
            <text:p>public PotentialIssue PatientAddressCountyIsDeprecated = null;</text:p>
          </table:table-cell>
          <table:table-cell table:formula="of:=[.B99]&amp;&quot; = getPotentialIssue(session, &quot;&amp;CHAR(34)&amp;[.I99]&amp;CHAR(34)&amp;&quot;, &quot;&amp;CHAR(34)&amp;SUBSTITUTE([.J99];&quot;''&quot;;&quot;'&quot;)&amp;CHAR(34)&amp;&quot;, &quot;&amp;CHAR(34)&amp;[.K99]&amp;CHAR(34)&amp;&quot;, &quot;&amp;CHAR(34)&amp;[.L99]&amp;CHAR(34)&amp;&quot;);&quot;" office:value-type="string" office:string-value="PatientAddressCountyIsDeprecated = getPotentialIssue(session, &quot;Patient&quot;, &quot;address county&quot;, &quot;is deprecated&quot;, &quot;&quot;);">
            <text:p>PatientAddressCountyIsDeprecated = getPotentialIssue(session, "Patient", "address county", "is deprecated", "");</text:p>
          </table:table-cell>
          <table:table-cell table:formula="of:=&quot;assertNotNull(pi.&quot;&amp;[.B99]&amp;&quot;);&quot;" office:value-type="string" office:string-value="assertNotNull(pi.PatientAddressCountyIsDeprecated);">
            <text:p>assertNotNull(pi.PatientAddressCountyIsDeprecated);</text:p>
          </table:table-cell>
          <table:table-cell table:formula="of:=UPPER(SUBSTITUTE(SUBSTITUTE(SUBSTITUTE([.I99];&quot; &quot;;&quot;_&quot;);&quot;'&quot;;&quot;&quot;);&quot;-&quot;;&quot;_&quot;)&amp;&quot;_&quot;&amp;SUBSTITUTE(SUBSTITUTE(SUBSTITUTE([.J99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98]=[.J99];[.I98]=[.I99]);&quot;&quot;;[.F99]&amp;&quot;,&quot;)" office:value-type="string" office:string-value="PATIENT_ADDRESS_COUNTY,">
            <text:p>PATIENT_ADDRESS_COUNTY,</text:p>
          </table:table-cell>
          <table:table-cell table:formula="of:=&quot;addToFieldIssueMap(Field.&quot;&amp;[.F99]&amp;&quot;, &quot;&amp;[.B99]&amp;&quot;);&quot;" office:value-type="string" office:string-value="addToFieldIssueMap(Field.PATIENT_ADDRESS_COUNTY, PatientAddressCountyIsDeprecated);">
            <text:p>addToFieldIssueMap(Field.PATIENT_ADDRESS_COUNTY, PatientAddressCountyIsDeprecat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99]&amp;&quot;, '&quot;&amp;[.I99]&amp;&quot;', '&quot;&amp;[.J99]&amp;&quot;', '&quot;&amp;[.K99]&amp;&quot;', '&quot;&amp;[.L99]&amp;&quot;', '&quot;&amp;[.M99]&amp;&quot;', '&quot;&amp;[.N99]&amp;&quot;');&quot;" office:value-type="string" office:string-value="INSERT INTO dqa_potential_issue(issue_id, target_object, target_field, issue_type, field_value, default_action_code, change_priority) VALUES (99, 'Patient', 'address county', 'is deprecated', '', 'W', 'May');">
            <text:p>INSERT INTO dqa_potential_issue(issue_id, target_object, target_field, issue_type, field_value, default_action_code, change_priority) VALUES (99, 'Patient', 'address county', 'is deprecated', '', 'W', 'May');</text:p>
          </table:table-cell>
        </table:table-row>
        <table:table-row table:style-name="ro1">
          <table:table-cell table:formula="of:=ROW()" office:value-type="float" office:value="100">
            <text:p>100</text:p>
          </table:table-cell>
          <table:table-cell table:formula="of:=SUBSTITUTE(SUBSTITUTE(SUBSTITUTE(SUBSTITUTE(PROPER([.I100])&amp;PROPER([.J100])&amp;PROPER([.K100])&amp;PROPER([.L100]);&quot; &quot;;&quot;&quot;);&quot;-&quot;;&quot;&quot;);&quot;.&quot;;&quot;_&quot;);&quot;'&quot;;&quot;&quot;)" office:value-type="string" office:string-value="PatientAddressCountyIsIgnored">
            <text:p>PatientAddressCountyIsIgnored</text:p>
          </table:table-cell>
          <table:table-cell table:formula="of:=&quot;public PotentialIssue &quot;&amp;[.B100]&amp;&quot; = null;&quot;" office:value-type="string" office:string-value="public PotentialIssue PatientAddressCountyIsIgnored = null;">
            <text:p>public PotentialIssue PatientAddressCountyIsIgnored = null;</text:p>
          </table:table-cell>
          <table:table-cell table:formula="of:=[.B100]&amp;&quot; = getPotentialIssue(session, &quot;&amp;CHAR(34)&amp;[.I100]&amp;CHAR(34)&amp;&quot;, &quot;&amp;CHAR(34)&amp;SUBSTITUTE([.J100];&quot;''&quot;;&quot;'&quot;)&amp;CHAR(34)&amp;&quot;, &quot;&amp;CHAR(34)&amp;[.K100]&amp;CHAR(34)&amp;&quot;, &quot;&amp;CHAR(34)&amp;[.L100]&amp;CHAR(34)&amp;&quot;);&quot;" office:value-type="string" office:string-value="PatientAddressCountyIsIgnored = getPotentialIssue(session, &quot;Patient&quot;, &quot;address county&quot;, &quot;is ignored&quot;, &quot;&quot;);">
            <text:p>PatientAddressCountyIsIgnored = getPotentialIssue(session, "Patient", "address county", "is ignored", "");</text:p>
          </table:table-cell>
          <table:table-cell table:formula="of:=&quot;assertNotNull(pi.&quot;&amp;[.B100]&amp;&quot;);&quot;" office:value-type="string" office:string-value="assertNotNull(pi.PatientAddressCountyIsIgnored);">
            <text:p>assertNotNull(pi.PatientAddressCountyIsIgnored);</text:p>
          </table:table-cell>
          <table:table-cell table:formula="of:=UPPER(SUBSTITUTE(SUBSTITUTE(SUBSTITUTE([.I100];&quot; &quot;;&quot;_&quot;);&quot;'&quot;;&quot;&quot;);&quot;-&quot;;&quot;_&quot;)&amp;&quot;_&quot;&amp;SUBSTITUTE(SUBSTITUTE(SUBSTITUTE([.J100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99]=[.J100];[.I99]=[.I100]);&quot;&quot;;[.F100]&amp;&quot;,&quot;)">
            <text:p/>
          </table:table-cell>
          <table:table-cell table:formula="of:=&quot;addToFieldIssueMap(Field.&quot;&amp;[.F100]&amp;&quot;, &quot;&amp;[.B100]&amp;&quot;);&quot;" office:value-type="string" office:string-value="addToFieldIssueMap(Field.PATIENT_ADDRESS_COUNTY, PatientAddressCountyIsIgnored);">
            <text:p>addToFieldIssueMap(Field.PATIENT_ADDRESS_COUNTY, PatientAddressCountyIsIgnor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00]&amp;&quot;, '&quot;&amp;[.I100]&amp;&quot;', '&quot;&amp;[.J100]&amp;&quot;', '&quot;&amp;[.K100]&amp;&quot;', '&quot;&amp;[.L100]&amp;&quot;', '&quot;&amp;[.M100]&amp;&quot;', '&quot;&amp;[.N100]&amp;&quot;');&quot;" office:value-type="string" office:string-value="INSERT INTO dqa_potential_issue(issue_id, target_object, target_field, issue_type, field_value, default_action_code, change_priority) VALUES (100, 'Patient', 'address county', 'is ignored', '', 'S', 'May');">
            <text:p>INSERT INTO dqa_potential_issue(issue_id, target_object, target_field, issue_type, field_value, default_action_code, change_priority) VALUES (100, 'Patient', 'address county', 'is ignored', '', 'S', 'May');</text:p>
          </table:table-cell>
        </table:table-row>
        <table:table-row table:style-name="ro1">
          <table:table-cell table:formula="of:=ROW()" office:value-type="float" office:value="101">
            <text:p>101</text:p>
          </table:table-cell>
          <table:table-cell table:formula="of:=SUBSTITUTE(SUBSTITUTE(SUBSTITUTE(SUBSTITUTE(PROPER([.I101])&amp;PROPER([.J101])&amp;PROPER([.K101])&amp;PROPER([.L101]);&quot; &quot;;&quot;&quot;);&quot;-&quot;;&quot;&quot;);&quot;.&quot;;&quot;_&quot;);&quot;'&quot;;&quot;&quot;)" office:value-type="string" office:string-value="PatientAddressCountyIsInvalid">
            <text:p>PatientAddressCountyIsInvalid</text:p>
          </table:table-cell>
          <table:table-cell table:formula="of:=&quot;public PotentialIssue &quot;&amp;[.B101]&amp;&quot; = null;&quot;" office:value-type="string" office:string-value="public PotentialIssue PatientAddressCountyIsInvalid = null;">
            <text:p>public PotentialIssue PatientAddressCountyIsInvalid = null;</text:p>
          </table:table-cell>
          <table:table-cell table:formula="of:=[.B101]&amp;&quot; = getPotentialIssue(session, &quot;&amp;CHAR(34)&amp;[.I101]&amp;CHAR(34)&amp;&quot;, &quot;&amp;CHAR(34)&amp;SUBSTITUTE([.J101];&quot;''&quot;;&quot;'&quot;)&amp;CHAR(34)&amp;&quot;, &quot;&amp;CHAR(34)&amp;[.K101]&amp;CHAR(34)&amp;&quot;, &quot;&amp;CHAR(34)&amp;[.L101]&amp;CHAR(34)&amp;&quot;);&quot;" office:value-type="string" office:string-value="PatientAddressCountyIsInvalid = getPotentialIssue(session, &quot;Patient&quot;, &quot;address county&quot;, &quot;is invalid&quot;, &quot;&quot;);">
            <text:p>PatientAddressCountyIsInvalid = getPotentialIssue(session, "Patient", "address county", "is invalid", "");</text:p>
          </table:table-cell>
          <table:table-cell table:formula="of:=&quot;assertNotNull(pi.&quot;&amp;[.B101]&amp;&quot;);&quot;" office:value-type="string" office:string-value="assertNotNull(pi.PatientAddressCountyIsInvalid);">
            <text:p>assertNotNull(pi.PatientAddressCountyIsInvalid);</text:p>
          </table:table-cell>
          <table:table-cell table:formula="of:=UPPER(SUBSTITUTE(SUBSTITUTE(SUBSTITUTE([.I101];&quot; &quot;;&quot;_&quot;);&quot;'&quot;;&quot;&quot;);&quot;-&quot;;&quot;_&quot;)&amp;&quot;_&quot;&amp;SUBSTITUTE(SUBSTITUTE(SUBSTITUTE([.J101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0]=[.J101];[.I100]=[.I101]);&quot;&quot;;[.F101]&amp;&quot;,&quot;)">
            <text:p/>
          </table:table-cell>
          <table:table-cell table:formula="of:=&quot;addToFieldIssueMap(Field.&quot;&amp;[.F101]&amp;&quot;, &quot;&amp;[.B101]&amp;&quot;);&quot;" office:value-type="string" office:string-value="addToFieldIssueMap(Field.PATIENT_ADDRESS_COUNTY, PatientAddressCountyIsInvalid);">
            <text:p>addToFieldIssueMap(Field.PATIENT_ADDRESS_COUNTY, PatientAddressCountyIsInvali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1]&amp;&quot;, '&quot;&amp;[.I101]&amp;&quot;', '&quot;&amp;[.J101]&amp;&quot;', '&quot;&amp;[.K101]&amp;&quot;', '&quot;&amp;[.L101]&amp;&quot;', '&quot;&amp;[.M101]&amp;&quot;', '&quot;&amp;[.N101]&amp;&quot;');&quot;" office:value-type="string" office:string-value="INSERT INTO dqa_potential_issue(issue_id, target_object, target_field, issue_type, field_value, default_action_code, change_priority) VALUES (101, 'Patient', 'address county', 'is invalid', '', 'W', 'May');">
            <text:p>INSERT INTO dqa_potential_issue(issue_id, target_object, target_field, issue_type, field_value, default_action_code, change_priority) VALUES (101, 'Patient', 'address county', 'is invalid', '', 'W', 'May');</text:p>
          </table:table-cell>
        </table:table-row>
        <table:table-row table:style-name="ro1">
          <table:table-cell table:formula="of:=ROW()" office:value-type="float" office:value="102">
            <text:p>102</text:p>
          </table:table-cell>
          <table:table-cell table:formula="of:=SUBSTITUTE(SUBSTITUTE(SUBSTITUTE(SUBSTITUTE(PROPER([.I102])&amp;PROPER([.J102])&amp;PROPER([.K102])&amp;PROPER([.L102]);&quot; &quot;;&quot;&quot;);&quot;-&quot;;&quot;&quot;);&quot;.&quot;;&quot;_&quot;);&quot;'&quot;;&quot;&quot;)" office:value-type="string" office:string-value="PatientAddressCountyIsMissing">
            <text:p>PatientAddressCountyIsMissing</text:p>
          </table:table-cell>
          <table:table-cell table:formula="of:=&quot;public PotentialIssue &quot;&amp;[.B102]&amp;&quot; = null;&quot;" office:value-type="string" office:string-value="public PotentialIssue PatientAddressCountyIsMissing = null;">
            <text:p>public PotentialIssue PatientAddressCountyIsMissing = null;</text:p>
          </table:table-cell>
          <table:table-cell table:formula="of:=[.B102]&amp;&quot; = getPotentialIssue(session, &quot;&amp;CHAR(34)&amp;[.I102]&amp;CHAR(34)&amp;&quot;, &quot;&amp;CHAR(34)&amp;SUBSTITUTE([.J102];&quot;''&quot;;&quot;'&quot;)&amp;CHAR(34)&amp;&quot;, &quot;&amp;CHAR(34)&amp;[.K102]&amp;CHAR(34)&amp;&quot;, &quot;&amp;CHAR(34)&amp;[.L102]&amp;CHAR(34)&amp;&quot;);&quot;" office:value-type="string" office:string-value="PatientAddressCountyIsMissing = getPotentialIssue(session, &quot;Patient&quot;, &quot;address county&quot;, &quot;is missing&quot;, &quot;&quot;);">
            <text:p>PatientAddressCountyIsMissing = getPotentialIssue(session, "Patient", "address county", "is missing", "");</text:p>
          </table:table-cell>
          <table:table-cell table:formula="of:=&quot;assertNotNull(pi.&quot;&amp;[.B102]&amp;&quot;);&quot;" office:value-type="string" office:string-value="assertNotNull(pi.PatientAddressCountyIsMissing);">
            <text:p>assertNotNull(pi.PatientAddressCountyIsMissing);</text:p>
          </table:table-cell>
          <table:table-cell table:formula="of:=UPPER(SUBSTITUTE(SUBSTITUTE(SUBSTITUTE([.I102];&quot; &quot;;&quot;_&quot;);&quot;'&quot;;&quot;&quot;);&quot;-&quot;;&quot;_&quot;)&amp;&quot;_&quot;&amp;SUBSTITUTE(SUBSTITUTE(SUBSTITUTE([.J102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1]=[.J102];[.I101]=[.I102]);&quot;&quot;;[.F102]&amp;&quot;,&quot;)">
            <text:p/>
          </table:table-cell>
          <table:table-cell table:formula="of:=&quot;addToFieldIssueMap(Field.&quot;&amp;[.F102]&amp;&quot;, &quot;&amp;[.B102]&amp;&quot;);&quot;" office:value-type="string" office:string-value="addToFieldIssueMap(Field.PATIENT_ADDRESS_COUNTY, PatientAddressCountyIsMissing);">
            <text:p>addToFieldIssueMap(Field.PATIENT_ADDRESS_COUNTY, PatientAddressCountyIsMissing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02]&amp;&quot;, '&quot;&amp;[.I102]&amp;&quot;', '&quot;&amp;[.J102]&amp;&quot;', '&quot;&amp;[.K102]&amp;&quot;', '&quot;&amp;[.L102]&amp;&quot;', '&quot;&amp;[.M102]&amp;&quot;', '&quot;&amp;[.N102]&amp;&quot;');&quot;" office:value-type="string" office:string-value="INSERT INTO dqa_potential_issue(issue_id, target_object, target_field, issue_type, field_value, default_action_code, change_priority) VALUES (102, 'Patient', 'address county', 'is missing', '', 'A', 'May');">
            <text:p>INSERT INTO dqa_potential_issue(issue_id, target_object, target_field, issue_type, field_value, default_action_code, change_priority) VALUES (102, 'Patient', 'address county', 'is missing', '', 'A', 'May');</text:p>
          </table:table-cell>
        </table:table-row>
        <table:table-row table:style-name="ro1">
          <table:table-cell table:formula="of:=ROW()" office:value-type="float" office:value="103">
            <text:p>103</text:p>
          </table:table-cell>
          <table:table-cell table:formula="of:=SUBSTITUTE(SUBSTITUTE(SUBSTITUTE(SUBSTITUTE(PROPER([.I103])&amp;PROPER([.J103])&amp;PROPER([.K103])&amp;PROPER([.L103]);&quot; &quot;;&quot;&quot;);&quot;-&quot;;&quot;&quot;);&quot;.&quot;;&quot;_&quot;);&quot;'&quot;;&quot;&quot;)" office:value-type="string" office:string-value="PatientAddressCountyIsUnrecognized">
            <text:p>PatientAddressCountyIsUnrecognized</text:p>
          </table:table-cell>
          <table:table-cell table:formula="of:=&quot;public PotentialIssue &quot;&amp;[.B103]&amp;&quot; = null;&quot;" office:value-type="string" office:string-value="public PotentialIssue PatientAddressCountyIsUnrecognized = null;">
            <text:p>public PotentialIssue PatientAddressCountyIsUnrecognized = null;</text:p>
          </table:table-cell>
          <table:table-cell table:formula="of:=[.B103]&amp;&quot; = getPotentialIssue(session, &quot;&amp;CHAR(34)&amp;[.I103]&amp;CHAR(34)&amp;&quot;, &quot;&amp;CHAR(34)&amp;SUBSTITUTE([.J103];&quot;''&quot;;&quot;'&quot;)&amp;CHAR(34)&amp;&quot;, &quot;&amp;CHAR(34)&amp;[.K103]&amp;CHAR(34)&amp;&quot;, &quot;&amp;CHAR(34)&amp;[.L103]&amp;CHAR(34)&amp;&quot;);&quot;" office:value-type="string" office:string-value="PatientAddressCountyIsUnrecognized = getPotentialIssue(session, &quot;Patient&quot;, &quot;address county&quot;, &quot;is unrecognized&quot;, &quot;&quot;);">
            <text:p>PatientAddressCountyIsUnrecognized = getPotentialIssue(session, "Patient", "address county", "is unrecognized", "");</text:p>
          </table:table-cell>
          <table:table-cell table:formula="of:=&quot;assertNotNull(pi.&quot;&amp;[.B103]&amp;&quot;);&quot;" office:value-type="string" office:string-value="assertNotNull(pi.PatientAddressCountyIsUnrecognized);">
            <text:p>assertNotNull(pi.PatientAddressCountyIsUnrecognized);</text:p>
          </table:table-cell>
          <table:table-cell table:formula="of:=UPPER(SUBSTITUTE(SUBSTITUTE(SUBSTITUTE([.I103];&quot; &quot;;&quot;_&quot;);&quot;'&quot;;&quot;&quot;);&quot;-&quot;;&quot;_&quot;)&amp;&quot;_&quot;&amp;SUBSTITUTE(SUBSTITUTE(SUBSTITUTE([.J103];&quot; &quot;;&quot;_&quot;);&quot;'&quot;;&quot;&quot;);&quot;-&quot;;&quot;_&quot;))" office:value-type="string" office:string-value="PATIENT_ADDRESS_COUNTY">
            <text:p>PATIENT_ADDRESS_COUNTY</text:p>
          </table:table-cell>
          <table:table-cell table:formula="of:=IF(AND([.J102]=[.J103];[.I102]=[.I103]);&quot;&quot;;[.F103]&amp;&quot;,&quot;)">
            <text:p/>
          </table:table-cell>
          <table:table-cell table:formula="of:=&quot;addToFieldIssueMap(Field.&quot;&amp;[.F103]&amp;&quot;, &quot;&amp;[.B103]&amp;&quot;);&quot;" office:value-type="string" office:string-value="addToFieldIssueMap(Field.PATIENT_ADDRESS_COUNTY, PatientAddressCountyIsUnrecognized);">
            <text:p>addToFieldIssueMap(Field.PATIENT_ADDRESS_COUNTY, PatientAddressCountyIsUnrecognized);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3]&amp;&quot;, '&quot;&amp;[.I103]&amp;&quot;', '&quot;&amp;[.J103]&amp;&quot;', '&quot;&amp;[.K103]&amp;&quot;', '&quot;&amp;[.L103]&amp;&quot;', '&quot;&amp;[.M103]&amp;&quot;', '&quot;&amp;[.N103]&amp;&quot;');&quot;" office:value-type="string" office:string-value="INSERT INTO dqa_potential_issue(issue_id, target_object, target_field, issue_type, field_value, default_action_code, change_priority) VALUES (103, 'Patient', 'address county', 'is unrecognized', '', 'W', 'May');">
            <text:p>INSERT INTO dqa_potential_issue(issue_id, target_object, target_field, issue_type, field_value, default_action_code, change_priority) VALUES (103, 'Patient', 'address county', 'is unrecognized', '', 'W', 'May');</text:p>
          </table:table-cell>
        </table:table-row>
        <table:table-row table:style-name="ro1">
          <table:table-cell table:formula="of:=ROW()" office:value-type="float" office:value="104">
            <text:p>104</text:p>
          </table:table-cell>
          <table:table-cell table:formula="of:=SUBSTITUTE(SUBSTITUTE(SUBSTITUTE(SUBSTITUTE(PROPER([.I104])&amp;PROPER([.J104])&amp;PROPER([.K104])&amp;PROPER([.L104]);&quot; &quot;;&quot;&quot;);&quot;-&quot;;&quot;&quot;);&quot;.&quot;;&quot;_&quot;);&quot;'&quot;;&quot;&quot;)" office:value-type="string" office:string-value="PatientAddressStateIsDeprecated">
            <text:p>PatientAddressStateIsDeprecated</text:p>
          </table:table-cell>
          <table:table-cell table:formula="of:=&quot;public PotentialIssue &quot;&amp;[.B104]&amp;&quot; = null;&quot;" office:value-type="string" office:string-value="public PotentialIssue PatientAddressStateIsDeprecated = null;">
            <text:p>public PotentialIssue PatientAddressStateIsDeprecated = null;</text:p>
          </table:table-cell>
          <table:table-cell table:formula="of:=[.B104]&amp;&quot; = getPotentialIssue(session, &quot;&amp;CHAR(34)&amp;[.I104]&amp;CHAR(34)&amp;&quot;, &quot;&amp;CHAR(34)&amp;SUBSTITUTE([.J104];&quot;''&quot;;&quot;'&quot;)&amp;CHAR(34)&amp;&quot;, &quot;&amp;CHAR(34)&amp;[.K104]&amp;CHAR(34)&amp;&quot;, &quot;&amp;CHAR(34)&amp;[.L104]&amp;CHAR(34)&amp;&quot;);&quot;" office:value-type="string" office:string-value="PatientAddressStateIsDeprecated = getPotentialIssue(session, &quot;Patient&quot;, &quot;address state&quot;, &quot;is deprecated&quot;, &quot;&quot;);">
            <text:p>PatientAddressStateIsDeprecated = getPotentialIssue(session, "Patient", "address state", "is deprecated", "");</text:p>
          </table:table-cell>
          <table:table-cell table:formula="of:=&quot;assertNotNull(pi.&quot;&amp;[.B104]&amp;&quot;);&quot;" office:value-type="string" office:string-value="assertNotNull(pi.PatientAddressStateIsDeprecated);">
            <text:p>assertNotNull(pi.PatientAddressStateIsDeprecated);</text:p>
          </table:table-cell>
          <table:table-cell table:formula="of:=UPPER(SUBSTITUTE(SUBSTITUTE(SUBSTITUTE([.I104];&quot; &quot;;&quot;_&quot;);&quot;'&quot;;&quot;&quot;);&quot;-&quot;;&quot;_&quot;)&amp;&quot;_&quot;&amp;SUBSTITUTE(SUBSTITUTE(SUBSTITUTE([.J104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3]=[.J104];[.I103]=[.I104]);&quot;&quot;;[.F104]&amp;&quot;,&quot;)" office:value-type="string" office:string-value="PATIENT_ADDRESS_STATE,">
            <text:p>PATIENT_ADDRESS_STATE,</text:p>
          </table:table-cell>
          <table:table-cell table:formula="of:=&quot;addToFieldIssueMap(Field.&quot;&amp;[.F104]&amp;&quot;, &quot;&amp;[.B104]&amp;&quot;);&quot;" office:value-type="string" office:string-value="addToFieldIssueMap(Field.PATIENT_ADDRESS_STATE, PatientAddressStateIsDeprecated);">
            <text:p>addToFieldIssueMap(Field.PATIENT_ADDRESS_STATE, PatientAddressStateIsDeprecat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4]&amp;&quot;, '&quot;&amp;[.I104]&amp;&quot;', '&quot;&amp;[.J104]&amp;&quot;', '&quot;&amp;[.K104]&amp;&quot;', '&quot;&amp;[.L104]&amp;&quot;', '&quot;&amp;[.M104]&amp;&quot;', '&quot;&amp;[.N104]&amp;&quot;');&quot;" office:value-type="string" office:string-value="INSERT INTO dqa_potential_issue(issue_id, target_object, target_field, issue_type, field_value, default_action_code, change_priority) VALUES (104, 'Patient', 'address state', 'is deprecated', '', 'W', 'May');">
            <text:p>INSERT INTO dqa_potential_issue(issue_id, target_object, target_field, issue_type, field_value, default_action_code, change_priority) VALUES (104, 'Patient', 'address state', 'is deprecated', '', 'W', 'May');</text:p>
          </table:table-cell>
        </table:table-row>
        <table:table-row table:style-name="ro1">
          <table:table-cell table:formula="of:=ROW()" office:value-type="float" office:value="105">
            <text:p>105</text:p>
          </table:table-cell>
          <table:table-cell table:formula="of:=SUBSTITUTE(SUBSTITUTE(SUBSTITUTE(SUBSTITUTE(PROPER([.I105])&amp;PROPER([.J105])&amp;PROPER([.K105])&amp;PROPER([.L105]);&quot; &quot;;&quot;&quot;);&quot;-&quot;;&quot;&quot;);&quot;.&quot;;&quot;_&quot;);&quot;'&quot;;&quot;&quot;)" office:value-type="string" office:string-value="PatientAddressStateIsIgnored">
            <text:p>PatientAddressStateIsIgnored</text:p>
          </table:table-cell>
          <table:table-cell table:formula="of:=&quot;public PotentialIssue &quot;&amp;[.B105]&amp;&quot; = null;&quot;" office:value-type="string" office:string-value="public PotentialIssue PatientAddressStateIsIgnored = null;">
            <text:p>public PotentialIssue PatientAddressStateIsIgnored = null;</text:p>
          </table:table-cell>
          <table:table-cell table:formula="of:=[.B105]&amp;&quot; = getPotentialIssue(session, &quot;&amp;CHAR(34)&amp;[.I105]&amp;CHAR(34)&amp;&quot;, &quot;&amp;CHAR(34)&amp;SUBSTITUTE([.J105];&quot;''&quot;;&quot;'&quot;)&amp;CHAR(34)&amp;&quot;, &quot;&amp;CHAR(34)&amp;[.K105]&amp;CHAR(34)&amp;&quot;, &quot;&amp;CHAR(34)&amp;[.L105]&amp;CHAR(34)&amp;&quot;);&quot;" office:value-type="string" office:string-value="PatientAddressStateIsIgnored = getPotentialIssue(session, &quot;Patient&quot;, &quot;address state&quot;, &quot;is ignored&quot;, &quot;&quot;);">
            <text:p>PatientAddressStateIsIgnored = getPotentialIssue(session, "Patient", "address state", "is ignored", "");</text:p>
          </table:table-cell>
          <table:table-cell table:formula="of:=&quot;assertNotNull(pi.&quot;&amp;[.B105]&amp;&quot;);&quot;" office:value-type="string" office:string-value="assertNotNull(pi.PatientAddressStateIsIgnored);">
            <text:p>assertNotNull(pi.PatientAddressStateIsIgnored);</text:p>
          </table:table-cell>
          <table:table-cell table:formula="of:=UPPER(SUBSTITUTE(SUBSTITUTE(SUBSTITUTE([.I105];&quot; &quot;;&quot;_&quot;);&quot;'&quot;;&quot;&quot;);&quot;-&quot;;&quot;_&quot;)&amp;&quot;_&quot;&amp;SUBSTITUTE(SUBSTITUTE(SUBSTITUTE([.J105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4]=[.J105];[.I104]=[.I105]);&quot;&quot;;[.F105]&amp;&quot;,&quot;)">
            <text:p/>
          </table:table-cell>
          <table:table-cell table:formula="of:=&quot;addToFieldIssueMap(Field.&quot;&amp;[.F105]&amp;&quot;, &quot;&amp;[.B105]&amp;&quot;);&quot;" office:value-type="string" office:string-value="addToFieldIssueMap(Field.PATIENT_ADDRESS_STATE, PatientAddressStateIsIgnored);">
            <text:p>addToFieldIssueMap(Field.PATIENT_ADDRESS_STATE, PatientAddressStateIsIgnor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05]&amp;&quot;, '&quot;&amp;[.I105]&amp;&quot;', '&quot;&amp;[.J105]&amp;&quot;', '&quot;&amp;[.K105]&amp;&quot;', '&quot;&amp;[.L105]&amp;&quot;', '&quot;&amp;[.M105]&amp;&quot;', '&quot;&amp;[.N105]&amp;&quot;');&quot;" office:value-type="string" office:string-value="INSERT INTO dqa_potential_issue(issue_id, target_object, target_field, issue_type, field_value, default_action_code, change_priority) VALUES (105, 'Patient', 'address state', 'is ignored', '', 'S', 'May');">
            <text:p>INSERT INTO dqa_potential_issue(issue_id, target_object, target_field, issue_type, field_value, default_action_code, change_priority) VALUES (105, 'Patient', 'address state', 'is ignored', '', 'S', 'May');</text:p>
          </table:table-cell>
        </table:table-row>
        <table:table-row table:style-name="ro1">
          <table:table-cell table:formula="of:=ROW()" office:value-type="float" office:value="106">
            <text:p>106</text:p>
          </table:table-cell>
          <table:table-cell table:formula="of:=SUBSTITUTE(SUBSTITUTE(SUBSTITUTE(SUBSTITUTE(PROPER([.I106])&amp;PROPER([.J106])&amp;PROPER([.K106])&amp;PROPER([.L106]);&quot; &quot;;&quot;&quot;);&quot;-&quot;;&quot;&quot;);&quot;.&quot;;&quot;_&quot;);&quot;'&quot;;&quot;&quot;)" office:value-type="string" office:string-value="PatientAddressStateIsInvalid">
            <text:p>PatientAddressStateIsInvalid</text:p>
          </table:table-cell>
          <table:table-cell table:formula="of:=&quot;public PotentialIssue &quot;&amp;[.B106]&amp;&quot; = null;&quot;" office:value-type="string" office:string-value="public PotentialIssue PatientAddressStateIsInvalid = null;">
            <text:p>public PotentialIssue PatientAddressStateIsInvalid = null;</text:p>
          </table:table-cell>
          <table:table-cell table:formula="of:=[.B106]&amp;&quot; = getPotentialIssue(session, &quot;&amp;CHAR(34)&amp;[.I106]&amp;CHAR(34)&amp;&quot;, &quot;&amp;CHAR(34)&amp;SUBSTITUTE([.J106];&quot;''&quot;;&quot;'&quot;)&amp;CHAR(34)&amp;&quot;, &quot;&amp;CHAR(34)&amp;[.K106]&amp;CHAR(34)&amp;&quot;, &quot;&amp;CHAR(34)&amp;[.L106]&amp;CHAR(34)&amp;&quot;);&quot;" office:value-type="string" office:string-value="PatientAddressStateIsInvalid = getPotentialIssue(session, &quot;Patient&quot;, &quot;address state&quot;, &quot;is invalid&quot;, &quot;&quot;);">
            <text:p>PatientAddressStateIsInvalid = getPotentialIssue(session, "Patient", "address state", "is invalid", "");</text:p>
          </table:table-cell>
          <table:table-cell table:formula="of:=&quot;assertNotNull(pi.&quot;&amp;[.B106]&amp;&quot;);&quot;" office:value-type="string" office:string-value="assertNotNull(pi.PatientAddressStateIsInvalid);">
            <text:p>assertNotNull(pi.PatientAddressStateIsInvalid);</text:p>
          </table:table-cell>
          <table:table-cell table:formula="of:=UPPER(SUBSTITUTE(SUBSTITUTE(SUBSTITUTE([.I106];&quot; &quot;;&quot;_&quot;);&quot;'&quot;;&quot;&quot;);&quot;-&quot;;&quot;_&quot;)&amp;&quot;_&quot;&amp;SUBSTITUTE(SUBSTITUTE(SUBSTITUTE([.J106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5]=[.J106];[.I105]=[.I106]);&quot;&quot;;[.F106]&amp;&quot;,&quot;)">
            <text:p/>
          </table:table-cell>
          <table:table-cell table:formula="of:=&quot;addToFieldIssueMap(Field.&quot;&amp;[.F106]&amp;&quot;, &quot;&amp;[.B106]&amp;&quot;);&quot;" office:value-type="string" office:string-value="addToFieldIssueMap(Field.PATIENT_ADDRESS_STATE, PatientAddressStateIsInvalid);">
            <text:p>addToFieldIssueMap(Field.PATIENT_ADDRESS_STATE, PatientAddressStateIsInvali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6]&amp;&quot;, '&quot;&amp;[.I106]&amp;&quot;', '&quot;&amp;[.J106]&amp;&quot;', '&quot;&amp;[.K106]&amp;&quot;', '&quot;&amp;[.L106]&amp;&quot;', '&quot;&amp;[.M106]&amp;&quot;', '&quot;&amp;[.N106]&amp;&quot;');&quot;" office:value-type="string" office:string-value="INSERT INTO dqa_potential_issue(issue_id, target_object, target_field, issue_type, field_value, default_action_code, change_priority) VALUES (106, 'Patient', 'address state', 'is invalid', '', 'W', 'May');">
            <text:p>INSERT INTO dqa_potential_issue(issue_id, target_object, target_field, issue_type, field_value, default_action_code, change_priority) VALUES (106, 'Patient', 'address state', 'is invalid', '', 'W', 'May');</text:p>
          </table:table-cell>
        </table:table-row>
        <table:table-row table:style-name="ro1">
          <table:table-cell table:formula="of:=ROW()" office:value-type="float" office:value="107">
            <text:p>107</text:p>
          </table:table-cell>
          <table:table-cell table:formula="of:=SUBSTITUTE(SUBSTITUTE(SUBSTITUTE(SUBSTITUTE(PROPER([.I107])&amp;PROPER([.J107])&amp;PROPER([.K107])&amp;PROPER([.L107]);&quot; &quot;;&quot;&quot;);&quot;-&quot;;&quot;&quot;);&quot;.&quot;;&quot;_&quot;);&quot;'&quot;;&quot;&quot;)" office:value-type="string" office:string-value="PatientAddressStateIsMissing">
            <text:p>PatientAddressStateIsMissing</text:p>
          </table:table-cell>
          <table:table-cell table:formula="of:=&quot;public PotentialIssue &quot;&amp;[.B107]&amp;&quot; = null;&quot;" office:value-type="string" office:string-value="public PotentialIssue PatientAddressStateIsMissing = null;">
            <text:p>public PotentialIssue PatientAddressStateIsMissing = null;</text:p>
          </table:table-cell>
          <table:table-cell table:formula="of:=[.B107]&amp;&quot; = getPotentialIssue(session, &quot;&amp;CHAR(34)&amp;[.I107]&amp;CHAR(34)&amp;&quot;, &quot;&amp;CHAR(34)&amp;SUBSTITUTE([.J107];&quot;''&quot;;&quot;'&quot;)&amp;CHAR(34)&amp;&quot;, &quot;&amp;CHAR(34)&amp;[.K107]&amp;CHAR(34)&amp;&quot;, &quot;&amp;CHAR(34)&amp;[.L107]&amp;CHAR(34)&amp;&quot;);&quot;" office:value-type="string" office:string-value="PatientAddressStateIsMissing = getPotentialIssue(session, &quot;Patient&quot;, &quot;address state&quot;, &quot;is missing&quot;, &quot;&quot;);">
            <text:p>PatientAddressStateIsMissing = getPotentialIssue(session, "Patient", "address state", "is missing", "");</text:p>
          </table:table-cell>
          <table:table-cell table:formula="of:=&quot;assertNotNull(pi.&quot;&amp;[.B107]&amp;&quot;);&quot;" office:value-type="string" office:string-value="assertNotNull(pi.PatientAddressStateIsMissing);">
            <text:p>assertNotNull(pi.PatientAddressStateIsMissing);</text:p>
          </table:table-cell>
          <table:table-cell table:formula="of:=UPPER(SUBSTITUTE(SUBSTITUTE(SUBSTITUTE([.I107];&quot; &quot;;&quot;_&quot;);&quot;'&quot;;&quot;&quot;);&quot;-&quot;;&quot;_&quot;)&amp;&quot;_&quot;&amp;SUBSTITUTE(SUBSTITUTE(SUBSTITUTE([.J107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6]=[.J107];[.I106]=[.I107]);&quot;&quot;;[.F107]&amp;&quot;,&quot;)">
            <text:p/>
          </table:table-cell>
          <table:table-cell table:formula="of:=&quot;addToFieldIssueMap(Field.&quot;&amp;[.F107]&amp;&quot;, &quot;&amp;[.B107]&amp;&quot;);&quot;" office:value-type="string" office:string-value="addToFieldIssueMap(Field.PATIENT_ADDRESS_STATE, PatientAddressStateIsMissing);">
            <text:p>addToFieldIssueMap(Field.PATIENT_ADDRESS_STATE, PatientAddressStateIsMissing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7]&amp;&quot;, '&quot;&amp;[.I107]&amp;&quot;', '&quot;&amp;[.J107]&amp;&quot;', '&quot;&amp;[.K107]&amp;&quot;', '&quot;&amp;[.L107]&amp;&quot;', '&quot;&amp;[.M107]&amp;&quot;', '&quot;&amp;[.N107]&amp;&quot;');&quot;" office:value-type="string" office:string-value="INSERT INTO dqa_potential_issue(issue_id, target_object, target_field, issue_type, field_value, default_action_code, change_priority) VALUES (107, 'Patient', 'address state', 'is missing', '', 'W', 'May');">
            <text:p>INSERT INTO dqa_potential_issue(issue_id, target_object, target_field, issue_type, field_value, default_action_code, change_priority) VALUES (107, 'Patient', 'address state', 'is missing', '', 'W', 'May');</text:p>
          </table:table-cell>
        </table:table-row>
        <table:table-row table:style-name="ro1">
          <table:table-cell table:formula="of:=ROW()" office:value-type="float" office:value="108">
            <text:p>108</text:p>
          </table:table-cell>
          <table:table-cell table:formula="of:=SUBSTITUTE(SUBSTITUTE(SUBSTITUTE(SUBSTITUTE(PROPER([.I108])&amp;PROPER([.J108])&amp;PROPER([.K108])&amp;PROPER([.L108]);&quot; &quot;;&quot;&quot;);&quot;-&quot;;&quot;&quot;);&quot;.&quot;;&quot;_&quot;);&quot;'&quot;;&quot;&quot;)" office:value-type="string" office:string-value="PatientAddressStateIsUnrecognized">
            <text:p>PatientAddressStateIsUnrecognized</text:p>
          </table:table-cell>
          <table:table-cell table:formula="of:=&quot;public PotentialIssue &quot;&amp;[.B108]&amp;&quot; = null;&quot;" office:value-type="string" office:string-value="public PotentialIssue PatientAddressStateIsUnrecognized = null;">
            <text:p>public PotentialIssue PatientAddressStateIsUnrecognized = null;</text:p>
          </table:table-cell>
          <table:table-cell table:formula="of:=[.B108]&amp;&quot; = getPotentialIssue(session, &quot;&amp;CHAR(34)&amp;[.I108]&amp;CHAR(34)&amp;&quot;, &quot;&amp;CHAR(34)&amp;SUBSTITUTE([.J108];&quot;''&quot;;&quot;'&quot;)&amp;CHAR(34)&amp;&quot;, &quot;&amp;CHAR(34)&amp;[.K108]&amp;CHAR(34)&amp;&quot;, &quot;&amp;CHAR(34)&amp;[.L108]&amp;CHAR(34)&amp;&quot;);&quot;" office:value-type="string" office:string-value="PatientAddressStateIsUnrecognized = getPotentialIssue(session, &quot;Patient&quot;, &quot;address state&quot;, &quot;is unrecognized&quot;, &quot;&quot;);">
            <text:p>PatientAddressStateIsUnrecognized = getPotentialIssue(session, "Patient", "address state", "is unrecognized", "");</text:p>
          </table:table-cell>
          <table:table-cell table:formula="of:=&quot;assertNotNull(pi.&quot;&amp;[.B108]&amp;&quot;);&quot;" office:value-type="string" office:string-value="assertNotNull(pi.PatientAddressStateIsUnrecognized);">
            <text:p>assertNotNull(pi.PatientAddressStateIsUnrecognized);</text:p>
          </table:table-cell>
          <table:table-cell table:formula="of:=UPPER(SUBSTITUTE(SUBSTITUTE(SUBSTITUTE([.I108];&quot; &quot;;&quot;_&quot;);&quot;'&quot;;&quot;&quot;);&quot;-&quot;;&quot;_&quot;)&amp;&quot;_&quot;&amp;SUBSTITUTE(SUBSTITUTE(SUBSTITUTE([.J108];&quot; &quot;;&quot;_&quot;);&quot;'&quot;;&quot;&quot;);&quot;-&quot;;&quot;_&quot;))" office:value-type="string" office:string-value="PATIENT_ADDRESS_STATE">
            <text:p>PATIENT_ADDRESS_STATE</text:p>
          </table:table-cell>
          <table:table-cell table:formula="of:=IF(AND([.J107]=[.J108];[.I107]=[.I108]);&quot;&quot;;[.F108]&amp;&quot;,&quot;)">
            <text:p/>
          </table:table-cell>
          <table:table-cell table:formula="of:=&quot;addToFieldIssueMap(Field.&quot;&amp;[.F108]&amp;&quot;, &quot;&amp;[.B108]&amp;&quot;);&quot;" office:value-type="string" office:string-value="addToFieldIssueMap(Field.PATIENT_ADDRESS_STATE, PatientAddressStateIsUnrecognized);">
            <text:p>addToFieldIssueMap(Field.PATIENT_ADDRESS_STATE, PatientAddressStateIsUnrecognized);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8]&amp;&quot;, '&quot;&amp;[.I108]&amp;&quot;', '&quot;&amp;[.J108]&amp;&quot;', '&quot;&amp;[.K108]&amp;&quot;', '&quot;&amp;[.L108]&amp;&quot;', '&quot;&amp;[.M108]&amp;&quot;', '&quot;&amp;[.N108]&amp;&quot;');&quot;" office:value-type="string" office:string-value="INSERT INTO dqa_potential_issue(issue_id, target_object, target_field, issue_type, field_value, default_action_code, change_priority) VALUES (108, 'Patient', 'address state', 'is unrecognized', '', 'W', 'May');">
            <text:p>INSERT INTO dqa_potential_issue(issue_id, target_object, target_field, issue_type, field_value, default_action_code, change_priority) VALUES (108, 'Patient', 'address state', 'is unrecognized', '', 'W', 'May');</text:p>
          </table:table-cell>
        </table:table-row>
        <table:table-row table:style-name="ro1">
          <table:table-cell table:formula="of:=ROW()" office:value-type="float" office:value="109">
            <text:p>109</text:p>
          </table:table-cell>
          <table:table-cell table:formula="of:=SUBSTITUTE(SUBSTITUTE(SUBSTITUTE(SUBSTITUTE(PROPER([.I109])&amp;PROPER([.J109])&amp;PROPER([.K109])&amp;PROPER([.L109]);&quot; &quot;;&quot;&quot;);&quot;-&quot;;&quot;&quot;);&quot;.&quot;;&quot;_&quot;);&quot;'&quot;;&quot;&quot;)" office:value-type="string" office:string-value="PatientAddressStreetIsMissing">
            <text:p>PatientAddressStreetIsMissing</text:p>
          </table:table-cell>
          <table:table-cell table:formula="of:=&quot;public PotentialIssue &quot;&amp;[.B109]&amp;&quot; = null;&quot;" office:value-type="string" office:string-value="public PotentialIssue PatientAddressStreetIsMissing = null;">
            <text:p>public PotentialIssue PatientAddressStreetIsMissing = null;</text:p>
          </table:table-cell>
          <table:table-cell table:formula="of:=[.B109]&amp;&quot; = getPotentialIssue(session, &quot;&amp;CHAR(34)&amp;[.I109]&amp;CHAR(34)&amp;&quot;, &quot;&amp;CHAR(34)&amp;SUBSTITUTE([.J109];&quot;''&quot;;&quot;'&quot;)&amp;CHAR(34)&amp;&quot;, &quot;&amp;CHAR(34)&amp;[.K109]&amp;CHAR(34)&amp;&quot;, &quot;&amp;CHAR(34)&amp;[.L109]&amp;CHAR(34)&amp;&quot;);&quot;" office:value-type="string" office:string-value="PatientAddressStreetIsMissing = getPotentialIssue(session, &quot;Patient&quot;, &quot;address street&quot;, &quot;is missing&quot;, &quot;&quot;);">
            <text:p>PatientAddressStreetIsMissing = getPotentialIssue(session, "Patient", "address street", "is missing", "");</text:p>
          </table:table-cell>
          <table:table-cell table:formula="of:=&quot;assertNotNull(pi.&quot;&amp;[.B109]&amp;&quot;);&quot;" office:value-type="string" office:string-value="assertNotNull(pi.PatientAddressStreetIsMissing);">
            <text:p>assertNotNull(pi.PatientAddressStreetIsMissing);</text:p>
          </table:table-cell>
          <table:table-cell table:formula="of:=UPPER(SUBSTITUTE(SUBSTITUTE(SUBSTITUTE([.I109];&quot; &quot;;&quot;_&quot;);&quot;'&quot;;&quot;&quot;);&quot;-&quot;;&quot;_&quot;)&amp;&quot;_&quot;&amp;SUBSTITUTE(SUBSTITUTE(SUBSTITUTE([.J109];&quot; &quot;;&quot;_&quot;);&quot;'&quot;;&quot;&quot;);&quot;-&quot;;&quot;_&quot;))" office:value-type="string" office:string-value="PATIENT_ADDRESS_STREET">
            <text:p>PATIENT_ADDRESS_STREET</text:p>
          </table:table-cell>
          <table:table-cell table:formula="of:=IF(AND([.J108]=[.J109];[.I108]=[.I109]);&quot;&quot;;[.F109]&amp;&quot;,&quot;)" office:value-type="string" office:string-value="PATIENT_ADDRESS_STREET,">
            <text:p>PATIENT_ADDRESS_STREET,</text:p>
          </table:table-cell>
          <table:table-cell table:formula="of:=&quot;addToFieldIssueMap(Field.&quot;&amp;[.F109]&amp;&quot;, &quot;&amp;[.B109]&amp;&quot;);&quot;" office:value-type="string" office:string-value="addToFieldIssueMap(Field.PATIENT_ADDRESS_STREET, PatientAddressStreetIsMissing);">
            <text:p>addToFieldIssueMap(Field.PATIENT_ADDRESS_STREET, PatientAddressStreetIsMissing);</text:p>
          </table:table-cell>
          <table:table-cell office:value-type="string">
            <text:p>Patient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09]&amp;&quot;, '&quot;&amp;[.I109]&amp;&quot;', '&quot;&amp;[.J109]&amp;&quot;', '&quot;&amp;[.K109]&amp;&quot;', '&quot;&amp;[.L109]&amp;&quot;', '&quot;&amp;[.M109]&amp;&quot;', '&quot;&amp;[.N109]&amp;&quot;');&quot;" office:value-type="string" office:string-value="INSERT INTO dqa_potential_issue(issue_id, target_object, target_field, issue_type, field_value, default_action_code, change_priority) VALUES (109, 'Patient', 'address street', 'is missing', '', 'W', 'May');">
            <text:p>INSERT INTO dqa_potential_issue(issue_id, target_object, target_field, issue_type, field_value, default_action_code, change_priority) VALUES (109, 'Patient', 'address street', 'is missing', '', 'W', 'May');</text:p>
          </table:table-cell>
        </table:table-row>
        <table:table-row table:style-name="ro1">
          <table:table-cell table:formula="of:=ROW()" office:value-type="float" office:value="110">
            <text:p>110</text:p>
          </table:table-cell>
          <table:table-cell table:formula="of:=SUBSTITUTE(SUBSTITUTE(SUBSTITUTE(SUBSTITUTE(PROPER([.I110])&amp;PROPER([.J110])&amp;PROPER([.K110])&amp;PROPER([.L110]);&quot; &quot;;&quot;&quot;);&quot;-&quot;;&quot;&quot;);&quot;.&quot;;&quot;_&quot;);&quot;'&quot;;&quot;&quot;)" office:value-type="string" office:string-value="PatientAddressStreet2IsMissing">
            <text:p>PatientAddressStreet2IsMissing</text:p>
          </table:table-cell>
          <table:table-cell table:formula="of:=&quot;public PotentialIssue &quot;&amp;[.B110]&amp;&quot; = null;&quot;" office:value-type="string" office:string-value="public PotentialIssue PatientAddressStreet2IsMissing = null;">
            <text:p>public PotentialIssue PatientAddressStreet2IsMissing = null;</text:p>
          </table:table-cell>
          <table:table-cell table:formula="of:=[.B110]&amp;&quot; = getPotentialIssue(session, &quot;&amp;CHAR(34)&amp;[.I110]&amp;CHAR(34)&amp;&quot;, &quot;&amp;CHAR(34)&amp;SUBSTITUTE([.J110];&quot;''&quot;;&quot;'&quot;)&amp;CHAR(34)&amp;&quot;, &quot;&amp;CHAR(34)&amp;[.K110]&amp;CHAR(34)&amp;&quot;, &quot;&amp;CHAR(34)&amp;[.L110]&amp;CHAR(34)&amp;&quot;);&quot;" office:value-type="string" office:string-value="PatientAddressStreet2IsMissing = getPotentialIssue(session, &quot;Patient&quot;, &quot;address street2&quot;, &quot;is missing&quot;, &quot;&quot;);">
            <text:p>PatientAddressStreet2IsMissing = getPotentialIssue(session, "Patient", "address street2", "is missing", "");</text:p>
          </table:table-cell>
          <table:table-cell table:formula="of:=&quot;assertNotNull(pi.&quot;&amp;[.B110]&amp;&quot;);&quot;" office:value-type="string" office:string-value="assertNotNull(pi.PatientAddressStreet2IsMissing);">
            <text:p>assertNotNull(pi.PatientAddressStreet2IsMissing);</text:p>
          </table:table-cell>
          <table:table-cell table:formula="of:=UPPER(SUBSTITUTE(SUBSTITUTE(SUBSTITUTE([.I110];&quot; &quot;;&quot;_&quot;);&quot;'&quot;;&quot;&quot;);&quot;-&quot;;&quot;_&quot;)&amp;&quot;_&quot;&amp;SUBSTITUTE(SUBSTITUTE(SUBSTITUTE([.J110];&quot; &quot;;&quot;_&quot;);&quot;'&quot;;&quot;&quot;);&quot;-&quot;;&quot;_&quot;))" office:value-type="string" office:string-value="PATIENT_ADDRESS_STREET2">
            <text:p>PATIENT_ADDRESS_STREET2</text:p>
          </table:table-cell>
          <table:table-cell table:formula="of:=IF(AND([.J109]=[.J110];[.I109]=[.I110]);&quot;&quot;;[.F110]&amp;&quot;,&quot;)" office:value-type="string" office:string-value="PATIENT_ADDRESS_STREET2,">
            <text:p>PATIENT_ADDRESS_STREET2,</text:p>
          </table:table-cell>
          <table:table-cell table:formula="of:=&quot;addToFieldIssueMap(Field.&quot;&amp;[.F110]&amp;&quot;, &quot;&amp;[.B110]&amp;&quot;);&quot;" office:value-type="string" office:string-value="addToFieldIssueMap(Field.PATIENT_ADDRESS_STREET2, PatientAddressStreet2IsMissing);">
            <text:p>addToFieldIssueMap(Field.PATIENT_ADDRESS_STREET2, PatientAddressStreet2IsMissing);</text:p>
          </table:table-cell>
          <table:table-cell office:value-type="string">
            <text:p>Patient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10]&amp;&quot;, '&quot;&amp;[.I110]&amp;&quot;', '&quot;&amp;[.J110]&amp;&quot;', '&quot;&amp;[.K110]&amp;&quot;', '&quot;&amp;[.L110]&amp;&quot;', '&quot;&amp;[.M110]&amp;&quot;', '&quot;&amp;[.N110]&amp;&quot;');&quot;" office:value-type="string" office:string-value="INSERT INTO dqa_potential_issue(issue_id, target_object, target_field, issue_type, field_value, default_action_code, change_priority) VALUES (110, 'Patient', 'address street2', 'is missing', '', 'A', 'Can');">
            <text:p>INSERT INTO dqa_potential_issue(issue_id, target_object, target_field, issue_type, field_value, default_action_code, change_priority) VALUES (110, 'Patient', 'address street2', 'is missing', '', 'A', 'Can');</text:p>
          </table:table-cell>
        </table:table-row>
        <table:table-row table:style-name="ro1">
          <table:table-cell table:formula="of:=ROW()" office:value-type="float" office:value="111">
            <text:p>111</text:p>
          </table:table-cell>
          <table:table-cell table:formula="of:=SUBSTITUTE(SUBSTITUTE(SUBSTITUTE(SUBSTITUTE(PROPER([.I111])&amp;PROPER([.J111])&amp;PROPER([.K111])&amp;PROPER([.L111]);&quot; &quot;;&quot;&quot;);&quot;-&quot;;&quot;&quot;);&quot;.&quot;;&quot;_&quot;);&quot;'&quot;;&quot;&quot;)" office:value-type="string" office:string-value="PatientAddressZipIsInvalid">
            <text:p>PatientAddressZipIsInvalid</text:p>
          </table:table-cell>
          <table:table-cell table:formula="of:=&quot;public PotentialIssue &quot;&amp;[.B111]&amp;&quot; = null;&quot;" office:value-type="string" office:string-value="public PotentialIssue PatientAddressZipIsInvalid = null;">
            <text:p>public PotentialIssue PatientAddressZipIsInvalid = null;</text:p>
          </table:table-cell>
          <table:table-cell table:formula="of:=[.B111]&amp;&quot; = getPotentialIssue(session, &quot;&amp;CHAR(34)&amp;[.I111]&amp;CHAR(34)&amp;&quot;, &quot;&amp;CHAR(34)&amp;SUBSTITUTE([.J111];&quot;''&quot;;&quot;'&quot;)&amp;CHAR(34)&amp;&quot;, &quot;&amp;CHAR(34)&amp;[.K111]&amp;CHAR(34)&amp;&quot;, &quot;&amp;CHAR(34)&amp;[.L111]&amp;CHAR(34)&amp;&quot;);&quot;" office:value-type="string" office:string-value="PatientAddressZipIsInvalid = getPotentialIssue(session, &quot;Patient&quot;, &quot;address zip&quot;, &quot;is invalid&quot;, &quot;&quot;);">
            <text:p>PatientAddressZipIsInvalid = getPotentialIssue(session, "Patient", "address zip", "is invalid", "");</text:p>
          </table:table-cell>
          <table:table-cell table:formula="of:=&quot;assertNotNull(pi.&quot;&amp;[.B111]&amp;&quot;);&quot;" office:value-type="string" office:string-value="assertNotNull(pi.PatientAddressZipIsInvalid);">
            <text:p>assertNotNull(pi.PatientAddressZipIsInvalid);</text:p>
          </table:table-cell>
          <table:table-cell table:formula="of:=UPPER(SUBSTITUTE(SUBSTITUTE(SUBSTITUTE([.I111];&quot; &quot;;&quot;_&quot;);&quot;'&quot;;&quot;&quot;);&quot;-&quot;;&quot;_&quot;)&amp;&quot;_&quot;&amp;SUBSTITUTE(SUBSTITUTE(SUBSTITUTE([.J111];&quot; &quot;;&quot;_&quot;);&quot;'&quot;;&quot;&quot;);&quot;-&quot;;&quot;_&quot;))" office:value-type="string" office:string-value="PATIENT_ADDRESS_ZIP">
            <text:p>PATIENT_ADDRESS_ZIP</text:p>
          </table:table-cell>
          <table:table-cell table:formula="of:=IF(AND([.J110]=[.J111];[.I110]=[.I111]);&quot;&quot;;[.F111]&amp;&quot;,&quot;)" office:value-type="string" office:string-value="PATIENT_ADDRESS_ZIP,">
            <text:p>PATIENT_ADDRESS_ZIP,</text:p>
          </table:table-cell>
          <table:table-cell table:formula="of:=&quot;addToFieldIssueMap(Field.&quot;&amp;[.F111]&amp;&quot;, &quot;&amp;[.B111]&amp;&quot;);&quot;" office:value-type="string" office:string-value="addToFieldIssueMap(Field.PATIENT_ADDRESS_ZIP, PatientAddressZipIsInvalid);">
            <text:p>addToFieldIssueMap(Field.PATIENT_ADDRESS_ZIP, PatientAddressZipIsInvalid);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1]&amp;&quot;, '&quot;&amp;[.I111]&amp;&quot;', '&quot;&amp;[.J111]&amp;&quot;', '&quot;&amp;[.K111]&amp;&quot;', '&quot;&amp;[.L111]&amp;&quot;', '&quot;&amp;[.M111]&amp;&quot;', '&quot;&amp;[.N111]&amp;&quot;');&quot;" office:value-type="string" office:string-value="INSERT INTO dqa_potential_issue(issue_id, target_object, target_field, issue_type, field_value, default_action_code, change_priority) VALUES (111, 'Patient', 'address zip', 'is invalid', '', 'W', 'May');">
            <text:p>INSERT INTO dqa_potential_issue(issue_id, target_object, target_field, issue_type, field_value, default_action_code, change_priority) VALUES (111, 'Patient', 'address zip', 'is invalid', '', 'W', 'May');</text:p>
          </table:table-cell>
        </table:table-row>
        <table:table-row table:style-name="ro1">
          <table:table-cell table:formula="of:=ROW()" office:value-type="float" office:value="112">
            <text:p>112</text:p>
          </table:table-cell>
          <table:table-cell table:formula="of:=SUBSTITUTE(SUBSTITUTE(SUBSTITUTE(SUBSTITUTE(PROPER([.I112])&amp;PROPER([.J112])&amp;PROPER([.K112])&amp;PROPER([.L112]);&quot; &quot;;&quot;&quot;);&quot;-&quot;;&quot;&quot;);&quot;.&quot;;&quot;_&quot;);&quot;'&quot;;&quot;&quot;)" office:value-type="string" office:string-value="PatientAddressZipIsMissing">
            <text:p>PatientAddressZipIsMissing</text:p>
          </table:table-cell>
          <table:table-cell table:formula="of:=&quot;public PotentialIssue &quot;&amp;[.B112]&amp;&quot; = null;&quot;" office:value-type="string" office:string-value="public PotentialIssue PatientAddressZipIsMissing = null;">
            <text:p>public PotentialIssue PatientAddressZipIsMissing = null;</text:p>
          </table:table-cell>
          <table:table-cell table:formula="of:=[.B112]&amp;&quot; = getPotentialIssue(session, &quot;&amp;CHAR(34)&amp;[.I112]&amp;CHAR(34)&amp;&quot;, &quot;&amp;CHAR(34)&amp;SUBSTITUTE([.J112];&quot;''&quot;;&quot;'&quot;)&amp;CHAR(34)&amp;&quot;, &quot;&amp;CHAR(34)&amp;[.K112]&amp;CHAR(34)&amp;&quot;, &quot;&amp;CHAR(34)&amp;[.L112]&amp;CHAR(34)&amp;&quot;);&quot;" office:value-type="string" office:string-value="PatientAddressZipIsMissing = getPotentialIssue(session, &quot;Patient&quot;, &quot;address zip&quot;, &quot;is missing&quot;, &quot;&quot;);">
            <text:p>PatientAddressZipIsMissing = getPotentialIssue(session, "Patient", "address zip", "is missing", "");</text:p>
          </table:table-cell>
          <table:table-cell table:formula="of:=&quot;assertNotNull(pi.&quot;&amp;[.B112]&amp;&quot;);&quot;" office:value-type="string" office:string-value="assertNotNull(pi.PatientAddressZipIsMissing);">
            <text:p>assertNotNull(pi.PatientAddressZipIsMissing);</text:p>
          </table:table-cell>
          <table:table-cell table:formula="of:=UPPER(SUBSTITUTE(SUBSTITUTE(SUBSTITUTE([.I112];&quot; &quot;;&quot;_&quot;);&quot;'&quot;;&quot;&quot;);&quot;-&quot;;&quot;_&quot;)&amp;&quot;_&quot;&amp;SUBSTITUTE(SUBSTITUTE(SUBSTITUTE([.J112];&quot; &quot;;&quot;_&quot;);&quot;'&quot;;&quot;&quot;);&quot;-&quot;;&quot;_&quot;))" office:value-type="string" office:string-value="PATIENT_ADDRESS_ZIP">
            <text:p>PATIENT_ADDRESS_ZIP</text:p>
          </table:table-cell>
          <table:table-cell table:formula="of:=IF(AND([.J111]=[.J112];[.I111]=[.I112]);&quot;&quot;;[.F112]&amp;&quot;,&quot;)">
            <text:p/>
          </table:table-cell>
          <table:table-cell table:formula="of:=&quot;addToFieldIssueMap(Field.&quot;&amp;[.F112]&amp;&quot;, &quot;&amp;[.B112]&amp;&quot;);&quot;" office:value-type="string" office:string-value="addToFieldIssueMap(Field.PATIENT_ADDRESS_ZIP, PatientAddressZipIsMissing);">
            <text:p>addToFieldIssueMap(Field.PATIENT_ADDRESS_ZIP, PatientAddressZipIsMissing);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2]&amp;&quot;, '&quot;&amp;[.I112]&amp;&quot;', '&quot;&amp;[.J112]&amp;&quot;', '&quot;&amp;[.K112]&amp;&quot;', '&quot;&amp;[.L112]&amp;&quot;', '&quot;&amp;[.M112]&amp;&quot;', '&quot;&amp;[.N112]&amp;&quot;');&quot;" office:value-type="string" office:string-value="INSERT INTO dqa_potential_issue(issue_id, target_object, target_field, issue_type, field_value, default_action_code, change_priority) VALUES (112, 'Patient', 'address zip', 'is missing', '', 'W', 'May');">
            <text:p>INSERT INTO dqa_potential_issue(issue_id, target_object, target_field, issue_type, field_value, default_action_code, change_priority) VALUES (112, 'Patient', 'address zip', 'is missing', '', 'W', 'May');</text:p>
          </table:table-cell>
        </table:table-row>
        <table:table-row table:style-name="ro1">
          <table:table-cell table:formula="of:=ROW()" office:value-type="float" office:value="113">
            <text:p>113</text:p>
          </table:table-cell>
          <table:table-cell table:formula="of:=SUBSTITUTE(SUBSTITUTE(SUBSTITUTE(SUBSTITUTE(PROPER([.I113])&amp;PROPER([.J113])&amp;PROPER([.K113])&amp;PROPER([.L113]);&quot; &quot;;&quot;&quot;);&quot;-&quot;;&quot;&quot;);&quot;.&quot;;&quot;_&quot;);&quot;'&quot;;&quot;&quot;)" office:value-type="string" office:string-value="PatientAliasIsMissing">
            <text:p>PatientAliasIsMissing</text:p>
          </table:table-cell>
          <table:table-cell table:formula="of:=&quot;public PotentialIssue &quot;&amp;[.B113]&amp;&quot; = null;&quot;" office:value-type="string" office:string-value="public PotentialIssue PatientAliasIsMissing = null;">
            <text:p>public PotentialIssue PatientAliasIsMissing = null;</text:p>
          </table:table-cell>
          <table:table-cell table:formula="of:=[.B113]&amp;&quot; = getPotentialIssue(session, &quot;&amp;CHAR(34)&amp;[.I113]&amp;CHAR(34)&amp;&quot;, &quot;&amp;CHAR(34)&amp;SUBSTITUTE([.J113];&quot;''&quot;;&quot;'&quot;)&amp;CHAR(34)&amp;&quot;, &quot;&amp;CHAR(34)&amp;[.K113]&amp;CHAR(34)&amp;&quot;, &quot;&amp;CHAR(34)&amp;[.L113]&amp;CHAR(34)&amp;&quot;);&quot;" office:value-type="string" office:string-value="PatientAliasIsMissing = getPotentialIssue(session, &quot;Patient&quot;, &quot;alias&quot;, &quot;is missing&quot;, &quot;&quot;);">
            <text:p>PatientAliasIsMissing = getPotentialIssue(session, "Patient", "alias", "is missing", "");</text:p>
          </table:table-cell>
          <table:table-cell table:formula="of:=&quot;assertNotNull(pi.&quot;&amp;[.B113]&amp;&quot;);&quot;" office:value-type="string" office:string-value="assertNotNull(pi.PatientAliasIsMissing);">
            <text:p>assertNotNull(pi.PatientAliasIsMissing);</text:p>
          </table:table-cell>
          <table:table-cell table:formula="of:=UPPER(SUBSTITUTE(SUBSTITUTE(SUBSTITUTE([.I113];&quot; &quot;;&quot;_&quot;);&quot;'&quot;;&quot;&quot;);&quot;-&quot;;&quot;_&quot;)&amp;&quot;_&quot;&amp;SUBSTITUTE(SUBSTITUTE(SUBSTITUTE([.J113];&quot; &quot;;&quot;_&quot;);&quot;'&quot;;&quot;&quot;);&quot;-&quot;;&quot;_&quot;))" office:value-type="string" office:string-value="PATIENT_ALIAS">
            <text:p>PATIENT_ALIAS</text:p>
          </table:table-cell>
          <table:table-cell table:formula="of:=IF(AND([.J112]=[.J113];[.I112]=[.I113]);&quot;&quot;;[.F113]&amp;&quot;,&quot;)" office:value-type="string" office:string-value="PATIENT_ALIAS,">
            <text:p>PATIENT_ALIAS,</text:p>
          </table:table-cell>
          <table:table-cell table:formula="of:=&quot;addToFieldIssueMap(Field.&quot;&amp;[.F113]&amp;&quot;, &quot;&amp;[.B113]&amp;&quot;);&quot;" office:value-type="string" office:string-value="addToFieldIssueMap(Field.PATIENT_ALIAS, PatientAliasIsMissing);">
            <text:p>addToFieldIssueMap(Field.PATIENT_ALIAS, PatientAliasIsMissing);</text:p>
          </table:table-cell>
          <table:table-cell office:value-type="string">
            <text:p>Patient</text:p>
          </table:table-cell>
          <table:table-cell office:value-type="string">
            <text:p>alia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13]&amp;&quot;, '&quot;&amp;[.I113]&amp;&quot;', '&quot;&amp;[.J113]&amp;&quot;', '&quot;&amp;[.K113]&amp;&quot;', '&quot;&amp;[.L113]&amp;&quot;', '&quot;&amp;[.M113]&amp;&quot;', '&quot;&amp;[.N113]&amp;&quot;');&quot;" office:value-type="string" office:string-value="INSERT INTO dqa_potential_issue(issue_id, target_object, target_field, issue_type, field_value, default_action_code, change_priority) VALUES (113, 'Patient', 'alias', 'is missing', '', 'A', 'May');">
            <text:p>INSERT INTO dqa_potential_issue(issue_id, target_object, target_field, issue_type, field_value, default_action_code, change_priority) VALUES (113, 'Patient', 'alias', 'is missing', '', 'A', 'May');</text:p>
          </table:table-cell>
        </table:table-row>
        <table:table-row table:style-name="ro1">
          <table:table-cell table:formula="of:=ROW()" office:value-type="float" office:value="114">
            <text:p>114</text:p>
          </table:table-cell>
          <table:table-cell table:formula="of:=SUBSTITUTE(SUBSTITUTE(SUBSTITUTE(SUBSTITUTE(PROPER([.I114])&amp;PROPER([.J114])&amp;PROPER([.K114])&amp;PROPER([.L114]);&quot; &quot;;&quot;&quot;);&quot;-&quot;;&quot;&quot;);&quot;.&quot;;&quot;_&quot;);&quot;'&quot;;&quot;&quot;)" office:value-type="string" office:string-value="PatientBirthIndicatorIsInvalid">
            <text:p>PatientBirthIndicatorIsInvalid</text:p>
          </table:table-cell>
          <table:table-cell table:formula="of:=&quot;public PotentialIssue &quot;&amp;[.B114]&amp;&quot; = null;&quot;" office:value-type="string" office:string-value="public PotentialIssue PatientBirthIndicatorIsInvalid = null;">
            <text:p>public PotentialIssue PatientBirthIndicatorIsInvalid = null;</text:p>
          </table:table-cell>
          <table:table-cell table:formula="of:=[.B114]&amp;&quot; = getPotentialIssue(session, &quot;&amp;CHAR(34)&amp;[.I114]&amp;CHAR(34)&amp;&quot;, &quot;&amp;CHAR(34)&amp;SUBSTITUTE([.J114];&quot;''&quot;;&quot;'&quot;)&amp;CHAR(34)&amp;&quot;, &quot;&amp;CHAR(34)&amp;[.K114]&amp;CHAR(34)&amp;&quot;, &quot;&amp;CHAR(34)&amp;[.L114]&amp;CHAR(34)&amp;&quot;);&quot;" office:value-type="string" office:string-value="PatientBirthIndicatorIsInvalid = getPotentialIssue(session, &quot;Patient&quot;, &quot;birth indicator&quot;, &quot;is invalid&quot;, &quot;&quot;);">
            <text:p>PatientBirthIndicatorIsInvalid = getPotentialIssue(session, "Patient", "birth indicator", "is invalid", "");</text:p>
          </table:table-cell>
          <table:table-cell table:formula="of:=&quot;assertNotNull(pi.&quot;&amp;[.B114]&amp;&quot;);&quot;" office:value-type="string" office:string-value="assertNotNull(pi.PatientBirthIndicatorIsInvalid);">
            <text:p>assertNotNull(pi.PatientBirthIndicatorIsInvalid);</text:p>
          </table:table-cell>
          <table:table-cell table:formula="of:=UPPER(SUBSTITUTE(SUBSTITUTE(SUBSTITUTE([.I114];&quot; &quot;;&quot;_&quot;);&quot;'&quot;;&quot;&quot;);&quot;-&quot;;&quot;_&quot;)&amp;&quot;_&quot;&amp;SUBSTITUTE(SUBSTITUTE(SUBSTITUTE([.J114];&quot; &quot;;&quot;_&quot;);&quot;'&quot;;&quot;&quot;);&quot;-&quot;;&quot;_&quot;))" office:value-type="string" office:string-value="PATIENT_BIRTH_INDICATOR">
            <text:p>PATIENT_BIRTH_INDICATOR</text:p>
          </table:table-cell>
          <table:table-cell table:formula="of:=IF(AND([.J113]=[.J114];[.I113]=[.I114]);&quot;&quot;;[.F114]&amp;&quot;,&quot;)" office:value-type="string" office:string-value="PATIENT_BIRTH_INDICATOR,">
            <text:p>PATIENT_BIRTH_INDICATOR,</text:p>
          </table:table-cell>
          <table:table-cell table:formula="of:=&quot;addToFieldIssueMap(Field.&quot;&amp;[.F114]&amp;&quot;, &quot;&amp;[.B114]&amp;&quot;);&quot;" office:value-type="string" office:string-value="addToFieldIssueMap(Field.PATIENT_BIRTH_INDICATOR, PatientBirthIndicatorIsInvalid);">
            <text:p>addToFieldIssueMap(Field.PATIENT_BIRTH_INDICATOR, PatientBirthIndicatorIsInvalid);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4]&amp;&quot;, '&quot;&amp;[.I114]&amp;&quot;', '&quot;&amp;[.J114]&amp;&quot;', '&quot;&amp;[.K114]&amp;&quot;', '&quot;&amp;[.L114]&amp;&quot;', '&quot;&amp;[.M114]&amp;&quot;', '&quot;&amp;[.N114]&amp;&quot;');&quot;" office:value-type="string" office:string-value="INSERT INTO dqa_potential_issue(issue_id, target_object, target_field, issue_type, field_value, default_action_code, change_priority) VALUES (114, 'Patient', 'birth indicator', 'is invalid', '', 'W', 'May');">
            <text:p>INSERT INTO dqa_potential_issue(issue_id, target_object, target_field, issue_type, field_value, default_action_code, change_priority) VALUES (114, 'Patient', 'birth indicator', 'is invalid', '', 'W', 'May');</text:p>
          </table:table-cell>
        </table:table-row>
        <table:table-row table:style-name="ro1">
          <table:table-cell table:formula="of:=ROW()" office:value-type="float" office:value="115">
            <text:p>115</text:p>
          </table:table-cell>
          <table:table-cell table:formula="of:=SUBSTITUTE(SUBSTITUTE(SUBSTITUTE(SUBSTITUTE(PROPER([.I115])&amp;PROPER([.J115])&amp;PROPER([.K115])&amp;PROPER([.L115]);&quot; &quot;;&quot;&quot;);&quot;-&quot;;&quot;&quot;);&quot;.&quot;;&quot;_&quot;);&quot;'&quot;;&quot;&quot;)" office:value-type="string" office:string-value="PatientBirthIndicatorIsMissing">
            <text:p>PatientBirthIndicatorIsMissing</text:p>
          </table:table-cell>
          <table:table-cell table:formula="of:=&quot;public PotentialIssue &quot;&amp;[.B115]&amp;&quot; = null;&quot;" office:value-type="string" office:string-value="public PotentialIssue PatientBirthIndicatorIsMissing = null;">
            <text:p>public PotentialIssue PatientBirthIndicatorIsMissing = null;</text:p>
          </table:table-cell>
          <table:table-cell table:formula="of:=[.B115]&amp;&quot; = getPotentialIssue(session, &quot;&amp;CHAR(34)&amp;[.I115]&amp;CHAR(34)&amp;&quot;, &quot;&amp;CHAR(34)&amp;SUBSTITUTE([.J115];&quot;''&quot;;&quot;'&quot;)&amp;CHAR(34)&amp;&quot;, &quot;&amp;CHAR(34)&amp;[.K115]&amp;CHAR(34)&amp;&quot;, &quot;&amp;CHAR(34)&amp;[.L115]&amp;CHAR(34)&amp;&quot;);&quot;" office:value-type="string" office:string-value="PatientBirthIndicatorIsMissing = getPotentialIssue(session, &quot;Patient&quot;, &quot;birth indicator&quot;, &quot;is missing&quot;, &quot;&quot;);">
            <text:p>PatientBirthIndicatorIsMissing = getPotentialIssue(session, "Patient", "birth indicator", "is missing", "");</text:p>
          </table:table-cell>
          <table:table-cell table:formula="of:=&quot;assertNotNull(pi.&quot;&amp;[.B115]&amp;&quot;);&quot;" office:value-type="string" office:string-value="assertNotNull(pi.PatientBirthIndicatorIsMissing);">
            <text:p>assertNotNull(pi.PatientBirthIndicatorIsMissing);</text:p>
          </table:table-cell>
          <table:table-cell table:formula="of:=UPPER(SUBSTITUTE(SUBSTITUTE(SUBSTITUTE([.I115];&quot; &quot;;&quot;_&quot;);&quot;'&quot;;&quot;&quot;);&quot;-&quot;;&quot;_&quot;)&amp;&quot;_&quot;&amp;SUBSTITUTE(SUBSTITUTE(SUBSTITUTE([.J115];&quot; &quot;;&quot;_&quot;);&quot;'&quot;;&quot;&quot;);&quot;-&quot;;&quot;_&quot;))" office:value-type="string" office:string-value="PATIENT_BIRTH_INDICATOR">
            <text:p>PATIENT_BIRTH_INDICATOR</text:p>
          </table:table-cell>
          <table:table-cell table:formula="of:=IF(AND([.J114]=[.J115];[.I114]=[.I115]);&quot;&quot;;[.F115]&amp;&quot;,&quot;)">
            <text:p/>
          </table:table-cell>
          <table:table-cell table:formula="of:=&quot;addToFieldIssueMap(Field.&quot;&amp;[.F115]&amp;&quot;, &quot;&amp;[.B115]&amp;&quot;);&quot;" office:value-type="string" office:string-value="addToFieldIssueMap(Field.PATIENT_BIRTH_INDICATOR, PatientBirthIndicatorIsMissing);">
            <text:p>addToFieldIssueMap(Field.PATIENT_BIRTH_INDICATOR, PatientBirthIndicatorIsMissing);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15]&amp;&quot;, '&quot;&amp;[.I115]&amp;&quot;', '&quot;&amp;[.J115]&amp;&quot;', '&quot;&amp;[.K115]&amp;&quot;', '&quot;&amp;[.L115]&amp;&quot;', '&quot;&amp;[.M115]&amp;&quot;', '&quot;&amp;[.N115]&amp;&quot;');&quot;" office:value-type="string" office:string-value="INSERT INTO dqa_potential_issue(issue_id, target_object, target_field, issue_type, field_value, default_action_code, change_priority) VALUES (115, 'Patient', 'birth indicator', 'is missing', '', 'A', 'Should');">
            <text:p>INSERT INTO dqa_potential_issue(issue_id, target_object, target_field, issue_type, field_value, default_action_code, change_priority) VALUES (115, 'Patient', 'birth indicator', 'is missing', '', 'A', 'Should');</text:p>
          </table:table-cell>
        </table:table-row>
        <table:table-row table:style-name="ro1">
          <table:table-cell table:formula="of:=ROW()" office:value-type="float" office:value="116">
            <text:p>116</text:p>
          </table:table-cell>
          <table:table-cell table:formula="of:=SUBSTITUTE(SUBSTITUTE(SUBSTITUTE(SUBSTITUTE(PROPER([.I116])&amp;PROPER([.J116])&amp;PROPER([.K116])&amp;PROPER([.L116]);&quot; &quot;;&quot;&quot;);&quot;-&quot;;&quot;&quot;);&quot;.&quot;;&quot;_&quot;);&quot;'&quot;;&quot;&quot;)" office:value-type="string" office:string-value="PatientBirthOrderIsInvalid">
            <text:p>PatientBirthOrderIsInvalid</text:p>
          </table:table-cell>
          <table:table-cell table:formula="of:=&quot;public PotentialIssue &quot;&amp;[.B116]&amp;&quot; = null;&quot;" office:value-type="string" office:string-value="public PotentialIssue PatientBirthOrderIsInvalid = null;">
            <text:p>public PotentialIssue PatientBirthOrderIsInvalid = null;</text:p>
          </table:table-cell>
          <table:table-cell table:formula="of:=[.B116]&amp;&quot; = getPotentialIssue(session, &quot;&amp;CHAR(34)&amp;[.I116]&amp;CHAR(34)&amp;&quot;, &quot;&amp;CHAR(34)&amp;SUBSTITUTE([.J116];&quot;''&quot;;&quot;'&quot;)&amp;CHAR(34)&amp;&quot;, &quot;&amp;CHAR(34)&amp;[.K116]&amp;CHAR(34)&amp;&quot;, &quot;&amp;CHAR(34)&amp;[.L116]&amp;CHAR(34)&amp;&quot;);&quot;" office:value-type="string" office:string-value="PatientBirthOrderIsInvalid = getPotentialIssue(session, &quot;Patient&quot;, &quot;birth order&quot;, &quot;is invalid&quot;, &quot;&quot;);">
            <text:p>PatientBirthOrderIsInvalid = getPotentialIssue(session, "Patient", "birth order", "is invalid", "");</text:p>
          </table:table-cell>
          <table:table-cell table:formula="of:=&quot;assertNotNull(pi.&quot;&amp;[.B116]&amp;&quot;);&quot;" office:value-type="string" office:string-value="assertNotNull(pi.PatientBirthOrderIsInvalid);">
            <text:p>assertNotNull(pi.PatientBirthOrderIsInvalid);</text:p>
          </table:table-cell>
          <table:table-cell table:formula="of:=UPPER(SUBSTITUTE(SUBSTITUTE(SUBSTITUTE([.I116];&quot; &quot;;&quot;_&quot;);&quot;'&quot;;&quot;&quot;);&quot;-&quot;;&quot;_&quot;)&amp;&quot;_&quot;&amp;SUBSTITUTE(SUBSTITUTE(SUBSTITUTE([.J116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5]=[.J116];[.I115]=[.I116]);&quot;&quot;;[.F116]&amp;&quot;,&quot;)" office:value-type="string" office:string-value="PATIENT_BIRTH_ORDER,">
            <text:p>PATIENT_BIRTH_ORDER,</text:p>
          </table:table-cell>
          <table:table-cell table:formula="of:=&quot;addToFieldIssueMap(Field.&quot;&amp;[.F116]&amp;&quot;, &quot;&amp;[.B116]&amp;&quot;);&quot;" office:value-type="string" office:string-value="addToFieldIssueMap(Field.PATIENT_BIRTH_ORDER, PatientBirthOrderIsInvalid);">
            <text:p>addToFieldIssueMap(Field.PATIENT_BIRTH_ORDER, PatientBirthOrderIsInvalid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16]&amp;&quot;, '&quot;&amp;[.I116]&amp;&quot;', '&quot;&amp;[.J116]&amp;&quot;', '&quot;&amp;[.K116]&amp;&quot;', '&quot;&amp;[.L116]&amp;&quot;', '&quot;&amp;[.M116]&amp;&quot;', '&quot;&amp;[.N116]&amp;&quot;');&quot;" office:value-type="string" office:string-value="INSERT INTO dqa_potential_issue(issue_id, target_object, target_field, issue_type, field_value, default_action_code, change_priority) VALUES (116, 'Patient', 'birth order', 'is invalid', '', 'W', 'May');">
            <text:p>INSERT INTO dqa_potential_issue(issue_id, target_object, target_field, issue_type, field_value, default_action_code, change_priority) VALUES (116, 'Patient', 'birth order', 'is invalid', '', 'W', 'May');</text:p>
          </table:table-cell>
        </table:table-row>
        <table:table-row table:style-name="ro1">
          <table:table-cell table:formula="of:=ROW()" office:value-type="float" office:value="117">
            <text:p>117</text:p>
          </table:table-cell>
          <table:table-cell table:formula="of:=SUBSTITUTE(SUBSTITUTE(SUBSTITUTE(SUBSTITUTE(PROPER([.I117])&amp;PROPER([.J117])&amp;PROPER([.K117])&amp;PROPER([.L117]);&quot; &quot;;&quot;&quot;);&quot;-&quot;;&quot;&quot;);&quot;.&quot;;&quot;_&quot;);&quot;'&quot;;&quot;&quot;)" office:value-type="string" office:string-value="PatientBirthOrderIsMissing">
            <text:p>PatientBirthOrderIsMissing</text:p>
          </table:table-cell>
          <table:table-cell table:formula="of:=&quot;public PotentialIssue &quot;&amp;[.B117]&amp;&quot; = null;&quot;" office:value-type="string" office:string-value="public PotentialIssue PatientBirthOrderIsMissing = null;">
            <text:p>public PotentialIssue PatientBirthOrderIsMissing = null;</text:p>
          </table:table-cell>
          <table:table-cell table:formula="of:=[.B117]&amp;&quot; = getPotentialIssue(session, &quot;&amp;CHAR(34)&amp;[.I117]&amp;CHAR(34)&amp;&quot;, &quot;&amp;CHAR(34)&amp;SUBSTITUTE([.J117];&quot;''&quot;;&quot;'&quot;)&amp;CHAR(34)&amp;&quot;, &quot;&amp;CHAR(34)&amp;[.K117]&amp;CHAR(34)&amp;&quot;, &quot;&amp;CHAR(34)&amp;[.L117]&amp;CHAR(34)&amp;&quot;);&quot;" office:value-type="string" office:string-value="PatientBirthOrderIsMissing = getPotentialIssue(session, &quot;Patient&quot;, &quot;birth order&quot;, &quot;is missing&quot;, &quot;&quot;);">
            <text:p>PatientBirthOrderIsMissing = getPotentialIssue(session, "Patient", "birth order", "is missing", "");</text:p>
          </table:table-cell>
          <table:table-cell table:formula="of:=&quot;assertNotNull(pi.&quot;&amp;[.B117]&amp;&quot;);&quot;" office:value-type="string" office:string-value="assertNotNull(pi.PatientBirthOrderIsMissing);">
            <text:p>assertNotNull(pi.PatientBirthOrderIsMissing);</text:p>
          </table:table-cell>
          <table:table-cell table:formula="of:=UPPER(SUBSTITUTE(SUBSTITUTE(SUBSTITUTE([.I117];&quot; &quot;;&quot;_&quot;);&quot;'&quot;;&quot;&quot;);&quot;-&quot;;&quot;_&quot;)&amp;&quot;_&quot;&amp;SUBSTITUTE(SUBSTITUTE(SUBSTITUTE([.J117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6]=[.J117];[.I116]=[.I117]);&quot;&quot;;[.F117]&amp;&quot;,&quot;)">
            <text:p/>
          </table:table-cell>
          <table:table-cell table:formula="of:=&quot;addToFieldIssueMap(Field.&quot;&amp;[.F117]&amp;&quot;, &quot;&amp;[.B117]&amp;&quot;);&quot;" office:value-type="string" office:string-value="addToFieldIssueMap(Field.PATIENT_BIRTH_ORDER, PatientBirthOrderIsMissing);">
            <text:p>addToFieldIssueMap(Field.PATIENT_BIRTH_ORDER, PatientBirthOrderIsMissing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17]&amp;&quot;, '&quot;&amp;[.I117]&amp;&quot;', '&quot;&amp;[.J117]&amp;&quot;', '&quot;&amp;[.K117]&amp;&quot;', '&quot;&amp;[.L117]&amp;&quot;', '&quot;&amp;[.M117]&amp;&quot;', '&quot;&amp;[.N117]&amp;&quot;');&quot;" office:value-type="string" office:string-value="INSERT INTO dqa_potential_issue(issue_id, target_object, target_field, issue_type, field_value, default_action_code, change_priority) VALUES (117, 'Patient', 'birth order', 'is missing', '', 'A', 'Should');">
            <text:p>INSERT INTO dqa_potential_issue(issue_id, target_object, target_field, issue_type, field_value, default_action_code, change_priority) VALUES (117, 'Patient', 'birth order', 'is missing', '', 'A', 'Should');</text:p>
          </table:table-cell>
        </table:table-row>
        <table:table-row table:style-name="ro1">
          <table:table-cell table:formula="of:=ROW()" office:value-type="float" office:value="118">
            <text:p>118</text:p>
          </table:table-cell>
          <table:table-cell table:formula="of:=SUBSTITUTE(SUBSTITUTE(SUBSTITUTE(SUBSTITUTE(PROPER([.I118])&amp;PROPER([.J118])&amp;PROPER([.K118])&amp;PROPER([.L118]);&quot; &quot;;&quot;&quot;);&quot;-&quot;;&quot;&quot;);&quot;.&quot;;&quot;_&quot;);&quot;'&quot;;&quot;&quot;)" office:value-type="string" office:string-value="PatientBirthOrderIsMissingAndMultipleBirthIndicated">
            <text:p>PatientBirthOrderIsMissingAndMultipleBirthIndicated</text:p>
          </table:table-cell>
          <table:table-cell table:formula="of:=&quot;public PotentialIssue &quot;&amp;[.B118]&amp;&quot; = null;&quot;" office:value-type="string" office:string-value="public PotentialIssue PatientBirthOrderIsMissingAndMultipleBirthIndicated = null;">
            <text:p>public PotentialIssue PatientBirthOrderIsMissingAndMultipleBirthIndicated = null;</text:p>
          </table:table-cell>
          <table:table-cell table:formula="of:=[.B118]&amp;&quot; = getPotentialIssue(session, &quot;&amp;CHAR(34)&amp;[.I118]&amp;CHAR(34)&amp;&quot;, &quot;&amp;CHAR(34)&amp;SUBSTITUTE([.J118];&quot;''&quot;;&quot;'&quot;)&amp;CHAR(34)&amp;&quot;, &quot;&amp;CHAR(34)&amp;[.K118]&amp;CHAR(34)&amp;&quot;, &quot;&amp;CHAR(34)&amp;[.L118]&amp;CHAR(34)&amp;&quot;);&quot;" office:value-type="string" office:string-value="PatientBirthOrderIsMissingAndMultipleBirthIndicated = getPotentialIssue(session, &quot;Patient&quot;, &quot;birth order&quot;, &quot;is missing and multiple birth indicated&quot;, &quot;&quot;);">
            <text:p>PatientBirthOrderIsMissingAndMultipleBirthIndicated = getPotentialIssue(session, "Patient", "birth order", "is missing and multiple birth indicated", "");</text:p>
          </table:table-cell>
          <table:table-cell table:formula="of:=&quot;assertNotNull(pi.&quot;&amp;[.B118]&amp;&quot;);&quot;" office:value-type="string" office:string-value="assertNotNull(pi.PatientBirthOrderIsMissingAndMultipleBirthIndicated);">
            <text:p>assertNotNull(pi.PatientBirthOrderIsMissingAndMultipleBirthIndicated);</text:p>
          </table:table-cell>
          <table:table-cell table:formula="of:=UPPER(SUBSTITUTE(SUBSTITUTE(SUBSTITUTE([.I118];&quot; &quot;;&quot;_&quot;);&quot;'&quot;;&quot;&quot;);&quot;-&quot;;&quot;_&quot;)&amp;&quot;_&quot;&amp;SUBSTITUTE(SUBSTITUTE(SUBSTITUTE([.J118];&quot; &quot;;&quot;_&quot;);&quot;'&quot;;&quot;&quot;);&quot;-&quot;;&quot;_&quot;))" office:value-type="string" office:string-value="PATIENT_BIRTH_ORDER">
            <text:p>PATIENT_BIRTH_ORDER</text:p>
          </table:table-cell>
          <table:table-cell table:formula="of:=IF(AND([.J117]=[.J118];[.I117]=[.I118]);&quot;&quot;;[.F118]&amp;&quot;,&quot;)">
            <text:p/>
          </table:table-cell>
          <table:table-cell table:formula="of:=&quot;addToFieldIssueMap(Field.&quot;&amp;[.F118]&amp;&quot;, &quot;&amp;[.B118]&amp;&quot;);&quot;" office:value-type="string" office:string-value="addToFieldIssueMap(Field.PATIENT_BIRTH_ORDER, PatientBirthOrderIsMissingAndMultipleBirthIndicated);">
            <text:p>addToFieldIssueMap(Field.PATIENT_BIRTH_ORDER, PatientBirthOrderIsMissingAndMultipleBirthIndicated);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 and multiple birth indica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18]&amp;&quot;, '&quot;&amp;[.I118]&amp;&quot;', '&quot;&amp;[.J118]&amp;&quot;', '&quot;&amp;[.K118]&amp;&quot;', '&quot;&amp;[.L118]&amp;&quot;', '&quot;&amp;[.M118]&amp;&quot;', '&quot;&amp;[.N118]&amp;&quot;');&quot;" office:value-type="string" office:string-value="INSERT INTO dqa_potential_issue(issue_id, target_object, target_field, issue_type, field_value, default_action_code, change_priority) VALUES (118, 'Patient', 'birth order', 'is missing and multiple birth indicated', '', 'E', 'May');">
            <text:p>INSERT INTO dqa_potential_issue(issue_id, target_object, target_field, issue_type, field_value, default_action_code, change_priority) VALUES (118, 'Patient', 'birth order', 'is missing and multiple birth indicated', '', 'E', 'May');</text:p>
          </table:table-cell>
        </table:table-row>
        <table:table-row table:style-name="ro1">
          <table:table-cell table:formula="of:=ROW()" office:value-type="float" office:value="119">
            <text:p>119</text:p>
          </table:table-cell>
          <table:table-cell table:formula="of:=SUBSTITUTE(SUBSTITUTE(SUBSTITUTE(SUBSTITUTE(PROPER([.I119])&amp;PROPER([.J119])&amp;PROPER([.K119])&amp;PROPER([.L119]);&quot; &quot;;&quot;&quot;);&quot;-&quot;;&quot;&quot;);&quot;.&quot;;&quot;_&quot;);&quot;'&quot;;&quot;&quot;)" office:value-type="string" office:string-value="PatientBirthPlaceIsMissing">
            <text:p>PatientBirthPlaceIsMissing</text:p>
          </table:table-cell>
          <table:table-cell table:formula="of:=&quot;public PotentialIssue &quot;&amp;[.B119]&amp;&quot; = null;&quot;" office:value-type="string" office:string-value="public PotentialIssue PatientBirthPlaceIsMissing = null;">
            <text:p>public PotentialIssue PatientBirthPlaceIsMissing = null;</text:p>
          </table:table-cell>
          <table:table-cell table:formula="of:=[.B119]&amp;&quot; = getPotentialIssue(session, &quot;&amp;CHAR(34)&amp;[.I119]&amp;CHAR(34)&amp;&quot;, &quot;&amp;CHAR(34)&amp;SUBSTITUTE([.J119];&quot;''&quot;;&quot;'&quot;)&amp;CHAR(34)&amp;&quot;, &quot;&amp;CHAR(34)&amp;[.K119]&amp;CHAR(34)&amp;&quot;, &quot;&amp;CHAR(34)&amp;[.L119]&amp;CHAR(34)&amp;&quot;);&quot;" office:value-type="string" office:string-value="PatientBirthPlaceIsMissing = getPotentialIssue(session, &quot;Patient&quot;, &quot;birth place&quot;, &quot;is missing&quot;, &quot;&quot;);">
            <text:p>PatientBirthPlaceIsMissing = getPotentialIssue(session, "Patient", "birth place", "is missing", "");</text:p>
          </table:table-cell>
          <table:table-cell table:formula="of:=&quot;assertNotNull(pi.&quot;&amp;[.B119]&amp;&quot;);&quot;" office:value-type="string" office:string-value="assertNotNull(pi.PatientBirthPlaceIsMissing);">
            <text:p>assertNotNull(pi.PatientBirthPlaceIsMissing);</text:p>
          </table:table-cell>
          <table:table-cell table:formula="of:=UPPER(SUBSTITUTE(SUBSTITUTE(SUBSTITUTE([.I119];&quot; &quot;;&quot;_&quot;);&quot;'&quot;;&quot;&quot;);&quot;-&quot;;&quot;_&quot;)&amp;&quot;_&quot;&amp;SUBSTITUTE(SUBSTITUTE(SUBSTITUTE([.J119];&quot; &quot;;&quot;_&quot;);&quot;'&quot;;&quot;&quot;);&quot;-&quot;;&quot;_&quot;))" office:value-type="string" office:string-value="PATIENT_BIRTH_PLACE">
            <text:p>PATIENT_BIRTH_PLACE</text:p>
          </table:table-cell>
          <table:table-cell table:formula="of:=IF(AND([.J118]=[.J119];[.I118]=[.I119]);&quot;&quot;;[.F119]&amp;&quot;,&quot;)" office:value-type="string" office:string-value="PATIENT_BIRTH_PLACE,">
            <text:p>PATIENT_BIRTH_PLACE,</text:p>
          </table:table-cell>
          <table:table-cell table:formula="of:=&quot;addToFieldIssueMap(Field.&quot;&amp;[.F119]&amp;&quot;, &quot;&amp;[.B119]&amp;&quot;);&quot;" office:value-type="string" office:string-value="addToFieldIssueMap(Field.PATIENT_BIRTH_PLACE, PatientBirthPlaceIsMissing);">
            <text:p>addToFieldIssueMap(Field.PATIENT_BIRTH_PLACE, PatientBirthPlaceIsMissing);</text:p>
          </table:table-cell>
          <table:table-cell office:value-type="string">
            <text:p>Patient</text:p>
          </table:table-cell>
          <table:table-cell office:value-type="string">
            <text:p>birth pl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19]&amp;&quot;, '&quot;&amp;[.I119]&amp;&quot;', '&quot;&amp;[.J119]&amp;&quot;', '&quot;&amp;[.K119]&amp;&quot;', '&quot;&amp;[.L119]&amp;&quot;', '&quot;&amp;[.M119]&amp;&quot;', '&quot;&amp;[.N119]&amp;&quot;');&quot;" office:value-type="string" office:string-value="INSERT INTO dqa_potential_issue(issue_id, target_object, target_field, issue_type, field_value, default_action_code, change_priority) VALUES (119, 'Patient', 'birth place', 'is missing', '', 'A', 'May');">
            <text:p>INSERT INTO dqa_potential_issue(issue_id, target_object, target_field, issue_type, field_value, default_action_code, change_priority) VALUES (119, 'Patient', 'birth place', 'is missing', '', 'A', 'May');</text:p>
          </table:table-cell>
        </table:table-row>
        <table:table-row table:style-name="ro1">
          <table:table-cell table:formula="of:=ROW()" office:value-type="float" office:value="120">
            <text:p>120</text:p>
          </table:table-cell>
          <table:table-cell table:formula="of:=SUBSTITUTE(SUBSTITUTE(SUBSTITUTE(SUBSTITUTE(PROPER([.I120])&amp;PROPER([.J120])&amp;PROPER([.K120])&amp;PROPER([.L120]);&quot; &quot;;&quot;&quot;);&quot;-&quot;;&quot;&quot;);&quot;.&quot;;&quot;_&quot;);&quot;'&quot;;&quot;&quot;)" office:value-type="string" office:string-value="PatientBirthRegistryIdIsInvalid">
            <text:p>PatientBirthRegistryIdIsInvalid</text:p>
          </table:table-cell>
          <table:table-cell table:formula="of:=&quot;public PotentialIssue &quot;&amp;[.B120]&amp;&quot; = null;&quot;" office:value-type="string" office:string-value="public PotentialIssue PatientBirthRegistryIdIsInvalid = null;">
            <text:p>public PotentialIssue PatientBirthRegistryIdIsInvalid = null;</text:p>
          </table:table-cell>
          <table:table-cell table:formula="of:=[.B120]&amp;&quot; = getPotentialIssue(session, &quot;&amp;CHAR(34)&amp;[.I120]&amp;CHAR(34)&amp;&quot;, &quot;&amp;CHAR(34)&amp;SUBSTITUTE([.J120];&quot;''&quot;;&quot;'&quot;)&amp;CHAR(34)&amp;&quot;, &quot;&amp;CHAR(34)&amp;[.K120]&amp;CHAR(34)&amp;&quot;, &quot;&amp;CHAR(34)&amp;[.L120]&amp;CHAR(34)&amp;&quot;);&quot;" office:value-type="string" office:string-value="PatientBirthRegistryIdIsInvalid = getPotentialIssue(session, &quot;Patient&quot;, &quot;birth registry id&quot;, &quot;is invalid&quot;, &quot;&quot;);">
            <text:p>PatientBirthRegistryIdIsInvalid = getPotentialIssue(session, "Patient", "birth registry id", "is invalid", "");</text:p>
          </table:table-cell>
          <table:table-cell table:formula="of:=&quot;assertNotNull(pi.&quot;&amp;[.B120]&amp;&quot;);&quot;" office:value-type="string" office:string-value="assertNotNull(pi.PatientBirthRegistryIdIsInvalid);">
            <text:p>assertNotNull(pi.PatientBirthRegistryIdIsInvalid);</text:p>
          </table:table-cell>
          <table:table-cell table:formula="of:=UPPER(SUBSTITUTE(SUBSTITUTE(SUBSTITUTE([.I120];&quot; &quot;;&quot;_&quot;);&quot;'&quot;;&quot;&quot;);&quot;-&quot;;&quot;_&quot;)&amp;&quot;_&quot;&amp;SUBSTITUTE(SUBSTITUTE(SUBSTITUTE([.J120];&quot; &quot;;&quot;_&quot;);&quot;'&quot;;&quot;&quot;);&quot;-&quot;;&quot;_&quot;))" office:value-type="string" office:string-value="PATIENT_BIRTH_REGISTRY_ID">
            <text:p>PATIENT_BIRTH_REGISTRY_ID</text:p>
          </table:table-cell>
          <table:table-cell table:formula="of:=IF(AND([.J119]=[.J120];[.I119]=[.I120]);&quot;&quot;;[.F120]&amp;&quot;,&quot;)" office:value-type="string" office:string-value="PATIENT_BIRTH_REGISTRY_ID,">
            <text:p>PATIENT_BIRTH_REGISTRY_ID,</text:p>
          </table:table-cell>
          <table:table-cell table:formula="of:=&quot;addToFieldIssueMap(Field.&quot;&amp;[.F120]&amp;&quot;, &quot;&amp;[.B120]&amp;&quot;);&quot;" office:value-type="string" office:string-value="addToFieldIssueMap(Field.PATIENT_BIRTH_REGISTRY_ID, PatientBirthRegistryIdIsInvalid);">
            <text:p>addToFieldIssueMap(Field.PATIENT_BIRTH_REGISTRY_ID, PatientBirthRegistryIdIsInvalid);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20]&amp;&quot;, '&quot;&amp;[.I120]&amp;&quot;', '&quot;&amp;[.J120]&amp;&quot;', '&quot;&amp;[.K120]&amp;&quot;', '&quot;&amp;[.L120]&amp;&quot;', '&quot;&amp;[.M120]&amp;&quot;', '&quot;&amp;[.N120]&amp;&quot;');&quot;" office:value-type="string" office:string-value="INSERT INTO dqa_potential_issue(issue_id, target_object, target_field, issue_type, field_value, default_action_code, change_priority) VALUES (120, 'Patient', 'birth registry id', 'is invalid', '', 'W', 'May');">
            <text:p>INSERT INTO dqa_potential_issue(issue_id, target_object, target_field, issue_type, field_value, default_action_code, change_priority) VALUES (120, 'Patient', 'birth registry id', 'is invalid', '', 'W', 'May');</text:p>
          </table:table-cell>
        </table:table-row>
        <table:table-row table:style-name="ro1">
          <table:table-cell table:formula="of:=ROW()" office:value-type="float" office:value="121">
            <text:p>121</text:p>
          </table:table-cell>
          <table:table-cell table:formula="of:=SUBSTITUTE(SUBSTITUTE(SUBSTITUTE(SUBSTITUTE(PROPER([.I121])&amp;PROPER([.J121])&amp;PROPER([.K121])&amp;PROPER([.L121]);&quot; &quot;;&quot;&quot;);&quot;-&quot;;&quot;&quot;);&quot;.&quot;;&quot;_&quot;);&quot;'&quot;;&quot;&quot;)" office:value-type="string" office:string-value="PatientBirthRegistryIdIsMissing">
            <text:p>PatientBirthRegistryIdIsMissing</text:p>
          </table:table-cell>
          <table:table-cell table:formula="of:=&quot;public PotentialIssue &quot;&amp;[.B121]&amp;&quot; = null;&quot;" office:value-type="string" office:string-value="public PotentialIssue PatientBirthRegistryIdIsMissing = null;">
            <text:p>public PotentialIssue PatientBirthRegistryIdIsMissing = null;</text:p>
          </table:table-cell>
          <table:table-cell table:formula="of:=[.B121]&amp;&quot; = getPotentialIssue(session, &quot;&amp;CHAR(34)&amp;[.I121]&amp;CHAR(34)&amp;&quot;, &quot;&amp;CHAR(34)&amp;SUBSTITUTE([.J121];&quot;''&quot;;&quot;'&quot;)&amp;CHAR(34)&amp;&quot;, &quot;&amp;CHAR(34)&amp;[.K121]&amp;CHAR(34)&amp;&quot;, &quot;&amp;CHAR(34)&amp;[.L121]&amp;CHAR(34)&amp;&quot;);&quot;" office:value-type="string" office:string-value="PatientBirthRegistryIdIsMissing = getPotentialIssue(session, &quot;Patient&quot;, &quot;birth registry id&quot;, &quot;is missing&quot;, &quot;&quot;);">
            <text:p>PatientBirthRegistryIdIsMissing = getPotentialIssue(session, "Patient", "birth registry id", "is missing", "");</text:p>
          </table:table-cell>
          <table:table-cell table:formula="of:=&quot;assertNotNull(pi.&quot;&amp;[.B121]&amp;&quot;);&quot;" office:value-type="string" office:string-value="assertNotNull(pi.PatientBirthRegistryIdIsMissing);">
            <text:p>assertNotNull(pi.PatientBirthRegistryIdIsMissing);</text:p>
          </table:table-cell>
          <table:table-cell table:formula="of:=UPPER(SUBSTITUTE(SUBSTITUTE(SUBSTITUTE([.I121];&quot; &quot;;&quot;_&quot;);&quot;'&quot;;&quot;&quot;);&quot;-&quot;;&quot;_&quot;)&amp;&quot;_&quot;&amp;SUBSTITUTE(SUBSTITUTE(SUBSTITUTE([.J121];&quot; &quot;;&quot;_&quot;);&quot;'&quot;;&quot;&quot;);&quot;-&quot;;&quot;_&quot;))" office:value-type="string" office:string-value="PATIENT_BIRTH_REGISTRY_ID">
            <text:p>PATIENT_BIRTH_REGISTRY_ID</text:p>
          </table:table-cell>
          <table:table-cell table:formula="of:=IF(AND([.J120]=[.J121];[.I120]=[.I121]);&quot;&quot;;[.F121]&amp;&quot;,&quot;)">
            <text:p/>
          </table:table-cell>
          <table:table-cell table:formula="of:=&quot;addToFieldIssueMap(Field.&quot;&amp;[.F121]&amp;&quot;, &quot;&amp;[.B121]&amp;&quot;);&quot;" office:value-type="string" office:string-value="addToFieldIssueMap(Field.PATIENT_BIRTH_REGISTRY_ID, PatientBirthRegistryIdIsMissing);">
            <text:p>addToFieldIssueMap(Field.PATIENT_BIRTH_REGISTRY_ID, PatientBirthRegistryIdIsMissing);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21]&amp;&quot;, '&quot;&amp;[.I121]&amp;&quot;', '&quot;&amp;[.J121]&amp;&quot;', '&quot;&amp;[.K121]&amp;&quot;', '&quot;&amp;[.L121]&amp;&quot;', '&quot;&amp;[.M121]&amp;&quot;', '&quot;&amp;[.N121]&amp;&quot;');&quot;" office:value-type="string" office:string-value="INSERT INTO dqa_potential_issue(issue_id, target_object, target_field, issue_type, field_value, default_action_code, change_priority) VALUES (121, 'Patient', 'birth registry id', 'is missing', '', 'A', 'May');">
            <text:p>INSERT INTO dqa_potential_issue(issue_id, target_object, target_field, issue_type, field_value, default_action_code, change_priority) VALUES (121, 'Patient', 'birth registry id', 'is missing', '', 'A', 'May');</text:p>
          </table:table-cell>
        </table:table-row>
        <table:table-row table:style-name="ro1">
          <table:table-cell table:formula="of:=ROW()" office:value-type="float" office:value="122">
            <text:p>122</text:p>
          </table:table-cell>
          <table:table-cell table:formula="of:=SUBSTITUTE(SUBSTITUTE(SUBSTITUTE(SUBSTITUTE(PROPER([.I122])&amp;PROPER([.J122])&amp;PROPER([.K122])&amp;PROPER([.L122]);&quot; &quot;;&quot;&quot;);&quot;-&quot;;&quot;&quot;);&quot;.&quot;;&quot;_&quot;);&quot;'&quot;;&quot;&quot;)" office:value-type="string" office:string-value="PatientDateOfBirthIsAfterSubmission">
            <text:p>PatientDateOfBirthIsAfterSubmission</text:p>
          </table:table-cell>
          <table:table-cell table:formula="of:=&quot;public PotentialIssue &quot;&amp;[.B122]&amp;&quot; = null;&quot;" office:value-type="string" office:string-value="public PotentialIssue PatientDateOfBirthIsAfterSubmission = null;">
            <text:p>public PotentialIssue PatientDateOfBirthIsAfterSubmission = null;</text:p>
          </table:table-cell>
          <table:table-cell table:formula="of:=[.B122]&amp;&quot; = getPotentialIssue(session, &quot;&amp;CHAR(34)&amp;[.I122]&amp;CHAR(34)&amp;&quot;, &quot;&amp;CHAR(34)&amp;SUBSTITUTE([.J122];&quot;''&quot;;&quot;'&quot;)&amp;CHAR(34)&amp;&quot;, &quot;&amp;CHAR(34)&amp;[.K122]&amp;CHAR(34)&amp;&quot;, &quot;&amp;CHAR(34)&amp;[.L122]&amp;CHAR(34)&amp;&quot;);&quot;" office:value-type="string" office:string-value="PatientDateOfBirthIsAfterSubmission = getPotentialIssue(session, &quot;Patient&quot;, &quot;date of birth&quot;, &quot;is after submission&quot;, &quot;&quot;);">
            <text:p>PatientDateOfBirthIsAfterSubmission = getPotentialIssue(session, "Patient", "date of birth", "is after submission", "");</text:p>
          </table:table-cell>
          <table:table-cell table:formula="of:=&quot;assertNotNull(pi.&quot;&amp;[.B122]&amp;&quot;);&quot;" office:value-type="string" office:string-value="assertNotNull(pi.PatientDateOfBirthIsAfterSubmission);">
            <text:p>assertNotNull(pi.PatientDateOfBirthIsAfterSubmission);</text:p>
          </table:table-cell>
          <table:table-cell table:formula="of:=UPPER(SUBSTITUTE(SUBSTITUTE(SUBSTITUTE([.I122];&quot; &quot;;&quot;_&quot;);&quot;'&quot;;&quot;&quot;);&quot;-&quot;;&quot;_&quot;)&amp;&quot;_&quot;&amp;SUBSTITUTE(SUBSTITUTE(SUBSTITUTE([.J122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1]=[.J122];[.I121]=[.I122]);&quot;&quot;;[.F122]&amp;&quot;,&quot;)" office:value-type="string" office:string-value="PATIENT_DATE_OF_BIRTH,">
            <text:p>PATIENT_DATE_OF_BIRTH,</text:p>
          </table:table-cell>
          <table:table-cell table:formula="of:=&quot;addToFieldIssueMap(Field.&quot;&amp;[.F122]&amp;&quot;, &quot;&amp;[.B122]&amp;&quot;);&quot;" office:value-type="string" office:string-value="addToFieldIssueMap(Field.PATIENT_DATE_OF_BIRTH, PatientDateOfBirthIsAfterSubmission);">
            <text:p>addToFieldIssueMap(Field.PATIENT_DATE_OF_BIRTH, PatientDateOfBirthIsAfterSubmission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after submiss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2]&amp;&quot;, '&quot;&amp;[.I122]&amp;&quot;', '&quot;&amp;[.J122]&amp;&quot;', '&quot;&amp;[.K122]&amp;&quot;', '&quot;&amp;[.L122]&amp;&quot;', '&quot;&amp;[.M122]&amp;&quot;', '&quot;&amp;[.N122]&amp;&quot;');&quot;" office:value-type="string" office:string-value="INSERT INTO dqa_potential_issue(issue_id, target_object, target_field, issue_type, field_value, default_action_code, change_priority) VALUES (122, 'Patient', 'date of birth', 'is after submission', '', 'E', 'Blocked');">
            <text:p>INSERT INTO dqa_potential_issue(issue_id, target_object, target_field, issue_type, field_value, default_action_code, change_priority) VALUES (122, 'Patient', 'date of birth', 'is after submission', '', 'E', 'Blocked');</text:p>
          </table:table-cell>
        </table:table-row>
        <table:table-row table:style-name="ro1">
          <table:table-cell table:formula="of:=ROW()" office:value-type="float" office:value="123">
            <text:p>123</text:p>
          </table:table-cell>
          <table:table-cell table:formula="of:=SUBSTITUTE(SUBSTITUTE(SUBSTITUTE(SUBSTITUTE(PROPER([.I123])&amp;PROPER([.J123])&amp;PROPER([.K123])&amp;PROPER([.L123]);&quot; &quot;;&quot;&quot;);&quot;-&quot;;&quot;&quot;);&quot;.&quot;;&quot;_&quot;);&quot;'&quot;;&quot;&quot;)" office:value-type="string" office:string-value="PatientDateOfBirthIsInFuture">
            <text:p>PatientDateOfBirthIsInFuture</text:p>
          </table:table-cell>
          <table:table-cell table:formula="of:=&quot;public PotentialIssue &quot;&amp;[.B123]&amp;&quot; = null;&quot;" office:value-type="string" office:string-value="public PotentialIssue PatientDateOfBirthIsInFuture = null;">
            <text:p>public PotentialIssue PatientDateOfBirthIsInFuture = null;</text:p>
          </table:table-cell>
          <table:table-cell table:formula="of:=[.B123]&amp;&quot; = getPotentialIssue(session, &quot;&amp;CHAR(34)&amp;[.I123]&amp;CHAR(34)&amp;&quot;, &quot;&amp;CHAR(34)&amp;SUBSTITUTE([.J123];&quot;''&quot;;&quot;'&quot;)&amp;CHAR(34)&amp;&quot;, &quot;&amp;CHAR(34)&amp;[.K123]&amp;CHAR(34)&amp;&quot;, &quot;&amp;CHAR(34)&amp;[.L123]&amp;CHAR(34)&amp;&quot;);&quot;" office:value-type="string" office:string-value="PatientDateOfBirthIsInFuture = getPotentialIssue(session, &quot;Patient&quot;, &quot;date of birth&quot;, &quot;is in future&quot;, &quot;&quot;);">
            <text:p>PatientDateOfBirthIsInFuture = getPotentialIssue(session, "Patient", "date of birth", "is in future", "");</text:p>
          </table:table-cell>
          <table:table-cell table:formula="of:=&quot;assertNotNull(pi.&quot;&amp;[.B123]&amp;&quot;);&quot;" office:value-type="string" office:string-value="assertNotNull(pi.PatientDateOfBirthIsInFuture);">
            <text:p>assertNotNull(pi.PatientDateOfBirthIsInFuture);</text:p>
          </table:table-cell>
          <table:table-cell table:formula="of:=UPPER(SUBSTITUTE(SUBSTITUTE(SUBSTITUTE([.I123];&quot; &quot;;&quot;_&quot;);&quot;'&quot;;&quot;&quot;);&quot;-&quot;;&quot;_&quot;)&amp;&quot;_&quot;&amp;SUBSTITUTE(SUBSTITUTE(SUBSTITUTE([.J123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2]=[.J123];[.I122]=[.I123]);&quot;&quot;;[.F123]&amp;&quot;,&quot;)">
            <text:p/>
          </table:table-cell>
          <table:table-cell table:formula="of:=&quot;addToFieldIssueMap(Field.&quot;&amp;[.F123]&amp;&quot;, &quot;&amp;[.B123]&amp;&quot;);&quot;" office:value-type="string" office:string-value="addToFieldIssueMap(Field.PATIENT_DATE_OF_BIRTH, PatientDateOfBirthIsInFuture);">
            <text:p>addToFieldIssueMap(Field.PATIENT_DATE_OF_BIRTH, PatientDateOfBirthIsInFuture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3]&amp;&quot;, '&quot;&amp;[.I123]&amp;&quot;', '&quot;&amp;[.J123]&amp;&quot;', '&quot;&amp;[.K123]&amp;&quot;', '&quot;&amp;[.L123]&amp;&quot;', '&quot;&amp;[.M123]&amp;&quot;', '&quot;&amp;[.N123]&amp;&quot;');&quot;" office:value-type="string" office:string-value="INSERT INTO dqa_potential_issue(issue_id, target_object, target_field, issue_type, field_value, default_action_code, change_priority) VALUES (123, 'Patient', 'date of birth', 'is in future', '', 'E', 'Blocked');">
            <text:p>INSERT INTO dqa_potential_issue(issue_id, target_object, target_field, issue_type, field_value, default_action_code, change_priority) VALUES (123, 'Patient', 'date of birth', 'is in future', '', 'E', 'Blocked');</text:p>
          </table:table-cell>
        </table:table-row>
        <table:table-row table:style-name="ro1">
          <table:table-cell table:formula="of:=ROW()" office:value-type="float" office:value="124">
            <text:p>124</text:p>
          </table:table-cell>
          <table:table-cell table:formula="of:=SUBSTITUTE(SUBSTITUTE(SUBSTITUTE(SUBSTITUTE(PROPER([.I124])&amp;PROPER([.J124])&amp;PROPER([.K124])&amp;PROPER([.L124]);&quot; &quot;;&quot;&quot;);&quot;-&quot;;&quot;&quot;);&quot;.&quot;;&quot;_&quot;);&quot;'&quot;;&quot;&quot;)" office:value-type="string" office:string-value="PatientDateOfBirthIsInvalid">
            <text:p>PatientDateOfBirthIsInvalid</text:p>
          </table:table-cell>
          <table:table-cell table:formula="of:=&quot;public PotentialIssue &quot;&amp;[.B124]&amp;&quot; = null;&quot;" office:value-type="string" office:string-value="public PotentialIssue PatientDateOfBirthIsInvalid = null;">
            <text:p>public PotentialIssue PatientDateOfBirthIsInvalid = null;</text:p>
          </table:table-cell>
          <table:table-cell table:formula="of:=[.B124]&amp;&quot; = getPotentialIssue(session, &quot;&amp;CHAR(34)&amp;[.I124]&amp;CHAR(34)&amp;&quot;, &quot;&amp;CHAR(34)&amp;SUBSTITUTE([.J124];&quot;''&quot;;&quot;'&quot;)&amp;CHAR(34)&amp;&quot;, &quot;&amp;CHAR(34)&amp;[.K124]&amp;CHAR(34)&amp;&quot;, &quot;&amp;CHAR(34)&amp;[.L124]&amp;CHAR(34)&amp;&quot;);&quot;" office:value-type="string" office:string-value="PatientDateOfBirthIsInvalid = getPotentialIssue(session, &quot;Patient&quot;, &quot;date of birth&quot;, &quot;is invalid&quot;, &quot;&quot;);">
            <text:p>PatientDateOfBirthIsInvalid = getPotentialIssue(session, "Patient", "date of birth", "is invalid", "");</text:p>
          </table:table-cell>
          <table:table-cell table:formula="of:=&quot;assertNotNull(pi.&quot;&amp;[.B124]&amp;&quot;);&quot;" office:value-type="string" office:string-value="assertNotNull(pi.PatientDateOfBirthIsInvalid);">
            <text:p>assertNotNull(pi.PatientDateOfBirthIsInvalid);</text:p>
          </table:table-cell>
          <table:table-cell table:formula="of:=UPPER(SUBSTITUTE(SUBSTITUTE(SUBSTITUTE([.I124];&quot; &quot;;&quot;_&quot;);&quot;'&quot;;&quot;&quot;);&quot;-&quot;;&quot;_&quot;)&amp;&quot;_&quot;&amp;SUBSTITUTE(SUBSTITUTE(SUBSTITUTE([.J124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3]=[.J124];[.I123]=[.I124]);&quot;&quot;;[.F124]&amp;&quot;,&quot;)">
            <text:p/>
          </table:table-cell>
          <table:table-cell table:formula="of:=&quot;addToFieldIssueMap(Field.&quot;&amp;[.F124]&amp;&quot;, &quot;&amp;[.B124]&amp;&quot;);&quot;" office:value-type="string" office:string-value="addToFieldIssueMap(Field.PATIENT_DATE_OF_BIRTH, PatientDateOfBirthIsInvalid);">
            <text:p>addToFieldIssueMap(Field.PATIENT_DATE_OF_BIRTH, PatientDateOfBirthIsInvalid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4]&amp;&quot;, '&quot;&amp;[.I124]&amp;&quot;', '&quot;&amp;[.J124]&amp;&quot;', '&quot;&amp;[.K124]&amp;&quot;', '&quot;&amp;[.L124]&amp;&quot;', '&quot;&amp;[.M124]&amp;&quot;', '&quot;&amp;[.N124]&amp;&quot;');&quot;" office:value-type="string" office:string-value="INSERT INTO dqa_potential_issue(issue_id, target_object, target_field, issue_type, field_value, default_action_code, change_priority) VALUES (124, 'Patient', 'date of birth', 'is invalid', '', 'E', 'Blocked');">
            <text:p>INSERT INTO dqa_potential_issue(issue_id, target_object, target_field, issue_type, field_value, default_action_code, change_priority) VALUES (124, 'Patient', 'date of birth', 'is invalid', '', 'E', 'Blocked');</text:p>
          </table:table-cell>
        </table:table-row>
        <table:table-row table:style-name="ro1">
          <table:table-cell table:formula="of:=ROW()" office:value-type="float" office:value="125">
            <text:p>125</text:p>
          </table:table-cell>
          <table:table-cell table:formula="of:=SUBSTITUTE(SUBSTITUTE(SUBSTITUTE(SUBSTITUTE(PROPER([.I125])&amp;PROPER([.J125])&amp;PROPER([.K125])&amp;PROPER([.L125]);&quot; &quot;;&quot;&quot;);&quot;-&quot;;&quot;&quot;);&quot;.&quot;;&quot;_&quot;);&quot;'&quot;;&quot;&quot;)" office:value-type="string" office:string-value="PatientDateOfBirthIsMissing">
            <text:p>PatientDateOfBirthIsMissing</text:p>
          </table:table-cell>
          <table:table-cell table:formula="of:=&quot;public PotentialIssue &quot;&amp;[.B125]&amp;&quot; = null;&quot;" office:value-type="string" office:string-value="public PotentialIssue PatientDateOfBirthIsMissing = null;">
            <text:p>public PotentialIssue PatientDateOfBirthIsMissing = null;</text:p>
          </table:table-cell>
          <table:table-cell table:formula="of:=[.B125]&amp;&quot; = getPotentialIssue(session, &quot;&amp;CHAR(34)&amp;[.I125]&amp;CHAR(34)&amp;&quot;, &quot;&amp;CHAR(34)&amp;SUBSTITUTE([.J125];&quot;''&quot;;&quot;'&quot;)&amp;CHAR(34)&amp;&quot;, &quot;&amp;CHAR(34)&amp;[.K125]&amp;CHAR(34)&amp;&quot;, &quot;&amp;CHAR(34)&amp;[.L125]&amp;CHAR(34)&amp;&quot;);&quot;" office:value-type="string" office:string-value="PatientDateOfBirthIsMissing = getPotentialIssue(session, &quot;Patient&quot;, &quot;date of birth&quot;, &quot;is missing&quot;, &quot;&quot;);">
            <text:p>PatientDateOfBirthIsMissing = getPotentialIssue(session, "Patient", "date of birth", "is missing", "");</text:p>
          </table:table-cell>
          <table:table-cell table:formula="of:=&quot;assertNotNull(pi.&quot;&amp;[.B125]&amp;&quot;);&quot;" office:value-type="string" office:string-value="assertNotNull(pi.PatientDateOfBirthIsMissing);">
            <text:p>assertNotNull(pi.PatientDateOfBirthIsMissing);</text:p>
          </table:table-cell>
          <table:table-cell table:formula="of:=UPPER(SUBSTITUTE(SUBSTITUTE(SUBSTITUTE([.I125];&quot; &quot;;&quot;_&quot;);&quot;'&quot;;&quot;&quot;);&quot;-&quot;;&quot;_&quot;)&amp;&quot;_&quot;&amp;SUBSTITUTE(SUBSTITUTE(SUBSTITUTE([.J125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4]=[.J125];[.I124]=[.I125]);&quot;&quot;;[.F125]&amp;&quot;,&quot;)">
            <text:p/>
          </table:table-cell>
          <table:table-cell table:formula="of:=&quot;addToFieldIssueMap(Field.&quot;&amp;[.F125]&amp;&quot;, &quot;&amp;[.B125]&amp;&quot;);&quot;" office:value-type="string" office:string-value="addToFieldIssueMap(Field.PATIENT_DATE_OF_BIRTH, PatientDateOfBirthIsMissing);">
            <text:p>addToFieldIssueMap(Field.PATIENT_DATE_OF_BIRTH, PatientDateOfBirthIsMissing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5]&amp;&quot;, '&quot;&amp;[.I125]&amp;&quot;', '&quot;&amp;[.J125]&amp;&quot;', '&quot;&amp;[.K125]&amp;&quot;', '&quot;&amp;[.L125]&amp;&quot;', '&quot;&amp;[.M125]&amp;&quot;', '&quot;&amp;[.N125]&amp;&quot;');&quot;" office:value-type="string" office:string-value="INSERT INTO dqa_potential_issue(issue_id, target_object, target_field, issue_type, field_value, default_action_code, change_priority) VALUES (125, 'Patient', 'date of birth', 'is missing', '', 'E', 'Blocked');">
            <text:p>INSERT INTO dqa_potential_issue(issue_id, target_object, target_field, issue_type, field_value, default_action_code, change_priority) VALUES (125, 'Patient', 'date of birth', 'is missing', '', 'E', 'Blocked');</text:p>
          </table:table-cell>
        </table:table-row>
        <table:table-row table:style-name="ro1">
          <table:table-cell table:formula="of:=ROW()" office:value-type="float" office:value="126">
            <text:p>126</text:p>
          </table:table-cell>
          <table:table-cell table:formula="of:=SUBSTITUTE(SUBSTITUTE(SUBSTITUTE(SUBSTITUTE(PROPER([.I126])&amp;PROPER([.J126])&amp;PROPER([.K126])&amp;PROPER([.L126]);&quot; &quot;;&quot;&quot;);&quot;-&quot;;&quot;&quot;);&quot;.&quot;;&quot;_&quot;);&quot;'&quot;;&quot;&quot;)" office:value-type="string" office:string-value="PatientDateOfBirthIsVeryLongAgo">
            <text:p>PatientDateOfBirthIsVeryLongAgo</text:p>
          </table:table-cell>
          <table:table-cell table:formula="of:=&quot;public PotentialIssue &quot;&amp;[.B126]&amp;&quot; = null;&quot;" office:value-type="string" office:string-value="public PotentialIssue PatientDateOfBirthIsVeryLongAgo = null;">
            <text:p>public PotentialIssue PatientDateOfBirthIsVeryLongAgo = null;</text:p>
          </table:table-cell>
          <table:table-cell table:formula="of:=[.B126]&amp;&quot; = getPotentialIssue(session, &quot;&amp;CHAR(34)&amp;[.I126]&amp;CHAR(34)&amp;&quot;, &quot;&amp;CHAR(34)&amp;SUBSTITUTE([.J126];&quot;''&quot;;&quot;'&quot;)&amp;CHAR(34)&amp;&quot;, &quot;&amp;CHAR(34)&amp;[.K126]&amp;CHAR(34)&amp;&quot;, &quot;&amp;CHAR(34)&amp;[.L126]&amp;CHAR(34)&amp;&quot;);&quot;" office:value-type="string" office:string-value="PatientDateOfBirthIsVeryLongAgo = getPotentialIssue(session, &quot;Patient&quot;, &quot;date of birth&quot;, &quot;is very long ago&quot;, &quot;&quot;);">
            <text:p>PatientDateOfBirthIsVeryLongAgo = getPotentialIssue(session, "Patient", "date of birth", "is very long ago", "");</text:p>
          </table:table-cell>
          <table:table-cell table:formula="of:=&quot;assertNotNull(pi.&quot;&amp;[.B126]&amp;&quot;);&quot;" office:value-type="string" office:string-value="assertNotNull(pi.PatientDateOfBirthIsVeryLongAgo);">
            <text:p>assertNotNull(pi.PatientDateOfBirthIsVeryLongAgo);</text:p>
          </table:table-cell>
          <table:table-cell table:formula="of:=UPPER(SUBSTITUTE(SUBSTITUTE(SUBSTITUTE([.I126];&quot; &quot;;&quot;_&quot;);&quot;'&quot;;&quot;&quot;);&quot;-&quot;;&quot;_&quot;)&amp;&quot;_&quot;&amp;SUBSTITUTE(SUBSTITUTE(SUBSTITUTE([.J126];&quot; &quot;;&quot;_&quot;);&quot;'&quot;;&quot;&quot;);&quot;-&quot;;&quot;_&quot;))" office:value-type="string" office:string-value="PATIENT_DATE_OF_BIRTH">
            <text:p>PATIENT_DATE_OF_BIRTH</text:p>
          </table:table-cell>
          <table:table-cell table:formula="of:=IF(AND([.J125]=[.J126];[.I125]=[.I126]);&quot;&quot;;[.F126]&amp;&quot;,&quot;)">
            <text:p/>
          </table:table-cell>
          <table:table-cell table:formula="of:=&quot;addToFieldIssueMap(Field.&quot;&amp;[.F126]&amp;&quot;, &quot;&amp;[.B126]&amp;&quot;);&quot;" office:value-type="string" office:string-value="addToFieldIssueMap(Field.PATIENT_DATE_OF_BIRTH, PatientDateOfBirthIsVeryLongAgo);">
            <text:p>addToFieldIssueMap(Field.PATIENT_DATE_OF_BIRTH, PatientDateOfBirthIsVeryLongAgo);</text:p>
          </table:table-cell>
          <table:table-cell office:value-type="string">
            <text:p>Patient</text:p>
          </table:table-cell>
          <table:table-cell office:value-type="string">
            <text:p>date of birth</text:p>
          </table:table-cell>
          <table:table-cell office:value-type="string">
            <text:p>is very long ago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6]&amp;&quot;, '&quot;&amp;[.I126]&amp;&quot;', '&quot;&amp;[.J126]&amp;&quot;', '&quot;&amp;[.K126]&amp;&quot;', '&quot;&amp;[.L126]&amp;&quot;', '&quot;&amp;[.M126]&amp;&quot;', '&quot;&amp;[.N126]&amp;&quot;');&quot;" office:value-type="string" office:string-value="INSERT INTO dqa_potential_issue(issue_id, target_object, target_field, issue_type, field_value, default_action_code, change_priority) VALUES (126, 'Patient', 'date of birth', 'is very long ago', '', 'E', 'Blocked');">
            <text:p>INSERT INTO dqa_potential_issue(issue_id, target_object, target_field, issue_type, field_value, default_action_code, change_priority) VALUES (126, 'Patient', 'date of birth', 'is very long ago', '', 'E', 'Blocked');</text:p>
          </table:table-cell>
        </table:table-row>
        <table:table-row table:style-name="ro1">
          <table:table-cell table:formula="of:=ROW()" office:value-type="float" office:value="127">
            <text:p>127</text:p>
          </table:table-cell>
          <table:table-cell table:formula="of:=SUBSTITUTE(SUBSTITUTE(SUBSTITUTE(SUBSTITUTE(PROPER([.I127])&amp;PROPER([.J127])&amp;PROPER([.K127])&amp;PROPER([.L127]);&quot; &quot;;&quot;&quot;);&quot;-&quot;;&quot;&quot;);&quot;.&quot;;&quot;_&quot;);&quot;'&quot;;&quot;&quot;)" office:value-type="string" office:string-value="PatientDeathDateIsBeforeBirth">
            <text:p>PatientDeathDateIsBeforeBirth</text:p>
          </table:table-cell>
          <table:table-cell table:formula="of:=&quot;public PotentialIssue &quot;&amp;[.B127]&amp;&quot; = null;&quot;" office:value-type="string" office:string-value="public PotentialIssue PatientDeathDateIsBeforeBirth = null;">
            <text:p>public PotentialIssue PatientDeathDateIsBeforeBirth = null;</text:p>
          </table:table-cell>
          <table:table-cell table:formula="of:=[.B127]&amp;&quot; = getPotentialIssue(session, &quot;&amp;CHAR(34)&amp;[.I127]&amp;CHAR(34)&amp;&quot;, &quot;&amp;CHAR(34)&amp;SUBSTITUTE([.J127];&quot;''&quot;;&quot;'&quot;)&amp;CHAR(34)&amp;&quot;, &quot;&amp;CHAR(34)&amp;[.K127]&amp;CHAR(34)&amp;&quot;, &quot;&amp;CHAR(34)&amp;[.L127]&amp;CHAR(34)&amp;&quot;);&quot;" office:value-type="string" office:string-value="PatientDeathDateIsBeforeBirth = getPotentialIssue(session, &quot;Patient&quot;, &quot;death date&quot;, &quot;is before birth&quot;, &quot;&quot;);">
            <text:p>PatientDeathDateIsBeforeBirth = getPotentialIssue(session, "Patient", "death date", "is before birth", "");</text:p>
          </table:table-cell>
          <table:table-cell table:formula="of:=&quot;assertNotNull(pi.&quot;&amp;[.B127]&amp;&quot;);&quot;" office:value-type="string" office:string-value="assertNotNull(pi.PatientDeathDateIsBeforeBirth);">
            <text:p>assertNotNull(pi.PatientDeathDateIsBeforeBirth);</text:p>
          </table:table-cell>
          <table:table-cell table:formula="of:=UPPER(SUBSTITUTE(SUBSTITUTE(SUBSTITUTE([.I127];&quot; &quot;;&quot;_&quot;);&quot;'&quot;;&quot;&quot;);&quot;-&quot;;&quot;_&quot;)&amp;&quot;_&quot;&amp;SUBSTITUTE(SUBSTITUTE(SUBSTITUTE([.J127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6]=[.J127];[.I126]=[.I127]);&quot;&quot;;[.F127]&amp;&quot;,&quot;)" office:value-type="string" office:string-value="PATIENT_DEATH_DATE,">
            <text:p>PATIENT_DEATH_DATE,</text:p>
          </table:table-cell>
          <table:table-cell table:formula="of:=&quot;addToFieldIssueMap(Field.&quot;&amp;[.F127]&amp;&quot;, &quot;&amp;[.B127]&amp;&quot;);&quot;" office:value-type="string" office:string-value="addToFieldIssueMap(Field.PATIENT_DEATH_DATE, PatientDeathDateIsBeforeBirth);">
            <text:p>addToFieldIssueMap(Field.PATIENT_DEATH_DATE, PatientDeathDateIsBeforeBirth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7]&amp;&quot;, '&quot;&amp;[.I127]&amp;&quot;', '&quot;&amp;[.J127]&amp;&quot;', '&quot;&amp;[.K127]&amp;&quot;', '&quot;&amp;[.L127]&amp;&quot;', '&quot;&amp;[.M127]&amp;&quot;', '&quot;&amp;[.N127]&amp;&quot;');&quot;" office:value-type="string" office:string-value="INSERT INTO dqa_potential_issue(issue_id, target_object, target_field, issue_type, field_value, default_action_code, change_priority) VALUES (127, 'Patient', 'death date', 'is before birth', '', 'E', 'Blocked');">
            <text:p>INSERT INTO dqa_potential_issue(issue_id, target_object, target_field, issue_type, field_value, default_action_code, change_priority) VALUES (127, 'Patient', 'death date', 'is before birth', '', 'E', 'Blocked');</text:p>
          </table:table-cell>
        </table:table-row>
        <table:table-row table:style-name="ro1">
          <table:table-cell table:formula="of:=ROW()" office:value-type="float" office:value="128">
            <text:p>128</text:p>
          </table:table-cell>
          <table:table-cell table:formula="of:=SUBSTITUTE(SUBSTITUTE(SUBSTITUTE(SUBSTITUTE(PROPER([.I128])&amp;PROPER([.J128])&amp;PROPER([.K128])&amp;PROPER([.L128]);&quot; &quot;;&quot;&quot;);&quot;-&quot;;&quot;&quot;);&quot;.&quot;;&quot;_&quot;);&quot;'&quot;;&quot;&quot;)" office:value-type="string" office:string-value="PatientDeathDateIsInFuture">
            <text:p>PatientDeathDateIsInFuture</text:p>
          </table:table-cell>
          <table:table-cell table:formula="of:=&quot;public PotentialIssue &quot;&amp;[.B128]&amp;&quot; = null;&quot;" office:value-type="string" office:string-value="public PotentialIssue PatientDeathDateIsInFuture = null;">
            <text:p>public PotentialIssue PatientDeathDateIsInFuture = null;</text:p>
          </table:table-cell>
          <table:table-cell table:formula="of:=[.B128]&amp;&quot; = getPotentialIssue(session, &quot;&amp;CHAR(34)&amp;[.I128]&amp;CHAR(34)&amp;&quot;, &quot;&amp;CHAR(34)&amp;SUBSTITUTE([.J128];&quot;''&quot;;&quot;'&quot;)&amp;CHAR(34)&amp;&quot;, &quot;&amp;CHAR(34)&amp;[.K128]&amp;CHAR(34)&amp;&quot;, &quot;&amp;CHAR(34)&amp;[.L128]&amp;CHAR(34)&amp;&quot;);&quot;" office:value-type="string" office:string-value="PatientDeathDateIsInFuture = getPotentialIssue(session, &quot;Patient&quot;, &quot;death date&quot;, &quot;is in future&quot;, &quot;&quot;);">
            <text:p>PatientDeathDateIsInFuture = getPotentialIssue(session, "Patient", "death date", "is in future", "");</text:p>
          </table:table-cell>
          <table:table-cell table:formula="of:=&quot;assertNotNull(pi.&quot;&amp;[.B128]&amp;&quot;);&quot;" office:value-type="string" office:string-value="assertNotNull(pi.PatientDeathDateIsInFuture);">
            <text:p>assertNotNull(pi.PatientDeathDateIsInFuture);</text:p>
          </table:table-cell>
          <table:table-cell table:formula="of:=UPPER(SUBSTITUTE(SUBSTITUTE(SUBSTITUTE([.I128];&quot; &quot;;&quot;_&quot;);&quot;'&quot;;&quot;&quot;);&quot;-&quot;;&quot;_&quot;)&amp;&quot;_&quot;&amp;SUBSTITUTE(SUBSTITUTE(SUBSTITUTE([.J128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7]=[.J128];[.I127]=[.I128]);&quot;&quot;;[.F128]&amp;&quot;,&quot;)">
            <text:p/>
          </table:table-cell>
          <table:table-cell table:formula="of:=&quot;addToFieldIssueMap(Field.&quot;&amp;[.F128]&amp;&quot;, &quot;&amp;[.B128]&amp;&quot;);&quot;" office:value-type="string" office:string-value="addToFieldIssueMap(Field.PATIENT_DEATH_DATE, PatientDeathDateIsInFuture);">
            <text:p>addToFieldIssueMap(Field.PATIENT_DEATH_DATE, PatientDeathDateIsInFuture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8]&amp;&quot;, '&quot;&amp;[.I128]&amp;&quot;', '&quot;&amp;[.J128]&amp;&quot;', '&quot;&amp;[.K128]&amp;&quot;', '&quot;&amp;[.L128]&amp;&quot;', '&quot;&amp;[.M128]&amp;&quot;', '&quot;&amp;[.N128]&amp;&quot;');&quot;" office:value-type="string" office:string-value="INSERT INTO dqa_potential_issue(issue_id, target_object, target_field, issue_type, field_value, default_action_code, change_priority) VALUES (128, 'Patient', 'death date', 'is in future', '', 'E', 'Blocked');">
            <text:p>INSERT INTO dqa_potential_issue(issue_id, target_object, target_field, issue_type, field_value, default_action_code, change_priority) VALUES (128, 'Patient', 'death date', 'is in future', '', 'E', 'Blocked');</text:p>
          </table:table-cell>
        </table:table-row>
        <table:table-row table:style-name="ro1">
          <table:table-cell table:formula="of:=ROW()" office:value-type="float" office:value="129">
            <text:p>129</text:p>
          </table:table-cell>
          <table:table-cell table:formula="of:=SUBSTITUTE(SUBSTITUTE(SUBSTITUTE(SUBSTITUTE(PROPER([.I129])&amp;PROPER([.J129])&amp;PROPER([.K129])&amp;PROPER([.L129]);&quot; &quot;;&quot;&quot;);&quot;-&quot;;&quot;&quot;);&quot;.&quot;;&quot;_&quot;);&quot;'&quot;;&quot;&quot;)" office:value-type="string" office:string-value="PatientDeathDateIsInvalid">
            <text:p>PatientDeathDateIsInvalid</text:p>
          </table:table-cell>
          <table:table-cell table:formula="of:=&quot;public PotentialIssue &quot;&amp;[.B129]&amp;&quot; = null;&quot;" office:value-type="string" office:string-value="public PotentialIssue PatientDeathDateIsInvalid = null;">
            <text:p>public PotentialIssue PatientDeathDateIsInvalid = null;</text:p>
          </table:table-cell>
          <table:table-cell table:formula="of:=[.B129]&amp;&quot; = getPotentialIssue(session, &quot;&amp;CHAR(34)&amp;[.I129]&amp;CHAR(34)&amp;&quot;, &quot;&amp;CHAR(34)&amp;SUBSTITUTE([.J129];&quot;''&quot;;&quot;'&quot;)&amp;CHAR(34)&amp;&quot;, &quot;&amp;CHAR(34)&amp;[.K129]&amp;CHAR(34)&amp;&quot;, &quot;&amp;CHAR(34)&amp;[.L129]&amp;CHAR(34)&amp;&quot;);&quot;" office:value-type="string" office:string-value="PatientDeathDateIsInvalid = getPotentialIssue(session, &quot;Patient&quot;, &quot;death date&quot;, &quot;is invalid&quot;, &quot;&quot;);">
            <text:p>PatientDeathDateIsInvalid = getPotentialIssue(session, "Patient", "death date", "is invalid", "");</text:p>
          </table:table-cell>
          <table:table-cell table:formula="of:=&quot;assertNotNull(pi.&quot;&amp;[.B129]&amp;&quot;);&quot;" office:value-type="string" office:string-value="assertNotNull(pi.PatientDeathDateIsInvalid);">
            <text:p>assertNotNull(pi.PatientDeathDateIsInvalid);</text:p>
          </table:table-cell>
          <table:table-cell table:formula="of:=UPPER(SUBSTITUTE(SUBSTITUTE(SUBSTITUTE([.I129];&quot; &quot;;&quot;_&quot;);&quot;'&quot;;&quot;&quot;);&quot;-&quot;;&quot;_&quot;)&amp;&quot;_&quot;&amp;SUBSTITUTE(SUBSTITUTE(SUBSTITUTE([.J129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8]=[.J129];[.I128]=[.I129]);&quot;&quot;;[.F129]&amp;&quot;,&quot;)">
            <text:p/>
          </table:table-cell>
          <table:table-cell table:formula="of:=&quot;addToFieldIssueMap(Field.&quot;&amp;[.F129]&amp;&quot;, &quot;&amp;[.B129]&amp;&quot;);&quot;" office:value-type="string" office:string-value="addToFieldIssueMap(Field.PATIENT_DEATH_DATE, PatientDeathDateIsInvalid);">
            <text:p>addToFieldIssueMap(Field.PATIENT_DEATH_DATE, PatientDeathDateIsInvalid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29]&amp;&quot;, '&quot;&amp;[.I129]&amp;&quot;', '&quot;&amp;[.J129]&amp;&quot;', '&quot;&amp;[.K129]&amp;&quot;', '&quot;&amp;[.L129]&amp;&quot;', '&quot;&amp;[.M129]&amp;&quot;', '&quot;&amp;[.N129]&amp;&quot;');&quot;" office:value-type="string" office:string-value="INSERT INTO dqa_potential_issue(issue_id, target_object, target_field, issue_type, field_value, default_action_code, change_priority) VALUES (129, 'Patient', 'death date', 'is invalid', '', 'E', 'Blocked');">
            <text:p>INSERT INTO dqa_potential_issue(issue_id, target_object, target_field, issue_type, field_value, default_action_code, change_priority) VALUES (129, 'Patient', 'death date', 'is invalid', '', 'E', 'Blocked');</text:p>
          </table:table-cell>
        </table:table-row>
        <table:table-row table:style-name="ro1">
          <table:table-cell table:formula="of:=ROW()" office:value-type="float" office:value="130">
            <text:p>130</text:p>
          </table:table-cell>
          <table:table-cell table:formula="of:=SUBSTITUTE(SUBSTITUTE(SUBSTITUTE(SUBSTITUTE(PROPER([.I130])&amp;PROPER([.J130])&amp;PROPER([.K130])&amp;PROPER([.L130]);&quot; &quot;;&quot;&quot;);&quot;-&quot;;&quot;&quot;);&quot;.&quot;;&quot;_&quot;);&quot;'&quot;;&quot;&quot;)" office:value-type="string" office:string-value="PatientDeathDateIsMissing">
            <text:p>PatientDeathDateIsMissing</text:p>
          </table:table-cell>
          <table:table-cell table:formula="of:=&quot;public PotentialIssue &quot;&amp;[.B130]&amp;&quot; = null;&quot;" office:value-type="string" office:string-value="public PotentialIssue PatientDeathDateIsMissing = null;">
            <text:p>public PotentialIssue PatientDeathDateIsMissing = null;</text:p>
          </table:table-cell>
          <table:table-cell table:formula="of:=[.B130]&amp;&quot; = getPotentialIssue(session, &quot;&amp;CHAR(34)&amp;[.I130]&amp;CHAR(34)&amp;&quot;, &quot;&amp;CHAR(34)&amp;SUBSTITUTE([.J130];&quot;''&quot;;&quot;'&quot;)&amp;CHAR(34)&amp;&quot;, &quot;&amp;CHAR(34)&amp;[.K130]&amp;CHAR(34)&amp;&quot;, &quot;&amp;CHAR(34)&amp;[.L130]&amp;CHAR(34)&amp;&quot;);&quot;" office:value-type="string" office:string-value="PatientDeathDateIsMissing = getPotentialIssue(session, &quot;Patient&quot;, &quot;death date&quot;, &quot;is missing&quot;, &quot;&quot;);">
            <text:p>PatientDeathDateIsMissing = getPotentialIssue(session, "Patient", "death date", "is missing", "");</text:p>
          </table:table-cell>
          <table:table-cell table:formula="of:=&quot;assertNotNull(pi.&quot;&amp;[.B130]&amp;&quot;);&quot;" office:value-type="string" office:string-value="assertNotNull(pi.PatientDeathDateIsMissing);">
            <text:p>assertNotNull(pi.PatientDeathDateIsMissing);</text:p>
          </table:table-cell>
          <table:table-cell table:formula="of:=UPPER(SUBSTITUTE(SUBSTITUTE(SUBSTITUTE([.I130];&quot; &quot;;&quot;_&quot;);&quot;'&quot;;&quot;&quot;);&quot;-&quot;;&quot;_&quot;)&amp;&quot;_&quot;&amp;SUBSTITUTE(SUBSTITUTE(SUBSTITUTE([.J130];&quot; &quot;;&quot;_&quot;);&quot;'&quot;;&quot;&quot;);&quot;-&quot;;&quot;_&quot;))" office:value-type="string" office:string-value="PATIENT_DEATH_DATE">
            <text:p>PATIENT_DEATH_DATE</text:p>
          </table:table-cell>
          <table:table-cell table:formula="of:=IF(AND([.J129]=[.J130];[.I129]=[.I130]);&quot;&quot;;[.F130]&amp;&quot;,&quot;)">
            <text:p/>
          </table:table-cell>
          <table:table-cell table:formula="of:=&quot;addToFieldIssueMap(Field.&quot;&amp;[.F130]&amp;&quot;, &quot;&amp;[.B130]&amp;&quot;);&quot;" office:value-type="string" office:string-value="addToFieldIssueMap(Field.PATIENT_DEATH_DATE, PatientDeathDateIsMissing);">
            <text:p>addToFieldIssueMap(Field.PATIENT_DEATH_DATE, PatientDeathDateIsMissing);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30]&amp;&quot;, '&quot;&amp;[.I130]&amp;&quot;', '&quot;&amp;[.J130]&amp;&quot;', '&quot;&amp;[.K130]&amp;&quot;', '&quot;&amp;[.L130]&amp;&quot;', '&quot;&amp;[.M130]&amp;&quot;', '&quot;&amp;[.N130]&amp;&quot;');&quot;" office:value-type="string" office:string-value="INSERT INTO dqa_potential_issue(issue_id, target_object, target_field, issue_type, field_value, default_action_code, change_priority) VALUES (130, 'Patient', 'death date', 'is missing', '', 'A', 'May');">
            <text:p>INSERT INTO dqa_potential_issue(issue_id, target_object, target_field, issue_type, field_value, default_action_code, change_priority) VALUES (130, 'Patient', 'death date', 'is missing', '', 'A', 'May');</text:p>
          </table:table-cell>
        </table:table-row>
        <table:table-row table:style-name="ro1">
          <table:table-cell table:formula="of:=ROW()" office:value-type="float" office:value="131">
            <text:p>131</text:p>
          </table:table-cell>
          <table:table-cell table:formula="of:=SUBSTITUTE(SUBSTITUTE(SUBSTITUTE(SUBSTITUTE(PROPER([.I131])&amp;PROPER([.J131])&amp;PROPER([.K131])&amp;PROPER([.L131]);&quot; &quot;;&quot;&quot;);&quot;-&quot;;&quot;&quot;);&quot;.&quot;;&quot;_&quot;);&quot;'&quot;;&quot;&quot;)" office:value-type="string" office:string-value="PatientDeathIndicatorIsInconsistent">
            <text:p>PatientDeathIndicatorIsInconsistent</text:p>
          </table:table-cell>
          <table:table-cell table:formula="of:=&quot;public PotentialIssue &quot;&amp;[.B131]&amp;&quot; = null;&quot;" office:value-type="string" office:string-value="public PotentialIssue PatientDeathIndicatorIsInconsistent = null;">
            <text:p>public PotentialIssue PatientDeathIndicatorIsInconsistent = null;</text:p>
          </table:table-cell>
          <table:table-cell table:formula="of:=[.B131]&amp;&quot; = getPotentialIssue(session, &quot;&amp;CHAR(34)&amp;[.I131]&amp;CHAR(34)&amp;&quot;, &quot;&amp;CHAR(34)&amp;SUBSTITUTE([.J131];&quot;''&quot;;&quot;'&quot;)&amp;CHAR(34)&amp;&quot;, &quot;&amp;CHAR(34)&amp;[.K131]&amp;CHAR(34)&amp;&quot;, &quot;&amp;CHAR(34)&amp;[.L131]&amp;CHAR(34)&amp;&quot;);&quot;" office:value-type="string" office:string-value="PatientDeathIndicatorIsInconsistent = getPotentialIssue(session, &quot;Patient&quot;, &quot;death indicator&quot;, &quot;is inconsistent&quot;, &quot;&quot;);">
            <text:p>PatientDeathIndicatorIsInconsistent = getPotentialIssue(session, "Patient", "death indicator", "is inconsistent", "");</text:p>
          </table:table-cell>
          <table:table-cell table:formula="of:=&quot;assertNotNull(pi.&quot;&amp;[.B131]&amp;&quot;);&quot;" office:value-type="string" office:string-value="assertNotNull(pi.PatientDeathIndicatorIsInconsistent);">
            <text:p>assertNotNull(pi.PatientDeathIndicatorIsInconsistent);</text:p>
          </table:table-cell>
          <table:table-cell table:formula="of:=UPPER(SUBSTITUTE(SUBSTITUTE(SUBSTITUTE([.I131];&quot; &quot;;&quot;_&quot;);&quot;'&quot;;&quot;&quot;);&quot;-&quot;;&quot;_&quot;)&amp;&quot;_&quot;&amp;SUBSTITUTE(SUBSTITUTE(SUBSTITUTE([.J131];&quot; &quot;;&quot;_&quot;);&quot;'&quot;;&quot;&quot;);&quot;-&quot;;&quot;_&quot;))" office:value-type="string" office:string-value="PATIENT_DEATH_INDICATOR">
            <text:p>PATIENT_DEATH_INDICATOR</text:p>
          </table:table-cell>
          <table:table-cell table:formula="of:=IF(AND([.J130]=[.J131];[.I130]=[.I131]);&quot;&quot;;[.F131]&amp;&quot;,&quot;)" office:value-type="string" office:string-value="PATIENT_DEATH_INDICATOR,">
            <text:p>PATIENT_DEATH_INDICATOR,</text:p>
          </table:table-cell>
          <table:table-cell table:formula="of:=&quot;addToFieldIssueMap(Field.&quot;&amp;[.F131]&amp;&quot;, &quot;&amp;[.B131]&amp;&quot;);&quot;" office:value-type="string" office:string-value="addToFieldIssueMap(Field.PATIENT_DEATH_INDICATOR, PatientDeathIndicatorIsInconsistent);">
            <text:p>addToFieldIssueMap(Field.PATIENT_DEATH_INDICATOR, PatientDeathIndicatorIsInconsistent);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inconsistent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1]&amp;&quot;, '&quot;&amp;[.I131]&amp;&quot;', '&quot;&amp;[.J131]&amp;&quot;', '&quot;&amp;[.K131]&amp;&quot;', '&quot;&amp;[.L131]&amp;&quot;', '&quot;&amp;[.M131]&amp;&quot;', '&quot;&amp;[.N131]&amp;&quot;');&quot;" office:value-type="string" office:string-value="INSERT INTO dqa_potential_issue(issue_id, target_object, target_field, issue_type, field_value, default_action_code, change_priority) VALUES (131, 'Patient', 'death indicator', 'is inconsistent', '', 'E', 'May');">
            <text:p>INSERT INTO dqa_potential_issue(issue_id, target_object, target_field, issue_type, field_value, default_action_code, change_priority) VALUES (131, 'Patient', 'death indicator', 'is inconsistent', '', 'E', 'May');</text:p>
          </table:table-cell>
        </table:table-row>
        <table:table-row table:style-name="ro1">
          <table:table-cell table:formula="of:=ROW()" office:value-type="float" office:value="132">
            <text:p>132</text:p>
          </table:table-cell>
          <table:table-cell table:formula="of:=SUBSTITUTE(SUBSTITUTE(SUBSTITUTE(SUBSTITUTE(PROPER([.I132])&amp;PROPER([.J132])&amp;PROPER([.K132])&amp;PROPER([.L132]);&quot; &quot;;&quot;&quot;);&quot;-&quot;;&quot;&quot;);&quot;.&quot;;&quot;_&quot;);&quot;'&quot;;&quot;&quot;)" office:value-type="string" office:string-value="PatientDeathIndicatorIsMissing">
            <text:p>PatientDeathIndicatorIsMissing</text:p>
          </table:table-cell>
          <table:table-cell table:formula="of:=&quot;public PotentialIssue &quot;&amp;[.B132]&amp;&quot; = null;&quot;" office:value-type="string" office:string-value="public PotentialIssue PatientDeathIndicatorIsMissing = null;">
            <text:p>public PotentialIssue PatientDeathIndicatorIsMissing = null;</text:p>
          </table:table-cell>
          <table:table-cell table:formula="of:=[.B132]&amp;&quot; = getPotentialIssue(session, &quot;&amp;CHAR(34)&amp;[.I132]&amp;CHAR(34)&amp;&quot;, &quot;&amp;CHAR(34)&amp;SUBSTITUTE([.J132];&quot;''&quot;;&quot;'&quot;)&amp;CHAR(34)&amp;&quot;, &quot;&amp;CHAR(34)&amp;[.K132]&amp;CHAR(34)&amp;&quot;, &quot;&amp;CHAR(34)&amp;[.L132]&amp;CHAR(34)&amp;&quot;);&quot;" office:value-type="string" office:string-value="PatientDeathIndicatorIsMissing = getPotentialIssue(session, &quot;Patient&quot;, &quot;death indicator&quot;, &quot;is missing&quot;, &quot;&quot;);">
            <text:p>PatientDeathIndicatorIsMissing = getPotentialIssue(session, "Patient", "death indicator", "is missing", "");</text:p>
          </table:table-cell>
          <table:table-cell table:formula="of:=&quot;assertNotNull(pi.&quot;&amp;[.B132]&amp;&quot;);&quot;" office:value-type="string" office:string-value="assertNotNull(pi.PatientDeathIndicatorIsMissing);">
            <text:p>assertNotNull(pi.PatientDeathIndicatorIsMissing);</text:p>
          </table:table-cell>
          <table:table-cell table:formula="of:=UPPER(SUBSTITUTE(SUBSTITUTE(SUBSTITUTE([.I132];&quot; &quot;;&quot;_&quot;);&quot;'&quot;;&quot;&quot;);&quot;-&quot;;&quot;_&quot;)&amp;&quot;_&quot;&amp;SUBSTITUTE(SUBSTITUTE(SUBSTITUTE([.J132];&quot; &quot;;&quot;_&quot;);&quot;'&quot;;&quot;&quot;);&quot;-&quot;;&quot;_&quot;))" office:value-type="string" office:string-value="PATIENT_DEATH_INDICATOR">
            <text:p>PATIENT_DEATH_INDICATOR</text:p>
          </table:table-cell>
          <table:table-cell table:formula="of:=IF(AND([.J131]=[.J132];[.I131]=[.I132]);&quot;&quot;;[.F132]&amp;&quot;,&quot;)">
            <text:p/>
          </table:table-cell>
          <table:table-cell table:formula="of:=&quot;addToFieldIssueMap(Field.&quot;&amp;[.F132]&amp;&quot;, &quot;&amp;[.B132]&amp;&quot;);&quot;" office:value-type="string" office:string-value="addToFieldIssueMap(Field.PATIENT_DEATH_INDICATOR, PatientDeathIndicatorIsMissing);">
            <text:p>addToFieldIssueMap(Field.PATIENT_DEATH_INDICATOR, PatientDeathIndicatorIsMissing);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32]&amp;&quot;, '&quot;&amp;[.I132]&amp;&quot;', '&quot;&amp;[.J132]&amp;&quot;', '&quot;&amp;[.K132]&amp;&quot;', '&quot;&amp;[.L132]&amp;&quot;', '&quot;&amp;[.M132]&amp;&quot;', '&quot;&amp;[.N132]&amp;&quot;');&quot;" office:value-type="string" office:string-value="INSERT INTO dqa_potential_issue(issue_id, target_object, target_field, issue_type, field_value, default_action_code, change_priority) VALUES (132, 'Patient', 'death indicator', 'is missing', '', 'A', 'May');">
            <text:p>INSERT INTO dqa_potential_issue(issue_id, target_object, target_field, issue_type, field_value, default_action_code, change_priority) VALUES (132, 'Patient', 'death indicator', 'is missing', '', 'A', 'May');</text:p>
          </table:table-cell>
        </table:table-row>
        <table:table-row table:style-name="ro1">
          <table:table-cell table:formula="of:=ROW()" office:value-type="float" office:value="133">
            <text:p>133</text:p>
          </table:table-cell>
          <table:table-cell table:formula="of:=SUBSTITUTE(SUBSTITUTE(SUBSTITUTE(SUBSTITUTE(PROPER([.I133])&amp;PROPER([.J133])&amp;PROPER([.K133])&amp;PROPER([.L133]);&quot; &quot;;&quot;&quot;);&quot;-&quot;;&quot;&quot;);&quot;.&quot;;&quot;_&quot;);&quot;'&quot;;&quot;&quot;)" office:value-type="string" office:string-value="PatientEthnicityIsDeprecated">
            <text:p>PatientEthnicityIsDeprecated</text:p>
          </table:table-cell>
          <table:table-cell table:formula="of:=&quot;public PotentialIssue &quot;&amp;[.B133]&amp;&quot; = null;&quot;" office:value-type="string" office:string-value="public PotentialIssue PatientEthnicityIsDeprecated = null;">
            <text:p>public PotentialIssue PatientEthnicityIsDeprecated = null;</text:p>
          </table:table-cell>
          <table:table-cell table:formula="of:=[.B133]&amp;&quot; = getPotentialIssue(session, &quot;&amp;CHAR(34)&amp;[.I133]&amp;CHAR(34)&amp;&quot;, &quot;&amp;CHAR(34)&amp;SUBSTITUTE([.J133];&quot;''&quot;;&quot;'&quot;)&amp;CHAR(34)&amp;&quot;, &quot;&amp;CHAR(34)&amp;[.K133]&amp;CHAR(34)&amp;&quot;, &quot;&amp;CHAR(34)&amp;[.L133]&amp;CHAR(34)&amp;&quot;);&quot;" office:value-type="string" office:string-value="PatientEthnicityIsDeprecated = getPotentialIssue(session, &quot;Patient&quot;, &quot;ethnicity&quot;, &quot;is deprecated&quot;, &quot;&quot;);">
            <text:p>PatientEthnicityIsDeprecated = getPotentialIssue(session, "Patient", "ethnicity", "is deprecated", "");</text:p>
          </table:table-cell>
          <table:table-cell table:formula="of:=&quot;assertNotNull(pi.&quot;&amp;[.B133]&amp;&quot;);&quot;" office:value-type="string" office:string-value="assertNotNull(pi.PatientEthnicityIsDeprecated);">
            <text:p>assertNotNull(pi.PatientEthnicityIsDeprecated);</text:p>
          </table:table-cell>
          <table:table-cell table:formula="of:=UPPER(SUBSTITUTE(SUBSTITUTE(SUBSTITUTE([.I133];&quot; &quot;;&quot;_&quot;);&quot;'&quot;;&quot;&quot;);&quot;-&quot;;&quot;_&quot;)&amp;&quot;_&quot;&amp;SUBSTITUTE(SUBSTITUTE(SUBSTITUTE([.J133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2]=[.J133];[.I132]=[.I133]);&quot;&quot;;[.F133]&amp;&quot;,&quot;)" office:value-type="string" office:string-value="PATIENT_ETHNICITY,">
            <text:p>PATIENT_ETHNICITY,</text:p>
          </table:table-cell>
          <table:table-cell table:formula="of:=&quot;addToFieldIssueMap(Field.&quot;&amp;[.F133]&amp;&quot;, &quot;&amp;[.B133]&amp;&quot;);&quot;" office:value-type="string" office:string-value="addToFieldIssueMap(Field.PATIENT_ETHNICITY, PatientEthnicityIsDeprecated);">
            <text:p>addToFieldIssueMap(Field.PATIENT_ETHNICITY, PatientEthnicityIsDeprecat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3]&amp;&quot;, '&quot;&amp;[.I133]&amp;&quot;', '&quot;&amp;[.J133]&amp;&quot;', '&quot;&amp;[.K133]&amp;&quot;', '&quot;&amp;[.L133]&amp;&quot;', '&quot;&amp;[.M133]&amp;&quot;', '&quot;&amp;[.N133]&amp;&quot;');&quot;" office:value-type="string" office:string-value="INSERT INTO dqa_potential_issue(issue_id, target_object, target_field, issue_type, field_value, default_action_code, change_priority) VALUES (133, 'Patient', 'ethnicity', 'is deprecated', '', 'W', 'May');">
            <text:p>INSERT INTO dqa_potential_issue(issue_id, target_object, target_field, issue_type, field_value, default_action_code, change_priority) VALUES (133, 'Patient', 'ethnicity', 'is deprecated', '', 'W', 'May');</text:p>
          </table:table-cell>
        </table:table-row>
        <table:table-row table:style-name="ro1">
          <table:table-cell table:formula="of:=ROW()" office:value-type="float" office:value="134">
            <text:p>134</text:p>
          </table:table-cell>
          <table:table-cell table:formula="of:=SUBSTITUTE(SUBSTITUTE(SUBSTITUTE(SUBSTITUTE(PROPER([.I134])&amp;PROPER([.J134])&amp;PROPER([.K134])&amp;PROPER([.L134]);&quot; &quot;;&quot;&quot;);&quot;-&quot;;&quot;&quot;);&quot;.&quot;;&quot;_&quot;);&quot;'&quot;;&quot;&quot;)" office:value-type="string" office:string-value="PatientEthnicityIsIgnored">
            <text:p>PatientEthnicityIsIgnored</text:p>
          </table:table-cell>
          <table:table-cell table:formula="of:=&quot;public PotentialIssue &quot;&amp;[.B134]&amp;&quot; = null;&quot;" office:value-type="string" office:string-value="public PotentialIssue PatientEthnicityIsIgnored = null;">
            <text:p>public PotentialIssue PatientEthnicityIsIgnored = null;</text:p>
          </table:table-cell>
          <table:table-cell table:formula="of:=[.B134]&amp;&quot; = getPotentialIssue(session, &quot;&amp;CHAR(34)&amp;[.I134]&amp;CHAR(34)&amp;&quot;, &quot;&amp;CHAR(34)&amp;SUBSTITUTE([.J134];&quot;''&quot;;&quot;'&quot;)&amp;CHAR(34)&amp;&quot;, &quot;&amp;CHAR(34)&amp;[.K134]&amp;CHAR(34)&amp;&quot;, &quot;&amp;CHAR(34)&amp;[.L134]&amp;CHAR(34)&amp;&quot;);&quot;" office:value-type="string" office:string-value="PatientEthnicityIsIgnored = getPotentialIssue(session, &quot;Patient&quot;, &quot;ethnicity&quot;, &quot;is ignored&quot;, &quot;&quot;);">
            <text:p>PatientEthnicityIsIgnored = getPotentialIssue(session, "Patient", "ethnicity", "is ignored", "");</text:p>
          </table:table-cell>
          <table:table-cell table:formula="of:=&quot;assertNotNull(pi.&quot;&amp;[.B134]&amp;&quot;);&quot;" office:value-type="string" office:string-value="assertNotNull(pi.PatientEthnicityIsIgnored);">
            <text:p>assertNotNull(pi.PatientEthnicityIsIgnored);</text:p>
          </table:table-cell>
          <table:table-cell table:formula="of:=UPPER(SUBSTITUTE(SUBSTITUTE(SUBSTITUTE([.I134];&quot; &quot;;&quot;_&quot;);&quot;'&quot;;&quot;&quot;);&quot;-&quot;;&quot;_&quot;)&amp;&quot;_&quot;&amp;SUBSTITUTE(SUBSTITUTE(SUBSTITUTE([.J134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3]=[.J134];[.I133]=[.I134]);&quot;&quot;;[.F134]&amp;&quot;,&quot;)">
            <text:p/>
          </table:table-cell>
          <table:table-cell table:formula="of:=&quot;addToFieldIssueMap(Field.&quot;&amp;[.F134]&amp;&quot;, &quot;&amp;[.B134]&amp;&quot;);&quot;" office:value-type="string" office:string-value="addToFieldIssueMap(Field.PATIENT_ETHNICITY, PatientEthnicityIsIgnored);">
            <text:p>addToFieldIssueMap(Field.PATIENT_ETHNICITY, PatientEthnicityIsIgnor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34]&amp;&quot;, '&quot;&amp;[.I134]&amp;&quot;', '&quot;&amp;[.J134]&amp;&quot;', '&quot;&amp;[.K134]&amp;&quot;', '&quot;&amp;[.L134]&amp;&quot;', '&quot;&amp;[.M134]&amp;&quot;', '&quot;&amp;[.N134]&amp;&quot;');&quot;" office:value-type="string" office:string-value="INSERT INTO dqa_potential_issue(issue_id, target_object, target_field, issue_type, field_value, default_action_code, change_priority) VALUES (134, 'Patient', 'ethnicity', 'is ignored', '', 'S', 'May');">
            <text:p>INSERT INTO dqa_potential_issue(issue_id, target_object, target_field, issue_type, field_value, default_action_code, change_priority) VALUES (134, 'Patient', 'ethnicity', 'is ignored', '', 'S', 'May');</text:p>
          </table:table-cell>
        </table:table-row>
        <table:table-row table:style-name="ro1">
          <table:table-cell table:formula="of:=ROW()" office:value-type="float" office:value="135">
            <text:p>135</text:p>
          </table:table-cell>
          <table:table-cell table:formula="of:=SUBSTITUTE(SUBSTITUTE(SUBSTITUTE(SUBSTITUTE(PROPER([.I135])&amp;PROPER([.J135])&amp;PROPER([.K135])&amp;PROPER([.L135]);&quot; &quot;;&quot;&quot;);&quot;-&quot;;&quot;&quot;);&quot;.&quot;;&quot;_&quot;);&quot;'&quot;;&quot;&quot;)" office:value-type="string" office:string-value="PatientEthnicityIsInvalid">
            <text:p>PatientEthnicityIsInvalid</text:p>
          </table:table-cell>
          <table:table-cell table:formula="of:=&quot;public PotentialIssue &quot;&amp;[.B135]&amp;&quot; = null;&quot;" office:value-type="string" office:string-value="public PotentialIssue PatientEthnicityIsInvalid = null;">
            <text:p>public PotentialIssue PatientEthnicityIsInvalid = null;</text:p>
          </table:table-cell>
          <table:table-cell table:formula="of:=[.B135]&amp;&quot; = getPotentialIssue(session, &quot;&amp;CHAR(34)&amp;[.I135]&amp;CHAR(34)&amp;&quot;, &quot;&amp;CHAR(34)&amp;SUBSTITUTE([.J135];&quot;''&quot;;&quot;'&quot;)&amp;CHAR(34)&amp;&quot;, &quot;&amp;CHAR(34)&amp;[.K135]&amp;CHAR(34)&amp;&quot;, &quot;&amp;CHAR(34)&amp;[.L135]&amp;CHAR(34)&amp;&quot;);&quot;" office:value-type="string" office:string-value="PatientEthnicityIsInvalid = getPotentialIssue(session, &quot;Patient&quot;, &quot;ethnicity&quot;, &quot;is invalid&quot;, &quot;&quot;);">
            <text:p>PatientEthnicityIsInvalid = getPotentialIssue(session, "Patient", "ethnicity", "is invalid", "");</text:p>
          </table:table-cell>
          <table:table-cell table:formula="of:=&quot;assertNotNull(pi.&quot;&amp;[.B135]&amp;&quot;);&quot;" office:value-type="string" office:string-value="assertNotNull(pi.PatientEthnicityIsInvalid);">
            <text:p>assertNotNull(pi.PatientEthnicityIsInvalid);</text:p>
          </table:table-cell>
          <table:table-cell table:formula="of:=UPPER(SUBSTITUTE(SUBSTITUTE(SUBSTITUTE([.I135];&quot; &quot;;&quot;_&quot;);&quot;'&quot;;&quot;&quot;);&quot;-&quot;;&quot;_&quot;)&amp;&quot;_&quot;&amp;SUBSTITUTE(SUBSTITUTE(SUBSTITUTE([.J135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4]=[.J135];[.I134]=[.I135]);&quot;&quot;;[.F135]&amp;&quot;,&quot;)">
            <text:p/>
          </table:table-cell>
          <table:table-cell table:formula="of:=&quot;addToFieldIssueMap(Field.&quot;&amp;[.F135]&amp;&quot;, &quot;&amp;[.B135]&amp;&quot;);&quot;" office:value-type="string" office:string-value="addToFieldIssueMap(Field.PATIENT_ETHNICITY, PatientEthnicityIsInvalid);">
            <text:p>addToFieldIssueMap(Field.PATIENT_ETHNICITY, PatientEthnicityIsInvali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5]&amp;&quot;, '&quot;&amp;[.I135]&amp;&quot;', '&quot;&amp;[.J135]&amp;&quot;', '&quot;&amp;[.K135]&amp;&quot;', '&quot;&amp;[.L135]&amp;&quot;', '&quot;&amp;[.M135]&amp;&quot;', '&quot;&amp;[.N135]&amp;&quot;');&quot;" office:value-type="string" office:string-value="INSERT INTO dqa_potential_issue(issue_id, target_object, target_field, issue_type, field_value, default_action_code, change_priority) VALUES (135, 'Patient', 'ethnicity', 'is invalid', '', 'W', 'May');">
            <text:p>INSERT INTO dqa_potential_issue(issue_id, target_object, target_field, issue_type, field_value, default_action_code, change_priority) VALUES (135, 'Patient', 'ethnicity', 'is invalid', '', 'W', 'May');</text:p>
          </table:table-cell>
        </table:table-row>
        <table:table-row table:style-name="ro1">
          <table:table-cell table:formula="of:=ROW()" office:value-type="float" office:value="136">
            <text:p>136</text:p>
          </table:table-cell>
          <table:table-cell table:formula="of:=SUBSTITUTE(SUBSTITUTE(SUBSTITUTE(SUBSTITUTE(PROPER([.I136])&amp;PROPER([.J136])&amp;PROPER([.K136])&amp;PROPER([.L136]);&quot; &quot;;&quot;&quot;);&quot;-&quot;;&quot;&quot;);&quot;.&quot;;&quot;_&quot;);&quot;'&quot;;&quot;&quot;)" office:value-type="string" office:string-value="PatientEthnicityIsMissing">
            <text:p>PatientEthnicityIsMissing</text:p>
          </table:table-cell>
          <table:table-cell table:formula="of:=&quot;public PotentialIssue &quot;&amp;[.B136]&amp;&quot; = null;&quot;" office:value-type="string" office:string-value="public PotentialIssue PatientEthnicityIsMissing = null;">
            <text:p>public PotentialIssue PatientEthnicityIsMissing = null;</text:p>
          </table:table-cell>
          <table:table-cell table:formula="of:=[.B136]&amp;&quot; = getPotentialIssue(session, &quot;&amp;CHAR(34)&amp;[.I136]&amp;CHAR(34)&amp;&quot;, &quot;&amp;CHAR(34)&amp;SUBSTITUTE([.J136];&quot;''&quot;;&quot;'&quot;)&amp;CHAR(34)&amp;&quot;, &quot;&amp;CHAR(34)&amp;[.K136]&amp;CHAR(34)&amp;&quot;, &quot;&amp;CHAR(34)&amp;[.L136]&amp;CHAR(34)&amp;&quot;);&quot;" office:value-type="string" office:string-value="PatientEthnicityIsMissing = getPotentialIssue(session, &quot;Patient&quot;, &quot;ethnicity&quot;, &quot;is missing&quot;, &quot;&quot;);">
            <text:p>PatientEthnicityIsMissing = getPotentialIssue(session, "Patient", "ethnicity", "is missing", "");</text:p>
          </table:table-cell>
          <table:table-cell table:formula="of:=&quot;assertNotNull(pi.&quot;&amp;[.B136]&amp;&quot;);&quot;" office:value-type="string" office:string-value="assertNotNull(pi.PatientEthnicityIsMissing);">
            <text:p>assertNotNull(pi.PatientEthnicityIsMissing);</text:p>
          </table:table-cell>
          <table:table-cell table:formula="of:=UPPER(SUBSTITUTE(SUBSTITUTE(SUBSTITUTE([.I136];&quot; &quot;;&quot;_&quot;);&quot;'&quot;;&quot;&quot;);&quot;-&quot;;&quot;_&quot;)&amp;&quot;_&quot;&amp;SUBSTITUTE(SUBSTITUTE(SUBSTITUTE([.J136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5]=[.J136];[.I135]=[.I136]);&quot;&quot;;[.F136]&amp;&quot;,&quot;)">
            <text:p/>
          </table:table-cell>
          <table:table-cell table:formula="of:=&quot;addToFieldIssueMap(Field.&quot;&amp;[.F136]&amp;&quot;, &quot;&amp;[.B136]&amp;&quot;);&quot;" office:value-type="string" office:string-value="addToFieldIssueMap(Field.PATIENT_ETHNICITY, PatientEthnicityIsMissing);">
            <text:p>addToFieldIssueMap(Field.PATIENT_ETHNICITY, PatientEthnicityIsMissing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36]&amp;&quot;, '&quot;&amp;[.I136]&amp;&quot;', '&quot;&amp;[.J136]&amp;&quot;', '&quot;&amp;[.K136]&amp;&quot;', '&quot;&amp;[.L136]&amp;&quot;', '&quot;&amp;[.M136]&amp;&quot;', '&quot;&amp;[.N136]&amp;&quot;');&quot;" office:value-type="string" office:string-value="INSERT INTO dqa_potential_issue(issue_id, target_object, target_field, issue_type, field_value, default_action_code, change_priority) VALUES (136, 'Patient', 'ethnicity', 'is missing', '', 'A', 'Should');">
            <text:p>INSERT INTO dqa_potential_issue(issue_id, target_object, target_field, issue_type, field_value, default_action_code, change_priority) VALUES (136, 'Patient', 'ethnicity', 'is missing', '', 'A', 'Should');</text:p>
          </table:table-cell>
        </table:table-row>
        <table:table-row table:style-name="ro1">
          <table:table-cell table:formula="of:=ROW()" office:value-type="float" office:value="137">
            <text:p>137</text:p>
          </table:table-cell>
          <table:table-cell table:formula="of:=SUBSTITUTE(SUBSTITUTE(SUBSTITUTE(SUBSTITUTE(PROPER([.I137])&amp;PROPER([.J137])&amp;PROPER([.K137])&amp;PROPER([.L137]);&quot; &quot;;&quot;&quot;);&quot;-&quot;;&quot;&quot;);&quot;.&quot;;&quot;_&quot;);&quot;'&quot;;&quot;&quot;)" office:value-type="string" office:string-value="PatientEthnicityIsUnrecognized">
            <text:p>PatientEthnicityIsUnrecognized</text:p>
          </table:table-cell>
          <table:table-cell table:formula="of:=&quot;public PotentialIssue &quot;&amp;[.B137]&amp;&quot; = null;&quot;" office:value-type="string" office:string-value="public PotentialIssue PatientEthnicityIsUnrecognized = null;">
            <text:p>public PotentialIssue PatientEthnicityIsUnrecognized = null;</text:p>
          </table:table-cell>
          <table:table-cell table:formula="of:=[.B137]&amp;&quot; = getPotentialIssue(session, &quot;&amp;CHAR(34)&amp;[.I137]&amp;CHAR(34)&amp;&quot;, &quot;&amp;CHAR(34)&amp;SUBSTITUTE([.J137];&quot;''&quot;;&quot;'&quot;)&amp;CHAR(34)&amp;&quot;, &quot;&amp;CHAR(34)&amp;[.K137]&amp;CHAR(34)&amp;&quot;, &quot;&amp;CHAR(34)&amp;[.L137]&amp;CHAR(34)&amp;&quot;);&quot;" office:value-type="string" office:string-value="PatientEthnicityIsUnrecognized = getPotentialIssue(session, &quot;Patient&quot;, &quot;ethnicity&quot;, &quot;is unrecognized&quot;, &quot;&quot;);">
            <text:p>PatientEthnicityIsUnrecognized = getPotentialIssue(session, "Patient", "ethnicity", "is unrecognized", "");</text:p>
          </table:table-cell>
          <table:table-cell table:formula="of:=&quot;assertNotNull(pi.&quot;&amp;[.B137]&amp;&quot;);&quot;" office:value-type="string" office:string-value="assertNotNull(pi.PatientEthnicityIsUnrecognized);">
            <text:p>assertNotNull(pi.PatientEthnicityIsUnrecognized);</text:p>
          </table:table-cell>
          <table:table-cell table:formula="of:=UPPER(SUBSTITUTE(SUBSTITUTE(SUBSTITUTE([.I137];&quot; &quot;;&quot;_&quot;);&quot;'&quot;;&quot;&quot;);&quot;-&quot;;&quot;_&quot;)&amp;&quot;_&quot;&amp;SUBSTITUTE(SUBSTITUTE(SUBSTITUTE([.J137];&quot; &quot;;&quot;_&quot;);&quot;'&quot;;&quot;&quot;);&quot;-&quot;;&quot;_&quot;))" office:value-type="string" office:string-value="PATIENT_ETHNICITY">
            <text:p>PATIENT_ETHNICITY</text:p>
          </table:table-cell>
          <table:table-cell table:formula="of:=IF(AND([.J136]=[.J137];[.I136]=[.I137]);&quot;&quot;;[.F137]&amp;&quot;,&quot;)">
            <text:p/>
          </table:table-cell>
          <table:table-cell table:formula="of:=&quot;addToFieldIssueMap(Field.&quot;&amp;[.F137]&amp;&quot;, &quot;&amp;[.B137]&amp;&quot;);&quot;" office:value-type="string" office:string-value="addToFieldIssueMap(Field.PATIENT_ETHNICITY, PatientEthnicityIsUnrecognized);">
            <text:p>addToFieldIssueMap(Field.PATIENT_ETHNICITY, PatientEthnicityIsUnrecognized);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37]&amp;&quot;, '&quot;&amp;[.I137]&amp;&quot;', '&quot;&amp;[.J137]&amp;&quot;', '&quot;&amp;[.K137]&amp;&quot;', '&quot;&amp;[.L137]&amp;&quot;', '&quot;&amp;[.M137]&amp;&quot;', '&quot;&amp;[.N137]&amp;&quot;');&quot;" office:value-type="string" office:string-value="INSERT INTO dqa_potential_issue(issue_id, target_object, target_field, issue_type, field_value, default_action_code, change_priority) VALUES (137, 'Patient', 'ethnicity', 'is unrecognized', '', 'W', 'May');">
            <text:p>INSERT INTO dqa_potential_issue(issue_id, target_object, target_field, issue_type, field_value, default_action_code, change_priority) VALUES (137, 'Patient', 'ethnicity', 'is unrecognized', '', 'W', 'May');</text:p>
          </table:table-cell>
        </table:table-row>
        <table:table-row table:style-name="ro1">
          <table:table-cell table:formula="of:=ROW()" office:value-type="float" office:value="138">
            <text:p>138</text:p>
          </table:table-cell>
          <table:table-cell table:formula="of:=SUBSTITUTE(SUBSTITUTE(SUBSTITUTE(SUBSTITUTE(PROPER([.I138])&amp;PROPER([.J138])&amp;PROPER([.K138])&amp;PROPER([.L138]);&quot; &quot;;&quot;&quot;);&quot;-&quot;;&quot;&quot;);&quot;.&quot;;&quot;_&quot;);&quot;'&quot;;&quot;&quot;)" office:value-type="string" office:string-value="PatientFirstNameIsInvalid">
            <text:p>PatientFirstNameIsInvalid</text:p>
          </table:table-cell>
          <table:table-cell table:formula="of:=&quot;public PotentialIssue &quot;&amp;[.B138]&amp;&quot; = null;&quot;" office:value-type="string" office:string-value="public PotentialIssue PatientFirstNameIsInvalid = null;">
            <text:p>public PotentialIssue PatientFirstNameIsInvalid = null;</text:p>
          </table:table-cell>
          <table:table-cell table:formula="of:=[.B138]&amp;&quot; = getPotentialIssue(session, &quot;&amp;CHAR(34)&amp;[.I138]&amp;CHAR(34)&amp;&quot;, &quot;&amp;CHAR(34)&amp;SUBSTITUTE([.J138];&quot;''&quot;;&quot;'&quot;)&amp;CHAR(34)&amp;&quot;, &quot;&amp;CHAR(34)&amp;[.K138]&amp;CHAR(34)&amp;&quot;, &quot;&amp;CHAR(34)&amp;[.L138]&amp;CHAR(34)&amp;&quot;);&quot;" office:value-type="string" office:string-value="PatientFirstNameIsInvalid = getPotentialIssue(session, &quot;Patient&quot;, &quot;first name&quot;, &quot;is invalid&quot;, &quot;&quot;);">
            <text:p>PatientFirstNameIsInvalid = getPotentialIssue(session, "Patient", "first name", "is invalid", "");</text:p>
          </table:table-cell>
          <table:table-cell table:formula="of:=&quot;assertNotNull(pi.&quot;&amp;[.B138]&amp;&quot;);&quot;" office:value-type="string" office:string-value="assertNotNull(pi.PatientFirstNameIsInvalid);">
            <text:p>assertNotNull(pi.PatientFirstNameIsInvalid);</text:p>
          </table:table-cell>
          <table:table-cell table:formula="of:=UPPER(SUBSTITUTE(SUBSTITUTE(SUBSTITUTE([.I138];&quot; &quot;;&quot;_&quot;);&quot;'&quot;;&quot;&quot;);&quot;-&quot;;&quot;_&quot;)&amp;&quot;_&quot;&amp;SUBSTITUTE(SUBSTITUTE(SUBSTITUTE([.J138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7]=[.J138];[.I137]=[.I138]);&quot;&quot;;[.F138]&amp;&quot;,&quot;)" office:value-type="string" office:string-value="PATIENT_FIRST_NAME,">
            <text:p>PATIENT_FIRST_NAME,</text:p>
          </table:table-cell>
          <table:table-cell table:formula="of:=&quot;addToFieldIssueMap(Field.&quot;&amp;[.F138]&amp;&quot;, &quot;&amp;[.B138]&amp;&quot;);&quot;" office:value-type="string" office:string-value="addToFieldIssueMap(Field.PATIENT_FIRST_NAME, PatientFirstNameIsInvalid);">
            <text:p>addToFieldIssueMap(Field.PATIENT_FIRST_NAME, PatientFirstNameIsInvalid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8]&amp;&quot;, '&quot;&amp;[.I138]&amp;&quot;', '&quot;&amp;[.J138]&amp;&quot;', '&quot;&amp;[.K138]&amp;&quot;', '&quot;&amp;[.L138]&amp;&quot;', '&quot;&amp;[.M138]&amp;&quot;', '&quot;&amp;[.N138]&amp;&quot;');&quot;" office:value-type="string" office:string-value="INSERT INTO dqa_potential_issue(issue_id, target_object, target_field, issue_type, field_value, default_action_code, change_priority) VALUES (138, 'Patient', 'first name', 'is invalid', '', 'E', 'May');">
            <text:p>INSERT INTO dqa_potential_issue(issue_id, target_object, target_field, issue_type, field_value, default_action_code, change_priority) VALUES (138, 'Patient', 'first name', 'is invalid', '', 'E', 'May');</text:p>
          </table:table-cell>
        </table:table-row>
        <table:table-row table:style-name="ro1">
          <table:table-cell table:formula="of:=ROW()" office:value-type="float" office:value="139">
            <text:p>139</text:p>
          </table:table-cell>
          <table:table-cell table:formula="of:=SUBSTITUTE(SUBSTITUTE(SUBSTITUTE(SUBSTITUTE(PROPER([.I139])&amp;PROPER([.J139])&amp;PROPER([.K139])&amp;PROPER([.L139]);&quot; &quot;;&quot;&quot;);&quot;-&quot;;&quot;&quot;);&quot;.&quot;;&quot;_&quot;);&quot;'&quot;;&quot;&quot;)" office:value-type="string" office:string-value="PatientFirstNameIsMissing">
            <text:p>PatientFirstNameIsMissing</text:p>
          </table:table-cell>
          <table:table-cell table:formula="of:=&quot;public PotentialIssue &quot;&amp;[.B139]&amp;&quot; = null;&quot;" office:value-type="string" office:string-value="public PotentialIssue PatientFirstNameIsMissing = null;">
            <text:p>public PotentialIssue PatientFirstNameIsMissing = null;</text:p>
          </table:table-cell>
          <table:table-cell table:formula="of:=[.B139]&amp;&quot; = getPotentialIssue(session, &quot;&amp;CHAR(34)&amp;[.I139]&amp;CHAR(34)&amp;&quot;, &quot;&amp;CHAR(34)&amp;SUBSTITUTE([.J139];&quot;''&quot;;&quot;'&quot;)&amp;CHAR(34)&amp;&quot;, &quot;&amp;CHAR(34)&amp;[.K139]&amp;CHAR(34)&amp;&quot;, &quot;&amp;CHAR(34)&amp;[.L139]&amp;CHAR(34)&amp;&quot;);&quot;" office:value-type="string" office:string-value="PatientFirstNameIsMissing = getPotentialIssue(session, &quot;Patient&quot;, &quot;first name&quot;, &quot;is missing&quot;, &quot;&quot;);">
            <text:p>PatientFirstNameIsMissing = getPotentialIssue(session, "Patient", "first name", "is missing", "");</text:p>
          </table:table-cell>
          <table:table-cell table:formula="of:=&quot;assertNotNull(pi.&quot;&amp;[.B139]&amp;&quot;);&quot;" office:value-type="string" office:string-value="assertNotNull(pi.PatientFirstNameIsMissing);">
            <text:p>assertNotNull(pi.PatientFirstNameIsMissing);</text:p>
          </table:table-cell>
          <table:table-cell table:formula="of:=UPPER(SUBSTITUTE(SUBSTITUTE(SUBSTITUTE([.I139];&quot; &quot;;&quot;_&quot;);&quot;'&quot;;&quot;&quot;);&quot;-&quot;;&quot;_&quot;)&amp;&quot;_&quot;&amp;SUBSTITUTE(SUBSTITUTE(SUBSTITUTE([.J139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8]=[.J139];[.I138]=[.I139]);&quot;&quot;;[.F139]&amp;&quot;,&quot;)">
            <text:p/>
          </table:table-cell>
          <table:table-cell table:formula="of:=&quot;addToFieldIssueMap(Field.&quot;&amp;[.F139]&amp;&quot;, &quot;&amp;[.B139]&amp;&quot;);&quot;" office:value-type="string" office:string-value="addToFieldIssueMap(Field.PATIENT_FIRST_NAME, PatientFirstNameIsMissing);">
            <text:p>addToFieldIssueMap(Field.PATIENT_FIRST_NAME, PatientFirstNameIsMissing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39]&amp;&quot;, '&quot;&amp;[.I139]&amp;&quot;', '&quot;&amp;[.J139]&amp;&quot;', '&quot;&amp;[.K139]&amp;&quot;', '&quot;&amp;[.L139]&amp;&quot;', '&quot;&amp;[.M139]&amp;&quot;', '&quot;&amp;[.N139]&amp;&quot;');&quot;" office:value-type="string" office:string-value="INSERT INTO dqa_potential_issue(issue_id, target_object, target_field, issue_type, field_value, default_action_code, change_priority) VALUES (139, 'Patient', 'first name', 'is missing', '', 'E', 'May');">
            <text:p>INSERT INTO dqa_potential_issue(issue_id, target_object, target_field, issue_type, field_value, default_action_code, change_priority) VALUES (139, 'Patient', 'first name', 'is missing', '', 'E', 'May');</text:p>
          </table:table-cell>
        </table:table-row>
        <table:table-row table:style-name="ro1">
          <table:table-cell table:formula="of:=ROW()" office:value-type="float" office:value="140">
            <text:p>140</text:p>
          </table:table-cell>
          <table:table-cell table:formula="of:=SUBSTITUTE(SUBSTITUTE(SUBSTITUTE(SUBSTITUTE(PROPER([.I140])&amp;PROPER([.J140])&amp;PROPER([.K140])&amp;PROPER([.L140]);&quot; &quot;;&quot;&quot;);&quot;-&quot;;&quot;&quot;);&quot;.&quot;;&quot;_&quot;);&quot;'&quot;;&quot;&quot;)" office:value-type="string" office:string-value="PatientFirstNameMayIncludeMiddleInitial">
            <text:p>PatientFirstNameMayIncludeMiddleInitial</text:p>
          </table:table-cell>
          <table:table-cell table:formula="of:=&quot;public PotentialIssue &quot;&amp;[.B140]&amp;&quot; = null;&quot;" office:value-type="string" office:string-value="public PotentialIssue PatientFirstNameMayIncludeMiddleInitial = null;">
            <text:p>public PotentialIssue PatientFirstNameMayIncludeMiddleInitial = null;</text:p>
          </table:table-cell>
          <table:table-cell table:formula="of:=[.B140]&amp;&quot; = getPotentialIssue(session, &quot;&amp;CHAR(34)&amp;[.I140]&amp;CHAR(34)&amp;&quot;, &quot;&amp;CHAR(34)&amp;SUBSTITUTE([.J140];&quot;''&quot;;&quot;'&quot;)&amp;CHAR(34)&amp;&quot;, &quot;&amp;CHAR(34)&amp;[.K140]&amp;CHAR(34)&amp;&quot;, &quot;&amp;CHAR(34)&amp;[.L140]&amp;CHAR(34)&amp;&quot;);&quot;" office:value-type="string" office:string-value="PatientFirstNameMayIncludeMiddleInitial = getPotentialIssue(session, &quot;Patient&quot;, &quot;first name&quot;, &quot;may include middle initial&quot;, &quot;&quot;);">
            <text:p>PatientFirstNameMayIncludeMiddleInitial = getPotentialIssue(session, "Patient", "first name", "may include middle initial", "");</text:p>
          </table:table-cell>
          <table:table-cell table:formula="of:=&quot;assertNotNull(pi.&quot;&amp;[.B140]&amp;&quot;);&quot;" office:value-type="string" office:string-value="assertNotNull(pi.PatientFirstNameMayIncludeMiddleInitial);">
            <text:p>assertNotNull(pi.PatientFirstNameMayIncludeMiddleInitial);</text:p>
          </table:table-cell>
          <table:table-cell table:formula="of:=UPPER(SUBSTITUTE(SUBSTITUTE(SUBSTITUTE([.I140];&quot; &quot;;&quot;_&quot;);&quot;'&quot;;&quot;&quot;);&quot;-&quot;;&quot;_&quot;)&amp;&quot;_&quot;&amp;SUBSTITUTE(SUBSTITUTE(SUBSTITUTE([.J140];&quot; &quot;;&quot;_&quot;);&quot;'&quot;;&quot;&quot;);&quot;-&quot;;&quot;_&quot;))" office:value-type="string" office:string-value="PATIENT_FIRST_NAME">
            <text:p>PATIENT_FIRST_NAME</text:p>
          </table:table-cell>
          <table:table-cell table:formula="of:=IF(AND([.J139]=[.J140];[.I139]=[.I140]);&quot;&quot;;[.F140]&amp;&quot;,&quot;)">
            <text:p/>
          </table:table-cell>
          <table:table-cell table:formula="of:=&quot;addToFieldIssueMap(Field.&quot;&amp;[.F140]&amp;&quot;, &quot;&amp;[.B140]&amp;&quot;);&quot;" office:value-type="string" office:string-value="addToFieldIssueMap(Field.PATIENT_FIRST_NAME, PatientFirstNameMayIncludeMiddleInitial);">
            <text:p>addToFieldIssueMap(Field.PATIENT_FIRST_NAME, PatientFirstNameMayIncludeMiddleInitial);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may include middl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40]&amp;&quot;, '&quot;&amp;[.I140]&amp;&quot;', '&quot;&amp;[.J140]&amp;&quot;', '&quot;&amp;[.K140]&amp;&quot;', '&quot;&amp;[.L140]&amp;&quot;', '&quot;&amp;[.M140]&amp;&quot;', '&quot;&amp;[.N140]&amp;&quot;');&quot;" office:value-type="string" office:string-value="INSERT INTO dqa_potential_issue(issue_id, target_object, target_field, issue_type, field_value, default_action_code, change_priority) VALUES (140, 'Patient', 'first name', 'may include middle initial', '', 'A', 'May');">
            <text:p>INSERT INTO dqa_potential_issue(issue_id, target_object, target_field, issue_type, field_value, default_action_code, change_priority) VALUES (140, 'Patient', 'first name', 'may include middle initial', '', 'A', 'May');</text:p>
          </table:table-cell>
        </table:table-row>
        <table:table-row table:style-name="ro1">
          <table:table-cell table:formula="of:=ROW()" office:value-type="float" office:value="141">
            <text:p>141</text:p>
          </table:table-cell>
          <table:table-cell table:formula="of:=SUBSTITUTE(SUBSTITUTE(SUBSTITUTE(SUBSTITUTE(PROPER([.I141])&amp;PROPER([.J141])&amp;PROPER([.K141])&amp;PROPER([.L141]);&quot; &quot;;&quot;&quot;);&quot;-&quot;;&quot;&quot;);&quot;.&quot;;&quot;_&quot;);&quot;'&quot;;&quot;&quot;)" office:value-type="string" office:string-value="PatientGenderIsDeprecated">
            <text:p>PatientGenderIsDeprecated</text:p>
          </table:table-cell>
          <table:table-cell table:formula="of:=&quot;public PotentialIssue &quot;&amp;[.B141]&amp;&quot; = null;&quot;" office:value-type="string" office:string-value="public PotentialIssue PatientGenderIsDeprecated = null;">
            <text:p>public PotentialIssue PatientGenderIsDeprecated = null;</text:p>
          </table:table-cell>
          <table:table-cell table:formula="of:=[.B141]&amp;&quot; = getPotentialIssue(session, &quot;&amp;CHAR(34)&amp;[.I141]&amp;CHAR(34)&amp;&quot;, &quot;&amp;CHAR(34)&amp;SUBSTITUTE([.J141];&quot;''&quot;;&quot;'&quot;)&amp;CHAR(34)&amp;&quot;, &quot;&amp;CHAR(34)&amp;[.K141]&amp;CHAR(34)&amp;&quot;, &quot;&amp;CHAR(34)&amp;[.L141]&amp;CHAR(34)&amp;&quot;);&quot;" office:value-type="string" office:string-value="PatientGenderIsDeprecated = getPotentialIssue(session, &quot;Patient&quot;, &quot;gender&quot;, &quot;is deprecated&quot;, &quot;&quot;);">
            <text:p>PatientGenderIsDeprecated = getPotentialIssue(session, "Patient", "gender", "is deprecated", "");</text:p>
          </table:table-cell>
          <table:table-cell table:formula="of:=&quot;assertNotNull(pi.&quot;&amp;[.B141]&amp;&quot;);&quot;" office:value-type="string" office:string-value="assertNotNull(pi.PatientGenderIsDeprecated);">
            <text:p>assertNotNull(pi.PatientGenderIsDeprecated);</text:p>
          </table:table-cell>
          <table:table-cell table:formula="of:=UPPER(SUBSTITUTE(SUBSTITUTE(SUBSTITUTE([.I141];&quot; &quot;;&quot;_&quot;);&quot;'&quot;;&quot;&quot;);&quot;-&quot;;&quot;_&quot;)&amp;&quot;_&quot;&amp;SUBSTITUTE(SUBSTITUTE(SUBSTITUTE([.J141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0]=[.J141];[.I140]=[.I141]);&quot;&quot;;[.F141]&amp;&quot;,&quot;)" office:value-type="string" office:string-value="PATIENT_GENDER,">
            <text:p>PATIENT_GENDER,</text:p>
          </table:table-cell>
          <table:table-cell table:formula="of:=&quot;addToFieldIssueMap(Field.&quot;&amp;[.F141]&amp;&quot;, &quot;&amp;[.B141]&amp;&quot;);&quot;" office:value-type="string" office:string-value="addToFieldIssueMap(Field.PATIENT_GENDER, PatientGenderIsDeprecated);">
            <text:p>addToFieldIssueMap(Field.PATIENT_GENDER, PatientGenderIsDeprecat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1]&amp;&quot;, '&quot;&amp;[.I141]&amp;&quot;', '&quot;&amp;[.J141]&amp;&quot;', '&quot;&amp;[.K141]&amp;&quot;', '&quot;&amp;[.L141]&amp;&quot;', '&quot;&amp;[.M141]&amp;&quot;', '&quot;&amp;[.N141]&amp;&quot;');&quot;" office:value-type="string" office:string-value="INSERT INTO dqa_potential_issue(issue_id, target_object, target_field, issue_type, field_value, default_action_code, change_priority) VALUES (141, 'Patient', 'gender', 'is deprecated', '', 'W', 'May');">
            <text:p>INSERT INTO dqa_potential_issue(issue_id, target_object, target_field, issue_type, field_value, default_action_code, change_priority) VALUES (141, 'Patient', 'gender', 'is deprecated', '', 'W', 'May');</text:p>
          </table:table-cell>
        </table:table-row>
        <table:table-row table:style-name="ro1">
          <table:table-cell table:formula="of:=ROW()" office:value-type="float" office:value="142">
            <text:p>142</text:p>
          </table:table-cell>
          <table:table-cell table:formula="of:=SUBSTITUTE(SUBSTITUTE(SUBSTITUTE(SUBSTITUTE(PROPER([.I142])&amp;PROPER([.J142])&amp;PROPER([.K142])&amp;PROPER([.L142]);&quot; &quot;;&quot;&quot;);&quot;-&quot;;&quot;&quot;);&quot;.&quot;;&quot;_&quot;);&quot;'&quot;;&quot;&quot;)" office:value-type="string" office:string-value="PatientGenderIsIgnored">
            <text:p>PatientGenderIsIgnored</text:p>
          </table:table-cell>
          <table:table-cell table:formula="of:=&quot;public PotentialIssue &quot;&amp;[.B142]&amp;&quot; = null;&quot;" office:value-type="string" office:string-value="public PotentialIssue PatientGenderIsIgnored = null;">
            <text:p>public PotentialIssue PatientGenderIsIgnored = null;</text:p>
          </table:table-cell>
          <table:table-cell table:formula="of:=[.B142]&amp;&quot; = getPotentialIssue(session, &quot;&amp;CHAR(34)&amp;[.I142]&amp;CHAR(34)&amp;&quot;, &quot;&amp;CHAR(34)&amp;SUBSTITUTE([.J142];&quot;''&quot;;&quot;'&quot;)&amp;CHAR(34)&amp;&quot;, &quot;&amp;CHAR(34)&amp;[.K142]&amp;CHAR(34)&amp;&quot;, &quot;&amp;CHAR(34)&amp;[.L142]&amp;CHAR(34)&amp;&quot;);&quot;" office:value-type="string" office:string-value="PatientGenderIsIgnored = getPotentialIssue(session, &quot;Patient&quot;, &quot;gender&quot;, &quot;is ignored&quot;, &quot;&quot;);">
            <text:p>PatientGenderIsIgnored = getPotentialIssue(session, "Patient", "gender", "is ignored", "");</text:p>
          </table:table-cell>
          <table:table-cell table:formula="of:=&quot;assertNotNull(pi.&quot;&amp;[.B142]&amp;&quot;);&quot;" office:value-type="string" office:string-value="assertNotNull(pi.PatientGenderIsIgnored);">
            <text:p>assertNotNull(pi.PatientGenderIsIgnored);</text:p>
          </table:table-cell>
          <table:table-cell table:formula="of:=UPPER(SUBSTITUTE(SUBSTITUTE(SUBSTITUTE([.I142];&quot; &quot;;&quot;_&quot;);&quot;'&quot;;&quot;&quot;);&quot;-&quot;;&quot;_&quot;)&amp;&quot;_&quot;&amp;SUBSTITUTE(SUBSTITUTE(SUBSTITUTE([.J142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1]=[.J142];[.I141]=[.I142]);&quot;&quot;;[.F142]&amp;&quot;,&quot;)">
            <text:p/>
          </table:table-cell>
          <table:table-cell table:formula="of:=&quot;addToFieldIssueMap(Field.&quot;&amp;[.F142]&amp;&quot;, &quot;&amp;[.B142]&amp;&quot;);&quot;" office:value-type="string" office:string-value="addToFieldIssueMap(Field.PATIENT_GENDER, PatientGenderIsIgnored);">
            <text:p>addToFieldIssueMap(Field.PATIENT_GENDER, PatientGenderIsIgnor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42]&amp;&quot;, '&quot;&amp;[.I142]&amp;&quot;', '&quot;&amp;[.J142]&amp;&quot;', '&quot;&amp;[.K142]&amp;&quot;', '&quot;&amp;[.L142]&amp;&quot;', '&quot;&amp;[.M142]&amp;&quot;', '&quot;&amp;[.N142]&amp;&quot;');&quot;" office:value-type="string" office:string-value="INSERT INTO dqa_potential_issue(issue_id, target_object, target_field, issue_type, field_value, default_action_code, change_priority) VALUES (142, 'Patient', 'gender', 'is ignored', '', 'S', 'May');">
            <text:p>INSERT INTO dqa_potential_issue(issue_id, target_object, target_field, issue_type, field_value, default_action_code, change_priority) VALUES (142, 'Patient', 'gender', 'is ignored', '', 'S', 'May');</text:p>
          </table:table-cell>
        </table:table-row>
        <table:table-row table:style-name="ro1">
          <table:table-cell table:formula="of:=ROW()" office:value-type="float" office:value="143">
            <text:p>143</text:p>
          </table:table-cell>
          <table:table-cell table:formula="of:=SUBSTITUTE(SUBSTITUTE(SUBSTITUTE(SUBSTITUTE(PROPER([.I143])&amp;PROPER([.J143])&amp;PROPER([.K143])&amp;PROPER([.L143]);&quot; &quot;;&quot;&quot;);&quot;-&quot;;&quot;&quot;);&quot;.&quot;;&quot;_&quot;);&quot;'&quot;;&quot;&quot;)" office:value-type="string" office:string-value="PatientGenderIsInvalid">
            <text:p>PatientGenderIsInvalid</text:p>
          </table:table-cell>
          <table:table-cell table:formula="of:=&quot;public PotentialIssue &quot;&amp;[.B143]&amp;&quot; = null;&quot;" office:value-type="string" office:string-value="public PotentialIssue PatientGenderIsInvalid = null;">
            <text:p>public PotentialIssue PatientGenderIsInvalid = null;</text:p>
          </table:table-cell>
          <table:table-cell table:formula="of:=[.B143]&amp;&quot; = getPotentialIssue(session, &quot;&amp;CHAR(34)&amp;[.I143]&amp;CHAR(34)&amp;&quot;, &quot;&amp;CHAR(34)&amp;SUBSTITUTE([.J143];&quot;''&quot;;&quot;'&quot;)&amp;CHAR(34)&amp;&quot;, &quot;&amp;CHAR(34)&amp;[.K143]&amp;CHAR(34)&amp;&quot;, &quot;&amp;CHAR(34)&amp;[.L143]&amp;CHAR(34)&amp;&quot;);&quot;" office:value-type="string" office:string-value="PatientGenderIsInvalid = getPotentialIssue(session, &quot;Patient&quot;, &quot;gender&quot;, &quot;is invalid&quot;, &quot;&quot;);">
            <text:p>PatientGenderIsInvalid = getPotentialIssue(session, "Patient", "gender", "is invalid", "");</text:p>
          </table:table-cell>
          <table:table-cell table:formula="of:=&quot;assertNotNull(pi.&quot;&amp;[.B143]&amp;&quot;);&quot;" office:value-type="string" office:string-value="assertNotNull(pi.PatientGenderIsInvalid);">
            <text:p>assertNotNull(pi.PatientGenderIsInvalid);</text:p>
          </table:table-cell>
          <table:table-cell table:formula="of:=UPPER(SUBSTITUTE(SUBSTITUTE(SUBSTITUTE([.I143];&quot; &quot;;&quot;_&quot;);&quot;'&quot;;&quot;&quot;);&quot;-&quot;;&quot;_&quot;)&amp;&quot;_&quot;&amp;SUBSTITUTE(SUBSTITUTE(SUBSTITUTE([.J143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2]=[.J143];[.I142]=[.I143]);&quot;&quot;;[.F143]&amp;&quot;,&quot;)">
            <text:p/>
          </table:table-cell>
          <table:table-cell table:formula="of:=&quot;addToFieldIssueMap(Field.&quot;&amp;[.F143]&amp;&quot;, &quot;&amp;[.B143]&amp;&quot;);&quot;" office:value-type="string" office:string-value="addToFieldIssueMap(Field.PATIENT_GENDER, PatientGenderIsInvalid);">
            <text:p>addToFieldIssueMap(Field.PATIENT_GENDER, PatientGenderIsInvali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43]&amp;&quot;, '&quot;&amp;[.I143]&amp;&quot;', '&quot;&amp;[.J143]&amp;&quot;', '&quot;&amp;[.K143]&amp;&quot;', '&quot;&amp;[.L143]&amp;&quot;', '&quot;&amp;[.M143]&amp;&quot;', '&quot;&amp;[.N143]&amp;&quot;');&quot;" office:value-type="string" office:string-value="INSERT INTO dqa_potential_issue(issue_id, target_object, target_field, issue_type, field_value, default_action_code, change_priority) VALUES (143, 'Patient', 'gender', 'is invalid', '', 'E', 'May');">
            <text:p>INSERT INTO dqa_potential_issue(issue_id, target_object, target_field, issue_type, field_value, default_action_code, change_priority) VALUES (143, 'Patient', 'gender', 'is invalid', '', 'E', 'May');</text:p>
          </table:table-cell>
        </table:table-row>
        <table:table-row table:style-name="ro1">
          <table:table-cell table:formula="of:=ROW()" office:value-type="float" office:value="144">
            <text:p>144</text:p>
          </table:table-cell>
          <table:table-cell table:formula="of:=SUBSTITUTE(SUBSTITUTE(SUBSTITUTE(SUBSTITUTE(PROPER([.I144])&amp;PROPER([.J144])&amp;PROPER([.K144])&amp;PROPER([.L144]);&quot; &quot;;&quot;&quot;);&quot;-&quot;;&quot;&quot;);&quot;.&quot;;&quot;_&quot;);&quot;'&quot;;&quot;&quot;)" office:value-type="string" office:string-value="PatientGenderIsMissing">
            <text:p>PatientGenderIsMissing</text:p>
          </table:table-cell>
          <table:table-cell table:formula="of:=&quot;public PotentialIssue &quot;&amp;[.B144]&amp;&quot; = null;&quot;" office:value-type="string" office:string-value="public PotentialIssue PatientGenderIsMissing = null;">
            <text:p>public PotentialIssue PatientGenderIsMissing = null;</text:p>
          </table:table-cell>
          <table:table-cell table:formula="of:=[.B144]&amp;&quot; = getPotentialIssue(session, &quot;&amp;CHAR(34)&amp;[.I144]&amp;CHAR(34)&amp;&quot;, &quot;&amp;CHAR(34)&amp;SUBSTITUTE([.J144];&quot;''&quot;;&quot;'&quot;)&amp;CHAR(34)&amp;&quot;, &quot;&amp;CHAR(34)&amp;[.K144]&amp;CHAR(34)&amp;&quot;, &quot;&amp;CHAR(34)&amp;[.L144]&amp;CHAR(34)&amp;&quot;);&quot;" office:value-type="string" office:string-value="PatientGenderIsMissing = getPotentialIssue(session, &quot;Patient&quot;, &quot;gender&quot;, &quot;is missing&quot;, &quot;&quot;);">
            <text:p>PatientGenderIsMissing = getPotentialIssue(session, "Patient", "gender", "is missing", "");</text:p>
          </table:table-cell>
          <table:table-cell table:formula="of:=&quot;assertNotNull(pi.&quot;&amp;[.B144]&amp;&quot;);&quot;" office:value-type="string" office:string-value="assertNotNull(pi.PatientGenderIsMissing);">
            <text:p>assertNotNull(pi.PatientGenderIsMissing);</text:p>
          </table:table-cell>
          <table:table-cell table:formula="of:=UPPER(SUBSTITUTE(SUBSTITUTE(SUBSTITUTE([.I144];&quot; &quot;;&quot;_&quot;);&quot;'&quot;;&quot;&quot;);&quot;-&quot;;&quot;_&quot;)&amp;&quot;_&quot;&amp;SUBSTITUTE(SUBSTITUTE(SUBSTITUTE([.J144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3]=[.J144];[.I143]=[.I144]);&quot;&quot;;[.F144]&amp;&quot;,&quot;)">
            <text:p/>
          </table:table-cell>
          <table:table-cell table:formula="of:=&quot;addToFieldIssueMap(Field.&quot;&amp;[.F144]&amp;&quot;, &quot;&amp;[.B144]&amp;&quot;);&quot;" office:value-type="string" office:string-value="addToFieldIssueMap(Field.PATIENT_GENDER, PatientGenderIsMissing);">
            <text:p>addToFieldIssueMap(Field.PATIENT_GENDER, PatientGenderIsMissing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144]&amp;&quot;, '&quot;&amp;[.I144]&amp;&quot;', '&quot;&amp;[.J144]&amp;&quot;', '&quot;&amp;[.K144]&amp;&quot;', '&quot;&amp;[.L144]&amp;&quot;', '&quot;&amp;[.M144]&amp;&quot;', '&quot;&amp;[.N144]&amp;&quot;');&quot;" office:value-type="string" office:string-value="INSERT INTO dqa_potential_issue(issue_id, target_object, target_field, issue_type, field_value, default_action_code, change_priority) VALUES (144, 'Patient', 'gender', 'is missing', '', 'E', 'Blocked');">
            <text:p>INSERT INTO dqa_potential_issue(issue_id, target_object, target_field, issue_type, field_value, default_action_code, change_priority) VALUES (144, 'Patient', 'gender', 'is missing', '', 'E', 'Blocked');</text:p>
          </table:table-cell>
        </table:table-row>
        <table:table-row table:style-name="ro1">
          <table:table-cell table:formula="of:=ROW()" office:value-type="float" office:value="145">
            <text:p>145</text:p>
          </table:table-cell>
          <table:table-cell table:formula="of:=SUBSTITUTE(SUBSTITUTE(SUBSTITUTE(SUBSTITUTE(PROPER([.I145])&amp;PROPER([.J145])&amp;PROPER([.K145])&amp;PROPER([.L145]);&quot; &quot;;&quot;&quot;);&quot;-&quot;;&quot;&quot;);&quot;.&quot;;&quot;_&quot;);&quot;'&quot;;&quot;&quot;)" office:value-type="string" office:string-value="PatientGenderIsUnrecognized">
            <text:p>PatientGenderIsUnrecognized</text:p>
          </table:table-cell>
          <table:table-cell table:formula="of:=&quot;public PotentialIssue &quot;&amp;[.B145]&amp;&quot; = null;&quot;" office:value-type="string" office:string-value="public PotentialIssue PatientGenderIsUnrecognized = null;">
            <text:p>public PotentialIssue PatientGenderIsUnrecognized = null;</text:p>
          </table:table-cell>
          <table:table-cell table:formula="of:=[.B145]&amp;&quot; = getPotentialIssue(session, &quot;&amp;CHAR(34)&amp;[.I145]&amp;CHAR(34)&amp;&quot;, &quot;&amp;CHAR(34)&amp;SUBSTITUTE([.J145];&quot;''&quot;;&quot;'&quot;)&amp;CHAR(34)&amp;&quot;, &quot;&amp;CHAR(34)&amp;[.K145]&amp;CHAR(34)&amp;&quot;, &quot;&amp;CHAR(34)&amp;[.L145]&amp;CHAR(34)&amp;&quot;);&quot;" office:value-type="string" office:string-value="PatientGenderIsUnrecognized = getPotentialIssue(session, &quot;Patient&quot;, &quot;gender&quot;, &quot;is unrecognized&quot;, &quot;&quot;);">
            <text:p>PatientGenderIsUnrecognized = getPotentialIssue(session, "Patient", "gender", "is unrecognized", "");</text:p>
          </table:table-cell>
          <table:table-cell table:formula="of:=&quot;assertNotNull(pi.&quot;&amp;[.B145]&amp;&quot;);&quot;" office:value-type="string" office:string-value="assertNotNull(pi.PatientGenderIsUnrecognized);">
            <text:p>assertNotNull(pi.PatientGenderIsUnrecognized);</text:p>
          </table:table-cell>
          <table:table-cell table:formula="of:=UPPER(SUBSTITUTE(SUBSTITUTE(SUBSTITUTE([.I145];&quot; &quot;;&quot;_&quot;);&quot;'&quot;;&quot;&quot;);&quot;-&quot;;&quot;_&quot;)&amp;&quot;_&quot;&amp;SUBSTITUTE(SUBSTITUTE(SUBSTITUTE([.J145];&quot; &quot;;&quot;_&quot;);&quot;'&quot;;&quot;&quot;);&quot;-&quot;;&quot;_&quot;))" office:value-type="string" office:string-value="PATIENT_GENDER">
            <text:p>PATIENT_GENDER</text:p>
          </table:table-cell>
          <table:table-cell table:formula="of:=IF(AND([.J144]=[.J145];[.I144]=[.I145]);&quot;&quot;;[.F145]&amp;&quot;,&quot;)">
            <text:p/>
          </table:table-cell>
          <table:table-cell table:formula="of:=&quot;addToFieldIssueMap(Field.&quot;&amp;[.F145]&amp;&quot;, &quot;&amp;[.B145]&amp;&quot;);&quot;" office:value-type="string" office:string-value="addToFieldIssueMap(Field.PATIENT_GENDER, PatientGenderIsUnrecognized);">
            <text:p>addToFieldIssueMap(Field.PATIENT_GENDER, PatientGenderIsUnrecognized);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45]&amp;&quot;, '&quot;&amp;[.I145]&amp;&quot;', '&quot;&amp;[.J145]&amp;&quot;', '&quot;&amp;[.K145]&amp;&quot;', '&quot;&amp;[.L145]&amp;&quot;', '&quot;&amp;[.M145]&amp;&quot;', '&quot;&amp;[.N145]&amp;&quot;');&quot;" office:value-type="string" office:string-value="INSERT INTO dqa_potential_issue(issue_id, target_object, target_field, issue_type, field_value, default_action_code, change_priority) VALUES (145, 'Patient', 'gender', 'is unrecognized', '', 'E', 'May');">
            <text:p>INSERT INTO dqa_potential_issue(issue_id, target_object, target_field, issue_type, field_value, default_action_code, change_priority) VALUES (145, 'Patient', 'gender', 'is unrecognized', '', 'E', 'May');</text:p>
          </table:table-cell>
        </table:table-row>
        <table:table-row table:style-name="ro1">
          <table:table-cell table:formula="of:=ROW()" office:value-type="float" office:value="146">
            <text:p>146</text:p>
          </table:table-cell>
          <table:table-cell table:formula="of:=SUBSTITUTE(SUBSTITUTE(SUBSTITUTE(SUBSTITUTE(PROPER([.I146])&amp;PROPER([.J146])&amp;PROPER([.K146])&amp;PROPER([.L146]);&quot; &quot;;&quot;&quot;);&quot;-&quot;;&quot;&quot;);&quot;.&quot;;&quot;_&quot;);&quot;'&quot;;&quot;&quot;)" office:value-type="string" office:string-value="PatientImmunizationRegistryStatusIsDeprecated">
            <text:p>PatientImmunizationRegistryStatusIsDeprecated</text:p>
          </table:table-cell>
          <table:table-cell table:formula="of:=&quot;public PotentialIssue &quot;&amp;[.B146]&amp;&quot; = null;&quot;" office:value-type="string" office:string-value="public PotentialIssue PatientImmunizationRegistryStatusIsDeprecated = null;">
            <text:p>public PotentialIssue PatientImmunizationRegistryStatusIsDeprecated = null;</text:p>
          </table:table-cell>
          <table:table-cell table:formula="of:=[.B146]&amp;&quot; = getPotentialIssue(session, &quot;&amp;CHAR(34)&amp;[.I146]&amp;CHAR(34)&amp;&quot;, &quot;&amp;CHAR(34)&amp;SUBSTITUTE([.J146];&quot;''&quot;;&quot;'&quot;)&amp;CHAR(34)&amp;&quot;, &quot;&amp;CHAR(34)&amp;[.K146]&amp;CHAR(34)&amp;&quot;, &quot;&amp;CHAR(34)&amp;[.L146]&amp;CHAR(34)&amp;&quot;);&quot;" office:value-type="string" office:string-value="PatientImmunizationRegistryStatusIsDeprecated = getPotentialIssue(session, &quot;Patient&quot;, &quot;immunization registry status&quot;, &quot;is deprecated&quot;, &quot;&quot;);">
            <text:p>PatientImmunizationRegistryStatusIsDeprecated = getPotentialIssue(session, "Patient", "immunization registry status", "is deprecated", "");</text:p>
          </table:table-cell>
          <table:table-cell table:formula="of:=&quot;assertNotNull(pi.&quot;&amp;[.B146]&amp;&quot;);&quot;" office:value-type="string" office:string-value="assertNotNull(pi.PatientImmunizationRegistryStatusIsDeprecated);">
            <text:p>assertNotNull(pi.PatientImmunizationRegistryStatusIsDeprecated);</text:p>
          </table:table-cell>
          <table:table-cell table:formula="of:=UPPER(SUBSTITUTE(SUBSTITUTE(SUBSTITUTE([.I146];&quot; &quot;;&quot;_&quot;);&quot;'&quot;;&quot;&quot;);&quot;-&quot;;&quot;_&quot;)&amp;&quot;_&quot;&amp;SUBSTITUTE(SUBSTITUTE(SUBSTITUTE([.J146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5]=[.J146];[.I145]=[.I146]);&quot;&quot;;[.F146]&amp;&quot;,&quot;)" office:value-type="string" office:string-value="PATIENT_IMMUNIZATION_REGISTRY_STATUS,">
            <text:p>PATIENT_IMMUNIZATION_REGISTRY_STATUS,</text:p>
          </table:table-cell>
          <table:table-cell table:formula="of:=&quot;addToFieldIssueMap(Field.&quot;&amp;[.F146]&amp;&quot;, &quot;&amp;[.B146]&amp;&quot;);&quot;" office:value-type="string" office:string-value="addToFieldIssueMap(Field.PATIENT_IMMUNIZATION_REGISTRY_STATUS, PatientImmunizationRegistryStatusIsDeprecated);">
            <text:p>addToFieldIssueMap(Field.PATIENT_IMMUNIZATION_REGISTRY_STATUS, PatientImmunizationRegistryStatusIsDeprecat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6]&amp;&quot;, '&quot;&amp;[.I146]&amp;&quot;', '&quot;&amp;[.J146]&amp;&quot;', '&quot;&amp;[.K146]&amp;&quot;', '&quot;&amp;[.L146]&amp;&quot;', '&quot;&amp;[.M146]&amp;&quot;', '&quot;&amp;[.N146]&amp;&quot;');&quot;" office:value-type="string" office:string-value="INSERT INTO dqa_potential_issue(issue_id, target_object, target_field, issue_type, field_value, default_action_code, change_priority) VALUES (146, 'Patient', 'immunization registry status', 'is deprecated', '', 'W', 'May');">
            <text:p>INSERT INTO dqa_potential_issue(issue_id, target_object, target_field, issue_type, field_value, default_action_code, change_priority) VALUES (146, 'Patient', 'immunization registry status', 'is deprecated', '', 'W', 'May');</text:p>
          </table:table-cell>
        </table:table-row>
        <table:table-row table:style-name="ro1">
          <table:table-cell table:formula="of:=ROW()" office:value-type="float" office:value="147">
            <text:p>147</text:p>
          </table:table-cell>
          <table:table-cell table:formula="of:=SUBSTITUTE(SUBSTITUTE(SUBSTITUTE(SUBSTITUTE(PROPER([.I147])&amp;PROPER([.J147])&amp;PROPER([.K147])&amp;PROPER([.L147]);&quot; &quot;;&quot;&quot;);&quot;-&quot;;&quot;&quot;);&quot;.&quot;;&quot;_&quot;);&quot;'&quot;;&quot;&quot;)" office:value-type="string" office:string-value="PatientImmunizationRegistryStatusIsIgnored">
            <text:p>PatientImmunizationRegistryStatusIsIgnored</text:p>
          </table:table-cell>
          <table:table-cell table:formula="of:=&quot;public PotentialIssue &quot;&amp;[.B147]&amp;&quot; = null;&quot;" office:value-type="string" office:string-value="public PotentialIssue PatientImmunizationRegistryStatusIsIgnored = null;">
            <text:p>public PotentialIssue PatientImmunizationRegistryStatusIsIgnored = null;</text:p>
          </table:table-cell>
          <table:table-cell table:formula="of:=[.B147]&amp;&quot; = getPotentialIssue(session, &quot;&amp;CHAR(34)&amp;[.I147]&amp;CHAR(34)&amp;&quot;, &quot;&amp;CHAR(34)&amp;SUBSTITUTE([.J147];&quot;''&quot;;&quot;'&quot;)&amp;CHAR(34)&amp;&quot;, &quot;&amp;CHAR(34)&amp;[.K147]&amp;CHAR(34)&amp;&quot;, &quot;&amp;CHAR(34)&amp;[.L147]&amp;CHAR(34)&amp;&quot;);&quot;" office:value-type="string" office:string-value="PatientImmunizationRegistryStatusIsIgnored = getPotentialIssue(session, &quot;Patient&quot;, &quot;immunization registry status&quot;, &quot;is ignored&quot;, &quot;&quot;);">
            <text:p>PatientImmunizationRegistryStatusIsIgnored = getPotentialIssue(session, "Patient", "immunization registry status", "is ignored", "");</text:p>
          </table:table-cell>
          <table:table-cell table:formula="of:=&quot;assertNotNull(pi.&quot;&amp;[.B147]&amp;&quot;);&quot;" office:value-type="string" office:string-value="assertNotNull(pi.PatientImmunizationRegistryStatusIsIgnored);">
            <text:p>assertNotNull(pi.PatientImmunizationRegistryStatusIsIgnored);</text:p>
          </table:table-cell>
          <table:table-cell table:formula="of:=UPPER(SUBSTITUTE(SUBSTITUTE(SUBSTITUTE([.I147];&quot; &quot;;&quot;_&quot;);&quot;'&quot;;&quot;&quot;);&quot;-&quot;;&quot;_&quot;)&amp;&quot;_&quot;&amp;SUBSTITUTE(SUBSTITUTE(SUBSTITUTE([.J147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6]=[.J147];[.I146]=[.I147]);&quot;&quot;;[.F147]&amp;&quot;,&quot;)">
            <text:p/>
          </table:table-cell>
          <table:table-cell table:formula="of:=&quot;addToFieldIssueMap(Field.&quot;&amp;[.F147]&amp;&quot;, &quot;&amp;[.B147]&amp;&quot;);&quot;" office:value-type="string" office:string-value="addToFieldIssueMap(Field.PATIENT_IMMUNIZATION_REGISTRY_STATUS, PatientImmunizationRegistryStatusIsIgnored);">
            <text:p>addToFieldIssueMap(Field.PATIENT_IMMUNIZATION_REGISTRY_STATUS, PatientImmunizationRegistryStatusIsIgnor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47]&amp;&quot;, '&quot;&amp;[.I147]&amp;&quot;', '&quot;&amp;[.J147]&amp;&quot;', '&quot;&amp;[.K147]&amp;&quot;', '&quot;&amp;[.L147]&amp;&quot;', '&quot;&amp;[.M147]&amp;&quot;', '&quot;&amp;[.N147]&amp;&quot;');&quot;" office:value-type="string" office:string-value="INSERT INTO dqa_potential_issue(issue_id, target_object, target_field, issue_type, field_value, default_action_code, change_priority) VALUES (147, 'Patient', 'immunization registry status', 'is ignored', '', 'S', 'May');">
            <text:p>INSERT INTO dqa_potential_issue(issue_id, target_object, target_field, issue_type, field_value, default_action_code, change_priority) VALUES (147, 'Patient', 'immunization registry status', 'is ignored', '', 'S', 'May');</text:p>
          </table:table-cell>
        </table:table-row>
        <table:table-row table:style-name="ro1">
          <table:table-cell table:formula="of:=ROW()" office:value-type="float" office:value="148">
            <text:p>148</text:p>
          </table:table-cell>
          <table:table-cell table:formula="of:=SUBSTITUTE(SUBSTITUTE(SUBSTITUTE(SUBSTITUTE(PROPER([.I148])&amp;PROPER([.J148])&amp;PROPER([.K148])&amp;PROPER([.L148]);&quot; &quot;;&quot;&quot;);&quot;-&quot;;&quot;&quot;);&quot;.&quot;;&quot;_&quot;);&quot;'&quot;;&quot;&quot;)" office:value-type="string" office:string-value="PatientImmunizationRegistryStatusIsInvalid">
            <text:p>PatientImmunizationRegistryStatusIsInvalid</text:p>
          </table:table-cell>
          <table:table-cell table:formula="of:=&quot;public PotentialIssue &quot;&amp;[.B148]&amp;&quot; = null;&quot;" office:value-type="string" office:string-value="public PotentialIssue PatientImmunizationRegistryStatusIsInvalid = null;">
            <text:p>public PotentialIssue PatientImmunizationRegistryStatusIsInvalid = null;</text:p>
          </table:table-cell>
          <table:table-cell table:formula="of:=[.B148]&amp;&quot; = getPotentialIssue(session, &quot;&amp;CHAR(34)&amp;[.I148]&amp;CHAR(34)&amp;&quot;, &quot;&amp;CHAR(34)&amp;SUBSTITUTE([.J148];&quot;''&quot;;&quot;'&quot;)&amp;CHAR(34)&amp;&quot;, &quot;&amp;CHAR(34)&amp;[.K148]&amp;CHAR(34)&amp;&quot;, &quot;&amp;CHAR(34)&amp;[.L148]&amp;CHAR(34)&amp;&quot;);&quot;" office:value-type="string" office:string-value="PatientImmunizationRegistryStatusIsInvalid = getPotentialIssue(session, &quot;Patient&quot;, &quot;immunization registry status&quot;, &quot;is invalid&quot;, &quot;&quot;);">
            <text:p>PatientImmunizationRegistryStatusIsInvalid = getPotentialIssue(session, "Patient", "immunization registry status", "is invalid", "");</text:p>
          </table:table-cell>
          <table:table-cell table:formula="of:=&quot;assertNotNull(pi.&quot;&amp;[.B148]&amp;&quot;);&quot;" office:value-type="string" office:string-value="assertNotNull(pi.PatientImmunizationRegistryStatusIsInvalid);">
            <text:p>assertNotNull(pi.PatientImmunizationRegistryStatusIsInvalid);</text:p>
          </table:table-cell>
          <table:table-cell table:formula="of:=UPPER(SUBSTITUTE(SUBSTITUTE(SUBSTITUTE([.I148];&quot; &quot;;&quot;_&quot;);&quot;'&quot;;&quot;&quot;);&quot;-&quot;;&quot;_&quot;)&amp;&quot;_&quot;&amp;SUBSTITUTE(SUBSTITUTE(SUBSTITUTE([.J148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7]=[.J148];[.I147]=[.I148]);&quot;&quot;;[.F148]&amp;&quot;,&quot;)">
            <text:p/>
          </table:table-cell>
          <table:table-cell table:formula="of:=&quot;addToFieldIssueMap(Field.&quot;&amp;[.F148]&amp;&quot;, &quot;&amp;[.B148]&amp;&quot;);&quot;" office:value-type="string" office:string-value="addToFieldIssueMap(Field.PATIENT_IMMUNIZATION_REGISTRY_STATUS, PatientImmunizationRegistryStatusIsInvalid);">
            <text:p>addToFieldIssueMap(Field.PATIENT_IMMUNIZATION_REGISTRY_STATUS, PatientImmunizationRegistryStatusIsInvali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48]&amp;&quot;, '&quot;&amp;[.I148]&amp;&quot;', '&quot;&amp;[.J148]&amp;&quot;', '&quot;&amp;[.K148]&amp;&quot;', '&quot;&amp;[.L148]&amp;&quot;', '&quot;&amp;[.M148]&amp;&quot;', '&quot;&amp;[.N148]&amp;&quot;');&quot;" office:value-type="string" office:string-value="INSERT INTO dqa_potential_issue(issue_id, target_object, target_field, issue_type, field_value, default_action_code, change_priority) VALUES (148, 'Patient', 'immunization registry status', 'is invalid', '', 'W', 'May');">
            <text:p>INSERT INTO dqa_potential_issue(issue_id, target_object, target_field, issue_type, field_value, default_action_code, change_priority) VALUES (148, 'Patient', 'immunization registry status', 'is invalid', '', 'W', 'May');</text:p>
          </table:table-cell>
        </table:table-row>
        <table:table-row table:style-name="ro1">
          <table:table-cell table:formula="of:=ROW()" office:value-type="float" office:value="149">
            <text:p>149</text:p>
          </table:table-cell>
          <table:table-cell table:formula="of:=SUBSTITUTE(SUBSTITUTE(SUBSTITUTE(SUBSTITUTE(PROPER([.I149])&amp;PROPER([.J149])&amp;PROPER([.K149])&amp;PROPER([.L149]);&quot; &quot;;&quot;&quot;);&quot;-&quot;;&quot;&quot;);&quot;.&quot;;&quot;_&quot;);&quot;'&quot;;&quot;&quot;)" office:value-type="string" office:string-value="PatientImmunizationRegistryStatusIsMissing">
            <text:p>PatientImmunizationRegistryStatusIsMissing</text:p>
          </table:table-cell>
          <table:table-cell table:formula="of:=&quot;public PotentialIssue &quot;&amp;[.B149]&amp;&quot; = null;&quot;" office:value-type="string" office:string-value="public PotentialIssue PatientImmunizationRegistryStatusIsMissing = null;">
            <text:p>public PotentialIssue PatientImmunizationRegistryStatusIsMissing = null;</text:p>
          </table:table-cell>
          <table:table-cell table:formula="of:=[.B149]&amp;&quot; = getPotentialIssue(session, &quot;&amp;CHAR(34)&amp;[.I149]&amp;CHAR(34)&amp;&quot;, &quot;&amp;CHAR(34)&amp;SUBSTITUTE([.J149];&quot;''&quot;;&quot;'&quot;)&amp;CHAR(34)&amp;&quot;, &quot;&amp;CHAR(34)&amp;[.K149]&amp;CHAR(34)&amp;&quot;, &quot;&amp;CHAR(34)&amp;[.L149]&amp;CHAR(34)&amp;&quot;);&quot;" office:value-type="string" office:string-value="PatientImmunizationRegistryStatusIsMissing = getPotentialIssue(session, &quot;Patient&quot;, &quot;immunization registry status&quot;, &quot;is missing&quot;, &quot;&quot;);">
            <text:p>PatientImmunizationRegistryStatusIsMissing = getPotentialIssue(session, "Patient", "immunization registry status", "is missing", "");</text:p>
          </table:table-cell>
          <table:table-cell table:formula="of:=&quot;assertNotNull(pi.&quot;&amp;[.B149]&amp;&quot;);&quot;" office:value-type="string" office:string-value="assertNotNull(pi.PatientImmunizationRegistryStatusIsMissing);">
            <text:p>assertNotNull(pi.PatientImmunizationRegistryStatusIsMissing);</text:p>
          </table:table-cell>
          <table:table-cell table:formula="of:=UPPER(SUBSTITUTE(SUBSTITUTE(SUBSTITUTE([.I149];&quot; &quot;;&quot;_&quot;);&quot;'&quot;;&quot;&quot;);&quot;-&quot;;&quot;_&quot;)&amp;&quot;_&quot;&amp;SUBSTITUTE(SUBSTITUTE(SUBSTITUTE([.J149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8]=[.J149];[.I148]=[.I149]);&quot;&quot;;[.F149]&amp;&quot;,&quot;)">
            <text:p/>
          </table:table-cell>
          <table:table-cell table:formula="of:=&quot;addToFieldIssueMap(Field.&quot;&amp;[.F149]&amp;&quot;, &quot;&amp;[.B149]&amp;&quot;);&quot;" office:value-type="string" office:string-value="addToFieldIssueMap(Field.PATIENT_IMMUNIZATION_REGISTRY_STATUS, PatientImmunizationRegistryStatusIsMissing);">
            <text:p>addToFieldIssueMap(Field.PATIENT_IMMUNIZATION_REGISTRY_STATUS, PatientImmunizationRegistryStatusIsMissing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49]&amp;&quot;, '&quot;&amp;[.I149]&amp;&quot;', '&quot;&amp;[.J149]&amp;&quot;', '&quot;&amp;[.K149]&amp;&quot;', '&quot;&amp;[.L149]&amp;&quot;', '&quot;&amp;[.M149]&amp;&quot;', '&quot;&amp;[.N149]&amp;&quot;');&quot;" office:value-type="string" office:string-value="INSERT INTO dqa_potential_issue(issue_id, target_object, target_field, issue_type, field_value, default_action_code, change_priority) VALUES (149, 'Patient', 'immunization registry status', 'is missing', '', 'A', 'May');">
            <text:p>INSERT INTO dqa_potential_issue(issue_id, target_object, target_field, issue_type, field_value, default_action_code, change_priority) VALUES (149, 'Patient', 'immunization registry status', 'is missing', '', 'A', 'May');</text:p>
          </table:table-cell>
        </table:table-row>
        <table:table-row table:style-name="ro1">
          <table:table-cell table:formula="of:=ROW()" office:value-type="float" office:value="150">
            <text:p>150</text:p>
          </table:table-cell>
          <table:table-cell table:formula="of:=SUBSTITUTE(SUBSTITUTE(SUBSTITUTE(SUBSTITUTE(PROPER([.I150])&amp;PROPER([.J150])&amp;PROPER([.K150])&amp;PROPER([.L150]);&quot; &quot;;&quot;&quot;);&quot;-&quot;;&quot;&quot;);&quot;.&quot;;&quot;_&quot;);&quot;'&quot;;&quot;&quot;)" office:value-type="string" office:string-value="PatientImmunizationRegistryStatusIsUnrecognized">
            <text:p>PatientImmunizationRegistryStatusIsUnrecognized</text:p>
          </table:table-cell>
          <table:table-cell table:formula="of:=&quot;public PotentialIssue &quot;&amp;[.B150]&amp;&quot; = null;&quot;" office:value-type="string" office:string-value="public PotentialIssue PatientImmunizationRegistryStatusIsUnrecognized = null;">
            <text:p>public PotentialIssue PatientImmunizationRegistryStatusIsUnrecognized = null;</text:p>
          </table:table-cell>
          <table:table-cell table:formula="of:=[.B150]&amp;&quot; = getPotentialIssue(session, &quot;&amp;CHAR(34)&amp;[.I150]&amp;CHAR(34)&amp;&quot;, &quot;&amp;CHAR(34)&amp;SUBSTITUTE([.J150];&quot;''&quot;;&quot;'&quot;)&amp;CHAR(34)&amp;&quot;, &quot;&amp;CHAR(34)&amp;[.K150]&amp;CHAR(34)&amp;&quot;, &quot;&amp;CHAR(34)&amp;[.L150]&amp;CHAR(34)&amp;&quot;);&quot;" office:value-type="string" office:string-value="PatientImmunizationRegistryStatusIsUnrecognized = getPotentialIssue(session, &quot;Patient&quot;, &quot;immunization registry status&quot;, &quot;is unrecognized&quot;, &quot;&quot;);">
            <text:p>PatientImmunizationRegistryStatusIsUnrecognized = getPotentialIssue(session, "Patient", "immunization registry status", "is unrecognized", "");</text:p>
          </table:table-cell>
          <table:table-cell table:formula="of:=&quot;assertNotNull(pi.&quot;&amp;[.B150]&amp;&quot;);&quot;" office:value-type="string" office:string-value="assertNotNull(pi.PatientImmunizationRegistryStatusIsUnrecognized);">
            <text:p>assertNotNull(pi.PatientImmunizationRegistryStatusIsUnrecognized);</text:p>
          </table:table-cell>
          <table:table-cell table:formula="of:=UPPER(SUBSTITUTE(SUBSTITUTE(SUBSTITUTE([.I150];&quot; &quot;;&quot;_&quot;);&quot;'&quot;;&quot;&quot;);&quot;-&quot;;&quot;_&quot;)&amp;&quot;_&quot;&amp;SUBSTITUTE(SUBSTITUTE(SUBSTITUTE([.J150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table:formula="of:=IF(AND([.J149]=[.J150];[.I149]=[.I150]);&quot;&quot;;[.F150]&amp;&quot;,&quot;)">
            <text:p/>
          </table:table-cell>
          <table:table-cell table:formula="of:=&quot;addToFieldIssueMap(Field.&quot;&amp;[.F150]&amp;&quot;, &quot;&amp;[.B150]&amp;&quot;);&quot;" office:value-type="string" office:string-value="addToFieldIssueMap(Field.PATIENT_IMMUNIZATION_REGISTRY_STATUS, PatientImmunizationRegistryStatusIsUnrecognized);">
            <text:p>addToFieldIssueMap(Field.PATIENT_IMMUNIZATION_REGISTRY_STATUS, PatientImmunizationRegistryStatusIsUnrecognized);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50]&amp;&quot;, '&quot;&amp;[.I150]&amp;&quot;', '&quot;&amp;[.J150]&amp;&quot;', '&quot;&amp;[.K150]&amp;&quot;', '&quot;&amp;[.L150]&amp;&quot;', '&quot;&amp;[.M150]&amp;&quot;', '&quot;&amp;[.N150]&amp;&quot;');&quot;" office:value-type="string" office:string-value="INSERT INTO dqa_potential_issue(issue_id, target_object, target_field, issue_type, field_value, default_action_code, change_priority) VALUES (150, 'Patient', 'immunization registry status', 'is unrecognized', '', 'W', 'May');">
            <text:p>INSERT INTO dqa_potential_issue(issue_id, target_object, target_field, issue_type, field_value, default_action_code, change_priority) VALUES (150, 'Patient', 'immunization registry status', 'is unrecognized', '', 'W', 'May');</text:p>
          </table:table-cell>
        </table:table-row>
        <table:table-row table:style-name="ro1">
          <table:table-cell table:formula="of:=ROW()" office:value-type="float" office:value="151">
            <text:p>151</text:p>
          </table:table-cell>
          <table:table-cell table:formula="of:=SUBSTITUTE(SUBSTITUTE(SUBSTITUTE(SUBSTITUTE(PROPER([.I151])&amp;PROPER([.J151])&amp;PROPER([.K151])&amp;PROPER([.L151]);&quot; &quot;;&quot;&quot;);&quot;-&quot;;&quot;&quot;);&quot;.&quot;;&quot;_&quot;);&quot;'&quot;;&quot;&quot;)" office:value-type="string" office:string-value="PatientLastNameIsInvalid">
            <text:p>PatientLastNameIsInvalid</text:p>
          </table:table-cell>
          <table:table-cell table:formula="of:=&quot;public PotentialIssue &quot;&amp;[.B151]&amp;&quot; = null;&quot;" office:value-type="string" office:string-value="public PotentialIssue PatientLastNameIsInvalid = null;">
            <text:p>public PotentialIssue PatientLastNameIsInvalid = null;</text:p>
          </table:table-cell>
          <table:table-cell table:formula="of:=[.B151]&amp;&quot; = getPotentialIssue(session, &quot;&amp;CHAR(34)&amp;[.I151]&amp;CHAR(34)&amp;&quot;, &quot;&amp;CHAR(34)&amp;SUBSTITUTE([.J151];&quot;''&quot;;&quot;'&quot;)&amp;CHAR(34)&amp;&quot;, &quot;&amp;CHAR(34)&amp;[.K151]&amp;CHAR(34)&amp;&quot;, &quot;&amp;CHAR(34)&amp;[.L151]&amp;CHAR(34)&amp;&quot;);&quot;" office:value-type="string" office:string-value="PatientLastNameIsInvalid = getPotentialIssue(session, &quot;Patient&quot;, &quot;last name&quot;, &quot;is invalid&quot;, &quot;&quot;);">
            <text:p>PatientLastNameIsInvalid = getPotentialIssue(session, "Patient", "last name", "is invalid", "");</text:p>
          </table:table-cell>
          <table:table-cell table:formula="of:=&quot;assertNotNull(pi.&quot;&amp;[.B151]&amp;&quot;);&quot;" office:value-type="string" office:string-value="assertNotNull(pi.PatientLastNameIsInvalid);">
            <text:p>assertNotNull(pi.PatientLastNameIsInvalid);</text:p>
          </table:table-cell>
          <table:table-cell table:formula="of:=UPPER(SUBSTITUTE(SUBSTITUTE(SUBSTITUTE([.I151];&quot; &quot;;&quot;_&quot;);&quot;'&quot;;&quot;&quot;);&quot;-&quot;;&quot;_&quot;)&amp;&quot;_&quot;&amp;SUBSTITUTE(SUBSTITUTE(SUBSTITUTE([.J151];&quot; &quot;;&quot;_&quot;);&quot;'&quot;;&quot;&quot;);&quot;-&quot;;&quot;_&quot;))" office:value-type="string" office:string-value="PATIENT_LAST_NAME">
            <text:p>PATIENT_LAST_NAME</text:p>
          </table:table-cell>
          <table:table-cell table:formula="of:=IF(AND([.J150]=[.J151];[.I150]=[.I151]);&quot;&quot;;[.F151]&amp;&quot;,&quot;)" office:value-type="string" office:string-value="PATIENT_LAST_NAME,">
            <text:p>PATIENT_LAST_NAME,</text:p>
          </table:table-cell>
          <table:table-cell table:formula="of:=&quot;addToFieldIssueMap(Field.&quot;&amp;[.F151]&amp;&quot;, &quot;&amp;[.B151]&amp;&quot;);&quot;" office:value-type="string" office:string-value="addToFieldIssueMap(Field.PATIENT_LAST_NAME, PatientLastNameIsInvalid);">
            <text:p>addToFieldIssueMap(Field.PATIENT_LAST_NAME, PatientLastNameIsInvalid);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1]&amp;&quot;, '&quot;&amp;[.I151]&amp;&quot;', '&quot;&amp;[.J151]&amp;&quot;', '&quot;&amp;[.K151]&amp;&quot;', '&quot;&amp;[.L151]&amp;&quot;', '&quot;&amp;[.M151]&amp;&quot;', '&quot;&amp;[.N151]&amp;&quot;');&quot;" office:value-type="string" office:string-value="INSERT INTO dqa_potential_issue(issue_id, target_object, target_field, issue_type, field_value, default_action_code, change_priority) VALUES (151, 'Patient', 'last name', 'is invalid', '', 'E', 'May');">
            <text:p>INSERT INTO dqa_potential_issue(issue_id, target_object, target_field, issue_type, field_value, default_action_code, change_priority) VALUES (151, 'Patient', 'last name', 'is invalid', '', 'E', 'May');</text:p>
          </table:table-cell>
        </table:table-row>
        <table:table-row table:style-name="ro1">
          <table:table-cell table:formula="of:=ROW()" office:value-type="float" office:value="152">
            <text:p>152</text:p>
          </table:table-cell>
          <table:table-cell table:formula="of:=SUBSTITUTE(SUBSTITUTE(SUBSTITUTE(SUBSTITUTE(PROPER([.I152])&amp;PROPER([.J152])&amp;PROPER([.K152])&amp;PROPER([.L152]);&quot; &quot;;&quot;&quot;);&quot;-&quot;;&quot;&quot;);&quot;.&quot;;&quot;_&quot;);&quot;'&quot;;&quot;&quot;)" office:value-type="string" office:string-value="PatientLastNameIsMissing">
            <text:p>PatientLastNameIsMissing</text:p>
          </table:table-cell>
          <table:table-cell table:formula="of:=&quot;public PotentialIssue &quot;&amp;[.B152]&amp;&quot; = null;&quot;" office:value-type="string" office:string-value="public PotentialIssue PatientLastNameIsMissing = null;">
            <text:p>public PotentialIssue PatientLastNameIsMissing = null;</text:p>
          </table:table-cell>
          <table:table-cell table:formula="of:=[.B152]&amp;&quot; = getPotentialIssue(session, &quot;&amp;CHAR(34)&amp;[.I152]&amp;CHAR(34)&amp;&quot;, &quot;&amp;CHAR(34)&amp;SUBSTITUTE([.J152];&quot;''&quot;;&quot;'&quot;)&amp;CHAR(34)&amp;&quot;, &quot;&amp;CHAR(34)&amp;[.K152]&amp;CHAR(34)&amp;&quot;, &quot;&amp;CHAR(34)&amp;[.L152]&amp;CHAR(34)&amp;&quot;);&quot;" office:value-type="string" office:string-value="PatientLastNameIsMissing = getPotentialIssue(session, &quot;Patient&quot;, &quot;last name&quot;, &quot;is missing&quot;, &quot;&quot;);">
            <text:p>PatientLastNameIsMissing = getPotentialIssue(session, "Patient", "last name", "is missing", "");</text:p>
          </table:table-cell>
          <table:table-cell table:formula="of:=&quot;assertNotNull(pi.&quot;&amp;[.B152]&amp;&quot;);&quot;" office:value-type="string" office:string-value="assertNotNull(pi.PatientLastNameIsMissing);">
            <text:p>assertNotNull(pi.PatientLastNameIsMissing);</text:p>
          </table:table-cell>
          <table:table-cell table:formula="of:=UPPER(SUBSTITUTE(SUBSTITUTE(SUBSTITUTE([.I152];&quot; &quot;;&quot;_&quot;);&quot;'&quot;;&quot;&quot;);&quot;-&quot;;&quot;_&quot;)&amp;&quot;_&quot;&amp;SUBSTITUTE(SUBSTITUTE(SUBSTITUTE([.J152];&quot; &quot;;&quot;_&quot;);&quot;'&quot;;&quot;&quot;);&quot;-&quot;;&quot;_&quot;))" office:value-type="string" office:string-value="PATIENT_LAST_NAME">
            <text:p>PATIENT_LAST_NAME</text:p>
          </table:table-cell>
          <table:table-cell table:formula="of:=IF(AND([.J151]=[.J152];[.I151]=[.I152]);&quot;&quot;;[.F152]&amp;&quot;,&quot;)">
            <text:p/>
          </table:table-cell>
          <table:table-cell table:formula="of:=&quot;addToFieldIssueMap(Field.&quot;&amp;[.F152]&amp;&quot;, &quot;&amp;[.B152]&amp;&quot;);&quot;" office:value-type="string" office:string-value="addToFieldIssueMap(Field.PATIENT_LAST_NAME, PatientLastNameIsMissing);">
            <text:p>addToFieldIssueMap(Field.PATIENT_LAST_NAME, PatientLastNameIsMissing);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52]&amp;&quot;, '&quot;&amp;[.I152]&amp;&quot;', '&quot;&amp;[.J152]&amp;&quot;', '&quot;&amp;[.K152]&amp;&quot;', '&quot;&amp;[.L152]&amp;&quot;', '&quot;&amp;[.M152]&amp;&quot;', '&quot;&amp;[.N152]&amp;&quot;');&quot;" office:value-type="string" office:string-value="INSERT INTO dqa_potential_issue(issue_id, target_object, target_field, issue_type, field_value, default_action_code, change_priority) VALUES (152, 'Patient', 'last name', 'is missing', '', 'E', 'May');">
            <text:p>INSERT INTO dqa_potential_issue(issue_id, target_object, target_field, issue_type, field_value, default_action_code, change_priority) VALUES (152, 'Patient', 'last name', 'is missing', '', 'E', 'May');</text:p>
          </table:table-cell>
        </table:table-row>
        <table:table-row table:style-name="ro1">
          <table:table-cell table:formula="of:=ROW()" office:value-type="float" office:value="153">
            <text:p>153</text:p>
          </table:table-cell>
          <table:table-cell table:formula="of:=SUBSTITUTE(SUBSTITUTE(SUBSTITUTE(SUBSTITUTE(PROPER([.I153])&amp;PROPER([.J153])&amp;PROPER([.K153])&amp;PROPER([.L153]);&quot; &quot;;&quot;&quot;);&quot;-&quot;;&quot;&quot;);&quot;.&quot;;&quot;_&quot;);&quot;'&quot;;&quot;&quot;)" office:value-type="string" office:string-value="PatientMedicaidNumberIsInvalid">
            <text:p>PatientMedicaidNumberIsInvalid</text:p>
          </table:table-cell>
          <table:table-cell table:formula="of:=&quot;public PotentialIssue &quot;&amp;[.B153]&amp;&quot; = null;&quot;" office:value-type="string" office:string-value="public PotentialIssue PatientMedicaidNumberIsInvalid = null;">
            <text:p>public PotentialIssue PatientMedicaidNumberIsInvalid = null;</text:p>
          </table:table-cell>
          <table:table-cell table:formula="of:=[.B153]&amp;&quot; = getPotentialIssue(session, &quot;&amp;CHAR(34)&amp;[.I153]&amp;CHAR(34)&amp;&quot;, &quot;&amp;CHAR(34)&amp;SUBSTITUTE([.J153];&quot;''&quot;;&quot;'&quot;)&amp;CHAR(34)&amp;&quot;, &quot;&amp;CHAR(34)&amp;[.K153]&amp;CHAR(34)&amp;&quot;, &quot;&amp;CHAR(34)&amp;[.L153]&amp;CHAR(34)&amp;&quot;);&quot;" office:value-type="string" office:string-value="PatientMedicaidNumberIsInvalid = getPotentialIssue(session, &quot;Patient&quot;, &quot;Medicaid number&quot;, &quot;is invalid&quot;, &quot;&quot;);">
            <text:p>PatientMedicaidNumberIsInvalid = getPotentialIssue(session, "Patient", "Medicaid number", "is invalid", "");</text:p>
          </table:table-cell>
          <table:table-cell table:formula="of:=&quot;assertNotNull(pi.&quot;&amp;[.B153]&amp;&quot;);&quot;" office:value-type="string" office:string-value="assertNotNull(pi.PatientMedicaidNumberIsInvalid);">
            <text:p>assertNotNull(pi.PatientMedicaidNumberIsInvalid);</text:p>
          </table:table-cell>
          <table:table-cell table:formula="of:=UPPER(SUBSTITUTE(SUBSTITUTE(SUBSTITUTE([.I153];&quot; &quot;;&quot;_&quot;);&quot;'&quot;;&quot;&quot;);&quot;-&quot;;&quot;_&quot;)&amp;&quot;_&quot;&amp;SUBSTITUTE(SUBSTITUTE(SUBSTITUTE([.J153];&quot; &quot;;&quot;_&quot;);&quot;'&quot;;&quot;&quot;);&quot;-&quot;;&quot;_&quot;))" office:value-type="string" office:string-value="PATIENT_MEDICAID_NUMBER">
            <text:p>PATIENT_MEDICAID_NUMBER</text:p>
          </table:table-cell>
          <table:table-cell table:formula="of:=IF(AND([.J152]=[.J153];[.I152]=[.I153]);&quot;&quot;;[.F153]&amp;&quot;,&quot;)" office:value-type="string" office:string-value="PATIENT_MEDICAID_NUMBER,">
            <text:p>PATIENT_MEDICAID_NUMBER,</text:p>
          </table:table-cell>
          <table:table-cell table:formula="of:=&quot;addToFieldIssueMap(Field.&quot;&amp;[.F153]&amp;&quot;, &quot;&amp;[.B153]&amp;&quot;);&quot;" office:value-type="string" office:string-value="addToFieldIssueMap(Field.PATIENT_MEDICAID_NUMBER, PatientMedicaidNumberIsInvalid);">
            <text:p>addToFieldIssueMap(Field.PATIENT_MEDICAID_NUMBER, PatientMedicaidNumberIsInvalid);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53]&amp;&quot;, '&quot;&amp;[.I153]&amp;&quot;', '&quot;&amp;[.J153]&amp;&quot;', '&quot;&amp;[.K153]&amp;&quot;', '&quot;&amp;[.L153]&amp;&quot;', '&quot;&amp;[.M153]&amp;&quot;', '&quot;&amp;[.N153]&amp;&quot;');&quot;" office:value-type="string" office:string-value="INSERT INTO dqa_potential_issue(issue_id, target_object, target_field, issue_type, field_value, default_action_code, change_priority) VALUES (153, 'Patient', 'Medicaid number', 'is invalid', '', 'A', 'Can');">
            <text:p>INSERT INTO dqa_potential_issue(issue_id, target_object, target_field, issue_type, field_value, default_action_code, change_priority) VALUES (153, 'Patient', 'Medicaid number', 'is invalid', '', 'A', 'Can');</text:p>
          </table:table-cell>
        </table:table-row>
        <table:table-row table:style-name="ro1">
          <table:table-cell table:formula="of:=ROW()" office:value-type="float" office:value="154">
            <text:p>154</text:p>
          </table:table-cell>
          <table:table-cell table:formula="of:=SUBSTITUTE(SUBSTITUTE(SUBSTITUTE(SUBSTITUTE(PROPER([.I154])&amp;PROPER([.J154])&amp;PROPER([.K154])&amp;PROPER([.L154]);&quot; &quot;;&quot;&quot;);&quot;-&quot;;&quot;&quot;);&quot;.&quot;;&quot;_&quot;);&quot;'&quot;;&quot;&quot;)" office:value-type="string" office:string-value="PatientMedicaidNumberIsMissing">
            <text:p>PatientMedicaidNumberIsMissing</text:p>
          </table:table-cell>
          <table:table-cell table:formula="of:=&quot;public PotentialIssue &quot;&amp;[.B154]&amp;&quot; = null;&quot;" office:value-type="string" office:string-value="public PotentialIssue PatientMedicaidNumberIsMissing = null;">
            <text:p>public PotentialIssue PatientMedicaidNumberIsMissing = null;</text:p>
          </table:table-cell>
          <table:table-cell table:formula="of:=[.B154]&amp;&quot; = getPotentialIssue(session, &quot;&amp;CHAR(34)&amp;[.I154]&amp;CHAR(34)&amp;&quot;, &quot;&amp;CHAR(34)&amp;SUBSTITUTE([.J154];&quot;''&quot;;&quot;'&quot;)&amp;CHAR(34)&amp;&quot;, &quot;&amp;CHAR(34)&amp;[.K154]&amp;CHAR(34)&amp;&quot;, &quot;&amp;CHAR(34)&amp;[.L154]&amp;CHAR(34)&amp;&quot;);&quot;" office:value-type="string" office:string-value="PatientMedicaidNumberIsMissing = getPotentialIssue(session, &quot;Patient&quot;, &quot;Medicaid number&quot;, &quot;is missing&quot;, &quot;&quot;);">
            <text:p>PatientMedicaidNumberIsMissing = getPotentialIssue(session, "Patient", "Medicaid number", "is missing", "");</text:p>
          </table:table-cell>
          <table:table-cell table:formula="of:=&quot;assertNotNull(pi.&quot;&amp;[.B154]&amp;&quot;);&quot;" office:value-type="string" office:string-value="assertNotNull(pi.PatientMedicaidNumberIsMissing);">
            <text:p>assertNotNull(pi.PatientMedicaidNumberIsMissing);</text:p>
          </table:table-cell>
          <table:table-cell table:formula="of:=UPPER(SUBSTITUTE(SUBSTITUTE(SUBSTITUTE([.I154];&quot; &quot;;&quot;_&quot;);&quot;'&quot;;&quot;&quot;);&quot;-&quot;;&quot;_&quot;)&amp;&quot;_&quot;&amp;SUBSTITUTE(SUBSTITUTE(SUBSTITUTE([.J154];&quot; &quot;;&quot;_&quot;);&quot;'&quot;;&quot;&quot;);&quot;-&quot;;&quot;_&quot;))" office:value-type="string" office:string-value="PATIENT_MEDICAID_NUMBER">
            <text:p>PATIENT_MEDICAID_NUMBER</text:p>
          </table:table-cell>
          <table:table-cell table:formula="of:=IF(AND([.J153]=[.J154];[.I153]=[.I154]);&quot;&quot;;[.F154]&amp;&quot;,&quot;)">
            <text:p/>
          </table:table-cell>
          <table:table-cell table:formula="of:=&quot;addToFieldIssueMap(Field.&quot;&amp;[.F154]&amp;&quot;, &quot;&amp;[.B154]&amp;&quot;);&quot;" office:value-type="string" office:string-value="addToFieldIssueMap(Field.PATIENT_MEDICAID_NUMBER, PatientMedicaidNumberIsMissing);">
            <text:p>addToFieldIssueMap(Field.PATIENT_MEDICAID_NUMBER, PatientMedicaidNumberIsMissing);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table:formula="of:=[.O$1]&amp;&quot;(&quot;&amp;[.A154]&amp;&quot;, '&quot;&amp;[.I154]&amp;&quot;', '&quot;&amp;[.J154]&amp;&quot;', '&quot;&amp;[.K154]&amp;&quot;', '&quot;&amp;[.L154]&amp;&quot;', '&quot;&amp;[.M154]&amp;&quot;', '&quot;&amp;[.N154]&amp;&quot;');&quot;" office:value-type="string" office:string-value="INSERT INTO dqa_potential_issue(issue_id, target_object, target_field, issue_type, field_value, default_action_code, change_priority) VALUES (154, 'Patient', 'Medicaid number', 'is missing', '', 'A', 'Can');">
            <text:p>INSERT INTO dqa_potential_issue(issue_id, target_object, target_field, issue_type, field_value, default_action_code, change_priority) VALUES (154, 'Patient', 'Medicaid number', 'is missing', '', 'A', 'Can');</text:p>
          </table:table-cell>
        </table:table-row>
        <table:table-row table:style-name="ro1">
          <table:table-cell table:formula="of:=ROW()" office:value-type="float" office:value="155">
            <text:p>155</text:p>
          </table:table-cell>
          <table:table-cell table:formula="of:=SUBSTITUTE(SUBSTITUTE(SUBSTITUTE(SUBSTITUTE(PROPER([.I155])&amp;PROPER([.J155])&amp;PROPER([.K155])&amp;PROPER([.L155]);&quot; &quot;;&quot;&quot;);&quot;-&quot;;&quot;&quot;);&quot;.&quot;;&quot;_&quot;);&quot;'&quot;;&quot;&quot;)" office:value-type="string" office:string-value="PatientMiddleNameIsMissing">
            <text:p>PatientMiddleNameIsMissing</text:p>
          </table:table-cell>
          <table:table-cell table:formula="of:=&quot;public PotentialIssue &quot;&amp;[.B155]&amp;&quot; = null;&quot;" office:value-type="string" office:string-value="public PotentialIssue PatientMiddleNameIsMissing = null;">
            <text:p>public PotentialIssue PatientMiddleNameIsMissing = null;</text:p>
          </table:table-cell>
          <table:table-cell table:formula="of:=[.B155]&amp;&quot; = getPotentialIssue(session, &quot;&amp;CHAR(34)&amp;[.I155]&amp;CHAR(34)&amp;&quot;, &quot;&amp;CHAR(34)&amp;SUBSTITUTE([.J155];&quot;''&quot;;&quot;'&quot;)&amp;CHAR(34)&amp;&quot;, &quot;&amp;CHAR(34)&amp;[.K155]&amp;CHAR(34)&amp;&quot;, &quot;&amp;CHAR(34)&amp;[.L155]&amp;CHAR(34)&amp;&quot;);&quot;" office:value-type="string" office:string-value="PatientMiddleNameIsMissing = getPotentialIssue(session, &quot;Patient&quot;, &quot;middle name&quot;, &quot;is missing&quot;, &quot;&quot;);">
            <text:p>PatientMiddleNameIsMissing = getPotentialIssue(session, "Patient", "middle name", "is missing", "");</text:p>
          </table:table-cell>
          <table:table-cell table:formula="of:=&quot;assertNotNull(pi.&quot;&amp;[.B155]&amp;&quot;);&quot;" office:value-type="string" office:string-value="assertNotNull(pi.PatientMiddleNameIsMissing);">
            <text:p>assertNotNull(pi.PatientMiddleNameIsMissing);</text:p>
          </table:table-cell>
          <table:table-cell table:formula="of:=UPPER(SUBSTITUTE(SUBSTITUTE(SUBSTITUTE([.I155];&quot; &quot;;&quot;_&quot;);&quot;'&quot;;&quot;&quot;);&quot;-&quot;;&quot;_&quot;)&amp;&quot;_&quot;&amp;SUBSTITUTE(SUBSTITUTE(SUBSTITUTE([.J155];&quot; &quot;;&quot;_&quot;);&quot;'&quot;;&quot;&quot;);&quot;-&quot;;&quot;_&quot;))" office:value-type="string" office:string-value="PATIENT_MIDDLE_NAME">
            <text:p>PATIENT_MIDDLE_NAME</text:p>
          </table:table-cell>
          <table:table-cell table:formula="of:=IF(AND([.J154]=[.J155];[.I154]=[.I155]);&quot;&quot;;[.F155]&amp;&quot;,&quot;)" office:value-type="string" office:string-value="PATIENT_MIDDLE_NAME,">
            <text:p>PATIENT_MIDDLE_NAME,</text:p>
          </table:table-cell>
          <table:table-cell table:formula="of:=&quot;addToFieldIssueMap(Field.&quot;&amp;[.F155]&amp;&quot;, &quot;&amp;[.B155]&amp;&quot;);&quot;" office:value-type="string" office:string-value="addToFieldIssueMap(Field.PATIENT_MIDDLE_NAME, PatientMiddleNameIsMissing);">
            <text:p>addToFieldIssueMap(Field.PATIENT_MIDDLE_NAME, PatientMiddleNameIsMissing);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55]&amp;&quot;, '&quot;&amp;[.I155]&amp;&quot;', '&quot;&amp;[.J155]&amp;&quot;', '&quot;&amp;[.K155]&amp;&quot;', '&quot;&amp;[.L155]&amp;&quot;', '&quot;&amp;[.M155]&amp;&quot;', '&quot;&amp;[.N155]&amp;&quot;');&quot;" office:value-type="string" office:string-value="INSERT INTO dqa_potential_issue(issue_id, target_object, target_field, issue_type, field_value, default_action_code, change_priority) VALUES (155, 'Patient', 'middle name', 'is missing', '', 'A', 'May');">
            <text:p>INSERT INTO dqa_potential_issue(issue_id, target_object, target_field, issue_type, field_value, default_action_code, change_priority) VALUES (155, 'Patient', 'middle name', 'is missing', '', 'A', 'May');</text:p>
          </table:table-cell>
        </table:table-row>
        <table:table-row table:style-name="ro1">
          <table:table-cell table:formula="of:=ROW()" office:value-type="float" office:value="156">
            <text:p>156</text:p>
          </table:table-cell>
          <table:table-cell table:formula="of:=SUBSTITUTE(SUBSTITUTE(SUBSTITUTE(SUBSTITUTE(PROPER([.I156])&amp;PROPER([.J156])&amp;PROPER([.K156])&amp;PROPER([.L156]);&quot; &quot;;&quot;&quot;);&quot;-&quot;;&quot;&quot;);&quot;.&quot;;&quot;_&quot;);&quot;'&quot;;&quot;&quot;)" office:value-type="string" office:string-value="PatientMiddleNameMayBeInitial">
            <text:p>PatientMiddleNameMayBeInitial</text:p>
          </table:table-cell>
          <table:table-cell table:formula="of:=&quot;public PotentialIssue &quot;&amp;[.B156]&amp;&quot; = null;&quot;" office:value-type="string" office:string-value="public PotentialIssue PatientMiddleNameMayBeInitial = null;">
            <text:p>public PotentialIssue PatientMiddleNameMayBeInitial = null;</text:p>
          </table:table-cell>
          <table:table-cell table:formula="of:=[.B156]&amp;&quot; = getPotentialIssue(session, &quot;&amp;CHAR(34)&amp;[.I156]&amp;CHAR(34)&amp;&quot;, &quot;&amp;CHAR(34)&amp;SUBSTITUTE([.J156];&quot;''&quot;;&quot;'&quot;)&amp;CHAR(34)&amp;&quot;, &quot;&amp;CHAR(34)&amp;[.K156]&amp;CHAR(34)&amp;&quot;, &quot;&amp;CHAR(34)&amp;[.L156]&amp;CHAR(34)&amp;&quot;);&quot;" office:value-type="string" office:string-value="PatientMiddleNameMayBeInitial = getPotentialIssue(session, &quot;Patient&quot;, &quot;middle name&quot;, &quot;may be initial&quot;, &quot;&quot;);">
            <text:p>PatientMiddleNameMayBeInitial = getPotentialIssue(session, "Patient", "middle name", "may be initial", "");</text:p>
          </table:table-cell>
          <table:table-cell table:formula="of:=&quot;assertNotNull(pi.&quot;&amp;[.B156]&amp;&quot;);&quot;" office:value-type="string" office:string-value="assertNotNull(pi.PatientMiddleNameMayBeInitial);">
            <text:p>assertNotNull(pi.PatientMiddleNameMayBeInitial);</text:p>
          </table:table-cell>
          <table:table-cell table:formula="of:=UPPER(SUBSTITUTE(SUBSTITUTE(SUBSTITUTE([.I156];&quot; &quot;;&quot;_&quot;);&quot;'&quot;;&quot;&quot;);&quot;-&quot;;&quot;_&quot;)&amp;&quot;_&quot;&amp;SUBSTITUTE(SUBSTITUTE(SUBSTITUTE([.J156];&quot; &quot;;&quot;_&quot;);&quot;'&quot;;&quot;&quot;);&quot;-&quot;;&quot;_&quot;))" office:value-type="string" office:string-value="PATIENT_MIDDLE_NAME">
            <text:p>PATIENT_MIDDLE_NAME</text:p>
          </table:table-cell>
          <table:table-cell table:formula="of:=IF(AND([.J155]=[.J156];[.I155]=[.I156]);&quot;&quot;;[.F156]&amp;&quot;,&quot;)">
            <text:p/>
          </table:table-cell>
          <table:table-cell table:formula="of:=&quot;addToFieldIssueMap(Field.&quot;&amp;[.F156]&amp;&quot;, &quot;&amp;[.B156]&amp;&quot;);&quot;" office:value-type="string" office:string-value="addToFieldIssueMap(Field.PATIENT_MIDDLE_NAME, PatientMiddleNameMayBeInitial);">
            <text:p>addToFieldIssueMap(Field.PATIENT_MIDDLE_NAME, PatientMiddleNameMayBeInitial);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may b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56]&amp;&quot;, '&quot;&amp;[.I156]&amp;&quot;', '&quot;&amp;[.J156]&amp;&quot;', '&quot;&amp;[.K156]&amp;&quot;', '&quot;&amp;[.L156]&amp;&quot;', '&quot;&amp;[.M156]&amp;&quot;', '&quot;&amp;[.N156]&amp;&quot;');&quot;" office:value-type="string" office:string-value="INSERT INTO dqa_potential_issue(issue_id, target_object, target_field, issue_type, field_value, default_action_code, change_priority) VALUES (156, 'Patient', 'middle name', 'may be initial', '', 'A', 'May');">
            <text:p>INSERT INTO dqa_potential_issue(issue_id, target_object, target_field, issue_type, field_value, default_action_code, change_priority) VALUES (156, 'Patient', 'middle name', 'may be initial', '', 'A', 'May');</text:p>
          </table:table-cell>
        </table:table-row>
        <table:table-row table:style-name="ro1">
          <table:table-cell table:formula="of:=ROW()" office:value-type="float" office:value="157">
            <text:p>157</text:p>
          </table:table-cell>
          <table:table-cell table:formula="of:=SUBSTITUTE(SUBSTITUTE(SUBSTITUTE(SUBSTITUTE(PROPER([.I157])&amp;PROPER([.J157])&amp;PROPER([.K157])&amp;PROPER([.L157]);&quot; &quot;;&quot;&quot;);&quot;-&quot;;&quot;&quot;);&quot;.&quot;;&quot;_&quot;);&quot;'&quot;;&quot;&quot;)" office:value-type="string" office:string-value="PatientMotherSMaidenNameIsMissing">
            <text:p>PatientMotherSMaidenNameIsMissing</text:p>
          </table:table-cell>
          <table:table-cell table:formula="of:=&quot;public PotentialIssue &quot;&amp;[.B157]&amp;&quot; = null;&quot;" office:value-type="string" office:string-value="public PotentialIssue PatientMotherSMaidenNameIsMissing = null;">
            <text:p>public PotentialIssue PatientMotherSMaidenNameIsMissing = null;</text:p>
          </table:table-cell>
          <table:table-cell table:formula="of:=[.B157]&amp;&quot; = getPotentialIssue(session, &quot;&amp;CHAR(34)&amp;[.I157]&amp;CHAR(34)&amp;&quot;, &quot;&amp;CHAR(34)&amp;SUBSTITUTE([.J157];&quot;''&quot;;&quot;'&quot;)&amp;CHAR(34)&amp;&quot;, &quot;&amp;CHAR(34)&amp;[.K157]&amp;CHAR(34)&amp;&quot;, &quot;&amp;CHAR(34)&amp;[.L157]&amp;CHAR(34)&amp;&quot;);&quot;" office:value-type="string" office:string-value="PatientMotherSMaidenNameIsMissing = getPotentialIssue(session, &quot;Patient&quot;, &quot;mother's maiden name&quot;, &quot;is missing&quot;, &quot;&quot;);">
            <text:p>PatientMotherSMaidenNameIsMissing = getPotentialIssue(session, "Patient", "mother's maiden name", "is missing", "");</text:p>
          </table:table-cell>
          <table:table-cell table:formula="of:=&quot;assertNotNull(pi.&quot;&amp;[.B157]&amp;&quot;);&quot;" office:value-type="string" office:string-value="assertNotNull(pi.PatientMotherSMaidenNameIsMissing);">
            <text:p>assertNotNull(pi.PatientMotherSMaidenNameIsMissing);</text:p>
          </table:table-cell>
          <table:table-cell table:formula="of:=UPPER(SUBSTITUTE(SUBSTITUTE(SUBSTITUTE([.I157];&quot; &quot;;&quot;_&quot;);&quot;'&quot;;&quot;&quot;);&quot;-&quot;;&quot;_&quot;)&amp;&quot;_&quot;&amp;SUBSTITUTE(SUBSTITUTE(SUBSTITUTE([.J157];&quot; &quot;;&quot;_&quot;);&quot;'&quot;;&quot;&quot;);&quot;-&quot;;&quot;_&quot;))" office:value-type="string" office:string-value="PATIENT_MOTHERS_MAIDEN_NAME">
            <text:p>PATIENT_MOTHERS_MAIDEN_NAME</text:p>
          </table:table-cell>
          <table:table-cell table:formula="of:=IF(AND([.J156]=[.J157];[.I156]=[.I157]);&quot;&quot;;[.F157]&amp;&quot;,&quot;)" office:value-type="string" office:string-value="PATIENT_MOTHERS_MAIDEN_NAME,">
            <text:p>PATIENT_MOTHERS_MAIDEN_NAME,</text:p>
          </table:table-cell>
          <table:table-cell table:formula="of:=&quot;addToFieldIssueMap(Field.&quot;&amp;[.F157]&amp;&quot;, &quot;&amp;[.B157]&amp;&quot;);&quot;" office:value-type="string" office:string-value="addToFieldIssueMap(Field.PATIENT_MOTHERS_MAIDEN_NAME, PatientMotherSMaidenNameIsMissing);">
            <text:p>addToFieldIssueMap(Field.PATIENT_MOTHERS_MAIDEN_NAME, PatientMotherSMaidenNameIsMissing);</text:p>
          </table:table-cell>
          <table:table-cell office:value-type="string">
            <text:p>Patient</text:p>
          </table:table-cell>
          <table:table-cell office:value-type="string">
            <text:p>mother''s maide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7]&amp;&quot;, '&quot;&amp;[.I157]&amp;&quot;', '&quot;&amp;[.J157]&amp;&quot;', '&quot;&amp;[.K157]&amp;&quot;', '&quot;&amp;[.L157]&amp;&quot;', '&quot;&amp;[.M157]&amp;&quot;', '&quot;&amp;[.N157]&amp;&quot;');&quot;" office:value-type="string" office:string-value="INSERT INTO dqa_potential_issue(issue_id, target_object, target_field, issue_type, field_value, default_action_code, change_priority) VALUES (157, 'Patient', 'mother''s maiden name', 'is missing', '', 'A', 'Should');">
            <text:p>INSERT INTO dqa_potential_issue(issue_id, target_object, target_field, issue_type, field_value, default_action_code, change_priority) VALUES (157, 'Patient', 'mother''s maiden name', 'is missing', '', 'A', 'Should');</text:p>
          </table:table-cell>
        </table:table-row>
        <table:table-row table:style-name="ro1">
          <table:table-cell table:formula="of:=ROW()" office:value-type="float" office:value="158">
            <text:p>158</text:p>
          </table:table-cell>
          <table:table-cell table:formula="of:=SUBSTITUTE(SUBSTITUTE(SUBSTITUTE(SUBSTITUTE(PROPER([.I158])&amp;PROPER([.J158])&amp;PROPER([.K158])&amp;PROPER([.L158]);&quot; &quot;;&quot;&quot;);&quot;-&quot;;&quot;&quot;);&quot;.&quot;;&quot;_&quot;);&quot;'&quot;;&quot;&quot;)" office:value-type="string" office:string-value="PatientNameMayBeTemporaryNewbornName">
            <text:p>PatientNameMayBeTemporaryNewbornName</text:p>
          </table:table-cell>
          <table:table-cell table:formula="of:=&quot;public PotentialIssue &quot;&amp;[.B158]&amp;&quot; = null;&quot;" office:value-type="string" office:string-value="public PotentialIssue PatientNameMayBeTemporaryNewbornName = null;">
            <text:p>public PotentialIssue PatientNameMayBeTemporaryNewbornName = null;</text:p>
          </table:table-cell>
          <table:table-cell table:formula="of:=[.B158]&amp;&quot; = getPotentialIssue(session, &quot;&amp;CHAR(34)&amp;[.I158]&amp;CHAR(34)&amp;&quot;, &quot;&amp;CHAR(34)&amp;SUBSTITUTE([.J158];&quot;''&quot;;&quot;'&quot;)&amp;CHAR(34)&amp;&quot;, &quot;&amp;CHAR(34)&amp;[.K158]&amp;CHAR(34)&amp;&quot;, &quot;&amp;CHAR(34)&amp;[.L158]&amp;CHAR(34)&amp;&quot;);&quot;" office:value-type="string" office:string-value="PatientNameMayBeTemporaryNewbornName = getPotentialIssue(session, &quot;Patient&quot;, &quot;name&quot;, &quot;may be temporary newborn name&quot;, &quot;&quot;);">
            <text:p>PatientNameMayBeTemporaryNewbornName = getPotentialIssue(session, "Patient", "name", "may be temporary newborn name", "");</text:p>
          </table:table-cell>
          <table:table-cell table:formula="of:=&quot;assertNotNull(pi.&quot;&amp;[.B158]&amp;&quot;);&quot;" office:value-type="string" office:string-value="assertNotNull(pi.PatientNameMayBeTemporaryNewbornName);">
            <text:p>assertNotNull(pi.PatientNameMayBeTemporaryNewbornName);</text:p>
          </table:table-cell>
          <table:table-cell table:formula="of:=UPPER(SUBSTITUTE(SUBSTITUTE(SUBSTITUTE([.I158];&quot; &quot;;&quot;_&quot;);&quot;'&quot;;&quot;&quot;);&quot;-&quot;;&quot;_&quot;)&amp;&quot;_&quot;&amp;SUBSTITUTE(SUBSTITUTE(SUBSTITUTE([.J158];&quot; &quot;;&quot;_&quot;);&quot;'&quot;;&quot;&quot;);&quot;-&quot;;&quot;_&quot;))" office:value-type="string" office:string-value="PATIENT_NAME">
            <text:p>PATIENT_NAME</text:p>
          </table:table-cell>
          <table:table-cell table:formula="of:=IF(AND([.J157]=[.J158];[.I157]=[.I158]);&quot;&quot;;[.F158]&amp;&quot;,&quot;)" office:value-type="string" office:string-value="PATIENT_NAME,">
            <text:p>PATIENT_NAME,</text:p>
          </table:table-cell>
          <table:table-cell table:formula="of:=&quot;addToFieldIssueMap(Field.&quot;&amp;[.F158]&amp;&quot;, &quot;&amp;[.B158]&amp;&quot;);&quot;" office:value-type="string" office:string-value="addToFieldIssueMap(Field.PATIENT_NAME, PatientNameMayBeTemporaryNewbornName);">
            <text:p>addToFieldIssueMap(Field.PATIENT_NAME, PatientNameMayBeTemporaryNewbornName);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mporary newborn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8]&amp;&quot;, '&quot;&amp;[.I158]&amp;&quot;', '&quot;&amp;[.J158]&amp;&quot;', '&quot;&amp;[.K158]&amp;&quot;', '&quot;&amp;[.L158]&amp;&quot;', '&quot;&amp;[.M158]&amp;&quot;', '&quot;&amp;[.N158]&amp;&quot;');&quot;" office:value-type="string" office:string-value="INSERT INTO dqa_potential_issue(issue_id, target_object, target_field, issue_type, field_value, default_action_code, change_priority) VALUES (158, 'Patient', 'name', 'may be temporary newborn name', '', 'A', 'Should');">
            <text:p>INSERT INTO dqa_potential_issue(issue_id, target_object, target_field, issue_type, field_value, default_action_code, change_priority) VALUES (158, 'Patient', 'name', 'may be temporary newborn name', '', 'A', 'Should');</text:p>
          </table:table-cell>
        </table:table-row>
        <table:table-row table:style-name="ro1">
          <table:table-cell table:formula="of:=ROW()" office:value-type="float" office:value="159">
            <text:p>159</text:p>
          </table:table-cell>
          <table:table-cell table:formula="of:=SUBSTITUTE(SUBSTITUTE(SUBSTITUTE(SUBSTITUTE(PROPER([.I159])&amp;PROPER([.J159])&amp;PROPER([.K159])&amp;PROPER([.L159]);&quot; &quot;;&quot;&quot;);&quot;-&quot;;&quot;&quot;);&quot;.&quot;;&quot;_&quot;);&quot;'&quot;;&quot;&quot;)" office:value-type="string" office:string-value="PatientNameMayBeTestName">
            <text:p>PatientNameMayBeTestName</text:p>
          </table:table-cell>
          <table:table-cell table:formula="of:=&quot;public PotentialIssue &quot;&amp;[.B159]&amp;&quot; = null;&quot;" office:value-type="string" office:string-value="public PotentialIssue PatientNameMayBeTestName = null;">
            <text:p>public PotentialIssue PatientNameMayBeTestName = null;</text:p>
          </table:table-cell>
          <table:table-cell table:formula="of:=[.B159]&amp;&quot; = getPotentialIssue(session, &quot;&amp;CHAR(34)&amp;[.I159]&amp;CHAR(34)&amp;&quot;, &quot;&amp;CHAR(34)&amp;SUBSTITUTE([.J159];&quot;''&quot;;&quot;'&quot;)&amp;CHAR(34)&amp;&quot;, &quot;&amp;CHAR(34)&amp;[.K159]&amp;CHAR(34)&amp;&quot;, &quot;&amp;CHAR(34)&amp;[.L159]&amp;CHAR(34)&amp;&quot;);&quot;" office:value-type="string" office:string-value="PatientNameMayBeTestName = getPotentialIssue(session, &quot;Patient&quot;, &quot;name&quot;, &quot;may be test name&quot;, &quot;&quot;);">
            <text:p>PatientNameMayBeTestName = getPotentialIssue(session, "Patient", "name", "may be test name", "");</text:p>
          </table:table-cell>
          <table:table-cell table:formula="of:=&quot;assertNotNull(pi.&quot;&amp;[.B159]&amp;&quot;);&quot;" office:value-type="string" office:string-value="assertNotNull(pi.PatientNameMayBeTestName);">
            <text:p>assertNotNull(pi.PatientNameMayBeTestName);</text:p>
          </table:table-cell>
          <table:table-cell table:formula="of:=UPPER(SUBSTITUTE(SUBSTITUTE(SUBSTITUTE([.I159];&quot; &quot;;&quot;_&quot;);&quot;'&quot;;&quot;&quot;);&quot;-&quot;;&quot;_&quot;)&amp;&quot;_&quot;&amp;SUBSTITUTE(SUBSTITUTE(SUBSTITUTE([.J159];&quot; &quot;;&quot;_&quot;);&quot;'&quot;;&quot;&quot;);&quot;-&quot;;&quot;_&quot;))" office:value-type="string" office:string-value="PATIENT_NAME">
            <text:p>PATIENT_NAME</text:p>
          </table:table-cell>
          <table:table-cell table:formula="of:=IF(AND([.J158]=[.J159];[.I158]=[.I159]);&quot;&quot;;[.F159]&amp;&quot;,&quot;)">
            <text:p/>
          </table:table-cell>
          <table:table-cell table:formula="of:=&quot;addToFieldIssueMap(Field.&quot;&amp;[.F159]&amp;&quot;, &quot;&amp;[.B159]&amp;&quot;);&quot;" office:value-type="string" office:string-value="addToFieldIssueMap(Field.PATIENT_NAME, PatientNameMayBeTestName);">
            <text:p>addToFieldIssueMap(Field.PATIENT_NAME, PatientNameMayBeTestName);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st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table:formula="of:=[.O$1]&amp;&quot;(&quot;&amp;[.A159]&amp;&quot;, '&quot;&amp;[.I159]&amp;&quot;', '&quot;&amp;[.J159]&amp;&quot;', '&quot;&amp;[.K159]&amp;&quot;', '&quot;&amp;[.L159]&amp;&quot;', '&quot;&amp;[.M159]&amp;&quot;', '&quot;&amp;[.N159]&amp;&quot;');&quot;" office:value-type="string" office:string-value="INSERT INTO dqa_potential_issue(issue_id, target_object, target_field, issue_type, field_value, default_action_code, change_priority) VALUES (159, 'Patient', 'name', 'may be test name', '', 'A', 'Should');">
            <text:p>INSERT INTO dqa_potential_issue(issue_id, target_object, target_field, issue_type, field_value, default_action_code, change_priority) VALUES (159, 'Patient', 'name', 'may be test name', '', 'A', 'Should');</text:p>
          </table:table-cell>
        </table:table-row>
        <table:table-row table:style-name="ro1">
          <table:table-cell table:formula="of:=ROW()" office:value-type="float" office:value="160">
            <text:p>160</text:p>
          </table:table-cell>
          <table:table-cell table:formula="of:=SUBSTITUTE(SUBSTITUTE(SUBSTITUTE(SUBSTITUTE(PROPER([.I160])&amp;PROPER([.J160])&amp;PROPER([.K160])&amp;PROPER([.L160]);&quot; &quot;;&quot;&quot;);&quot;-&quot;;&quot;&quot;);&quot;.&quot;;&quot;_&quot;);&quot;'&quot;;&quot;&quot;)" office:value-type="string" office:string-value="PatientPhoneIsIncomplete">
            <text:p>PatientPhoneIsIncomplete</text:p>
          </table:table-cell>
          <table:table-cell table:formula="of:=&quot;public PotentialIssue &quot;&amp;[.B160]&amp;&quot; = null;&quot;" office:value-type="string" office:string-value="public PotentialIssue PatientPhoneIsIncomplete = null;">
            <text:p>public PotentialIssue PatientPhoneIsIncomplete = null;</text:p>
          </table:table-cell>
          <table:table-cell table:formula="of:=[.B160]&amp;&quot; = getPotentialIssue(session, &quot;&amp;CHAR(34)&amp;[.I160]&amp;CHAR(34)&amp;&quot;, &quot;&amp;CHAR(34)&amp;SUBSTITUTE([.J160];&quot;''&quot;;&quot;'&quot;)&amp;CHAR(34)&amp;&quot;, &quot;&amp;CHAR(34)&amp;[.K160]&amp;CHAR(34)&amp;&quot;, &quot;&amp;CHAR(34)&amp;[.L160]&amp;CHAR(34)&amp;&quot;);&quot;" office:value-type="string" office:string-value="PatientPhoneIsIncomplete = getPotentialIssue(session, &quot;Patient&quot;, &quot;phone&quot;, &quot;is incomplete&quot;, &quot;&quot;);">
            <text:p>PatientPhoneIsIncomplete = getPotentialIssue(session, "Patient", "phone", "is incomplete", "");</text:p>
          </table:table-cell>
          <table:table-cell table:formula="of:=&quot;assertNotNull(pi.&quot;&amp;[.B160]&amp;&quot;);&quot;" office:value-type="string" office:string-value="assertNotNull(pi.PatientPhoneIsIncomplete);">
            <text:p>assertNotNull(pi.PatientPhoneIsIncomplete);</text:p>
          </table:table-cell>
          <table:table-cell table:formula="of:=UPPER(SUBSTITUTE(SUBSTITUTE(SUBSTITUTE([.I160];&quot; &quot;;&quot;_&quot;);&quot;'&quot;;&quot;&quot;);&quot;-&quot;;&quot;_&quot;)&amp;&quot;_&quot;&amp;SUBSTITUTE(SUBSTITUTE(SUBSTITUTE([.J160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59]=[.J160];[.I159]=[.I160]);&quot;&quot;;[.F160]&amp;&quot;,&quot;)" office:value-type="string" office:string-value="PATIENT_PHONE,">
            <text:p>PATIENT_PHONE,</text:p>
          </table:table-cell>
          <table:table-cell table:formula="of:=&quot;addToFieldIssueMap(Field.&quot;&amp;[.F160]&amp;&quot;, &quot;&amp;[.B160]&amp;&quot;);&quot;" office:value-type="string" office:string-value="addToFieldIssueMap(Field.PATIENT_PHONE, PatientPhoneIsIncomplete);">
            <text:p>addToFieldIssueMap(Field.PATIENT_PHONE, PatientPhoneIsIncomplete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0]&amp;&quot;, '&quot;&amp;[.I160]&amp;&quot;', '&quot;&amp;[.J160]&amp;&quot;', '&quot;&amp;[.K160]&amp;&quot;', '&quot;&amp;[.L160]&amp;&quot;', '&quot;&amp;[.M160]&amp;&quot;', '&quot;&amp;[.N160]&amp;&quot;');&quot;" office:value-type="string" office:string-value="INSERT INTO dqa_potential_issue(issue_id, target_object, target_field, issue_type, field_value, default_action_code, change_priority) VALUES (160, 'Patient', 'phone', 'is incomplete', '', 'W', 'May');">
            <text:p>INSERT INTO dqa_potential_issue(issue_id, target_object, target_field, issue_type, field_value, default_action_code, change_priority) VALUES (160, 'Patient', 'phone', 'is incomplete', '', 'W', 'May');</text:p>
          </table:table-cell>
        </table:table-row>
        <table:table-row table:style-name="ro1">
          <table:table-cell table:formula="of:=ROW()" office:value-type="float" office:value="161">
            <text:p>161</text:p>
          </table:table-cell>
          <table:table-cell table:formula="of:=SUBSTITUTE(SUBSTITUTE(SUBSTITUTE(SUBSTITUTE(PROPER([.I161])&amp;PROPER([.J161])&amp;PROPER([.K161])&amp;PROPER([.L161]);&quot; &quot;;&quot;&quot;);&quot;-&quot;;&quot;&quot;);&quot;.&quot;;&quot;_&quot;);&quot;'&quot;;&quot;&quot;)" office:value-type="string" office:string-value="PatientPhoneIsInvalid">
            <text:p>PatientPhoneIsInvalid</text:p>
          </table:table-cell>
          <table:table-cell table:formula="of:=&quot;public PotentialIssue &quot;&amp;[.B161]&amp;&quot; = null;&quot;" office:value-type="string" office:string-value="public PotentialIssue PatientPhoneIsInvalid = null;">
            <text:p>public PotentialIssue PatientPhoneIsInvalid = null;</text:p>
          </table:table-cell>
          <table:table-cell table:formula="of:=[.B161]&amp;&quot; = getPotentialIssue(session, &quot;&amp;CHAR(34)&amp;[.I161]&amp;CHAR(34)&amp;&quot;, &quot;&amp;CHAR(34)&amp;SUBSTITUTE([.J161];&quot;''&quot;;&quot;'&quot;)&amp;CHAR(34)&amp;&quot;, &quot;&amp;CHAR(34)&amp;[.K161]&amp;CHAR(34)&amp;&quot;, &quot;&amp;CHAR(34)&amp;[.L161]&amp;CHAR(34)&amp;&quot;);&quot;" office:value-type="string" office:string-value="PatientPhoneIsInvalid = getPotentialIssue(session, &quot;Patient&quot;, &quot;phone&quot;, &quot;is invalid&quot;, &quot;&quot;);">
            <text:p>PatientPhoneIsInvalid = getPotentialIssue(session, "Patient", "phone", "is invalid", "");</text:p>
          </table:table-cell>
          <table:table-cell table:formula="of:=&quot;assertNotNull(pi.&quot;&amp;[.B161]&amp;&quot;);&quot;" office:value-type="string" office:string-value="assertNotNull(pi.PatientPhoneIsInvalid);">
            <text:p>assertNotNull(pi.PatientPhoneIsInvalid);</text:p>
          </table:table-cell>
          <table:table-cell table:formula="of:=UPPER(SUBSTITUTE(SUBSTITUTE(SUBSTITUTE([.I161];&quot; &quot;;&quot;_&quot;);&quot;'&quot;;&quot;&quot;);&quot;-&quot;;&quot;_&quot;)&amp;&quot;_&quot;&amp;SUBSTITUTE(SUBSTITUTE(SUBSTITUTE([.J161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60]=[.J161];[.I160]=[.I161]);&quot;&quot;;[.F161]&amp;&quot;,&quot;)">
            <text:p/>
          </table:table-cell>
          <table:table-cell table:formula="of:=&quot;addToFieldIssueMap(Field.&quot;&amp;[.F161]&amp;&quot;, &quot;&amp;[.B161]&amp;&quot;);&quot;" office:value-type="string" office:string-value="addToFieldIssueMap(Field.PATIENT_PHONE, PatientPhoneIsInvalid);">
            <text:p>addToFieldIssueMap(Field.PATIENT_PHONE, PatientPhoneIsInvalid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1]&amp;&quot;, '&quot;&amp;[.I161]&amp;&quot;', '&quot;&amp;[.J161]&amp;&quot;', '&quot;&amp;[.K161]&amp;&quot;', '&quot;&amp;[.L161]&amp;&quot;', '&quot;&amp;[.M161]&amp;&quot;', '&quot;&amp;[.N161]&amp;&quot;');&quot;" office:value-type="string" office:string-value="INSERT INTO dqa_potential_issue(issue_id, target_object, target_field, issue_type, field_value, default_action_code, change_priority) VALUES (161, 'Patient', 'phone', 'is invalid', '', 'W', 'May');">
            <text:p>INSERT INTO dqa_potential_issue(issue_id, target_object, target_field, issue_type, field_value, default_action_code, change_priority) VALUES (161, 'Patient', 'phone', 'is invalid', '', 'W', 'May');</text:p>
          </table:table-cell>
        </table:table-row>
        <table:table-row table:style-name="ro1">
          <table:table-cell table:formula="of:=ROW()" office:value-type="float" office:value="162">
            <text:p>162</text:p>
          </table:table-cell>
          <table:table-cell table:formula="of:=SUBSTITUTE(SUBSTITUTE(SUBSTITUTE(SUBSTITUTE(PROPER([.I162])&amp;PROPER([.J162])&amp;PROPER([.K162])&amp;PROPER([.L162]);&quot; &quot;;&quot;&quot;);&quot;-&quot;;&quot;&quot;);&quot;.&quot;;&quot;_&quot;);&quot;'&quot;;&quot;&quot;)" office:value-type="string" office:string-value="PatientPhoneIsMissing">
            <text:p>PatientPhoneIsMissing</text:p>
          </table:table-cell>
          <table:table-cell table:formula="of:=&quot;public PotentialIssue &quot;&amp;[.B162]&amp;&quot; = null;&quot;" office:value-type="string" office:string-value="public PotentialIssue PatientPhoneIsMissing = null;">
            <text:p>public PotentialIssue PatientPhoneIsMissing = null;</text:p>
          </table:table-cell>
          <table:table-cell table:formula="of:=[.B162]&amp;&quot; = getPotentialIssue(session, &quot;&amp;CHAR(34)&amp;[.I162]&amp;CHAR(34)&amp;&quot;, &quot;&amp;CHAR(34)&amp;SUBSTITUTE([.J162];&quot;''&quot;;&quot;'&quot;)&amp;CHAR(34)&amp;&quot;, &quot;&amp;CHAR(34)&amp;[.K162]&amp;CHAR(34)&amp;&quot;, &quot;&amp;CHAR(34)&amp;[.L162]&amp;CHAR(34)&amp;&quot;);&quot;" office:value-type="string" office:string-value="PatientPhoneIsMissing = getPotentialIssue(session, &quot;Patient&quot;, &quot;phone&quot;, &quot;is missing&quot;, &quot;&quot;);">
            <text:p>PatientPhoneIsMissing = getPotentialIssue(session, "Patient", "phone", "is missing", "");</text:p>
          </table:table-cell>
          <table:table-cell table:formula="of:=&quot;assertNotNull(pi.&quot;&amp;[.B162]&amp;&quot;);&quot;" office:value-type="string" office:string-value="assertNotNull(pi.PatientPhoneIsMissing);">
            <text:p>assertNotNull(pi.PatientPhoneIsMissing);</text:p>
          </table:table-cell>
          <table:table-cell table:formula="of:=UPPER(SUBSTITUTE(SUBSTITUTE(SUBSTITUTE([.I162];&quot; &quot;;&quot;_&quot;);&quot;'&quot;;&quot;&quot;);&quot;-&quot;;&quot;_&quot;)&amp;&quot;_&quot;&amp;SUBSTITUTE(SUBSTITUTE(SUBSTITUTE([.J162];&quot; &quot;;&quot;_&quot;);&quot;'&quot;;&quot;&quot;);&quot;-&quot;;&quot;_&quot;))" office:value-type="string" office:string-value="PATIENT_PHONE">
            <text:p>PATIENT_PHONE</text:p>
          </table:table-cell>
          <table:table-cell table:formula="of:=IF(AND([.J161]=[.J162];[.I161]=[.I162]);&quot;&quot;;[.F162]&amp;&quot;,&quot;)">
            <text:p/>
          </table:table-cell>
          <table:table-cell table:formula="of:=&quot;addToFieldIssueMap(Field.&quot;&amp;[.F162]&amp;&quot;, &quot;&amp;[.B162]&amp;&quot;);&quot;" office:value-type="string" office:string-value="addToFieldIssueMap(Field.PATIENT_PHONE, PatientPhoneIsMissing);">
            <text:p>addToFieldIssueMap(Field.PATIENT_PHONE, PatientPhoneIsMissing);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2]&amp;&quot;, '&quot;&amp;[.I162]&amp;&quot;', '&quot;&amp;[.J162]&amp;&quot;', '&quot;&amp;[.K162]&amp;&quot;', '&quot;&amp;[.L162]&amp;&quot;', '&quot;&amp;[.M162]&amp;&quot;', '&quot;&amp;[.N162]&amp;&quot;');&quot;" office:value-type="string" office:string-value="INSERT INTO dqa_potential_issue(issue_id, target_object, target_field, issue_type, field_value, default_action_code, change_priority) VALUES (162, 'Patient', 'phone', 'is missing', '', 'A', 'May');">
            <text:p>INSERT INTO dqa_potential_issue(issue_id, target_object, target_field, issue_type, field_value, default_action_code, change_priority) VALUES (162, 'Patient', 'phone', 'is missing', '', 'A', 'May');</text:p>
          </table:table-cell>
        </table:table-row>
        <table:table-row table:style-name="ro1">
          <table:table-cell table:formula="of:=ROW()" office:value-type="float" office:value="163">
            <text:p>163</text:p>
          </table:table-cell>
          <table:table-cell table:formula="of:=SUBSTITUTE(SUBSTITUTE(SUBSTITUTE(SUBSTITUTE(PROPER([.I163])&amp;PROPER([.J163])&amp;PROPER([.K163])&amp;PROPER([.L163]);&quot; &quot;;&quot;&quot;);&quot;-&quot;;&quot;&quot;);&quot;.&quot;;&quot;_&quot;);&quot;'&quot;;&quot;&quot;)" office:value-type="string" office:string-value="PatientPrimaryFacilityIdIsDeprecated">
            <text:p>PatientPrimaryFacilityIdIsDeprecated</text:p>
          </table:table-cell>
          <table:table-cell table:formula="of:=&quot;public PotentialIssue &quot;&amp;[.B163]&amp;&quot; = null;&quot;" office:value-type="string" office:string-value="public PotentialIssue PatientPrimaryFacilityIdIsDeprecated = null;">
            <text:p>public PotentialIssue PatientPrimaryFacilityIdIsDeprecated = null;</text:p>
          </table:table-cell>
          <table:table-cell table:formula="of:=[.B163]&amp;&quot; = getPotentialIssue(session, &quot;&amp;CHAR(34)&amp;[.I163]&amp;CHAR(34)&amp;&quot;, &quot;&amp;CHAR(34)&amp;SUBSTITUTE([.J163];&quot;''&quot;;&quot;'&quot;)&amp;CHAR(34)&amp;&quot;, &quot;&amp;CHAR(34)&amp;[.K163]&amp;CHAR(34)&amp;&quot;, &quot;&amp;CHAR(34)&amp;[.L163]&amp;CHAR(34)&amp;&quot;);&quot;" office:value-type="string" office:string-value="PatientPrimaryFacilityIdIsDeprecated = getPotentialIssue(session, &quot;Patient&quot;, &quot;primary facility id&quot;, &quot;is deprecated&quot;, &quot;&quot;);">
            <text:p>PatientPrimaryFacilityIdIsDeprecated = getPotentialIssue(session, "Patient", "primary facility id", "is deprecated", "");</text:p>
          </table:table-cell>
          <table:table-cell table:formula="of:=&quot;assertNotNull(pi.&quot;&amp;[.B163]&amp;&quot;);&quot;" office:value-type="string" office:string-value="assertNotNull(pi.PatientPrimaryFacilityIdIsDeprecated);">
            <text:p>assertNotNull(pi.PatientPrimaryFacilityIdIsDeprecated);</text:p>
          </table:table-cell>
          <table:table-cell table:formula="of:=UPPER(SUBSTITUTE(SUBSTITUTE(SUBSTITUTE([.I163];&quot; &quot;;&quot;_&quot;);&quot;'&quot;;&quot;&quot;);&quot;-&quot;;&quot;_&quot;)&amp;&quot;_&quot;&amp;SUBSTITUTE(SUBSTITUTE(SUBSTITUTE([.J163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2]=[.J163];[.I162]=[.I163]);&quot;&quot;;[.F163]&amp;&quot;,&quot;)" office:value-type="string" office:string-value="PATIENT_PRIMARY_FACILITY_ID,">
            <text:p>PATIENT_PRIMARY_FACILITY_ID,</text:p>
          </table:table-cell>
          <table:table-cell table:formula="of:=&quot;addToFieldIssueMap(Field.&quot;&amp;[.F163]&amp;&quot;, &quot;&amp;[.B163]&amp;&quot;);&quot;" office:value-type="string" office:string-value="addToFieldIssueMap(Field.PATIENT_PRIMARY_FACILITY_ID, PatientPrimaryFacilityIdIsDeprecated);">
            <text:p>addToFieldIssueMap(Field.PATIENT_PRIMARY_FACILITY_ID, PatientPrimaryFacilityIdIsDeprecat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3]&amp;&quot;, '&quot;&amp;[.I163]&amp;&quot;', '&quot;&amp;[.J163]&amp;&quot;', '&quot;&amp;[.K163]&amp;&quot;', '&quot;&amp;[.L163]&amp;&quot;', '&quot;&amp;[.M163]&amp;&quot;', '&quot;&amp;[.N163]&amp;&quot;');&quot;" office:value-type="string" office:string-value="INSERT INTO dqa_potential_issue(issue_id, target_object, target_field, issue_type, field_value, default_action_code, change_priority) VALUES (163, 'Patient', 'primary facility id', 'is deprecated', '', 'W', 'May');">
            <text:p>INSERT INTO dqa_potential_issue(issue_id, target_object, target_field, issue_type, field_value, default_action_code, change_priority) VALUES (163, 'Patient', 'primary facility id', 'is deprecated', '', 'W', 'May');</text:p>
          </table:table-cell>
        </table:table-row>
        <table:table-row table:style-name="ro1">
          <table:table-cell table:formula="of:=ROW()" office:value-type="float" office:value="164">
            <text:p>164</text:p>
          </table:table-cell>
          <table:table-cell table:formula="of:=SUBSTITUTE(SUBSTITUTE(SUBSTITUTE(SUBSTITUTE(PROPER([.I164])&amp;PROPER([.J164])&amp;PROPER([.K164])&amp;PROPER([.L164]);&quot; &quot;;&quot;&quot;);&quot;-&quot;;&quot;&quot;);&quot;.&quot;;&quot;_&quot;);&quot;'&quot;;&quot;&quot;)" office:value-type="string" office:string-value="PatientPrimaryFacilityIdIsIgnored">
            <text:p>PatientPrimaryFacilityIdIsIgnored</text:p>
          </table:table-cell>
          <table:table-cell table:formula="of:=&quot;public PotentialIssue &quot;&amp;[.B164]&amp;&quot; = null;&quot;" office:value-type="string" office:string-value="public PotentialIssue PatientPrimaryFacilityIdIsIgnored = null;">
            <text:p>public PotentialIssue PatientPrimaryFacilityIdIsIgnored = null;</text:p>
          </table:table-cell>
          <table:table-cell table:formula="of:=[.B164]&amp;&quot; = getPotentialIssue(session, &quot;&amp;CHAR(34)&amp;[.I164]&amp;CHAR(34)&amp;&quot;, &quot;&amp;CHAR(34)&amp;SUBSTITUTE([.J164];&quot;''&quot;;&quot;'&quot;)&amp;CHAR(34)&amp;&quot;, &quot;&amp;CHAR(34)&amp;[.K164]&amp;CHAR(34)&amp;&quot;, &quot;&amp;CHAR(34)&amp;[.L164]&amp;CHAR(34)&amp;&quot;);&quot;" office:value-type="string" office:string-value="PatientPrimaryFacilityIdIsIgnored = getPotentialIssue(session, &quot;Patient&quot;, &quot;primary facility id&quot;, &quot;is ignored&quot;, &quot;&quot;);">
            <text:p>PatientPrimaryFacilityIdIsIgnored = getPotentialIssue(session, "Patient", "primary facility id", "is ignored", "");</text:p>
          </table:table-cell>
          <table:table-cell table:formula="of:=&quot;assertNotNull(pi.&quot;&amp;[.B164]&amp;&quot;);&quot;" office:value-type="string" office:string-value="assertNotNull(pi.PatientPrimaryFacilityIdIsIgnored);">
            <text:p>assertNotNull(pi.PatientPrimaryFacilityIdIsIgnored);</text:p>
          </table:table-cell>
          <table:table-cell table:formula="of:=UPPER(SUBSTITUTE(SUBSTITUTE(SUBSTITUTE([.I164];&quot; &quot;;&quot;_&quot;);&quot;'&quot;;&quot;&quot;);&quot;-&quot;;&quot;_&quot;)&amp;&quot;_&quot;&amp;SUBSTITUTE(SUBSTITUTE(SUBSTITUTE([.J164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3]=[.J164];[.I163]=[.I164]);&quot;&quot;;[.F164]&amp;&quot;,&quot;)">
            <text:p/>
          </table:table-cell>
          <table:table-cell table:formula="of:=&quot;addToFieldIssueMap(Field.&quot;&amp;[.F164]&amp;&quot;, &quot;&amp;[.B164]&amp;&quot;);&quot;" office:value-type="string" office:string-value="addToFieldIssueMap(Field.PATIENT_PRIMARY_FACILITY_ID, PatientPrimaryFacilityIdIsIgnored);">
            <text:p>addToFieldIssueMap(Field.PATIENT_PRIMARY_FACILITY_ID, PatientPrimaryFacilityIdIsIgnor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64]&amp;&quot;, '&quot;&amp;[.I164]&amp;&quot;', '&quot;&amp;[.J164]&amp;&quot;', '&quot;&amp;[.K164]&amp;&quot;', '&quot;&amp;[.L164]&amp;&quot;', '&quot;&amp;[.M164]&amp;&quot;', '&quot;&amp;[.N164]&amp;&quot;');&quot;" office:value-type="string" office:string-value="INSERT INTO dqa_potential_issue(issue_id, target_object, target_field, issue_type, field_value, default_action_code, change_priority) VALUES (164, 'Patient', 'primary facility id', 'is ignored', '', 'S', 'May');">
            <text:p>INSERT INTO dqa_potential_issue(issue_id, target_object, target_field, issue_type, field_value, default_action_code, change_priority) VALUES (164, 'Patient', 'primary facility id', 'is ignored', '', 'S', 'May');</text:p>
          </table:table-cell>
        </table:table-row>
        <table:table-row table:style-name="ro1">
          <table:table-cell table:formula="of:=ROW()" office:value-type="float" office:value="165">
            <text:p>165</text:p>
          </table:table-cell>
          <table:table-cell table:formula="of:=SUBSTITUTE(SUBSTITUTE(SUBSTITUTE(SUBSTITUTE(PROPER([.I165])&amp;PROPER([.J165])&amp;PROPER([.K165])&amp;PROPER([.L165]);&quot; &quot;;&quot;&quot;);&quot;-&quot;;&quot;&quot;);&quot;.&quot;;&quot;_&quot;);&quot;'&quot;;&quot;&quot;)" office:value-type="string" office:string-value="PatientPrimaryFacilityIdIsInvalid">
            <text:p>PatientPrimaryFacilityIdIsInvalid</text:p>
          </table:table-cell>
          <table:table-cell table:formula="of:=&quot;public PotentialIssue &quot;&amp;[.B165]&amp;&quot; = null;&quot;" office:value-type="string" office:string-value="public PotentialIssue PatientPrimaryFacilityIdIsInvalid = null;">
            <text:p>public PotentialIssue PatientPrimaryFacilityIdIsInvalid = null;</text:p>
          </table:table-cell>
          <table:table-cell table:formula="of:=[.B165]&amp;&quot; = getPotentialIssue(session, &quot;&amp;CHAR(34)&amp;[.I165]&amp;CHAR(34)&amp;&quot;, &quot;&amp;CHAR(34)&amp;SUBSTITUTE([.J165];&quot;''&quot;;&quot;'&quot;)&amp;CHAR(34)&amp;&quot;, &quot;&amp;CHAR(34)&amp;[.K165]&amp;CHAR(34)&amp;&quot;, &quot;&amp;CHAR(34)&amp;[.L165]&amp;CHAR(34)&amp;&quot;);&quot;" office:value-type="string" office:string-value="PatientPrimaryFacilityIdIsInvalid = getPotentialIssue(session, &quot;Patient&quot;, &quot;primary facility id&quot;, &quot;is invalid&quot;, &quot;&quot;);">
            <text:p>PatientPrimaryFacilityIdIsInvalid = getPotentialIssue(session, "Patient", "primary facility id", "is invalid", "");</text:p>
          </table:table-cell>
          <table:table-cell table:formula="of:=&quot;assertNotNull(pi.&quot;&amp;[.B165]&amp;&quot;);&quot;" office:value-type="string" office:string-value="assertNotNull(pi.PatientPrimaryFacilityIdIsInvalid);">
            <text:p>assertNotNull(pi.PatientPrimaryFacilityIdIsInvalid);</text:p>
          </table:table-cell>
          <table:table-cell table:formula="of:=UPPER(SUBSTITUTE(SUBSTITUTE(SUBSTITUTE([.I165];&quot; &quot;;&quot;_&quot;);&quot;'&quot;;&quot;&quot;);&quot;-&quot;;&quot;_&quot;)&amp;&quot;_&quot;&amp;SUBSTITUTE(SUBSTITUTE(SUBSTITUTE([.J165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4]=[.J165];[.I164]=[.I165]);&quot;&quot;;[.F165]&amp;&quot;,&quot;)">
            <text:p/>
          </table:table-cell>
          <table:table-cell table:formula="of:=&quot;addToFieldIssueMap(Field.&quot;&amp;[.F165]&amp;&quot;, &quot;&amp;[.B165]&amp;&quot;);&quot;" office:value-type="string" office:string-value="addToFieldIssueMap(Field.PATIENT_PRIMARY_FACILITY_ID, PatientPrimaryFacilityIdIsInvalid);">
            <text:p>addToFieldIssueMap(Field.PATIENT_PRIMARY_FACILITY_ID, PatientPrimaryFacilityIdIsInvali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165]&amp;&quot;, '&quot;&amp;[.I165]&amp;&quot;', '&quot;&amp;[.J165]&amp;&quot;', '&quot;&amp;[.K165]&amp;&quot;', '&quot;&amp;[.L165]&amp;&quot;', '&quot;&amp;[.M165]&amp;&quot;', '&quot;&amp;[.N165]&amp;&quot;');&quot;" office:value-type="string" office:string-value="INSERT INTO dqa_potential_issue(issue_id, target_object, target_field, issue_type, field_value, default_action_code, change_priority) VALUES (165, 'Patient', 'primary facility id', 'is invalid', '', 'E', 'May');">
            <text:p>INSERT INTO dqa_potential_issue(issue_id, target_object, target_field, issue_type, field_value, default_action_code, change_priority) VALUES (165, 'Patient', 'primary facility id', 'is invalid', '', 'E', 'May');</text:p>
          </table:table-cell>
        </table:table-row>
        <table:table-row table:style-name="ro1">
          <table:table-cell table:formula="of:=ROW()" office:value-type="float" office:value="166">
            <text:p>166</text:p>
          </table:table-cell>
          <table:table-cell table:formula="of:=SUBSTITUTE(SUBSTITUTE(SUBSTITUTE(SUBSTITUTE(PROPER([.I166])&amp;PROPER([.J166])&amp;PROPER([.K166])&amp;PROPER([.L166]);&quot; &quot;;&quot;&quot;);&quot;-&quot;;&quot;&quot;);&quot;.&quot;;&quot;_&quot;);&quot;'&quot;;&quot;&quot;)" office:value-type="string" office:string-value="PatientPrimaryFacilityIdIsMissing">
            <text:p>PatientPrimaryFacilityIdIsMissing</text:p>
          </table:table-cell>
          <table:table-cell table:formula="of:=&quot;public PotentialIssue &quot;&amp;[.B166]&amp;&quot; = null;&quot;" office:value-type="string" office:string-value="public PotentialIssue PatientPrimaryFacilityIdIsMissing = null;">
            <text:p>public PotentialIssue PatientPrimaryFacilityIdIsMissing = null;</text:p>
          </table:table-cell>
          <table:table-cell table:formula="of:=[.B166]&amp;&quot; = getPotentialIssue(session, &quot;&amp;CHAR(34)&amp;[.I166]&amp;CHAR(34)&amp;&quot;, &quot;&amp;CHAR(34)&amp;SUBSTITUTE([.J166];&quot;''&quot;;&quot;'&quot;)&amp;CHAR(34)&amp;&quot;, &quot;&amp;CHAR(34)&amp;[.K166]&amp;CHAR(34)&amp;&quot;, &quot;&amp;CHAR(34)&amp;[.L166]&amp;CHAR(34)&amp;&quot;);&quot;" office:value-type="string" office:string-value="PatientPrimaryFacilityIdIsMissing = getPotentialIssue(session, &quot;Patient&quot;, &quot;primary facility id&quot;, &quot;is missing&quot;, &quot;&quot;);">
            <text:p>PatientPrimaryFacilityIdIsMissing = getPotentialIssue(session, "Patient", "primary facility id", "is missing", "");</text:p>
          </table:table-cell>
          <table:table-cell table:formula="of:=&quot;assertNotNull(pi.&quot;&amp;[.B166]&amp;&quot;);&quot;" office:value-type="string" office:string-value="assertNotNull(pi.PatientPrimaryFacilityIdIsMissing);">
            <text:p>assertNotNull(pi.PatientPrimaryFacilityIdIsMissing);</text:p>
          </table:table-cell>
          <table:table-cell table:formula="of:=UPPER(SUBSTITUTE(SUBSTITUTE(SUBSTITUTE([.I166];&quot; &quot;;&quot;_&quot;);&quot;'&quot;;&quot;&quot;);&quot;-&quot;;&quot;_&quot;)&amp;&quot;_&quot;&amp;SUBSTITUTE(SUBSTITUTE(SUBSTITUTE([.J166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5]=[.J166];[.I165]=[.I166]);&quot;&quot;;[.F166]&amp;&quot;,&quot;)">
            <text:p/>
          </table:table-cell>
          <table:table-cell table:formula="of:=&quot;addToFieldIssueMap(Field.&quot;&amp;[.F166]&amp;&quot;, &quot;&amp;[.B166]&amp;&quot;);&quot;" office:value-type="string" office:string-value="addToFieldIssueMap(Field.PATIENT_PRIMARY_FACILITY_ID, PatientPrimaryFacilityIdIsMissing);">
            <text:p>addToFieldIssueMap(Field.PATIENT_PRIMARY_FACILITY_ID, PatientPrimaryFacilityIdIsMissing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6]&amp;&quot;, '&quot;&amp;[.I166]&amp;&quot;', '&quot;&amp;[.J166]&amp;&quot;', '&quot;&amp;[.K166]&amp;&quot;', '&quot;&amp;[.L166]&amp;&quot;', '&quot;&amp;[.M166]&amp;&quot;', '&quot;&amp;[.N166]&amp;&quot;');&quot;" office:value-type="string" office:string-value="INSERT INTO dqa_potential_issue(issue_id, target_object, target_field, issue_type, field_value, default_action_code, change_priority) VALUES (166, 'Patient', 'primary facility id', 'is missing', '', 'A', 'May');">
            <text:p>INSERT INTO dqa_potential_issue(issue_id, target_object, target_field, issue_type, field_value, default_action_code, change_priority) VALUES (166, 'Patient', 'primary facility id', 'is missing', '', 'A', 'May');</text:p>
          </table:table-cell>
        </table:table-row>
        <table:table-row table:style-name="ro1">
          <table:table-cell table:formula="of:=ROW()" office:value-type="float" office:value="167">
            <text:p>167</text:p>
          </table:table-cell>
          <table:table-cell table:formula="of:=SUBSTITUTE(SUBSTITUTE(SUBSTITUTE(SUBSTITUTE(PROPER([.I167])&amp;PROPER([.J167])&amp;PROPER([.K167])&amp;PROPER([.L167]);&quot; &quot;;&quot;&quot;);&quot;-&quot;;&quot;&quot;);&quot;.&quot;;&quot;_&quot;);&quot;'&quot;;&quot;&quot;)" office:value-type="string" office:string-value="PatientPrimaryFacilityIdIsUnrecognized">
            <text:p>PatientPrimaryFacilityIdIsUnrecognized</text:p>
          </table:table-cell>
          <table:table-cell table:formula="of:=&quot;public PotentialIssue &quot;&amp;[.B167]&amp;&quot; = null;&quot;" office:value-type="string" office:string-value="public PotentialIssue PatientPrimaryFacilityIdIsUnrecognized = null;">
            <text:p>public PotentialIssue PatientPrimaryFacilityIdIsUnrecognized = null;</text:p>
          </table:table-cell>
          <table:table-cell table:formula="of:=[.B167]&amp;&quot; = getPotentialIssue(session, &quot;&amp;CHAR(34)&amp;[.I167]&amp;CHAR(34)&amp;&quot;, &quot;&amp;CHAR(34)&amp;SUBSTITUTE([.J167];&quot;''&quot;;&quot;'&quot;)&amp;CHAR(34)&amp;&quot;, &quot;&amp;CHAR(34)&amp;[.K167]&amp;CHAR(34)&amp;&quot;, &quot;&amp;CHAR(34)&amp;[.L167]&amp;CHAR(34)&amp;&quot;);&quot;" office:value-type="string" office:string-value="PatientPrimaryFacilityIdIsUnrecognized = getPotentialIssue(session, &quot;Patient&quot;, &quot;primary facility id&quot;, &quot;is unrecognized&quot;, &quot;&quot;);">
            <text:p>PatientPrimaryFacilityIdIsUnrecognized = getPotentialIssue(session, "Patient", "primary facility id", "is unrecognized", "");</text:p>
          </table:table-cell>
          <table:table-cell table:formula="of:=&quot;assertNotNull(pi.&quot;&amp;[.B167]&amp;&quot;);&quot;" office:value-type="string" office:string-value="assertNotNull(pi.PatientPrimaryFacilityIdIsUnrecognized);">
            <text:p>assertNotNull(pi.PatientPrimaryFacilityIdIsUnrecognized);</text:p>
          </table:table-cell>
          <table:table-cell table:formula="of:=UPPER(SUBSTITUTE(SUBSTITUTE(SUBSTITUTE([.I167];&quot; &quot;;&quot;_&quot;);&quot;'&quot;;&quot;&quot;);&quot;-&quot;;&quot;_&quot;)&amp;&quot;_&quot;&amp;SUBSTITUTE(SUBSTITUTE(SUBSTITUTE([.J167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table:formula="of:=IF(AND([.J166]=[.J167];[.I166]=[.I167]);&quot;&quot;;[.F167]&amp;&quot;,&quot;)">
            <text:p/>
          </table:table-cell>
          <table:table-cell table:formula="of:=&quot;addToFieldIssueMap(Field.&quot;&amp;[.F167]&amp;&quot;, &quot;&amp;[.B167]&amp;&quot;);&quot;" office:value-type="string" office:string-value="addToFieldIssueMap(Field.PATIENT_PRIMARY_FACILITY_ID, PatientPrimaryFacilityIdIsUnrecognized);">
            <text:p>addToFieldIssueMap(Field.PATIENT_PRIMARY_FACILITY_ID, PatientPrimaryFacilityIdIsUnrecognized);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67]&amp;&quot;, '&quot;&amp;[.I167]&amp;&quot;', '&quot;&amp;[.J167]&amp;&quot;', '&quot;&amp;[.K167]&amp;&quot;', '&quot;&amp;[.L167]&amp;&quot;', '&quot;&amp;[.M167]&amp;&quot;', '&quot;&amp;[.N167]&amp;&quot;');&quot;" office:value-type="string" office:string-value="INSERT INTO dqa_potential_issue(issue_id, target_object, target_field, issue_type, field_value, default_action_code, change_priority) VALUES (167, 'Patient', 'primary facility id', 'is unrecognized', '', 'W', 'May');">
            <text:p>INSERT INTO dqa_potential_issue(issue_id, target_object, target_field, issue_type, field_value, default_action_code, change_priority) VALUES (167, 'Patient', 'primary facility id', 'is unrecognized', '', 'W', 'May');</text:p>
          </table:table-cell>
        </table:table-row>
        <table:table-row table:style-name="ro1">
          <table:table-cell table:formula="of:=ROW()" office:value-type="float" office:value="168">
            <text:p>168</text:p>
          </table:table-cell>
          <table:table-cell table:formula="of:=SUBSTITUTE(SUBSTITUTE(SUBSTITUTE(SUBSTITUTE(PROPER([.I168])&amp;PROPER([.J168])&amp;PROPER([.K168])&amp;PROPER([.L168]);&quot; &quot;;&quot;&quot;);&quot;-&quot;;&quot;&quot;);&quot;.&quot;;&quot;_&quot;);&quot;'&quot;;&quot;&quot;)" office:value-type="string" office:string-value="PatientPrimaryFacilityNameIsMissing">
            <text:p>PatientPrimaryFacilityNameIsMissing</text:p>
          </table:table-cell>
          <table:table-cell table:formula="of:=&quot;public PotentialIssue &quot;&amp;[.B168]&amp;&quot; = null;&quot;" office:value-type="string" office:string-value="public PotentialIssue PatientPrimaryFacilityNameIsMissing = null;">
            <text:p>public PotentialIssue PatientPrimaryFacilityNameIsMissing = null;</text:p>
          </table:table-cell>
          <table:table-cell table:formula="of:=[.B168]&amp;&quot; = getPotentialIssue(session, &quot;&amp;CHAR(34)&amp;[.I168]&amp;CHAR(34)&amp;&quot;, &quot;&amp;CHAR(34)&amp;SUBSTITUTE([.J168];&quot;''&quot;;&quot;'&quot;)&amp;CHAR(34)&amp;&quot;, &quot;&amp;CHAR(34)&amp;[.K168]&amp;CHAR(34)&amp;&quot;, &quot;&amp;CHAR(34)&amp;[.L168]&amp;CHAR(34)&amp;&quot;);&quot;" office:value-type="string" office:string-value="PatientPrimaryFacilityNameIsMissing = getPotentialIssue(session, &quot;Patient&quot;, &quot;primary facility name&quot;, &quot;is missing&quot;, &quot;&quot;);">
            <text:p>PatientPrimaryFacilityNameIsMissing = getPotentialIssue(session, "Patient", "primary facility name", "is missing", "");</text:p>
          </table:table-cell>
          <table:table-cell table:formula="of:=&quot;assertNotNull(pi.&quot;&amp;[.B168]&amp;&quot;);&quot;" office:value-type="string" office:string-value="assertNotNull(pi.PatientPrimaryFacilityNameIsMissing);">
            <text:p>assertNotNull(pi.PatientPrimaryFacilityNameIsMissing);</text:p>
          </table:table-cell>
          <table:table-cell table:formula="of:=UPPER(SUBSTITUTE(SUBSTITUTE(SUBSTITUTE([.I168];&quot; &quot;;&quot;_&quot;);&quot;'&quot;;&quot;&quot;);&quot;-&quot;;&quot;_&quot;)&amp;&quot;_&quot;&amp;SUBSTITUTE(SUBSTITUTE(SUBSTITUTE([.J168];&quot; &quot;;&quot;_&quot;);&quot;'&quot;;&quot;&quot;);&quot;-&quot;;&quot;_&quot;))" office:value-type="string" office:string-value="PATIENT_PRIMARY_FACILITY_NAME">
            <text:p>PATIENT_PRIMARY_FACILITY_NAME</text:p>
          </table:table-cell>
          <table:table-cell table:formula="of:=IF(AND([.J167]=[.J168];[.I167]=[.I168]);&quot;&quot;;[.F168]&amp;&quot;,&quot;)" office:value-type="string" office:string-value="PATIENT_PRIMARY_FACILITY_NAME,">
            <text:p>PATIENT_PRIMARY_FACILITY_NAME,</text:p>
          </table:table-cell>
          <table:table-cell table:formula="of:=&quot;addToFieldIssueMap(Field.&quot;&amp;[.F168]&amp;&quot;, &quot;&amp;[.B168]&amp;&quot;);&quot;" office:value-type="string" office:string-value="addToFieldIssueMap(Field.PATIENT_PRIMARY_FACILITY_NAME, PatientPrimaryFacilityNameIsMissing);">
            <text:p>addToFieldIssueMap(Field.PATIENT_PRIMARY_FACILITY_NAME, PatientPrimaryFacilityNameIsMissing);</text:p>
          </table:table-cell>
          <table:table-cell office:value-type="string">
            <text:p>Patient</text:p>
          </table:table-cell>
          <table:table-cell office:value-type="string">
            <text:p>primary 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8]&amp;&quot;, '&quot;&amp;[.I168]&amp;&quot;', '&quot;&amp;[.J168]&amp;&quot;', '&quot;&amp;[.K168]&amp;&quot;', '&quot;&amp;[.L168]&amp;&quot;', '&quot;&amp;[.M168]&amp;&quot;', '&quot;&amp;[.N168]&amp;&quot;');&quot;" office:value-type="string" office:string-value="INSERT INTO dqa_potential_issue(issue_id, target_object, target_field, issue_type, field_value, default_action_code, change_priority) VALUES (168, 'Patient', 'primary facility name', 'is missing', '', 'A', 'May');">
            <text:p>INSERT INTO dqa_potential_issue(issue_id, target_object, target_field, issue_type, field_value, default_action_code, change_priority) VALUES (168, 'Patient', 'primary facility name', 'is missing', '', 'A', 'May');</text:p>
          </table:table-cell>
        </table:table-row>
        <table:table-row table:style-name="ro1">
          <table:table-cell table:formula="of:=ROW()" office:value-type="float" office:value="169">
            <text:p>169</text:p>
          </table:table-cell>
          <table:table-cell table:formula="of:=SUBSTITUTE(SUBSTITUTE(SUBSTITUTE(SUBSTITUTE(PROPER([.I169])&amp;PROPER([.J169])&amp;PROPER([.K169])&amp;PROPER([.L169]);&quot; &quot;;&quot;&quot;);&quot;-&quot;;&quot;&quot;);&quot;.&quot;;&quot;_&quot;);&quot;'&quot;;&quot;&quot;)" office:value-type="string" office:string-value="PatientPrimaryLanaguageIsDeprecated">
            <text:p>PatientPrimaryLanaguageIsDeprecated</text:p>
          </table:table-cell>
          <table:table-cell table:formula="of:=&quot;public PotentialIssue &quot;&amp;[.B169]&amp;&quot; = null;&quot;" office:value-type="string" office:string-value="public PotentialIssue PatientPrimaryLanaguageIsDeprecated = null;">
            <text:p>public PotentialIssue PatientPrimaryLanaguageIsDeprecated = null;</text:p>
          </table:table-cell>
          <table:table-cell table:formula="of:=[.B169]&amp;&quot; = getPotentialIssue(session, &quot;&amp;CHAR(34)&amp;[.I169]&amp;CHAR(34)&amp;&quot;, &quot;&amp;CHAR(34)&amp;SUBSTITUTE([.J169];&quot;''&quot;;&quot;'&quot;)&amp;CHAR(34)&amp;&quot;, &quot;&amp;CHAR(34)&amp;[.K169]&amp;CHAR(34)&amp;&quot;, &quot;&amp;CHAR(34)&amp;[.L169]&amp;CHAR(34)&amp;&quot;);&quot;" office:value-type="string" office:string-value="PatientPrimaryLanaguageIsDeprecated = getPotentialIssue(session, &quot;Patient&quot;, &quot;primary lanaguage&quot;, &quot;is deprecated&quot;, &quot;&quot;);">
            <text:p>PatientPrimaryLanaguageIsDeprecated = getPotentialIssue(session, "Patient", "primary lanaguage", "is deprecated", "");</text:p>
          </table:table-cell>
          <table:table-cell table:formula="of:=&quot;assertNotNull(pi.&quot;&amp;[.B169]&amp;&quot;);&quot;" office:value-type="string" office:string-value="assertNotNull(pi.PatientPrimaryLanaguageIsDeprecated);">
            <text:p>assertNotNull(pi.PatientPrimaryLanaguageIsDeprecated);</text:p>
          </table:table-cell>
          <table:table-cell table:formula="of:=UPPER(SUBSTITUTE(SUBSTITUTE(SUBSTITUTE([.I169];&quot; &quot;;&quot;_&quot;);&quot;'&quot;;&quot;&quot;);&quot;-&quot;;&quot;_&quot;)&amp;&quot;_&quot;&amp;SUBSTITUTE(SUBSTITUTE(SUBSTITUTE([.J169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68]=[.J169];[.I168]=[.I169]);&quot;&quot;;[.F169]&amp;&quot;,&quot;)" office:value-type="string" office:string-value="PATIENT_PRIMARY_LANAGUAGE,">
            <text:p>PATIENT_PRIMARY_LANAGUAGE,</text:p>
          </table:table-cell>
          <table:table-cell table:formula="of:=&quot;addToFieldIssueMap(Field.&quot;&amp;[.F169]&amp;&quot;, &quot;&amp;[.B169]&amp;&quot;);&quot;" office:value-type="string" office:string-value="addToFieldIssueMap(Field.PATIENT_PRIMARY_LANAGUAGE, PatientPrimaryLanaguageIsDeprecated);">
            <text:p>addToFieldIssueMap(Field.PATIENT_PRIMARY_LANAGUAGE, PatientPrimaryLanaguageIsDeprecat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deprec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69]&amp;&quot;, '&quot;&amp;[.I169]&amp;&quot;', '&quot;&amp;[.J169]&amp;&quot;', '&quot;&amp;[.K169]&amp;&quot;', '&quot;&amp;[.L169]&amp;&quot;', '&quot;&amp;[.M169]&amp;&quot;', '&quot;&amp;[.N169]&amp;&quot;');&quot;" office:value-type="string" office:string-value="INSERT INTO dqa_potential_issue(issue_id, target_object, target_field, issue_type, field_value, default_action_code, change_priority) VALUES (169, 'Patient', 'primary lanaguage', 'is deprecated', '', 'A', 'May');">
            <text:p>INSERT INTO dqa_potential_issue(issue_id, target_object, target_field, issue_type, field_value, default_action_code, change_priority) VALUES (169, 'Patient', 'primary lanaguage', 'is deprecated', '', 'A', 'May');</text:p>
          </table:table-cell>
        </table:table-row>
        <table:table-row table:style-name="ro1">
          <table:table-cell table:formula="of:=ROW()" office:value-type="float" office:value="170">
            <text:p>170</text:p>
          </table:table-cell>
          <table:table-cell table:formula="of:=SUBSTITUTE(SUBSTITUTE(SUBSTITUTE(SUBSTITUTE(PROPER([.I170])&amp;PROPER([.J170])&amp;PROPER([.K170])&amp;PROPER([.L170]);&quot; &quot;;&quot;&quot;);&quot;-&quot;;&quot;&quot;);&quot;.&quot;;&quot;_&quot;);&quot;'&quot;;&quot;&quot;)" office:value-type="string" office:string-value="PatientPrimaryLanaguageIsIgnored">
            <text:p>PatientPrimaryLanaguageIsIgnored</text:p>
          </table:table-cell>
          <table:table-cell table:formula="of:=&quot;public PotentialIssue &quot;&amp;[.B170]&amp;&quot; = null;&quot;" office:value-type="string" office:string-value="public PotentialIssue PatientPrimaryLanaguageIsIgnored = null;">
            <text:p>public PotentialIssue PatientPrimaryLanaguageIsIgnored = null;</text:p>
          </table:table-cell>
          <table:table-cell table:formula="of:=[.B170]&amp;&quot; = getPotentialIssue(session, &quot;&amp;CHAR(34)&amp;[.I170]&amp;CHAR(34)&amp;&quot;, &quot;&amp;CHAR(34)&amp;SUBSTITUTE([.J170];&quot;''&quot;;&quot;'&quot;)&amp;CHAR(34)&amp;&quot;, &quot;&amp;CHAR(34)&amp;[.K170]&amp;CHAR(34)&amp;&quot;, &quot;&amp;CHAR(34)&amp;[.L170]&amp;CHAR(34)&amp;&quot;);&quot;" office:value-type="string" office:string-value="PatientPrimaryLanaguageIsIgnored = getPotentialIssue(session, &quot;Patient&quot;, &quot;primary lanaguage&quot;, &quot;is ignored&quot;, &quot;&quot;);">
            <text:p>PatientPrimaryLanaguageIsIgnored = getPotentialIssue(session, "Patient", "primary lanaguage", "is ignored", "");</text:p>
          </table:table-cell>
          <table:table-cell table:formula="of:=&quot;assertNotNull(pi.&quot;&amp;[.B170]&amp;&quot;);&quot;" office:value-type="string" office:string-value="assertNotNull(pi.PatientPrimaryLanaguageIsIgnored);">
            <text:p>assertNotNull(pi.PatientPrimaryLanaguageIsIgnored);</text:p>
          </table:table-cell>
          <table:table-cell table:formula="of:=UPPER(SUBSTITUTE(SUBSTITUTE(SUBSTITUTE([.I170];&quot; &quot;;&quot;_&quot;);&quot;'&quot;;&quot;&quot;);&quot;-&quot;;&quot;_&quot;)&amp;&quot;_&quot;&amp;SUBSTITUTE(SUBSTITUTE(SUBSTITUTE([.J170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69]=[.J170];[.I169]=[.I170]);&quot;&quot;;[.F170]&amp;&quot;,&quot;)">
            <text:p/>
          </table:table-cell>
          <table:table-cell table:formula="of:=&quot;addToFieldIssueMap(Field.&quot;&amp;[.F170]&amp;&quot;, &quot;&amp;[.B170]&amp;&quot;);&quot;" office:value-type="string" office:string-value="addToFieldIssueMap(Field.PATIENT_PRIMARY_LANAGUAGE, PatientPrimaryLanaguageIsIgnored);">
            <text:p>addToFieldIssueMap(Field.PATIENT_PRIMARY_LANAGUAGE, PatientPrimaryLanaguageIsIgnor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70]&amp;&quot;, '&quot;&amp;[.I170]&amp;&quot;', '&quot;&amp;[.J170]&amp;&quot;', '&quot;&amp;[.K170]&amp;&quot;', '&quot;&amp;[.L170]&amp;&quot;', '&quot;&amp;[.M170]&amp;&quot;', '&quot;&amp;[.N170]&amp;&quot;');&quot;" office:value-type="string" office:string-value="INSERT INTO dqa_potential_issue(issue_id, target_object, target_field, issue_type, field_value, default_action_code, change_priority) VALUES (170, 'Patient', 'primary lanaguage', 'is ignored', '', 'S', 'May');">
            <text:p>INSERT INTO dqa_potential_issue(issue_id, target_object, target_field, issue_type, field_value, default_action_code, change_priority) VALUES (170, 'Patient', 'primary lanaguage', 'is ignored', '', 'S', 'May');</text:p>
          </table:table-cell>
        </table:table-row>
        <table:table-row table:style-name="ro1">
          <table:table-cell table:formula="of:=ROW()" office:value-type="float" office:value="171">
            <text:p>171</text:p>
          </table:table-cell>
          <table:table-cell table:formula="of:=SUBSTITUTE(SUBSTITUTE(SUBSTITUTE(SUBSTITUTE(PROPER([.I171])&amp;PROPER([.J171])&amp;PROPER([.K171])&amp;PROPER([.L171]);&quot; &quot;;&quot;&quot;);&quot;-&quot;;&quot;&quot;);&quot;.&quot;;&quot;_&quot;);&quot;'&quot;;&quot;&quot;)" office:value-type="string" office:string-value="PatientPrimaryLanaguageIsInvalid">
            <text:p>PatientPrimaryLanaguageIsInvalid</text:p>
          </table:table-cell>
          <table:table-cell table:formula="of:=&quot;public PotentialIssue &quot;&amp;[.B171]&amp;&quot; = null;&quot;" office:value-type="string" office:string-value="public PotentialIssue PatientPrimaryLanaguageIsInvalid = null;">
            <text:p>public PotentialIssue PatientPrimaryLanaguageIsInvalid = null;</text:p>
          </table:table-cell>
          <table:table-cell table:formula="of:=[.B171]&amp;&quot; = getPotentialIssue(session, &quot;&amp;CHAR(34)&amp;[.I171]&amp;CHAR(34)&amp;&quot;, &quot;&amp;CHAR(34)&amp;SUBSTITUTE([.J171];&quot;''&quot;;&quot;'&quot;)&amp;CHAR(34)&amp;&quot;, &quot;&amp;CHAR(34)&amp;[.K171]&amp;CHAR(34)&amp;&quot;, &quot;&amp;CHAR(34)&amp;[.L171]&amp;CHAR(34)&amp;&quot;);&quot;" office:value-type="string" office:string-value="PatientPrimaryLanaguageIsInvalid = getPotentialIssue(session, &quot;Patient&quot;, &quot;primary lanaguage&quot;, &quot;is invalid&quot;, &quot;&quot;);">
            <text:p>PatientPrimaryLanaguageIsInvalid = getPotentialIssue(session, "Patient", "primary lanaguage", "is invalid", "");</text:p>
          </table:table-cell>
          <table:table-cell table:formula="of:=&quot;assertNotNull(pi.&quot;&amp;[.B171]&amp;&quot;);&quot;" office:value-type="string" office:string-value="assertNotNull(pi.PatientPrimaryLanaguageIsInvalid);">
            <text:p>assertNotNull(pi.PatientPrimaryLanaguageIsInvalid);</text:p>
          </table:table-cell>
          <table:table-cell table:formula="of:=UPPER(SUBSTITUTE(SUBSTITUTE(SUBSTITUTE([.I171];&quot; &quot;;&quot;_&quot;);&quot;'&quot;;&quot;&quot;);&quot;-&quot;;&quot;_&quot;)&amp;&quot;_&quot;&amp;SUBSTITUTE(SUBSTITUTE(SUBSTITUTE([.J171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0]=[.J171];[.I170]=[.I171]);&quot;&quot;;[.F171]&amp;&quot;,&quot;)">
            <text:p/>
          </table:table-cell>
          <table:table-cell table:formula="of:=&quot;addToFieldIssueMap(Field.&quot;&amp;[.F171]&amp;&quot;, &quot;&amp;[.B171]&amp;&quot;);&quot;" office:value-type="string" office:string-value="addToFieldIssueMap(Field.PATIENT_PRIMARY_LANAGUAGE, PatientPrimaryLanaguageIsInvalid);">
            <text:p>addToFieldIssueMap(Field.PATIENT_PRIMARY_LANAGUAGE, PatientPrimaryLanaguageIsInvali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1]&amp;&quot;, '&quot;&amp;[.I171]&amp;&quot;', '&quot;&amp;[.J171]&amp;&quot;', '&quot;&amp;[.K171]&amp;&quot;', '&quot;&amp;[.L171]&amp;&quot;', '&quot;&amp;[.M171]&amp;&quot;', '&quot;&amp;[.N171]&amp;&quot;');&quot;" office:value-type="string" office:string-value="INSERT INTO dqa_potential_issue(issue_id, target_object, target_field, issue_type, field_value, default_action_code, change_priority) VALUES (171, 'Patient', 'primary lanaguage', 'is invalid', '', 'W', 'May');">
            <text:p>INSERT INTO dqa_potential_issue(issue_id, target_object, target_field, issue_type, field_value, default_action_code, change_priority) VALUES (171, 'Patient', 'primary lanaguage', 'is invalid', '', 'W', 'May');</text:p>
          </table:table-cell>
        </table:table-row>
        <table:table-row table:style-name="ro1">
          <table:table-cell table:formula="of:=ROW()" office:value-type="float" office:value="172">
            <text:p>172</text:p>
          </table:table-cell>
          <table:table-cell table:formula="of:=SUBSTITUTE(SUBSTITUTE(SUBSTITUTE(SUBSTITUTE(PROPER([.I172])&amp;PROPER([.J172])&amp;PROPER([.K172])&amp;PROPER([.L172]);&quot; &quot;;&quot;&quot;);&quot;-&quot;;&quot;&quot;);&quot;.&quot;;&quot;_&quot;);&quot;'&quot;;&quot;&quot;)" office:value-type="string" office:string-value="PatientPrimaryLanaguageIsMissing">
            <text:p>PatientPrimaryLanaguageIsMissing</text:p>
          </table:table-cell>
          <table:table-cell table:formula="of:=&quot;public PotentialIssue &quot;&amp;[.B172]&amp;&quot; = null;&quot;" office:value-type="string" office:string-value="public PotentialIssue PatientPrimaryLanaguageIsMissing = null;">
            <text:p>public PotentialIssue PatientPrimaryLanaguageIsMissing = null;</text:p>
          </table:table-cell>
          <table:table-cell table:formula="of:=[.B172]&amp;&quot; = getPotentialIssue(session, &quot;&amp;CHAR(34)&amp;[.I172]&amp;CHAR(34)&amp;&quot;, &quot;&amp;CHAR(34)&amp;SUBSTITUTE([.J172];&quot;''&quot;;&quot;'&quot;)&amp;CHAR(34)&amp;&quot;, &quot;&amp;CHAR(34)&amp;[.K172]&amp;CHAR(34)&amp;&quot;, &quot;&amp;CHAR(34)&amp;[.L172]&amp;CHAR(34)&amp;&quot;);&quot;" office:value-type="string" office:string-value="PatientPrimaryLanaguageIsMissing = getPotentialIssue(session, &quot;Patient&quot;, &quot;primary lanaguage&quot;, &quot;is missing&quot;, &quot;&quot;);">
            <text:p>PatientPrimaryLanaguageIsMissing = getPotentialIssue(session, "Patient", "primary lanaguage", "is missing", "");</text:p>
          </table:table-cell>
          <table:table-cell table:formula="of:=&quot;assertNotNull(pi.&quot;&amp;[.B172]&amp;&quot;);&quot;" office:value-type="string" office:string-value="assertNotNull(pi.PatientPrimaryLanaguageIsMissing);">
            <text:p>assertNotNull(pi.PatientPrimaryLanaguageIsMissing);</text:p>
          </table:table-cell>
          <table:table-cell table:formula="of:=UPPER(SUBSTITUTE(SUBSTITUTE(SUBSTITUTE([.I172];&quot; &quot;;&quot;_&quot;);&quot;'&quot;;&quot;&quot;);&quot;-&quot;;&quot;_&quot;)&amp;&quot;_&quot;&amp;SUBSTITUTE(SUBSTITUTE(SUBSTITUTE([.J172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1]=[.J172];[.I171]=[.I172]);&quot;&quot;;[.F172]&amp;&quot;,&quot;)">
            <text:p/>
          </table:table-cell>
          <table:table-cell table:formula="of:=&quot;addToFieldIssueMap(Field.&quot;&amp;[.F172]&amp;&quot;, &quot;&amp;[.B172]&amp;&quot;);&quot;" office:value-type="string" office:string-value="addToFieldIssueMap(Field.PATIENT_PRIMARY_LANAGUAGE, PatientPrimaryLanaguageIsMissing);">
            <text:p>addToFieldIssueMap(Field.PATIENT_PRIMARY_LANAGUAGE, PatientPrimaryLanaguageIsMissing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2]&amp;&quot;, '&quot;&amp;[.I172]&amp;&quot;', '&quot;&amp;[.J172]&amp;&quot;', '&quot;&amp;[.K172]&amp;&quot;', '&quot;&amp;[.L172]&amp;&quot;', '&quot;&amp;[.M172]&amp;&quot;', '&quot;&amp;[.N172]&amp;&quot;');&quot;" office:value-type="string" office:string-value="INSERT INTO dqa_potential_issue(issue_id, target_object, target_field, issue_type, field_value, default_action_code, change_priority) VALUES (172, 'Patient', 'primary lanaguage', 'is missing', '', 'A', 'May');">
            <text:p>INSERT INTO dqa_potential_issue(issue_id, target_object, target_field, issue_type, field_value, default_action_code, change_priority) VALUES (172, 'Patient', 'primary lanaguage', 'is missing', '', 'A', 'May');</text:p>
          </table:table-cell>
        </table:table-row>
        <table:table-row table:style-name="ro1">
          <table:table-cell table:formula="of:=ROW()" office:value-type="float" office:value="173">
            <text:p>173</text:p>
          </table:table-cell>
          <table:table-cell table:formula="of:=SUBSTITUTE(SUBSTITUTE(SUBSTITUTE(SUBSTITUTE(PROPER([.I173])&amp;PROPER([.J173])&amp;PROPER([.K173])&amp;PROPER([.L173]);&quot; &quot;;&quot;&quot;);&quot;-&quot;;&quot;&quot;);&quot;.&quot;;&quot;_&quot;);&quot;'&quot;;&quot;&quot;)" office:value-type="string" office:string-value="PatientPrimaryLanaguageIsUnrecognized">
            <text:p>PatientPrimaryLanaguageIsUnrecognized</text:p>
          </table:table-cell>
          <table:table-cell table:formula="of:=&quot;public PotentialIssue &quot;&amp;[.B173]&amp;&quot; = null;&quot;" office:value-type="string" office:string-value="public PotentialIssue PatientPrimaryLanaguageIsUnrecognized = null;">
            <text:p>public PotentialIssue PatientPrimaryLanaguageIsUnrecognized = null;</text:p>
          </table:table-cell>
          <table:table-cell table:formula="of:=[.B173]&amp;&quot; = getPotentialIssue(session, &quot;&amp;CHAR(34)&amp;[.I173]&amp;CHAR(34)&amp;&quot;, &quot;&amp;CHAR(34)&amp;SUBSTITUTE([.J173];&quot;''&quot;;&quot;'&quot;)&amp;CHAR(34)&amp;&quot;, &quot;&amp;CHAR(34)&amp;[.K173]&amp;CHAR(34)&amp;&quot;, &quot;&amp;CHAR(34)&amp;[.L173]&amp;CHAR(34)&amp;&quot;);&quot;" office:value-type="string" office:string-value="PatientPrimaryLanaguageIsUnrecognized = getPotentialIssue(session, &quot;Patient&quot;, &quot;primary lanaguage&quot;, &quot;is unrecognized&quot;, &quot;&quot;);">
            <text:p>PatientPrimaryLanaguageIsUnrecognized = getPotentialIssue(session, "Patient", "primary lanaguage", "is unrecognized", "");</text:p>
          </table:table-cell>
          <table:table-cell table:formula="of:=&quot;assertNotNull(pi.&quot;&amp;[.B173]&amp;&quot;);&quot;" office:value-type="string" office:string-value="assertNotNull(pi.PatientPrimaryLanaguageIsUnrecognized);">
            <text:p>assertNotNull(pi.PatientPrimaryLanaguageIsUnrecognized);</text:p>
          </table:table-cell>
          <table:table-cell table:formula="of:=UPPER(SUBSTITUTE(SUBSTITUTE(SUBSTITUTE([.I173];&quot; &quot;;&quot;_&quot;);&quot;'&quot;;&quot;&quot;);&quot;-&quot;;&quot;_&quot;)&amp;&quot;_&quot;&amp;SUBSTITUTE(SUBSTITUTE(SUBSTITUTE([.J173];&quot; &quot;;&quot;_&quot;);&quot;'&quot;;&quot;&quot;);&quot;-&quot;;&quot;_&quot;))" office:value-type="string" office:string-value="PATIENT_PRIMARY_LANAGUAGE">
            <text:p>PATIENT_PRIMARY_LANAGUAGE</text:p>
          </table:table-cell>
          <table:table-cell table:formula="of:=IF(AND([.J172]=[.J173];[.I172]=[.I173]);&quot;&quot;;[.F173]&amp;&quot;,&quot;)">
            <text:p/>
          </table:table-cell>
          <table:table-cell table:formula="of:=&quot;addToFieldIssueMap(Field.&quot;&amp;[.F173]&amp;&quot;, &quot;&amp;[.B173]&amp;&quot;);&quot;" office:value-type="string" office:string-value="addToFieldIssueMap(Field.PATIENT_PRIMARY_LANAGUAGE, PatientPrimaryLanaguageIsUnrecognized);">
            <text:p>addToFieldIssueMap(Field.PATIENT_PRIMARY_LANAGUAGE, PatientPrimaryLanaguageIsUnrecognized);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3]&amp;&quot;, '&quot;&amp;[.I173]&amp;&quot;', '&quot;&amp;[.J173]&amp;&quot;', '&quot;&amp;[.K173]&amp;&quot;', '&quot;&amp;[.L173]&amp;&quot;', '&quot;&amp;[.M173]&amp;&quot;', '&quot;&amp;[.N173]&amp;&quot;');&quot;" office:value-type="string" office:string-value="INSERT INTO dqa_potential_issue(issue_id, target_object, target_field, issue_type, field_value, default_action_code, change_priority) VALUES (173, 'Patient', 'primary lanaguage', 'is unrecognized', '', 'W', 'May');">
            <text:p>INSERT INTO dqa_potential_issue(issue_id, target_object, target_field, issue_type, field_value, default_action_code, change_priority) VALUES (173, 'Patient', 'primary lanaguage', 'is unrecognized', '', 'W', 'May');</text:p>
          </table:table-cell>
        </table:table-row>
        <table:table-row table:style-name="ro1">
          <table:table-cell table:formula="of:=ROW()" office:value-type="float" office:value="174">
            <text:p>174</text:p>
          </table:table-cell>
          <table:table-cell table:formula="of:=SUBSTITUTE(SUBSTITUTE(SUBSTITUTE(SUBSTITUTE(PROPER([.I174])&amp;PROPER([.J174])&amp;PROPER([.K174])&amp;PROPER([.L174]);&quot; &quot;;&quot;&quot;);&quot;-&quot;;&quot;&quot;);&quot;.&quot;;&quot;_&quot;);&quot;'&quot;;&quot;&quot;)" office:value-type="string" office:string-value="PatientPrimaryPhysicianIdIsDeprecated">
            <text:p>PatientPrimaryPhysicianIdIsDeprecated</text:p>
          </table:table-cell>
          <table:table-cell table:formula="of:=&quot;public PotentialIssue &quot;&amp;[.B174]&amp;&quot; = null;&quot;" office:value-type="string" office:string-value="public PotentialIssue PatientPrimaryPhysicianIdIsDeprecated = null;">
            <text:p>public PotentialIssue PatientPrimaryPhysicianIdIsDeprecated = null;</text:p>
          </table:table-cell>
          <table:table-cell table:formula="of:=[.B174]&amp;&quot; = getPotentialIssue(session, &quot;&amp;CHAR(34)&amp;[.I174]&amp;CHAR(34)&amp;&quot;, &quot;&amp;CHAR(34)&amp;SUBSTITUTE([.J174];&quot;''&quot;;&quot;'&quot;)&amp;CHAR(34)&amp;&quot;, &quot;&amp;CHAR(34)&amp;[.K174]&amp;CHAR(34)&amp;&quot;, &quot;&amp;CHAR(34)&amp;[.L174]&amp;CHAR(34)&amp;&quot;);&quot;" office:value-type="string" office:string-value="PatientPrimaryPhysicianIdIsDeprecated = getPotentialIssue(session, &quot;Patient&quot;, &quot;primary physician id&quot;, &quot;is deprecated&quot;, &quot;&quot;);">
            <text:p>PatientPrimaryPhysicianIdIsDeprecated = getPotentialIssue(session, "Patient", "primary physician id", "is deprecated", "");</text:p>
          </table:table-cell>
          <table:table-cell table:formula="of:=&quot;assertNotNull(pi.&quot;&amp;[.B174]&amp;&quot;);&quot;" office:value-type="string" office:string-value="assertNotNull(pi.PatientPrimaryPhysicianIdIsDeprecated);">
            <text:p>assertNotNull(pi.PatientPrimaryPhysicianIdIsDeprecated);</text:p>
          </table:table-cell>
          <table:table-cell table:formula="of:=UPPER(SUBSTITUTE(SUBSTITUTE(SUBSTITUTE([.I174];&quot; &quot;;&quot;_&quot;);&quot;'&quot;;&quot;&quot;);&quot;-&quot;;&quot;_&quot;)&amp;&quot;_&quot;&amp;SUBSTITUTE(SUBSTITUTE(SUBSTITUTE([.J174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3]=[.J174];[.I173]=[.I174]);&quot;&quot;;[.F174]&amp;&quot;,&quot;)" office:value-type="string" office:string-value="PATIENT_PRIMARY_PHYSICIAN_ID,">
            <text:p>PATIENT_PRIMARY_PHYSICIAN_ID,</text:p>
          </table:table-cell>
          <table:table-cell table:formula="of:=&quot;addToFieldIssueMap(Field.&quot;&amp;[.F174]&amp;&quot;, &quot;&amp;[.B174]&amp;&quot;);&quot;" office:value-type="string" office:string-value="addToFieldIssueMap(Field.PATIENT_PRIMARY_PHYSICIAN_ID, PatientPrimaryPhysicianIdIsDeprecated);">
            <text:p>addToFieldIssueMap(Field.PATIENT_PRIMARY_PHYSICIAN_ID, PatientPrimaryPhysicianIdIsDeprecat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4]&amp;&quot;, '&quot;&amp;[.I174]&amp;&quot;', '&quot;&amp;[.J174]&amp;&quot;', '&quot;&amp;[.K174]&amp;&quot;', '&quot;&amp;[.L174]&amp;&quot;', '&quot;&amp;[.M174]&amp;&quot;', '&quot;&amp;[.N174]&amp;&quot;');&quot;" office:value-type="string" office:string-value="INSERT INTO dqa_potential_issue(issue_id, target_object, target_field, issue_type, field_value, default_action_code, change_priority) VALUES (174, 'Patient', 'primary physician id', 'is deprecated', '', 'W', 'May');">
            <text:p>INSERT INTO dqa_potential_issue(issue_id, target_object, target_field, issue_type, field_value, default_action_code, change_priority) VALUES (174, 'Patient', 'primary physician id', 'is deprecated', '', 'W', 'May');</text:p>
          </table:table-cell>
        </table:table-row>
        <table:table-row table:style-name="ro1">
          <table:table-cell table:formula="of:=ROW()" office:value-type="float" office:value="175">
            <text:p>175</text:p>
          </table:table-cell>
          <table:table-cell table:formula="of:=SUBSTITUTE(SUBSTITUTE(SUBSTITUTE(SUBSTITUTE(PROPER([.I175])&amp;PROPER([.J175])&amp;PROPER([.K175])&amp;PROPER([.L175]);&quot; &quot;;&quot;&quot;);&quot;-&quot;;&quot;&quot;);&quot;.&quot;;&quot;_&quot;);&quot;'&quot;;&quot;&quot;)" office:value-type="string" office:string-value="PatientPrimaryPhysicianIdIsIgnored">
            <text:p>PatientPrimaryPhysicianIdIsIgnored</text:p>
          </table:table-cell>
          <table:table-cell table:formula="of:=&quot;public PotentialIssue &quot;&amp;[.B175]&amp;&quot; = null;&quot;" office:value-type="string" office:string-value="public PotentialIssue PatientPrimaryPhysicianIdIsIgnored = null;">
            <text:p>public PotentialIssue PatientPrimaryPhysicianIdIsIgnored = null;</text:p>
          </table:table-cell>
          <table:table-cell table:formula="of:=[.B175]&amp;&quot; = getPotentialIssue(session, &quot;&amp;CHAR(34)&amp;[.I175]&amp;CHAR(34)&amp;&quot;, &quot;&amp;CHAR(34)&amp;SUBSTITUTE([.J175];&quot;''&quot;;&quot;'&quot;)&amp;CHAR(34)&amp;&quot;, &quot;&amp;CHAR(34)&amp;[.K175]&amp;CHAR(34)&amp;&quot;, &quot;&amp;CHAR(34)&amp;[.L175]&amp;CHAR(34)&amp;&quot;);&quot;" office:value-type="string" office:string-value="PatientPrimaryPhysicianIdIsIgnored = getPotentialIssue(session, &quot;Patient&quot;, &quot;primary physician id&quot;, &quot;is ignored&quot;, &quot;&quot;);">
            <text:p>PatientPrimaryPhysicianIdIsIgnored = getPotentialIssue(session, "Patient", "primary physician id", "is ignored", "");</text:p>
          </table:table-cell>
          <table:table-cell table:formula="of:=&quot;assertNotNull(pi.&quot;&amp;[.B175]&amp;&quot;);&quot;" office:value-type="string" office:string-value="assertNotNull(pi.PatientPrimaryPhysicianIdIsIgnored);">
            <text:p>assertNotNull(pi.PatientPrimaryPhysicianIdIsIgnored);</text:p>
          </table:table-cell>
          <table:table-cell table:formula="of:=UPPER(SUBSTITUTE(SUBSTITUTE(SUBSTITUTE([.I175];&quot; &quot;;&quot;_&quot;);&quot;'&quot;;&quot;&quot;);&quot;-&quot;;&quot;_&quot;)&amp;&quot;_&quot;&amp;SUBSTITUTE(SUBSTITUTE(SUBSTITUTE([.J175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4]=[.J175];[.I174]=[.I175]);&quot;&quot;;[.F175]&amp;&quot;,&quot;)">
            <text:p/>
          </table:table-cell>
          <table:table-cell table:formula="of:=&quot;addToFieldIssueMap(Field.&quot;&amp;[.F175]&amp;&quot;, &quot;&amp;[.B175]&amp;&quot;);&quot;" office:value-type="string" office:string-value="addToFieldIssueMap(Field.PATIENT_PRIMARY_PHYSICIAN_ID, PatientPrimaryPhysicianIdIsIgnored);">
            <text:p>addToFieldIssueMap(Field.PATIENT_PRIMARY_PHYSICIAN_ID, PatientPrimaryPhysicianIdIsIgnor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75]&amp;&quot;, '&quot;&amp;[.I175]&amp;&quot;', '&quot;&amp;[.J175]&amp;&quot;', '&quot;&amp;[.K175]&amp;&quot;', '&quot;&amp;[.L175]&amp;&quot;', '&quot;&amp;[.M175]&amp;&quot;', '&quot;&amp;[.N175]&amp;&quot;');&quot;" office:value-type="string" office:string-value="INSERT INTO dqa_potential_issue(issue_id, target_object, target_field, issue_type, field_value, default_action_code, change_priority) VALUES (175, 'Patient', 'primary physician id', 'is ignored', '', 'S', 'May');">
            <text:p>INSERT INTO dqa_potential_issue(issue_id, target_object, target_field, issue_type, field_value, default_action_code, change_priority) VALUES (175, 'Patient', 'primary physician id', 'is ignored', '', 'S', 'May');</text:p>
          </table:table-cell>
        </table:table-row>
        <table:table-row table:style-name="ro1">
          <table:table-cell table:formula="of:=ROW()" office:value-type="float" office:value="176">
            <text:p>176</text:p>
          </table:table-cell>
          <table:table-cell table:formula="of:=SUBSTITUTE(SUBSTITUTE(SUBSTITUTE(SUBSTITUTE(PROPER([.I176])&amp;PROPER([.J176])&amp;PROPER([.K176])&amp;PROPER([.L176]);&quot; &quot;;&quot;&quot;);&quot;-&quot;;&quot;&quot;);&quot;.&quot;;&quot;_&quot;);&quot;'&quot;;&quot;&quot;)" office:value-type="string" office:string-value="PatientPrimaryPhysicianIdIsInvalid">
            <text:p>PatientPrimaryPhysicianIdIsInvalid</text:p>
          </table:table-cell>
          <table:table-cell table:formula="of:=&quot;public PotentialIssue &quot;&amp;[.B176]&amp;&quot; = null;&quot;" office:value-type="string" office:string-value="public PotentialIssue PatientPrimaryPhysicianIdIsInvalid = null;">
            <text:p>public PotentialIssue PatientPrimaryPhysicianIdIsInvalid = null;</text:p>
          </table:table-cell>
          <table:table-cell table:formula="of:=[.B176]&amp;&quot; = getPotentialIssue(session, &quot;&amp;CHAR(34)&amp;[.I176]&amp;CHAR(34)&amp;&quot;, &quot;&amp;CHAR(34)&amp;SUBSTITUTE([.J176];&quot;''&quot;;&quot;'&quot;)&amp;CHAR(34)&amp;&quot;, &quot;&amp;CHAR(34)&amp;[.K176]&amp;CHAR(34)&amp;&quot;, &quot;&amp;CHAR(34)&amp;[.L176]&amp;CHAR(34)&amp;&quot;);&quot;" office:value-type="string" office:string-value="PatientPrimaryPhysicianIdIsInvalid = getPotentialIssue(session, &quot;Patient&quot;, &quot;primary physician id&quot;, &quot;is invalid&quot;, &quot;&quot;);">
            <text:p>PatientPrimaryPhysicianIdIsInvalid = getPotentialIssue(session, "Patient", "primary physician id", "is invalid", "");</text:p>
          </table:table-cell>
          <table:table-cell table:formula="of:=&quot;assertNotNull(pi.&quot;&amp;[.B176]&amp;&quot;);&quot;" office:value-type="string" office:string-value="assertNotNull(pi.PatientPrimaryPhysicianIdIsInvalid);">
            <text:p>assertNotNull(pi.PatientPrimaryPhysicianIdIsInvalid);</text:p>
          </table:table-cell>
          <table:table-cell table:formula="of:=UPPER(SUBSTITUTE(SUBSTITUTE(SUBSTITUTE([.I176];&quot; &quot;;&quot;_&quot;);&quot;'&quot;;&quot;&quot;);&quot;-&quot;;&quot;_&quot;)&amp;&quot;_&quot;&amp;SUBSTITUTE(SUBSTITUTE(SUBSTITUTE([.J176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5]=[.J176];[.I175]=[.I176]);&quot;&quot;;[.F176]&amp;&quot;,&quot;)">
            <text:p/>
          </table:table-cell>
          <table:table-cell table:formula="of:=&quot;addToFieldIssueMap(Field.&quot;&amp;[.F176]&amp;&quot;, &quot;&amp;[.B176]&amp;&quot;);&quot;" office:value-type="string" office:string-value="addToFieldIssueMap(Field.PATIENT_PRIMARY_PHYSICIAN_ID, PatientPrimaryPhysicianIdIsInvalid);">
            <text:p>addToFieldIssueMap(Field.PATIENT_PRIMARY_PHYSICIAN_ID, PatientPrimaryPhysicianIdIsInvali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6]&amp;&quot;, '&quot;&amp;[.I176]&amp;&quot;', '&quot;&amp;[.J176]&amp;&quot;', '&quot;&amp;[.K176]&amp;&quot;', '&quot;&amp;[.L176]&amp;&quot;', '&quot;&amp;[.M176]&amp;&quot;', '&quot;&amp;[.N176]&amp;&quot;');&quot;" office:value-type="string" office:string-value="INSERT INTO dqa_potential_issue(issue_id, target_object, target_field, issue_type, field_value, default_action_code, change_priority) VALUES (176, 'Patient', 'primary physician id', 'is invalid', '', 'W', 'May');">
            <text:p>INSERT INTO dqa_potential_issue(issue_id, target_object, target_field, issue_type, field_value, default_action_code, change_priority) VALUES (176, 'Patient', 'primary physician id', 'is invalid', '', 'W', 'May');</text:p>
          </table:table-cell>
        </table:table-row>
        <table:table-row table:style-name="ro1">
          <table:table-cell table:formula="of:=ROW()" office:value-type="float" office:value="177">
            <text:p>177</text:p>
          </table:table-cell>
          <table:table-cell table:formula="of:=SUBSTITUTE(SUBSTITUTE(SUBSTITUTE(SUBSTITUTE(PROPER([.I177])&amp;PROPER([.J177])&amp;PROPER([.K177])&amp;PROPER([.L177]);&quot; &quot;;&quot;&quot;);&quot;-&quot;;&quot;&quot;);&quot;.&quot;;&quot;_&quot;);&quot;'&quot;;&quot;&quot;)" office:value-type="string" office:string-value="PatientPrimaryPhysicianIdIsMissing">
            <text:p>PatientPrimaryPhysicianIdIsMissing</text:p>
          </table:table-cell>
          <table:table-cell table:formula="of:=&quot;public PotentialIssue &quot;&amp;[.B177]&amp;&quot; = null;&quot;" office:value-type="string" office:string-value="public PotentialIssue PatientPrimaryPhysicianIdIsMissing = null;">
            <text:p>public PotentialIssue PatientPrimaryPhysicianIdIsMissing = null;</text:p>
          </table:table-cell>
          <table:table-cell table:formula="of:=[.B177]&amp;&quot; = getPotentialIssue(session, &quot;&amp;CHAR(34)&amp;[.I177]&amp;CHAR(34)&amp;&quot;, &quot;&amp;CHAR(34)&amp;SUBSTITUTE([.J177];&quot;''&quot;;&quot;'&quot;)&amp;CHAR(34)&amp;&quot;, &quot;&amp;CHAR(34)&amp;[.K177]&amp;CHAR(34)&amp;&quot;, &quot;&amp;CHAR(34)&amp;[.L177]&amp;CHAR(34)&amp;&quot;);&quot;" office:value-type="string" office:string-value="PatientPrimaryPhysicianIdIsMissing = getPotentialIssue(session, &quot;Patient&quot;, &quot;primary physician id&quot;, &quot;is missing&quot;, &quot;&quot;);">
            <text:p>PatientPrimaryPhysicianIdIsMissing = getPotentialIssue(session, "Patient", "primary physician id", "is missing", "");</text:p>
          </table:table-cell>
          <table:table-cell table:formula="of:=&quot;assertNotNull(pi.&quot;&amp;[.B177]&amp;&quot;);&quot;" office:value-type="string" office:string-value="assertNotNull(pi.PatientPrimaryPhysicianIdIsMissing);">
            <text:p>assertNotNull(pi.PatientPrimaryPhysicianIdIsMissing);</text:p>
          </table:table-cell>
          <table:table-cell table:formula="of:=UPPER(SUBSTITUTE(SUBSTITUTE(SUBSTITUTE([.I177];&quot; &quot;;&quot;_&quot;);&quot;'&quot;;&quot;&quot;);&quot;-&quot;;&quot;_&quot;)&amp;&quot;_&quot;&amp;SUBSTITUTE(SUBSTITUTE(SUBSTITUTE([.J177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6]=[.J177];[.I176]=[.I177]);&quot;&quot;;[.F177]&amp;&quot;,&quot;)">
            <text:p/>
          </table:table-cell>
          <table:table-cell table:formula="of:=&quot;addToFieldIssueMap(Field.&quot;&amp;[.F177]&amp;&quot;, &quot;&amp;[.B177]&amp;&quot;);&quot;" office:value-type="string" office:string-value="addToFieldIssueMap(Field.PATIENT_PRIMARY_PHYSICIAN_ID, PatientPrimaryPhysicianIdIsMissing);">
            <text:p>addToFieldIssueMap(Field.PATIENT_PRIMARY_PHYSICIAN_ID, PatientPrimaryPhysicianIdIsMissing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7]&amp;&quot;, '&quot;&amp;[.I177]&amp;&quot;', '&quot;&amp;[.J177]&amp;&quot;', '&quot;&amp;[.K177]&amp;&quot;', '&quot;&amp;[.L177]&amp;&quot;', '&quot;&amp;[.M177]&amp;&quot;', '&quot;&amp;[.N177]&amp;&quot;');&quot;" office:value-type="string" office:string-value="INSERT INTO dqa_potential_issue(issue_id, target_object, target_field, issue_type, field_value, default_action_code, change_priority) VALUES (177, 'Patient', 'primary physician id', 'is missing', '', 'A', 'May');">
            <text:p>INSERT INTO dqa_potential_issue(issue_id, target_object, target_field, issue_type, field_value, default_action_code, change_priority) VALUES (177, 'Patient', 'primary physician id', 'is missing', '', 'A', 'May');</text:p>
          </table:table-cell>
        </table:table-row>
        <table:table-row table:style-name="ro1">
          <table:table-cell table:formula="of:=ROW()" office:value-type="float" office:value="178">
            <text:p>178</text:p>
          </table:table-cell>
          <table:table-cell table:formula="of:=SUBSTITUTE(SUBSTITUTE(SUBSTITUTE(SUBSTITUTE(PROPER([.I178])&amp;PROPER([.J178])&amp;PROPER([.K178])&amp;PROPER([.L178]);&quot; &quot;;&quot;&quot;);&quot;-&quot;;&quot;&quot;);&quot;.&quot;;&quot;_&quot;);&quot;'&quot;;&quot;&quot;)" office:value-type="string" office:string-value="PatientPrimaryPhysicianIdIsUnrecognized">
            <text:p>PatientPrimaryPhysicianIdIsUnrecognized</text:p>
          </table:table-cell>
          <table:table-cell table:formula="of:=&quot;public PotentialIssue &quot;&amp;[.B178]&amp;&quot; = null;&quot;" office:value-type="string" office:string-value="public PotentialIssue PatientPrimaryPhysicianIdIsUnrecognized = null;">
            <text:p>public PotentialIssue PatientPrimaryPhysicianIdIsUnrecognized = null;</text:p>
          </table:table-cell>
          <table:table-cell table:formula="of:=[.B178]&amp;&quot; = getPotentialIssue(session, &quot;&amp;CHAR(34)&amp;[.I178]&amp;CHAR(34)&amp;&quot;, &quot;&amp;CHAR(34)&amp;SUBSTITUTE([.J178];&quot;''&quot;;&quot;'&quot;)&amp;CHAR(34)&amp;&quot;, &quot;&amp;CHAR(34)&amp;[.K178]&amp;CHAR(34)&amp;&quot;, &quot;&amp;CHAR(34)&amp;[.L178]&amp;CHAR(34)&amp;&quot;);&quot;" office:value-type="string" office:string-value="PatientPrimaryPhysicianIdIsUnrecognized = getPotentialIssue(session, &quot;Patient&quot;, &quot;primary physician id&quot;, &quot;is unrecognized&quot;, &quot;&quot;);">
            <text:p>PatientPrimaryPhysicianIdIsUnrecognized = getPotentialIssue(session, "Patient", "primary physician id", "is unrecognized", "");</text:p>
          </table:table-cell>
          <table:table-cell table:formula="of:=&quot;assertNotNull(pi.&quot;&amp;[.B178]&amp;&quot;);&quot;" office:value-type="string" office:string-value="assertNotNull(pi.PatientPrimaryPhysicianIdIsUnrecognized);">
            <text:p>assertNotNull(pi.PatientPrimaryPhysicianIdIsUnrecognized);</text:p>
          </table:table-cell>
          <table:table-cell table:formula="of:=UPPER(SUBSTITUTE(SUBSTITUTE(SUBSTITUTE([.I178];&quot; &quot;;&quot;_&quot;);&quot;'&quot;;&quot;&quot;);&quot;-&quot;;&quot;_&quot;)&amp;&quot;_&quot;&amp;SUBSTITUTE(SUBSTITUTE(SUBSTITUTE([.J178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table:formula="of:=IF(AND([.J177]=[.J178];[.I177]=[.I178]);&quot;&quot;;[.F178]&amp;&quot;,&quot;)">
            <text:p/>
          </table:table-cell>
          <table:table-cell table:formula="of:=&quot;addToFieldIssueMap(Field.&quot;&amp;[.F178]&amp;&quot;, &quot;&amp;[.B178]&amp;&quot;);&quot;" office:value-type="string" office:string-value="addToFieldIssueMap(Field.PATIENT_PRIMARY_PHYSICIAN_ID, PatientPrimaryPhysicianIdIsUnrecognized);">
            <text:p>addToFieldIssueMap(Field.PATIENT_PRIMARY_PHYSICIAN_ID, PatientPrimaryPhysicianIdIsUnrecognized);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78]&amp;&quot;, '&quot;&amp;[.I178]&amp;&quot;', '&quot;&amp;[.J178]&amp;&quot;', '&quot;&amp;[.K178]&amp;&quot;', '&quot;&amp;[.L178]&amp;&quot;', '&quot;&amp;[.M178]&amp;&quot;', '&quot;&amp;[.N178]&amp;&quot;');&quot;" office:value-type="string" office:string-value="INSERT INTO dqa_potential_issue(issue_id, target_object, target_field, issue_type, field_value, default_action_code, change_priority) VALUES (178, 'Patient', 'primary physician id', 'is unrecognized', '', 'W', 'May');">
            <text:p>INSERT INTO dqa_potential_issue(issue_id, target_object, target_field, issue_type, field_value, default_action_code, change_priority) VALUES (178, 'Patient', 'primary physician id', 'is unrecognized', '', 'W', 'May');</text:p>
          </table:table-cell>
        </table:table-row>
        <table:table-row table:style-name="ro1">
          <table:table-cell table:formula="of:=ROW()" office:value-type="float" office:value="179">
            <text:p>179</text:p>
          </table:table-cell>
          <table:table-cell table:formula="of:=SUBSTITUTE(SUBSTITUTE(SUBSTITUTE(SUBSTITUTE(PROPER([.I179])&amp;PROPER([.J179])&amp;PROPER([.K179])&amp;PROPER([.L179]);&quot; &quot;;&quot;&quot;);&quot;-&quot;;&quot;&quot;);&quot;.&quot;;&quot;_&quot;);&quot;'&quot;;&quot;&quot;)" office:value-type="string" office:string-value="PatientPrimaryPhysicianNameIsMissing">
            <text:p>PatientPrimaryPhysicianNameIsMissing</text:p>
          </table:table-cell>
          <table:table-cell table:formula="of:=&quot;public PotentialIssue &quot;&amp;[.B179]&amp;&quot; = null;&quot;" office:value-type="string" office:string-value="public PotentialIssue PatientPrimaryPhysicianNameIsMissing = null;">
            <text:p>public PotentialIssue PatientPrimaryPhysicianNameIsMissing = null;</text:p>
          </table:table-cell>
          <table:table-cell table:formula="of:=[.B179]&amp;&quot; = getPotentialIssue(session, &quot;&amp;CHAR(34)&amp;[.I179]&amp;CHAR(34)&amp;&quot;, &quot;&amp;CHAR(34)&amp;SUBSTITUTE([.J179];&quot;''&quot;;&quot;'&quot;)&amp;CHAR(34)&amp;&quot;, &quot;&amp;CHAR(34)&amp;[.K179]&amp;CHAR(34)&amp;&quot;, &quot;&amp;CHAR(34)&amp;[.L179]&amp;CHAR(34)&amp;&quot;);&quot;" office:value-type="string" office:string-value="PatientPrimaryPhysicianNameIsMissing = getPotentialIssue(session, &quot;Patient&quot;, &quot;primary physician name&quot;, &quot;is missing&quot;, &quot;&quot;);">
            <text:p>PatientPrimaryPhysicianNameIsMissing = getPotentialIssue(session, "Patient", "primary physician name", "is missing", "");</text:p>
          </table:table-cell>
          <table:table-cell table:formula="of:=&quot;assertNotNull(pi.&quot;&amp;[.B179]&amp;&quot;);&quot;" office:value-type="string" office:string-value="assertNotNull(pi.PatientPrimaryPhysicianNameIsMissing);">
            <text:p>assertNotNull(pi.PatientPrimaryPhysicianNameIsMissing);</text:p>
          </table:table-cell>
          <table:table-cell table:formula="of:=UPPER(SUBSTITUTE(SUBSTITUTE(SUBSTITUTE([.I179];&quot; &quot;;&quot;_&quot;);&quot;'&quot;;&quot;&quot;);&quot;-&quot;;&quot;_&quot;)&amp;&quot;_&quot;&amp;SUBSTITUTE(SUBSTITUTE(SUBSTITUTE([.J179];&quot; &quot;;&quot;_&quot;);&quot;'&quot;;&quot;&quot;);&quot;-&quot;;&quot;_&quot;))" office:value-type="string" office:string-value="PATIENT_PRIMARY_PHYSICIAN_NAME">
            <text:p>PATIENT_PRIMARY_PHYSICIAN_NAME</text:p>
          </table:table-cell>
          <table:table-cell table:formula="of:=IF(AND([.J178]=[.J179];[.I178]=[.I179]);&quot;&quot;;[.F179]&amp;&quot;,&quot;)" office:value-type="string" office:string-value="PATIENT_PRIMARY_PHYSICIAN_NAME,">
            <text:p>PATIENT_PRIMARY_PHYSICIAN_NAME,</text:p>
          </table:table-cell>
          <table:table-cell table:formula="of:=&quot;addToFieldIssueMap(Field.&quot;&amp;[.F179]&amp;&quot;, &quot;&amp;[.B179]&amp;&quot;);&quot;" office:value-type="string" office:string-value="addToFieldIssueMap(Field.PATIENT_PRIMARY_PHYSICIAN_NAME, PatientPrimaryPhysicianNameIsMissing);">
            <text:p>addToFieldIssueMap(Field.PATIENT_PRIMARY_PHYSICIAN_NAME, PatientPrimaryPhysicianNameIsMissing);</text:p>
          </table:table-cell>
          <table:table-cell office:value-type="string">
            <text:p>Patient</text:p>
          </table:table-cell>
          <table:table-cell office:value-type="string">
            <text:p>primary physic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79]&amp;&quot;, '&quot;&amp;[.I179]&amp;&quot;', '&quot;&amp;[.J179]&amp;&quot;', '&quot;&amp;[.K179]&amp;&quot;', '&quot;&amp;[.L179]&amp;&quot;', '&quot;&amp;[.M179]&amp;&quot;', '&quot;&amp;[.N179]&amp;&quot;');&quot;" office:value-type="string" office:string-value="INSERT INTO dqa_potential_issue(issue_id, target_object, target_field, issue_type, field_value, default_action_code, change_priority) VALUES (179, 'Patient', 'primary physician name', 'is missing', '', 'A', 'May');">
            <text:p>INSERT INTO dqa_potential_issue(issue_id, target_object, target_field, issue_type, field_value, default_action_code, change_priority) VALUES (179, 'Patient', 'primary physician name', 'is missing', '', 'A', 'May');</text:p>
          </table:table-cell>
        </table:table-row>
        <table:table-row table:style-name="ro1">
          <table:table-cell table:formula="of:=ROW()" office:value-type="float" office:value="180">
            <text:p>180</text:p>
          </table:table-cell>
          <table:table-cell table:formula="of:=SUBSTITUTE(SUBSTITUTE(SUBSTITUTE(SUBSTITUTE(PROPER([.I180])&amp;PROPER([.J180])&amp;PROPER([.K180])&amp;PROPER([.L180]);&quot; &quot;;&quot;&quot;);&quot;-&quot;;&quot;&quot;);&quot;.&quot;;&quot;_&quot;);&quot;'&quot;;&quot;&quot;)" office:value-type="string" office:string-value="PatientProtectionIndicatorIsDeprecated">
            <text:p>PatientProtectionIndicatorIsDeprecated</text:p>
          </table:table-cell>
          <table:table-cell table:formula="of:=&quot;public PotentialIssue &quot;&amp;[.B180]&amp;&quot; = null;&quot;" office:value-type="string" office:string-value="public PotentialIssue PatientProtectionIndicatorIsDeprecated = null;">
            <text:p>public PotentialIssue PatientProtectionIndicatorIsDeprecated = null;</text:p>
          </table:table-cell>
          <table:table-cell table:formula="of:=[.B180]&amp;&quot; = getPotentialIssue(session, &quot;&amp;CHAR(34)&amp;[.I180]&amp;CHAR(34)&amp;&quot;, &quot;&amp;CHAR(34)&amp;SUBSTITUTE([.J180];&quot;''&quot;;&quot;'&quot;)&amp;CHAR(34)&amp;&quot;, &quot;&amp;CHAR(34)&amp;[.K180]&amp;CHAR(34)&amp;&quot;, &quot;&amp;CHAR(34)&amp;[.L180]&amp;CHAR(34)&amp;&quot;);&quot;" office:value-type="string" office:string-value="PatientProtectionIndicatorIsDeprecated = getPotentialIssue(session, &quot;Patient&quot;, &quot;protection indicator&quot;, &quot;is deprecated&quot;, &quot;&quot;);">
            <text:p>PatientProtectionIndicatorIsDeprecated = getPotentialIssue(session, "Patient", "protection indicator", "is deprecated", "");</text:p>
          </table:table-cell>
          <table:table-cell table:formula="of:=&quot;assertNotNull(pi.&quot;&amp;[.B180]&amp;&quot;);&quot;" office:value-type="string" office:string-value="assertNotNull(pi.PatientProtectionIndicatorIsDeprecated);">
            <text:p>assertNotNull(pi.PatientProtectionIndicatorIsDeprecated);</text:p>
          </table:table-cell>
          <table:table-cell table:formula="of:=UPPER(SUBSTITUTE(SUBSTITUTE(SUBSTITUTE([.I180];&quot; &quot;;&quot;_&quot;);&quot;'&quot;;&quot;&quot;);&quot;-&quot;;&quot;_&quot;)&amp;&quot;_&quot;&amp;SUBSTITUTE(SUBSTITUTE(SUBSTITUTE([.J180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79]=[.J180];[.I179]=[.I180]);&quot;&quot;;[.F180]&amp;&quot;,&quot;)" office:value-type="string" office:string-value="PATIENT_PROTECTION_INDICATOR,">
            <text:p>PATIENT_PROTECTION_INDICATOR,</text:p>
          </table:table-cell>
          <table:table-cell table:formula="of:=&quot;addToFieldIssueMap(Field.&quot;&amp;[.F180]&amp;&quot;, &quot;&amp;[.B180]&amp;&quot;);&quot;" office:value-type="string" office:string-value="addToFieldIssueMap(Field.PATIENT_PROTECTION_INDICATOR, PatientProtectionIndicatorIsDeprecated);">
            <text:p>addToFieldIssueMap(Field.PATIENT_PROTECTION_INDICATOR, PatientProtectionIndicatorIsDeprecat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0]&amp;&quot;, '&quot;&amp;[.I180]&amp;&quot;', '&quot;&amp;[.J180]&amp;&quot;', '&quot;&amp;[.K180]&amp;&quot;', '&quot;&amp;[.L180]&amp;&quot;', '&quot;&amp;[.M180]&amp;&quot;', '&quot;&amp;[.N180]&amp;&quot;');&quot;" office:value-type="string" office:string-value="INSERT INTO dqa_potential_issue(issue_id, target_object, target_field, issue_type, field_value, default_action_code, change_priority) VALUES (180, 'Patient', 'protection indicator', 'is deprecated', '', 'W', 'May');">
            <text:p>INSERT INTO dqa_potential_issue(issue_id, target_object, target_field, issue_type, field_value, default_action_code, change_priority) VALUES (180, 'Patient', 'protection indicator', 'is deprecated', '', 'W', 'May');</text:p>
          </table:table-cell>
        </table:table-row>
        <table:table-row table:style-name="ro1">
          <table:table-cell table:formula="of:=ROW()" office:value-type="float" office:value="181">
            <text:p>181</text:p>
          </table:table-cell>
          <table:table-cell table:formula="of:=SUBSTITUTE(SUBSTITUTE(SUBSTITUTE(SUBSTITUTE(PROPER([.I181])&amp;PROPER([.J181])&amp;PROPER([.K181])&amp;PROPER([.L181]);&quot; &quot;;&quot;&quot;);&quot;-&quot;;&quot;&quot;);&quot;.&quot;;&quot;_&quot;);&quot;'&quot;;&quot;&quot;)" office:value-type="string" office:string-value="PatientProtectionIndicatorIsIgnored">
            <text:p>PatientProtectionIndicatorIsIgnored</text:p>
          </table:table-cell>
          <table:table-cell table:formula="of:=&quot;public PotentialIssue &quot;&amp;[.B181]&amp;&quot; = null;&quot;" office:value-type="string" office:string-value="public PotentialIssue PatientProtectionIndicatorIsIgnored = null;">
            <text:p>public PotentialIssue PatientProtectionIndicatorIsIgnored = null;</text:p>
          </table:table-cell>
          <table:table-cell table:formula="of:=[.B181]&amp;&quot; = getPotentialIssue(session, &quot;&amp;CHAR(34)&amp;[.I181]&amp;CHAR(34)&amp;&quot;, &quot;&amp;CHAR(34)&amp;SUBSTITUTE([.J181];&quot;''&quot;;&quot;'&quot;)&amp;CHAR(34)&amp;&quot;, &quot;&amp;CHAR(34)&amp;[.K181]&amp;CHAR(34)&amp;&quot;, &quot;&amp;CHAR(34)&amp;[.L181]&amp;CHAR(34)&amp;&quot;);&quot;" office:value-type="string" office:string-value="PatientProtectionIndicatorIsIgnored = getPotentialIssue(session, &quot;Patient&quot;, &quot;protection indicator&quot;, &quot;is ignored&quot;, &quot;&quot;);">
            <text:p>PatientProtectionIndicatorIsIgnored = getPotentialIssue(session, "Patient", "protection indicator", "is ignored", "");</text:p>
          </table:table-cell>
          <table:table-cell table:formula="of:=&quot;assertNotNull(pi.&quot;&amp;[.B181]&amp;&quot;);&quot;" office:value-type="string" office:string-value="assertNotNull(pi.PatientProtectionIndicatorIsIgnored);">
            <text:p>assertNotNull(pi.PatientProtectionIndicatorIsIgnored);</text:p>
          </table:table-cell>
          <table:table-cell table:formula="of:=UPPER(SUBSTITUTE(SUBSTITUTE(SUBSTITUTE([.I181];&quot; &quot;;&quot;_&quot;);&quot;'&quot;;&quot;&quot;);&quot;-&quot;;&quot;_&quot;)&amp;&quot;_&quot;&amp;SUBSTITUTE(SUBSTITUTE(SUBSTITUTE([.J181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0]=[.J181];[.I180]=[.I181]);&quot;&quot;;[.F181]&amp;&quot;,&quot;)">
            <text:p/>
          </table:table-cell>
          <table:table-cell table:formula="of:=&quot;addToFieldIssueMap(Field.&quot;&amp;[.F181]&amp;&quot;, &quot;&amp;[.B181]&amp;&quot;);&quot;" office:value-type="string" office:string-value="addToFieldIssueMap(Field.PATIENT_PROTECTION_INDICATOR, PatientProtectionIndicatorIsIgnored);">
            <text:p>addToFieldIssueMap(Field.PATIENT_PROTECTION_INDICATOR, PatientProtectionIndicatorIsIgnor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81]&amp;&quot;, '&quot;&amp;[.I181]&amp;&quot;', '&quot;&amp;[.J181]&amp;&quot;', '&quot;&amp;[.K181]&amp;&quot;', '&quot;&amp;[.L181]&amp;&quot;', '&quot;&amp;[.M181]&amp;&quot;', '&quot;&amp;[.N181]&amp;&quot;');&quot;" office:value-type="string" office:string-value="INSERT INTO dqa_potential_issue(issue_id, target_object, target_field, issue_type, field_value, default_action_code, change_priority) VALUES (181, 'Patient', 'protection indicator', 'is ignored', '', 'S', 'May');">
            <text:p>INSERT INTO dqa_potential_issue(issue_id, target_object, target_field, issue_type, field_value, default_action_code, change_priority) VALUES (181, 'Patient', 'protection indicator', 'is ignored', '', 'S', 'May');</text:p>
          </table:table-cell>
        </table:table-row>
        <table:table-row table:style-name="ro1">
          <table:table-cell table:formula="of:=ROW()" office:value-type="float" office:value="182">
            <text:p>182</text:p>
          </table:table-cell>
          <table:table-cell table:formula="of:=SUBSTITUTE(SUBSTITUTE(SUBSTITUTE(SUBSTITUTE(PROPER([.I182])&amp;PROPER([.J182])&amp;PROPER([.K182])&amp;PROPER([.L182]);&quot; &quot;;&quot;&quot;);&quot;-&quot;;&quot;&quot;);&quot;.&quot;;&quot;_&quot;);&quot;'&quot;;&quot;&quot;)" office:value-type="string" office:string-value="PatientProtectionIndicatorIsInvalid">
            <text:p>PatientProtectionIndicatorIsInvalid</text:p>
          </table:table-cell>
          <table:table-cell table:formula="of:=&quot;public PotentialIssue &quot;&amp;[.B182]&amp;&quot; = null;&quot;" office:value-type="string" office:string-value="public PotentialIssue PatientProtectionIndicatorIsInvalid = null;">
            <text:p>public PotentialIssue PatientProtectionIndicatorIsInvalid = null;</text:p>
          </table:table-cell>
          <table:table-cell table:formula="of:=[.B182]&amp;&quot; = getPotentialIssue(session, &quot;&amp;CHAR(34)&amp;[.I182]&amp;CHAR(34)&amp;&quot;, &quot;&amp;CHAR(34)&amp;SUBSTITUTE([.J182];&quot;''&quot;;&quot;'&quot;)&amp;CHAR(34)&amp;&quot;, &quot;&amp;CHAR(34)&amp;[.K182]&amp;CHAR(34)&amp;&quot;, &quot;&amp;CHAR(34)&amp;[.L182]&amp;CHAR(34)&amp;&quot;);&quot;" office:value-type="string" office:string-value="PatientProtectionIndicatorIsInvalid = getPotentialIssue(session, &quot;Patient&quot;, &quot;protection indicator&quot;, &quot;is invalid&quot;, &quot;&quot;);">
            <text:p>PatientProtectionIndicatorIsInvalid = getPotentialIssue(session, "Patient", "protection indicator", "is invalid", "");</text:p>
          </table:table-cell>
          <table:table-cell table:formula="of:=&quot;assertNotNull(pi.&quot;&amp;[.B182]&amp;&quot;);&quot;" office:value-type="string" office:string-value="assertNotNull(pi.PatientProtectionIndicatorIsInvalid);">
            <text:p>assertNotNull(pi.PatientProtectionIndicatorIsInvalid);</text:p>
          </table:table-cell>
          <table:table-cell table:formula="of:=UPPER(SUBSTITUTE(SUBSTITUTE(SUBSTITUTE([.I182];&quot; &quot;;&quot;_&quot;);&quot;'&quot;;&quot;&quot;);&quot;-&quot;;&quot;_&quot;)&amp;&quot;_&quot;&amp;SUBSTITUTE(SUBSTITUTE(SUBSTITUTE([.J182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1]=[.J182];[.I181]=[.I182]);&quot;&quot;;[.F182]&amp;&quot;,&quot;)">
            <text:p/>
          </table:table-cell>
          <table:table-cell table:formula="of:=&quot;addToFieldIssueMap(Field.&quot;&amp;[.F182]&amp;&quot;, &quot;&amp;[.B182]&amp;&quot;);&quot;" office:value-type="string" office:string-value="addToFieldIssueMap(Field.PATIENT_PROTECTION_INDICATOR, PatientProtectionIndicatorIsInvalid);">
            <text:p>addToFieldIssueMap(Field.PATIENT_PROTECTION_INDICATOR, PatientProtectionIndicatorIsInvali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2]&amp;&quot;, '&quot;&amp;[.I182]&amp;&quot;', '&quot;&amp;[.J182]&amp;&quot;', '&quot;&amp;[.K182]&amp;&quot;', '&quot;&amp;[.L182]&amp;&quot;', '&quot;&amp;[.M182]&amp;&quot;', '&quot;&amp;[.N182]&amp;&quot;');&quot;" office:value-type="string" office:string-value="INSERT INTO dqa_potential_issue(issue_id, target_object, target_field, issue_type, field_value, default_action_code, change_priority) VALUES (182, 'Patient', 'protection indicator', 'is invalid', '', 'W', 'May');">
            <text:p>INSERT INTO dqa_potential_issue(issue_id, target_object, target_field, issue_type, field_value, default_action_code, change_priority) VALUES (182, 'Patient', 'protection indicator', 'is invalid', '', 'W', 'May');</text:p>
          </table:table-cell>
        </table:table-row>
        <table:table-row table:style-name="ro1">
          <table:table-cell table:formula="of:=ROW()" office:value-type="float" office:value="183">
            <text:p>183</text:p>
          </table:table-cell>
          <table:table-cell table:formula="of:=SUBSTITUTE(SUBSTITUTE(SUBSTITUTE(SUBSTITUTE(PROPER([.I183])&amp;PROPER([.J183])&amp;PROPER([.K183])&amp;PROPER([.L183]);&quot; &quot;;&quot;&quot;);&quot;-&quot;;&quot;&quot;);&quot;.&quot;;&quot;_&quot;);&quot;'&quot;;&quot;&quot;)" office:value-type="string" office:string-value="PatientProtectionIndicatorIsMissing">
            <text:p>PatientProtectionIndicatorIsMissing</text:p>
          </table:table-cell>
          <table:table-cell table:formula="of:=&quot;public PotentialIssue &quot;&amp;[.B183]&amp;&quot; = null;&quot;" office:value-type="string" office:string-value="public PotentialIssue PatientProtectionIndicatorIsMissing = null;">
            <text:p>public PotentialIssue PatientProtectionIndicatorIsMissing = null;</text:p>
          </table:table-cell>
          <table:table-cell table:formula="of:=[.B183]&amp;&quot; = getPotentialIssue(session, &quot;&amp;CHAR(34)&amp;[.I183]&amp;CHAR(34)&amp;&quot;, &quot;&amp;CHAR(34)&amp;SUBSTITUTE([.J183];&quot;''&quot;;&quot;'&quot;)&amp;CHAR(34)&amp;&quot;, &quot;&amp;CHAR(34)&amp;[.K183]&amp;CHAR(34)&amp;&quot;, &quot;&amp;CHAR(34)&amp;[.L183]&amp;CHAR(34)&amp;&quot;);&quot;" office:value-type="string" office:string-value="PatientProtectionIndicatorIsMissing = getPotentialIssue(session, &quot;Patient&quot;, &quot;protection indicator&quot;, &quot;is missing&quot;, &quot;&quot;);">
            <text:p>PatientProtectionIndicatorIsMissing = getPotentialIssue(session, "Patient", "protection indicator", "is missing", "");</text:p>
          </table:table-cell>
          <table:table-cell table:formula="of:=&quot;assertNotNull(pi.&quot;&amp;[.B183]&amp;&quot;);&quot;" office:value-type="string" office:string-value="assertNotNull(pi.PatientProtectionIndicatorIsMissing);">
            <text:p>assertNotNull(pi.PatientProtectionIndicatorIsMissing);</text:p>
          </table:table-cell>
          <table:table-cell table:formula="of:=UPPER(SUBSTITUTE(SUBSTITUTE(SUBSTITUTE([.I183];&quot; &quot;;&quot;_&quot;);&quot;'&quot;;&quot;&quot;);&quot;-&quot;;&quot;_&quot;)&amp;&quot;_&quot;&amp;SUBSTITUTE(SUBSTITUTE(SUBSTITUTE([.J183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2]=[.J183];[.I182]=[.I183]);&quot;&quot;;[.F183]&amp;&quot;,&quot;)">
            <text:p/>
          </table:table-cell>
          <table:table-cell table:formula="of:=&quot;addToFieldIssueMap(Field.&quot;&amp;[.F183]&amp;&quot;, &quot;&amp;[.B183]&amp;&quot;);&quot;" office:value-type="string" office:string-value="addToFieldIssueMap(Field.PATIENT_PROTECTION_INDICATOR, PatientProtectionIndicatorIsMissing);">
            <text:p>addToFieldIssueMap(Field.PATIENT_PROTECTION_INDICATOR, PatientProtectionIndicatorIsMissing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83]&amp;&quot;, '&quot;&amp;[.I183]&amp;&quot;', '&quot;&amp;[.J183]&amp;&quot;', '&quot;&amp;[.K183]&amp;&quot;', '&quot;&amp;[.L183]&amp;&quot;', '&quot;&amp;[.M183]&amp;&quot;', '&quot;&amp;[.N183]&amp;&quot;');&quot;" office:value-type="string" office:string-value="INSERT INTO dqa_potential_issue(issue_id, target_object, target_field, issue_type, field_value, default_action_code, change_priority) VALUES (183, 'Patient', 'protection indicator', 'is missing', '', 'A', 'May');">
            <text:p>INSERT INTO dqa_potential_issue(issue_id, target_object, target_field, issue_type, field_value, default_action_code, change_priority) VALUES (183, 'Patient', 'protection indicator', 'is missing', '', 'A', 'May');</text:p>
          </table:table-cell>
        </table:table-row>
        <table:table-row table:style-name="ro1">
          <table:table-cell table:formula="of:=ROW()" office:value-type="float" office:value="184">
            <text:p>184</text:p>
          </table:table-cell>
          <table:table-cell table:formula="of:=SUBSTITUTE(SUBSTITUTE(SUBSTITUTE(SUBSTITUTE(PROPER([.I184])&amp;PROPER([.J184])&amp;PROPER([.K184])&amp;PROPER([.L184]);&quot; &quot;;&quot;&quot;);&quot;-&quot;;&quot;&quot;);&quot;.&quot;;&quot;_&quot;);&quot;'&quot;;&quot;&quot;)" office:value-type="string" office:string-value="PatientProtectionIndicatorIsUnrecognized">
            <text:p>PatientProtectionIndicatorIsUnrecognized</text:p>
          </table:table-cell>
          <table:table-cell table:formula="of:=&quot;public PotentialIssue &quot;&amp;[.B184]&amp;&quot; = null;&quot;" office:value-type="string" office:string-value="public PotentialIssue PatientProtectionIndicatorIsUnrecognized = null;">
            <text:p>public PotentialIssue PatientProtectionIndicatorIsUnrecognized = null;</text:p>
          </table:table-cell>
          <table:table-cell table:formula="of:=[.B184]&amp;&quot; = getPotentialIssue(session, &quot;&amp;CHAR(34)&amp;[.I184]&amp;CHAR(34)&amp;&quot;, &quot;&amp;CHAR(34)&amp;SUBSTITUTE([.J184];&quot;''&quot;;&quot;'&quot;)&amp;CHAR(34)&amp;&quot;, &quot;&amp;CHAR(34)&amp;[.K184]&amp;CHAR(34)&amp;&quot;, &quot;&amp;CHAR(34)&amp;[.L184]&amp;CHAR(34)&amp;&quot;);&quot;" office:value-type="string" office:string-value="PatientProtectionIndicatorIsUnrecognized = getPotentialIssue(session, &quot;Patient&quot;, &quot;protection indicator&quot;, &quot;is unrecognized&quot;, &quot;&quot;);">
            <text:p>PatientProtectionIndicatorIsUnrecognized = getPotentialIssue(session, "Patient", "protection indicator", "is unrecognized", "");</text:p>
          </table:table-cell>
          <table:table-cell table:formula="of:=&quot;assertNotNull(pi.&quot;&amp;[.B184]&amp;&quot;);&quot;" office:value-type="string" office:string-value="assertNotNull(pi.PatientProtectionIndicatorIsUnrecognized);">
            <text:p>assertNotNull(pi.PatientProtectionIndicatorIsUnrecognized);</text:p>
          </table:table-cell>
          <table:table-cell table:formula="of:=UPPER(SUBSTITUTE(SUBSTITUTE(SUBSTITUTE([.I184];&quot; &quot;;&quot;_&quot;);&quot;'&quot;;&quot;&quot;);&quot;-&quot;;&quot;_&quot;)&amp;&quot;_&quot;&amp;SUBSTITUTE(SUBSTITUTE(SUBSTITUTE([.J184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3]=[.J184];[.I183]=[.I184]);&quot;&quot;;[.F184]&amp;&quot;,&quot;)">
            <text:p/>
          </table:table-cell>
          <table:table-cell table:formula="of:=&quot;addToFieldIssueMap(Field.&quot;&amp;[.F184]&amp;&quot;, &quot;&amp;[.B184]&amp;&quot;);&quot;" office:value-type="string" office:string-value="addToFieldIssueMap(Field.PATIENT_PROTECTION_INDICATOR, PatientProtectionIndicatorIsUnrecognized);">
            <text:p>addToFieldIssueMap(Field.PATIENT_PROTECTION_INDICATOR, PatientProtectionIndicatorIsUnrecognized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4]&amp;&quot;, '&quot;&amp;[.I184]&amp;&quot;', '&quot;&amp;[.J184]&amp;&quot;', '&quot;&amp;[.K184]&amp;&quot;', '&quot;&amp;[.L184]&amp;&quot;', '&quot;&amp;[.M184]&amp;&quot;', '&quot;&amp;[.N184]&amp;&quot;');&quot;" office:value-type="string" office:string-value="INSERT INTO dqa_potential_issue(issue_id, target_object, target_field, issue_type, field_value, default_action_code, change_priority) VALUES (184, 'Patient', 'protection indicator', 'is unrecognized', '', 'W', 'May');">
            <text:p>INSERT INTO dqa_potential_issue(issue_id, target_object, target_field, issue_type, field_value, default_action_code, change_priority) VALUES (184, 'Patient', 'protection indicator', 'is unrecognized', '', 'W', 'May');</text:p>
          </table:table-cell>
        </table:table-row>
        <table:table-row table:style-name="ro1">
          <table:table-cell table:formula="of:=ROW()" office:value-type="float" office:value="185">
            <text:p>185</text:p>
          </table:table-cell>
          <table:table-cell table:formula="of:=SUBSTITUTE(SUBSTITUTE(SUBSTITUTE(SUBSTITUTE(PROPER([.I185])&amp;PROPER([.J185])&amp;PROPER([.K185])&amp;PROPER([.L185]);&quot; &quot;;&quot;&quot;);&quot;-&quot;;&quot;&quot;);&quot;.&quot;;&quot;_&quot;);&quot;'&quot;;&quot;&quot;)" office:value-type="string" office:string-value="PatientProtectionIndicatorIsValuedAsNo">
            <text:p>PatientProtectionIndicatorIsValuedAsNo</text:p>
          </table:table-cell>
          <table:table-cell table:formula="of:=&quot;public PotentialIssue &quot;&amp;[.B185]&amp;&quot; = null;&quot;" office:value-type="string" office:string-value="public PotentialIssue PatientProtectionIndicatorIsValuedAsNo = null;">
            <text:p>public PotentialIssue PatientProtectionIndicatorIsValuedAsNo = null;</text:p>
          </table:table-cell>
          <table:table-cell table:formula="of:=[.B185]&amp;&quot; = getPotentialIssue(session, &quot;&amp;CHAR(34)&amp;[.I185]&amp;CHAR(34)&amp;&quot;, &quot;&amp;CHAR(34)&amp;SUBSTITUTE([.J185];&quot;''&quot;;&quot;'&quot;)&amp;CHAR(34)&amp;&quot;, &quot;&amp;CHAR(34)&amp;[.K185]&amp;CHAR(34)&amp;&quot;, &quot;&amp;CHAR(34)&amp;[.L185]&amp;CHAR(34)&amp;&quot;);&quot;" office:value-type="string" office:string-value="PatientProtectionIndicatorIsValuedAsNo = getPotentialIssue(session, &quot;Patient&quot;, &quot;protection indicator&quot;, &quot;is valued as&quot;, &quot;no&quot;);">
            <text:p>PatientProtectionIndicatorIsValuedAsNo = getPotentialIssue(session, "Patient", "protection indicator", "is valued as", "no");</text:p>
          </table:table-cell>
          <table:table-cell table:formula="of:=&quot;assertNotNull(pi.&quot;&amp;[.B185]&amp;&quot;);&quot;" office:value-type="string" office:string-value="assertNotNull(pi.PatientProtectionIndicatorIsValuedAsNo);">
            <text:p>assertNotNull(pi.PatientProtectionIndicatorIsValuedAsNo);</text:p>
          </table:table-cell>
          <table:table-cell table:formula="of:=UPPER(SUBSTITUTE(SUBSTITUTE(SUBSTITUTE([.I185];&quot; &quot;;&quot;_&quot;);&quot;'&quot;;&quot;&quot;);&quot;-&quot;;&quot;_&quot;)&amp;&quot;_&quot;&amp;SUBSTITUTE(SUBSTITUTE(SUBSTITUTE([.J185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4]=[.J185];[.I184]=[.I185]);&quot;&quot;;[.F185]&amp;&quot;,&quot;)">
            <text:p/>
          </table:table-cell>
          <table:table-cell table:formula="of:=&quot;addToFieldIssueMap(Field.&quot;&amp;[.F185]&amp;&quot;, &quot;&amp;[.B185]&amp;&quot;);&quot;" office:value-type="string" office:string-value="addToFieldIssueMap(Field.PATIENT_PROTECTION_INDICATOR, PatientProtectionIndicatorIsValuedAsNo);">
            <text:p>addToFieldIssueMap(Field.PATIENT_PROTECTION_INDICATOR, PatientProtectionIndicatorIsValuedAsNo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no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5]&amp;&quot;, '&quot;&amp;[.I185]&amp;&quot;', '&quot;&amp;[.J185]&amp;&quot;', '&quot;&amp;[.K185]&amp;&quot;', '&quot;&amp;[.L185]&amp;&quot;', '&quot;&amp;[.M185]&amp;&quot;', '&quot;&amp;[.N185]&amp;&quot;');&quot;" office:value-type="string" office:string-value="INSERT INTO dqa_potential_issue(issue_id, target_object, target_field, issue_type, field_value, default_action_code, change_priority) VALUES (185, 'Patient', 'protection indicator', 'is valued as', 'no', 'W', 'May');">
            <text:p>INSERT INTO dqa_potential_issue(issue_id, target_object, target_field, issue_type, field_value, default_action_code, change_priority) VALUES (185, 'Patient', 'protection indicator', 'is valued as', 'no', 'W', 'May');</text:p>
          </table:table-cell>
        </table:table-row>
        <table:table-row table:style-name="ro1">
          <table:table-cell table:formula="of:=ROW()" office:value-type="float" office:value="186">
            <text:p>186</text:p>
          </table:table-cell>
          <table:table-cell table:formula="of:=SUBSTITUTE(SUBSTITUTE(SUBSTITUTE(SUBSTITUTE(PROPER([.I186])&amp;PROPER([.J186])&amp;PROPER([.K186])&amp;PROPER([.L186]);&quot; &quot;;&quot;&quot;);&quot;-&quot;;&quot;&quot;);&quot;.&quot;;&quot;_&quot;);&quot;'&quot;;&quot;&quot;)" office:value-type="string" office:string-value="PatientProtectionIndicatorIsValuedAsYes">
            <text:p>PatientProtectionIndicatorIsValuedAsYes</text:p>
          </table:table-cell>
          <table:table-cell table:formula="of:=&quot;public PotentialIssue &quot;&amp;[.B186]&amp;&quot; = null;&quot;" office:value-type="string" office:string-value="public PotentialIssue PatientProtectionIndicatorIsValuedAsYes = null;">
            <text:p>public PotentialIssue PatientProtectionIndicatorIsValuedAsYes = null;</text:p>
          </table:table-cell>
          <table:table-cell table:formula="of:=[.B186]&amp;&quot; = getPotentialIssue(session, &quot;&amp;CHAR(34)&amp;[.I186]&amp;CHAR(34)&amp;&quot;, &quot;&amp;CHAR(34)&amp;SUBSTITUTE([.J186];&quot;''&quot;;&quot;'&quot;)&amp;CHAR(34)&amp;&quot;, &quot;&amp;CHAR(34)&amp;[.K186]&amp;CHAR(34)&amp;&quot;, &quot;&amp;CHAR(34)&amp;[.L186]&amp;CHAR(34)&amp;&quot;);&quot;" office:value-type="string" office:string-value="PatientProtectionIndicatorIsValuedAsYes = getPotentialIssue(session, &quot;Patient&quot;, &quot;protection indicator&quot;, &quot;is valued as&quot;, &quot;yes&quot;);">
            <text:p>PatientProtectionIndicatorIsValuedAsYes = getPotentialIssue(session, "Patient", "protection indicator", "is valued as", "yes");</text:p>
          </table:table-cell>
          <table:table-cell table:formula="of:=&quot;assertNotNull(pi.&quot;&amp;[.B186]&amp;&quot;);&quot;" office:value-type="string" office:string-value="assertNotNull(pi.PatientProtectionIndicatorIsValuedAsYes);">
            <text:p>assertNotNull(pi.PatientProtectionIndicatorIsValuedAsYes);</text:p>
          </table:table-cell>
          <table:table-cell table:formula="of:=UPPER(SUBSTITUTE(SUBSTITUTE(SUBSTITUTE([.I186];&quot; &quot;;&quot;_&quot;);&quot;'&quot;;&quot;&quot;);&quot;-&quot;;&quot;_&quot;)&amp;&quot;_&quot;&amp;SUBSTITUTE(SUBSTITUTE(SUBSTITUTE([.J186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table:formula="of:=IF(AND([.J185]=[.J186];[.I185]=[.I186]);&quot;&quot;;[.F186]&amp;&quot;,&quot;)">
            <text:p/>
          </table:table-cell>
          <table:table-cell table:formula="of:=&quot;addToFieldIssueMap(Field.&quot;&amp;[.F186]&amp;&quot;, &quot;&amp;[.B186]&amp;&quot;);&quot;" office:value-type="string" office:string-value="addToFieldIssueMap(Field.PATIENT_PROTECTION_INDICATOR, PatientProtectionIndicatorIsValuedAsYes);">
            <text:p>addToFieldIssueMap(Field.PATIENT_PROTECTION_INDICATOR, PatientProtectionIndicatorIsValuedAsYes);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yes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6]&amp;&quot;, '&quot;&amp;[.I186]&amp;&quot;', '&quot;&amp;[.J186]&amp;&quot;', '&quot;&amp;[.K186]&amp;&quot;', '&quot;&amp;[.L186]&amp;&quot;', '&quot;&amp;[.M186]&amp;&quot;', '&quot;&amp;[.N186]&amp;&quot;');&quot;" office:value-type="string" office:string-value="INSERT INTO dqa_potential_issue(issue_id, target_object, target_field, issue_type, field_value, default_action_code, change_priority) VALUES (186, 'Patient', 'protection indicator', 'is valued as', 'yes', 'W', 'May');">
            <text:p>INSERT INTO dqa_potential_issue(issue_id, target_object, target_field, issue_type, field_value, default_action_code, change_priority) VALUES (186, 'Patient', 'protection indicator', 'is valued as', 'yes', 'W', 'May');</text:p>
          </table:table-cell>
        </table:table-row>
        <table:table-row table:style-name="ro1">
          <table:table-cell table:formula="of:=ROW()" office:value-type="float" office:value="187">
            <text:p>187</text:p>
          </table:table-cell>
          <table:table-cell table:formula="of:=SUBSTITUTE(SUBSTITUTE(SUBSTITUTE(SUBSTITUTE(PROPER([.I187])&amp;PROPER([.J187])&amp;PROPER([.K187])&amp;PROPER([.L187]);&quot; &quot;;&quot;&quot;);&quot;-&quot;;&quot;&quot;);&quot;.&quot;;&quot;_&quot;);&quot;'&quot;;&quot;&quot;)" office:value-type="string" office:string-value="PatientPublicityCodeIsDeprecated">
            <text:p>PatientPublicityCodeIsDeprecated</text:p>
          </table:table-cell>
          <table:table-cell table:formula="of:=&quot;public PotentialIssue &quot;&amp;[.B187]&amp;&quot; = null;&quot;" office:value-type="string" office:string-value="public PotentialIssue PatientPublicityCodeIsDeprecated = null;">
            <text:p>public PotentialIssue PatientPublicityCodeIsDeprecated = null;</text:p>
          </table:table-cell>
          <table:table-cell table:formula="of:=[.B187]&amp;&quot; = getPotentialIssue(session, &quot;&amp;CHAR(34)&amp;[.I187]&amp;CHAR(34)&amp;&quot;, &quot;&amp;CHAR(34)&amp;SUBSTITUTE([.J187];&quot;''&quot;;&quot;'&quot;)&amp;CHAR(34)&amp;&quot;, &quot;&amp;CHAR(34)&amp;[.K187]&amp;CHAR(34)&amp;&quot;, &quot;&amp;CHAR(34)&amp;[.L187]&amp;CHAR(34)&amp;&quot;);&quot;" office:value-type="string" office:string-value="PatientPublicityCodeIsDeprecated = getPotentialIssue(session, &quot;Patient&quot;, &quot;publicity code&quot;, &quot;is deprecated&quot;, &quot;&quot;);">
            <text:p>PatientPublicityCodeIsDeprecated = getPotentialIssue(session, "Patient", "publicity code", "is deprecated", "");</text:p>
          </table:table-cell>
          <table:table-cell table:formula="of:=&quot;assertNotNull(pi.&quot;&amp;[.B187]&amp;&quot;);&quot;" office:value-type="string" office:string-value="assertNotNull(pi.PatientPublicityCodeIsDeprecated);">
            <text:p>assertNotNull(pi.PatientPublicityCodeIsDeprecated);</text:p>
          </table:table-cell>
          <table:table-cell table:formula="of:=UPPER(SUBSTITUTE(SUBSTITUTE(SUBSTITUTE([.I187];&quot; &quot;;&quot;_&quot;);&quot;'&quot;;&quot;&quot;);&quot;-&quot;;&quot;_&quot;)&amp;&quot;_&quot;&amp;SUBSTITUTE(SUBSTITUTE(SUBSTITUTE([.J187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6]=[.J187];[.I186]=[.I187]);&quot;&quot;;[.F187]&amp;&quot;,&quot;)" office:value-type="string" office:string-value="PATIENT_PUBLICITY_CODE,">
            <text:p>PATIENT_PUBLICITY_CODE,</text:p>
          </table:table-cell>
          <table:table-cell table:formula="of:=&quot;addToFieldIssueMap(Field.&quot;&amp;[.F187]&amp;&quot;, &quot;&amp;[.B187]&amp;&quot;);&quot;" office:value-type="string" office:string-value="addToFieldIssueMap(Field.PATIENT_PUBLICITY_CODE, PatientPublicityCodeIsDeprecated);">
            <text:p>addToFieldIssueMap(Field.PATIENT_PUBLICITY_CODE, PatientPublicityCodeIsDeprecat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7]&amp;&quot;, '&quot;&amp;[.I187]&amp;&quot;', '&quot;&amp;[.J187]&amp;&quot;', '&quot;&amp;[.K187]&amp;&quot;', '&quot;&amp;[.L187]&amp;&quot;', '&quot;&amp;[.M187]&amp;&quot;', '&quot;&amp;[.N187]&amp;&quot;');&quot;" office:value-type="string" office:string-value="INSERT INTO dqa_potential_issue(issue_id, target_object, target_field, issue_type, field_value, default_action_code, change_priority) VALUES (187, 'Patient', 'publicity code', 'is deprecated', '', 'W', 'May');">
            <text:p>INSERT INTO dqa_potential_issue(issue_id, target_object, target_field, issue_type, field_value, default_action_code, change_priority) VALUES (187, 'Patient', 'publicity code', 'is deprecated', '', 'W', 'May');</text:p>
          </table:table-cell>
        </table:table-row>
        <table:table-row table:style-name="ro1">
          <table:table-cell table:formula="of:=ROW()" office:value-type="float" office:value="188">
            <text:p>188</text:p>
          </table:table-cell>
          <table:table-cell table:formula="of:=SUBSTITUTE(SUBSTITUTE(SUBSTITUTE(SUBSTITUTE(PROPER([.I188])&amp;PROPER([.J188])&amp;PROPER([.K188])&amp;PROPER([.L188]);&quot; &quot;;&quot;&quot;);&quot;-&quot;;&quot;&quot;);&quot;.&quot;;&quot;_&quot;);&quot;'&quot;;&quot;&quot;)" office:value-type="string" office:string-value="PatientPublicityCodeIsIgnored">
            <text:p>PatientPublicityCodeIsIgnored</text:p>
          </table:table-cell>
          <table:table-cell table:formula="of:=&quot;public PotentialIssue &quot;&amp;[.B188]&amp;&quot; = null;&quot;" office:value-type="string" office:string-value="public PotentialIssue PatientPublicityCodeIsIgnored = null;">
            <text:p>public PotentialIssue PatientPublicityCodeIsIgnored = null;</text:p>
          </table:table-cell>
          <table:table-cell table:formula="of:=[.B188]&amp;&quot; = getPotentialIssue(session, &quot;&amp;CHAR(34)&amp;[.I188]&amp;CHAR(34)&amp;&quot;, &quot;&amp;CHAR(34)&amp;SUBSTITUTE([.J188];&quot;''&quot;;&quot;'&quot;)&amp;CHAR(34)&amp;&quot;, &quot;&amp;CHAR(34)&amp;[.K188]&amp;CHAR(34)&amp;&quot;, &quot;&amp;CHAR(34)&amp;[.L188]&amp;CHAR(34)&amp;&quot;);&quot;" office:value-type="string" office:string-value="PatientPublicityCodeIsIgnored = getPotentialIssue(session, &quot;Patient&quot;, &quot;publicity code&quot;, &quot;is ignored&quot;, &quot;&quot;);">
            <text:p>PatientPublicityCodeIsIgnored = getPotentialIssue(session, "Patient", "publicity code", "is ignored", "");</text:p>
          </table:table-cell>
          <table:table-cell table:formula="of:=&quot;assertNotNull(pi.&quot;&amp;[.B188]&amp;&quot;);&quot;" office:value-type="string" office:string-value="assertNotNull(pi.PatientPublicityCodeIsIgnored);">
            <text:p>assertNotNull(pi.PatientPublicityCodeIsIgnored);</text:p>
          </table:table-cell>
          <table:table-cell table:formula="of:=UPPER(SUBSTITUTE(SUBSTITUTE(SUBSTITUTE([.I188];&quot; &quot;;&quot;_&quot;);&quot;'&quot;;&quot;&quot;);&quot;-&quot;;&quot;_&quot;)&amp;&quot;_&quot;&amp;SUBSTITUTE(SUBSTITUTE(SUBSTITUTE([.J188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7]=[.J188];[.I187]=[.I188]);&quot;&quot;;[.F188]&amp;&quot;,&quot;)">
            <text:p/>
          </table:table-cell>
          <table:table-cell table:formula="of:=&quot;addToFieldIssueMap(Field.&quot;&amp;[.F188]&amp;&quot;, &quot;&amp;[.B188]&amp;&quot;);&quot;" office:value-type="string" office:string-value="addToFieldIssueMap(Field.PATIENT_PUBLICITY_CODE, PatientPublicityCodeIsIgnored);">
            <text:p>addToFieldIssueMap(Field.PATIENT_PUBLICITY_CODE, PatientPublicityCodeIsIgnor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88]&amp;&quot;, '&quot;&amp;[.I188]&amp;&quot;', '&quot;&amp;[.J188]&amp;&quot;', '&quot;&amp;[.K188]&amp;&quot;', '&quot;&amp;[.L188]&amp;&quot;', '&quot;&amp;[.M188]&amp;&quot;', '&quot;&amp;[.N188]&amp;&quot;');&quot;" office:value-type="string" office:string-value="INSERT INTO dqa_potential_issue(issue_id, target_object, target_field, issue_type, field_value, default_action_code, change_priority) VALUES (188, 'Patient', 'publicity code', 'is ignored', '', 'S', 'May');">
            <text:p>INSERT INTO dqa_potential_issue(issue_id, target_object, target_field, issue_type, field_value, default_action_code, change_priority) VALUES (188, 'Patient', 'publicity code', 'is ignored', '', 'S', 'May');</text:p>
          </table:table-cell>
        </table:table-row>
        <table:table-row table:style-name="ro1">
          <table:table-cell table:formula="of:=ROW()" office:value-type="float" office:value="189">
            <text:p>189</text:p>
          </table:table-cell>
          <table:table-cell table:formula="of:=SUBSTITUTE(SUBSTITUTE(SUBSTITUTE(SUBSTITUTE(PROPER([.I189])&amp;PROPER([.J189])&amp;PROPER([.K189])&amp;PROPER([.L189]);&quot; &quot;;&quot;&quot;);&quot;-&quot;;&quot;&quot;);&quot;.&quot;;&quot;_&quot;);&quot;'&quot;;&quot;&quot;)" office:value-type="string" office:string-value="PatientPublicityCodeIsInvalid">
            <text:p>PatientPublicityCodeIsInvalid</text:p>
          </table:table-cell>
          <table:table-cell table:formula="of:=&quot;public PotentialIssue &quot;&amp;[.B189]&amp;&quot; = null;&quot;" office:value-type="string" office:string-value="public PotentialIssue PatientPublicityCodeIsInvalid = null;">
            <text:p>public PotentialIssue PatientPublicityCodeIsInvalid = null;</text:p>
          </table:table-cell>
          <table:table-cell table:formula="of:=[.B189]&amp;&quot; = getPotentialIssue(session, &quot;&amp;CHAR(34)&amp;[.I189]&amp;CHAR(34)&amp;&quot;, &quot;&amp;CHAR(34)&amp;SUBSTITUTE([.J189];&quot;''&quot;;&quot;'&quot;)&amp;CHAR(34)&amp;&quot;, &quot;&amp;CHAR(34)&amp;[.K189]&amp;CHAR(34)&amp;&quot;, &quot;&amp;CHAR(34)&amp;[.L189]&amp;CHAR(34)&amp;&quot;);&quot;" office:value-type="string" office:string-value="PatientPublicityCodeIsInvalid = getPotentialIssue(session, &quot;Patient&quot;, &quot;publicity code&quot;, &quot;is invalid&quot;, &quot;&quot;);">
            <text:p>PatientPublicityCodeIsInvalid = getPotentialIssue(session, "Patient", "publicity code", "is invalid", "");</text:p>
          </table:table-cell>
          <table:table-cell table:formula="of:=&quot;assertNotNull(pi.&quot;&amp;[.B189]&amp;&quot;);&quot;" office:value-type="string" office:string-value="assertNotNull(pi.PatientPublicityCodeIsInvalid);">
            <text:p>assertNotNull(pi.PatientPublicityCodeIsInvalid);</text:p>
          </table:table-cell>
          <table:table-cell table:formula="of:=UPPER(SUBSTITUTE(SUBSTITUTE(SUBSTITUTE([.I189];&quot; &quot;;&quot;_&quot;);&quot;'&quot;;&quot;&quot;);&quot;-&quot;;&quot;_&quot;)&amp;&quot;_&quot;&amp;SUBSTITUTE(SUBSTITUTE(SUBSTITUTE([.J189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8]=[.J189];[.I188]=[.I189]);&quot;&quot;;[.F189]&amp;&quot;,&quot;)">
            <text:p/>
          </table:table-cell>
          <table:table-cell table:formula="of:=&quot;addToFieldIssueMap(Field.&quot;&amp;[.F189]&amp;&quot;, &quot;&amp;[.B189]&amp;&quot;);&quot;" office:value-type="string" office:string-value="addToFieldIssueMap(Field.PATIENT_PUBLICITY_CODE, PatientPublicityCodeIsInvalid);">
            <text:p>addToFieldIssueMap(Field.PATIENT_PUBLICITY_CODE, PatientPublicityCodeIsInvali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89]&amp;&quot;, '&quot;&amp;[.I189]&amp;&quot;', '&quot;&amp;[.J189]&amp;&quot;', '&quot;&amp;[.K189]&amp;&quot;', '&quot;&amp;[.L189]&amp;&quot;', '&quot;&amp;[.M189]&amp;&quot;', '&quot;&amp;[.N189]&amp;&quot;');&quot;" office:value-type="string" office:string-value="INSERT INTO dqa_potential_issue(issue_id, target_object, target_field, issue_type, field_value, default_action_code, change_priority) VALUES (189, 'Patient', 'publicity code', 'is invalid', '', 'W', 'May');">
            <text:p>INSERT INTO dqa_potential_issue(issue_id, target_object, target_field, issue_type, field_value, default_action_code, change_priority) VALUES (189, 'Patient', 'publicity code', 'is invalid', '', 'W', 'May');</text:p>
          </table:table-cell>
        </table:table-row>
        <table:table-row table:style-name="ro1">
          <table:table-cell table:formula="of:=ROW()" office:value-type="float" office:value="190">
            <text:p>190</text:p>
          </table:table-cell>
          <table:table-cell table:formula="of:=SUBSTITUTE(SUBSTITUTE(SUBSTITUTE(SUBSTITUTE(PROPER([.I190])&amp;PROPER([.J190])&amp;PROPER([.K190])&amp;PROPER([.L190]);&quot; &quot;;&quot;&quot;);&quot;-&quot;;&quot;&quot;);&quot;.&quot;;&quot;_&quot;);&quot;'&quot;;&quot;&quot;)" office:value-type="string" office:string-value="PatientPublicityCodeIsMissing">
            <text:p>PatientPublicityCodeIsMissing</text:p>
          </table:table-cell>
          <table:table-cell table:formula="of:=&quot;public PotentialIssue &quot;&amp;[.B190]&amp;&quot; = null;&quot;" office:value-type="string" office:string-value="public PotentialIssue PatientPublicityCodeIsMissing = null;">
            <text:p>public PotentialIssue PatientPublicityCodeIsMissing = null;</text:p>
          </table:table-cell>
          <table:table-cell table:formula="of:=[.B190]&amp;&quot; = getPotentialIssue(session, &quot;&amp;CHAR(34)&amp;[.I190]&amp;CHAR(34)&amp;&quot;, &quot;&amp;CHAR(34)&amp;SUBSTITUTE([.J190];&quot;''&quot;;&quot;'&quot;)&amp;CHAR(34)&amp;&quot;, &quot;&amp;CHAR(34)&amp;[.K190]&amp;CHAR(34)&amp;&quot;, &quot;&amp;CHAR(34)&amp;[.L190]&amp;CHAR(34)&amp;&quot;);&quot;" office:value-type="string" office:string-value="PatientPublicityCodeIsMissing = getPotentialIssue(session, &quot;Patient&quot;, &quot;publicity code&quot;, &quot;is missing&quot;, &quot;&quot;);">
            <text:p>PatientPublicityCodeIsMissing = getPotentialIssue(session, "Patient", "publicity code", "is missing", "");</text:p>
          </table:table-cell>
          <table:table-cell table:formula="of:=&quot;assertNotNull(pi.&quot;&amp;[.B190]&amp;&quot;);&quot;" office:value-type="string" office:string-value="assertNotNull(pi.PatientPublicityCodeIsMissing);">
            <text:p>assertNotNull(pi.PatientPublicityCodeIsMissing);</text:p>
          </table:table-cell>
          <table:table-cell table:formula="of:=UPPER(SUBSTITUTE(SUBSTITUTE(SUBSTITUTE([.I190];&quot; &quot;;&quot;_&quot;);&quot;'&quot;;&quot;&quot;);&quot;-&quot;;&quot;_&quot;)&amp;&quot;_&quot;&amp;SUBSTITUTE(SUBSTITUTE(SUBSTITUTE([.J190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89]=[.J190];[.I189]=[.I190]);&quot;&quot;;[.F190]&amp;&quot;,&quot;)">
            <text:p/>
          </table:table-cell>
          <table:table-cell table:formula="of:=&quot;addToFieldIssueMap(Field.&quot;&amp;[.F190]&amp;&quot;, &quot;&amp;[.B190]&amp;&quot;);&quot;" office:value-type="string" office:string-value="addToFieldIssueMap(Field.PATIENT_PUBLICITY_CODE, PatientPublicityCodeIsMissing);">
            <text:p>addToFieldIssueMap(Field.PATIENT_PUBLICITY_CODE, PatientPublicityCodeIsMissing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0]&amp;&quot;, '&quot;&amp;[.I190]&amp;&quot;', '&quot;&amp;[.J190]&amp;&quot;', '&quot;&amp;[.K190]&amp;&quot;', '&quot;&amp;[.L190]&amp;&quot;', '&quot;&amp;[.M190]&amp;&quot;', '&quot;&amp;[.N190]&amp;&quot;');&quot;" office:value-type="string" office:string-value="INSERT INTO dqa_potential_issue(issue_id, target_object, target_field, issue_type, field_value, default_action_code, change_priority) VALUES (190, 'Patient', 'publicity code', 'is missing', '', 'A', 'May');">
            <text:p>INSERT INTO dqa_potential_issue(issue_id, target_object, target_field, issue_type, field_value, default_action_code, change_priority) VALUES (190, 'Patient', 'publicity code', 'is missing', '', 'A', 'May');</text:p>
          </table:table-cell>
        </table:table-row>
        <table:table-row table:style-name="ro1">
          <table:table-cell table:formula="of:=ROW()" office:value-type="float" office:value="191">
            <text:p>191</text:p>
          </table:table-cell>
          <table:table-cell table:formula="of:=SUBSTITUTE(SUBSTITUTE(SUBSTITUTE(SUBSTITUTE(PROPER([.I191])&amp;PROPER([.J191])&amp;PROPER([.K191])&amp;PROPER([.L191]);&quot; &quot;;&quot;&quot;);&quot;-&quot;;&quot;&quot;);&quot;.&quot;;&quot;_&quot;);&quot;'&quot;;&quot;&quot;)" office:value-type="string" office:string-value="PatientPublicityCodeIsUnrecognized">
            <text:p>PatientPublicityCodeIsUnrecognized</text:p>
          </table:table-cell>
          <table:table-cell table:formula="of:=&quot;public PotentialIssue &quot;&amp;[.B191]&amp;&quot; = null;&quot;" office:value-type="string" office:string-value="public PotentialIssue PatientPublicityCodeIsUnrecognized = null;">
            <text:p>public PotentialIssue PatientPublicityCodeIsUnrecognized = null;</text:p>
          </table:table-cell>
          <table:table-cell table:formula="of:=[.B191]&amp;&quot; = getPotentialIssue(session, &quot;&amp;CHAR(34)&amp;[.I191]&amp;CHAR(34)&amp;&quot;, &quot;&amp;CHAR(34)&amp;SUBSTITUTE([.J191];&quot;''&quot;;&quot;'&quot;)&amp;CHAR(34)&amp;&quot;, &quot;&amp;CHAR(34)&amp;[.K191]&amp;CHAR(34)&amp;&quot;, &quot;&amp;CHAR(34)&amp;[.L191]&amp;CHAR(34)&amp;&quot;);&quot;" office:value-type="string" office:string-value="PatientPublicityCodeIsUnrecognized = getPotentialIssue(session, &quot;Patient&quot;, &quot;publicity code&quot;, &quot;is unrecognized&quot;, &quot;&quot;);">
            <text:p>PatientPublicityCodeIsUnrecognized = getPotentialIssue(session, "Patient", "publicity code", "is unrecognized", "");</text:p>
          </table:table-cell>
          <table:table-cell table:formula="of:=&quot;assertNotNull(pi.&quot;&amp;[.B191]&amp;&quot;);&quot;" office:value-type="string" office:string-value="assertNotNull(pi.PatientPublicityCodeIsUnrecognized);">
            <text:p>assertNotNull(pi.PatientPublicityCodeIsUnrecognized);</text:p>
          </table:table-cell>
          <table:table-cell table:formula="of:=UPPER(SUBSTITUTE(SUBSTITUTE(SUBSTITUTE([.I191];&quot; &quot;;&quot;_&quot;);&quot;'&quot;;&quot;&quot;);&quot;-&quot;;&quot;_&quot;)&amp;&quot;_&quot;&amp;SUBSTITUTE(SUBSTITUTE(SUBSTITUTE([.J191];&quot; &quot;;&quot;_&quot;);&quot;'&quot;;&quot;&quot;);&quot;-&quot;;&quot;_&quot;))" office:value-type="string" office:string-value="PATIENT_PUBLICITY_CODE">
            <text:p>PATIENT_PUBLICITY_CODE</text:p>
          </table:table-cell>
          <table:table-cell table:formula="of:=IF(AND([.J190]=[.J191];[.I190]=[.I191]);&quot;&quot;;[.F191]&amp;&quot;,&quot;)">
            <text:p/>
          </table:table-cell>
          <table:table-cell table:formula="of:=&quot;addToFieldIssueMap(Field.&quot;&amp;[.F191]&amp;&quot;, &quot;&amp;[.B191]&amp;&quot;);&quot;" office:value-type="string" office:string-value="addToFieldIssueMap(Field.PATIENT_PUBLICITY_CODE, PatientPublicityCodeIsUnrecognized);">
            <text:p>addToFieldIssueMap(Field.PATIENT_PUBLICITY_CODE, PatientPublicityCodeIsUnrecognized);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1]&amp;&quot;, '&quot;&amp;[.I191]&amp;&quot;', '&quot;&amp;[.J191]&amp;&quot;', '&quot;&amp;[.K191]&amp;&quot;', '&quot;&amp;[.L191]&amp;&quot;', '&quot;&amp;[.M191]&amp;&quot;', '&quot;&amp;[.N191]&amp;&quot;');&quot;" office:value-type="string" office:string-value="INSERT INTO dqa_potential_issue(issue_id, target_object, target_field, issue_type, field_value, default_action_code, change_priority) VALUES (191, 'Patient', 'publicity code', 'is unrecognized', '', 'W', 'May');">
            <text:p>INSERT INTO dqa_potential_issue(issue_id, target_object, target_field, issue_type, field_value, default_action_code, change_priority) VALUES (191, 'Patient', 'publicity code', 'is unrecognized', '', 'W', 'May');</text:p>
          </table:table-cell>
        </table:table-row>
        <table:table-row table:style-name="ro1">
          <table:table-cell table:formula="of:=ROW()" office:value-type="float" office:value="192">
            <text:p>192</text:p>
          </table:table-cell>
          <table:table-cell table:formula="of:=SUBSTITUTE(SUBSTITUTE(SUBSTITUTE(SUBSTITUTE(PROPER([.I192])&amp;PROPER([.J192])&amp;PROPER([.K192])&amp;PROPER([.L192]);&quot; &quot;;&quot;&quot;);&quot;-&quot;;&quot;&quot;);&quot;.&quot;;&quot;_&quot;);&quot;'&quot;;&quot;&quot;)" office:value-type="string" office:string-value="PatientRaceIsDeprecated">
            <text:p>PatientRaceIsDeprecated</text:p>
          </table:table-cell>
          <table:table-cell table:formula="of:=&quot;public PotentialIssue &quot;&amp;[.B192]&amp;&quot; = null;&quot;" office:value-type="string" office:string-value="public PotentialIssue PatientRaceIsDeprecated = null;">
            <text:p>public PotentialIssue PatientRaceIsDeprecated = null;</text:p>
          </table:table-cell>
          <table:table-cell table:formula="of:=[.B192]&amp;&quot; = getPotentialIssue(session, &quot;&amp;CHAR(34)&amp;[.I192]&amp;CHAR(34)&amp;&quot;, &quot;&amp;CHAR(34)&amp;SUBSTITUTE([.J192];&quot;''&quot;;&quot;'&quot;)&amp;CHAR(34)&amp;&quot;, &quot;&amp;CHAR(34)&amp;[.K192]&amp;CHAR(34)&amp;&quot;, &quot;&amp;CHAR(34)&amp;[.L192]&amp;CHAR(34)&amp;&quot;);&quot;" office:value-type="string" office:string-value="PatientRaceIsDeprecated = getPotentialIssue(session, &quot;Patient&quot;, &quot;race&quot;, &quot;is deprecated&quot;, &quot;&quot;);">
            <text:p>PatientRaceIsDeprecated = getPotentialIssue(session, "Patient", "race", "is deprecated", "");</text:p>
          </table:table-cell>
          <table:table-cell table:formula="of:=&quot;assertNotNull(pi.&quot;&amp;[.B192]&amp;&quot;);&quot;" office:value-type="string" office:string-value="assertNotNull(pi.PatientRaceIsDeprecated);">
            <text:p>assertNotNull(pi.PatientRaceIsDeprecated);</text:p>
          </table:table-cell>
          <table:table-cell table:formula="of:=UPPER(SUBSTITUTE(SUBSTITUTE(SUBSTITUTE([.I192];&quot; &quot;;&quot;_&quot;);&quot;'&quot;;&quot;&quot;);&quot;-&quot;;&quot;_&quot;)&amp;&quot;_&quot;&amp;SUBSTITUTE(SUBSTITUTE(SUBSTITUTE([.J192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1]=[.J192];[.I191]=[.I192]);&quot;&quot;;[.F192]&amp;&quot;,&quot;)" office:value-type="string" office:string-value="PATIENT_RACE,">
            <text:p>PATIENT_RACE,</text:p>
          </table:table-cell>
          <table:table-cell table:formula="of:=&quot;addToFieldIssueMap(Field.&quot;&amp;[.F192]&amp;&quot;, &quot;&amp;[.B192]&amp;&quot;);&quot;" office:value-type="string" office:string-value="addToFieldIssueMap(Field.PATIENT_RACE, PatientRaceIsDeprecated);">
            <text:p>addToFieldIssueMap(Field.PATIENT_RACE, PatientRaceIsDeprecat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2]&amp;&quot;, '&quot;&amp;[.I192]&amp;&quot;', '&quot;&amp;[.J192]&amp;&quot;', '&quot;&amp;[.K192]&amp;&quot;', '&quot;&amp;[.L192]&amp;&quot;', '&quot;&amp;[.M192]&amp;&quot;', '&quot;&amp;[.N192]&amp;&quot;');&quot;" office:value-type="string" office:string-value="INSERT INTO dqa_potential_issue(issue_id, target_object, target_field, issue_type, field_value, default_action_code, change_priority) VALUES (192, 'Patient', 'race', 'is deprecated', '', 'W', 'May');">
            <text:p>INSERT INTO dqa_potential_issue(issue_id, target_object, target_field, issue_type, field_value, default_action_code, change_priority) VALUES (192, 'Patient', 'race', 'is deprecated', '', 'W', 'May');</text:p>
          </table:table-cell>
        </table:table-row>
        <table:table-row table:style-name="ro1">
          <table:table-cell table:formula="of:=ROW()" office:value-type="float" office:value="193">
            <text:p>193</text:p>
          </table:table-cell>
          <table:table-cell table:formula="of:=SUBSTITUTE(SUBSTITUTE(SUBSTITUTE(SUBSTITUTE(PROPER([.I193])&amp;PROPER([.J193])&amp;PROPER([.K193])&amp;PROPER([.L193]);&quot; &quot;;&quot;&quot;);&quot;-&quot;;&quot;&quot;);&quot;.&quot;;&quot;_&quot;);&quot;'&quot;;&quot;&quot;)" office:value-type="string" office:string-value="PatientRaceIsIgnored">
            <text:p>PatientRaceIsIgnored</text:p>
          </table:table-cell>
          <table:table-cell table:formula="of:=&quot;public PotentialIssue &quot;&amp;[.B193]&amp;&quot; = null;&quot;" office:value-type="string" office:string-value="public PotentialIssue PatientRaceIsIgnored = null;">
            <text:p>public PotentialIssue PatientRaceIsIgnored = null;</text:p>
          </table:table-cell>
          <table:table-cell table:formula="of:=[.B193]&amp;&quot; = getPotentialIssue(session, &quot;&amp;CHAR(34)&amp;[.I193]&amp;CHAR(34)&amp;&quot;, &quot;&amp;CHAR(34)&amp;SUBSTITUTE([.J193];&quot;''&quot;;&quot;'&quot;)&amp;CHAR(34)&amp;&quot;, &quot;&amp;CHAR(34)&amp;[.K193]&amp;CHAR(34)&amp;&quot;, &quot;&amp;CHAR(34)&amp;[.L193]&amp;CHAR(34)&amp;&quot;);&quot;" office:value-type="string" office:string-value="PatientRaceIsIgnored = getPotentialIssue(session, &quot;Patient&quot;, &quot;race&quot;, &quot;is ignored&quot;, &quot;&quot;);">
            <text:p>PatientRaceIsIgnored = getPotentialIssue(session, "Patient", "race", "is ignored", "");</text:p>
          </table:table-cell>
          <table:table-cell table:formula="of:=&quot;assertNotNull(pi.&quot;&amp;[.B193]&amp;&quot;);&quot;" office:value-type="string" office:string-value="assertNotNull(pi.PatientRaceIsIgnored);">
            <text:p>assertNotNull(pi.PatientRaceIsIgnored);</text:p>
          </table:table-cell>
          <table:table-cell table:formula="of:=UPPER(SUBSTITUTE(SUBSTITUTE(SUBSTITUTE([.I193];&quot; &quot;;&quot;_&quot;);&quot;'&quot;;&quot;&quot;);&quot;-&quot;;&quot;_&quot;)&amp;&quot;_&quot;&amp;SUBSTITUTE(SUBSTITUTE(SUBSTITUTE([.J193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2]=[.J193];[.I192]=[.I193]);&quot;&quot;;[.F193]&amp;&quot;,&quot;)">
            <text:p/>
          </table:table-cell>
          <table:table-cell table:formula="of:=&quot;addToFieldIssueMap(Field.&quot;&amp;[.F193]&amp;&quot;, &quot;&amp;[.B193]&amp;&quot;);&quot;" office:value-type="string" office:string-value="addToFieldIssueMap(Field.PATIENT_RACE, PatientRaceIsIgnored);">
            <text:p>addToFieldIssueMap(Field.PATIENT_RACE, PatientRaceIsIgnor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193]&amp;&quot;, '&quot;&amp;[.I193]&amp;&quot;', '&quot;&amp;[.J193]&amp;&quot;', '&quot;&amp;[.K193]&amp;&quot;', '&quot;&amp;[.L193]&amp;&quot;', '&quot;&amp;[.M193]&amp;&quot;', '&quot;&amp;[.N193]&amp;&quot;');&quot;" office:value-type="string" office:string-value="INSERT INTO dqa_potential_issue(issue_id, target_object, target_field, issue_type, field_value, default_action_code, change_priority) VALUES (193, 'Patient', 'race', 'is ignored', '', 'S', 'May');">
            <text:p>INSERT INTO dqa_potential_issue(issue_id, target_object, target_field, issue_type, field_value, default_action_code, change_priority) VALUES (193, 'Patient', 'race', 'is ignored', '', 'S', 'May');</text:p>
          </table:table-cell>
        </table:table-row>
        <table:table-row table:style-name="ro1">
          <table:table-cell table:formula="of:=ROW()" office:value-type="float" office:value="194">
            <text:p>194</text:p>
          </table:table-cell>
          <table:table-cell table:formula="of:=SUBSTITUTE(SUBSTITUTE(SUBSTITUTE(SUBSTITUTE(PROPER([.I194])&amp;PROPER([.J194])&amp;PROPER([.K194])&amp;PROPER([.L194]);&quot; &quot;;&quot;&quot;);&quot;-&quot;;&quot;&quot;);&quot;.&quot;;&quot;_&quot;);&quot;'&quot;;&quot;&quot;)" office:value-type="string" office:string-value="PatientRaceIsInvalid">
            <text:p>PatientRaceIsInvalid</text:p>
          </table:table-cell>
          <table:table-cell table:formula="of:=&quot;public PotentialIssue &quot;&amp;[.B194]&amp;&quot; = null;&quot;" office:value-type="string" office:string-value="public PotentialIssue PatientRaceIsInvalid = null;">
            <text:p>public PotentialIssue PatientRaceIsInvalid = null;</text:p>
          </table:table-cell>
          <table:table-cell table:formula="of:=[.B194]&amp;&quot; = getPotentialIssue(session, &quot;&amp;CHAR(34)&amp;[.I194]&amp;CHAR(34)&amp;&quot;, &quot;&amp;CHAR(34)&amp;SUBSTITUTE([.J194];&quot;''&quot;;&quot;'&quot;)&amp;CHAR(34)&amp;&quot;, &quot;&amp;CHAR(34)&amp;[.K194]&amp;CHAR(34)&amp;&quot;, &quot;&amp;CHAR(34)&amp;[.L194]&amp;CHAR(34)&amp;&quot;);&quot;" office:value-type="string" office:string-value="PatientRaceIsInvalid = getPotentialIssue(session, &quot;Patient&quot;, &quot;race&quot;, &quot;is invalid&quot;, &quot;&quot;);">
            <text:p>PatientRaceIsInvalid = getPotentialIssue(session, "Patient", "race", "is invalid", "");</text:p>
          </table:table-cell>
          <table:table-cell table:formula="of:=&quot;assertNotNull(pi.&quot;&amp;[.B194]&amp;&quot;);&quot;" office:value-type="string" office:string-value="assertNotNull(pi.PatientRaceIsInvalid);">
            <text:p>assertNotNull(pi.PatientRaceIsInvalid);</text:p>
          </table:table-cell>
          <table:table-cell table:formula="of:=UPPER(SUBSTITUTE(SUBSTITUTE(SUBSTITUTE([.I194];&quot; &quot;;&quot;_&quot;);&quot;'&quot;;&quot;&quot;);&quot;-&quot;;&quot;_&quot;)&amp;&quot;_&quot;&amp;SUBSTITUTE(SUBSTITUTE(SUBSTITUTE([.J194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3]=[.J194];[.I193]=[.I194]);&quot;&quot;;[.F194]&amp;&quot;,&quot;)">
            <text:p/>
          </table:table-cell>
          <table:table-cell table:formula="of:=&quot;addToFieldIssueMap(Field.&quot;&amp;[.F194]&amp;&quot;, &quot;&amp;[.B194]&amp;&quot;);&quot;" office:value-type="string" office:string-value="addToFieldIssueMap(Field.PATIENT_RACE, PatientRaceIsInvalid);">
            <text:p>addToFieldIssueMap(Field.PATIENT_RACE, PatientRaceIsInvali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4]&amp;&quot;, '&quot;&amp;[.I194]&amp;&quot;', '&quot;&amp;[.J194]&amp;&quot;', '&quot;&amp;[.K194]&amp;&quot;', '&quot;&amp;[.L194]&amp;&quot;', '&quot;&amp;[.M194]&amp;&quot;', '&quot;&amp;[.N194]&amp;&quot;');&quot;" office:value-type="string" office:string-value="INSERT INTO dqa_potential_issue(issue_id, target_object, target_field, issue_type, field_value, default_action_code, change_priority) VALUES (194, 'Patient', 'race', 'is invalid', '', 'W', 'May');">
            <text:p>INSERT INTO dqa_potential_issue(issue_id, target_object, target_field, issue_type, field_value, default_action_code, change_priority) VALUES (194, 'Patient', 'race', 'is invalid', '', 'W', 'May');</text:p>
          </table:table-cell>
        </table:table-row>
        <table:table-row table:style-name="ro1">
          <table:table-cell table:formula="of:=ROW()" office:value-type="float" office:value="195">
            <text:p>195</text:p>
          </table:table-cell>
          <table:table-cell table:formula="of:=SUBSTITUTE(SUBSTITUTE(SUBSTITUTE(SUBSTITUTE(PROPER([.I195])&amp;PROPER([.J195])&amp;PROPER([.K195])&amp;PROPER([.L195]);&quot; &quot;;&quot;&quot;);&quot;-&quot;;&quot;&quot;);&quot;.&quot;;&quot;_&quot;);&quot;'&quot;;&quot;&quot;)" office:value-type="string" office:string-value="PatientRaceIsMissing">
            <text:p>PatientRaceIsMissing</text:p>
          </table:table-cell>
          <table:table-cell table:formula="of:=&quot;public PotentialIssue &quot;&amp;[.B195]&amp;&quot; = null;&quot;" office:value-type="string" office:string-value="public PotentialIssue PatientRaceIsMissing = null;">
            <text:p>public PotentialIssue PatientRaceIsMissing = null;</text:p>
          </table:table-cell>
          <table:table-cell table:formula="of:=[.B195]&amp;&quot; = getPotentialIssue(session, &quot;&amp;CHAR(34)&amp;[.I195]&amp;CHAR(34)&amp;&quot;, &quot;&amp;CHAR(34)&amp;SUBSTITUTE([.J195];&quot;''&quot;;&quot;'&quot;)&amp;CHAR(34)&amp;&quot;, &quot;&amp;CHAR(34)&amp;[.K195]&amp;CHAR(34)&amp;&quot;, &quot;&amp;CHAR(34)&amp;[.L195]&amp;CHAR(34)&amp;&quot;);&quot;" office:value-type="string" office:string-value="PatientRaceIsMissing = getPotentialIssue(session, &quot;Patient&quot;, &quot;race&quot;, &quot;is missing&quot;, &quot;&quot;);">
            <text:p>PatientRaceIsMissing = getPotentialIssue(session, "Patient", "race", "is missing", "");</text:p>
          </table:table-cell>
          <table:table-cell table:formula="of:=&quot;assertNotNull(pi.&quot;&amp;[.B195]&amp;&quot;);&quot;" office:value-type="string" office:string-value="assertNotNull(pi.PatientRaceIsMissing);">
            <text:p>assertNotNull(pi.PatientRaceIsMissing);</text:p>
          </table:table-cell>
          <table:table-cell table:formula="of:=UPPER(SUBSTITUTE(SUBSTITUTE(SUBSTITUTE([.I195];&quot; &quot;;&quot;_&quot;);&quot;'&quot;;&quot;&quot;);&quot;-&quot;;&quot;_&quot;)&amp;&quot;_&quot;&amp;SUBSTITUTE(SUBSTITUTE(SUBSTITUTE([.J195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4]=[.J195];[.I194]=[.I195]);&quot;&quot;;[.F195]&amp;&quot;,&quot;)">
            <text:p/>
          </table:table-cell>
          <table:table-cell table:formula="of:=&quot;addToFieldIssueMap(Field.&quot;&amp;[.F195]&amp;&quot;, &quot;&amp;[.B195]&amp;&quot;);&quot;" office:value-type="string" office:string-value="addToFieldIssueMap(Field.PATIENT_RACE, PatientRaceIsMissing);">
            <text:p>addToFieldIssueMap(Field.PATIENT_RACE, PatientRaceIsMissing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5]&amp;&quot;, '&quot;&amp;[.I195]&amp;&quot;', '&quot;&amp;[.J195]&amp;&quot;', '&quot;&amp;[.K195]&amp;&quot;', '&quot;&amp;[.L195]&amp;&quot;', '&quot;&amp;[.M195]&amp;&quot;', '&quot;&amp;[.N195]&amp;&quot;');&quot;" office:value-type="string" office:string-value="INSERT INTO dqa_potential_issue(issue_id, target_object, target_field, issue_type, field_value, default_action_code, change_priority) VALUES (195, 'Patient', 'race', 'is missing', '', 'A', 'May');">
            <text:p>INSERT INTO dqa_potential_issue(issue_id, target_object, target_field, issue_type, field_value, default_action_code, change_priority) VALUES (195, 'Patient', 'race', 'is missing', '', 'A', 'May');</text:p>
          </table:table-cell>
        </table:table-row>
        <table:table-row table:style-name="ro1">
          <table:table-cell table:formula="of:=ROW()" office:value-type="float" office:value="196">
            <text:p>196</text:p>
          </table:table-cell>
          <table:table-cell table:formula="of:=SUBSTITUTE(SUBSTITUTE(SUBSTITUTE(SUBSTITUTE(PROPER([.I196])&amp;PROPER([.J196])&amp;PROPER([.K196])&amp;PROPER([.L196]);&quot; &quot;;&quot;&quot;);&quot;-&quot;;&quot;&quot;);&quot;.&quot;;&quot;_&quot;);&quot;'&quot;;&quot;&quot;)" office:value-type="string" office:string-value="PatientRaceIsUnrecognized">
            <text:p>PatientRaceIsUnrecognized</text:p>
          </table:table-cell>
          <table:table-cell table:formula="of:=&quot;public PotentialIssue &quot;&amp;[.B196]&amp;&quot; = null;&quot;" office:value-type="string" office:string-value="public PotentialIssue PatientRaceIsUnrecognized = null;">
            <text:p>public PotentialIssue PatientRaceIsUnrecognized = null;</text:p>
          </table:table-cell>
          <table:table-cell table:formula="of:=[.B196]&amp;&quot; = getPotentialIssue(session, &quot;&amp;CHAR(34)&amp;[.I196]&amp;CHAR(34)&amp;&quot;, &quot;&amp;CHAR(34)&amp;SUBSTITUTE([.J196];&quot;''&quot;;&quot;'&quot;)&amp;CHAR(34)&amp;&quot;, &quot;&amp;CHAR(34)&amp;[.K196]&amp;CHAR(34)&amp;&quot;, &quot;&amp;CHAR(34)&amp;[.L196]&amp;CHAR(34)&amp;&quot;);&quot;" office:value-type="string" office:string-value="PatientRaceIsUnrecognized = getPotentialIssue(session, &quot;Patient&quot;, &quot;race&quot;, &quot;is unrecognized&quot;, &quot;&quot;);">
            <text:p>PatientRaceIsUnrecognized = getPotentialIssue(session, "Patient", "race", "is unrecognized", "");</text:p>
          </table:table-cell>
          <table:table-cell table:formula="of:=&quot;assertNotNull(pi.&quot;&amp;[.B196]&amp;&quot;);&quot;" office:value-type="string" office:string-value="assertNotNull(pi.PatientRaceIsUnrecognized);">
            <text:p>assertNotNull(pi.PatientRaceIsUnrecognized);</text:p>
          </table:table-cell>
          <table:table-cell table:formula="of:=UPPER(SUBSTITUTE(SUBSTITUTE(SUBSTITUTE([.I196];&quot; &quot;;&quot;_&quot;);&quot;'&quot;;&quot;&quot;);&quot;-&quot;;&quot;_&quot;)&amp;&quot;_&quot;&amp;SUBSTITUTE(SUBSTITUTE(SUBSTITUTE([.J196];&quot; &quot;;&quot;_&quot;);&quot;'&quot;;&quot;&quot;);&quot;-&quot;;&quot;_&quot;))" office:value-type="string" office:string-value="PATIENT_RACE">
            <text:p>PATIENT_RACE</text:p>
          </table:table-cell>
          <table:table-cell table:formula="of:=IF(AND([.J195]=[.J196];[.I195]=[.I196]);&quot;&quot;;[.F196]&amp;&quot;,&quot;)">
            <text:p/>
          </table:table-cell>
          <table:table-cell table:formula="of:=&quot;addToFieldIssueMap(Field.&quot;&amp;[.F196]&amp;&quot;, &quot;&amp;[.B196]&amp;&quot;);&quot;" office:value-type="string" office:string-value="addToFieldIssueMap(Field.PATIENT_RACE, PatientRaceIsUnrecognized);">
            <text:p>addToFieldIssueMap(Field.PATIENT_RACE, PatientRaceIsUnrecognized);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6]&amp;&quot;, '&quot;&amp;[.I196]&amp;&quot;', '&quot;&amp;[.J196]&amp;&quot;', '&quot;&amp;[.K196]&amp;&quot;', '&quot;&amp;[.L196]&amp;&quot;', '&quot;&amp;[.M196]&amp;&quot;', '&quot;&amp;[.N196]&amp;&quot;');&quot;" office:value-type="string" office:string-value="INSERT INTO dqa_potential_issue(issue_id, target_object, target_field, issue_type, field_value, default_action_code, change_priority) VALUES (196, 'Patient', 'race', 'is unrecognized', '', 'W', 'May');">
            <text:p>INSERT INTO dqa_potential_issue(issue_id, target_object, target_field, issue_type, field_value, default_action_code, change_priority) VALUES (196, 'Patient', 'race', 'is unrecognized', '', 'W', 'May');</text:p>
          </table:table-cell>
        </table:table-row>
        <table:table-row table:style-name="ro1">
          <table:table-cell table:formula="of:=ROW()" office:value-type="float" office:value="197">
            <text:p>197</text:p>
          </table:table-cell>
          <table:table-cell table:formula="of:=SUBSTITUTE(SUBSTITUTE(SUBSTITUTE(SUBSTITUTE(PROPER([.I197])&amp;PROPER([.J197])&amp;PROPER([.K197])&amp;PROPER([.L197]);&quot; &quot;;&quot;&quot;);&quot;-&quot;;&quot;&quot;);&quot;.&quot;;&quot;_&quot;);&quot;'&quot;;&quot;&quot;)" office:value-type="string" office:string-value="PatientRegistryIdIsMissing">
            <text:p>PatientRegistryIdIsMissing</text:p>
          </table:table-cell>
          <table:table-cell table:formula="of:=&quot;public PotentialIssue &quot;&amp;[.B197]&amp;&quot; = null;&quot;" office:value-type="string" office:string-value="public PotentialIssue PatientRegistryIdIsMissing = null;">
            <text:p>public PotentialIssue PatientRegistryIdIsMissing = null;</text:p>
          </table:table-cell>
          <table:table-cell table:formula="of:=[.B197]&amp;&quot; = getPotentialIssue(session, &quot;&amp;CHAR(34)&amp;[.I197]&amp;CHAR(34)&amp;&quot;, &quot;&amp;CHAR(34)&amp;SUBSTITUTE([.J197];&quot;''&quot;;&quot;'&quot;)&amp;CHAR(34)&amp;&quot;, &quot;&amp;CHAR(34)&amp;[.K197]&amp;CHAR(34)&amp;&quot;, &quot;&amp;CHAR(34)&amp;[.L197]&amp;CHAR(34)&amp;&quot;);&quot;" office:value-type="string" office:string-value="PatientRegistryIdIsMissing = getPotentialIssue(session, &quot;Patient&quot;, &quot;registry id&quot;, &quot;is missing&quot;, &quot;&quot;);">
            <text:p>PatientRegistryIdIsMissing = getPotentialIssue(session, "Patient", "registry id", "is missing", "");</text:p>
          </table:table-cell>
          <table:table-cell table:formula="of:=&quot;assertNotNull(pi.&quot;&amp;[.B197]&amp;&quot;);&quot;" office:value-type="string" office:string-value="assertNotNull(pi.PatientRegistryIdIsMissing);">
            <text:p>assertNotNull(pi.PatientRegistryIdIsMissing);</text:p>
          </table:table-cell>
          <table:table-cell table:formula="of:=UPPER(SUBSTITUTE(SUBSTITUTE(SUBSTITUTE([.I197];&quot; &quot;;&quot;_&quot;);&quot;'&quot;;&quot;&quot;);&quot;-&quot;;&quot;_&quot;)&amp;&quot;_&quot;&amp;SUBSTITUTE(SUBSTITUTE(SUBSTITUTE([.J197];&quot; &quot;;&quot;_&quot;);&quot;'&quot;;&quot;&quot;);&quot;-&quot;;&quot;_&quot;))" office:value-type="string" office:string-value="PATIENT_REGISTRY_ID">
            <text:p>PATIENT_REGISTRY_ID</text:p>
          </table:table-cell>
          <table:table-cell table:formula="of:=IF(AND([.J196]=[.J197];[.I196]=[.I197]);&quot;&quot;;[.F197]&amp;&quot;,&quot;)" office:value-type="string" office:string-value="PATIENT_REGISTRY_ID,">
            <text:p>PATIENT_REGISTRY_ID,</text:p>
          </table:table-cell>
          <table:table-cell table:formula="of:=&quot;addToFieldIssueMap(Field.&quot;&amp;[.F197]&amp;&quot;, &quot;&amp;[.B197]&amp;&quot;);&quot;" office:value-type="string" office:string-value="addToFieldIssueMap(Field.PATIENT_REGISTRY_ID, PatientRegistryIdIsMissing);">
            <text:p>addToFieldIssueMap(Field.PATIENT_REGISTRY_ID, PatientRegistryIdIsMissing);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7]&amp;&quot;, '&quot;&amp;[.I197]&amp;&quot;', '&quot;&amp;[.J197]&amp;&quot;', '&quot;&amp;[.K197]&amp;&quot;', '&quot;&amp;[.L197]&amp;&quot;', '&quot;&amp;[.M197]&amp;&quot;', '&quot;&amp;[.N197]&amp;&quot;');&quot;" office:value-type="string" office:string-value="INSERT INTO dqa_potential_issue(issue_id, target_object, target_field, issue_type, field_value, default_action_code, change_priority) VALUES (197, 'Patient', 'registry id', 'is missing', '', 'A', 'May');">
            <text:p>INSERT INTO dqa_potential_issue(issue_id, target_object, target_field, issue_type, field_value, default_action_code, change_priority) VALUES (197, 'Patient', 'registry id', 'is missing', '', 'A', 'May');</text:p>
          </table:table-cell>
        </table:table-row>
        <table:table-row table:style-name="ro1">
          <table:table-cell table:formula="of:=ROW()" office:value-type="float" office:value="198">
            <text:p>198</text:p>
          </table:table-cell>
          <table:table-cell table:formula="of:=SUBSTITUTE(SUBSTITUTE(SUBSTITUTE(SUBSTITUTE(PROPER([.I198])&amp;PROPER([.J198])&amp;PROPER([.K198])&amp;PROPER([.L198]);&quot; &quot;;&quot;&quot;);&quot;-&quot;;&quot;&quot;);&quot;.&quot;;&quot;_&quot;);&quot;'&quot;;&quot;&quot;)" office:value-type="string" office:string-value="PatientRegistryIdIsUnrecognized">
            <text:p>PatientRegistryIdIsUnrecognized</text:p>
          </table:table-cell>
          <table:table-cell table:formula="of:=&quot;public PotentialIssue &quot;&amp;[.B198]&amp;&quot; = null;&quot;" office:value-type="string" office:string-value="public PotentialIssue PatientRegistryIdIsUnrecognized = null;">
            <text:p>public PotentialIssue PatientRegistryIdIsUnrecognized = null;</text:p>
          </table:table-cell>
          <table:table-cell table:formula="of:=[.B198]&amp;&quot; = getPotentialIssue(session, &quot;&amp;CHAR(34)&amp;[.I198]&amp;CHAR(34)&amp;&quot;, &quot;&amp;CHAR(34)&amp;SUBSTITUTE([.J198];&quot;''&quot;;&quot;'&quot;)&amp;CHAR(34)&amp;&quot;, &quot;&amp;CHAR(34)&amp;[.K198]&amp;CHAR(34)&amp;&quot;, &quot;&amp;CHAR(34)&amp;[.L198]&amp;CHAR(34)&amp;&quot;);&quot;" office:value-type="string" office:string-value="PatientRegistryIdIsUnrecognized = getPotentialIssue(session, &quot;Patient&quot;, &quot;registry id&quot;, &quot;is unrecognized&quot;, &quot;&quot;);">
            <text:p>PatientRegistryIdIsUnrecognized = getPotentialIssue(session, "Patient", "registry id", "is unrecognized", "");</text:p>
          </table:table-cell>
          <table:table-cell table:formula="of:=&quot;assertNotNull(pi.&quot;&amp;[.B198]&amp;&quot;);&quot;" office:value-type="string" office:string-value="assertNotNull(pi.PatientRegistryIdIsUnrecognized);">
            <text:p>assertNotNull(pi.PatientRegistryIdIsUnrecognized);</text:p>
          </table:table-cell>
          <table:table-cell table:formula="of:=UPPER(SUBSTITUTE(SUBSTITUTE(SUBSTITUTE([.I198];&quot; &quot;;&quot;_&quot;);&quot;'&quot;;&quot;&quot;);&quot;-&quot;;&quot;_&quot;)&amp;&quot;_&quot;&amp;SUBSTITUTE(SUBSTITUTE(SUBSTITUTE([.J198];&quot; &quot;;&quot;_&quot;);&quot;'&quot;;&quot;&quot;);&quot;-&quot;;&quot;_&quot;))" office:value-type="string" office:string-value="PATIENT_REGISTRY_ID">
            <text:p>PATIENT_REGISTRY_ID</text:p>
          </table:table-cell>
          <table:table-cell table:formula="of:=IF(AND([.J197]=[.J198];[.I197]=[.I198]);&quot;&quot;;[.F198]&amp;&quot;,&quot;)">
            <text:p/>
          </table:table-cell>
          <table:table-cell table:formula="of:=&quot;addToFieldIssueMap(Field.&quot;&amp;[.F198]&amp;&quot;, &quot;&amp;[.B198]&amp;&quot;);&quot;" office:value-type="string" office:string-value="addToFieldIssueMap(Field.PATIENT_REGISTRY_ID, PatientRegistryIdIsUnrecognized);">
            <text:p>addToFieldIssueMap(Field.PATIENT_REGISTRY_ID, PatientRegistryIdIsUnrecognized);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198]&amp;&quot;, '&quot;&amp;[.I198]&amp;&quot;', '&quot;&amp;[.J198]&amp;&quot;', '&quot;&amp;[.K198]&amp;&quot;', '&quot;&amp;[.L198]&amp;&quot;', '&quot;&amp;[.M198]&amp;&quot;', '&quot;&amp;[.N198]&amp;&quot;');&quot;" office:value-type="string" office:string-value="INSERT INTO dqa_potential_issue(issue_id, target_object, target_field, issue_type, field_value, default_action_code, change_priority) VALUES (198, 'Patient', 'registry id', 'is unrecognized', '', 'A', 'May');">
            <text:p>INSERT INTO dqa_potential_issue(issue_id, target_object, target_field, issue_type, field_value, default_action_code, change_priority) VALUES (198, 'Patient', 'registry id', 'is unrecognized', '', 'A', 'May');</text:p>
          </table:table-cell>
        </table:table-row>
        <table:table-row table:style-name="ro1">
          <table:table-cell table:formula="of:=ROW()" office:value-type="float" office:value="199">
            <text:p>199</text:p>
          </table:table-cell>
          <table:table-cell table:formula="of:=SUBSTITUTE(SUBSTITUTE(SUBSTITUTE(SUBSTITUTE(PROPER([.I199])&amp;PROPER([.J199])&amp;PROPER([.K199])&amp;PROPER([.L199]);&quot; &quot;;&quot;&quot;);&quot;-&quot;;&quot;&quot;);&quot;.&quot;;&quot;_&quot;);&quot;'&quot;;&quot;&quot;)" office:value-type="string" office:string-value="PatientSsnIsInvalid">
            <text:p>PatientSsnIsInvalid</text:p>
          </table:table-cell>
          <table:table-cell table:formula="of:=&quot;public PotentialIssue &quot;&amp;[.B199]&amp;&quot; = null;&quot;" office:value-type="string" office:string-value="public PotentialIssue PatientSsnIsInvalid = null;">
            <text:p>public PotentialIssue PatientSsnIsInvalid = null;</text:p>
          </table:table-cell>
          <table:table-cell table:formula="of:=[.B199]&amp;&quot; = getPotentialIssue(session, &quot;&amp;CHAR(34)&amp;[.I199]&amp;CHAR(34)&amp;&quot;, &quot;&amp;CHAR(34)&amp;SUBSTITUTE([.J199];&quot;''&quot;;&quot;'&quot;)&amp;CHAR(34)&amp;&quot;, &quot;&amp;CHAR(34)&amp;[.K199]&amp;CHAR(34)&amp;&quot;, &quot;&amp;CHAR(34)&amp;[.L199]&amp;CHAR(34)&amp;&quot;);&quot;" office:value-type="string" office:string-value="PatientSsnIsInvalid = getPotentialIssue(session, &quot;Patient&quot;, &quot;SSN&quot;, &quot;is invalid&quot;, &quot;&quot;);">
            <text:p>PatientSsnIsInvalid = getPotentialIssue(session, "Patient", "SSN", "is invalid", "");</text:p>
          </table:table-cell>
          <table:table-cell table:formula="of:=&quot;assertNotNull(pi.&quot;&amp;[.B199]&amp;&quot;);&quot;" office:value-type="string" office:string-value="assertNotNull(pi.PatientSsnIsInvalid);">
            <text:p>assertNotNull(pi.PatientSsnIsInvalid);</text:p>
          </table:table-cell>
          <table:table-cell table:formula="of:=UPPER(SUBSTITUTE(SUBSTITUTE(SUBSTITUTE([.I199];&quot; &quot;;&quot;_&quot;);&quot;'&quot;;&quot;&quot;);&quot;-&quot;;&quot;_&quot;)&amp;&quot;_&quot;&amp;SUBSTITUTE(SUBSTITUTE(SUBSTITUTE([.J199];&quot; &quot;;&quot;_&quot;);&quot;'&quot;;&quot;&quot;);&quot;-&quot;;&quot;_&quot;))" office:value-type="string" office:string-value="PATIENT_SSN">
            <text:p>PATIENT_SSN</text:p>
          </table:table-cell>
          <table:table-cell table:formula="of:=IF(AND([.J198]=[.J199];[.I198]=[.I199]);&quot;&quot;;[.F199]&amp;&quot;,&quot;)" office:value-type="string" office:string-value="PATIENT_SSN,">
            <text:p>PATIENT_SSN,</text:p>
          </table:table-cell>
          <table:table-cell table:formula="of:=&quot;addToFieldIssueMap(Field.&quot;&amp;[.F199]&amp;&quot;, &quot;&amp;[.B199]&amp;&quot;);&quot;" office:value-type="string" office:string-value="addToFieldIssueMap(Field.PATIENT_SSN, PatientSsnIsInvalid);">
            <text:p>addToFieldIssueMap(Field.PATIENT_SSN, PatientSsnIsInvalid);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199]&amp;&quot;, '&quot;&amp;[.I199]&amp;&quot;', '&quot;&amp;[.J199]&amp;&quot;', '&quot;&amp;[.K199]&amp;&quot;', '&quot;&amp;[.L199]&amp;&quot;', '&quot;&amp;[.M199]&amp;&quot;', '&quot;&amp;[.N199]&amp;&quot;');&quot;" office:value-type="string" office:string-value="INSERT INTO dqa_potential_issue(issue_id, target_object, target_field, issue_type, field_value, default_action_code, change_priority) VALUES (199, 'Patient', 'SSN', 'is invalid', '', 'W', 'May');">
            <text:p>INSERT INTO dqa_potential_issue(issue_id, target_object, target_field, issue_type, field_value, default_action_code, change_priority) VALUES (199, 'Patient', 'SSN', 'is invalid', '', 'W', 'May');</text:p>
          </table:table-cell>
        </table:table-row>
        <table:table-row table:style-name="ro1">
          <table:table-cell table:formula="of:=ROW()" office:value-type="float" office:value="200">
            <text:p>200</text:p>
          </table:table-cell>
          <table:table-cell table:formula="of:=SUBSTITUTE(SUBSTITUTE(SUBSTITUTE(SUBSTITUTE(PROPER([.I200])&amp;PROPER([.J200])&amp;PROPER([.K200])&amp;PROPER([.L200]);&quot; &quot;;&quot;&quot;);&quot;-&quot;;&quot;&quot;);&quot;.&quot;;&quot;_&quot;);&quot;'&quot;;&quot;&quot;)" office:value-type="string" office:string-value="PatientSsnIsMissing">
            <text:p>PatientSsnIsMissing</text:p>
          </table:table-cell>
          <table:table-cell table:formula="of:=&quot;public PotentialIssue &quot;&amp;[.B200]&amp;&quot; = null;&quot;" office:value-type="string" office:string-value="public PotentialIssue PatientSsnIsMissing = null;">
            <text:p>public PotentialIssue PatientSsnIsMissing = null;</text:p>
          </table:table-cell>
          <table:table-cell table:formula="of:=[.B200]&amp;&quot; = getPotentialIssue(session, &quot;&amp;CHAR(34)&amp;[.I200]&amp;CHAR(34)&amp;&quot;, &quot;&amp;CHAR(34)&amp;SUBSTITUTE([.J200];&quot;''&quot;;&quot;'&quot;)&amp;CHAR(34)&amp;&quot;, &quot;&amp;CHAR(34)&amp;[.K200]&amp;CHAR(34)&amp;&quot;, &quot;&amp;CHAR(34)&amp;[.L200]&amp;CHAR(34)&amp;&quot;);&quot;" office:value-type="string" office:string-value="PatientSsnIsMissing = getPotentialIssue(session, &quot;Patient&quot;, &quot;SSN&quot;, &quot;is missing&quot;, &quot;&quot;);">
            <text:p>PatientSsnIsMissing = getPotentialIssue(session, "Patient", "SSN", "is missing", "");</text:p>
          </table:table-cell>
          <table:table-cell table:formula="of:=&quot;assertNotNull(pi.&quot;&amp;[.B200]&amp;&quot;);&quot;" office:value-type="string" office:string-value="assertNotNull(pi.PatientSsnIsMissing);">
            <text:p>assertNotNull(pi.PatientSsnIsMissing);</text:p>
          </table:table-cell>
          <table:table-cell table:formula="of:=UPPER(SUBSTITUTE(SUBSTITUTE(SUBSTITUTE([.I200];&quot; &quot;;&quot;_&quot;);&quot;'&quot;;&quot;&quot;);&quot;-&quot;;&quot;_&quot;)&amp;&quot;_&quot;&amp;SUBSTITUTE(SUBSTITUTE(SUBSTITUTE([.J200];&quot; &quot;;&quot;_&quot;);&quot;'&quot;;&quot;&quot;);&quot;-&quot;;&quot;_&quot;))" office:value-type="string" office:string-value="PATIENT_SSN">
            <text:p>PATIENT_SSN</text:p>
          </table:table-cell>
          <table:table-cell table:formula="of:=IF(AND([.J199]=[.J200];[.I199]=[.I200]);&quot;&quot;;[.F200]&amp;&quot;,&quot;)">
            <text:p/>
          </table:table-cell>
          <table:table-cell table:formula="of:=&quot;addToFieldIssueMap(Field.&quot;&amp;[.F200]&amp;&quot;, &quot;&amp;[.B200]&amp;&quot;);&quot;" office:value-type="string" office:string-value="addToFieldIssueMap(Field.PATIENT_SSN, PatientSsnIsMissing);">
            <text:p>addToFieldIssueMap(Field.PATIENT_SSN, PatientSsnIsMissing);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0]&amp;&quot;, '&quot;&amp;[.I200]&amp;&quot;', '&quot;&amp;[.J200]&amp;&quot;', '&quot;&amp;[.K200]&amp;&quot;', '&quot;&amp;[.L200]&amp;&quot;', '&quot;&amp;[.M200]&amp;&quot;', '&quot;&amp;[.N200]&amp;&quot;');&quot;" office:value-type="string" office:string-value="INSERT INTO dqa_potential_issue(issue_id, target_object, target_field, issue_type, field_value, default_action_code, change_priority) VALUES (200, 'Patient', 'SSN', 'is missing', '', 'A', 'May');">
            <text:p>INSERT INTO dqa_potential_issue(issue_id, target_object, target_field, issue_type, field_value, default_action_code, change_priority) VALUES (200, 'Patient', 'SSN', 'is missing', '', 'A', 'May');</text:p>
          </table:table-cell>
        </table:table-row>
        <table:table-row table:style-name="ro1">
          <table:table-cell table:formula="of:=ROW()" office:value-type="float" office:value="201">
            <text:p>201</text:p>
          </table:table-cell>
          <table:table-cell table:formula="of:=SUBSTITUTE(SUBSTITUTE(SUBSTITUTE(SUBSTITUTE(PROPER([.I201])&amp;PROPER([.J201])&amp;PROPER([.K201])&amp;PROPER([.L201]);&quot; &quot;;&quot;&quot;);&quot;-&quot;;&quot;&quot;);&quot;.&quot;;&quot;_&quot;);&quot;'&quot;;&quot;&quot;)" office:value-type="string" office:string-value="PatientSubmitterIdIsMissing">
            <text:p>PatientSubmitterIdIsMissing</text:p>
          </table:table-cell>
          <table:table-cell table:formula="of:=&quot;public PotentialIssue &quot;&amp;[.B201]&amp;&quot; = null;&quot;" office:value-type="string" office:string-value="public PotentialIssue PatientSubmitterIdIsMissing = null;">
            <text:p>public PotentialIssue PatientSubmitterIdIsMissing = null;</text:p>
          </table:table-cell>
          <table:table-cell table:formula="of:=[.B201]&amp;&quot; = getPotentialIssue(session, &quot;&amp;CHAR(34)&amp;[.I201]&amp;CHAR(34)&amp;&quot;, &quot;&amp;CHAR(34)&amp;SUBSTITUTE([.J201];&quot;''&quot;;&quot;'&quot;)&amp;CHAR(34)&amp;&quot;, &quot;&amp;CHAR(34)&amp;[.K201]&amp;CHAR(34)&amp;&quot;, &quot;&amp;CHAR(34)&amp;[.L201]&amp;CHAR(34)&amp;&quot;);&quot;" office:value-type="string" office:string-value="PatientSubmitterIdIsMissing = getPotentialIssue(session, &quot;Patient&quot;, &quot;submitter id&quot;, &quot;is missing&quot;, &quot;&quot;);">
            <text:p>PatientSubmitterIdIsMissing = getPotentialIssue(session, "Patient", "submitter id", "is missing", "");</text:p>
          </table:table-cell>
          <table:table-cell table:formula="of:=&quot;assertNotNull(pi.&quot;&amp;[.B201]&amp;&quot;);&quot;" office:value-type="string" office:string-value="assertNotNull(pi.PatientSubmitterIdIsMissing);">
            <text:p>assertNotNull(pi.PatientSubmitterIdIsMissing);</text:p>
          </table:table-cell>
          <table:table-cell table:formula="of:=UPPER(SUBSTITUTE(SUBSTITUTE(SUBSTITUTE([.I201];&quot; &quot;;&quot;_&quot;);&quot;'&quot;;&quot;&quot;);&quot;-&quot;;&quot;_&quot;)&amp;&quot;_&quot;&amp;SUBSTITUTE(SUBSTITUTE(SUBSTITUTE([.J201];&quot; &quot;;&quot;_&quot;);&quot;'&quot;;&quot;&quot;);&quot;-&quot;;&quot;_&quot;))" office:value-type="string" office:string-value="PATIENT_SUBMITTER_ID">
            <text:p>PATIENT_SUBMITTER_ID</text:p>
          </table:table-cell>
          <table:table-cell table:formula="of:=IF(AND([.J200]=[.J201];[.I200]=[.I201]);&quot;&quot;;[.F201]&amp;&quot;,&quot;)" office:value-type="string" office:string-value="PATIENT_SUBMITTER_ID,">
            <text:p>PATIENT_SUBMITTER_ID,</text:p>
          </table:table-cell>
          <table:table-cell table:formula="of:=&quot;addToFieldIssueMap(Field.&quot;&amp;[.F201]&amp;&quot;, &quot;&amp;[.B201]&amp;&quot;);&quot;" office:value-type="string" office:string-value="addToFieldIssueMap(Field.PATIENT_SUBMITTER_ID, PatientSubmitterIdIsMissing);">
            <text:p>addToFieldIssueMap(Field.PATIENT_SUBMITTER_ID, PatientSubmitterIdIsMissing);</text:p>
          </table:table-cell>
          <table:table-cell office:value-type="string">
            <text:p>Patient</text:p>
          </table:table-cell>
          <table:table-cell office:value-type="string">
            <text:p>submitter id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table:formula="of:=[.O$1]&amp;&quot;(&quot;&amp;[.A201]&amp;&quot;, '&quot;&amp;[.I201]&amp;&quot;', '&quot;&amp;[.J201]&amp;&quot;', '&quot;&amp;[.K201]&amp;&quot;', '&quot;&amp;[.L201]&amp;&quot;', '&quot;&amp;[.M201]&amp;&quot;', '&quot;&amp;[.N201]&amp;&quot;');&quot;" office:value-type="string" office:string-value="INSERT INTO dqa_potential_issue(issue_id, target_object, target_field, issue_type, field_value, default_action_code, change_priority) VALUES (201, 'Patient', 'submitter id', 'is missing', '', 'E', 'Blocked');">
            <text:p>INSERT INTO dqa_potential_issue(issue_id, target_object, target_field, issue_type, field_value, default_action_code, change_priority) VALUES (201, 'Patient', 'submitter id', 'is missing', '', 'E', 'Blocked');</text:p>
          </table:table-cell>
        </table:table-row>
        <table:table-row table:style-name="ro1">
          <table:table-cell table:formula="of:=ROW()" office:value-type="float" office:value="202">
            <text:p>202</text:p>
          </table:table-cell>
          <table:table-cell table:formula="of:=SUBSTITUTE(SUBSTITUTE(SUBSTITUTE(SUBSTITUTE(PROPER([.I202])&amp;PROPER([.J202])&amp;PROPER([.K202])&amp;PROPER([.L202]);&quot; &quot;;&quot;&quot;);&quot;-&quot;;&quot;&quot;);&quot;.&quot;;&quot;_&quot;);&quot;'&quot;;&quot;&quot;)" office:value-type="string" office:string-value="PatientVfcEffectiveDateIsBeforeBirth">
            <text:p>PatientVfcEffectiveDateIsBeforeBirth</text:p>
          </table:table-cell>
          <table:table-cell table:formula="of:=&quot;public PotentialIssue &quot;&amp;[.B202]&amp;&quot; = null;&quot;" office:value-type="string" office:string-value="public PotentialIssue PatientVfcEffectiveDateIsBeforeBirth = null;">
            <text:p>public PotentialIssue PatientVfcEffectiveDateIsBeforeBirth = null;</text:p>
          </table:table-cell>
          <table:table-cell table:formula="of:=[.B202]&amp;&quot; = getPotentialIssue(session, &quot;&amp;CHAR(34)&amp;[.I202]&amp;CHAR(34)&amp;&quot;, &quot;&amp;CHAR(34)&amp;SUBSTITUTE([.J202];&quot;''&quot;;&quot;'&quot;)&amp;CHAR(34)&amp;&quot;, &quot;&amp;CHAR(34)&amp;[.K202]&amp;CHAR(34)&amp;&quot;, &quot;&amp;CHAR(34)&amp;[.L202]&amp;CHAR(34)&amp;&quot;);&quot;" office:value-type="string" office:string-value="PatientVfcEffectiveDateIsBeforeBirth = getPotentialIssue(session, &quot;Patient&quot;, &quot;VFC effective date&quot;, &quot;is before birth&quot;, &quot;&quot;);">
            <text:p>PatientVfcEffectiveDateIsBeforeBirth = getPotentialIssue(session, "Patient", "VFC effective date", "is before birth", "");</text:p>
          </table:table-cell>
          <table:table-cell table:formula="of:=&quot;assertNotNull(pi.&quot;&amp;[.B202]&amp;&quot;);&quot;" office:value-type="string" office:string-value="assertNotNull(pi.PatientVfcEffectiveDateIsBeforeBirth);">
            <text:p>assertNotNull(pi.PatientVfcEffectiveDateIsBeforeBirth);</text:p>
          </table:table-cell>
          <table:table-cell table:formula="of:=UPPER(SUBSTITUTE(SUBSTITUTE(SUBSTITUTE([.I202];&quot; &quot;;&quot;_&quot;);&quot;'&quot;;&quot;&quot;);&quot;-&quot;;&quot;_&quot;)&amp;&quot;_&quot;&amp;SUBSTITUTE(SUBSTITUTE(SUBSTITUTE([.J202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1]=[.J202];[.I201]=[.I202]);&quot;&quot;;[.F202]&amp;&quot;,&quot;)" office:value-type="string" office:string-value="PATIENT_VFC_EFFECTIVE_DATE,">
            <text:p>PATIENT_VFC_EFFECTIVE_DATE,</text:p>
          </table:table-cell>
          <table:table-cell table:formula="of:=&quot;addToFieldIssueMap(Field.&quot;&amp;[.F202]&amp;&quot;, &quot;&amp;[.B202]&amp;&quot;);&quot;" office:value-type="string" office:string-value="addToFieldIssueMap(Field.PATIENT_VFC_EFFECTIVE_DATE, PatientVfcEffectiveDateIsBeforeBirth);">
            <text:p>addToFieldIssueMap(Field.PATIENT_VFC_EFFECTIVE_DATE, PatientVfcEffectiveDateIsBeforeBirth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2]&amp;&quot;, '&quot;&amp;[.I202]&amp;&quot;', '&quot;&amp;[.J202]&amp;&quot;', '&quot;&amp;[.K202]&amp;&quot;', '&quot;&amp;[.L202]&amp;&quot;', '&quot;&amp;[.M202]&amp;&quot;', '&quot;&amp;[.N202]&amp;&quot;');&quot;" office:value-type="string" office:string-value="INSERT INTO dqa_potential_issue(issue_id, target_object, target_field, issue_type, field_value, default_action_code, change_priority) VALUES (202, 'Patient', 'VFC effective date', 'is before birth', '', 'E', 'May');">
            <text:p>INSERT INTO dqa_potential_issue(issue_id, target_object, target_field, issue_type, field_value, default_action_code, change_priority) VALUES (202, 'Patient', 'VFC effective date', 'is before birth', '', 'E', 'May');</text:p>
          </table:table-cell>
        </table:table-row>
        <table:table-row table:style-name="ro1">
          <table:table-cell table:formula="of:=ROW()" office:value-type="float" office:value="203">
            <text:p>203</text:p>
          </table:table-cell>
          <table:table-cell table:formula="of:=SUBSTITUTE(SUBSTITUTE(SUBSTITUTE(SUBSTITUTE(PROPER([.I203])&amp;PROPER([.J203])&amp;PROPER([.K203])&amp;PROPER([.L203]);&quot; &quot;;&quot;&quot;);&quot;-&quot;;&quot;&quot;);&quot;.&quot;;&quot;_&quot;);&quot;'&quot;;&quot;&quot;)" office:value-type="string" office:string-value="PatientVfcEffectiveDateIsInFuture">
            <text:p>PatientVfcEffectiveDateIsInFuture</text:p>
          </table:table-cell>
          <table:table-cell table:formula="of:=&quot;public PotentialIssue &quot;&amp;[.B203]&amp;&quot; = null;&quot;" office:value-type="string" office:string-value="public PotentialIssue PatientVfcEffectiveDateIsInFuture = null;">
            <text:p>public PotentialIssue PatientVfcEffectiveDateIsInFuture = null;</text:p>
          </table:table-cell>
          <table:table-cell table:formula="of:=[.B203]&amp;&quot; = getPotentialIssue(session, &quot;&amp;CHAR(34)&amp;[.I203]&amp;CHAR(34)&amp;&quot;, &quot;&amp;CHAR(34)&amp;SUBSTITUTE([.J203];&quot;''&quot;;&quot;'&quot;)&amp;CHAR(34)&amp;&quot;, &quot;&amp;CHAR(34)&amp;[.K203]&amp;CHAR(34)&amp;&quot;, &quot;&amp;CHAR(34)&amp;[.L203]&amp;CHAR(34)&amp;&quot;);&quot;" office:value-type="string" office:string-value="PatientVfcEffectiveDateIsInFuture = getPotentialIssue(session, &quot;Patient&quot;, &quot;VFC effective date&quot;, &quot;is in future&quot;, &quot;&quot;);">
            <text:p>PatientVfcEffectiveDateIsInFuture = getPotentialIssue(session, "Patient", "VFC effective date", "is in future", "");</text:p>
          </table:table-cell>
          <table:table-cell table:formula="of:=&quot;assertNotNull(pi.&quot;&amp;[.B203]&amp;&quot;);&quot;" office:value-type="string" office:string-value="assertNotNull(pi.PatientVfcEffectiveDateIsInFuture);">
            <text:p>assertNotNull(pi.PatientVfcEffectiveDateIsInFuture);</text:p>
          </table:table-cell>
          <table:table-cell table:formula="of:=UPPER(SUBSTITUTE(SUBSTITUTE(SUBSTITUTE([.I203];&quot; &quot;;&quot;_&quot;);&quot;'&quot;;&quot;&quot;);&quot;-&quot;;&quot;_&quot;)&amp;&quot;_&quot;&amp;SUBSTITUTE(SUBSTITUTE(SUBSTITUTE([.J203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2]=[.J203];[.I202]=[.I203]);&quot;&quot;;[.F203]&amp;&quot;,&quot;)">
            <text:p/>
          </table:table-cell>
          <table:table-cell table:formula="of:=&quot;addToFieldIssueMap(Field.&quot;&amp;[.F203]&amp;&quot;, &quot;&amp;[.B203]&amp;&quot;);&quot;" office:value-type="string" office:string-value="addToFieldIssueMap(Field.PATIENT_VFC_EFFECTIVE_DATE, PatientVfcEffectiveDateIsInFuture);">
            <text:p>addToFieldIssueMap(Field.PATIENT_VFC_EFFECTIVE_DATE, PatientVfcEffectiveDateIsInFuture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3]&amp;&quot;, '&quot;&amp;[.I203]&amp;&quot;', '&quot;&amp;[.J203]&amp;&quot;', '&quot;&amp;[.K203]&amp;&quot;', '&quot;&amp;[.L203]&amp;&quot;', '&quot;&amp;[.M203]&amp;&quot;', '&quot;&amp;[.N203]&amp;&quot;');&quot;" office:value-type="string" office:string-value="INSERT INTO dqa_potential_issue(issue_id, target_object, target_field, issue_type, field_value, default_action_code, change_priority) VALUES (203, 'Patient', 'VFC effective date', 'is in future', '', 'E', 'May');">
            <text:p>INSERT INTO dqa_potential_issue(issue_id, target_object, target_field, issue_type, field_value, default_action_code, change_priority) VALUES (203, 'Patient', 'VFC effective date', 'is in future', '', 'E', 'May');</text:p>
          </table:table-cell>
        </table:table-row>
        <table:table-row table:style-name="ro1">
          <table:table-cell table:formula="of:=ROW()" office:value-type="float" office:value="204">
            <text:p>204</text:p>
          </table:table-cell>
          <table:table-cell table:formula="of:=SUBSTITUTE(SUBSTITUTE(SUBSTITUTE(SUBSTITUTE(PROPER([.I204])&amp;PROPER([.J204])&amp;PROPER([.K204])&amp;PROPER([.L204]);&quot; &quot;;&quot;&quot;);&quot;-&quot;;&quot;&quot;);&quot;.&quot;;&quot;_&quot;);&quot;'&quot;;&quot;&quot;)" office:value-type="string" office:string-value="PatientVfcEffectiveDateIsInvalid">
            <text:p>PatientVfcEffectiveDateIsInvalid</text:p>
          </table:table-cell>
          <table:table-cell table:formula="of:=&quot;public PotentialIssue &quot;&amp;[.B204]&amp;&quot; = null;&quot;" office:value-type="string" office:string-value="public PotentialIssue PatientVfcEffectiveDateIsInvalid = null;">
            <text:p>public PotentialIssue PatientVfcEffectiveDateIsInvalid = null;</text:p>
          </table:table-cell>
          <table:table-cell table:formula="of:=[.B204]&amp;&quot; = getPotentialIssue(session, &quot;&amp;CHAR(34)&amp;[.I204]&amp;CHAR(34)&amp;&quot;, &quot;&amp;CHAR(34)&amp;SUBSTITUTE([.J204];&quot;''&quot;;&quot;'&quot;)&amp;CHAR(34)&amp;&quot;, &quot;&amp;CHAR(34)&amp;[.K204]&amp;CHAR(34)&amp;&quot;, &quot;&amp;CHAR(34)&amp;[.L204]&amp;CHAR(34)&amp;&quot;);&quot;" office:value-type="string" office:string-value="PatientVfcEffectiveDateIsInvalid = getPotentialIssue(session, &quot;Patient&quot;, &quot;VFC effective date&quot;, &quot;is invalid&quot;, &quot;&quot;);">
            <text:p>PatientVfcEffectiveDateIsInvalid = getPotentialIssue(session, "Patient", "VFC effective date", "is invalid", "");</text:p>
          </table:table-cell>
          <table:table-cell table:formula="of:=&quot;assertNotNull(pi.&quot;&amp;[.B204]&amp;&quot;);&quot;" office:value-type="string" office:string-value="assertNotNull(pi.PatientVfcEffectiveDateIsInvalid);">
            <text:p>assertNotNull(pi.PatientVfcEffectiveDateIsInvalid);</text:p>
          </table:table-cell>
          <table:table-cell table:formula="of:=UPPER(SUBSTITUTE(SUBSTITUTE(SUBSTITUTE([.I204];&quot; &quot;;&quot;_&quot;);&quot;'&quot;;&quot;&quot;);&quot;-&quot;;&quot;_&quot;)&amp;&quot;_&quot;&amp;SUBSTITUTE(SUBSTITUTE(SUBSTITUTE([.J204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3]=[.J204];[.I203]=[.I204]);&quot;&quot;;[.F204]&amp;&quot;,&quot;)">
            <text:p/>
          </table:table-cell>
          <table:table-cell table:formula="of:=&quot;addToFieldIssueMap(Field.&quot;&amp;[.F204]&amp;&quot;, &quot;&amp;[.B204]&amp;&quot;);&quot;" office:value-type="string" office:string-value="addToFieldIssueMap(Field.PATIENT_VFC_EFFECTIVE_DATE, PatientVfcEffectiveDateIsInvalid);">
            <text:p>addToFieldIssueMap(Field.PATIENT_VFC_EFFECTIVE_DATE, PatientVfcEffectiveDateIsInvalid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04]&amp;&quot;, '&quot;&amp;[.I204]&amp;&quot;', '&quot;&amp;[.J204]&amp;&quot;', '&quot;&amp;[.K204]&amp;&quot;', '&quot;&amp;[.L204]&amp;&quot;', '&quot;&amp;[.M204]&amp;&quot;', '&quot;&amp;[.N204]&amp;&quot;');&quot;" office:value-type="string" office:string-value="INSERT INTO dqa_potential_issue(issue_id, target_object, target_field, issue_type, field_value, default_action_code, change_priority) VALUES (204, 'Patient', 'VFC effective date', 'is invalid', '', 'E', 'May');">
            <text:p>INSERT INTO dqa_potential_issue(issue_id, target_object, target_field, issue_type, field_value, default_action_code, change_priority) VALUES (204, 'Patient', 'VFC effective date', 'is invalid', '', 'E', 'May');</text:p>
          </table:table-cell>
        </table:table-row>
        <table:table-row table:style-name="ro1">
          <table:table-cell table:formula="of:=ROW()" office:value-type="float" office:value="205">
            <text:p>205</text:p>
          </table:table-cell>
          <table:table-cell table:formula="of:=SUBSTITUTE(SUBSTITUTE(SUBSTITUTE(SUBSTITUTE(PROPER([.I205])&amp;PROPER([.J205])&amp;PROPER([.K205])&amp;PROPER([.L205]);&quot; &quot;;&quot;&quot;);&quot;-&quot;;&quot;&quot;);&quot;.&quot;;&quot;_&quot;);&quot;'&quot;;&quot;&quot;)" office:value-type="string" office:string-value="PatientVfcEffectiveDateIsMissing">
            <text:p>PatientVfcEffectiveDateIsMissing</text:p>
          </table:table-cell>
          <table:table-cell table:formula="of:=&quot;public PotentialIssue &quot;&amp;[.B205]&amp;&quot; = null;&quot;" office:value-type="string" office:string-value="public PotentialIssue PatientVfcEffectiveDateIsMissing = null;">
            <text:p>public PotentialIssue PatientVfcEffectiveDateIsMissing = null;</text:p>
          </table:table-cell>
          <table:table-cell table:formula="of:=[.B205]&amp;&quot; = getPotentialIssue(session, &quot;&amp;CHAR(34)&amp;[.I205]&amp;CHAR(34)&amp;&quot;, &quot;&amp;CHAR(34)&amp;SUBSTITUTE([.J205];&quot;''&quot;;&quot;'&quot;)&amp;CHAR(34)&amp;&quot;, &quot;&amp;CHAR(34)&amp;[.K205]&amp;CHAR(34)&amp;&quot;, &quot;&amp;CHAR(34)&amp;[.L205]&amp;CHAR(34)&amp;&quot;);&quot;" office:value-type="string" office:string-value="PatientVfcEffectiveDateIsMissing = getPotentialIssue(session, &quot;Patient&quot;, &quot;VFC effective date&quot;, &quot;is missing&quot;, &quot;&quot;);">
            <text:p>PatientVfcEffectiveDateIsMissing = getPotentialIssue(session, "Patient", "VFC effective date", "is missing", "");</text:p>
          </table:table-cell>
          <table:table-cell table:formula="of:=&quot;assertNotNull(pi.&quot;&amp;[.B205]&amp;&quot;);&quot;" office:value-type="string" office:string-value="assertNotNull(pi.PatientVfcEffectiveDateIsMissing);">
            <text:p>assertNotNull(pi.PatientVfcEffectiveDateIsMissing);</text:p>
          </table:table-cell>
          <table:table-cell table:formula="of:=UPPER(SUBSTITUTE(SUBSTITUTE(SUBSTITUTE([.I205];&quot; &quot;;&quot;_&quot;);&quot;'&quot;;&quot;&quot;);&quot;-&quot;;&quot;_&quot;)&amp;&quot;_&quot;&amp;SUBSTITUTE(SUBSTITUTE(SUBSTITUTE([.J205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table:formula="of:=IF(AND([.J204]=[.J205];[.I204]=[.I205]);&quot;&quot;;[.F205]&amp;&quot;,&quot;)">
            <text:p/>
          </table:table-cell>
          <table:table-cell table:formula="of:=&quot;addToFieldIssueMap(Field.&quot;&amp;[.F205]&amp;&quot;, &quot;&amp;[.B205]&amp;&quot;);&quot;" office:value-type="string" office:string-value="addToFieldIssueMap(Field.PATIENT_VFC_EFFECTIVE_DATE, PatientVfcEffectiveDateIsMissing);">
            <text:p>addToFieldIssueMap(Field.PATIENT_VFC_EFFECTIVE_DATE, PatientVfcEffectiveDateIsMissing);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5]&amp;&quot;, '&quot;&amp;[.I205]&amp;&quot;', '&quot;&amp;[.J205]&amp;&quot;', '&quot;&amp;[.K205]&amp;&quot;', '&quot;&amp;[.L205]&amp;&quot;', '&quot;&amp;[.M205]&amp;&quot;', '&quot;&amp;[.N205]&amp;&quot;');&quot;" office:value-type="string" office:string-value="INSERT INTO dqa_potential_issue(issue_id, target_object, target_field, issue_type, field_value, default_action_code, change_priority) VALUES (205, 'Patient', 'VFC effective date', 'is missing', '', 'A', 'May');">
            <text:p>INSERT INTO dqa_potential_issue(issue_id, target_object, target_field, issue_type, field_value, default_action_code, change_priority) VALUES (205, 'Patient', 'VFC effective date', 'is missing', '', 'A', 'May');</text:p>
          </table:table-cell>
        </table:table-row>
        <table:table-row table:style-name="ro1">
          <table:table-cell table:formula="of:=ROW()" office:value-type="float" office:value="206">
            <text:p>206</text:p>
          </table:table-cell>
          <table:table-cell table:formula="of:=SUBSTITUTE(SUBSTITUTE(SUBSTITUTE(SUBSTITUTE(PROPER([.I206])&amp;PROPER([.J206])&amp;PROPER([.K206])&amp;PROPER([.L206]);&quot; &quot;;&quot;&quot;);&quot;-&quot;;&quot;&quot;);&quot;.&quot;;&quot;_&quot;);&quot;'&quot;;&quot;&quot;)" office:value-type="string" office:string-value="PatientVfcStatusIsDeprecated">
            <text:p>PatientVfcStatusIsDeprecated</text:p>
          </table:table-cell>
          <table:table-cell table:formula="of:=&quot;public PotentialIssue &quot;&amp;[.B206]&amp;&quot; = null;&quot;" office:value-type="string" office:string-value="public PotentialIssue PatientVfcStatusIsDeprecated = null;">
            <text:p>public PotentialIssue PatientVfcStatusIsDeprecated = null;</text:p>
          </table:table-cell>
          <table:table-cell table:formula="of:=[.B206]&amp;&quot; = getPotentialIssue(session, &quot;&amp;CHAR(34)&amp;[.I206]&amp;CHAR(34)&amp;&quot;, &quot;&amp;CHAR(34)&amp;SUBSTITUTE([.J206];&quot;''&quot;;&quot;'&quot;)&amp;CHAR(34)&amp;&quot;, &quot;&amp;CHAR(34)&amp;[.K206]&amp;CHAR(34)&amp;&quot;, &quot;&amp;CHAR(34)&amp;[.L206]&amp;CHAR(34)&amp;&quot;);&quot;" office:value-type="string" office:string-value="PatientVfcStatusIsDeprecated = getPotentialIssue(session, &quot;Patient&quot;, &quot;VFC status&quot;, &quot;is deprecated&quot;, &quot;&quot;);">
            <text:p>PatientVfcStatusIsDeprecated = getPotentialIssue(session, "Patient", "VFC status", "is deprecated", "");</text:p>
          </table:table-cell>
          <table:table-cell table:formula="of:=&quot;assertNotNull(pi.&quot;&amp;[.B206]&amp;&quot;);&quot;" office:value-type="string" office:string-value="assertNotNull(pi.PatientVfcStatusIsDeprecated);">
            <text:p>assertNotNull(pi.PatientVfcStatusIsDeprecated);</text:p>
          </table:table-cell>
          <table:table-cell table:formula="of:=UPPER(SUBSTITUTE(SUBSTITUTE(SUBSTITUTE([.I206];&quot; &quot;;&quot;_&quot;);&quot;'&quot;;&quot;&quot;);&quot;-&quot;;&quot;_&quot;)&amp;&quot;_&quot;&amp;SUBSTITUTE(SUBSTITUTE(SUBSTITUTE([.J206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5]=[.J206];[.I205]=[.I206]);&quot;&quot;;[.F206]&amp;&quot;,&quot;)" office:value-type="string" office:string-value="PATIENT_VFC_STATUS,">
            <text:p>PATIENT_VFC_STATUS,</text:p>
          </table:table-cell>
          <table:table-cell table:formula="of:=&quot;addToFieldIssueMap(Field.&quot;&amp;[.F206]&amp;&quot;, &quot;&amp;[.B206]&amp;&quot;);&quot;" office:value-type="string" office:string-value="addToFieldIssueMap(Field.PATIENT_VFC_STATUS, PatientVfcStatusIsDeprecated);">
            <text:p>addToFieldIssueMap(Field.PATIENT_VFC_STATUS, PatientVfcStatusIsDeprecat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6]&amp;&quot;, '&quot;&amp;[.I206]&amp;&quot;', '&quot;&amp;[.J206]&amp;&quot;', '&quot;&amp;[.K206]&amp;&quot;', '&quot;&amp;[.L206]&amp;&quot;', '&quot;&amp;[.M206]&amp;&quot;', '&quot;&amp;[.N206]&amp;&quot;');&quot;" office:value-type="string" office:string-value="INSERT INTO dqa_potential_issue(issue_id, target_object, target_field, issue_type, field_value, default_action_code, change_priority) VALUES (206, 'Patient', 'VFC status', 'is deprecated', '', 'W', 'May');">
            <text:p>INSERT INTO dqa_potential_issue(issue_id, target_object, target_field, issue_type, field_value, default_action_code, change_priority) VALUES (206, 'Patient', 'VFC status', 'is deprecated', '', 'W', 'May');</text:p>
          </table:table-cell>
        </table:table-row>
        <table:table-row table:style-name="ro1">
          <table:table-cell table:formula="of:=ROW()" office:value-type="float" office:value="207">
            <text:p>207</text:p>
          </table:table-cell>
          <table:table-cell table:formula="of:=SUBSTITUTE(SUBSTITUTE(SUBSTITUTE(SUBSTITUTE(PROPER([.I207])&amp;PROPER([.J207])&amp;PROPER([.K207])&amp;PROPER([.L207]);&quot; &quot;;&quot;&quot;);&quot;-&quot;;&quot;&quot;);&quot;.&quot;;&quot;_&quot;);&quot;'&quot;;&quot;&quot;)" office:value-type="string" office:string-value="PatientVfcStatusIsIgnored">
            <text:p>PatientVfcStatusIsIgnored</text:p>
          </table:table-cell>
          <table:table-cell table:formula="of:=&quot;public PotentialIssue &quot;&amp;[.B207]&amp;&quot; = null;&quot;" office:value-type="string" office:string-value="public PotentialIssue PatientVfcStatusIsIgnored = null;">
            <text:p>public PotentialIssue PatientVfcStatusIsIgnored = null;</text:p>
          </table:table-cell>
          <table:table-cell table:formula="of:=[.B207]&amp;&quot; = getPotentialIssue(session, &quot;&amp;CHAR(34)&amp;[.I207]&amp;CHAR(34)&amp;&quot;, &quot;&amp;CHAR(34)&amp;SUBSTITUTE([.J207];&quot;''&quot;;&quot;'&quot;)&amp;CHAR(34)&amp;&quot;, &quot;&amp;CHAR(34)&amp;[.K207]&amp;CHAR(34)&amp;&quot;, &quot;&amp;CHAR(34)&amp;[.L207]&amp;CHAR(34)&amp;&quot;);&quot;" office:value-type="string" office:string-value="PatientVfcStatusIsIgnored = getPotentialIssue(session, &quot;Patient&quot;, &quot;VFC status&quot;, &quot;is ignored&quot;, &quot;&quot;);">
            <text:p>PatientVfcStatusIsIgnored = getPotentialIssue(session, "Patient", "VFC status", "is ignored", "");</text:p>
          </table:table-cell>
          <table:table-cell table:formula="of:=&quot;assertNotNull(pi.&quot;&amp;[.B207]&amp;&quot;);&quot;" office:value-type="string" office:string-value="assertNotNull(pi.PatientVfcStatusIsIgnored);">
            <text:p>assertNotNull(pi.PatientVfcStatusIsIgnored);</text:p>
          </table:table-cell>
          <table:table-cell table:formula="of:=UPPER(SUBSTITUTE(SUBSTITUTE(SUBSTITUTE([.I207];&quot; &quot;;&quot;_&quot;);&quot;'&quot;;&quot;&quot;);&quot;-&quot;;&quot;_&quot;)&amp;&quot;_&quot;&amp;SUBSTITUTE(SUBSTITUTE(SUBSTITUTE([.J207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6]=[.J207];[.I206]=[.I207]);&quot;&quot;;[.F207]&amp;&quot;,&quot;)">
            <text:p/>
          </table:table-cell>
          <table:table-cell table:formula="of:=&quot;addToFieldIssueMap(Field.&quot;&amp;[.F207]&amp;&quot;, &quot;&amp;[.B207]&amp;&quot;);&quot;" office:value-type="string" office:string-value="addToFieldIssueMap(Field.PATIENT_VFC_STATUS, PatientVfcStatusIsIgnored);">
            <text:p>addToFieldIssueMap(Field.PATIENT_VFC_STATUS, PatientVfcStatusIsIgnor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07]&amp;&quot;, '&quot;&amp;[.I207]&amp;&quot;', '&quot;&amp;[.J207]&amp;&quot;', '&quot;&amp;[.K207]&amp;&quot;', '&quot;&amp;[.L207]&amp;&quot;', '&quot;&amp;[.M207]&amp;&quot;', '&quot;&amp;[.N207]&amp;&quot;');&quot;" office:value-type="string" office:string-value="INSERT INTO dqa_potential_issue(issue_id, target_object, target_field, issue_type, field_value, default_action_code, change_priority) VALUES (207, 'Patient', 'VFC status', 'is ignored', '', 'S', 'May');">
            <text:p>INSERT INTO dqa_potential_issue(issue_id, target_object, target_field, issue_type, field_value, default_action_code, change_priority) VALUES (207, 'Patient', 'VFC status', 'is ignored', '', 'S', 'May');</text:p>
          </table:table-cell>
        </table:table-row>
        <table:table-row table:style-name="ro1">
          <table:table-cell table:formula="of:=ROW()" office:value-type="float" office:value="208">
            <text:p>208</text:p>
          </table:table-cell>
          <table:table-cell table:formula="of:=SUBSTITUTE(SUBSTITUTE(SUBSTITUTE(SUBSTITUTE(PROPER([.I208])&amp;PROPER([.J208])&amp;PROPER([.K208])&amp;PROPER([.L208]);&quot; &quot;;&quot;&quot;);&quot;-&quot;;&quot;&quot;);&quot;.&quot;;&quot;_&quot;);&quot;'&quot;;&quot;&quot;)" office:value-type="string" office:string-value="PatientVfcStatusIsInvalid">
            <text:p>PatientVfcStatusIsInvalid</text:p>
          </table:table-cell>
          <table:table-cell table:formula="of:=&quot;public PotentialIssue &quot;&amp;[.B208]&amp;&quot; = null;&quot;" office:value-type="string" office:string-value="public PotentialIssue PatientVfcStatusIsInvalid = null;">
            <text:p>public PotentialIssue PatientVfcStatusIsInvalid = null;</text:p>
          </table:table-cell>
          <table:table-cell table:formula="of:=[.B208]&amp;&quot; = getPotentialIssue(session, &quot;&amp;CHAR(34)&amp;[.I208]&amp;CHAR(34)&amp;&quot;, &quot;&amp;CHAR(34)&amp;SUBSTITUTE([.J208];&quot;''&quot;;&quot;'&quot;)&amp;CHAR(34)&amp;&quot;, &quot;&amp;CHAR(34)&amp;[.K208]&amp;CHAR(34)&amp;&quot;, &quot;&amp;CHAR(34)&amp;[.L208]&amp;CHAR(34)&amp;&quot;);&quot;" office:value-type="string" office:string-value="PatientVfcStatusIsInvalid = getPotentialIssue(session, &quot;Patient&quot;, &quot;VFC status&quot;, &quot;is invalid&quot;, &quot;&quot;);">
            <text:p>PatientVfcStatusIsInvalid = getPotentialIssue(session, "Patient", "VFC status", "is invalid", "");</text:p>
          </table:table-cell>
          <table:table-cell table:formula="of:=&quot;assertNotNull(pi.&quot;&amp;[.B208]&amp;&quot;);&quot;" office:value-type="string" office:string-value="assertNotNull(pi.PatientVfcStatusIsInvalid);">
            <text:p>assertNotNull(pi.PatientVfcStatusIsInvalid);</text:p>
          </table:table-cell>
          <table:table-cell table:formula="of:=UPPER(SUBSTITUTE(SUBSTITUTE(SUBSTITUTE([.I208];&quot; &quot;;&quot;_&quot;);&quot;'&quot;;&quot;&quot;);&quot;-&quot;;&quot;_&quot;)&amp;&quot;_&quot;&amp;SUBSTITUTE(SUBSTITUTE(SUBSTITUTE([.J208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7]=[.J208];[.I207]=[.I208]);&quot;&quot;;[.F208]&amp;&quot;,&quot;)">
            <text:p/>
          </table:table-cell>
          <table:table-cell table:formula="of:=&quot;addToFieldIssueMap(Field.&quot;&amp;[.F208]&amp;&quot;, &quot;&amp;[.B208]&amp;&quot;);&quot;" office:value-type="string" office:string-value="addToFieldIssueMap(Field.PATIENT_VFC_STATUS, PatientVfcStatusIsInvalid);">
            <text:p>addToFieldIssueMap(Field.PATIENT_VFC_STATUS, PatientVfcStatusIsInvali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08]&amp;&quot;, '&quot;&amp;[.I208]&amp;&quot;', '&quot;&amp;[.J208]&amp;&quot;', '&quot;&amp;[.K208]&amp;&quot;', '&quot;&amp;[.L208]&amp;&quot;', '&quot;&amp;[.M208]&amp;&quot;', '&quot;&amp;[.N208]&amp;&quot;');&quot;" office:value-type="string" office:string-value="INSERT INTO dqa_potential_issue(issue_id, target_object, target_field, issue_type, field_value, default_action_code, change_priority) VALUES (208, 'Patient', 'VFC status', 'is invalid', '', 'W', 'May');">
            <text:p>INSERT INTO dqa_potential_issue(issue_id, target_object, target_field, issue_type, field_value, default_action_code, change_priority) VALUES (208, 'Patient', 'VFC status', 'is invalid', '', 'W', 'May');</text:p>
          </table:table-cell>
        </table:table-row>
        <table:table-row table:style-name="ro1">
          <table:table-cell table:formula="of:=ROW()" office:value-type="float" office:value="209">
            <text:p>209</text:p>
          </table:table-cell>
          <table:table-cell table:formula="of:=SUBSTITUTE(SUBSTITUTE(SUBSTITUTE(SUBSTITUTE(PROPER([.I209])&amp;PROPER([.J209])&amp;PROPER([.K209])&amp;PROPER([.L209]);&quot; &quot;;&quot;&quot;);&quot;-&quot;;&quot;&quot;);&quot;.&quot;;&quot;_&quot;);&quot;'&quot;;&quot;&quot;)" office:value-type="string" office:string-value="PatientVfcStatusIsMissing">
            <text:p>PatientVfcStatusIsMissing</text:p>
          </table:table-cell>
          <table:table-cell table:formula="of:=&quot;public PotentialIssue &quot;&amp;[.B209]&amp;&quot; = null;&quot;" office:value-type="string" office:string-value="public PotentialIssue PatientVfcStatusIsMissing = null;">
            <text:p>public PotentialIssue PatientVfcStatusIsMissing = null;</text:p>
          </table:table-cell>
          <table:table-cell table:formula="of:=[.B209]&amp;&quot; = getPotentialIssue(session, &quot;&amp;CHAR(34)&amp;[.I209]&amp;CHAR(34)&amp;&quot;, &quot;&amp;CHAR(34)&amp;SUBSTITUTE([.J209];&quot;''&quot;;&quot;'&quot;)&amp;CHAR(34)&amp;&quot;, &quot;&amp;CHAR(34)&amp;[.K209]&amp;CHAR(34)&amp;&quot;, &quot;&amp;CHAR(34)&amp;[.L209]&amp;CHAR(34)&amp;&quot;);&quot;" office:value-type="string" office:string-value="PatientVfcStatusIsMissing = getPotentialIssue(session, &quot;Patient&quot;, &quot;VFC status&quot;, &quot;is missing&quot;, &quot;&quot;);">
            <text:p>PatientVfcStatusIsMissing = getPotentialIssue(session, "Patient", "VFC status", "is missing", "");</text:p>
          </table:table-cell>
          <table:table-cell table:formula="of:=&quot;assertNotNull(pi.&quot;&amp;[.B209]&amp;&quot;);&quot;" office:value-type="string" office:string-value="assertNotNull(pi.PatientVfcStatusIsMissing);">
            <text:p>assertNotNull(pi.PatientVfcStatusIsMissing);</text:p>
          </table:table-cell>
          <table:table-cell table:formula="of:=UPPER(SUBSTITUTE(SUBSTITUTE(SUBSTITUTE([.I209];&quot; &quot;;&quot;_&quot;);&quot;'&quot;;&quot;&quot;);&quot;-&quot;;&quot;_&quot;)&amp;&quot;_&quot;&amp;SUBSTITUTE(SUBSTITUTE(SUBSTITUTE([.J209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8]=[.J209];[.I208]=[.I209]);&quot;&quot;;[.F209]&amp;&quot;,&quot;)">
            <text:p/>
          </table:table-cell>
          <table:table-cell table:formula="of:=&quot;addToFieldIssueMap(Field.&quot;&amp;[.F209]&amp;&quot;, &quot;&amp;[.B209]&amp;&quot;);&quot;" office:value-type="string" office:string-value="addToFieldIssueMap(Field.PATIENT_VFC_STATUS, PatientVfcStatusIsMissing);">
            <text:p>addToFieldIssueMap(Field.PATIENT_VFC_STATUS, PatientVfcStatusIsMissing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09]&amp;&quot;, '&quot;&amp;[.I209]&amp;&quot;', '&quot;&amp;[.J209]&amp;&quot;', '&quot;&amp;[.K209]&amp;&quot;', '&quot;&amp;[.L209]&amp;&quot;', '&quot;&amp;[.M209]&amp;&quot;', '&quot;&amp;[.N209]&amp;&quot;');&quot;" office:value-type="string" office:string-value="INSERT INTO dqa_potential_issue(issue_id, target_object, target_field, issue_type, field_value, default_action_code, change_priority) VALUES (209, 'Patient', 'VFC status', 'is missing', '', 'A', 'May');">
            <text:p>INSERT INTO dqa_potential_issue(issue_id, target_object, target_field, issue_type, field_value, default_action_code, change_priority) VALUES (209, 'Patient', 'VFC status', 'is missing', '', 'A', 'May');</text:p>
          </table:table-cell>
        </table:table-row>
        <table:table-row table:style-name="ro1">
          <table:table-cell table:formula="of:=ROW()" office:value-type="float" office:value="210">
            <text:p>210</text:p>
          </table:table-cell>
          <table:table-cell table:formula="of:=SUBSTITUTE(SUBSTITUTE(SUBSTITUTE(SUBSTITUTE(PROPER([.I210])&amp;PROPER([.J210])&amp;PROPER([.K210])&amp;PROPER([.L210]);&quot; &quot;;&quot;&quot;);&quot;-&quot;;&quot;&quot;);&quot;.&quot;;&quot;_&quot;);&quot;'&quot;;&quot;&quot;)" office:value-type="string" office:string-value="PatientVfcStatusIsUnrecognized">
            <text:p>PatientVfcStatusIsUnrecognized</text:p>
          </table:table-cell>
          <table:table-cell table:formula="of:=&quot;public PotentialIssue &quot;&amp;[.B210]&amp;&quot; = null;&quot;" office:value-type="string" office:string-value="public PotentialIssue PatientVfcStatusIsUnrecognized = null;">
            <text:p>public PotentialIssue PatientVfcStatusIsUnrecognized = null;</text:p>
          </table:table-cell>
          <table:table-cell table:formula="of:=[.B210]&amp;&quot; = getPotentialIssue(session, &quot;&amp;CHAR(34)&amp;[.I210]&amp;CHAR(34)&amp;&quot;, &quot;&amp;CHAR(34)&amp;SUBSTITUTE([.J210];&quot;''&quot;;&quot;'&quot;)&amp;CHAR(34)&amp;&quot;, &quot;&amp;CHAR(34)&amp;[.K210]&amp;CHAR(34)&amp;&quot;, &quot;&amp;CHAR(34)&amp;[.L210]&amp;CHAR(34)&amp;&quot;);&quot;" office:value-type="string" office:string-value="PatientVfcStatusIsUnrecognized = getPotentialIssue(session, &quot;Patient&quot;, &quot;VFC status&quot;, &quot;is unrecognized&quot;, &quot;&quot;);">
            <text:p>PatientVfcStatusIsUnrecognized = getPotentialIssue(session, "Patient", "VFC status", "is unrecognized", "");</text:p>
          </table:table-cell>
          <table:table-cell table:formula="of:=&quot;assertNotNull(pi.&quot;&amp;[.B210]&amp;&quot;);&quot;" office:value-type="string" office:string-value="assertNotNull(pi.PatientVfcStatusIsUnrecognized);">
            <text:p>assertNotNull(pi.PatientVfcStatusIsUnrecognized);</text:p>
          </table:table-cell>
          <table:table-cell table:formula="of:=UPPER(SUBSTITUTE(SUBSTITUTE(SUBSTITUTE([.I210];&quot; &quot;;&quot;_&quot;);&quot;'&quot;;&quot;&quot;);&quot;-&quot;;&quot;_&quot;)&amp;&quot;_&quot;&amp;SUBSTITUTE(SUBSTITUTE(SUBSTITUTE([.J210];&quot; &quot;;&quot;_&quot;);&quot;'&quot;;&quot;&quot;);&quot;-&quot;;&quot;_&quot;))" office:value-type="string" office:string-value="PATIENT_VFC_STATUS">
            <text:p>PATIENT_VFC_STATUS</text:p>
          </table:table-cell>
          <table:table-cell table:formula="of:=IF(AND([.J209]=[.J210];[.I209]=[.I210]);&quot;&quot;;[.F210]&amp;&quot;,&quot;)">
            <text:p/>
          </table:table-cell>
          <table:table-cell table:formula="of:=&quot;addToFieldIssueMap(Field.&quot;&amp;[.F210]&amp;&quot;, &quot;&amp;[.B210]&amp;&quot;);&quot;" office:value-type="string" office:string-value="addToFieldIssueMap(Field.PATIENT_VFC_STATUS, PatientVfcStatusIsUnrecognized);">
            <text:p>addToFieldIssueMap(Field.PATIENT_VFC_STATUS, PatientVfcStatusIsUnrecognized);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0]&amp;&quot;, '&quot;&amp;[.I210]&amp;&quot;', '&quot;&amp;[.J210]&amp;&quot;', '&quot;&amp;[.K210]&amp;&quot;', '&quot;&amp;[.L210]&amp;&quot;', '&quot;&amp;[.M210]&amp;&quot;', '&quot;&amp;[.N210]&amp;&quot;');&quot;" office:value-type="string" office:string-value="INSERT INTO dqa_potential_issue(issue_id, target_object, target_field, issue_type, field_value, default_action_code, change_priority) VALUES (210, 'Patient', 'VFC status', 'is unrecognized', '', 'W', 'May');">
            <text:p>INSERT INTO dqa_potential_issue(issue_id, target_object, target_field, issue_type, field_value, default_action_code, change_priority) VALUES (210, 'Patient', 'VFC status', 'is unrecognized', '', 'W', 'May');</text:p>
          </table:table-cell>
        </table:table-row>
        <table:table-row table:style-name="ro1">
          <table:table-cell table:formula="of:=ROW()" office:value-type="float" office:value="211">
            <text:p>211</text:p>
          </table:table-cell>
          <table:table-cell table:formula="of:=SUBSTITUTE(SUBSTITUTE(SUBSTITUTE(SUBSTITUTE(PROPER([.I211])&amp;PROPER([.J211])&amp;PROPER([.K211])&amp;PROPER([.L211]);&quot; &quot;;&quot;&quot;);&quot;-&quot;;&quot;&quot;);&quot;.&quot;;&quot;_&quot;);&quot;'&quot;;&quot;&quot;)" office:value-type="string" office:string-value="PatientWicIdIsInvalid">
            <text:p>PatientWicIdIsInvalid</text:p>
          </table:table-cell>
          <table:table-cell table:formula="of:=&quot;public PotentialIssue &quot;&amp;[.B211]&amp;&quot; = null;&quot;" office:value-type="string" office:string-value="public PotentialIssue PatientWicIdIsInvalid = null;">
            <text:p>public PotentialIssue PatientWicIdIsInvalid = null;</text:p>
          </table:table-cell>
          <table:table-cell table:formula="of:=[.B211]&amp;&quot; = getPotentialIssue(session, &quot;&amp;CHAR(34)&amp;[.I211]&amp;CHAR(34)&amp;&quot;, &quot;&amp;CHAR(34)&amp;SUBSTITUTE([.J211];&quot;''&quot;;&quot;'&quot;)&amp;CHAR(34)&amp;&quot;, &quot;&amp;CHAR(34)&amp;[.K211]&amp;CHAR(34)&amp;&quot;, &quot;&amp;CHAR(34)&amp;[.L211]&amp;CHAR(34)&amp;&quot;);&quot;" office:value-type="string" office:string-value="PatientWicIdIsInvalid = getPotentialIssue(session, &quot;Patient&quot;, &quot;WIC id&quot;, &quot;is invalid&quot;, &quot;&quot;);">
            <text:p>PatientWicIdIsInvalid = getPotentialIssue(session, "Patient", "WIC id", "is invalid", "");</text:p>
          </table:table-cell>
          <table:table-cell table:formula="of:=&quot;assertNotNull(pi.&quot;&amp;[.B211]&amp;&quot;);&quot;" office:value-type="string" office:string-value="assertNotNull(pi.PatientWicIdIsInvalid);">
            <text:p>assertNotNull(pi.PatientWicIdIsInvalid);</text:p>
          </table:table-cell>
          <table:table-cell table:formula="of:=UPPER(SUBSTITUTE(SUBSTITUTE(SUBSTITUTE([.I211];&quot; &quot;;&quot;_&quot;);&quot;'&quot;;&quot;&quot;);&quot;-&quot;;&quot;_&quot;)&amp;&quot;_&quot;&amp;SUBSTITUTE(SUBSTITUTE(SUBSTITUTE([.J211];&quot; &quot;;&quot;_&quot;);&quot;'&quot;;&quot;&quot;);&quot;-&quot;;&quot;_&quot;))" office:value-type="string" office:string-value="PATIENT_WIC_ID">
            <text:p>PATIENT_WIC_ID</text:p>
          </table:table-cell>
          <table:table-cell table:formula="of:=IF(AND([.J210]=[.J211];[.I210]=[.I211]);&quot;&quot;;[.F211]&amp;&quot;,&quot;)" office:value-type="string" office:string-value="PATIENT_WIC_ID,">
            <text:p>PATIENT_WIC_ID,</text:p>
          </table:table-cell>
          <table:table-cell table:formula="of:=&quot;addToFieldIssueMap(Field.&quot;&amp;[.F211]&amp;&quot;, &quot;&amp;[.B211]&amp;&quot;);&quot;" office:value-type="string" office:string-value="addToFieldIssueMap(Field.PATIENT_WIC_ID, PatientWicIdIsInvalid);">
            <text:p>addToFieldIssueMap(Field.PATIENT_WIC_ID, PatientWicIdIsInvalid);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1]&amp;&quot;, '&quot;&amp;[.I211]&amp;&quot;', '&quot;&amp;[.J211]&amp;&quot;', '&quot;&amp;[.K211]&amp;&quot;', '&quot;&amp;[.L211]&amp;&quot;', '&quot;&amp;[.M211]&amp;&quot;', '&quot;&amp;[.N211]&amp;&quot;');&quot;" office:value-type="string" office:string-value="INSERT INTO dqa_potential_issue(issue_id, target_object, target_field, issue_type, field_value, default_action_code, change_priority) VALUES (211, 'Patient', 'WIC id', 'is invalid', '', 'A', 'May');">
            <text:p>INSERT INTO dqa_potential_issue(issue_id, target_object, target_field, issue_type, field_value, default_action_code, change_priority) VALUES (211, 'Patient', 'WIC id', 'is invalid', '', 'A', 'May');</text:p>
          </table:table-cell>
        </table:table-row>
        <table:table-row table:style-name="ro1">
          <table:table-cell table:formula="of:=ROW()" office:value-type="float" office:value="212">
            <text:p>212</text:p>
          </table:table-cell>
          <table:table-cell table:formula="of:=SUBSTITUTE(SUBSTITUTE(SUBSTITUTE(SUBSTITUTE(PROPER([.I212])&amp;PROPER([.J212])&amp;PROPER([.K212])&amp;PROPER([.L212]);&quot; &quot;;&quot;&quot;);&quot;-&quot;;&quot;&quot;);&quot;.&quot;;&quot;_&quot;);&quot;'&quot;;&quot;&quot;)" office:value-type="string" office:string-value="PatientWicIdIsMissing">
            <text:p>PatientWicIdIsMissing</text:p>
          </table:table-cell>
          <table:table-cell table:formula="of:=&quot;public PotentialIssue &quot;&amp;[.B212]&amp;&quot; = null;&quot;" office:value-type="string" office:string-value="public PotentialIssue PatientWicIdIsMissing = null;">
            <text:p>public PotentialIssue PatientWicIdIsMissing = null;</text:p>
          </table:table-cell>
          <table:table-cell table:formula="of:=[.B212]&amp;&quot; = getPotentialIssue(session, &quot;&amp;CHAR(34)&amp;[.I212]&amp;CHAR(34)&amp;&quot;, &quot;&amp;CHAR(34)&amp;SUBSTITUTE([.J212];&quot;''&quot;;&quot;'&quot;)&amp;CHAR(34)&amp;&quot;, &quot;&amp;CHAR(34)&amp;[.K212]&amp;CHAR(34)&amp;&quot;, &quot;&amp;CHAR(34)&amp;[.L212]&amp;CHAR(34)&amp;&quot;);&quot;" office:value-type="string" office:string-value="PatientWicIdIsMissing = getPotentialIssue(session, &quot;Patient&quot;, &quot;WIC id&quot;, &quot;is missing&quot;, &quot;&quot;);">
            <text:p>PatientWicIdIsMissing = getPotentialIssue(session, "Patient", "WIC id", "is missing", "");</text:p>
          </table:table-cell>
          <table:table-cell table:formula="of:=&quot;assertNotNull(pi.&quot;&amp;[.B212]&amp;&quot;);&quot;" office:value-type="string" office:string-value="assertNotNull(pi.PatientWicIdIsMissing);">
            <text:p>assertNotNull(pi.PatientWicIdIsMissing);</text:p>
          </table:table-cell>
          <table:table-cell table:formula="of:=UPPER(SUBSTITUTE(SUBSTITUTE(SUBSTITUTE([.I212];&quot; &quot;;&quot;_&quot;);&quot;'&quot;;&quot;&quot;);&quot;-&quot;;&quot;_&quot;)&amp;&quot;_&quot;&amp;SUBSTITUTE(SUBSTITUTE(SUBSTITUTE([.J212];&quot; &quot;;&quot;_&quot;);&quot;'&quot;;&quot;&quot;);&quot;-&quot;;&quot;_&quot;))" office:value-type="string" office:string-value="PATIENT_WIC_ID">
            <text:p>PATIENT_WIC_ID</text:p>
          </table:table-cell>
          <table:table-cell table:formula="of:=IF(AND([.J211]=[.J212];[.I211]=[.I212]);&quot;&quot;;[.F212]&amp;&quot;,&quot;)">
            <text:p/>
          </table:table-cell>
          <table:table-cell table:formula="of:=&quot;addToFieldIssueMap(Field.&quot;&amp;[.F212]&amp;&quot;, &quot;&amp;[.B212]&amp;&quot;);&quot;" office:value-type="string" office:string-value="addToFieldIssueMap(Field.PATIENT_WIC_ID, PatientWicIdIsMissing);">
            <text:p>addToFieldIssueMap(Field.PATIENT_WIC_ID, PatientWicIdIsMissing);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2]&amp;&quot;, '&quot;&amp;[.I212]&amp;&quot;', '&quot;&amp;[.J212]&amp;&quot;', '&quot;&amp;[.K212]&amp;&quot;', '&quot;&amp;[.L212]&amp;&quot;', '&quot;&amp;[.M212]&amp;&quot;', '&quot;&amp;[.N212]&amp;&quot;');&quot;" office:value-type="string" office:string-value="INSERT INTO dqa_potential_issue(issue_id, target_object, target_field, issue_type, field_value, default_action_code, change_priority) VALUES (212, 'Patient', 'WIC id', 'is missing', '', 'A', 'May');">
            <text:p>INSERT INTO dqa_potential_issue(issue_id, target_object, target_field, issue_type, field_value, default_action_code, change_priority) VALUES (212, 'Patient', 'WIC id', 'is missing', '', 'A', 'May');</text:p>
          </table:table-cell>
        </table:table-row>
        <table:table-row table:style-name="ro1">
          <table:table-cell table:formula="of:=ROW()" office:value-type="float" office:value="213">
            <text:p>213</text:p>
          </table:table-cell>
          <table:table-cell table:formula="of:=SUBSTITUTE(SUBSTITUTE(SUBSTITUTE(SUBSTITUTE(PROPER([.I213])&amp;PROPER([.J213])&amp;PROPER([.K213])&amp;PROPER([.L213]);&quot; &quot;;&quot;&quot;);&quot;-&quot;;&quot;&quot;);&quot;.&quot;;&quot;_&quot;);&quot;'&quot;;&quot;&quot;)" office:value-type="string" office:string-value="VaccinationActionCodeIsDeprecated">
            <text:p>VaccinationActionCodeIsDeprecated</text:p>
          </table:table-cell>
          <table:table-cell table:formula="of:=&quot;public PotentialIssue &quot;&amp;[.B213]&amp;&quot; = null;&quot;" office:value-type="string" office:string-value="public PotentialIssue VaccinationActionCodeIsDeprecated = null;">
            <text:p>public PotentialIssue VaccinationActionCodeIsDeprecated = null;</text:p>
          </table:table-cell>
          <table:table-cell table:formula="of:=[.B213]&amp;&quot; = getPotentialIssue(session, &quot;&amp;CHAR(34)&amp;[.I213]&amp;CHAR(34)&amp;&quot;, &quot;&amp;CHAR(34)&amp;SUBSTITUTE([.J213];&quot;''&quot;;&quot;'&quot;)&amp;CHAR(34)&amp;&quot;, &quot;&amp;CHAR(34)&amp;[.K213]&amp;CHAR(34)&amp;&quot;, &quot;&amp;CHAR(34)&amp;[.L213]&amp;CHAR(34)&amp;&quot;);&quot;" office:value-type="string" office:string-value="VaccinationActionCodeIsDeprecated = getPotentialIssue(session, &quot;Vaccination&quot;, &quot;action code&quot;, &quot;is deprecated&quot;, &quot;&quot;);">
            <text:p>VaccinationActionCodeIsDeprecated = getPotentialIssue(session, "Vaccination", "action code", "is deprecated", "");</text:p>
          </table:table-cell>
          <table:table-cell table:formula="of:=&quot;assertNotNull(pi.&quot;&amp;[.B213]&amp;&quot;);&quot;" office:value-type="string" office:string-value="assertNotNull(pi.VaccinationActionCodeIsDeprecated);">
            <text:p>assertNotNull(pi.VaccinationActionCodeIsDeprecated);</text:p>
          </table:table-cell>
          <table:table-cell table:formula="of:=UPPER(SUBSTITUTE(SUBSTITUTE(SUBSTITUTE([.I213];&quot; &quot;;&quot;_&quot;);&quot;'&quot;;&quot;&quot;);&quot;-&quot;;&quot;_&quot;)&amp;&quot;_&quot;&amp;SUBSTITUTE(SUBSTITUTE(SUBSTITUTE([.J213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2]=[.J213];[.I212]=[.I213]);&quot;&quot;;[.F213]&amp;&quot;,&quot;)" office:value-type="string" office:string-value="VACCINATION_ACTION_CODE,">
            <text:p>VACCINATION_ACTION_CODE,</text:p>
          </table:table-cell>
          <table:table-cell table:formula="of:=&quot;addToFieldIssueMap(Field.&quot;&amp;[.F213]&amp;&quot;, &quot;&amp;[.B213]&amp;&quot;);&quot;" office:value-type="string" office:string-value="addToFieldIssueMap(Field.VACCINATION_ACTION_CODE, VaccinationActionCodeIsDeprecated);">
            <text:p>addToFieldIssueMap(Field.VACCINATION_ACTION_CODE, VaccinationActionCodeIsDeprecat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3]&amp;&quot;, '&quot;&amp;[.I213]&amp;&quot;', '&quot;&amp;[.J213]&amp;&quot;', '&quot;&amp;[.K213]&amp;&quot;', '&quot;&amp;[.L213]&amp;&quot;', '&quot;&amp;[.M213]&amp;&quot;', '&quot;&amp;[.N213]&amp;&quot;');&quot;" office:value-type="string" office:string-value="INSERT INTO dqa_potential_issue(issue_id, target_object, target_field, issue_type, field_value, default_action_code, change_priority) VALUES (213, 'Vaccination', 'action code', 'is deprecated', '', 'W', 'May');">
            <text:p>INSERT INTO dqa_potential_issue(issue_id, target_object, target_field, issue_type, field_value, default_action_code, change_priority) VALUES (213, 'Vaccination', 'action code', 'is deprecated', '', 'W', 'May');</text:p>
          </table:table-cell>
        </table:table-row>
        <table:table-row table:style-name="ro1">
          <table:table-cell table:formula="of:=ROW()" office:value-type="float" office:value="214">
            <text:p>214</text:p>
          </table:table-cell>
          <table:table-cell table:formula="of:=SUBSTITUTE(SUBSTITUTE(SUBSTITUTE(SUBSTITUTE(PROPER([.I214])&amp;PROPER([.J214])&amp;PROPER([.K214])&amp;PROPER([.L214]);&quot; &quot;;&quot;&quot;);&quot;-&quot;;&quot;&quot;);&quot;.&quot;;&quot;_&quot;);&quot;'&quot;;&quot;&quot;)" office:value-type="string" office:string-value="VaccinationActionCodeIsIgnored">
            <text:p>VaccinationActionCodeIsIgnored</text:p>
          </table:table-cell>
          <table:table-cell table:formula="of:=&quot;public PotentialIssue &quot;&amp;[.B214]&amp;&quot; = null;&quot;" office:value-type="string" office:string-value="public PotentialIssue VaccinationActionCodeIsIgnored = null;">
            <text:p>public PotentialIssue VaccinationActionCodeIsIgnored = null;</text:p>
          </table:table-cell>
          <table:table-cell table:formula="of:=[.B214]&amp;&quot; = getPotentialIssue(session, &quot;&amp;CHAR(34)&amp;[.I214]&amp;CHAR(34)&amp;&quot;, &quot;&amp;CHAR(34)&amp;SUBSTITUTE([.J214];&quot;''&quot;;&quot;'&quot;)&amp;CHAR(34)&amp;&quot;, &quot;&amp;CHAR(34)&amp;[.K214]&amp;CHAR(34)&amp;&quot;, &quot;&amp;CHAR(34)&amp;[.L214]&amp;CHAR(34)&amp;&quot;);&quot;" office:value-type="string" office:string-value="VaccinationActionCodeIsIgnored = getPotentialIssue(session, &quot;Vaccination&quot;, &quot;action code&quot;, &quot;is ignored&quot;, &quot;&quot;);">
            <text:p>VaccinationActionCodeIsIgnored = getPotentialIssue(session, "Vaccination", "action code", "is ignored", "");</text:p>
          </table:table-cell>
          <table:table-cell table:formula="of:=&quot;assertNotNull(pi.&quot;&amp;[.B214]&amp;&quot;);&quot;" office:value-type="string" office:string-value="assertNotNull(pi.VaccinationActionCodeIsIgnored);">
            <text:p>assertNotNull(pi.VaccinationActionCodeIsIgnored);</text:p>
          </table:table-cell>
          <table:table-cell table:formula="of:=UPPER(SUBSTITUTE(SUBSTITUTE(SUBSTITUTE([.I214];&quot; &quot;;&quot;_&quot;);&quot;'&quot;;&quot;&quot;);&quot;-&quot;;&quot;_&quot;)&amp;&quot;_&quot;&amp;SUBSTITUTE(SUBSTITUTE(SUBSTITUTE([.J214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3]=[.J214];[.I213]=[.I214]);&quot;&quot;;[.F214]&amp;&quot;,&quot;)">
            <text:p/>
          </table:table-cell>
          <table:table-cell table:formula="of:=&quot;addToFieldIssueMap(Field.&quot;&amp;[.F214]&amp;&quot;, &quot;&amp;[.B214]&amp;&quot;);&quot;" office:value-type="string" office:string-value="addToFieldIssueMap(Field.VACCINATION_ACTION_CODE, VaccinationActionCodeIsIgnored);">
            <text:p>addToFieldIssueMap(Field.VACCINATION_ACTION_CODE, VaccinationActionCodeIsIgnor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14]&amp;&quot;, '&quot;&amp;[.I214]&amp;&quot;', '&quot;&amp;[.J214]&amp;&quot;', '&quot;&amp;[.K214]&amp;&quot;', '&quot;&amp;[.L214]&amp;&quot;', '&quot;&amp;[.M214]&amp;&quot;', '&quot;&amp;[.N214]&amp;&quot;');&quot;" office:value-type="string" office:string-value="INSERT INTO dqa_potential_issue(issue_id, target_object, target_field, issue_type, field_value, default_action_code, change_priority) VALUES (214, 'Vaccination', 'action code', 'is ignored', '', 'S', 'May');">
            <text:p>INSERT INTO dqa_potential_issue(issue_id, target_object, target_field, issue_type, field_value, default_action_code, change_priority) VALUES (214, 'Vaccination', 'action code', 'is ignored', '', 'S', 'May');</text:p>
          </table:table-cell>
        </table:table-row>
        <table:table-row table:style-name="ro1">
          <table:table-cell table:formula="of:=ROW()" office:value-type="float" office:value="215">
            <text:p>215</text:p>
          </table:table-cell>
          <table:table-cell table:formula="of:=SUBSTITUTE(SUBSTITUTE(SUBSTITUTE(SUBSTITUTE(PROPER([.I215])&amp;PROPER([.J215])&amp;PROPER([.K215])&amp;PROPER([.L215]);&quot; &quot;;&quot;&quot;);&quot;-&quot;;&quot;&quot;);&quot;.&quot;;&quot;_&quot;);&quot;'&quot;;&quot;&quot;)" office:value-type="string" office:string-value="VaccinationActionCodeIsInvalid">
            <text:p>VaccinationActionCodeIsInvalid</text:p>
          </table:table-cell>
          <table:table-cell table:formula="of:=&quot;public PotentialIssue &quot;&amp;[.B215]&amp;&quot; = null;&quot;" office:value-type="string" office:string-value="public PotentialIssue VaccinationActionCodeIsInvalid = null;">
            <text:p>public PotentialIssue VaccinationActionCodeIsInvalid = null;</text:p>
          </table:table-cell>
          <table:table-cell table:formula="of:=[.B215]&amp;&quot; = getPotentialIssue(session, &quot;&amp;CHAR(34)&amp;[.I215]&amp;CHAR(34)&amp;&quot;, &quot;&amp;CHAR(34)&amp;SUBSTITUTE([.J215];&quot;''&quot;;&quot;'&quot;)&amp;CHAR(34)&amp;&quot;, &quot;&amp;CHAR(34)&amp;[.K215]&amp;CHAR(34)&amp;&quot;, &quot;&amp;CHAR(34)&amp;[.L215]&amp;CHAR(34)&amp;&quot;);&quot;" office:value-type="string" office:string-value="VaccinationActionCodeIsInvalid = getPotentialIssue(session, &quot;Vaccination&quot;, &quot;action code&quot;, &quot;is invalid&quot;, &quot;&quot;);">
            <text:p>VaccinationActionCodeIsInvalid = getPotentialIssue(session, "Vaccination", "action code", "is invalid", "");</text:p>
          </table:table-cell>
          <table:table-cell table:formula="of:=&quot;assertNotNull(pi.&quot;&amp;[.B215]&amp;&quot;);&quot;" office:value-type="string" office:string-value="assertNotNull(pi.VaccinationActionCodeIsInvalid);">
            <text:p>assertNotNull(pi.VaccinationActionCodeIsInvalid);</text:p>
          </table:table-cell>
          <table:table-cell table:formula="of:=UPPER(SUBSTITUTE(SUBSTITUTE(SUBSTITUTE([.I215];&quot; &quot;;&quot;_&quot;);&quot;'&quot;;&quot;&quot;);&quot;-&quot;;&quot;_&quot;)&amp;&quot;_&quot;&amp;SUBSTITUTE(SUBSTITUTE(SUBSTITUTE([.J215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4]=[.J215];[.I214]=[.I215]);&quot;&quot;;[.F215]&amp;&quot;,&quot;)">
            <text:p/>
          </table:table-cell>
          <table:table-cell table:formula="of:=&quot;addToFieldIssueMap(Field.&quot;&amp;[.F215]&amp;&quot;, &quot;&amp;[.B215]&amp;&quot;);&quot;" office:value-type="string" office:string-value="addToFieldIssueMap(Field.VACCINATION_ACTION_CODE, VaccinationActionCodeIsInvalid);">
            <text:p>addToFieldIssueMap(Field.VACCINATION_ACTION_CODE, VaccinationActionCodeIsInvali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15]&amp;&quot;, '&quot;&amp;[.I215]&amp;&quot;', '&quot;&amp;[.J215]&amp;&quot;', '&quot;&amp;[.K215]&amp;&quot;', '&quot;&amp;[.L215]&amp;&quot;', '&quot;&amp;[.M215]&amp;&quot;', '&quot;&amp;[.N215]&amp;&quot;');&quot;" office:value-type="string" office:string-value="INSERT INTO dqa_potential_issue(issue_id, target_object, target_field, issue_type, field_value, default_action_code, change_priority) VALUES (215, 'Vaccination', 'action code', 'is invalid', '', 'E', 'May');">
            <text:p>INSERT INTO dqa_potential_issue(issue_id, target_object, target_field, issue_type, field_value, default_action_code, change_priority) VALUES (215, 'Vaccination', 'action code', 'is invalid', '', 'E', 'May');</text:p>
          </table:table-cell>
        </table:table-row>
        <table:table-row table:style-name="ro1">
          <table:table-cell table:formula="of:=ROW()" office:value-type="float" office:value="216">
            <text:p>216</text:p>
          </table:table-cell>
          <table:table-cell table:formula="of:=SUBSTITUTE(SUBSTITUTE(SUBSTITUTE(SUBSTITUTE(PROPER([.I216])&amp;PROPER([.J216])&amp;PROPER([.K216])&amp;PROPER([.L216]);&quot; &quot;;&quot;&quot;);&quot;-&quot;;&quot;&quot;);&quot;.&quot;;&quot;_&quot;);&quot;'&quot;;&quot;&quot;)" office:value-type="string" office:string-value="VaccinationActionCodeIsMissing">
            <text:p>VaccinationActionCodeIsMissing</text:p>
          </table:table-cell>
          <table:table-cell table:formula="of:=&quot;public PotentialIssue &quot;&amp;[.B216]&amp;&quot; = null;&quot;" office:value-type="string" office:string-value="public PotentialIssue VaccinationActionCodeIsMissing = null;">
            <text:p>public PotentialIssue VaccinationActionCodeIsMissing = null;</text:p>
          </table:table-cell>
          <table:table-cell table:formula="of:=[.B216]&amp;&quot; = getPotentialIssue(session, &quot;&amp;CHAR(34)&amp;[.I216]&amp;CHAR(34)&amp;&quot;, &quot;&amp;CHAR(34)&amp;SUBSTITUTE([.J216];&quot;''&quot;;&quot;'&quot;)&amp;CHAR(34)&amp;&quot;, &quot;&amp;CHAR(34)&amp;[.K216]&amp;CHAR(34)&amp;&quot;, &quot;&amp;CHAR(34)&amp;[.L216]&amp;CHAR(34)&amp;&quot;);&quot;" office:value-type="string" office:string-value="VaccinationActionCodeIsMissing = getPotentialIssue(session, &quot;Vaccination&quot;, &quot;action code&quot;, &quot;is missing&quot;, &quot;&quot;);">
            <text:p>VaccinationActionCodeIsMissing = getPotentialIssue(session, "Vaccination", "action code", "is missing", "");</text:p>
          </table:table-cell>
          <table:table-cell table:formula="of:=&quot;assertNotNull(pi.&quot;&amp;[.B216]&amp;&quot;);&quot;" office:value-type="string" office:string-value="assertNotNull(pi.VaccinationActionCodeIsMissing);">
            <text:p>assertNotNull(pi.VaccinationActionCodeIsMissing);</text:p>
          </table:table-cell>
          <table:table-cell table:formula="of:=UPPER(SUBSTITUTE(SUBSTITUTE(SUBSTITUTE([.I216];&quot; &quot;;&quot;_&quot;);&quot;'&quot;;&quot;&quot;);&quot;-&quot;;&quot;_&quot;)&amp;&quot;_&quot;&amp;SUBSTITUTE(SUBSTITUTE(SUBSTITUTE([.J216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5]=[.J216];[.I215]=[.I216]);&quot;&quot;;[.F216]&amp;&quot;,&quot;)">
            <text:p/>
          </table:table-cell>
          <table:table-cell table:formula="of:=&quot;addToFieldIssueMap(Field.&quot;&amp;[.F216]&amp;&quot;, &quot;&amp;[.B216]&amp;&quot;);&quot;" office:value-type="string" office:string-value="addToFieldIssueMap(Field.VACCINATION_ACTION_CODE, VaccinationActionCodeIsMissing);">
            <text:p>addToFieldIssueMap(Field.VACCINATION_ACTION_CODE, VaccinationActionCodeIsMissing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6]&amp;&quot;, '&quot;&amp;[.I216]&amp;&quot;', '&quot;&amp;[.J216]&amp;&quot;', '&quot;&amp;[.K216]&amp;&quot;', '&quot;&amp;[.L216]&amp;&quot;', '&quot;&amp;[.M216]&amp;&quot;', '&quot;&amp;[.N216]&amp;&quot;');&quot;" office:value-type="string" office:string-value="INSERT INTO dqa_potential_issue(issue_id, target_object, target_field, issue_type, field_value, default_action_code, change_priority) VALUES (216, 'Vaccination', 'action code', 'is missing', '', 'A', 'May');">
            <text:p>INSERT INTO dqa_potential_issue(issue_id, target_object, target_field, issue_type, field_value, default_action_code, change_priority) VALUES (216, 'Vaccination', 'action code', 'is missing', '', 'A', 'May');</text:p>
          </table:table-cell>
        </table:table-row>
        <table:table-row table:style-name="ro1">
          <table:table-cell table:formula="of:=ROW()" office:value-type="float" office:value="217">
            <text:p>217</text:p>
          </table:table-cell>
          <table:table-cell table:formula="of:=SUBSTITUTE(SUBSTITUTE(SUBSTITUTE(SUBSTITUTE(PROPER([.I217])&amp;PROPER([.J217])&amp;PROPER([.K217])&amp;PROPER([.L217]);&quot; &quot;;&quot;&quot;);&quot;-&quot;;&quot;&quot;);&quot;.&quot;;&quot;_&quot;);&quot;'&quot;;&quot;&quot;)" office:value-type="string" office:string-value="VaccinationActionCodeIsUnrecognized">
            <text:p>VaccinationActionCodeIsUnrecognized</text:p>
          </table:table-cell>
          <table:table-cell table:formula="of:=&quot;public PotentialIssue &quot;&amp;[.B217]&amp;&quot; = null;&quot;" office:value-type="string" office:string-value="public PotentialIssue VaccinationActionCodeIsUnrecognized = null;">
            <text:p>public PotentialIssue VaccinationActionCodeIsUnrecognized = null;</text:p>
          </table:table-cell>
          <table:table-cell table:formula="of:=[.B217]&amp;&quot; = getPotentialIssue(session, &quot;&amp;CHAR(34)&amp;[.I217]&amp;CHAR(34)&amp;&quot;, &quot;&amp;CHAR(34)&amp;SUBSTITUTE([.J217];&quot;''&quot;;&quot;'&quot;)&amp;CHAR(34)&amp;&quot;, &quot;&amp;CHAR(34)&amp;[.K217]&amp;CHAR(34)&amp;&quot;, &quot;&amp;CHAR(34)&amp;[.L217]&amp;CHAR(34)&amp;&quot;);&quot;" office:value-type="string" office:string-value="VaccinationActionCodeIsUnrecognized = getPotentialIssue(session, &quot;Vaccination&quot;, &quot;action code&quot;, &quot;is unrecognized&quot;, &quot;&quot;);">
            <text:p>VaccinationActionCodeIsUnrecognized = getPotentialIssue(session, "Vaccination", "action code", "is unrecognized", "");</text:p>
          </table:table-cell>
          <table:table-cell table:formula="of:=&quot;assertNotNull(pi.&quot;&amp;[.B217]&amp;&quot;);&quot;" office:value-type="string" office:string-value="assertNotNull(pi.VaccinationActionCodeIsUnrecognized);">
            <text:p>assertNotNull(pi.VaccinationActionCodeIsUnrecognized);</text:p>
          </table:table-cell>
          <table:table-cell table:formula="of:=UPPER(SUBSTITUTE(SUBSTITUTE(SUBSTITUTE([.I217];&quot; &quot;;&quot;_&quot;);&quot;'&quot;;&quot;&quot;);&quot;-&quot;;&quot;_&quot;)&amp;&quot;_&quot;&amp;SUBSTITUTE(SUBSTITUTE(SUBSTITUTE([.J217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6]=[.J217];[.I216]=[.I217]);&quot;&quot;;[.F217]&amp;&quot;,&quot;)">
            <text:p/>
          </table:table-cell>
          <table:table-cell table:formula="of:=&quot;addToFieldIssueMap(Field.&quot;&amp;[.F217]&amp;&quot;, &quot;&amp;[.B217]&amp;&quot;);&quot;" office:value-type="string" office:string-value="addToFieldIssueMap(Field.VACCINATION_ACTION_CODE, VaccinationActionCodeIsUnrecognized);">
            <text:p>addToFieldIssueMap(Field.VACCINATION_ACTION_CODE, VaccinationActionCodeIsUnrecognize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17]&amp;&quot;, '&quot;&amp;[.I217]&amp;&quot;', '&quot;&amp;[.J217]&amp;&quot;', '&quot;&amp;[.K217]&amp;&quot;', '&quot;&amp;[.L217]&amp;&quot;', '&quot;&amp;[.M217]&amp;&quot;', '&quot;&amp;[.N217]&amp;&quot;');&quot;" office:value-type="string" office:string-value="INSERT INTO dqa_potential_issue(issue_id, target_object, target_field, issue_type, field_value, default_action_code, change_priority) VALUES (217, 'Vaccination', 'action code', 'is unrecognized', '', 'W', 'May');">
            <text:p>INSERT INTO dqa_potential_issue(issue_id, target_object, target_field, issue_type, field_value, default_action_code, change_priority) VALUES (217, 'Vaccination', 'action code', 'is unrecognized', '', 'W', 'May');</text:p>
          </table:table-cell>
        </table:table-row>
        <table:table-row table:style-name="ro1">
          <table:table-cell table:formula="of:=ROW()" office:value-type="float" office:value="218">
            <text:p>218</text:p>
          </table:table-cell>
          <table:table-cell table:formula="of:=SUBSTITUTE(SUBSTITUTE(SUBSTITUTE(SUBSTITUTE(PROPER([.I218])&amp;PROPER([.J218])&amp;PROPER([.K218])&amp;PROPER([.L218]);&quot; &quot;;&quot;&quot;);&quot;-&quot;;&quot;&quot;);&quot;.&quot;;&quot;_&quot;);&quot;'&quot;;&quot;&quot;)" office:value-type="string" office:string-value="VaccinationActionCodeIsValuedAsAdd">
            <text:p>VaccinationActionCodeIsValuedAsAdd</text:p>
          </table:table-cell>
          <table:table-cell table:formula="of:=&quot;public PotentialIssue &quot;&amp;[.B218]&amp;&quot; = null;&quot;" office:value-type="string" office:string-value="public PotentialIssue VaccinationActionCodeIsValuedAsAdd = null;">
            <text:p>public PotentialIssue VaccinationActionCodeIsValuedAsAdd = null;</text:p>
          </table:table-cell>
          <table:table-cell table:formula="of:=[.B218]&amp;&quot; = getPotentialIssue(session, &quot;&amp;CHAR(34)&amp;[.I218]&amp;CHAR(34)&amp;&quot;, &quot;&amp;CHAR(34)&amp;SUBSTITUTE([.J218];&quot;''&quot;;&quot;'&quot;)&amp;CHAR(34)&amp;&quot;, &quot;&amp;CHAR(34)&amp;[.K218]&amp;CHAR(34)&amp;&quot;, &quot;&amp;CHAR(34)&amp;[.L218]&amp;CHAR(34)&amp;&quot;);&quot;" office:value-type="string" office:string-value="VaccinationActionCodeIsValuedAsAdd = getPotentialIssue(session, &quot;Vaccination&quot;, &quot;action code&quot;, &quot;is valued as&quot;, &quot;add&quot;);">
            <text:p>VaccinationActionCodeIsValuedAsAdd = getPotentialIssue(session, "Vaccination", "action code", "is valued as", "add");</text:p>
          </table:table-cell>
          <table:table-cell table:formula="of:=&quot;assertNotNull(pi.&quot;&amp;[.B218]&amp;&quot;);&quot;" office:value-type="string" office:string-value="assertNotNull(pi.VaccinationActionCodeIsValuedAsAdd);">
            <text:p>assertNotNull(pi.VaccinationActionCodeIsValuedAsAdd);</text:p>
          </table:table-cell>
          <table:table-cell table:formula="of:=UPPER(SUBSTITUTE(SUBSTITUTE(SUBSTITUTE([.I218];&quot; &quot;;&quot;_&quot;);&quot;'&quot;;&quot;&quot;);&quot;-&quot;;&quot;_&quot;)&amp;&quot;_&quot;&amp;SUBSTITUTE(SUBSTITUTE(SUBSTITUTE([.J218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7]=[.J218];[.I217]=[.I218]);&quot;&quot;;[.F218]&amp;&quot;,&quot;)">
            <text:p/>
          </table:table-cell>
          <table:table-cell table:formula="of:=&quot;addToFieldIssueMap(Field.&quot;&amp;[.F218]&amp;&quot;, &quot;&amp;[.B218]&amp;&quot;);&quot;" office:value-type="string" office:string-value="addToFieldIssueMap(Field.VACCINATION_ACTION_CODE, VaccinationActionCodeIsValuedAsAdd);">
            <text:p>addToFieldIssueMap(Field.VACCINATION_ACTION_CODE, VaccinationActionCodeIsValuedAsAdd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8]&amp;&quot;, '&quot;&amp;[.I218]&amp;&quot;', '&quot;&amp;[.J218]&amp;&quot;', '&quot;&amp;[.K218]&amp;&quot;', '&quot;&amp;[.L218]&amp;&quot;', '&quot;&amp;[.M218]&amp;&quot;', '&quot;&amp;[.N218]&amp;&quot;');&quot;" office:value-type="string" office:string-value="INSERT INTO dqa_potential_issue(issue_id, target_object, target_field, issue_type, field_value, default_action_code, change_priority) VALUES (218, 'Vaccination', 'action code', 'is valued as', 'add', 'A', 'May');">
            <text:p>INSERT INTO dqa_potential_issue(issue_id, target_object, target_field, issue_type, field_value, default_action_code, change_priority) VALUES (218, 'Vaccination', 'action code', 'is valued as', 'add', 'A', 'May');</text:p>
          </table:table-cell>
        </table:table-row>
        <table:table-row table:style-name="ro1">
          <table:table-cell table:formula="of:=ROW()" office:value-type="float" office:value="219">
            <text:p>219</text:p>
          </table:table-cell>
          <table:table-cell table:formula="of:=SUBSTITUTE(SUBSTITUTE(SUBSTITUTE(SUBSTITUTE(PROPER([.I219])&amp;PROPER([.J219])&amp;PROPER([.K219])&amp;PROPER([.L219]);&quot; &quot;;&quot;&quot;);&quot;-&quot;;&quot;&quot;);&quot;.&quot;;&quot;_&quot;);&quot;'&quot;;&quot;&quot;)" office:value-type="string" office:string-value="VaccinationActionCodeIsValuedAsAddOrUpdate">
            <text:p>VaccinationActionCodeIsValuedAsAddOrUpdate</text:p>
          </table:table-cell>
          <table:table-cell table:formula="of:=&quot;public PotentialIssue &quot;&amp;[.B219]&amp;&quot; = null;&quot;" office:value-type="string" office:string-value="public PotentialIssue VaccinationActionCodeIsValuedAsAddOrUpdate = null;">
            <text:p>public PotentialIssue VaccinationActionCodeIsValuedAsAddOrUpdate = null;</text:p>
          </table:table-cell>
          <table:table-cell table:formula="of:=[.B219]&amp;&quot; = getPotentialIssue(session, &quot;&amp;CHAR(34)&amp;[.I219]&amp;CHAR(34)&amp;&quot;, &quot;&amp;CHAR(34)&amp;SUBSTITUTE([.J219];&quot;''&quot;;&quot;'&quot;)&amp;CHAR(34)&amp;&quot;, &quot;&amp;CHAR(34)&amp;[.K219]&amp;CHAR(34)&amp;&quot;, &quot;&amp;CHAR(34)&amp;[.L219]&amp;CHAR(34)&amp;&quot;);&quot;" office:value-type="string" office:string-value="VaccinationActionCodeIsValuedAsAddOrUpdate = getPotentialIssue(session, &quot;Vaccination&quot;, &quot;action code&quot;, &quot;is valued as&quot;, &quot;add or update&quot;);">
            <text:p>VaccinationActionCodeIsValuedAsAddOrUpdate = getPotentialIssue(session, "Vaccination", "action code", "is valued as", "add or update");</text:p>
          </table:table-cell>
          <table:table-cell table:formula="of:=&quot;assertNotNull(pi.&quot;&amp;[.B219]&amp;&quot;);&quot;" office:value-type="string" office:string-value="assertNotNull(pi.VaccinationActionCodeIsValuedAsAddOrUpdate);">
            <text:p>assertNotNull(pi.VaccinationActionCodeIsValuedAsAddOrUpdate);</text:p>
          </table:table-cell>
          <table:table-cell table:formula="of:=UPPER(SUBSTITUTE(SUBSTITUTE(SUBSTITUTE([.I219];&quot; &quot;;&quot;_&quot;);&quot;'&quot;;&quot;&quot;);&quot;-&quot;;&quot;_&quot;)&amp;&quot;_&quot;&amp;SUBSTITUTE(SUBSTITUTE(SUBSTITUTE([.J219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8]=[.J219];[.I218]=[.I219]);&quot;&quot;;[.F219]&amp;&quot;,&quot;)">
            <text:p/>
          </table:table-cell>
          <table:table-cell table:formula="of:=&quot;addToFieldIssueMap(Field.&quot;&amp;[.F219]&amp;&quot;, &quot;&amp;[.B219]&amp;&quot;);&quot;" office:value-type="string" office:string-value="addToFieldIssueMap(Field.VACCINATION_ACTION_CODE, VaccinationActionCodeIsValuedAsAddOrUpdate);">
            <text:p>addToFieldIssueMap(Field.VACCINATION_ACTION_CODE, VaccinationActionCodeIsValuedAsAddOrUpda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 or 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19]&amp;&quot;, '&quot;&amp;[.I219]&amp;&quot;', '&quot;&amp;[.J219]&amp;&quot;', '&quot;&amp;[.K219]&amp;&quot;', '&quot;&amp;[.L219]&amp;&quot;', '&quot;&amp;[.M219]&amp;&quot;', '&quot;&amp;[.N219]&amp;&quot;');&quot;" office:value-type="string" office:string-value="INSERT INTO dqa_potential_issue(issue_id, target_object, target_field, issue_type, field_value, default_action_code, change_priority) VALUES (219, 'Vaccination', 'action code', 'is valued as', 'add or update', 'A', 'May');">
            <text:p>INSERT INTO dqa_potential_issue(issue_id, target_object, target_field, issue_type, field_value, default_action_code, change_priority) VALUES (219, 'Vaccination', 'action code', 'is valued as', 'add or update', 'A', 'May');</text:p>
          </table:table-cell>
        </table:table-row>
        <table:table-row table:style-name="ro1">
          <table:table-cell table:formula="of:=ROW()" office:value-type="float" office:value="220">
            <text:p>220</text:p>
          </table:table-cell>
          <table:table-cell table:formula="of:=SUBSTITUTE(SUBSTITUTE(SUBSTITUTE(SUBSTITUTE(PROPER([.I220])&amp;PROPER([.J220])&amp;PROPER([.K220])&amp;PROPER([.L220]);&quot; &quot;;&quot;&quot;);&quot;-&quot;;&quot;&quot;);&quot;.&quot;;&quot;_&quot;);&quot;'&quot;;&quot;&quot;)" office:value-type="string" office:string-value="VaccinationActionCodeIsValuedAsDelete">
            <text:p>VaccinationActionCodeIsValuedAsDelete</text:p>
          </table:table-cell>
          <table:table-cell table:formula="of:=&quot;public PotentialIssue &quot;&amp;[.B220]&amp;&quot; = null;&quot;" office:value-type="string" office:string-value="public PotentialIssue VaccinationActionCodeIsValuedAsDelete = null;">
            <text:p>public PotentialIssue VaccinationActionCodeIsValuedAsDelete = null;</text:p>
          </table:table-cell>
          <table:table-cell table:formula="of:=[.B220]&amp;&quot; = getPotentialIssue(session, &quot;&amp;CHAR(34)&amp;[.I220]&amp;CHAR(34)&amp;&quot;, &quot;&amp;CHAR(34)&amp;SUBSTITUTE([.J220];&quot;''&quot;;&quot;'&quot;)&amp;CHAR(34)&amp;&quot;, &quot;&amp;CHAR(34)&amp;[.K220]&amp;CHAR(34)&amp;&quot;, &quot;&amp;CHAR(34)&amp;[.L220]&amp;CHAR(34)&amp;&quot;);&quot;" office:value-type="string" office:string-value="VaccinationActionCodeIsValuedAsDelete = getPotentialIssue(session, &quot;Vaccination&quot;, &quot;action code&quot;, &quot;is valued as&quot;, &quot;delete&quot;);">
            <text:p>VaccinationActionCodeIsValuedAsDelete = getPotentialIssue(session, "Vaccination", "action code", "is valued as", "delete");</text:p>
          </table:table-cell>
          <table:table-cell table:formula="of:=&quot;assertNotNull(pi.&quot;&amp;[.B220]&amp;&quot;);&quot;" office:value-type="string" office:string-value="assertNotNull(pi.VaccinationActionCodeIsValuedAsDelete);">
            <text:p>assertNotNull(pi.VaccinationActionCodeIsValuedAsDelete);</text:p>
          </table:table-cell>
          <table:table-cell table:formula="of:=UPPER(SUBSTITUTE(SUBSTITUTE(SUBSTITUTE([.I220];&quot; &quot;;&quot;_&quot;);&quot;'&quot;;&quot;&quot;);&quot;-&quot;;&quot;_&quot;)&amp;&quot;_&quot;&amp;SUBSTITUTE(SUBSTITUTE(SUBSTITUTE([.J220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19]=[.J220];[.I219]=[.I220]);&quot;&quot;;[.F220]&amp;&quot;,&quot;)">
            <text:p/>
          </table:table-cell>
          <table:table-cell table:formula="of:=&quot;addToFieldIssueMap(Field.&quot;&amp;[.F220]&amp;&quot;, &quot;&amp;[.B220]&amp;&quot;);&quot;" office:value-type="string" office:string-value="addToFieldIssueMap(Field.VACCINATION_ACTION_CODE, VaccinationActionCodeIsValuedAsDelete);">
            <text:p>addToFieldIssueMap(Field.VACCINATION_ACTION_CODE, VaccinationActionCodeIsValuedAsDele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dele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20]&amp;&quot;, '&quot;&amp;[.I220]&amp;&quot;', '&quot;&amp;[.J220]&amp;&quot;', '&quot;&amp;[.K220]&amp;&quot;', '&quot;&amp;[.L220]&amp;&quot;', '&quot;&amp;[.M220]&amp;&quot;', '&quot;&amp;[.N220]&amp;&quot;');&quot;" office:value-type="string" office:string-value="INSERT INTO dqa_potential_issue(issue_id, target_object, target_field, issue_type, field_value, default_action_code, change_priority) VALUES (220, 'Vaccination', 'action code', 'is valued as', 'delete', 'A', 'May');">
            <text:p>INSERT INTO dqa_potential_issue(issue_id, target_object, target_field, issue_type, field_value, default_action_code, change_priority) VALUES (220, 'Vaccination', 'action code', 'is valued as', 'delete', 'A', 'May');</text:p>
          </table:table-cell>
        </table:table-row>
        <table:table-row table:style-name="ro1">
          <table:table-cell table:formula="of:=ROW()" office:value-type="float" office:value="221">
            <text:p>221</text:p>
          </table:table-cell>
          <table:table-cell table:formula="of:=SUBSTITUTE(SUBSTITUTE(SUBSTITUTE(SUBSTITUTE(PROPER([.I221])&amp;PROPER([.J221])&amp;PROPER([.K221])&amp;PROPER([.L221]);&quot; &quot;;&quot;&quot;);&quot;-&quot;;&quot;&quot;);&quot;.&quot;;&quot;_&quot;);&quot;'&quot;;&quot;&quot;)" office:value-type="string" office:string-value="VaccinationActionCodeIsValuedAsUpdate">
            <text:p>VaccinationActionCodeIsValuedAsUpdate</text:p>
          </table:table-cell>
          <table:table-cell table:formula="of:=&quot;public PotentialIssue &quot;&amp;[.B221]&amp;&quot; = null;&quot;" office:value-type="string" office:string-value="public PotentialIssue VaccinationActionCodeIsValuedAsUpdate = null;">
            <text:p>public PotentialIssue VaccinationActionCodeIsValuedAsUpdate = null;</text:p>
          </table:table-cell>
          <table:table-cell table:formula="of:=[.B221]&amp;&quot; = getPotentialIssue(session, &quot;&amp;CHAR(34)&amp;[.I221]&amp;CHAR(34)&amp;&quot;, &quot;&amp;CHAR(34)&amp;SUBSTITUTE([.J221];&quot;''&quot;;&quot;'&quot;)&amp;CHAR(34)&amp;&quot;, &quot;&amp;CHAR(34)&amp;[.K221]&amp;CHAR(34)&amp;&quot;, &quot;&amp;CHAR(34)&amp;[.L221]&amp;CHAR(34)&amp;&quot;);&quot;" office:value-type="string" office:string-value="VaccinationActionCodeIsValuedAsUpdate = getPotentialIssue(session, &quot;Vaccination&quot;, &quot;action code&quot;, &quot;is valued as&quot;, &quot;update&quot;);">
            <text:p>VaccinationActionCodeIsValuedAsUpdate = getPotentialIssue(session, "Vaccination", "action code", "is valued as", "update");</text:p>
          </table:table-cell>
          <table:table-cell table:formula="of:=&quot;assertNotNull(pi.&quot;&amp;[.B221]&amp;&quot;);&quot;" office:value-type="string" office:string-value="assertNotNull(pi.VaccinationActionCodeIsValuedAsUpdate);">
            <text:p>assertNotNull(pi.VaccinationActionCodeIsValuedAsUpdate);</text:p>
          </table:table-cell>
          <table:table-cell table:formula="of:=UPPER(SUBSTITUTE(SUBSTITUTE(SUBSTITUTE([.I221];&quot; &quot;;&quot;_&quot;);&quot;'&quot;;&quot;&quot;);&quot;-&quot;;&quot;_&quot;)&amp;&quot;_&quot;&amp;SUBSTITUTE(SUBSTITUTE(SUBSTITUTE([.J221];&quot; &quot;;&quot;_&quot;);&quot;'&quot;;&quot;&quot;);&quot;-&quot;;&quot;_&quot;))" office:value-type="string" office:string-value="VACCINATION_ACTION_CODE">
            <text:p>VACCINATION_ACTION_CODE</text:p>
          </table:table-cell>
          <table:table-cell table:formula="of:=IF(AND([.J220]=[.J221];[.I220]=[.I221]);&quot;&quot;;[.F221]&amp;&quot;,&quot;)">
            <text:p/>
          </table:table-cell>
          <table:table-cell table:formula="of:=&quot;addToFieldIssueMap(Field.&quot;&amp;[.F221]&amp;&quot;, &quot;&amp;[.B221]&amp;&quot;);&quot;" office:value-type="string" office:string-value="addToFieldIssueMap(Field.VACCINATION_ACTION_CODE, VaccinationActionCodeIsValuedAsUpdate);">
            <text:p>addToFieldIssueMap(Field.VACCINATION_ACTION_CODE, VaccinationActionCodeIsValuedAsUpdate);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21]&amp;&quot;, '&quot;&amp;[.I221]&amp;&quot;', '&quot;&amp;[.J221]&amp;&quot;', '&quot;&amp;[.K221]&amp;&quot;', '&quot;&amp;[.L221]&amp;&quot;', '&quot;&amp;[.M221]&amp;&quot;', '&quot;&amp;[.N221]&amp;&quot;');&quot;" office:value-type="string" office:string-value="INSERT INTO dqa_potential_issue(issue_id, target_object, target_field, issue_type, field_value, default_action_code, change_priority) VALUES (221, 'Vaccination', 'action code', 'is valued as', 'update', 'A', 'May');">
            <text:p>INSERT INTO dqa_potential_issue(issue_id, target_object, target_field, issue_type, field_value, default_action_code, change_priority) VALUES (221, 'Vaccination', 'action code', 'is valued as', 'update', 'A', 'May');</text:p>
          </table:table-cell>
        </table:table-row>
        <table:table-row table:style-name="ro1">
          <table:table-cell table:formula="of:=ROW()" office:value-type="float" office:value="222">
            <text:p>222</text:p>
          </table:table-cell>
          <table:table-cell table:formula="of:=SUBSTITUTE(SUBSTITUTE(SUBSTITUTE(SUBSTITUTE(PROPER([.I222])&amp;PROPER([.J222])&amp;PROPER([.K222])&amp;PROPER([.L222]);&quot; &quot;;&quot;&quot;);&quot;-&quot;;&quot;&quot;);&quot;.&quot;;&quot;_&quot;);&quot;'&quot;;&quot;&quot;)" office:value-type="string" office:string-value="VaccinationAdminCodeIsDeprecated">
            <text:p>VaccinationAdminCodeIsDeprecated</text:p>
          </table:table-cell>
          <table:table-cell table:formula="of:=&quot;public PotentialIssue &quot;&amp;[.B222]&amp;&quot; = null;&quot;" office:value-type="string" office:string-value="public PotentialIssue VaccinationAdminCodeIsDeprecated = null;">
            <text:p>public PotentialIssue VaccinationAdminCodeIsDeprecated = null;</text:p>
          </table:table-cell>
          <table:table-cell table:formula="of:=[.B222]&amp;&quot; = getPotentialIssue(session, &quot;&amp;CHAR(34)&amp;[.I222]&amp;CHAR(34)&amp;&quot;, &quot;&amp;CHAR(34)&amp;SUBSTITUTE([.J222];&quot;''&quot;;&quot;'&quot;)&amp;CHAR(34)&amp;&quot;, &quot;&amp;CHAR(34)&amp;[.K222]&amp;CHAR(34)&amp;&quot;, &quot;&amp;CHAR(34)&amp;[.L222]&amp;CHAR(34)&amp;&quot;);&quot;" office:value-type="string" office:string-value="VaccinationAdminCodeIsDeprecated = getPotentialIssue(session, &quot;Vaccination&quot;, &quot;admin code&quot;, &quot;is deprecated&quot;, &quot;&quot;);">
            <text:p>VaccinationAdminCodeIsDeprecated = getPotentialIssue(session, "Vaccination", "admin code", "is deprecated", "");</text:p>
          </table:table-cell>
          <table:table-cell table:formula="of:=&quot;assertNotNull(pi.&quot;&amp;[.B222]&amp;&quot;);&quot;" office:value-type="string" office:string-value="assertNotNull(pi.VaccinationAdminCodeIsDeprecated);">
            <text:p>assertNotNull(pi.VaccinationAdminCodeIsDeprecated);</text:p>
          </table:table-cell>
          <table:table-cell table:formula="of:=UPPER(SUBSTITUTE(SUBSTITUTE(SUBSTITUTE([.I222];&quot; &quot;;&quot;_&quot;);&quot;'&quot;;&quot;&quot;);&quot;-&quot;;&quot;_&quot;)&amp;&quot;_&quot;&amp;SUBSTITUTE(SUBSTITUTE(SUBSTITUTE([.J222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1]=[.J222];[.I221]=[.I222]);&quot;&quot;;[.F222]&amp;&quot;,&quot;)" office:value-type="string" office:string-value="VACCINATION_ADMIN_CODE,">
            <text:p>VACCINATION_ADMIN_CODE,</text:p>
          </table:table-cell>
          <table:table-cell table:formula="of:=&quot;addToFieldIssueMap(Field.&quot;&amp;[.F222]&amp;&quot;, &quot;&amp;[.B222]&amp;&quot;);&quot;" office:value-type="string" office:string-value="addToFieldIssueMap(Field.VACCINATION_ADMIN_CODE, VaccinationAdminCodeIsDeprecated);">
            <text:p>addToFieldIssueMap(Field.VACCINATION_ADMIN_CODE, VaccinationAdminCodeIsDeprecat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2]&amp;&quot;, '&quot;&amp;[.I222]&amp;&quot;', '&quot;&amp;[.J222]&amp;&quot;', '&quot;&amp;[.K222]&amp;&quot;', '&quot;&amp;[.L222]&amp;&quot;', '&quot;&amp;[.M222]&amp;&quot;', '&quot;&amp;[.N222]&amp;&quot;');&quot;" office:value-type="string" office:string-value="INSERT INTO dqa_potential_issue(issue_id, target_object, target_field, issue_type, field_value, default_action_code, change_priority) VALUES (222, 'Vaccination', 'admin code', 'is deprecated', '', 'W', 'May');">
            <text:p>INSERT INTO dqa_potential_issue(issue_id, target_object, target_field, issue_type, field_value, default_action_code, change_priority) VALUES (222, 'Vaccination', 'admin code', 'is deprecated', '', 'W', 'May');</text:p>
          </table:table-cell>
        </table:table-row>
        <table:table-row table:style-name="ro1">
          <table:table-cell table:formula="of:=ROW()" office:value-type="float" office:value="223">
            <text:p>223</text:p>
          </table:table-cell>
          <table:table-cell table:formula="of:=SUBSTITUTE(SUBSTITUTE(SUBSTITUTE(SUBSTITUTE(PROPER([.I223])&amp;PROPER([.J223])&amp;PROPER([.K223])&amp;PROPER([.L223]);&quot; &quot;;&quot;&quot;);&quot;-&quot;;&quot;&quot;);&quot;.&quot;;&quot;_&quot;);&quot;'&quot;;&quot;&quot;)" office:value-type="string" office:string-value="VaccinationAdminCodeIsIgnored">
            <text:p>VaccinationAdminCodeIsIgnored</text:p>
          </table:table-cell>
          <table:table-cell table:formula="of:=&quot;public PotentialIssue &quot;&amp;[.B223]&amp;&quot; = null;&quot;" office:value-type="string" office:string-value="public PotentialIssue VaccinationAdminCodeIsIgnored = null;">
            <text:p>public PotentialIssue VaccinationAdminCodeIsIgnored = null;</text:p>
          </table:table-cell>
          <table:table-cell table:formula="of:=[.B223]&amp;&quot; = getPotentialIssue(session, &quot;&amp;CHAR(34)&amp;[.I223]&amp;CHAR(34)&amp;&quot;, &quot;&amp;CHAR(34)&amp;SUBSTITUTE([.J223];&quot;''&quot;;&quot;'&quot;)&amp;CHAR(34)&amp;&quot;, &quot;&amp;CHAR(34)&amp;[.K223]&amp;CHAR(34)&amp;&quot;, &quot;&amp;CHAR(34)&amp;[.L223]&amp;CHAR(34)&amp;&quot;);&quot;" office:value-type="string" office:string-value="VaccinationAdminCodeIsIgnored = getPotentialIssue(session, &quot;Vaccination&quot;, &quot;admin code&quot;, &quot;is ignored&quot;, &quot;&quot;);">
            <text:p>VaccinationAdminCodeIsIgnored = getPotentialIssue(session, "Vaccination", "admin code", "is ignored", "");</text:p>
          </table:table-cell>
          <table:table-cell table:formula="of:=&quot;assertNotNull(pi.&quot;&amp;[.B223]&amp;&quot;);&quot;" office:value-type="string" office:string-value="assertNotNull(pi.VaccinationAdminCodeIsIgnored);">
            <text:p>assertNotNull(pi.VaccinationAdminCodeIsIgnored);</text:p>
          </table:table-cell>
          <table:table-cell table:formula="of:=UPPER(SUBSTITUTE(SUBSTITUTE(SUBSTITUTE([.I223];&quot; &quot;;&quot;_&quot;);&quot;'&quot;;&quot;&quot;);&quot;-&quot;;&quot;_&quot;)&amp;&quot;_&quot;&amp;SUBSTITUTE(SUBSTITUTE(SUBSTITUTE([.J223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2]=[.J223];[.I222]=[.I223]);&quot;&quot;;[.F223]&amp;&quot;,&quot;)">
            <text:p/>
          </table:table-cell>
          <table:table-cell table:formula="of:=&quot;addToFieldIssueMap(Field.&quot;&amp;[.F223]&amp;&quot;, &quot;&amp;[.B223]&amp;&quot;);&quot;" office:value-type="string" office:string-value="addToFieldIssueMap(Field.VACCINATION_ADMIN_CODE, VaccinationAdminCodeIsIgnored);">
            <text:p>addToFieldIssueMap(Field.VACCINATION_ADMIN_CODE, VaccinationAdminCodeIsIgnor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23]&amp;&quot;, '&quot;&amp;[.I223]&amp;&quot;', '&quot;&amp;[.J223]&amp;&quot;', '&quot;&amp;[.K223]&amp;&quot;', '&quot;&amp;[.L223]&amp;&quot;', '&quot;&amp;[.M223]&amp;&quot;', '&quot;&amp;[.N223]&amp;&quot;');&quot;" office:value-type="string" office:string-value="INSERT INTO dqa_potential_issue(issue_id, target_object, target_field, issue_type, field_value, default_action_code, change_priority) VALUES (223, 'Vaccination', 'admin code', 'is ignored', '', 'S', 'May');">
            <text:p>INSERT INTO dqa_potential_issue(issue_id, target_object, target_field, issue_type, field_value, default_action_code, change_priority) VALUES (223, 'Vaccination', 'admin code', 'is ignored', '', 'S', 'May');</text:p>
          </table:table-cell>
        </table:table-row>
        <table:table-row table:style-name="ro1">
          <table:table-cell table:formula="of:=ROW()" office:value-type="float" office:value="224">
            <text:p>224</text:p>
          </table:table-cell>
          <table:table-cell table:formula="of:=SUBSTITUTE(SUBSTITUTE(SUBSTITUTE(SUBSTITUTE(PROPER([.I224])&amp;PROPER([.J224])&amp;PROPER([.K224])&amp;PROPER([.L224]);&quot; &quot;;&quot;&quot;);&quot;-&quot;;&quot;&quot;);&quot;.&quot;;&quot;_&quot;);&quot;'&quot;;&quot;&quot;)" office:value-type="string" office:string-value="VaccinationAdminCodeIsInvalid">
            <text:p>VaccinationAdminCodeIsInvalid</text:p>
          </table:table-cell>
          <table:table-cell table:formula="of:=&quot;public PotentialIssue &quot;&amp;[.B224]&amp;&quot; = null;&quot;" office:value-type="string" office:string-value="public PotentialIssue VaccinationAdminCodeIsInvalid = null;">
            <text:p>public PotentialIssue VaccinationAdminCodeIsInvalid = null;</text:p>
          </table:table-cell>
          <table:table-cell table:formula="of:=[.B224]&amp;&quot; = getPotentialIssue(session, &quot;&amp;CHAR(34)&amp;[.I224]&amp;CHAR(34)&amp;&quot;, &quot;&amp;CHAR(34)&amp;SUBSTITUTE([.J224];&quot;''&quot;;&quot;'&quot;)&amp;CHAR(34)&amp;&quot;, &quot;&amp;CHAR(34)&amp;[.K224]&amp;CHAR(34)&amp;&quot;, &quot;&amp;CHAR(34)&amp;[.L224]&amp;CHAR(34)&amp;&quot;);&quot;" office:value-type="string" office:string-value="VaccinationAdminCodeIsInvalid = getPotentialIssue(session, &quot;Vaccination&quot;, &quot;admin code&quot;, &quot;is invalid&quot;, &quot;&quot;);">
            <text:p>VaccinationAdminCodeIsInvalid = getPotentialIssue(session, "Vaccination", "admin code", "is invalid", "");</text:p>
          </table:table-cell>
          <table:table-cell table:formula="of:=&quot;assertNotNull(pi.&quot;&amp;[.B224]&amp;&quot;);&quot;" office:value-type="string" office:string-value="assertNotNull(pi.VaccinationAdminCodeIsInvalid);">
            <text:p>assertNotNull(pi.VaccinationAdminCodeIsInvalid);</text:p>
          </table:table-cell>
          <table:table-cell table:formula="of:=UPPER(SUBSTITUTE(SUBSTITUTE(SUBSTITUTE([.I224];&quot; &quot;;&quot;_&quot;);&quot;'&quot;;&quot;&quot;);&quot;-&quot;;&quot;_&quot;)&amp;&quot;_&quot;&amp;SUBSTITUTE(SUBSTITUTE(SUBSTITUTE([.J224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3]=[.J224];[.I223]=[.I224]);&quot;&quot;;[.F224]&amp;&quot;,&quot;)">
            <text:p/>
          </table:table-cell>
          <table:table-cell table:formula="of:=&quot;addToFieldIssueMap(Field.&quot;&amp;[.F224]&amp;&quot;, &quot;&amp;[.B224]&amp;&quot;);&quot;" office:value-type="string" office:string-value="addToFieldIssueMap(Field.VACCINATION_ADMIN_CODE, VaccinationAdminCodeIsInvalid);">
            <text:p>addToFieldIssueMap(Field.VACCINATION_ADMIN_CODE, VaccinationAdminCodeIsInvali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4]&amp;&quot;, '&quot;&amp;[.I224]&amp;&quot;', '&quot;&amp;[.J224]&amp;&quot;', '&quot;&amp;[.K224]&amp;&quot;', '&quot;&amp;[.L224]&amp;&quot;', '&quot;&amp;[.M224]&amp;&quot;', '&quot;&amp;[.N224]&amp;&quot;');&quot;" office:value-type="string" office:string-value="INSERT INTO dqa_potential_issue(issue_id, target_object, target_field, issue_type, field_value, default_action_code, change_priority) VALUES (224, 'Vaccination', 'admin code', 'is invalid', '', 'E', 'May');">
            <text:p>INSERT INTO dqa_potential_issue(issue_id, target_object, target_field, issue_type, field_value, default_action_code, change_priority) VALUES (224, 'Vaccination', 'admin code', 'is invalid', '', 'E', 'May');</text:p>
          </table:table-cell>
        </table:table-row>
        <table:table-row table:style-name="ro1">
          <table:table-cell table:formula="of:=ROW()" office:value-type="float" office:value="225">
            <text:p>225</text:p>
          </table:table-cell>
          <table:table-cell table:formula="of:=SUBSTITUTE(SUBSTITUTE(SUBSTITUTE(SUBSTITUTE(PROPER([.I225])&amp;PROPER([.J225])&amp;PROPER([.K225])&amp;PROPER([.L225]);&quot; &quot;;&quot;&quot;);&quot;-&quot;;&quot;&quot;);&quot;.&quot;;&quot;_&quot;);&quot;'&quot;;&quot;&quot;)" office:value-type="string" office:string-value="VaccinationAdminCodeIsMissing">
            <text:p>VaccinationAdminCodeIsMissing</text:p>
          </table:table-cell>
          <table:table-cell table:formula="of:=&quot;public PotentialIssue &quot;&amp;[.B225]&amp;&quot; = null;&quot;" office:value-type="string" office:string-value="public PotentialIssue VaccinationAdminCodeIsMissing = null;">
            <text:p>public PotentialIssue VaccinationAdminCodeIsMissing = null;</text:p>
          </table:table-cell>
          <table:table-cell table:formula="of:=[.B225]&amp;&quot; = getPotentialIssue(session, &quot;&amp;CHAR(34)&amp;[.I225]&amp;CHAR(34)&amp;&quot;, &quot;&amp;CHAR(34)&amp;SUBSTITUTE([.J225];&quot;''&quot;;&quot;'&quot;)&amp;CHAR(34)&amp;&quot;, &quot;&amp;CHAR(34)&amp;[.K225]&amp;CHAR(34)&amp;&quot;, &quot;&amp;CHAR(34)&amp;[.L225]&amp;CHAR(34)&amp;&quot;);&quot;" office:value-type="string" office:string-value="VaccinationAdminCodeIsMissing = getPotentialIssue(session, &quot;Vaccination&quot;, &quot;admin code&quot;, &quot;is missing&quot;, &quot;&quot;);">
            <text:p>VaccinationAdminCodeIsMissing = getPotentialIssue(session, "Vaccination", "admin code", "is missing", "");</text:p>
          </table:table-cell>
          <table:table-cell table:formula="of:=&quot;assertNotNull(pi.&quot;&amp;[.B225]&amp;&quot;);&quot;" office:value-type="string" office:string-value="assertNotNull(pi.VaccinationAdminCodeIsMissing);">
            <text:p>assertNotNull(pi.VaccinationAdminCodeIsMissing);</text:p>
          </table:table-cell>
          <table:table-cell table:formula="of:=UPPER(SUBSTITUTE(SUBSTITUTE(SUBSTITUTE([.I225];&quot; &quot;;&quot;_&quot;);&quot;'&quot;;&quot;&quot;);&quot;-&quot;;&quot;_&quot;)&amp;&quot;_&quot;&amp;SUBSTITUTE(SUBSTITUTE(SUBSTITUTE([.J225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4]=[.J225];[.I224]=[.I225]);&quot;&quot;;[.F225]&amp;&quot;,&quot;)">
            <text:p/>
          </table:table-cell>
          <table:table-cell table:formula="of:=&quot;addToFieldIssueMap(Field.&quot;&amp;[.F225]&amp;&quot;, &quot;&amp;[.B225]&amp;&quot;);&quot;" office:value-type="string" office:string-value="addToFieldIssueMap(Field.VACCINATION_ADMIN_CODE, VaccinationAdminCodeIsMissing);">
            <text:p>addToFieldIssueMap(Field.VACCINATION_ADMIN_CODE, VaccinationAdminCodeIsMissing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5]&amp;&quot;, '&quot;&amp;[.I225]&amp;&quot;', '&quot;&amp;[.J225]&amp;&quot;', '&quot;&amp;[.K225]&amp;&quot;', '&quot;&amp;[.L225]&amp;&quot;', '&quot;&amp;[.M225]&amp;&quot;', '&quot;&amp;[.N225]&amp;&quot;');&quot;" office:value-type="string" office:string-value="INSERT INTO dqa_potential_issue(issue_id, target_object, target_field, issue_type, field_value, default_action_code, change_priority) VALUES (225, 'Vaccination', 'admin code', 'is missing', '', 'E', 'May');">
            <text:p>INSERT INTO dqa_potential_issue(issue_id, target_object, target_field, issue_type, field_value, default_action_code, change_priority) VALUES (225, 'Vaccination', 'admin code', 'is missing', '', 'E', 'May');</text:p>
          </table:table-cell>
        </table:table-row>
        <table:table-row table:style-name="ro1">
          <table:table-cell table:formula="of:=ROW()" office:value-type="float" office:value="226">
            <text:p>226</text:p>
          </table:table-cell>
          <table:table-cell table:formula="of:=SUBSTITUTE(SUBSTITUTE(SUBSTITUTE(SUBSTITUTE(PROPER([.I226])&amp;PROPER([.J226])&amp;PROPER([.K226])&amp;PROPER([.L226]);&quot; &quot;;&quot;&quot;);&quot;-&quot;;&quot;&quot;);&quot;.&quot;;&quot;_&quot;);&quot;'&quot;;&quot;&quot;)" office:value-type="string" office:string-value="VaccinationAdminCodeIsNotSpecific">
            <text:p>VaccinationAdminCodeIsNotSpecific</text:p>
          </table:table-cell>
          <table:table-cell table:formula="of:=&quot;public PotentialIssue &quot;&amp;[.B226]&amp;&quot; = null;&quot;" office:value-type="string" office:string-value="public PotentialIssue VaccinationAdminCodeIsNotSpecific = null;">
            <text:p>public PotentialIssue VaccinationAdminCodeIsNotSpecific = null;</text:p>
          </table:table-cell>
          <table:table-cell table:formula="of:=[.B226]&amp;&quot; = getPotentialIssue(session, &quot;&amp;CHAR(34)&amp;[.I226]&amp;CHAR(34)&amp;&quot;, &quot;&amp;CHAR(34)&amp;SUBSTITUTE([.J226];&quot;''&quot;;&quot;'&quot;)&amp;CHAR(34)&amp;&quot;, &quot;&amp;CHAR(34)&amp;[.K226]&amp;CHAR(34)&amp;&quot;, &quot;&amp;CHAR(34)&amp;[.L226]&amp;CHAR(34)&amp;&quot;);&quot;" office:value-type="string" office:string-value="VaccinationAdminCodeIsNotSpecific = getPotentialIssue(session, &quot;Vaccination&quot;, &quot;admin code&quot;, &quot;is not specific&quot;, &quot;&quot;);">
            <text:p>VaccinationAdminCodeIsNotSpecific = getPotentialIssue(session, "Vaccination", "admin code", "is not specific", "");</text:p>
          </table:table-cell>
          <table:table-cell table:formula="of:=&quot;assertNotNull(pi.&quot;&amp;[.B226]&amp;&quot;);&quot;" office:value-type="string" office:string-value="assertNotNull(pi.VaccinationAdminCodeIsNotSpecific);">
            <text:p>assertNotNull(pi.VaccinationAdminCodeIsNotSpecific);</text:p>
          </table:table-cell>
          <table:table-cell table:formula="of:=UPPER(SUBSTITUTE(SUBSTITUTE(SUBSTITUTE([.I226];&quot; &quot;;&quot;_&quot;);&quot;'&quot;;&quot;&quot;);&quot;-&quot;;&quot;_&quot;)&amp;&quot;_&quot;&amp;SUBSTITUTE(SUBSTITUTE(SUBSTITUTE([.J226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5]=[.J226];[.I225]=[.I226]);&quot;&quot;;[.F226]&amp;&quot;,&quot;)">
            <text:p/>
          </table:table-cell>
          <table:table-cell table:formula="of:=&quot;addToFieldIssueMap(Field.&quot;&amp;[.F226]&amp;&quot;, &quot;&amp;[.B226]&amp;&quot;);&quot;" office:value-type="string" office:string-value="addToFieldIssueMap(Field.VACCINATION_ADMIN_CODE, VaccinationAdminCodeIsNotSpecific);">
            <text:p>addToFieldIssueMap(Field.VACCINATION_ADMIN_CODE, VaccinationAdminCodeIsNotSpecific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specific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6]&amp;&quot;, '&quot;&amp;[.I226]&amp;&quot;', '&quot;&amp;[.J226]&amp;&quot;', '&quot;&amp;[.K226]&amp;&quot;', '&quot;&amp;[.L226]&amp;&quot;', '&quot;&amp;[.M226]&amp;&quot;', '&quot;&amp;[.N226]&amp;&quot;');&quot;" office:value-type="string" office:string-value="INSERT INTO dqa_potential_issue(issue_id, target_object, target_field, issue_type, field_value, default_action_code, change_priority) VALUES (226, 'Vaccination', 'admin code', 'is not specific', '', 'W', 'May');">
            <text:p>INSERT INTO dqa_potential_issue(issue_id, target_object, target_field, issue_type, field_value, default_action_code, change_priority) VALUES (226, 'Vaccination', 'admin code', 'is not specific', '', 'W', 'May');</text:p>
          </table:table-cell>
        </table:table-row>
        <table:table-row table:style-name="ro1">
          <table:table-cell table:formula="of:=ROW()" office:value-type="float" office:value="227">
            <text:p>227</text:p>
          </table:table-cell>
          <table:table-cell table:formula="of:=SUBSTITUTE(SUBSTITUTE(SUBSTITUTE(SUBSTITUTE(PROPER([.I227])&amp;PROPER([.J227])&amp;PROPER([.K227])&amp;PROPER([.L227]);&quot; &quot;;&quot;&quot;);&quot;-&quot;;&quot;&quot;);&quot;.&quot;;&quot;_&quot;);&quot;'&quot;;&quot;&quot;)" office:value-type="string" office:string-value="VaccinationAdminCodeIsNotVaccine">
            <text:p>VaccinationAdminCodeIsNotVaccine</text:p>
          </table:table-cell>
          <table:table-cell table:formula="of:=&quot;public PotentialIssue &quot;&amp;[.B227]&amp;&quot; = null;&quot;" office:value-type="string" office:string-value="public PotentialIssue VaccinationAdminCodeIsNotVaccine = null;">
            <text:p>public PotentialIssue VaccinationAdminCodeIsNotVaccine = null;</text:p>
          </table:table-cell>
          <table:table-cell table:formula="of:=[.B227]&amp;&quot; = getPotentialIssue(session, &quot;&amp;CHAR(34)&amp;[.I227]&amp;CHAR(34)&amp;&quot;, &quot;&amp;CHAR(34)&amp;SUBSTITUTE([.J227];&quot;''&quot;;&quot;'&quot;)&amp;CHAR(34)&amp;&quot;, &quot;&amp;CHAR(34)&amp;[.K227]&amp;CHAR(34)&amp;&quot;, &quot;&amp;CHAR(34)&amp;[.L227]&amp;CHAR(34)&amp;&quot;);&quot;" office:value-type="string" office:string-value="VaccinationAdminCodeIsNotVaccine = getPotentialIssue(session, &quot;Vaccination&quot;, &quot;admin code&quot;, &quot;is not vaccine&quot;, &quot;&quot;);">
            <text:p>VaccinationAdminCodeIsNotVaccine = getPotentialIssue(session, "Vaccination", "admin code", "is not vaccine", "");</text:p>
          </table:table-cell>
          <table:table-cell table:formula="of:=&quot;assertNotNull(pi.&quot;&amp;[.B227]&amp;&quot;);&quot;" office:value-type="string" office:string-value="assertNotNull(pi.VaccinationAdminCodeIsNotVaccine);">
            <text:p>assertNotNull(pi.VaccinationAdminCodeIsNotVaccine);</text:p>
          </table:table-cell>
          <table:table-cell table:formula="of:=UPPER(SUBSTITUTE(SUBSTITUTE(SUBSTITUTE([.I227];&quot; &quot;;&quot;_&quot;);&quot;'&quot;;&quot;&quot;);&quot;-&quot;;&quot;_&quot;)&amp;&quot;_&quot;&amp;SUBSTITUTE(SUBSTITUTE(SUBSTITUTE([.J227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6]=[.J227];[.I226]=[.I227]);&quot;&quot;;[.F227]&amp;&quot;,&quot;)">
            <text:p/>
          </table:table-cell>
          <table:table-cell table:formula="of:=&quot;addToFieldIssueMap(Field.&quot;&amp;[.F227]&amp;&quot;, &quot;&amp;[.B227]&amp;&quot;);&quot;" office:value-type="string" office:string-value="addToFieldIssueMap(Field.VACCINATION_ADMIN_CODE, VaccinationAdminCodeIsNotVaccine);">
            <text:p>addToFieldIssueMap(Field.VACCINATION_ADMIN_CODE, VaccinationAdminCodeIsNotVaccine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vaccin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27]&amp;&quot;, '&quot;&amp;[.I227]&amp;&quot;', '&quot;&amp;[.J227]&amp;&quot;', '&quot;&amp;[.K227]&amp;&quot;', '&quot;&amp;[.L227]&amp;&quot;', '&quot;&amp;[.M227]&amp;&quot;', '&quot;&amp;[.N227]&amp;&quot;');&quot;" office:value-type="string" office:string-value="INSERT INTO dqa_potential_issue(issue_id, target_object, target_field, issue_type, field_value, default_action_code, change_priority) VALUES (227, 'Vaccination', 'admin code', 'is not vaccine', '', 'W', 'May');">
            <text:p>INSERT INTO dqa_potential_issue(issue_id, target_object, target_field, issue_type, field_value, default_action_code, change_priority) VALUES (227, 'Vaccination', 'admin code', 'is not vaccine', '', 'W', 'May');</text:p>
          </table:table-cell>
        </table:table-row>
        <table:table-row table:style-name="ro1">
          <table:table-cell table:formula="of:=ROW()" office:value-type="float" office:value="228">
            <text:p>228</text:p>
          </table:table-cell>
          <table:table-cell table:formula="of:=SUBSTITUTE(SUBSTITUTE(SUBSTITUTE(SUBSTITUTE(PROPER([.I228])&amp;PROPER([.J228])&amp;PROPER([.K228])&amp;PROPER([.L228]);&quot; &quot;;&quot;&quot;);&quot;-&quot;;&quot;&quot;);&quot;.&quot;;&quot;_&quot;);&quot;'&quot;;&quot;&quot;)" office:value-type="string" office:string-value="VaccinationAdminCodeIsUnrecognized">
            <text:p>VaccinationAdminCodeIsUnrecognized</text:p>
          </table:table-cell>
          <table:table-cell table:formula="of:=&quot;public PotentialIssue &quot;&amp;[.B228]&amp;&quot; = null;&quot;" office:value-type="string" office:string-value="public PotentialIssue VaccinationAdminCodeIsUnrecognized = null;">
            <text:p>public PotentialIssue VaccinationAdminCodeIsUnrecognized = null;</text:p>
          </table:table-cell>
          <table:table-cell table:formula="of:=[.B228]&amp;&quot; = getPotentialIssue(session, &quot;&amp;CHAR(34)&amp;[.I228]&amp;CHAR(34)&amp;&quot;, &quot;&amp;CHAR(34)&amp;SUBSTITUTE([.J228];&quot;''&quot;;&quot;'&quot;)&amp;CHAR(34)&amp;&quot;, &quot;&amp;CHAR(34)&amp;[.K228]&amp;CHAR(34)&amp;&quot;, &quot;&amp;CHAR(34)&amp;[.L228]&amp;CHAR(34)&amp;&quot;);&quot;" office:value-type="string" office:string-value="VaccinationAdminCodeIsUnrecognized = getPotentialIssue(session, &quot;Vaccination&quot;, &quot;admin code&quot;, &quot;is unrecognized&quot;, &quot;&quot;);">
            <text:p>VaccinationAdminCodeIsUnrecognized = getPotentialIssue(session, "Vaccination", "admin code", "is unrecognized", "");</text:p>
          </table:table-cell>
          <table:table-cell table:formula="of:=&quot;assertNotNull(pi.&quot;&amp;[.B228]&amp;&quot;);&quot;" office:value-type="string" office:string-value="assertNotNull(pi.VaccinationAdminCodeIsUnrecognized);">
            <text:p>assertNotNull(pi.VaccinationAdminCodeIsUnrecognized);</text:p>
          </table:table-cell>
          <table:table-cell table:formula="of:=UPPER(SUBSTITUTE(SUBSTITUTE(SUBSTITUTE([.I228];&quot; &quot;;&quot;_&quot;);&quot;'&quot;;&quot;&quot;);&quot;-&quot;;&quot;_&quot;)&amp;&quot;_&quot;&amp;SUBSTITUTE(SUBSTITUTE(SUBSTITUTE([.J228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7]=[.J228];[.I227]=[.I228]);&quot;&quot;;[.F228]&amp;&quot;,&quot;)">
            <text:p/>
          </table:table-cell>
          <table:table-cell table:formula="of:=&quot;addToFieldIssueMap(Field.&quot;&amp;[.F228]&amp;&quot;, &quot;&amp;[.B228]&amp;&quot;);&quot;" office:value-type="string" office:string-value="addToFieldIssueMap(Field.VACCINATION_ADMIN_CODE, VaccinationAdminCodeIsUnrecognized);">
            <text:p>addToFieldIssueMap(Field.VACCINATION_ADMIN_CODE, VaccinationAdminCodeIsUnrecogniz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28]&amp;&quot;, '&quot;&amp;[.I228]&amp;&quot;', '&quot;&amp;[.J228]&amp;&quot;', '&quot;&amp;[.K228]&amp;&quot;', '&quot;&amp;[.L228]&amp;&quot;', '&quot;&amp;[.M228]&amp;&quot;', '&quot;&amp;[.N228]&amp;&quot;');&quot;" office:value-type="string" office:string-value="INSERT INTO dqa_potential_issue(issue_id, target_object, target_field, issue_type, field_value, default_action_code, change_priority) VALUES (228, 'Vaccination', 'admin code', 'is unrecognized', '', 'E', 'May');">
            <text:p>INSERT INTO dqa_potential_issue(issue_id, target_object, target_field, issue_type, field_value, default_action_code, change_priority) VALUES (228, 'Vaccination', 'admin code', 'is unrecognized', '', 'E', 'May');</text:p>
          </table:table-cell>
        </table:table-row>
        <table:table-row table:style-name="ro1">
          <table:table-cell table:formula="of:=ROW()" office:value-type="float" office:value="229">
            <text:p>229</text:p>
          </table:table-cell>
          <table:table-cell table:formula="of:=SUBSTITUTE(SUBSTITUTE(SUBSTITUTE(SUBSTITUTE(PROPER([.I229])&amp;PROPER([.J229])&amp;PROPER([.K229])&amp;PROPER([.L229]);&quot; &quot;;&quot;&quot;);&quot;-&quot;;&quot;&quot;);&quot;.&quot;;&quot;_&quot;);&quot;'&quot;;&quot;&quot;)" office:value-type="string" office:string-value="VaccinationAdminCodeIsValuedAsNotAdministered">
            <text:p>VaccinationAdminCodeIsValuedAsNotAdministered</text:p>
          </table:table-cell>
          <table:table-cell table:formula="of:=&quot;public PotentialIssue &quot;&amp;[.B229]&amp;&quot; = null;&quot;" office:value-type="string" office:string-value="public PotentialIssue VaccinationAdminCodeIsValuedAsNotAdministered = null;">
            <text:p>public PotentialIssue VaccinationAdminCodeIsValuedAsNotAdministered = null;</text:p>
          </table:table-cell>
          <table:table-cell table:formula="of:=[.B229]&amp;&quot; = getPotentialIssue(session, &quot;&amp;CHAR(34)&amp;[.I229]&amp;CHAR(34)&amp;&quot;, &quot;&amp;CHAR(34)&amp;SUBSTITUTE([.J229];&quot;''&quot;;&quot;'&quot;)&amp;CHAR(34)&amp;&quot;, &quot;&amp;CHAR(34)&amp;[.K229]&amp;CHAR(34)&amp;&quot;, &quot;&amp;CHAR(34)&amp;[.L229]&amp;CHAR(34)&amp;&quot;);&quot;" office:value-type="string" office:string-value="VaccinationAdminCodeIsValuedAsNotAdministered = getPotentialIssue(session, &quot;Vaccination&quot;, &quot;admin code&quot;, &quot;is valued as&quot;, &quot;not administered&quot;);">
            <text:p>VaccinationAdminCodeIsValuedAsNotAdministered = getPotentialIssue(session, "Vaccination", "admin code", "is valued as", "not administered");</text:p>
          </table:table-cell>
          <table:table-cell table:formula="of:=&quot;assertNotNull(pi.&quot;&amp;[.B229]&amp;&quot;);&quot;" office:value-type="string" office:string-value="assertNotNull(pi.VaccinationAdminCodeIsValuedAsNotAdministered);">
            <text:p>assertNotNull(pi.VaccinationAdminCodeIsValuedAsNotAdministered);</text:p>
          </table:table-cell>
          <table:table-cell table:formula="of:=UPPER(SUBSTITUTE(SUBSTITUTE(SUBSTITUTE([.I229];&quot; &quot;;&quot;_&quot;);&quot;'&quot;;&quot;&quot;);&quot;-&quot;;&quot;_&quot;)&amp;&quot;_&quot;&amp;SUBSTITUTE(SUBSTITUTE(SUBSTITUTE([.J229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8]=[.J229];[.I228]=[.I229]);&quot;&quot;;[.F229]&amp;&quot;,&quot;)">
            <text:p/>
          </table:table-cell>
          <table:table-cell table:formula="of:=&quot;addToFieldIssueMap(Field.&quot;&amp;[.F229]&amp;&quot;, &quot;&amp;[.B229]&amp;&quot;);&quot;" office:value-type="string" office:string-value="addToFieldIssueMap(Field.VACCINATION_ADMIN_CODE, VaccinationAdminCodeIsValuedAsNotAdministered);">
            <text:p>addToFieldIssueMap(Field.VACCINATION_ADMIN_CODE, VaccinationAdminCodeIsValuedAsNotAdministered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29]&amp;&quot;, '&quot;&amp;[.I229]&amp;&quot;', '&quot;&amp;[.J229]&amp;&quot;', '&quot;&amp;[.K229]&amp;&quot;', '&quot;&amp;[.L229]&amp;&quot;', '&quot;&amp;[.M229]&amp;&quot;', '&quot;&amp;[.N229]&amp;&quot;');&quot;" office:value-type="string" office:string-value="INSERT INTO dqa_potential_issue(issue_id, target_object, target_field, issue_type, field_value, default_action_code, change_priority) VALUES (229, 'Vaccination', 'admin code', 'is valued as', 'not administered', 'S', 'May');">
            <text:p>INSERT INTO dqa_potential_issue(issue_id, target_object, target_field, issue_type, field_value, default_action_code, change_priority) VALUES (229, 'Vaccination', 'admin code', 'is valued as', 'not administered', 'S', 'May');</text:p>
          </table:table-cell>
        </table:table-row>
        <table:table-row table:style-name="ro1">
          <table:table-cell table:formula="of:=ROW()" office:value-type="float" office:value="230">
            <text:p>230</text:p>
          </table:table-cell>
          <table:table-cell table:formula="of:=SUBSTITUTE(SUBSTITUTE(SUBSTITUTE(SUBSTITUTE(PROPER([.I230])&amp;PROPER([.J230])&amp;PROPER([.K230])&amp;PROPER([.L230]);&quot; &quot;;&quot;&quot;);&quot;-&quot;;&quot;&quot;);&quot;.&quot;;&quot;_&quot;);&quot;'&quot;;&quot;&quot;)" office:value-type="string" office:string-value="VaccinationAdminCodeIsValuedAsUnknown">
            <text:p>VaccinationAdminCodeIsValuedAsUnknown</text:p>
          </table:table-cell>
          <table:table-cell table:formula="of:=&quot;public PotentialIssue &quot;&amp;[.B230]&amp;&quot; = null;&quot;" office:value-type="string" office:string-value="public PotentialIssue VaccinationAdminCodeIsValuedAsUnknown = null;">
            <text:p>public PotentialIssue VaccinationAdminCodeIsValuedAsUnknown = null;</text:p>
          </table:table-cell>
          <table:table-cell table:formula="of:=[.B230]&amp;&quot; = getPotentialIssue(session, &quot;&amp;CHAR(34)&amp;[.I230]&amp;CHAR(34)&amp;&quot;, &quot;&amp;CHAR(34)&amp;SUBSTITUTE([.J230];&quot;''&quot;;&quot;'&quot;)&amp;CHAR(34)&amp;&quot;, &quot;&amp;CHAR(34)&amp;[.K230]&amp;CHAR(34)&amp;&quot;, &quot;&amp;CHAR(34)&amp;[.L230]&amp;CHAR(34)&amp;&quot;);&quot;" office:value-type="string" office:string-value="VaccinationAdminCodeIsValuedAsUnknown = getPotentialIssue(session, &quot;Vaccination&quot;, &quot;admin code&quot;, &quot;is valued as&quot;, &quot;unknown&quot;);">
            <text:p>VaccinationAdminCodeIsValuedAsUnknown = getPotentialIssue(session, "Vaccination", "admin code", "is valued as", "unknown");</text:p>
          </table:table-cell>
          <table:table-cell table:formula="of:=&quot;assertNotNull(pi.&quot;&amp;[.B230]&amp;&quot;);&quot;" office:value-type="string" office:string-value="assertNotNull(pi.VaccinationAdminCodeIsValuedAsUnknown);">
            <text:p>assertNotNull(pi.VaccinationAdminCodeIsValuedAsUnknown);</text:p>
          </table:table-cell>
          <table:table-cell table:formula="of:=UPPER(SUBSTITUTE(SUBSTITUTE(SUBSTITUTE([.I230];&quot; &quot;;&quot;_&quot;);&quot;'&quot;;&quot;&quot;);&quot;-&quot;;&quot;_&quot;)&amp;&quot;_&quot;&amp;SUBSTITUTE(SUBSTITUTE(SUBSTITUTE([.J230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29]=[.J230];[.I229]=[.I230]);&quot;&quot;;[.F230]&amp;&quot;,&quot;)">
            <text:p/>
          </table:table-cell>
          <table:table-cell table:formula="of:=&quot;addToFieldIssueMap(Field.&quot;&amp;[.F230]&amp;&quot;, &quot;&amp;[.B230]&amp;&quot;);&quot;" office:value-type="string" office:string-value="addToFieldIssueMap(Field.VACCINATION_ADMIN_CODE, VaccinationAdminCodeIsValuedAsUnknown);">
            <text:p>addToFieldIssueMap(Field.VACCINATION_ADMIN_CODE, VaccinationAdminCodeIsValuedAsUnknown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0]&amp;&quot;, '&quot;&amp;[.I230]&amp;&quot;', '&quot;&amp;[.J230]&amp;&quot;', '&quot;&amp;[.K230]&amp;&quot;', '&quot;&amp;[.L230]&amp;&quot;', '&quot;&amp;[.M230]&amp;&quot;', '&quot;&amp;[.N230]&amp;&quot;');&quot;" office:value-type="string" office:string-value="INSERT INTO dqa_potential_issue(issue_id, target_object, target_field, issue_type, field_value, default_action_code, change_priority) VALUES (230, 'Vaccination', 'admin code', 'is valued as', 'unknown', 'W', 'May');">
            <text:p>INSERT INTO dqa_potential_issue(issue_id, target_object, target_field, issue_type, field_value, default_action_code, change_priority) VALUES (230, 'Vaccination', 'admin code', 'is valued as', 'unknown', 'W', 'May');</text:p>
          </table:table-cell>
        </table:table-row>
        <table:table-row table:style-name="ro1">
          <table:table-cell table:formula="of:=ROW()" office:value-type="float" office:value="231">
            <text:p>231</text:p>
          </table:table-cell>
          <table:table-cell table:formula="of:=SUBSTITUTE(SUBSTITUTE(SUBSTITUTE(SUBSTITUTE(PROPER([.I231])&amp;PROPER([.J231])&amp;PROPER([.K231])&amp;PROPER([.L231]);&quot; &quot;;&quot;&quot;);&quot;-&quot;;&quot;&quot;);&quot;.&quot;;&quot;_&quot;);&quot;'&quot;;&quot;&quot;)" office:value-type="string" office:string-value="VaccinationAdminCodeMayBeVariationOfPreviouslyReportedCodes">
            <text:p>VaccinationAdminCodeMayBeVariationOfPreviouslyReportedCodes</text:p>
          </table:table-cell>
          <table:table-cell table:formula="of:=&quot;public PotentialIssue &quot;&amp;[.B231]&amp;&quot; = null;&quot;" office:value-type="string" office:string-value="public PotentialIssue VaccinationAdminCodeMayBeVariationOfPreviouslyReportedCodes = null;">
            <text:p>public PotentialIssue VaccinationAdminCodeMayBeVariationOfPreviouslyReportedCodes = null;</text:p>
          </table:table-cell>
          <table:table-cell table:formula="of:=[.B231]&amp;&quot; = getPotentialIssue(session, &quot;&amp;CHAR(34)&amp;[.I231]&amp;CHAR(34)&amp;&quot;, &quot;&amp;CHAR(34)&amp;SUBSTITUTE([.J231];&quot;''&quot;;&quot;'&quot;)&amp;CHAR(34)&amp;&quot;, &quot;&amp;CHAR(34)&amp;[.K231]&amp;CHAR(34)&amp;&quot;, &quot;&amp;CHAR(34)&amp;[.L231]&amp;CHAR(34)&amp;&quot;);&quot;" office:value-type="string" office:string-value="VaccinationAdminCodeMayBeVariationOfPreviouslyReportedCodes = getPotentialIssue(session, &quot;Vaccination&quot;, &quot;admin code&quot;, &quot;may be variation of previously reported codes&quot;, &quot;&quot;);">
            <text:p>VaccinationAdminCodeMayBeVariationOfPreviouslyReportedCodes = getPotentialIssue(session, "Vaccination", "admin code", "may be variation of previously reported codes", "");</text:p>
          </table:table-cell>
          <table:table-cell table:formula="of:=&quot;assertNotNull(pi.&quot;&amp;[.B231]&amp;&quot;);&quot;" office:value-type="string" office:string-value="assertNotNull(pi.VaccinationAdminCodeMayBeVariationOfPreviouslyReportedCodes);">
            <text:p>assertNotNull(pi.VaccinationAdminCodeMayBeVariationOfPreviouslyReportedCodes);</text:p>
          </table:table-cell>
          <table:table-cell table:formula="of:=UPPER(SUBSTITUTE(SUBSTITUTE(SUBSTITUTE([.I231];&quot; &quot;;&quot;_&quot;);&quot;'&quot;;&quot;&quot;);&quot;-&quot;;&quot;_&quot;)&amp;&quot;_&quot;&amp;SUBSTITUTE(SUBSTITUTE(SUBSTITUTE([.J231];&quot; &quot;;&quot;_&quot;);&quot;'&quot;;&quot;&quot;);&quot;-&quot;;&quot;_&quot;))" office:value-type="string" office:string-value="VACCINATION_ADMIN_CODE">
            <text:p>VACCINATION_ADMIN_CODE</text:p>
          </table:table-cell>
          <table:table-cell table:formula="of:=IF(AND([.J230]=[.J231];[.I230]=[.I231]);&quot;&quot;;[.F231]&amp;&quot;,&quot;)">
            <text:p/>
          </table:table-cell>
          <table:table-cell table:formula="of:=&quot;addToFieldIssueMap(Field.&quot;&amp;[.F231]&amp;&quot;, &quot;&amp;[.B231]&amp;&quot;);&quot;" office:value-type="string" office:string-value="addToFieldIssueMap(Field.VACCINATION_ADMIN_CODE, VaccinationAdminCodeMayBeVariationOfPreviouslyReportedCodes);">
            <text:p>addToFieldIssueMap(Field.VACCINATION_ADMIN_CODE, VaccinationAdminCodeMayBeVariationOfPreviouslyReportedCodes);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may be variation of previously reported codes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1]&amp;&quot;, '&quot;&amp;[.I231]&amp;&quot;', '&quot;&amp;[.J231]&amp;&quot;', '&quot;&amp;[.K231]&amp;&quot;', '&quot;&amp;[.L231]&amp;&quot;', '&quot;&amp;[.M231]&amp;&quot;', '&quot;&amp;[.N231]&amp;&quot;');&quot;" office:value-type="string" office:string-value="INSERT INTO dqa_potential_issue(issue_id, target_object, target_field, issue_type, field_value, default_action_code, change_priority) VALUES (231, 'Vaccination', 'admin code', 'may be variation of previously reported codes', '', 'W', 'May');">
            <text:p>INSERT INTO dqa_potential_issue(issue_id, target_object, target_field, issue_type, field_value, default_action_code, change_priority) VALUES (231, 'Vaccination', 'admin code', 'may be variation of previously reported codes', '', 'W', 'May');</text:p>
          </table:table-cell>
        </table:table-row>
        <table:table-row table:style-name="ro1">
          <table:table-cell table:formula="of:=ROW()" office:value-type="float" office:value="232">
            <text:p>232</text:p>
          </table:table-cell>
          <table:table-cell table:formula="of:=SUBSTITUTE(SUBSTITUTE(SUBSTITUTE(SUBSTITUTE(PROPER([.I232])&amp;PROPER([.J232])&amp;PROPER([.K232])&amp;PROPER([.L232]);&quot; &quot;;&quot;&quot;);&quot;-&quot;;&quot;&quot;);&quot;.&quot;;&quot;_&quot;);&quot;'&quot;;&quot;&quot;)" office:value-type="string" office:string-value="VaccinationAdminDateIsAfterLotExpirationDate">
            <text:p>VaccinationAdminDateIsAfterLotExpirationDate</text:p>
          </table:table-cell>
          <table:table-cell table:formula="of:=&quot;public PotentialIssue &quot;&amp;[.B232]&amp;&quot; = null;&quot;" office:value-type="string" office:string-value="public PotentialIssue VaccinationAdminDateIsAfterLotExpirationDate = null;">
            <text:p>public PotentialIssue VaccinationAdminDateIsAfterLotExpirationDate = null;</text:p>
          </table:table-cell>
          <table:table-cell table:formula="of:=[.B232]&amp;&quot; = getPotentialIssue(session, &quot;&amp;CHAR(34)&amp;[.I232]&amp;CHAR(34)&amp;&quot;, &quot;&amp;CHAR(34)&amp;SUBSTITUTE([.J232];&quot;''&quot;;&quot;'&quot;)&amp;CHAR(34)&amp;&quot;, &quot;&amp;CHAR(34)&amp;[.K232]&amp;CHAR(34)&amp;&quot;, &quot;&amp;CHAR(34)&amp;[.L232]&amp;CHAR(34)&amp;&quot;);&quot;" office:value-type="string" office:string-value="VaccinationAdminDateIsAfterLotExpirationDate = getPotentialIssue(session, &quot;Vaccination&quot;, &quot;admin date&quot;, &quot;is after lot expiration date&quot;, &quot;&quot;);">
            <text:p>VaccinationAdminDateIsAfterLotExpirationDate = getPotentialIssue(session, "Vaccination", "admin date", "is after lot expiration date", "");</text:p>
          </table:table-cell>
          <table:table-cell table:formula="of:=&quot;assertNotNull(pi.&quot;&amp;[.B232]&amp;&quot;);&quot;" office:value-type="string" office:string-value="assertNotNull(pi.VaccinationAdminDateIsAfterLotExpirationDate);">
            <text:p>assertNotNull(pi.VaccinationAdminDateIsAfterLotExpirationDate);</text:p>
          </table:table-cell>
          <table:table-cell table:formula="of:=UPPER(SUBSTITUTE(SUBSTITUTE(SUBSTITUTE([.I232];&quot; &quot;;&quot;_&quot;);&quot;'&quot;;&quot;&quot;);&quot;-&quot;;&quot;_&quot;)&amp;&quot;_&quot;&amp;SUBSTITUTE(SUBSTITUTE(SUBSTITUTE([.J232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1]=[.J232];[.I231]=[.I232]);&quot;&quot;;[.F232]&amp;&quot;,&quot;)" office:value-type="string" office:string-value="VACCINATION_ADMIN_DATE,">
            <text:p>VACCINATION_ADMIN_DATE,</text:p>
          </table:table-cell>
          <table:table-cell table:formula="of:=&quot;addToFieldIssueMap(Field.&quot;&amp;[.F232]&amp;&quot;, &quot;&amp;[.B232]&amp;&quot;);&quot;" office:value-type="string" office:string-value="addToFieldIssueMap(Field.VACCINATION_ADMIN_DATE, VaccinationAdminDateIsAfterLotExpirationDate);">
            <text:p>addToFieldIssueMap(Field.VACCINATION_ADMIN_DATE, VaccinationAdminDateIsAfterLotExpiration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lot expiration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2]&amp;&quot;, '&quot;&amp;[.I232]&amp;&quot;', '&quot;&amp;[.J232]&amp;&quot;', '&quot;&amp;[.K232]&amp;&quot;', '&quot;&amp;[.L232]&amp;&quot;', '&quot;&amp;[.M232]&amp;&quot;', '&quot;&amp;[.N232]&amp;&quot;');&quot;" office:value-type="string" office:string-value="INSERT INTO dqa_potential_issue(issue_id, target_object, target_field, issue_type, field_value, default_action_code, change_priority) VALUES (232, 'Vaccination', 'admin date', 'is after lot expiration date', '', 'W', 'May');">
            <text:p>INSERT INTO dqa_potential_issue(issue_id, target_object, target_field, issue_type, field_value, default_action_code, change_priority) VALUES (232, 'Vaccination', 'admin date', 'is after lot expiration date', '', 'W', 'May');</text:p>
          </table:table-cell>
        </table:table-row>
        <table:table-row table:style-name="ro1">
          <table:table-cell table:formula="of:=ROW()" office:value-type="float" office:value="233">
            <text:p>233</text:p>
          </table:table-cell>
          <table:table-cell table:formula="of:=SUBSTITUTE(SUBSTITUTE(SUBSTITUTE(SUBSTITUTE(PROPER([.I233])&amp;PROPER([.J233])&amp;PROPER([.K233])&amp;PROPER([.L233]);&quot; &quot;;&quot;&quot;);&quot;-&quot;;&quot;&quot;);&quot;.&quot;;&quot;_&quot;);&quot;'&quot;;&quot;&quot;)" office:value-type="string" office:string-value="VaccinationAdminDateIsAfterMessageSubmitted">
            <text:p>VaccinationAdminDateIsAfterMessageSubmitted</text:p>
          </table:table-cell>
          <table:table-cell table:formula="of:=&quot;public PotentialIssue &quot;&amp;[.B233]&amp;&quot; = null;&quot;" office:value-type="string" office:string-value="public PotentialIssue VaccinationAdminDateIsAfterMessageSubmitted = null;">
            <text:p>public PotentialIssue VaccinationAdminDateIsAfterMessageSubmitted = null;</text:p>
          </table:table-cell>
          <table:table-cell table:formula="of:=[.B233]&amp;&quot; = getPotentialIssue(session, &quot;&amp;CHAR(34)&amp;[.I233]&amp;CHAR(34)&amp;&quot;, &quot;&amp;CHAR(34)&amp;SUBSTITUTE([.J233];&quot;''&quot;;&quot;'&quot;)&amp;CHAR(34)&amp;&quot;, &quot;&amp;CHAR(34)&amp;[.K233]&amp;CHAR(34)&amp;&quot;, &quot;&amp;CHAR(34)&amp;[.L233]&amp;CHAR(34)&amp;&quot;);&quot;" office:value-type="string" office:string-value="VaccinationAdminDateIsAfterMessageSubmitted = getPotentialIssue(session, &quot;Vaccination&quot;, &quot;admin date&quot;, &quot;is after message submitted&quot;, &quot;&quot;);">
            <text:p>VaccinationAdminDateIsAfterMessageSubmitted = getPotentialIssue(session, "Vaccination", "admin date", "is after message submitted", "");</text:p>
          </table:table-cell>
          <table:table-cell table:formula="of:=&quot;assertNotNull(pi.&quot;&amp;[.B233]&amp;&quot;);&quot;" office:value-type="string" office:string-value="assertNotNull(pi.VaccinationAdminDateIsAfterMessageSubmitted);">
            <text:p>assertNotNull(pi.VaccinationAdminDateIsAfterMessageSubmitted);</text:p>
          </table:table-cell>
          <table:table-cell table:formula="of:=UPPER(SUBSTITUTE(SUBSTITUTE(SUBSTITUTE([.I233];&quot; &quot;;&quot;_&quot;);&quot;'&quot;;&quot;&quot;);&quot;-&quot;;&quot;_&quot;)&amp;&quot;_&quot;&amp;SUBSTITUTE(SUBSTITUTE(SUBSTITUTE([.J233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2]=[.J233];[.I232]=[.I233]);&quot;&quot;;[.F233]&amp;&quot;,&quot;)">
            <text:p/>
          </table:table-cell>
          <table:table-cell table:formula="of:=&quot;addToFieldIssueMap(Field.&quot;&amp;[.F233]&amp;&quot;, &quot;&amp;[.B233]&amp;&quot;);&quot;" office:value-type="string" office:string-value="addToFieldIssueMap(Field.VACCINATION_ADMIN_DATE, VaccinationAdminDateIsAfterMessageSubmitted);">
            <text:p>addToFieldIssueMap(Field.VACCINATION_ADMIN_DATE, VaccinationAdminDateIsAfterMessageSubmitted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message submit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3]&amp;&quot;, '&quot;&amp;[.I233]&amp;&quot;', '&quot;&amp;[.J233]&amp;&quot;', '&quot;&amp;[.K233]&amp;&quot;', '&quot;&amp;[.L233]&amp;&quot;', '&quot;&amp;[.M233]&amp;&quot;', '&quot;&amp;[.N233]&amp;&quot;');&quot;" office:value-type="string" office:string-value="INSERT INTO dqa_potential_issue(issue_id, target_object, target_field, issue_type, field_value, default_action_code, change_priority) VALUES (233, 'Vaccination', 'admin date', 'is after message submitted', '', 'E', 'May');">
            <text:p>INSERT INTO dqa_potential_issue(issue_id, target_object, target_field, issue_type, field_value, default_action_code, change_priority) VALUES (233, 'Vaccination', 'admin date', 'is after message submitted', '', 'E', 'May');</text:p>
          </table:table-cell>
        </table:table-row>
        <table:table-row table:style-name="ro1">
          <table:table-cell table:formula="of:=ROW()" office:value-type="float" office:value="234">
            <text:p>234</text:p>
          </table:table-cell>
          <table:table-cell table:formula="of:=SUBSTITUTE(SUBSTITUTE(SUBSTITUTE(SUBSTITUTE(PROPER([.I234])&amp;PROPER([.J234])&amp;PROPER([.K234])&amp;PROPER([.L234]);&quot; &quot;;&quot;&quot;);&quot;-&quot;;&quot;&quot;);&quot;.&quot;;&quot;_&quot;);&quot;'&quot;;&quot;&quot;)" office:value-type="string" office:string-value="VaccinationAdminDateIsAfterPatientDeathDate">
            <text:p>VaccinationAdminDateIsAfterPatientDeathDate</text:p>
          </table:table-cell>
          <table:table-cell table:formula="of:=&quot;public PotentialIssue &quot;&amp;[.B234]&amp;&quot; = null;&quot;" office:value-type="string" office:string-value="public PotentialIssue VaccinationAdminDateIsAfterPatientDeathDate = null;">
            <text:p>public PotentialIssue VaccinationAdminDateIsAfterPatientDeathDate = null;</text:p>
          </table:table-cell>
          <table:table-cell table:formula="of:=[.B234]&amp;&quot; = getPotentialIssue(session, &quot;&amp;CHAR(34)&amp;[.I234]&amp;CHAR(34)&amp;&quot;, &quot;&amp;CHAR(34)&amp;SUBSTITUTE([.J234];&quot;''&quot;;&quot;'&quot;)&amp;CHAR(34)&amp;&quot;, &quot;&amp;CHAR(34)&amp;[.K234]&amp;CHAR(34)&amp;&quot;, &quot;&amp;CHAR(34)&amp;[.L234]&amp;CHAR(34)&amp;&quot;);&quot;" office:value-type="string" office:string-value="VaccinationAdminDateIsAfterPatientDeathDate = getPotentialIssue(session, &quot;Vaccination&quot;, &quot;admin date&quot;, &quot;is after patient death date&quot;, &quot;&quot;);">
            <text:p>VaccinationAdminDateIsAfterPatientDeathDate = getPotentialIssue(session, "Vaccination", "admin date", "is after patient death date", "");</text:p>
          </table:table-cell>
          <table:table-cell table:formula="of:=&quot;assertNotNull(pi.&quot;&amp;[.B234]&amp;&quot;);&quot;" office:value-type="string" office:string-value="assertNotNull(pi.VaccinationAdminDateIsAfterPatientDeathDate);">
            <text:p>assertNotNull(pi.VaccinationAdminDateIsAfterPatientDeathDate);</text:p>
          </table:table-cell>
          <table:table-cell table:formula="of:=UPPER(SUBSTITUTE(SUBSTITUTE(SUBSTITUTE([.I234];&quot; &quot;;&quot;_&quot;);&quot;'&quot;;&quot;&quot;);&quot;-&quot;;&quot;_&quot;)&amp;&quot;_&quot;&amp;SUBSTITUTE(SUBSTITUTE(SUBSTITUTE([.J234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3]=[.J234];[.I233]=[.I234]);&quot;&quot;;[.F234]&amp;&quot;,&quot;)">
            <text:p/>
          </table:table-cell>
          <table:table-cell table:formula="of:=&quot;addToFieldIssueMap(Field.&quot;&amp;[.F234]&amp;&quot;, &quot;&amp;[.B234]&amp;&quot;);&quot;" office:value-type="string" office:string-value="addToFieldIssueMap(Field.VACCINATION_ADMIN_DATE, VaccinationAdminDateIsAfterPatientDeathDate);">
            <text:p>addToFieldIssueMap(Field.VACCINATION_ADMIN_DATE, VaccinationAdminDateIsAfterPatientDeath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patient death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4]&amp;&quot;, '&quot;&amp;[.I234]&amp;&quot;', '&quot;&amp;[.J234]&amp;&quot;', '&quot;&amp;[.K234]&amp;&quot;', '&quot;&amp;[.L234]&amp;&quot;', '&quot;&amp;[.M234]&amp;&quot;', '&quot;&amp;[.N234]&amp;&quot;');&quot;" office:value-type="string" office:string-value="INSERT INTO dqa_potential_issue(issue_id, target_object, target_field, issue_type, field_value, default_action_code, change_priority) VALUES (234, 'Vaccination', 'admin date', 'is after patient death date', '', 'E', 'May');">
            <text:p>INSERT INTO dqa_potential_issue(issue_id, target_object, target_field, issue_type, field_value, default_action_code, change_priority) VALUES (234, 'Vaccination', 'admin date', 'is after patient death date', '', 'E', 'May');</text:p>
          </table:table-cell>
        </table:table-row>
        <table:table-row table:style-name="ro1">
          <table:table-cell table:formula="of:=ROW()" office:value-type="float" office:value="235">
            <text:p>235</text:p>
          </table:table-cell>
          <table:table-cell table:formula="of:=SUBSTITUTE(SUBSTITUTE(SUBSTITUTE(SUBSTITUTE(PROPER([.I235])&amp;PROPER([.J235])&amp;PROPER([.K235])&amp;PROPER([.L235]);&quot; &quot;;&quot;&quot;);&quot;-&quot;;&quot;&quot;);&quot;.&quot;;&quot;_&quot;);&quot;'&quot;;&quot;&quot;)" office:value-type="string" office:string-value="VaccinationAdminDateIsAfterSystemEntryDate">
            <text:p>VaccinationAdminDateIsAfterSystemEntryDate</text:p>
          </table:table-cell>
          <table:table-cell table:formula="of:=&quot;public PotentialIssue &quot;&amp;[.B235]&amp;&quot; = null;&quot;" office:value-type="string" office:string-value="public PotentialIssue VaccinationAdminDateIsAfterSystemEntryDate = null;">
            <text:p>public PotentialIssue VaccinationAdminDateIsAfterSystemEntryDate = null;</text:p>
          </table:table-cell>
          <table:table-cell table:formula="of:=[.B235]&amp;&quot; = getPotentialIssue(session, &quot;&amp;CHAR(34)&amp;[.I235]&amp;CHAR(34)&amp;&quot;, &quot;&amp;CHAR(34)&amp;SUBSTITUTE([.J235];&quot;''&quot;;&quot;'&quot;)&amp;CHAR(34)&amp;&quot;, &quot;&amp;CHAR(34)&amp;[.K235]&amp;CHAR(34)&amp;&quot;, &quot;&amp;CHAR(34)&amp;[.L235]&amp;CHAR(34)&amp;&quot;);&quot;" office:value-type="string" office:string-value="VaccinationAdminDateIsAfterSystemEntryDate = getPotentialIssue(session, &quot;Vaccination&quot;, &quot;admin date&quot;, &quot;is after system entry date&quot;, &quot;&quot;);">
            <text:p>VaccinationAdminDateIsAfterSystemEntryDate = getPotentialIssue(session, "Vaccination", "admin date", "is after system entry date", "");</text:p>
          </table:table-cell>
          <table:table-cell table:formula="of:=&quot;assertNotNull(pi.&quot;&amp;[.B235]&amp;&quot;);&quot;" office:value-type="string" office:string-value="assertNotNull(pi.VaccinationAdminDateIsAfterSystemEntryDate);">
            <text:p>assertNotNull(pi.VaccinationAdminDateIsAfterSystemEntryDate);</text:p>
          </table:table-cell>
          <table:table-cell table:formula="of:=UPPER(SUBSTITUTE(SUBSTITUTE(SUBSTITUTE([.I235];&quot; &quot;;&quot;_&quot;);&quot;'&quot;;&quot;&quot;);&quot;-&quot;;&quot;_&quot;)&amp;&quot;_&quot;&amp;SUBSTITUTE(SUBSTITUTE(SUBSTITUTE([.J235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4]=[.J235];[.I234]=[.I235]);&quot;&quot;;[.F235]&amp;&quot;,&quot;)">
            <text:p/>
          </table:table-cell>
          <table:table-cell table:formula="of:=&quot;addToFieldIssueMap(Field.&quot;&amp;[.F235]&amp;&quot;, &quot;&amp;[.B235]&amp;&quot;);&quot;" office:value-type="string" office:string-value="addToFieldIssueMap(Field.VACCINATION_ADMIN_DATE, VaccinationAdminDateIsAfterSystemEntryDate);">
            <text:p>addToFieldIssueMap(Field.VACCINATION_ADMIN_DATE, VaccinationAdminDateIsAfterSystemEntryD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system entry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5]&amp;&quot;, '&quot;&amp;[.I235]&amp;&quot;', '&quot;&amp;[.J235]&amp;&quot;', '&quot;&amp;[.K235]&amp;&quot;', '&quot;&amp;[.L235]&amp;&quot;', '&quot;&amp;[.M235]&amp;&quot;', '&quot;&amp;[.N235]&amp;&quot;');&quot;" office:value-type="string" office:string-value="INSERT INTO dqa_potential_issue(issue_id, target_object, target_field, issue_type, field_value, default_action_code, change_priority) VALUES (235, 'Vaccination', 'admin date', 'is after system entry date', '', 'E', 'May');">
            <text:p>INSERT INTO dqa_potential_issue(issue_id, target_object, target_field, issue_type, field_value, default_action_code, change_priority) VALUES (235, 'Vaccination', 'admin date', 'is after system entry date', '', 'E', 'May');</text:p>
          </table:table-cell>
        </table:table-row>
        <table:table-row table:style-name="ro1">
          <table:table-cell table:formula="of:=ROW()" office:value-type="float" office:value="236">
            <text:p>236</text:p>
          </table:table-cell>
          <table:table-cell table:formula="of:=SUBSTITUTE(SUBSTITUTE(SUBSTITUTE(SUBSTITUTE(PROPER([.I236])&amp;PROPER([.J236])&amp;PROPER([.K236])&amp;PROPER([.L236]);&quot; &quot;;&quot;&quot;);&quot;-&quot;;&quot;&quot;);&quot;.&quot;;&quot;_&quot;);&quot;'&quot;;&quot;&quot;)" office:value-type="string" office:string-value="VaccinationAdminDateIsBeforeBirth">
            <text:p>VaccinationAdminDateIsBeforeBirth</text:p>
          </table:table-cell>
          <table:table-cell table:formula="of:=&quot;public PotentialIssue &quot;&amp;[.B236]&amp;&quot; = null;&quot;" office:value-type="string" office:string-value="public PotentialIssue VaccinationAdminDateIsBeforeBirth = null;">
            <text:p>public PotentialIssue VaccinationAdminDateIsBeforeBirth = null;</text:p>
          </table:table-cell>
          <table:table-cell table:formula="of:=[.B236]&amp;&quot; = getPotentialIssue(session, &quot;&amp;CHAR(34)&amp;[.I236]&amp;CHAR(34)&amp;&quot;, &quot;&amp;CHAR(34)&amp;SUBSTITUTE([.J236];&quot;''&quot;;&quot;'&quot;)&amp;CHAR(34)&amp;&quot;, &quot;&amp;CHAR(34)&amp;[.K236]&amp;CHAR(34)&amp;&quot;, &quot;&amp;CHAR(34)&amp;[.L236]&amp;CHAR(34)&amp;&quot;);&quot;" office:value-type="string" office:string-value="VaccinationAdminDateIsBeforeBirth = getPotentialIssue(session, &quot;Vaccination&quot;, &quot;admin date&quot;, &quot;is before birth&quot;, &quot;&quot;);">
            <text:p>VaccinationAdminDateIsBeforeBirth = getPotentialIssue(session, "Vaccination", "admin date", "is before birth", "");</text:p>
          </table:table-cell>
          <table:table-cell table:formula="of:=&quot;assertNotNull(pi.&quot;&amp;[.B236]&amp;&quot;);&quot;" office:value-type="string" office:string-value="assertNotNull(pi.VaccinationAdminDateIsBeforeBirth);">
            <text:p>assertNotNull(pi.VaccinationAdminDateIsBeforeBirth);</text:p>
          </table:table-cell>
          <table:table-cell table:formula="of:=UPPER(SUBSTITUTE(SUBSTITUTE(SUBSTITUTE([.I236];&quot; &quot;;&quot;_&quot;);&quot;'&quot;;&quot;&quot;);&quot;-&quot;;&quot;_&quot;)&amp;&quot;_&quot;&amp;SUBSTITUTE(SUBSTITUTE(SUBSTITUTE([.J236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5]=[.J236];[.I235]=[.I236]);&quot;&quot;;[.F236]&amp;&quot;,&quot;)">
            <text:p/>
          </table:table-cell>
          <table:table-cell table:formula="of:=&quot;addToFieldIssueMap(Field.&quot;&amp;[.F236]&amp;&quot;, &quot;&amp;[.B236]&amp;&quot;);&quot;" office:value-type="string" office:string-value="addToFieldIssueMap(Field.VACCINATION_ADMIN_DATE, VaccinationAdminDateIsBeforeBirth);">
            <text:p>addToFieldIssueMap(Field.VACCINATION_ADMIN_DATE, VaccinationAdminDateIsBeforeBir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6]&amp;&quot;, '&quot;&amp;[.I236]&amp;&quot;', '&quot;&amp;[.J236]&amp;&quot;', '&quot;&amp;[.K236]&amp;&quot;', '&quot;&amp;[.L236]&amp;&quot;', '&quot;&amp;[.M236]&amp;&quot;', '&quot;&amp;[.N236]&amp;&quot;');&quot;" office:value-type="string" office:string-value="INSERT INTO dqa_potential_issue(issue_id, target_object, target_field, issue_type, field_value, default_action_code, change_priority) VALUES (236, 'Vaccination', 'admin date', 'is before birth', '', 'E', 'May');">
            <text:p>INSERT INTO dqa_potential_issue(issue_id, target_object, target_field, issue_type, field_value, default_action_code, change_priority) VALUES (236, 'Vaccination', 'admin date', 'is before birth', '', 'E', 'May');</text:p>
          </table:table-cell>
        </table:table-row>
        <table:table-row table:style-name="ro1">
          <table:table-cell table:formula="of:=ROW()" office:value-type="float" office:value="237">
            <text:p>237</text:p>
          </table:table-cell>
          <table:table-cell table:formula="of:=SUBSTITUTE(SUBSTITUTE(SUBSTITUTE(SUBSTITUTE(PROPER([.I237])&amp;PROPER([.J237])&amp;PROPER([.K237])&amp;PROPER([.L237]);&quot; &quot;;&quot;&quot;);&quot;-&quot;;&quot;&quot;);&quot;.&quot;;&quot;_&quot;);&quot;'&quot;;&quot;&quot;)" office:value-type="string" office:string-value="VaccinationAdminDateIsBeforeOrAfterExpectedVaccineUsageRange">
            <text:p>VaccinationAdminDateIsBeforeOrAfterExpectedVaccineUsageRange</text:p>
          </table:table-cell>
          <table:table-cell table:formula="of:=&quot;public PotentialIssue &quot;&amp;[.B237]&amp;&quot; = null;&quot;" office:value-type="string" office:string-value="public PotentialIssue VaccinationAdminDateIsBeforeOrAfterExpectedVaccineUsageRange = null;">
            <text:p>public PotentialIssue VaccinationAdminDateIsBeforeOrAfterExpectedVaccineUsageRange = null;</text:p>
          </table:table-cell>
          <table:table-cell table:formula="of:=[.B237]&amp;&quot; = getPotentialIssue(session, &quot;&amp;CHAR(34)&amp;[.I237]&amp;CHAR(34)&amp;&quot;, &quot;&amp;CHAR(34)&amp;SUBSTITUTE([.J237];&quot;''&quot;;&quot;'&quot;)&amp;CHAR(34)&amp;&quot;, &quot;&amp;CHAR(34)&amp;[.K237]&amp;CHAR(34)&amp;&quot;, &quot;&amp;CHAR(34)&amp;[.L237]&amp;CHAR(34)&amp;&quot;);&quot;" office:value-type="string" office:string-value="VaccinationAdminDateIsBeforeOrAfterExpectedVaccineUsageRange = getPotentialIssue(session, &quot;Vaccination&quot;, &quot;admin date&quot;, &quot;is before or after expected vaccine usage range&quot;, &quot;&quot;);">
            <text:p>VaccinationAdminDateIsBeforeOrAfterExpectedVaccineUsageRange = getPotentialIssue(session, "Vaccination", "admin date", "is before or after expected vaccine usage range", "");</text:p>
          </table:table-cell>
          <table:table-cell table:formula="of:=&quot;assertNotNull(pi.&quot;&amp;[.B237]&amp;&quot;);&quot;" office:value-type="string" office:string-value="assertNotNull(pi.VaccinationAdminDateIsBeforeOrAfterExpectedVaccineUsageRange);">
            <text:p>assertNotNull(pi.VaccinationAdminDateIsBeforeOrAfterExpectedVaccineUsageRange);</text:p>
          </table:table-cell>
          <table:table-cell table:formula="of:=UPPER(SUBSTITUTE(SUBSTITUTE(SUBSTITUTE([.I237];&quot; &quot;;&quot;_&quot;);&quot;'&quot;;&quot;&quot;);&quot;-&quot;;&quot;_&quot;)&amp;&quot;_&quot;&amp;SUBSTITUTE(SUBSTITUTE(SUBSTITUTE([.J237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6]=[.J237];[.I236]=[.I237]);&quot;&quot;;[.F237]&amp;&quot;,&quot;)">
            <text:p/>
          </table:table-cell>
          <table:table-cell table:formula="of:=&quot;addToFieldIssueMap(Field.&quot;&amp;[.F237]&amp;&quot;, &quot;&amp;[.B237]&amp;&quot;);&quot;" office:value-type="string" office:string-value="addToFieldIssueMap(Field.VACCINATION_ADMIN_DATE, VaccinationAdminDateIsBeforeOrAfterExpectedVaccineUsageRange);">
            <text:p>addToFieldIssueMap(Field.VACCINATION_ADMIN_DATE, VaccinationAdminDateIsBeforeOrAfterExpectedVaccineUsageRan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expected vaccine usage ran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7]&amp;&quot;, '&quot;&amp;[.I237]&amp;&quot;', '&quot;&amp;[.J237]&amp;&quot;', '&quot;&amp;[.K237]&amp;&quot;', '&quot;&amp;[.L237]&amp;&quot;', '&quot;&amp;[.M237]&amp;&quot;', '&quot;&amp;[.N237]&amp;&quot;');&quot;" office:value-type="string" office:string-value="INSERT INTO dqa_potential_issue(issue_id, target_object, target_field, issue_type, field_value, default_action_code, change_priority) VALUES (237, 'Vaccination', 'admin date', 'is before or after expected vaccine usage range', '', 'W', 'May');">
            <text:p>INSERT INTO dqa_potential_issue(issue_id, target_object, target_field, issue_type, field_value, default_action_code, change_priority) VALUES (237, 'Vaccination', 'admin date', 'is before or after expected vaccine usage range', '', 'W', 'May');</text:p>
          </table:table-cell>
        </table:table-row>
        <table:table-row table:style-name="ro1">
          <table:table-cell table:formula="of:=ROW()" office:value-type="float" office:value="238">
            <text:p>238</text:p>
          </table:table-cell>
          <table:table-cell table:formula="of:=SUBSTITUTE(SUBSTITUTE(SUBSTITUTE(SUBSTITUTE(PROPER([.I238])&amp;PROPER([.J238])&amp;PROPER([.K238])&amp;PROPER([.L238]);&quot; &quot;;&quot;&quot;);&quot;-&quot;;&quot;&quot;);&quot;.&quot;;&quot;_&quot;);&quot;'&quot;;&quot;&quot;)" office:value-type="string" office:string-value="VaccinationAdminDateIsBeforeOrAfterLicensedVaccineRange">
            <text:p>VaccinationAdminDateIsBeforeOrAfterLicensedVaccineRange</text:p>
          </table:table-cell>
          <table:table-cell table:formula="of:=&quot;public PotentialIssue &quot;&amp;[.B238]&amp;&quot; = null;&quot;" office:value-type="string" office:string-value="public PotentialIssue VaccinationAdminDateIsBeforeOrAfterLicensedVaccineRange = null;">
            <text:p>public PotentialIssue VaccinationAdminDateIsBeforeOrAfterLicensedVaccineRange = null;</text:p>
          </table:table-cell>
          <table:table-cell table:formula="of:=[.B238]&amp;&quot; = getPotentialIssue(session, &quot;&amp;CHAR(34)&amp;[.I238]&amp;CHAR(34)&amp;&quot;, &quot;&amp;CHAR(34)&amp;SUBSTITUTE([.J238];&quot;''&quot;;&quot;'&quot;)&amp;CHAR(34)&amp;&quot;, &quot;&amp;CHAR(34)&amp;[.K238]&amp;CHAR(34)&amp;&quot;, &quot;&amp;CHAR(34)&amp;[.L238]&amp;CHAR(34)&amp;&quot;);&quot;" office:value-type="string" office:string-value="VaccinationAdminDateIsBeforeOrAfterLicensedVaccineRange = getPotentialIssue(session, &quot;Vaccination&quot;, &quot;admin date&quot;, &quot;is before or after licensed vaccine range&quot;, &quot;&quot;);">
            <text:p>VaccinationAdminDateIsBeforeOrAfterLicensedVaccineRange = getPotentialIssue(session, "Vaccination", "admin date", "is before or after licensed vaccine range", "");</text:p>
          </table:table-cell>
          <table:table-cell table:formula="of:=&quot;assertNotNull(pi.&quot;&amp;[.B238]&amp;&quot;);&quot;" office:value-type="string" office:string-value="assertNotNull(pi.VaccinationAdminDateIsBeforeOrAfterLicensedVaccineRange);">
            <text:p>assertNotNull(pi.VaccinationAdminDateIsBeforeOrAfterLicensedVaccineRange);</text:p>
          </table:table-cell>
          <table:table-cell table:formula="of:=UPPER(SUBSTITUTE(SUBSTITUTE(SUBSTITUTE([.I238];&quot; &quot;;&quot;_&quot;);&quot;'&quot;;&quot;&quot;);&quot;-&quot;;&quot;_&quot;)&amp;&quot;_&quot;&amp;SUBSTITUTE(SUBSTITUTE(SUBSTITUTE([.J238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7]=[.J238];[.I237]=[.I238]);&quot;&quot;;[.F238]&amp;&quot;,&quot;)">
            <text:p/>
          </table:table-cell>
          <table:table-cell table:formula="of:=&quot;addToFieldIssueMap(Field.&quot;&amp;[.F238]&amp;&quot;, &quot;&amp;[.B238]&amp;&quot;);&quot;" office:value-type="string" office:string-value="addToFieldIssueMap(Field.VACCINATION_ADMIN_DATE, VaccinationAdminDateIsBeforeOrAfterLicensedVaccineRange);">
            <text:p>addToFieldIssueMap(Field.VACCINATION_ADMIN_DATE, VaccinationAdminDateIsBeforeOrAfterLicensedVaccineRan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licensed vaccine ran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38]&amp;&quot;, '&quot;&amp;[.I238]&amp;&quot;', '&quot;&amp;[.J238]&amp;&quot;', '&quot;&amp;[.K238]&amp;&quot;', '&quot;&amp;[.L238]&amp;&quot;', '&quot;&amp;[.M238]&amp;&quot;', '&quot;&amp;[.N238]&amp;&quot;');&quot;" office:value-type="string" office:string-value="INSERT INTO dqa_potential_issue(issue_id, target_object, target_field, issue_type, field_value, default_action_code, change_priority) VALUES (238, 'Vaccination', 'admin date', 'is before or after licensed vaccine range', '', 'E', 'May');">
            <text:p>INSERT INTO dqa_potential_issue(issue_id, target_object, target_field, issue_type, field_value, default_action_code, change_priority) VALUES (238, 'Vaccination', 'admin date', 'is before or after licensed vaccine range', '', 'E', 'May');</text:p>
          </table:table-cell>
        </table:table-row>
        <table:table-row table:style-name="ro1">
          <table:table-cell table:formula="of:=ROW()" office:value-type="float" office:value="239">
            <text:p>239</text:p>
          </table:table-cell>
          <table:table-cell table:formula="of:=SUBSTITUTE(SUBSTITUTE(SUBSTITUTE(SUBSTITUTE(PROPER([.I239])&amp;PROPER([.J239])&amp;PROPER([.K239])&amp;PROPER([.L239]);&quot; &quot;;&quot;&quot;);&quot;-&quot;;&quot;&quot;);&quot;.&quot;;&quot;_&quot;);&quot;'&quot;;&quot;&quot;)" office:value-type="string" office:string-value="VaccinationAdminDateIsBeforeOrAfterWhenExpectedForPatientAge">
            <text:p>VaccinationAdminDateIsBeforeOrAfterWhenExpectedForPatientAge</text:p>
          </table:table-cell>
          <table:table-cell table:formula="of:=&quot;public PotentialIssue &quot;&amp;[.B239]&amp;&quot; = null;&quot;" office:value-type="string" office:string-value="public PotentialIssue VaccinationAdminDateIsBeforeOrAfterWhenExpectedForPatientAge = null;">
            <text:p>public PotentialIssue VaccinationAdminDateIsBeforeOrAfterWhenExpectedForPatientAge = null;</text:p>
          </table:table-cell>
          <table:table-cell table:formula="of:=[.B239]&amp;&quot; = getPotentialIssue(session, &quot;&amp;CHAR(34)&amp;[.I239]&amp;CHAR(34)&amp;&quot;, &quot;&amp;CHAR(34)&amp;SUBSTITUTE([.J239];&quot;''&quot;;&quot;'&quot;)&amp;CHAR(34)&amp;&quot;, &quot;&amp;CHAR(34)&amp;[.K239]&amp;CHAR(34)&amp;&quot;, &quot;&amp;CHAR(34)&amp;[.L239]&amp;CHAR(34)&amp;&quot;);&quot;" office:value-type="string" office:string-value="VaccinationAdminDateIsBeforeOrAfterWhenExpectedForPatientAge = getPotentialIssue(session, &quot;Vaccination&quot;, &quot;admin date&quot;, &quot;is before or after when expected for patient age&quot;, &quot;&quot;);">
            <text:p>VaccinationAdminDateIsBeforeOrAfterWhenExpectedForPatientAge = getPotentialIssue(session, "Vaccination", "admin date", "is before or after when expected for patient age", "");</text:p>
          </table:table-cell>
          <table:table-cell table:formula="of:=&quot;assertNotNull(pi.&quot;&amp;[.B239]&amp;&quot;);&quot;" office:value-type="string" office:string-value="assertNotNull(pi.VaccinationAdminDateIsBeforeOrAfterWhenExpectedForPatientAge);">
            <text:p>assertNotNull(pi.VaccinationAdminDateIsBeforeOrAfterWhenExpectedForPatientAge);</text:p>
          </table:table-cell>
          <table:table-cell table:formula="of:=UPPER(SUBSTITUTE(SUBSTITUTE(SUBSTITUTE([.I239];&quot; &quot;;&quot;_&quot;);&quot;'&quot;;&quot;&quot;);&quot;-&quot;;&quot;_&quot;)&amp;&quot;_&quot;&amp;SUBSTITUTE(SUBSTITUTE(SUBSTITUTE([.J239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8]=[.J239];[.I238]=[.I239]);&quot;&quot;;[.F239]&amp;&quot;,&quot;)">
            <text:p/>
          </table:table-cell>
          <table:table-cell table:formula="of:=&quot;addToFieldIssueMap(Field.&quot;&amp;[.F239]&amp;&quot;, &quot;&amp;[.B239]&amp;&quot;);&quot;" office:value-type="string" office:string-value="addToFieldIssueMap(Field.VACCINATION_ADMIN_DATE, VaccinationAdminDateIsBeforeOrAfterWhenExpectedForPatientAge);">
            <text:p>addToFieldIssueMap(Field.VACCINATION_ADMIN_DATE, VaccinationAdminDateIsBeforeOrAfterWhenExpectedForPatientA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expected for patient a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39]&amp;&quot;, '&quot;&amp;[.I239]&amp;&quot;', '&quot;&amp;[.J239]&amp;&quot;', '&quot;&amp;[.K239]&amp;&quot;', '&quot;&amp;[.L239]&amp;&quot;', '&quot;&amp;[.M239]&amp;&quot;', '&quot;&amp;[.N239]&amp;&quot;');&quot;" office:value-type="string" office:string-value="INSERT INTO dqa_potential_issue(issue_id, target_object, target_field, issue_type, field_value, default_action_code, change_priority) VALUES (239, 'Vaccination', 'admin date', 'is before or after when expected for patient age', '', 'W', 'May');">
            <text:p>INSERT INTO dqa_potential_issue(issue_id, target_object, target_field, issue_type, field_value, default_action_code, change_priority) VALUES (239, 'Vaccination', 'admin date', 'is before or after when expected for patient age', '', 'W', 'May');</text:p>
          </table:table-cell>
        </table:table-row>
        <table:table-row table:style-name="ro1">
          <table:table-cell table:formula="of:=ROW()" office:value-type="float" office:value="240">
            <text:p>240</text:p>
          </table:table-cell>
          <table:table-cell table:formula="of:=SUBSTITUTE(SUBSTITUTE(SUBSTITUTE(SUBSTITUTE(PROPER([.I240])&amp;PROPER([.J240])&amp;PROPER([.K240])&amp;PROPER([.L240]);&quot; &quot;;&quot;&quot;);&quot;-&quot;;&quot;&quot;);&quot;.&quot;;&quot;_&quot;);&quot;'&quot;;&quot;&quot;)" office:value-type="string" office:string-value="VaccinationAdminDateIsBeforeOrAfterWhenValidForPatientAge">
            <text:p>VaccinationAdminDateIsBeforeOrAfterWhenValidForPatientAge</text:p>
          </table:table-cell>
          <table:table-cell table:formula="of:=&quot;public PotentialIssue &quot;&amp;[.B240]&amp;&quot; = null;&quot;" office:value-type="string" office:string-value="public PotentialIssue VaccinationAdminDateIsBeforeOrAfterWhenValidForPatientAge = null;">
            <text:p>public PotentialIssue VaccinationAdminDateIsBeforeOrAfterWhenValidForPatientAge = null;</text:p>
          </table:table-cell>
          <table:table-cell table:formula="of:=[.B240]&amp;&quot; = getPotentialIssue(session, &quot;&amp;CHAR(34)&amp;[.I240]&amp;CHAR(34)&amp;&quot;, &quot;&amp;CHAR(34)&amp;SUBSTITUTE([.J240];&quot;''&quot;;&quot;'&quot;)&amp;CHAR(34)&amp;&quot;, &quot;&amp;CHAR(34)&amp;[.K240]&amp;CHAR(34)&amp;&quot;, &quot;&amp;CHAR(34)&amp;[.L240]&amp;CHAR(34)&amp;&quot;);&quot;" office:value-type="string" office:string-value="VaccinationAdminDateIsBeforeOrAfterWhenValidForPatientAge = getPotentialIssue(session, &quot;Vaccination&quot;, &quot;admin date&quot;, &quot;is before or after when valid for patient age&quot;, &quot;&quot;);">
            <text:p>VaccinationAdminDateIsBeforeOrAfterWhenValidForPatientAge = getPotentialIssue(session, "Vaccination", "admin date", "is before or after when valid for patient age", "");</text:p>
          </table:table-cell>
          <table:table-cell table:formula="of:=&quot;assertNotNull(pi.&quot;&amp;[.B240]&amp;&quot;);&quot;" office:value-type="string" office:string-value="assertNotNull(pi.VaccinationAdminDateIsBeforeOrAfterWhenValidForPatientAge);">
            <text:p>assertNotNull(pi.VaccinationAdminDateIsBeforeOrAfterWhenValidForPatientAge);</text:p>
          </table:table-cell>
          <table:table-cell table:formula="of:=UPPER(SUBSTITUTE(SUBSTITUTE(SUBSTITUTE([.I240];&quot; &quot;;&quot;_&quot;);&quot;'&quot;;&quot;&quot;);&quot;-&quot;;&quot;_&quot;)&amp;&quot;_&quot;&amp;SUBSTITUTE(SUBSTITUTE(SUBSTITUTE([.J240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39]=[.J240];[.I239]=[.I240]);&quot;&quot;;[.F240]&amp;&quot;,&quot;)">
            <text:p/>
          </table:table-cell>
          <table:table-cell table:formula="of:=&quot;addToFieldIssueMap(Field.&quot;&amp;[.F240]&amp;&quot;, &quot;&amp;[.B240]&amp;&quot;);&quot;" office:value-type="string" office:string-value="addToFieldIssueMap(Field.VACCINATION_ADMIN_DATE, VaccinationAdminDateIsBeforeOrAfterWhenValidForPatientAge);">
            <text:p>addToFieldIssueMap(Field.VACCINATION_ADMIN_DATE, VaccinationAdminDateIsBeforeOrAfterWhenValidForPatientAg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valid for patient a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0]&amp;&quot;, '&quot;&amp;[.I240]&amp;&quot;', '&quot;&amp;[.J240]&amp;&quot;', '&quot;&amp;[.K240]&amp;&quot;', '&quot;&amp;[.L240]&amp;&quot;', '&quot;&amp;[.M240]&amp;&quot;', '&quot;&amp;[.N240]&amp;&quot;');&quot;" office:value-type="string" office:string-value="INSERT INTO dqa_potential_issue(issue_id, target_object, target_field, issue_type, field_value, default_action_code, change_priority) VALUES (240, 'Vaccination', 'admin date', 'is before or after when valid for patient age', '', 'E', 'May');">
            <text:p>INSERT INTO dqa_potential_issue(issue_id, target_object, target_field, issue_type, field_value, default_action_code, change_priority) VALUES (240, 'Vaccination', 'admin date', 'is before or after when valid for patient age', '', 'E', 'May');</text:p>
          </table:table-cell>
        </table:table-row>
        <table:table-row table:style-name="ro1">
          <table:table-cell table:formula="of:=ROW()" office:value-type="float" office:value="241">
            <text:p>241</text:p>
          </table:table-cell>
          <table:table-cell table:formula="of:=SUBSTITUTE(SUBSTITUTE(SUBSTITUTE(SUBSTITUTE(PROPER([.I241])&amp;PROPER([.J241])&amp;PROPER([.K241])&amp;PROPER([.L241]);&quot; &quot;;&quot;&quot;);&quot;-&quot;;&quot;&quot;);&quot;.&quot;;&quot;_&quot;);&quot;'&quot;;&quot;&quot;)" office:value-type="string" office:string-value="VaccinationAdminDateIsInvalid">
            <text:p>VaccinationAdminDateIsInvalid</text:p>
          </table:table-cell>
          <table:table-cell table:formula="of:=&quot;public PotentialIssue &quot;&amp;[.B241]&amp;&quot; = null;&quot;" office:value-type="string" office:string-value="public PotentialIssue VaccinationAdminDateIsInvalid = null;">
            <text:p>public PotentialIssue VaccinationAdminDateIsInvalid = null;</text:p>
          </table:table-cell>
          <table:table-cell table:formula="of:=[.B241]&amp;&quot; = getPotentialIssue(session, &quot;&amp;CHAR(34)&amp;[.I241]&amp;CHAR(34)&amp;&quot;, &quot;&amp;CHAR(34)&amp;SUBSTITUTE([.J241];&quot;''&quot;;&quot;'&quot;)&amp;CHAR(34)&amp;&quot;, &quot;&amp;CHAR(34)&amp;[.K241]&amp;CHAR(34)&amp;&quot;, &quot;&amp;CHAR(34)&amp;[.L241]&amp;CHAR(34)&amp;&quot;);&quot;" office:value-type="string" office:string-value="VaccinationAdminDateIsInvalid = getPotentialIssue(session, &quot;Vaccination&quot;, &quot;admin date&quot;, &quot;is invalid&quot;, &quot;&quot;);">
            <text:p>VaccinationAdminDateIsInvalid = getPotentialIssue(session, "Vaccination", "admin date", "is invalid", "");</text:p>
          </table:table-cell>
          <table:table-cell table:formula="of:=&quot;assertNotNull(pi.&quot;&amp;[.B241]&amp;&quot;);&quot;" office:value-type="string" office:string-value="assertNotNull(pi.VaccinationAdminDateIsInvalid);">
            <text:p>assertNotNull(pi.VaccinationAdminDateIsInvalid);</text:p>
          </table:table-cell>
          <table:table-cell table:formula="of:=UPPER(SUBSTITUTE(SUBSTITUTE(SUBSTITUTE([.I241];&quot; &quot;;&quot;_&quot;);&quot;'&quot;;&quot;&quot;);&quot;-&quot;;&quot;_&quot;)&amp;&quot;_&quot;&amp;SUBSTITUTE(SUBSTITUTE(SUBSTITUTE([.J241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0]=[.J241];[.I240]=[.I241]);&quot;&quot;;[.F241]&amp;&quot;,&quot;)">
            <text:p/>
          </table:table-cell>
          <table:table-cell table:formula="of:=&quot;addToFieldIssueMap(Field.&quot;&amp;[.F241]&amp;&quot;, &quot;&amp;[.B241]&amp;&quot;);&quot;" office:value-type="string" office:string-value="addToFieldIssueMap(Field.VACCINATION_ADMIN_DATE, VaccinationAdminDateIsInvalid);">
            <text:p>addToFieldIssueMap(Field.VACCINATION_ADMIN_DATE, VaccinationAdminDateIsInvalid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1]&amp;&quot;, '&quot;&amp;[.I241]&amp;&quot;', '&quot;&amp;[.J241]&amp;&quot;', '&quot;&amp;[.K241]&amp;&quot;', '&quot;&amp;[.L241]&amp;&quot;', '&quot;&amp;[.M241]&amp;&quot;', '&quot;&amp;[.N241]&amp;&quot;');&quot;" office:value-type="string" office:string-value="INSERT INTO dqa_potential_issue(issue_id, target_object, target_field, issue_type, field_value, default_action_code, change_priority) VALUES (241, 'Vaccination', 'admin date', 'is invalid', '', 'E', 'May');">
            <text:p>INSERT INTO dqa_potential_issue(issue_id, target_object, target_field, issue_type, field_value, default_action_code, change_priority) VALUES (241, 'Vaccination', 'admin date', 'is invalid', '', 'E', 'May');</text:p>
          </table:table-cell>
        </table:table-row>
        <table:table-row table:style-name="ro1">
          <table:table-cell table:formula="of:=ROW()" office:value-type="float" office:value="242">
            <text:p>242</text:p>
          </table:table-cell>
          <table:table-cell table:formula="of:=SUBSTITUTE(SUBSTITUTE(SUBSTITUTE(SUBSTITUTE(PROPER([.I242])&amp;PROPER([.J242])&amp;PROPER([.K242])&amp;PROPER([.L242]);&quot; &quot;;&quot;&quot;);&quot;-&quot;;&quot;&quot;);&quot;.&quot;;&quot;_&quot;);&quot;'&quot;;&quot;&quot;)" office:value-type="string" office:string-value="VaccinationAdminDateIsMissing">
            <text:p>VaccinationAdminDateIsMissing</text:p>
          </table:table-cell>
          <table:table-cell table:formula="of:=&quot;public PotentialIssue &quot;&amp;[.B242]&amp;&quot; = null;&quot;" office:value-type="string" office:string-value="public PotentialIssue VaccinationAdminDateIsMissing = null;">
            <text:p>public PotentialIssue VaccinationAdminDateIsMissing = null;</text:p>
          </table:table-cell>
          <table:table-cell table:formula="of:=[.B242]&amp;&quot; = getPotentialIssue(session, &quot;&amp;CHAR(34)&amp;[.I242]&amp;CHAR(34)&amp;&quot;, &quot;&amp;CHAR(34)&amp;SUBSTITUTE([.J242];&quot;''&quot;;&quot;'&quot;)&amp;CHAR(34)&amp;&quot;, &quot;&amp;CHAR(34)&amp;[.K242]&amp;CHAR(34)&amp;&quot;, &quot;&amp;CHAR(34)&amp;[.L242]&amp;CHAR(34)&amp;&quot;);&quot;" office:value-type="string" office:string-value="VaccinationAdminDateIsMissing = getPotentialIssue(session, &quot;Vaccination&quot;, &quot;admin date&quot;, &quot;is missing&quot;, &quot;&quot;);">
            <text:p>VaccinationAdminDateIsMissing = getPotentialIssue(session, "Vaccination", "admin date", "is missing", "");</text:p>
          </table:table-cell>
          <table:table-cell table:formula="of:=&quot;assertNotNull(pi.&quot;&amp;[.B242]&amp;&quot;);&quot;" office:value-type="string" office:string-value="assertNotNull(pi.VaccinationAdminDateIsMissing);">
            <text:p>assertNotNull(pi.VaccinationAdminDateIsMissing);</text:p>
          </table:table-cell>
          <table:table-cell table:formula="of:=UPPER(SUBSTITUTE(SUBSTITUTE(SUBSTITUTE([.I242];&quot; &quot;;&quot;_&quot;);&quot;'&quot;;&quot;&quot;);&quot;-&quot;;&quot;_&quot;)&amp;&quot;_&quot;&amp;SUBSTITUTE(SUBSTITUTE(SUBSTITUTE([.J242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1]=[.J242];[.I241]=[.I242]);&quot;&quot;;[.F242]&amp;&quot;,&quot;)">
            <text:p/>
          </table:table-cell>
          <table:table-cell table:formula="of:=&quot;addToFieldIssueMap(Field.&quot;&amp;[.F242]&amp;&quot;, &quot;&amp;[.B242]&amp;&quot;);&quot;" office:value-type="string" office:string-value="addToFieldIssueMap(Field.VACCINATION_ADMIN_DATE, VaccinationAdminDateIsMissing);">
            <text:p>addToFieldIssueMap(Field.VACCINATION_ADMIN_DATE, VaccinationAdminDateIsMissing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42]&amp;&quot;, '&quot;&amp;[.I242]&amp;&quot;', '&quot;&amp;[.J242]&amp;&quot;', '&quot;&amp;[.K242]&amp;&quot;', '&quot;&amp;[.L242]&amp;&quot;', '&quot;&amp;[.M242]&amp;&quot;', '&quot;&amp;[.N242]&amp;&quot;');&quot;" office:value-type="string" office:string-value="INSERT INTO dqa_potential_issue(issue_id, target_object, target_field, issue_type, field_value, default_action_code, change_priority) VALUES (242, 'Vaccination', 'admin date', 'is missing', '', 'E', 'May');">
            <text:p>INSERT INTO dqa_potential_issue(issue_id, target_object, target_field, issue_type, field_value, default_action_code, change_priority) VALUES (242, 'Vaccination', 'admin date', 'is missing', '', 'E', 'May');</text:p>
          </table:table-cell>
        </table:table-row>
        <table:table-row table:style-name="ro1">
          <table:table-cell table:formula="of:=ROW()" office:value-type="float" office:value="243">
            <text:p>243</text:p>
          </table:table-cell>
          <table:table-cell table:formula="of:=SUBSTITUTE(SUBSTITUTE(SUBSTITUTE(SUBSTITUTE(PROPER([.I243])&amp;PROPER([.J243])&amp;PROPER([.K243])&amp;PROPER([.L243]);&quot; &quot;;&quot;&quot;);&quot;-&quot;;&quot;&quot;);&quot;.&quot;;&quot;_&quot;);&quot;'&quot;;&quot;&quot;)" office:value-type="string" office:string-value="VaccinationAdminDateIsOn15ThDayOfMonth">
            <text:p>VaccinationAdminDateIsOn15ThDayOfMonth</text:p>
          </table:table-cell>
          <table:table-cell table:formula="of:=&quot;public PotentialIssue &quot;&amp;[.B243]&amp;&quot; = null;&quot;" office:value-type="string" office:string-value="public PotentialIssue VaccinationAdminDateIsOn15ThDayOfMonth = null;">
            <text:p>public PotentialIssue VaccinationAdminDateIsOn15ThDayOfMonth = null;</text:p>
          </table:table-cell>
          <table:table-cell table:formula="of:=[.B243]&amp;&quot; = getPotentialIssue(session, &quot;&amp;CHAR(34)&amp;[.I243]&amp;CHAR(34)&amp;&quot;, &quot;&amp;CHAR(34)&amp;SUBSTITUTE([.J243];&quot;''&quot;;&quot;'&quot;)&amp;CHAR(34)&amp;&quot;, &quot;&amp;CHAR(34)&amp;[.K243]&amp;CHAR(34)&amp;&quot;, &quot;&amp;CHAR(34)&amp;[.L243]&amp;CHAR(34)&amp;&quot;);&quot;" office:value-type="string" office:string-value="VaccinationAdminDateIsOn15ThDayOfMonth = getPotentialIssue(session, &quot;Vaccination&quot;, &quot;admin date&quot;, &quot;is on 15th day of month&quot;, &quot;&quot;);">
            <text:p>VaccinationAdminDateIsOn15ThDayOfMonth = getPotentialIssue(session, "Vaccination", "admin date", "is on 15th day of month", "");</text:p>
          </table:table-cell>
          <table:table-cell table:formula="of:=&quot;assertNotNull(pi.&quot;&amp;[.B243]&amp;&quot;);&quot;" office:value-type="string" office:string-value="assertNotNull(pi.VaccinationAdminDateIsOn15ThDayOfMonth);">
            <text:p>assertNotNull(pi.VaccinationAdminDateIsOn15ThDayOfMonth);</text:p>
          </table:table-cell>
          <table:table-cell table:formula="of:=UPPER(SUBSTITUTE(SUBSTITUTE(SUBSTITUTE([.I243];&quot; &quot;;&quot;_&quot;);&quot;'&quot;;&quot;&quot;);&quot;-&quot;;&quot;_&quot;)&amp;&quot;_&quot;&amp;SUBSTITUTE(SUBSTITUTE(SUBSTITUTE([.J243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2]=[.J243];[.I242]=[.I243]);&quot;&quot;;[.F243]&amp;&quot;,&quot;)">
            <text:p/>
          </table:table-cell>
          <table:table-cell table:formula="of:=&quot;addToFieldIssueMap(Field.&quot;&amp;[.F243]&amp;&quot;, &quot;&amp;[.B243]&amp;&quot;);&quot;" office:value-type="string" office:string-value="addToFieldIssueMap(Field.VACCINATION_ADMIN_DATE, VaccinationAdminDateIsOn15ThDayOfMonth);">
            <text:p>addToFieldIssueMap(Field.VACCINATION_ADMIN_DATE, VaccinationAdminDateIsOn15Th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15th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3]&amp;&quot;, '&quot;&amp;[.I243]&amp;&quot;', '&quot;&amp;[.J243]&amp;&quot;', '&quot;&amp;[.K243]&amp;&quot;', '&quot;&amp;[.L243]&amp;&quot;', '&quot;&amp;[.M243]&amp;&quot;', '&quot;&amp;[.N243]&amp;&quot;');&quot;" office:value-type="string" office:string-value="INSERT INTO dqa_potential_issue(issue_id, target_object, target_field, issue_type, field_value, default_action_code, change_priority) VALUES (243, 'Vaccination', 'admin date', 'is on 15th day of month', '', 'A', 'May');">
            <text:p>INSERT INTO dqa_potential_issue(issue_id, target_object, target_field, issue_type, field_value, default_action_code, change_priority) VALUES (243, 'Vaccination', 'admin date', 'is on 15th day of month', '', 'A', 'May');</text:p>
          </table:table-cell>
        </table:table-row>
        <table:table-row table:style-name="ro1">
          <table:table-cell table:formula="of:=ROW()" office:value-type="float" office:value="244">
            <text:p>244</text:p>
          </table:table-cell>
          <table:table-cell table:formula="of:=SUBSTITUTE(SUBSTITUTE(SUBSTITUTE(SUBSTITUTE(PROPER([.I244])&amp;PROPER([.J244])&amp;PROPER([.K244])&amp;PROPER([.L244]);&quot; &quot;;&quot;&quot;);&quot;-&quot;;&quot;&quot;);&quot;.&quot;;&quot;_&quot;);&quot;'&quot;;&quot;&quot;)" office:value-type="string" office:string-value="VaccinationAdminDateIsOnFirstDayOfMonth">
            <text:p>VaccinationAdminDateIsOnFirstDayOfMonth</text:p>
          </table:table-cell>
          <table:table-cell table:formula="of:=&quot;public PotentialIssue &quot;&amp;[.B244]&amp;&quot; = null;&quot;" office:value-type="string" office:string-value="public PotentialIssue VaccinationAdminDateIsOnFirstDayOfMonth = null;">
            <text:p>public PotentialIssue VaccinationAdminDateIsOnFirstDayOfMonth = null;</text:p>
          </table:table-cell>
          <table:table-cell table:formula="of:=[.B244]&amp;&quot; = getPotentialIssue(session, &quot;&amp;CHAR(34)&amp;[.I244]&amp;CHAR(34)&amp;&quot;, &quot;&amp;CHAR(34)&amp;SUBSTITUTE([.J244];&quot;''&quot;;&quot;'&quot;)&amp;CHAR(34)&amp;&quot;, &quot;&amp;CHAR(34)&amp;[.K244]&amp;CHAR(34)&amp;&quot;, &quot;&amp;CHAR(34)&amp;[.L244]&amp;CHAR(34)&amp;&quot;);&quot;" office:value-type="string" office:string-value="VaccinationAdminDateIsOnFirstDayOfMonth = getPotentialIssue(session, &quot;Vaccination&quot;, &quot;admin date&quot;, &quot;is on first day of month&quot;, &quot;&quot;);">
            <text:p>VaccinationAdminDateIsOnFirstDayOfMonth = getPotentialIssue(session, "Vaccination", "admin date", "is on first day of month", "");</text:p>
          </table:table-cell>
          <table:table-cell table:formula="of:=&quot;assertNotNull(pi.&quot;&amp;[.B244]&amp;&quot;);&quot;" office:value-type="string" office:string-value="assertNotNull(pi.VaccinationAdminDateIsOnFirstDayOfMonth);">
            <text:p>assertNotNull(pi.VaccinationAdminDateIsOnFirstDayOfMonth);</text:p>
          </table:table-cell>
          <table:table-cell table:formula="of:=UPPER(SUBSTITUTE(SUBSTITUTE(SUBSTITUTE([.I244];&quot; &quot;;&quot;_&quot;);&quot;'&quot;;&quot;&quot;);&quot;-&quot;;&quot;_&quot;)&amp;&quot;_&quot;&amp;SUBSTITUTE(SUBSTITUTE(SUBSTITUTE([.J244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3]=[.J244];[.I243]=[.I244]);&quot;&quot;;[.F244]&amp;&quot;,&quot;)">
            <text:p/>
          </table:table-cell>
          <table:table-cell table:formula="of:=&quot;addToFieldIssueMap(Field.&quot;&amp;[.F244]&amp;&quot;, &quot;&amp;[.B244]&amp;&quot;);&quot;" office:value-type="string" office:string-value="addToFieldIssueMap(Field.VACCINATION_ADMIN_DATE, VaccinationAdminDateIsOnFirstDayOfMonth);">
            <text:p>addToFieldIssueMap(Field.VACCINATION_ADMIN_DATE, VaccinationAdminDateIsOnFirst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fir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4]&amp;&quot;, '&quot;&amp;[.I244]&amp;&quot;', '&quot;&amp;[.J244]&amp;&quot;', '&quot;&amp;[.K244]&amp;&quot;', '&quot;&amp;[.L244]&amp;&quot;', '&quot;&amp;[.M244]&amp;&quot;', '&quot;&amp;[.N244]&amp;&quot;');&quot;" office:value-type="string" office:string-value="INSERT INTO dqa_potential_issue(issue_id, target_object, target_field, issue_type, field_value, default_action_code, change_priority) VALUES (244, 'Vaccination', 'admin date', 'is on first day of month', '', 'A', 'May');">
            <text:p>INSERT INTO dqa_potential_issue(issue_id, target_object, target_field, issue_type, field_value, default_action_code, change_priority) VALUES (244, 'Vaccination', 'admin date', 'is on first day of month', '', 'A', 'May');</text:p>
          </table:table-cell>
        </table:table-row>
        <table:table-row table:style-name="ro1">
          <table:table-cell table:formula="of:=ROW()" office:value-type="float" office:value="245">
            <text:p>245</text:p>
          </table:table-cell>
          <table:table-cell table:formula="of:=SUBSTITUTE(SUBSTITUTE(SUBSTITUTE(SUBSTITUTE(PROPER([.I245])&amp;PROPER([.J245])&amp;PROPER([.K245])&amp;PROPER([.L245]);&quot; &quot;;&quot;&quot;);&quot;-&quot;;&quot;&quot;);&quot;.&quot;;&quot;_&quot;);&quot;'&quot;;&quot;&quot;)" office:value-type="string" office:string-value="VaccinationAdminDateIsOnLastDayOfMonth">
            <text:p>VaccinationAdminDateIsOnLastDayOfMonth</text:p>
          </table:table-cell>
          <table:table-cell table:formula="of:=&quot;public PotentialIssue &quot;&amp;[.B245]&amp;&quot; = null;&quot;" office:value-type="string" office:string-value="public PotentialIssue VaccinationAdminDateIsOnLastDayOfMonth = null;">
            <text:p>public PotentialIssue VaccinationAdminDateIsOnLastDayOfMonth = null;</text:p>
          </table:table-cell>
          <table:table-cell table:formula="of:=[.B245]&amp;&quot; = getPotentialIssue(session, &quot;&amp;CHAR(34)&amp;[.I245]&amp;CHAR(34)&amp;&quot;, &quot;&amp;CHAR(34)&amp;SUBSTITUTE([.J245];&quot;''&quot;;&quot;'&quot;)&amp;CHAR(34)&amp;&quot;, &quot;&amp;CHAR(34)&amp;[.K245]&amp;CHAR(34)&amp;&quot;, &quot;&amp;CHAR(34)&amp;[.L245]&amp;CHAR(34)&amp;&quot;);&quot;" office:value-type="string" office:string-value="VaccinationAdminDateIsOnLastDayOfMonth = getPotentialIssue(session, &quot;Vaccination&quot;, &quot;admin date&quot;, &quot;is on last day of month&quot;, &quot;&quot;);">
            <text:p>VaccinationAdminDateIsOnLastDayOfMonth = getPotentialIssue(session, "Vaccination", "admin date", "is on last day of month", "");</text:p>
          </table:table-cell>
          <table:table-cell table:formula="of:=&quot;assertNotNull(pi.&quot;&amp;[.B245]&amp;&quot;);&quot;" office:value-type="string" office:string-value="assertNotNull(pi.VaccinationAdminDateIsOnLastDayOfMonth);">
            <text:p>assertNotNull(pi.VaccinationAdminDateIsOnLastDayOfMonth);</text:p>
          </table:table-cell>
          <table:table-cell table:formula="of:=UPPER(SUBSTITUTE(SUBSTITUTE(SUBSTITUTE([.I245];&quot; &quot;;&quot;_&quot;);&quot;'&quot;;&quot;&quot;);&quot;-&quot;;&quot;_&quot;)&amp;&quot;_&quot;&amp;SUBSTITUTE(SUBSTITUTE(SUBSTITUTE([.J245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4]=[.J245];[.I244]=[.I245]);&quot;&quot;;[.F245]&amp;&quot;,&quot;)">
            <text:p/>
          </table:table-cell>
          <table:table-cell table:formula="of:=&quot;addToFieldIssueMap(Field.&quot;&amp;[.F245]&amp;&quot;, &quot;&amp;[.B245]&amp;&quot;);&quot;" office:value-type="string" office:string-value="addToFieldIssueMap(Field.VACCINATION_ADMIN_DATE, VaccinationAdminDateIsOnLastDayOfMonth);">
            <text:p>addToFieldIssueMap(Field.VACCINATION_ADMIN_DATE, VaccinationAdminDateIsOnLastDayOfMonth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la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5]&amp;&quot;, '&quot;&amp;[.I245]&amp;&quot;', '&quot;&amp;[.J245]&amp;&quot;', '&quot;&amp;[.K245]&amp;&quot;', '&quot;&amp;[.L245]&amp;&quot;', '&quot;&amp;[.M245]&amp;&quot;', '&quot;&amp;[.N245]&amp;&quot;');&quot;" office:value-type="string" office:string-value="INSERT INTO dqa_potential_issue(issue_id, target_object, target_field, issue_type, field_value, default_action_code, change_priority) VALUES (245, 'Vaccination', 'admin date', 'is on last day of month', '', 'A', 'May');">
            <text:p>INSERT INTO dqa_potential_issue(issue_id, target_object, target_field, issue_type, field_value, default_action_code, change_priority) VALUES (245, 'Vaccination', 'admin date', 'is on last day of month', '', 'A', 'May');</text:p>
          </table:table-cell>
        </table:table-row>
        <table:table-row table:style-name="ro1">
          <table:table-cell table:formula="of:=ROW()" office:value-type="float" office:value="246">
            <text:p>246</text:p>
          </table:table-cell>
          <table:table-cell table:formula="of:=SUBSTITUTE(SUBSTITUTE(SUBSTITUTE(SUBSTITUTE(PROPER([.I246])&amp;PROPER([.J246])&amp;PROPER([.K246])&amp;PROPER([.L246]);&quot; &quot;;&quot;&quot;);&quot;-&quot;;&quot;&quot;);&quot;.&quot;;&quot;_&quot;);&quot;'&quot;;&quot;&quot;)" office:value-type="string" office:string-value="VaccinationAdminDateIsReportedLate">
            <text:p>VaccinationAdminDateIsReportedLate</text:p>
          </table:table-cell>
          <table:table-cell table:formula="of:=&quot;public PotentialIssue &quot;&amp;[.B246]&amp;&quot; = null;&quot;" office:value-type="string" office:string-value="public PotentialIssue VaccinationAdminDateIsReportedLate = null;">
            <text:p>public PotentialIssue VaccinationAdminDateIsReportedLate = null;</text:p>
          </table:table-cell>
          <table:table-cell table:formula="of:=[.B246]&amp;&quot; = getPotentialIssue(session, &quot;&amp;CHAR(34)&amp;[.I246]&amp;CHAR(34)&amp;&quot;, &quot;&amp;CHAR(34)&amp;SUBSTITUTE([.J246];&quot;''&quot;;&quot;'&quot;)&amp;CHAR(34)&amp;&quot;, &quot;&amp;CHAR(34)&amp;[.K246]&amp;CHAR(34)&amp;&quot;, &quot;&amp;CHAR(34)&amp;[.L246]&amp;CHAR(34)&amp;&quot;);&quot;" office:value-type="string" office:string-value="VaccinationAdminDateIsReportedLate = getPotentialIssue(session, &quot;Vaccination&quot;, &quot;admin date&quot;, &quot;is reported late&quot;, &quot;&quot;);">
            <text:p>VaccinationAdminDateIsReportedLate = getPotentialIssue(session, "Vaccination", "admin date", "is reported late", "");</text:p>
          </table:table-cell>
          <table:table-cell table:formula="of:=&quot;assertNotNull(pi.&quot;&amp;[.B246]&amp;&quot;);&quot;" office:value-type="string" office:string-value="assertNotNull(pi.VaccinationAdminDateIsReportedLate);">
            <text:p>assertNotNull(pi.VaccinationAdminDateIsReportedLate);</text:p>
          </table:table-cell>
          <table:table-cell table:formula="of:=UPPER(SUBSTITUTE(SUBSTITUTE(SUBSTITUTE([.I246];&quot; &quot;;&quot;_&quot;);&quot;'&quot;;&quot;&quot;);&quot;-&quot;;&quot;_&quot;)&amp;&quot;_&quot;&amp;SUBSTITUTE(SUBSTITUTE(SUBSTITUTE([.J246];&quot; &quot;;&quot;_&quot;);&quot;'&quot;;&quot;&quot;);&quot;-&quot;;&quot;_&quot;))" office:value-type="string" office:string-value="VACCINATION_ADMIN_DATE">
            <text:p>VACCINATION_ADMIN_DATE</text:p>
          </table:table-cell>
          <table:table-cell table:formula="of:=IF(AND([.J245]=[.J246];[.I245]=[.I246]);&quot;&quot;;[.F246]&amp;&quot;,&quot;)">
            <text:p/>
          </table:table-cell>
          <table:table-cell table:formula="of:=&quot;addToFieldIssueMap(Field.&quot;&amp;[.F246]&amp;&quot;, &quot;&amp;[.B246]&amp;&quot;);&quot;" office:value-type="string" office:string-value="addToFieldIssueMap(Field.VACCINATION_ADMIN_DATE, VaccinationAdminDateIsReportedLate);">
            <text:p>addToFieldIssueMap(Field.VACCINATION_ADMIN_DATE, VaccinationAdminDateIsReportedLate);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reported l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6]&amp;&quot;, '&quot;&amp;[.I246]&amp;&quot;', '&quot;&amp;[.J246]&amp;&quot;', '&quot;&amp;[.K246]&amp;&quot;', '&quot;&amp;[.L246]&amp;&quot;', '&quot;&amp;[.M246]&amp;&quot;', '&quot;&amp;[.N246]&amp;&quot;');&quot;" office:value-type="string" office:string-value="INSERT INTO dqa_potential_issue(issue_id, target_object, target_field, issue_type, field_value, default_action_code, change_priority) VALUES (246, 'Vaccination', 'admin date', 'is reported late', '', 'W', 'May');">
            <text:p>INSERT INTO dqa_potential_issue(issue_id, target_object, target_field, issue_type, field_value, default_action_code, change_priority) VALUES (246, 'Vaccination', 'admin date', 'is reported late', '', 'W', 'May');</text:p>
          </table:table-cell>
        </table:table-row>
        <table:table-row table:style-name="ro1">
          <table:table-cell table:formula="of:=ROW()" office:value-type="float" office:value="247">
            <text:p>247</text:p>
          </table:table-cell>
          <table:table-cell table:formula="of:=SUBSTITUTE(SUBSTITUTE(SUBSTITUTE(SUBSTITUTE(PROPER([.I247])&amp;PROPER([.J247])&amp;PROPER([.K247])&amp;PROPER([.L247]);&quot; &quot;;&quot;&quot;);&quot;-&quot;;&quot;&quot;);&quot;.&quot;;&quot;_&quot;);&quot;'&quot;;&quot;&quot;)" office:value-type="string" office:string-value="VaccinationAdminDateEndIsDifferentFromStartDate">
            <text:p>VaccinationAdminDateEndIsDifferentFromStartDate</text:p>
          </table:table-cell>
          <table:table-cell table:formula="of:=&quot;public PotentialIssue &quot;&amp;[.B247]&amp;&quot; = null;&quot;" office:value-type="string" office:string-value="public PotentialIssue VaccinationAdminDateEndIsDifferentFromStartDate = null;">
            <text:p>public PotentialIssue VaccinationAdminDateEndIsDifferentFromStartDate = null;</text:p>
          </table:table-cell>
          <table:table-cell table:formula="of:=[.B247]&amp;&quot; = getPotentialIssue(session, &quot;&amp;CHAR(34)&amp;[.I247]&amp;CHAR(34)&amp;&quot;, &quot;&amp;CHAR(34)&amp;SUBSTITUTE([.J247];&quot;''&quot;;&quot;'&quot;)&amp;CHAR(34)&amp;&quot;, &quot;&amp;CHAR(34)&amp;[.K247]&amp;CHAR(34)&amp;&quot;, &quot;&amp;CHAR(34)&amp;[.L247]&amp;CHAR(34)&amp;&quot;);&quot;" office:value-type="string" office:string-value="VaccinationAdminDateEndIsDifferentFromStartDate = getPotentialIssue(session, &quot;Vaccination&quot;, &quot;admin date end&quot;, &quot;is different from start date&quot;, &quot;&quot;);">
            <text:p>VaccinationAdminDateEndIsDifferentFromStartDate = getPotentialIssue(session, "Vaccination", "admin date end", "is different from start date", "");</text:p>
          </table:table-cell>
          <table:table-cell table:formula="of:=&quot;assertNotNull(pi.&quot;&amp;[.B247]&amp;&quot;);&quot;" office:value-type="string" office:string-value="assertNotNull(pi.VaccinationAdminDateEndIsDifferentFromStartDate);">
            <text:p>assertNotNull(pi.VaccinationAdminDateEndIsDifferentFromStartDate);</text:p>
          </table:table-cell>
          <table:table-cell table:formula="of:=UPPER(SUBSTITUTE(SUBSTITUTE(SUBSTITUTE([.I247];&quot; &quot;;&quot;_&quot;);&quot;'&quot;;&quot;&quot;);&quot;-&quot;;&quot;_&quot;)&amp;&quot;_&quot;&amp;SUBSTITUTE(SUBSTITUTE(SUBSTITUTE([.J247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table:formula="of:=IF(AND([.J246]=[.J247];[.I246]=[.I247]);&quot;&quot;;[.F247]&amp;&quot;,&quot;)" office:value-type="string" office:string-value="VACCINATION_ADMIN_DATE_END,">
            <text:p>VACCINATION_ADMIN_DATE_END,</text:p>
          </table:table-cell>
          <table:table-cell table:formula="of:=&quot;addToFieldIssueMap(Field.&quot;&amp;[.F247]&amp;&quot;, &quot;&amp;[.B247]&amp;&quot;);&quot;" office:value-type="string" office:string-value="addToFieldIssueMap(Field.VACCINATION_ADMIN_DATE_END, VaccinationAdminDateEndIsDifferentFromStartDate);">
            <text:p>addToFieldIssueMap(Field.VACCINATION_ADMIN_DATE_END, VaccinationAdminDateEndIsDifferentFromStartDate);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different from start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7]&amp;&quot;, '&quot;&amp;[.I247]&amp;&quot;', '&quot;&amp;[.J247]&amp;&quot;', '&quot;&amp;[.K247]&amp;&quot;', '&quot;&amp;[.L247]&amp;&quot;', '&quot;&amp;[.M247]&amp;&quot;', '&quot;&amp;[.N247]&amp;&quot;');&quot;" office:value-type="string" office:string-value="INSERT INTO dqa_potential_issue(issue_id, target_object, target_field, issue_type, field_value, default_action_code, change_priority) VALUES (247, 'Vaccination', 'admin date end', 'is different from start date', '', 'W', 'May');">
            <text:p>INSERT INTO dqa_potential_issue(issue_id, target_object, target_field, issue_type, field_value, default_action_code, change_priority) VALUES (247, 'Vaccination', 'admin date end', 'is different from start date', '', 'W', 'May');</text:p>
          </table:table-cell>
        </table:table-row>
        <table:table-row table:style-name="ro1">
          <table:table-cell table:formula="of:=ROW()" office:value-type="float" office:value="248">
            <text:p>248</text:p>
          </table:table-cell>
          <table:table-cell table:formula="of:=SUBSTITUTE(SUBSTITUTE(SUBSTITUTE(SUBSTITUTE(PROPER([.I248])&amp;PROPER([.J248])&amp;PROPER([.K248])&amp;PROPER([.L248]);&quot; &quot;;&quot;&quot;);&quot;-&quot;;&quot;&quot;);&quot;.&quot;;&quot;_&quot;);&quot;'&quot;;&quot;&quot;)" office:value-type="string" office:string-value="VaccinationAdminDateEndIsMissing">
            <text:p>VaccinationAdminDateEndIsMissing</text:p>
          </table:table-cell>
          <table:table-cell table:formula="of:=&quot;public PotentialIssue &quot;&amp;[.B248]&amp;&quot; = null;&quot;" office:value-type="string" office:string-value="public PotentialIssue VaccinationAdminDateEndIsMissing = null;">
            <text:p>public PotentialIssue VaccinationAdminDateEndIsMissing = null;</text:p>
          </table:table-cell>
          <table:table-cell table:formula="of:=[.B248]&amp;&quot; = getPotentialIssue(session, &quot;&amp;CHAR(34)&amp;[.I248]&amp;CHAR(34)&amp;&quot;, &quot;&amp;CHAR(34)&amp;SUBSTITUTE([.J248];&quot;''&quot;;&quot;'&quot;)&amp;CHAR(34)&amp;&quot;, &quot;&amp;CHAR(34)&amp;[.K248]&amp;CHAR(34)&amp;&quot;, &quot;&amp;CHAR(34)&amp;[.L248]&amp;CHAR(34)&amp;&quot;);&quot;" office:value-type="string" office:string-value="VaccinationAdminDateEndIsMissing = getPotentialIssue(session, &quot;Vaccination&quot;, &quot;admin date end&quot;, &quot;is missing&quot;, &quot;&quot;);">
            <text:p>VaccinationAdminDateEndIsMissing = getPotentialIssue(session, "Vaccination", "admin date end", "is missing", "");</text:p>
          </table:table-cell>
          <table:table-cell table:formula="of:=&quot;assertNotNull(pi.&quot;&amp;[.B248]&amp;&quot;);&quot;" office:value-type="string" office:string-value="assertNotNull(pi.VaccinationAdminDateEndIsMissing);">
            <text:p>assertNotNull(pi.VaccinationAdminDateEndIsMissing);</text:p>
          </table:table-cell>
          <table:table-cell table:formula="of:=UPPER(SUBSTITUTE(SUBSTITUTE(SUBSTITUTE([.I248];&quot; &quot;;&quot;_&quot;);&quot;'&quot;;&quot;&quot;);&quot;-&quot;;&quot;_&quot;)&amp;&quot;_&quot;&amp;SUBSTITUTE(SUBSTITUTE(SUBSTITUTE([.J248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table:formula="of:=IF(AND([.J247]=[.J248];[.I247]=[.I248]);&quot;&quot;;[.F248]&amp;&quot;,&quot;)">
            <text:p/>
          </table:table-cell>
          <table:table-cell table:formula="of:=&quot;addToFieldIssueMap(Field.&quot;&amp;[.F248]&amp;&quot;, &quot;&amp;[.B248]&amp;&quot;);&quot;" office:value-type="string" office:string-value="addToFieldIssueMap(Field.VACCINATION_ADMIN_DATE_END, VaccinationAdminDateEndIsMissing);">
            <text:p>addToFieldIssueMap(Field.VACCINATION_ADMIN_DATE_END, VaccinationAdminDateEndIsMissing);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48]&amp;&quot;, '&quot;&amp;[.I248]&amp;&quot;', '&quot;&amp;[.J248]&amp;&quot;', '&quot;&amp;[.K248]&amp;&quot;', '&quot;&amp;[.L248]&amp;&quot;', '&quot;&amp;[.M248]&amp;&quot;', '&quot;&amp;[.N248]&amp;&quot;');&quot;" office:value-type="string" office:string-value="INSERT INTO dqa_potential_issue(issue_id, target_object, target_field, issue_type, field_value, default_action_code, change_priority) VALUES (248, 'Vaccination', 'admin date end', 'is missing', '', 'A', 'May');">
            <text:p>INSERT INTO dqa_potential_issue(issue_id, target_object, target_field, issue_type, field_value, default_action_code, change_priority) VALUES (248, 'Vaccination', 'admin date end', 'is missing', '', 'A', 'May');</text:p>
          </table:table-cell>
        </table:table-row>
        <table:table-row table:style-name="ro1">
          <table:table-cell table:formula="of:=ROW()" office:value-type="float" office:value="249">
            <text:p>249</text:p>
          </table:table-cell>
          <table:table-cell table:formula="of:=SUBSTITUTE(SUBSTITUTE(SUBSTITUTE(SUBSTITUTE(PROPER([.I249])&amp;PROPER([.J249])&amp;PROPER([.K249])&amp;PROPER([.L249]);&quot; &quot;;&quot;&quot;);&quot;-&quot;;&quot;&quot;);&quot;.&quot;;&quot;_&quot;);&quot;'&quot;;&quot;&quot;)" office:value-type="string" office:string-value="VaccinationAdministeredAmountIsInvalid">
            <text:p>VaccinationAdministeredAmountIsInvalid</text:p>
          </table:table-cell>
          <table:table-cell table:formula="of:=&quot;public PotentialIssue &quot;&amp;[.B249]&amp;&quot; = null;&quot;" office:value-type="string" office:string-value="public PotentialIssue VaccinationAdministeredAmountIsInvalid = null;">
            <text:p>public PotentialIssue VaccinationAdministeredAmountIsInvalid = null;</text:p>
          </table:table-cell>
          <table:table-cell table:formula="of:=[.B249]&amp;&quot; = getPotentialIssue(session, &quot;&amp;CHAR(34)&amp;[.I249]&amp;CHAR(34)&amp;&quot;, &quot;&amp;CHAR(34)&amp;SUBSTITUTE([.J249];&quot;''&quot;;&quot;'&quot;)&amp;CHAR(34)&amp;&quot;, &quot;&amp;CHAR(34)&amp;[.K249]&amp;CHAR(34)&amp;&quot;, &quot;&amp;CHAR(34)&amp;[.L249]&amp;CHAR(34)&amp;&quot;);&quot;" office:value-type="string" office:string-value="VaccinationAdministeredAmountIsInvalid = getPotentialIssue(session, &quot;Vaccination&quot;, &quot;administered amount&quot;, &quot;is invalid&quot;, &quot;&quot;);">
            <text:p>VaccinationAdministeredAmountIsInvalid = getPotentialIssue(session, "Vaccination", "administered amount", "is invalid", "");</text:p>
          </table:table-cell>
          <table:table-cell table:formula="of:=&quot;assertNotNull(pi.&quot;&amp;[.B249]&amp;&quot;);&quot;" office:value-type="string" office:string-value="assertNotNull(pi.VaccinationAdministeredAmountIsInvalid);">
            <text:p>assertNotNull(pi.VaccinationAdministeredAmountIsInvalid);</text:p>
          </table:table-cell>
          <table:table-cell table:formula="of:=UPPER(SUBSTITUTE(SUBSTITUTE(SUBSTITUTE([.I249];&quot; &quot;;&quot;_&quot;);&quot;'&quot;;&quot;&quot;);&quot;-&quot;;&quot;_&quot;)&amp;&quot;_&quot;&amp;SUBSTITUTE(SUBSTITUTE(SUBSTITUTE([.J249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48]=[.J249];[.I248]=[.I249]);&quot;&quot;;[.F249]&amp;&quot;,&quot;)" office:value-type="string" office:string-value="VACCINATION_ADMINISTERED_AMOUNT,">
            <text:p>VACCINATION_ADMINISTERED_AMOUNT,</text:p>
          </table:table-cell>
          <table:table-cell table:formula="of:=&quot;addToFieldIssueMap(Field.&quot;&amp;[.F249]&amp;&quot;, &quot;&amp;[.B249]&amp;&quot;);&quot;" office:value-type="string" office:string-value="addToFieldIssueMap(Field.VACCINATION_ADMINISTERED_AMOUNT, VaccinationAdministeredAmountIsInvalid);">
            <text:p>addToFieldIssueMap(Field.VACCINATION_ADMINISTERED_AMOUNT, VaccinationAdministeredAmountIsInvalid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49]&amp;&quot;, '&quot;&amp;[.I249]&amp;&quot;', '&quot;&amp;[.J249]&amp;&quot;', '&quot;&amp;[.K249]&amp;&quot;', '&quot;&amp;[.L249]&amp;&quot;', '&quot;&amp;[.M249]&amp;&quot;', '&quot;&amp;[.N249]&amp;&quot;');&quot;" office:value-type="string" office:string-value="INSERT INTO dqa_potential_issue(issue_id, target_object, target_field, issue_type, field_value, default_action_code, change_priority) VALUES (249, 'Vaccination', 'administered amount', 'is invalid', '', 'W', 'May');">
            <text:p>INSERT INTO dqa_potential_issue(issue_id, target_object, target_field, issue_type, field_value, default_action_code, change_priority) VALUES (249, 'Vaccination', 'administered amount', 'is invalid', '', 'W', 'May');</text:p>
          </table:table-cell>
        </table:table-row>
        <table:table-row table:style-name="ro1">
          <table:table-cell table:formula="of:=ROW()" office:value-type="float" office:value="250">
            <text:p>250</text:p>
          </table:table-cell>
          <table:table-cell table:formula="of:=SUBSTITUTE(SUBSTITUTE(SUBSTITUTE(SUBSTITUTE(PROPER([.I250])&amp;PROPER([.J250])&amp;PROPER([.K250])&amp;PROPER([.L250]);&quot; &quot;;&quot;&quot;);&quot;-&quot;;&quot;&quot;);&quot;.&quot;;&quot;_&quot;);&quot;'&quot;;&quot;&quot;)" office:value-type="string" office:string-value="VaccinationAdministeredAmountIsMissing">
            <text:p>VaccinationAdministeredAmountIsMissing</text:p>
          </table:table-cell>
          <table:table-cell table:formula="of:=&quot;public PotentialIssue &quot;&amp;[.B250]&amp;&quot; = null;&quot;" office:value-type="string" office:string-value="public PotentialIssue VaccinationAdministeredAmountIsMissing = null;">
            <text:p>public PotentialIssue VaccinationAdministeredAmountIsMissing = null;</text:p>
          </table:table-cell>
          <table:table-cell table:formula="of:=[.B250]&amp;&quot; = getPotentialIssue(session, &quot;&amp;CHAR(34)&amp;[.I250]&amp;CHAR(34)&amp;&quot;, &quot;&amp;CHAR(34)&amp;SUBSTITUTE([.J250];&quot;''&quot;;&quot;'&quot;)&amp;CHAR(34)&amp;&quot;, &quot;&amp;CHAR(34)&amp;[.K250]&amp;CHAR(34)&amp;&quot;, &quot;&amp;CHAR(34)&amp;[.L250]&amp;CHAR(34)&amp;&quot;);&quot;" office:value-type="string" office:string-value="VaccinationAdministeredAmountIsMissing = getPotentialIssue(session, &quot;Vaccination&quot;, &quot;administered amount&quot;, &quot;is missing&quot;, &quot;&quot;);">
            <text:p>VaccinationAdministeredAmountIsMissing = getPotentialIssue(session, "Vaccination", "administered amount", "is missing", "");</text:p>
          </table:table-cell>
          <table:table-cell table:formula="of:=&quot;assertNotNull(pi.&quot;&amp;[.B250]&amp;&quot;);&quot;" office:value-type="string" office:string-value="assertNotNull(pi.VaccinationAdministeredAmountIsMissing);">
            <text:p>assertNotNull(pi.VaccinationAdministeredAmountIsMissing);</text:p>
          </table:table-cell>
          <table:table-cell table:formula="of:=UPPER(SUBSTITUTE(SUBSTITUTE(SUBSTITUTE([.I250];&quot; &quot;;&quot;_&quot;);&quot;'&quot;;&quot;&quot;);&quot;-&quot;;&quot;_&quot;)&amp;&quot;_&quot;&amp;SUBSTITUTE(SUBSTITUTE(SUBSTITUTE([.J250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49]=[.J250];[.I249]=[.I250]);&quot;&quot;;[.F250]&amp;&quot;,&quot;)">
            <text:p/>
          </table:table-cell>
          <table:table-cell table:formula="of:=&quot;addToFieldIssueMap(Field.&quot;&amp;[.F250]&amp;&quot;, &quot;&amp;[.B250]&amp;&quot;);&quot;" office:value-type="string" office:string-value="addToFieldIssueMap(Field.VACCINATION_ADMINISTERED_AMOUNT, VaccinationAdministeredAmountIsMissing);">
            <text:p>addToFieldIssueMap(Field.VACCINATION_ADMINISTERED_AMOUNT, VaccinationAdministeredAmountIsMissing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0]&amp;&quot;, '&quot;&amp;[.I250]&amp;&quot;', '&quot;&amp;[.J250]&amp;&quot;', '&quot;&amp;[.K250]&amp;&quot;', '&quot;&amp;[.L250]&amp;&quot;', '&quot;&amp;[.M250]&amp;&quot;', '&quot;&amp;[.N250]&amp;&quot;');&quot;" office:value-type="string" office:string-value="INSERT INTO dqa_potential_issue(issue_id, target_object, target_field, issue_type, field_value, default_action_code, change_priority) VALUES (250, 'Vaccination', 'administered amount', 'is missing', '', 'A', 'May');">
            <text:p>INSERT INTO dqa_potential_issue(issue_id, target_object, target_field, issue_type, field_value, default_action_code, change_priority) VALUES (250, 'Vaccination', 'administered amount', 'is missing', '', 'A', 'May');</text:p>
          </table:table-cell>
        </table:table-row>
        <table:table-row table:style-name="ro1">
          <table:table-cell table:formula="of:=ROW()" office:value-type="float" office:value="251">
            <text:p>251</text:p>
          </table:table-cell>
          <table:table-cell table:formula="of:=SUBSTITUTE(SUBSTITUTE(SUBSTITUTE(SUBSTITUTE(PROPER([.I251])&amp;PROPER([.J251])&amp;PROPER([.K251])&amp;PROPER([.L251]);&quot; &quot;;&quot;&quot;);&quot;-&quot;;&quot;&quot;);&quot;.&quot;;&quot;_&quot;);&quot;'&quot;;&quot;&quot;)" office:value-type="string" office:string-value="VaccinationAdministeredAmountIsValuedAsZero">
            <text:p>VaccinationAdministeredAmountIsValuedAsZero</text:p>
          </table:table-cell>
          <table:table-cell table:formula="of:=&quot;public PotentialIssue &quot;&amp;[.B251]&amp;&quot; = null;&quot;" office:value-type="string" office:string-value="public PotentialIssue VaccinationAdministeredAmountIsValuedAsZero = null;">
            <text:p>public PotentialIssue VaccinationAdministeredAmountIsValuedAsZero = null;</text:p>
          </table:table-cell>
          <table:table-cell table:formula="of:=[.B251]&amp;&quot; = getPotentialIssue(session, &quot;&amp;CHAR(34)&amp;[.I251]&amp;CHAR(34)&amp;&quot;, &quot;&amp;CHAR(34)&amp;SUBSTITUTE([.J251];&quot;''&quot;;&quot;'&quot;)&amp;CHAR(34)&amp;&quot;, &quot;&amp;CHAR(34)&amp;[.K251]&amp;CHAR(34)&amp;&quot;, &quot;&amp;CHAR(34)&amp;[.L251]&amp;CHAR(34)&amp;&quot;);&quot;" office:value-type="string" office:string-value="VaccinationAdministeredAmountIsValuedAsZero = getPotentialIssue(session, &quot;Vaccination&quot;, &quot;administered amount&quot;, &quot;is valued as&quot;, &quot;zero&quot;);">
            <text:p>VaccinationAdministeredAmountIsValuedAsZero = getPotentialIssue(session, "Vaccination", "administered amount", "is valued as", "zero");</text:p>
          </table:table-cell>
          <table:table-cell table:formula="of:=&quot;assertNotNull(pi.&quot;&amp;[.B251]&amp;&quot;);&quot;" office:value-type="string" office:string-value="assertNotNull(pi.VaccinationAdministeredAmountIsValuedAsZero);">
            <text:p>assertNotNull(pi.VaccinationAdministeredAmountIsValuedAsZero);</text:p>
          </table:table-cell>
          <table:table-cell table:formula="of:=UPPER(SUBSTITUTE(SUBSTITUTE(SUBSTITUTE([.I251];&quot; &quot;;&quot;_&quot;);&quot;'&quot;;&quot;&quot;);&quot;-&quot;;&quot;_&quot;)&amp;&quot;_&quot;&amp;SUBSTITUTE(SUBSTITUTE(SUBSTITUTE([.J251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50]=[.J251];[.I250]=[.I251]);&quot;&quot;;[.F251]&amp;&quot;,&quot;)">
            <text:p/>
          </table:table-cell>
          <table:table-cell table:formula="of:=&quot;addToFieldIssueMap(Field.&quot;&amp;[.F251]&amp;&quot;, &quot;&amp;[.B251]&amp;&quot;);&quot;" office:value-type="string" office:string-value="addToFieldIssueMap(Field.VACCINATION_ADMINISTERED_AMOUNT, VaccinationAdministeredAmountIsValuedAsZero);">
            <text:p>addToFieldIssueMap(Field.VACCINATION_ADMINISTERED_AMOUNT, VaccinationAdministeredAmountIsValuedAsZero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zero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1]&amp;&quot;, '&quot;&amp;[.I251]&amp;&quot;', '&quot;&amp;[.J251]&amp;&quot;', '&quot;&amp;[.K251]&amp;&quot;', '&quot;&amp;[.L251]&amp;&quot;', '&quot;&amp;[.M251]&amp;&quot;', '&quot;&amp;[.N251]&amp;&quot;');&quot;" office:value-type="string" office:string-value="INSERT INTO dqa_potential_issue(issue_id, target_object, target_field, issue_type, field_value, default_action_code, change_priority) VALUES (251, 'Vaccination', 'administered amount', 'is valued as', 'zero', 'A', 'May');">
            <text:p>INSERT INTO dqa_potential_issue(issue_id, target_object, target_field, issue_type, field_value, default_action_code, change_priority) VALUES (251, 'Vaccination', 'administered amount', 'is valued as', 'zero', 'A', 'May');</text:p>
          </table:table-cell>
        </table:table-row>
        <table:table-row table:style-name="ro1">
          <table:table-cell table:formula="of:=ROW()" office:value-type="float" office:value="252">
            <text:p>252</text:p>
          </table:table-cell>
          <table:table-cell table:formula="of:=SUBSTITUTE(SUBSTITUTE(SUBSTITUTE(SUBSTITUTE(PROPER([.I252])&amp;PROPER([.J252])&amp;PROPER([.K252])&amp;PROPER([.L252]);&quot; &quot;;&quot;&quot;);&quot;-&quot;;&quot;&quot;);&quot;.&quot;;&quot;_&quot;);&quot;'&quot;;&quot;&quot;)" office:value-type="string" office:string-value="VaccinationAdministeredAmountIsValuedAsUnknown">
            <text:p>VaccinationAdministeredAmountIsValuedAsUnknown</text:p>
          </table:table-cell>
          <table:table-cell table:formula="of:=&quot;public PotentialIssue &quot;&amp;[.B252]&amp;&quot; = null;&quot;" office:value-type="string" office:string-value="public PotentialIssue VaccinationAdministeredAmountIsValuedAsUnknown = null;">
            <text:p>public PotentialIssue VaccinationAdministeredAmountIsValuedAsUnknown = null;</text:p>
          </table:table-cell>
          <table:table-cell table:formula="of:=[.B252]&amp;&quot; = getPotentialIssue(session, &quot;&amp;CHAR(34)&amp;[.I252]&amp;CHAR(34)&amp;&quot;, &quot;&amp;CHAR(34)&amp;SUBSTITUTE([.J252];&quot;''&quot;;&quot;'&quot;)&amp;CHAR(34)&amp;&quot;, &quot;&amp;CHAR(34)&amp;[.K252]&amp;CHAR(34)&amp;&quot;, &quot;&amp;CHAR(34)&amp;[.L252]&amp;CHAR(34)&amp;&quot;);&quot;" office:value-type="string" office:string-value="VaccinationAdministeredAmountIsValuedAsUnknown = getPotentialIssue(session, &quot;Vaccination&quot;, &quot;administered amount&quot;, &quot;is valued as&quot;, &quot;unknown&quot;);">
            <text:p>VaccinationAdministeredAmountIsValuedAsUnknown = getPotentialIssue(session, "Vaccination", "administered amount", "is valued as", "unknown");</text:p>
          </table:table-cell>
          <table:table-cell table:formula="of:=&quot;assertNotNull(pi.&quot;&amp;[.B252]&amp;&quot;);&quot;" office:value-type="string" office:string-value="assertNotNull(pi.VaccinationAdministeredAmountIsValuedAsUnknown);">
            <text:p>assertNotNull(pi.VaccinationAdministeredAmountIsValuedAsUnknown);</text:p>
          </table:table-cell>
          <table:table-cell table:formula="of:=UPPER(SUBSTITUTE(SUBSTITUTE(SUBSTITUTE([.I252];&quot; &quot;;&quot;_&quot;);&quot;'&quot;;&quot;&quot;);&quot;-&quot;;&quot;_&quot;)&amp;&quot;_&quot;&amp;SUBSTITUTE(SUBSTITUTE(SUBSTITUTE([.J252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table:formula="of:=IF(AND([.J251]=[.J252];[.I251]=[.I252]);&quot;&quot;;[.F252]&amp;&quot;,&quot;)">
            <text:p/>
          </table:table-cell>
          <table:table-cell table:formula="of:=&quot;addToFieldIssueMap(Field.&quot;&amp;[.F252]&amp;&quot;, &quot;&amp;[.B252]&amp;&quot;);&quot;" office:value-type="string" office:string-value="addToFieldIssueMap(Field.VACCINATION_ADMINISTERED_AMOUNT, VaccinationAdministeredAmountIsValuedAsUnknown);">
            <text:p>addToFieldIssueMap(Field.VACCINATION_ADMINISTERED_AMOUNT, VaccinationAdministeredAmountIsValuedAsUnknown);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2]&amp;&quot;, '&quot;&amp;[.I252]&amp;&quot;', '&quot;&amp;[.J252]&amp;&quot;', '&quot;&amp;[.K252]&amp;&quot;', '&quot;&amp;[.L252]&amp;&quot;', '&quot;&amp;[.M252]&amp;&quot;', '&quot;&amp;[.N252]&amp;&quot;');&quot;" office:value-type="string" office:string-value="INSERT INTO dqa_potential_issue(issue_id, target_object, target_field, issue_type, field_value, default_action_code, change_priority) VALUES (252, 'Vaccination', 'administered amount', 'is valued as', 'unknown', 'A', 'May');">
            <text:p>INSERT INTO dqa_potential_issue(issue_id, target_object, target_field, issue_type, field_value, default_action_code, change_priority) VALUES (252, 'Vaccination', 'administered amount', 'is valued as', 'unknown', 'A', 'May');</text:p>
          </table:table-cell>
        </table:table-row>
        <table:table-row table:style-name="ro1">
          <table:table-cell table:formula="of:=ROW()" office:value-type="float" office:value="253">
            <text:p>253</text:p>
          </table:table-cell>
          <table:table-cell table:formula="of:=SUBSTITUTE(SUBSTITUTE(SUBSTITUTE(SUBSTITUTE(PROPER([.I253])&amp;PROPER([.J253])&amp;PROPER([.K253])&amp;PROPER([.L253]);&quot; &quot;;&quot;&quot;);&quot;-&quot;;&quot;&quot;);&quot;.&quot;;&quot;_&quot;);&quot;'&quot;;&quot;&quot;)" office:value-type="string" office:string-value="VaccinationAdministeredUnitIsMissing">
            <text:p>VaccinationAdministeredUnitIsMissing</text:p>
          </table:table-cell>
          <table:table-cell table:formula="of:=&quot;public PotentialIssue &quot;&amp;[.B253]&amp;&quot; = null;&quot;" office:value-type="string" office:string-value="public PotentialIssue VaccinationAdministeredUnitIsMissing = null;">
            <text:p>public PotentialIssue VaccinationAdministeredUnitIsMissing = null;</text:p>
          </table:table-cell>
          <table:table-cell table:formula="of:=[.B253]&amp;&quot; = getPotentialIssue(session, &quot;&amp;CHAR(34)&amp;[.I253]&amp;CHAR(34)&amp;&quot;, &quot;&amp;CHAR(34)&amp;SUBSTITUTE([.J253];&quot;''&quot;;&quot;'&quot;)&amp;CHAR(34)&amp;&quot;, &quot;&amp;CHAR(34)&amp;[.K253]&amp;CHAR(34)&amp;&quot;, &quot;&amp;CHAR(34)&amp;[.L253]&amp;CHAR(34)&amp;&quot;);&quot;" office:value-type="string" office:string-value="VaccinationAdministeredUnitIsMissing = getPotentialIssue(session, &quot;Vaccination&quot;, &quot;administered unit&quot;, &quot;is missing&quot;, &quot;&quot;);">
            <text:p>VaccinationAdministeredUnitIsMissing = getPotentialIssue(session, "Vaccination", "administered unit", "is missing", "");</text:p>
          </table:table-cell>
          <table:table-cell table:formula="of:=&quot;assertNotNull(pi.&quot;&amp;[.B253]&amp;&quot;);&quot;" office:value-type="string" office:string-value="assertNotNull(pi.VaccinationAdministeredUnitIsMissing);">
            <text:p>assertNotNull(pi.VaccinationAdministeredUnitIsMissing);</text:p>
          </table:table-cell>
          <table:table-cell table:formula="of:=UPPER(SUBSTITUTE(SUBSTITUTE(SUBSTITUTE([.I253];&quot; &quot;;&quot;_&quot;);&quot;'&quot;;&quot;&quot;);&quot;-&quot;;&quot;_&quot;)&amp;&quot;_&quot;&amp;SUBSTITUTE(SUBSTITUTE(SUBSTITUTE([.J253];&quot; &quot;;&quot;_&quot;);&quot;'&quot;;&quot;&quot;);&quot;-&quot;;&quot;_&quot;))" office:value-type="string" office:string-value="VACCINATION_ADMINISTERED_UNIT">
            <text:p>VACCINATION_ADMINISTERED_UNIT</text:p>
          </table:table-cell>
          <table:table-cell table:formula="of:=IF(AND([.J252]=[.J253];[.I252]=[.I253]);&quot;&quot;;[.F253]&amp;&quot;,&quot;)" office:value-type="string" office:string-value="VACCINATION_ADMINISTERED_UNIT,">
            <text:p>VACCINATION_ADMINISTERED_UNIT,</text:p>
          </table:table-cell>
          <table:table-cell table:formula="of:=&quot;addToFieldIssueMap(Field.&quot;&amp;[.F253]&amp;&quot;, &quot;&amp;[.B253]&amp;&quot;);&quot;" office:value-type="string" office:string-value="addToFieldIssueMap(Field.VACCINATION_ADMINISTERED_UNIT, VaccinationAdministeredUnitIsMissing);">
            <text:p>addToFieldIssueMap(Field.VACCINATION_ADMINISTERED_UNIT, VaccinationAdministeredUnitIsMissing);</text:p>
          </table:table-cell>
          <table:table-cell office:value-type="string">
            <text:p>Vaccination</text:p>
          </table:table-cell>
          <table:table-cell office:value-type="string">
            <text:p>administered uni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3]&amp;&quot;, '&quot;&amp;[.I253]&amp;&quot;', '&quot;&amp;[.J253]&amp;&quot;', '&quot;&amp;[.K253]&amp;&quot;', '&quot;&amp;[.L253]&amp;&quot;', '&quot;&amp;[.M253]&amp;&quot;', '&quot;&amp;[.N253]&amp;&quot;');&quot;" office:value-type="string" office:string-value="INSERT INTO dqa_potential_issue(issue_id, target_object, target_field, issue_type, field_value, default_action_code, change_priority) VALUES (253, 'Vaccination', 'administered unit', 'is missing', '', 'A', 'May');">
            <text:p>INSERT INTO dqa_potential_issue(issue_id, target_object, target_field, issue_type, field_value, default_action_code, change_priority) VALUES (253, 'Vaccination', 'administered unit', 'is missing', '', 'A', 'May');</text:p>
          </table:table-cell>
        </table:table-row>
        <table:table-row table:style-name="ro1">
          <table:table-cell table:formula="of:=ROW()" office:value-type="float" office:value="254">
            <text:p>254</text:p>
          </table:table-cell>
          <table:table-cell table:formula="of:=SUBSTITUTE(SUBSTITUTE(SUBSTITUTE(SUBSTITUTE(PROPER([.I254])&amp;PROPER([.J254])&amp;PROPER([.K254])&amp;PROPER([.L254]);&quot; &quot;;&quot;&quot;);&quot;-&quot;;&quot;&quot;);&quot;.&quot;;&quot;_&quot;);&quot;'&quot;;&quot;&quot;)" office:value-type="string" office:string-value="VaccinationBodyRouteIsDeprecated">
            <text:p>VaccinationBodyRouteIsDeprecated</text:p>
          </table:table-cell>
          <table:table-cell table:formula="of:=&quot;public PotentialIssue &quot;&amp;[.B254]&amp;&quot; = null;&quot;" office:value-type="string" office:string-value="public PotentialIssue VaccinationBodyRouteIsDeprecated = null;">
            <text:p>public PotentialIssue VaccinationBodyRouteIsDeprecated = null;</text:p>
          </table:table-cell>
          <table:table-cell table:formula="of:=[.B254]&amp;&quot; = getPotentialIssue(session, &quot;&amp;CHAR(34)&amp;[.I254]&amp;CHAR(34)&amp;&quot;, &quot;&amp;CHAR(34)&amp;SUBSTITUTE([.J254];&quot;''&quot;;&quot;'&quot;)&amp;CHAR(34)&amp;&quot;, &quot;&amp;CHAR(34)&amp;[.K254]&amp;CHAR(34)&amp;&quot;, &quot;&amp;CHAR(34)&amp;[.L254]&amp;CHAR(34)&amp;&quot;);&quot;" office:value-type="string" office:string-value="VaccinationBodyRouteIsDeprecated = getPotentialIssue(session, &quot;Vaccination&quot;, &quot;body route&quot;, &quot;is deprecated&quot;, &quot;&quot;);">
            <text:p>VaccinationBodyRouteIsDeprecated = getPotentialIssue(session, "Vaccination", "body route", "is deprecated", "");</text:p>
          </table:table-cell>
          <table:table-cell table:formula="of:=&quot;assertNotNull(pi.&quot;&amp;[.B254]&amp;&quot;);&quot;" office:value-type="string" office:string-value="assertNotNull(pi.VaccinationBodyRouteIsDeprecated);">
            <text:p>assertNotNull(pi.VaccinationBodyRouteIsDeprecated);</text:p>
          </table:table-cell>
          <table:table-cell table:formula="of:=UPPER(SUBSTITUTE(SUBSTITUTE(SUBSTITUTE([.I254];&quot; &quot;;&quot;_&quot;);&quot;'&quot;;&quot;&quot;);&quot;-&quot;;&quot;_&quot;)&amp;&quot;_&quot;&amp;SUBSTITUTE(SUBSTITUTE(SUBSTITUTE([.J254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3]=[.J254];[.I253]=[.I254]);&quot;&quot;;[.F254]&amp;&quot;,&quot;)" office:value-type="string" office:string-value="VACCINATION_BODY_ROUTE,">
            <text:p>VACCINATION_BODY_ROUTE,</text:p>
          </table:table-cell>
          <table:table-cell table:formula="of:=&quot;addToFieldIssueMap(Field.&quot;&amp;[.F254]&amp;&quot;, &quot;&amp;[.B254]&amp;&quot;);&quot;" office:value-type="string" office:string-value="addToFieldIssueMap(Field.VACCINATION_BODY_ROUTE, VaccinationBodyRouteIsDeprecated);">
            <text:p>addToFieldIssueMap(Field.VACCINATION_BODY_ROUTE, VaccinationBodyRouteIsDeprecat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4]&amp;&quot;, '&quot;&amp;[.I254]&amp;&quot;', '&quot;&amp;[.J254]&amp;&quot;', '&quot;&amp;[.K254]&amp;&quot;', '&quot;&amp;[.L254]&amp;&quot;', '&quot;&amp;[.M254]&amp;&quot;', '&quot;&amp;[.N254]&amp;&quot;');&quot;" office:value-type="string" office:string-value="INSERT INTO dqa_potential_issue(issue_id, target_object, target_field, issue_type, field_value, default_action_code, change_priority) VALUES (254, 'Vaccination', 'body route', 'is deprecated', '', 'W', 'May');">
            <text:p>INSERT INTO dqa_potential_issue(issue_id, target_object, target_field, issue_type, field_value, default_action_code, change_priority) VALUES (254, 'Vaccination', 'body route', 'is deprecated', '', 'W', 'May');</text:p>
          </table:table-cell>
        </table:table-row>
        <table:table-row table:style-name="ro1">
          <table:table-cell table:formula="of:=ROW()" office:value-type="float" office:value="255">
            <text:p>255</text:p>
          </table:table-cell>
          <table:table-cell table:formula="of:=SUBSTITUTE(SUBSTITUTE(SUBSTITUTE(SUBSTITUTE(PROPER([.I255])&amp;PROPER([.J255])&amp;PROPER([.K255])&amp;PROPER([.L255]);&quot; &quot;;&quot;&quot;);&quot;-&quot;;&quot;&quot;);&quot;.&quot;;&quot;_&quot;);&quot;'&quot;;&quot;&quot;)" office:value-type="string" office:string-value="VaccinationBodyRouteIsIgnored">
            <text:p>VaccinationBodyRouteIsIgnored</text:p>
          </table:table-cell>
          <table:table-cell table:formula="of:=&quot;public PotentialIssue &quot;&amp;[.B255]&amp;&quot; = null;&quot;" office:value-type="string" office:string-value="public PotentialIssue VaccinationBodyRouteIsIgnored = null;">
            <text:p>public PotentialIssue VaccinationBodyRouteIsIgnored = null;</text:p>
          </table:table-cell>
          <table:table-cell table:formula="of:=[.B255]&amp;&quot; = getPotentialIssue(session, &quot;&amp;CHAR(34)&amp;[.I255]&amp;CHAR(34)&amp;&quot;, &quot;&amp;CHAR(34)&amp;SUBSTITUTE([.J255];&quot;''&quot;;&quot;'&quot;)&amp;CHAR(34)&amp;&quot;, &quot;&amp;CHAR(34)&amp;[.K255]&amp;CHAR(34)&amp;&quot;, &quot;&amp;CHAR(34)&amp;[.L255]&amp;CHAR(34)&amp;&quot;);&quot;" office:value-type="string" office:string-value="VaccinationBodyRouteIsIgnored = getPotentialIssue(session, &quot;Vaccination&quot;, &quot;body route&quot;, &quot;is ignored&quot;, &quot;&quot;);">
            <text:p>VaccinationBodyRouteIsIgnored = getPotentialIssue(session, "Vaccination", "body route", "is ignored", "");</text:p>
          </table:table-cell>
          <table:table-cell table:formula="of:=&quot;assertNotNull(pi.&quot;&amp;[.B255]&amp;&quot;);&quot;" office:value-type="string" office:string-value="assertNotNull(pi.VaccinationBodyRouteIsIgnored);">
            <text:p>assertNotNull(pi.VaccinationBodyRouteIsIgnored);</text:p>
          </table:table-cell>
          <table:table-cell table:formula="of:=UPPER(SUBSTITUTE(SUBSTITUTE(SUBSTITUTE([.I255];&quot; &quot;;&quot;_&quot;);&quot;'&quot;;&quot;&quot;);&quot;-&quot;;&quot;_&quot;)&amp;&quot;_&quot;&amp;SUBSTITUTE(SUBSTITUTE(SUBSTITUTE([.J255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4]=[.J255];[.I254]=[.I255]);&quot;&quot;;[.F255]&amp;&quot;,&quot;)">
            <text:p/>
          </table:table-cell>
          <table:table-cell table:formula="of:=&quot;addToFieldIssueMap(Field.&quot;&amp;[.F255]&amp;&quot;, &quot;&amp;[.B255]&amp;&quot;);&quot;" office:value-type="string" office:string-value="addToFieldIssueMap(Field.VACCINATION_BODY_ROUTE, VaccinationBodyRouteIsIgnored);">
            <text:p>addToFieldIssueMap(Field.VACCINATION_BODY_ROUTE, VaccinationBodyRouteIsIgnor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55]&amp;&quot;, '&quot;&amp;[.I255]&amp;&quot;', '&quot;&amp;[.J255]&amp;&quot;', '&quot;&amp;[.K255]&amp;&quot;', '&quot;&amp;[.L255]&amp;&quot;', '&quot;&amp;[.M255]&amp;&quot;', '&quot;&amp;[.N255]&amp;&quot;');&quot;" office:value-type="string" office:string-value="INSERT INTO dqa_potential_issue(issue_id, target_object, target_field, issue_type, field_value, default_action_code, change_priority) VALUES (255, 'Vaccination', 'body route', 'is ignored', '', 'S', 'May');">
            <text:p>INSERT INTO dqa_potential_issue(issue_id, target_object, target_field, issue_type, field_value, default_action_code, change_priority) VALUES (255, 'Vaccination', 'body route', 'is ignored', '', 'S', 'May');</text:p>
          </table:table-cell>
        </table:table-row>
        <table:table-row table:style-name="ro1">
          <table:table-cell table:formula="of:=ROW()" office:value-type="float" office:value="256">
            <text:p>256</text:p>
          </table:table-cell>
          <table:table-cell table:formula="of:=SUBSTITUTE(SUBSTITUTE(SUBSTITUTE(SUBSTITUTE(PROPER([.I256])&amp;PROPER([.J256])&amp;PROPER([.K256])&amp;PROPER([.L256]);&quot; &quot;;&quot;&quot;);&quot;-&quot;;&quot;&quot;);&quot;.&quot;;&quot;_&quot;);&quot;'&quot;;&quot;&quot;)" office:value-type="string" office:string-value="VaccinationBodyRouteIsInvalid">
            <text:p>VaccinationBodyRouteIsInvalid</text:p>
          </table:table-cell>
          <table:table-cell table:formula="of:=&quot;public PotentialIssue &quot;&amp;[.B256]&amp;&quot; = null;&quot;" office:value-type="string" office:string-value="public PotentialIssue VaccinationBodyRouteIsInvalid = null;">
            <text:p>public PotentialIssue VaccinationBodyRouteIsInvalid = null;</text:p>
          </table:table-cell>
          <table:table-cell table:formula="of:=[.B256]&amp;&quot; = getPotentialIssue(session, &quot;&amp;CHAR(34)&amp;[.I256]&amp;CHAR(34)&amp;&quot;, &quot;&amp;CHAR(34)&amp;SUBSTITUTE([.J256];&quot;''&quot;;&quot;'&quot;)&amp;CHAR(34)&amp;&quot;, &quot;&amp;CHAR(34)&amp;[.K256]&amp;CHAR(34)&amp;&quot;, &quot;&amp;CHAR(34)&amp;[.L256]&amp;CHAR(34)&amp;&quot;);&quot;" office:value-type="string" office:string-value="VaccinationBodyRouteIsInvalid = getPotentialIssue(session, &quot;Vaccination&quot;, &quot;body route&quot;, &quot;is invalid&quot;, &quot;&quot;);">
            <text:p>VaccinationBodyRouteIsInvalid = getPotentialIssue(session, "Vaccination", "body route", "is invalid", "");</text:p>
          </table:table-cell>
          <table:table-cell table:formula="of:=&quot;assertNotNull(pi.&quot;&amp;[.B256]&amp;&quot;);&quot;" office:value-type="string" office:string-value="assertNotNull(pi.VaccinationBodyRouteIsInvalid);">
            <text:p>assertNotNull(pi.VaccinationBodyRouteIsInvalid);</text:p>
          </table:table-cell>
          <table:table-cell table:formula="of:=UPPER(SUBSTITUTE(SUBSTITUTE(SUBSTITUTE([.I256];&quot; &quot;;&quot;_&quot;);&quot;'&quot;;&quot;&quot;);&quot;-&quot;;&quot;_&quot;)&amp;&quot;_&quot;&amp;SUBSTITUTE(SUBSTITUTE(SUBSTITUTE([.J256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5]=[.J256];[.I255]=[.I256]);&quot;&quot;;[.F256]&amp;&quot;,&quot;)">
            <text:p/>
          </table:table-cell>
          <table:table-cell table:formula="of:=&quot;addToFieldIssueMap(Field.&quot;&amp;[.F256]&amp;&quot;, &quot;&amp;[.B256]&amp;&quot;);&quot;" office:value-type="string" office:string-value="addToFieldIssueMap(Field.VACCINATION_BODY_ROUTE, VaccinationBodyRouteIsInvalid);">
            <text:p>addToFieldIssueMap(Field.VACCINATION_BODY_ROUTE, VaccinationBodyRouteIsInvali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6]&amp;&quot;, '&quot;&amp;[.I256]&amp;&quot;', '&quot;&amp;[.J256]&amp;&quot;', '&quot;&amp;[.K256]&amp;&quot;', '&quot;&amp;[.L256]&amp;&quot;', '&quot;&amp;[.M256]&amp;&quot;', '&quot;&amp;[.N256]&amp;&quot;');&quot;" office:value-type="string" office:string-value="INSERT INTO dqa_potential_issue(issue_id, target_object, target_field, issue_type, field_value, default_action_code, change_priority) VALUES (256, 'Vaccination', 'body route', 'is invalid', '', 'W', 'May');">
            <text:p>INSERT INTO dqa_potential_issue(issue_id, target_object, target_field, issue_type, field_value, default_action_code, change_priority) VALUES (256, 'Vaccination', 'body route', 'is invalid', '', 'W', 'May');</text:p>
          </table:table-cell>
        </table:table-row>
        <table:table-row table:style-name="ro1">
          <table:table-cell table:formula="of:=ROW()" office:value-type="float" office:value="257">
            <text:p>257</text:p>
          </table:table-cell>
          <table:table-cell table:formula="of:=SUBSTITUTE(SUBSTITUTE(SUBSTITUTE(SUBSTITUTE(PROPER([.I257])&amp;PROPER([.J257])&amp;PROPER([.K257])&amp;PROPER([.L257]);&quot; &quot;;&quot;&quot;);&quot;-&quot;;&quot;&quot;);&quot;.&quot;;&quot;_&quot;);&quot;'&quot;;&quot;&quot;)" office:value-type="string" office:string-value="VaccinationBodyRouteIsInvalidForVaccineIndicated">
            <text:p>VaccinationBodyRouteIsInvalidForVaccineIndicated</text:p>
          </table:table-cell>
          <table:table-cell table:formula="of:=&quot;public PotentialIssue &quot;&amp;[.B257]&amp;&quot; = null;&quot;" office:value-type="string" office:string-value="public PotentialIssue VaccinationBodyRouteIsInvalidForVaccineIndicated = null;">
            <text:p>public PotentialIssue VaccinationBodyRouteIsInvalidForVaccineIndicated = null;</text:p>
          </table:table-cell>
          <table:table-cell table:formula="of:=[.B257]&amp;&quot; = getPotentialIssue(session, &quot;&amp;CHAR(34)&amp;[.I257]&amp;CHAR(34)&amp;&quot;, &quot;&amp;CHAR(34)&amp;SUBSTITUTE([.J257];&quot;''&quot;;&quot;'&quot;)&amp;CHAR(34)&amp;&quot;, &quot;&amp;CHAR(34)&amp;[.K257]&amp;CHAR(34)&amp;&quot;, &quot;&amp;CHAR(34)&amp;[.L257]&amp;CHAR(34)&amp;&quot;);&quot;" office:value-type="string" office:string-value="VaccinationBodyRouteIsInvalidForVaccineIndicated = getPotentialIssue(session, &quot;Vaccination&quot;, &quot;body route&quot;, &quot;is invalid for vaccine indicated&quot;, &quot;&quot;);">
            <text:p>VaccinationBodyRouteIsInvalidForVaccineIndicated = getPotentialIssue(session, "Vaccination", "body route", "is invalid for vaccine indicated", "");</text:p>
          </table:table-cell>
          <table:table-cell table:formula="of:=&quot;assertNotNull(pi.&quot;&amp;[.B257]&amp;&quot;);&quot;" office:value-type="string" office:string-value="assertNotNull(pi.VaccinationBodyRouteIsInvalidForVaccineIndicated);">
            <text:p>assertNotNull(pi.VaccinationBodyRouteIsInvalidForVaccineIndicated);</text:p>
          </table:table-cell>
          <table:table-cell table:formula="of:=UPPER(SUBSTITUTE(SUBSTITUTE(SUBSTITUTE([.I257];&quot; &quot;;&quot;_&quot;);&quot;'&quot;;&quot;&quot;);&quot;-&quot;;&quot;_&quot;)&amp;&quot;_&quot;&amp;SUBSTITUTE(SUBSTITUTE(SUBSTITUTE([.J257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6]=[.J257];[.I256]=[.I257]);&quot;&quot;;[.F257]&amp;&quot;,&quot;)">
            <text:p/>
          </table:table-cell>
          <table:table-cell table:formula="of:=&quot;addToFieldIssueMap(Field.&quot;&amp;[.F257]&amp;&quot;, &quot;&amp;[.B257]&amp;&quot;);&quot;" office:value-type="string" office:string-value="addToFieldIssueMap(Field.VACCINATION_BODY_ROUTE, VaccinationBodyRouteIsInvalidForVaccineIndicated);">
            <text:p>addToFieldIssueMap(Field.VACCINATION_BODY_ROUTE, VaccinationBodyRouteIsInvalidForVaccineIndicat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7]&amp;&quot;, '&quot;&amp;[.I257]&amp;&quot;', '&quot;&amp;[.J257]&amp;&quot;', '&quot;&amp;[.K257]&amp;&quot;', '&quot;&amp;[.L257]&amp;&quot;', '&quot;&amp;[.M257]&amp;&quot;', '&quot;&amp;[.N257]&amp;&quot;');&quot;" office:value-type="string" office:string-value="INSERT INTO dqa_potential_issue(issue_id, target_object, target_field, issue_type, field_value, default_action_code, change_priority) VALUES (257, 'Vaccination', 'body route', 'is invalid for vaccine indicated', '', 'W', 'May');">
            <text:p>INSERT INTO dqa_potential_issue(issue_id, target_object, target_field, issue_type, field_value, default_action_code, change_priority) VALUES (257, 'Vaccination', 'body route', 'is invalid for vaccine indicated', '', 'W', 'May');</text:p>
          </table:table-cell>
        </table:table-row>
        <table:table-row table:style-name="ro1">
          <table:table-cell table:formula="of:=ROW()" office:value-type="float" office:value="258">
            <text:p>258</text:p>
          </table:table-cell>
          <table:table-cell table:formula="of:=SUBSTITUTE(SUBSTITUTE(SUBSTITUTE(SUBSTITUTE(PROPER([.I258])&amp;PROPER([.J258])&amp;PROPER([.K258])&amp;PROPER([.L258]);&quot; &quot;;&quot;&quot;);&quot;-&quot;;&quot;&quot;);&quot;.&quot;;&quot;_&quot;);&quot;'&quot;;&quot;&quot;)" office:value-type="string" office:string-value="VaccinationBodyRouteIsMissing">
            <text:p>VaccinationBodyRouteIsMissing</text:p>
          </table:table-cell>
          <table:table-cell table:formula="of:=&quot;public PotentialIssue &quot;&amp;[.B258]&amp;&quot; = null;&quot;" office:value-type="string" office:string-value="public PotentialIssue VaccinationBodyRouteIsMissing = null;">
            <text:p>public PotentialIssue VaccinationBodyRouteIsMissing = null;</text:p>
          </table:table-cell>
          <table:table-cell table:formula="of:=[.B258]&amp;&quot; = getPotentialIssue(session, &quot;&amp;CHAR(34)&amp;[.I258]&amp;CHAR(34)&amp;&quot;, &quot;&amp;CHAR(34)&amp;SUBSTITUTE([.J258];&quot;''&quot;;&quot;'&quot;)&amp;CHAR(34)&amp;&quot;, &quot;&amp;CHAR(34)&amp;[.K258]&amp;CHAR(34)&amp;&quot;, &quot;&amp;CHAR(34)&amp;[.L258]&amp;CHAR(34)&amp;&quot;);&quot;" office:value-type="string" office:string-value="VaccinationBodyRouteIsMissing = getPotentialIssue(session, &quot;Vaccination&quot;, &quot;body route&quot;, &quot;is missing&quot;, &quot;&quot;);">
            <text:p>VaccinationBodyRouteIsMissing = getPotentialIssue(session, "Vaccination", "body route", "is missing", "");</text:p>
          </table:table-cell>
          <table:table-cell table:formula="of:=&quot;assertNotNull(pi.&quot;&amp;[.B258]&amp;&quot;);&quot;" office:value-type="string" office:string-value="assertNotNull(pi.VaccinationBodyRouteIsMissing);">
            <text:p>assertNotNull(pi.VaccinationBodyRouteIsMissing);</text:p>
          </table:table-cell>
          <table:table-cell table:formula="of:=UPPER(SUBSTITUTE(SUBSTITUTE(SUBSTITUTE([.I258];&quot; &quot;;&quot;_&quot;);&quot;'&quot;;&quot;&quot;);&quot;-&quot;;&quot;_&quot;)&amp;&quot;_&quot;&amp;SUBSTITUTE(SUBSTITUTE(SUBSTITUTE([.J258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7]=[.J258];[.I257]=[.I258]);&quot;&quot;;[.F258]&amp;&quot;,&quot;)">
            <text:p/>
          </table:table-cell>
          <table:table-cell table:formula="of:=&quot;addToFieldIssueMap(Field.&quot;&amp;[.F258]&amp;&quot;, &quot;&amp;[.B258]&amp;&quot;);&quot;" office:value-type="string" office:string-value="addToFieldIssueMap(Field.VACCINATION_BODY_ROUTE, VaccinationBodyRouteIsMissing);">
            <text:p>addToFieldIssueMap(Field.VACCINATION_BODY_ROUTE, VaccinationBodyRouteIsMissing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58]&amp;&quot;, '&quot;&amp;[.I258]&amp;&quot;', '&quot;&amp;[.J258]&amp;&quot;', '&quot;&amp;[.K258]&amp;&quot;', '&quot;&amp;[.L258]&amp;&quot;', '&quot;&amp;[.M258]&amp;&quot;', '&quot;&amp;[.N258]&amp;&quot;');&quot;" office:value-type="string" office:string-value="INSERT INTO dqa_potential_issue(issue_id, target_object, target_field, issue_type, field_value, default_action_code, change_priority) VALUES (258, 'Vaccination', 'body route', 'is missing', '', 'A', 'May');">
            <text:p>INSERT INTO dqa_potential_issue(issue_id, target_object, target_field, issue_type, field_value, default_action_code, change_priority) VALUES (258, 'Vaccination', 'body route', 'is missing', '', 'A', 'May');</text:p>
          </table:table-cell>
        </table:table-row>
        <table:table-row table:style-name="ro1">
          <table:table-cell table:formula="of:=ROW()" office:value-type="float" office:value="259">
            <text:p>259</text:p>
          </table:table-cell>
          <table:table-cell table:formula="of:=SUBSTITUTE(SUBSTITUTE(SUBSTITUTE(SUBSTITUTE(PROPER([.I259])&amp;PROPER([.J259])&amp;PROPER([.K259])&amp;PROPER([.L259]);&quot; &quot;;&quot;&quot;);&quot;-&quot;;&quot;&quot;);&quot;.&quot;;&quot;_&quot;);&quot;'&quot;;&quot;&quot;)" office:value-type="string" office:string-value="VaccinationBodyRouteIsUnrecognized">
            <text:p>VaccinationBodyRouteIsUnrecognized</text:p>
          </table:table-cell>
          <table:table-cell table:formula="of:=&quot;public PotentialIssue &quot;&amp;[.B259]&amp;&quot; = null;&quot;" office:value-type="string" office:string-value="public PotentialIssue VaccinationBodyRouteIsUnrecognized = null;">
            <text:p>public PotentialIssue VaccinationBodyRouteIsUnrecognized = null;</text:p>
          </table:table-cell>
          <table:table-cell table:formula="of:=[.B259]&amp;&quot; = getPotentialIssue(session, &quot;&amp;CHAR(34)&amp;[.I259]&amp;CHAR(34)&amp;&quot;, &quot;&amp;CHAR(34)&amp;SUBSTITUTE([.J259];&quot;''&quot;;&quot;'&quot;)&amp;CHAR(34)&amp;&quot;, &quot;&amp;CHAR(34)&amp;[.K259]&amp;CHAR(34)&amp;&quot;, &quot;&amp;CHAR(34)&amp;[.L259]&amp;CHAR(34)&amp;&quot;);&quot;" office:value-type="string" office:string-value="VaccinationBodyRouteIsUnrecognized = getPotentialIssue(session, &quot;Vaccination&quot;, &quot;body route&quot;, &quot;is unrecognized&quot;, &quot;&quot;);">
            <text:p>VaccinationBodyRouteIsUnrecognized = getPotentialIssue(session, "Vaccination", "body route", "is unrecognized", "");</text:p>
          </table:table-cell>
          <table:table-cell table:formula="of:=&quot;assertNotNull(pi.&quot;&amp;[.B259]&amp;&quot;);&quot;" office:value-type="string" office:string-value="assertNotNull(pi.VaccinationBodyRouteIsUnrecognized);">
            <text:p>assertNotNull(pi.VaccinationBodyRouteIsUnrecognized);</text:p>
          </table:table-cell>
          <table:table-cell table:formula="of:=UPPER(SUBSTITUTE(SUBSTITUTE(SUBSTITUTE([.I259];&quot; &quot;;&quot;_&quot;);&quot;'&quot;;&quot;&quot;);&quot;-&quot;;&quot;_&quot;)&amp;&quot;_&quot;&amp;SUBSTITUTE(SUBSTITUTE(SUBSTITUTE([.J259];&quot; &quot;;&quot;_&quot;);&quot;'&quot;;&quot;&quot;);&quot;-&quot;;&quot;_&quot;))" office:value-type="string" office:string-value="VACCINATION_BODY_ROUTE">
            <text:p>VACCINATION_BODY_ROUTE</text:p>
          </table:table-cell>
          <table:table-cell table:formula="of:=IF(AND([.J258]=[.J259];[.I258]=[.I259]);&quot;&quot;;[.F259]&amp;&quot;,&quot;)">
            <text:p/>
          </table:table-cell>
          <table:table-cell table:formula="of:=&quot;addToFieldIssueMap(Field.&quot;&amp;[.F259]&amp;&quot;, &quot;&amp;[.B259]&amp;&quot;);&quot;" office:value-type="string" office:string-value="addToFieldIssueMap(Field.VACCINATION_BODY_ROUTE, VaccinationBodyRouteIsUnrecognized);">
            <text:p>addToFieldIssueMap(Field.VACCINATION_BODY_ROUTE, VaccinationBodyRouteIsUnrecognized);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59]&amp;&quot;, '&quot;&amp;[.I259]&amp;&quot;', '&quot;&amp;[.J259]&amp;&quot;', '&quot;&amp;[.K259]&amp;&quot;', '&quot;&amp;[.L259]&amp;&quot;', '&quot;&amp;[.M259]&amp;&quot;', '&quot;&amp;[.N259]&amp;&quot;');&quot;" office:value-type="string" office:string-value="INSERT INTO dqa_potential_issue(issue_id, target_object, target_field, issue_type, field_value, default_action_code, change_priority) VALUES (259, 'Vaccination', 'body route', 'is unrecognized', '', 'W', 'May');">
            <text:p>INSERT INTO dqa_potential_issue(issue_id, target_object, target_field, issue_type, field_value, default_action_code, change_priority) VALUES (259, 'Vaccination', 'body route', 'is unrecognized', '', 'W', 'May');</text:p>
          </table:table-cell>
        </table:table-row>
        <table:table-row table:style-name="ro1">
          <table:table-cell table:formula="of:=ROW()" office:value-type="float" office:value="260">
            <text:p>260</text:p>
          </table:table-cell>
          <table:table-cell table:formula="of:=SUBSTITUTE(SUBSTITUTE(SUBSTITUTE(SUBSTITUTE(PROPER([.I260])&amp;PROPER([.J260])&amp;PROPER([.K260])&amp;PROPER([.L260]);&quot; &quot;;&quot;&quot;);&quot;-&quot;;&quot;&quot;);&quot;.&quot;;&quot;_&quot;);&quot;'&quot;;&quot;&quot;)" office:value-type="string" office:string-value="VaccinationBodySiteIsDeprecated">
            <text:p>VaccinationBodySiteIsDeprecated</text:p>
          </table:table-cell>
          <table:table-cell table:formula="of:=&quot;public PotentialIssue &quot;&amp;[.B260]&amp;&quot; = null;&quot;" office:value-type="string" office:string-value="public PotentialIssue VaccinationBodySiteIsDeprecated = null;">
            <text:p>public PotentialIssue VaccinationBodySiteIsDeprecated = null;</text:p>
          </table:table-cell>
          <table:table-cell table:formula="of:=[.B260]&amp;&quot; = getPotentialIssue(session, &quot;&amp;CHAR(34)&amp;[.I260]&amp;CHAR(34)&amp;&quot;, &quot;&amp;CHAR(34)&amp;SUBSTITUTE([.J260];&quot;''&quot;;&quot;'&quot;)&amp;CHAR(34)&amp;&quot;, &quot;&amp;CHAR(34)&amp;[.K260]&amp;CHAR(34)&amp;&quot;, &quot;&amp;CHAR(34)&amp;[.L260]&amp;CHAR(34)&amp;&quot;);&quot;" office:value-type="string" office:string-value="VaccinationBodySiteIsDeprecated = getPotentialIssue(session, &quot;Vaccination&quot;, &quot;body site&quot;, &quot;is deprecated&quot;, &quot;&quot;);">
            <text:p>VaccinationBodySiteIsDeprecated = getPotentialIssue(session, "Vaccination", "body site", "is deprecated", "");</text:p>
          </table:table-cell>
          <table:table-cell table:formula="of:=&quot;assertNotNull(pi.&quot;&amp;[.B260]&amp;&quot;);&quot;" office:value-type="string" office:string-value="assertNotNull(pi.VaccinationBodySiteIsDeprecated);">
            <text:p>assertNotNull(pi.VaccinationBodySiteIsDeprecated);</text:p>
          </table:table-cell>
          <table:table-cell table:formula="of:=UPPER(SUBSTITUTE(SUBSTITUTE(SUBSTITUTE([.I260];&quot; &quot;;&quot;_&quot;);&quot;'&quot;;&quot;&quot;);&quot;-&quot;;&quot;_&quot;)&amp;&quot;_&quot;&amp;SUBSTITUTE(SUBSTITUTE(SUBSTITUTE([.J260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59]=[.J260];[.I259]=[.I260]);&quot;&quot;;[.F260]&amp;&quot;,&quot;)" office:value-type="string" office:string-value="VACCINATION_BODY_SITE,">
            <text:p>VACCINATION_BODY_SITE,</text:p>
          </table:table-cell>
          <table:table-cell table:formula="of:=&quot;addToFieldIssueMap(Field.&quot;&amp;[.F260]&amp;&quot;, &quot;&amp;[.B260]&amp;&quot;);&quot;" office:value-type="string" office:string-value="addToFieldIssueMap(Field.VACCINATION_BODY_SITE, VaccinationBodySiteIsDeprecated);">
            <text:p>addToFieldIssueMap(Field.VACCINATION_BODY_SITE, VaccinationBodySiteIsDeprecat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0]&amp;&quot;, '&quot;&amp;[.I260]&amp;&quot;', '&quot;&amp;[.J260]&amp;&quot;', '&quot;&amp;[.K260]&amp;&quot;', '&quot;&amp;[.L260]&amp;&quot;', '&quot;&amp;[.M260]&amp;&quot;', '&quot;&amp;[.N260]&amp;&quot;');&quot;" office:value-type="string" office:string-value="INSERT INTO dqa_potential_issue(issue_id, target_object, target_field, issue_type, field_value, default_action_code, change_priority) VALUES (260, 'Vaccination', 'body site', 'is deprecated', '', 'W', 'May');">
            <text:p>INSERT INTO dqa_potential_issue(issue_id, target_object, target_field, issue_type, field_value, default_action_code, change_priority) VALUES (260, 'Vaccination', 'body site', 'is deprecated', '', 'W', 'May');</text:p>
          </table:table-cell>
        </table:table-row>
        <table:table-row table:style-name="ro1">
          <table:table-cell table:formula="of:=ROW()" office:value-type="float" office:value="261">
            <text:p>261</text:p>
          </table:table-cell>
          <table:table-cell table:formula="of:=SUBSTITUTE(SUBSTITUTE(SUBSTITUTE(SUBSTITUTE(PROPER([.I261])&amp;PROPER([.J261])&amp;PROPER([.K261])&amp;PROPER([.L261]);&quot; &quot;;&quot;&quot;);&quot;-&quot;;&quot;&quot;);&quot;.&quot;;&quot;_&quot;);&quot;'&quot;;&quot;&quot;)" office:value-type="string" office:string-value="VaccinationBodySiteIsIgnored">
            <text:p>VaccinationBodySiteIsIgnored</text:p>
          </table:table-cell>
          <table:table-cell table:formula="of:=&quot;public PotentialIssue &quot;&amp;[.B261]&amp;&quot; = null;&quot;" office:value-type="string" office:string-value="public PotentialIssue VaccinationBodySiteIsIgnored = null;">
            <text:p>public PotentialIssue VaccinationBodySiteIsIgnored = null;</text:p>
          </table:table-cell>
          <table:table-cell table:formula="of:=[.B261]&amp;&quot; = getPotentialIssue(session, &quot;&amp;CHAR(34)&amp;[.I261]&amp;CHAR(34)&amp;&quot;, &quot;&amp;CHAR(34)&amp;SUBSTITUTE([.J261];&quot;''&quot;;&quot;'&quot;)&amp;CHAR(34)&amp;&quot;, &quot;&amp;CHAR(34)&amp;[.K261]&amp;CHAR(34)&amp;&quot;, &quot;&amp;CHAR(34)&amp;[.L261]&amp;CHAR(34)&amp;&quot;);&quot;" office:value-type="string" office:string-value="VaccinationBodySiteIsIgnored = getPotentialIssue(session, &quot;Vaccination&quot;, &quot;body site&quot;, &quot;is ignored&quot;, &quot;&quot;);">
            <text:p>VaccinationBodySiteIsIgnored = getPotentialIssue(session, "Vaccination", "body site", "is ignored", "");</text:p>
          </table:table-cell>
          <table:table-cell table:formula="of:=&quot;assertNotNull(pi.&quot;&amp;[.B261]&amp;&quot;);&quot;" office:value-type="string" office:string-value="assertNotNull(pi.VaccinationBodySiteIsIgnored);">
            <text:p>assertNotNull(pi.VaccinationBodySiteIsIgnored);</text:p>
          </table:table-cell>
          <table:table-cell table:formula="of:=UPPER(SUBSTITUTE(SUBSTITUTE(SUBSTITUTE([.I261];&quot; &quot;;&quot;_&quot;);&quot;'&quot;;&quot;&quot;);&quot;-&quot;;&quot;_&quot;)&amp;&quot;_&quot;&amp;SUBSTITUTE(SUBSTITUTE(SUBSTITUTE([.J261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0]=[.J261];[.I260]=[.I261]);&quot;&quot;;[.F261]&amp;&quot;,&quot;)">
            <text:p/>
          </table:table-cell>
          <table:table-cell table:formula="of:=&quot;addToFieldIssueMap(Field.&quot;&amp;[.F261]&amp;&quot;, &quot;&amp;[.B261]&amp;&quot;);&quot;" office:value-type="string" office:string-value="addToFieldIssueMap(Field.VACCINATION_BODY_SITE, VaccinationBodySiteIsIgnored);">
            <text:p>addToFieldIssueMap(Field.VACCINATION_BODY_SITE, VaccinationBodySiteIsIgnor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61]&amp;&quot;, '&quot;&amp;[.I261]&amp;&quot;', '&quot;&amp;[.J261]&amp;&quot;', '&quot;&amp;[.K261]&amp;&quot;', '&quot;&amp;[.L261]&amp;&quot;', '&quot;&amp;[.M261]&amp;&quot;', '&quot;&amp;[.N261]&amp;&quot;');&quot;" office:value-type="string" office:string-value="INSERT INTO dqa_potential_issue(issue_id, target_object, target_field, issue_type, field_value, default_action_code, change_priority) VALUES (261, 'Vaccination', 'body site', 'is ignored', '', 'S', 'May');">
            <text:p>INSERT INTO dqa_potential_issue(issue_id, target_object, target_field, issue_type, field_value, default_action_code, change_priority) VALUES (261, 'Vaccination', 'body site', 'is ignored', '', 'S', 'May');</text:p>
          </table:table-cell>
        </table:table-row>
        <table:table-row table:style-name="ro1">
          <table:table-cell table:formula="of:=ROW()" office:value-type="float" office:value="262">
            <text:p>262</text:p>
          </table:table-cell>
          <table:table-cell table:formula="of:=SUBSTITUTE(SUBSTITUTE(SUBSTITUTE(SUBSTITUTE(PROPER([.I262])&amp;PROPER([.J262])&amp;PROPER([.K262])&amp;PROPER([.L262]);&quot; &quot;;&quot;&quot;);&quot;-&quot;;&quot;&quot;);&quot;.&quot;;&quot;_&quot;);&quot;'&quot;;&quot;&quot;)" office:value-type="string" office:string-value="VaccinationBodySiteIsInvalid">
            <text:p>VaccinationBodySiteIsInvalid</text:p>
          </table:table-cell>
          <table:table-cell table:formula="of:=&quot;public PotentialIssue &quot;&amp;[.B262]&amp;&quot; = null;&quot;" office:value-type="string" office:string-value="public PotentialIssue VaccinationBodySiteIsInvalid = null;">
            <text:p>public PotentialIssue VaccinationBodySiteIsInvalid = null;</text:p>
          </table:table-cell>
          <table:table-cell table:formula="of:=[.B262]&amp;&quot; = getPotentialIssue(session, &quot;&amp;CHAR(34)&amp;[.I262]&amp;CHAR(34)&amp;&quot;, &quot;&amp;CHAR(34)&amp;SUBSTITUTE([.J262];&quot;''&quot;;&quot;'&quot;)&amp;CHAR(34)&amp;&quot;, &quot;&amp;CHAR(34)&amp;[.K262]&amp;CHAR(34)&amp;&quot;, &quot;&amp;CHAR(34)&amp;[.L262]&amp;CHAR(34)&amp;&quot;);&quot;" office:value-type="string" office:string-value="VaccinationBodySiteIsInvalid = getPotentialIssue(session, &quot;Vaccination&quot;, &quot;body site&quot;, &quot;is invalid&quot;, &quot;&quot;);">
            <text:p>VaccinationBodySiteIsInvalid = getPotentialIssue(session, "Vaccination", "body site", "is invalid", "");</text:p>
          </table:table-cell>
          <table:table-cell table:formula="of:=&quot;assertNotNull(pi.&quot;&amp;[.B262]&amp;&quot;);&quot;" office:value-type="string" office:string-value="assertNotNull(pi.VaccinationBodySiteIsInvalid);">
            <text:p>assertNotNull(pi.VaccinationBodySiteIsInvalid);</text:p>
          </table:table-cell>
          <table:table-cell table:formula="of:=UPPER(SUBSTITUTE(SUBSTITUTE(SUBSTITUTE([.I262];&quot; &quot;;&quot;_&quot;);&quot;'&quot;;&quot;&quot;);&quot;-&quot;;&quot;_&quot;)&amp;&quot;_&quot;&amp;SUBSTITUTE(SUBSTITUTE(SUBSTITUTE([.J262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1]=[.J262];[.I261]=[.I262]);&quot;&quot;;[.F262]&amp;&quot;,&quot;)">
            <text:p/>
          </table:table-cell>
          <table:table-cell table:formula="of:=&quot;addToFieldIssueMap(Field.&quot;&amp;[.F262]&amp;&quot;, &quot;&amp;[.B262]&amp;&quot;);&quot;" office:value-type="string" office:string-value="addToFieldIssueMap(Field.VACCINATION_BODY_SITE, VaccinationBodySiteIsInvalid);">
            <text:p>addToFieldIssueMap(Field.VACCINATION_BODY_SITE, VaccinationBodySiteIsInvali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2]&amp;&quot;, '&quot;&amp;[.I262]&amp;&quot;', '&quot;&amp;[.J262]&amp;&quot;', '&quot;&amp;[.K262]&amp;&quot;', '&quot;&amp;[.L262]&amp;&quot;', '&quot;&amp;[.M262]&amp;&quot;', '&quot;&amp;[.N262]&amp;&quot;');&quot;" office:value-type="string" office:string-value="INSERT INTO dqa_potential_issue(issue_id, target_object, target_field, issue_type, field_value, default_action_code, change_priority) VALUES (262, 'Vaccination', 'body site', 'is invalid', '', 'W', 'May');">
            <text:p>INSERT INTO dqa_potential_issue(issue_id, target_object, target_field, issue_type, field_value, default_action_code, change_priority) VALUES (262, 'Vaccination', 'body site', 'is invalid', '', 'W', 'May');</text:p>
          </table:table-cell>
        </table:table-row>
        <table:table-row table:style-name="ro1">
          <table:table-cell table:formula="of:=ROW()" office:value-type="float" office:value="263">
            <text:p>263</text:p>
          </table:table-cell>
          <table:table-cell table:formula="of:=SUBSTITUTE(SUBSTITUTE(SUBSTITUTE(SUBSTITUTE(PROPER([.I263])&amp;PROPER([.J263])&amp;PROPER([.K263])&amp;PROPER([.L263]);&quot; &quot;;&quot;&quot;);&quot;-&quot;;&quot;&quot;);&quot;.&quot;;&quot;_&quot;);&quot;'&quot;;&quot;&quot;)" office:value-type="string" office:string-value="VaccinationBodySiteIsInvalidForVaccineIndicated">
            <text:p>VaccinationBodySiteIsInvalidForVaccineIndicated</text:p>
          </table:table-cell>
          <table:table-cell table:formula="of:=&quot;public PotentialIssue &quot;&amp;[.B263]&amp;&quot; = null;&quot;" office:value-type="string" office:string-value="public PotentialIssue VaccinationBodySiteIsInvalidForVaccineIndicated = null;">
            <text:p>public PotentialIssue VaccinationBodySiteIsInvalidForVaccineIndicated = null;</text:p>
          </table:table-cell>
          <table:table-cell table:formula="of:=[.B263]&amp;&quot; = getPotentialIssue(session, &quot;&amp;CHAR(34)&amp;[.I263]&amp;CHAR(34)&amp;&quot;, &quot;&amp;CHAR(34)&amp;SUBSTITUTE([.J263];&quot;''&quot;;&quot;'&quot;)&amp;CHAR(34)&amp;&quot;, &quot;&amp;CHAR(34)&amp;[.K263]&amp;CHAR(34)&amp;&quot;, &quot;&amp;CHAR(34)&amp;[.L263]&amp;CHAR(34)&amp;&quot;);&quot;" office:value-type="string" office:string-value="VaccinationBodySiteIsInvalidForVaccineIndicated = getPotentialIssue(session, &quot;Vaccination&quot;, &quot;body site&quot;, &quot;is invalid for vaccine indicated&quot;, &quot;&quot;);">
            <text:p>VaccinationBodySiteIsInvalidForVaccineIndicated = getPotentialIssue(session, "Vaccination", "body site", "is invalid for vaccine indicated", "");</text:p>
          </table:table-cell>
          <table:table-cell table:formula="of:=&quot;assertNotNull(pi.&quot;&amp;[.B263]&amp;&quot;);&quot;" office:value-type="string" office:string-value="assertNotNull(pi.VaccinationBodySiteIsInvalidForVaccineIndicated);">
            <text:p>assertNotNull(pi.VaccinationBodySiteIsInvalidForVaccineIndicated);</text:p>
          </table:table-cell>
          <table:table-cell table:formula="of:=UPPER(SUBSTITUTE(SUBSTITUTE(SUBSTITUTE([.I263];&quot; &quot;;&quot;_&quot;);&quot;'&quot;;&quot;&quot;);&quot;-&quot;;&quot;_&quot;)&amp;&quot;_&quot;&amp;SUBSTITUTE(SUBSTITUTE(SUBSTITUTE([.J263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2]=[.J263];[.I262]=[.I263]);&quot;&quot;;[.F263]&amp;&quot;,&quot;)">
            <text:p/>
          </table:table-cell>
          <table:table-cell table:formula="of:=&quot;addToFieldIssueMap(Field.&quot;&amp;[.F263]&amp;&quot;, &quot;&amp;[.B263]&amp;&quot;);&quot;" office:value-type="string" office:string-value="addToFieldIssueMap(Field.VACCINATION_BODY_SITE, VaccinationBodySiteIsInvalidForVaccineIndicated);">
            <text:p>addToFieldIssueMap(Field.VACCINATION_BODY_SITE, VaccinationBodySiteIsInvalidForVaccineIndicat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3]&amp;&quot;, '&quot;&amp;[.I263]&amp;&quot;', '&quot;&amp;[.J263]&amp;&quot;', '&quot;&amp;[.K263]&amp;&quot;', '&quot;&amp;[.L263]&amp;&quot;', '&quot;&amp;[.M263]&amp;&quot;', '&quot;&amp;[.N263]&amp;&quot;');&quot;" office:value-type="string" office:string-value="INSERT INTO dqa_potential_issue(issue_id, target_object, target_field, issue_type, field_value, default_action_code, change_priority) VALUES (263, 'Vaccination', 'body site', 'is invalid for vaccine indicated', '', 'W', 'May');">
            <text:p>INSERT INTO dqa_potential_issue(issue_id, target_object, target_field, issue_type, field_value, default_action_code, change_priority) VALUES (263, 'Vaccination', 'body site', 'is invalid for vaccine indicated', '', 'W', 'May');</text:p>
          </table:table-cell>
        </table:table-row>
        <table:table-row table:style-name="ro1">
          <table:table-cell table:formula="of:=ROW()" office:value-type="float" office:value="264">
            <text:p>264</text:p>
          </table:table-cell>
          <table:table-cell table:formula="of:=SUBSTITUTE(SUBSTITUTE(SUBSTITUTE(SUBSTITUTE(PROPER([.I264])&amp;PROPER([.J264])&amp;PROPER([.K264])&amp;PROPER([.L264]);&quot; &quot;;&quot;&quot;);&quot;-&quot;;&quot;&quot;);&quot;.&quot;;&quot;_&quot;);&quot;'&quot;;&quot;&quot;)" office:value-type="string" office:string-value="VaccinationBodySiteIsMissing">
            <text:p>VaccinationBodySiteIsMissing</text:p>
          </table:table-cell>
          <table:table-cell table:formula="of:=&quot;public PotentialIssue &quot;&amp;[.B264]&amp;&quot; = null;&quot;" office:value-type="string" office:string-value="public PotentialIssue VaccinationBodySiteIsMissing = null;">
            <text:p>public PotentialIssue VaccinationBodySiteIsMissing = null;</text:p>
          </table:table-cell>
          <table:table-cell table:formula="of:=[.B264]&amp;&quot; = getPotentialIssue(session, &quot;&amp;CHAR(34)&amp;[.I264]&amp;CHAR(34)&amp;&quot;, &quot;&amp;CHAR(34)&amp;SUBSTITUTE([.J264];&quot;''&quot;;&quot;'&quot;)&amp;CHAR(34)&amp;&quot;, &quot;&amp;CHAR(34)&amp;[.K264]&amp;CHAR(34)&amp;&quot;, &quot;&amp;CHAR(34)&amp;[.L264]&amp;CHAR(34)&amp;&quot;);&quot;" office:value-type="string" office:string-value="VaccinationBodySiteIsMissing = getPotentialIssue(session, &quot;Vaccination&quot;, &quot;body site&quot;, &quot;is missing&quot;, &quot;&quot;);">
            <text:p>VaccinationBodySiteIsMissing = getPotentialIssue(session, "Vaccination", "body site", "is missing", "");</text:p>
          </table:table-cell>
          <table:table-cell table:formula="of:=&quot;assertNotNull(pi.&quot;&amp;[.B264]&amp;&quot;);&quot;" office:value-type="string" office:string-value="assertNotNull(pi.VaccinationBodySiteIsMissing);">
            <text:p>assertNotNull(pi.VaccinationBodySiteIsMissing);</text:p>
          </table:table-cell>
          <table:table-cell table:formula="of:=UPPER(SUBSTITUTE(SUBSTITUTE(SUBSTITUTE([.I264];&quot; &quot;;&quot;_&quot;);&quot;'&quot;;&quot;&quot;);&quot;-&quot;;&quot;_&quot;)&amp;&quot;_&quot;&amp;SUBSTITUTE(SUBSTITUTE(SUBSTITUTE([.J264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3]=[.J264];[.I263]=[.I264]);&quot;&quot;;[.F264]&amp;&quot;,&quot;)">
            <text:p/>
          </table:table-cell>
          <table:table-cell table:formula="of:=&quot;addToFieldIssueMap(Field.&quot;&amp;[.F264]&amp;&quot;, &quot;&amp;[.B264]&amp;&quot;);&quot;" office:value-type="string" office:string-value="addToFieldIssueMap(Field.VACCINATION_BODY_SITE, VaccinationBodySiteIsMissing);">
            <text:p>addToFieldIssueMap(Field.VACCINATION_BODY_SITE, VaccinationBodySiteIsMissing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4]&amp;&quot;, '&quot;&amp;[.I264]&amp;&quot;', '&quot;&amp;[.J264]&amp;&quot;', '&quot;&amp;[.K264]&amp;&quot;', '&quot;&amp;[.L264]&amp;&quot;', '&quot;&amp;[.M264]&amp;&quot;', '&quot;&amp;[.N264]&amp;&quot;');&quot;" office:value-type="string" office:string-value="INSERT INTO dqa_potential_issue(issue_id, target_object, target_field, issue_type, field_value, default_action_code, change_priority) VALUES (264, 'Vaccination', 'body site', 'is missing', '', 'A', 'May');">
            <text:p>INSERT INTO dqa_potential_issue(issue_id, target_object, target_field, issue_type, field_value, default_action_code, change_priority) VALUES (264, 'Vaccination', 'body site', 'is missing', '', 'A', 'May');</text:p>
          </table:table-cell>
        </table:table-row>
        <table:table-row table:style-name="ro1">
          <table:table-cell table:formula="of:=ROW()" office:value-type="float" office:value="265">
            <text:p>265</text:p>
          </table:table-cell>
          <table:table-cell table:formula="of:=SUBSTITUTE(SUBSTITUTE(SUBSTITUTE(SUBSTITUTE(PROPER([.I265])&amp;PROPER([.J265])&amp;PROPER([.K265])&amp;PROPER([.L265]);&quot; &quot;;&quot;&quot;);&quot;-&quot;;&quot;&quot;);&quot;.&quot;;&quot;_&quot;);&quot;'&quot;;&quot;&quot;)" office:value-type="string" office:string-value="VaccinationBodySiteIsUnrecognized">
            <text:p>VaccinationBodySiteIsUnrecognized</text:p>
          </table:table-cell>
          <table:table-cell table:formula="of:=&quot;public PotentialIssue &quot;&amp;[.B265]&amp;&quot; = null;&quot;" office:value-type="string" office:string-value="public PotentialIssue VaccinationBodySiteIsUnrecognized = null;">
            <text:p>public PotentialIssue VaccinationBodySiteIsUnrecognized = null;</text:p>
          </table:table-cell>
          <table:table-cell table:formula="of:=[.B265]&amp;&quot; = getPotentialIssue(session, &quot;&amp;CHAR(34)&amp;[.I265]&amp;CHAR(34)&amp;&quot;, &quot;&amp;CHAR(34)&amp;SUBSTITUTE([.J265];&quot;''&quot;;&quot;'&quot;)&amp;CHAR(34)&amp;&quot;, &quot;&amp;CHAR(34)&amp;[.K265]&amp;CHAR(34)&amp;&quot;, &quot;&amp;CHAR(34)&amp;[.L265]&amp;CHAR(34)&amp;&quot;);&quot;" office:value-type="string" office:string-value="VaccinationBodySiteIsUnrecognized = getPotentialIssue(session, &quot;Vaccination&quot;, &quot;body site&quot;, &quot;is unrecognized&quot;, &quot;&quot;);">
            <text:p>VaccinationBodySiteIsUnrecognized = getPotentialIssue(session, "Vaccination", "body site", "is unrecognized", "");</text:p>
          </table:table-cell>
          <table:table-cell table:formula="of:=&quot;assertNotNull(pi.&quot;&amp;[.B265]&amp;&quot;);&quot;" office:value-type="string" office:string-value="assertNotNull(pi.VaccinationBodySiteIsUnrecognized);">
            <text:p>assertNotNull(pi.VaccinationBodySiteIsUnrecognized);</text:p>
          </table:table-cell>
          <table:table-cell table:formula="of:=UPPER(SUBSTITUTE(SUBSTITUTE(SUBSTITUTE([.I265];&quot; &quot;;&quot;_&quot;);&quot;'&quot;;&quot;&quot;);&quot;-&quot;;&quot;_&quot;)&amp;&quot;_&quot;&amp;SUBSTITUTE(SUBSTITUTE(SUBSTITUTE([.J265];&quot; &quot;;&quot;_&quot;);&quot;'&quot;;&quot;&quot;);&quot;-&quot;;&quot;_&quot;))" office:value-type="string" office:string-value="VACCINATION_BODY_SITE">
            <text:p>VACCINATION_BODY_SITE</text:p>
          </table:table-cell>
          <table:table-cell table:formula="of:=IF(AND([.J264]=[.J265];[.I264]=[.I265]);&quot;&quot;;[.F265]&amp;&quot;,&quot;)">
            <text:p/>
          </table:table-cell>
          <table:table-cell table:formula="of:=&quot;addToFieldIssueMap(Field.&quot;&amp;[.F265]&amp;&quot;, &quot;&amp;[.B265]&amp;&quot;);&quot;" office:value-type="string" office:string-value="addToFieldIssueMap(Field.VACCINATION_BODY_SITE, VaccinationBodySiteIsUnrecognized);">
            <text:p>addToFieldIssueMap(Field.VACCINATION_BODY_SITE, VaccinationBodySiteIsUnrecognized);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5]&amp;&quot;, '&quot;&amp;[.I265]&amp;&quot;', '&quot;&amp;[.J265]&amp;&quot;', '&quot;&amp;[.K265]&amp;&quot;', '&quot;&amp;[.L265]&amp;&quot;', '&quot;&amp;[.M265]&amp;&quot;', '&quot;&amp;[.N265]&amp;&quot;');&quot;" office:value-type="string" office:string-value="INSERT INTO dqa_potential_issue(issue_id, target_object, target_field, issue_type, field_value, default_action_code, change_priority) VALUES (265, 'Vaccination', 'body site', 'is unrecognized', '', 'W', 'May');">
            <text:p>INSERT INTO dqa_potential_issue(issue_id, target_object, target_field, issue_type, field_value, default_action_code, change_priority) VALUES (265, 'Vaccination', 'body site', 'is unrecognized', '', 'W', 'May');</text:p>
          </table:table-cell>
        </table:table-row>
        <table:table-row table:style-name="ro1">
          <table:table-cell table:formula="of:=ROW()" office:value-type="float" office:value="266">
            <text:p>266</text:p>
          </table:table-cell>
          <table:table-cell table:formula="of:=SUBSTITUTE(SUBSTITUTE(SUBSTITUTE(SUBSTITUTE(PROPER([.I266])&amp;PROPER([.J266])&amp;PROPER([.K266])&amp;PROPER([.L266]);&quot; &quot;;&quot;&quot;);&quot;-&quot;;&quot;&quot;);&quot;.&quot;;&quot;_&quot;);&quot;'&quot;;&quot;&quot;)" office:value-type="string" office:string-value="VaccinationCompletionStatusIsDeprecated">
            <text:p>VaccinationCompletionStatusIsDeprecated</text:p>
          </table:table-cell>
          <table:table-cell table:formula="of:=&quot;public PotentialIssue &quot;&amp;[.B266]&amp;&quot; = null;&quot;" office:value-type="string" office:string-value="public PotentialIssue VaccinationCompletionStatusIsDeprecated = null;">
            <text:p>public PotentialIssue VaccinationCompletionStatusIsDeprecated = null;</text:p>
          </table:table-cell>
          <table:table-cell table:formula="of:=[.B266]&amp;&quot; = getPotentialIssue(session, &quot;&amp;CHAR(34)&amp;[.I266]&amp;CHAR(34)&amp;&quot;, &quot;&amp;CHAR(34)&amp;SUBSTITUTE([.J266];&quot;''&quot;;&quot;'&quot;)&amp;CHAR(34)&amp;&quot;, &quot;&amp;CHAR(34)&amp;[.K266]&amp;CHAR(34)&amp;&quot;, &quot;&amp;CHAR(34)&amp;[.L266]&amp;CHAR(34)&amp;&quot;);&quot;" office:value-type="string" office:string-value="VaccinationCompletionStatusIsDeprecated = getPotentialIssue(session, &quot;Vaccination&quot;, &quot;completion status&quot;, &quot;is deprecated&quot;, &quot;&quot;);">
            <text:p>VaccinationCompletionStatusIsDeprecated = getPotentialIssue(session, "Vaccination", "completion status", "is deprecated", "");</text:p>
          </table:table-cell>
          <table:table-cell table:formula="of:=&quot;assertNotNull(pi.&quot;&amp;[.B266]&amp;&quot;);&quot;" office:value-type="string" office:string-value="assertNotNull(pi.VaccinationCompletionStatusIsDeprecated);">
            <text:p>assertNotNull(pi.VaccinationCompletionStatusIsDeprecated);</text:p>
          </table:table-cell>
          <table:table-cell table:formula="of:=UPPER(SUBSTITUTE(SUBSTITUTE(SUBSTITUTE([.I266];&quot; &quot;;&quot;_&quot;);&quot;'&quot;;&quot;&quot;);&quot;-&quot;;&quot;_&quot;)&amp;&quot;_&quot;&amp;SUBSTITUTE(SUBSTITUTE(SUBSTITUTE([.J266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5]=[.J266];[.I265]=[.I266]);&quot;&quot;;[.F266]&amp;&quot;,&quot;)" office:value-type="string" office:string-value="VACCINATION_COMPLETION_STATUS,">
            <text:p>VACCINATION_COMPLETION_STATUS,</text:p>
          </table:table-cell>
          <table:table-cell table:formula="of:=&quot;addToFieldIssueMap(Field.&quot;&amp;[.F266]&amp;&quot;, &quot;&amp;[.B266]&amp;&quot;);&quot;" office:value-type="string" office:string-value="addToFieldIssueMap(Field.VACCINATION_COMPLETION_STATUS, VaccinationCompletionStatusIsDeprecated);">
            <text:p>addToFieldIssueMap(Field.VACCINATION_COMPLETION_STATUS, VaccinationCompletionStatusIsDeprecat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66]&amp;&quot;, '&quot;&amp;[.I266]&amp;&quot;', '&quot;&amp;[.J266]&amp;&quot;', '&quot;&amp;[.K266]&amp;&quot;', '&quot;&amp;[.L266]&amp;&quot;', '&quot;&amp;[.M266]&amp;&quot;', '&quot;&amp;[.N266]&amp;&quot;');&quot;" office:value-type="string" office:string-value="INSERT INTO dqa_potential_issue(issue_id, target_object, target_field, issue_type, field_value, default_action_code, change_priority) VALUES (266, 'Vaccination', 'completion status', 'is deprecated', '', 'W', 'May');">
            <text:p>INSERT INTO dqa_potential_issue(issue_id, target_object, target_field, issue_type, field_value, default_action_code, change_priority) VALUES (266, 'Vaccination', 'completion status', 'is deprecated', '', 'W', 'May');</text:p>
          </table:table-cell>
        </table:table-row>
        <table:table-row table:style-name="ro1">
          <table:table-cell table:formula="of:=ROW()" office:value-type="float" office:value="267">
            <text:p>267</text:p>
          </table:table-cell>
          <table:table-cell table:formula="of:=SUBSTITUTE(SUBSTITUTE(SUBSTITUTE(SUBSTITUTE(PROPER([.I267])&amp;PROPER([.J267])&amp;PROPER([.K267])&amp;PROPER([.L267]);&quot; &quot;;&quot;&quot;);&quot;-&quot;;&quot;&quot;);&quot;.&quot;;&quot;_&quot;);&quot;'&quot;;&quot;&quot;)" office:value-type="string" office:string-value="VaccinationCompletionStatusIsIgnored">
            <text:p>VaccinationCompletionStatusIsIgnored</text:p>
          </table:table-cell>
          <table:table-cell table:formula="of:=&quot;public PotentialIssue &quot;&amp;[.B267]&amp;&quot; = null;&quot;" office:value-type="string" office:string-value="public PotentialIssue VaccinationCompletionStatusIsIgnored = null;">
            <text:p>public PotentialIssue VaccinationCompletionStatusIsIgnored = null;</text:p>
          </table:table-cell>
          <table:table-cell table:formula="of:=[.B267]&amp;&quot; = getPotentialIssue(session, &quot;&amp;CHAR(34)&amp;[.I267]&amp;CHAR(34)&amp;&quot;, &quot;&amp;CHAR(34)&amp;SUBSTITUTE([.J267];&quot;''&quot;;&quot;'&quot;)&amp;CHAR(34)&amp;&quot;, &quot;&amp;CHAR(34)&amp;[.K267]&amp;CHAR(34)&amp;&quot;, &quot;&amp;CHAR(34)&amp;[.L267]&amp;CHAR(34)&amp;&quot;);&quot;" office:value-type="string" office:string-value="VaccinationCompletionStatusIsIgnored = getPotentialIssue(session, &quot;Vaccination&quot;, &quot;completion status&quot;, &quot;is ignored&quot;, &quot;&quot;);">
            <text:p>VaccinationCompletionStatusIsIgnored = getPotentialIssue(session, "Vaccination", "completion status", "is ignored", "");</text:p>
          </table:table-cell>
          <table:table-cell table:formula="of:=&quot;assertNotNull(pi.&quot;&amp;[.B267]&amp;&quot;);&quot;" office:value-type="string" office:string-value="assertNotNull(pi.VaccinationCompletionStatusIsIgnored);">
            <text:p>assertNotNull(pi.VaccinationCompletionStatusIsIgnored);</text:p>
          </table:table-cell>
          <table:table-cell table:formula="of:=UPPER(SUBSTITUTE(SUBSTITUTE(SUBSTITUTE([.I267];&quot; &quot;;&quot;_&quot;);&quot;'&quot;;&quot;&quot;);&quot;-&quot;;&quot;_&quot;)&amp;&quot;_&quot;&amp;SUBSTITUTE(SUBSTITUTE(SUBSTITUTE([.J267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6]=[.J267];[.I266]=[.I267]);&quot;&quot;;[.F267]&amp;&quot;,&quot;)">
            <text:p/>
          </table:table-cell>
          <table:table-cell table:formula="of:=&quot;addToFieldIssueMap(Field.&quot;&amp;[.F267]&amp;&quot;, &quot;&amp;[.B267]&amp;&quot;);&quot;" office:value-type="string" office:string-value="addToFieldIssueMap(Field.VACCINATION_COMPLETION_STATUS, VaccinationCompletionStatusIsIgnored);">
            <text:p>addToFieldIssueMap(Field.VACCINATION_COMPLETION_STATUS, VaccinationCompletionStatusIsIgno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67]&amp;&quot;, '&quot;&amp;[.I267]&amp;&quot;', '&quot;&amp;[.J267]&amp;&quot;', '&quot;&amp;[.K267]&amp;&quot;', '&quot;&amp;[.L267]&amp;&quot;', '&quot;&amp;[.M267]&amp;&quot;', '&quot;&amp;[.N267]&amp;&quot;');&quot;" office:value-type="string" office:string-value="INSERT INTO dqa_potential_issue(issue_id, target_object, target_field, issue_type, field_value, default_action_code, change_priority) VALUES (267, 'Vaccination', 'completion status', 'is ignored', '', 'S', 'May');">
            <text:p>INSERT INTO dqa_potential_issue(issue_id, target_object, target_field, issue_type, field_value, default_action_code, change_priority) VALUES (267, 'Vaccination', 'completion status', 'is ignored', '', 'S', 'May');</text:p>
          </table:table-cell>
        </table:table-row>
        <table:table-row table:style-name="ro1">
          <table:table-cell table:formula="of:=ROW()" office:value-type="float" office:value="268">
            <text:p>268</text:p>
          </table:table-cell>
          <table:table-cell table:formula="of:=SUBSTITUTE(SUBSTITUTE(SUBSTITUTE(SUBSTITUTE(PROPER([.I268])&amp;PROPER([.J268])&amp;PROPER([.K268])&amp;PROPER([.L268]);&quot; &quot;;&quot;&quot;);&quot;-&quot;;&quot;&quot;);&quot;.&quot;;&quot;_&quot;);&quot;'&quot;;&quot;&quot;)" office:value-type="string" office:string-value="VaccinationCompletionStatusIsInvalid">
            <text:p>VaccinationCompletionStatusIsInvalid</text:p>
          </table:table-cell>
          <table:table-cell table:formula="of:=&quot;public PotentialIssue &quot;&amp;[.B268]&amp;&quot; = null;&quot;" office:value-type="string" office:string-value="public PotentialIssue VaccinationCompletionStatusIsInvalid = null;">
            <text:p>public PotentialIssue VaccinationCompletionStatusIsInvalid = null;</text:p>
          </table:table-cell>
          <table:table-cell table:formula="of:=[.B268]&amp;&quot; = getPotentialIssue(session, &quot;&amp;CHAR(34)&amp;[.I268]&amp;CHAR(34)&amp;&quot;, &quot;&amp;CHAR(34)&amp;SUBSTITUTE([.J268];&quot;''&quot;;&quot;'&quot;)&amp;CHAR(34)&amp;&quot;, &quot;&amp;CHAR(34)&amp;[.K268]&amp;CHAR(34)&amp;&quot;, &quot;&amp;CHAR(34)&amp;[.L268]&amp;CHAR(34)&amp;&quot;);&quot;" office:value-type="string" office:string-value="VaccinationCompletionStatusIsInvalid = getPotentialIssue(session, &quot;Vaccination&quot;, &quot;completion status&quot;, &quot;is invalid&quot;, &quot;&quot;);">
            <text:p>VaccinationCompletionStatusIsInvalid = getPotentialIssue(session, "Vaccination", "completion status", "is invalid", "");</text:p>
          </table:table-cell>
          <table:table-cell table:formula="of:=&quot;assertNotNull(pi.&quot;&amp;[.B268]&amp;&quot;);&quot;" office:value-type="string" office:string-value="assertNotNull(pi.VaccinationCompletionStatusIsInvalid);">
            <text:p>assertNotNull(pi.VaccinationCompletionStatusIsInvalid);</text:p>
          </table:table-cell>
          <table:table-cell table:formula="of:=UPPER(SUBSTITUTE(SUBSTITUTE(SUBSTITUTE([.I268];&quot; &quot;;&quot;_&quot;);&quot;'&quot;;&quot;&quot;);&quot;-&quot;;&quot;_&quot;)&amp;&quot;_&quot;&amp;SUBSTITUTE(SUBSTITUTE(SUBSTITUTE([.J268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7]=[.J268];[.I267]=[.I268]);&quot;&quot;;[.F268]&amp;&quot;,&quot;)">
            <text:p/>
          </table:table-cell>
          <table:table-cell table:formula="of:=&quot;addToFieldIssueMap(Field.&quot;&amp;[.F268]&amp;&quot;, &quot;&amp;[.B268]&amp;&quot;);&quot;" office:value-type="string" office:string-value="addToFieldIssueMap(Field.VACCINATION_COMPLETION_STATUS, VaccinationCompletionStatusIsInvalid);">
            <text:p>addToFieldIssueMap(Field.VACCINATION_COMPLETION_STATUS, VaccinationCompletionStatusIsInvali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68]&amp;&quot;, '&quot;&amp;[.I268]&amp;&quot;', '&quot;&amp;[.J268]&amp;&quot;', '&quot;&amp;[.K268]&amp;&quot;', '&quot;&amp;[.L268]&amp;&quot;', '&quot;&amp;[.M268]&amp;&quot;', '&quot;&amp;[.N268]&amp;&quot;');&quot;" office:value-type="string" office:string-value="INSERT INTO dqa_potential_issue(issue_id, target_object, target_field, issue_type, field_value, default_action_code, change_priority) VALUES (268, 'Vaccination', 'completion status', 'is invalid', '', 'E', 'May');">
            <text:p>INSERT INTO dqa_potential_issue(issue_id, target_object, target_field, issue_type, field_value, default_action_code, change_priority) VALUES (268, 'Vaccination', 'completion status', 'is invalid', '', 'E', 'May');</text:p>
          </table:table-cell>
        </table:table-row>
        <table:table-row table:style-name="ro1">
          <table:table-cell table:formula="of:=ROW()" office:value-type="float" office:value="269">
            <text:p>269</text:p>
          </table:table-cell>
          <table:table-cell table:formula="of:=SUBSTITUTE(SUBSTITUTE(SUBSTITUTE(SUBSTITUTE(PROPER([.I269])&amp;PROPER([.J269])&amp;PROPER([.K269])&amp;PROPER([.L269]);&quot; &quot;;&quot;&quot;);&quot;-&quot;;&quot;&quot;);&quot;.&quot;;&quot;_&quot;);&quot;'&quot;;&quot;&quot;)" office:value-type="string" office:string-value="VaccinationCompletionStatusIsMissing">
            <text:p>VaccinationCompletionStatusIsMissing</text:p>
          </table:table-cell>
          <table:table-cell table:formula="of:=&quot;public PotentialIssue &quot;&amp;[.B269]&amp;&quot; = null;&quot;" office:value-type="string" office:string-value="public PotentialIssue VaccinationCompletionStatusIsMissing = null;">
            <text:p>public PotentialIssue VaccinationCompletionStatusIsMissing = null;</text:p>
          </table:table-cell>
          <table:table-cell table:formula="of:=[.B269]&amp;&quot; = getPotentialIssue(session, &quot;&amp;CHAR(34)&amp;[.I269]&amp;CHAR(34)&amp;&quot;, &quot;&amp;CHAR(34)&amp;SUBSTITUTE([.J269];&quot;''&quot;;&quot;'&quot;)&amp;CHAR(34)&amp;&quot;, &quot;&amp;CHAR(34)&amp;[.K269]&amp;CHAR(34)&amp;&quot;, &quot;&amp;CHAR(34)&amp;[.L269]&amp;CHAR(34)&amp;&quot;);&quot;" office:value-type="string" office:string-value="VaccinationCompletionStatusIsMissing = getPotentialIssue(session, &quot;Vaccination&quot;, &quot;completion status&quot;, &quot;is missing&quot;, &quot;&quot;);">
            <text:p>VaccinationCompletionStatusIsMissing = getPotentialIssue(session, "Vaccination", "completion status", "is missing", "");</text:p>
          </table:table-cell>
          <table:table-cell table:formula="of:=&quot;assertNotNull(pi.&quot;&amp;[.B269]&amp;&quot;);&quot;" office:value-type="string" office:string-value="assertNotNull(pi.VaccinationCompletionStatusIsMissing);">
            <text:p>assertNotNull(pi.VaccinationCompletionStatusIsMissing);</text:p>
          </table:table-cell>
          <table:table-cell table:formula="of:=UPPER(SUBSTITUTE(SUBSTITUTE(SUBSTITUTE([.I269];&quot; &quot;;&quot;_&quot;);&quot;'&quot;;&quot;&quot;);&quot;-&quot;;&quot;_&quot;)&amp;&quot;_&quot;&amp;SUBSTITUTE(SUBSTITUTE(SUBSTITUTE([.J269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8]=[.J269];[.I268]=[.I269]);&quot;&quot;;[.F269]&amp;&quot;,&quot;)">
            <text:p/>
          </table:table-cell>
          <table:table-cell table:formula="of:=&quot;addToFieldIssueMap(Field.&quot;&amp;[.F269]&amp;&quot;, &quot;&amp;[.B269]&amp;&quot;);&quot;" office:value-type="string" office:string-value="addToFieldIssueMap(Field.VACCINATION_COMPLETION_STATUS, VaccinationCompletionStatusIsMissing);">
            <text:p>addToFieldIssueMap(Field.VACCINATION_COMPLETION_STATUS, VaccinationCompletionStatusIsMissing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69]&amp;&quot;, '&quot;&amp;[.I269]&amp;&quot;', '&quot;&amp;[.J269]&amp;&quot;', '&quot;&amp;[.K269]&amp;&quot;', '&quot;&amp;[.L269]&amp;&quot;', '&quot;&amp;[.M269]&amp;&quot;', '&quot;&amp;[.N269]&amp;&quot;');&quot;" office:value-type="string" office:string-value="INSERT INTO dqa_potential_issue(issue_id, target_object, target_field, issue_type, field_value, default_action_code, change_priority) VALUES (269, 'Vaccination', 'completion status', 'is missing', '', 'A', 'May');">
            <text:p>INSERT INTO dqa_potential_issue(issue_id, target_object, target_field, issue_type, field_value, default_action_code, change_priority) VALUES (269, 'Vaccination', 'completion status', 'is missing', '', 'A', 'May');</text:p>
          </table:table-cell>
        </table:table-row>
        <table:table-row table:style-name="ro1">
          <table:table-cell table:formula="of:=ROW()" office:value-type="float" office:value="270">
            <text:p>270</text:p>
          </table:table-cell>
          <table:table-cell table:formula="of:=SUBSTITUTE(SUBSTITUTE(SUBSTITUTE(SUBSTITUTE(PROPER([.I270])&amp;PROPER([.J270])&amp;PROPER([.K270])&amp;PROPER([.L270]);&quot; &quot;;&quot;&quot;);&quot;-&quot;;&quot;&quot;);&quot;.&quot;;&quot;_&quot;);&quot;'&quot;;&quot;&quot;)" office:value-type="string" office:string-value="VaccinationCompletionStatusIsUnrecognized">
            <text:p>VaccinationCompletionStatusIsUnrecognized</text:p>
          </table:table-cell>
          <table:table-cell table:formula="of:=&quot;public PotentialIssue &quot;&amp;[.B270]&amp;&quot; = null;&quot;" office:value-type="string" office:string-value="public PotentialIssue VaccinationCompletionStatusIsUnrecognized = null;">
            <text:p>public PotentialIssue VaccinationCompletionStatusIsUnrecognized = null;</text:p>
          </table:table-cell>
          <table:table-cell table:formula="of:=[.B270]&amp;&quot; = getPotentialIssue(session, &quot;&amp;CHAR(34)&amp;[.I270]&amp;CHAR(34)&amp;&quot;, &quot;&amp;CHAR(34)&amp;SUBSTITUTE([.J270];&quot;''&quot;;&quot;'&quot;)&amp;CHAR(34)&amp;&quot;, &quot;&amp;CHAR(34)&amp;[.K270]&amp;CHAR(34)&amp;&quot;, &quot;&amp;CHAR(34)&amp;[.L270]&amp;CHAR(34)&amp;&quot;);&quot;" office:value-type="string" office:string-value="VaccinationCompletionStatusIsUnrecognized = getPotentialIssue(session, &quot;Vaccination&quot;, &quot;completion status&quot;, &quot;is unrecognized&quot;, &quot;&quot;);">
            <text:p>VaccinationCompletionStatusIsUnrecognized = getPotentialIssue(session, "Vaccination", "completion status", "is unrecognized", "");</text:p>
          </table:table-cell>
          <table:table-cell table:formula="of:=&quot;assertNotNull(pi.&quot;&amp;[.B270]&amp;&quot;);&quot;" office:value-type="string" office:string-value="assertNotNull(pi.VaccinationCompletionStatusIsUnrecognized);">
            <text:p>assertNotNull(pi.VaccinationCompletionStatusIsUnrecognized);</text:p>
          </table:table-cell>
          <table:table-cell table:formula="of:=UPPER(SUBSTITUTE(SUBSTITUTE(SUBSTITUTE([.I270];&quot; &quot;;&quot;_&quot;);&quot;'&quot;;&quot;&quot;);&quot;-&quot;;&quot;_&quot;)&amp;&quot;_&quot;&amp;SUBSTITUTE(SUBSTITUTE(SUBSTITUTE([.J270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69]=[.J270];[.I269]=[.I270]);&quot;&quot;;[.F270]&amp;&quot;,&quot;)">
            <text:p/>
          </table:table-cell>
          <table:table-cell table:formula="of:=&quot;addToFieldIssueMap(Field.&quot;&amp;[.F270]&amp;&quot;, &quot;&amp;[.B270]&amp;&quot;);&quot;" office:value-type="string" office:string-value="addToFieldIssueMap(Field.VACCINATION_COMPLETION_STATUS, VaccinationCompletionStatusIsUnrecognized);">
            <text:p>addToFieldIssueMap(Field.VACCINATION_COMPLETION_STATUS, VaccinationCompletionStatusIsUnrecogniz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70]&amp;&quot;, '&quot;&amp;[.I270]&amp;&quot;', '&quot;&amp;[.J270]&amp;&quot;', '&quot;&amp;[.K270]&amp;&quot;', '&quot;&amp;[.L270]&amp;&quot;', '&quot;&amp;[.M270]&amp;&quot;', '&quot;&amp;[.N270]&amp;&quot;');&quot;" office:value-type="string" office:string-value="INSERT INTO dqa_potential_issue(issue_id, target_object, target_field, issue_type, field_value, default_action_code, change_priority) VALUES (270, 'Vaccination', 'completion status', 'is unrecognized', '', 'E', 'May');">
            <text:p>INSERT INTO dqa_potential_issue(issue_id, target_object, target_field, issue_type, field_value, default_action_code, change_priority) VALUES (270, 'Vaccination', 'completion status', 'is unrecognized', '', 'E', 'May');</text:p>
          </table:table-cell>
        </table:table-row>
        <table:table-row table:style-name="ro1">
          <table:table-cell table:formula="of:=ROW()" office:value-type="float" office:value="271">
            <text:p>271</text:p>
          </table:table-cell>
          <table:table-cell table:formula="of:=SUBSTITUTE(SUBSTITUTE(SUBSTITUTE(SUBSTITUTE(PROPER([.I271])&amp;PROPER([.J271])&amp;PROPER([.K271])&amp;PROPER([.L271]);&quot; &quot;;&quot;&quot;);&quot;-&quot;;&quot;&quot;);&quot;.&quot;;&quot;_&quot;);&quot;'&quot;;&quot;&quot;)" office:value-type="string" office:string-value="VaccinationCompletionStatusIsValuedAsCompleted">
            <text:p>VaccinationCompletionStatusIsValuedAsCompleted</text:p>
          </table:table-cell>
          <table:table-cell table:formula="of:=&quot;public PotentialIssue &quot;&amp;[.B271]&amp;&quot; = null;&quot;" office:value-type="string" office:string-value="public PotentialIssue VaccinationCompletionStatusIsValuedAsCompleted = null;">
            <text:p>public PotentialIssue VaccinationCompletionStatusIsValuedAsCompleted = null;</text:p>
          </table:table-cell>
          <table:table-cell table:formula="of:=[.B271]&amp;&quot; = getPotentialIssue(session, &quot;&amp;CHAR(34)&amp;[.I271]&amp;CHAR(34)&amp;&quot;, &quot;&amp;CHAR(34)&amp;SUBSTITUTE([.J271];&quot;''&quot;;&quot;'&quot;)&amp;CHAR(34)&amp;&quot;, &quot;&amp;CHAR(34)&amp;[.K271]&amp;CHAR(34)&amp;&quot;, &quot;&amp;CHAR(34)&amp;[.L271]&amp;CHAR(34)&amp;&quot;);&quot;" office:value-type="string" office:string-value="VaccinationCompletionStatusIsValuedAsCompleted = getPotentialIssue(session, &quot;Vaccination&quot;, &quot;completion status&quot;, &quot;is valued as&quot;, &quot;completed&quot;);">
            <text:p>VaccinationCompletionStatusIsValuedAsCompleted = getPotentialIssue(session, "Vaccination", "completion status", "is valued as", "completed");</text:p>
          </table:table-cell>
          <table:table-cell table:formula="of:=&quot;assertNotNull(pi.&quot;&amp;[.B271]&amp;&quot;);&quot;" office:value-type="string" office:string-value="assertNotNull(pi.VaccinationCompletionStatusIsValuedAsCompleted);">
            <text:p>assertNotNull(pi.VaccinationCompletionStatusIsValuedAsCompleted);</text:p>
          </table:table-cell>
          <table:table-cell table:formula="of:=UPPER(SUBSTITUTE(SUBSTITUTE(SUBSTITUTE([.I271];&quot; &quot;;&quot;_&quot;);&quot;'&quot;;&quot;&quot;);&quot;-&quot;;&quot;_&quot;)&amp;&quot;_&quot;&amp;SUBSTITUTE(SUBSTITUTE(SUBSTITUTE([.J271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0]=[.J271];[.I270]=[.I271]);&quot;&quot;;[.F271]&amp;&quot;,&quot;)">
            <text:p/>
          </table:table-cell>
          <table:table-cell table:formula="of:=&quot;addToFieldIssueMap(Field.&quot;&amp;[.F271]&amp;&quot;, &quot;&amp;[.B271]&amp;&quot;);&quot;" office:value-type="string" office:string-value="addToFieldIssueMap(Field.VACCINATION_COMPLETION_STATUS, VaccinationCompletionStatusIsValuedAsCompleted);">
            <text:p>addToFieldIssueMap(Field.VACCINATION_COMPLETION_STATUS, VaccinationCompletionStatusIsValuedAsComplet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complet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1]&amp;&quot;, '&quot;&amp;[.I271]&amp;&quot;', '&quot;&amp;[.J271]&amp;&quot;', '&quot;&amp;[.K271]&amp;&quot;', '&quot;&amp;[.L271]&amp;&quot;', '&quot;&amp;[.M271]&amp;&quot;', '&quot;&amp;[.N271]&amp;&quot;');&quot;" office:value-type="string" office:string-value="INSERT INTO dqa_potential_issue(issue_id, target_object, target_field, issue_type, field_value, default_action_code, change_priority) VALUES (271, 'Vaccination', 'completion status', 'is valued as', 'completed', 'A', 'May');">
            <text:p>INSERT INTO dqa_potential_issue(issue_id, target_object, target_field, issue_type, field_value, default_action_code, change_priority) VALUES (271, 'Vaccination', 'completion status', 'is valued as', 'completed', 'A', 'May');</text:p>
          </table:table-cell>
        </table:table-row>
        <table:table-row table:style-name="ro1">
          <table:table-cell table:formula="of:=ROW()" office:value-type="float" office:value="272">
            <text:p>272</text:p>
          </table:table-cell>
          <table:table-cell table:formula="of:=SUBSTITUTE(SUBSTITUTE(SUBSTITUTE(SUBSTITUTE(PROPER([.I272])&amp;PROPER([.J272])&amp;PROPER([.K272])&amp;PROPER([.L272]);&quot; &quot;;&quot;&quot;);&quot;-&quot;;&quot;&quot;);&quot;.&quot;;&quot;_&quot;);&quot;'&quot;;&quot;&quot;)" office:value-type="string" office:string-value="VaccinationCompletionStatusIsValuedAsNotAdministered">
            <text:p>VaccinationCompletionStatusIsValuedAsNotAdministered</text:p>
          </table:table-cell>
          <table:table-cell table:formula="of:=&quot;public PotentialIssue &quot;&amp;[.B272]&amp;&quot; = null;&quot;" office:value-type="string" office:string-value="public PotentialIssue VaccinationCompletionStatusIsValuedAsNotAdministered = null;">
            <text:p>public PotentialIssue VaccinationCompletionStatusIsValuedAsNotAdministered = null;</text:p>
          </table:table-cell>
          <table:table-cell table:formula="of:=[.B272]&amp;&quot; = getPotentialIssue(session, &quot;&amp;CHAR(34)&amp;[.I272]&amp;CHAR(34)&amp;&quot;, &quot;&amp;CHAR(34)&amp;SUBSTITUTE([.J272];&quot;''&quot;;&quot;'&quot;)&amp;CHAR(34)&amp;&quot;, &quot;&amp;CHAR(34)&amp;[.K272]&amp;CHAR(34)&amp;&quot;, &quot;&amp;CHAR(34)&amp;[.L272]&amp;CHAR(34)&amp;&quot;);&quot;" office:value-type="string" office:string-value="VaccinationCompletionStatusIsValuedAsNotAdministered = getPotentialIssue(session, &quot;Vaccination&quot;, &quot;completion status&quot;, &quot;is valued as&quot;, &quot;not administered&quot;);">
            <text:p>VaccinationCompletionStatusIsValuedAsNotAdministered = getPotentialIssue(session, "Vaccination", "completion status", "is valued as", "not administered");</text:p>
          </table:table-cell>
          <table:table-cell table:formula="of:=&quot;assertNotNull(pi.&quot;&amp;[.B272]&amp;&quot;);&quot;" office:value-type="string" office:string-value="assertNotNull(pi.VaccinationCompletionStatusIsValuedAsNotAdministered);">
            <text:p>assertNotNull(pi.VaccinationCompletionStatusIsValuedAsNotAdministered);</text:p>
          </table:table-cell>
          <table:table-cell table:formula="of:=UPPER(SUBSTITUTE(SUBSTITUTE(SUBSTITUTE([.I272];&quot; &quot;;&quot;_&quot;);&quot;'&quot;;&quot;&quot;);&quot;-&quot;;&quot;_&quot;)&amp;&quot;_&quot;&amp;SUBSTITUTE(SUBSTITUTE(SUBSTITUTE([.J272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1]=[.J272];[.I271]=[.I272]);&quot;&quot;;[.F272]&amp;&quot;,&quot;)">
            <text:p/>
          </table:table-cell>
          <table:table-cell table:formula="of:=&quot;addToFieldIssueMap(Field.&quot;&amp;[.F272]&amp;&quot;, &quot;&amp;[.B272]&amp;&quot;);&quot;" office:value-type="string" office:string-value="addToFieldIssueMap(Field.VACCINATION_COMPLETION_STATUS, VaccinationCompletionStatusIsValuedAsNotAdministered);">
            <text:p>addToFieldIssueMap(Field.VACCINATION_COMPLETION_STATUS, VaccinationCompletionStatusIsValuedAsNotAdministe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2]&amp;&quot;, '&quot;&amp;[.I272]&amp;&quot;', '&quot;&amp;[.J272]&amp;&quot;', '&quot;&amp;[.K272]&amp;&quot;', '&quot;&amp;[.L272]&amp;&quot;', '&quot;&amp;[.M272]&amp;&quot;', '&quot;&amp;[.N272]&amp;&quot;');&quot;" office:value-type="string" office:string-value="INSERT INTO dqa_potential_issue(issue_id, target_object, target_field, issue_type, field_value, default_action_code, change_priority) VALUES (272, 'Vaccination', 'completion status', 'is valued as', 'not administered', 'A', 'May');">
            <text:p>INSERT INTO dqa_potential_issue(issue_id, target_object, target_field, issue_type, field_value, default_action_code, change_priority) VALUES (272, 'Vaccination', 'completion status', 'is valued as', 'not administered', 'A', 'May');</text:p>
          </table:table-cell>
        </table:table-row>
        <table:table-row table:style-name="ro1">
          <table:table-cell table:formula="of:=ROW()" office:value-type="float" office:value="273">
            <text:p>273</text:p>
          </table:table-cell>
          <table:table-cell table:formula="of:=SUBSTITUTE(SUBSTITUTE(SUBSTITUTE(SUBSTITUTE(PROPER([.I273])&amp;PROPER([.J273])&amp;PROPER([.K273])&amp;PROPER([.L273]);&quot; &quot;;&quot;&quot;);&quot;-&quot;;&quot;&quot;);&quot;.&quot;;&quot;_&quot;);&quot;'&quot;;&quot;&quot;)" office:value-type="string" office:string-value="VaccinationCompletionStatusIsValuedAsPartiallyAdministered">
            <text:p>VaccinationCompletionStatusIsValuedAsPartiallyAdministered</text:p>
          </table:table-cell>
          <table:table-cell table:formula="of:=&quot;public PotentialIssue &quot;&amp;[.B273]&amp;&quot; = null;&quot;" office:value-type="string" office:string-value="public PotentialIssue VaccinationCompletionStatusIsValuedAsPartiallyAdministered = null;">
            <text:p>public PotentialIssue VaccinationCompletionStatusIsValuedAsPartiallyAdministered = null;</text:p>
          </table:table-cell>
          <table:table-cell table:formula="of:=[.B273]&amp;&quot; = getPotentialIssue(session, &quot;&amp;CHAR(34)&amp;[.I273]&amp;CHAR(34)&amp;&quot;, &quot;&amp;CHAR(34)&amp;SUBSTITUTE([.J273];&quot;''&quot;;&quot;'&quot;)&amp;CHAR(34)&amp;&quot;, &quot;&amp;CHAR(34)&amp;[.K273]&amp;CHAR(34)&amp;&quot;, &quot;&amp;CHAR(34)&amp;[.L273]&amp;CHAR(34)&amp;&quot;);&quot;" office:value-type="string" office:string-value="VaccinationCompletionStatusIsValuedAsPartiallyAdministered = getPotentialIssue(session, &quot;Vaccination&quot;, &quot;completion status&quot;, &quot;is valued as&quot;, &quot;partially administered&quot;);">
            <text:p>VaccinationCompletionStatusIsValuedAsPartiallyAdministered = getPotentialIssue(session, "Vaccination", "completion status", "is valued as", "partially administered");</text:p>
          </table:table-cell>
          <table:table-cell table:formula="of:=&quot;assertNotNull(pi.&quot;&amp;[.B273]&amp;&quot;);&quot;" office:value-type="string" office:string-value="assertNotNull(pi.VaccinationCompletionStatusIsValuedAsPartiallyAdministered);">
            <text:p>assertNotNull(pi.VaccinationCompletionStatusIsValuedAsPartiallyAdministered);</text:p>
          </table:table-cell>
          <table:table-cell table:formula="of:=UPPER(SUBSTITUTE(SUBSTITUTE(SUBSTITUTE([.I273];&quot; &quot;;&quot;_&quot;);&quot;'&quot;;&quot;&quot;);&quot;-&quot;;&quot;_&quot;)&amp;&quot;_&quot;&amp;SUBSTITUTE(SUBSTITUTE(SUBSTITUTE([.J273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2]=[.J273];[.I272]=[.I273]);&quot;&quot;;[.F273]&amp;&quot;,&quot;)">
            <text:p/>
          </table:table-cell>
          <table:table-cell table:formula="of:=&quot;addToFieldIssueMap(Field.&quot;&amp;[.F273]&amp;&quot;, &quot;&amp;[.B273]&amp;&quot;);&quot;" office:value-type="string" office:string-value="addToFieldIssueMap(Field.VACCINATION_COMPLETION_STATUS, VaccinationCompletionStatusIsValuedAsPartiallyAdministered);">
            <text:p>addToFieldIssueMap(Field.VACCINATION_COMPLETION_STATUS, VaccinationCompletionStatusIsValuedAsPartiallyAdminister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partially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3]&amp;&quot;, '&quot;&amp;[.I273]&amp;&quot;', '&quot;&amp;[.J273]&amp;&quot;', '&quot;&amp;[.K273]&amp;&quot;', '&quot;&amp;[.L273]&amp;&quot;', '&quot;&amp;[.M273]&amp;&quot;', '&quot;&amp;[.N273]&amp;&quot;');&quot;" office:value-type="string" office:string-value="INSERT INTO dqa_potential_issue(issue_id, target_object, target_field, issue_type, field_value, default_action_code, change_priority) VALUES (273, 'Vaccination', 'completion status', 'is valued as', 'partially administered', 'A', 'May');">
            <text:p>INSERT INTO dqa_potential_issue(issue_id, target_object, target_field, issue_type, field_value, default_action_code, change_priority) VALUES (273, 'Vaccination', 'completion status', 'is valued as', 'partially administered', 'A', 'May');</text:p>
          </table:table-cell>
        </table:table-row>
        <table:table-row table:style-name="ro1">
          <table:table-cell table:formula="of:=ROW()" office:value-type="float" office:value="274">
            <text:p>274</text:p>
          </table:table-cell>
          <table:table-cell table:formula="of:=SUBSTITUTE(SUBSTITUTE(SUBSTITUTE(SUBSTITUTE(PROPER([.I274])&amp;PROPER([.J274])&amp;PROPER([.K274])&amp;PROPER([.L274]);&quot; &quot;;&quot;&quot;);&quot;-&quot;;&quot;&quot;);&quot;.&quot;;&quot;_&quot;);&quot;'&quot;;&quot;&quot;)" office:value-type="string" office:string-value="VaccinationCompletionStatusIsValuedAsRefused">
            <text:p>VaccinationCompletionStatusIsValuedAsRefused</text:p>
          </table:table-cell>
          <table:table-cell table:formula="of:=&quot;public PotentialIssue &quot;&amp;[.B274]&amp;&quot; = null;&quot;" office:value-type="string" office:string-value="public PotentialIssue VaccinationCompletionStatusIsValuedAsRefused = null;">
            <text:p>public PotentialIssue VaccinationCompletionStatusIsValuedAsRefused = null;</text:p>
          </table:table-cell>
          <table:table-cell table:formula="of:=[.B274]&amp;&quot; = getPotentialIssue(session, &quot;&amp;CHAR(34)&amp;[.I274]&amp;CHAR(34)&amp;&quot;, &quot;&amp;CHAR(34)&amp;SUBSTITUTE([.J274];&quot;''&quot;;&quot;'&quot;)&amp;CHAR(34)&amp;&quot;, &quot;&amp;CHAR(34)&amp;[.K274]&amp;CHAR(34)&amp;&quot;, &quot;&amp;CHAR(34)&amp;[.L274]&amp;CHAR(34)&amp;&quot;);&quot;" office:value-type="string" office:string-value="VaccinationCompletionStatusIsValuedAsRefused = getPotentialIssue(session, &quot;Vaccination&quot;, &quot;completion status&quot;, &quot;is valued as&quot;, &quot;refused&quot;);">
            <text:p>VaccinationCompletionStatusIsValuedAsRefused = getPotentialIssue(session, "Vaccination", "completion status", "is valued as", "refused");</text:p>
          </table:table-cell>
          <table:table-cell table:formula="of:=&quot;assertNotNull(pi.&quot;&amp;[.B274]&amp;&quot;);&quot;" office:value-type="string" office:string-value="assertNotNull(pi.VaccinationCompletionStatusIsValuedAsRefused);">
            <text:p>assertNotNull(pi.VaccinationCompletionStatusIsValuedAsRefused);</text:p>
          </table:table-cell>
          <table:table-cell table:formula="of:=UPPER(SUBSTITUTE(SUBSTITUTE(SUBSTITUTE([.I274];&quot; &quot;;&quot;_&quot;);&quot;'&quot;;&quot;&quot;);&quot;-&quot;;&quot;_&quot;)&amp;&quot;_&quot;&amp;SUBSTITUTE(SUBSTITUTE(SUBSTITUTE([.J274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table:formula="of:=IF(AND([.J273]=[.J274];[.I273]=[.I274]);&quot;&quot;;[.F274]&amp;&quot;,&quot;)">
            <text:p/>
          </table:table-cell>
          <table:table-cell table:formula="of:=&quot;addToFieldIssueMap(Field.&quot;&amp;[.F274]&amp;&quot;, &quot;&amp;[.B274]&amp;&quot;);&quot;" office:value-type="string" office:string-value="addToFieldIssueMap(Field.VACCINATION_COMPLETION_STATUS, VaccinationCompletionStatusIsValuedAsRefused);">
            <text:p>addToFieldIssueMap(Field.VACCINATION_COMPLETION_STATUS, VaccinationCompletionStatusIsValuedAsRefused);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refus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4]&amp;&quot;, '&quot;&amp;[.I274]&amp;&quot;', '&quot;&amp;[.J274]&amp;&quot;', '&quot;&amp;[.K274]&amp;&quot;', '&quot;&amp;[.L274]&amp;&quot;', '&quot;&amp;[.M274]&amp;&quot;', '&quot;&amp;[.N274]&amp;&quot;');&quot;" office:value-type="string" office:string-value="INSERT INTO dqa_potential_issue(issue_id, target_object, target_field, issue_type, field_value, default_action_code, change_priority) VALUES (274, 'Vaccination', 'completion status', 'is valued as', 'refused', 'A', 'May');">
            <text:p>INSERT INTO dqa_potential_issue(issue_id, target_object, target_field, issue_type, field_value, default_action_code, change_priority) VALUES (274, 'Vaccination', 'completion status', 'is valued as', 'refused', 'A', 'May');</text:p>
          </table:table-cell>
        </table:table-row>
        <table:table-row table:style-name="ro1">
          <table:table-cell table:formula="of:=ROW()" office:value-type="float" office:value="275">
            <text:p>275</text:p>
          </table:table-cell>
          <table:table-cell table:formula="of:=SUBSTITUTE(SUBSTITUTE(SUBSTITUTE(SUBSTITUTE(PROPER([.I275])&amp;PROPER([.J275])&amp;PROPER([.K275])&amp;PROPER([.L275]);&quot; &quot;;&quot;&quot;);&quot;-&quot;;&quot;&quot;);&quot;.&quot;;&quot;_&quot;);&quot;'&quot;;&quot;&quot;)" office:value-type="string" office:string-value="VaccinationConfidentialityCodeIsDeprecated">
            <text:p>VaccinationConfidentialityCodeIsDeprecated</text:p>
          </table:table-cell>
          <table:table-cell table:formula="of:=&quot;public PotentialIssue &quot;&amp;[.B275]&amp;&quot; = null;&quot;" office:value-type="string" office:string-value="public PotentialIssue VaccinationConfidentialityCodeIsDeprecated = null;">
            <text:p>public PotentialIssue VaccinationConfidentialityCodeIsDeprecated = null;</text:p>
          </table:table-cell>
          <table:table-cell table:formula="of:=[.B275]&amp;&quot; = getPotentialIssue(session, &quot;&amp;CHAR(34)&amp;[.I275]&amp;CHAR(34)&amp;&quot;, &quot;&amp;CHAR(34)&amp;SUBSTITUTE([.J275];&quot;''&quot;;&quot;'&quot;)&amp;CHAR(34)&amp;&quot;, &quot;&amp;CHAR(34)&amp;[.K275]&amp;CHAR(34)&amp;&quot;, &quot;&amp;CHAR(34)&amp;[.L275]&amp;CHAR(34)&amp;&quot;);&quot;" office:value-type="string" office:string-value="VaccinationConfidentialityCodeIsDeprecated = getPotentialIssue(session, &quot;Vaccination&quot;, &quot;confidentiality code&quot;, &quot;is deprecated&quot;, &quot;&quot;);">
            <text:p>VaccinationConfidentialityCodeIsDeprecated = getPotentialIssue(session, "Vaccination", "confidentiality code", "is deprecated", "");</text:p>
          </table:table-cell>
          <table:table-cell table:formula="of:=&quot;assertNotNull(pi.&quot;&amp;[.B275]&amp;&quot;);&quot;" office:value-type="string" office:string-value="assertNotNull(pi.VaccinationConfidentialityCodeIsDeprecated);">
            <text:p>assertNotNull(pi.VaccinationConfidentialityCodeIsDeprecated);</text:p>
          </table:table-cell>
          <table:table-cell table:formula="of:=UPPER(SUBSTITUTE(SUBSTITUTE(SUBSTITUTE([.I275];&quot; &quot;;&quot;_&quot;);&quot;'&quot;;&quot;&quot;);&quot;-&quot;;&quot;_&quot;)&amp;&quot;_&quot;&amp;SUBSTITUTE(SUBSTITUTE(SUBSTITUTE([.J275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4]=[.J275];[.I274]=[.I275]);&quot;&quot;;[.F275]&amp;&quot;,&quot;)" office:value-type="string" office:string-value="VACCINATION_CONFIDENTIALITY_CODE,">
            <text:p>VACCINATION_CONFIDENTIALITY_CODE,</text:p>
          </table:table-cell>
          <table:table-cell table:formula="of:=&quot;addToFieldIssueMap(Field.&quot;&amp;[.F275]&amp;&quot;, &quot;&amp;[.B275]&amp;&quot;);&quot;" office:value-type="string" office:string-value="addToFieldIssueMap(Field.VACCINATION_CONFIDENTIALITY_CODE, VaccinationConfidentialityCodeIsDeprecated);">
            <text:p>addToFieldIssueMap(Field.VACCINATION_CONFIDENTIALITY_CODE, VaccinationConfidentialityCodeIsDeprecat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75]&amp;&quot;, '&quot;&amp;[.I275]&amp;&quot;', '&quot;&amp;[.J275]&amp;&quot;', '&quot;&amp;[.K275]&amp;&quot;', '&quot;&amp;[.L275]&amp;&quot;', '&quot;&amp;[.M275]&amp;&quot;', '&quot;&amp;[.N275]&amp;&quot;');&quot;" office:value-type="string" office:string-value="INSERT INTO dqa_potential_issue(issue_id, target_object, target_field, issue_type, field_value, default_action_code, change_priority) VALUES (275, 'Vaccination', 'confidentiality code', 'is deprecated', '', 'W', 'May');">
            <text:p>INSERT INTO dqa_potential_issue(issue_id, target_object, target_field, issue_type, field_value, default_action_code, change_priority) VALUES (275, 'Vaccination', 'confidentiality code', 'is deprecated', '', 'W', 'May');</text:p>
          </table:table-cell>
        </table:table-row>
        <table:table-row table:style-name="ro1">
          <table:table-cell table:formula="of:=ROW()" office:value-type="float" office:value="276">
            <text:p>276</text:p>
          </table:table-cell>
          <table:table-cell table:formula="of:=SUBSTITUTE(SUBSTITUTE(SUBSTITUTE(SUBSTITUTE(PROPER([.I276])&amp;PROPER([.J276])&amp;PROPER([.K276])&amp;PROPER([.L276]);&quot; &quot;;&quot;&quot;);&quot;-&quot;;&quot;&quot;);&quot;.&quot;;&quot;_&quot;);&quot;'&quot;;&quot;&quot;)" office:value-type="string" office:string-value="VaccinationConfidentialityCodeIsIgnored">
            <text:p>VaccinationConfidentialityCodeIsIgnored</text:p>
          </table:table-cell>
          <table:table-cell table:formula="of:=&quot;public PotentialIssue &quot;&amp;[.B276]&amp;&quot; = null;&quot;" office:value-type="string" office:string-value="public PotentialIssue VaccinationConfidentialityCodeIsIgnored = null;">
            <text:p>public PotentialIssue VaccinationConfidentialityCodeIsIgnored = null;</text:p>
          </table:table-cell>
          <table:table-cell table:formula="of:=[.B276]&amp;&quot; = getPotentialIssue(session, &quot;&amp;CHAR(34)&amp;[.I276]&amp;CHAR(34)&amp;&quot;, &quot;&amp;CHAR(34)&amp;SUBSTITUTE([.J276];&quot;''&quot;;&quot;'&quot;)&amp;CHAR(34)&amp;&quot;, &quot;&amp;CHAR(34)&amp;[.K276]&amp;CHAR(34)&amp;&quot;, &quot;&amp;CHAR(34)&amp;[.L276]&amp;CHAR(34)&amp;&quot;);&quot;" office:value-type="string" office:string-value="VaccinationConfidentialityCodeIsIgnored = getPotentialIssue(session, &quot;Vaccination&quot;, &quot;confidentiality code&quot;, &quot;is ignored&quot;, &quot;&quot;);">
            <text:p>VaccinationConfidentialityCodeIsIgnored = getPotentialIssue(session, "Vaccination", "confidentiality code", "is ignored", "");</text:p>
          </table:table-cell>
          <table:table-cell table:formula="of:=&quot;assertNotNull(pi.&quot;&amp;[.B276]&amp;&quot;);&quot;" office:value-type="string" office:string-value="assertNotNull(pi.VaccinationConfidentialityCodeIsIgnored);">
            <text:p>assertNotNull(pi.VaccinationConfidentialityCodeIsIgnored);</text:p>
          </table:table-cell>
          <table:table-cell table:formula="of:=UPPER(SUBSTITUTE(SUBSTITUTE(SUBSTITUTE([.I276];&quot; &quot;;&quot;_&quot;);&quot;'&quot;;&quot;&quot;);&quot;-&quot;;&quot;_&quot;)&amp;&quot;_&quot;&amp;SUBSTITUTE(SUBSTITUTE(SUBSTITUTE([.J276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5]=[.J276];[.I275]=[.I276]);&quot;&quot;;[.F276]&amp;&quot;,&quot;)">
            <text:p/>
          </table:table-cell>
          <table:table-cell table:formula="of:=&quot;addToFieldIssueMap(Field.&quot;&amp;[.F276]&amp;&quot;, &quot;&amp;[.B276]&amp;&quot;);&quot;" office:value-type="string" office:string-value="addToFieldIssueMap(Field.VACCINATION_CONFIDENTIALITY_CODE, VaccinationConfidentialityCodeIsIgnored);">
            <text:p>addToFieldIssueMap(Field.VACCINATION_CONFIDENTIALITY_CODE, VaccinationConfidentialityCodeIsIgnor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76]&amp;&quot;, '&quot;&amp;[.I276]&amp;&quot;', '&quot;&amp;[.J276]&amp;&quot;', '&quot;&amp;[.K276]&amp;&quot;', '&quot;&amp;[.L276]&amp;&quot;', '&quot;&amp;[.M276]&amp;&quot;', '&quot;&amp;[.N276]&amp;&quot;');&quot;" office:value-type="string" office:string-value="INSERT INTO dqa_potential_issue(issue_id, target_object, target_field, issue_type, field_value, default_action_code, change_priority) VALUES (276, 'Vaccination', 'confidentiality code', 'is ignored', '', 'S', 'May');">
            <text:p>INSERT INTO dqa_potential_issue(issue_id, target_object, target_field, issue_type, field_value, default_action_code, change_priority) VALUES (276, 'Vaccination', 'confidentiality code', 'is ignored', '', 'S', 'May');</text:p>
          </table:table-cell>
        </table:table-row>
        <table:table-row table:style-name="ro1">
          <table:table-cell table:formula="of:=ROW()" office:value-type="float" office:value="277">
            <text:p>277</text:p>
          </table:table-cell>
          <table:table-cell table:formula="of:=SUBSTITUTE(SUBSTITUTE(SUBSTITUTE(SUBSTITUTE(PROPER([.I277])&amp;PROPER([.J277])&amp;PROPER([.K277])&amp;PROPER([.L277]);&quot; &quot;;&quot;&quot;);&quot;-&quot;;&quot;&quot;);&quot;.&quot;;&quot;_&quot;);&quot;'&quot;;&quot;&quot;)" office:value-type="string" office:string-value="VaccinationConfidentialityCodeIsInvalid">
            <text:p>VaccinationConfidentialityCodeIsInvalid</text:p>
          </table:table-cell>
          <table:table-cell table:formula="of:=&quot;public PotentialIssue &quot;&amp;[.B277]&amp;&quot; = null;&quot;" office:value-type="string" office:string-value="public PotentialIssue VaccinationConfidentialityCodeIsInvalid = null;">
            <text:p>public PotentialIssue VaccinationConfidentialityCodeIsInvalid = null;</text:p>
          </table:table-cell>
          <table:table-cell table:formula="of:=[.B277]&amp;&quot; = getPotentialIssue(session, &quot;&amp;CHAR(34)&amp;[.I277]&amp;CHAR(34)&amp;&quot;, &quot;&amp;CHAR(34)&amp;SUBSTITUTE([.J277];&quot;''&quot;;&quot;'&quot;)&amp;CHAR(34)&amp;&quot;, &quot;&amp;CHAR(34)&amp;[.K277]&amp;CHAR(34)&amp;&quot;, &quot;&amp;CHAR(34)&amp;[.L277]&amp;CHAR(34)&amp;&quot;);&quot;" office:value-type="string" office:string-value="VaccinationConfidentialityCodeIsInvalid = getPotentialIssue(session, &quot;Vaccination&quot;, &quot;confidentiality code&quot;, &quot;is invalid&quot;, &quot;&quot;);">
            <text:p>VaccinationConfidentialityCodeIsInvalid = getPotentialIssue(session, "Vaccination", "confidentiality code", "is invalid", "");</text:p>
          </table:table-cell>
          <table:table-cell table:formula="of:=&quot;assertNotNull(pi.&quot;&amp;[.B277]&amp;&quot;);&quot;" office:value-type="string" office:string-value="assertNotNull(pi.VaccinationConfidentialityCodeIsInvalid);">
            <text:p>assertNotNull(pi.VaccinationConfidentialityCodeIsInvalid);</text:p>
          </table:table-cell>
          <table:table-cell table:formula="of:=UPPER(SUBSTITUTE(SUBSTITUTE(SUBSTITUTE([.I277];&quot; &quot;;&quot;_&quot;);&quot;'&quot;;&quot;&quot;);&quot;-&quot;;&quot;_&quot;)&amp;&quot;_&quot;&amp;SUBSTITUTE(SUBSTITUTE(SUBSTITUTE([.J277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6]=[.J277];[.I276]=[.I277]);&quot;&quot;;[.F277]&amp;&quot;,&quot;)">
            <text:p/>
          </table:table-cell>
          <table:table-cell table:formula="of:=&quot;addToFieldIssueMap(Field.&quot;&amp;[.F277]&amp;&quot;, &quot;&amp;[.B277]&amp;&quot;);&quot;" office:value-type="string" office:string-value="addToFieldIssueMap(Field.VACCINATION_CONFIDENTIALITY_CODE, VaccinationConfidentialityCodeIsInvalid);">
            <text:p>addToFieldIssueMap(Field.VACCINATION_CONFIDENTIALITY_CODE, VaccinationConfidentialityCodeIsInvali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77]&amp;&quot;, '&quot;&amp;[.I277]&amp;&quot;', '&quot;&amp;[.J277]&amp;&quot;', '&quot;&amp;[.K277]&amp;&quot;', '&quot;&amp;[.L277]&amp;&quot;', '&quot;&amp;[.M277]&amp;&quot;', '&quot;&amp;[.N277]&amp;&quot;');&quot;" office:value-type="string" office:string-value="INSERT INTO dqa_potential_issue(issue_id, target_object, target_field, issue_type, field_value, default_action_code, change_priority) VALUES (277, 'Vaccination', 'confidentiality code', 'is invalid', '', 'E', 'May');">
            <text:p>INSERT INTO dqa_potential_issue(issue_id, target_object, target_field, issue_type, field_value, default_action_code, change_priority) VALUES (277, 'Vaccination', 'confidentiality code', 'is invalid', '', 'E', 'May');</text:p>
          </table:table-cell>
        </table:table-row>
        <table:table-row table:style-name="ro1">
          <table:table-cell table:formula="of:=ROW()" office:value-type="float" office:value="278">
            <text:p>278</text:p>
          </table:table-cell>
          <table:table-cell table:formula="of:=SUBSTITUTE(SUBSTITUTE(SUBSTITUTE(SUBSTITUTE(PROPER([.I278])&amp;PROPER([.J278])&amp;PROPER([.K278])&amp;PROPER([.L278]);&quot; &quot;;&quot;&quot;);&quot;-&quot;;&quot;&quot;);&quot;.&quot;;&quot;_&quot;);&quot;'&quot;;&quot;&quot;)" office:value-type="string" office:string-value="VaccinationConfidentialityCodeIsMissing">
            <text:p>VaccinationConfidentialityCodeIsMissing</text:p>
          </table:table-cell>
          <table:table-cell table:formula="of:=&quot;public PotentialIssue &quot;&amp;[.B278]&amp;&quot; = null;&quot;" office:value-type="string" office:string-value="public PotentialIssue VaccinationConfidentialityCodeIsMissing = null;">
            <text:p>public PotentialIssue VaccinationConfidentialityCodeIsMissing = null;</text:p>
          </table:table-cell>
          <table:table-cell table:formula="of:=[.B278]&amp;&quot; = getPotentialIssue(session, &quot;&amp;CHAR(34)&amp;[.I278]&amp;CHAR(34)&amp;&quot;, &quot;&amp;CHAR(34)&amp;SUBSTITUTE([.J278];&quot;''&quot;;&quot;'&quot;)&amp;CHAR(34)&amp;&quot;, &quot;&amp;CHAR(34)&amp;[.K278]&amp;CHAR(34)&amp;&quot;, &quot;&amp;CHAR(34)&amp;[.L278]&amp;CHAR(34)&amp;&quot;);&quot;" office:value-type="string" office:string-value="VaccinationConfidentialityCodeIsMissing = getPotentialIssue(session, &quot;Vaccination&quot;, &quot;confidentiality code&quot;, &quot;is missing&quot;, &quot;&quot;);">
            <text:p>VaccinationConfidentialityCodeIsMissing = getPotentialIssue(session, "Vaccination", "confidentiality code", "is missing", "");</text:p>
          </table:table-cell>
          <table:table-cell table:formula="of:=&quot;assertNotNull(pi.&quot;&amp;[.B278]&amp;&quot;);&quot;" office:value-type="string" office:string-value="assertNotNull(pi.VaccinationConfidentialityCodeIsMissing);">
            <text:p>assertNotNull(pi.VaccinationConfidentialityCodeIsMissing);</text:p>
          </table:table-cell>
          <table:table-cell table:formula="of:=UPPER(SUBSTITUTE(SUBSTITUTE(SUBSTITUTE([.I278];&quot; &quot;;&quot;_&quot;);&quot;'&quot;;&quot;&quot;);&quot;-&quot;;&quot;_&quot;)&amp;&quot;_&quot;&amp;SUBSTITUTE(SUBSTITUTE(SUBSTITUTE([.J278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7]=[.J278];[.I277]=[.I278]);&quot;&quot;;[.F278]&amp;&quot;,&quot;)">
            <text:p/>
          </table:table-cell>
          <table:table-cell table:formula="of:=&quot;addToFieldIssueMap(Field.&quot;&amp;[.F278]&amp;&quot;, &quot;&amp;[.B278]&amp;&quot;);&quot;" office:value-type="string" office:string-value="addToFieldIssueMap(Field.VACCINATION_CONFIDENTIALITY_CODE, VaccinationConfidentialityCodeIsMissing);">
            <text:p>addToFieldIssueMap(Field.VACCINATION_CONFIDENTIALITY_CODE, VaccinationConfidentialityCodeIsMissing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78]&amp;&quot;, '&quot;&amp;[.I278]&amp;&quot;', '&quot;&amp;[.J278]&amp;&quot;', '&quot;&amp;[.K278]&amp;&quot;', '&quot;&amp;[.L278]&amp;&quot;', '&quot;&amp;[.M278]&amp;&quot;', '&quot;&amp;[.N278]&amp;&quot;');&quot;" office:value-type="string" office:string-value="INSERT INTO dqa_potential_issue(issue_id, target_object, target_field, issue_type, field_value, default_action_code, change_priority) VALUES (278, 'Vaccination', 'confidentiality code', 'is missing', '', 'A', 'May');">
            <text:p>INSERT INTO dqa_potential_issue(issue_id, target_object, target_field, issue_type, field_value, default_action_code, change_priority) VALUES (278, 'Vaccination', 'confidentiality code', 'is missing', '', 'A', 'May');</text:p>
          </table:table-cell>
        </table:table-row>
        <table:table-row table:style-name="ro1">
          <table:table-cell table:formula="of:=ROW()" office:value-type="float" office:value="279">
            <text:p>279</text:p>
          </table:table-cell>
          <table:table-cell table:formula="of:=SUBSTITUTE(SUBSTITUTE(SUBSTITUTE(SUBSTITUTE(PROPER([.I279])&amp;PROPER([.J279])&amp;PROPER([.K279])&amp;PROPER([.L279]);&quot; &quot;;&quot;&quot;);&quot;-&quot;;&quot;&quot;);&quot;.&quot;;&quot;_&quot;);&quot;'&quot;;&quot;&quot;)" office:value-type="string" office:string-value="VaccinationConfidentialityCodeIsUnrecognized">
            <text:p>VaccinationConfidentialityCodeIsUnrecognized</text:p>
          </table:table-cell>
          <table:table-cell table:formula="of:=&quot;public PotentialIssue &quot;&amp;[.B279]&amp;&quot; = null;&quot;" office:value-type="string" office:string-value="public PotentialIssue VaccinationConfidentialityCodeIsUnrecognized = null;">
            <text:p>public PotentialIssue VaccinationConfidentialityCodeIsUnrecognized = null;</text:p>
          </table:table-cell>
          <table:table-cell table:formula="of:=[.B279]&amp;&quot; = getPotentialIssue(session, &quot;&amp;CHAR(34)&amp;[.I279]&amp;CHAR(34)&amp;&quot;, &quot;&amp;CHAR(34)&amp;SUBSTITUTE([.J279];&quot;''&quot;;&quot;'&quot;)&amp;CHAR(34)&amp;&quot;, &quot;&amp;CHAR(34)&amp;[.K279]&amp;CHAR(34)&amp;&quot;, &quot;&amp;CHAR(34)&amp;[.L279]&amp;CHAR(34)&amp;&quot;);&quot;" office:value-type="string" office:string-value="VaccinationConfidentialityCodeIsUnrecognized = getPotentialIssue(session, &quot;Vaccination&quot;, &quot;confidentiality code&quot;, &quot;is unrecognized&quot;, &quot;&quot;);">
            <text:p>VaccinationConfidentialityCodeIsUnrecognized = getPotentialIssue(session, "Vaccination", "confidentiality code", "is unrecognized", "");</text:p>
          </table:table-cell>
          <table:table-cell table:formula="of:=&quot;assertNotNull(pi.&quot;&amp;[.B279]&amp;&quot;);&quot;" office:value-type="string" office:string-value="assertNotNull(pi.VaccinationConfidentialityCodeIsUnrecognized);">
            <text:p>assertNotNull(pi.VaccinationConfidentialityCodeIsUnrecognized);</text:p>
          </table:table-cell>
          <table:table-cell table:formula="of:=UPPER(SUBSTITUTE(SUBSTITUTE(SUBSTITUTE([.I279];&quot; &quot;;&quot;_&quot;);&quot;'&quot;;&quot;&quot;);&quot;-&quot;;&quot;_&quot;)&amp;&quot;_&quot;&amp;SUBSTITUTE(SUBSTITUTE(SUBSTITUTE([.J279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8]=[.J279];[.I278]=[.I279]);&quot;&quot;;[.F279]&amp;&quot;,&quot;)">
            <text:p/>
          </table:table-cell>
          <table:table-cell table:formula="of:=&quot;addToFieldIssueMap(Field.&quot;&amp;[.F279]&amp;&quot;, &quot;&amp;[.B279]&amp;&quot;);&quot;" office:value-type="string" office:string-value="addToFieldIssueMap(Field.VACCINATION_CONFIDENTIALITY_CODE, VaccinationConfidentialityCodeIsUnrecognized);">
            <text:p>addToFieldIssueMap(Field.VACCINATION_CONFIDENTIALITY_CODE, VaccinationConfidentialityCodeIsUnrecogniz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79]&amp;&quot;, '&quot;&amp;[.I279]&amp;&quot;', '&quot;&amp;[.J279]&amp;&quot;', '&quot;&amp;[.K279]&amp;&quot;', '&quot;&amp;[.L279]&amp;&quot;', '&quot;&amp;[.M279]&amp;&quot;', '&quot;&amp;[.N279]&amp;&quot;');&quot;" office:value-type="string" office:string-value="INSERT INTO dqa_potential_issue(issue_id, target_object, target_field, issue_type, field_value, default_action_code, change_priority) VALUES (279, 'Vaccination', 'confidentiality code', 'is unrecognized', '', 'W', 'May');">
            <text:p>INSERT INTO dqa_potential_issue(issue_id, target_object, target_field, issue_type, field_value, default_action_code, change_priority) VALUES (279, 'Vaccination', 'confidentiality code', 'is unrecognized', '', 'W', 'May');</text:p>
          </table:table-cell>
        </table:table-row>
        <table:table-row table:style-name="ro1">
          <table:table-cell table:formula="of:=ROW()" office:value-type="float" office:value="280">
            <text:p>280</text:p>
          </table:table-cell>
          <table:table-cell table:formula="of:=SUBSTITUTE(SUBSTITUTE(SUBSTITUTE(SUBSTITUTE(PROPER([.I280])&amp;PROPER([.J280])&amp;PROPER([.K280])&amp;PROPER([.L280]);&quot; &quot;;&quot;&quot;);&quot;-&quot;;&quot;&quot;);&quot;.&quot;;&quot;_&quot;);&quot;'&quot;;&quot;&quot;)" office:value-type="string" office:string-value="VaccinationConfidentialityCodeIsValuedAsRestricted">
            <text:p>VaccinationConfidentialityCodeIsValuedAsRestricted</text:p>
          </table:table-cell>
          <table:table-cell table:formula="of:=&quot;public PotentialIssue &quot;&amp;[.B280]&amp;&quot; = null;&quot;" office:value-type="string" office:string-value="public PotentialIssue VaccinationConfidentialityCodeIsValuedAsRestricted = null;">
            <text:p>public PotentialIssue VaccinationConfidentialityCodeIsValuedAsRestricted = null;</text:p>
          </table:table-cell>
          <table:table-cell table:formula="of:=[.B280]&amp;&quot; = getPotentialIssue(session, &quot;&amp;CHAR(34)&amp;[.I280]&amp;CHAR(34)&amp;&quot;, &quot;&amp;CHAR(34)&amp;SUBSTITUTE([.J280];&quot;''&quot;;&quot;'&quot;)&amp;CHAR(34)&amp;&quot;, &quot;&amp;CHAR(34)&amp;[.K280]&amp;CHAR(34)&amp;&quot;, &quot;&amp;CHAR(34)&amp;[.L280]&amp;CHAR(34)&amp;&quot;);&quot;" office:value-type="string" office:string-value="VaccinationConfidentialityCodeIsValuedAsRestricted = getPotentialIssue(session, &quot;Vaccination&quot;, &quot;confidentiality code&quot;, &quot;is valued as&quot;, &quot;restricted&quot;);">
            <text:p>VaccinationConfidentialityCodeIsValuedAsRestricted = getPotentialIssue(session, "Vaccination", "confidentiality code", "is valued as", "restricted");</text:p>
          </table:table-cell>
          <table:table-cell table:formula="of:=&quot;assertNotNull(pi.&quot;&amp;[.B280]&amp;&quot;);&quot;" office:value-type="string" office:string-value="assertNotNull(pi.VaccinationConfidentialityCodeIsValuedAsRestricted);">
            <text:p>assertNotNull(pi.VaccinationConfidentialityCodeIsValuedAsRestricted);</text:p>
          </table:table-cell>
          <table:table-cell table:formula="of:=UPPER(SUBSTITUTE(SUBSTITUTE(SUBSTITUTE([.I280];&quot; &quot;;&quot;_&quot;);&quot;'&quot;;&quot;&quot;);&quot;-&quot;;&quot;_&quot;)&amp;&quot;_&quot;&amp;SUBSTITUTE(SUBSTITUTE(SUBSTITUTE([.J280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table:formula="of:=IF(AND([.J279]=[.J280];[.I279]=[.I280]);&quot;&quot;;[.F280]&amp;&quot;,&quot;)">
            <text:p/>
          </table:table-cell>
          <table:table-cell table:formula="of:=&quot;addToFieldIssueMap(Field.&quot;&amp;[.F280]&amp;&quot;, &quot;&amp;[.B280]&amp;&quot;);&quot;" office:value-type="string" office:string-value="addToFieldIssueMap(Field.VACCINATION_CONFIDENTIALITY_CODE, VaccinationConfidentialityCodeIsValuedAsRestricted);">
            <text:p>addToFieldIssueMap(Field.VACCINATION_CONFIDENTIALITY_CODE, VaccinationConfidentialityCodeIsValuedAsRestricted);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valued as</text:p>
          </table:table-cell>
          <table:table-cell office:value-type="string">
            <text:p>restricted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0]&amp;&quot;, '&quot;&amp;[.I280]&amp;&quot;', '&quot;&amp;[.J280]&amp;&quot;', '&quot;&amp;[.K280]&amp;&quot;', '&quot;&amp;[.L280]&amp;&quot;', '&quot;&amp;[.M280]&amp;&quot;', '&quot;&amp;[.N280]&amp;&quot;');&quot;" office:value-type="string" office:string-value="INSERT INTO dqa_potential_issue(issue_id, target_object, target_field, issue_type, field_value, default_action_code, change_priority) VALUES (280, 'Vaccination', 'confidentiality code', 'is valued as', 'restricted', 'W', 'May');">
            <text:p>INSERT INTO dqa_potential_issue(issue_id, target_object, target_field, issue_type, field_value, default_action_code, change_priority) VALUES (280, 'Vaccination', 'confidentiality code', 'is valued as', 'restricted', 'W', 'May');</text:p>
          </table:table-cell>
        </table:table-row>
        <table:table-row table:style-name="ro1">
          <table:table-cell table:formula="of:=ROW()" office:value-type="float" office:value="281">
            <text:p>281</text:p>
          </table:table-cell>
          <table:table-cell table:formula="of:=SUBSTITUTE(SUBSTITUTE(SUBSTITUTE(SUBSTITUTE(PROPER([.I281])&amp;PROPER([.J281])&amp;PROPER([.K281])&amp;PROPER([.L281]);&quot; &quot;;&quot;&quot;);&quot;-&quot;;&quot;&quot;);&quot;.&quot;;&quot;_&quot;);&quot;'&quot;;&quot;&quot;)" office:value-type="string" office:string-value="VaccinationCptCodeIsDeprecated">
            <text:p>VaccinationCptCodeIsDeprecated</text:p>
          </table:table-cell>
          <table:table-cell table:formula="of:=&quot;public PotentialIssue &quot;&amp;[.B281]&amp;&quot; = null;&quot;" office:value-type="string" office:string-value="public PotentialIssue VaccinationCptCodeIsDeprecated = null;">
            <text:p>public PotentialIssue VaccinationCptCodeIsDeprecated = null;</text:p>
          </table:table-cell>
          <table:table-cell table:formula="of:=[.B281]&amp;&quot; = getPotentialIssue(session, &quot;&amp;CHAR(34)&amp;[.I281]&amp;CHAR(34)&amp;&quot;, &quot;&amp;CHAR(34)&amp;SUBSTITUTE([.J281];&quot;''&quot;;&quot;'&quot;)&amp;CHAR(34)&amp;&quot;, &quot;&amp;CHAR(34)&amp;[.K281]&amp;CHAR(34)&amp;&quot;, &quot;&amp;CHAR(34)&amp;[.L281]&amp;CHAR(34)&amp;&quot;);&quot;" office:value-type="string" office:string-value="VaccinationCptCodeIsDeprecated = getPotentialIssue(session, &quot;Vaccination&quot;, &quot;CPT code&quot;, &quot;is deprecated&quot;, &quot;&quot;);">
            <text:p>VaccinationCptCodeIsDeprecated = getPotentialIssue(session, "Vaccination", "CPT code", "is deprecated", "");</text:p>
          </table:table-cell>
          <table:table-cell table:formula="of:=&quot;assertNotNull(pi.&quot;&amp;[.B281]&amp;&quot;);&quot;" office:value-type="string" office:string-value="assertNotNull(pi.VaccinationCptCodeIsDeprecated);">
            <text:p>assertNotNull(pi.VaccinationCptCodeIsDeprecated);</text:p>
          </table:table-cell>
          <table:table-cell table:formula="of:=UPPER(SUBSTITUTE(SUBSTITUTE(SUBSTITUTE([.I281];&quot; &quot;;&quot;_&quot;);&quot;'&quot;;&quot;&quot;);&quot;-&quot;;&quot;_&quot;)&amp;&quot;_&quot;&amp;SUBSTITUTE(SUBSTITUTE(SUBSTITUTE([.J281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0]=[.J281];[.I280]=[.I281]);&quot;&quot;;[.F281]&amp;&quot;,&quot;)" office:value-type="string" office:string-value="VACCINATION_CPT_CODE,">
            <text:p>VACCINATION_CPT_CODE,</text:p>
          </table:table-cell>
          <table:table-cell table:formula="of:=&quot;addToFieldIssueMap(Field.&quot;&amp;[.F281]&amp;&quot;, &quot;&amp;[.B281]&amp;&quot;);&quot;" office:value-type="string" office:string-value="addToFieldIssueMap(Field.VACCINATION_CPT_CODE, VaccinationCptCodeIsDeprecated);">
            <text:p>addToFieldIssueMap(Field.VACCINATION_CPT_CODE, VaccinationCptCodeIsDeprecat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1]&amp;&quot;, '&quot;&amp;[.I281]&amp;&quot;', '&quot;&amp;[.J281]&amp;&quot;', '&quot;&amp;[.K281]&amp;&quot;', '&quot;&amp;[.L281]&amp;&quot;', '&quot;&amp;[.M281]&amp;&quot;', '&quot;&amp;[.N281]&amp;&quot;');&quot;" office:value-type="string" office:string-value="INSERT INTO dqa_potential_issue(issue_id, target_object, target_field, issue_type, field_value, default_action_code, change_priority) VALUES (281, 'Vaccination', 'CPT code', 'is deprecated', '', 'W', 'May');">
            <text:p>INSERT INTO dqa_potential_issue(issue_id, target_object, target_field, issue_type, field_value, default_action_code, change_priority) VALUES (281, 'Vaccination', 'CPT code', 'is deprecated', '', 'W', 'May');</text:p>
          </table:table-cell>
        </table:table-row>
        <table:table-row table:style-name="ro1">
          <table:table-cell table:formula="of:=ROW()" office:value-type="float" office:value="282">
            <text:p>282</text:p>
          </table:table-cell>
          <table:table-cell table:formula="of:=SUBSTITUTE(SUBSTITUTE(SUBSTITUTE(SUBSTITUTE(PROPER([.I282])&amp;PROPER([.J282])&amp;PROPER([.K282])&amp;PROPER([.L282]);&quot; &quot;;&quot;&quot;);&quot;-&quot;;&quot;&quot;);&quot;.&quot;;&quot;_&quot;);&quot;'&quot;;&quot;&quot;)" office:value-type="string" office:string-value="VaccinationCptCodeIsIgnored">
            <text:p>VaccinationCptCodeIsIgnored</text:p>
          </table:table-cell>
          <table:table-cell table:formula="of:=&quot;public PotentialIssue &quot;&amp;[.B282]&amp;&quot; = null;&quot;" office:value-type="string" office:string-value="public PotentialIssue VaccinationCptCodeIsIgnored = null;">
            <text:p>public PotentialIssue VaccinationCptCodeIsIgnored = null;</text:p>
          </table:table-cell>
          <table:table-cell table:formula="of:=[.B282]&amp;&quot; = getPotentialIssue(session, &quot;&amp;CHAR(34)&amp;[.I282]&amp;CHAR(34)&amp;&quot;, &quot;&amp;CHAR(34)&amp;SUBSTITUTE([.J282];&quot;''&quot;;&quot;'&quot;)&amp;CHAR(34)&amp;&quot;, &quot;&amp;CHAR(34)&amp;[.K282]&amp;CHAR(34)&amp;&quot;, &quot;&amp;CHAR(34)&amp;[.L282]&amp;CHAR(34)&amp;&quot;);&quot;" office:value-type="string" office:string-value="VaccinationCptCodeIsIgnored = getPotentialIssue(session, &quot;Vaccination&quot;, &quot;CPT code&quot;, &quot;is ignored&quot;, &quot;&quot;);">
            <text:p>VaccinationCptCodeIsIgnored = getPotentialIssue(session, "Vaccination", "CPT code", "is ignored", "");</text:p>
          </table:table-cell>
          <table:table-cell table:formula="of:=&quot;assertNotNull(pi.&quot;&amp;[.B282]&amp;&quot;);&quot;" office:value-type="string" office:string-value="assertNotNull(pi.VaccinationCptCodeIsIgnored);">
            <text:p>assertNotNull(pi.VaccinationCptCodeIsIgnored);</text:p>
          </table:table-cell>
          <table:table-cell table:formula="of:=UPPER(SUBSTITUTE(SUBSTITUTE(SUBSTITUTE([.I282];&quot; &quot;;&quot;_&quot;);&quot;'&quot;;&quot;&quot;);&quot;-&quot;;&quot;_&quot;)&amp;&quot;_&quot;&amp;SUBSTITUTE(SUBSTITUTE(SUBSTITUTE([.J282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1]=[.J282];[.I281]=[.I282]);&quot;&quot;;[.F282]&amp;&quot;,&quot;)">
            <text:p/>
          </table:table-cell>
          <table:table-cell table:formula="of:=&quot;addToFieldIssueMap(Field.&quot;&amp;[.F282]&amp;&quot;, &quot;&amp;[.B282]&amp;&quot;);&quot;" office:value-type="string" office:string-value="addToFieldIssueMap(Field.VACCINATION_CPT_CODE, VaccinationCptCodeIsIgnored);">
            <text:p>addToFieldIssueMap(Field.VACCINATION_CPT_CODE, VaccinationCptCodeIsIgnor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82]&amp;&quot;, '&quot;&amp;[.I282]&amp;&quot;', '&quot;&amp;[.J282]&amp;&quot;', '&quot;&amp;[.K282]&amp;&quot;', '&quot;&amp;[.L282]&amp;&quot;', '&quot;&amp;[.M282]&amp;&quot;', '&quot;&amp;[.N282]&amp;&quot;');&quot;" office:value-type="string" office:string-value="INSERT INTO dqa_potential_issue(issue_id, target_object, target_field, issue_type, field_value, default_action_code, change_priority) VALUES (282, 'Vaccination', 'CPT code', 'is ignored', '', 'S', 'May');">
            <text:p>INSERT INTO dqa_potential_issue(issue_id, target_object, target_field, issue_type, field_value, default_action_code, change_priority) VALUES (282, 'Vaccination', 'CPT code', 'is ignored', '', 'S', 'May');</text:p>
          </table:table-cell>
        </table:table-row>
        <table:table-row table:style-name="ro1">
          <table:table-cell table:formula="of:=ROW()" office:value-type="float" office:value="283">
            <text:p>283</text:p>
          </table:table-cell>
          <table:table-cell table:formula="of:=SUBSTITUTE(SUBSTITUTE(SUBSTITUTE(SUBSTITUTE(PROPER([.I283])&amp;PROPER([.J283])&amp;PROPER([.K283])&amp;PROPER([.L283]);&quot; &quot;;&quot;&quot;);&quot;-&quot;;&quot;&quot;);&quot;.&quot;;&quot;_&quot;);&quot;'&quot;;&quot;&quot;)" office:value-type="string" office:string-value="VaccinationCptCodeIsInvalid">
            <text:p>VaccinationCptCodeIsInvalid</text:p>
          </table:table-cell>
          <table:table-cell table:formula="of:=&quot;public PotentialIssue &quot;&amp;[.B283]&amp;&quot; = null;&quot;" office:value-type="string" office:string-value="public PotentialIssue VaccinationCptCodeIsInvalid = null;">
            <text:p>public PotentialIssue VaccinationCptCodeIsInvalid = null;</text:p>
          </table:table-cell>
          <table:table-cell table:formula="of:=[.B283]&amp;&quot; = getPotentialIssue(session, &quot;&amp;CHAR(34)&amp;[.I283]&amp;CHAR(34)&amp;&quot;, &quot;&amp;CHAR(34)&amp;SUBSTITUTE([.J283];&quot;''&quot;;&quot;'&quot;)&amp;CHAR(34)&amp;&quot;, &quot;&amp;CHAR(34)&amp;[.K283]&amp;CHAR(34)&amp;&quot;, &quot;&amp;CHAR(34)&amp;[.L283]&amp;CHAR(34)&amp;&quot;);&quot;" office:value-type="string" office:string-value="VaccinationCptCodeIsInvalid = getPotentialIssue(session, &quot;Vaccination&quot;, &quot;CPT code&quot;, &quot;is invalid&quot;, &quot;&quot;);">
            <text:p>VaccinationCptCodeIsInvalid = getPotentialIssue(session, "Vaccination", "CPT code", "is invalid", "");</text:p>
          </table:table-cell>
          <table:table-cell table:formula="of:=&quot;assertNotNull(pi.&quot;&amp;[.B283]&amp;&quot;);&quot;" office:value-type="string" office:string-value="assertNotNull(pi.VaccinationCptCodeIsInvalid);">
            <text:p>assertNotNull(pi.VaccinationCptCodeIsInvalid);</text:p>
          </table:table-cell>
          <table:table-cell table:formula="of:=UPPER(SUBSTITUTE(SUBSTITUTE(SUBSTITUTE([.I283];&quot; &quot;;&quot;_&quot;);&quot;'&quot;;&quot;&quot;);&quot;-&quot;;&quot;_&quot;)&amp;&quot;_&quot;&amp;SUBSTITUTE(SUBSTITUTE(SUBSTITUTE([.J283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2]=[.J283];[.I282]=[.I283]);&quot;&quot;;[.F283]&amp;&quot;,&quot;)">
            <text:p/>
          </table:table-cell>
          <table:table-cell table:formula="of:=&quot;addToFieldIssueMap(Field.&quot;&amp;[.F283]&amp;&quot;, &quot;&amp;[.B283]&amp;&quot;);&quot;" office:value-type="string" office:string-value="addToFieldIssueMap(Field.VACCINATION_CPT_CODE, VaccinationCptCodeIsInvalid);">
            <text:p>addToFieldIssueMap(Field.VACCINATION_CPT_CODE, VaccinationCptCodeIsInvali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3]&amp;&quot;, '&quot;&amp;[.I283]&amp;&quot;', '&quot;&amp;[.J283]&amp;&quot;', '&quot;&amp;[.K283]&amp;&quot;', '&quot;&amp;[.L283]&amp;&quot;', '&quot;&amp;[.M283]&amp;&quot;', '&quot;&amp;[.N283]&amp;&quot;');&quot;" office:value-type="string" office:string-value="INSERT INTO dqa_potential_issue(issue_id, target_object, target_field, issue_type, field_value, default_action_code, change_priority) VALUES (283, 'Vaccination', 'CPT code', 'is invalid', '', 'W', 'May');">
            <text:p>INSERT INTO dqa_potential_issue(issue_id, target_object, target_field, issue_type, field_value, default_action_code, change_priority) VALUES (283, 'Vaccination', 'CPT code', 'is invalid', '', 'W', 'May');</text:p>
          </table:table-cell>
        </table:table-row>
        <table:table-row table:style-name="ro1">
          <table:table-cell table:formula="of:=ROW()" office:value-type="float" office:value="284">
            <text:p>284</text:p>
          </table:table-cell>
          <table:table-cell table:formula="of:=SUBSTITUTE(SUBSTITUTE(SUBSTITUTE(SUBSTITUTE(PROPER([.I284])&amp;PROPER([.J284])&amp;PROPER([.K284])&amp;PROPER([.L284]);&quot; &quot;;&quot;&quot;);&quot;-&quot;;&quot;&quot;);&quot;.&quot;;&quot;_&quot;);&quot;'&quot;;&quot;&quot;)" office:value-type="string" office:string-value="VaccinationCptCodeIsMissing">
            <text:p>VaccinationCptCodeIsMissing</text:p>
          </table:table-cell>
          <table:table-cell table:formula="of:=&quot;public PotentialIssue &quot;&amp;[.B284]&amp;&quot; = null;&quot;" office:value-type="string" office:string-value="public PotentialIssue VaccinationCptCodeIsMissing = null;">
            <text:p>public PotentialIssue VaccinationCptCodeIsMissing = null;</text:p>
          </table:table-cell>
          <table:table-cell table:formula="of:=[.B284]&amp;&quot; = getPotentialIssue(session, &quot;&amp;CHAR(34)&amp;[.I284]&amp;CHAR(34)&amp;&quot;, &quot;&amp;CHAR(34)&amp;SUBSTITUTE([.J284];&quot;''&quot;;&quot;'&quot;)&amp;CHAR(34)&amp;&quot;, &quot;&amp;CHAR(34)&amp;[.K284]&amp;CHAR(34)&amp;&quot;, &quot;&amp;CHAR(34)&amp;[.L284]&amp;CHAR(34)&amp;&quot;);&quot;" office:value-type="string" office:string-value="VaccinationCptCodeIsMissing = getPotentialIssue(session, &quot;Vaccination&quot;, &quot;CPT code&quot;, &quot;is missing&quot;, &quot;&quot;);">
            <text:p>VaccinationCptCodeIsMissing = getPotentialIssue(session, "Vaccination", "CPT code", "is missing", "");</text:p>
          </table:table-cell>
          <table:table-cell table:formula="of:=&quot;assertNotNull(pi.&quot;&amp;[.B284]&amp;&quot;);&quot;" office:value-type="string" office:string-value="assertNotNull(pi.VaccinationCptCodeIsMissing);">
            <text:p>assertNotNull(pi.VaccinationCptCodeIsMissing);</text:p>
          </table:table-cell>
          <table:table-cell table:formula="of:=UPPER(SUBSTITUTE(SUBSTITUTE(SUBSTITUTE([.I284];&quot; &quot;;&quot;_&quot;);&quot;'&quot;;&quot;&quot;);&quot;-&quot;;&quot;_&quot;)&amp;&quot;_&quot;&amp;SUBSTITUTE(SUBSTITUTE(SUBSTITUTE([.J284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3]=[.J284];[.I283]=[.I284]);&quot;&quot;;[.F284]&amp;&quot;,&quot;)">
            <text:p/>
          </table:table-cell>
          <table:table-cell table:formula="of:=&quot;addToFieldIssueMap(Field.&quot;&amp;[.F284]&amp;&quot;, &quot;&amp;[.B284]&amp;&quot;);&quot;" office:value-type="string" office:string-value="addToFieldIssueMap(Field.VACCINATION_CPT_CODE, VaccinationCptCodeIsMissing);">
            <text:p>addToFieldIssueMap(Field.VACCINATION_CPT_CODE, VaccinationCptCodeIsMissing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4]&amp;&quot;, '&quot;&amp;[.I284]&amp;&quot;', '&quot;&amp;[.J284]&amp;&quot;', '&quot;&amp;[.K284]&amp;&quot;', '&quot;&amp;[.L284]&amp;&quot;', '&quot;&amp;[.M284]&amp;&quot;', '&quot;&amp;[.N284]&amp;&quot;');&quot;" office:value-type="string" office:string-value="INSERT INTO dqa_potential_issue(issue_id, target_object, target_field, issue_type, field_value, default_action_code, change_priority) VALUES (284, 'Vaccination', 'CPT code', 'is missing', '', 'A', 'May');">
            <text:p>INSERT INTO dqa_potential_issue(issue_id, target_object, target_field, issue_type, field_value, default_action_code, change_priority) VALUES (284, 'Vaccination', 'CPT code', 'is missing', '', 'A', 'May');</text:p>
          </table:table-cell>
        </table:table-row>
        <table:table-row table:style-name="ro1">
          <table:table-cell table:formula="of:=ROW()" office:value-type="float" office:value="285">
            <text:p>285</text:p>
          </table:table-cell>
          <table:table-cell table:formula="of:=SUBSTITUTE(SUBSTITUTE(SUBSTITUTE(SUBSTITUTE(PROPER([.I285])&amp;PROPER([.J285])&amp;PROPER([.K285])&amp;PROPER([.L285]);&quot; &quot;;&quot;&quot;);&quot;-&quot;;&quot;&quot;);&quot;.&quot;;&quot;_&quot;);&quot;'&quot;;&quot;&quot;)" office:value-type="string" office:string-value="VaccinationCptCodeIsUnrecognized">
            <text:p>VaccinationCptCodeIsUnrecognized</text:p>
          </table:table-cell>
          <table:table-cell table:formula="of:=&quot;public PotentialIssue &quot;&amp;[.B285]&amp;&quot; = null;&quot;" office:value-type="string" office:string-value="public PotentialIssue VaccinationCptCodeIsUnrecognized = null;">
            <text:p>public PotentialIssue VaccinationCptCodeIsUnrecognized = null;</text:p>
          </table:table-cell>
          <table:table-cell table:formula="of:=[.B285]&amp;&quot; = getPotentialIssue(session, &quot;&amp;CHAR(34)&amp;[.I285]&amp;CHAR(34)&amp;&quot;, &quot;&amp;CHAR(34)&amp;SUBSTITUTE([.J285];&quot;''&quot;;&quot;'&quot;)&amp;CHAR(34)&amp;&quot;, &quot;&amp;CHAR(34)&amp;[.K285]&amp;CHAR(34)&amp;&quot;, &quot;&amp;CHAR(34)&amp;[.L285]&amp;CHAR(34)&amp;&quot;);&quot;" office:value-type="string" office:string-value="VaccinationCptCodeIsUnrecognized = getPotentialIssue(session, &quot;Vaccination&quot;, &quot;CPT code&quot;, &quot;is unrecognized&quot;, &quot;&quot;);">
            <text:p>VaccinationCptCodeIsUnrecognized = getPotentialIssue(session, "Vaccination", "CPT code", "is unrecognized", "");</text:p>
          </table:table-cell>
          <table:table-cell table:formula="of:=&quot;assertNotNull(pi.&quot;&amp;[.B285]&amp;&quot;);&quot;" office:value-type="string" office:string-value="assertNotNull(pi.VaccinationCptCodeIsUnrecognized);">
            <text:p>assertNotNull(pi.VaccinationCptCodeIsUnrecognized);</text:p>
          </table:table-cell>
          <table:table-cell table:formula="of:=UPPER(SUBSTITUTE(SUBSTITUTE(SUBSTITUTE([.I285];&quot; &quot;;&quot;_&quot;);&quot;'&quot;;&quot;&quot;);&quot;-&quot;;&quot;_&quot;)&amp;&quot;_&quot;&amp;SUBSTITUTE(SUBSTITUTE(SUBSTITUTE([.J285];&quot; &quot;;&quot;_&quot;);&quot;'&quot;;&quot;&quot;);&quot;-&quot;;&quot;_&quot;))" office:value-type="string" office:string-value="VACCINATION_CPT_CODE">
            <text:p>VACCINATION_CPT_CODE</text:p>
          </table:table-cell>
          <table:table-cell table:formula="of:=IF(AND([.J284]=[.J285];[.I284]=[.I285]);&quot;&quot;;[.F285]&amp;&quot;,&quot;)">
            <text:p/>
          </table:table-cell>
          <table:table-cell table:formula="of:=&quot;addToFieldIssueMap(Field.&quot;&amp;[.F285]&amp;&quot;, &quot;&amp;[.B285]&amp;&quot;);&quot;" office:value-type="string" office:string-value="addToFieldIssueMap(Field.VACCINATION_CPT_CODE, VaccinationCptCodeIsUnrecognized);">
            <text:p>addToFieldIssueMap(Field.VACCINATION_CPT_CODE, VaccinationCptCodeIsUnrecognized);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5]&amp;&quot;, '&quot;&amp;[.I285]&amp;&quot;', '&quot;&amp;[.J285]&amp;&quot;', '&quot;&amp;[.K285]&amp;&quot;', '&quot;&amp;[.L285]&amp;&quot;', '&quot;&amp;[.M285]&amp;&quot;', '&quot;&amp;[.N285]&amp;&quot;');&quot;" office:value-type="string" office:string-value="INSERT INTO dqa_potential_issue(issue_id, target_object, target_field, issue_type, field_value, default_action_code, change_priority) VALUES (285, 'Vaccination', 'CPT code', 'is unrecognized', '', 'W', 'May');">
            <text:p>INSERT INTO dqa_potential_issue(issue_id, target_object, target_field, issue_type, field_value, default_action_code, change_priority) VALUES (285, 'Vaccination', 'CPT code', 'is unrecognized', '', 'W', 'May');</text:p>
          </table:table-cell>
        </table:table-row>
        <table:table-row table:style-name="ro1">
          <table:table-cell table:formula="of:=ROW()" office:value-type="float" office:value="286">
            <text:p>286</text:p>
          </table:table-cell>
          <table:table-cell table:formula="of:=SUBSTITUTE(SUBSTITUTE(SUBSTITUTE(SUBSTITUTE(PROPER([.I286])&amp;PROPER([.J286])&amp;PROPER([.K286])&amp;PROPER([.L286]);&quot; &quot;;&quot;&quot;);&quot;-&quot;;&quot;&quot;);&quot;.&quot;;&quot;_&quot;);&quot;'&quot;;&quot;&quot;)" office:value-type="string" office:string-value="VaccinationCvxCodeIsDeprecated">
            <text:p>VaccinationCvxCodeIsDeprecated</text:p>
          </table:table-cell>
          <table:table-cell table:formula="of:=&quot;public PotentialIssue &quot;&amp;[.B286]&amp;&quot; = null;&quot;" office:value-type="string" office:string-value="public PotentialIssue VaccinationCvxCodeIsDeprecated = null;">
            <text:p>public PotentialIssue VaccinationCvxCodeIsDeprecated = null;</text:p>
          </table:table-cell>
          <table:table-cell table:formula="of:=[.B286]&amp;&quot; = getPotentialIssue(session, &quot;&amp;CHAR(34)&amp;[.I286]&amp;CHAR(34)&amp;&quot;, &quot;&amp;CHAR(34)&amp;SUBSTITUTE([.J286];&quot;''&quot;;&quot;'&quot;)&amp;CHAR(34)&amp;&quot;, &quot;&amp;CHAR(34)&amp;[.K286]&amp;CHAR(34)&amp;&quot;, &quot;&amp;CHAR(34)&amp;[.L286]&amp;CHAR(34)&amp;&quot;);&quot;" office:value-type="string" office:string-value="VaccinationCvxCodeIsDeprecated = getPotentialIssue(session, &quot;Vaccination&quot;, &quot;CVX code&quot;, &quot;is deprecated&quot;, &quot;&quot;);">
            <text:p>VaccinationCvxCodeIsDeprecated = getPotentialIssue(session, "Vaccination", "CVX code", "is deprecated", "");</text:p>
          </table:table-cell>
          <table:table-cell table:formula="of:=&quot;assertNotNull(pi.&quot;&amp;[.B286]&amp;&quot;);&quot;" office:value-type="string" office:string-value="assertNotNull(pi.VaccinationCvxCodeIsDeprecated);">
            <text:p>assertNotNull(pi.VaccinationCvxCodeIsDeprecated);</text:p>
          </table:table-cell>
          <table:table-cell table:formula="of:=UPPER(SUBSTITUTE(SUBSTITUTE(SUBSTITUTE([.I286];&quot; &quot;;&quot;_&quot;);&quot;'&quot;;&quot;&quot;);&quot;-&quot;;&quot;_&quot;)&amp;&quot;_&quot;&amp;SUBSTITUTE(SUBSTITUTE(SUBSTITUTE([.J286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5]=[.J286];[.I285]=[.I286]);&quot;&quot;;[.F286]&amp;&quot;,&quot;)" office:value-type="string" office:string-value="VACCINATION_CVX_CODE,">
            <text:p>VACCINATION_CVX_CODE,</text:p>
          </table:table-cell>
          <table:table-cell table:formula="of:=&quot;addToFieldIssueMap(Field.&quot;&amp;[.F286]&amp;&quot;, &quot;&amp;[.B286]&amp;&quot;);&quot;" office:value-type="string" office:string-value="addToFieldIssueMap(Field.VACCINATION_CVX_CODE, VaccinationCvxCodeIsDeprecated);">
            <text:p>addToFieldIssueMap(Field.VACCINATION_CVX_CODE, VaccinationCvxCodeIsDeprecat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6]&amp;&quot;, '&quot;&amp;[.I286]&amp;&quot;', '&quot;&amp;[.J286]&amp;&quot;', '&quot;&amp;[.K286]&amp;&quot;', '&quot;&amp;[.L286]&amp;&quot;', '&quot;&amp;[.M286]&amp;&quot;', '&quot;&amp;[.N286]&amp;&quot;');&quot;" office:value-type="string" office:string-value="INSERT INTO dqa_potential_issue(issue_id, target_object, target_field, issue_type, field_value, default_action_code, change_priority) VALUES (286, 'Vaccination', 'CVX code', 'is deprecated', '', 'W', 'May');">
            <text:p>INSERT INTO dqa_potential_issue(issue_id, target_object, target_field, issue_type, field_value, default_action_code, change_priority) VALUES (286, 'Vaccination', 'CVX code', 'is deprecated', '', 'W', 'May');</text:p>
          </table:table-cell>
        </table:table-row>
        <table:table-row table:style-name="ro1">
          <table:table-cell table:formula="of:=ROW()" office:value-type="float" office:value="287">
            <text:p>287</text:p>
          </table:table-cell>
          <table:table-cell table:formula="of:=SUBSTITUTE(SUBSTITUTE(SUBSTITUTE(SUBSTITUTE(PROPER([.I287])&amp;PROPER([.J287])&amp;PROPER([.K287])&amp;PROPER([.L287]);&quot; &quot;;&quot;&quot;);&quot;-&quot;;&quot;&quot;);&quot;.&quot;;&quot;_&quot;);&quot;'&quot;;&quot;&quot;)" office:value-type="string" office:string-value="VaccinationCvxCodeIsIgnored">
            <text:p>VaccinationCvxCodeIsIgnored</text:p>
          </table:table-cell>
          <table:table-cell table:formula="of:=&quot;public PotentialIssue &quot;&amp;[.B287]&amp;&quot; = null;&quot;" office:value-type="string" office:string-value="public PotentialIssue VaccinationCvxCodeIsIgnored = null;">
            <text:p>public PotentialIssue VaccinationCvxCodeIsIgnored = null;</text:p>
          </table:table-cell>
          <table:table-cell table:formula="of:=[.B287]&amp;&quot; = getPotentialIssue(session, &quot;&amp;CHAR(34)&amp;[.I287]&amp;CHAR(34)&amp;&quot;, &quot;&amp;CHAR(34)&amp;SUBSTITUTE([.J287];&quot;''&quot;;&quot;'&quot;)&amp;CHAR(34)&amp;&quot;, &quot;&amp;CHAR(34)&amp;[.K287]&amp;CHAR(34)&amp;&quot;, &quot;&amp;CHAR(34)&amp;[.L287]&amp;CHAR(34)&amp;&quot;);&quot;" office:value-type="string" office:string-value="VaccinationCvxCodeIsIgnored = getPotentialIssue(session, &quot;Vaccination&quot;, &quot;CVX code&quot;, &quot;is ignored&quot;, &quot;&quot;);">
            <text:p>VaccinationCvxCodeIsIgnored = getPotentialIssue(session, "Vaccination", "CVX code", "is ignored", "");</text:p>
          </table:table-cell>
          <table:table-cell table:formula="of:=&quot;assertNotNull(pi.&quot;&amp;[.B287]&amp;&quot;);&quot;" office:value-type="string" office:string-value="assertNotNull(pi.VaccinationCvxCodeIsIgnored);">
            <text:p>assertNotNull(pi.VaccinationCvxCodeIsIgnored);</text:p>
          </table:table-cell>
          <table:table-cell table:formula="of:=UPPER(SUBSTITUTE(SUBSTITUTE(SUBSTITUTE([.I287];&quot; &quot;;&quot;_&quot;);&quot;'&quot;;&quot;&quot;);&quot;-&quot;;&quot;_&quot;)&amp;&quot;_&quot;&amp;SUBSTITUTE(SUBSTITUTE(SUBSTITUTE([.J287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6]=[.J287];[.I286]=[.I287]);&quot;&quot;;[.F287]&amp;&quot;,&quot;)">
            <text:p/>
          </table:table-cell>
          <table:table-cell table:formula="of:=&quot;addToFieldIssueMap(Field.&quot;&amp;[.F287]&amp;&quot;, &quot;&amp;[.B287]&amp;&quot;);&quot;" office:value-type="string" office:string-value="addToFieldIssueMap(Field.VACCINATION_CVX_CODE, VaccinationCvxCodeIsIgnored);">
            <text:p>addToFieldIssueMap(Field.VACCINATION_CVX_CODE, VaccinationCvxCodeIsIgnor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87]&amp;&quot;, '&quot;&amp;[.I287]&amp;&quot;', '&quot;&amp;[.J287]&amp;&quot;', '&quot;&amp;[.K287]&amp;&quot;', '&quot;&amp;[.L287]&amp;&quot;', '&quot;&amp;[.M287]&amp;&quot;', '&quot;&amp;[.N287]&amp;&quot;');&quot;" office:value-type="string" office:string-value="INSERT INTO dqa_potential_issue(issue_id, target_object, target_field, issue_type, field_value, default_action_code, change_priority) VALUES (287, 'Vaccination', 'CVX code', 'is ignored', '', 'S', 'May');">
            <text:p>INSERT INTO dqa_potential_issue(issue_id, target_object, target_field, issue_type, field_value, default_action_code, change_priority) VALUES (287, 'Vaccination', 'CVX code', 'is ignored', '', 'S', 'May');</text:p>
          </table:table-cell>
        </table:table-row>
        <table:table-row table:style-name="ro1">
          <table:table-cell table:formula="of:=ROW()" office:value-type="float" office:value="288">
            <text:p>288</text:p>
          </table:table-cell>
          <table:table-cell table:formula="of:=SUBSTITUTE(SUBSTITUTE(SUBSTITUTE(SUBSTITUTE(PROPER([.I288])&amp;PROPER([.J288])&amp;PROPER([.K288])&amp;PROPER([.L288]);&quot; &quot;;&quot;&quot;);&quot;-&quot;;&quot;&quot;);&quot;.&quot;;&quot;_&quot;);&quot;'&quot;;&quot;&quot;)" office:value-type="string" office:string-value="VaccinationCvxCodeIsInvalid">
            <text:p>VaccinationCvxCodeIsInvalid</text:p>
          </table:table-cell>
          <table:table-cell table:formula="of:=&quot;public PotentialIssue &quot;&amp;[.B288]&amp;&quot; = null;&quot;" office:value-type="string" office:string-value="public PotentialIssue VaccinationCvxCodeIsInvalid = null;">
            <text:p>public PotentialIssue VaccinationCvxCodeIsInvalid = null;</text:p>
          </table:table-cell>
          <table:table-cell table:formula="of:=[.B288]&amp;&quot; = getPotentialIssue(session, &quot;&amp;CHAR(34)&amp;[.I288]&amp;CHAR(34)&amp;&quot;, &quot;&amp;CHAR(34)&amp;SUBSTITUTE([.J288];&quot;''&quot;;&quot;'&quot;)&amp;CHAR(34)&amp;&quot;, &quot;&amp;CHAR(34)&amp;[.K288]&amp;CHAR(34)&amp;&quot;, &quot;&amp;CHAR(34)&amp;[.L288]&amp;CHAR(34)&amp;&quot;);&quot;" office:value-type="string" office:string-value="VaccinationCvxCodeIsInvalid = getPotentialIssue(session, &quot;Vaccination&quot;, &quot;CVX code&quot;, &quot;is invalid&quot;, &quot;&quot;);">
            <text:p>VaccinationCvxCodeIsInvalid = getPotentialIssue(session, "Vaccination", "CVX code", "is invalid", "");</text:p>
          </table:table-cell>
          <table:table-cell table:formula="of:=&quot;assertNotNull(pi.&quot;&amp;[.B288]&amp;&quot;);&quot;" office:value-type="string" office:string-value="assertNotNull(pi.VaccinationCvxCodeIsInvalid);">
            <text:p>assertNotNull(pi.VaccinationCvxCodeIsInvalid);</text:p>
          </table:table-cell>
          <table:table-cell table:formula="of:=UPPER(SUBSTITUTE(SUBSTITUTE(SUBSTITUTE([.I288];&quot; &quot;;&quot;_&quot;);&quot;'&quot;;&quot;&quot;);&quot;-&quot;;&quot;_&quot;)&amp;&quot;_&quot;&amp;SUBSTITUTE(SUBSTITUTE(SUBSTITUTE([.J288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7]=[.J288];[.I287]=[.I288]);&quot;&quot;;[.F288]&amp;&quot;,&quot;)">
            <text:p/>
          </table:table-cell>
          <table:table-cell table:formula="of:=&quot;addToFieldIssueMap(Field.&quot;&amp;[.F288]&amp;&quot;, &quot;&amp;[.B288]&amp;&quot;);&quot;" office:value-type="string" office:string-value="addToFieldIssueMap(Field.VACCINATION_CVX_CODE, VaccinationCvxCodeIsInvalid);">
            <text:p>addToFieldIssueMap(Field.VACCINATION_CVX_CODE, VaccinationCvxCodeIsInvali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88]&amp;&quot;, '&quot;&amp;[.I288]&amp;&quot;', '&quot;&amp;[.J288]&amp;&quot;', '&quot;&amp;[.K288]&amp;&quot;', '&quot;&amp;[.L288]&amp;&quot;', '&quot;&amp;[.M288]&amp;&quot;', '&quot;&amp;[.N288]&amp;&quot;');&quot;" office:value-type="string" office:string-value="INSERT INTO dqa_potential_issue(issue_id, target_object, target_field, issue_type, field_value, default_action_code, change_priority) VALUES (288, 'Vaccination', 'CVX code', 'is invalid', '', 'W', 'May');">
            <text:p>INSERT INTO dqa_potential_issue(issue_id, target_object, target_field, issue_type, field_value, default_action_code, change_priority) VALUES (288, 'Vaccination', 'CVX code', 'is invalid', '', 'W', 'May');</text:p>
          </table:table-cell>
        </table:table-row>
        <table:table-row table:style-name="ro1">
          <table:table-cell table:formula="of:=ROW()" office:value-type="float" office:value="289">
            <text:p>289</text:p>
          </table:table-cell>
          <table:table-cell table:formula="of:=SUBSTITUTE(SUBSTITUTE(SUBSTITUTE(SUBSTITUTE(PROPER([.I289])&amp;PROPER([.J289])&amp;PROPER([.K289])&amp;PROPER([.L289]);&quot; &quot;;&quot;&quot;);&quot;-&quot;;&quot;&quot;);&quot;.&quot;;&quot;_&quot;);&quot;'&quot;;&quot;&quot;)" office:value-type="string" office:string-value="VaccinationCvxCodeIsMissing">
            <text:p>VaccinationCvxCodeIsMissing</text:p>
          </table:table-cell>
          <table:table-cell table:formula="of:=&quot;public PotentialIssue &quot;&amp;[.B289]&amp;&quot; = null;&quot;" office:value-type="string" office:string-value="public PotentialIssue VaccinationCvxCodeIsMissing = null;">
            <text:p>public PotentialIssue VaccinationCvxCodeIsMissing = null;</text:p>
          </table:table-cell>
          <table:table-cell table:formula="of:=[.B289]&amp;&quot; = getPotentialIssue(session, &quot;&amp;CHAR(34)&amp;[.I289]&amp;CHAR(34)&amp;&quot;, &quot;&amp;CHAR(34)&amp;SUBSTITUTE([.J289];&quot;''&quot;;&quot;'&quot;)&amp;CHAR(34)&amp;&quot;, &quot;&amp;CHAR(34)&amp;[.K289]&amp;CHAR(34)&amp;&quot;, &quot;&amp;CHAR(34)&amp;[.L289]&amp;CHAR(34)&amp;&quot;);&quot;" office:value-type="string" office:string-value="VaccinationCvxCodeIsMissing = getPotentialIssue(session, &quot;Vaccination&quot;, &quot;CVX code&quot;, &quot;is missing&quot;, &quot;&quot;);">
            <text:p>VaccinationCvxCodeIsMissing = getPotentialIssue(session, "Vaccination", "CVX code", "is missing", "");</text:p>
          </table:table-cell>
          <table:table-cell table:formula="of:=&quot;assertNotNull(pi.&quot;&amp;[.B289]&amp;&quot;);&quot;" office:value-type="string" office:string-value="assertNotNull(pi.VaccinationCvxCodeIsMissing);">
            <text:p>assertNotNull(pi.VaccinationCvxCodeIsMissing);</text:p>
          </table:table-cell>
          <table:table-cell table:formula="of:=UPPER(SUBSTITUTE(SUBSTITUTE(SUBSTITUTE([.I289];&quot; &quot;;&quot;_&quot;);&quot;'&quot;;&quot;&quot;);&quot;-&quot;;&quot;_&quot;)&amp;&quot;_&quot;&amp;SUBSTITUTE(SUBSTITUTE(SUBSTITUTE([.J289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8]=[.J289];[.I288]=[.I289]);&quot;&quot;;[.F289]&amp;&quot;,&quot;)">
            <text:p/>
          </table:table-cell>
          <table:table-cell table:formula="of:=&quot;addToFieldIssueMap(Field.&quot;&amp;[.F289]&amp;&quot;, &quot;&amp;[.B289]&amp;&quot;);&quot;" office:value-type="string" office:string-value="addToFieldIssueMap(Field.VACCINATION_CVX_CODE, VaccinationCvxCodeIsMissing);">
            <text:p>addToFieldIssueMap(Field.VACCINATION_CVX_CODE, VaccinationCvxCodeIsMissing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89]&amp;&quot;, '&quot;&amp;[.I289]&amp;&quot;', '&quot;&amp;[.J289]&amp;&quot;', '&quot;&amp;[.K289]&amp;&quot;', '&quot;&amp;[.L289]&amp;&quot;', '&quot;&amp;[.M289]&amp;&quot;', '&quot;&amp;[.N289]&amp;&quot;');&quot;" office:value-type="string" office:string-value="INSERT INTO dqa_potential_issue(issue_id, target_object, target_field, issue_type, field_value, default_action_code, change_priority) VALUES (289, 'Vaccination', 'CVX code', 'is missing', '', 'A', 'May');">
            <text:p>INSERT INTO dqa_potential_issue(issue_id, target_object, target_field, issue_type, field_value, default_action_code, change_priority) VALUES (289, 'Vaccination', 'CVX code', 'is missing', '', 'A', 'May');</text:p>
          </table:table-cell>
        </table:table-row>
        <table:table-row table:style-name="ro1">
          <table:table-cell table:formula="of:=ROW()" office:value-type="float" office:value="290">
            <text:p>290</text:p>
          </table:table-cell>
          <table:table-cell table:formula="of:=SUBSTITUTE(SUBSTITUTE(SUBSTITUTE(SUBSTITUTE(PROPER([.I290])&amp;PROPER([.J290])&amp;PROPER([.K290])&amp;PROPER([.L290]);&quot; &quot;;&quot;&quot;);&quot;-&quot;;&quot;&quot;);&quot;.&quot;;&quot;_&quot;);&quot;'&quot;;&quot;&quot;)" office:value-type="string" office:string-value="VaccinationCvxCodeIsUnrecognized">
            <text:p>VaccinationCvxCodeIsUnrecognized</text:p>
          </table:table-cell>
          <table:table-cell table:formula="of:=&quot;public PotentialIssue &quot;&amp;[.B290]&amp;&quot; = null;&quot;" office:value-type="string" office:string-value="public PotentialIssue VaccinationCvxCodeIsUnrecognized = null;">
            <text:p>public PotentialIssue VaccinationCvxCodeIsUnrecognized = null;</text:p>
          </table:table-cell>
          <table:table-cell table:formula="of:=[.B290]&amp;&quot; = getPotentialIssue(session, &quot;&amp;CHAR(34)&amp;[.I290]&amp;CHAR(34)&amp;&quot;, &quot;&amp;CHAR(34)&amp;SUBSTITUTE([.J290];&quot;''&quot;;&quot;'&quot;)&amp;CHAR(34)&amp;&quot;, &quot;&amp;CHAR(34)&amp;[.K290]&amp;CHAR(34)&amp;&quot;, &quot;&amp;CHAR(34)&amp;[.L290]&amp;CHAR(34)&amp;&quot;);&quot;" office:value-type="string" office:string-value="VaccinationCvxCodeIsUnrecognized = getPotentialIssue(session, &quot;Vaccination&quot;, &quot;CVX code&quot;, &quot;is unrecognized&quot;, &quot;&quot;);">
            <text:p>VaccinationCvxCodeIsUnrecognized = getPotentialIssue(session, "Vaccination", "CVX code", "is unrecognized", "");</text:p>
          </table:table-cell>
          <table:table-cell table:formula="of:=&quot;assertNotNull(pi.&quot;&amp;[.B290]&amp;&quot;);&quot;" office:value-type="string" office:string-value="assertNotNull(pi.VaccinationCvxCodeIsUnrecognized);">
            <text:p>assertNotNull(pi.VaccinationCvxCodeIsUnrecognized);</text:p>
          </table:table-cell>
          <table:table-cell table:formula="of:=UPPER(SUBSTITUTE(SUBSTITUTE(SUBSTITUTE([.I290];&quot; &quot;;&quot;_&quot;);&quot;'&quot;;&quot;&quot;);&quot;-&quot;;&quot;_&quot;)&amp;&quot;_&quot;&amp;SUBSTITUTE(SUBSTITUTE(SUBSTITUTE([.J290];&quot; &quot;;&quot;_&quot;);&quot;'&quot;;&quot;&quot;);&quot;-&quot;;&quot;_&quot;))" office:value-type="string" office:string-value="VACCINATION_CVX_CODE">
            <text:p>VACCINATION_CVX_CODE</text:p>
          </table:table-cell>
          <table:table-cell table:formula="of:=IF(AND([.J289]=[.J290];[.I289]=[.I290]);&quot;&quot;;[.F290]&amp;&quot;,&quot;)">
            <text:p/>
          </table:table-cell>
          <table:table-cell table:formula="of:=&quot;addToFieldIssueMap(Field.&quot;&amp;[.F290]&amp;&quot;, &quot;&amp;[.B290]&amp;&quot;);&quot;" office:value-type="string" office:string-value="addToFieldIssueMap(Field.VACCINATION_CVX_CODE, VaccinationCvxCodeIsUnrecognized);">
            <text:p>addToFieldIssueMap(Field.VACCINATION_CVX_CODE, VaccinationCvxCodeIsUnrecognized);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0]&amp;&quot;, '&quot;&amp;[.I290]&amp;&quot;', '&quot;&amp;[.J290]&amp;&quot;', '&quot;&amp;[.K290]&amp;&quot;', '&quot;&amp;[.L290]&amp;&quot;', '&quot;&amp;[.M290]&amp;&quot;', '&quot;&amp;[.N290]&amp;&quot;');&quot;" office:value-type="string" office:string-value="INSERT INTO dqa_potential_issue(issue_id, target_object, target_field, issue_type, field_value, default_action_code, change_priority) VALUES (290, 'Vaccination', 'CVX code', 'is unrecognized', '', 'W', 'May');">
            <text:p>INSERT INTO dqa_potential_issue(issue_id, target_object, target_field, issue_type, field_value, default_action_code, change_priority) VALUES (290, 'Vaccination', 'CVX code', 'is unrecognized', '', 'W', 'May');</text:p>
          </table:table-cell>
        </table:table-row>
        <table:table-row table:style-name="ro1">
          <table:table-cell table:formula="of:=ROW()" office:value-type="float" office:value="291">
            <text:p>291</text:p>
          </table:table-cell>
          <table:table-cell table:formula="of:=SUBSTITUTE(SUBSTITUTE(SUBSTITUTE(SUBSTITUTE(PROPER([.I291])&amp;PROPER([.J291])&amp;PROPER([.K291])&amp;PROPER([.L291]);&quot; &quot;;&quot;&quot;);&quot;-&quot;;&quot;&quot;);&quot;.&quot;;&quot;_&quot;);&quot;'&quot;;&quot;&quot;)" office:value-type="string" office:string-value="VaccinationCvxCodeAndCptCodeAreInconsistent">
            <text:p>VaccinationCvxCodeAndCptCodeAreInconsistent</text:p>
          </table:table-cell>
          <table:table-cell table:formula="of:=&quot;public PotentialIssue &quot;&amp;[.B291]&amp;&quot; = null;&quot;" office:value-type="string" office:string-value="public PotentialIssue VaccinationCvxCodeAndCptCodeAreInconsistent = null;">
            <text:p>public PotentialIssue VaccinationCvxCodeAndCptCodeAreInconsistent = null;</text:p>
          </table:table-cell>
          <table:table-cell table:formula="of:=[.B291]&amp;&quot; = getPotentialIssue(session, &quot;&amp;CHAR(34)&amp;[.I291]&amp;CHAR(34)&amp;&quot;, &quot;&amp;CHAR(34)&amp;SUBSTITUTE([.J291];&quot;''&quot;;&quot;'&quot;)&amp;CHAR(34)&amp;&quot;, &quot;&amp;CHAR(34)&amp;[.K291]&amp;CHAR(34)&amp;&quot;, &quot;&amp;CHAR(34)&amp;[.L291]&amp;CHAR(34)&amp;&quot;);&quot;" office:value-type="string" office:string-value="VaccinationCvxCodeAndCptCodeAreInconsistent = getPotentialIssue(session, &quot;Vaccination&quot;, &quot;CVX code and CPT code&quot;, &quot;are inconsistent&quot;, &quot;&quot;);">
            <text:p>VaccinationCvxCodeAndCptCodeAreInconsistent = getPotentialIssue(session, "Vaccination", "CVX code and CPT code", "are inconsistent", "");</text:p>
          </table:table-cell>
          <table:table-cell table:formula="of:=&quot;assertNotNull(pi.&quot;&amp;[.B291]&amp;&quot;);&quot;" office:value-type="string" office:string-value="assertNotNull(pi.VaccinationCvxCodeAndCptCodeAreInconsistent);">
            <text:p>assertNotNull(pi.VaccinationCvxCodeAndCptCodeAreInconsistent);</text:p>
          </table:table-cell>
          <table:table-cell table:formula="of:=UPPER(SUBSTITUTE(SUBSTITUTE(SUBSTITUTE([.I291];&quot; &quot;;&quot;_&quot;);&quot;'&quot;;&quot;&quot;);&quot;-&quot;;&quot;_&quot;)&amp;&quot;_&quot;&amp;SUBSTITUTE(SUBSTITUTE(SUBSTITUTE([.J291];&quot; &quot;;&quot;_&quot;);&quot;'&quot;;&quot;&quot;);&quot;-&quot;;&quot;_&quot;))" office:value-type="string" office:string-value="VACCINATION_CVX_CODE_AND_CPT_CODE">
            <text:p>VACCINATION_CVX_CODE_AND_CPT_CODE</text:p>
          </table:table-cell>
          <table:table-cell table:formula="of:=IF(AND([.J290]=[.J291];[.I290]=[.I291]);&quot;&quot;;[.F291]&amp;&quot;,&quot;)" office:value-type="string" office:string-value="VACCINATION_CVX_CODE_AND_CPT_CODE,">
            <text:p>VACCINATION_CVX_CODE_AND_CPT_CODE,</text:p>
          </table:table-cell>
          <table:table-cell table:formula="of:=&quot;addToFieldIssueMap(Field.&quot;&amp;[.F291]&amp;&quot;, &quot;&amp;[.B291]&amp;&quot;);&quot;" office:value-type="string" office:string-value="addToFieldIssueMap(Field.VACCINATION_CVX_CODE_AND_CPT_CODE, VaccinationCvxCodeAndCptCodeAreInconsistent);">
            <text:p>addToFieldIssueMap(Field.VACCINATION_CVX_CODE_AND_CPT_CODE, VaccinationCvxCodeAndCptCodeAreInconsistent);</text:p>
          </table:table-cell>
          <table:table-cell office:value-type="string">
            <text:p>Vaccination</text:p>
          </table:table-cell>
          <table:table-cell office:value-type="string">
            <text:p>CVX code and CPT code</text:p>
          </table:table-cell>
          <table:table-cell office:value-type="string">
            <text:p>are inconsistent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1]&amp;&quot;, '&quot;&amp;[.I291]&amp;&quot;', '&quot;&amp;[.J291]&amp;&quot;', '&quot;&amp;[.K291]&amp;&quot;', '&quot;&amp;[.L291]&amp;&quot;', '&quot;&amp;[.M291]&amp;&quot;', '&quot;&amp;[.N291]&amp;&quot;');&quot;" office:value-type="string" office:string-value="INSERT INTO dqa_potential_issue(issue_id, target_object, target_field, issue_type, field_value, default_action_code, change_priority) VALUES (291, 'Vaccination', 'CVX code and CPT code', 'are inconsistent', '', 'W', 'May');">
            <text:p>INSERT INTO dqa_potential_issue(issue_id, target_object, target_field, issue_type, field_value, default_action_code, change_priority) VALUES (291, 'Vaccination', 'CVX code and CPT code', 'are inconsistent', '', 'W', 'May');</text:p>
          </table:table-cell>
        </table:table-row>
        <table:table-row table:style-name="ro1">
          <table:table-cell table:formula="of:=ROW()" office:value-type="float" office:value="292">
            <text:p>292</text:p>
          </table:table-cell>
          <table:table-cell table:formula="of:=SUBSTITUTE(SUBSTITUTE(SUBSTITUTE(SUBSTITUTE(PROPER([.I292])&amp;PROPER([.J292])&amp;PROPER([.K292])&amp;PROPER([.L292]);&quot; &quot;;&quot;&quot;);&quot;-&quot;;&quot;&quot;);&quot;.&quot;;&quot;_&quot;);&quot;'&quot;;&quot;&quot;)" office:value-type="string" office:string-value="VaccinationFacilityIdIsDeprecated">
            <text:p>VaccinationFacilityIdIsDeprecated</text:p>
          </table:table-cell>
          <table:table-cell table:formula="of:=&quot;public PotentialIssue &quot;&amp;[.B292]&amp;&quot; = null;&quot;" office:value-type="string" office:string-value="public PotentialIssue VaccinationFacilityIdIsDeprecated = null;">
            <text:p>public PotentialIssue VaccinationFacilityIdIsDeprecated = null;</text:p>
          </table:table-cell>
          <table:table-cell table:formula="of:=[.B292]&amp;&quot; = getPotentialIssue(session, &quot;&amp;CHAR(34)&amp;[.I292]&amp;CHAR(34)&amp;&quot;, &quot;&amp;CHAR(34)&amp;SUBSTITUTE([.J292];&quot;''&quot;;&quot;'&quot;)&amp;CHAR(34)&amp;&quot;, &quot;&amp;CHAR(34)&amp;[.K292]&amp;CHAR(34)&amp;&quot;, &quot;&amp;CHAR(34)&amp;[.L292]&amp;CHAR(34)&amp;&quot;);&quot;" office:value-type="string" office:string-value="VaccinationFacilityIdIsDeprecated = getPotentialIssue(session, &quot;Vaccination&quot;, &quot;facility id&quot;, &quot;is deprecated&quot;, &quot;&quot;);">
            <text:p>VaccinationFacilityIdIsDeprecated = getPotentialIssue(session, "Vaccination", "facility id", "is deprecated", "");</text:p>
          </table:table-cell>
          <table:table-cell table:formula="of:=&quot;assertNotNull(pi.&quot;&amp;[.B292]&amp;&quot;);&quot;" office:value-type="string" office:string-value="assertNotNull(pi.VaccinationFacilityIdIsDeprecated);">
            <text:p>assertNotNull(pi.VaccinationFacilityIdIsDeprecated);</text:p>
          </table:table-cell>
          <table:table-cell table:formula="of:=UPPER(SUBSTITUTE(SUBSTITUTE(SUBSTITUTE([.I292];&quot; &quot;;&quot;_&quot;);&quot;'&quot;;&quot;&quot;);&quot;-&quot;;&quot;_&quot;)&amp;&quot;_&quot;&amp;SUBSTITUTE(SUBSTITUTE(SUBSTITUTE([.J292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1]=[.J292];[.I291]=[.I292]);&quot;&quot;;[.F292]&amp;&quot;,&quot;)" office:value-type="string" office:string-value="VACCINATION_FACILITY_ID,">
            <text:p>VACCINATION_FACILITY_ID,</text:p>
          </table:table-cell>
          <table:table-cell table:formula="of:=&quot;addToFieldIssueMap(Field.&quot;&amp;[.F292]&amp;&quot;, &quot;&amp;[.B292]&amp;&quot;);&quot;" office:value-type="string" office:string-value="addToFieldIssueMap(Field.VACCINATION_FACILITY_ID, VaccinationFacilityIdIsDeprecated);">
            <text:p>addToFieldIssueMap(Field.VACCINATION_FACILITY_ID, VaccinationFacilityIdIsDeprecat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2]&amp;&quot;, '&quot;&amp;[.I292]&amp;&quot;', '&quot;&amp;[.J292]&amp;&quot;', '&quot;&amp;[.K292]&amp;&quot;', '&quot;&amp;[.L292]&amp;&quot;', '&quot;&amp;[.M292]&amp;&quot;', '&quot;&amp;[.N292]&amp;&quot;');&quot;" office:value-type="string" office:string-value="INSERT INTO dqa_potential_issue(issue_id, target_object, target_field, issue_type, field_value, default_action_code, change_priority) VALUES (292, 'Vaccination', 'facility id', 'is deprecated', '', 'W', 'May');">
            <text:p>INSERT INTO dqa_potential_issue(issue_id, target_object, target_field, issue_type, field_value, default_action_code, change_priority) VALUES (292, 'Vaccination', 'facility id', 'is deprecated', '', 'W', 'May');</text:p>
          </table:table-cell>
        </table:table-row>
        <table:table-row table:style-name="ro1">
          <table:table-cell table:formula="of:=ROW()" office:value-type="float" office:value="293">
            <text:p>293</text:p>
          </table:table-cell>
          <table:table-cell table:formula="of:=SUBSTITUTE(SUBSTITUTE(SUBSTITUTE(SUBSTITUTE(PROPER([.I293])&amp;PROPER([.J293])&amp;PROPER([.K293])&amp;PROPER([.L293]);&quot; &quot;;&quot;&quot;);&quot;-&quot;;&quot;&quot;);&quot;.&quot;;&quot;_&quot;);&quot;'&quot;;&quot;&quot;)" office:value-type="string" office:string-value="VaccinationFacilityIdIsIgnored">
            <text:p>VaccinationFacilityIdIsIgnored</text:p>
          </table:table-cell>
          <table:table-cell table:formula="of:=&quot;public PotentialIssue &quot;&amp;[.B293]&amp;&quot; = null;&quot;" office:value-type="string" office:string-value="public PotentialIssue VaccinationFacilityIdIsIgnored = null;">
            <text:p>public PotentialIssue VaccinationFacilityIdIsIgnored = null;</text:p>
          </table:table-cell>
          <table:table-cell table:formula="of:=[.B293]&amp;&quot; = getPotentialIssue(session, &quot;&amp;CHAR(34)&amp;[.I293]&amp;CHAR(34)&amp;&quot;, &quot;&amp;CHAR(34)&amp;SUBSTITUTE([.J293];&quot;''&quot;;&quot;'&quot;)&amp;CHAR(34)&amp;&quot;, &quot;&amp;CHAR(34)&amp;[.K293]&amp;CHAR(34)&amp;&quot;, &quot;&amp;CHAR(34)&amp;[.L293]&amp;CHAR(34)&amp;&quot;);&quot;" office:value-type="string" office:string-value="VaccinationFacilityIdIsIgnored = getPotentialIssue(session, &quot;Vaccination&quot;, &quot;facility id&quot;, &quot;is ignored&quot;, &quot;&quot;);">
            <text:p>VaccinationFacilityIdIsIgnored = getPotentialIssue(session, "Vaccination", "facility id", "is ignored", "");</text:p>
          </table:table-cell>
          <table:table-cell table:formula="of:=&quot;assertNotNull(pi.&quot;&amp;[.B293]&amp;&quot;);&quot;" office:value-type="string" office:string-value="assertNotNull(pi.VaccinationFacilityIdIsIgnored);">
            <text:p>assertNotNull(pi.VaccinationFacilityIdIsIgnored);</text:p>
          </table:table-cell>
          <table:table-cell table:formula="of:=UPPER(SUBSTITUTE(SUBSTITUTE(SUBSTITUTE([.I293];&quot; &quot;;&quot;_&quot;);&quot;'&quot;;&quot;&quot;);&quot;-&quot;;&quot;_&quot;)&amp;&quot;_&quot;&amp;SUBSTITUTE(SUBSTITUTE(SUBSTITUTE([.J293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2]=[.J293];[.I292]=[.I293]);&quot;&quot;;[.F293]&amp;&quot;,&quot;)">
            <text:p/>
          </table:table-cell>
          <table:table-cell table:formula="of:=&quot;addToFieldIssueMap(Field.&quot;&amp;[.F293]&amp;&quot;, &quot;&amp;[.B293]&amp;&quot;);&quot;" office:value-type="string" office:string-value="addToFieldIssueMap(Field.VACCINATION_FACILITY_ID, VaccinationFacilityIdIsIgnored);">
            <text:p>addToFieldIssueMap(Field.VACCINATION_FACILITY_ID, VaccinationFacilityIdIsIgnor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93]&amp;&quot;, '&quot;&amp;[.I293]&amp;&quot;', '&quot;&amp;[.J293]&amp;&quot;', '&quot;&amp;[.K293]&amp;&quot;', '&quot;&amp;[.L293]&amp;&quot;', '&quot;&amp;[.M293]&amp;&quot;', '&quot;&amp;[.N293]&amp;&quot;');&quot;" office:value-type="string" office:string-value="INSERT INTO dqa_potential_issue(issue_id, target_object, target_field, issue_type, field_value, default_action_code, change_priority) VALUES (293, 'Vaccination', 'facility id', 'is ignored', '', 'S', 'May');">
            <text:p>INSERT INTO dqa_potential_issue(issue_id, target_object, target_field, issue_type, field_value, default_action_code, change_priority) VALUES (293, 'Vaccination', 'facility id', 'is ignored', '', 'S', 'May');</text:p>
          </table:table-cell>
        </table:table-row>
        <table:table-row table:style-name="ro1">
          <table:table-cell table:formula="of:=ROW()" office:value-type="float" office:value="294">
            <text:p>294</text:p>
          </table:table-cell>
          <table:table-cell table:formula="of:=SUBSTITUTE(SUBSTITUTE(SUBSTITUTE(SUBSTITUTE(PROPER([.I294])&amp;PROPER([.J294])&amp;PROPER([.K294])&amp;PROPER([.L294]);&quot; &quot;;&quot;&quot;);&quot;-&quot;;&quot;&quot;);&quot;.&quot;;&quot;_&quot;);&quot;'&quot;;&quot;&quot;)" office:value-type="string" office:string-value="VaccinationFacilityIdIsInvalid">
            <text:p>VaccinationFacilityIdIsInvalid</text:p>
          </table:table-cell>
          <table:table-cell table:formula="of:=&quot;public PotentialIssue &quot;&amp;[.B294]&amp;&quot; = null;&quot;" office:value-type="string" office:string-value="public PotentialIssue VaccinationFacilityIdIsInvalid = null;">
            <text:p>public PotentialIssue VaccinationFacilityIdIsInvalid = null;</text:p>
          </table:table-cell>
          <table:table-cell table:formula="of:=[.B294]&amp;&quot; = getPotentialIssue(session, &quot;&amp;CHAR(34)&amp;[.I294]&amp;CHAR(34)&amp;&quot;, &quot;&amp;CHAR(34)&amp;SUBSTITUTE([.J294];&quot;''&quot;;&quot;'&quot;)&amp;CHAR(34)&amp;&quot;, &quot;&amp;CHAR(34)&amp;[.K294]&amp;CHAR(34)&amp;&quot;, &quot;&amp;CHAR(34)&amp;[.L294]&amp;CHAR(34)&amp;&quot;);&quot;" office:value-type="string" office:string-value="VaccinationFacilityIdIsInvalid = getPotentialIssue(session, &quot;Vaccination&quot;, &quot;facility id&quot;, &quot;is invalid&quot;, &quot;&quot;);">
            <text:p>VaccinationFacilityIdIsInvalid = getPotentialIssue(session, "Vaccination", "facility id", "is invalid", "");</text:p>
          </table:table-cell>
          <table:table-cell table:formula="of:=&quot;assertNotNull(pi.&quot;&amp;[.B294]&amp;&quot;);&quot;" office:value-type="string" office:string-value="assertNotNull(pi.VaccinationFacilityIdIsInvalid);">
            <text:p>assertNotNull(pi.VaccinationFacilityIdIsInvalid);</text:p>
          </table:table-cell>
          <table:table-cell table:formula="of:=UPPER(SUBSTITUTE(SUBSTITUTE(SUBSTITUTE([.I294];&quot; &quot;;&quot;_&quot;);&quot;'&quot;;&quot;&quot;);&quot;-&quot;;&quot;_&quot;)&amp;&quot;_&quot;&amp;SUBSTITUTE(SUBSTITUTE(SUBSTITUTE([.J294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3]=[.J294];[.I293]=[.I294]);&quot;&quot;;[.F294]&amp;&quot;,&quot;)">
            <text:p/>
          </table:table-cell>
          <table:table-cell table:formula="of:=&quot;addToFieldIssueMap(Field.&quot;&amp;[.F294]&amp;&quot;, &quot;&amp;[.B294]&amp;&quot;);&quot;" office:value-type="string" office:string-value="addToFieldIssueMap(Field.VACCINATION_FACILITY_ID, VaccinationFacilityIdIsInvalid);">
            <text:p>addToFieldIssueMap(Field.VACCINATION_FACILITY_ID, VaccinationFacilityIdIsInvali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294]&amp;&quot;, '&quot;&amp;[.I294]&amp;&quot;', '&quot;&amp;[.J294]&amp;&quot;', '&quot;&amp;[.K294]&amp;&quot;', '&quot;&amp;[.L294]&amp;&quot;', '&quot;&amp;[.M294]&amp;&quot;', '&quot;&amp;[.N294]&amp;&quot;');&quot;" office:value-type="string" office:string-value="INSERT INTO dqa_potential_issue(issue_id, target_object, target_field, issue_type, field_value, default_action_code, change_priority) VALUES (294, 'Vaccination', 'facility id', 'is invalid', '', 'E', 'May');">
            <text:p>INSERT INTO dqa_potential_issue(issue_id, target_object, target_field, issue_type, field_value, default_action_code, change_priority) VALUES (294, 'Vaccination', 'facility id', 'is invalid', '', 'E', 'May');</text:p>
          </table:table-cell>
        </table:table-row>
        <table:table-row table:style-name="ro1">
          <table:table-cell table:formula="of:=ROW()" office:value-type="float" office:value="295">
            <text:p>295</text:p>
          </table:table-cell>
          <table:table-cell table:formula="of:=SUBSTITUTE(SUBSTITUTE(SUBSTITUTE(SUBSTITUTE(PROPER([.I295])&amp;PROPER([.J295])&amp;PROPER([.K295])&amp;PROPER([.L295]);&quot; &quot;;&quot;&quot;);&quot;-&quot;;&quot;&quot;);&quot;.&quot;;&quot;_&quot;);&quot;'&quot;;&quot;&quot;)" office:value-type="string" office:string-value="VaccinationFacilityIdIsMissing">
            <text:p>VaccinationFacilityIdIsMissing</text:p>
          </table:table-cell>
          <table:table-cell table:formula="of:=&quot;public PotentialIssue &quot;&amp;[.B295]&amp;&quot; = null;&quot;" office:value-type="string" office:string-value="public PotentialIssue VaccinationFacilityIdIsMissing = null;">
            <text:p>public PotentialIssue VaccinationFacilityIdIsMissing = null;</text:p>
          </table:table-cell>
          <table:table-cell table:formula="of:=[.B295]&amp;&quot; = getPotentialIssue(session, &quot;&amp;CHAR(34)&amp;[.I295]&amp;CHAR(34)&amp;&quot;, &quot;&amp;CHAR(34)&amp;SUBSTITUTE([.J295];&quot;''&quot;;&quot;'&quot;)&amp;CHAR(34)&amp;&quot;, &quot;&amp;CHAR(34)&amp;[.K295]&amp;CHAR(34)&amp;&quot;, &quot;&amp;CHAR(34)&amp;[.L295]&amp;CHAR(34)&amp;&quot;);&quot;" office:value-type="string" office:string-value="VaccinationFacilityIdIsMissing = getPotentialIssue(session, &quot;Vaccination&quot;, &quot;facility id&quot;, &quot;is missing&quot;, &quot;&quot;);">
            <text:p>VaccinationFacilityIdIsMissing = getPotentialIssue(session, "Vaccination", "facility id", "is missing", "");</text:p>
          </table:table-cell>
          <table:table-cell table:formula="of:=&quot;assertNotNull(pi.&quot;&amp;[.B295]&amp;&quot;);&quot;" office:value-type="string" office:string-value="assertNotNull(pi.VaccinationFacilityIdIsMissing);">
            <text:p>assertNotNull(pi.VaccinationFacilityIdIsMissing);</text:p>
          </table:table-cell>
          <table:table-cell table:formula="of:=UPPER(SUBSTITUTE(SUBSTITUTE(SUBSTITUTE([.I295];&quot; &quot;;&quot;_&quot;);&quot;'&quot;;&quot;&quot;);&quot;-&quot;;&quot;_&quot;)&amp;&quot;_&quot;&amp;SUBSTITUTE(SUBSTITUTE(SUBSTITUTE([.J295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4]=[.J295];[.I294]=[.I295]);&quot;&quot;;[.F295]&amp;&quot;,&quot;)">
            <text:p/>
          </table:table-cell>
          <table:table-cell table:formula="of:=&quot;addToFieldIssueMap(Field.&quot;&amp;[.F295]&amp;&quot;, &quot;&amp;[.B295]&amp;&quot;);&quot;" office:value-type="string" office:string-value="addToFieldIssueMap(Field.VACCINATION_FACILITY_ID, VaccinationFacilityIdIsMissing);">
            <text:p>addToFieldIssueMap(Field.VACCINATION_FACILITY_ID, VaccinationFacilityIdIsMissing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5]&amp;&quot;, '&quot;&amp;[.I295]&amp;&quot;', '&quot;&amp;[.J295]&amp;&quot;', '&quot;&amp;[.K295]&amp;&quot;', '&quot;&amp;[.L295]&amp;&quot;', '&quot;&amp;[.M295]&amp;&quot;', '&quot;&amp;[.N295]&amp;&quot;');&quot;" office:value-type="string" office:string-value="INSERT INTO dqa_potential_issue(issue_id, target_object, target_field, issue_type, field_value, default_action_code, change_priority) VALUES (295, 'Vaccination', 'facility id', 'is missing', '', 'W', 'May');">
            <text:p>INSERT INTO dqa_potential_issue(issue_id, target_object, target_field, issue_type, field_value, default_action_code, change_priority) VALUES (295, 'Vaccination', 'facility id', 'is missing', '', 'W', 'May');</text:p>
          </table:table-cell>
        </table:table-row>
        <table:table-row table:style-name="ro1">
          <table:table-cell table:formula="of:=ROW()" office:value-type="float" office:value="296">
            <text:p>296</text:p>
          </table:table-cell>
          <table:table-cell table:formula="of:=SUBSTITUTE(SUBSTITUTE(SUBSTITUTE(SUBSTITUTE(PROPER([.I296])&amp;PROPER([.J296])&amp;PROPER([.K296])&amp;PROPER([.L296]);&quot; &quot;;&quot;&quot;);&quot;-&quot;;&quot;&quot;);&quot;.&quot;;&quot;_&quot;);&quot;'&quot;;&quot;&quot;)" office:value-type="string" office:string-value="VaccinationFacilityIdIsUnrecognized">
            <text:p>VaccinationFacilityIdIsUnrecognized</text:p>
          </table:table-cell>
          <table:table-cell table:formula="of:=&quot;public PotentialIssue &quot;&amp;[.B296]&amp;&quot; = null;&quot;" office:value-type="string" office:string-value="public PotentialIssue VaccinationFacilityIdIsUnrecognized = null;">
            <text:p>public PotentialIssue VaccinationFacilityIdIsUnrecognized = null;</text:p>
          </table:table-cell>
          <table:table-cell table:formula="of:=[.B296]&amp;&quot; = getPotentialIssue(session, &quot;&amp;CHAR(34)&amp;[.I296]&amp;CHAR(34)&amp;&quot;, &quot;&amp;CHAR(34)&amp;SUBSTITUTE([.J296];&quot;''&quot;;&quot;'&quot;)&amp;CHAR(34)&amp;&quot;, &quot;&amp;CHAR(34)&amp;[.K296]&amp;CHAR(34)&amp;&quot;, &quot;&amp;CHAR(34)&amp;[.L296]&amp;CHAR(34)&amp;&quot;);&quot;" office:value-type="string" office:string-value="VaccinationFacilityIdIsUnrecognized = getPotentialIssue(session, &quot;Vaccination&quot;, &quot;facility id&quot;, &quot;is unrecognized&quot;, &quot;&quot;);">
            <text:p>VaccinationFacilityIdIsUnrecognized = getPotentialIssue(session, "Vaccination", "facility id", "is unrecognized", "");</text:p>
          </table:table-cell>
          <table:table-cell table:formula="of:=&quot;assertNotNull(pi.&quot;&amp;[.B296]&amp;&quot;);&quot;" office:value-type="string" office:string-value="assertNotNull(pi.VaccinationFacilityIdIsUnrecognized);">
            <text:p>assertNotNull(pi.VaccinationFacilityIdIsUnrecognized);</text:p>
          </table:table-cell>
          <table:table-cell table:formula="of:=UPPER(SUBSTITUTE(SUBSTITUTE(SUBSTITUTE([.I296];&quot; &quot;;&quot;_&quot;);&quot;'&quot;;&quot;&quot;);&quot;-&quot;;&quot;_&quot;)&amp;&quot;_&quot;&amp;SUBSTITUTE(SUBSTITUTE(SUBSTITUTE([.J296];&quot; &quot;;&quot;_&quot;);&quot;'&quot;;&quot;&quot;);&quot;-&quot;;&quot;_&quot;))" office:value-type="string" office:string-value="VACCINATION_FACILITY_ID">
            <text:p>VACCINATION_FACILITY_ID</text:p>
          </table:table-cell>
          <table:table-cell table:formula="of:=IF(AND([.J295]=[.J296];[.I295]=[.I296]);&quot;&quot;;[.F296]&amp;&quot;,&quot;)">
            <text:p/>
          </table:table-cell>
          <table:table-cell table:formula="of:=&quot;addToFieldIssueMap(Field.&quot;&amp;[.F296]&amp;&quot;, &quot;&amp;[.B296]&amp;&quot;);&quot;" office:value-type="string" office:string-value="addToFieldIssueMap(Field.VACCINATION_FACILITY_ID, VaccinationFacilityIdIsUnrecognized);">
            <text:p>addToFieldIssueMap(Field.VACCINATION_FACILITY_ID, VaccinationFacilityIdIsUnrecognized);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6]&amp;&quot;, '&quot;&amp;[.I296]&amp;&quot;', '&quot;&amp;[.J296]&amp;&quot;', '&quot;&amp;[.K296]&amp;&quot;', '&quot;&amp;[.L296]&amp;&quot;', '&quot;&amp;[.M296]&amp;&quot;', '&quot;&amp;[.N296]&amp;&quot;');&quot;" office:value-type="string" office:string-value="INSERT INTO dqa_potential_issue(issue_id, target_object, target_field, issue_type, field_value, default_action_code, change_priority) VALUES (296, 'Vaccination', 'facility id', 'is unrecognized', '', 'W', 'May');">
            <text:p>INSERT INTO dqa_potential_issue(issue_id, target_object, target_field, issue_type, field_value, default_action_code, change_priority) VALUES (296, 'Vaccination', 'facility id', 'is unrecognized', '', 'W', 'May');</text:p>
          </table:table-cell>
        </table:table-row>
        <table:table-row table:style-name="ro1">
          <table:table-cell table:formula="of:=ROW()" office:value-type="float" office:value="297">
            <text:p>297</text:p>
          </table:table-cell>
          <table:table-cell table:formula="of:=SUBSTITUTE(SUBSTITUTE(SUBSTITUTE(SUBSTITUTE(PROPER([.I297])&amp;PROPER([.J297])&amp;PROPER([.K297])&amp;PROPER([.L297]);&quot; &quot;;&quot;&quot;);&quot;-&quot;;&quot;&quot;);&quot;.&quot;;&quot;_&quot;);&quot;'&quot;;&quot;&quot;)" office:value-type="string" office:string-value="VaccinationFacilityNameIsMissing">
            <text:p>VaccinationFacilityNameIsMissing</text:p>
          </table:table-cell>
          <table:table-cell table:formula="of:=&quot;public PotentialIssue &quot;&amp;[.B297]&amp;&quot; = null;&quot;" office:value-type="string" office:string-value="public PotentialIssue VaccinationFacilityNameIsMissing = null;">
            <text:p>public PotentialIssue VaccinationFacilityNameIsMissing = null;</text:p>
          </table:table-cell>
          <table:table-cell table:formula="of:=[.B297]&amp;&quot; = getPotentialIssue(session, &quot;&amp;CHAR(34)&amp;[.I297]&amp;CHAR(34)&amp;&quot;, &quot;&amp;CHAR(34)&amp;SUBSTITUTE([.J297];&quot;''&quot;;&quot;'&quot;)&amp;CHAR(34)&amp;&quot;, &quot;&amp;CHAR(34)&amp;[.K297]&amp;CHAR(34)&amp;&quot;, &quot;&amp;CHAR(34)&amp;[.L297]&amp;CHAR(34)&amp;&quot;);&quot;" office:value-type="string" office:string-value="VaccinationFacilityNameIsMissing = getPotentialIssue(session, &quot;Vaccination&quot;, &quot;facility name&quot;, &quot;is missing&quot;, &quot;&quot;);">
            <text:p>VaccinationFacilityNameIsMissing = getPotentialIssue(session, "Vaccination", "facility name", "is missing", "");</text:p>
          </table:table-cell>
          <table:table-cell table:formula="of:=&quot;assertNotNull(pi.&quot;&amp;[.B297]&amp;&quot;);&quot;" office:value-type="string" office:string-value="assertNotNull(pi.VaccinationFacilityNameIsMissing);">
            <text:p>assertNotNull(pi.VaccinationFacilityNameIsMissing);</text:p>
          </table:table-cell>
          <table:table-cell table:formula="of:=UPPER(SUBSTITUTE(SUBSTITUTE(SUBSTITUTE([.I297];&quot; &quot;;&quot;_&quot;);&quot;'&quot;;&quot;&quot;);&quot;-&quot;;&quot;_&quot;)&amp;&quot;_&quot;&amp;SUBSTITUTE(SUBSTITUTE(SUBSTITUTE([.J297];&quot; &quot;;&quot;_&quot;);&quot;'&quot;;&quot;&quot;);&quot;-&quot;;&quot;_&quot;))" office:value-type="string" office:string-value="VACCINATION_FACILITY_NAME">
            <text:p>VACCINATION_FACILITY_NAME</text:p>
          </table:table-cell>
          <table:table-cell table:formula="of:=IF(AND([.J296]=[.J297];[.I296]=[.I297]);&quot;&quot;;[.F297]&amp;&quot;,&quot;)" office:value-type="string" office:string-value="VACCINATION_FACILITY_NAME,">
            <text:p>VACCINATION_FACILITY_NAME,</text:p>
          </table:table-cell>
          <table:table-cell table:formula="of:=&quot;addToFieldIssueMap(Field.&quot;&amp;[.F297]&amp;&quot;, &quot;&amp;[.B297]&amp;&quot;);&quot;" office:value-type="string" office:string-value="addToFieldIssueMap(Field.VACCINATION_FACILITY_NAME, VaccinationFacilityNameIsMissing);">
            <text:p>addToFieldIssueMap(Field.VACCINATION_FACILITY_NAME, VaccinationFacilityNameIsMissing);</text:p>
          </table:table-cell>
          <table:table-cell office:value-type="string">
            <text:p>Vaccination</text:p>
          </table:table-cell>
          <table:table-cell office:value-type="string">
            <text:p>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297]&amp;&quot;, '&quot;&amp;[.I297]&amp;&quot;', '&quot;&amp;[.J297]&amp;&quot;', '&quot;&amp;[.K297]&amp;&quot;', '&quot;&amp;[.L297]&amp;&quot;', '&quot;&amp;[.M297]&amp;&quot;', '&quot;&amp;[.N297]&amp;&quot;');&quot;" office:value-type="string" office:string-value="INSERT INTO dqa_potential_issue(issue_id, target_object, target_field, issue_type, field_value, default_action_code, change_priority) VALUES (297, 'Vaccination', 'facility name', 'is missing', '', 'A', 'May');">
            <text:p>INSERT INTO dqa_potential_issue(issue_id, target_object, target_field, issue_type, field_value, default_action_code, change_priority) VALUES (297, 'Vaccination', 'facility name', 'is missing', '', 'A', 'May');</text:p>
          </table:table-cell>
        </table:table-row>
        <table:table-row table:style-name="ro1">
          <table:table-cell table:formula="of:=ROW()" office:value-type="float" office:value="298">
            <text:p>298</text:p>
          </table:table-cell>
          <table:table-cell table:formula="of:=SUBSTITUTE(SUBSTITUTE(SUBSTITUTE(SUBSTITUTE(PROPER([.I298])&amp;PROPER([.J298])&amp;PROPER([.K298])&amp;PROPER([.L298]);&quot; &quot;;&quot;&quot;);&quot;-&quot;;&quot;&quot;);&quot;.&quot;;&quot;_&quot;);&quot;'&quot;;&quot;&quot;)" office:value-type="string" office:string-value="VaccinationGivenByIsDeprecated">
            <text:p>VaccinationGivenByIsDeprecated</text:p>
          </table:table-cell>
          <table:table-cell table:formula="of:=&quot;public PotentialIssue &quot;&amp;[.B298]&amp;&quot; = null;&quot;" office:value-type="string" office:string-value="public PotentialIssue VaccinationGivenByIsDeprecated = null;">
            <text:p>public PotentialIssue VaccinationGivenByIsDeprecated = null;</text:p>
          </table:table-cell>
          <table:table-cell table:formula="of:=[.B298]&amp;&quot; = getPotentialIssue(session, &quot;&amp;CHAR(34)&amp;[.I298]&amp;CHAR(34)&amp;&quot;, &quot;&amp;CHAR(34)&amp;SUBSTITUTE([.J298];&quot;''&quot;;&quot;'&quot;)&amp;CHAR(34)&amp;&quot;, &quot;&amp;CHAR(34)&amp;[.K298]&amp;CHAR(34)&amp;&quot;, &quot;&amp;CHAR(34)&amp;[.L298]&amp;CHAR(34)&amp;&quot;);&quot;" office:value-type="string" office:string-value="VaccinationGivenByIsDeprecated = getPotentialIssue(session, &quot;Vaccination&quot;, &quot;given by&quot;, &quot;is deprecated&quot;, &quot;&quot;);">
            <text:p>VaccinationGivenByIsDeprecated = getPotentialIssue(session, "Vaccination", "given by", "is deprecated", "");</text:p>
          </table:table-cell>
          <table:table-cell table:formula="of:=&quot;assertNotNull(pi.&quot;&amp;[.B298]&amp;&quot;);&quot;" office:value-type="string" office:string-value="assertNotNull(pi.VaccinationGivenByIsDeprecated);">
            <text:p>assertNotNull(pi.VaccinationGivenByIsDeprecated);</text:p>
          </table:table-cell>
          <table:table-cell table:formula="of:=UPPER(SUBSTITUTE(SUBSTITUTE(SUBSTITUTE([.I298];&quot; &quot;;&quot;_&quot;);&quot;'&quot;;&quot;&quot;);&quot;-&quot;;&quot;_&quot;)&amp;&quot;_&quot;&amp;SUBSTITUTE(SUBSTITUTE(SUBSTITUTE([.J298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7]=[.J298];[.I297]=[.I298]);&quot;&quot;;[.F298]&amp;&quot;,&quot;)" office:value-type="string" office:string-value="VACCINATION_GIVEN_BY,">
            <text:p>VACCINATION_GIVEN_BY,</text:p>
          </table:table-cell>
          <table:table-cell table:formula="of:=&quot;addToFieldIssueMap(Field.&quot;&amp;[.F298]&amp;&quot;, &quot;&amp;[.B298]&amp;&quot;);&quot;" office:value-type="string" office:string-value="addToFieldIssueMap(Field.VACCINATION_GIVEN_BY, VaccinationGivenByIsDeprecated);">
            <text:p>addToFieldIssueMap(Field.VACCINATION_GIVEN_BY, VaccinationGivenByIsDeprecat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298]&amp;&quot;, '&quot;&amp;[.I298]&amp;&quot;', '&quot;&amp;[.J298]&amp;&quot;', '&quot;&amp;[.K298]&amp;&quot;', '&quot;&amp;[.L298]&amp;&quot;', '&quot;&amp;[.M298]&amp;&quot;', '&quot;&amp;[.N298]&amp;&quot;');&quot;" office:value-type="string" office:string-value="INSERT INTO dqa_potential_issue(issue_id, target_object, target_field, issue_type, field_value, default_action_code, change_priority) VALUES (298, 'Vaccination', 'given by', 'is deprecated', '', 'W', 'May');">
            <text:p>INSERT INTO dqa_potential_issue(issue_id, target_object, target_field, issue_type, field_value, default_action_code, change_priority) VALUES (298, 'Vaccination', 'given by', 'is deprecated', '', 'W', 'May');</text:p>
          </table:table-cell>
        </table:table-row>
        <table:table-row table:style-name="ro1">
          <table:table-cell table:formula="of:=ROW()" office:value-type="float" office:value="299">
            <text:p>299</text:p>
          </table:table-cell>
          <table:table-cell table:formula="of:=SUBSTITUTE(SUBSTITUTE(SUBSTITUTE(SUBSTITUTE(PROPER([.I299])&amp;PROPER([.J299])&amp;PROPER([.K299])&amp;PROPER([.L299]);&quot; &quot;;&quot;&quot;);&quot;-&quot;;&quot;&quot;);&quot;.&quot;;&quot;_&quot;);&quot;'&quot;;&quot;&quot;)" office:value-type="string" office:string-value="VaccinationGivenByIsIgnored">
            <text:p>VaccinationGivenByIsIgnored</text:p>
          </table:table-cell>
          <table:table-cell table:formula="of:=&quot;public PotentialIssue &quot;&amp;[.B299]&amp;&quot; = null;&quot;" office:value-type="string" office:string-value="public PotentialIssue VaccinationGivenByIsIgnored = null;">
            <text:p>public PotentialIssue VaccinationGivenByIsIgnored = null;</text:p>
          </table:table-cell>
          <table:table-cell table:formula="of:=[.B299]&amp;&quot; = getPotentialIssue(session, &quot;&amp;CHAR(34)&amp;[.I299]&amp;CHAR(34)&amp;&quot;, &quot;&amp;CHAR(34)&amp;SUBSTITUTE([.J299];&quot;''&quot;;&quot;'&quot;)&amp;CHAR(34)&amp;&quot;, &quot;&amp;CHAR(34)&amp;[.K299]&amp;CHAR(34)&amp;&quot;, &quot;&amp;CHAR(34)&amp;[.L299]&amp;CHAR(34)&amp;&quot;);&quot;" office:value-type="string" office:string-value="VaccinationGivenByIsIgnored = getPotentialIssue(session, &quot;Vaccination&quot;, &quot;given by&quot;, &quot;is ignored&quot;, &quot;&quot;);">
            <text:p>VaccinationGivenByIsIgnored = getPotentialIssue(session, "Vaccination", "given by", "is ignored", "");</text:p>
          </table:table-cell>
          <table:table-cell table:formula="of:=&quot;assertNotNull(pi.&quot;&amp;[.B299]&amp;&quot;);&quot;" office:value-type="string" office:string-value="assertNotNull(pi.VaccinationGivenByIsIgnored);">
            <text:p>assertNotNull(pi.VaccinationGivenByIsIgnored);</text:p>
          </table:table-cell>
          <table:table-cell table:formula="of:=UPPER(SUBSTITUTE(SUBSTITUTE(SUBSTITUTE([.I299];&quot; &quot;;&quot;_&quot;);&quot;'&quot;;&quot;&quot;);&quot;-&quot;;&quot;_&quot;)&amp;&quot;_&quot;&amp;SUBSTITUTE(SUBSTITUTE(SUBSTITUTE([.J299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8]=[.J299];[.I298]=[.I299]);&quot;&quot;;[.F299]&amp;&quot;,&quot;)">
            <text:p/>
          </table:table-cell>
          <table:table-cell table:formula="of:=&quot;addToFieldIssueMap(Field.&quot;&amp;[.F299]&amp;&quot;, &quot;&amp;[.B299]&amp;&quot;);&quot;" office:value-type="string" office:string-value="addToFieldIssueMap(Field.VACCINATION_GIVEN_BY, VaccinationGivenByIsIgnored);">
            <text:p>addToFieldIssueMap(Field.VACCINATION_GIVEN_BY, VaccinationGivenByIsIgnor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299]&amp;&quot;, '&quot;&amp;[.I299]&amp;&quot;', '&quot;&amp;[.J299]&amp;&quot;', '&quot;&amp;[.K299]&amp;&quot;', '&quot;&amp;[.L299]&amp;&quot;', '&quot;&amp;[.M299]&amp;&quot;', '&quot;&amp;[.N299]&amp;&quot;');&quot;" office:value-type="string" office:string-value="INSERT INTO dqa_potential_issue(issue_id, target_object, target_field, issue_type, field_value, default_action_code, change_priority) VALUES (299, 'Vaccination', 'given by', 'is ignored', '', 'S', 'May');">
            <text:p>INSERT INTO dqa_potential_issue(issue_id, target_object, target_field, issue_type, field_value, default_action_code, change_priority) VALUES (299, 'Vaccination', 'given by', 'is ignored', '', 'S', 'May');</text:p>
          </table:table-cell>
        </table:table-row>
        <table:table-row table:style-name="ro1">
          <table:table-cell table:formula="of:=ROW()" office:value-type="float" office:value="300">
            <text:p>300</text:p>
          </table:table-cell>
          <table:table-cell table:formula="of:=SUBSTITUTE(SUBSTITUTE(SUBSTITUTE(SUBSTITUTE(PROPER([.I300])&amp;PROPER([.J300])&amp;PROPER([.K300])&amp;PROPER([.L300]);&quot; &quot;;&quot;&quot;);&quot;-&quot;;&quot;&quot;);&quot;.&quot;;&quot;_&quot;);&quot;'&quot;;&quot;&quot;)" office:value-type="string" office:string-value="VaccinationGivenByIsInvalid">
            <text:p>VaccinationGivenByIsInvalid</text:p>
          </table:table-cell>
          <table:table-cell table:formula="of:=&quot;public PotentialIssue &quot;&amp;[.B300]&amp;&quot; = null;&quot;" office:value-type="string" office:string-value="public PotentialIssue VaccinationGivenByIsInvalid = null;">
            <text:p>public PotentialIssue VaccinationGivenByIsInvalid = null;</text:p>
          </table:table-cell>
          <table:table-cell table:formula="of:=[.B300]&amp;&quot; = getPotentialIssue(session, &quot;&amp;CHAR(34)&amp;[.I300]&amp;CHAR(34)&amp;&quot;, &quot;&amp;CHAR(34)&amp;SUBSTITUTE([.J300];&quot;''&quot;;&quot;'&quot;)&amp;CHAR(34)&amp;&quot;, &quot;&amp;CHAR(34)&amp;[.K300]&amp;CHAR(34)&amp;&quot;, &quot;&amp;CHAR(34)&amp;[.L300]&amp;CHAR(34)&amp;&quot;);&quot;" office:value-type="string" office:string-value="VaccinationGivenByIsInvalid = getPotentialIssue(session, &quot;Vaccination&quot;, &quot;given by&quot;, &quot;is invalid&quot;, &quot;&quot;);">
            <text:p>VaccinationGivenByIsInvalid = getPotentialIssue(session, "Vaccination", "given by", "is invalid", "");</text:p>
          </table:table-cell>
          <table:table-cell table:formula="of:=&quot;assertNotNull(pi.&quot;&amp;[.B300]&amp;&quot;);&quot;" office:value-type="string" office:string-value="assertNotNull(pi.VaccinationGivenByIsInvalid);">
            <text:p>assertNotNull(pi.VaccinationGivenByIsInvalid);</text:p>
          </table:table-cell>
          <table:table-cell table:formula="of:=UPPER(SUBSTITUTE(SUBSTITUTE(SUBSTITUTE([.I300];&quot; &quot;;&quot;_&quot;);&quot;'&quot;;&quot;&quot;);&quot;-&quot;;&quot;_&quot;)&amp;&quot;_&quot;&amp;SUBSTITUTE(SUBSTITUTE(SUBSTITUTE([.J300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299]=[.J300];[.I299]=[.I300]);&quot;&quot;;[.F300]&amp;&quot;,&quot;)">
            <text:p/>
          </table:table-cell>
          <table:table-cell table:formula="of:=&quot;addToFieldIssueMap(Field.&quot;&amp;[.F300]&amp;&quot;, &quot;&amp;[.B300]&amp;&quot;);&quot;" office:value-type="string" office:string-value="addToFieldIssueMap(Field.VACCINATION_GIVEN_BY, VaccinationGivenByIsInvalid);">
            <text:p>addToFieldIssueMap(Field.VACCINATION_GIVEN_BY, VaccinationGivenByIsInvali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0]&amp;&quot;, '&quot;&amp;[.I300]&amp;&quot;', '&quot;&amp;[.J300]&amp;&quot;', '&quot;&amp;[.K300]&amp;&quot;', '&quot;&amp;[.L300]&amp;&quot;', '&quot;&amp;[.M300]&amp;&quot;', '&quot;&amp;[.N300]&amp;&quot;');&quot;" office:value-type="string" office:string-value="INSERT INTO dqa_potential_issue(issue_id, target_object, target_field, issue_type, field_value, default_action_code, change_priority) VALUES (300, 'Vaccination', 'given by', 'is invalid', '', 'W', 'May');">
            <text:p>INSERT INTO dqa_potential_issue(issue_id, target_object, target_field, issue_type, field_value, default_action_code, change_priority) VALUES (300, 'Vaccination', 'given by', 'is invalid', '', 'W', 'May');</text:p>
          </table:table-cell>
        </table:table-row>
        <table:table-row table:style-name="ro1">
          <table:table-cell table:formula="of:=ROW()" office:value-type="float" office:value="301">
            <text:p>301</text:p>
          </table:table-cell>
          <table:table-cell table:formula="of:=SUBSTITUTE(SUBSTITUTE(SUBSTITUTE(SUBSTITUTE(PROPER([.I301])&amp;PROPER([.J301])&amp;PROPER([.K301])&amp;PROPER([.L301]);&quot; &quot;;&quot;&quot;);&quot;-&quot;;&quot;&quot;);&quot;.&quot;;&quot;_&quot;);&quot;'&quot;;&quot;&quot;)" office:value-type="string" office:string-value="VaccinationGivenByIsMissing">
            <text:p>VaccinationGivenByIsMissing</text:p>
          </table:table-cell>
          <table:table-cell table:formula="of:=&quot;public PotentialIssue &quot;&amp;[.B301]&amp;&quot; = null;&quot;" office:value-type="string" office:string-value="public PotentialIssue VaccinationGivenByIsMissing = null;">
            <text:p>public PotentialIssue VaccinationGivenByIsMissing = null;</text:p>
          </table:table-cell>
          <table:table-cell table:formula="of:=[.B301]&amp;&quot; = getPotentialIssue(session, &quot;&amp;CHAR(34)&amp;[.I301]&amp;CHAR(34)&amp;&quot;, &quot;&amp;CHAR(34)&amp;SUBSTITUTE([.J301];&quot;''&quot;;&quot;'&quot;)&amp;CHAR(34)&amp;&quot;, &quot;&amp;CHAR(34)&amp;[.K301]&amp;CHAR(34)&amp;&quot;, &quot;&amp;CHAR(34)&amp;[.L301]&amp;CHAR(34)&amp;&quot;);&quot;" office:value-type="string" office:string-value="VaccinationGivenByIsMissing = getPotentialIssue(session, &quot;Vaccination&quot;, &quot;given by&quot;, &quot;is missing&quot;, &quot;&quot;);">
            <text:p>VaccinationGivenByIsMissing = getPotentialIssue(session, "Vaccination", "given by", "is missing", "");</text:p>
          </table:table-cell>
          <table:table-cell table:formula="of:=&quot;assertNotNull(pi.&quot;&amp;[.B301]&amp;&quot;);&quot;" office:value-type="string" office:string-value="assertNotNull(pi.VaccinationGivenByIsMissing);">
            <text:p>assertNotNull(pi.VaccinationGivenByIsMissing);</text:p>
          </table:table-cell>
          <table:table-cell table:formula="of:=UPPER(SUBSTITUTE(SUBSTITUTE(SUBSTITUTE([.I301];&quot; &quot;;&quot;_&quot;);&quot;'&quot;;&quot;&quot;);&quot;-&quot;;&quot;_&quot;)&amp;&quot;_&quot;&amp;SUBSTITUTE(SUBSTITUTE(SUBSTITUTE([.J301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300]=[.J301];[.I300]=[.I301]);&quot;&quot;;[.F301]&amp;&quot;,&quot;)">
            <text:p/>
          </table:table-cell>
          <table:table-cell table:formula="of:=&quot;addToFieldIssueMap(Field.&quot;&amp;[.F301]&amp;&quot;, &quot;&amp;[.B301]&amp;&quot;);&quot;" office:value-type="string" office:string-value="addToFieldIssueMap(Field.VACCINATION_GIVEN_BY, VaccinationGivenByIsMissing);">
            <text:p>addToFieldIssueMap(Field.VACCINATION_GIVEN_BY, VaccinationGivenByIsMissing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1]&amp;&quot;, '&quot;&amp;[.I301]&amp;&quot;', '&quot;&amp;[.J301]&amp;&quot;', '&quot;&amp;[.K301]&amp;&quot;', '&quot;&amp;[.L301]&amp;&quot;', '&quot;&amp;[.M301]&amp;&quot;', '&quot;&amp;[.N301]&amp;&quot;');&quot;" office:value-type="string" office:string-value="INSERT INTO dqa_potential_issue(issue_id, target_object, target_field, issue_type, field_value, default_action_code, change_priority) VALUES (301, 'Vaccination', 'given by', 'is missing', '', 'A', 'May');">
            <text:p>INSERT INTO dqa_potential_issue(issue_id, target_object, target_field, issue_type, field_value, default_action_code, change_priority) VALUES (301, 'Vaccination', 'given by', 'is missing', '', 'A', 'May');</text:p>
          </table:table-cell>
        </table:table-row>
        <table:table-row table:style-name="ro1">
          <table:table-cell table:formula="of:=ROW()" office:value-type="float" office:value="302">
            <text:p>302</text:p>
          </table:table-cell>
          <table:table-cell table:formula="of:=SUBSTITUTE(SUBSTITUTE(SUBSTITUTE(SUBSTITUTE(PROPER([.I302])&amp;PROPER([.J302])&amp;PROPER([.K302])&amp;PROPER([.L302]);&quot; &quot;;&quot;&quot;);&quot;-&quot;;&quot;&quot;);&quot;.&quot;;&quot;_&quot;);&quot;'&quot;;&quot;&quot;)" office:value-type="string" office:string-value="VaccinationGivenByIsUnrecognized">
            <text:p>VaccinationGivenByIsUnrecognized</text:p>
          </table:table-cell>
          <table:table-cell table:formula="of:=&quot;public PotentialIssue &quot;&amp;[.B302]&amp;&quot; = null;&quot;" office:value-type="string" office:string-value="public PotentialIssue VaccinationGivenByIsUnrecognized = null;">
            <text:p>public PotentialIssue VaccinationGivenByIsUnrecognized = null;</text:p>
          </table:table-cell>
          <table:table-cell table:formula="of:=[.B302]&amp;&quot; = getPotentialIssue(session, &quot;&amp;CHAR(34)&amp;[.I302]&amp;CHAR(34)&amp;&quot;, &quot;&amp;CHAR(34)&amp;SUBSTITUTE([.J302];&quot;''&quot;;&quot;'&quot;)&amp;CHAR(34)&amp;&quot;, &quot;&amp;CHAR(34)&amp;[.K302]&amp;CHAR(34)&amp;&quot;, &quot;&amp;CHAR(34)&amp;[.L302]&amp;CHAR(34)&amp;&quot;);&quot;" office:value-type="string" office:string-value="VaccinationGivenByIsUnrecognized = getPotentialIssue(session, &quot;Vaccination&quot;, &quot;given by&quot;, &quot;is unrecognized&quot;, &quot;&quot;);">
            <text:p>VaccinationGivenByIsUnrecognized = getPotentialIssue(session, "Vaccination", "given by", "is unrecognized", "");</text:p>
          </table:table-cell>
          <table:table-cell table:formula="of:=&quot;assertNotNull(pi.&quot;&amp;[.B302]&amp;&quot;);&quot;" office:value-type="string" office:string-value="assertNotNull(pi.VaccinationGivenByIsUnrecognized);">
            <text:p>assertNotNull(pi.VaccinationGivenByIsUnrecognized);</text:p>
          </table:table-cell>
          <table:table-cell table:formula="of:=UPPER(SUBSTITUTE(SUBSTITUTE(SUBSTITUTE([.I302];&quot; &quot;;&quot;_&quot;);&quot;'&quot;;&quot;&quot;);&quot;-&quot;;&quot;_&quot;)&amp;&quot;_&quot;&amp;SUBSTITUTE(SUBSTITUTE(SUBSTITUTE([.J302];&quot; &quot;;&quot;_&quot;);&quot;'&quot;;&quot;&quot;);&quot;-&quot;;&quot;_&quot;))" office:value-type="string" office:string-value="VACCINATION_GIVEN_BY">
            <text:p>VACCINATION_GIVEN_BY</text:p>
          </table:table-cell>
          <table:table-cell table:formula="of:=IF(AND([.J301]=[.J302];[.I301]=[.I302]);&quot;&quot;;[.F302]&amp;&quot;,&quot;)">
            <text:p/>
          </table:table-cell>
          <table:table-cell table:formula="of:=&quot;addToFieldIssueMap(Field.&quot;&amp;[.F302]&amp;&quot;, &quot;&amp;[.B302]&amp;&quot;);&quot;" office:value-type="string" office:string-value="addToFieldIssueMap(Field.VACCINATION_GIVEN_BY, VaccinationGivenByIsUnrecognized);">
            <text:p>addToFieldIssueMap(Field.VACCINATION_GIVEN_BY, VaccinationGivenByIsUnrecognized);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2]&amp;&quot;, '&quot;&amp;[.I302]&amp;&quot;', '&quot;&amp;[.J302]&amp;&quot;', '&quot;&amp;[.K302]&amp;&quot;', '&quot;&amp;[.L302]&amp;&quot;', '&quot;&amp;[.M302]&amp;&quot;', '&quot;&amp;[.N302]&amp;&quot;');&quot;" office:value-type="string" office:string-value="INSERT INTO dqa_potential_issue(issue_id, target_object, target_field, issue_type, field_value, default_action_code, change_priority) VALUES (302, 'Vaccination', 'given by', 'is unrecognized', '', 'W', 'May');">
            <text:p>INSERT INTO dqa_potential_issue(issue_id, target_object, target_field, issue_type, field_value, default_action_code, change_priority) VALUES (302, 'Vaccination', 'given by', 'is unrecognized', '', 'W', 'May');</text:p>
          </table:table-cell>
        </table:table-row>
        <table:table-row table:style-name="ro1">
          <table:table-cell table:formula="of:=ROW()" office:value-type="float" office:value="303">
            <text:p>303</text:p>
          </table:table-cell>
          <table:table-cell table:formula="of:=SUBSTITUTE(SUBSTITUTE(SUBSTITUTE(SUBSTITUTE(PROPER([.I303])&amp;PROPER([.J303])&amp;PROPER([.K303])&amp;PROPER([.L303]);&quot; &quot;;&quot;&quot;);&quot;-&quot;;&quot;&quot;);&quot;.&quot;;&quot;_&quot;);&quot;'&quot;;&quot;&quot;)" office:value-type="string" office:string-value="VaccinationIdIsMissing">
            <text:p>VaccinationIdIsMissing</text:p>
          </table:table-cell>
          <table:table-cell table:formula="of:=&quot;public PotentialIssue &quot;&amp;[.B303]&amp;&quot; = null;&quot;" office:value-type="string" office:string-value="public PotentialIssue VaccinationIdIsMissing = null;">
            <text:p>public PotentialIssue VaccinationIdIsMissing = null;</text:p>
          </table:table-cell>
          <table:table-cell table:formula="of:=[.B303]&amp;&quot; = getPotentialIssue(session, &quot;&amp;CHAR(34)&amp;[.I303]&amp;CHAR(34)&amp;&quot;, &quot;&amp;CHAR(34)&amp;SUBSTITUTE([.J303];&quot;''&quot;;&quot;'&quot;)&amp;CHAR(34)&amp;&quot;, &quot;&amp;CHAR(34)&amp;[.K303]&amp;CHAR(34)&amp;&quot;, &quot;&amp;CHAR(34)&amp;[.L303]&amp;CHAR(34)&amp;&quot;);&quot;" office:value-type="string" office:string-value="VaccinationIdIsMissing = getPotentialIssue(session, &quot;Vaccination&quot;, &quot;id&quot;, &quot;is missing&quot;, &quot;&quot;);">
            <text:p>VaccinationIdIsMissing = getPotentialIssue(session, "Vaccination", "id", "is missing", "");</text:p>
          </table:table-cell>
          <table:table-cell table:formula="of:=&quot;assertNotNull(pi.&quot;&amp;[.B303]&amp;&quot;);&quot;" office:value-type="string" office:string-value="assertNotNull(pi.VaccinationIdIsMissing);">
            <text:p>assertNotNull(pi.VaccinationIdIsMissing);</text:p>
          </table:table-cell>
          <table:table-cell table:formula="of:=UPPER(SUBSTITUTE(SUBSTITUTE(SUBSTITUTE([.I303];&quot; &quot;;&quot;_&quot;);&quot;'&quot;;&quot;&quot;);&quot;-&quot;;&quot;_&quot;)&amp;&quot;_&quot;&amp;SUBSTITUTE(SUBSTITUTE(SUBSTITUTE([.J303];&quot; &quot;;&quot;_&quot;);&quot;'&quot;;&quot;&quot;);&quot;-&quot;;&quot;_&quot;))" office:value-type="string" office:string-value="VACCINATION_ID">
            <text:p>VACCINATION_ID</text:p>
          </table:table-cell>
          <table:table-cell table:formula="of:=IF(AND([.J302]=[.J303];[.I302]=[.I303]);&quot;&quot;;[.F303]&amp;&quot;,&quot;)" office:value-type="string" office:string-value="VACCINATION_ID,">
            <text:p>VACCINATION_ID,</text:p>
          </table:table-cell>
          <table:table-cell table:formula="of:=&quot;addToFieldIssueMap(Field.&quot;&amp;[.F303]&amp;&quot;, &quot;&amp;[.B303]&amp;&quot;);&quot;" office:value-type="string" office:string-value="addToFieldIssueMap(Field.VACCINATION_ID, VaccinationIdIsMissing);">
            <text:p>addToFieldIssueMap(Field.VACCINATION_ID, VaccinationIdIsMissing);</text:p>
          </table:table-cell>
          <table:table-cell office:value-type="string">
            <text:p>Vaccination</text:p>
          </table:table-cell>
          <table:table-cell office:value-type="string">
            <text:p>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3]&amp;&quot;, '&quot;&amp;[.I303]&amp;&quot;', '&quot;&amp;[.J303]&amp;&quot;', '&quot;&amp;[.K303]&amp;&quot;', '&quot;&amp;[.L303]&amp;&quot;', '&quot;&amp;[.M303]&amp;&quot;', '&quot;&amp;[.N303]&amp;&quot;');&quot;" office:value-type="string" office:string-value="INSERT INTO dqa_potential_issue(issue_id, target_object, target_field, issue_type, field_value, default_action_code, change_priority) VALUES (303, 'Vaccination', 'id', 'is missing', '', 'A', 'May');">
            <text:p>INSERT INTO dqa_potential_issue(issue_id, target_object, target_field, issue_type, field_value, default_action_code, change_priority) VALUES (303, 'Vaccination', 'id', 'is missing', '', 'A', 'May');</text:p>
          </table:table-cell>
        </table:table-row>
        <table:table-row table:style-name="ro1">
          <table:table-cell table:formula="of:=ROW()" office:value-type="float" office:value="304">
            <text:p>304</text:p>
          </table:table-cell>
          <table:table-cell table:formula="of:=SUBSTITUTE(SUBSTITUTE(SUBSTITUTE(SUBSTITUTE(PROPER([.I304])&amp;PROPER([.J304])&amp;PROPER([.K304])&amp;PROPER([.L304]);&quot; &quot;;&quot;&quot;);&quot;-&quot;;&quot;&quot;);&quot;.&quot;;&quot;_&quot;);&quot;'&quot;;&quot;&quot;)" office:value-type="string" office:string-value="VaccinationIdOfReceiverIsMissing">
            <text:p>VaccinationIdOfReceiverIsMissing</text:p>
          </table:table-cell>
          <table:table-cell table:formula="of:=&quot;public PotentialIssue &quot;&amp;[.B304]&amp;&quot; = null;&quot;" office:value-type="string" office:string-value="public PotentialIssue VaccinationIdOfReceiverIsMissing = null;">
            <text:p>public PotentialIssue VaccinationIdOfReceiverIsMissing = null;</text:p>
          </table:table-cell>
          <table:table-cell table:formula="of:=[.B304]&amp;&quot; = getPotentialIssue(session, &quot;&amp;CHAR(34)&amp;[.I304]&amp;CHAR(34)&amp;&quot;, &quot;&amp;CHAR(34)&amp;SUBSTITUTE([.J304];&quot;''&quot;;&quot;'&quot;)&amp;CHAR(34)&amp;&quot;, &quot;&amp;CHAR(34)&amp;[.K304]&amp;CHAR(34)&amp;&quot;, &quot;&amp;CHAR(34)&amp;[.L304]&amp;CHAR(34)&amp;&quot;);&quot;" office:value-type="string" office:string-value="VaccinationIdOfReceiverIsMissing = getPotentialIssue(session, &quot;Vaccination&quot;, &quot;id of receiver&quot;, &quot;is missing&quot;, &quot;&quot;);">
            <text:p>VaccinationIdOfReceiverIsMissing = getPotentialIssue(session, "Vaccination", "id of receiver", "is missing", "");</text:p>
          </table:table-cell>
          <table:table-cell table:formula="of:=&quot;assertNotNull(pi.&quot;&amp;[.B304]&amp;&quot;);&quot;" office:value-type="string" office:string-value="assertNotNull(pi.VaccinationIdOfReceiverIsMissing);">
            <text:p>assertNotNull(pi.VaccinationIdOfReceiverIsMissing);</text:p>
          </table:table-cell>
          <table:table-cell table:formula="of:=UPPER(SUBSTITUTE(SUBSTITUTE(SUBSTITUTE([.I304];&quot; &quot;;&quot;_&quot;);&quot;'&quot;;&quot;&quot;);&quot;-&quot;;&quot;_&quot;)&amp;&quot;_&quot;&amp;SUBSTITUTE(SUBSTITUTE(SUBSTITUTE([.J304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table:formula="of:=IF(AND([.J303]=[.J304];[.I303]=[.I304]);&quot;&quot;;[.F304]&amp;&quot;,&quot;)" office:value-type="string" office:string-value="VACCINATION_ID_OF_RECEIVER,">
            <text:p>VACCINATION_ID_OF_RECEIVER,</text:p>
          </table:table-cell>
          <table:table-cell table:formula="of:=&quot;addToFieldIssueMap(Field.&quot;&amp;[.F304]&amp;&quot;, &quot;&amp;[.B304]&amp;&quot;);&quot;" office:value-type="string" office:string-value="addToFieldIssueMap(Field.VACCINATION_ID_OF_RECEIVER, VaccinationIdOfReceiverIsMissing);">
            <text:p>addToFieldIssueMap(Field.VACCINATION_ID_OF_RECEIVER, VaccinationIdOfReceiverIsMissing);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4]&amp;&quot;, '&quot;&amp;[.I304]&amp;&quot;', '&quot;&amp;[.J304]&amp;&quot;', '&quot;&amp;[.K304]&amp;&quot;', '&quot;&amp;[.L304]&amp;&quot;', '&quot;&amp;[.M304]&amp;&quot;', '&quot;&amp;[.N304]&amp;&quot;');&quot;" office:value-type="string" office:string-value="INSERT INTO dqa_potential_issue(issue_id, target_object, target_field, issue_type, field_value, default_action_code, change_priority) VALUES (304, 'Vaccination', 'id of receiver', 'is missing', '', 'A', 'May');">
            <text:p>INSERT INTO dqa_potential_issue(issue_id, target_object, target_field, issue_type, field_value, default_action_code, change_priority) VALUES (304, 'Vaccination', 'id of receiver', 'is missing', '', 'A', 'May');</text:p>
          </table:table-cell>
        </table:table-row>
        <table:table-row table:style-name="ro1">
          <table:table-cell table:formula="of:=ROW()" office:value-type="float" office:value="305">
            <text:p>305</text:p>
          </table:table-cell>
          <table:table-cell table:formula="of:=SUBSTITUTE(SUBSTITUTE(SUBSTITUTE(SUBSTITUTE(PROPER([.I305])&amp;PROPER([.J305])&amp;PROPER([.K305])&amp;PROPER([.L305]);&quot; &quot;;&quot;&quot;);&quot;-&quot;;&quot;&quot;);&quot;.&quot;;&quot;_&quot;);&quot;'&quot;;&quot;&quot;)" office:value-type="string" office:string-value="VaccinationIdOfReceiverIsUnrecognized">
            <text:p>VaccinationIdOfReceiverIsUnrecognized</text:p>
          </table:table-cell>
          <table:table-cell table:formula="of:=&quot;public PotentialIssue &quot;&amp;[.B305]&amp;&quot; = null;&quot;" office:value-type="string" office:string-value="public PotentialIssue VaccinationIdOfReceiverIsUnrecognized = null;">
            <text:p>public PotentialIssue VaccinationIdOfReceiverIsUnrecognized = null;</text:p>
          </table:table-cell>
          <table:table-cell table:formula="of:=[.B305]&amp;&quot; = getPotentialIssue(session, &quot;&amp;CHAR(34)&amp;[.I305]&amp;CHAR(34)&amp;&quot;, &quot;&amp;CHAR(34)&amp;SUBSTITUTE([.J305];&quot;''&quot;;&quot;'&quot;)&amp;CHAR(34)&amp;&quot;, &quot;&amp;CHAR(34)&amp;[.K305]&amp;CHAR(34)&amp;&quot;, &quot;&amp;CHAR(34)&amp;[.L305]&amp;CHAR(34)&amp;&quot;);&quot;" office:value-type="string" office:string-value="VaccinationIdOfReceiverIsUnrecognized = getPotentialIssue(session, &quot;Vaccination&quot;, &quot;id of receiver&quot;, &quot;is unrecognized&quot;, &quot;&quot;);">
            <text:p>VaccinationIdOfReceiverIsUnrecognized = getPotentialIssue(session, "Vaccination", "id of receiver", "is unrecognized", "");</text:p>
          </table:table-cell>
          <table:table-cell table:formula="of:=&quot;assertNotNull(pi.&quot;&amp;[.B305]&amp;&quot;);&quot;" office:value-type="string" office:string-value="assertNotNull(pi.VaccinationIdOfReceiverIsUnrecognized);">
            <text:p>assertNotNull(pi.VaccinationIdOfReceiverIsUnrecognized);</text:p>
          </table:table-cell>
          <table:table-cell table:formula="of:=UPPER(SUBSTITUTE(SUBSTITUTE(SUBSTITUTE([.I305];&quot; &quot;;&quot;_&quot;);&quot;'&quot;;&quot;&quot;);&quot;-&quot;;&quot;_&quot;)&amp;&quot;_&quot;&amp;SUBSTITUTE(SUBSTITUTE(SUBSTITUTE([.J305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table:formula="of:=IF(AND([.J304]=[.J305];[.I304]=[.I305]);&quot;&quot;;[.F305]&amp;&quot;,&quot;)">
            <text:p/>
          </table:table-cell>
          <table:table-cell table:formula="of:=&quot;addToFieldIssueMap(Field.&quot;&amp;[.F305]&amp;&quot;, &quot;&amp;[.B305]&amp;&quot;);&quot;" office:value-type="string" office:string-value="addToFieldIssueMap(Field.VACCINATION_ID_OF_RECEIVER, VaccinationIdOfReceiverIsUnrecognized);">
            <text:p>addToFieldIssueMap(Field.VACCINATION_ID_OF_RECEIVER, VaccinationIdOfReceiverIsUnrecognized);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5]&amp;&quot;, '&quot;&amp;[.I305]&amp;&quot;', '&quot;&amp;[.J305]&amp;&quot;', '&quot;&amp;[.K305]&amp;&quot;', '&quot;&amp;[.L305]&amp;&quot;', '&quot;&amp;[.M305]&amp;&quot;', '&quot;&amp;[.N305]&amp;&quot;');&quot;" office:value-type="string" office:string-value="INSERT INTO dqa_potential_issue(issue_id, target_object, target_field, issue_type, field_value, default_action_code, change_priority) VALUES (305, 'Vaccination', 'id of receiver', 'is unrecognized', '', 'W', 'May');">
            <text:p>INSERT INTO dqa_potential_issue(issue_id, target_object, target_field, issue_type, field_value, default_action_code, change_priority) VALUES (305, 'Vaccination', 'id of receiver', 'is unrecognized', '', 'W', 'May');</text:p>
          </table:table-cell>
        </table:table-row>
        <table:table-row table:style-name="ro1">
          <table:table-cell table:formula="of:=ROW()" office:value-type="float" office:value="306">
            <text:p>306</text:p>
          </table:table-cell>
          <table:table-cell table:formula="of:=SUBSTITUTE(SUBSTITUTE(SUBSTITUTE(SUBSTITUTE(PROPER([.I306])&amp;PROPER([.J306])&amp;PROPER([.K306])&amp;PROPER([.L306]);&quot; &quot;;&quot;&quot;);&quot;-&quot;;&quot;&quot;);&quot;.&quot;;&quot;_&quot;);&quot;'&quot;;&quot;&quot;)" office:value-type="string" office:string-value="VaccinationIdOfSenderIsMissing">
            <text:p>VaccinationIdOfSenderIsMissing</text:p>
          </table:table-cell>
          <table:table-cell table:formula="of:=&quot;public PotentialIssue &quot;&amp;[.B306]&amp;&quot; = null;&quot;" office:value-type="string" office:string-value="public PotentialIssue VaccinationIdOfSenderIsMissing = null;">
            <text:p>public PotentialIssue VaccinationIdOfSenderIsMissing = null;</text:p>
          </table:table-cell>
          <table:table-cell table:formula="of:=[.B306]&amp;&quot; = getPotentialIssue(session, &quot;&amp;CHAR(34)&amp;[.I306]&amp;CHAR(34)&amp;&quot;, &quot;&amp;CHAR(34)&amp;SUBSTITUTE([.J306];&quot;''&quot;;&quot;'&quot;)&amp;CHAR(34)&amp;&quot;, &quot;&amp;CHAR(34)&amp;[.K306]&amp;CHAR(34)&amp;&quot;, &quot;&amp;CHAR(34)&amp;[.L306]&amp;CHAR(34)&amp;&quot;);&quot;" office:value-type="string" office:string-value="VaccinationIdOfSenderIsMissing = getPotentialIssue(session, &quot;Vaccination&quot;, &quot;id of sender&quot;, &quot;is missing&quot;, &quot;&quot;);">
            <text:p>VaccinationIdOfSenderIsMissing = getPotentialIssue(session, "Vaccination", "id of sender", "is missing", "");</text:p>
          </table:table-cell>
          <table:table-cell table:formula="of:=&quot;assertNotNull(pi.&quot;&amp;[.B306]&amp;&quot;);&quot;" office:value-type="string" office:string-value="assertNotNull(pi.VaccinationIdOfSenderIsMissing);">
            <text:p>assertNotNull(pi.VaccinationIdOfSenderIsMissing);</text:p>
          </table:table-cell>
          <table:table-cell table:formula="of:=UPPER(SUBSTITUTE(SUBSTITUTE(SUBSTITUTE([.I306];&quot; &quot;;&quot;_&quot;);&quot;'&quot;;&quot;&quot;);&quot;-&quot;;&quot;_&quot;)&amp;&quot;_&quot;&amp;SUBSTITUTE(SUBSTITUTE(SUBSTITUTE([.J306];&quot; &quot;;&quot;_&quot;);&quot;'&quot;;&quot;&quot;);&quot;-&quot;;&quot;_&quot;))" office:value-type="string" office:string-value="VACCINATION_ID_OF_SENDER">
            <text:p>VACCINATION_ID_OF_SENDER</text:p>
          </table:table-cell>
          <table:table-cell table:formula="of:=IF(AND([.J305]=[.J306];[.I305]=[.I306]);&quot;&quot;;[.F306]&amp;&quot;,&quot;)" office:value-type="string" office:string-value="VACCINATION_ID_OF_SENDER,">
            <text:p>VACCINATION_ID_OF_SENDER,</text:p>
          </table:table-cell>
          <table:table-cell table:formula="of:=&quot;addToFieldIssueMap(Field.&quot;&amp;[.F306]&amp;&quot;, &quot;&amp;[.B306]&amp;&quot;);&quot;" office:value-type="string" office:string-value="addToFieldIssueMap(Field.VACCINATION_ID_OF_SENDER, VaccinationIdOfSenderIsMissing);">
            <text:p>addToFieldIssueMap(Field.VACCINATION_ID_OF_SENDER, VaccinationIdOfSenderIsMissing);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06]&amp;&quot;, '&quot;&amp;[.I306]&amp;&quot;', '&quot;&amp;[.J306]&amp;&quot;', '&quot;&amp;[.K306]&amp;&quot;', '&quot;&amp;[.L306]&amp;&quot;', '&quot;&amp;[.M306]&amp;&quot;', '&quot;&amp;[.N306]&amp;&quot;');&quot;" office:value-type="string" office:string-value="INSERT INTO dqa_potential_issue(issue_id, target_object, target_field, issue_type, field_value, default_action_code, change_priority) VALUES (306, 'Vaccination', 'id of sender', 'is missing', '', 'A', 'May');">
            <text:p>INSERT INTO dqa_potential_issue(issue_id, target_object, target_field, issue_type, field_value, default_action_code, change_priority) VALUES (306, 'Vaccination', 'id of sender', 'is missing', '', 'A', 'May');</text:p>
          </table:table-cell>
        </table:table-row>
        <table:table-row table:style-name="ro1">
          <table:table-cell table:formula="of:=ROW()" office:value-type="float" office:value="307">
            <text:p>307</text:p>
          </table:table-cell>
          <table:table-cell table:formula="of:=SUBSTITUTE(SUBSTITUTE(SUBSTITUTE(SUBSTITUTE(PROPER([.I307])&amp;PROPER([.J307])&amp;PROPER([.K307])&amp;PROPER([.L307]);&quot; &quot;;&quot;&quot;);&quot;-&quot;;&quot;&quot;);&quot;.&quot;;&quot;_&quot;);&quot;'&quot;;&quot;&quot;)" office:value-type="string" office:string-value="VaccinationIdOfSenderIsUnrecognized">
            <text:p>VaccinationIdOfSenderIsUnrecognized</text:p>
          </table:table-cell>
          <table:table-cell table:formula="of:=&quot;public PotentialIssue &quot;&amp;[.B307]&amp;&quot; = null;&quot;" office:value-type="string" office:string-value="public PotentialIssue VaccinationIdOfSenderIsUnrecognized = null;">
            <text:p>public PotentialIssue VaccinationIdOfSenderIsUnrecognized = null;</text:p>
          </table:table-cell>
          <table:table-cell table:formula="of:=[.B307]&amp;&quot; = getPotentialIssue(session, &quot;&amp;CHAR(34)&amp;[.I307]&amp;CHAR(34)&amp;&quot;, &quot;&amp;CHAR(34)&amp;SUBSTITUTE([.J307];&quot;''&quot;;&quot;'&quot;)&amp;CHAR(34)&amp;&quot;, &quot;&amp;CHAR(34)&amp;[.K307]&amp;CHAR(34)&amp;&quot;, &quot;&amp;CHAR(34)&amp;[.L307]&amp;CHAR(34)&amp;&quot;);&quot;" office:value-type="string" office:string-value="VaccinationIdOfSenderIsUnrecognized = getPotentialIssue(session, &quot;Vaccination&quot;, &quot;id of sender&quot;, &quot;is unrecognized&quot;, &quot;&quot;);">
            <text:p>VaccinationIdOfSenderIsUnrecognized = getPotentialIssue(session, "Vaccination", "id of sender", "is unrecognized", "");</text:p>
          </table:table-cell>
          <table:table-cell table:formula="of:=&quot;assertNotNull(pi.&quot;&amp;[.B307]&amp;&quot;);&quot;" office:value-type="string" office:string-value="assertNotNull(pi.VaccinationIdOfSenderIsUnrecognized);">
            <text:p>assertNotNull(pi.VaccinationIdOfSenderIsUnrecognized);</text:p>
          </table:table-cell>
          <table:table-cell table:formula="of:=UPPER(SUBSTITUTE(SUBSTITUTE(SUBSTITUTE([.I307];&quot; &quot;;&quot;_&quot;);&quot;'&quot;;&quot;&quot;);&quot;-&quot;;&quot;_&quot;)&amp;&quot;_&quot;&amp;SUBSTITUTE(SUBSTITUTE(SUBSTITUTE([.J307];&quot; &quot;;&quot;_&quot;);&quot;'&quot;;&quot;&quot;);&quot;-&quot;;&quot;_&quot;))" office:value-type="string" office:string-value="VACCINATION_ID_OF_SENDER">
            <text:p>VACCINATION_ID_OF_SENDER</text:p>
          </table:table-cell>
          <table:table-cell table:formula="of:=IF(AND([.J306]=[.J307];[.I306]=[.I307]);&quot;&quot;;[.F307]&amp;&quot;,&quot;)">
            <text:p/>
          </table:table-cell>
          <table:table-cell table:formula="of:=&quot;addToFieldIssueMap(Field.&quot;&amp;[.F307]&amp;&quot;, &quot;&amp;[.B307]&amp;&quot;);&quot;" office:value-type="string" office:string-value="addToFieldIssueMap(Field.VACCINATION_ID_OF_SENDER, VaccinationIdOfSenderIsUnrecognized);">
            <text:p>addToFieldIssueMap(Field.VACCINATION_ID_OF_SENDER, VaccinationIdOfSenderIsUnrecognized);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7]&amp;&quot;, '&quot;&amp;[.I307]&amp;&quot;', '&quot;&amp;[.J307]&amp;&quot;', '&quot;&amp;[.K307]&amp;&quot;', '&quot;&amp;[.L307]&amp;&quot;', '&quot;&amp;[.M307]&amp;&quot;', '&quot;&amp;[.N307]&amp;&quot;');&quot;" office:value-type="string" office:string-value="INSERT INTO dqa_potential_issue(issue_id, target_object, target_field, issue_type, field_value, default_action_code, change_priority) VALUES (307, 'Vaccination', 'id of sender', 'is unrecognized', '', 'W', 'May');">
            <text:p>INSERT INTO dqa_potential_issue(issue_id, target_object, target_field, issue_type, field_value, default_action_code, change_priority) VALUES (307, 'Vaccination', 'id of sender', 'is unrecognized', '', 'W', 'May');</text:p>
          </table:table-cell>
        </table:table-row>
        <table:table-row table:style-name="ro1">
          <table:table-cell table:formula="of:=ROW()" office:value-type="float" office:value="308">
            <text:p>308</text:p>
          </table:table-cell>
          <table:table-cell table:formula="of:=SUBSTITUTE(SUBSTITUTE(SUBSTITUTE(SUBSTITUTE(PROPER([.I308])&amp;PROPER([.J308])&amp;PROPER([.K308])&amp;PROPER([.L308]);&quot; &quot;;&quot;&quot;);&quot;-&quot;;&quot;&quot;);&quot;.&quot;;&quot;_&quot;);&quot;'&quot;;&quot;&quot;)" office:value-type="string" office:string-value="VaccinationInformationSourceIsAdministeredButAppearsToHistorical">
            <text:p>VaccinationInformationSourceIsAdministeredButAppearsToHistorical</text:p>
          </table:table-cell>
          <table:table-cell table:formula="of:=&quot;public PotentialIssue &quot;&amp;[.B308]&amp;&quot; = null;&quot;" office:value-type="string" office:string-value="public PotentialIssue VaccinationInformationSourceIsAdministeredButAppearsToHistorical = null;">
            <text:p>public PotentialIssue VaccinationInformationSourceIsAdministeredButAppearsToHistorical = null;</text:p>
          </table:table-cell>
          <table:table-cell table:formula="of:=[.B308]&amp;&quot; = getPotentialIssue(session, &quot;&amp;CHAR(34)&amp;[.I308]&amp;CHAR(34)&amp;&quot;, &quot;&amp;CHAR(34)&amp;SUBSTITUTE([.J308];&quot;''&quot;;&quot;'&quot;)&amp;CHAR(34)&amp;&quot;, &quot;&amp;CHAR(34)&amp;[.K308]&amp;CHAR(34)&amp;&quot;, &quot;&amp;CHAR(34)&amp;[.L308]&amp;CHAR(34)&amp;&quot;);&quot;" office:value-type="string" office:string-value="VaccinationInformationSourceIsAdministeredButAppearsToHistorical = getPotentialIssue(session, &quot;Vaccination&quot;, &quot;information source&quot;, &quot;is administered but appears to historical&quot;, &quot;&quot;);">
            <text:p>VaccinationInformationSourceIsAdministeredButAppearsToHistorical = getPotentialIssue(session, "Vaccination", "information source", "is administered but appears to historical", "");</text:p>
          </table:table-cell>
          <table:table-cell table:formula="of:=&quot;assertNotNull(pi.&quot;&amp;[.B308]&amp;&quot;);&quot;" office:value-type="string" office:string-value="assertNotNull(pi.VaccinationInformationSourceIsAdministeredButAppearsToHistorical);">
            <text:p>assertNotNull(pi.VaccinationInformationSourceIsAdministeredButAppearsToHistorical);</text:p>
          </table:table-cell>
          <table:table-cell table:formula="of:=UPPER(SUBSTITUTE(SUBSTITUTE(SUBSTITUTE([.I308];&quot; &quot;;&quot;_&quot;);&quot;'&quot;;&quot;&quot;);&quot;-&quot;;&quot;_&quot;)&amp;&quot;_&quot;&amp;SUBSTITUTE(SUBSTITUTE(SUBSTITUTE([.J308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7]=[.J308];[.I307]=[.I308]);&quot;&quot;;[.F308]&amp;&quot;,&quot;)" office:value-type="string" office:string-value="VACCINATION_INFORMATION_SOURCE,">
            <text:p>VACCINATION_INFORMATION_SOURCE,</text:p>
          </table:table-cell>
          <table:table-cell table:formula="of:=&quot;addToFieldIssueMap(Field.&quot;&amp;[.F308]&amp;&quot;, &quot;&amp;[.B308]&amp;&quot;);&quot;" office:value-type="string" office:string-value="addToFieldIssueMap(Field.VACCINATION_INFORMATION_SOURCE, VaccinationInformationSourceIsAdministeredButAppearsToHistorical);">
            <text:p>addToFieldIssueMap(Field.VACCINATION_INFORMATION_SOURCE, VaccinationInformationSourceIsAdministeredButAppearsToHistorical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administered but appears to historical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8]&amp;&quot;, '&quot;&amp;[.I308]&amp;&quot;', '&quot;&amp;[.J308]&amp;&quot;', '&quot;&amp;[.K308]&amp;&quot;', '&quot;&amp;[.L308]&amp;&quot;', '&quot;&amp;[.M308]&amp;&quot;', '&quot;&amp;[.N308]&amp;&quot;');&quot;" office:value-type="string" office:string-value="INSERT INTO dqa_potential_issue(issue_id, target_object, target_field, issue_type, field_value, default_action_code, change_priority) VALUES (308, 'Vaccination', 'information source', 'is administered but appears to historical', '', 'W', 'May');">
            <text:p>INSERT INTO dqa_potential_issue(issue_id, target_object, target_field, issue_type, field_value, default_action_code, change_priority) VALUES (308, 'Vaccination', 'information source', 'is administered but appears to historical', '', 'W', 'May');</text:p>
          </table:table-cell>
        </table:table-row>
        <table:table-row table:style-name="ro1">
          <table:table-cell table:formula="of:=ROW()" office:value-type="float" office:value="309">
            <text:p>309</text:p>
          </table:table-cell>
          <table:table-cell table:formula="of:=SUBSTITUTE(SUBSTITUTE(SUBSTITUTE(SUBSTITUTE(PROPER([.I309])&amp;PROPER([.J309])&amp;PROPER([.K309])&amp;PROPER([.L309]);&quot; &quot;;&quot;&quot;);&quot;-&quot;;&quot;&quot;);&quot;.&quot;;&quot;_&quot;);&quot;'&quot;;&quot;&quot;)" office:value-type="string" office:string-value="VaccinationInformationSourceIsDeprecated">
            <text:p>VaccinationInformationSourceIsDeprecated</text:p>
          </table:table-cell>
          <table:table-cell table:formula="of:=&quot;public PotentialIssue &quot;&amp;[.B309]&amp;&quot; = null;&quot;" office:value-type="string" office:string-value="public PotentialIssue VaccinationInformationSourceIsDeprecated = null;">
            <text:p>public PotentialIssue VaccinationInformationSourceIsDeprecated = null;</text:p>
          </table:table-cell>
          <table:table-cell table:formula="of:=[.B309]&amp;&quot; = getPotentialIssue(session, &quot;&amp;CHAR(34)&amp;[.I309]&amp;CHAR(34)&amp;&quot;, &quot;&amp;CHAR(34)&amp;SUBSTITUTE([.J309];&quot;''&quot;;&quot;'&quot;)&amp;CHAR(34)&amp;&quot;, &quot;&amp;CHAR(34)&amp;[.K309]&amp;CHAR(34)&amp;&quot;, &quot;&amp;CHAR(34)&amp;[.L309]&amp;CHAR(34)&amp;&quot;);&quot;" office:value-type="string" office:string-value="VaccinationInformationSourceIsDeprecated = getPotentialIssue(session, &quot;Vaccination&quot;, &quot;information source&quot;, &quot;is deprecated&quot;, &quot;&quot;);">
            <text:p>VaccinationInformationSourceIsDeprecated = getPotentialIssue(session, "Vaccination", "information source", "is deprecated", "");</text:p>
          </table:table-cell>
          <table:table-cell table:formula="of:=&quot;assertNotNull(pi.&quot;&amp;[.B309]&amp;&quot;);&quot;" office:value-type="string" office:string-value="assertNotNull(pi.VaccinationInformationSourceIsDeprecated);">
            <text:p>assertNotNull(pi.VaccinationInformationSourceIsDeprecated);</text:p>
          </table:table-cell>
          <table:table-cell table:formula="of:=UPPER(SUBSTITUTE(SUBSTITUTE(SUBSTITUTE([.I309];&quot; &quot;;&quot;_&quot;);&quot;'&quot;;&quot;&quot;);&quot;-&quot;;&quot;_&quot;)&amp;&quot;_&quot;&amp;SUBSTITUTE(SUBSTITUTE(SUBSTITUTE([.J309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8]=[.J309];[.I308]=[.I309]);&quot;&quot;;[.F309]&amp;&quot;,&quot;)">
            <text:p/>
          </table:table-cell>
          <table:table-cell table:formula="of:=&quot;addToFieldIssueMap(Field.&quot;&amp;[.F309]&amp;&quot;, &quot;&amp;[.B309]&amp;&quot;);&quot;" office:value-type="string" office:string-value="addToFieldIssueMap(Field.VACCINATION_INFORMATION_SOURCE, VaccinationInformationSourceIsDeprecated);">
            <text:p>addToFieldIssueMap(Field.VACCINATION_INFORMATION_SOURCE, VaccinationInformationSourceIsDeprecat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09]&amp;&quot;, '&quot;&amp;[.I309]&amp;&quot;', '&quot;&amp;[.J309]&amp;&quot;', '&quot;&amp;[.K309]&amp;&quot;', '&quot;&amp;[.L309]&amp;&quot;', '&quot;&amp;[.M309]&amp;&quot;', '&quot;&amp;[.N309]&amp;&quot;');&quot;" office:value-type="string" office:string-value="INSERT INTO dqa_potential_issue(issue_id, target_object, target_field, issue_type, field_value, default_action_code, change_priority) VALUES (309, 'Vaccination', 'information source', 'is deprecated', '', 'W', 'May');">
            <text:p>INSERT INTO dqa_potential_issue(issue_id, target_object, target_field, issue_type, field_value, default_action_code, change_priority) VALUES (309, 'Vaccination', 'information source', 'is deprecated', '', 'W', 'May');</text:p>
          </table:table-cell>
        </table:table-row>
        <table:table-row table:style-name="ro1">
          <table:table-cell table:formula="of:=ROW()" office:value-type="float" office:value="310">
            <text:p>310</text:p>
          </table:table-cell>
          <table:table-cell table:formula="of:=SUBSTITUTE(SUBSTITUTE(SUBSTITUTE(SUBSTITUTE(PROPER([.I310])&amp;PROPER([.J310])&amp;PROPER([.K310])&amp;PROPER([.L310]);&quot; &quot;;&quot;&quot;);&quot;-&quot;;&quot;&quot;);&quot;.&quot;;&quot;_&quot;);&quot;'&quot;;&quot;&quot;)" office:value-type="string" office:string-value="VaccinationInformationSourceIsHistoricalButAppearsToBeAdministered">
            <text:p>VaccinationInformationSourceIsHistoricalButAppearsToBeAdministered</text:p>
          </table:table-cell>
          <table:table-cell table:formula="of:=&quot;public PotentialIssue &quot;&amp;[.B310]&amp;&quot; = null;&quot;" office:value-type="string" office:string-value="public PotentialIssue VaccinationInformationSourceIsHistoricalButAppearsToBeAdministered = null;">
            <text:p>public PotentialIssue VaccinationInformationSourceIsHistoricalButAppearsToBeAdministered = null;</text:p>
          </table:table-cell>
          <table:table-cell table:formula="of:=[.B310]&amp;&quot; = getPotentialIssue(session, &quot;&amp;CHAR(34)&amp;[.I310]&amp;CHAR(34)&amp;&quot;, &quot;&amp;CHAR(34)&amp;SUBSTITUTE([.J310];&quot;''&quot;;&quot;'&quot;)&amp;CHAR(34)&amp;&quot;, &quot;&amp;CHAR(34)&amp;[.K310]&amp;CHAR(34)&amp;&quot;, &quot;&amp;CHAR(34)&amp;[.L310]&amp;CHAR(34)&amp;&quot;);&quot;" office:value-type="string" office:string-value="VaccinationInformationSourceIsHistoricalButAppearsToBeAdministered = getPotentialIssue(session, &quot;Vaccination&quot;, &quot;information source&quot;, &quot;is historical but appears to be administered&quot;, &quot;&quot;);">
            <text:p>VaccinationInformationSourceIsHistoricalButAppearsToBeAdministered = getPotentialIssue(session, "Vaccination", "information source", "is historical but appears to be administered", "");</text:p>
          </table:table-cell>
          <table:table-cell table:formula="of:=&quot;assertNotNull(pi.&quot;&amp;[.B310]&amp;&quot;);&quot;" office:value-type="string" office:string-value="assertNotNull(pi.VaccinationInformationSourceIsHistoricalButAppearsToBeAdministered);">
            <text:p>assertNotNull(pi.VaccinationInformationSourceIsHistoricalButAppearsToBeAdministered);</text:p>
          </table:table-cell>
          <table:table-cell table:formula="of:=UPPER(SUBSTITUTE(SUBSTITUTE(SUBSTITUTE([.I310];&quot; &quot;;&quot;_&quot;);&quot;'&quot;;&quot;&quot;);&quot;-&quot;;&quot;_&quot;)&amp;&quot;_&quot;&amp;SUBSTITUTE(SUBSTITUTE(SUBSTITUTE([.J310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09]=[.J310];[.I309]=[.I310]);&quot;&quot;;[.F310]&amp;&quot;,&quot;)">
            <text:p/>
          </table:table-cell>
          <table:table-cell table:formula="of:=&quot;addToFieldIssueMap(Field.&quot;&amp;[.F310]&amp;&quot;, &quot;&amp;[.B310]&amp;&quot;);&quot;" office:value-type="string" office:string-value="addToFieldIssueMap(Field.VACCINATION_INFORMATION_SOURCE, VaccinationInformationSourceIsHistoricalButAppearsToBeAdministered);">
            <text:p>addToFieldIssueMap(Field.VACCINATION_INFORMATION_SOURCE, VaccinationInformationSourceIsHistoricalButAppearsToBeAdministe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historical but appears to be administer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0]&amp;&quot;, '&quot;&amp;[.I310]&amp;&quot;', '&quot;&amp;[.J310]&amp;&quot;', '&quot;&amp;[.K310]&amp;&quot;', '&quot;&amp;[.L310]&amp;&quot;', '&quot;&amp;[.M310]&amp;&quot;', '&quot;&amp;[.N310]&amp;&quot;');&quot;" office:value-type="string" office:string-value="INSERT INTO dqa_potential_issue(issue_id, target_object, target_field, issue_type, field_value, default_action_code, change_priority) VALUES (310, 'Vaccination', 'information source', 'is historical but appears to be administered', '', 'W', 'May');">
            <text:p>INSERT INTO dqa_potential_issue(issue_id, target_object, target_field, issue_type, field_value, default_action_code, change_priority) VALUES (310, 'Vaccination', 'information source', 'is historical but appears to be administered', '', 'W', 'May');</text:p>
          </table:table-cell>
        </table:table-row>
        <table:table-row table:style-name="ro1">
          <table:table-cell table:formula="of:=ROW()" office:value-type="float" office:value="311">
            <text:p>311</text:p>
          </table:table-cell>
          <table:table-cell table:formula="of:=SUBSTITUTE(SUBSTITUTE(SUBSTITUTE(SUBSTITUTE(PROPER([.I311])&amp;PROPER([.J311])&amp;PROPER([.K311])&amp;PROPER([.L311]);&quot; &quot;;&quot;&quot;);&quot;-&quot;;&quot;&quot;);&quot;.&quot;;&quot;_&quot;);&quot;'&quot;;&quot;&quot;)" office:value-type="string" office:string-value="VaccinationInformationSourceIsIgnored">
            <text:p>VaccinationInformationSourceIsIgnored</text:p>
          </table:table-cell>
          <table:table-cell table:formula="of:=&quot;public PotentialIssue &quot;&amp;[.B311]&amp;&quot; = null;&quot;" office:value-type="string" office:string-value="public PotentialIssue VaccinationInformationSourceIsIgnored = null;">
            <text:p>public PotentialIssue VaccinationInformationSourceIsIgnored = null;</text:p>
          </table:table-cell>
          <table:table-cell table:formula="of:=[.B311]&amp;&quot; = getPotentialIssue(session, &quot;&amp;CHAR(34)&amp;[.I311]&amp;CHAR(34)&amp;&quot;, &quot;&amp;CHAR(34)&amp;SUBSTITUTE([.J311];&quot;''&quot;;&quot;'&quot;)&amp;CHAR(34)&amp;&quot;, &quot;&amp;CHAR(34)&amp;[.K311]&amp;CHAR(34)&amp;&quot;, &quot;&amp;CHAR(34)&amp;[.L311]&amp;CHAR(34)&amp;&quot;);&quot;" office:value-type="string" office:string-value="VaccinationInformationSourceIsIgnored = getPotentialIssue(session, &quot;Vaccination&quot;, &quot;information source&quot;, &quot;is ignored&quot;, &quot;&quot;);">
            <text:p>VaccinationInformationSourceIsIgnored = getPotentialIssue(session, "Vaccination", "information source", "is ignored", "");</text:p>
          </table:table-cell>
          <table:table-cell table:formula="of:=&quot;assertNotNull(pi.&quot;&amp;[.B311]&amp;&quot;);&quot;" office:value-type="string" office:string-value="assertNotNull(pi.VaccinationInformationSourceIsIgnored);">
            <text:p>assertNotNull(pi.VaccinationInformationSourceIsIgnored);</text:p>
          </table:table-cell>
          <table:table-cell table:formula="of:=UPPER(SUBSTITUTE(SUBSTITUTE(SUBSTITUTE([.I311];&quot; &quot;;&quot;_&quot;);&quot;'&quot;;&quot;&quot;);&quot;-&quot;;&quot;_&quot;)&amp;&quot;_&quot;&amp;SUBSTITUTE(SUBSTITUTE(SUBSTITUTE([.J311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0]=[.J311];[.I310]=[.I311]);&quot;&quot;;[.F311]&amp;&quot;,&quot;)">
            <text:p/>
          </table:table-cell>
          <table:table-cell table:formula="of:=&quot;addToFieldIssueMap(Field.&quot;&amp;[.F311]&amp;&quot;, &quot;&amp;[.B311]&amp;&quot;);&quot;" office:value-type="string" office:string-value="addToFieldIssueMap(Field.VACCINATION_INFORMATION_SOURCE, VaccinationInformationSourceIsIgnored);">
            <text:p>addToFieldIssueMap(Field.VACCINATION_INFORMATION_SOURCE, VaccinationInformationSourceIsIgno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11]&amp;&quot;, '&quot;&amp;[.I311]&amp;&quot;', '&quot;&amp;[.J311]&amp;&quot;', '&quot;&amp;[.K311]&amp;&quot;', '&quot;&amp;[.L311]&amp;&quot;', '&quot;&amp;[.M311]&amp;&quot;', '&quot;&amp;[.N311]&amp;&quot;');&quot;" office:value-type="string" office:string-value="INSERT INTO dqa_potential_issue(issue_id, target_object, target_field, issue_type, field_value, default_action_code, change_priority) VALUES (311, 'Vaccination', 'information source', 'is ignored', '', 'S', 'May');">
            <text:p>INSERT INTO dqa_potential_issue(issue_id, target_object, target_field, issue_type, field_value, default_action_code, change_priority) VALUES (311, 'Vaccination', 'information source', 'is ignored', '', 'S', 'May');</text:p>
          </table:table-cell>
        </table:table-row>
        <table:table-row table:style-name="ro1">
          <table:table-cell table:formula="of:=ROW()" office:value-type="float" office:value="312">
            <text:p>312</text:p>
          </table:table-cell>
          <table:table-cell table:formula="of:=SUBSTITUTE(SUBSTITUTE(SUBSTITUTE(SUBSTITUTE(PROPER([.I312])&amp;PROPER([.J312])&amp;PROPER([.K312])&amp;PROPER([.L312]);&quot; &quot;;&quot;&quot;);&quot;-&quot;;&quot;&quot;);&quot;.&quot;;&quot;_&quot;);&quot;'&quot;;&quot;&quot;)" office:value-type="string" office:string-value="VaccinationInformationSourceIsInvalid">
            <text:p>VaccinationInformationSourceIsInvalid</text:p>
          </table:table-cell>
          <table:table-cell table:formula="of:=&quot;public PotentialIssue &quot;&amp;[.B312]&amp;&quot; = null;&quot;" office:value-type="string" office:string-value="public PotentialIssue VaccinationInformationSourceIsInvalid = null;">
            <text:p>public PotentialIssue VaccinationInformationSourceIsInvalid = null;</text:p>
          </table:table-cell>
          <table:table-cell table:formula="of:=[.B312]&amp;&quot; = getPotentialIssue(session, &quot;&amp;CHAR(34)&amp;[.I312]&amp;CHAR(34)&amp;&quot;, &quot;&amp;CHAR(34)&amp;SUBSTITUTE([.J312];&quot;''&quot;;&quot;'&quot;)&amp;CHAR(34)&amp;&quot;, &quot;&amp;CHAR(34)&amp;[.K312]&amp;CHAR(34)&amp;&quot;, &quot;&amp;CHAR(34)&amp;[.L312]&amp;CHAR(34)&amp;&quot;);&quot;" office:value-type="string" office:string-value="VaccinationInformationSourceIsInvalid = getPotentialIssue(session, &quot;Vaccination&quot;, &quot;information source&quot;, &quot;is invalid&quot;, &quot;&quot;);">
            <text:p>VaccinationInformationSourceIsInvalid = getPotentialIssue(session, "Vaccination", "information source", "is invalid", "");</text:p>
          </table:table-cell>
          <table:table-cell table:formula="of:=&quot;assertNotNull(pi.&quot;&amp;[.B312]&amp;&quot;);&quot;" office:value-type="string" office:string-value="assertNotNull(pi.VaccinationInformationSourceIsInvalid);">
            <text:p>assertNotNull(pi.VaccinationInformationSourceIsInvalid);</text:p>
          </table:table-cell>
          <table:table-cell table:formula="of:=UPPER(SUBSTITUTE(SUBSTITUTE(SUBSTITUTE([.I312];&quot; &quot;;&quot;_&quot;);&quot;'&quot;;&quot;&quot;);&quot;-&quot;;&quot;_&quot;)&amp;&quot;_&quot;&amp;SUBSTITUTE(SUBSTITUTE(SUBSTITUTE([.J312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1]=[.J312];[.I311]=[.I312]);&quot;&quot;;[.F312]&amp;&quot;,&quot;)">
            <text:p/>
          </table:table-cell>
          <table:table-cell table:formula="of:=&quot;addToFieldIssueMap(Field.&quot;&amp;[.F312]&amp;&quot;, &quot;&amp;[.B312]&amp;&quot;);&quot;" office:value-type="string" office:string-value="addToFieldIssueMap(Field.VACCINATION_INFORMATION_SOURCE, VaccinationInformationSourceIsInvalid);">
            <text:p>addToFieldIssueMap(Field.VACCINATION_INFORMATION_SOURCE, VaccinationInformationSourceIsInvali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2]&amp;&quot;, '&quot;&amp;[.I312]&amp;&quot;', '&quot;&amp;[.J312]&amp;&quot;', '&quot;&amp;[.K312]&amp;&quot;', '&quot;&amp;[.L312]&amp;&quot;', '&quot;&amp;[.M312]&amp;&quot;', '&quot;&amp;[.N312]&amp;&quot;');&quot;" office:value-type="string" office:string-value="INSERT INTO dqa_potential_issue(issue_id, target_object, target_field, issue_type, field_value, default_action_code, change_priority) VALUES (312, 'Vaccination', 'information source', 'is invalid', '', 'E', 'May');">
            <text:p>INSERT INTO dqa_potential_issue(issue_id, target_object, target_field, issue_type, field_value, default_action_code, change_priority) VALUES (312, 'Vaccination', 'information source', 'is invalid', '', 'E', 'May');</text:p>
          </table:table-cell>
        </table:table-row>
        <table:table-row table:style-name="ro1">
          <table:table-cell table:formula="of:=ROW()" office:value-type="float" office:value="313">
            <text:p>313</text:p>
          </table:table-cell>
          <table:table-cell table:formula="of:=SUBSTITUTE(SUBSTITUTE(SUBSTITUTE(SUBSTITUTE(PROPER([.I313])&amp;PROPER([.J313])&amp;PROPER([.K313])&amp;PROPER([.L313]);&quot; &quot;;&quot;&quot;);&quot;-&quot;;&quot;&quot;);&quot;.&quot;;&quot;_&quot;);&quot;'&quot;;&quot;&quot;)" office:value-type="string" office:string-value="VaccinationInformationSourceIsMissing">
            <text:p>VaccinationInformationSourceIsMissing</text:p>
          </table:table-cell>
          <table:table-cell table:formula="of:=&quot;public PotentialIssue &quot;&amp;[.B313]&amp;&quot; = null;&quot;" office:value-type="string" office:string-value="public PotentialIssue VaccinationInformationSourceIsMissing = null;">
            <text:p>public PotentialIssue VaccinationInformationSourceIsMissing = null;</text:p>
          </table:table-cell>
          <table:table-cell table:formula="of:=[.B313]&amp;&quot; = getPotentialIssue(session, &quot;&amp;CHAR(34)&amp;[.I313]&amp;CHAR(34)&amp;&quot;, &quot;&amp;CHAR(34)&amp;SUBSTITUTE([.J313];&quot;''&quot;;&quot;'&quot;)&amp;CHAR(34)&amp;&quot;, &quot;&amp;CHAR(34)&amp;[.K313]&amp;CHAR(34)&amp;&quot;, &quot;&amp;CHAR(34)&amp;[.L313]&amp;CHAR(34)&amp;&quot;);&quot;" office:value-type="string" office:string-value="VaccinationInformationSourceIsMissing = getPotentialIssue(session, &quot;Vaccination&quot;, &quot;information source&quot;, &quot;is missing&quot;, &quot;&quot;);">
            <text:p>VaccinationInformationSourceIsMissing = getPotentialIssue(session, "Vaccination", "information source", "is missing", "");</text:p>
          </table:table-cell>
          <table:table-cell table:formula="of:=&quot;assertNotNull(pi.&quot;&amp;[.B313]&amp;&quot;);&quot;" office:value-type="string" office:string-value="assertNotNull(pi.VaccinationInformationSourceIsMissing);">
            <text:p>assertNotNull(pi.VaccinationInformationSourceIsMissing);</text:p>
          </table:table-cell>
          <table:table-cell table:formula="of:=UPPER(SUBSTITUTE(SUBSTITUTE(SUBSTITUTE([.I313];&quot; &quot;;&quot;_&quot;);&quot;'&quot;;&quot;&quot;);&quot;-&quot;;&quot;_&quot;)&amp;&quot;_&quot;&amp;SUBSTITUTE(SUBSTITUTE(SUBSTITUTE([.J313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2]=[.J313];[.I312]=[.I313]);&quot;&quot;;[.F313]&amp;&quot;,&quot;)">
            <text:p/>
          </table:table-cell>
          <table:table-cell table:formula="of:=&quot;addToFieldIssueMap(Field.&quot;&amp;[.F313]&amp;&quot;, &quot;&amp;[.B313]&amp;&quot;);&quot;" office:value-type="string" office:string-value="addToFieldIssueMap(Field.VACCINATION_INFORMATION_SOURCE, VaccinationInformationSourceIsMissing);">
            <text:p>addToFieldIssueMap(Field.VACCINATION_INFORMATION_SOURCE, VaccinationInformationSourceIsMissing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3]&amp;&quot;, '&quot;&amp;[.I313]&amp;&quot;', '&quot;&amp;[.J313]&amp;&quot;', '&quot;&amp;[.K313]&amp;&quot;', '&quot;&amp;[.L313]&amp;&quot;', '&quot;&amp;[.M313]&amp;&quot;', '&quot;&amp;[.N313]&amp;&quot;');&quot;" office:value-type="string" office:string-value="INSERT INTO dqa_potential_issue(issue_id, target_object, target_field, issue_type, field_value, default_action_code, change_priority) VALUES (313, 'Vaccination', 'information source', 'is missing', '', 'E', 'May');">
            <text:p>INSERT INTO dqa_potential_issue(issue_id, target_object, target_field, issue_type, field_value, default_action_code, change_priority) VALUES (313, 'Vaccination', 'information source', 'is missing', '', 'E', 'May');</text:p>
          </table:table-cell>
        </table:table-row>
        <table:table-row table:style-name="ro1">
          <table:table-cell table:formula="of:=ROW()" office:value-type="float" office:value="314">
            <text:p>314</text:p>
          </table:table-cell>
          <table:table-cell table:formula="of:=SUBSTITUTE(SUBSTITUTE(SUBSTITUTE(SUBSTITUTE(PROPER([.I314])&amp;PROPER([.J314])&amp;PROPER([.K314])&amp;PROPER([.L314]);&quot; &quot;;&quot;&quot;);&quot;-&quot;;&quot;&quot;);&quot;.&quot;;&quot;_&quot;);&quot;'&quot;;&quot;&quot;)" office:value-type="string" office:string-value="VaccinationInformationSourceIsUnrecognized">
            <text:p>VaccinationInformationSourceIsUnrecognized</text:p>
          </table:table-cell>
          <table:table-cell table:formula="of:=&quot;public PotentialIssue &quot;&amp;[.B314]&amp;&quot; = null;&quot;" office:value-type="string" office:string-value="public PotentialIssue VaccinationInformationSourceIsUnrecognized = null;">
            <text:p>public PotentialIssue VaccinationInformationSourceIsUnrecognized = null;</text:p>
          </table:table-cell>
          <table:table-cell table:formula="of:=[.B314]&amp;&quot; = getPotentialIssue(session, &quot;&amp;CHAR(34)&amp;[.I314]&amp;CHAR(34)&amp;&quot;, &quot;&amp;CHAR(34)&amp;SUBSTITUTE([.J314];&quot;''&quot;;&quot;'&quot;)&amp;CHAR(34)&amp;&quot;, &quot;&amp;CHAR(34)&amp;[.K314]&amp;CHAR(34)&amp;&quot;, &quot;&amp;CHAR(34)&amp;[.L314]&amp;CHAR(34)&amp;&quot;);&quot;" office:value-type="string" office:string-value="VaccinationInformationSourceIsUnrecognized = getPotentialIssue(session, &quot;Vaccination&quot;, &quot;information source&quot;, &quot;is unrecognized&quot;, &quot;&quot;);">
            <text:p>VaccinationInformationSourceIsUnrecognized = getPotentialIssue(session, "Vaccination", "information source", "is unrecognized", "");</text:p>
          </table:table-cell>
          <table:table-cell table:formula="of:=&quot;assertNotNull(pi.&quot;&amp;[.B314]&amp;&quot;);&quot;" office:value-type="string" office:string-value="assertNotNull(pi.VaccinationInformationSourceIsUnrecognized);">
            <text:p>assertNotNull(pi.VaccinationInformationSourceIsUnrecognized);</text:p>
          </table:table-cell>
          <table:table-cell table:formula="of:=UPPER(SUBSTITUTE(SUBSTITUTE(SUBSTITUTE([.I314];&quot; &quot;;&quot;_&quot;);&quot;'&quot;;&quot;&quot;);&quot;-&quot;;&quot;_&quot;)&amp;&quot;_&quot;&amp;SUBSTITUTE(SUBSTITUTE(SUBSTITUTE([.J314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3]=[.J314];[.I313]=[.I314]);&quot;&quot;;[.F314]&amp;&quot;,&quot;)">
            <text:p/>
          </table:table-cell>
          <table:table-cell table:formula="of:=&quot;addToFieldIssueMap(Field.&quot;&amp;[.F314]&amp;&quot;, &quot;&amp;[.B314]&amp;&quot;);&quot;" office:value-type="string" office:string-value="addToFieldIssueMap(Field.VACCINATION_INFORMATION_SOURCE, VaccinationInformationSourceIsUnrecognized);">
            <text:p>addToFieldIssueMap(Field.VACCINATION_INFORMATION_SOURCE, VaccinationInformationSourceIsUnrecogniz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14]&amp;&quot;, '&quot;&amp;[.I314]&amp;&quot;', '&quot;&amp;[.J314]&amp;&quot;', '&quot;&amp;[.K314]&amp;&quot;', '&quot;&amp;[.L314]&amp;&quot;', '&quot;&amp;[.M314]&amp;&quot;', '&quot;&amp;[.N314]&amp;&quot;');&quot;" office:value-type="string" office:string-value="INSERT INTO dqa_potential_issue(issue_id, target_object, target_field, issue_type, field_value, default_action_code, change_priority) VALUES (314, 'Vaccination', 'information source', 'is unrecognized', '', 'E', 'May');">
            <text:p>INSERT INTO dqa_potential_issue(issue_id, target_object, target_field, issue_type, field_value, default_action_code, change_priority) VALUES (314, 'Vaccination', 'information source', 'is unrecognized', '', 'E', 'May');</text:p>
          </table:table-cell>
        </table:table-row>
        <table:table-row table:style-name="ro1">
          <table:table-cell table:formula="of:=ROW()" office:value-type="float" office:value="315">
            <text:p>315</text:p>
          </table:table-cell>
          <table:table-cell table:formula="of:=SUBSTITUTE(SUBSTITUTE(SUBSTITUTE(SUBSTITUTE(PROPER([.I315])&amp;PROPER([.J315])&amp;PROPER([.K315])&amp;PROPER([.L315]);&quot; &quot;;&quot;&quot;);&quot;-&quot;;&quot;&quot;);&quot;.&quot;;&quot;_&quot;);&quot;'&quot;;&quot;&quot;)" office:value-type="string" office:string-value="VaccinationInformationSourceIsValuedAsAdministered">
            <text:p>VaccinationInformationSourceIsValuedAsAdministered</text:p>
          </table:table-cell>
          <table:table-cell table:formula="of:=&quot;public PotentialIssue &quot;&amp;[.B315]&amp;&quot; = null;&quot;" office:value-type="string" office:string-value="public PotentialIssue VaccinationInformationSourceIsValuedAsAdministered = null;">
            <text:p>public PotentialIssue VaccinationInformationSourceIsValuedAsAdministered = null;</text:p>
          </table:table-cell>
          <table:table-cell table:formula="of:=[.B315]&amp;&quot; = getPotentialIssue(session, &quot;&amp;CHAR(34)&amp;[.I315]&amp;CHAR(34)&amp;&quot;, &quot;&amp;CHAR(34)&amp;SUBSTITUTE([.J315];&quot;''&quot;;&quot;'&quot;)&amp;CHAR(34)&amp;&quot;, &quot;&amp;CHAR(34)&amp;[.K315]&amp;CHAR(34)&amp;&quot;, &quot;&amp;CHAR(34)&amp;[.L315]&amp;CHAR(34)&amp;&quot;);&quot;" office:value-type="string" office:string-value="VaccinationInformationSourceIsValuedAsAdministered = getPotentialIssue(session, &quot;Vaccination&quot;, &quot;information source&quot;, &quot;is valued as&quot;, &quot;administered&quot;);">
            <text:p>VaccinationInformationSourceIsValuedAsAdministered = getPotentialIssue(session, "Vaccination", "information source", "is valued as", "administered");</text:p>
          </table:table-cell>
          <table:table-cell table:formula="of:=&quot;assertNotNull(pi.&quot;&amp;[.B315]&amp;&quot;);&quot;" office:value-type="string" office:string-value="assertNotNull(pi.VaccinationInformationSourceIsValuedAsAdministered);">
            <text:p>assertNotNull(pi.VaccinationInformationSourceIsValuedAsAdministered);</text:p>
          </table:table-cell>
          <table:table-cell table:formula="of:=UPPER(SUBSTITUTE(SUBSTITUTE(SUBSTITUTE([.I315];&quot; &quot;;&quot;_&quot;);&quot;'&quot;;&quot;&quot;);&quot;-&quot;;&quot;_&quot;)&amp;&quot;_&quot;&amp;SUBSTITUTE(SUBSTITUTE(SUBSTITUTE([.J315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4]=[.J315];[.I314]=[.I315]);&quot;&quot;;[.F315]&amp;&quot;,&quot;)">
            <text:p/>
          </table:table-cell>
          <table:table-cell table:formula="of:=&quot;addToFieldIssueMap(Field.&quot;&amp;[.F315]&amp;&quot;, &quot;&amp;[.B315]&amp;&quot;);&quot;" office:value-type="string" office:string-value="addToFieldIssueMap(Field.VACCINATION_INFORMATION_SOURCE, VaccinationInformationSourceIsValuedAsAdministered);">
            <text:p>addToFieldIssueMap(Field.VACCINATION_INFORMATION_SOURCE, VaccinationInformationSourceIsValuedAsAdministered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5]&amp;&quot;, '&quot;&amp;[.I315]&amp;&quot;', '&quot;&amp;[.J315]&amp;&quot;', '&quot;&amp;[.K315]&amp;&quot;', '&quot;&amp;[.L315]&amp;&quot;', '&quot;&amp;[.M315]&amp;&quot;', '&quot;&amp;[.N315]&amp;&quot;');&quot;" office:value-type="string" office:string-value="INSERT INTO dqa_potential_issue(issue_id, target_object, target_field, issue_type, field_value, default_action_code, change_priority) VALUES (315, 'Vaccination', 'information source', 'is valued as', 'administered', 'A', 'May');">
            <text:p>INSERT INTO dqa_potential_issue(issue_id, target_object, target_field, issue_type, field_value, default_action_code, change_priority) VALUES (315, 'Vaccination', 'information source', 'is valued as', 'administered', 'A', 'May');</text:p>
          </table:table-cell>
        </table:table-row>
        <table:table-row table:style-name="ro1">
          <table:table-cell table:formula="of:=ROW()" office:value-type="float" office:value="316">
            <text:p>316</text:p>
          </table:table-cell>
          <table:table-cell table:formula="of:=SUBSTITUTE(SUBSTITUTE(SUBSTITUTE(SUBSTITUTE(PROPER([.I316])&amp;PROPER([.J316])&amp;PROPER([.K316])&amp;PROPER([.L316]);&quot; &quot;;&quot;&quot;);&quot;-&quot;;&quot;&quot;);&quot;.&quot;;&quot;_&quot;);&quot;'&quot;;&quot;&quot;)" office:value-type="string" office:string-value="VaccinationInformationSourceIsValuedAsHistorical">
            <text:p>VaccinationInformationSourceIsValuedAsHistorical</text:p>
          </table:table-cell>
          <table:table-cell table:formula="of:=&quot;public PotentialIssue &quot;&amp;[.B316]&amp;&quot; = null;&quot;" office:value-type="string" office:string-value="public PotentialIssue VaccinationInformationSourceIsValuedAsHistorical = null;">
            <text:p>public PotentialIssue VaccinationInformationSourceIsValuedAsHistorical = null;</text:p>
          </table:table-cell>
          <table:table-cell table:formula="of:=[.B316]&amp;&quot; = getPotentialIssue(session, &quot;&amp;CHAR(34)&amp;[.I316]&amp;CHAR(34)&amp;&quot;, &quot;&amp;CHAR(34)&amp;SUBSTITUTE([.J316];&quot;''&quot;;&quot;'&quot;)&amp;CHAR(34)&amp;&quot;, &quot;&amp;CHAR(34)&amp;[.K316]&amp;CHAR(34)&amp;&quot;, &quot;&amp;CHAR(34)&amp;[.L316]&amp;CHAR(34)&amp;&quot;);&quot;" office:value-type="string" office:string-value="VaccinationInformationSourceIsValuedAsHistorical = getPotentialIssue(session, &quot;Vaccination&quot;, &quot;information source&quot;, &quot;is valued as&quot;, &quot;historical&quot;);">
            <text:p>VaccinationInformationSourceIsValuedAsHistorical = getPotentialIssue(session, "Vaccination", "information source", "is valued as", "historical");</text:p>
          </table:table-cell>
          <table:table-cell table:formula="of:=&quot;assertNotNull(pi.&quot;&amp;[.B316]&amp;&quot;);&quot;" office:value-type="string" office:string-value="assertNotNull(pi.VaccinationInformationSourceIsValuedAsHistorical);">
            <text:p>assertNotNull(pi.VaccinationInformationSourceIsValuedAsHistorical);</text:p>
          </table:table-cell>
          <table:table-cell table:formula="of:=UPPER(SUBSTITUTE(SUBSTITUTE(SUBSTITUTE([.I316];&quot; &quot;;&quot;_&quot;);&quot;'&quot;;&quot;&quot;);&quot;-&quot;;&quot;_&quot;)&amp;&quot;_&quot;&amp;SUBSTITUTE(SUBSTITUTE(SUBSTITUTE([.J316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table:formula="of:=IF(AND([.J315]=[.J316];[.I315]=[.I316]);&quot;&quot;;[.F316]&amp;&quot;,&quot;)">
            <text:p/>
          </table:table-cell>
          <table:table-cell table:formula="of:=&quot;addToFieldIssueMap(Field.&quot;&amp;[.F316]&amp;&quot;, &quot;&amp;[.B316]&amp;&quot;);&quot;" office:value-type="string" office:string-value="addToFieldIssueMap(Field.VACCINATION_INFORMATION_SOURCE, VaccinationInformationSourceIsValuedAsHistorical);">
            <text:p>addToFieldIssueMap(Field.VACCINATION_INFORMATION_SOURCE, VaccinationInformationSourceIsValuedAsHistorical);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historical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6]&amp;&quot;, '&quot;&amp;[.I316]&amp;&quot;', '&quot;&amp;[.J316]&amp;&quot;', '&quot;&amp;[.K316]&amp;&quot;', '&quot;&amp;[.L316]&amp;&quot;', '&quot;&amp;[.M316]&amp;&quot;', '&quot;&amp;[.N316]&amp;&quot;');&quot;" office:value-type="string" office:string-value="INSERT INTO dqa_potential_issue(issue_id, target_object, target_field, issue_type, field_value, default_action_code, change_priority) VALUES (316, 'Vaccination', 'information source', 'is valued as', 'historical', 'A', 'May');">
            <text:p>INSERT INTO dqa_potential_issue(issue_id, target_object, target_field, issue_type, field_value, default_action_code, change_priority) VALUES (316, 'Vaccination', 'information source', 'is valued as', 'historical', 'A', 'May');</text:p>
          </table:table-cell>
        </table:table-row>
        <table:table-row table:style-name="ro1">
          <table:table-cell table:formula="of:=ROW()" office:value-type="float" office:value="317">
            <text:p>317</text:p>
          </table:table-cell>
          <table:table-cell table:formula="of:=SUBSTITUTE(SUBSTITUTE(SUBSTITUTE(SUBSTITUTE(PROPER([.I317])&amp;PROPER([.J317])&amp;PROPER([.K317])&amp;PROPER([.L317]);&quot; &quot;;&quot;&quot;);&quot;-&quot;;&quot;&quot;);&quot;.&quot;;&quot;_&quot;);&quot;'&quot;;&quot;&quot;)" office:value-type="string" office:string-value="VaccinationLotExpirationDateIsInvalid">
            <text:p>VaccinationLotExpirationDateIsInvalid</text:p>
          </table:table-cell>
          <table:table-cell table:formula="of:=&quot;public PotentialIssue &quot;&amp;[.B317]&amp;&quot; = null;&quot;" office:value-type="string" office:string-value="public PotentialIssue VaccinationLotExpirationDateIsInvalid = null;">
            <text:p>public PotentialIssue VaccinationLotExpirationDateIsInvalid = null;</text:p>
          </table:table-cell>
          <table:table-cell table:formula="of:=[.B317]&amp;&quot; = getPotentialIssue(session, &quot;&amp;CHAR(34)&amp;[.I317]&amp;CHAR(34)&amp;&quot;, &quot;&amp;CHAR(34)&amp;SUBSTITUTE([.J317];&quot;''&quot;;&quot;'&quot;)&amp;CHAR(34)&amp;&quot;, &quot;&amp;CHAR(34)&amp;[.K317]&amp;CHAR(34)&amp;&quot;, &quot;&amp;CHAR(34)&amp;[.L317]&amp;CHAR(34)&amp;&quot;);&quot;" office:value-type="string" office:string-value="VaccinationLotExpirationDateIsInvalid = getPotentialIssue(session, &quot;Vaccination&quot;, &quot;lot expiration date&quot;, &quot;is invalid&quot;, &quot;&quot;);">
            <text:p>VaccinationLotExpirationDateIsInvalid = getPotentialIssue(session, "Vaccination", "lot expiration date", "is invalid", "");</text:p>
          </table:table-cell>
          <table:table-cell table:formula="of:=&quot;assertNotNull(pi.&quot;&amp;[.B317]&amp;&quot;);&quot;" office:value-type="string" office:string-value="assertNotNull(pi.VaccinationLotExpirationDateIsInvalid);">
            <text:p>assertNotNull(pi.VaccinationLotExpirationDateIsInvalid);</text:p>
          </table:table-cell>
          <table:table-cell table:formula="of:=UPPER(SUBSTITUTE(SUBSTITUTE(SUBSTITUTE([.I317];&quot; &quot;;&quot;_&quot;);&quot;'&quot;;&quot;&quot;);&quot;-&quot;;&quot;_&quot;)&amp;&quot;_&quot;&amp;SUBSTITUTE(SUBSTITUTE(SUBSTITUTE([.J317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table:formula="of:=IF(AND([.J316]=[.J317];[.I316]=[.I317]);&quot;&quot;;[.F317]&amp;&quot;,&quot;)" office:value-type="string" office:string-value="VACCINATION_LOT_EXPIRATION_DATE,">
            <text:p>VACCINATION_LOT_EXPIRATION_DATE,</text:p>
          </table:table-cell>
          <table:table-cell table:formula="of:=&quot;addToFieldIssueMap(Field.&quot;&amp;[.F317]&amp;&quot;, &quot;&amp;[.B317]&amp;&quot;);&quot;" office:value-type="string" office:string-value="addToFieldIssueMap(Field.VACCINATION_LOT_EXPIRATION_DATE, VaccinationLotExpirationDateIsInvalid);">
            <text:p>addToFieldIssueMap(Field.VACCINATION_LOT_EXPIRATION_DATE, VaccinationLotExpirationDateIsInvalid);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7]&amp;&quot;, '&quot;&amp;[.I317]&amp;&quot;', '&quot;&amp;[.J317]&amp;&quot;', '&quot;&amp;[.K317]&amp;&quot;', '&quot;&amp;[.L317]&amp;&quot;', '&quot;&amp;[.M317]&amp;&quot;', '&quot;&amp;[.N317]&amp;&quot;');&quot;" office:value-type="string" office:string-value="INSERT INTO dqa_potential_issue(issue_id, target_object, target_field, issue_type, field_value, default_action_code, change_priority) VALUES (317, 'Vaccination', 'lot expiration date', 'is invalid', '', 'W', 'May');">
            <text:p>INSERT INTO dqa_potential_issue(issue_id, target_object, target_field, issue_type, field_value, default_action_code, change_priority) VALUES (317, 'Vaccination', 'lot expiration date', 'is invalid', '', 'W', 'May');</text:p>
          </table:table-cell>
        </table:table-row>
        <table:table-row table:style-name="ro1">
          <table:table-cell table:formula="of:=ROW()" office:value-type="float" office:value="318">
            <text:p>318</text:p>
          </table:table-cell>
          <table:table-cell table:formula="of:=SUBSTITUTE(SUBSTITUTE(SUBSTITUTE(SUBSTITUTE(PROPER([.I318])&amp;PROPER([.J318])&amp;PROPER([.K318])&amp;PROPER([.L318]);&quot; &quot;;&quot;&quot;);&quot;-&quot;;&quot;&quot;);&quot;.&quot;;&quot;_&quot;);&quot;'&quot;;&quot;&quot;)" office:value-type="string" office:string-value="VaccinationLotExpirationDateIsMissing">
            <text:p>VaccinationLotExpirationDateIsMissing</text:p>
          </table:table-cell>
          <table:table-cell table:formula="of:=&quot;public PotentialIssue &quot;&amp;[.B318]&amp;&quot; = null;&quot;" office:value-type="string" office:string-value="public PotentialIssue VaccinationLotExpirationDateIsMissing = null;">
            <text:p>public PotentialIssue VaccinationLotExpirationDateIsMissing = null;</text:p>
          </table:table-cell>
          <table:table-cell table:formula="of:=[.B318]&amp;&quot; = getPotentialIssue(session, &quot;&amp;CHAR(34)&amp;[.I318]&amp;CHAR(34)&amp;&quot;, &quot;&amp;CHAR(34)&amp;SUBSTITUTE([.J318];&quot;''&quot;;&quot;'&quot;)&amp;CHAR(34)&amp;&quot;, &quot;&amp;CHAR(34)&amp;[.K318]&amp;CHAR(34)&amp;&quot;, &quot;&amp;CHAR(34)&amp;[.L318]&amp;CHAR(34)&amp;&quot;);&quot;" office:value-type="string" office:string-value="VaccinationLotExpirationDateIsMissing = getPotentialIssue(session, &quot;Vaccination&quot;, &quot;lot expiration date&quot;, &quot;is missing&quot;, &quot;&quot;);">
            <text:p>VaccinationLotExpirationDateIsMissing = getPotentialIssue(session, "Vaccination", "lot expiration date", "is missing", "");</text:p>
          </table:table-cell>
          <table:table-cell table:formula="of:=&quot;assertNotNull(pi.&quot;&amp;[.B318]&amp;&quot;);&quot;" office:value-type="string" office:string-value="assertNotNull(pi.VaccinationLotExpirationDateIsMissing);">
            <text:p>assertNotNull(pi.VaccinationLotExpirationDateIsMissing);</text:p>
          </table:table-cell>
          <table:table-cell table:formula="of:=UPPER(SUBSTITUTE(SUBSTITUTE(SUBSTITUTE([.I318];&quot; &quot;;&quot;_&quot;);&quot;'&quot;;&quot;&quot;);&quot;-&quot;;&quot;_&quot;)&amp;&quot;_&quot;&amp;SUBSTITUTE(SUBSTITUTE(SUBSTITUTE([.J318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table:formula="of:=IF(AND([.J317]=[.J318];[.I317]=[.I318]);&quot;&quot;;[.F318]&amp;&quot;,&quot;)">
            <text:p/>
          </table:table-cell>
          <table:table-cell table:formula="of:=&quot;addToFieldIssueMap(Field.&quot;&amp;[.F318]&amp;&quot;, &quot;&amp;[.B318]&amp;&quot;);&quot;" office:value-type="string" office:string-value="addToFieldIssueMap(Field.VACCINATION_LOT_EXPIRATION_DATE, VaccinationLotExpirationDateIsMissing);">
            <text:p>addToFieldIssueMap(Field.VACCINATION_LOT_EXPIRATION_DATE, VaccinationLotExpirationDateIsMissing);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18]&amp;&quot;, '&quot;&amp;[.I318]&amp;&quot;', '&quot;&amp;[.J318]&amp;&quot;', '&quot;&amp;[.K318]&amp;&quot;', '&quot;&amp;[.L318]&amp;&quot;', '&quot;&amp;[.M318]&amp;&quot;', '&quot;&amp;[.N318]&amp;&quot;');&quot;" office:value-type="string" office:string-value="INSERT INTO dqa_potential_issue(issue_id, target_object, target_field, issue_type, field_value, default_action_code, change_priority) VALUES (318, 'Vaccination', 'lot expiration date', 'is missing', '', 'A', 'May');">
            <text:p>INSERT INTO dqa_potential_issue(issue_id, target_object, target_field, issue_type, field_value, default_action_code, change_priority) VALUES (318, 'Vaccination', 'lot expiration date', 'is missing', '', 'A', 'May');</text:p>
          </table:table-cell>
        </table:table-row>
        <table:table-row table:style-name="ro1">
          <table:table-cell table:formula="of:=ROW()" office:value-type="float" office:value="319">
            <text:p>319</text:p>
          </table:table-cell>
          <table:table-cell table:formula="of:=SUBSTITUTE(SUBSTITUTE(SUBSTITUTE(SUBSTITUTE(PROPER([.I319])&amp;PROPER([.J319])&amp;PROPER([.K319])&amp;PROPER([.L319]);&quot; &quot;;&quot;&quot;);&quot;-&quot;;&quot;&quot;);&quot;.&quot;;&quot;_&quot;);&quot;'&quot;;&quot;&quot;)" office:value-type="string" office:string-value="VaccinationLotNumberIsInvalid">
            <text:p>VaccinationLotNumberIsInvalid</text:p>
          </table:table-cell>
          <table:table-cell table:formula="of:=&quot;public PotentialIssue &quot;&amp;[.B319]&amp;&quot; = null;&quot;" office:value-type="string" office:string-value="public PotentialIssue VaccinationLotNumberIsInvalid = null;">
            <text:p>public PotentialIssue VaccinationLotNumberIsInvalid = null;</text:p>
          </table:table-cell>
          <table:table-cell table:formula="of:=[.B319]&amp;&quot; = getPotentialIssue(session, &quot;&amp;CHAR(34)&amp;[.I319]&amp;CHAR(34)&amp;&quot;, &quot;&amp;CHAR(34)&amp;SUBSTITUTE([.J319];&quot;''&quot;;&quot;'&quot;)&amp;CHAR(34)&amp;&quot;, &quot;&amp;CHAR(34)&amp;[.K319]&amp;CHAR(34)&amp;&quot;, &quot;&amp;CHAR(34)&amp;[.L319]&amp;CHAR(34)&amp;&quot;);&quot;" office:value-type="string" office:string-value="VaccinationLotNumberIsInvalid = getPotentialIssue(session, &quot;Vaccination&quot;, &quot;lot number&quot;, &quot;is invalid&quot;, &quot;&quot;);">
            <text:p>VaccinationLotNumberIsInvalid = getPotentialIssue(session, "Vaccination", "lot number", "is invalid", "");</text:p>
          </table:table-cell>
          <table:table-cell table:formula="of:=&quot;assertNotNull(pi.&quot;&amp;[.B319]&amp;&quot;);&quot;" office:value-type="string" office:string-value="assertNotNull(pi.VaccinationLotNumberIsInvalid);">
            <text:p>assertNotNull(pi.VaccinationLotNumberIsInvalid);</text:p>
          </table:table-cell>
          <table:table-cell table:formula="of:=UPPER(SUBSTITUTE(SUBSTITUTE(SUBSTITUTE([.I319];&quot; &quot;;&quot;_&quot;);&quot;'&quot;;&quot;&quot;);&quot;-&quot;;&quot;_&quot;)&amp;&quot;_&quot;&amp;SUBSTITUTE(SUBSTITUTE(SUBSTITUTE([.J319];&quot; &quot;;&quot;_&quot;);&quot;'&quot;;&quot;&quot;);&quot;-&quot;;&quot;_&quot;))" office:value-type="string" office:string-value="VACCINATION_LOT_NUMBER">
            <text:p>VACCINATION_LOT_NUMBER</text:p>
          </table:table-cell>
          <table:table-cell table:formula="of:=IF(AND([.J318]=[.J319];[.I318]=[.I319]);&quot;&quot;;[.F319]&amp;&quot;,&quot;)" office:value-type="string" office:string-value="VACCINATION_LOT_NUMBER,">
            <text:p>VACCINATION_LOT_NUMBER,</text:p>
          </table:table-cell>
          <table:table-cell table:formula="of:=&quot;addToFieldIssueMap(Field.&quot;&amp;[.F319]&amp;&quot;, &quot;&amp;[.B319]&amp;&quot;);&quot;" office:value-type="string" office:string-value="addToFieldIssueMap(Field.VACCINATION_LOT_NUMBER, VaccinationLotNumberIsInvalid);">
            <text:p>addToFieldIssueMap(Field.VACCINATION_LOT_NUMBER, VaccinationLotNumberIsInvalid);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19]&amp;&quot;, '&quot;&amp;[.I319]&amp;&quot;', '&quot;&amp;[.J319]&amp;&quot;', '&quot;&amp;[.K319]&amp;&quot;', '&quot;&amp;[.L319]&amp;&quot;', '&quot;&amp;[.M319]&amp;&quot;', '&quot;&amp;[.N319]&amp;&quot;');&quot;" office:value-type="string" office:string-value="INSERT INTO dqa_potential_issue(issue_id, target_object, target_field, issue_type, field_value, default_action_code, change_priority) VALUES (319, 'Vaccination', 'lot number', 'is invalid', '', 'W', 'May');">
            <text:p>INSERT INTO dqa_potential_issue(issue_id, target_object, target_field, issue_type, field_value, default_action_code, change_priority) VALUES (319, 'Vaccination', 'lot number', 'is invalid', '', 'W', 'May');</text:p>
          </table:table-cell>
        </table:table-row>
        <table:table-row table:style-name="ro1">
          <table:table-cell table:formula="of:=ROW()" office:value-type="float" office:value="320">
            <text:p>320</text:p>
          </table:table-cell>
          <table:table-cell table:formula="of:=SUBSTITUTE(SUBSTITUTE(SUBSTITUTE(SUBSTITUTE(PROPER([.I320])&amp;PROPER([.J320])&amp;PROPER([.K320])&amp;PROPER([.L320]);&quot; &quot;;&quot;&quot;);&quot;-&quot;;&quot;&quot;);&quot;.&quot;;&quot;_&quot;);&quot;'&quot;;&quot;&quot;)" office:value-type="string" office:string-value="VaccinationLotNumberIsMissing">
            <text:p>VaccinationLotNumberIsMissing</text:p>
          </table:table-cell>
          <table:table-cell table:formula="of:=&quot;public PotentialIssue &quot;&amp;[.B320]&amp;&quot; = null;&quot;" office:value-type="string" office:string-value="public PotentialIssue VaccinationLotNumberIsMissing = null;">
            <text:p>public PotentialIssue VaccinationLotNumberIsMissing = null;</text:p>
          </table:table-cell>
          <table:table-cell table:formula="of:=[.B320]&amp;&quot; = getPotentialIssue(session, &quot;&amp;CHAR(34)&amp;[.I320]&amp;CHAR(34)&amp;&quot;, &quot;&amp;CHAR(34)&amp;SUBSTITUTE([.J320];&quot;''&quot;;&quot;'&quot;)&amp;CHAR(34)&amp;&quot;, &quot;&amp;CHAR(34)&amp;[.K320]&amp;CHAR(34)&amp;&quot;, &quot;&amp;CHAR(34)&amp;[.L320]&amp;CHAR(34)&amp;&quot;);&quot;" office:value-type="string" office:string-value="VaccinationLotNumberIsMissing = getPotentialIssue(session, &quot;Vaccination&quot;, &quot;lot number&quot;, &quot;is missing&quot;, &quot;&quot;);">
            <text:p>VaccinationLotNumberIsMissing = getPotentialIssue(session, "Vaccination", "lot number", "is missing", "");</text:p>
          </table:table-cell>
          <table:table-cell table:formula="of:=&quot;assertNotNull(pi.&quot;&amp;[.B320]&amp;&quot;);&quot;" office:value-type="string" office:string-value="assertNotNull(pi.VaccinationLotNumberIsMissing);">
            <text:p>assertNotNull(pi.VaccinationLotNumberIsMissing);</text:p>
          </table:table-cell>
          <table:table-cell table:formula="of:=UPPER(SUBSTITUTE(SUBSTITUTE(SUBSTITUTE([.I320];&quot; &quot;;&quot;_&quot;);&quot;'&quot;;&quot;&quot;);&quot;-&quot;;&quot;_&quot;)&amp;&quot;_&quot;&amp;SUBSTITUTE(SUBSTITUTE(SUBSTITUTE([.J320];&quot; &quot;;&quot;_&quot;);&quot;'&quot;;&quot;&quot;);&quot;-&quot;;&quot;_&quot;))" office:value-type="string" office:string-value="VACCINATION_LOT_NUMBER">
            <text:p>VACCINATION_LOT_NUMBER</text:p>
          </table:table-cell>
          <table:table-cell table:formula="of:=IF(AND([.J319]=[.J320];[.I319]=[.I320]);&quot;&quot;;[.F320]&amp;&quot;,&quot;)">
            <text:p/>
          </table:table-cell>
          <table:table-cell table:formula="of:=&quot;addToFieldIssueMap(Field.&quot;&amp;[.F320]&amp;&quot;, &quot;&amp;[.B320]&amp;&quot;);&quot;" office:value-type="string" office:string-value="addToFieldIssueMap(Field.VACCINATION_LOT_NUMBER, VaccinationLotNumberIsMissing);">
            <text:p>addToFieldIssueMap(Field.VACCINATION_LOT_NUMBER, VaccinationLotNumberIsMissing);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0]&amp;&quot;, '&quot;&amp;[.I320]&amp;&quot;', '&quot;&amp;[.J320]&amp;&quot;', '&quot;&amp;[.K320]&amp;&quot;', '&quot;&amp;[.L320]&amp;&quot;', '&quot;&amp;[.M320]&amp;&quot;', '&quot;&amp;[.N320]&amp;&quot;');&quot;" office:value-type="string" office:string-value="INSERT INTO dqa_potential_issue(issue_id, target_object, target_field, issue_type, field_value, default_action_code, change_priority) VALUES (320, 'Vaccination', 'lot number', 'is missing', '', 'W', 'May');">
            <text:p>INSERT INTO dqa_potential_issue(issue_id, target_object, target_field, issue_type, field_value, default_action_code, change_priority) VALUES (320, 'Vaccination', 'lot number', 'is missing', '', 'W', 'May');</text:p>
          </table:table-cell>
        </table:table-row>
        <table:table-row table:style-name="ro1">
          <table:table-cell table:formula="of:=ROW()" office:value-type="float" office:value="321">
            <text:p>321</text:p>
          </table:table-cell>
          <table:table-cell table:formula="of:=SUBSTITUTE(SUBSTITUTE(SUBSTITUTE(SUBSTITUTE(PROPER([.I321])&amp;PROPER([.J321])&amp;PROPER([.K321])&amp;PROPER([.L321]);&quot; &quot;;&quot;&quot;);&quot;-&quot;;&quot;&quot;);&quot;.&quot;;&quot;_&quot;);&quot;'&quot;;&quot;&quot;)" office:value-type="string" office:string-value="VaccinationManufacturerCodeIsDeprecated">
            <text:p>VaccinationManufacturerCodeIsDeprecated</text:p>
          </table:table-cell>
          <table:table-cell table:formula="of:=&quot;public PotentialIssue &quot;&amp;[.B321]&amp;&quot; = null;&quot;" office:value-type="string" office:string-value="public PotentialIssue VaccinationManufacturerCodeIsDeprecated = null;">
            <text:p>public PotentialIssue VaccinationManufacturerCodeIsDeprecated = null;</text:p>
          </table:table-cell>
          <table:table-cell table:formula="of:=[.B321]&amp;&quot; = getPotentialIssue(session, &quot;&amp;CHAR(34)&amp;[.I321]&amp;CHAR(34)&amp;&quot;, &quot;&amp;CHAR(34)&amp;SUBSTITUTE([.J321];&quot;''&quot;;&quot;'&quot;)&amp;CHAR(34)&amp;&quot;, &quot;&amp;CHAR(34)&amp;[.K321]&amp;CHAR(34)&amp;&quot;, &quot;&amp;CHAR(34)&amp;[.L321]&amp;CHAR(34)&amp;&quot;);&quot;" office:value-type="string" office:string-value="VaccinationManufacturerCodeIsDeprecated = getPotentialIssue(session, &quot;Vaccination&quot;, &quot;manufacturer code&quot;, &quot;is deprecated&quot;, &quot;&quot;);">
            <text:p>VaccinationManufacturerCodeIsDeprecated = getPotentialIssue(session, "Vaccination", "manufacturer code", "is deprecated", "");</text:p>
          </table:table-cell>
          <table:table-cell table:formula="of:=&quot;assertNotNull(pi.&quot;&amp;[.B321]&amp;&quot;);&quot;" office:value-type="string" office:string-value="assertNotNull(pi.VaccinationManufacturerCodeIsDeprecated);">
            <text:p>assertNotNull(pi.VaccinationManufacturerCodeIsDeprecated);</text:p>
          </table:table-cell>
          <table:table-cell table:formula="of:=UPPER(SUBSTITUTE(SUBSTITUTE(SUBSTITUTE([.I321];&quot; &quot;;&quot;_&quot;);&quot;'&quot;;&quot;&quot;);&quot;-&quot;;&quot;_&quot;)&amp;&quot;_&quot;&amp;SUBSTITUTE(SUBSTITUTE(SUBSTITUTE([.J321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0]=[.J321];[.I320]=[.I321]);&quot;&quot;;[.F321]&amp;&quot;,&quot;)" office:value-type="string" office:string-value="VACCINATION_MANUFACTURER_CODE,">
            <text:p>VACCINATION_MANUFACTURER_CODE,</text:p>
          </table:table-cell>
          <table:table-cell table:formula="of:=&quot;addToFieldIssueMap(Field.&quot;&amp;[.F321]&amp;&quot;, &quot;&amp;[.B321]&amp;&quot;);&quot;" office:value-type="string" office:string-value="addToFieldIssueMap(Field.VACCINATION_MANUFACTURER_CODE, VaccinationManufacturerCodeIsDeprecated);">
            <text:p>addToFieldIssueMap(Field.VACCINATION_MANUFACTURER_CODE, VaccinationManufacturerCodeIsDeprecat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1]&amp;&quot;, '&quot;&amp;[.I321]&amp;&quot;', '&quot;&amp;[.J321]&amp;&quot;', '&quot;&amp;[.K321]&amp;&quot;', '&quot;&amp;[.L321]&amp;&quot;', '&quot;&amp;[.M321]&amp;&quot;', '&quot;&amp;[.N321]&amp;&quot;');&quot;" office:value-type="string" office:string-value="INSERT INTO dqa_potential_issue(issue_id, target_object, target_field, issue_type, field_value, default_action_code, change_priority) VALUES (321, 'Vaccination', 'manufacturer code', 'is deprecated', '', 'W', 'May');">
            <text:p>INSERT INTO dqa_potential_issue(issue_id, target_object, target_field, issue_type, field_value, default_action_code, change_priority) VALUES (321, 'Vaccination', 'manufacturer code', 'is deprecated', '', 'W', 'May');</text:p>
          </table:table-cell>
        </table:table-row>
        <table:table-row table:style-name="ro1">
          <table:table-cell table:formula="of:=ROW()" office:value-type="float" office:value="322">
            <text:p>322</text:p>
          </table:table-cell>
          <table:table-cell table:formula="of:=SUBSTITUTE(SUBSTITUTE(SUBSTITUTE(SUBSTITUTE(PROPER([.I322])&amp;PROPER([.J322])&amp;PROPER([.K322])&amp;PROPER([.L322]);&quot; &quot;;&quot;&quot;);&quot;-&quot;;&quot;&quot;);&quot;.&quot;;&quot;_&quot;);&quot;'&quot;;&quot;&quot;)" office:value-type="string" office:string-value="VaccinationManufacturerCodeIsIgnored">
            <text:p>VaccinationManufacturerCodeIsIgnored</text:p>
          </table:table-cell>
          <table:table-cell table:formula="of:=&quot;public PotentialIssue &quot;&amp;[.B322]&amp;&quot; = null;&quot;" office:value-type="string" office:string-value="public PotentialIssue VaccinationManufacturerCodeIsIgnored = null;">
            <text:p>public PotentialIssue VaccinationManufacturerCodeIsIgnored = null;</text:p>
          </table:table-cell>
          <table:table-cell table:formula="of:=[.B322]&amp;&quot; = getPotentialIssue(session, &quot;&amp;CHAR(34)&amp;[.I322]&amp;CHAR(34)&amp;&quot;, &quot;&amp;CHAR(34)&amp;SUBSTITUTE([.J322];&quot;''&quot;;&quot;'&quot;)&amp;CHAR(34)&amp;&quot;, &quot;&amp;CHAR(34)&amp;[.K322]&amp;CHAR(34)&amp;&quot;, &quot;&amp;CHAR(34)&amp;[.L322]&amp;CHAR(34)&amp;&quot;);&quot;" office:value-type="string" office:string-value="VaccinationManufacturerCodeIsIgnored = getPotentialIssue(session, &quot;Vaccination&quot;, &quot;manufacturer code&quot;, &quot;is ignored&quot;, &quot;&quot;);">
            <text:p>VaccinationManufacturerCodeIsIgnored = getPotentialIssue(session, "Vaccination", "manufacturer code", "is ignored", "");</text:p>
          </table:table-cell>
          <table:table-cell table:formula="of:=&quot;assertNotNull(pi.&quot;&amp;[.B322]&amp;&quot;);&quot;" office:value-type="string" office:string-value="assertNotNull(pi.VaccinationManufacturerCodeIsIgnored);">
            <text:p>assertNotNull(pi.VaccinationManufacturerCodeIsIgnored);</text:p>
          </table:table-cell>
          <table:table-cell table:formula="of:=UPPER(SUBSTITUTE(SUBSTITUTE(SUBSTITUTE([.I322];&quot; &quot;;&quot;_&quot;);&quot;'&quot;;&quot;&quot;);&quot;-&quot;;&quot;_&quot;)&amp;&quot;_&quot;&amp;SUBSTITUTE(SUBSTITUTE(SUBSTITUTE([.J322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1]=[.J322];[.I321]=[.I322]);&quot;&quot;;[.F322]&amp;&quot;,&quot;)">
            <text:p/>
          </table:table-cell>
          <table:table-cell table:formula="of:=&quot;addToFieldIssueMap(Field.&quot;&amp;[.F322]&amp;&quot;, &quot;&amp;[.B322]&amp;&quot;);&quot;" office:value-type="string" office:string-value="addToFieldIssueMap(Field.VACCINATION_MANUFACTURER_CODE, VaccinationManufacturerCodeIsIgnored);">
            <text:p>addToFieldIssueMap(Field.VACCINATION_MANUFACTURER_CODE, VaccinationManufacturerCodeIsIgnor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22]&amp;&quot;, '&quot;&amp;[.I322]&amp;&quot;', '&quot;&amp;[.J322]&amp;&quot;', '&quot;&amp;[.K322]&amp;&quot;', '&quot;&amp;[.L322]&amp;&quot;', '&quot;&amp;[.M322]&amp;&quot;', '&quot;&amp;[.N322]&amp;&quot;');&quot;" office:value-type="string" office:string-value="INSERT INTO dqa_potential_issue(issue_id, target_object, target_field, issue_type, field_value, default_action_code, change_priority) VALUES (322, 'Vaccination', 'manufacturer code', 'is ignored', '', 'S', 'May');">
            <text:p>INSERT INTO dqa_potential_issue(issue_id, target_object, target_field, issue_type, field_value, default_action_code, change_priority) VALUES (322, 'Vaccination', 'manufacturer code', 'is ignored', '', 'S', 'May');</text:p>
          </table:table-cell>
        </table:table-row>
        <table:table-row table:style-name="ro1">
          <table:table-cell table:formula="of:=ROW()" office:value-type="float" office:value="323">
            <text:p>323</text:p>
          </table:table-cell>
          <table:table-cell table:formula="of:=SUBSTITUTE(SUBSTITUTE(SUBSTITUTE(SUBSTITUTE(PROPER([.I323])&amp;PROPER([.J323])&amp;PROPER([.K323])&amp;PROPER([.L323]);&quot; &quot;;&quot;&quot;);&quot;-&quot;;&quot;&quot;);&quot;.&quot;;&quot;_&quot;);&quot;'&quot;;&quot;&quot;)" office:value-type="string" office:string-value="VaccinationManufacturerCodeIsInvalid">
            <text:p>VaccinationManufacturerCodeIsInvalid</text:p>
          </table:table-cell>
          <table:table-cell table:formula="of:=&quot;public PotentialIssue &quot;&amp;[.B323]&amp;&quot; = null;&quot;" office:value-type="string" office:string-value="public PotentialIssue VaccinationManufacturerCodeIsInvalid = null;">
            <text:p>public PotentialIssue VaccinationManufacturerCodeIsInvalid = null;</text:p>
          </table:table-cell>
          <table:table-cell table:formula="of:=[.B323]&amp;&quot; = getPotentialIssue(session, &quot;&amp;CHAR(34)&amp;[.I323]&amp;CHAR(34)&amp;&quot;, &quot;&amp;CHAR(34)&amp;SUBSTITUTE([.J323];&quot;''&quot;;&quot;'&quot;)&amp;CHAR(34)&amp;&quot;, &quot;&amp;CHAR(34)&amp;[.K323]&amp;CHAR(34)&amp;&quot;, &quot;&amp;CHAR(34)&amp;[.L323]&amp;CHAR(34)&amp;&quot;);&quot;" office:value-type="string" office:string-value="VaccinationManufacturerCodeIsInvalid = getPotentialIssue(session, &quot;Vaccination&quot;, &quot;manufacturer code&quot;, &quot;is invalid&quot;, &quot;&quot;);">
            <text:p>VaccinationManufacturerCodeIsInvalid = getPotentialIssue(session, "Vaccination", "manufacturer code", "is invalid", "");</text:p>
          </table:table-cell>
          <table:table-cell table:formula="of:=&quot;assertNotNull(pi.&quot;&amp;[.B323]&amp;&quot;);&quot;" office:value-type="string" office:string-value="assertNotNull(pi.VaccinationManufacturerCodeIsInvalid);">
            <text:p>assertNotNull(pi.VaccinationManufacturerCodeIsInvalid);</text:p>
          </table:table-cell>
          <table:table-cell table:formula="of:=UPPER(SUBSTITUTE(SUBSTITUTE(SUBSTITUTE([.I323];&quot; &quot;;&quot;_&quot;);&quot;'&quot;;&quot;&quot;);&quot;-&quot;;&quot;_&quot;)&amp;&quot;_&quot;&amp;SUBSTITUTE(SUBSTITUTE(SUBSTITUTE([.J323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2]=[.J323];[.I322]=[.I323]);&quot;&quot;;[.F323]&amp;&quot;,&quot;)">
            <text:p/>
          </table:table-cell>
          <table:table-cell table:formula="of:=&quot;addToFieldIssueMap(Field.&quot;&amp;[.F323]&amp;&quot;, &quot;&amp;[.B323]&amp;&quot;);&quot;" office:value-type="string" office:string-value="addToFieldIssueMap(Field.VACCINATION_MANUFACTURER_CODE, VaccinationManufacturerCodeIsInvalid);">
            <text:p>addToFieldIssueMap(Field.VACCINATION_MANUFACTURER_CODE, VaccinationManufacturerCodeIsInvali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3]&amp;&quot;, '&quot;&amp;[.I323]&amp;&quot;', '&quot;&amp;[.J323]&amp;&quot;', '&quot;&amp;[.K323]&amp;&quot;', '&quot;&amp;[.L323]&amp;&quot;', '&quot;&amp;[.M323]&amp;&quot;', '&quot;&amp;[.N323]&amp;&quot;');&quot;" office:value-type="string" office:string-value="INSERT INTO dqa_potential_issue(issue_id, target_object, target_field, issue_type, field_value, default_action_code, change_priority) VALUES (323, 'Vaccination', 'manufacturer code', 'is invalid', '', 'W', 'May');">
            <text:p>INSERT INTO dqa_potential_issue(issue_id, target_object, target_field, issue_type, field_value, default_action_code, change_priority) VALUES (323, 'Vaccination', 'manufacturer code', 'is invalid', '', 'W', 'May');</text:p>
          </table:table-cell>
        </table:table-row>
        <table:table-row table:style-name="ro1">
          <table:table-cell table:formula="of:=ROW()" office:value-type="float" office:value="324">
            <text:p>324</text:p>
          </table:table-cell>
          <table:table-cell table:formula="of:=SUBSTITUTE(SUBSTITUTE(SUBSTITUTE(SUBSTITUTE(PROPER([.I324])&amp;PROPER([.J324])&amp;PROPER([.K324])&amp;PROPER([.L324]);&quot; &quot;;&quot;&quot;);&quot;-&quot;;&quot;&quot;);&quot;.&quot;;&quot;_&quot;);&quot;'&quot;;&quot;&quot;)" office:value-type="string" office:string-value="VaccinationManufacturerCodeIsMissing">
            <text:p>VaccinationManufacturerCodeIsMissing</text:p>
          </table:table-cell>
          <table:table-cell table:formula="of:=&quot;public PotentialIssue &quot;&amp;[.B324]&amp;&quot; = null;&quot;" office:value-type="string" office:string-value="public PotentialIssue VaccinationManufacturerCodeIsMissing = null;">
            <text:p>public PotentialIssue VaccinationManufacturerCodeIsMissing = null;</text:p>
          </table:table-cell>
          <table:table-cell table:formula="of:=[.B324]&amp;&quot; = getPotentialIssue(session, &quot;&amp;CHAR(34)&amp;[.I324]&amp;CHAR(34)&amp;&quot;, &quot;&amp;CHAR(34)&amp;SUBSTITUTE([.J324];&quot;''&quot;;&quot;'&quot;)&amp;CHAR(34)&amp;&quot;, &quot;&amp;CHAR(34)&amp;[.K324]&amp;CHAR(34)&amp;&quot;, &quot;&amp;CHAR(34)&amp;[.L324]&amp;CHAR(34)&amp;&quot;);&quot;" office:value-type="string" office:string-value="VaccinationManufacturerCodeIsMissing = getPotentialIssue(session, &quot;Vaccination&quot;, &quot;manufacturer code&quot;, &quot;is missing&quot;, &quot;&quot;);">
            <text:p>VaccinationManufacturerCodeIsMissing = getPotentialIssue(session, "Vaccination", "manufacturer code", "is missing", "");</text:p>
          </table:table-cell>
          <table:table-cell table:formula="of:=&quot;assertNotNull(pi.&quot;&amp;[.B324]&amp;&quot;);&quot;" office:value-type="string" office:string-value="assertNotNull(pi.VaccinationManufacturerCodeIsMissing);">
            <text:p>assertNotNull(pi.VaccinationManufacturerCodeIsMissing);</text:p>
          </table:table-cell>
          <table:table-cell table:formula="of:=UPPER(SUBSTITUTE(SUBSTITUTE(SUBSTITUTE([.I324];&quot; &quot;;&quot;_&quot;);&quot;'&quot;;&quot;&quot;);&quot;-&quot;;&quot;_&quot;)&amp;&quot;_&quot;&amp;SUBSTITUTE(SUBSTITUTE(SUBSTITUTE([.J324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3]=[.J324];[.I323]=[.I324]);&quot;&quot;;[.F324]&amp;&quot;,&quot;)">
            <text:p/>
          </table:table-cell>
          <table:table-cell table:formula="of:=&quot;addToFieldIssueMap(Field.&quot;&amp;[.F324]&amp;&quot;, &quot;&amp;[.B324]&amp;&quot;);&quot;" office:value-type="string" office:string-value="addToFieldIssueMap(Field.VACCINATION_MANUFACTURER_CODE, VaccinationManufacturerCodeIsMissing);">
            <text:p>addToFieldIssueMap(Field.VACCINATION_MANUFACTURER_CODE, VaccinationManufacturerCodeIsMissing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4]&amp;&quot;, '&quot;&amp;[.I324]&amp;&quot;', '&quot;&amp;[.J324]&amp;&quot;', '&quot;&amp;[.K324]&amp;&quot;', '&quot;&amp;[.L324]&amp;&quot;', '&quot;&amp;[.M324]&amp;&quot;', '&quot;&amp;[.N324]&amp;&quot;');&quot;" office:value-type="string" office:string-value="INSERT INTO dqa_potential_issue(issue_id, target_object, target_field, issue_type, field_value, default_action_code, change_priority) VALUES (324, 'Vaccination', 'manufacturer code', 'is missing', '', 'W', 'May');">
            <text:p>INSERT INTO dqa_potential_issue(issue_id, target_object, target_field, issue_type, field_value, default_action_code, change_priority) VALUES (324, 'Vaccination', 'manufacturer code', 'is missing', '', 'W', 'May');</text:p>
          </table:table-cell>
        </table:table-row>
        <table:table-row table:style-name="ro1">
          <table:table-cell table:formula="of:=ROW()" office:value-type="float" office:value="325">
            <text:p>325</text:p>
          </table:table-cell>
          <table:table-cell table:formula="of:=SUBSTITUTE(SUBSTITUTE(SUBSTITUTE(SUBSTITUTE(PROPER([.I325])&amp;PROPER([.J325])&amp;PROPER([.K325])&amp;PROPER([.L325]);&quot; &quot;;&quot;&quot;);&quot;-&quot;;&quot;&quot;);&quot;.&quot;;&quot;_&quot;);&quot;'&quot;;&quot;&quot;)" office:value-type="string" office:string-value="VaccinationManufacturerCodeIsUnrecognized">
            <text:p>VaccinationManufacturerCodeIsUnrecognized</text:p>
          </table:table-cell>
          <table:table-cell table:formula="of:=&quot;public PotentialIssue &quot;&amp;[.B325]&amp;&quot; = null;&quot;" office:value-type="string" office:string-value="public PotentialIssue VaccinationManufacturerCodeIsUnrecognized = null;">
            <text:p>public PotentialIssue VaccinationManufacturerCodeIsUnrecognized = null;</text:p>
          </table:table-cell>
          <table:table-cell table:formula="of:=[.B325]&amp;&quot; = getPotentialIssue(session, &quot;&amp;CHAR(34)&amp;[.I325]&amp;CHAR(34)&amp;&quot;, &quot;&amp;CHAR(34)&amp;SUBSTITUTE([.J325];&quot;''&quot;;&quot;'&quot;)&amp;CHAR(34)&amp;&quot;, &quot;&amp;CHAR(34)&amp;[.K325]&amp;CHAR(34)&amp;&quot;, &quot;&amp;CHAR(34)&amp;[.L325]&amp;CHAR(34)&amp;&quot;);&quot;" office:value-type="string" office:string-value="VaccinationManufacturerCodeIsUnrecognized = getPotentialIssue(session, &quot;Vaccination&quot;, &quot;manufacturer code&quot;, &quot;is unrecognized&quot;, &quot;&quot;);">
            <text:p>VaccinationManufacturerCodeIsUnrecognized = getPotentialIssue(session, "Vaccination", "manufacturer code", "is unrecognized", "");</text:p>
          </table:table-cell>
          <table:table-cell table:formula="of:=&quot;assertNotNull(pi.&quot;&amp;[.B325]&amp;&quot;);&quot;" office:value-type="string" office:string-value="assertNotNull(pi.VaccinationManufacturerCodeIsUnrecognized);">
            <text:p>assertNotNull(pi.VaccinationManufacturerCodeIsUnrecognized);</text:p>
          </table:table-cell>
          <table:table-cell table:formula="of:=UPPER(SUBSTITUTE(SUBSTITUTE(SUBSTITUTE([.I325];&quot; &quot;;&quot;_&quot;);&quot;'&quot;;&quot;&quot;);&quot;-&quot;;&quot;_&quot;)&amp;&quot;_&quot;&amp;SUBSTITUTE(SUBSTITUTE(SUBSTITUTE([.J325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table:formula="of:=IF(AND([.J324]=[.J325];[.I324]=[.I325]);&quot;&quot;;[.F325]&amp;&quot;,&quot;)">
            <text:p/>
          </table:table-cell>
          <table:table-cell table:formula="of:=&quot;addToFieldIssueMap(Field.&quot;&amp;[.F325]&amp;&quot;, &quot;&amp;[.B325]&amp;&quot;);&quot;" office:value-type="string" office:string-value="addToFieldIssueMap(Field.VACCINATION_MANUFACTURER_CODE, VaccinationManufacturerCodeIsUnrecognized);">
            <text:p>addToFieldIssueMap(Field.VACCINATION_MANUFACTURER_CODE, VaccinationManufacturerCodeIsUnrecognized);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5]&amp;&quot;, '&quot;&amp;[.I325]&amp;&quot;', '&quot;&amp;[.J325]&amp;&quot;', '&quot;&amp;[.K325]&amp;&quot;', '&quot;&amp;[.L325]&amp;&quot;', '&quot;&amp;[.M325]&amp;&quot;', '&quot;&amp;[.N325]&amp;&quot;');&quot;" office:value-type="string" office:string-value="INSERT INTO dqa_potential_issue(issue_id, target_object, target_field, issue_type, field_value, default_action_code, change_priority) VALUES (325, 'Vaccination', 'manufacturer code', 'is unrecognized', '', 'W', 'May');">
            <text:p>INSERT INTO dqa_potential_issue(issue_id, target_object, target_field, issue_type, field_value, default_action_code, change_priority) VALUES (325, 'Vaccination', 'manufacturer code', 'is unrecognized', '', 'W', 'May');</text:p>
          </table:table-cell>
        </table:table-row>
        <table:table-row table:style-name="ro1">
          <table:table-cell table:formula="of:=ROW()" office:value-type="float" office:value="326">
            <text:p>326</text:p>
          </table:table-cell>
          <table:table-cell table:formula="of:=SUBSTITUTE(SUBSTITUTE(SUBSTITUTE(SUBSTITUTE(PROPER([.I326])&amp;PROPER([.J326])&amp;PROPER([.K326])&amp;PROPER([.L326]);&quot; &quot;;&quot;&quot;);&quot;-&quot;;&quot;&quot;);&quot;.&quot;;&quot;_&quot;);&quot;'&quot;;&quot;&quot;)" office:value-type="string" office:string-value="VaccinationOrderedByIsDeprecated">
            <text:p>VaccinationOrderedByIsDeprecated</text:p>
          </table:table-cell>
          <table:table-cell table:formula="of:=&quot;public PotentialIssue &quot;&amp;[.B326]&amp;&quot; = null;&quot;" office:value-type="string" office:string-value="public PotentialIssue VaccinationOrderedByIsDeprecated = null;">
            <text:p>public PotentialIssue VaccinationOrderedByIsDeprecated = null;</text:p>
          </table:table-cell>
          <table:table-cell table:formula="of:=[.B326]&amp;&quot; = getPotentialIssue(session, &quot;&amp;CHAR(34)&amp;[.I326]&amp;CHAR(34)&amp;&quot;, &quot;&amp;CHAR(34)&amp;SUBSTITUTE([.J326];&quot;''&quot;;&quot;'&quot;)&amp;CHAR(34)&amp;&quot;, &quot;&amp;CHAR(34)&amp;[.K326]&amp;CHAR(34)&amp;&quot;, &quot;&amp;CHAR(34)&amp;[.L326]&amp;CHAR(34)&amp;&quot;);&quot;" office:value-type="string" office:string-value="VaccinationOrderedByIsDeprecated = getPotentialIssue(session, &quot;Vaccination&quot;, &quot;ordered by&quot;, &quot;is deprecated&quot;, &quot;&quot;);">
            <text:p>VaccinationOrderedByIsDeprecated = getPotentialIssue(session, "Vaccination", "ordered by", "is deprecated", "");</text:p>
          </table:table-cell>
          <table:table-cell table:formula="of:=&quot;assertNotNull(pi.&quot;&amp;[.B326]&amp;&quot;);&quot;" office:value-type="string" office:string-value="assertNotNull(pi.VaccinationOrderedByIsDeprecated);">
            <text:p>assertNotNull(pi.VaccinationOrderedByIsDeprecated);</text:p>
          </table:table-cell>
          <table:table-cell table:formula="of:=UPPER(SUBSTITUTE(SUBSTITUTE(SUBSTITUTE([.I326];&quot; &quot;;&quot;_&quot;);&quot;'&quot;;&quot;&quot;);&quot;-&quot;;&quot;_&quot;)&amp;&quot;_&quot;&amp;SUBSTITUTE(SUBSTITUTE(SUBSTITUTE([.J326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5]=[.J326];[.I325]=[.I326]);&quot;&quot;;[.F326]&amp;&quot;,&quot;)" office:value-type="string" office:string-value="VACCINATION_ORDERED_BY,">
            <text:p>VACCINATION_ORDERED_BY,</text:p>
          </table:table-cell>
          <table:table-cell table:formula="of:=&quot;addToFieldIssueMap(Field.&quot;&amp;[.F326]&amp;&quot;, &quot;&amp;[.B326]&amp;&quot;);&quot;" office:value-type="string" office:string-value="addToFieldIssueMap(Field.VACCINATION_ORDERED_BY, VaccinationOrderedByIsDeprecated);">
            <text:p>addToFieldIssueMap(Field.VACCINATION_ORDERED_BY, VaccinationOrderedByIsDeprecat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6]&amp;&quot;, '&quot;&amp;[.I326]&amp;&quot;', '&quot;&amp;[.J326]&amp;&quot;', '&quot;&amp;[.K326]&amp;&quot;', '&quot;&amp;[.L326]&amp;&quot;', '&quot;&amp;[.M326]&amp;&quot;', '&quot;&amp;[.N326]&amp;&quot;');&quot;" office:value-type="string" office:string-value="INSERT INTO dqa_potential_issue(issue_id, target_object, target_field, issue_type, field_value, default_action_code, change_priority) VALUES (326, 'Vaccination', 'ordered by', 'is deprecated', '', 'W', 'May');">
            <text:p>INSERT INTO dqa_potential_issue(issue_id, target_object, target_field, issue_type, field_value, default_action_code, change_priority) VALUES (326, 'Vaccination', 'ordered by', 'is deprecated', '', 'W', 'May');</text:p>
          </table:table-cell>
        </table:table-row>
        <table:table-row table:style-name="ro1">
          <table:table-cell table:formula="of:=ROW()" office:value-type="float" office:value="327">
            <text:p>327</text:p>
          </table:table-cell>
          <table:table-cell table:formula="of:=SUBSTITUTE(SUBSTITUTE(SUBSTITUTE(SUBSTITUTE(PROPER([.I327])&amp;PROPER([.J327])&amp;PROPER([.K327])&amp;PROPER([.L327]);&quot; &quot;;&quot;&quot;);&quot;-&quot;;&quot;&quot;);&quot;.&quot;;&quot;_&quot;);&quot;'&quot;;&quot;&quot;)" office:value-type="string" office:string-value="VaccinationOrderedByIsIgnored">
            <text:p>VaccinationOrderedByIsIgnored</text:p>
          </table:table-cell>
          <table:table-cell table:formula="of:=&quot;public PotentialIssue &quot;&amp;[.B327]&amp;&quot; = null;&quot;" office:value-type="string" office:string-value="public PotentialIssue VaccinationOrderedByIsIgnored = null;">
            <text:p>public PotentialIssue VaccinationOrderedByIsIgnored = null;</text:p>
          </table:table-cell>
          <table:table-cell table:formula="of:=[.B327]&amp;&quot; = getPotentialIssue(session, &quot;&amp;CHAR(34)&amp;[.I327]&amp;CHAR(34)&amp;&quot;, &quot;&amp;CHAR(34)&amp;SUBSTITUTE([.J327];&quot;''&quot;;&quot;'&quot;)&amp;CHAR(34)&amp;&quot;, &quot;&amp;CHAR(34)&amp;[.K327]&amp;CHAR(34)&amp;&quot;, &quot;&amp;CHAR(34)&amp;[.L327]&amp;CHAR(34)&amp;&quot;);&quot;" office:value-type="string" office:string-value="VaccinationOrderedByIsIgnored = getPotentialIssue(session, &quot;Vaccination&quot;, &quot;ordered by&quot;, &quot;is ignored&quot;, &quot;&quot;);">
            <text:p>VaccinationOrderedByIsIgnored = getPotentialIssue(session, "Vaccination", "ordered by", "is ignored", "");</text:p>
          </table:table-cell>
          <table:table-cell table:formula="of:=&quot;assertNotNull(pi.&quot;&amp;[.B327]&amp;&quot;);&quot;" office:value-type="string" office:string-value="assertNotNull(pi.VaccinationOrderedByIsIgnored);">
            <text:p>assertNotNull(pi.VaccinationOrderedByIsIgnored);</text:p>
          </table:table-cell>
          <table:table-cell table:formula="of:=UPPER(SUBSTITUTE(SUBSTITUTE(SUBSTITUTE([.I327];&quot; &quot;;&quot;_&quot;);&quot;'&quot;;&quot;&quot;);&quot;-&quot;;&quot;_&quot;)&amp;&quot;_&quot;&amp;SUBSTITUTE(SUBSTITUTE(SUBSTITUTE([.J327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6]=[.J327];[.I326]=[.I327]);&quot;&quot;;[.F327]&amp;&quot;,&quot;)">
            <text:p/>
          </table:table-cell>
          <table:table-cell table:formula="of:=&quot;addToFieldIssueMap(Field.&quot;&amp;[.F327]&amp;&quot;, &quot;&amp;[.B327]&amp;&quot;);&quot;" office:value-type="string" office:string-value="addToFieldIssueMap(Field.VACCINATION_ORDERED_BY, VaccinationOrderedByIsIgnored);">
            <text:p>addToFieldIssueMap(Field.VACCINATION_ORDERED_BY, VaccinationOrderedByIsIgnor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27]&amp;&quot;, '&quot;&amp;[.I327]&amp;&quot;', '&quot;&amp;[.J327]&amp;&quot;', '&quot;&amp;[.K327]&amp;&quot;', '&quot;&amp;[.L327]&amp;&quot;', '&quot;&amp;[.M327]&amp;&quot;', '&quot;&amp;[.N327]&amp;&quot;');&quot;" office:value-type="string" office:string-value="INSERT INTO dqa_potential_issue(issue_id, target_object, target_field, issue_type, field_value, default_action_code, change_priority) VALUES (327, 'Vaccination', 'ordered by', 'is ignored', '', 'S', 'May');">
            <text:p>INSERT INTO dqa_potential_issue(issue_id, target_object, target_field, issue_type, field_value, default_action_code, change_priority) VALUES (327, 'Vaccination', 'ordered by', 'is ignored', '', 'S', 'May');</text:p>
          </table:table-cell>
        </table:table-row>
        <table:table-row table:style-name="ro1">
          <table:table-cell table:formula="of:=ROW()" office:value-type="float" office:value="328">
            <text:p>328</text:p>
          </table:table-cell>
          <table:table-cell table:formula="of:=SUBSTITUTE(SUBSTITUTE(SUBSTITUTE(SUBSTITUTE(PROPER([.I328])&amp;PROPER([.J328])&amp;PROPER([.K328])&amp;PROPER([.L328]);&quot; &quot;;&quot;&quot;);&quot;-&quot;;&quot;&quot;);&quot;.&quot;;&quot;_&quot;);&quot;'&quot;;&quot;&quot;)" office:value-type="string" office:string-value="VaccinationOrderedByIsInvalid">
            <text:p>VaccinationOrderedByIsInvalid</text:p>
          </table:table-cell>
          <table:table-cell table:formula="of:=&quot;public PotentialIssue &quot;&amp;[.B328]&amp;&quot; = null;&quot;" office:value-type="string" office:string-value="public PotentialIssue VaccinationOrderedByIsInvalid = null;">
            <text:p>public PotentialIssue VaccinationOrderedByIsInvalid = null;</text:p>
          </table:table-cell>
          <table:table-cell table:formula="of:=[.B328]&amp;&quot; = getPotentialIssue(session, &quot;&amp;CHAR(34)&amp;[.I328]&amp;CHAR(34)&amp;&quot;, &quot;&amp;CHAR(34)&amp;SUBSTITUTE([.J328];&quot;''&quot;;&quot;'&quot;)&amp;CHAR(34)&amp;&quot;, &quot;&amp;CHAR(34)&amp;[.K328]&amp;CHAR(34)&amp;&quot;, &quot;&amp;CHAR(34)&amp;[.L328]&amp;CHAR(34)&amp;&quot;);&quot;" office:value-type="string" office:string-value="VaccinationOrderedByIsInvalid = getPotentialIssue(session, &quot;Vaccination&quot;, &quot;ordered by&quot;, &quot;is invalid&quot;, &quot;&quot;);">
            <text:p>VaccinationOrderedByIsInvalid = getPotentialIssue(session, "Vaccination", "ordered by", "is invalid", "");</text:p>
          </table:table-cell>
          <table:table-cell table:formula="of:=&quot;assertNotNull(pi.&quot;&amp;[.B328]&amp;&quot;);&quot;" office:value-type="string" office:string-value="assertNotNull(pi.VaccinationOrderedByIsInvalid);">
            <text:p>assertNotNull(pi.VaccinationOrderedByIsInvalid);</text:p>
          </table:table-cell>
          <table:table-cell table:formula="of:=UPPER(SUBSTITUTE(SUBSTITUTE(SUBSTITUTE([.I328];&quot; &quot;;&quot;_&quot;);&quot;'&quot;;&quot;&quot;);&quot;-&quot;;&quot;_&quot;)&amp;&quot;_&quot;&amp;SUBSTITUTE(SUBSTITUTE(SUBSTITUTE([.J328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7]=[.J328];[.I327]=[.I328]);&quot;&quot;;[.F328]&amp;&quot;,&quot;)">
            <text:p/>
          </table:table-cell>
          <table:table-cell table:formula="of:=&quot;addToFieldIssueMap(Field.&quot;&amp;[.F328]&amp;&quot;, &quot;&amp;[.B328]&amp;&quot;);&quot;" office:value-type="string" office:string-value="addToFieldIssueMap(Field.VACCINATION_ORDERED_BY, VaccinationOrderedByIsInvalid);">
            <text:p>addToFieldIssueMap(Field.VACCINATION_ORDERED_BY, VaccinationOrderedByIsInvali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28]&amp;&quot;, '&quot;&amp;[.I328]&amp;&quot;', '&quot;&amp;[.J328]&amp;&quot;', '&quot;&amp;[.K328]&amp;&quot;', '&quot;&amp;[.L328]&amp;&quot;', '&quot;&amp;[.M328]&amp;&quot;', '&quot;&amp;[.N328]&amp;&quot;');&quot;" office:value-type="string" office:string-value="INSERT INTO dqa_potential_issue(issue_id, target_object, target_field, issue_type, field_value, default_action_code, change_priority) VALUES (328, 'Vaccination', 'ordered by', 'is invalid', '', 'W', 'May');">
            <text:p>INSERT INTO dqa_potential_issue(issue_id, target_object, target_field, issue_type, field_value, default_action_code, change_priority) VALUES (328, 'Vaccination', 'ordered by', 'is invalid', '', 'W', 'May');</text:p>
          </table:table-cell>
        </table:table-row>
        <table:table-row table:style-name="ro1">
          <table:table-cell table:formula="of:=ROW()" office:value-type="float" office:value="329">
            <text:p>329</text:p>
          </table:table-cell>
          <table:table-cell table:formula="of:=SUBSTITUTE(SUBSTITUTE(SUBSTITUTE(SUBSTITUTE(PROPER([.I329])&amp;PROPER([.J329])&amp;PROPER([.K329])&amp;PROPER([.L329]);&quot; &quot;;&quot;&quot;);&quot;-&quot;;&quot;&quot;);&quot;.&quot;;&quot;_&quot;);&quot;'&quot;;&quot;&quot;)" office:value-type="string" office:string-value="VaccinationOrderedByIsMissing">
            <text:p>VaccinationOrderedByIsMissing</text:p>
          </table:table-cell>
          <table:table-cell table:formula="of:=&quot;public PotentialIssue &quot;&amp;[.B329]&amp;&quot; = null;&quot;" office:value-type="string" office:string-value="public PotentialIssue VaccinationOrderedByIsMissing = null;">
            <text:p>public PotentialIssue VaccinationOrderedByIsMissing = null;</text:p>
          </table:table-cell>
          <table:table-cell table:formula="of:=[.B329]&amp;&quot; = getPotentialIssue(session, &quot;&amp;CHAR(34)&amp;[.I329]&amp;CHAR(34)&amp;&quot;, &quot;&amp;CHAR(34)&amp;SUBSTITUTE([.J329];&quot;''&quot;;&quot;'&quot;)&amp;CHAR(34)&amp;&quot;, &quot;&amp;CHAR(34)&amp;[.K329]&amp;CHAR(34)&amp;&quot;, &quot;&amp;CHAR(34)&amp;[.L329]&amp;CHAR(34)&amp;&quot;);&quot;" office:value-type="string" office:string-value="VaccinationOrderedByIsMissing = getPotentialIssue(session, &quot;Vaccination&quot;, &quot;ordered by&quot;, &quot;is missing&quot;, &quot;&quot;);">
            <text:p>VaccinationOrderedByIsMissing = getPotentialIssue(session, "Vaccination", "ordered by", "is missing", "");</text:p>
          </table:table-cell>
          <table:table-cell table:formula="of:=&quot;assertNotNull(pi.&quot;&amp;[.B329]&amp;&quot;);&quot;" office:value-type="string" office:string-value="assertNotNull(pi.VaccinationOrderedByIsMissing);">
            <text:p>assertNotNull(pi.VaccinationOrderedByIsMissing);</text:p>
          </table:table-cell>
          <table:table-cell table:formula="of:=UPPER(SUBSTITUTE(SUBSTITUTE(SUBSTITUTE([.I329];&quot; &quot;;&quot;_&quot;);&quot;'&quot;;&quot;&quot;);&quot;-&quot;;&quot;_&quot;)&amp;&quot;_&quot;&amp;SUBSTITUTE(SUBSTITUTE(SUBSTITUTE([.J329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8]=[.J329];[.I328]=[.I329]);&quot;&quot;;[.F329]&amp;&quot;,&quot;)">
            <text:p/>
          </table:table-cell>
          <table:table-cell table:formula="of:=&quot;addToFieldIssueMap(Field.&quot;&amp;[.F329]&amp;&quot;, &quot;&amp;[.B329]&amp;&quot;);&quot;" office:value-type="string" office:string-value="addToFieldIssueMap(Field.VACCINATION_ORDERED_BY, VaccinationOrderedByIsMissing);">
            <text:p>addToFieldIssueMap(Field.VACCINATION_ORDERED_BY, VaccinationOrderedByIsMissing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29]&amp;&quot;, '&quot;&amp;[.I329]&amp;&quot;', '&quot;&amp;[.J329]&amp;&quot;', '&quot;&amp;[.K329]&amp;&quot;', '&quot;&amp;[.L329]&amp;&quot;', '&quot;&amp;[.M329]&amp;&quot;', '&quot;&amp;[.N329]&amp;&quot;');&quot;" office:value-type="string" office:string-value="INSERT INTO dqa_potential_issue(issue_id, target_object, target_field, issue_type, field_value, default_action_code, change_priority) VALUES (329, 'Vaccination', 'ordered by', 'is missing', '', 'A', 'May');">
            <text:p>INSERT INTO dqa_potential_issue(issue_id, target_object, target_field, issue_type, field_value, default_action_code, change_priority) VALUES (329, 'Vaccination', 'ordered by', 'is missing', '', 'A', 'May');</text:p>
          </table:table-cell>
        </table:table-row>
        <table:table-row table:style-name="ro1">
          <table:table-cell table:formula="of:=ROW()" office:value-type="float" office:value="330">
            <text:p>330</text:p>
          </table:table-cell>
          <table:table-cell table:formula="of:=SUBSTITUTE(SUBSTITUTE(SUBSTITUTE(SUBSTITUTE(PROPER([.I330])&amp;PROPER([.J330])&amp;PROPER([.K330])&amp;PROPER([.L330]);&quot; &quot;;&quot;&quot;);&quot;-&quot;;&quot;&quot;);&quot;.&quot;;&quot;_&quot;);&quot;'&quot;;&quot;&quot;)" office:value-type="string" office:string-value="VaccinationOrderedByIsUnrecognized">
            <text:p>VaccinationOrderedByIsUnrecognized</text:p>
          </table:table-cell>
          <table:table-cell table:formula="of:=&quot;public PotentialIssue &quot;&amp;[.B330]&amp;&quot; = null;&quot;" office:value-type="string" office:string-value="public PotentialIssue VaccinationOrderedByIsUnrecognized = null;">
            <text:p>public PotentialIssue VaccinationOrderedByIsUnrecognized = null;</text:p>
          </table:table-cell>
          <table:table-cell table:formula="of:=[.B330]&amp;&quot; = getPotentialIssue(session, &quot;&amp;CHAR(34)&amp;[.I330]&amp;CHAR(34)&amp;&quot;, &quot;&amp;CHAR(34)&amp;SUBSTITUTE([.J330];&quot;''&quot;;&quot;'&quot;)&amp;CHAR(34)&amp;&quot;, &quot;&amp;CHAR(34)&amp;[.K330]&amp;CHAR(34)&amp;&quot;, &quot;&amp;CHAR(34)&amp;[.L330]&amp;CHAR(34)&amp;&quot;);&quot;" office:value-type="string" office:string-value="VaccinationOrderedByIsUnrecognized = getPotentialIssue(session, &quot;Vaccination&quot;, &quot;ordered by&quot;, &quot;is unrecognized&quot;, &quot;&quot;);">
            <text:p>VaccinationOrderedByIsUnrecognized = getPotentialIssue(session, "Vaccination", "ordered by", "is unrecognized", "");</text:p>
          </table:table-cell>
          <table:table-cell table:formula="of:=&quot;assertNotNull(pi.&quot;&amp;[.B330]&amp;&quot;);&quot;" office:value-type="string" office:string-value="assertNotNull(pi.VaccinationOrderedByIsUnrecognized);">
            <text:p>assertNotNull(pi.VaccinationOrderedByIsUnrecognized);</text:p>
          </table:table-cell>
          <table:table-cell table:formula="of:=UPPER(SUBSTITUTE(SUBSTITUTE(SUBSTITUTE([.I330];&quot; &quot;;&quot;_&quot;);&quot;'&quot;;&quot;&quot;);&quot;-&quot;;&quot;_&quot;)&amp;&quot;_&quot;&amp;SUBSTITUTE(SUBSTITUTE(SUBSTITUTE([.J330];&quot; &quot;;&quot;_&quot;);&quot;'&quot;;&quot;&quot;);&quot;-&quot;;&quot;_&quot;))" office:value-type="string" office:string-value="VACCINATION_ORDERED_BY">
            <text:p>VACCINATION_ORDERED_BY</text:p>
          </table:table-cell>
          <table:table-cell table:formula="of:=IF(AND([.J329]=[.J330];[.I329]=[.I330]);&quot;&quot;;[.F330]&amp;&quot;,&quot;)">
            <text:p/>
          </table:table-cell>
          <table:table-cell table:formula="of:=&quot;addToFieldIssueMap(Field.&quot;&amp;[.F330]&amp;&quot;, &quot;&amp;[.B330]&amp;&quot;);&quot;" office:value-type="string" office:string-value="addToFieldIssueMap(Field.VACCINATION_ORDERED_BY, VaccinationOrderedByIsUnrecognized);">
            <text:p>addToFieldIssueMap(Field.VACCINATION_ORDERED_BY, VaccinationOrderedByIsUnrecognized);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0]&amp;&quot;, '&quot;&amp;[.I330]&amp;&quot;', '&quot;&amp;[.J330]&amp;&quot;', '&quot;&amp;[.K330]&amp;&quot;', '&quot;&amp;[.L330]&amp;&quot;', '&quot;&amp;[.M330]&amp;&quot;', '&quot;&amp;[.N330]&amp;&quot;');&quot;" office:value-type="string" office:string-value="INSERT INTO dqa_potential_issue(issue_id, target_object, target_field, issue_type, field_value, default_action_code, change_priority) VALUES (330, 'Vaccination', 'ordered by', 'is unrecognized', '', 'W', 'May');">
            <text:p>INSERT INTO dqa_potential_issue(issue_id, target_object, target_field, issue_type, field_value, default_action_code, change_priority) VALUES (330, 'Vaccination', 'ordered by', 'is unrecognized', '', 'W', 'May');</text:p>
          </table:table-cell>
        </table:table-row>
        <table:table-row table:style-name="ro1">
          <table:table-cell table:formula="of:=ROW()" office:value-type="float" office:value="331">
            <text:p>331</text:p>
          </table:table-cell>
          <table:table-cell table:formula="of:=SUBSTITUTE(SUBSTITUTE(SUBSTITUTE(SUBSTITUTE(PROPER([.I331])&amp;PROPER([.J331])&amp;PROPER([.K331])&amp;PROPER([.L331]);&quot; &quot;;&quot;&quot;);&quot;-&quot;;&quot;&quot;);&quot;.&quot;;&quot;_&quot;);&quot;'&quot;;&quot;&quot;)" office:value-type="string" office:string-value="VaccinationProductIsDeprecated">
            <text:p>VaccinationProductIsDeprecated</text:p>
          </table:table-cell>
          <table:table-cell table:formula="of:=&quot;public PotentialIssue &quot;&amp;[.B331]&amp;&quot; = null;&quot;" office:value-type="string" office:string-value="public PotentialIssue VaccinationProductIsDeprecated = null;">
            <text:p>public PotentialIssue VaccinationProductIsDeprecated = null;</text:p>
          </table:table-cell>
          <table:table-cell table:formula="of:=[.B331]&amp;&quot; = getPotentialIssue(session, &quot;&amp;CHAR(34)&amp;[.I331]&amp;CHAR(34)&amp;&quot;, &quot;&amp;CHAR(34)&amp;SUBSTITUTE([.J331];&quot;''&quot;;&quot;'&quot;)&amp;CHAR(34)&amp;&quot;, &quot;&amp;CHAR(34)&amp;[.K331]&amp;CHAR(34)&amp;&quot;, &quot;&amp;CHAR(34)&amp;[.L331]&amp;CHAR(34)&amp;&quot;);&quot;" office:value-type="string" office:string-value="VaccinationProductIsDeprecated = getPotentialIssue(session, &quot;Vaccination&quot;, &quot;Product&quot;, &quot;is deprecated&quot;, &quot;&quot;);">
            <text:p>VaccinationProductIsDeprecated = getPotentialIssue(session, "Vaccination", "Product", "is deprecated", "");</text:p>
          </table:table-cell>
          <table:table-cell table:formula="of:=&quot;assertNotNull(pi.&quot;&amp;[.B331]&amp;&quot;);&quot;" office:value-type="string" office:string-value="assertNotNull(pi.VaccinationProductIsDeprecated);">
            <text:p>assertNotNull(pi.VaccinationProductIsDeprecated);</text:p>
          </table:table-cell>
          <table:table-cell table:formula="of:=UPPER(SUBSTITUTE(SUBSTITUTE(SUBSTITUTE([.I331];&quot; &quot;;&quot;_&quot;);&quot;'&quot;;&quot;&quot;);&quot;-&quot;;&quot;_&quot;)&amp;&quot;_&quot;&amp;SUBSTITUTE(SUBSTITUTE(SUBSTITUTE([.J331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0]=[.J331];[.I330]=[.I331]);&quot;&quot;;[.F331]&amp;&quot;,&quot;)" office:value-type="string" office:string-value="VACCINATION_PRODUCT,">
            <text:p>VACCINATION_PRODUCT,</text:p>
          </table:table-cell>
          <table:table-cell table:formula="of:=&quot;addToFieldIssueMap(Field.&quot;&amp;[.F331]&amp;&quot;, &quot;&amp;[.B331]&amp;&quot;);&quot;" office:value-type="string" office:string-value="addToFieldIssueMap(Field.VACCINATION_PRODUCT, VaccinationProductIsDeprecated);">
            <text:p>addToFieldIssueMap(Field.VACCINATION_PRODUCT, VaccinationProductIsDeprecate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1]&amp;&quot;, '&quot;&amp;[.I331]&amp;&quot;', '&quot;&amp;[.J331]&amp;&quot;', '&quot;&amp;[.K331]&amp;&quot;', '&quot;&amp;[.L331]&amp;&quot;', '&quot;&amp;[.M331]&amp;&quot;', '&quot;&amp;[.N331]&amp;&quot;');&quot;" office:value-type="string" office:string-value="INSERT INTO dqa_potential_issue(issue_id, target_object, target_field, issue_type, field_value, default_action_code, change_priority) VALUES (331, 'Vaccination', 'Product', 'is deprecated', '', 'W', 'May');">
            <text:p>INSERT INTO dqa_potential_issue(issue_id, target_object, target_field, issue_type, field_value, default_action_code, change_priority) VALUES (331, 'Vaccination', 'Product', 'is deprecated', '', 'W', 'May');</text:p>
          </table:table-cell>
        </table:table-row>
        <table:table-row table:style-name="ro1">
          <table:table-cell table:formula="of:=ROW()" office:value-type="float" office:value="332">
            <text:p>332</text:p>
          </table:table-cell>
          <table:table-cell table:formula="of:=SUBSTITUTE(SUBSTITUTE(SUBSTITUTE(SUBSTITUTE(PROPER([.I332])&amp;PROPER([.J332])&amp;PROPER([.K332])&amp;PROPER([.L332]);&quot; &quot;;&quot;&quot;);&quot;-&quot;;&quot;&quot;);&quot;.&quot;;&quot;_&quot;);&quot;'&quot;;&quot;&quot;)" office:value-type="string" office:string-value="VaccinationProductIsInvalid">
            <text:p>VaccinationProductIsInvalid</text:p>
          </table:table-cell>
          <table:table-cell table:formula="of:=&quot;public PotentialIssue &quot;&amp;[.B332]&amp;&quot; = null;&quot;" office:value-type="string" office:string-value="public PotentialIssue VaccinationProductIsInvalid = null;">
            <text:p>public PotentialIssue VaccinationProductIsInvalid = null;</text:p>
          </table:table-cell>
          <table:table-cell table:formula="of:=[.B332]&amp;&quot; = getPotentialIssue(session, &quot;&amp;CHAR(34)&amp;[.I332]&amp;CHAR(34)&amp;&quot;, &quot;&amp;CHAR(34)&amp;SUBSTITUTE([.J332];&quot;''&quot;;&quot;'&quot;)&amp;CHAR(34)&amp;&quot;, &quot;&amp;CHAR(34)&amp;[.K332]&amp;CHAR(34)&amp;&quot;, &quot;&amp;CHAR(34)&amp;[.L332]&amp;CHAR(34)&amp;&quot;);&quot;" office:value-type="string" office:string-value="VaccinationProductIsInvalid = getPotentialIssue(session, &quot;Vaccination&quot;, &quot;Product&quot;, &quot;is invalid&quot;, &quot;&quot;);">
            <text:p>VaccinationProductIsInvalid = getPotentialIssue(session, "Vaccination", "Product", "is invalid", "");</text:p>
          </table:table-cell>
          <table:table-cell table:formula="of:=&quot;assertNotNull(pi.&quot;&amp;[.B332]&amp;&quot;);&quot;" office:value-type="string" office:string-value="assertNotNull(pi.VaccinationProductIsInvalid);">
            <text:p>assertNotNull(pi.VaccinationProductIsInvalid);</text:p>
          </table:table-cell>
          <table:table-cell table:formula="of:=UPPER(SUBSTITUTE(SUBSTITUTE(SUBSTITUTE([.I332];&quot; &quot;;&quot;_&quot;);&quot;'&quot;;&quot;&quot;);&quot;-&quot;;&quot;_&quot;)&amp;&quot;_&quot;&amp;SUBSTITUTE(SUBSTITUTE(SUBSTITUTE([.J332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1]=[.J332];[.I331]=[.I332]);&quot;&quot;;[.F332]&amp;&quot;,&quot;)">
            <text:p/>
          </table:table-cell>
          <table:table-cell table:formula="of:=&quot;addToFieldIssueMap(Field.&quot;&amp;[.F332]&amp;&quot;, &quot;&amp;[.B332]&amp;&quot;);&quot;" office:value-type="string" office:string-value="addToFieldIssueMap(Field.VACCINATION_PRODUCT, VaccinationProductIsInvalid);">
            <text:p>addToFieldIssueMap(Field.VACCINATION_PRODUCT, VaccinationProductIsInvali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32]&amp;&quot;, '&quot;&amp;[.I332]&amp;&quot;', '&quot;&amp;[.J332]&amp;&quot;', '&quot;&amp;[.K332]&amp;&quot;', '&quot;&amp;[.L332]&amp;&quot;', '&quot;&amp;[.M332]&amp;&quot;', '&quot;&amp;[.N332]&amp;&quot;');&quot;" office:value-type="string" office:string-value="INSERT INTO dqa_potential_issue(issue_id, target_object, target_field, issue_type, field_value, default_action_code, change_priority) VALUES (332, 'Vaccination', 'Product', 'is invalid', '', 'E', 'May');">
            <text:p>INSERT INTO dqa_potential_issue(issue_id, target_object, target_field, issue_type, field_value, default_action_code, change_priority) VALUES (332, 'Vaccination', 'Product', 'is invalid', '', 'E', 'May');</text:p>
          </table:table-cell>
        </table:table-row>
        <table:table-row table:style-name="ro1">
          <table:table-cell table:formula="of:=ROW()" office:value-type="float" office:value="333">
            <text:p>333</text:p>
          </table:table-cell>
          <table:table-cell table:formula="of:=SUBSTITUTE(SUBSTITUTE(SUBSTITUTE(SUBSTITUTE(PROPER([.I333])&amp;PROPER([.J333])&amp;PROPER([.K333])&amp;PROPER([.L333]);&quot; &quot;;&quot;&quot;);&quot;-&quot;;&quot;&quot;);&quot;.&quot;;&quot;_&quot;);&quot;'&quot;;&quot;&quot;)" office:value-type="string" office:string-value="VaccinationProductIsMissing">
            <text:p>VaccinationProductIsMissing</text:p>
          </table:table-cell>
          <table:table-cell table:formula="of:=&quot;public PotentialIssue &quot;&amp;[.B333]&amp;&quot; = null;&quot;" office:value-type="string" office:string-value="public PotentialIssue VaccinationProductIsMissing = null;">
            <text:p>public PotentialIssue VaccinationProductIsMissing = null;</text:p>
          </table:table-cell>
          <table:table-cell table:formula="of:=[.B333]&amp;&quot; = getPotentialIssue(session, &quot;&amp;CHAR(34)&amp;[.I333]&amp;CHAR(34)&amp;&quot;, &quot;&amp;CHAR(34)&amp;SUBSTITUTE([.J333];&quot;''&quot;;&quot;'&quot;)&amp;CHAR(34)&amp;&quot;, &quot;&amp;CHAR(34)&amp;[.K333]&amp;CHAR(34)&amp;&quot;, &quot;&amp;CHAR(34)&amp;[.L333]&amp;CHAR(34)&amp;&quot;);&quot;" office:value-type="string" office:string-value="VaccinationProductIsMissing = getPotentialIssue(session, &quot;Vaccination&quot;, &quot;Product&quot;, &quot;is missing&quot;, &quot;&quot;);">
            <text:p>VaccinationProductIsMissing = getPotentialIssue(session, "Vaccination", "Product", "is missing", "");</text:p>
          </table:table-cell>
          <table:table-cell table:formula="of:=&quot;assertNotNull(pi.&quot;&amp;[.B333]&amp;&quot;);&quot;" office:value-type="string" office:string-value="assertNotNull(pi.VaccinationProductIsMissing);">
            <text:p>assertNotNull(pi.VaccinationProductIsMissing);</text:p>
          </table:table-cell>
          <table:table-cell table:formula="of:=UPPER(SUBSTITUTE(SUBSTITUTE(SUBSTITUTE([.I333];&quot; &quot;;&quot;_&quot;);&quot;'&quot;;&quot;&quot;);&quot;-&quot;;&quot;_&quot;)&amp;&quot;_&quot;&amp;SUBSTITUTE(SUBSTITUTE(SUBSTITUTE([.J333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2]=[.J333];[.I332]=[.I333]);&quot;&quot;;[.F333]&amp;&quot;,&quot;)">
            <text:p/>
          </table:table-cell>
          <table:table-cell table:formula="of:=&quot;addToFieldIssueMap(Field.&quot;&amp;[.F333]&amp;&quot;, &quot;&amp;[.B333]&amp;&quot;);&quot;" office:value-type="string" office:string-value="addToFieldIssueMap(Field.VACCINATION_PRODUCT, VaccinationProductIsMissing);">
            <text:p>addToFieldIssueMap(Field.VACCINATION_PRODUCT, VaccinationProductIsMissing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33]&amp;&quot;, '&quot;&amp;[.I333]&amp;&quot;', '&quot;&amp;[.J333]&amp;&quot;', '&quot;&amp;[.K333]&amp;&quot;', '&quot;&amp;[.L333]&amp;&quot;', '&quot;&amp;[.M333]&amp;&quot;', '&quot;&amp;[.N333]&amp;&quot;');&quot;" office:value-type="string" office:string-value="INSERT INTO dqa_potential_issue(issue_id, target_object, target_field, issue_type, field_value, default_action_code, change_priority) VALUES (333, 'Vaccination', 'Product', 'is missing', '', 'A', 'May');">
            <text:p>INSERT INTO dqa_potential_issue(issue_id, target_object, target_field, issue_type, field_value, default_action_code, change_priority) VALUES (333, 'Vaccination', 'Product', 'is missing', '', 'A', 'May');</text:p>
          </table:table-cell>
        </table:table-row>
        <table:table-row table:style-name="ro1">
          <table:table-cell table:formula="of:=ROW()" office:value-type="float" office:value="334">
            <text:p>334</text:p>
          </table:table-cell>
          <table:table-cell table:formula="of:=SUBSTITUTE(SUBSTITUTE(SUBSTITUTE(SUBSTITUTE(PROPER([.I334])&amp;PROPER([.J334])&amp;PROPER([.K334])&amp;PROPER([.L334]);&quot; &quot;;&quot;&quot;);&quot;-&quot;;&quot;&quot;);&quot;.&quot;;&quot;_&quot;);&quot;'&quot;;&quot;&quot;)" office:value-type="string" office:string-value="VaccinationProductIsUnrecognized">
            <text:p>VaccinationProductIsUnrecognized</text:p>
          </table:table-cell>
          <table:table-cell table:formula="of:=&quot;public PotentialIssue &quot;&amp;[.B334]&amp;&quot; = null;&quot;" office:value-type="string" office:string-value="public PotentialIssue VaccinationProductIsUnrecognized = null;">
            <text:p>public PotentialIssue VaccinationProductIsUnrecognized = null;</text:p>
          </table:table-cell>
          <table:table-cell table:formula="of:=[.B334]&amp;&quot; = getPotentialIssue(session, &quot;&amp;CHAR(34)&amp;[.I334]&amp;CHAR(34)&amp;&quot;, &quot;&amp;CHAR(34)&amp;SUBSTITUTE([.J334];&quot;''&quot;;&quot;'&quot;)&amp;CHAR(34)&amp;&quot;, &quot;&amp;CHAR(34)&amp;[.K334]&amp;CHAR(34)&amp;&quot;, &quot;&amp;CHAR(34)&amp;[.L334]&amp;CHAR(34)&amp;&quot;);&quot;" office:value-type="string" office:string-value="VaccinationProductIsUnrecognized = getPotentialIssue(session, &quot;Vaccination&quot;, &quot;Product&quot;, &quot;is unrecognized&quot;, &quot;&quot;);">
            <text:p>VaccinationProductIsUnrecognized = getPotentialIssue(session, "Vaccination", "Product", "is unrecognized", "");</text:p>
          </table:table-cell>
          <table:table-cell table:formula="of:=&quot;assertNotNull(pi.&quot;&amp;[.B334]&amp;&quot;);&quot;" office:value-type="string" office:string-value="assertNotNull(pi.VaccinationProductIsUnrecognized);">
            <text:p>assertNotNull(pi.VaccinationProductIsUnrecognized);</text:p>
          </table:table-cell>
          <table:table-cell table:formula="of:=UPPER(SUBSTITUTE(SUBSTITUTE(SUBSTITUTE([.I334];&quot; &quot;;&quot;_&quot;);&quot;'&quot;;&quot;&quot;);&quot;-&quot;;&quot;_&quot;)&amp;&quot;_&quot;&amp;SUBSTITUTE(SUBSTITUTE(SUBSTITUTE([.J334];&quot; &quot;;&quot;_&quot;);&quot;'&quot;;&quot;&quot;);&quot;-&quot;;&quot;_&quot;))" office:value-type="string" office:string-value="VACCINATION_PRODUCT">
            <text:p>VACCINATION_PRODUCT</text:p>
          </table:table-cell>
          <table:table-cell table:formula="of:=IF(AND([.J333]=[.J334];[.I333]=[.I334]);&quot;&quot;;[.F334]&amp;&quot;,&quot;)">
            <text:p/>
          </table:table-cell>
          <table:table-cell table:formula="of:=&quot;addToFieldIssueMap(Field.&quot;&amp;[.F334]&amp;&quot;, &quot;&amp;[.B334]&amp;&quot;);&quot;" office:value-type="string" office:string-value="addToFieldIssueMap(Field.VACCINATION_PRODUCT, VaccinationProductIsUnrecognized);">
            <text:p>addToFieldIssueMap(Field.VACCINATION_PRODUCT, VaccinationProductIsUnrecognized);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34]&amp;&quot;, '&quot;&amp;[.I334]&amp;&quot;', '&quot;&amp;[.J334]&amp;&quot;', '&quot;&amp;[.K334]&amp;&quot;', '&quot;&amp;[.L334]&amp;&quot;', '&quot;&amp;[.M334]&amp;&quot;', '&quot;&amp;[.N334]&amp;&quot;');&quot;" office:value-type="string" office:string-value="INSERT INTO dqa_potential_issue(issue_id, target_object, target_field, issue_type, field_value, default_action_code, change_priority) VALUES (334, 'Vaccination', 'Product', 'is unrecognized', '', 'E', 'May');">
            <text:p>INSERT INTO dqa_potential_issue(issue_id, target_object, target_field, issue_type, field_value, default_action_code, change_priority) VALUES (334, 'Vaccination', 'Product', 'is unrecognized', '', 'E', 'May');</text:p>
          </table:table-cell>
        </table:table-row>
        <table:table-row table:style-name="ro1">
          <table:table-cell table:formula="of:=ROW()" office:value-type="float" office:value="335">
            <text:p>335</text:p>
          </table:table-cell>
          <table:table-cell table:formula="of:=SUBSTITUTE(SUBSTITUTE(SUBSTITUTE(SUBSTITUTE(PROPER([.I335])&amp;PROPER([.J335])&amp;PROPER([.K335])&amp;PROPER([.L335]);&quot; &quot;;&quot;&quot;);&quot;-&quot;;&quot;&quot;);&quot;.&quot;;&quot;_&quot;);&quot;'&quot;;&quot;&quot;)" office:value-type="string" office:string-value="VaccinationRecordedByIsDeprecated">
            <text:p>VaccinationRecordedByIsDeprecated</text:p>
          </table:table-cell>
          <table:table-cell table:formula="of:=&quot;public PotentialIssue &quot;&amp;[.B335]&amp;&quot; = null;&quot;" office:value-type="string" office:string-value="public PotentialIssue VaccinationRecordedByIsDeprecated = null;">
            <text:p>public PotentialIssue VaccinationRecordedByIsDeprecated = null;</text:p>
          </table:table-cell>
          <table:table-cell table:formula="of:=[.B335]&amp;&quot; = getPotentialIssue(session, &quot;&amp;CHAR(34)&amp;[.I335]&amp;CHAR(34)&amp;&quot;, &quot;&amp;CHAR(34)&amp;SUBSTITUTE([.J335];&quot;''&quot;;&quot;'&quot;)&amp;CHAR(34)&amp;&quot;, &quot;&amp;CHAR(34)&amp;[.K335]&amp;CHAR(34)&amp;&quot;, &quot;&amp;CHAR(34)&amp;[.L335]&amp;CHAR(34)&amp;&quot;);&quot;" office:value-type="string" office:string-value="VaccinationRecordedByIsDeprecated = getPotentialIssue(session, &quot;Vaccination&quot;, &quot;recorded by&quot;, &quot;is deprecated&quot;, &quot;&quot;);">
            <text:p>VaccinationRecordedByIsDeprecated = getPotentialIssue(session, "Vaccination", "recorded by", "is deprecated", "");</text:p>
          </table:table-cell>
          <table:table-cell table:formula="of:=&quot;assertNotNull(pi.&quot;&amp;[.B335]&amp;&quot;);&quot;" office:value-type="string" office:string-value="assertNotNull(pi.VaccinationRecordedByIsDeprecated);">
            <text:p>assertNotNull(pi.VaccinationRecordedByIsDeprecated);</text:p>
          </table:table-cell>
          <table:table-cell table:formula="of:=UPPER(SUBSTITUTE(SUBSTITUTE(SUBSTITUTE([.I335];&quot; &quot;;&quot;_&quot;);&quot;'&quot;;&quot;&quot;);&quot;-&quot;;&quot;_&quot;)&amp;&quot;_&quot;&amp;SUBSTITUTE(SUBSTITUTE(SUBSTITUTE([.J335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4]=[.J335];[.I334]=[.I335]);&quot;&quot;;[.F335]&amp;&quot;,&quot;)" office:value-type="string" office:string-value="VACCINATION_RECORDED_BY,">
            <text:p>VACCINATION_RECORDED_BY,</text:p>
          </table:table-cell>
          <table:table-cell table:formula="of:=&quot;addToFieldIssueMap(Field.&quot;&amp;[.F335]&amp;&quot;, &quot;&amp;[.B335]&amp;&quot;);&quot;" office:value-type="string" office:string-value="addToFieldIssueMap(Field.VACCINATION_RECORDED_BY, VaccinationRecordedByIsDeprecated);">
            <text:p>addToFieldIssueMap(Field.VACCINATION_RECORDED_BY, VaccinationRecordedByIsDeprecat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5]&amp;&quot;, '&quot;&amp;[.I335]&amp;&quot;', '&quot;&amp;[.J335]&amp;&quot;', '&quot;&amp;[.K335]&amp;&quot;', '&quot;&amp;[.L335]&amp;&quot;', '&quot;&amp;[.M335]&amp;&quot;', '&quot;&amp;[.N335]&amp;&quot;');&quot;" office:value-type="string" office:string-value="INSERT INTO dqa_potential_issue(issue_id, target_object, target_field, issue_type, field_value, default_action_code, change_priority) VALUES (335, 'Vaccination', 'recorded by', 'is deprecated', '', 'W', 'May');">
            <text:p>INSERT INTO dqa_potential_issue(issue_id, target_object, target_field, issue_type, field_value, default_action_code, change_priority) VALUES (335, 'Vaccination', 'recorded by', 'is deprecated', '', 'W', 'May');</text:p>
          </table:table-cell>
        </table:table-row>
        <table:table-row table:style-name="ro1">
          <table:table-cell table:formula="of:=ROW()" office:value-type="float" office:value="336">
            <text:p>336</text:p>
          </table:table-cell>
          <table:table-cell table:formula="of:=SUBSTITUTE(SUBSTITUTE(SUBSTITUTE(SUBSTITUTE(PROPER([.I336])&amp;PROPER([.J336])&amp;PROPER([.K336])&amp;PROPER([.L336]);&quot; &quot;;&quot;&quot;);&quot;-&quot;;&quot;&quot;);&quot;.&quot;;&quot;_&quot;);&quot;'&quot;;&quot;&quot;)" office:value-type="string" office:string-value="VaccinationRecordedByIsIgnored">
            <text:p>VaccinationRecordedByIsIgnored</text:p>
          </table:table-cell>
          <table:table-cell table:formula="of:=&quot;public PotentialIssue &quot;&amp;[.B336]&amp;&quot; = null;&quot;" office:value-type="string" office:string-value="public PotentialIssue VaccinationRecordedByIsIgnored = null;">
            <text:p>public PotentialIssue VaccinationRecordedByIsIgnored = null;</text:p>
          </table:table-cell>
          <table:table-cell table:formula="of:=[.B336]&amp;&quot; = getPotentialIssue(session, &quot;&amp;CHAR(34)&amp;[.I336]&amp;CHAR(34)&amp;&quot;, &quot;&amp;CHAR(34)&amp;SUBSTITUTE([.J336];&quot;''&quot;;&quot;'&quot;)&amp;CHAR(34)&amp;&quot;, &quot;&amp;CHAR(34)&amp;[.K336]&amp;CHAR(34)&amp;&quot;, &quot;&amp;CHAR(34)&amp;[.L336]&amp;CHAR(34)&amp;&quot;);&quot;" office:value-type="string" office:string-value="VaccinationRecordedByIsIgnored = getPotentialIssue(session, &quot;Vaccination&quot;, &quot;recorded by&quot;, &quot;is ignored&quot;, &quot;&quot;);">
            <text:p>VaccinationRecordedByIsIgnored = getPotentialIssue(session, "Vaccination", "recorded by", "is ignored", "");</text:p>
          </table:table-cell>
          <table:table-cell table:formula="of:=&quot;assertNotNull(pi.&quot;&amp;[.B336]&amp;&quot;);&quot;" office:value-type="string" office:string-value="assertNotNull(pi.VaccinationRecordedByIsIgnored);">
            <text:p>assertNotNull(pi.VaccinationRecordedByIsIgnored);</text:p>
          </table:table-cell>
          <table:table-cell table:formula="of:=UPPER(SUBSTITUTE(SUBSTITUTE(SUBSTITUTE([.I336];&quot; &quot;;&quot;_&quot;);&quot;'&quot;;&quot;&quot;);&quot;-&quot;;&quot;_&quot;)&amp;&quot;_&quot;&amp;SUBSTITUTE(SUBSTITUTE(SUBSTITUTE([.J336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5]=[.J336];[.I335]=[.I336]);&quot;&quot;;[.F336]&amp;&quot;,&quot;)">
            <text:p/>
          </table:table-cell>
          <table:table-cell table:formula="of:=&quot;addToFieldIssueMap(Field.&quot;&amp;[.F336]&amp;&quot;, &quot;&amp;[.B336]&amp;&quot;);&quot;" office:value-type="string" office:string-value="addToFieldIssueMap(Field.VACCINATION_RECORDED_BY, VaccinationRecordedByIsIgnored);">
            <text:p>addToFieldIssueMap(Field.VACCINATION_RECORDED_BY, VaccinationRecordedByIsIgnor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36]&amp;&quot;, '&quot;&amp;[.I336]&amp;&quot;', '&quot;&amp;[.J336]&amp;&quot;', '&quot;&amp;[.K336]&amp;&quot;', '&quot;&amp;[.L336]&amp;&quot;', '&quot;&amp;[.M336]&amp;&quot;', '&quot;&amp;[.N336]&amp;&quot;');&quot;" office:value-type="string" office:string-value="INSERT INTO dqa_potential_issue(issue_id, target_object, target_field, issue_type, field_value, default_action_code, change_priority) VALUES (336, 'Vaccination', 'recorded by', 'is ignored', '', 'S', 'May');">
            <text:p>INSERT INTO dqa_potential_issue(issue_id, target_object, target_field, issue_type, field_value, default_action_code, change_priority) VALUES (336, 'Vaccination', 'recorded by', 'is ignored', '', 'S', 'May');</text:p>
          </table:table-cell>
        </table:table-row>
        <table:table-row table:style-name="ro1">
          <table:table-cell table:formula="of:=ROW()" office:value-type="float" office:value="337">
            <text:p>337</text:p>
          </table:table-cell>
          <table:table-cell table:formula="of:=SUBSTITUTE(SUBSTITUTE(SUBSTITUTE(SUBSTITUTE(PROPER([.I337])&amp;PROPER([.J337])&amp;PROPER([.K337])&amp;PROPER([.L337]);&quot; &quot;;&quot;&quot;);&quot;-&quot;;&quot;&quot;);&quot;.&quot;;&quot;_&quot;);&quot;'&quot;;&quot;&quot;)" office:value-type="string" office:string-value="VaccinationRecordedByIsInvalid">
            <text:p>VaccinationRecordedByIsInvalid</text:p>
          </table:table-cell>
          <table:table-cell table:formula="of:=&quot;public PotentialIssue &quot;&amp;[.B337]&amp;&quot; = null;&quot;" office:value-type="string" office:string-value="public PotentialIssue VaccinationRecordedByIsInvalid = null;">
            <text:p>public PotentialIssue VaccinationRecordedByIsInvalid = null;</text:p>
          </table:table-cell>
          <table:table-cell table:formula="of:=[.B337]&amp;&quot; = getPotentialIssue(session, &quot;&amp;CHAR(34)&amp;[.I337]&amp;CHAR(34)&amp;&quot;, &quot;&amp;CHAR(34)&amp;SUBSTITUTE([.J337];&quot;''&quot;;&quot;'&quot;)&amp;CHAR(34)&amp;&quot;, &quot;&amp;CHAR(34)&amp;[.K337]&amp;CHAR(34)&amp;&quot;, &quot;&amp;CHAR(34)&amp;[.L337]&amp;CHAR(34)&amp;&quot;);&quot;" office:value-type="string" office:string-value="VaccinationRecordedByIsInvalid = getPotentialIssue(session, &quot;Vaccination&quot;, &quot;recorded by&quot;, &quot;is invalid&quot;, &quot;&quot;);">
            <text:p>VaccinationRecordedByIsInvalid = getPotentialIssue(session, "Vaccination", "recorded by", "is invalid", "");</text:p>
          </table:table-cell>
          <table:table-cell table:formula="of:=&quot;assertNotNull(pi.&quot;&amp;[.B337]&amp;&quot;);&quot;" office:value-type="string" office:string-value="assertNotNull(pi.VaccinationRecordedByIsInvalid);">
            <text:p>assertNotNull(pi.VaccinationRecordedByIsInvalid);</text:p>
          </table:table-cell>
          <table:table-cell table:formula="of:=UPPER(SUBSTITUTE(SUBSTITUTE(SUBSTITUTE([.I337];&quot; &quot;;&quot;_&quot;);&quot;'&quot;;&quot;&quot;);&quot;-&quot;;&quot;_&quot;)&amp;&quot;_&quot;&amp;SUBSTITUTE(SUBSTITUTE(SUBSTITUTE([.J337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6]=[.J337];[.I336]=[.I337]);&quot;&quot;;[.F337]&amp;&quot;,&quot;)">
            <text:p/>
          </table:table-cell>
          <table:table-cell table:formula="of:=&quot;addToFieldIssueMap(Field.&quot;&amp;[.F337]&amp;&quot;, &quot;&amp;[.B337]&amp;&quot;);&quot;" office:value-type="string" office:string-value="addToFieldIssueMap(Field.VACCINATION_RECORDED_BY, VaccinationRecordedByIsInvalid);">
            <text:p>addToFieldIssueMap(Field.VACCINATION_RECORDED_BY, VaccinationRecordedByIsInvali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7]&amp;&quot;, '&quot;&amp;[.I337]&amp;&quot;', '&quot;&amp;[.J337]&amp;&quot;', '&quot;&amp;[.K337]&amp;&quot;', '&quot;&amp;[.L337]&amp;&quot;', '&quot;&amp;[.M337]&amp;&quot;', '&quot;&amp;[.N337]&amp;&quot;');&quot;" office:value-type="string" office:string-value="INSERT INTO dqa_potential_issue(issue_id, target_object, target_field, issue_type, field_value, default_action_code, change_priority) VALUES (337, 'Vaccination', 'recorded by', 'is invalid', '', 'W', 'May');">
            <text:p>INSERT INTO dqa_potential_issue(issue_id, target_object, target_field, issue_type, field_value, default_action_code, change_priority) VALUES (337, 'Vaccination', 'recorded by', 'is invalid', '', 'W', 'May');</text:p>
          </table:table-cell>
        </table:table-row>
        <table:table-row table:style-name="ro1">
          <table:table-cell table:formula="of:=ROW()" office:value-type="float" office:value="338">
            <text:p>338</text:p>
          </table:table-cell>
          <table:table-cell table:formula="of:=SUBSTITUTE(SUBSTITUTE(SUBSTITUTE(SUBSTITUTE(PROPER([.I338])&amp;PROPER([.J338])&amp;PROPER([.K338])&amp;PROPER([.L338]);&quot; &quot;;&quot;&quot;);&quot;-&quot;;&quot;&quot;);&quot;.&quot;;&quot;_&quot;);&quot;'&quot;;&quot;&quot;)" office:value-type="string" office:string-value="VaccinationRecordedByIsMissing">
            <text:p>VaccinationRecordedByIsMissing</text:p>
          </table:table-cell>
          <table:table-cell table:formula="of:=&quot;public PotentialIssue &quot;&amp;[.B338]&amp;&quot; = null;&quot;" office:value-type="string" office:string-value="public PotentialIssue VaccinationRecordedByIsMissing = null;">
            <text:p>public PotentialIssue VaccinationRecordedByIsMissing = null;</text:p>
          </table:table-cell>
          <table:table-cell table:formula="of:=[.B338]&amp;&quot; = getPotentialIssue(session, &quot;&amp;CHAR(34)&amp;[.I338]&amp;CHAR(34)&amp;&quot;, &quot;&amp;CHAR(34)&amp;SUBSTITUTE([.J338];&quot;''&quot;;&quot;'&quot;)&amp;CHAR(34)&amp;&quot;, &quot;&amp;CHAR(34)&amp;[.K338]&amp;CHAR(34)&amp;&quot;, &quot;&amp;CHAR(34)&amp;[.L338]&amp;CHAR(34)&amp;&quot;);&quot;" office:value-type="string" office:string-value="VaccinationRecordedByIsMissing = getPotentialIssue(session, &quot;Vaccination&quot;, &quot;recorded by&quot;, &quot;is missing&quot;, &quot;&quot;);">
            <text:p>VaccinationRecordedByIsMissing = getPotentialIssue(session, "Vaccination", "recorded by", "is missing", "");</text:p>
          </table:table-cell>
          <table:table-cell table:formula="of:=&quot;assertNotNull(pi.&quot;&amp;[.B338]&amp;&quot;);&quot;" office:value-type="string" office:string-value="assertNotNull(pi.VaccinationRecordedByIsMissing);">
            <text:p>assertNotNull(pi.VaccinationRecordedByIsMissing);</text:p>
          </table:table-cell>
          <table:table-cell table:formula="of:=UPPER(SUBSTITUTE(SUBSTITUTE(SUBSTITUTE([.I338];&quot; &quot;;&quot;_&quot;);&quot;'&quot;;&quot;&quot;);&quot;-&quot;;&quot;_&quot;)&amp;&quot;_&quot;&amp;SUBSTITUTE(SUBSTITUTE(SUBSTITUTE([.J338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7]=[.J338];[.I337]=[.I338]);&quot;&quot;;[.F338]&amp;&quot;,&quot;)">
            <text:p/>
          </table:table-cell>
          <table:table-cell table:formula="of:=&quot;addToFieldIssueMap(Field.&quot;&amp;[.F338]&amp;&quot;, &quot;&amp;[.B338]&amp;&quot;);&quot;" office:value-type="string" office:string-value="addToFieldIssueMap(Field.VACCINATION_RECORDED_BY, VaccinationRecordedByIsMissing);">
            <text:p>addToFieldIssueMap(Field.VACCINATION_RECORDED_BY, VaccinationRecordedByIsMissing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38]&amp;&quot;, '&quot;&amp;[.I338]&amp;&quot;', '&quot;&amp;[.J338]&amp;&quot;', '&quot;&amp;[.K338]&amp;&quot;', '&quot;&amp;[.L338]&amp;&quot;', '&quot;&amp;[.M338]&amp;&quot;', '&quot;&amp;[.N338]&amp;&quot;');&quot;" office:value-type="string" office:string-value="INSERT INTO dqa_potential_issue(issue_id, target_object, target_field, issue_type, field_value, default_action_code, change_priority) VALUES (338, 'Vaccination', 'recorded by', 'is missing', '', 'A', 'May');">
            <text:p>INSERT INTO dqa_potential_issue(issue_id, target_object, target_field, issue_type, field_value, default_action_code, change_priority) VALUES (338, 'Vaccination', 'recorded by', 'is missing', '', 'A', 'May');</text:p>
          </table:table-cell>
        </table:table-row>
        <table:table-row table:style-name="ro1">
          <table:table-cell table:formula="of:=ROW()" office:value-type="float" office:value="339">
            <text:p>339</text:p>
          </table:table-cell>
          <table:table-cell table:formula="of:=SUBSTITUTE(SUBSTITUTE(SUBSTITUTE(SUBSTITUTE(PROPER([.I339])&amp;PROPER([.J339])&amp;PROPER([.K339])&amp;PROPER([.L339]);&quot; &quot;;&quot;&quot;);&quot;-&quot;;&quot;&quot;);&quot;.&quot;;&quot;_&quot;);&quot;'&quot;;&quot;&quot;)" office:value-type="string" office:string-value="VaccinationRecordedByIsUnrecognized">
            <text:p>VaccinationRecordedByIsUnrecognized</text:p>
          </table:table-cell>
          <table:table-cell table:formula="of:=&quot;public PotentialIssue &quot;&amp;[.B339]&amp;&quot; = null;&quot;" office:value-type="string" office:string-value="public PotentialIssue VaccinationRecordedByIsUnrecognized = null;">
            <text:p>public PotentialIssue VaccinationRecordedByIsUnrecognized = null;</text:p>
          </table:table-cell>
          <table:table-cell table:formula="of:=[.B339]&amp;&quot; = getPotentialIssue(session, &quot;&amp;CHAR(34)&amp;[.I339]&amp;CHAR(34)&amp;&quot;, &quot;&amp;CHAR(34)&amp;SUBSTITUTE([.J339];&quot;''&quot;;&quot;'&quot;)&amp;CHAR(34)&amp;&quot;, &quot;&amp;CHAR(34)&amp;[.K339]&amp;CHAR(34)&amp;&quot;, &quot;&amp;CHAR(34)&amp;[.L339]&amp;CHAR(34)&amp;&quot;);&quot;" office:value-type="string" office:string-value="VaccinationRecordedByIsUnrecognized = getPotentialIssue(session, &quot;Vaccination&quot;, &quot;recorded by&quot;, &quot;is unrecognized&quot;, &quot;&quot;);">
            <text:p>VaccinationRecordedByIsUnrecognized = getPotentialIssue(session, "Vaccination", "recorded by", "is unrecognized", "");</text:p>
          </table:table-cell>
          <table:table-cell table:formula="of:=&quot;assertNotNull(pi.&quot;&amp;[.B339]&amp;&quot;);&quot;" office:value-type="string" office:string-value="assertNotNull(pi.VaccinationRecordedByIsUnrecognized);">
            <text:p>assertNotNull(pi.VaccinationRecordedByIsUnrecognized);</text:p>
          </table:table-cell>
          <table:table-cell table:formula="of:=UPPER(SUBSTITUTE(SUBSTITUTE(SUBSTITUTE([.I339];&quot; &quot;;&quot;_&quot;);&quot;'&quot;;&quot;&quot;);&quot;-&quot;;&quot;_&quot;)&amp;&quot;_&quot;&amp;SUBSTITUTE(SUBSTITUTE(SUBSTITUTE([.J339];&quot; &quot;;&quot;_&quot;);&quot;'&quot;;&quot;&quot;);&quot;-&quot;;&quot;_&quot;))" office:value-type="string" office:string-value="VACCINATION_RECORDED_BY">
            <text:p>VACCINATION_RECORDED_BY</text:p>
          </table:table-cell>
          <table:table-cell table:formula="of:=IF(AND([.J338]=[.J339];[.I338]=[.I339]);&quot;&quot;;[.F339]&amp;&quot;,&quot;)">
            <text:p/>
          </table:table-cell>
          <table:table-cell table:formula="of:=&quot;addToFieldIssueMap(Field.&quot;&amp;[.F339]&amp;&quot;, &quot;&amp;[.B339]&amp;&quot;);&quot;" office:value-type="string" office:string-value="addToFieldIssueMap(Field.VACCINATION_RECORDED_BY, VaccinationRecordedByIsUnrecognized);">
            <text:p>addToFieldIssueMap(Field.VACCINATION_RECORDED_BY, VaccinationRecordedByIsUnrecognized);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39]&amp;&quot;, '&quot;&amp;[.I339]&amp;&quot;', '&quot;&amp;[.J339]&amp;&quot;', '&quot;&amp;[.K339]&amp;&quot;', '&quot;&amp;[.L339]&amp;&quot;', '&quot;&amp;[.M339]&amp;&quot;', '&quot;&amp;[.N339]&amp;&quot;');&quot;" office:value-type="string" office:string-value="INSERT INTO dqa_potential_issue(issue_id, target_object, target_field, issue_type, field_value, default_action_code, change_priority) VALUES (339, 'Vaccination', 'recorded by', 'is unrecognized', '', 'W', 'May');">
            <text:p>INSERT INTO dqa_potential_issue(issue_id, target_object, target_field, issue_type, field_value, default_action_code, change_priority) VALUES (339, 'Vaccination', 'recorded by', 'is unrecognized', '', 'W', 'May');</text:p>
          </table:table-cell>
        </table:table-row>
        <table:table-row table:style-name="ro1">
          <table:table-cell table:formula="of:=ROW()" office:value-type="float" office:value="340">
            <text:p>340</text:p>
          </table:table-cell>
          <table:table-cell table:formula="of:=SUBSTITUTE(SUBSTITUTE(SUBSTITUTE(SUBSTITUTE(PROPER([.I340])&amp;PROPER([.J340])&amp;PROPER([.K340])&amp;PROPER([.L340]);&quot; &quot;;&quot;&quot;);&quot;-&quot;;&quot;&quot;);&quot;.&quot;;&quot;_&quot;);&quot;'&quot;;&quot;&quot;)" office:value-type="string" office:string-value="VaccinationRefusalReasonIsDeprecated">
            <text:p>VaccinationRefusalReasonIsDeprecated</text:p>
          </table:table-cell>
          <table:table-cell table:formula="of:=&quot;public PotentialIssue &quot;&amp;[.B340]&amp;&quot; = null;&quot;" office:value-type="string" office:string-value="public PotentialIssue VaccinationRefusalReasonIsDeprecated = null;">
            <text:p>public PotentialIssue VaccinationRefusalReasonIsDeprecated = null;</text:p>
          </table:table-cell>
          <table:table-cell table:formula="of:=[.B340]&amp;&quot; = getPotentialIssue(session, &quot;&amp;CHAR(34)&amp;[.I340]&amp;CHAR(34)&amp;&quot;, &quot;&amp;CHAR(34)&amp;SUBSTITUTE([.J340];&quot;''&quot;;&quot;'&quot;)&amp;CHAR(34)&amp;&quot;, &quot;&amp;CHAR(34)&amp;[.K340]&amp;CHAR(34)&amp;&quot;, &quot;&amp;CHAR(34)&amp;[.L340]&amp;CHAR(34)&amp;&quot;);&quot;" office:value-type="string" office:string-value="VaccinationRefusalReasonIsDeprecated = getPotentialIssue(session, &quot;Vaccination&quot;, &quot;refusal reason&quot;, &quot;is deprecated&quot;, &quot;&quot;);">
            <text:p>VaccinationRefusalReasonIsDeprecated = getPotentialIssue(session, "Vaccination", "refusal reason", "is deprecated", "");</text:p>
          </table:table-cell>
          <table:table-cell table:formula="of:=&quot;assertNotNull(pi.&quot;&amp;[.B340]&amp;&quot;);&quot;" office:value-type="string" office:string-value="assertNotNull(pi.VaccinationRefusalReasonIsDeprecated);">
            <text:p>assertNotNull(pi.VaccinationRefusalReasonIsDeprecated);</text:p>
          </table:table-cell>
          <table:table-cell table:formula="of:=UPPER(SUBSTITUTE(SUBSTITUTE(SUBSTITUTE([.I340];&quot; &quot;;&quot;_&quot;);&quot;'&quot;;&quot;&quot;);&quot;-&quot;;&quot;_&quot;)&amp;&quot;_&quot;&amp;SUBSTITUTE(SUBSTITUTE(SUBSTITUTE([.J340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39]=[.J340];[.I339]=[.I340]);&quot;&quot;;[.F340]&amp;&quot;,&quot;)" office:value-type="string" office:string-value="VACCINATION_REFUSAL_REASON,">
            <text:p>VACCINATION_REFUSAL_REASON,</text:p>
          </table:table-cell>
          <table:table-cell table:formula="of:=&quot;addToFieldIssueMap(Field.&quot;&amp;[.F340]&amp;&quot;, &quot;&amp;[.B340]&amp;&quot;);&quot;" office:value-type="string" office:string-value="addToFieldIssueMap(Field.VACCINATION_REFUSAL_REASON, VaccinationRefusalReasonIsDeprecated);">
            <text:p>addToFieldIssueMap(Field.VACCINATION_REFUSAL_REASON, VaccinationRefusalReasonIsDeprecat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table:formula="of:=[.O$1]&amp;&quot;(&quot;&amp;[.A340]&amp;&quot;, '&quot;&amp;[.I340]&amp;&quot;', '&quot;&amp;[.J340]&amp;&quot;', '&quot;&amp;[.K340]&amp;&quot;', '&quot;&amp;[.L340]&amp;&quot;', '&quot;&amp;[.M340]&amp;&quot;', '&quot;&amp;[.N340]&amp;&quot;');&quot;" office:value-type="string" office:string-value="INSERT INTO dqa_potential_issue(issue_id, target_object, target_field, issue_type, field_value, default_action_code, change_priority) VALUES (340, 'Vaccination', 'refusal reason', 'is deprecated', '', 'W', 'May');">
            <text:p>INSERT INTO dqa_potential_issue(issue_id, target_object, target_field, issue_type, field_value, default_action_code, change_priority) VALUES (340, 'Vaccination', 'refusal reason', 'is deprecated', '', 'W', 'May');</text:p>
          </table:table-cell>
        </table:table-row>
        <table:table-row table:style-name="ro1">
          <table:table-cell table:formula="of:=ROW()" office:value-type="float" office:value="341">
            <text:p>341</text:p>
          </table:table-cell>
          <table:table-cell table:formula="of:=SUBSTITUTE(SUBSTITUTE(SUBSTITUTE(SUBSTITUTE(PROPER([.I341])&amp;PROPER([.J341])&amp;PROPER([.K341])&amp;PROPER([.L341]);&quot; &quot;;&quot;&quot;);&quot;-&quot;;&quot;&quot;);&quot;.&quot;;&quot;_&quot;);&quot;'&quot;;&quot;&quot;)" office:value-type="string" office:string-value="VaccinationRefusalReasonIsIgnored">
            <text:p>VaccinationRefusalReasonIsIgnored</text:p>
          </table:table-cell>
          <table:table-cell table:formula="of:=&quot;public PotentialIssue &quot;&amp;[.B341]&amp;&quot; = null;&quot;" office:value-type="string" office:string-value="public PotentialIssue VaccinationRefusalReasonIsIgnored = null;">
            <text:p>public PotentialIssue VaccinationRefusalReasonIsIgnored = null;</text:p>
          </table:table-cell>
          <table:table-cell table:formula="of:=[.B341]&amp;&quot; = getPotentialIssue(session, &quot;&amp;CHAR(34)&amp;[.I341]&amp;CHAR(34)&amp;&quot;, &quot;&amp;CHAR(34)&amp;SUBSTITUTE([.J341];&quot;''&quot;;&quot;'&quot;)&amp;CHAR(34)&amp;&quot;, &quot;&amp;CHAR(34)&amp;[.K341]&amp;CHAR(34)&amp;&quot;, &quot;&amp;CHAR(34)&amp;[.L341]&amp;CHAR(34)&amp;&quot;);&quot;" office:value-type="string" office:string-value="VaccinationRefusalReasonIsIgnored = getPotentialIssue(session, &quot;Vaccination&quot;, &quot;refusal reason&quot;, &quot;is ignored&quot;, &quot;&quot;);">
            <text:p>VaccinationRefusalReasonIsIgnored = getPotentialIssue(session, "Vaccination", "refusal reason", "is ignored", "");</text:p>
          </table:table-cell>
          <table:table-cell table:formula="of:=&quot;assertNotNull(pi.&quot;&amp;[.B341]&amp;&quot;);&quot;" office:value-type="string" office:string-value="assertNotNull(pi.VaccinationRefusalReasonIsIgnored);">
            <text:p>assertNotNull(pi.VaccinationRefusalReasonIsIgnored);</text:p>
          </table:table-cell>
          <table:table-cell table:formula="of:=UPPER(SUBSTITUTE(SUBSTITUTE(SUBSTITUTE([.I341];&quot; &quot;;&quot;_&quot;);&quot;'&quot;;&quot;&quot;);&quot;-&quot;;&quot;_&quot;)&amp;&quot;_&quot;&amp;SUBSTITUTE(SUBSTITUTE(SUBSTITUTE([.J341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0]=[.J341];[.I340]=[.I341]);&quot;&quot;;[.F341]&amp;&quot;,&quot;)">
            <text:p/>
          </table:table-cell>
          <table:table-cell table:formula="of:=&quot;addToFieldIssueMap(Field.&quot;&amp;[.F341]&amp;&quot;, &quot;&amp;[.B341]&amp;&quot;);&quot;" office:value-type="string" office:string-value="addToFieldIssueMap(Field.VACCINATION_REFUSAL_REASON, VaccinationRefusalReasonIsIgnored);">
            <text:p>addToFieldIssueMap(Field.VACCINATION_REFUSAL_REASON, VaccinationRefusalReasonIsIgnor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table:formula="of:=[.O$1]&amp;&quot;(&quot;&amp;[.A341]&amp;&quot;, '&quot;&amp;[.I341]&amp;&quot;', '&quot;&amp;[.J341]&amp;&quot;', '&quot;&amp;[.K341]&amp;&quot;', '&quot;&amp;[.L341]&amp;&quot;', '&quot;&amp;[.M341]&amp;&quot;', '&quot;&amp;[.N341]&amp;&quot;');&quot;" office:value-type="string" office:string-value="INSERT INTO dqa_potential_issue(issue_id, target_object, target_field, issue_type, field_value, default_action_code, change_priority) VALUES (341, 'Vaccination', 'refusal reason', 'is ignored', '', 'S', 'May');">
            <text:p>INSERT INTO dqa_potential_issue(issue_id, target_object, target_field, issue_type, field_value, default_action_code, change_priority) VALUES (341, 'Vaccination', 'refusal reason', 'is ignored', '', 'S', 'May');</text:p>
          </table:table-cell>
        </table:table-row>
        <table:table-row table:style-name="ro1">
          <table:table-cell table:formula="of:=ROW()" office:value-type="float" office:value="342">
            <text:p>342</text:p>
          </table:table-cell>
          <table:table-cell table:formula="of:=SUBSTITUTE(SUBSTITUTE(SUBSTITUTE(SUBSTITUTE(PROPER([.I342])&amp;PROPER([.J342])&amp;PROPER([.K342])&amp;PROPER([.L342]);&quot; &quot;;&quot;&quot;);&quot;-&quot;;&quot;&quot;);&quot;.&quot;;&quot;_&quot;);&quot;'&quot;;&quot;&quot;)" office:value-type="string" office:string-value="VaccinationRefusalReasonIsInvalid">
            <text:p>VaccinationRefusalReasonIsInvalid</text:p>
          </table:table-cell>
          <table:table-cell table:formula="of:=&quot;public PotentialIssue &quot;&amp;[.B342]&amp;&quot; = null;&quot;" office:value-type="string" office:string-value="public PotentialIssue VaccinationRefusalReasonIsInvalid = null;">
            <text:p>public PotentialIssue VaccinationRefusalReasonIsInvalid = null;</text:p>
          </table:table-cell>
          <table:table-cell table:formula="of:=[.B342]&amp;&quot; = getPotentialIssue(session, &quot;&amp;CHAR(34)&amp;[.I342]&amp;CHAR(34)&amp;&quot;, &quot;&amp;CHAR(34)&amp;SUBSTITUTE([.J342];&quot;''&quot;;&quot;'&quot;)&amp;CHAR(34)&amp;&quot;, &quot;&amp;CHAR(34)&amp;[.K342]&amp;CHAR(34)&amp;&quot;, &quot;&amp;CHAR(34)&amp;[.L342]&amp;CHAR(34)&amp;&quot;);&quot;" office:value-type="string" office:string-value="VaccinationRefusalReasonIsInvalid = getPotentialIssue(session, &quot;Vaccination&quot;, &quot;refusal reason&quot;, &quot;is invalid&quot;, &quot;&quot;);">
            <text:p>VaccinationRefusalReasonIsInvalid = getPotentialIssue(session, "Vaccination", "refusal reason", "is invalid", "");</text:p>
          </table:table-cell>
          <table:table-cell table:formula="of:=&quot;assertNotNull(pi.&quot;&amp;[.B342]&amp;&quot;);&quot;" office:value-type="string" office:string-value="assertNotNull(pi.VaccinationRefusalReasonIsInvalid);">
            <text:p>assertNotNull(pi.VaccinationRefusalReasonIsInvalid);</text:p>
          </table:table-cell>
          <table:table-cell table:formula="of:=UPPER(SUBSTITUTE(SUBSTITUTE(SUBSTITUTE([.I342];&quot; &quot;;&quot;_&quot;);&quot;'&quot;;&quot;&quot;);&quot;-&quot;;&quot;_&quot;)&amp;&quot;_&quot;&amp;SUBSTITUTE(SUBSTITUTE(SUBSTITUTE([.J342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1]=[.J342];[.I341]=[.I342]);&quot;&quot;;[.F342]&amp;&quot;,&quot;)">
            <text:p/>
          </table:table-cell>
          <table:table-cell table:formula="of:=&quot;addToFieldIssueMap(Field.&quot;&amp;[.F342]&amp;&quot;, &quot;&amp;[.B342]&amp;&quot;);&quot;" office:value-type="string" office:string-value="addToFieldIssueMap(Field.VACCINATION_REFUSAL_REASON, VaccinationRefusalReasonIsInvalid);">
            <text:p>addToFieldIssueMap(Field.VACCINATION_REFUSAL_REASON, VaccinationRefusalReasonIsInvali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2]&amp;&quot;, '&quot;&amp;[.I342]&amp;&quot;', '&quot;&amp;[.J342]&amp;&quot;', '&quot;&amp;[.K342]&amp;&quot;', '&quot;&amp;[.L342]&amp;&quot;', '&quot;&amp;[.M342]&amp;&quot;', '&quot;&amp;[.N342]&amp;&quot;');&quot;" office:value-type="string" office:string-value="INSERT INTO dqa_potential_issue(issue_id, target_object, target_field, issue_type, field_value, default_action_code, change_priority) VALUES (342, 'Vaccination', 'refusal reason', 'is invalid', '', 'E', 'May');">
            <text:p>INSERT INTO dqa_potential_issue(issue_id, target_object, target_field, issue_type, field_value, default_action_code, change_priority) VALUES (342, 'Vaccination', 'refusal reason', 'is invalid', '', 'E', 'May');</text:p>
          </table:table-cell>
        </table:table-row>
        <table:table-row table:style-name="ro1">
          <table:table-cell table:formula="of:=ROW()" office:value-type="float" office:value="343">
            <text:p>343</text:p>
          </table:table-cell>
          <table:table-cell table:formula="of:=SUBSTITUTE(SUBSTITUTE(SUBSTITUTE(SUBSTITUTE(PROPER([.I343])&amp;PROPER([.J343])&amp;PROPER([.K343])&amp;PROPER([.L343]);&quot; &quot;;&quot;&quot;);&quot;-&quot;;&quot;&quot;);&quot;.&quot;;&quot;_&quot;);&quot;'&quot;;&quot;&quot;)" office:value-type="string" office:string-value="VaccinationRefusalReasonIsMissing">
            <text:p>VaccinationRefusalReasonIsMissing</text:p>
          </table:table-cell>
          <table:table-cell table:formula="of:=&quot;public PotentialIssue &quot;&amp;[.B343]&amp;&quot; = null;&quot;" office:value-type="string" office:string-value="public PotentialIssue VaccinationRefusalReasonIsMissing = null;">
            <text:p>public PotentialIssue VaccinationRefusalReasonIsMissing = null;</text:p>
          </table:table-cell>
          <table:table-cell table:formula="of:=[.B343]&amp;&quot; = getPotentialIssue(session, &quot;&amp;CHAR(34)&amp;[.I343]&amp;CHAR(34)&amp;&quot;, &quot;&amp;CHAR(34)&amp;SUBSTITUTE([.J343];&quot;''&quot;;&quot;'&quot;)&amp;CHAR(34)&amp;&quot;, &quot;&amp;CHAR(34)&amp;[.K343]&amp;CHAR(34)&amp;&quot;, &quot;&amp;CHAR(34)&amp;[.L343]&amp;CHAR(34)&amp;&quot;);&quot;" office:value-type="string" office:string-value="VaccinationRefusalReasonIsMissing = getPotentialIssue(session, &quot;Vaccination&quot;, &quot;refusal reason&quot;, &quot;is missing&quot;, &quot;&quot;);">
            <text:p>VaccinationRefusalReasonIsMissing = getPotentialIssue(session, "Vaccination", "refusal reason", "is missing", "");</text:p>
          </table:table-cell>
          <table:table-cell table:formula="of:=&quot;assertNotNull(pi.&quot;&amp;[.B343]&amp;&quot;);&quot;" office:value-type="string" office:string-value="assertNotNull(pi.VaccinationRefusalReasonIsMissing);">
            <text:p>assertNotNull(pi.VaccinationRefusalReasonIsMissing);</text:p>
          </table:table-cell>
          <table:table-cell table:formula="of:=UPPER(SUBSTITUTE(SUBSTITUTE(SUBSTITUTE([.I343];&quot; &quot;;&quot;_&quot;);&quot;'&quot;;&quot;&quot;);&quot;-&quot;;&quot;_&quot;)&amp;&quot;_&quot;&amp;SUBSTITUTE(SUBSTITUTE(SUBSTITUTE([.J343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2]=[.J343];[.I342]=[.I343]);&quot;&quot;;[.F343]&amp;&quot;,&quot;)">
            <text:p/>
          </table:table-cell>
          <table:table-cell table:formula="of:=&quot;addToFieldIssueMap(Field.&quot;&amp;[.F343]&amp;&quot;, &quot;&amp;[.B343]&amp;&quot;);&quot;" office:value-type="string" office:string-value="addToFieldIssueMap(Field.VACCINATION_REFUSAL_REASON, VaccinationRefusalReasonIsMissing);">
            <text:p>addToFieldIssueMap(Field.VACCINATION_REFUSAL_REASON, VaccinationRefusalReasonIsMissing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43]&amp;&quot;, '&quot;&amp;[.I343]&amp;&quot;', '&quot;&amp;[.J343]&amp;&quot;', '&quot;&amp;[.K343]&amp;&quot;', '&quot;&amp;[.L343]&amp;&quot;', '&quot;&amp;[.M343]&amp;&quot;', '&quot;&amp;[.N343]&amp;&quot;');&quot;" office:value-type="string" office:string-value="INSERT INTO dqa_potential_issue(issue_id, target_object, target_field, issue_type, field_value, default_action_code, change_priority) VALUES (343, 'Vaccination', 'refusal reason', 'is missing', '', 'A', 'May');">
            <text:p>INSERT INTO dqa_potential_issue(issue_id, target_object, target_field, issue_type, field_value, default_action_code, change_priority) VALUES (343, 'Vaccination', 'refusal reason', 'is missing', '', 'A', 'May');</text:p>
          </table:table-cell>
        </table:table-row>
        <table:table-row table:style-name="ro1">
          <table:table-cell table:formula="of:=ROW()" office:value-type="float" office:value="344">
            <text:p>344</text:p>
          </table:table-cell>
          <table:table-cell table:formula="of:=SUBSTITUTE(SUBSTITUTE(SUBSTITUTE(SUBSTITUTE(PROPER([.I344])&amp;PROPER([.J344])&amp;PROPER([.K344])&amp;PROPER([.L344]);&quot; &quot;;&quot;&quot;);&quot;-&quot;;&quot;&quot;);&quot;.&quot;;&quot;_&quot;);&quot;'&quot;;&quot;&quot;)" office:value-type="string" office:string-value="VaccinationRefusalReasonIsUnrecognized">
            <text:p>VaccinationRefusalReasonIsUnrecognized</text:p>
          </table:table-cell>
          <table:table-cell table:formula="of:=&quot;public PotentialIssue &quot;&amp;[.B344]&amp;&quot; = null;&quot;" office:value-type="string" office:string-value="public PotentialIssue VaccinationRefusalReasonIsUnrecognized = null;">
            <text:p>public PotentialIssue VaccinationRefusalReasonIsUnrecognized = null;</text:p>
          </table:table-cell>
          <table:table-cell table:formula="of:=[.B344]&amp;&quot; = getPotentialIssue(session, &quot;&amp;CHAR(34)&amp;[.I344]&amp;CHAR(34)&amp;&quot;, &quot;&amp;CHAR(34)&amp;SUBSTITUTE([.J344];&quot;''&quot;;&quot;'&quot;)&amp;CHAR(34)&amp;&quot;, &quot;&amp;CHAR(34)&amp;[.K344]&amp;CHAR(34)&amp;&quot;, &quot;&amp;CHAR(34)&amp;[.L344]&amp;CHAR(34)&amp;&quot;);&quot;" office:value-type="string" office:string-value="VaccinationRefusalReasonIsUnrecognized = getPotentialIssue(session, &quot;Vaccination&quot;, &quot;refusal reason&quot;, &quot;is unrecognized&quot;, &quot;&quot;);">
            <text:p>VaccinationRefusalReasonIsUnrecognized = getPotentialIssue(session, "Vaccination", "refusal reason", "is unrecognized", "");</text:p>
          </table:table-cell>
          <table:table-cell table:formula="of:=&quot;assertNotNull(pi.&quot;&amp;[.B344]&amp;&quot;);&quot;" office:value-type="string" office:string-value="assertNotNull(pi.VaccinationRefusalReasonIsUnrecognized);">
            <text:p>assertNotNull(pi.VaccinationRefusalReasonIsUnrecognized);</text:p>
          </table:table-cell>
          <table:table-cell table:formula="of:=UPPER(SUBSTITUTE(SUBSTITUTE(SUBSTITUTE([.I344];&quot; &quot;;&quot;_&quot;);&quot;'&quot;;&quot;&quot;);&quot;-&quot;;&quot;_&quot;)&amp;&quot;_&quot;&amp;SUBSTITUTE(SUBSTITUTE(SUBSTITUTE([.J344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table:formula="of:=IF(AND([.J343]=[.J344];[.I343]=[.I344]);&quot;&quot;;[.F344]&amp;&quot;,&quot;)">
            <text:p/>
          </table:table-cell>
          <table:table-cell table:formula="of:=&quot;addToFieldIssueMap(Field.&quot;&amp;[.F344]&amp;&quot;, &quot;&amp;[.B344]&amp;&quot;);&quot;" office:value-type="string" office:string-value="addToFieldIssueMap(Field.VACCINATION_REFUSAL_REASON, VaccinationRefusalReasonIsUnrecognized);">
            <text:p>addToFieldIssueMap(Field.VACCINATION_REFUSAL_REASON, VaccinationRefusalReasonIsUnrecognized);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4]&amp;&quot;, '&quot;&amp;[.I344]&amp;&quot;', '&quot;&amp;[.J344]&amp;&quot;', '&quot;&amp;[.K344]&amp;&quot;', '&quot;&amp;[.L344]&amp;&quot;', '&quot;&amp;[.M344]&amp;&quot;', '&quot;&amp;[.N344]&amp;&quot;');&quot;" office:value-type="string" office:string-value="INSERT INTO dqa_potential_issue(issue_id, target_object, target_field, issue_type, field_value, default_action_code, change_priority) VALUES (344, 'Vaccination', 'refusal reason', 'is unrecognized', '', 'E', 'May');">
            <text:p>INSERT INTO dqa_potential_issue(issue_id, target_object, target_field, issue_type, field_value, default_action_code, change_priority) VALUES (344, 'Vaccination', 'refusal reason', 'is unrecognized', '', 'E', 'May');</text:p>
          </table:table-cell>
        </table:table-row>
        <table:table-row table:style-name="ro1">
          <table:table-cell table:formula="of:=ROW()" office:value-type="float" office:value="345">
            <text:p>345</text:p>
          </table:table-cell>
          <table:table-cell table:formula="of:=SUBSTITUTE(SUBSTITUTE(SUBSTITUTE(SUBSTITUTE(PROPER([.I345])&amp;PROPER([.J345])&amp;PROPER([.K345])&amp;PROPER([.L345]);&quot; &quot;;&quot;&quot;);&quot;-&quot;;&quot;&quot;);&quot;.&quot;;&quot;_&quot;);&quot;'&quot;;&quot;&quot;)" office:value-type="string" office:string-value="VaccinationSystemEntryTimeIsInFuture">
            <text:p>VaccinationSystemEntryTimeIsInFuture</text:p>
          </table:table-cell>
          <table:table-cell table:formula="of:=&quot;public PotentialIssue &quot;&amp;[.B345]&amp;&quot; = null;&quot;" office:value-type="string" office:string-value="public PotentialIssue VaccinationSystemEntryTimeIsInFuture = null;">
            <text:p>public PotentialIssue VaccinationSystemEntryTimeIsInFuture = null;</text:p>
          </table:table-cell>
          <table:table-cell table:formula="of:=[.B345]&amp;&quot; = getPotentialIssue(session, &quot;&amp;CHAR(34)&amp;[.I345]&amp;CHAR(34)&amp;&quot;, &quot;&amp;CHAR(34)&amp;SUBSTITUTE([.J345];&quot;''&quot;;&quot;'&quot;)&amp;CHAR(34)&amp;&quot;, &quot;&amp;CHAR(34)&amp;[.K345]&amp;CHAR(34)&amp;&quot;, &quot;&amp;CHAR(34)&amp;[.L345]&amp;CHAR(34)&amp;&quot;);&quot;" office:value-type="string" office:string-value="VaccinationSystemEntryTimeIsInFuture = getPotentialIssue(session, &quot;Vaccination&quot;, &quot;system entry time&quot;, &quot;is in future&quot;, &quot;&quot;);">
            <text:p>VaccinationSystemEntryTimeIsInFuture = getPotentialIssue(session, "Vaccination", "system entry time", "is in future", "");</text:p>
          </table:table-cell>
          <table:table-cell table:formula="of:=&quot;assertNotNull(pi.&quot;&amp;[.B345]&amp;&quot;);&quot;" office:value-type="string" office:string-value="assertNotNull(pi.VaccinationSystemEntryTimeIsInFuture);">
            <text:p>assertNotNull(pi.VaccinationSystemEntryTimeIsInFuture);</text:p>
          </table:table-cell>
          <table:table-cell table:formula="of:=UPPER(SUBSTITUTE(SUBSTITUTE(SUBSTITUTE([.I345];&quot; &quot;;&quot;_&quot;);&quot;'&quot;;&quot;&quot;);&quot;-&quot;;&quot;_&quot;)&amp;&quot;_&quot;&amp;SUBSTITUTE(SUBSTITUTE(SUBSTITUTE([.J345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4]=[.J345];[.I344]=[.I345]);&quot;&quot;;[.F345]&amp;&quot;,&quot;)" office:value-type="string" office:string-value="VACCINATION_SYSTEM_ENTRY_TIME,">
            <text:p>VACCINATION_SYSTEM_ENTRY_TIME,</text:p>
          </table:table-cell>
          <table:table-cell table:formula="of:=&quot;addToFieldIssueMap(Field.&quot;&amp;[.F345]&amp;&quot;, &quot;&amp;[.B345]&amp;&quot;);&quot;" office:value-type="string" office:string-value="addToFieldIssueMap(Field.VACCINATION_SYSTEM_ENTRY_TIME, VaccinationSystemEntryTimeIsInFuture);">
            <text:p>addToFieldIssueMap(Field.VACCINATION_SYSTEM_ENTRY_TIME, VaccinationSystemEntryTimeIsInFuture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5]&amp;&quot;, '&quot;&amp;[.I345]&amp;&quot;', '&quot;&amp;[.J345]&amp;&quot;', '&quot;&amp;[.K345]&amp;&quot;', '&quot;&amp;[.L345]&amp;&quot;', '&quot;&amp;[.M345]&amp;&quot;', '&quot;&amp;[.N345]&amp;&quot;');&quot;" office:value-type="string" office:string-value="INSERT INTO dqa_potential_issue(issue_id, target_object, target_field, issue_type, field_value, default_action_code, change_priority) VALUES (345, 'Vaccination', 'system entry time', 'is in future', '', 'E', 'May');">
            <text:p>INSERT INTO dqa_potential_issue(issue_id, target_object, target_field, issue_type, field_value, default_action_code, change_priority) VALUES (345, 'Vaccination', 'system entry time', 'is in future', '', 'E', 'May');</text:p>
          </table:table-cell>
        </table:table-row>
        <table:table-row table:style-name="ro1">
          <table:table-cell table:formula="of:=ROW()" office:value-type="float" office:value="346">
            <text:p>346</text:p>
          </table:table-cell>
          <table:table-cell table:formula="of:=SUBSTITUTE(SUBSTITUTE(SUBSTITUTE(SUBSTITUTE(PROPER([.I346])&amp;PROPER([.J346])&amp;PROPER([.K346])&amp;PROPER([.L346]);&quot; &quot;;&quot;&quot;);&quot;-&quot;;&quot;&quot;);&quot;.&quot;;&quot;_&quot;);&quot;'&quot;;&quot;&quot;)" office:value-type="string" office:string-value="VaccinationSystemEntryTimeIsInvalid">
            <text:p>VaccinationSystemEntryTimeIsInvalid</text:p>
          </table:table-cell>
          <table:table-cell table:formula="of:=&quot;public PotentialIssue &quot;&amp;[.B346]&amp;&quot; = null;&quot;" office:value-type="string" office:string-value="public PotentialIssue VaccinationSystemEntryTimeIsInvalid = null;">
            <text:p>public PotentialIssue VaccinationSystemEntryTimeIsInvalid = null;</text:p>
          </table:table-cell>
          <table:table-cell table:formula="of:=[.B346]&amp;&quot; = getPotentialIssue(session, &quot;&amp;CHAR(34)&amp;[.I346]&amp;CHAR(34)&amp;&quot;, &quot;&amp;CHAR(34)&amp;SUBSTITUTE([.J346];&quot;''&quot;;&quot;'&quot;)&amp;CHAR(34)&amp;&quot;, &quot;&amp;CHAR(34)&amp;[.K346]&amp;CHAR(34)&amp;&quot;, &quot;&amp;CHAR(34)&amp;[.L346]&amp;CHAR(34)&amp;&quot;);&quot;" office:value-type="string" office:string-value="VaccinationSystemEntryTimeIsInvalid = getPotentialIssue(session, &quot;Vaccination&quot;, &quot;system entry time&quot;, &quot;is invalid&quot;, &quot;&quot;);">
            <text:p>VaccinationSystemEntryTimeIsInvalid = getPotentialIssue(session, "Vaccination", "system entry time", "is invalid", "");</text:p>
          </table:table-cell>
          <table:table-cell table:formula="of:=&quot;assertNotNull(pi.&quot;&amp;[.B346]&amp;&quot;);&quot;" office:value-type="string" office:string-value="assertNotNull(pi.VaccinationSystemEntryTimeIsInvalid);">
            <text:p>assertNotNull(pi.VaccinationSystemEntryTimeIsInvalid);</text:p>
          </table:table-cell>
          <table:table-cell table:formula="of:=UPPER(SUBSTITUTE(SUBSTITUTE(SUBSTITUTE([.I346];&quot; &quot;;&quot;_&quot;);&quot;'&quot;;&quot;&quot;);&quot;-&quot;;&quot;_&quot;)&amp;&quot;_&quot;&amp;SUBSTITUTE(SUBSTITUTE(SUBSTITUTE([.J346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5]=[.J346];[.I345]=[.I346]);&quot;&quot;;[.F346]&amp;&quot;,&quot;)">
            <text:p/>
          </table:table-cell>
          <table:table-cell table:formula="of:=&quot;addToFieldIssueMap(Field.&quot;&amp;[.F346]&amp;&quot;, &quot;&amp;[.B346]&amp;&quot;);&quot;" office:value-type="string" office:string-value="addToFieldIssueMap(Field.VACCINATION_SYSTEM_ENTRY_TIME, VaccinationSystemEntryTimeIsInvalid);">
            <text:p>addToFieldIssueMap(Field.VACCINATION_SYSTEM_ENTRY_TIME, VaccinationSystemEntryTimeIsInvalid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table:formula="of:=[.O$1]&amp;&quot;(&quot;&amp;[.A346]&amp;&quot;, '&quot;&amp;[.I346]&amp;&quot;', '&quot;&amp;[.J346]&amp;&quot;', '&quot;&amp;[.K346]&amp;&quot;', '&quot;&amp;[.L346]&amp;&quot;', '&quot;&amp;[.M346]&amp;&quot;', '&quot;&amp;[.N346]&amp;&quot;');&quot;" office:value-type="string" office:string-value="INSERT INTO dqa_potential_issue(issue_id, target_object, target_field, issue_type, field_value, default_action_code, change_priority) VALUES (346, 'Vaccination', 'system entry time', 'is invalid', '', 'E', 'May');">
            <text:p>INSERT INTO dqa_potential_issue(issue_id, target_object, target_field, issue_type, field_value, default_action_code, change_priority) VALUES (346, 'Vaccination', 'system entry time', 'is invalid', '', 'E', 'May');</text:p>
          </table:table-cell>
        </table:table-row>
        <table:table-row table:style-name="ro1">
          <table:table-cell table:formula="of:=ROW()" office:value-type="float" office:value="347">
            <text:p>347</text:p>
          </table:table-cell>
          <table:table-cell table:formula="of:=SUBSTITUTE(SUBSTITUTE(SUBSTITUTE(SUBSTITUTE(PROPER([.I347])&amp;PROPER([.J347])&amp;PROPER([.K347])&amp;PROPER([.L347]);&quot; &quot;;&quot;&quot;);&quot;-&quot;;&quot;&quot;);&quot;.&quot;;&quot;_&quot;);&quot;'&quot;;&quot;&quot;)" office:value-type="string" office:string-value="VaccinationSystemEntryTimeIsMissing">
            <text:p>VaccinationSystemEntryTimeIsMissing</text:p>
          </table:table-cell>
          <table:table-cell table:formula="of:=&quot;public PotentialIssue &quot;&amp;[.B347]&amp;&quot; = null;&quot;" office:value-type="string" office:string-value="public PotentialIssue VaccinationSystemEntryTimeIsMissing = null;">
            <text:p>public PotentialIssue VaccinationSystemEntryTimeIsMissing = null;</text:p>
          </table:table-cell>
          <table:table-cell table:formula="of:=[.B347]&amp;&quot; = getPotentialIssue(session, &quot;&amp;CHAR(34)&amp;[.I347]&amp;CHAR(34)&amp;&quot;, &quot;&amp;CHAR(34)&amp;SUBSTITUTE([.J347];&quot;''&quot;;&quot;'&quot;)&amp;CHAR(34)&amp;&quot;, &quot;&amp;CHAR(34)&amp;[.K347]&amp;CHAR(34)&amp;&quot;, &quot;&amp;CHAR(34)&amp;[.L347]&amp;CHAR(34)&amp;&quot;);&quot;" office:value-type="string" office:string-value="VaccinationSystemEntryTimeIsMissing = getPotentialIssue(session, &quot;Vaccination&quot;, &quot;system entry time&quot;, &quot;is missing&quot;, &quot;&quot;);">
            <text:p>VaccinationSystemEntryTimeIsMissing = getPotentialIssue(session, "Vaccination", "system entry time", "is missing", "");</text:p>
          </table:table-cell>
          <table:table-cell table:formula="of:=&quot;assertNotNull(pi.&quot;&amp;[.B347]&amp;&quot;);&quot;" office:value-type="string" office:string-value="assertNotNull(pi.VaccinationSystemEntryTimeIsMissing);">
            <text:p>assertNotNull(pi.VaccinationSystemEntryTimeIsMissing);</text:p>
          </table:table-cell>
          <table:table-cell table:formula="of:=UPPER(SUBSTITUTE(SUBSTITUTE(SUBSTITUTE([.I347];&quot; &quot;;&quot;_&quot;);&quot;'&quot;;&quot;&quot;);&quot;-&quot;;&quot;_&quot;)&amp;&quot;_&quot;&amp;SUBSTITUTE(SUBSTITUTE(SUBSTITUTE([.J347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table:formula="of:=IF(AND([.J346]=[.J347];[.I346]=[.I347]);&quot;&quot;;[.F347]&amp;&quot;,&quot;)">
            <text:p/>
          </table:table-cell>
          <table:table-cell table:formula="of:=&quot;addToFieldIssueMap(Field.&quot;&amp;[.F347]&amp;&quot;, &quot;&amp;[.B347]&amp;&quot;);&quot;" office:value-type="string" office:string-value="addToFieldIssueMap(Field.VACCINATION_SYSTEM_ENTRY_TIME, VaccinationSystemEntryTimeIsMissing);">
            <text:p>addToFieldIssueMap(Field.VACCINATION_SYSTEM_ENTRY_TIME, VaccinationSystemEntryTimeIsMissing);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table:formula="of:=[.O$1]&amp;&quot;(&quot;&amp;[.A347]&amp;&quot;, '&quot;&amp;[.I347]&amp;&quot;', '&quot;&amp;[.J347]&amp;&quot;', '&quot;&amp;[.K347]&amp;&quot;', '&quot;&amp;[.L347]&amp;&quot;', '&quot;&amp;[.M347]&amp;&quot;', '&quot;&amp;[.N347]&amp;&quot;');&quot;" office:value-type="string" office:string-value="INSERT INTO dqa_potential_issue(issue_id, target_object, target_field, issue_type, field_value, default_action_code, change_priority) VALUES (347, 'Vaccination', 'system entry time', 'is missing', '', 'A', 'May');">
            <text:p>INSERT INTO dqa_potential_issue(issue_id, target_object, target_field, issue_type, field_value, default_action_code, change_priority) VALUES (347, 'Vaccination', 'system entry time', 'is missing', '', 'A', 'May');</text:p>
          </table:table-cell>
        </table:table-row>
      </table:table>
      <table:table table:name="CodeReceived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code id</text:p>
          </table:table-cell>
          <table:table-cell office:value-type="string">
            <text:p>profile_id</text:p>
          </table:table-cell>
          <table:table-cell office:value-type="string">
            <text:p>table_id</text:p>
          </table:table-cell>
          <table:table-cell office:value-type="string">
            <text:p>received_value</text:p>
          </table:table-cell>
          <table:table-cell office:value-type="string">
            <text:p>code_value</text:p>
          </table:table-cell>
          <table:table-cell office:value-type="string">
            <text:p>code_status</text:p>
          </table:table-cell>
          <table:table-cell office:value-type="string">
            <text:p>received_cout</text:p>
          </table:table-cell>
        </table:table-row>
      </table:table>
      <table:table table:name="CP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pt id</text:p>
          </table:table-cell>
          <table:table-cell table:style-name="ce3" office:value-type="string">
            <text:p>cpt code</text:p>
          </table:table-cell>
          <table:table-cell table:style-name="ce3" office:value-type="string">
            <text:p>cpt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cvx code</text:p>
          </table:table-cell>
          <table:table-cell table:number-columns-repeated="2" table:style-name="ce3" office:value-type="string">
            <text:p>INSERT INTO dqa_vaccine_cpt (cpt_id, cpt_code, cpt_label, valid_start_date, use_start_date, use_end_date, valid_end_date, cvx_code) VALUES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float" office:value="90476">
            <text:p>90476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4</text:p>
          </table:table-cell>
          <table:table-cell table:formula="of:=[.I$1]&amp;&quot; (&quot;&amp;[.A2]&amp;&quot;, '&quot;&amp;[.B2]&amp;&quot;', '&quot;&amp;[.C2]&amp;&quot;', TO_DATE('&quot;&amp;TEXT([.D2];&quot;YYYY-MM-DD&quot;)&amp;&quot;', 'YYYY-MM-DD'), TO_DATE('&quot;&amp;TEXT([.E2];&quot;YYYY-MM-DD&quot;)&amp;&quot;', 'YYYY-MM-DD'), TO_DATE('&quot;&amp;TEXT([.F2];&quot;YYYY-MM-DD&quot;)&amp;&quot;', 'YYYY-MM-DD'), TO_DATE('&quot;&amp;TEXT([.G2];&quot;YYYY-MM-DD&quot;)&amp;&quot;', 'YYYY-MM-DD'), '&quot;&amp;[.H2]&amp;&quot;');&quot;" office:value-type="string" office:string-value="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">
            <text:p>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</text:p>
          </table:table-cell>
          <table:table-cell table:formula="of:=[.I$1]&amp;&quot; (&quot;&amp;[.A2]&amp;&quot;, '&quot;&amp;[.B2]&amp;&quot;', '&quot;&amp;[.C2]&amp;&quot;', '&quot;&amp;TEXT([.D2];&quot;YYYY-MM-DD&quot;)&amp;&quot;', '&quot;&amp;TEXT([.E2];&quot;YYYY-MM-DD&quot;)&amp;&quot;', '&quot;&amp;TEXT([.F2];&quot;YYYY-MM-DD&quot;)&amp;&quot;', '&quot;&amp;TEXT([.G2];&quot;YYYY-MM-DD&quot;)&amp;&quot;', '&quot;&amp;[.H2]&amp;&quot;');&quot;" office:value-type="string" office:string-value="INSERT INTO dqa_vaccine_cpt (cpt_id, cpt_code, cpt_label, valid_start_date, use_start_date, use_end_date, valid_end_date, cvx_code) VALUES (2, '90476', 'adenovirus, type 4', '1970-01-01', '1970-01-01', '2100-01-01', '2100-01-01', '54');">
            <text:p>INSERT INTO dqa_vaccine_cpt (cpt_id, cpt_code, cpt_label, valid_start_date, use_start_date, use_end_date, valid_end_date, cvx_code) VALUES (2, '90476', 'adenovirus, type 4', '1970-01-01', '1970-01-01', '2100-01-01', '2100-01-01', '54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float" office:value="90477">
            <text:p>90477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5</text:p>
          </table:table-cell>
          <table:table-cell table:formula="of:=[.I$1]&amp;&quot; (&quot;&amp;[.A3]&amp;&quot;, '&quot;&amp;[.B3]&amp;&quot;', '&quot;&amp;[.C3]&amp;&quot;', TO_DATE('&quot;&amp;TEXT([.D3];&quot;YYYY-MM-DD&quot;)&amp;&quot;', 'YYYY-MM-DD'), TO_DATE('&quot;&amp;TEXT([.E3];&quot;YYYY-MM-DD&quot;)&amp;&quot;', 'YYYY-MM-DD'), TO_DATE('&quot;&amp;TEXT([.F3];&quot;YYYY-MM-DD&quot;)&amp;&quot;', 'YYYY-MM-DD'), TO_DATE('&quot;&amp;TEXT([.G3];&quot;YYYY-MM-DD&quot;)&amp;&quot;', 'YYYY-MM-DD'), '&quot;&amp;[.H3]&amp;&quot;');&quot;" office:value-type="string" office:string-value="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">
            <text:p>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</text:p>
          </table:table-cell>
          <table:table-cell table:formula="of:=[.I$1]&amp;&quot; (&quot;&amp;[.A3]&amp;&quot;, '&quot;&amp;[.B3]&amp;&quot;', '&quot;&amp;[.C3]&amp;&quot;', '&quot;&amp;TEXT([.D3];&quot;YYYY-MM-DD&quot;)&amp;&quot;', '&quot;&amp;TEXT([.E3];&quot;YYYY-MM-DD&quot;)&amp;&quot;', '&quot;&amp;TEXT([.F3];&quot;YYYY-MM-DD&quot;)&amp;&quot;', '&quot;&amp;TEXT([.G3];&quot;YYYY-MM-DD&quot;)&amp;&quot;', '&quot;&amp;[.H3]&amp;&quot;');&quot;" office:value-type="string" office:string-value="INSERT INTO dqa_vaccine_cpt (cpt_id, cpt_code, cpt_label, valid_start_date, use_start_date, use_end_date, valid_end_date, cvx_code) VALUES (3, '90477', 'adenovirus, type 7', '1970-01-01', '1970-01-01', '2100-01-01', '2100-01-01', '55');">
            <text:p>INSERT INTO dqa_vaccine_cpt (cpt_id, cpt_code, cpt_label, valid_start_date, use_start_date, use_end_date, valid_end_date, cvx_code) VALUES (3, '90477', 'adenovirus, type 7', '1970-01-01', '1970-01-01', '2100-01-01', '2100-01-01', '55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float" office:value="90581">
            <text:p>90581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4</text:p>
          </table:table-cell>
          <table:table-cell table:formula="of:=[.I$1]&amp;&quot; (&quot;&amp;[.A4]&amp;&quot;, '&quot;&amp;[.B4]&amp;&quot;', '&quot;&amp;[.C4]&amp;&quot;', TO_DATE('&quot;&amp;TEXT([.D4];&quot;YYYY-MM-DD&quot;)&amp;&quot;', 'YYYY-MM-DD'), TO_DATE('&quot;&amp;TEXT([.E4];&quot;YYYY-MM-DD&quot;)&amp;&quot;', 'YYYY-MM-DD'), TO_DATE('&quot;&amp;TEXT([.F4];&quot;YYYY-MM-DD&quot;)&amp;&quot;', 'YYYY-MM-DD'), TO_DATE('&quot;&amp;TEXT([.G4];&quot;YYYY-MM-DD&quot;)&amp;&quot;', 'YYYY-MM-DD'), '&quot;&amp;[.H4]&amp;&quot;');&quot;" office:value-type="string" office:string-value="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">
            <text:p>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</text:p>
          </table:table-cell>
          <table:table-cell table:formula="of:=[.I$1]&amp;&quot; (&quot;&amp;[.A4]&amp;&quot;, '&quot;&amp;[.B4]&amp;&quot;', '&quot;&amp;[.C4]&amp;&quot;', '&quot;&amp;TEXT([.D4];&quot;YYYY-MM-DD&quot;)&amp;&quot;', '&quot;&amp;TEXT([.E4];&quot;YYYY-MM-DD&quot;)&amp;&quot;', '&quot;&amp;TEXT([.F4];&quot;YYYY-MM-DD&quot;)&amp;&quot;', '&quot;&amp;TEXT([.G4];&quot;YYYY-MM-DD&quot;)&amp;&quot;', '&quot;&amp;[.H4]&amp;&quot;');&quot;" office:value-type="string" office:string-value="INSERT INTO dqa_vaccine_cpt (cpt_id, cpt_code, cpt_label, valid_start_date, use_start_date, use_end_date, valid_end_date, cvx_code) VALUES (4, '90581', 'anthrax', '1970-01-01', '1970-01-01', '2100-01-01', '2100-01-01', '24');">
            <text:p>INSERT INTO dqa_vaccine_cpt (cpt_id, cpt_code, cpt_label, valid_start_date, use_start_date, use_end_date, valid_end_date, cvx_code) VALUES (4, '90581', 'anthrax', '1970-01-01', '1970-01-01', '2100-01-01', '2100-01-01', '24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float" office:value="90585">
            <text:p>90585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9</text:p>
          </table:table-cell>
          <table:table-cell table:formula="of:=[.I$1]&amp;&quot; (&quot;&amp;[.A5]&amp;&quot;, '&quot;&amp;[.B5]&amp;&quot;', '&quot;&amp;[.C5]&amp;&quot;', TO_DATE('&quot;&amp;TEXT([.D5];&quot;YYYY-MM-DD&quot;)&amp;&quot;', 'YYYY-MM-DD'), TO_DATE('&quot;&amp;TEXT([.E5];&quot;YYYY-MM-DD&quot;)&amp;&quot;', 'YYYY-MM-DD'), TO_DATE('&quot;&amp;TEXT([.F5];&quot;YYYY-MM-DD&quot;)&amp;&quot;', 'YYYY-MM-DD'), TO_DATE('&quot;&amp;TEXT([.G5];&quot;YYYY-MM-DD&quot;)&amp;&quot;', 'YYYY-MM-DD'), '&quot;&amp;[.H5]&amp;&quot;');&quot;" office:value-type="string" office:string-value="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">
            <text:p>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</text:p>
          </table:table-cell>
          <table:table-cell table:formula="of:=[.I$1]&amp;&quot; (&quot;&amp;[.A5]&amp;&quot;, '&quot;&amp;[.B5]&amp;&quot;', '&quot;&amp;[.C5]&amp;&quot;', '&quot;&amp;TEXT([.D5];&quot;YYYY-MM-DD&quot;)&amp;&quot;', '&quot;&amp;TEXT([.E5];&quot;YYYY-MM-DD&quot;)&amp;&quot;', '&quot;&amp;TEXT([.F5];&quot;YYYY-MM-DD&quot;)&amp;&quot;', '&quot;&amp;TEXT([.G5];&quot;YYYY-MM-DD&quot;)&amp;&quot;', '&quot;&amp;[.H5]&amp;&quot;');&quot;" office:value-type="string" office:string-value="INSERT INTO dqa_vaccine_cpt (cpt_id, cpt_code, cpt_label, valid_start_date, use_start_date, use_end_date, valid_end_date, cvx_code) VALUES (5, '90585', 'BCG', '1970-01-01', '1970-01-01', '2100-01-01', '2100-01-01', '19');">
            <text:p>INSERT INTO dqa_vaccine_cpt (cpt_id, cpt_code, cpt_label, valid_start_date, use_start_date, use_end_date, valid_end_date, cvx_code) VALUES (5, '90585', 'BCG', '1970-01-01', '1970-01-01', '2100-01-01', '2100-01-01', '19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float" office:value="90728">
            <text:p>90728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9</text:p>
          </table:table-cell>
          <table:table-cell table:formula="of:=[.I$1]&amp;&quot; (&quot;&amp;[.A6]&amp;&quot;, '&quot;&amp;[.B6]&amp;&quot;', '&quot;&amp;[.C6]&amp;&quot;', TO_DATE('&quot;&amp;TEXT([.D6];&quot;YYYY-MM-DD&quot;)&amp;&quot;', 'YYYY-MM-DD'), TO_DATE('&quot;&amp;TEXT([.E6];&quot;YYYY-MM-DD&quot;)&amp;&quot;', 'YYYY-MM-DD'), TO_DATE('&quot;&amp;TEXT([.F6];&quot;YYYY-MM-DD&quot;)&amp;&quot;', 'YYYY-MM-DD'), TO_DATE('&quot;&amp;TEXT([.G6];&quot;YYYY-MM-DD&quot;)&amp;&quot;', 'YYYY-MM-DD'), '&quot;&amp;[.H6]&amp;&quot;');&quot;" office:value-type="string" office:string-value="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">
            <text:p>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</text:p>
          </table:table-cell>
          <table:table-cell table:formula="of:=[.I$1]&amp;&quot; (&quot;&amp;[.A6]&amp;&quot;, '&quot;&amp;[.B6]&amp;&quot;', '&quot;&amp;[.C6]&amp;&quot;', '&quot;&amp;TEXT([.D6];&quot;YYYY-MM-DD&quot;)&amp;&quot;', '&quot;&amp;TEXT([.E6];&quot;YYYY-MM-DD&quot;)&amp;&quot;', '&quot;&amp;TEXT([.F6];&quot;YYYY-MM-DD&quot;)&amp;&quot;', '&quot;&amp;TEXT([.G6];&quot;YYYY-MM-DD&quot;)&amp;&quot;', '&quot;&amp;[.H6]&amp;&quot;');&quot;" office:value-type="string" office:string-value="INSERT INTO dqa_vaccine_cpt (cpt_id, cpt_code, cpt_label, valid_start_date, use_start_date, use_end_date, valid_end_date, cvx_code) VALUES (6, '90728', 'BCG', '1970-01-01', '1970-01-01', '2011-03-17', '2011-03-17', '19');">
            <text:p>INSERT INTO dqa_vaccine_cpt (cpt_id, cpt_code, cpt_label, valid_start_date, use_start_date, use_end_date, valid_end_date, cvx_code) VALUES (6, '90728', 'BCG', '1970-01-01', '1970-01-01', '2011-03-17', '2011-03-17', '19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float" office:value="90287">
            <text:p>9028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7</text:p>
          </table:table-cell>
          <table:table-cell table:formula="of:=[.I$1]&amp;&quot; (&quot;&amp;[.A7]&amp;&quot;, '&quot;&amp;[.B7]&amp;&quot;', '&quot;&amp;[.C7]&amp;&quot;', TO_DATE('&quot;&amp;TEXT([.D7];&quot;YYYY-MM-DD&quot;)&amp;&quot;', 'YYYY-MM-DD'), TO_DATE('&quot;&amp;TEXT([.E7];&quot;YYYY-MM-DD&quot;)&amp;&quot;', 'YYYY-MM-DD'), TO_DATE('&quot;&amp;TEXT([.F7];&quot;YYYY-MM-DD&quot;)&amp;&quot;', 'YYYY-MM-DD'), TO_DATE('&quot;&amp;TEXT([.G7];&quot;YYYY-MM-DD&quot;)&amp;&quot;', 'YYYY-MM-DD'), '&quot;&amp;[.H7]&amp;&quot;');&quot;" office:value-type="string" office:string-value="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">
            <text:p>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</text:p>
          </table:table-cell>
          <table:table-cell table:formula="of:=[.I$1]&amp;&quot; (&quot;&amp;[.A7]&amp;&quot;, '&quot;&amp;[.B7]&amp;&quot;', '&quot;&amp;[.C7]&amp;&quot;', '&quot;&amp;TEXT([.D7];&quot;YYYY-MM-DD&quot;)&amp;&quot;', '&quot;&amp;TEXT([.E7];&quot;YYYY-MM-DD&quot;)&amp;&quot;', '&quot;&amp;TEXT([.F7];&quot;YYYY-MM-DD&quot;)&amp;&quot;', '&quot;&amp;TEXT([.G7];&quot;YYYY-MM-DD&quot;)&amp;&quot;', '&quot;&amp;[.H7]&amp;&quot;');&quot;" office:value-type="string" office:string-value="INSERT INTO dqa_vaccine_cpt (cpt_id, cpt_code, cpt_label, valid_start_date, use_start_date, use_end_date, valid_end_date, cvx_code) VALUES (7, '90287', 'botulinum antitoxin', '1970-01-01', '1970-01-01', '2100-01-01', '2100-01-01', '27');">
            <text:p>INSERT INTO dqa_vaccine_cpt (cpt_id, cpt_code, cpt_label, valid_start_date, use_start_date, use_end_date, valid_end_date, cvx_code) VALUES (7, '90287', 'botulinum antitoxin', '1970-01-01', '1970-01-01', '2100-01-01', '2100-01-01', '27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float" office:value="90725">
            <text:p>90725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6</text:p>
          </table:table-cell>
          <table:table-cell table:formula="of:=[.I$1]&amp;&quot; (&quot;&amp;[.A8]&amp;&quot;, '&quot;&amp;[.B8]&amp;&quot;', '&quot;&amp;[.C8]&amp;&quot;', TO_DATE('&quot;&amp;TEXT([.D8];&quot;YYYY-MM-DD&quot;)&amp;&quot;', 'YYYY-MM-DD'), TO_DATE('&quot;&amp;TEXT([.E8];&quot;YYYY-MM-DD&quot;)&amp;&quot;', 'YYYY-MM-DD'), TO_DATE('&quot;&amp;TEXT([.F8];&quot;YYYY-MM-DD&quot;)&amp;&quot;', 'YYYY-MM-DD'), TO_DATE('&quot;&amp;TEXT([.G8];&quot;YYYY-MM-DD&quot;)&amp;&quot;', 'YYYY-MM-DD'), '&quot;&amp;[.H8]&amp;&quot;');&quot;" office:value-type="string" office:string-value="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">
            <text:p>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</text:p>
          </table:table-cell>
          <table:table-cell table:formula="of:=[.I$1]&amp;&quot; (&quot;&amp;[.A8]&amp;&quot;, '&quot;&amp;[.B8]&amp;&quot;', '&quot;&amp;[.C8]&amp;&quot;', '&quot;&amp;TEXT([.D8];&quot;YYYY-MM-DD&quot;)&amp;&quot;', '&quot;&amp;TEXT([.E8];&quot;YYYY-MM-DD&quot;)&amp;&quot;', '&quot;&amp;TEXT([.F8];&quot;YYYY-MM-DD&quot;)&amp;&quot;', '&quot;&amp;TEXT([.G8];&quot;YYYY-MM-DD&quot;)&amp;&quot;', '&quot;&amp;[.H8]&amp;&quot;');&quot;" office:value-type="string" office:string-value="INSERT INTO dqa_vaccine_cpt (cpt_id, cpt_code, cpt_label, valid_start_date, use_start_date, use_end_date, valid_end_date, cvx_code) VALUES (8, '90725', 'cholera', '1970-01-01', '1970-01-01', '2100-01-01', '2100-01-01', '26');">
            <text:p>INSERT INTO dqa_vaccine_cpt (cpt_id, cpt_code, cpt_label, valid_start_date, use_start_date, use_end_date, valid_end_date, cvx_code) VALUES (8, '90725', 'cholera', '1970-01-01', '1970-01-01', '2100-01-01', '2100-01-01', '26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float" office:value="90291">
            <text:p>90291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9</text:p>
          </table:table-cell>
          <table:table-cell table:formula="of:=[.I$1]&amp;&quot; (&quot;&amp;[.A9]&amp;&quot;, '&quot;&amp;[.B9]&amp;&quot;', '&quot;&amp;[.C9]&amp;&quot;', TO_DATE('&quot;&amp;TEXT([.D9];&quot;YYYY-MM-DD&quot;)&amp;&quot;', 'YYYY-MM-DD'), TO_DATE('&quot;&amp;TEXT([.E9];&quot;YYYY-MM-DD&quot;)&amp;&quot;', 'YYYY-MM-DD'), TO_DATE('&quot;&amp;TEXT([.F9];&quot;YYYY-MM-DD&quot;)&amp;&quot;', 'YYYY-MM-DD'), TO_DATE('&quot;&amp;TEXT([.G9];&quot;YYYY-MM-DD&quot;)&amp;&quot;', 'YYYY-MM-DD'), '&quot;&amp;[.H9]&amp;&quot;');&quot;" office:value-type="string" office:string-value="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">
            <text:p>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</text:p>
          </table:table-cell>
          <table:table-cell table:formula="of:=[.I$1]&amp;&quot; (&quot;&amp;[.A9]&amp;&quot;, '&quot;&amp;[.B9]&amp;&quot;', '&quot;&amp;[.C9]&amp;&quot;', '&quot;&amp;TEXT([.D9];&quot;YYYY-MM-DD&quot;)&amp;&quot;', '&quot;&amp;TEXT([.E9];&quot;YYYY-MM-DD&quot;)&amp;&quot;', '&quot;&amp;TEXT([.F9];&quot;YYYY-MM-DD&quot;)&amp;&quot;', '&quot;&amp;TEXT([.G9];&quot;YYYY-MM-DD&quot;)&amp;&quot;', '&quot;&amp;[.H9]&amp;&quot;');&quot;" office:value-type="string" office:string-value="INSERT INTO dqa_vaccine_cpt (cpt_id, cpt_code, cpt_label, valid_start_date, use_start_date, use_end_date, valid_end_date, cvx_code) VALUES (9, '90291', 'CMVIG', '1970-01-01', '1970-01-01', '2100-01-01', '2100-01-01', '29');">
            <text:p>INSERT INTO dqa_vaccine_cpt (cpt_id, cpt_code, cpt_label, valid_start_date, use_start_date, use_end_date, valid_end_date, cvx_code) VALUES (9, '90291', 'CMVIG', '1970-01-01', '1970-01-01', '2100-01-01', '2100-01-01', '29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float" office:value="90296">
            <text:p>90296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</text:p>
          </table:table-cell>
          <table:table-cell table:formula="of:=[.I$1]&amp;&quot; (&quot;&amp;[.A10]&amp;&quot;, '&quot;&amp;[.B10]&amp;&quot;', '&quot;&amp;[.C10]&amp;&quot;', TO_DATE('&quot;&amp;TEXT([.D10];&quot;YYYY-MM-DD&quot;)&amp;&quot;', 'YYYY-MM-DD'), TO_DATE('&quot;&amp;TEXT([.E10];&quot;YYYY-MM-DD&quot;)&amp;&quot;', 'YYYY-MM-DD'), TO_DATE('&quot;&amp;TEXT([.F10];&quot;YYYY-MM-DD&quot;)&amp;&quot;', 'YYYY-MM-DD'), TO_DATE('&quot;&amp;TEXT([.G10];&quot;YYYY-MM-DD&quot;)&amp;&quot;', 'YYYY-MM-DD'), '&quot;&amp;[.H10]&amp;&quot;');&quot;" office:value-type="string" office:string-value="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">
            <text:p>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</text:p>
          </table:table-cell>
          <table:table-cell table:formula="of:=[.I$1]&amp;&quot; (&quot;&amp;[.A10]&amp;&quot;, '&quot;&amp;[.B10]&amp;&quot;', '&quot;&amp;[.C10]&amp;&quot;', '&quot;&amp;TEXT([.D10];&quot;YYYY-MM-DD&quot;)&amp;&quot;', '&quot;&amp;TEXT([.E10];&quot;YYYY-MM-DD&quot;)&amp;&quot;', '&quot;&amp;TEXT([.F10];&quot;YYYY-MM-DD&quot;)&amp;&quot;', '&quot;&amp;TEXT([.G10];&quot;YYYY-MM-DD&quot;)&amp;&quot;', '&quot;&amp;[.H10]&amp;&quot;');&quot;" office:value-type="string" office:string-value="INSERT INTO dqa_vaccine_cpt (cpt_id, cpt_code, cpt_label, valid_start_date, use_start_date, use_end_date, valid_end_date, cvx_code) VALUES (10, '90296', 'diphtheria antitoxin', '1970-01-01', '1970-01-01', '2100-01-01', '2100-01-01', '12');">
            <text:p>INSERT INTO dqa_vaccine_cpt (cpt_id, cpt_code, cpt_label, valid_start_date, use_start_date, use_end_date, valid_end_date, cvx_code) VALUES (10, '90296', 'diphtheria antitoxin', '1970-01-01', '1970-01-01', '2100-01-01', '2100-01-01', '12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float" office:value="90702">
            <text:p>90702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8</text:p>
          </table:table-cell>
          <table:table-cell table:formula="of:=[.I$1]&amp;&quot; (&quot;&amp;[.A11]&amp;&quot;, '&quot;&amp;[.B11]&amp;&quot;', '&quot;&amp;[.C11]&amp;&quot;', TO_DATE('&quot;&amp;TEXT([.D11];&quot;YYYY-MM-DD&quot;)&amp;&quot;', 'YYYY-MM-DD'), TO_DATE('&quot;&amp;TEXT([.E11];&quot;YYYY-MM-DD&quot;)&amp;&quot;', 'YYYY-MM-DD'), TO_DATE('&quot;&amp;TEXT([.F11];&quot;YYYY-MM-DD&quot;)&amp;&quot;', 'YYYY-MM-DD'), TO_DATE('&quot;&amp;TEXT([.G11];&quot;YYYY-MM-DD&quot;)&amp;&quot;', 'YYYY-MM-DD'), '&quot;&amp;[.H11]&amp;&quot;');&quot;" office:value-type="string" office:string-value="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">
            <text:p>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</text:p>
          </table:table-cell>
          <table:table-cell table:formula="of:=[.I$1]&amp;&quot; (&quot;&amp;[.A11]&amp;&quot;, '&quot;&amp;[.B11]&amp;&quot;', '&quot;&amp;[.C11]&amp;&quot;', '&quot;&amp;TEXT([.D11];&quot;YYYY-MM-DD&quot;)&amp;&quot;', '&quot;&amp;TEXT([.E11];&quot;YYYY-MM-DD&quot;)&amp;&quot;', '&quot;&amp;TEXT([.F11];&quot;YYYY-MM-DD&quot;)&amp;&quot;', '&quot;&amp;TEXT([.G11];&quot;YYYY-MM-DD&quot;)&amp;&quot;', '&quot;&amp;[.H11]&amp;&quot;');&quot;" office:value-type="string" office:string-value="INSERT INTO dqa_vaccine_cpt (cpt_id, cpt_code, cpt_label, valid_start_date, use_start_date, use_end_date, valid_end_date, cvx_code) VALUES (11, '90702', 'DT (pediatric)', '1970-01-01', '1970-01-01', '2100-01-01', '2100-01-01', '28');">
            <text:p>INSERT INTO dqa_vaccine_cpt (cpt_id, cpt_code, cpt_label, valid_start_date, use_start_date, use_end_date, valid_end_date, cvx_code) VALUES (11, '90702', 'DT (pediatric)', '1970-01-01', '1970-01-01', '2100-01-01', '2100-01-01', '28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float" office:value="90700">
            <text:p>9070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0</text:p>
          </table:table-cell>
          <table:table-cell table:formula="of:=[.I$1]&amp;&quot; (&quot;&amp;[.A12]&amp;&quot;, '&quot;&amp;[.B12]&amp;&quot;', '&quot;&amp;[.C12]&amp;&quot;', TO_DATE('&quot;&amp;TEXT([.D12];&quot;YYYY-MM-DD&quot;)&amp;&quot;', 'YYYY-MM-DD'), TO_DATE('&quot;&amp;TEXT([.E12];&quot;YYYY-MM-DD&quot;)&amp;&quot;', 'YYYY-MM-DD'), TO_DATE('&quot;&amp;TEXT([.F12];&quot;YYYY-MM-DD&quot;)&amp;&quot;', 'YYYY-MM-DD'), TO_DATE('&quot;&amp;TEXT([.G12];&quot;YYYY-MM-DD&quot;)&amp;&quot;', 'YYYY-MM-DD'), '&quot;&amp;[.H12]&amp;&quot;');&quot;" office:value-type="string" office:string-value="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">
            <text:p>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</text:p>
          </table:table-cell>
          <table:table-cell table:formula="of:=[.I$1]&amp;&quot; (&quot;&amp;[.A12]&amp;&quot;, '&quot;&amp;[.B12]&amp;&quot;', '&quot;&amp;[.C12]&amp;&quot;', '&quot;&amp;TEXT([.D12];&quot;YYYY-MM-DD&quot;)&amp;&quot;', '&quot;&amp;TEXT([.E12];&quot;YYYY-MM-DD&quot;)&amp;&quot;', '&quot;&amp;TEXT([.F12];&quot;YYYY-MM-DD&quot;)&amp;&quot;', '&quot;&amp;TEXT([.G12];&quot;YYYY-MM-DD&quot;)&amp;&quot;', '&quot;&amp;[.H12]&amp;&quot;');&quot;" office:value-type="string" office:string-value="INSERT INTO dqa_vaccine_cpt (cpt_id, cpt_code, cpt_label, valid_start_date, use_start_date, use_end_date, valid_end_date, cvx_code) VALUES (12, '90700', 'DTaP', '1970-01-01', '1970-01-01', '2100-01-01', '2100-01-01', '20');">
            <text:p>INSERT INTO dqa_vaccine_cpt (cpt_id, cpt_code, cpt_label, valid_start_date, use_start_date, use_end_date, valid_end_date, cvx_code) VALUES (12, '90700', 'DTaP', '1970-01-01', '1970-01-01', '2100-01-01', '2100-01-01', '20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float" office:value="90700">
            <text:p>90700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6</text:p>
          </table:table-cell>
          <table:table-cell table:formula="of:=[.I$1]&amp;&quot; (&quot;&amp;[.A13]&amp;&quot;, '&quot;&amp;[.B13]&amp;&quot;', '&quot;&amp;[.C13]&amp;&quot;', TO_DATE('&quot;&amp;TEXT([.D13];&quot;YYYY-MM-DD&quot;)&amp;&quot;', 'YYYY-MM-DD'), TO_DATE('&quot;&amp;TEXT([.E13];&quot;YYYY-MM-DD&quot;)&amp;&quot;', 'YYYY-MM-DD'), TO_DATE('&quot;&amp;TEXT([.F13];&quot;YYYY-MM-DD&quot;)&amp;&quot;', 'YYYY-MM-DD'), TO_DATE('&quot;&amp;TEXT([.G13];&quot;YYYY-MM-DD&quot;)&amp;&quot;', 'YYYY-MM-DD'), '&quot;&amp;[.H13]&amp;&quot;');&quot;" office:value-type="string" office:string-value="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">
            <text:p>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</text:p>
          </table:table-cell>
          <table:table-cell table:formula="of:=[.I$1]&amp;&quot; (&quot;&amp;[.A13]&amp;&quot;, '&quot;&amp;[.B13]&amp;&quot;', '&quot;&amp;[.C13]&amp;&quot;', '&quot;&amp;TEXT([.D13];&quot;YYYY-MM-DD&quot;)&amp;&quot;', '&quot;&amp;TEXT([.E13];&quot;YYYY-MM-DD&quot;)&amp;&quot;', '&quot;&amp;TEXT([.F13];&quot;YYYY-MM-DD&quot;)&amp;&quot;', '&quot;&amp;TEXT([.G13];&quot;YYYY-MM-DD&quot;)&amp;&quot;', '&quot;&amp;[.H13]&amp;&quot;');&quot;" office:value-type="string" office:string-value="INSERT INTO dqa_vaccine_cpt (cpt_id, cpt_code, cpt_label, valid_start_date, use_start_date, use_end_date, valid_end_date, cvx_code) VALUES (13, '90700', 'DTaP, 5 pertussis antigens', '1970-01-01', '1970-01-01', '2100-01-01', '2100-01-01', '106');">
            <text:p>INSERT INTO dqa_vaccine_cpt (cpt_id, cpt_code, cpt_label, valid_start_date, use_start_date, use_end_date, valid_end_date, cvx_code) VALUES (13, '90700', 'DTaP, 5 pertussis antigens', '1970-01-01', '1970-01-01', '2100-01-01', '2100-01-01', '106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float" office:value="90723">
            <text:p>90723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0</text:p>
          </table:table-cell>
          <table:table-cell table:formula="of:=[.I$1]&amp;&quot; (&quot;&amp;[.A14]&amp;&quot;, '&quot;&amp;[.B14]&amp;&quot;', '&quot;&amp;[.C14]&amp;&quot;', TO_DATE('&quot;&amp;TEXT([.D14];&quot;YYYY-MM-DD&quot;)&amp;&quot;', 'YYYY-MM-DD'), TO_DATE('&quot;&amp;TEXT([.E14];&quot;YYYY-MM-DD&quot;)&amp;&quot;', 'YYYY-MM-DD'), TO_DATE('&quot;&amp;TEXT([.F14];&quot;YYYY-MM-DD&quot;)&amp;&quot;', 'YYYY-MM-DD'), TO_DATE('&quot;&amp;TEXT([.G14];&quot;YYYY-MM-DD&quot;)&amp;&quot;', 'YYYY-MM-DD'), '&quot;&amp;[.H14]&amp;&quot;');&quot;" office:value-type="string" office:string-value="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">
            <text:p>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</text:p>
          </table:table-cell>
          <table:table-cell table:formula="of:=[.I$1]&amp;&quot; (&quot;&amp;[.A14]&amp;&quot;, '&quot;&amp;[.B14]&amp;&quot;', '&quot;&amp;[.C14]&amp;&quot;', '&quot;&amp;TEXT([.D14];&quot;YYYY-MM-DD&quot;)&amp;&quot;', '&quot;&amp;TEXT([.E14];&quot;YYYY-MM-DD&quot;)&amp;&quot;', '&quot;&amp;TEXT([.F14];&quot;YYYY-MM-DD&quot;)&amp;&quot;', '&quot;&amp;TEXT([.G14];&quot;YYYY-MM-DD&quot;)&amp;&quot;', '&quot;&amp;[.H14]&amp;&quot;');&quot;" office:value-type="string" office:string-value="INSERT INTO dqa_vaccine_cpt (cpt_id, cpt_code, cpt_label, valid_start_date, use_start_date, use_end_date, valid_end_date, cvx_code) VALUES (14, '90723', 'DTaP-Hep B-IPV', '1970-01-01', '1970-01-01', '2100-01-01', '2100-01-01', '110');">
            <text:p>INSERT INTO dqa_vaccine_cpt (cpt_id, cpt_code, cpt_label, valid_start_date, use_start_date, use_end_date, valid_end_date, cvx_code) VALUES (14, '90723', 'DTaP-Hep B-IPV', '1970-01-01', '1970-01-01', '2100-01-01', '2100-01-01', '110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float" office:value="90721">
            <text:p>90721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0</text:p>
          </table:table-cell>
          <table:table-cell table:formula="of:=[.I$1]&amp;&quot; (&quot;&amp;[.A15]&amp;&quot;, '&quot;&amp;[.B15]&amp;&quot;', '&quot;&amp;[.C15]&amp;&quot;', TO_DATE('&quot;&amp;TEXT([.D15];&quot;YYYY-MM-DD&quot;)&amp;&quot;', 'YYYY-MM-DD'), TO_DATE('&quot;&amp;TEXT([.E15];&quot;YYYY-MM-DD&quot;)&amp;&quot;', 'YYYY-MM-DD'), TO_DATE('&quot;&amp;TEXT([.F15];&quot;YYYY-MM-DD&quot;)&amp;&quot;', 'YYYY-MM-DD'), TO_DATE('&quot;&amp;TEXT([.G15];&quot;YYYY-MM-DD&quot;)&amp;&quot;', 'YYYY-MM-DD'), '&quot;&amp;[.H15]&amp;&quot;');&quot;" office:value-type="string" office:string-value="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">
            <text:p>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</text:p>
          </table:table-cell>
          <table:table-cell table:formula="of:=[.I$1]&amp;&quot; (&quot;&amp;[.A15]&amp;&quot;, '&quot;&amp;[.B15]&amp;&quot;', '&quot;&amp;[.C15]&amp;&quot;', '&quot;&amp;TEXT([.D15];&quot;YYYY-MM-DD&quot;)&amp;&quot;', '&quot;&amp;TEXT([.E15];&quot;YYYY-MM-DD&quot;)&amp;&quot;', '&quot;&amp;TEXT([.F15];&quot;YYYY-MM-DD&quot;)&amp;&quot;', '&quot;&amp;TEXT([.G15];&quot;YYYY-MM-DD&quot;)&amp;&quot;', '&quot;&amp;[.H15]&amp;&quot;');&quot;" office:value-type="string" office:string-value="INSERT INTO dqa_vaccine_cpt (cpt_id, cpt_code, cpt_label, valid_start_date, use_start_date, use_end_date, valid_end_date, cvx_code) VALUES (15, '90721', 'DTaP-Hib', '1970-01-01', '1970-01-01', '2100-01-01', '2100-01-01', '50');">
            <text:p>INSERT INTO dqa_vaccine_cpt (cpt_id, cpt_code, cpt_label, valid_start_date, use_start_date, use_end_date, valid_end_date, cvx_code) VALUES (15, '90721', 'DTaP-Hib', '1970-01-01', '1970-01-01', '2100-01-01', '2100-01-01', '50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float" office:value="90698">
            <text:p>90698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0</text:p>
          </table:table-cell>
          <table:table-cell table:formula="of:=[.I$1]&amp;&quot; (&quot;&amp;[.A16]&amp;&quot;, '&quot;&amp;[.B16]&amp;&quot;', '&quot;&amp;[.C16]&amp;&quot;', TO_DATE('&quot;&amp;TEXT([.D16];&quot;YYYY-MM-DD&quot;)&amp;&quot;', 'YYYY-MM-DD'), TO_DATE('&quot;&amp;TEXT([.E16];&quot;YYYY-MM-DD&quot;)&amp;&quot;', 'YYYY-MM-DD'), TO_DATE('&quot;&amp;TEXT([.F16];&quot;YYYY-MM-DD&quot;)&amp;&quot;', 'YYYY-MM-DD'), TO_DATE('&quot;&amp;TEXT([.G16];&quot;YYYY-MM-DD&quot;)&amp;&quot;', 'YYYY-MM-DD'), '&quot;&amp;[.H16]&amp;&quot;');&quot;" office:value-type="string" office:string-value="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">
            <text:p>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</text:p>
          </table:table-cell>
          <table:table-cell table:formula="of:=[.I$1]&amp;&quot; (&quot;&amp;[.A16]&amp;&quot;, '&quot;&amp;[.B16]&amp;&quot;', '&quot;&amp;[.C16]&amp;&quot;', '&quot;&amp;TEXT([.D16];&quot;YYYY-MM-DD&quot;)&amp;&quot;', '&quot;&amp;TEXT([.E16];&quot;YYYY-MM-DD&quot;)&amp;&quot;', '&quot;&amp;TEXT([.F16];&quot;YYYY-MM-DD&quot;)&amp;&quot;', '&quot;&amp;TEXT([.G16];&quot;YYYY-MM-DD&quot;)&amp;&quot;', '&quot;&amp;[.H16]&amp;&quot;');&quot;" office:value-type="string" office:string-value="INSERT INTO dqa_vaccine_cpt (cpt_id, cpt_code, cpt_label, valid_start_date, use_start_date, use_end_date, valid_end_date, cvx_code) VALUES (16, '90698', 'DTaP-Hib-IPV', '1970-01-01', '1970-01-01', '2100-01-01', '2100-01-01', '120');">
            <text:p>INSERT INTO dqa_vaccine_cpt (cpt_id, cpt_code, cpt_label, valid_start_date, use_start_date, use_end_date, valid_end_date, cvx_code) VALUES (16, '90698', 'DTaP-Hib-IPV', '1970-01-01', '1970-01-01', '2100-01-01', '2100-01-01', '120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float" office:value="90696">
            <text:p>90696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0</text:p>
          </table:table-cell>
          <table:table-cell table:formula="of:=[.I$1]&amp;&quot; (&quot;&amp;[.A17]&amp;&quot;, '&quot;&amp;[.B17]&amp;&quot;', '&quot;&amp;[.C17]&amp;&quot;', TO_DATE('&quot;&amp;TEXT([.D17];&quot;YYYY-MM-DD&quot;)&amp;&quot;', 'YYYY-MM-DD'), TO_DATE('&quot;&amp;TEXT([.E17];&quot;YYYY-MM-DD&quot;)&amp;&quot;', 'YYYY-MM-DD'), TO_DATE('&quot;&amp;TEXT([.F17];&quot;YYYY-MM-DD&quot;)&amp;&quot;', 'YYYY-MM-DD'), TO_DATE('&quot;&amp;TEXT([.G17];&quot;YYYY-MM-DD&quot;)&amp;&quot;', 'YYYY-MM-DD'), '&quot;&amp;[.H17]&amp;&quot;');&quot;" office:value-type="string" office:string-value="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">
            <text:p>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</text:p>
          </table:table-cell>
          <table:table-cell table:formula="of:=[.I$1]&amp;&quot; (&quot;&amp;[.A17]&amp;&quot;, '&quot;&amp;[.B17]&amp;&quot;', '&quot;&amp;[.C17]&amp;&quot;', '&quot;&amp;TEXT([.D17];&quot;YYYY-MM-DD&quot;)&amp;&quot;', '&quot;&amp;TEXT([.E17];&quot;YYYY-MM-DD&quot;)&amp;&quot;', '&quot;&amp;TEXT([.F17];&quot;YYYY-MM-DD&quot;)&amp;&quot;', '&quot;&amp;TEXT([.G17];&quot;YYYY-MM-DD&quot;)&amp;&quot;', '&quot;&amp;[.H17]&amp;&quot;');&quot;" office:value-type="string" office:string-value="INSERT INTO dqa_vaccine_cpt (cpt_id, cpt_code, cpt_label, valid_start_date, use_start_date, use_end_date, valid_end_date, cvx_code) VALUES (17, '90696', 'DTaP-IPV', '1970-01-01', '1970-01-01', '2100-01-01', '2100-01-01', '130');">
            <text:p>INSERT INTO dqa_vaccine_cpt (cpt_id, cpt_code, cpt_label, valid_start_date, use_start_date, use_end_date, valid_end_date, cvx_code) VALUES (17, '90696', 'DTaP-IPV', '1970-01-01', '1970-01-01', '2100-01-01', '2100-01-01', '130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float" office:value="90701">
            <text:p>907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1</text:p>
          </table:table-cell>
          <table:table-cell table:formula="of:=[.I$1]&amp;&quot; (&quot;&amp;[.A18]&amp;&quot;, '&quot;&amp;[.B18]&amp;&quot;', '&quot;&amp;[.C18]&amp;&quot;', TO_DATE('&quot;&amp;TEXT([.D18];&quot;YYYY-MM-DD&quot;)&amp;&quot;', 'YYYY-MM-DD'), TO_DATE('&quot;&amp;TEXT([.E18];&quot;YYYY-MM-DD&quot;)&amp;&quot;', 'YYYY-MM-DD'), TO_DATE('&quot;&amp;TEXT([.F18];&quot;YYYY-MM-DD&quot;)&amp;&quot;', 'YYYY-MM-DD'), TO_DATE('&quot;&amp;TEXT([.G18];&quot;YYYY-MM-DD&quot;)&amp;&quot;', 'YYYY-MM-DD'), '&quot;&amp;[.H18]&amp;&quot;');&quot;" office:value-type="string" office:string-value="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">
            <text:p>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</text:p>
          </table:table-cell>
          <table:table-cell table:formula="of:=[.I$1]&amp;&quot; (&quot;&amp;[.A18]&amp;&quot;, '&quot;&amp;[.B18]&amp;&quot;', '&quot;&amp;[.C18]&amp;&quot;', '&quot;&amp;TEXT([.D18];&quot;YYYY-MM-DD&quot;)&amp;&quot;', '&quot;&amp;TEXT([.E18];&quot;YYYY-MM-DD&quot;)&amp;&quot;', '&quot;&amp;TEXT([.F18];&quot;YYYY-MM-DD&quot;)&amp;&quot;', '&quot;&amp;TEXT([.G18];&quot;YYYY-MM-DD&quot;)&amp;&quot;', '&quot;&amp;[.H18]&amp;&quot;');&quot;" office:value-type="string" office:string-value="INSERT INTO dqa_vaccine_cpt (cpt_id, cpt_code, cpt_label, valid_start_date, use_start_date, use_end_date, valid_end_date, cvx_code) VALUES (18, '90701', 'DTP', '1970-01-01', '1970-01-01', '2100-01-01', '2100-01-01', '01');">
            <text:p>INSERT INTO dqa_vaccine_cpt (cpt_id, cpt_code, cpt_label, valid_start_date, use_start_date, use_end_date, valid_end_date, cvx_code) VALUES (18, '90701', 'DTP', '1970-01-01', '1970-01-01', '2100-01-01', '2100-01-01', '01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float" office:value="90720">
            <text:p>90720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2</text:p>
          </table:table-cell>
          <table:table-cell table:formula="of:=[.I$1]&amp;&quot; (&quot;&amp;[.A19]&amp;&quot;, '&quot;&amp;[.B19]&amp;&quot;', '&quot;&amp;[.C19]&amp;&quot;', TO_DATE('&quot;&amp;TEXT([.D19];&quot;YYYY-MM-DD&quot;)&amp;&quot;', 'YYYY-MM-DD'), TO_DATE('&quot;&amp;TEXT([.E19];&quot;YYYY-MM-DD&quot;)&amp;&quot;', 'YYYY-MM-DD'), TO_DATE('&quot;&amp;TEXT([.F19];&quot;YYYY-MM-DD&quot;)&amp;&quot;', 'YYYY-MM-DD'), TO_DATE('&quot;&amp;TEXT([.G19];&quot;YYYY-MM-DD&quot;)&amp;&quot;', 'YYYY-MM-DD'), '&quot;&amp;[.H19]&amp;&quot;');&quot;" office:value-type="string" office:string-value="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">
            <text:p>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</text:p>
          </table:table-cell>
          <table:table-cell table:formula="of:=[.I$1]&amp;&quot; (&quot;&amp;[.A19]&amp;&quot;, '&quot;&amp;[.B19]&amp;&quot;', '&quot;&amp;[.C19]&amp;&quot;', '&quot;&amp;TEXT([.D19];&quot;YYYY-MM-DD&quot;)&amp;&quot;', '&quot;&amp;TEXT([.E19];&quot;YYYY-MM-DD&quot;)&amp;&quot;', '&quot;&amp;TEXT([.F19];&quot;YYYY-MM-DD&quot;)&amp;&quot;', '&quot;&amp;TEXT([.G19];&quot;YYYY-MM-DD&quot;)&amp;&quot;', '&quot;&amp;[.H19]&amp;&quot;');&quot;" office:value-type="string" office:string-value="INSERT INTO dqa_vaccine_cpt (cpt_id, cpt_code, cpt_label, valid_start_date, use_start_date, use_end_date, valid_end_date, cvx_code) VALUES (19, '90720', 'DTP-Hib', '1970-01-01', '1970-01-01', '2100-01-01', '2100-01-01', '22');">
            <text:p>INSERT INTO dqa_vaccine_cpt (cpt_id, cpt_code, cpt_label, valid_start_date, use_start_date, use_end_date, valid_end_date, cvx_code) VALUES (19, '90720', 'DTP-Hib', '1970-01-01', '1970-01-01', '2100-01-01', '2100-01-01', '22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float" office:value="90371">
            <text:p>90371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0</text:p>
          </table:table-cell>
          <table:table-cell table:formula="of:=[.I$1]&amp;&quot; (&quot;&amp;[.A20]&amp;&quot;, '&quot;&amp;[.B20]&amp;&quot;', '&quot;&amp;[.C20]&amp;&quot;', TO_DATE('&quot;&amp;TEXT([.D20];&quot;YYYY-MM-DD&quot;)&amp;&quot;', 'YYYY-MM-DD'), TO_DATE('&quot;&amp;TEXT([.E20];&quot;YYYY-MM-DD&quot;)&amp;&quot;', 'YYYY-MM-DD'), TO_DATE('&quot;&amp;TEXT([.F20];&quot;YYYY-MM-DD&quot;)&amp;&quot;', 'YYYY-MM-DD'), TO_DATE('&quot;&amp;TEXT([.G20];&quot;YYYY-MM-DD&quot;)&amp;&quot;', 'YYYY-MM-DD'), '&quot;&amp;[.H20]&amp;&quot;');&quot;" office:value-type="string" office:string-value="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">
            <text:p>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</text:p>
          </table:table-cell>
          <table:table-cell table:formula="of:=[.I$1]&amp;&quot; (&quot;&amp;[.A20]&amp;&quot;, '&quot;&amp;[.B20]&amp;&quot;', '&quot;&amp;[.C20]&amp;&quot;', '&quot;&amp;TEXT([.D20];&quot;YYYY-MM-DD&quot;)&amp;&quot;', '&quot;&amp;TEXT([.E20];&quot;YYYY-MM-DD&quot;)&amp;&quot;', '&quot;&amp;TEXT([.F20];&quot;YYYY-MM-DD&quot;)&amp;&quot;', '&quot;&amp;TEXT([.G20];&quot;YYYY-MM-DD&quot;)&amp;&quot;', '&quot;&amp;[.H20]&amp;&quot;');&quot;" office:value-type="string" office:string-value="INSERT INTO dqa_vaccine_cpt (cpt_id, cpt_code, cpt_label, valid_start_date, use_start_date, use_end_date, valid_end_date, cvx_code) VALUES (20, '90371', 'HBIG', '1970-01-01', '1970-01-01', '2100-01-01', '2100-01-01', '30');">
            <text:p>INSERT INTO dqa_vaccine_cpt (cpt_id, cpt_code, cpt_label, valid_start_date, use_start_date, use_end_date, valid_end_date, cvx_code) VALUES (20, '90371', 'HBIG', '1970-01-01', '1970-01-01', '2100-01-01', '2100-01-01', '30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float" office:value="90632">
            <text:p>9063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2</text:p>
          </table:table-cell>
          <table:table-cell table:formula="of:=[.I$1]&amp;&quot; (&quot;&amp;[.A21]&amp;&quot;, '&quot;&amp;[.B21]&amp;&quot;', '&quot;&amp;[.C21]&amp;&quot;', TO_DATE('&quot;&amp;TEXT([.D21];&quot;YYYY-MM-DD&quot;)&amp;&quot;', 'YYYY-MM-DD'), TO_DATE('&quot;&amp;TEXT([.E21];&quot;YYYY-MM-DD&quot;)&amp;&quot;', 'YYYY-MM-DD'), TO_DATE('&quot;&amp;TEXT([.F21];&quot;YYYY-MM-DD&quot;)&amp;&quot;', 'YYYY-MM-DD'), TO_DATE('&quot;&amp;TEXT([.G21];&quot;YYYY-MM-DD&quot;)&amp;&quot;', 'YYYY-MM-DD'), '&quot;&amp;[.H21]&amp;&quot;');&quot;" office:value-type="string" office:string-value="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">
            <text:p>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</text:p>
          </table:table-cell>
          <table:table-cell table:formula="of:=[.I$1]&amp;&quot; (&quot;&amp;[.A21]&amp;&quot;, '&quot;&amp;[.B21]&amp;&quot;', '&quot;&amp;[.C21]&amp;&quot;', '&quot;&amp;TEXT([.D21];&quot;YYYY-MM-DD&quot;)&amp;&quot;', '&quot;&amp;TEXT([.E21];&quot;YYYY-MM-DD&quot;)&amp;&quot;', '&quot;&amp;TEXT([.F21];&quot;YYYY-MM-DD&quot;)&amp;&quot;', '&quot;&amp;TEXT([.G21];&quot;YYYY-MM-DD&quot;)&amp;&quot;', '&quot;&amp;[.H21]&amp;&quot;');&quot;" office:value-type="string" office:string-value="INSERT INTO dqa_vaccine_cpt (cpt_id, cpt_code, cpt_label, valid_start_date, use_start_date, use_end_date, valid_end_date, cvx_code) VALUES (21, '90632', 'Hep A, adult', '1970-01-01', '1970-01-01', '2100-01-01', '2100-01-01', '52');">
            <text:p>INSERT INTO dqa_vaccine_cpt (cpt_id, cpt_code, cpt_label, valid_start_date, use_start_date, use_end_date, valid_end_date, cvx_code) VALUES (21, '90632', 'Hep A, adult', '1970-01-01', '1970-01-01', '2100-01-01', '2100-01-01', '52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float" office:value="90633">
            <text:p>9063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3</text:p>
          </table:table-cell>
          <table:table-cell table:formula="of:=[.I$1]&amp;&quot; (&quot;&amp;[.A22]&amp;&quot;, '&quot;&amp;[.B22]&amp;&quot;', '&quot;&amp;[.C22]&amp;&quot;', TO_DATE('&quot;&amp;TEXT([.D22];&quot;YYYY-MM-DD&quot;)&amp;&quot;', 'YYYY-MM-DD'), TO_DATE('&quot;&amp;TEXT([.E22];&quot;YYYY-MM-DD&quot;)&amp;&quot;', 'YYYY-MM-DD'), TO_DATE('&quot;&amp;TEXT([.F22];&quot;YYYY-MM-DD&quot;)&amp;&quot;', 'YYYY-MM-DD'), TO_DATE('&quot;&amp;TEXT([.G22];&quot;YYYY-MM-DD&quot;)&amp;&quot;', 'YYYY-MM-DD'), '&quot;&amp;[.H22]&amp;&quot;');&quot;" office:value-type="string" office:string-value="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">
            <text:p>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</text:p>
          </table:table-cell>
          <table:table-cell table:formula="of:=[.I$1]&amp;&quot; (&quot;&amp;[.A22]&amp;&quot;, '&quot;&amp;[.B22]&amp;&quot;', '&quot;&amp;[.C22]&amp;&quot;', '&quot;&amp;TEXT([.D22];&quot;YYYY-MM-DD&quot;)&amp;&quot;', '&quot;&amp;TEXT([.E22];&quot;YYYY-MM-DD&quot;)&amp;&quot;', '&quot;&amp;TEXT([.F22];&quot;YYYY-MM-DD&quot;)&amp;&quot;', '&quot;&amp;TEXT([.G22];&quot;YYYY-MM-DD&quot;)&amp;&quot;', '&quot;&amp;[.H22]&amp;&quot;');&quot;" office:value-type="string" office:string-value="INSERT INTO dqa_vaccine_cpt (cpt_id, cpt_code, cpt_label, valid_start_date, use_start_date, use_end_date, valid_end_date, cvx_code) VALUES (22, '90633', 'Hep A, ped/adol, 2 dose', '1970-01-01', '1970-01-01', '2100-01-01', '2100-01-01', '83');">
            <text:p>INSERT INTO dqa_vaccine_cpt (cpt_id, cpt_code, cpt_label, valid_start_date, use_start_date, use_end_date, valid_end_date, cvx_code) VALUES (22, '90633', 'Hep A, ped/adol, 2 dose', '1970-01-01', '1970-01-01', '2100-01-01', '2100-01-01', '83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float" office:value="90634">
            <text:p>9063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4</text:p>
          </table:table-cell>
          <table:table-cell table:formula="of:=[.I$1]&amp;&quot; (&quot;&amp;[.A23]&amp;&quot;, '&quot;&amp;[.B23]&amp;&quot;', '&quot;&amp;[.C23]&amp;&quot;', TO_DATE('&quot;&amp;TEXT([.D23];&quot;YYYY-MM-DD&quot;)&amp;&quot;', 'YYYY-MM-DD'), TO_DATE('&quot;&amp;TEXT([.E23];&quot;YYYY-MM-DD&quot;)&amp;&quot;', 'YYYY-MM-DD'), TO_DATE('&quot;&amp;TEXT([.F23];&quot;YYYY-MM-DD&quot;)&amp;&quot;', 'YYYY-MM-DD'), TO_DATE('&quot;&amp;TEXT([.G23];&quot;YYYY-MM-DD&quot;)&amp;&quot;', 'YYYY-MM-DD'), '&quot;&amp;[.H23]&amp;&quot;');&quot;" office:value-type="string" office:string-value="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">
            <text:p>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</text:p>
          </table:table-cell>
          <table:table-cell table:formula="of:=[.I$1]&amp;&quot; (&quot;&amp;[.A23]&amp;&quot;, '&quot;&amp;[.B23]&amp;&quot;', '&quot;&amp;[.C23]&amp;&quot;', '&quot;&amp;TEXT([.D23];&quot;YYYY-MM-DD&quot;)&amp;&quot;', '&quot;&amp;TEXT([.E23];&quot;YYYY-MM-DD&quot;)&amp;&quot;', '&quot;&amp;TEXT([.F23];&quot;YYYY-MM-DD&quot;)&amp;&quot;', '&quot;&amp;TEXT([.G23];&quot;YYYY-MM-DD&quot;)&amp;&quot;', '&quot;&amp;[.H23]&amp;&quot;');&quot;" office:value-type="string" office:string-value="INSERT INTO dqa_vaccine_cpt (cpt_id, cpt_code, cpt_label, valid_start_date, use_start_date, use_end_date, valid_end_date, cvx_code) VALUES (23, '90634', 'Hep A, ped/adol, 3 dose', '1970-01-01', '1970-01-01', '2100-01-01', '2100-01-01', '84');">
            <text:p>INSERT INTO dqa_vaccine_cpt (cpt_id, cpt_code, cpt_label, valid_start_date, use_start_date, use_end_date, valid_end_date, cvx_code) VALUES (23, '90634', 'Hep A, ped/adol, 3 dose', '1970-01-01', '1970-01-01', '2100-01-01', '2100-01-01', '84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float" office:value="90730">
            <text:p>90730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5</text:p>
          </table:table-cell>
          <table:table-cell table:formula="of:=[.I$1]&amp;&quot; (&quot;&amp;[.A24]&amp;&quot;, '&quot;&amp;[.B24]&amp;&quot;', '&quot;&amp;[.C24]&amp;&quot;', TO_DATE('&quot;&amp;TEXT([.D24];&quot;YYYY-MM-DD&quot;)&amp;&quot;', 'YYYY-MM-DD'), TO_DATE('&quot;&amp;TEXT([.E24];&quot;YYYY-MM-DD&quot;)&amp;&quot;', 'YYYY-MM-DD'), TO_DATE('&quot;&amp;TEXT([.F24];&quot;YYYY-MM-DD&quot;)&amp;&quot;', 'YYYY-MM-DD'), TO_DATE('&quot;&amp;TEXT([.G24];&quot;YYYY-MM-DD&quot;)&amp;&quot;', 'YYYY-MM-DD'), '&quot;&amp;[.H24]&amp;&quot;');&quot;" office:value-type="string" office:string-value="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">
            <text:p>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</text:p>
          </table:table-cell>
          <table:table-cell table:formula="of:=[.I$1]&amp;&quot; (&quot;&amp;[.A24]&amp;&quot;, '&quot;&amp;[.B24]&amp;&quot;', '&quot;&amp;[.C24]&amp;&quot;', '&quot;&amp;TEXT([.D24];&quot;YYYY-MM-DD&quot;)&amp;&quot;', '&quot;&amp;TEXT([.E24];&quot;YYYY-MM-DD&quot;)&amp;&quot;', '&quot;&amp;TEXT([.F24];&quot;YYYY-MM-DD&quot;)&amp;&quot;', '&quot;&amp;TEXT([.G24];&quot;YYYY-MM-DD&quot;)&amp;&quot;', '&quot;&amp;[.H24]&amp;&quot;');&quot;" office:value-type="string" office:string-value="INSERT INTO dqa_vaccine_cpt (cpt_id, cpt_code, cpt_label, valid_start_date, use_start_date, use_end_date, valid_end_date, cvx_code) VALUES (24, '90730', 'Hep A, unspecified formulation', '1970-01-01', '1970-01-01', '2011-03-17', '2011-03-17', '85');">
            <text:p>INSERT INTO dqa_vaccine_cpt (cpt_id, cpt_code, cpt_label, valid_start_date, use_start_date, use_end_date, valid_end_date, cvx_code) VALUES (24, '90730', 'Hep A, unspecified formulation', '1970-01-01', '1970-01-01', '2011-03-17', '2011-03-17', '85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float" office:value="90636">
            <text:p>90636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4</text:p>
          </table:table-cell>
          <table:table-cell table:formula="of:=[.I$1]&amp;&quot; (&quot;&amp;[.A25]&amp;&quot;, '&quot;&amp;[.B25]&amp;&quot;', '&quot;&amp;[.C25]&amp;&quot;', TO_DATE('&quot;&amp;TEXT([.D25];&quot;YYYY-MM-DD&quot;)&amp;&quot;', 'YYYY-MM-DD'), TO_DATE('&quot;&amp;TEXT([.E25];&quot;YYYY-MM-DD&quot;)&amp;&quot;', 'YYYY-MM-DD'), TO_DATE('&quot;&amp;TEXT([.F25];&quot;YYYY-MM-DD&quot;)&amp;&quot;', 'YYYY-MM-DD'), TO_DATE('&quot;&amp;TEXT([.G25];&quot;YYYY-MM-DD&quot;)&amp;&quot;', 'YYYY-MM-DD'), '&quot;&amp;[.H25]&amp;&quot;');&quot;" office:value-type="string" office:string-value="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">
            <text:p>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</text:p>
          </table:table-cell>
          <table:table-cell table:formula="of:=[.I$1]&amp;&quot; (&quot;&amp;[.A25]&amp;&quot;, '&quot;&amp;[.B25]&amp;&quot;', '&quot;&amp;[.C25]&amp;&quot;', '&quot;&amp;TEXT([.D25];&quot;YYYY-MM-DD&quot;)&amp;&quot;', '&quot;&amp;TEXT([.E25];&quot;YYYY-MM-DD&quot;)&amp;&quot;', '&quot;&amp;TEXT([.F25];&quot;YYYY-MM-DD&quot;)&amp;&quot;', '&quot;&amp;TEXT([.G25];&quot;YYYY-MM-DD&quot;)&amp;&quot;', '&quot;&amp;[.H25]&amp;&quot;');&quot;" office:value-type="string" office:string-value="INSERT INTO dqa_vaccine_cpt (cpt_id, cpt_code, cpt_label, valid_start_date, use_start_date, use_end_date, valid_end_date, cvx_code) VALUES (25, '90636', 'Hep A-Hep B', '1970-01-01', '1970-01-01', '2100-01-01', '2100-01-01', '104');">
            <text:p>INSERT INTO dqa_vaccine_cpt (cpt_id, cpt_code, cpt_label, valid_start_date, use_start_date, use_end_date, valid_end_date, cvx_code) VALUES (25, '90636', 'Hep A-Hep B', '1970-01-01', '1970-01-01', '2100-01-01', '2100-01-01', '104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float" office:value="90744">
            <text:p>90744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8</text:p>
          </table:table-cell>
          <table:table-cell table:formula="of:=[.I$1]&amp;&quot; (&quot;&amp;[.A26]&amp;&quot;, '&quot;&amp;[.B26]&amp;&quot;', '&quot;&amp;[.C26]&amp;&quot;', TO_DATE('&quot;&amp;TEXT([.D26];&quot;YYYY-MM-DD&quot;)&amp;&quot;', 'YYYY-MM-DD'), TO_DATE('&quot;&amp;TEXT([.E26];&quot;YYYY-MM-DD&quot;)&amp;&quot;', 'YYYY-MM-DD'), TO_DATE('&quot;&amp;TEXT([.F26];&quot;YYYY-MM-DD&quot;)&amp;&quot;', 'YYYY-MM-DD'), TO_DATE('&quot;&amp;TEXT([.G26];&quot;YYYY-MM-DD&quot;)&amp;&quot;', 'YYYY-MM-DD'), '&quot;&amp;[.H26]&amp;&quot;');&quot;" office:value-type="string" office:string-value="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">
            <text:p>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</text:p>
          </table:table-cell>
          <table:table-cell table:formula="of:=[.I$1]&amp;&quot; (&quot;&amp;[.A26]&amp;&quot;, '&quot;&amp;[.B26]&amp;&quot;', '&quot;&amp;[.C26]&amp;&quot;', '&quot;&amp;TEXT([.D26];&quot;YYYY-MM-DD&quot;)&amp;&quot;', '&quot;&amp;TEXT([.E26];&quot;YYYY-MM-DD&quot;)&amp;&quot;', '&quot;&amp;TEXT([.F26];&quot;YYYY-MM-DD&quot;)&amp;&quot;', '&quot;&amp;TEXT([.G26];&quot;YYYY-MM-DD&quot;)&amp;&quot;', '&quot;&amp;[.H26]&amp;&quot;');&quot;" office:value-type="string" office:string-value="INSERT INTO dqa_vaccine_cpt (cpt_id, cpt_code, cpt_label, valid_start_date, use_start_date, use_end_date, valid_end_date, cvx_code) VALUES (26, '90744', 'Hep B, adolescent or pediatric', '1970-01-01', '1970-01-01', '2100-01-01', '2100-01-01', '08');">
            <text:p>INSERT INTO dqa_vaccine_cpt (cpt_id, cpt_code, cpt_label, valid_start_date, use_start_date, use_end_date, valid_end_date, cvx_code) VALUES (26, '90744', 'Hep B, adolescent or pediatric', '1970-01-01', '1970-01-01', '2100-01-01', '2100-01-01', '08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float" office:value="90745">
            <text:p>90745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2</text:p>
          </table:table-cell>
          <table:table-cell table:formula="of:=[.I$1]&amp;&quot; (&quot;&amp;[.A27]&amp;&quot;, '&quot;&amp;[.B27]&amp;&quot;', '&quot;&amp;[.C27]&amp;&quot;', TO_DATE('&quot;&amp;TEXT([.D27];&quot;YYYY-MM-DD&quot;)&amp;&quot;', 'YYYY-MM-DD'), TO_DATE('&quot;&amp;TEXT([.E27];&quot;YYYY-MM-DD&quot;)&amp;&quot;', 'YYYY-MM-DD'), TO_DATE('&quot;&amp;TEXT([.F27];&quot;YYYY-MM-DD&quot;)&amp;&quot;', 'YYYY-MM-DD'), TO_DATE('&quot;&amp;TEXT([.G27];&quot;YYYY-MM-DD&quot;)&amp;&quot;', 'YYYY-MM-DD')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">
            <text:p>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</text:p>
          </table:table-cell>
          <table:table-cell table:formula="of:=[.I$1]&amp;&quot; (&quot;&amp;[.A27]&amp;&quot;, '&quot;&amp;[.B27]&amp;&quot;', '&quot;&amp;[.C27]&amp;&quot;', '&quot;&amp;TEXT([.D27];&quot;YYYY-MM-DD&quot;)&amp;&quot;', '&quot;&amp;TEXT([.E27];&quot;YYYY-MM-DD&quot;)&amp;&quot;', '&quot;&amp;TEXT([.F27];&quot;YYYY-MM-DD&quot;)&amp;&quot;', '&quot;&amp;TEXT([.G27];&quot;YYYY-MM-DD&quot;)&amp;&quot;'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'1970-01-01', '1970-01-01', '2011-03-17', '2011-03-17', '42');">
            <text:p>INSERT INTO dqa_vaccine_cpt (cpt_id, cpt_code, cpt_label, valid_start_date, use_start_date, use_end_date, valid_end_date, cvx_code) VALUES (27, '90745', 'Hep B, adolescent/high risk infant', '1970-01-01', '1970-01-01', '2011-03-17', '2011-03-17', '42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float" office:value="90743">
            <text:p>907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8]&amp;&quot;, '&quot;&amp;[.B28]&amp;&quot;', '&quot;&amp;[.C28]&amp;&quot;', TO_DATE('&quot;&amp;TEXT([.D28];&quot;YYYY-MM-DD&quot;)&amp;&quot;', 'YYYY-MM-DD'), TO_DATE('&quot;&amp;TEXT([.E28];&quot;YYYY-MM-DD&quot;)&amp;&quot;', 'YYYY-MM-DD'), TO_DATE('&quot;&amp;TEXT([.F28];&quot;YYYY-MM-DD&quot;)&amp;&quot;', 'YYYY-MM-DD'), TO_DATE('&quot;&amp;TEXT([.G28];&quot;YYYY-MM-DD&quot;)&amp;&quot;', 'YYYY-MM-DD'), '&quot;&amp;[.H28]&amp;&quot;');&quot;" office:value-type="string" office:string-value="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8]&amp;&quot;, '&quot;&amp;[.B28]&amp;&quot;', '&quot;&amp;[.C28]&amp;&quot;', '&quot;&amp;TEXT([.D28];&quot;YYYY-MM-DD&quot;)&amp;&quot;', '&quot;&amp;TEXT([.E28];&quot;YYYY-MM-DD&quot;)&amp;&quot;', '&quot;&amp;TEXT([.F28];&quot;YYYY-MM-DD&quot;)&amp;&quot;', '&quot;&amp;TEXT([.G28];&quot;YYYY-MM-DD&quot;)&amp;&quot;', '&quot;&amp;[.H28]&amp;&quot;');&quot;" office:value-type="string" office:string-value="INSERT INTO dqa_vaccine_cpt (cpt_id, cpt_code, cpt_label, valid_start_date, use_start_date, use_end_date, valid_end_date, cvx_code) VALUES (28, '90743', 'Hep B, adult', '1970-01-01', '1970-01-01', '2100-01-01', '2100-01-01', '43');">
            <text:p>INSERT INTO dqa_vaccine_cpt (cpt_id, cpt_code, cpt_label, valid_start_date, use_start_date, use_end_date, valid_end_date, cvx_code) VALUES (28, '90743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float" office:value="90746">
            <text:p>90746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9]&amp;&quot;, '&quot;&amp;[.B29]&amp;&quot;', '&quot;&amp;[.C29]&amp;&quot;', TO_DATE('&quot;&amp;TEXT([.D29];&quot;YYYY-MM-DD&quot;)&amp;&quot;', 'YYYY-MM-DD'), TO_DATE('&quot;&amp;TEXT([.E29];&quot;YYYY-MM-DD&quot;)&amp;&quot;', 'YYYY-MM-DD'), TO_DATE('&quot;&amp;TEXT([.F29];&quot;YYYY-MM-DD&quot;)&amp;&quot;', 'YYYY-MM-DD'), TO_DATE('&quot;&amp;TEXT([.G29];&quot;YYYY-MM-DD&quot;)&amp;&quot;', 'YYYY-MM-DD'), '&quot;&amp;[.H29]&amp;&quot;');&quot;" office:value-type="string" office:string-value="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9]&amp;&quot;, '&quot;&amp;[.B29]&amp;&quot;', '&quot;&amp;[.C29]&amp;&quot;', '&quot;&amp;TEXT([.D29];&quot;YYYY-MM-DD&quot;)&amp;&quot;', '&quot;&amp;TEXT([.E29];&quot;YYYY-MM-DD&quot;)&amp;&quot;', '&quot;&amp;TEXT([.F29];&quot;YYYY-MM-DD&quot;)&amp;&quot;', '&quot;&amp;TEXT([.G29];&quot;YYYY-MM-DD&quot;)&amp;&quot;', '&quot;&amp;[.H29]&amp;&quot;');&quot;" office:value-type="string" office:string-value="INSERT INTO dqa_vaccine_cpt (cpt_id, cpt_code, cpt_label, valid_start_date, use_start_date, use_end_date, valid_end_date, cvx_code) VALUES (29, '90746', 'Hep B, adult', '1970-01-01', '1970-01-01', '2100-01-01', '2100-01-01', '43');">
            <text:p>INSERT INTO dqa_vaccine_cpt (cpt_id, cpt_code, cpt_label, valid_start_date, use_start_date, use_end_date, valid_end_date, cvx_code) VALUES (29, '90746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float" office:value="90740">
            <text:p>90740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0]&amp;&quot;, '&quot;&amp;[.B30]&amp;&quot;', '&quot;&amp;[.C30]&amp;&quot;', TO_DATE('&quot;&amp;TEXT([.D30];&quot;YYYY-MM-DD&quot;)&amp;&quot;', 'YYYY-MM-DD'), TO_DATE('&quot;&amp;TEXT([.E30];&quot;YYYY-MM-DD&quot;)&amp;&quot;', 'YYYY-MM-DD'), TO_DATE('&quot;&amp;TEXT([.F30];&quot;YYYY-MM-DD&quot;)&amp;&quot;', 'YYYY-MM-DD'), TO_DATE('&quot;&amp;TEXT([.G30];&quot;YYYY-MM-DD&quot;)&amp;&quot;', 'YYYY-MM-DD'), '&quot;&amp;[.H30]&amp;&quot;');&quot;" office:value-type="string" office:string-value="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0]&amp;&quot;, '&quot;&amp;[.B30]&amp;&quot;', '&quot;&amp;[.C30]&amp;&quot;', '&quot;&amp;TEXT([.D30];&quot;YYYY-MM-DD&quot;)&amp;&quot;', '&quot;&amp;TEXT([.E30];&quot;YYYY-MM-DD&quot;)&amp;&quot;', '&quot;&amp;TEXT([.F30];&quot;YYYY-MM-DD&quot;)&amp;&quot;', '&quot;&amp;TEXT([.G30];&quot;YYYY-MM-DD&quot;)&amp;&quot;', '&quot;&amp;[.H30]&amp;&quot;');&quot;" office:value-type="string" office:string-value="INSERT INTO dqa_vaccine_cpt (cpt_id, cpt_code, cpt_label, valid_start_date, use_start_date, use_end_date, valid_end_date, cvx_code) VALUES (30, '90740', 'Hep B, dialysis', '1970-01-01', '1970-01-01', '2100-01-01', '2100-01-01', '44');">
            <text:p>INSERT INTO dqa_vaccine_cpt (cpt_id, cpt_code, cpt_label, valid_start_date, use_start_date, use_end_date, valid_end_date, cvx_code) VALUES (30, '90740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float" office:value="90747">
            <text:p>90747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1]&amp;&quot;, '&quot;&amp;[.B31]&amp;&quot;', '&quot;&amp;[.C31]&amp;&quot;', TO_DATE('&quot;&amp;TEXT([.D31];&quot;YYYY-MM-DD&quot;)&amp;&quot;', 'YYYY-MM-DD'), TO_DATE('&quot;&amp;TEXT([.E31];&quot;YYYY-MM-DD&quot;)&amp;&quot;', 'YYYY-MM-DD'), TO_DATE('&quot;&amp;TEXT([.F31];&quot;YYYY-MM-DD&quot;)&amp;&quot;', 'YYYY-MM-DD'), TO_DATE('&quot;&amp;TEXT([.G31];&quot;YYYY-MM-DD&quot;)&amp;&quot;', 'YYYY-MM-DD'), '&quot;&amp;[.H31]&amp;&quot;');&quot;" office:value-type="string" office:string-value="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1]&amp;&quot;, '&quot;&amp;[.B31]&amp;&quot;', '&quot;&amp;[.C31]&amp;&quot;', '&quot;&amp;TEXT([.D31];&quot;YYYY-MM-DD&quot;)&amp;&quot;', '&quot;&amp;TEXT([.E31];&quot;YYYY-MM-DD&quot;)&amp;&quot;', '&quot;&amp;TEXT([.F31];&quot;YYYY-MM-DD&quot;)&amp;&quot;', '&quot;&amp;TEXT([.G31];&quot;YYYY-MM-DD&quot;)&amp;&quot;', '&quot;&amp;[.H31]&amp;&quot;');&quot;" office:value-type="string" office:string-value="INSERT INTO dqa_vaccine_cpt (cpt_id, cpt_code, cpt_label, valid_start_date, use_start_date, use_end_date, valid_end_date, cvx_code) VALUES (31, '90747', 'Hep B, dialysis', '1970-01-01', '1970-01-01', '2100-01-01', '2100-01-01', '44');">
            <text:p>INSERT INTO dqa_vaccine_cpt (cpt_id, cpt_code, cpt_label, valid_start_date, use_start_date, use_end_date, valid_end_date, cvx_code) VALUES (31, '90747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float" office:value="90731">
            <text:p>90731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5</text:p>
          </table:table-cell>
          <table:table-cell table:formula="of:=[.I$1]&amp;&quot; (&quot;&amp;[.A32]&amp;&quot;, '&quot;&amp;[.B32]&amp;&quot;', '&quot;&amp;[.C32]&amp;&quot;', TO_DATE('&quot;&amp;TEXT([.D32];&quot;YYYY-MM-DD&quot;)&amp;&quot;', 'YYYY-MM-DD'), TO_DATE('&quot;&amp;TEXT([.E32];&quot;YYYY-MM-DD&quot;)&amp;&quot;', 'YYYY-MM-DD'), TO_DATE('&quot;&amp;TEXT([.F32];&quot;YYYY-MM-DD&quot;)&amp;&quot;', 'YYYY-MM-DD'), TO_DATE('&quot;&amp;TEXT([.G32];&quot;YYYY-MM-DD&quot;)&amp;&quot;', 'YYYY-MM-DD'), '&quot;&amp;[.H32]&amp;&quot;');&quot;" office:value-type="string" office:string-value="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">
            <text:p>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</text:p>
          </table:table-cell>
          <table:table-cell table:formula="of:=[.I$1]&amp;&quot; (&quot;&amp;[.A32]&amp;&quot;, '&quot;&amp;[.B32]&amp;&quot;', '&quot;&amp;[.C32]&amp;&quot;', '&quot;&amp;TEXT([.D32];&quot;YYYY-MM-DD&quot;)&amp;&quot;', '&quot;&amp;TEXT([.E32];&quot;YYYY-MM-DD&quot;)&amp;&quot;', '&quot;&amp;TEXT([.F32];&quot;YYYY-MM-DD&quot;)&amp;&quot;', '&quot;&amp;TEXT([.G32];&quot;YYYY-MM-DD&quot;)&amp;&quot;', '&quot;&amp;[.H32]&amp;&quot;');&quot;" office:value-type="string" office:string-value="INSERT INTO dqa_vaccine_cpt (cpt_id, cpt_code, cpt_label, valid_start_date, use_start_date, use_end_date, valid_end_date, cvx_code) VALUES (32, '90731', 'Hep B, unspecified formulation', '1970-01-01', '1970-01-01', '2011-03-17', '2011-03-17', '45');">
            <text:p>INSERT INTO dqa_vaccine_cpt (cpt_id, cpt_code, cpt_label, valid_start_date, use_start_date, use_end_date, valid_end_date, cvx_code) VALUES (32, '90731', 'Hep B, unspecified formulation', '1970-01-01', '1970-01-01', '2011-03-17', '2011-03-17', '45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float" office:value="90645">
            <text:p>90645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7</text:p>
          </table:table-cell>
          <table:table-cell table:formula="of:=[.I$1]&amp;&quot; (&quot;&amp;[.A33]&amp;&quot;, '&quot;&amp;[.B33]&amp;&quot;', '&quot;&amp;[.C33]&amp;&quot;', TO_DATE('&quot;&amp;TEXT([.D33];&quot;YYYY-MM-DD&quot;)&amp;&quot;', 'YYYY-MM-DD'), TO_DATE('&quot;&amp;TEXT([.E33];&quot;YYYY-MM-DD&quot;)&amp;&quot;', 'YYYY-MM-DD'), TO_DATE('&quot;&amp;TEXT([.F33];&quot;YYYY-MM-DD&quot;)&amp;&quot;', 'YYYY-MM-DD'), TO_DATE('&quot;&amp;TEXT([.G33];&quot;YYYY-MM-DD&quot;)&amp;&quot;', 'YYYY-MM-DD'), '&quot;&amp;[.H33]&amp;&quot;');&quot;" office:value-type="string" office:string-value="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">
            <text:p>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</text:p>
          </table:table-cell>
          <table:table-cell table:formula="of:=[.I$1]&amp;&quot; (&quot;&amp;[.A33]&amp;&quot;, '&quot;&amp;[.B33]&amp;&quot;', '&quot;&amp;[.C33]&amp;&quot;', '&quot;&amp;TEXT([.D33];&quot;YYYY-MM-DD&quot;)&amp;&quot;', '&quot;&amp;TEXT([.E33];&quot;YYYY-MM-DD&quot;)&amp;&quot;', '&quot;&amp;TEXT([.F33];&quot;YYYY-MM-DD&quot;)&amp;&quot;', '&quot;&amp;TEXT([.G33];&quot;YYYY-MM-DD&quot;)&amp;&quot;', '&quot;&amp;[.H33]&amp;&quot;');&quot;" office:value-type="string" office:string-value="INSERT INTO dqa_vaccine_cpt (cpt_id, cpt_code, cpt_label, valid_start_date, use_start_date, use_end_date, valid_end_date, cvx_code) VALUES (33, '90645', 'Hib (HbOC)', '1970-01-01', '1970-01-01', '2100-01-01', '2100-01-01', '47');">
            <text:p>INSERT INTO dqa_vaccine_cpt (cpt_id, cpt_code, cpt_label, valid_start_date, use_start_date, use_end_date, valid_end_date, cvx_code) VALUES (33, '90645', 'Hib (HbOC)', '1970-01-01', '1970-01-01', '2100-01-01', '2100-01-01', '47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float" office:value="90646">
            <text:p>906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6</text:p>
          </table:table-cell>
          <table:table-cell table:formula="of:=[.I$1]&amp;&quot; (&quot;&amp;[.A34]&amp;&quot;, '&quot;&amp;[.B34]&amp;&quot;', '&quot;&amp;[.C34]&amp;&quot;', TO_DATE('&quot;&amp;TEXT([.D34];&quot;YYYY-MM-DD&quot;)&amp;&quot;', 'YYYY-MM-DD'), TO_DATE('&quot;&amp;TEXT([.E34];&quot;YYYY-MM-DD&quot;)&amp;&quot;', 'YYYY-MM-DD'), TO_DATE('&quot;&amp;TEXT([.F34];&quot;YYYY-MM-DD&quot;)&amp;&quot;', 'YYYY-MM-DD'), TO_DATE('&quot;&amp;TEXT([.G34];&quot;YYYY-MM-DD&quot;)&amp;&quot;', 'YYYY-MM-DD'), '&quot;&amp;[.H34]&amp;&quot;');&quot;" office:value-type="string" office:string-value="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">
            <text:p>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</text:p>
          </table:table-cell>
          <table:table-cell table:formula="of:=[.I$1]&amp;&quot; (&quot;&amp;[.A34]&amp;&quot;, '&quot;&amp;[.B34]&amp;&quot;', '&quot;&amp;[.C34]&amp;&quot;', '&quot;&amp;TEXT([.D34];&quot;YYYY-MM-DD&quot;)&amp;&quot;', '&quot;&amp;TEXT([.E34];&quot;YYYY-MM-DD&quot;)&amp;&quot;', '&quot;&amp;TEXT([.F34];&quot;YYYY-MM-DD&quot;)&amp;&quot;', '&quot;&amp;TEXT([.G34];&quot;YYYY-MM-DD&quot;)&amp;&quot;', '&quot;&amp;[.H34]&amp;&quot;');&quot;" office:value-type="string" office:string-value="INSERT INTO dqa_vaccine_cpt (cpt_id, cpt_code, cpt_label, valid_start_date, use_start_date, use_end_date, valid_end_date, cvx_code) VALUES (34, '90646', 'Hib (PRP-D)', '1970-01-01', '1970-01-01', '2100-01-01', '2100-01-01', '46');">
            <text:p>INSERT INTO dqa_vaccine_cpt (cpt_id, cpt_code, cpt_label, valid_start_date, use_start_date, use_end_date, valid_end_date, cvx_code) VALUES (34, '90646', 'Hib (PRP-D)', '1970-01-01', '1970-01-01', '2100-01-01', '2100-01-01', '46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float" office:value="90647">
            <text:p>90647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9</text:p>
          </table:table-cell>
          <table:table-cell table:formula="of:=[.I$1]&amp;&quot; (&quot;&amp;[.A35]&amp;&quot;, '&quot;&amp;[.B35]&amp;&quot;', '&quot;&amp;[.C35]&amp;&quot;', TO_DATE('&quot;&amp;TEXT([.D35];&quot;YYYY-MM-DD&quot;)&amp;&quot;', 'YYYY-MM-DD'), TO_DATE('&quot;&amp;TEXT([.E35];&quot;YYYY-MM-DD&quot;)&amp;&quot;', 'YYYY-MM-DD'), TO_DATE('&quot;&amp;TEXT([.F35];&quot;YYYY-MM-DD&quot;)&amp;&quot;', 'YYYY-MM-DD'), TO_DATE('&quot;&amp;TEXT([.G35];&quot;YYYY-MM-DD&quot;)&amp;&quot;', 'YYYY-MM-DD'), '&quot;&amp;[.H35]&amp;&quot;');&quot;" office:value-type="string" office:string-value="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">
            <text:p>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</text:p>
          </table:table-cell>
          <table:table-cell table:formula="of:=[.I$1]&amp;&quot; (&quot;&amp;[.A35]&amp;&quot;, '&quot;&amp;[.B35]&amp;&quot;', '&quot;&amp;[.C35]&amp;&quot;', '&quot;&amp;TEXT([.D35];&quot;YYYY-MM-DD&quot;)&amp;&quot;', '&quot;&amp;TEXT([.E35];&quot;YYYY-MM-DD&quot;)&amp;&quot;', '&quot;&amp;TEXT([.F35];&quot;YYYY-MM-DD&quot;)&amp;&quot;', '&quot;&amp;TEXT([.G35];&quot;YYYY-MM-DD&quot;)&amp;&quot;', '&quot;&amp;[.H35]&amp;&quot;');&quot;" office:value-type="string" office:string-value="INSERT INTO dqa_vaccine_cpt (cpt_id, cpt_code, cpt_label, valid_start_date, use_start_date, use_end_date, valid_end_date, cvx_code) VALUES (35, '90647', 'Hib (PRP-OMP)', '1970-01-01', '1970-01-01', '2100-01-01', '2100-01-01', '49');">
            <text:p>INSERT INTO dqa_vaccine_cpt (cpt_id, cpt_code, cpt_label, valid_start_date, use_start_date, use_end_date, valid_end_date, cvx_code) VALUES (35, '90647', 'Hib (PRP-OMP)', '1970-01-01', '1970-01-01', '2100-01-01', '2100-01-01', '49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float" office:value="90648">
            <text:p>906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8</text:p>
          </table:table-cell>
          <table:table-cell table:formula="of:=[.I$1]&amp;&quot; (&quot;&amp;[.A36]&amp;&quot;, '&quot;&amp;[.B36]&amp;&quot;', '&quot;&amp;[.C36]&amp;&quot;', TO_DATE('&quot;&amp;TEXT([.D36];&quot;YYYY-MM-DD&quot;)&amp;&quot;', 'YYYY-MM-DD'), TO_DATE('&quot;&amp;TEXT([.E36];&quot;YYYY-MM-DD&quot;)&amp;&quot;', 'YYYY-MM-DD'), TO_DATE('&quot;&amp;TEXT([.F36];&quot;YYYY-MM-DD&quot;)&amp;&quot;', 'YYYY-MM-DD'), TO_DATE('&quot;&amp;TEXT([.G36];&quot;YYYY-MM-DD&quot;)&amp;&quot;', 'YYYY-MM-DD'), '&quot;&amp;[.H36]&amp;&quot;');&quot;" office:value-type="string" office:string-value="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">
            <text:p>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</text:p>
          </table:table-cell>
          <table:table-cell table:formula="of:=[.I$1]&amp;&quot; (&quot;&amp;[.A36]&amp;&quot;, '&quot;&amp;[.B36]&amp;&quot;', '&quot;&amp;[.C36]&amp;&quot;', '&quot;&amp;TEXT([.D36];&quot;YYYY-MM-DD&quot;)&amp;&quot;', '&quot;&amp;TEXT([.E36];&quot;YYYY-MM-DD&quot;)&amp;&quot;', '&quot;&amp;TEXT([.F36];&quot;YYYY-MM-DD&quot;)&amp;&quot;', '&quot;&amp;TEXT([.G36];&quot;YYYY-MM-DD&quot;)&amp;&quot;', '&quot;&amp;[.H36]&amp;&quot;');&quot;" office:value-type="string" office:string-value="INSERT INTO dqa_vaccine_cpt (cpt_id, cpt_code, cpt_label, valid_start_date, use_start_date, use_end_date, valid_end_date, cvx_code) VALUES (36, '90648', 'Hib (PRP-T)', '1970-01-01', '1970-01-01', '2100-01-01', '2100-01-01', '48');">
            <text:p>INSERT INTO dqa_vaccine_cpt (cpt_id, cpt_code, cpt_label, valid_start_date, use_start_date, use_end_date, valid_end_date, cvx_code) VALUES (36, '90648', 'Hib (PRP-T)', '1970-01-01', '1970-01-01', '2100-01-01', '2100-01-01', '48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float" office:value="90737">
            <text:p>9073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7</text:p>
          </table:table-cell>
          <table:table-cell table:formula="of:=[.I$1]&amp;&quot; (&quot;&amp;[.A37]&amp;&quot;, '&quot;&amp;[.B37]&amp;&quot;', '&quot;&amp;[.C37]&amp;&quot;', TO_DATE('&quot;&amp;TEXT([.D37];&quot;YYYY-MM-DD&quot;)&amp;&quot;', 'YYYY-MM-DD'), TO_DATE('&quot;&amp;TEXT([.E37];&quot;YYYY-MM-DD&quot;)&amp;&quot;', 'YYYY-MM-DD'), TO_DATE('&quot;&amp;TEXT([.F37];&quot;YYYY-MM-DD&quot;)&amp;&quot;', 'YYYY-MM-DD'), TO_DATE('&quot;&amp;TEXT([.G37];&quot;YYYY-MM-DD&quot;)&amp;&quot;', 'YYYY-MM-DD'), '&quot;&amp;[.H37]&amp;&quot;');&quot;" office:value-type="string" office:string-value="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">
            <text:p>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</text:p>
          </table:table-cell>
          <table:table-cell table:formula="of:=[.I$1]&amp;&quot; (&quot;&amp;[.A37]&amp;&quot;, '&quot;&amp;[.B37]&amp;&quot;', '&quot;&amp;[.C37]&amp;&quot;', '&quot;&amp;TEXT([.D37];&quot;YYYY-MM-DD&quot;)&amp;&quot;', '&quot;&amp;TEXT([.E37];&quot;YYYY-MM-DD&quot;)&amp;&quot;', '&quot;&amp;TEXT([.F37];&quot;YYYY-MM-DD&quot;)&amp;&quot;', '&quot;&amp;TEXT([.G37];&quot;YYYY-MM-DD&quot;)&amp;&quot;', '&quot;&amp;[.H37]&amp;&quot;');&quot;" office:value-type="string" office:string-value="INSERT INTO dqa_vaccine_cpt (cpt_id, cpt_code, cpt_label, valid_start_date, use_start_date, use_end_date, valid_end_date, cvx_code) VALUES (37, '90737', 'Hib, unspecified formulation', '1970-01-01', '1970-01-01', '2011-03-17', '2011-03-17', '17');">
            <text:p>INSERT INTO dqa_vaccine_cpt (cpt_id, cpt_code, cpt_label, valid_start_date, use_start_date, use_end_date, valid_end_date, cvx_code) VALUES (37, '90737', 'Hib, unspecified formulation', '1970-01-01', '1970-01-01', '2011-03-17', '2011-03-17', '17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float" office:value="90748">
            <text:p>90748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1</text:p>
          </table:table-cell>
          <table:table-cell table:formula="of:=[.I$1]&amp;&quot; (&quot;&amp;[.A38]&amp;&quot;, '&quot;&amp;[.B38]&amp;&quot;', '&quot;&amp;[.C38]&amp;&quot;', TO_DATE('&quot;&amp;TEXT([.D38];&quot;YYYY-MM-DD&quot;)&amp;&quot;', 'YYYY-MM-DD'), TO_DATE('&quot;&amp;TEXT([.E38];&quot;YYYY-MM-DD&quot;)&amp;&quot;', 'YYYY-MM-DD'), TO_DATE('&quot;&amp;TEXT([.F38];&quot;YYYY-MM-DD&quot;)&amp;&quot;', 'YYYY-MM-DD'), TO_DATE('&quot;&amp;TEXT([.G38];&quot;YYYY-MM-DD&quot;)&amp;&quot;', 'YYYY-MM-DD'), '&quot;&amp;[.H38]&amp;&quot;');&quot;" office:value-type="string" office:string-value="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">
            <text:p>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</text:p>
          </table:table-cell>
          <table:table-cell table:formula="of:=[.I$1]&amp;&quot; (&quot;&amp;[.A38]&amp;&quot;, '&quot;&amp;[.B38]&amp;&quot;', '&quot;&amp;[.C38]&amp;&quot;', '&quot;&amp;TEXT([.D38];&quot;YYYY-MM-DD&quot;)&amp;&quot;', '&quot;&amp;TEXT([.E38];&quot;YYYY-MM-DD&quot;)&amp;&quot;', '&quot;&amp;TEXT([.F38];&quot;YYYY-MM-DD&quot;)&amp;&quot;', '&quot;&amp;TEXT([.G38];&quot;YYYY-MM-DD&quot;)&amp;&quot;', '&quot;&amp;[.H38]&amp;&quot;');&quot;" office:value-type="string" office:string-value="INSERT INTO dqa_vaccine_cpt (cpt_id, cpt_code, cpt_label, valid_start_date, use_start_date, use_end_date, valid_end_date, cvx_code) VALUES (38, '90748', 'Hib-Hep B', '1970-01-01', '1970-01-01', '2100-01-01', '2100-01-01', '51');">
            <text:p>INSERT INTO dqa_vaccine_cpt (cpt_id, cpt_code, cpt_label, valid_start_date, use_start_date, use_end_date, valid_end_date, cvx_code) VALUES (38, '90748', 'Hib-Hep B', '1970-01-01', '1970-01-01', '2100-01-01', '2100-01-01', '51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float" office:value="90650">
            <text:p>90650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8</text:p>
          </table:table-cell>
          <table:table-cell table:formula="of:=[.I$1]&amp;&quot; (&quot;&amp;[.A39]&amp;&quot;, '&quot;&amp;[.B39]&amp;&quot;', '&quot;&amp;[.C39]&amp;&quot;', TO_DATE('&quot;&amp;TEXT([.D39];&quot;YYYY-MM-DD&quot;)&amp;&quot;', 'YYYY-MM-DD'), TO_DATE('&quot;&amp;TEXT([.E39];&quot;YYYY-MM-DD&quot;)&amp;&quot;', 'YYYY-MM-DD'), TO_DATE('&quot;&amp;TEXT([.F39];&quot;YYYY-MM-DD&quot;)&amp;&quot;', 'YYYY-MM-DD'), TO_DATE('&quot;&amp;TEXT([.G39];&quot;YYYY-MM-DD&quot;)&amp;&quot;', 'YYYY-MM-DD'), '&quot;&amp;[.H39]&amp;&quot;');&quot;" office:value-type="string" office:string-value="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">
            <text:p>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</text:p>
          </table:table-cell>
          <table:table-cell table:formula="of:=[.I$1]&amp;&quot; (&quot;&amp;[.A39]&amp;&quot;, '&quot;&amp;[.B39]&amp;&quot;', '&quot;&amp;[.C39]&amp;&quot;', '&quot;&amp;TEXT([.D39];&quot;YYYY-MM-DD&quot;)&amp;&quot;', '&quot;&amp;TEXT([.E39];&quot;YYYY-MM-DD&quot;)&amp;&quot;', '&quot;&amp;TEXT([.F39];&quot;YYYY-MM-DD&quot;)&amp;&quot;', '&quot;&amp;TEXT([.G39];&quot;YYYY-MM-DD&quot;)&amp;&quot;', '&quot;&amp;[.H39]&amp;&quot;');&quot;" office:value-type="string" office:string-value="INSERT INTO dqa_vaccine_cpt (cpt_id, cpt_code, cpt_label, valid_start_date, use_start_date, use_end_date, valid_end_date, cvx_code) VALUES (39, '90650', 'HPV, bivalent', '1970-01-01', '1970-01-01', '2100-01-01', '2100-01-01', '118');">
            <text:p>INSERT INTO dqa_vaccine_cpt (cpt_id, cpt_code, cpt_label, valid_start_date, use_start_date, use_end_date, valid_end_date, cvx_code) VALUES (39, '90650', 'HPV, bivalent', '1970-01-01', '1970-01-01', '2100-01-01', '2100-01-01', '118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float" office:value="90649">
            <text:p>90649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2</text:p>
          </table:table-cell>
          <table:table-cell table:formula="of:=[.I$1]&amp;&quot; (&quot;&amp;[.A40]&amp;&quot;, '&quot;&amp;[.B40]&amp;&quot;', '&quot;&amp;[.C40]&amp;&quot;', TO_DATE('&quot;&amp;TEXT([.D40];&quot;YYYY-MM-DD&quot;)&amp;&quot;', 'YYYY-MM-DD'), TO_DATE('&quot;&amp;TEXT([.E40];&quot;YYYY-MM-DD&quot;)&amp;&quot;', 'YYYY-MM-DD'), TO_DATE('&quot;&amp;TEXT([.F40];&quot;YYYY-MM-DD&quot;)&amp;&quot;', 'YYYY-MM-DD'), TO_DATE('&quot;&amp;TEXT([.G40];&quot;YYYY-MM-DD&quot;)&amp;&quot;', 'YYYY-MM-DD'), '&quot;&amp;[.H40]&amp;&quot;');&quot;" office:value-type="string" office:string-value="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">
            <text:p>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</text:p>
          </table:table-cell>
          <table:table-cell table:formula="of:=[.I$1]&amp;&quot; (&quot;&amp;[.A40]&amp;&quot;, '&quot;&amp;[.B40]&amp;&quot;', '&quot;&amp;[.C40]&amp;&quot;', '&quot;&amp;TEXT([.D40];&quot;YYYY-MM-DD&quot;)&amp;&quot;', '&quot;&amp;TEXT([.E40];&quot;YYYY-MM-DD&quot;)&amp;&quot;', '&quot;&amp;TEXT([.F40];&quot;YYYY-MM-DD&quot;)&amp;&quot;', '&quot;&amp;TEXT([.G40];&quot;YYYY-MM-DD&quot;)&amp;&quot;', '&quot;&amp;[.H40]&amp;&quot;');&quot;" office:value-type="string" office:string-value="INSERT INTO dqa_vaccine_cpt (cpt_id, cpt_code, cpt_label, valid_start_date, use_start_date, use_end_date, valid_end_date, cvx_code) VALUES (40, '90649', 'HPV, quadrivalent', '1970-01-01', '1970-01-01', '2100-01-01', '2100-01-01', '62');">
            <text:p>INSERT INTO dqa_vaccine_cpt (cpt_id, cpt_code, cpt_label, valid_start_date, use_start_date, use_end_date, valid_end_date, cvx_code) VALUES (40, '90649', 'HPV, quadrivalent', '1970-01-01', '1970-01-01', '2100-01-01', '2100-01-01', '62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float" office:value="90281">
            <text:p>90281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6</text:p>
          </table:table-cell>
          <table:table-cell table:formula="of:=[.I$1]&amp;&quot; (&quot;&amp;[.A41]&amp;&quot;, '&quot;&amp;[.B41]&amp;&quot;', '&quot;&amp;[.C41]&amp;&quot;', TO_DATE('&quot;&amp;TEXT([.D41];&quot;YYYY-MM-DD&quot;)&amp;&quot;', 'YYYY-MM-DD'), TO_DATE('&quot;&amp;TEXT([.E41];&quot;YYYY-MM-DD&quot;)&amp;&quot;', 'YYYY-MM-DD'), TO_DATE('&quot;&amp;TEXT([.F41];&quot;YYYY-MM-DD&quot;)&amp;&quot;', 'YYYY-MM-DD'), TO_DATE('&quot;&amp;TEXT([.G41];&quot;YYYY-MM-DD&quot;)&amp;&quot;', 'YYYY-MM-DD'), '&quot;&amp;[.H41]&amp;&quot;');&quot;" office:value-type="string" office:string-value="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">
            <text:p>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</text:p>
          </table:table-cell>
          <table:table-cell table:formula="of:=[.I$1]&amp;&quot; (&quot;&amp;[.A41]&amp;&quot;, '&quot;&amp;[.B41]&amp;&quot;', '&quot;&amp;[.C41]&amp;&quot;', '&quot;&amp;TEXT([.D41];&quot;YYYY-MM-DD&quot;)&amp;&quot;', '&quot;&amp;TEXT([.E41];&quot;YYYY-MM-DD&quot;)&amp;&quot;', '&quot;&amp;TEXT([.F41];&quot;YYYY-MM-DD&quot;)&amp;&quot;', '&quot;&amp;TEXT([.G41];&quot;YYYY-MM-DD&quot;)&amp;&quot;', '&quot;&amp;[.H41]&amp;&quot;');&quot;" office:value-type="string" office:string-value="INSERT INTO dqa_vaccine_cpt (cpt_id, cpt_code, cpt_label, valid_start_date, use_start_date, use_end_date, valid_end_date, cvx_code) VALUES (41, '90281', 'IG', '1970-01-01', '1970-01-01', '2100-01-01', '2100-01-01', '86');">
            <text:p>INSERT INTO dqa_vaccine_cpt (cpt_id, cpt_code, cpt_label, valid_start_date, use_start_date, use_end_date, valid_end_date, cvx_code) VALUES (41, '90281', 'IG', '1970-01-01', '1970-01-01', '2100-01-01', '2100-01-01', '86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float" office:value="90741">
            <text:p>90741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4</text:p>
          </table:table-cell>
          <table:table-cell table:formula="of:=[.I$1]&amp;&quot; (&quot;&amp;[.A42]&amp;&quot;, '&quot;&amp;[.B42]&amp;&quot;', '&quot;&amp;[.C42]&amp;&quot;', TO_DATE('&quot;&amp;TEXT([.D42];&quot;YYYY-MM-DD&quot;)&amp;&quot;', 'YYYY-MM-DD'), TO_DATE('&quot;&amp;TEXT([.E42];&quot;YYYY-MM-DD&quot;)&amp;&quot;', 'YYYY-MM-DD'), TO_DATE('&quot;&amp;TEXT([.F42];&quot;YYYY-MM-DD&quot;)&amp;&quot;', 'YYYY-MM-DD'), TO_DATE('&quot;&amp;TEXT([.G42];&quot;YYYY-MM-DD&quot;)&amp;&quot;', 'YYYY-MM-DD'), '&quot;&amp;[.H42]&amp;&quot;');&quot;" office:value-type="string" office:string-value="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">
            <text:p>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</text:p>
          </table:table-cell>
          <table:table-cell table:formula="of:=[.I$1]&amp;&quot; (&quot;&amp;[.A42]&amp;&quot;, '&quot;&amp;[.B42]&amp;&quot;', '&quot;&amp;[.C42]&amp;&quot;', '&quot;&amp;TEXT([.D42];&quot;YYYY-MM-DD&quot;)&amp;&quot;', '&quot;&amp;TEXT([.E42];&quot;YYYY-MM-DD&quot;)&amp;&quot;', '&quot;&amp;TEXT([.F42];&quot;YYYY-MM-DD&quot;)&amp;&quot;', '&quot;&amp;TEXT([.G42];&quot;YYYY-MM-DD&quot;)&amp;&quot;', '&quot;&amp;[.H42]&amp;&quot;');&quot;" office:value-type="string" office:string-value="INSERT INTO dqa_vaccine_cpt (cpt_id, cpt_code, cpt_label, valid_start_date, use_start_date, use_end_date, valid_end_date, cvx_code) VALUES (42, '90741', 'IG, unspecified formulation', '1970-01-01', '1970-01-01', '2011-03-17', '2011-03-17', '14');">
            <text:p>INSERT INTO dqa_vaccine_cpt (cpt_id, cpt_code, cpt_label, valid_start_date, use_start_date, use_end_date, valid_end_date, cvx_code) VALUES (42, '90741', 'IG, unspecified formulation', '1970-01-01', '1970-01-01', '2011-03-17', '2011-03-17', '14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float" office:value="90283">
            <text:p>90283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7</text:p>
          </table:table-cell>
          <table:table-cell table:formula="of:=[.I$1]&amp;&quot; (&quot;&amp;[.A43]&amp;&quot;, '&quot;&amp;[.B43]&amp;&quot;', '&quot;&amp;[.C43]&amp;&quot;', TO_DATE('&quot;&amp;TEXT([.D43];&quot;YYYY-MM-DD&quot;)&amp;&quot;', 'YYYY-MM-DD'), TO_DATE('&quot;&amp;TEXT([.E43];&quot;YYYY-MM-DD&quot;)&amp;&quot;', 'YYYY-MM-DD'), TO_DATE('&quot;&amp;TEXT([.F43];&quot;YYYY-MM-DD&quot;)&amp;&quot;', 'YYYY-MM-DD'), TO_DATE('&quot;&amp;TEXT([.G43];&quot;YYYY-MM-DD&quot;)&amp;&quot;', 'YYYY-MM-DD'), '&quot;&amp;[.H43]&amp;&quot;');&quot;" office:value-type="string" office:string-value="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">
            <text:p>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</text:p>
          </table:table-cell>
          <table:table-cell table:formula="of:=[.I$1]&amp;&quot; (&quot;&amp;[.A43]&amp;&quot;, '&quot;&amp;[.B43]&amp;&quot;', '&quot;&amp;[.C43]&amp;&quot;', '&quot;&amp;TEXT([.D43];&quot;YYYY-MM-DD&quot;)&amp;&quot;', '&quot;&amp;TEXT([.E43];&quot;YYYY-MM-DD&quot;)&amp;&quot;', '&quot;&amp;TEXT([.F43];&quot;YYYY-MM-DD&quot;)&amp;&quot;', '&quot;&amp;TEXT([.G43];&quot;YYYY-MM-DD&quot;)&amp;&quot;', '&quot;&amp;[.H43]&amp;&quot;');&quot;" office:value-type="string" office:string-value="INSERT INTO dqa_vaccine_cpt (cpt_id, cpt_code, cpt_label, valid_start_date, use_start_date, use_end_date, valid_end_date, cvx_code) VALUES (43, '90283', 'IGIV', '1970-01-01', '1970-01-01', '2100-01-01', '2100-01-01', '87');">
            <text:p>INSERT INTO dqa_vaccine_cpt (cpt_id, cpt_code, cpt_label, valid_start_date, use_start_date, use_end_date, valid_end_date, cvx_code) VALUES (43, '90283', 'IGIV', '1970-01-01', '1970-01-01', '2100-01-01', '2100-01-01', '87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float" office:value="90662">
            <text:p>90662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5</text:p>
          </table:table-cell>
          <table:table-cell table:formula="of:=[.I$1]&amp;&quot; (&quot;&amp;[.A44]&amp;&quot;, '&quot;&amp;[.B44]&amp;&quot;', '&quot;&amp;[.C44]&amp;&quot;', TO_DATE('&quot;&amp;TEXT([.D44];&quot;YYYY-MM-DD&quot;)&amp;&quot;', 'YYYY-MM-DD'), TO_DATE('&quot;&amp;TEXT([.E44];&quot;YYYY-MM-DD&quot;)&amp;&quot;', 'YYYY-MM-DD'), TO_DATE('&quot;&amp;TEXT([.F44];&quot;YYYY-MM-DD&quot;)&amp;&quot;', 'YYYY-MM-DD'), TO_DATE('&quot;&amp;TEXT([.G44];&quot;YYYY-MM-DD&quot;)&amp;&quot;', 'YYYY-MM-DD'), '&quot;&amp;[.H44]&amp;&quot;');&quot;" office:value-type="string" office:string-value="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">
            <text:p>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</text:p>
          </table:table-cell>
          <table:table-cell table:formula="of:=[.I$1]&amp;&quot; (&quot;&amp;[.A44]&amp;&quot;, '&quot;&amp;[.B44]&amp;&quot;', '&quot;&amp;[.C44]&amp;&quot;', '&quot;&amp;TEXT([.D44];&quot;YYYY-MM-DD&quot;)&amp;&quot;', '&quot;&amp;TEXT([.E44];&quot;YYYY-MM-DD&quot;)&amp;&quot;', '&quot;&amp;TEXT([.F44];&quot;YYYY-MM-DD&quot;)&amp;&quot;', '&quot;&amp;TEXT([.G44];&quot;YYYY-MM-DD&quot;)&amp;&quot;', '&quot;&amp;[.H44]&amp;&quot;');&quot;" office:value-type="string" office:string-value="INSERT INTO dqa_vaccine_cpt (cpt_id, cpt_code, cpt_label, valid_start_date, use_start_date, use_end_date, valid_end_date, cvx_code) VALUES (44, '90662', 'Influenza, high dose seasonal', '1970-01-01', '1970-01-01', '2100-01-01', '2100-01-01', '135');">
            <text:p>INSERT INTO dqa_vaccine_cpt (cpt_id, cpt_code, cpt_label, valid_start_date, use_start_date, use_end_date, valid_end_date, cvx_code) VALUES (44, '90662', 'Influenza, high dose seasonal', '1970-01-01', '1970-01-01', '2100-01-01', '2100-01-01', '135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float" office:value="90660">
            <text:p>90660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1</text:p>
          </table:table-cell>
          <table:table-cell table:formula="of:=[.I$1]&amp;&quot; (&quot;&amp;[.A45]&amp;&quot;, '&quot;&amp;[.B45]&amp;&quot;', '&quot;&amp;[.C45]&amp;&quot;', TO_DATE('&quot;&amp;TEXT([.D45];&quot;YYYY-MM-DD&quot;)&amp;&quot;', 'YYYY-MM-DD'), TO_DATE('&quot;&amp;TEXT([.E45];&quot;YYYY-MM-DD&quot;)&amp;&quot;', 'YYYY-MM-DD'), TO_DATE('&quot;&amp;TEXT([.F45];&quot;YYYY-MM-DD&quot;)&amp;&quot;', 'YYYY-MM-DD'), TO_DATE('&quot;&amp;TEXT([.G45];&quot;YYYY-MM-DD&quot;)&amp;&quot;', 'YYYY-MM-DD'), '&quot;&amp;[.H45]&amp;&quot;');&quot;" office:value-type="string" office:string-value="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">
            <text:p>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</text:p>
          </table:table-cell>
          <table:table-cell table:formula="of:=[.I$1]&amp;&quot; (&quot;&amp;[.A45]&amp;&quot;, '&quot;&amp;[.B45]&amp;&quot;', '&quot;&amp;[.C45]&amp;&quot;', '&quot;&amp;TEXT([.D45];&quot;YYYY-MM-DD&quot;)&amp;&quot;', '&quot;&amp;TEXT([.E45];&quot;YYYY-MM-DD&quot;)&amp;&quot;', '&quot;&amp;TEXT([.F45];&quot;YYYY-MM-DD&quot;)&amp;&quot;', '&quot;&amp;TEXT([.G45];&quot;YYYY-MM-DD&quot;)&amp;&quot;', '&quot;&amp;[.H45]&amp;&quot;');&quot;" office:value-type="string" office:string-value="INSERT INTO dqa_vaccine_cpt (cpt_id, cpt_code, cpt_label, valid_start_date, use_start_date, use_end_date, valid_end_date, cvx_code) VALUES (45, '90660', 'influenza, live, intranasal', '1970-01-01', '1970-01-01', '2100-01-01', '2100-01-01', '111');">
            <text:p>INSERT INTO dqa_vaccine_cpt (cpt_id, cpt_code, cpt_label, valid_start_date, use_start_date, use_end_date, valid_end_date, cvx_code) VALUES (45, '90660', 'influenza, live, intranasal', '1970-01-01', '1970-01-01', '2100-01-01', '2100-01-01', '111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float" office:value="90657">
            <text:p>90657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6]&amp;&quot;, '&quot;&amp;[.B46]&amp;&quot;', '&quot;&amp;[.C46]&amp;&quot;', TO_DATE('&quot;&amp;TEXT([.D46];&quot;YYYY-MM-DD&quot;)&amp;&quot;', 'YYYY-MM-DD'), TO_DATE('&quot;&amp;TEXT([.E46];&quot;YYYY-MM-DD&quot;)&amp;&quot;', 'YYYY-MM-DD'), TO_DATE('&quot;&amp;TEXT([.F46];&quot;YYYY-MM-DD&quot;)&amp;&quot;', 'YYYY-MM-DD'), TO_DATE('&quot;&amp;TEXT([.G46];&quot;YYYY-MM-DD&quot;)&amp;&quot;', 'YYYY-MM-DD'), '&quot;&amp;[.H46]&amp;&quot;');&quot;" office:value-type="string" office:string-value="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6]&amp;&quot;, '&quot;&amp;[.B46]&amp;&quot;', '&quot;&amp;[.C46]&amp;&quot;', '&quot;&amp;TEXT([.D46];&quot;YYYY-MM-DD&quot;)&amp;&quot;', '&quot;&amp;TEXT([.E46];&quot;YYYY-MM-DD&quot;)&amp;&quot;', '&quot;&amp;TEXT([.F46];&quot;YYYY-MM-DD&quot;)&amp;&quot;', '&quot;&amp;TEXT([.G46];&quot;YYYY-MM-DD&quot;)&amp;&quot;', '&quot;&amp;[.H46]&amp;&quot;');&quot;" office:value-type="string" office:string-value="INSERT INTO dqa_vaccine_cpt (cpt_id, cpt_code, cpt_label, valid_start_date, use_start_date, use_end_date, valid_end_date, cvx_code) VALUES (46, '90657', 'Influenza, seasonal, injectable', '1970-01-01', '1970-01-01', '2100-01-01', '2100-01-01', '141');">
            <text:p>INSERT INTO dqa_vaccine_cpt (cpt_id, cpt_code, cpt_label, valid_start_date, use_start_date, use_end_date, valid_end_date, cvx_code) VALUES (46, '90657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float" office:value="90658">
            <text:p>90658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7]&amp;&quot;, '&quot;&amp;[.B47]&amp;&quot;', '&quot;&amp;[.C47]&amp;&quot;', TO_DATE('&quot;&amp;TEXT([.D47];&quot;YYYY-MM-DD&quot;)&amp;&quot;', 'YYYY-MM-DD'), TO_DATE('&quot;&amp;TEXT([.E47];&quot;YYYY-MM-DD&quot;)&amp;&quot;', 'YYYY-MM-DD'), TO_DATE('&quot;&amp;TEXT([.F47];&quot;YYYY-MM-DD&quot;)&amp;&quot;', 'YYYY-MM-DD'), TO_DATE('&quot;&amp;TEXT([.G47];&quot;YYYY-MM-DD&quot;)&amp;&quot;', 'YYYY-MM-DD'), '&quot;&amp;[.H47]&amp;&quot;');&quot;" office:value-type="string" office:string-value="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7]&amp;&quot;, '&quot;&amp;[.B47]&amp;&quot;', '&quot;&amp;[.C47]&amp;&quot;', '&quot;&amp;TEXT([.D47];&quot;YYYY-MM-DD&quot;)&amp;&quot;', '&quot;&amp;TEXT([.E47];&quot;YYYY-MM-DD&quot;)&amp;&quot;', '&quot;&amp;TEXT([.F47];&quot;YYYY-MM-DD&quot;)&amp;&quot;', '&quot;&amp;TEXT([.G47];&quot;YYYY-MM-DD&quot;)&amp;&quot;', '&quot;&amp;[.H47]&amp;&quot;');&quot;" office:value-type="string" office:string-value="INSERT INTO dqa_vaccine_cpt (cpt_id, cpt_code, cpt_label, valid_start_date, use_start_date, use_end_date, valid_end_date, cvx_code) VALUES (47, '90658', 'Influenza, seasonal, injectable', '1970-01-01', '1970-01-01', '2100-01-01', '2100-01-01', '141');">
            <text:p>INSERT INTO dqa_vaccine_cpt (cpt_id, cpt_code, cpt_label, valid_start_date, use_start_date, use_end_date, valid_end_date, cvx_code) VALUES (47, '90658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float" office:value="90656">
            <text:p>90656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8]&amp;&quot;, '&quot;&amp;[.B48]&amp;&quot;', '&quot;&amp;[.C48]&amp;&quot;', TO_DATE('&quot;&amp;TEXT([.D48];&quot;YYYY-MM-DD&quot;)&amp;&quot;', 'YYYY-MM-DD'), TO_DATE('&quot;&amp;TEXT([.E48];&quot;YYYY-MM-DD&quot;)&amp;&quot;', 'YYYY-MM-DD'), TO_DATE('&quot;&amp;TEXT([.F48];&quot;YYYY-MM-DD&quot;)&amp;&quot;', 'YYYY-MM-DD'), TO_DATE('&quot;&amp;TEXT([.G48];&quot;YYYY-MM-DD&quot;)&amp;&quot;', 'YYYY-MM-DD')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8]&amp;&quot;, '&quot;&amp;[.B48]&amp;&quot;', '&quot;&amp;[.C48]&amp;&quot;', '&quot;&amp;TEXT([.D48];&quot;YYYY-MM-DD&quot;)&amp;&quot;', '&quot;&amp;TEXT([.E48];&quot;YYYY-MM-DD&quot;)&amp;&quot;', '&quot;&amp;TEXT([.F48];&quot;YYYY-MM-DD&quot;)&amp;&quot;', '&quot;&amp;TEXT([.G48];&quot;YYYY-MM-DD&quot;)&amp;&quot;'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8, '90656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float" office:value="90654">
            <text:p>90654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9]&amp;&quot;, '&quot;&amp;[.B49]&amp;&quot;', '&quot;&amp;[.C49]&amp;&quot;', TO_DATE('&quot;&amp;TEXT([.D49];&quot;YYYY-MM-DD&quot;)&amp;&quot;', 'YYYY-MM-DD'), TO_DATE('&quot;&amp;TEXT([.E49];&quot;YYYY-MM-DD&quot;)&amp;&quot;', 'YYYY-MM-DD'), TO_DATE('&quot;&amp;TEXT([.F49];&quot;YYYY-MM-DD&quot;)&amp;&quot;', 'YYYY-MM-DD'), TO_DATE('&quot;&amp;TEXT([.G49];&quot;YYYY-MM-DD&quot;)&amp;&quot;', 'YYYY-MM-DD')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9]&amp;&quot;, '&quot;&amp;[.B49]&amp;&quot;', '&quot;&amp;[.C49]&amp;&quot;', '&quot;&amp;TEXT([.D49];&quot;YYYY-MM-DD&quot;)&amp;&quot;', '&quot;&amp;TEXT([.E49];&quot;YYYY-MM-DD&quot;)&amp;&quot;', '&quot;&amp;TEXT([.F49];&quot;YYYY-MM-DD&quot;)&amp;&quot;', '&quot;&amp;TEXT([.G49];&quot;YYYY-MM-DD&quot;)&amp;&quot;'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9, '90654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float" office:value="90655">
            <text:p>90655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50]&amp;&quot;, '&quot;&amp;[.B50]&amp;&quot;', '&quot;&amp;[.C50]&amp;&quot;', TO_DATE('&quot;&amp;TEXT([.D50];&quot;YYYY-MM-DD&quot;)&amp;&quot;', 'YYYY-MM-DD'), TO_DATE('&quot;&amp;TEXT([.E50];&quot;YYYY-MM-DD&quot;)&amp;&quot;', 'YYYY-MM-DD'), TO_DATE('&quot;&amp;TEXT([.F50];&quot;YYYY-MM-DD&quot;)&amp;&quot;', 'YYYY-MM-DD'), TO_DATE('&quot;&amp;TEXT([.G50];&quot;YYYY-MM-DD&quot;)&amp;&quot;', 'YYYY-MM-DD')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50]&amp;&quot;, '&quot;&amp;[.B50]&amp;&quot;', '&quot;&amp;[.C50]&amp;&quot;', '&quot;&amp;TEXT([.D50];&quot;YYYY-MM-DD&quot;)&amp;&quot;', '&quot;&amp;TEXT([.E50];&quot;YYYY-MM-DD&quot;)&amp;&quot;', '&quot;&amp;TEXT([.F50];&quot;YYYY-MM-DD&quot;)&amp;&quot;', '&quot;&amp;TEXT([.G50];&quot;YYYY-MM-DD&quot;)&amp;&quot;'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50, '90655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float" office:value="90724">
            <text:p>90724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8</text:p>
          </table:table-cell>
          <table:table-cell table:formula="of:=[.I$1]&amp;&quot; (&quot;&amp;[.A51]&amp;&quot;, '&quot;&amp;[.B51]&amp;&quot;', '&quot;&amp;[.C51]&amp;&quot;', TO_DATE('&quot;&amp;TEXT([.D51];&quot;YYYY-MM-DD&quot;)&amp;&quot;', 'YYYY-MM-DD'), TO_DATE('&quot;&amp;TEXT([.E51];&quot;YYYY-MM-DD&quot;)&amp;&quot;', 'YYYY-MM-DD'), TO_DATE('&quot;&amp;TEXT([.F51];&quot;YYYY-MM-DD&quot;)&amp;&quot;', 'YYYY-MM-DD'), TO_DATE('&quot;&amp;TEXT([.G51];&quot;YYYY-MM-DD&quot;)&amp;&quot;', 'YYYY-MM-DD')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">
            <text:p>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</text:p>
          </table:table-cell>
          <table:table-cell table:formula="of:=[.I$1]&amp;&quot; (&quot;&amp;[.A51]&amp;&quot;, '&quot;&amp;[.B51]&amp;&quot;', '&quot;&amp;[.C51]&amp;&quot;', '&quot;&amp;TEXT([.D51];&quot;YYYY-MM-DD&quot;)&amp;&quot;', '&quot;&amp;TEXT([.E51];&quot;YYYY-MM-DD&quot;)&amp;&quot;', '&quot;&amp;TEXT([.F51];&quot;YYYY-MM-DD&quot;)&amp;&quot;', '&quot;&amp;TEXT([.G51];&quot;YYYY-MM-DD&quot;)&amp;&quot;'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'1970-01-01', '1970-01-01', '2011-03-17', '2011-03-17', '88');">
            <text:p>INSERT INTO dqa_vaccine_cpt (cpt_id, cpt_code, cpt_label, valid_start_date, use_start_date, use_end_date, valid_end_date, cvx_code) VALUES (51, '90724', 'influenza, unspecified formulation', '1970-01-01', '1970-01-01', '2011-03-17', '2011-03-17', '88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float" office:value="90659">
            <text:p>90659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6</text:p>
          </table:table-cell>
          <table:table-cell table:formula="of:=[.I$1]&amp;&quot; (&quot;&amp;[.A52]&amp;&quot;, '&quot;&amp;[.B52]&amp;&quot;', '&quot;&amp;[.C52]&amp;&quot;', TO_DATE('&quot;&amp;TEXT([.D52];&quot;YYYY-MM-DD&quot;)&amp;&quot;', 'YYYY-MM-DD'), TO_DATE('&quot;&amp;TEXT([.E52];&quot;YYYY-MM-DD&quot;)&amp;&quot;', 'YYYY-MM-DD'), TO_DATE('&quot;&amp;TEXT([.F52];&quot;YYYY-MM-DD&quot;)&amp;&quot;', 'YYYY-MM-DD'), TO_DATE('&quot;&amp;TEXT([.G52];&quot;YYYY-MM-DD&quot;)&amp;&quot;', 'YYYY-MM-DD'), '&quot;&amp;[.H52]&amp;&quot;');&quot;" office:value-type="string" office:string-value="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">
            <text:p>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</text:p>
          </table:table-cell>
          <table:table-cell table:formula="of:=[.I$1]&amp;&quot; (&quot;&amp;[.A52]&amp;&quot;, '&quot;&amp;[.B52]&amp;&quot;', '&quot;&amp;[.C52]&amp;&quot;', '&quot;&amp;TEXT([.D52];&quot;YYYY-MM-DD&quot;)&amp;&quot;', '&quot;&amp;TEXT([.E52];&quot;YYYY-MM-DD&quot;)&amp;&quot;', '&quot;&amp;TEXT([.F52];&quot;YYYY-MM-DD&quot;)&amp;&quot;', '&quot;&amp;TEXT([.G52];&quot;YYYY-MM-DD&quot;)&amp;&quot;', '&quot;&amp;[.H52]&amp;&quot;');&quot;" office:value-type="string" office:string-value="INSERT INTO dqa_vaccine_cpt (cpt_id, cpt_code, cpt_label, valid_start_date, use_start_date, use_end_date, valid_end_date, cvx_code) VALUES (52, '90659', 'influenza, whole', '1970-01-01', '1970-01-01', '2011-03-17', '2011-03-17', '16');">
            <text:p>INSERT INTO dqa_vaccine_cpt (cpt_id, cpt_code, cpt_label, valid_start_date, use_start_date, use_end_date, valid_end_date, cvx_code) VALUES (52, '90659', 'influenza, whole', '1970-01-01', '1970-01-01', '2011-03-17', '2011-03-17', '16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float" office:value="90713">
            <text:p>90713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</text:p>
          </table:table-cell>
          <table:table-cell table:formula="of:=[.I$1]&amp;&quot; (&quot;&amp;[.A53]&amp;&quot;, '&quot;&amp;[.B53]&amp;&quot;', '&quot;&amp;[.C53]&amp;&quot;', TO_DATE('&quot;&amp;TEXT([.D53];&quot;YYYY-MM-DD&quot;)&amp;&quot;', 'YYYY-MM-DD'), TO_DATE('&quot;&amp;TEXT([.E53];&quot;YYYY-MM-DD&quot;)&amp;&quot;', 'YYYY-MM-DD'), TO_DATE('&quot;&amp;TEXT([.F53];&quot;YYYY-MM-DD&quot;)&amp;&quot;', 'YYYY-MM-DD'), TO_DATE('&quot;&amp;TEXT([.G53];&quot;YYYY-MM-DD&quot;)&amp;&quot;', 'YYYY-MM-DD'), '&quot;&amp;[.H53]&amp;&quot;');&quot;" office:value-type="string" office:string-value="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">
            <text:p>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</text:p>
          </table:table-cell>
          <table:table-cell table:formula="of:=[.I$1]&amp;&quot; (&quot;&amp;[.A53]&amp;&quot;, '&quot;&amp;[.B53]&amp;&quot;', '&quot;&amp;[.C53]&amp;&quot;', '&quot;&amp;TEXT([.D53];&quot;YYYY-MM-DD&quot;)&amp;&quot;', '&quot;&amp;TEXT([.E53];&quot;YYYY-MM-DD&quot;)&amp;&quot;', '&quot;&amp;TEXT([.F53];&quot;YYYY-MM-DD&quot;)&amp;&quot;', '&quot;&amp;TEXT([.G53];&quot;YYYY-MM-DD&quot;)&amp;&quot;', '&quot;&amp;[.H53]&amp;&quot;');&quot;" office:value-type="string" office:string-value="INSERT INTO dqa_vaccine_cpt (cpt_id, cpt_code, cpt_label, valid_start_date, use_start_date, use_end_date, valid_end_date, cvx_code) VALUES (53, '90713', 'IPV', '1970-01-01', '1970-01-01', '2100-01-01', '2100-01-01', '10');">
            <text:p>INSERT INTO dqa_vaccine_cpt (cpt_id, cpt_code, cpt_label, valid_start_date, use_start_date, use_end_date, valid_end_date, cvx_code) VALUES (53, '90713', 'IPV', '1970-01-01', '1970-01-01', '2100-01-01', '2100-01-01', '10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float" office:value="90738">
            <text:p>90738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4</text:p>
          </table:table-cell>
          <table:table-cell table:formula="of:=[.I$1]&amp;&quot; (&quot;&amp;[.A54]&amp;&quot;, '&quot;&amp;[.B54]&amp;&quot;', '&quot;&amp;[.C54]&amp;&quot;', TO_DATE('&quot;&amp;TEXT([.D54];&quot;YYYY-MM-DD&quot;)&amp;&quot;', 'YYYY-MM-DD'), TO_DATE('&quot;&amp;TEXT([.E54];&quot;YYYY-MM-DD&quot;)&amp;&quot;', 'YYYY-MM-DD'), TO_DATE('&quot;&amp;TEXT([.F54];&quot;YYYY-MM-DD&quot;)&amp;&quot;', 'YYYY-MM-DD'), TO_DATE('&quot;&amp;TEXT([.G54];&quot;YYYY-MM-DD&quot;)&amp;&quot;', 'YYYY-MM-DD'), '&quot;&amp;[.H54]&amp;&quot;');&quot;" office:value-type="string" office:string-value="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">
            <text:p>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</text:p>
          </table:table-cell>
          <table:table-cell table:formula="of:=[.I$1]&amp;&quot; (&quot;&amp;[.A54]&amp;&quot;, '&quot;&amp;[.B54]&amp;&quot;', '&quot;&amp;[.C54]&amp;&quot;', '&quot;&amp;TEXT([.D54];&quot;YYYY-MM-DD&quot;)&amp;&quot;', '&quot;&amp;TEXT([.E54];&quot;YYYY-MM-DD&quot;)&amp;&quot;', '&quot;&amp;TEXT([.F54];&quot;YYYY-MM-DD&quot;)&amp;&quot;', '&quot;&amp;TEXT([.G54];&quot;YYYY-MM-DD&quot;)&amp;&quot;', '&quot;&amp;[.H54]&amp;&quot;');&quot;" office:value-type="string" office:string-value="INSERT INTO dqa_vaccine_cpt (cpt_id, cpt_code, cpt_label, valid_start_date, use_start_date, use_end_date, valid_end_date, cvx_code) VALUES (54, '90738', 'Japanese Encephalitis IM', '1970-01-01', '1970-01-01', '2100-01-01', '2100-01-01', '134');">
            <text:p>INSERT INTO dqa_vaccine_cpt (cpt_id, cpt_code, cpt_label, valid_start_date, use_start_date, use_end_date, valid_end_date, cvx_code) VALUES (54, '90738', 'Japanese Encephalitis IM', '1970-01-01', '1970-01-01', '2100-01-01', '2100-01-01', '134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float" office:value="90735">
            <text:p>90735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9</text:p>
          </table:table-cell>
          <table:table-cell table:formula="of:=[.I$1]&amp;&quot; (&quot;&amp;[.A55]&amp;&quot;, '&quot;&amp;[.B55]&amp;&quot;', '&quot;&amp;[.C55]&amp;&quot;', TO_DATE('&quot;&amp;TEXT([.D55];&quot;YYYY-MM-DD&quot;)&amp;&quot;', 'YYYY-MM-DD'), TO_DATE('&quot;&amp;TEXT([.E55];&quot;YYYY-MM-DD&quot;)&amp;&quot;', 'YYYY-MM-DD'), TO_DATE('&quot;&amp;TEXT([.F55];&quot;YYYY-MM-DD&quot;)&amp;&quot;', 'YYYY-MM-DD'), TO_DATE('&quot;&amp;TEXT([.G55];&quot;YYYY-MM-DD&quot;)&amp;&quot;', 'YYYY-MM-DD'), '&quot;&amp;[.H55]&amp;&quot;');&quot;" office:value-type="string" office:string-value="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">
            <text:p>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</text:p>
          </table:table-cell>
          <table:table-cell table:formula="of:=[.I$1]&amp;&quot; (&quot;&amp;[.A55]&amp;&quot;, '&quot;&amp;[.B55]&amp;&quot;', '&quot;&amp;[.C55]&amp;&quot;', '&quot;&amp;TEXT([.D55];&quot;YYYY-MM-DD&quot;)&amp;&quot;', '&quot;&amp;TEXT([.E55];&quot;YYYY-MM-DD&quot;)&amp;&quot;', '&quot;&amp;TEXT([.F55];&quot;YYYY-MM-DD&quot;)&amp;&quot;', '&quot;&amp;TEXT([.G55];&quot;YYYY-MM-DD&quot;)&amp;&quot;', '&quot;&amp;[.H55]&amp;&quot;');&quot;" office:value-type="string" office:string-value="INSERT INTO dqa_vaccine_cpt (cpt_id, cpt_code, cpt_label, valid_start_date, use_start_date, use_end_date, valid_end_date, cvx_code) VALUES (55, '90735', 'Japanese encephalitis SC', '1970-01-01', '1970-01-01', '2100-01-01', '2100-01-01', '39');">
            <text:p>INSERT INTO dqa_vaccine_cpt (cpt_id, cpt_code, cpt_label, valid_start_date, use_start_date, use_end_date, valid_end_date, cvx_code) VALUES (55, '90735', 'Japanese encephalitis SC', '1970-01-01', '1970-01-01', '2100-01-01', '2100-01-01', '39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float" office:value="90665">
            <text:p>90665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6</text:p>
          </table:table-cell>
          <table:table-cell table:formula="of:=[.I$1]&amp;&quot; (&quot;&amp;[.A56]&amp;&quot;, '&quot;&amp;[.B56]&amp;&quot;', '&quot;&amp;[.C56]&amp;&quot;', TO_DATE('&quot;&amp;TEXT([.D56];&quot;YYYY-MM-DD&quot;)&amp;&quot;', 'YYYY-MM-DD'), TO_DATE('&quot;&amp;TEXT([.E56];&quot;YYYY-MM-DD&quot;)&amp;&quot;', 'YYYY-MM-DD'), TO_DATE('&quot;&amp;TEXT([.F56];&quot;YYYY-MM-DD&quot;)&amp;&quot;', 'YYYY-MM-DD'), TO_DATE('&quot;&amp;TEXT([.G56];&quot;YYYY-MM-DD&quot;)&amp;&quot;', 'YYYY-MM-DD'), '&quot;&amp;[.H56]&amp;&quot;');&quot;" office:value-type="string" office:string-value="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">
            <text:p>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</text:p>
          </table:table-cell>
          <table:table-cell table:formula="of:=[.I$1]&amp;&quot; (&quot;&amp;[.A56]&amp;&quot;, '&quot;&amp;[.B56]&amp;&quot;', '&quot;&amp;[.C56]&amp;&quot;', '&quot;&amp;TEXT([.D56];&quot;YYYY-MM-DD&quot;)&amp;&quot;', '&quot;&amp;TEXT([.E56];&quot;YYYY-MM-DD&quot;)&amp;&quot;', '&quot;&amp;TEXT([.F56];&quot;YYYY-MM-DD&quot;)&amp;&quot;', '&quot;&amp;TEXT([.G56];&quot;YYYY-MM-DD&quot;)&amp;&quot;', '&quot;&amp;[.H56]&amp;&quot;');&quot;" office:value-type="string" office:string-value="INSERT INTO dqa_vaccine_cpt (cpt_id, cpt_code, cpt_label, valid_start_date, use_start_date, use_end_date, valid_end_date, cvx_code) VALUES (56, '90665', 'Lyme disease', '1970-01-01', '1970-01-01', '2100-01-01', '2100-01-01', '66');">
            <text:p>INSERT INTO dqa_vaccine_cpt (cpt_id, cpt_code, cpt_label, valid_start_date, use_start_date, use_end_date, valid_end_date, cvx_code) VALUES (56, '90665', 'Lyme disease', '1970-01-01', '1970-01-01', '2100-01-01', '2100-01-01', '66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float" office:value="90708">
            <text:p>90708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4</text:p>
          </table:table-cell>
          <table:table-cell table:formula="of:=[.I$1]&amp;&quot; (&quot;&amp;[.A57]&amp;&quot;, '&quot;&amp;[.B57]&amp;&quot;', '&quot;&amp;[.C57]&amp;&quot;', TO_DATE('&quot;&amp;TEXT([.D57];&quot;YYYY-MM-DD&quot;)&amp;&quot;', 'YYYY-MM-DD'), TO_DATE('&quot;&amp;TEXT([.E57];&quot;YYYY-MM-DD&quot;)&amp;&quot;', 'YYYY-MM-DD'), TO_DATE('&quot;&amp;TEXT([.F57];&quot;YYYY-MM-DD&quot;)&amp;&quot;', 'YYYY-MM-DD'), TO_DATE('&quot;&amp;TEXT([.G57];&quot;YYYY-MM-DD&quot;)&amp;&quot;', 'YYYY-MM-DD'), '&quot;&amp;[.H57]&amp;&quot;');&quot;" office:value-type="string" office:string-value="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">
            <text:p>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</text:p>
          </table:table-cell>
          <table:table-cell table:formula="of:=[.I$1]&amp;&quot; (&quot;&amp;[.A57]&amp;&quot;, '&quot;&amp;[.B57]&amp;&quot;', '&quot;&amp;[.C57]&amp;&quot;', '&quot;&amp;TEXT([.D57];&quot;YYYY-MM-DD&quot;)&amp;&quot;', '&quot;&amp;TEXT([.E57];&quot;YYYY-MM-DD&quot;)&amp;&quot;', '&quot;&amp;TEXT([.F57];&quot;YYYY-MM-DD&quot;)&amp;&quot;', '&quot;&amp;TEXT([.G57];&quot;YYYY-MM-DD&quot;)&amp;&quot;', '&quot;&amp;[.H57]&amp;&quot;');&quot;" office:value-type="string" office:string-value="INSERT INTO dqa_vaccine_cpt (cpt_id, cpt_code, cpt_label, valid_start_date, use_start_date, use_end_date, valid_end_date, cvx_code) VALUES (57, '90708', 'M/R', '1970-01-01', '1970-01-01', '2100-01-01', '2100-01-01', '04');">
            <text:p>INSERT INTO dqa_vaccine_cpt (cpt_id, cpt_code, cpt_label, valid_start_date, use_start_date, use_end_date, valid_end_date, cvx_code) VALUES (57, '90708', 'M/R', '1970-01-01', '1970-01-01', '2100-01-01', '2100-01-01', '04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float" office:value="90705">
            <text:p>907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5</text:p>
          </table:table-cell>
          <table:table-cell table:formula="of:=[.I$1]&amp;&quot; (&quot;&amp;[.A58]&amp;&quot;, '&quot;&amp;[.B58]&amp;&quot;', '&quot;&amp;[.C58]&amp;&quot;', TO_DATE('&quot;&amp;TEXT([.D58];&quot;YYYY-MM-DD&quot;)&amp;&quot;', 'YYYY-MM-DD'), TO_DATE('&quot;&amp;TEXT([.E58];&quot;YYYY-MM-DD&quot;)&amp;&quot;', 'YYYY-MM-DD'), TO_DATE('&quot;&amp;TEXT([.F58];&quot;YYYY-MM-DD&quot;)&amp;&quot;', 'YYYY-MM-DD'), TO_DATE('&quot;&amp;TEXT([.G58];&quot;YYYY-MM-DD&quot;)&amp;&quot;', 'YYYY-MM-DD'), '&quot;&amp;[.H58]&amp;&quot;');&quot;" office:value-type="string" office:string-value="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">
            <text:p>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</text:p>
          </table:table-cell>
          <table:table-cell table:formula="of:=[.I$1]&amp;&quot; (&quot;&amp;[.A58]&amp;&quot;, '&quot;&amp;[.B58]&amp;&quot;', '&quot;&amp;[.C58]&amp;&quot;', '&quot;&amp;TEXT([.D58];&quot;YYYY-MM-DD&quot;)&amp;&quot;', '&quot;&amp;TEXT([.E58];&quot;YYYY-MM-DD&quot;)&amp;&quot;', '&quot;&amp;TEXT([.F58];&quot;YYYY-MM-DD&quot;)&amp;&quot;', '&quot;&amp;TEXT([.G58];&quot;YYYY-MM-DD&quot;)&amp;&quot;', '&quot;&amp;[.H58]&amp;&quot;');&quot;" office:value-type="string" office:string-value="INSERT INTO dqa_vaccine_cpt (cpt_id, cpt_code, cpt_label, valid_start_date, use_start_date, use_end_date, valid_end_date, cvx_code) VALUES (58, '90705', 'measles', '1970-01-01', '1970-01-01', '2100-01-01', '2100-01-01', '05');">
            <text:p>INSERT INTO dqa_vaccine_cpt (cpt_id, cpt_code, cpt_label, valid_start_date, use_start_date, use_end_date, valid_end_date, cvx_code) VALUES (58, '90705', 'measles', '1970-01-01', '1970-01-01', '2100-01-01', '2100-01-01', '05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float" office:value="90734">
            <text:p>90734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6</text:p>
          </table:table-cell>
          <table:table-cell table:formula="of:=[.I$1]&amp;&quot; (&quot;&amp;[.A59]&amp;&quot;, '&quot;&amp;[.B59]&amp;&quot;', '&quot;&amp;[.C59]&amp;&quot;', TO_DATE('&quot;&amp;TEXT([.D59];&quot;YYYY-MM-DD&quot;)&amp;&quot;', 'YYYY-MM-DD'), TO_DATE('&quot;&amp;TEXT([.E59];&quot;YYYY-MM-DD&quot;)&amp;&quot;', 'YYYY-MM-DD'), TO_DATE('&quot;&amp;TEXT([.F59];&quot;YYYY-MM-DD&quot;)&amp;&quot;', 'YYYY-MM-DD'), TO_DATE('&quot;&amp;TEXT([.G59];&quot;YYYY-MM-DD&quot;)&amp;&quot;', 'YYYY-MM-DD'), '&quot;&amp;[.H59]&amp;&quot;');&quot;" office:value-type="string" office:string-value="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">
            <text:p>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</text:p>
          </table:table-cell>
          <table:table-cell table:formula="of:=[.I$1]&amp;&quot; (&quot;&amp;[.A59]&amp;&quot;, '&quot;&amp;[.B59]&amp;&quot;', '&quot;&amp;[.C59]&amp;&quot;', '&quot;&amp;TEXT([.D59];&quot;YYYY-MM-DD&quot;)&amp;&quot;', '&quot;&amp;TEXT([.E59];&quot;YYYY-MM-DD&quot;)&amp;&quot;', '&quot;&amp;TEXT([.F59];&quot;YYYY-MM-DD&quot;)&amp;&quot;', '&quot;&amp;TEXT([.G59];&quot;YYYY-MM-DD&quot;)&amp;&quot;', '&quot;&amp;[.H59]&amp;&quot;');&quot;" office:value-type="string" office:string-value="INSERT INTO dqa_vaccine_cpt (cpt_id, cpt_code, cpt_label, valid_start_date, use_start_date, use_end_date, valid_end_date, cvx_code) VALUES (59, '90734', 'Meningococcal MCV4O', '1970-01-01', '1970-01-01', '2100-01-01', '2100-01-01', '136');">
            <text:p>INSERT INTO dqa_vaccine_cpt (cpt_id, cpt_code, cpt_label, valid_start_date, use_start_date, use_end_date, valid_end_date, cvx_code) VALUES (59, '90734', 'Meningococcal MCV4O', '1970-01-01', '1970-01-01', '2100-01-01', '2100-01-01', '136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float" office:value="90734">
            <text:p>9073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4</text:p>
          </table:table-cell>
          <table:table-cell table:formula="of:=[.I$1]&amp;&quot; (&quot;&amp;[.A60]&amp;&quot;, '&quot;&amp;[.B60]&amp;&quot;', '&quot;&amp;[.C60]&amp;&quot;', TO_DATE('&quot;&amp;TEXT([.D60];&quot;YYYY-MM-DD&quot;)&amp;&quot;', 'YYYY-MM-DD'), TO_DATE('&quot;&amp;TEXT([.E60];&quot;YYYY-MM-DD&quot;)&amp;&quot;', 'YYYY-MM-DD'), TO_DATE('&quot;&amp;TEXT([.F60];&quot;YYYY-MM-DD&quot;)&amp;&quot;', 'YYYY-MM-DD'), TO_DATE('&quot;&amp;TEXT([.G60];&quot;YYYY-MM-DD&quot;)&amp;&quot;', 'YYYY-MM-DD'), '&quot;&amp;[.H60]&amp;&quot;');&quot;" office:value-type="string" office:string-value="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">
            <text:p>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</text:p>
          </table:table-cell>
          <table:table-cell table:formula="of:=[.I$1]&amp;&quot; (&quot;&amp;[.A60]&amp;&quot;, '&quot;&amp;[.B60]&amp;&quot;', '&quot;&amp;[.C60]&amp;&quot;', '&quot;&amp;TEXT([.D60];&quot;YYYY-MM-DD&quot;)&amp;&quot;', '&quot;&amp;TEXT([.E60];&quot;YYYY-MM-DD&quot;)&amp;&quot;', '&quot;&amp;TEXT([.F60];&quot;YYYY-MM-DD&quot;)&amp;&quot;', '&quot;&amp;TEXT([.G60];&quot;YYYY-MM-DD&quot;)&amp;&quot;', '&quot;&amp;[.H60]&amp;&quot;');&quot;" office:value-type="string" office:string-value="INSERT INTO dqa_vaccine_cpt (cpt_id, cpt_code, cpt_label, valid_start_date, use_start_date, use_end_date, valid_end_date, cvx_code) VALUES (60, '90734', 'meningococcal MCV4P', '1970-01-01', '1970-01-01', '2100-01-01', '2100-01-01', '114');">
            <text:p>INSERT INTO dqa_vaccine_cpt (cpt_id, cpt_code, cpt_label, valid_start_date, use_start_date, use_end_date, valid_end_date, cvx_code) VALUES (60, '90734', 'meningococcal MCV4P', '1970-01-01', '1970-01-01', '2100-01-01', '2100-01-01', '114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float" office:value="90733">
            <text:p>90733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2</text:p>
          </table:table-cell>
          <table:table-cell table:formula="of:=[.I$1]&amp;&quot; (&quot;&amp;[.A61]&amp;&quot;, '&quot;&amp;[.B61]&amp;&quot;', '&quot;&amp;[.C61]&amp;&quot;', TO_DATE('&quot;&amp;TEXT([.D61];&quot;YYYY-MM-DD&quot;)&amp;&quot;', 'YYYY-MM-DD'), TO_DATE('&quot;&amp;TEXT([.E61];&quot;YYYY-MM-DD&quot;)&amp;&quot;', 'YYYY-MM-DD'), TO_DATE('&quot;&amp;TEXT([.F61];&quot;YYYY-MM-DD&quot;)&amp;&quot;', 'YYYY-MM-DD'), TO_DATE('&quot;&amp;TEXT([.G61];&quot;YYYY-MM-DD&quot;)&amp;&quot;', 'YYYY-MM-DD'), '&quot;&amp;[.H61]&amp;&quot;');&quot;" office:value-type="string" office:string-value="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">
            <text:p>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</text:p>
          </table:table-cell>
          <table:table-cell table:formula="of:=[.I$1]&amp;&quot; (&quot;&amp;[.A61]&amp;&quot;, '&quot;&amp;[.B61]&amp;&quot;', '&quot;&amp;[.C61]&amp;&quot;', '&quot;&amp;TEXT([.D61];&quot;YYYY-MM-DD&quot;)&amp;&quot;', '&quot;&amp;TEXT([.E61];&quot;YYYY-MM-DD&quot;)&amp;&quot;', '&quot;&amp;TEXT([.F61];&quot;YYYY-MM-DD&quot;)&amp;&quot;', '&quot;&amp;TEXT([.G61];&quot;YYYY-MM-DD&quot;)&amp;&quot;', '&quot;&amp;[.H61]&amp;&quot;');&quot;" office:value-type="string" office:string-value="INSERT INTO dqa_vaccine_cpt (cpt_id, cpt_code, cpt_label, valid_start_date, use_start_date, use_end_date, valid_end_date, cvx_code) VALUES (61, '90733', 'meningococcal MPSV4', '1970-01-01', '1970-01-01', '2100-01-01', '2100-01-01', '32');">
            <text:p>INSERT INTO dqa_vaccine_cpt (cpt_id, cpt_code, cpt_label, valid_start_date, use_start_date, use_end_date, valid_end_date, cvx_code) VALUES (61, '90733', 'meningococcal MPSV4', '1970-01-01', '1970-01-01', '2100-01-01', '2100-01-01', '32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float" office:value="90707">
            <text:p>90707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3</text:p>
          </table:table-cell>
          <table:table-cell table:formula="of:=[.I$1]&amp;&quot; (&quot;&amp;[.A62]&amp;&quot;, '&quot;&amp;[.B62]&amp;&quot;', '&quot;&amp;[.C62]&amp;&quot;', TO_DATE('&quot;&amp;TEXT([.D62];&quot;YYYY-MM-DD&quot;)&amp;&quot;', 'YYYY-MM-DD'), TO_DATE('&quot;&amp;TEXT([.E62];&quot;YYYY-MM-DD&quot;)&amp;&quot;', 'YYYY-MM-DD'), TO_DATE('&quot;&amp;TEXT([.F62];&quot;YYYY-MM-DD&quot;)&amp;&quot;', 'YYYY-MM-DD'), TO_DATE('&quot;&amp;TEXT([.G62];&quot;YYYY-MM-DD&quot;)&amp;&quot;', 'YYYY-MM-DD'), '&quot;&amp;[.H62]&amp;&quot;');&quot;" office:value-type="string" office:string-value="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">
            <text:p>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</text:p>
          </table:table-cell>
          <table:table-cell table:formula="of:=[.I$1]&amp;&quot; (&quot;&amp;[.A62]&amp;&quot;, '&quot;&amp;[.B62]&amp;&quot;', '&quot;&amp;[.C62]&amp;&quot;', '&quot;&amp;TEXT([.D62];&quot;YYYY-MM-DD&quot;)&amp;&quot;', '&quot;&amp;TEXT([.E62];&quot;YYYY-MM-DD&quot;)&amp;&quot;', '&quot;&amp;TEXT([.F62];&quot;YYYY-MM-DD&quot;)&amp;&quot;', '&quot;&amp;TEXT([.G62];&quot;YYYY-MM-DD&quot;)&amp;&quot;', '&quot;&amp;[.H62]&amp;&quot;');&quot;" office:value-type="string" office:string-value="INSERT INTO dqa_vaccine_cpt (cpt_id, cpt_code, cpt_label, valid_start_date, use_start_date, use_end_date, valid_end_date, cvx_code) VALUES (62, '90707', 'MMR', '1970-01-01', '1970-01-01', '2100-01-01', '2100-01-01', '03');">
            <text:p>INSERT INTO dqa_vaccine_cpt (cpt_id, cpt_code, cpt_label, valid_start_date, use_start_date, use_end_date, valid_end_date, cvx_code) VALUES (62, '90707', 'MMR', '1970-01-01', '1970-01-01', '2100-01-01', '2100-01-01', '03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float" office:value="90710">
            <text:p>90710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4</text:p>
          </table:table-cell>
          <table:table-cell table:formula="of:=[.I$1]&amp;&quot; (&quot;&amp;[.A63]&amp;&quot;, '&quot;&amp;[.B63]&amp;&quot;', '&quot;&amp;[.C63]&amp;&quot;', TO_DATE('&quot;&amp;TEXT([.D63];&quot;YYYY-MM-DD&quot;)&amp;&quot;', 'YYYY-MM-DD'), TO_DATE('&quot;&amp;TEXT([.E63];&quot;YYYY-MM-DD&quot;)&amp;&quot;', 'YYYY-MM-DD'), TO_DATE('&quot;&amp;TEXT([.F63];&quot;YYYY-MM-DD&quot;)&amp;&quot;', 'YYYY-MM-DD'), TO_DATE('&quot;&amp;TEXT([.G63];&quot;YYYY-MM-DD&quot;)&amp;&quot;', 'YYYY-MM-DD'), '&quot;&amp;[.H63]&amp;&quot;');&quot;" office:value-type="string" office:string-value="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">
            <text:p>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</text:p>
          </table:table-cell>
          <table:table-cell table:formula="of:=[.I$1]&amp;&quot; (&quot;&amp;[.A63]&amp;&quot;, '&quot;&amp;[.B63]&amp;&quot;', '&quot;&amp;[.C63]&amp;&quot;', '&quot;&amp;TEXT([.D63];&quot;YYYY-MM-DD&quot;)&amp;&quot;', '&quot;&amp;TEXT([.E63];&quot;YYYY-MM-DD&quot;)&amp;&quot;', '&quot;&amp;TEXT([.F63];&quot;YYYY-MM-DD&quot;)&amp;&quot;', '&quot;&amp;TEXT([.G63];&quot;YYYY-MM-DD&quot;)&amp;&quot;', '&quot;&amp;[.H63]&amp;&quot;');&quot;" office:value-type="string" office:string-value="INSERT INTO dqa_vaccine_cpt (cpt_id, cpt_code, cpt_label, valid_start_date, use_start_date, use_end_date, valid_end_date, cvx_code) VALUES (63, '90710', 'MMRV', '1970-01-01', '1970-01-01', '2100-01-01', '2100-01-01', '94');">
            <text:p>INSERT INTO dqa_vaccine_cpt (cpt_id, cpt_code, cpt_label, valid_start_date, use_start_date, use_end_date, valid_end_date, cvx_code) VALUES (63, '90710', 'MMRV', '1970-01-01', '1970-01-01', '2100-01-01', '2100-01-01', '94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float" office:value="90704">
            <text:p>90704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7</text:p>
          </table:table-cell>
          <table:table-cell table:formula="of:=[.I$1]&amp;&quot; (&quot;&amp;[.A64]&amp;&quot;, '&quot;&amp;[.B64]&amp;&quot;', '&quot;&amp;[.C64]&amp;&quot;', TO_DATE('&quot;&amp;TEXT([.D64];&quot;YYYY-MM-DD&quot;)&amp;&quot;', 'YYYY-MM-DD'), TO_DATE('&quot;&amp;TEXT([.E64];&quot;YYYY-MM-DD&quot;)&amp;&quot;', 'YYYY-MM-DD'), TO_DATE('&quot;&amp;TEXT([.F64];&quot;YYYY-MM-DD&quot;)&amp;&quot;', 'YYYY-MM-DD'), TO_DATE('&quot;&amp;TEXT([.G64];&quot;YYYY-MM-DD&quot;)&amp;&quot;', 'YYYY-MM-DD'), '&quot;&amp;[.H64]&amp;&quot;');&quot;" office:value-type="string" office:string-value="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">
            <text:p>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</text:p>
          </table:table-cell>
          <table:table-cell table:formula="of:=[.I$1]&amp;&quot; (&quot;&amp;[.A64]&amp;&quot;, '&quot;&amp;[.B64]&amp;&quot;', '&quot;&amp;[.C64]&amp;&quot;', '&quot;&amp;TEXT([.D64];&quot;YYYY-MM-DD&quot;)&amp;&quot;', '&quot;&amp;TEXT([.E64];&quot;YYYY-MM-DD&quot;)&amp;&quot;', '&quot;&amp;TEXT([.F64];&quot;YYYY-MM-DD&quot;)&amp;&quot;', '&quot;&amp;TEXT([.G64];&quot;YYYY-MM-DD&quot;)&amp;&quot;', '&quot;&amp;[.H64]&amp;&quot;');&quot;" office:value-type="string" office:string-value="INSERT INTO dqa_vaccine_cpt (cpt_id, cpt_code, cpt_label, valid_start_date, use_start_date, use_end_date, valid_end_date, cvx_code) VALUES (64, '90704', 'mumps', '1970-01-01', '1970-01-01', '2100-01-01', '2100-01-01', '07');">
            <text:p>INSERT INTO dqa_vaccine_cpt (cpt_id, cpt_code, cpt_label, valid_start_date, use_start_date, use_end_date, valid_end_date, cvx_code) VALUES (64, '90704', 'mumps', '1970-01-01', '1970-01-01', '2100-01-01', '2100-01-01', '07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float" office:value="90668">
            <text:p>90668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7</text:p>
          </table:table-cell>
          <table:table-cell table:formula="of:=[.I$1]&amp;&quot; (&quot;&amp;[.A65]&amp;&quot;, '&quot;&amp;[.B65]&amp;&quot;', '&quot;&amp;[.C65]&amp;&quot;', TO_DATE('&quot;&amp;TEXT([.D65];&quot;YYYY-MM-DD&quot;)&amp;&quot;', 'YYYY-MM-DD'), TO_DATE('&quot;&amp;TEXT([.E65];&quot;YYYY-MM-DD&quot;)&amp;&quot;', 'YYYY-MM-DD'), TO_DATE('&quot;&amp;TEXT([.F65];&quot;YYYY-MM-DD&quot;)&amp;&quot;', 'YYYY-MM-DD'), TO_DATE('&quot;&amp;TEXT([.G65];&quot;YYYY-MM-DD&quot;)&amp;&quot;', 'YYYY-MM-DD'), '&quot;&amp;[.H65]&amp;&quot;');&quot;" office:value-type="string" office:string-value="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">
            <text:p>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</text:p>
          </table:table-cell>
          <table:table-cell table:formula="of:=[.I$1]&amp;&quot; (&quot;&amp;[.A65]&amp;&quot;, '&quot;&amp;[.B65]&amp;&quot;', '&quot;&amp;[.C65]&amp;&quot;', '&quot;&amp;TEXT([.D65];&quot;YYYY-MM-DD&quot;)&amp;&quot;', '&quot;&amp;TEXT([.E65];&quot;YYYY-MM-DD&quot;)&amp;&quot;', '&quot;&amp;TEXT([.F65];&quot;YYYY-MM-DD&quot;)&amp;&quot;', '&quot;&amp;TEXT([.G65];&quot;YYYY-MM-DD&quot;)&amp;&quot;', '&quot;&amp;[.H65]&amp;&quot;');&quot;" office:value-type="string" office:string-value="INSERT INTO dqa_vaccine_cpt (cpt_id, cpt_code, cpt_label, valid_start_date, use_start_date, use_end_date, valid_end_date, cvx_code) VALUES (65, '90668', 'Novel influenza-H1N1-09', '1970-01-01', '1970-01-01', '2010-08-31', '2010-08-31', '127');">
            <text:p>INSERT INTO dqa_vaccine_cpt (cpt_id, cpt_code, cpt_label, valid_start_date, use_start_date, use_end_date, valid_end_date, cvx_code) VALUES (65, '90668', 'Novel influenza-H1N1-09', '1970-01-01', '1970-01-01', '2010-08-31', '2010-08-31', '127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float" office:value="90470">
            <text:p>90470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6]&amp;&quot;, '&quot;&amp;[.B66]&amp;&quot;', '&quot;&amp;[.C66]&amp;&quot;', TO_DATE('&quot;&amp;TEXT([.D66];&quot;YYYY-MM-DD&quot;)&amp;&quot;', 'YYYY-MM-DD'), TO_DATE('&quot;&amp;TEXT([.E66];&quot;YYYY-MM-DD&quot;)&amp;&quot;', 'YYYY-MM-DD'), TO_DATE('&quot;&amp;TEXT([.F66];&quot;YYYY-MM-DD&quot;)&amp;&quot;', 'YYYY-MM-DD'), TO_DATE('&quot;&amp;TEXT([.G66];&quot;YYYY-MM-DD&quot;)&amp;&quot;', 'YYYY-MM-DD')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6]&amp;&quot;, '&quot;&amp;[.B66]&amp;&quot;', '&quot;&amp;[.C66]&amp;&quot;', '&quot;&amp;TEXT([.D66];&quot;YYYY-MM-DD&quot;)&amp;&quot;', '&quot;&amp;TEXT([.E66];&quot;YYYY-MM-DD&quot;)&amp;&quot;', '&quot;&amp;TEXT([.F66];&quot;YYYY-MM-DD&quot;)&amp;&quot;', '&quot;&amp;TEXT([.G66];&quot;YYYY-MM-DD&quot;)&amp;&quot;'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'1970-01-01', '1970-01-01', '2010-08-31', '2010-08-31', '128');">
            <text:p>INSERT INTO dqa_vaccine_cpt (cpt_id, cpt_code, cpt_label, valid_start_date, use_start_date, use_end_date, valid_end_date, cvx_code) VALUES (66, '90470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float" office:value="90663">
            <text:p>90663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7]&amp;&quot;, '&quot;&amp;[.B67]&amp;&quot;', '&quot;&amp;[.C67]&amp;&quot;', TO_DATE('&quot;&amp;TEXT([.D67];&quot;YYYY-MM-DD&quot;)&amp;&quot;', 'YYYY-MM-DD'), TO_DATE('&quot;&amp;TEXT([.E67];&quot;YYYY-MM-DD&quot;)&amp;&quot;', 'YYYY-MM-DD'), TO_DATE('&quot;&amp;TEXT([.F67];&quot;YYYY-MM-DD&quot;)&amp;&quot;', 'YYYY-MM-DD'), TO_DATE('&quot;&amp;TEXT([.G67];&quot;YYYY-MM-DD&quot;)&amp;&quot;', 'YYYY-MM-DD')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7]&amp;&quot;, '&quot;&amp;[.B67]&amp;&quot;', '&quot;&amp;[.C67]&amp;&quot;', '&quot;&amp;TEXT([.D67];&quot;YYYY-MM-DD&quot;)&amp;&quot;', '&quot;&amp;TEXT([.E67];&quot;YYYY-MM-DD&quot;)&amp;&quot;', '&quot;&amp;TEXT([.F67];&quot;YYYY-MM-DD&quot;)&amp;&quot;', '&quot;&amp;TEXT([.G67];&quot;YYYY-MM-DD&quot;)&amp;&quot;'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'1970-01-01', '1970-01-01', '2010-08-31', '2010-08-31', '128');">
            <text:p>INSERT INTO dqa_vaccine_cpt (cpt_id, cpt_code, cpt_label, valid_start_date, use_start_date, use_end_date, valid_end_date, cvx_code) VALUES (67, '90663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float" office:value="90664">
            <text:p>90664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5</text:p>
          </table:table-cell>
          <table:table-cell table:formula="of:=[.I$1]&amp;&quot; (&quot;&amp;[.A68]&amp;&quot;, '&quot;&amp;[.B68]&amp;&quot;', '&quot;&amp;[.C68]&amp;&quot;', TO_DATE('&quot;&amp;TEXT([.D68];&quot;YYYY-MM-DD&quot;)&amp;&quot;', 'YYYY-MM-DD'), TO_DATE('&quot;&amp;TEXT([.E68];&quot;YYYY-MM-DD&quot;)&amp;&quot;', 'YYYY-MM-DD'), TO_DATE('&quot;&amp;TEXT([.F68];&quot;YYYY-MM-DD&quot;)&amp;&quot;', 'YYYY-MM-DD'), TO_DATE('&quot;&amp;TEXT([.G68];&quot;YYYY-MM-DD&quot;)&amp;&quot;', 'YYYY-MM-DD'), '&quot;&amp;[.H68]&amp;&quot;');&quot;" office:value-type="string" office:string-value="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">
            <text:p>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</text:p>
          </table:table-cell>
          <table:table-cell table:formula="of:=[.I$1]&amp;&quot; (&quot;&amp;[.A68]&amp;&quot;, '&quot;&amp;[.B68]&amp;&quot;', '&quot;&amp;[.C68]&amp;&quot;', '&quot;&amp;TEXT([.D68];&quot;YYYY-MM-DD&quot;)&amp;&quot;', '&quot;&amp;TEXT([.E68];&quot;YYYY-MM-DD&quot;)&amp;&quot;', '&quot;&amp;TEXT([.F68];&quot;YYYY-MM-DD&quot;)&amp;&quot;', '&quot;&amp;TEXT([.G68];&quot;YYYY-MM-DD&quot;)&amp;&quot;', '&quot;&amp;[.H68]&amp;&quot;');&quot;" office:value-type="string" office:string-value="INSERT INTO dqa_vaccine_cpt (cpt_id, cpt_code, cpt_label, valid_start_date, use_start_date, use_end_date, valid_end_date, cvx_code) VALUES (68, '90664', 'Novel Influenza-H1N1-09, nasal', '1970-01-01', '1970-01-01', '2010-08-31', '2010-08-31', '125');">
            <text:p>INSERT INTO dqa_vaccine_cpt (cpt_id, cpt_code, cpt_label, valid_start_date, use_start_date, use_end_date, valid_end_date, cvx_code) VALUES (68, '90664', 'Novel Influenza-H1N1-09, nasal', '1970-01-01', '1970-01-01', '2010-08-31', '2010-08-31', '125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float" office:value="90666">
            <text:p>9066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6</text:p>
          </table:table-cell>
          <table:table-cell table:formula="of:=[.I$1]&amp;&quot; (&quot;&amp;[.A69]&amp;&quot;, '&quot;&amp;[.B69]&amp;&quot;', '&quot;&amp;[.C69]&amp;&quot;', TO_DATE('&quot;&amp;TEXT([.D69];&quot;YYYY-MM-DD&quot;)&amp;&quot;', 'YYYY-MM-DD'), TO_DATE('&quot;&amp;TEXT([.E69];&quot;YYYY-MM-DD&quot;)&amp;&quot;', 'YYYY-MM-DD'), TO_DATE('&quot;&amp;TEXT([.F69];&quot;YYYY-MM-DD&quot;)&amp;&quot;', 'YYYY-MM-DD'), TO_DATE('&quot;&amp;TEXT([.G69];&quot;YYYY-MM-DD&quot;)&amp;&quot;', 'YYYY-MM-DD')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">
            <text:p>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</text:p>
          </table:table-cell>
          <table:table-cell table:formula="of:=[.I$1]&amp;&quot; (&quot;&amp;[.A69]&amp;&quot;, '&quot;&amp;[.B69]&amp;&quot;', '&quot;&amp;[.C69]&amp;&quot;', '&quot;&amp;TEXT([.D69];&quot;YYYY-MM-DD&quot;)&amp;&quot;', '&quot;&amp;TEXT([.E69];&quot;YYYY-MM-DD&quot;)&amp;&quot;', '&quot;&amp;TEXT([.F69];&quot;YYYY-MM-DD&quot;)&amp;&quot;', '&quot;&amp;TEXT([.G69];&quot;YYYY-MM-DD&quot;)&amp;&quot;'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'1970-01-01', '1970-01-01', '2010-08-31', '2010-08-31', '126');">
            <text:p>INSERT INTO dqa_vaccine_cpt (cpt_id, cpt_code, cpt_label, valid_start_date, use_start_date, use_end_date, valid_end_date, cvx_code) VALUES (69, '90666', 'Novel influenza-H1N1-09, preservative-free', '1970-01-01', '1970-01-01', '2010-08-31', '2010-08-31', '126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float" office:value="90712">
            <text:p>9071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2</text:p>
          </table:table-cell>
          <table:table-cell table:formula="of:=[.I$1]&amp;&quot; (&quot;&amp;[.A70]&amp;&quot;, '&quot;&amp;[.B70]&amp;&quot;', '&quot;&amp;[.C70]&amp;&quot;', TO_DATE('&quot;&amp;TEXT([.D70];&quot;YYYY-MM-DD&quot;)&amp;&quot;', 'YYYY-MM-DD'), TO_DATE('&quot;&amp;TEXT([.E70];&quot;YYYY-MM-DD&quot;)&amp;&quot;', 'YYYY-MM-DD'), TO_DATE('&quot;&amp;TEXT([.F70];&quot;YYYY-MM-DD&quot;)&amp;&quot;', 'YYYY-MM-DD'), TO_DATE('&quot;&amp;TEXT([.G70];&quot;YYYY-MM-DD&quot;)&amp;&quot;', 'YYYY-MM-DD'), '&quot;&amp;[.H70]&amp;&quot;');&quot;" office:value-type="string" office:string-value="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">
            <text:p>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</text:p>
          </table:table-cell>
          <table:table-cell table:formula="of:=[.I$1]&amp;&quot; (&quot;&amp;[.A70]&amp;&quot;, '&quot;&amp;[.B70]&amp;&quot;', '&quot;&amp;[.C70]&amp;&quot;', '&quot;&amp;TEXT([.D70];&quot;YYYY-MM-DD&quot;)&amp;&quot;', '&quot;&amp;TEXT([.E70];&quot;YYYY-MM-DD&quot;)&amp;&quot;', '&quot;&amp;TEXT([.F70];&quot;YYYY-MM-DD&quot;)&amp;&quot;', '&quot;&amp;TEXT([.G70];&quot;YYYY-MM-DD&quot;)&amp;&quot;', '&quot;&amp;[.H70]&amp;&quot;');&quot;" office:value-type="string" office:string-value="INSERT INTO dqa_vaccine_cpt (cpt_id, cpt_code, cpt_label, valid_start_date, use_start_date, use_end_date, valid_end_date, cvx_code) VALUES (70, '90712', 'OPV', '1970-01-01', '1970-01-01', '2100-01-01', '2100-01-01', '02');">
            <text:p>INSERT INTO dqa_vaccine_cpt (cpt_id, cpt_code, cpt_label, valid_start_date, use_start_date, use_end_date, valid_end_date, cvx_code) VALUES (70, '90712', 'OPV', '1970-01-01', '1970-01-01', '2100-01-01', '2100-01-01', '02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float" office:value="90727">
            <text:p>90727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3</text:p>
          </table:table-cell>
          <table:table-cell table:formula="of:=[.I$1]&amp;&quot; (&quot;&amp;[.A71]&amp;&quot;, '&quot;&amp;[.B71]&amp;&quot;', '&quot;&amp;[.C71]&amp;&quot;', TO_DATE('&quot;&amp;TEXT([.D71];&quot;YYYY-MM-DD&quot;)&amp;&quot;', 'YYYY-MM-DD'), TO_DATE('&quot;&amp;TEXT([.E71];&quot;YYYY-MM-DD&quot;)&amp;&quot;', 'YYYY-MM-DD'), TO_DATE('&quot;&amp;TEXT([.F71];&quot;YYYY-MM-DD&quot;)&amp;&quot;', 'YYYY-MM-DD'), TO_DATE('&quot;&amp;TEXT([.G71];&quot;YYYY-MM-DD&quot;)&amp;&quot;', 'YYYY-MM-DD'), '&quot;&amp;[.H71]&amp;&quot;');&quot;" office:value-type="string" office:string-value="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">
            <text:p>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</text:p>
          </table:table-cell>
          <table:table-cell table:formula="of:=[.I$1]&amp;&quot; (&quot;&amp;[.A71]&amp;&quot;, '&quot;&amp;[.B71]&amp;&quot;', '&quot;&amp;[.C71]&amp;&quot;', '&quot;&amp;TEXT([.D71];&quot;YYYY-MM-DD&quot;)&amp;&quot;', '&quot;&amp;TEXT([.E71];&quot;YYYY-MM-DD&quot;)&amp;&quot;', '&quot;&amp;TEXT([.F71];&quot;YYYY-MM-DD&quot;)&amp;&quot;', '&quot;&amp;TEXT([.G71];&quot;YYYY-MM-DD&quot;)&amp;&quot;', '&quot;&amp;[.H71]&amp;&quot;');&quot;" office:value-type="string" office:string-value="INSERT INTO dqa_vaccine_cpt (cpt_id, cpt_code, cpt_label, valid_start_date, use_start_date, use_end_date, valid_end_date, cvx_code) VALUES (71, '90727', 'plague', '1970-01-01', '1970-01-01', '2100-01-01', '2100-01-01', '23');">
            <text:p>INSERT INTO dqa_vaccine_cpt (cpt_id, cpt_code, cpt_label, valid_start_date, use_start_date, use_end_date, valid_end_date, cvx_code) VALUES (71, '90727', 'plague', '1970-01-01', '1970-01-01', '2100-01-01', '2100-01-01', '23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float" office:value="90670">
            <text:p>90670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3</text:p>
          </table:table-cell>
          <table:table-cell table:formula="of:=[.I$1]&amp;&quot; (&quot;&amp;[.A72]&amp;&quot;, '&quot;&amp;[.B72]&amp;&quot;', '&quot;&amp;[.C72]&amp;&quot;', TO_DATE('&quot;&amp;TEXT([.D72];&quot;YYYY-MM-DD&quot;)&amp;&quot;', 'YYYY-MM-DD'), TO_DATE('&quot;&amp;TEXT([.E72];&quot;YYYY-MM-DD&quot;)&amp;&quot;', 'YYYY-MM-DD'), TO_DATE('&quot;&amp;TEXT([.F72];&quot;YYYY-MM-DD&quot;)&amp;&quot;', 'YYYY-MM-DD'), TO_DATE('&quot;&amp;TEXT([.G72];&quot;YYYY-MM-DD&quot;)&amp;&quot;', 'YYYY-MM-DD'), '&quot;&amp;[.H72]&amp;&quot;');&quot;" office:value-type="string" office:string-value="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">
            <text:p>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</text:p>
          </table:table-cell>
          <table:table-cell table:formula="of:=[.I$1]&amp;&quot; (&quot;&amp;[.A72]&amp;&quot;, '&quot;&amp;[.B72]&amp;&quot;', '&quot;&amp;[.C72]&amp;&quot;', '&quot;&amp;TEXT([.D72];&quot;YYYY-MM-DD&quot;)&amp;&quot;', '&quot;&amp;TEXT([.E72];&quot;YYYY-MM-DD&quot;)&amp;&quot;', '&quot;&amp;TEXT([.F72];&quot;YYYY-MM-DD&quot;)&amp;&quot;', '&quot;&amp;TEXT([.G72];&quot;YYYY-MM-DD&quot;)&amp;&quot;', '&quot;&amp;[.H72]&amp;&quot;');&quot;" office:value-type="string" office:string-value="INSERT INTO dqa_vaccine_cpt (cpt_id, cpt_code, cpt_label, valid_start_date, use_start_date, use_end_date, valid_end_date, cvx_code) VALUES (72, '90670', 'Pneumococcal conjugate PCV 13', '1970-01-01', '1970-01-01', '2100-01-01', '2100-01-01', '133');">
            <text:p>INSERT INTO dqa_vaccine_cpt (cpt_id, cpt_code, cpt_label, valid_start_date, use_start_date, use_end_date, valid_end_date, cvx_code) VALUES (72, '90670', 'Pneumococcal conjugate PCV 13', '1970-01-01', '1970-01-01', '2100-01-01', '2100-01-01', '133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float" office:value="90669">
            <text:p>90669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0</text:p>
          </table:table-cell>
          <table:table-cell table:formula="of:=[.I$1]&amp;&quot; (&quot;&amp;[.A73]&amp;&quot;, '&quot;&amp;[.B73]&amp;&quot;', '&quot;&amp;[.C73]&amp;&quot;', TO_DATE('&quot;&amp;TEXT([.D73];&quot;YYYY-MM-DD&quot;)&amp;&quot;', 'YYYY-MM-DD'), TO_DATE('&quot;&amp;TEXT([.E73];&quot;YYYY-MM-DD&quot;)&amp;&quot;', 'YYYY-MM-DD'), TO_DATE('&quot;&amp;TEXT([.F73];&quot;YYYY-MM-DD&quot;)&amp;&quot;', 'YYYY-MM-DD'), TO_DATE('&quot;&amp;TEXT([.G73];&quot;YYYY-MM-DD&quot;)&amp;&quot;', 'YYYY-MM-DD'), '&quot;&amp;[.H73]&amp;&quot;');&quot;" office:value-type="string" office:string-value="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">
            <text:p>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</text:p>
          </table:table-cell>
          <table:table-cell table:formula="of:=[.I$1]&amp;&quot; (&quot;&amp;[.A73]&amp;&quot;, '&quot;&amp;[.B73]&amp;&quot;', '&quot;&amp;[.C73]&amp;&quot;', '&quot;&amp;TEXT([.D73];&quot;YYYY-MM-DD&quot;)&amp;&quot;', '&quot;&amp;TEXT([.E73];&quot;YYYY-MM-DD&quot;)&amp;&quot;', '&quot;&amp;TEXT([.F73];&quot;YYYY-MM-DD&quot;)&amp;&quot;', '&quot;&amp;TEXT([.G73];&quot;YYYY-MM-DD&quot;)&amp;&quot;', '&quot;&amp;[.H73]&amp;&quot;');&quot;" office:value-type="string" office:string-value="INSERT INTO dqa_vaccine_cpt (cpt_id, cpt_code, cpt_label, valid_start_date, use_start_date, use_end_date, valid_end_date, cvx_code) VALUES (73, '90669', 'pneumococcal conjugate PCV 7', '1970-01-01', '1970-01-01', '2100-01-01', '2100-01-01', '100');">
            <text:p>INSERT INTO dqa_vaccine_cpt (cpt_id, cpt_code, cpt_label, valid_start_date, use_start_date, use_end_date, valid_end_date, cvx_code) VALUES (73, '90669', 'pneumococcal conjugate PCV 7', '1970-01-01', '1970-01-01', '2100-01-01', '2100-01-01', '100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float" office:value="90732">
            <text:p>90732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3</text:p>
          </table:table-cell>
          <table:table-cell table:formula="of:=[.I$1]&amp;&quot; (&quot;&amp;[.A74]&amp;&quot;, '&quot;&amp;[.B74]&amp;&quot;', '&quot;&amp;[.C74]&amp;&quot;', TO_DATE('&quot;&amp;TEXT([.D74];&quot;YYYY-MM-DD&quot;)&amp;&quot;', 'YYYY-MM-DD'), TO_DATE('&quot;&amp;TEXT([.E74];&quot;YYYY-MM-DD&quot;)&amp;&quot;', 'YYYY-MM-DD'), TO_DATE('&quot;&amp;TEXT([.F74];&quot;YYYY-MM-DD&quot;)&amp;&quot;', 'YYYY-MM-DD'), TO_DATE('&quot;&amp;TEXT([.G74];&quot;YYYY-MM-DD&quot;)&amp;&quot;', 'YYYY-MM-DD')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">
            <text:p>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</text:p>
          </table:table-cell>
          <table:table-cell table:formula="of:=[.I$1]&amp;&quot; (&quot;&amp;[.A74]&amp;&quot;, '&quot;&amp;[.B74]&amp;&quot;', '&quot;&amp;[.C74]&amp;&quot;', '&quot;&amp;TEXT([.D74];&quot;YYYY-MM-DD&quot;)&amp;&quot;', '&quot;&amp;TEXT([.E74];&quot;YYYY-MM-DD&quot;)&amp;&quot;', '&quot;&amp;TEXT([.F74];&quot;YYYY-MM-DD&quot;)&amp;&quot;', '&quot;&amp;TEXT([.G74];&quot;YYYY-MM-DD&quot;)&amp;&quot;'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'1970-01-01', '1970-01-01', '2100-01-01', '2100-01-01', '33');">
            <text:p>INSERT INTO dqa_vaccine_cpt (cpt_id, cpt_code, cpt_label, valid_start_date, use_start_date, use_end_date, valid_end_date, cvx_code) VALUES (74, '90732', 'pneumococcal polysaccharide PPV23', '1970-01-01', '1970-01-01', '2100-01-01', '2100-01-01', '33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float" office:value="90676">
            <text:p>90676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0</text:p>
          </table:table-cell>
          <table:table-cell table:formula="of:=[.I$1]&amp;&quot; (&quot;&amp;[.A75]&amp;&quot;, '&quot;&amp;[.B75]&amp;&quot;', '&quot;&amp;[.C75]&amp;&quot;', TO_DATE('&quot;&amp;TEXT([.D75];&quot;YYYY-MM-DD&quot;)&amp;&quot;', 'YYYY-MM-DD'), TO_DATE('&quot;&amp;TEXT([.E75];&quot;YYYY-MM-DD&quot;)&amp;&quot;', 'YYYY-MM-DD'), TO_DATE('&quot;&amp;TEXT([.F75];&quot;YYYY-MM-DD&quot;)&amp;&quot;', 'YYYY-MM-DD'), TO_DATE('&quot;&amp;TEXT([.G75];&quot;YYYY-MM-DD&quot;)&amp;&quot;', 'YYYY-MM-DD'), '&quot;&amp;[.H75]&amp;&quot;');&quot;" office:value-type="string" office:string-value="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">
            <text:p>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</text:p>
          </table:table-cell>
          <table:table-cell table:formula="of:=[.I$1]&amp;&quot; (&quot;&amp;[.A75]&amp;&quot;, '&quot;&amp;[.B75]&amp;&quot;', '&quot;&amp;[.C75]&amp;&quot;', '&quot;&amp;TEXT([.D75];&quot;YYYY-MM-DD&quot;)&amp;&quot;', '&quot;&amp;TEXT([.E75];&quot;YYYY-MM-DD&quot;)&amp;&quot;', '&quot;&amp;TEXT([.F75];&quot;YYYY-MM-DD&quot;)&amp;&quot;', '&quot;&amp;TEXT([.G75];&quot;YYYY-MM-DD&quot;)&amp;&quot;', '&quot;&amp;[.H75]&amp;&quot;');&quot;" office:value-type="string" office:string-value="INSERT INTO dqa_vaccine_cpt (cpt_id, cpt_code, cpt_label, valid_start_date, use_start_date, use_end_date, valid_end_date, cvx_code) VALUES (75, '90676', 'rabies, intradermal injection', '1970-01-01', '1970-01-01', '2100-01-01', '2100-01-01', '40');">
            <text:p>INSERT INTO dqa_vaccine_cpt (cpt_id, cpt_code, cpt_label, valid_start_date, use_start_date, use_end_date, valid_end_date, cvx_code) VALUES (75, '90676', 'rabies, intradermal injection', '1970-01-01', '1970-01-01', '2100-01-01', '2100-01-01', '40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float" office:value="90675">
            <text:p>90675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8</text:p>
          </table:table-cell>
          <table:table-cell table:formula="of:=[.I$1]&amp;&quot; (&quot;&amp;[.A76]&amp;&quot;, '&quot;&amp;[.B76]&amp;&quot;', '&quot;&amp;[.C76]&amp;&quot;', TO_DATE('&quot;&amp;TEXT([.D76];&quot;YYYY-MM-DD&quot;)&amp;&quot;', 'YYYY-MM-DD'), TO_DATE('&quot;&amp;TEXT([.E76];&quot;YYYY-MM-DD&quot;)&amp;&quot;', 'YYYY-MM-DD'), TO_DATE('&quot;&amp;TEXT([.F76];&quot;YYYY-MM-DD&quot;)&amp;&quot;', 'YYYY-MM-DD'), TO_DATE('&quot;&amp;TEXT([.G76];&quot;YYYY-MM-DD&quot;)&amp;&quot;', 'YYYY-MM-DD'), '&quot;&amp;[.H76]&amp;&quot;');&quot;" office:value-type="string" office:string-value="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">
            <text:p>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</text:p>
          </table:table-cell>
          <table:table-cell table:formula="of:=[.I$1]&amp;&quot; (&quot;&amp;[.A76]&amp;&quot;, '&quot;&amp;[.B76]&amp;&quot;', '&quot;&amp;[.C76]&amp;&quot;', '&quot;&amp;TEXT([.D76];&quot;YYYY-MM-DD&quot;)&amp;&quot;', '&quot;&amp;TEXT([.E76];&quot;YYYY-MM-DD&quot;)&amp;&quot;', '&quot;&amp;TEXT([.F76];&quot;YYYY-MM-DD&quot;)&amp;&quot;', '&quot;&amp;TEXT([.G76];&quot;YYYY-MM-DD&quot;)&amp;&quot;', '&quot;&amp;[.H76]&amp;&quot;');&quot;" office:value-type="string" office:string-value="INSERT INTO dqa_vaccine_cpt (cpt_id, cpt_code, cpt_label, valid_start_date, use_start_date, use_end_date, valid_end_date, cvx_code) VALUES (76, '90675', 'rabies, intramuscular injection', '1970-01-01', '1970-01-01', '2100-01-01', '2100-01-01', '18');">
            <text:p>INSERT INTO dqa_vaccine_cpt (cpt_id, cpt_code, cpt_label, valid_start_date, use_start_date, use_end_date, valid_end_date, cvx_code) VALUES (76, '90675', 'rabies, intramuscular injection', '1970-01-01', '1970-01-01', '2100-01-01', '2100-01-01', '18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float" office:value="90726">
            <text:p>90726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0</text:p>
          </table:table-cell>
          <table:table-cell table:formula="of:=[.I$1]&amp;&quot; (&quot;&amp;[.A77]&amp;&quot;, '&quot;&amp;[.B77]&amp;&quot;', '&quot;&amp;[.C77]&amp;&quot;', TO_DATE('&quot;&amp;TEXT([.D77];&quot;YYYY-MM-DD&quot;)&amp;&quot;', 'YYYY-MM-DD'), TO_DATE('&quot;&amp;TEXT([.E77];&quot;YYYY-MM-DD&quot;)&amp;&quot;', 'YYYY-MM-DD'), TO_DATE('&quot;&amp;TEXT([.F77];&quot;YYYY-MM-DD&quot;)&amp;&quot;', 'YYYY-MM-DD'), TO_DATE('&quot;&amp;TEXT([.G77];&quot;YYYY-MM-DD&quot;)&amp;&quot;', 'YYYY-MM-DD'), '&quot;&amp;[.H77]&amp;&quot;');&quot;" office:value-type="string" office:string-value="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">
            <text:p>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</text:p>
          </table:table-cell>
          <table:table-cell table:formula="of:=[.I$1]&amp;&quot; (&quot;&amp;[.A77]&amp;&quot;, '&quot;&amp;[.B77]&amp;&quot;', '&quot;&amp;[.C77]&amp;&quot;', '&quot;&amp;TEXT([.D77];&quot;YYYY-MM-DD&quot;)&amp;&quot;', '&quot;&amp;TEXT([.E77];&quot;YYYY-MM-DD&quot;)&amp;&quot;', '&quot;&amp;TEXT([.F77];&quot;YYYY-MM-DD&quot;)&amp;&quot;', '&quot;&amp;TEXT([.G77];&quot;YYYY-MM-DD&quot;)&amp;&quot;', '&quot;&amp;[.H77]&amp;&quot;');&quot;" office:value-type="string" office:string-value="INSERT INTO dqa_vaccine_cpt (cpt_id, cpt_code, cpt_label, valid_start_date, use_start_date, use_end_date, valid_end_date, cvx_code) VALUES (77, '90726', 'rabies, unspecified formulation', '1970-01-01', '1970-01-01', '2011-03-17', '2011-03-17', '90');">
            <text:p>INSERT INTO dqa_vaccine_cpt (cpt_id, cpt_code, cpt_label, valid_start_date, use_start_date, use_end_date, valid_end_date, cvx_code) VALUES (77, '90726', 'rabies, unspecified formulation', '1970-01-01', '1970-01-01', '2011-03-17', '2011-03-17', '90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float" office:value="90375">
            <text:p>90375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8]&amp;&quot;, '&quot;&amp;[.B78]&amp;&quot;', '&quot;&amp;[.C78]&amp;&quot;', TO_DATE('&quot;&amp;TEXT([.D78];&quot;YYYY-MM-DD&quot;)&amp;&quot;', 'YYYY-MM-DD'), TO_DATE('&quot;&amp;TEXT([.E78];&quot;YYYY-MM-DD&quot;)&amp;&quot;', 'YYYY-MM-DD'), TO_DATE('&quot;&amp;TEXT([.F78];&quot;YYYY-MM-DD&quot;)&amp;&quot;', 'YYYY-MM-DD'), TO_DATE('&quot;&amp;TEXT([.G78];&quot;YYYY-MM-DD&quot;)&amp;&quot;', 'YYYY-MM-DD'), '&quot;&amp;[.H78]&amp;&quot;');&quot;" office:value-type="string" office:string-value="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8]&amp;&quot;, '&quot;&amp;[.B78]&amp;&quot;', '&quot;&amp;[.C78]&amp;&quot;', '&quot;&amp;TEXT([.D78];&quot;YYYY-MM-DD&quot;)&amp;&quot;', '&quot;&amp;TEXT([.E78];&quot;YYYY-MM-DD&quot;)&amp;&quot;', '&quot;&amp;TEXT([.F78];&quot;YYYY-MM-DD&quot;)&amp;&quot;', '&quot;&amp;TEXT([.G78];&quot;YYYY-MM-DD&quot;)&amp;&quot;', '&quot;&amp;[.H78]&amp;&quot;');&quot;" office:value-type="string" office:string-value="INSERT INTO dqa_vaccine_cpt (cpt_id, cpt_code, cpt_label, valid_start_date, use_start_date, use_end_date, valid_end_date, cvx_code) VALUES (78, '90375', 'RIG', '1970-01-01', '1970-01-01', '2100-01-01', '2100-01-01', '34');">
            <text:p>INSERT INTO dqa_vaccine_cpt (cpt_id, cpt_code, cpt_label, valid_start_date, use_start_date, use_end_date, valid_end_date, cvx_code) VALUES (78, '90375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float" office:value="90376">
            <text:p>90376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9]&amp;&quot;, '&quot;&amp;[.B79]&amp;&quot;', '&quot;&amp;[.C79]&amp;&quot;', TO_DATE('&quot;&amp;TEXT([.D79];&quot;YYYY-MM-DD&quot;)&amp;&quot;', 'YYYY-MM-DD'), TO_DATE('&quot;&amp;TEXT([.E79];&quot;YYYY-MM-DD&quot;)&amp;&quot;', 'YYYY-MM-DD'), TO_DATE('&quot;&amp;TEXT([.F79];&quot;YYYY-MM-DD&quot;)&amp;&quot;', 'YYYY-MM-DD'), TO_DATE('&quot;&amp;TEXT([.G79];&quot;YYYY-MM-DD&quot;)&amp;&quot;', 'YYYY-MM-DD'), '&quot;&amp;[.H79]&amp;&quot;');&quot;" office:value-type="string" office:string-value="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9]&amp;&quot;, '&quot;&amp;[.B79]&amp;&quot;', '&quot;&amp;[.C79]&amp;&quot;', '&quot;&amp;TEXT([.D79];&quot;YYYY-MM-DD&quot;)&amp;&quot;', '&quot;&amp;TEXT([.E79];&quot;YYYY-MM-DD&quot;)&amp;&quot;', '&quot;&amp;TEXT([.F79];&quot;YYYY-MM-DD&quot;)&amp;&quot;', '&quot;&amp;TEXT([.G79];&quot;YYYY-MM-DD&quot;)&amp;&quot;', '&quot;&amp;[.H79]&amp;&quot;');&quot;" office:value-type="string" office:string-value="INSERT INTO dqa_vaccine_cpt (cpt_id, cpt_code, cpt_label, valid_start_date, use_start_date, use_end_date, valid_end_date, cvx_code) VALUES (79, '90376', 'RIG', '1970-01-01', '1970-01-01', '2100-01-01', '2100-01-01', '34');">
            <text:p>INSERT INTO dqa_vaccine_cpt (cpt_id, cpt_code, cpt_label, valid_start_date, use_start_date, use_end_date, valid_end_date, cvx_code) VALUES (79, '90376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float" office:value="90681">
            <text:p>90681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9</text:p>
          </table:table-cell>
          <table:table-cell table:formula="of:=[.I$1]&amp;&quot; (&quot;&amp;[.A80]&amp;&quot;, '&quot;&amp;[.B80]&amp;&quot;', '&quot;&amp;[.C80]&amp;&quot;', TO_DATE('&quot;&amp;TEXT([.D80];&quot;YYYY-MM-DD&quot;)&amp;&quot;', 'YYYY-MM-DD'), TO_DATE('&quot;&amp;TEXT([.E80];&quot;YYYY-MM-DD&quot;)&amp;&quot;', 'YYYY-MM-DD'), TO_DATE('&quot;&amp;TEXT([.F80];&quot;YYYY-MM-DD&quot;)&amp;&quot;', 'YYYY-MM-DD'), TO_DATE('&quot;&amp;TEXT([.G80];&quot;YYYY-MM-DD&quot;)&amp;&quot;', 'YYYY-MM-DD'), '&quot;&amp;[.H80]&amp;&quot;');&quot;" office:value-type="string" office:string-value="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">
            <text:p>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</text:p>
          </table:table-cell>
          <table:table-cell table:formula="of:=[.I$1]&amp;&quot; (&quot;&amp;[.A80]&amp;&quot;, '&quot;&amp;[.B80]&amp;&quot;', '&quot;&amp;[.C80]&amp;&quot;', '&quot;&amp;TEXT([.D80];&quot;YYYY-MM-DD&quot;)&amp;&quot;', '&quot;&amp;TEXT([.E80];&quot;YYYY-MM-DD&quot;)&amp;&quot;', '&quot;&amp;TEXT([.F80];&quot;YYYY-MM-DD&quot;)&amp;&quot;', '&quot;&amp;TEXT([.G80];&quot;YYYY-MM-DD&quot;)&amp;&quot;', '&quot;&amp;[.H80]&amp;&quot;');&quot;" office:value-type="string" office:string-value="INSERT INTO dqa_vaccine_cpt (cpt_id, cpt_code, cpt_label, valid_start_date, use_start_date, use_end_date, valid_end_date, cvx_code) VALUES (80, '90681', 'rotavirus, monovalent', '1970-01-01', '1970-01-01', '2100-01-01', '2100-01-01', '119');">
            <text:p>INSERT INTO dqa_vaccine_cpt (cpt_id, cpt_code, cpt_label, valid_start_date, use_start_date, use_end_date, valid_end_date, cvx_code) VALUES (80, '90681', 'rotavirus, monovalent', '1970-01-01', '1970-01-01', '2100-01-01', '2100-01-01', '119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float" office:value="90680">
            <text:p>90680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6</text:p>
          </table:table-cell>
          <table:table-cell table:formula="of:=[.I$1]&amp;&quot; (&quot;&amp;[.A81]&amp;&quot;, '&quot;&amp;[.B81]&amp;&quot;', '&quot;&amp;[.C81]&amp;&quot;', TO_DATE('&quot;&amp;TEXT([.D81];&quot;YYYY-MM-DD&quot;)&amp;&quot;', 'YYYY-MM-DD'), TO_DATE('&quot;&amp;TEXT([.E81];&quot;YYYY-MM-DD&quot;)&amp;&quot;', 'YYYY-MM-DD'), TO_DATE('&quot;&amp;TEXT([.F81];&quot;YYYY-MM-DD&quot;)&amp;&quot;', 'YYYY-MM-DD'), TO_DATE('&quot;&amp;TEXT([.G81];&quot;YYYY-MM-DD&quot;)&amp;&quot;', 'YYYY-MM-DD'), '&quot;&amp;[.H81]&amp;&quot;');&quot;" office:value-type="string" office:string-value="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">
            <text:p>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</text:p>
          </table:table-cell>
          <table:table-cell table:formula="of:=[.I$1]&amp;&quot; (&quot;&amp;[.A81]&amp;&quot;, '&quot;&amp;[.B81]&amp;&quot;', '&quot;&amp;[.C81]&amp;&quot;', '&quot;&amp;TEXT([.D81];&quot;YYYY-MM-DD&quot;)&amp;&quot;', '&quot;&amp;TEXT([.E81];&quot;YYYY-MM-DD&quot;)&amp;&quot;', '&quot;&amp;TEXT([.F81];&quot;YYYY-MM-DD&quot;)&amp;&quot;', '&quot;&amp;TEXT([.G81];&quot;YYYY-MM-DD&quot;)&amp;&quot;', '&quot;&amp;[.H81]&amp;&quot;');&quot;" office:value-type="string" office:string-value="INSERT INTO dqa_vaccine_cpt (cpt_id, cpt_code, cpt_label, valid_start_date, use_start_date, use_end_date, valid_end_date, cvx_code) VALUES (81, '90680', 'rotavirus, pentavalent', '1970-01-01', '1970-01-01', '2100-01-01', '2100-01-01', '116');">
            <text:p>INSERT INTO dqa_vaccine_cpt (cpt_id, cpt_code, cpt_label, valid_start_date, use_start_date, use_end_date, valid_end_date, cvx_code) VALUES (81, '90680', 'rotavirus, pentavalent', '1970-01-01', '1970-01-01', '2100-01-01', '2100-01-01', '116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float" office:value="90379">
            <text:p>90379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1</text:p>
          </table:table-cell>
          <table:table-cell table:formula="of:=[.I$1]&amp;&quot; (&quot;&amp;[.A82]&amp;&quot;, '&quot;&amp;[.B82]&amp;&quot;', '&quot;&amp;[.C82]&amp;&quot;', TO_DATE('&quot;&amp;TEXT([.D82];&quot;YYYY-MM-DD&quot;)&amp;&quot;', 'YYYY-MM-DD'), TO_DATE('&quot;&amp;TEXT([.E82];&quot;YYYY-MM-DD&quot;)&amp;&quot;', 'YYYY-MM-DD'), TO_DATE('&quot;&amp;TEXT([.F82];&quot;YYYY-MM-DD&quot;)&amp;&quot;', 'YYYY-MM-DD'), TO_DATE('&quot;&amp;TEXT([.G82];&quot;YYYY-MM-DD&quot;)&amp;&quot;', 'YYYY-MM-DD'), '&quot;&amp;[.H82]&amp;&quot;');&quot;" office:value-type="string" office:string-value="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">
            <text:p>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</text:p>
          </table:table-cell>
          <table:table-cell table:formula="of:=[.I$1]&amp;&quot; (&quot;&amp;[.A82]&amp;&quot;, '&quot;&amp;[.B82]&amp;&quot;', '&quot;&amp;[.C82]&amp;&quot;', '&quot;&amp;TEXT([.D82];&quot;YYYY-MM-DD&quot;)&amp;&quot;', '&quot;&amp;TEXT([.E82];&quot;YYYY-MM-DD&quot;)&amp;&quot;', '&quot;&amp;TEXT([.F82];&quot;YYYY-MM-DD&quot;)&amp;&quot;', '&quot;&amp;TEXT([.G82];&quot;YYYY-MM-DD&quot;)&amp;&quot;', '&quot;&amp;[.H82]&amp;&quot;');&quot;" office:value-type="string" office:string-value="INSERT INTO dqa_vaccine_cpt (cpt_id, cpt_code, cpt_label, valid_start_date, use_start_date, use_end_date, valid_end_date, cvx_code) VALUES (82, '90379', 'RSV-IGIV', '1970-01-01', '1970-01-01', '2100-01-01', '2100-01-01', '71');">
            <text:p>INSERT INTO dqa_vaccine_cpt (cpt_id, cpt_code, cpt_label, valid_start_date, use_start_date, use_end_date, valid_end_date, cvx_code) VALUES (82, '90379', 'RSV-IGIV', '1970-01-01', '1970-01-01', '2100-01-01', '2100-01-01', '71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office:value-type="float" office:value="90378">
            <text:p>90378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3</text:p>
          </table:table-cell>
          <table:table-cell table:formula="of:=[.I$1]&amp;&quot; (&quot;&amp;[.A83]&amp;&quot;, '&quot;&amp;[.B83]&amp;&quot;', '&quot;&amp;[.C83]&amp;&quot;', TO_DATE('&quot;&amp;TEXT([.D83];&quot;YYYY-MM-DD&quot;)&amp;&quot;', 'YYYY-MM-DD'), TO_DATE('&quot;&amp;TEXT([.E83];&quot;YYYY-MM-DD&quot;)&amp;&quot;', 'YYYY-MM-DD'), TO_DATE('&quot;&amp;TEXT([.F83];&quot;YYYY-MM-DD&quot;)&amp;&quot;', 'YYYY-MM-DD'), TO_DATE('&quot;&amp;TEXT([.G83];&quot;YYYY-MM-DD&quot;)&amp;&quot;', 'YYYY-MM-DD'), '&quot;&amp;[.H83]&amp;&quot;');&quot;" office:value-type="string" office:string-value="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">
            <text:p>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</text:p>
          </table:table-cell>
          <table:table-cell table:formula="of:=[.I$1]&amp;&quot; (&quot;&amp;[.A83]&amp;&quot;, '&quot;&amp;[.B83]&amp;&quot;', '&quot;&amp;[.C83]&amp;&quot;', '&quot;&amp;TEXT([.D83];&quot;YYYY-MM-DD&quot;)&amp;&quot;', '&quot;&amp;TEXT([.E83];&quot;YYYY-MM-DD&quot;)&amp;&quot;', '&quot;&amp;TEXT([.F83];&quot;YYYY-MM-DD&quot;)&amp;&quot;', '&quot;&amp;TEXT([.G83];&quot;YYYY-MM-DD&quot;)&amp;&quot;', '&quot;&amp;[.H83]&amp;&quot;');&quot;" office:value-type="string" office:string-value="INSERT INTO dqa_vaccine_cpt (cpt_id, cpt_code, cpt_label, valid_start_date, use_start_date, use_end_date, valid_end_date, cvx_code) VALUES (83, '90378', 'RSV-MAb', '1970-01-01', '1970-01-01', '2100-01-01', '2100-01-01', '93');">
            <text:p>INSERT INTO dqa_vaccine_cpt (cpt_id, cpt_code, cpt_label, valid_start_date, use_start_date, use_end_date, valid_end_date, cvx_code) VALUES (83, '90378', 'RSV-MAb', '1970-01-01', '1970-01-01', '2100-01-01', '2100-01-01', '93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office:value-type="float" office:value="90706">
            <text:p>907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6</text:p>
          </table:table-cell>
          <table:table-cell table:formula="of:=[.I$1]&amp;&quot; (&quot;&amp;[.A84]&amp;&quot;, '&quot;&amp;[.B84]&amp;&quot;', '&quot;&amp;[.C84]&amp;&quot;', TO_DATE('&quot;&amp;TEXT([.D84];&quot;YYYY-MM-DD&quot;)&amp;&quot;', 'YYYY-MM-DD'), TO_DATE('&quot;&amp;TEXT([.E84];&quot;YYYY-MM-DD&quot;)&amp;&quot;', 'YYYY-MM-DD'), TO_DATE('&quot;&amp;TEXT([.F84];&quot;YYYY-MM-DD&quot;)&amp;&quot;', 'YYYY-MM-DD'), TO_DATE('&quot;&amp;TEXT([.G84];&quot;YYYY-MM-DD&quot;)&amp;&quot;', 'YYYY-MM-DD'), '&quot;&amp;[.H84]&amp;&quot;');&quot;" office:value-type="string" office:string-value="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">
            <text:p>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</text:p>
          </table:table-cell>
          <table:table-cell table:formula="of:=[.I$1]&amp;&quot; (&quot;&amp;[.A84]&amp;&quot;, '&quot;&amp;[.B84]&amp;&quot;', '&quot;&amp;[.C84]&amp;&quot;', '&quot;&amp;TEXT([.D84];&quot;YYYY-MM-DD&quot;)&amp;&quot;', '&quot;&amp;TEXT([.E84];&quot;YYYY-MM-DD&quot;)&amp;&quot;', '&quot;&amp;TEXT([.F84];&quot;YYYY-MM-DD&quot;)&amp;&quot;', '&quot;&amp;TEXT([.G84];&quot;YYYY-MM-DD&quot;)&amp;&quot;', '&quot;&amp;[.H84]&amp;&quot;');&quot;" office:value-type="string" office:string-value="INSERT INTO dqa_vaccine_cpt (cpt_id, cpt_code, cpt_label, valid_start_date, use_start_date, use_end_date, valid_end_date, cvx_code) VALUES (84, '90706', 'rubella', '1970-01-01', '1970-01-01', '2100-01-01', '2100-01-01', '06');">
            <text:p>INSERT INTO dqa_vaccine_cpt (cpt_id, cpt_code, cpt_label, valid_start_date, use_start_date, use_end_date, valid_end_date, cvx_code) VALUES (84, '90706', 'rubella', '1970-01-01', '1970-01-01', '2100-01-01', '2100-01-01', '06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office:value-type="float" office:value="90714">
            <text:p>90714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2005-01-01">
            <text:p>01/01/2005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3</text:p>
          </table:table-cell>
          <table:table-cell table:formula="of:=[.I$1]&amp;&quot; (&quot;&amp;[.A85]&amp;&quot;, '&quot;&amp;[.B85]&amp;&quot;', '&quot;&amp;[.C85]&amp;&quot;', TO_DATE('&quot;&amp;TEXT([.D85];&quot;YYYY-MM-DD&quot;)&amp;&quot;', 'YYYY-MM-DD'), TO_DATE('&quot;&amp;TEXT([.E85];&quot;YYYY-MM-DD&quot;)&amp;&quot;', 'YYYY-MM-DD'), TO_DATE('&quot;&amp;TEXT([.F85];&quot;YYYY-MM-DD&quot;)&amp;&quot;', 'YYYY-MM-DD'), TO_DATE('&quot;&amp;TEXT([.G85];&quot;YYYY-MM-DD&quot;)&amp;&quot;', 'YYYY-MM-DD'), '&quot;&amp;[.H85]&amp;&quot;');&quot;" office:value-type="string" office:string-value="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">
            <text:p>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</text:p>
          </table:table-cell>
          <table:table-cell table:formula="of:=[.I$1]&amp;&quot; (&quot;&amp;[.A85]&amp;&quot;, '&quot;&amp;[.B85]&amp;&quot;', '&quot;&amp;[.C85]&amp;&quot;', '&quot;&amp;TEXT([.D85];&quot;YYYY-MM-DD&quot;)&amp;&quot;', '&quot;&amp;TEXT([.E85];&quot;YYYY-MM-DD&quot;)&amp;&quot;', '&quot;&amp;TEXT([.F85];&quot;YYYY-MM-DD&quot;)&amp;&quot;', '&quot;&amp;TEXT([.G85];&quot;YYYY-MM-DD&quot;)&amp;&quot;', '&quot;&amp;[.H85]&amp;&quot;');&quot;" office:value-type="string" office:string-value="INSERT INTO dqa_vaccine_cpt (cpt_id, cpt_code, cpt_label, valid_start_date, use_start_date, use_end_date, valid_end_date, cvx_code) VALUES (85, '90714', 'Td (adult) preservative free', '2005-01-01', '2005-01-01', '2100-01-01', '2100-01-01', '113');">
            <text:p>INSERT INTO dqa_vaccine_cpt (cpt_id, cpt_code, cpt_label, valid_start_date, use_start_date, use_end_date, valid_end_date, cvx_code) VALUES (85, '90714', 'Td (adult) preservative free', '2005-01-01', '2005-01-01', '2100-01-01', '2100-01-01', '113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office:value-type="float" office:value="90718">
            <text:p>90718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9</text:p>
          </table:table-cell>
          <table:table-cell table:formula="of:=[.I$1]&amp;&quot; (&quot;&amp;[.A86]&amp;&quot;, '&quot;&amp;[.B86]&amp;&quot;', '&quot;&amp;[.C86]&amp;&quot;', TO_DATE('&quot;&amp;TEXT([.D86];&quot;YYYY-MM-DD&quot;)&amp;&quot;', 'YYYY-MM-DD'), TO_DATE('&quot;&amp;TEXT([.E86];&quot;YYYY-MM-DD&quot;)&amp;&quot;', 'YYYY-MM-DD'), TO_DATE('&quot;&amp;TEXT([.F86];&quot;YYYY-MM-DD&quot;)&amp;&quot;', 'YYYY-MM-DD'), TO_DATE('&quot;&amp;TEXT([.G86];&quot;YYYY-MM-DD&quot;)&amp;&quot;', 'YYYY-MM-DD'), '&quot;&amp;[.H86]&amp;&quot;');&quot;" office:value-type="string" office:string-value="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">
            <text:p>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</text:p>
          </table:table-cell>
          <table:table-cell table:formula="of:=[.I$1]&amp;&quot; (&quot;&amp;[.A86]&amp;&quot;, '&quot;&amp;[.B86]&amp;&quot;', '&quot;&amp;[.C86]&amp;&quot;', '&quot;&amp;TEXT([.D86];&quot;YYYY-MM-DD&quot;)&amp;&quot;', '&quot;&amp;TEXT([.E86];&quot;YYYY-MM-DD&quot;)&amp;&quot;', '&quot;&amp;TEXT([.F86];&quot;YYYY-MM-DD&quot;)&amp;&quot;', '&quot;&amp;TEXT([.G86];&quot;YYYY-MM-DD&quot;)&amp;&quot;', '&quot;&amp;[.H86]&amp;&quot;');&quot;" office:value-type="string" office:string-value="INSERT INTO dqa_vaccine_cpt (cpt_id, cpt_code, cpt_label, valid_start_date, use_start_date, use_end_date, valid_end_date, cvx_code) VALUES (86, '90718', 'Td (adult), adsorbed', '1970-01-01', '1970-01-01', '2100-01-01', '2100-01-01', '09');">
            <text:p>INSERT INTO dqa_vaccine_cpt (cpt_id, cpt_code, cpt_label, valid_start_date, use_start_date, use_end_date, valid_end_date, cvx_code) VALUES (86, '90718', 'Td (adult), adsorbed', '1970-01-01', '1970-01-01', '2100-01-01', '2100-01-01', '09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office:value-type="float" office:value="90715">
            <text:p>907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5</text:p>
          </table:table-cell>
          <table:table-cell table:formula="of:=[.I$1]&amp;&quot; (&quot;&amp;[.A87]&amp;&quot;, '&quot;&amp;[.B87]&amp;&quot;', '&quot;&amp;[.C87]&amp;&quot;', TO_DATE('&quot;&amp;TEXT([.D87];&quot;YYYY-MM-DD&quot;)&amp;&quot;', 'YYYY-MM-DD'), TO_DATE('&quot;&amp;TEXT([.E87];&quot;YYYY-MM-DD&quot;)&amp;&quot;', 'YYYY-MM-DD'), TO_DATE('&quot;&amp;TEXT([.F87];&quot;YYYY-MM-DD&quot;)&amp;&quot;', 'YYYY-MM-DD'), TO_DATE('&quot;&amp;TEXT([.G87];&quot;YYYY-MM-DD&quot;)&amp;&quot;', 'YYYY-MM-DD'), '&quot;&amp;[.H87]&amp;&quot;');&quot;" office:value-type="string" office:string-value="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">
            <text:p>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</text:p>
          </table:table-cell>
          <table:table-cell table:formula="of:=[.I$1]&amp;&quot; (&quot;&amp;[.A87]&amp;&quot;, '&quot;&amp;[.B87]&amp;&quot;', '&quot;&amp;[.C87]&amp;&quot;', '&quot;&amp;TEXT([.D87];&quot;YYYY-MM-DD&quot;)&amp;&quot;', '&quot;&amp;TEXT([.E87];&quot;YYYY-MM-DD&quot;)&amp;&quot;', '&quot;&amp;TEXT([.F87];&quot;YYYY-MM-DD&quot;)&amp;&quot;', '&quot;&amp;TEXT([.G87];&quot;YYYY-MM-DD&quot;)&amp;&quot;', '&quot;&amp;[.H87]&amp;&quot;');&quot;" office:value-type="string" office:string-value="INSERT INTO dqa_vaccine_cpt (cpt_id, cpt_code, cpt_label, valid_start_date, use_start_date, use_end_date, valid_end_date, cvx_code) VALUES (87, '90715', 'Tdap', '1970-01-01', '1970-01-01', '2100-01-01', '2100-01-01', '115');">
            <text:p>INSERT INTO dqa_vaccine_cpt (cpt_id, cpt_code, cpt_label, valid_start_date, use_start_date, use_end_date, valid_end_date, cvx_code) VALUES (87, '90715', 'Tdap', '1970-01-01', '1970-01-01', '2100-01-01', '2100-01-01', '115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office:value-type="float" office:value="90703">
            <text:p>90703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5</text:p>
          </table:table-cell>
          <table:table-cell table:formula="of:=[.I$1]&amp;&quot; (&quot;&amp;[.A88]&amp;&quot;, '&quot;&amp;[.B88]&amp;&quot;', '&quot;&amp;[.C88]&amp;&quot;', TO_DATE('&quot;&amp;TEXT([.D88];&quot;YYYY-MM-DD&quot;)&amp;&quot;', 'YYYY-MM-DD'), TO_DATE('&quot;&amp;TEXT([.E88];&quot;YYYY-MM-DD&quot;)&amp;&quot;', 'YYYY-MM-DD'), TO_DATE('&quot;&amp;TEXT([.F88];&quot;YYYY-MM-DD&quot;)&amp;&quot;', 'YYYY-MM-DD'), TO_DATE('&quot;&amp;TEXT([.G88];&quot;YYYY-MM-DD&quot;)&amp;&quot;', 'YYYY-MM-DD'), '&quot;&amp;[.H88]&amp;&quot;');&quot;" office:value-type="string" office:string-value="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">
            <text:p>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</text:p>
          </table:table-cell>
          <table:table-cell table:formula="of:=[.I$1]&amp;&quot; (&quot;&amp;[.A88]&amp;&quot;, '&quot;&amp;[.B88]&amp;&quot;', '&quot;&amp;[.C88]&amp;&quot;', '&quot;&amp;TEXT([.D88];&quot;YYYY-MM-DD&quot;)&amp;&quot;', '&quot;&amp;TEXT([.E88];&quot;YYYY-MM-DD&quot;)&amp;&quot;', '&quot;&amp;TEXT([.F88];&quot;YYYY-MM-DD&quot;)&amp;&quot;', '&quot;&amp;TEXT([.G88];&quot;YYYY-MM-DD&quot;)&amp;&quot;', '&quot;&amp;[.H88]&amp;&quot;');&quot;" office:value-type="string" office:string-value="INSERT INTO dqa_vaccine_cpt (cpt_id, cpt_code, cpt_label, valid_start_date, use_start_date, use_end_date, valid_end_date, cvx_code) VALUES (88, '90703', 'tetanus toxoid, adsorbed', '1970-01-01', '1970-01-01', '2100-01-01', '2100-01-01', '35');">
            <text:p>INSERT INTO dqa_vaccine_cpt (cpt_id, cpt_code, cpt_label, valid_start_date, use_start_date, use_end_date, valid_end_date, cvx_code) VALUES (88, '90703', 'tetanus toxoid, adsorbed', '1970-01-01', '1970-01-01', '2100-01-01', '2100-01-01', '35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office:value-type="float" office:value="90389">
            <text:p>90389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</text:p>
          </table:table-cell>
          <table:table-cell table:formula="of:=[.I$1]&amp;&quot; (&quot;&amp;[.A89]&amp;&quot;, '&quot;&amp;[.B89]&amp;&quot;', '&quot;&amp;[.C89]&amp;&quot;', TO_DATE('&quot;&amp;TEXT([.D89];&quot;YYYY-MM-DD&quot;)&amp;&quot;', 'YYYY-MM-DD'), TO_DATE('&quot;&amp;TEXT([.E89];&quot;YYYY-MM-DD&quot;)&amp;&quot;', 'YYYY-MM-DD'), TO_DATE('&quot;&amp;TEXT([.F89];&quot;YYYY-MM-DD&quot;)&amp;&quot;', 'YYYY-MM-DD'), TO_DATE('&quot;&amp;TEXT([.G89];&quot;YYYY-MM-DD&quot;)&amp;&quot;', 'YYYY-MM-DD'), '&quot;&amp;[.H89]&amp;&quot;');&quot;" office:value-type="string" office:string-value="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">
            <text:p>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</text:p>
          </table:table-cell>
          <table:table-cell table:formula="of:=[.I$1]&amp;&quot; (&quot;&amp;[.A89]&amp;&quot;, '&quot;&amp;[.B89]&amp;&quot;', '&quot;&amp;[.C89]&amp;&quot;', '&quot;&amp;TEXT([.D89];&quot;YYYY-MM-DD&quot;)&amp;&quot;', '&quot;&amp;TEXT([.E89];&quot;YYYY-MM-DD&quot;)&amp;&quot;', '&quot;&amp;TEXT([.F89];&quot;YYYY-MM-DD&quot;)&amp;&quot;', '&quot;&amp;TEXT([.G89];&quot;YYYY-MM-DD&quot;)&amp;&quot;', '&quot;&amp;[.H89]&amp;&quot;');&quot;" office:value-type="string" office:string-value="INSERT INTO dqa_vaccine_cpt (cpt_id, cpt_code, cpt_label, valid_start_date, use_start_date, use_end_date, valid_end_date, cvx_code) VALUES (89, '90389', 'TIG', '1970-01-01', '1970-01-01', '2100-01-01', '2100-01-01', '13');">
            <text:p>INSERT INTO dqa_vaccine_cpt (cpt_id, cpt_code, cpt_label, valid_start_date, use_start_date, use_end_date, valid_end_date, cvx_code) VALUES (89, '90389', 'TIG', '1970-01-01', '1970-01-01', '2100-01-01', '2100-01-01', '13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office:value-type="float" office:value="90690">
            <text:p>90690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5</text:p>
          </table:table-cell>
          <table:table-cell table:formula="of:=[.I$1]&amp;&quot; (&quot;&amp;[.A90]&amp;&quot;, '&quot;&amp;[.B90]&amp;&quot;', '&quot;&amp;[.C90]&amp;&quot;', TO_DATE('&quot;&amp;TEXT([.D90];&quot;YYYY-MM-DD&quot;)&amp;&quot;', 'YYYY-MM-DD'), TO_DATE('&quot;&amp;TEXT([.E90];&quot;YYYY-MM-DD&quot;)&amp;&quot;', 'YYYY-MM-DD'), TO_DATE('&quot;&amp;TEXT([.F90];&quot;YYYY-MM-DD&quot;)&amp;&quot;', 'YYYY-MM-DD'), TO_DATE('&quot;&amp;TEXT([.G90];&quot;YYYY-MM-DD&quot;)&amp;&quot;', 'YYYY-MM-DD'), '&quot;&amp;[.H90]&amp;&quot;');&quot;" office:value-type="string" office:string-value="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">
            <text:p>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</text:p>
          </table:table-cell>
          <table:table-cell table:formula="of:=[.I$1]&amp;&quot; (&quot;&amp;[.A90]&amp;&quot;, '&quot;&amp;[.B90]&amp;&quot;', '&quot;&amp;[.C90]&amp;&quot;', '&quot;&amp;TEXT([.D90];&quot;YYYY-MM-DD&quot;)&amp;&quot;', '&quot;&amp;TEXT([.E90];&quot;YYYY-MM-DD&quot;)&amp;&quot;', '&quot;&amp;TEXT([.F90];&quot;YYYY-MM-DD&quot;)&amp;&quot;', '&quot;&amp;TEXT([.G90];&quot;YYYY-MM-DD&quot;)&amp;&quot;', '&quot;&amp;[.H90]&amp;&quot;');&quot;" office:value-type="string" office:string-value="INSERT INTO dqa_vaccine_cpt (cpt_id, cpt_code, cpt_label, valid_start_date, use_start_date, use_end_date, valid_end_date, cvx_code) VALUES (90, '90690', 'typhoid, oral', '1970-01-01', '1970-01-01', '2100-01-01', '2100-01-01', '25');">
            <text:p>INSERT INTO dqa_vaccine_cpt (cpt_id, cpt_code, cpt_label, valid_start_date, use_start_date, use_end_date, valid_end_date, cvx_code) VALUES (90, '90690', 'typhoid, oral', '1970-01-01', '1970-01-01', '2100-01-01', '2100-01-01', '25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office:value-type="float" office:value="90692">
            <text:p>90692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1</text:p>
          </table:table-cell>
          <table:table-cell table:formula="of:=[.I$1]&amp;&quot; (&quot;&amp;[.A91]&amp;&quot;, '&quot;&amp;[.B91]&amp;&quot;', '&quot;&amp;[.C91]&amp;&quot;', TO_DATE('&quot;&amp;TEXT([.D91];&quot;YYYY-MM-DD&quot;)&amp;&quot;', 'YYYY-MM-DD'), TO_DATE('&quot;&amp;TEXT([.E91];&quot;YYYY-MM-DD&quot;)&amp;&quot;', 'YYYY-MM-DD'), TO_DATE('&quot;&amp;TEXT([.F91];&quot;YYYY-MM-DD&quot;)&amp;&quot;', 'YYYY-MM-DD'), TO_DATE('&quot;&amp;TEXT([.G91];&quot;YYYY-MM-DD&quot;)&amp;&quot;', 'YYYY-MM-DD'), '&quot;&amp;[.H91]&amp;&quot;');&quot;" office:value-type="string" office:string-value="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">
            <text:p>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</text:p>
          </table:table-cell>
          <table:table-cell table:formula="of:=[.I$1]&amp;&quot; (&quot;&amp;[.A91]&amp;&quot;, '&quot;&amp;[.B91]&amp;&quot;', '&quot;&amp;[.C91]&amp;&quot;', '&quot;&amp;TEXT([.D91];&quot;YYYY-MM-DD&quot;)&amp;&quot;', '&quot;&amp;TEXT([.E91];&quot;YYYY-MM-DD&quot;)&amp;&quot;', '&quot;&amp;TEXT([.F91];&quot;YYYY-MM-DD&quot;)&amp;&quot;', '&quot;&amp;TEXT([.G91];&quot;YYYY-MM-DD&quot;)&amp;&quot;', '&quot;&amp;[.H91]&amp;&quot;');&quot;" office:value-type="string" office:string-value="INSERT INTO dqa_vaccine_cpt (cpt_id, cpt_code, cpt_label, valid_start_date, use_start_date, use_end_date, valid_end_date, cvx_code) VALUES (91, '90692', 'typhoid, parenteral', '1970-01-01', '1970-01-01', '2100-01-01', '2100-01-01', '41');">
            <text:p>INSERT INTO dqa_vaccine_cpt (cpt_id, cpt_code, cpt_label, valid_start_date, use_start_date, use_end_date, valid_end_date, cvx_code) VALUES (91, '90692', 'typhoid, parenteral', '1970-01-01', '1970-01-01', '2100-01-01', '2100-01-01', '41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office:value-type="float" office:value="90693">
            <text:p>9069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3</text:p>
          </table:table-cell>
          <table:table-cell table:formula="of:=[.I$1]&amp;&quot; (&quot;&amp;[.A92]&amp;&quot;, '&quot;&amp;[.B92]&amp;&quot;', '&quot;&amp;[.C92]&amp;&quot;', TO_DATE('&quot;&amp;TEXT([.D92];&quot;YYYY-MM-DD&quot;)&amp;&quot;', 'YYYY-MM-DD'), TO_DATE('&quot;&amp;TEXT([.E92];&quot;YYYY-MM-DD&quot;)&amp;&quot;', 'YYYY-MM-DD'), TO_DATE('&quot;&amp;TEXT([.F92];&quot;YYYY-MM-DD&quot;)&amp;&quot;', 'YYYY-MM-DD'), TO_DATE('&quot;&amp;TEXT([.G92];&quot;YYYY-MM-DD&quot;)&amp;&quot;', 'YYYY-MM-DD')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">
            <text:p>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</text:p>
          </table:table-cell>
          <table:table-cell table:formula="of:=[.I$1]&amp;&quot; (&quot;&amp;[.A92]&amp;&quot;, '&quot;&amp;[.B92]&amp;&quot;', '&quot;&amp;[.C92]&amp;&quot;', '&quot;&amp;TEXT([.D92];&quot;YYYY-MM-DD&quot;)&amp;&quot;', '&quot;&amp;TEXT([.E92];&quot;YYYY-MM-DD&quot;)&amp;&quot;', '&quot;&amp;TEXT([.F92];&quot;YYYY-MM-DD&quot;)&amp;&quot;', '&quot;&amp;TEXT([.G92];&quot;YYYY-MM-DD&quot;)&amp;&quot;'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'1970-01-01', '1970-01-01', '2100-01-01', '2100-01-01', '53');">
            <text:p>INSERT INTO dqa_vaccine_cpt (cpt_id, cpt_code, cpt_label, valid_start_date, use_start_date, use_end_date, valid_end_date, cvx_code) VALUES (92, '90693', 'typhoid, parenteral, AKD (U.S. military)', '1970-01-01', '1970-01-01', '2100-01-01', '2100-01-01', '53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office:value-type="float" office:value="90714">
            <text:p>90714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1</text:p>
          </table:table-cell>
          <table:table-cell table:formula="of:=[.I$1]&amp;&quot; (&quot;&amp;[.A93]&amp;&quot;, '&quot;&amp;[.B93]&amp;&quot;', '&quot;&amp;[.C93]&amp;&quot;', TO_DATE('&quot;&amp;TEXT([.D93];&quot;YYYY-MM-DD&quot;)&amp;&quot;', 'YYYY-MM-DD'), TO_DATE('&quot;&amp;TEXT([.E93];&quot;YYYY-MM-DD&quot;)&amp;&quot;', 'YYYY-MM-DD'), TO_DATE('&quot;&amp;TEXT([.F93];&quot;YYYY-MM-DD&quot;)&amp;&quot;', 'YYYY-MM-DD'), TO_DATE('&quot;&amp;TEXT([.G93];&quot;YYYY-MM-DD&quot;)&amp;&quot;', 'YYYY-MM-DD'), '&quot;&amp;[.H93]&amp;&quot;');&quot;" office:value-type="string" office:string-value="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">
            <text:p>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</text:p>
          </table:table-cell>
          <table:table-cell table:formula="of:=[.I$1]&amp;&quot; (&quot;&amp;[.A93]&amp;&quot;, '&quot;&amp;[.B93]&amp;&quot;', '&quot;&amp;[.C93]&amp;&quot;', '&quot;&amp;TEXT([.D93];&quot;YYYY-MM-DD&quot;)&amp;&quot;', '&quot;&amp;TEXT([.E93];&quot;YYYY-MM-DD&quot;)&amp;&quot;', '&quot;&amp;TEXT([.F93];&quot;YYYY-MM-DD&quot;)&amp;&quot;', '&quot;&amp;TEXT([.G93];&quot;YYYY-MM-DD&quot;)&amp;&quot;', '&quot;&amp;[.H93]&amp;&quot;');&quot;" office:value-type="string" office:string-value="INSERT INTO dqa_vaccine_cpt (cpt_id, cpt_code, cpt_label, valid_start_date, use_start_date, use_end_date, valid_end_date, cvx_code) VALUES (93, '90714', 'typhoid, unspecified formulation', '1970-01-01', '1970-01-01', '2011-03-17', '2011-03-17', '91');">
            <text:p>INSERT INTO dqa_vaccine_cpt (cpt_id, cpt_code, cpt_label, valid_start_date, use_start_date, use_end_date, valid_end_date, cvx_code) VALUES (93, '90714', 'typhoid, unspecified formulation', '1970-01-01', '1970-01-01', '2011-03-17', '2011-03-17', '91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office:value-type="float" office:value="90691">
            <text:p>9069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1</text:p>
          </table:table-cell>
          <table:table-cell table:formula="of:=[.I$1]&amp;&quot; (&quot;&amp;[.A94]&amp;&quot;, '&quot;&amp;[.B94]&amp;&quot;', '&quot;&amp;[.C94]&amp;&quot;', TO_DATE('&quot;&amp;TEXT([.D94];&quot;YYYY-MM-DD&quot;)&amp;&quot;', 'YYYY-MM-DD'), TO_DATE('&quot;&amp;TEXT([.E94];&quot;YYYY-MM-DD&quot;)&amp;&quot;', 'YYYY-MM-DD'), TO_DATE('&quot;&amp;TEXT([.F94];&quot;YYYY-MM-DD&quot;)&amp;&quot;', 'YYYY-MM-DD'), TO_DATE('&quot;&amp;TEXT([.G94];&quot;YYYY-MM-DD&quot;)&amp;&quot;', 'YYYY-MM-DD'), '&quot;&amp;[.H94]&amp;&quot;');&quot;" office:value-type="string" office:string-value="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">
            <text:p>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</text:p>
          </table:table-cell>
          <table:table-cell table:formula="of:=[.I$1]&amp;&quot; (&quot;&amp;[.A94]&amp;&quot;, '&quot;&amp;[.B94]&amp;&quot;', '&quot;&amp;[.C94]&amp;&quot;', '&quot;&amp;TEXT([.D94];&quot;YYYY-MM-DD&quot;)&amp;&quot;', '&quot;&amp;TEXT([.E94];&quot;YYYY-MM-DD&quot;)&amp;&quot;', '&quot;&amp;TEXT([.F94];&quot;YYYY-MM-DD&quot;)&amp;&quot;', '&quot;&amp;TEXT([.G94];&quot;YYYY-MM-DD&quot;)&amp;&quot;', '&quot;&amp;[.H94]&amp;&quot;');&quot;" office:value-type="string" office:string-value="INSERT INTO dqa_vaccine_cpt (cpt_id, cpt_code, cpt_label, valid_start_date, use_start_date, use_end_date, valid_end_date, cvx_code) VALUES (94, '90691', 'typhoid, ViCPs', '1970-01-01', '1970-01-01', '2100-01-01', '2100-01-01', '101');">
            <text:p>INSERT INTO dqa_vaccine_cpt (cpt_id, cpt_code, cpt_label, valid_start_date, use_start_date, use_end_date, valid_end_date, cvx_code) VALUES (94, '90691', 'typhoid, ViCPs', '1970-01-01', '1970-01-01', '2100-01-01', '2100-01-01', '101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office:value-type="float" office:value="90393">
            <text:p>90393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9</text:p>
          </table:table-cell>
          <table:table-cell table:formula="of:=[.I$1]&amp;&quot; (&quot;&amp;[.A95]&amp;&quot;, '&quot;&amp;[.B95]&amp;&quot;', '&quot;&amp;[.C95]&amp;&quot;', TO_DATE('&quot;&amp;TEXT([.D95];&quot;YYYY-MM-DD&quot;)&amp;&quot;', 'YYYY-MM-DD'), TO_DATE('&quot;&amp;TEXT([.E95];&quot;YYYY-MM-DD&quot;)&amp;&quot;', 'YYYY-MM-DD'), TO_DATE('&quot;&amp;TEXT([.F95];&quot;YYYY-MM-DD&quot;)&amp;&quot;', 'YYYY-MM-DD'), TO_DATE('&quot;&amp;TEXT([.G95];&quot;YYYY-MM-DD&quot;)&amp;&quot;', 'YYYY-MM-DD'), '&quot;&amp;[.H95]&amp;&quot;');&quot;" office:value-type="string" office:string-value="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">
            <text:p>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</text:p>
          </table:table-cell>
          <table:table-cell table:formula="of:=[.I$1]&amp;&quot; (&quot;&amp;[.A95]&amp;&quot;, '&quot;&amp;[.B95]&amp;&quot;', '&quot;&amp;[.C95]&amp;&quot;', '&quot;&amp;TEXT([.D95];&quot;YYYY-MM-DD&quot;)&amp;&quot;', '&quot;&amp;TEXT([.E95];&quot;YYYY-MM-DD&quot;)&amp;&quot;', '&quot;&amp;TEXT([.F95];&quot;YYYY-MM-DD&quot;)&amp;&quot;', '&quot;&amp;TEXT([.G95];&quot;YYYY-MM-DD&quot;)&amp;&quot;', '&quot;&amp;[.H95]&amp;&quot;');&quot;" office:value-type="string" office:string-value="INSERT INTO dqa_vaccine_cpt (cpt_id, cpt_code, cpt_label, valid_start_date, use_start_date, use_end_date, valid_end_date, cvx_code) VALUES (95, '90393', 'vaccinia immune globulin', '1970-01-01', '1970-01-01', '2100-01-01', '2100-01-01', '79');">
            <text:p>INSERT INTO dqa_vaccine_cpt (cpt_id, cpt_code, cpt_label, valid_start_date, use_start_date, use_end_date, valid_end_date, cvx_code) VALUES (95, '90393', 'vaccinia immune globulin', '1970-01-01', '1970-01-01', '2100-01-01', '2100-01-01', '79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office:value-type="float" office:value="90716">
            <text:p>90716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1</text:p>
          </table:table-cell>
          <table:table-cell table:formula="of:=[.I$1]&amp;&quot; (&quot;&amp;[.A96]&amp;&quot;, '&quot;&amp;[.B96]&amp;&quot;', '&quot;&amp;[.C96]&amp;&quot;', TO_DATE('&quot;&amp;TEXT([.D96];&quot;YYYY-MM-DD&quot;)&amp;&quot;', 'YYYY-MM-DD'), TO_DATE('&quot;&amp;TEXT([.E96];&quot;YYYY-MM-DD&quot;)&amp;&quot;', 'YYYY-MM-DD'), TO_DATE('&quot;&amp;TEXT([.F96];&quot;YYYY-MM-DD&quot;)&amp;&quot;', 'YYYY-MM-DD'), TO_DATE('&quot;&amp;TEXT([.G96];&quot;YYYY-MM-DD&quot;)&amp;&quot;', 'YYYY-MM-DD'), '&quot;&amp;[.H96]&amp;&quot;');&quot;" office:value-type="string" office:string-value="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">
            <text:p>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</text:p>
          </table:table-cell>
          <table:table-cell table:formula="of:=[.I$1]&amp;&quot; (&quot;&amp;[.A96]&amp;&quot;, '&quot;&amp;[.B96]&amp;&quot;', '&quot;&amp;[.C96]&amp;&quot;', '&quot;&amp;TEXT([.D96];&quot;YYYY-MM-DD&quot;)&amp;&quot;', '&quot;&amp;TEXT([.E96];&quot;YYYY-MM-DD&quot;)&amp;&quot;', '&quot;&amp;TEXT([.F96];&quot;YYYY-MM-DD&quot;)&amp;&quot;', '&quot;&amp;TEXT([.G96];&quot;YYYY-MM-DD&quot;)&amp;&quot;', '&quot;&amp;[.H96]&amp;&quot;');&quot;" office:value-type="string" office:string-value="INSERT INTO dqa_vaccine_cpt (cpt_id, cpt_code, cpt_label, valid_start_date, use_start_date, use_end_date, valid_end_date, cvx_code) VALUES (96, '90716', 'varicella', '1970-01-01', '1970-01-01', '2100-01-01', '2100-01-01', '21');">
            <text:p>INSERT INTO dqa_vaccine_cpt (cpt_id, cpt_code, cpt_label, valid_start_date, use_start_date, use_end_date, valid_end_date, cvx_code) VALUES (96, '90716', 'varicella', '1970-01-01', '1970-01-01', '2100-01-01', '2100-01-01', '21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office:value-type="float" office:value="90396">
            <text:p>9039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6</text:p>
          </table:table-cell>
          <table:table-cell table:formula="of:=[.I$1]&amp;&quot; (&quot;&amp;[.A97]&amp;&quot;, '&quot;&amp;[.B97]&amp;&quot;', '&quot;&amp;[.C97]&amp;&quot;', TO_DATE('&quot;&amp;TEXT([.D97];&quot;YYYY-MM-DD&quot;)&amp;&quot;', 'YYYY-MM-DD'), TO_DATE('&quot;&amp;TEXT([.E97];&quot;YYYY-MM-DD&quot;)&amp;&quot;', 'YYYY-MM-DD'), TO_DATE('&quot;&amp;TEXT([.F97];&quot;YYYY-MM-DD&quot;)&amp;&quot;', 'YYYY-MM-DD'), TO_DATE('&quot;&amp;TEXT([.G97];&quot;YYYY-MM-DD&quot;)&amp;&quot;', 'YYYY-MM-DD'), '&quot;&amp;[.H97]&amp;&quot;');&quot;" office:value-type="string" office:string-value="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">
            <text:p>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</text:p>
          </table:table-cell>
          <table:table-cell table:formula="of:=[.I$1]&amp;&quot; (&quot;&amp;[.A97]&amp;&quot;, '&quot;&amp;[.B97]&amp;&quot;', '&quot;&amp;[.C97]&amp;&quot;', '&quot;&amp;TEXT([.D97];&quot;YYYY-MM-DD&quot;)&amp;&quot;', '&quot;&amp;TEXT([.E97];&quot;YYYY-MM-DD&quot;)&amp;&quot;', '&quot;&amp;TEXT([.F97];&quot;YYYY-MM-DD&quot;)&amp;&quot;', '&quot;&amp;TEXT([.G97];&quot;YYYY-MM-DD&quot;)&amp;&quot;', '&quot;&amp;[.H97]&amp;&quot;');&quot;" office:value-type="string" office:string-value="INSERT INTO dqa_vaccine_cpt (cpt_id, cpt_code, cpt_label, valid_start_date, use_start_date, use_end_date, valid_end_date, cvx_code) VALUES (97, '90396', 'VZIG', '1970-01-01', '1970-01-01', '2100-01-01', '2100-01-01', '36');">
            <text:p>INSERT INTO dqa_vaccine_cpt (cpt_id, cpt_code, cpt_label, valid_start_date, use_start_date, use_end_date, valid_end_date, cvx_code) VALUES (97, '90396', 'VZIG', '1970-01-01', '1970-01-01', '2100-01-01', '2100-01-01', '36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office:value-type="float" office:value="90717">
            <text:p>9071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7</text:p>
          </table:table-cell>
          <table:table-cell table:formula="of:=[.I$1]&amp;&quot; (&quot;&amp;[.A98]&amp;&quot;, '&quot;&amp;[.B98]&amp;&quot;', '&quot;&amp;[.C98]&amp;&quot;', TO_DATE('&quot;&amp;TEXT([.D98];&quot;YYYY-MM-DD&quot;)&amp;&quot;', 'YYYY-MM-DD'), TO_DATE('&quot;&amp;TEXT([.E98];&quot;YYYY-MM-DD&quot;)&amp;&quot;', 'YYYY-MM-DD'), TO_DATE('&quot;&amp;TEXT([.F98];&quot;YYYY-MM-DD&quot;)&amp;&quot;', 'YYYY-MM-DD'), TO_DATE('&quot;&amp;TEXT([.G98];&quot;YYYY-MM-DD&quot;)&amp;&quot;', 'YYYY-MM-DD'), '&quot;&amp;[.H98]&amp;&quot;');&quot;" office:value-type="string" office:string-value="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">
            <text:p>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</text:p>
          </table:table-cell>
          <table:table-cell table:formula="of:=[.I$1]&amp;&quot; (&quot;&amp;[.A98]&amp;&quot;, '&quot;&amp;[.B98]&amp;&quot;', '&quot;&amp;[.C98]&amp;&quot;', '&quot;&amp;TEXT([.D98];&quot;YYYY-MM-DD&quot;)&amp;&quot;', '&quot;&amp;TEXT([.E98];&quot;YYYY-MM-DD&quot;)&amp;&quot;', '&quot;&amp;TEXT([.F98];&quot;YYYY-MM-DD&quot;)&amp;&quot;', '&quot;&amp;TEXT([.G98];&quot;YYYY-MM-DD&quot;)&amp;&quot;', '&quot;&amp;[.H98]&amp;&quot;');&quot;" office:value-type="string" office:string-value="INSERT INTO dqa_vaccine_cpt (cpt_id, cpt_code, cpt_label, valid_start_date, use_start_date, use_end_date, valid_end_date, cvx_code) VALUES (98, '90717', 'yellow fever', '1970-01-01', '1970-01-01', '2100-01-01', '2100-01-01', '37');">
            <text:p>INSERT INTO dqa_vaccine_cpt (cpt_id, cpt_code, cpt_label, valid_start_date, use_start_date, use_end_date, valid_end_date, cvx_code) VALUES (98, '90717', 'yellow fever', '1970-01-01', '1970-01-01', '2100-01-01', '2100-01-01', '37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office:value-type="float" office:value="90736">
            <text:p>90736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1</text:p>
          </table:table-cell>
          <table:table-cell table:formula="of:=[.I$1]&amp;&quot; (&quot;&amp;[.A99]&amp;&quot;, '&quot;&amp;[.B99]&amp;&quot;', '&quot;&amp;[.C99]&amp;&quot;', TO_DATE('&quot;&amp;TEXT([.D99];&quot;YYYY-MM-DD&quot;)&amp;&quot;', 'YYYY-MM-DD'), TO_DATE('&quot;&amp;TEXT([.E99];&quot;YYYY-MM-DD&quot;)&amp;&quot;', 'YYYY-MM-DD'), TO_DATE('&quot;&amp;TEXT([.F99];&quot;YYYY-MM-DD&quot;)&amp;&quot;', 'YYYY-MM-DD'), TO_DATE('&quot;&amp;TEXT([.G99];&quot;YYYY-MM-DD&quot;)&amp;&quot;', 'YYYY-MM-DD'), '&quot;&amp;[.H99]&amp;&quot;');&quot;" office:value-type="string" office:string-value="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">
            <text:p>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</text:p>
          </table:table-cell>
          <table:table-cell table:formula="of:=[.I$1]&amp;&quot; (&quot;&amp;[.A99]&amp;&quot;, '&quot;&amp;[.B99]&amp;&quot;', '&quot;&amp;[.C99]&amp;&quot;', '&quot;&amp;TEXT([.D99];&quot;YYYY-MM-DD&quot;)&amp;&quot;', '&quot;&amp;TEXT([.E99];&quot;YYYY-MM-DD&quot;)&amp;&quot;', '&quot;&amp;TEXT([.F99];&quot;YYYY-MM-DD&quot;)&amp;&quot;', '&quot;&amp;TEXT([.G99];&quot;YYYY-MM-DD&quot;)&amp;&quot;', '&quot;&amp;[.H99]&amp;&quot;');&quot;" office:value-type="string" office:string-value="INSERT INTO dqa_vaccine_cpt (cpt_id, cpt_code, cpt_label, valid_start_date, use_start_date, use_end_date, valid_end_date, cvx_code) VALUES (99, '90736', 'zoster', '1970-01-01', '1970-01-01', '2100-01-01', '2100-01-01', '121');">
            <text:p>INSERT INTO dqa_vaccine_cpt (cpt_id, cpt_code, cpt_label, valid_start_date, use_start_date, use_end_date, valid_end_date, cvx_code) VALUES (99, '90736', 'zoster', '1970-01-01', '1970-01-01', '2100-01-01', '2100-01-01', '121');</text:p>
          </table:table-cell>
        </table:table-row>
        <table:table-row table:style-name="ro1" table:number-rows-repeated="46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table table:name="CVX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>
            <text:p>cvx code</text:p>
          </table:table-cell>
          <table:table-cell table:style-name="ce3" office:value-type="string">
            <text:p>cvx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use month start</text:p>
          </table:table-cell>
          <table:table-cell table:style-name="ce3" office:value-type="string">
            <text:p>use month end</text:p>
          </table:table-cell>
          <table:table-cell table:style-name="ce3" office:value-type="string">
            <text:p>concept type</text:p>
          </table:table-cell>
          <table:table-cell table:number-columns-repeated="2" table:style-name="ce3" office:value-type="string">
            <text:p>INSERT INTO dqa_vaccine_cvx (cvx_code, cvx_label, valid_start_date, use_start_date, use_end_date, valid_end_date, use_month_start, use_month_end, concept_type) VALUES</text:p>
          </table:table-cell>
          <table:table-cell table:style-name="ce3" table:number-columns-repeated="1011"/>
        </table:table-row>
        <table:table-row table:style-name="ro1">
          <table:table-cell office:value-type="string">
            <text:p>998</text:p>
          </table:table-cell>
          <table:table-cell office:value-type="string">
            <text:p>no vaccine administer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">
            <text:p>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</text:p>
          </table:table-cell>
          <table:table-cell office:value-type="string">
            <text:p>RESERVED - do not u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'1970-01-01', '1970-01-01', '2010-05-28', '2010-05-28', 1, 1440, 'non vaccine');">
            <text:p>INSERT INTO dqa_vaccine_cvx (cvx_code, cvx_label, valid_start_date, use_start_date, use_end_date, valid_end_date, use_month_start, use_month_end, concept_type) VALUES ('99', 'RESERVED - do not use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9</text:p>
          </table:table-cell>
          <table:table-cell office:value-type="string">
            <text:p>unknow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'1970-01-01', '1970-01-01', '2010-05-28', '2010-05-28', 1, 1440, 'non vaccine');">
            <text:p>INSERT INTO dqa_vaccine_cvx (cvx_code, cvx_label, valid_start_date, use_start_date, use_end_date, valid_end_date, use_month_start, use_month_end, concept_type) VALUES ('999', 'unknown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143</text:p>
          </table:table-cell>
          <table:table-cell office:value-type="string">
            <text:p>Adenovirus types 4 and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'1970-01-01', '1970-01-01', '2100-01-01', '2100-01-01', 1, 1440, 'vaccine');">
            <text:p>INSERT INTO dqa_vaccine_cvx (cvx_code, cvx_label, valid_start_date, use_start_date, use_end_date, valid_end_date, use_month_start, use_month_end, concept_type) VALUES ('143', 'Adenovirus types 4 and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4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'1970-01-01', '1970-01-01', '2010-05-28', '2010-05-28', 1, 1440, 'vaccine');">
            <text:p>INSERT INTO dqa_vaccine_cvx (cvx_code, cvx_label, valid_start_date, use_start_date, use_end_date, valid_end_date, use_month_start, use_month_end, concept_type) VALUES ('54', 'adenovirus, type 4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5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'1970-01-01', '1970-01-01', '2010-05-28', '2010-05-28', 1, 1440, 'vaccine');">
            <text:p>INSERT INTO dqa_vaccine_cvx (cvx_code, cvx_label, valid_start_date, use_start_date, use_end_date, valid_end_date, use_month_start, use_month_end, concept_type) VALUES ('55', 'adenovirus, type 7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2</text:p>
          </table:table-cell>
          <table:table-cell office:value-type="string">
            <text:p>adeno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4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'1970-01-01', '1970-01-01', '2100-01-01', '2100-01-01', 1, 1440, 'vaccine');">
            <text:p>INSERT INTO dqa_vaccine_cvx (cvx_code, cvx_label, valid_start_date, use_start_date, use_end_date, valid_end_date, use_month_start, use_month_end, concept_type) VALUES ('24', 'anthrax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'1970-01-01', '1970-01-01', '2100-01-01', '2100-01-01', 1, 1440, 'vaccine');">
            <text:p>INSERT INTO dqa_vaccine_cvx (cvx_code, cvx_label, valid_start_date, use_start_date, use_end_date, valid_end_date, use_month_start, use_month_end, concept_type) VALUES ('19', 'BC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27', 'botulinum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6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">
            <text:p>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</text:p>
          </table:table-cell>
          <table:table-cell table:formula="of:=[.J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'1970-01-01', '1970-01-01', '2010-05-28', '2010-05-28', 1, 1440, 'unspecified');">
            <text:p>INSERT INTO dqa_vaccine_cvx (cvx_code, cvx_label, valid_start_date, use_start_date, use_end_date, valid_end_date, use_month_start, use_month_end, concept_type) VALUES ('26', 'cholera', '1970-01-01', '1970-01-01', '2010-05-28', '2010-05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9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'1970-01-01', '1970-01-01', '2100-01-01', '2100-01-01', 1, 1440, 'vaccine');">
            <text:p>INSERT INTO dqa_vaccine_cvx (cvx_code, cvx_label, valid_start_date, use_start_date, use_end_date, valid_end_date, use_month_start, use_month_end, concept_type) VALUES ('29', 'CMV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6</text:p>
          </table:table-cell>
          <table:table-cell office:value-type="string">
            <text:p>dengue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'1970-01-01', '1970-01-01', '2100-01-01', '2100-01-01', 1, 1440, 'vaccine');">
            <text:p>INSERT INTO dqa_vaccine_cvx (cvx_code, cvx_label, valid_start_date, use_start_date, use_end_date, valid_end_date, use_month_start, use_month_end, concept_type) VALUES ('56', 'dengue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12', 'diphtheria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8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'1970-01-01', '1970-01-01', '2100-01-01', '2100-01-01', 1, 1440, 'vaccine');">
            <text:p>INSERT INTO dqa_vaccine_cvx (cvx_code, cvx_label, valid_start_date, use_start_date, use_end_date, valid_end_date, use_month_start, use_month_end, concept_type) VALUES ('28', 'DT (pediatric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'1970-01-01', '1970-01-01', '2100-01-01', '2100-01-01', 1, 1440, 'vaccine');">
            <text:p>INSERT INTO dqa_vaccine_cvx (cvx_code, cvx_label, valid_start_date, use_start_date, use_end_date, valid_end_date, use_month_start, use_month_end, concept_type) VALUES ('20', 'DT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6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">
            <text:p>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7</text:p>
          </table:table-cell>
          <table:table-cell office:value-type="string">
            <text:p>DTaP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0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'1970-01-01', '1970-01-01', '2100-01-01', '2100-01-01', 1, 1440, 'vaccine');">
            <text:p>INSERT INTO dqa_vaccine_cvx (cvx_code, cvx_label, valid_start_date, use_start_date, use_end_date, valid_end_date, use_month_start, use_month_end, concept_type) VALUES ('110', 'DTaP-Hep 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0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'1970-01-01', '1970-01-01', '2100-01-01', '2100-01-01', 1, 1440, 'vaccine');">
            <text:p>INSERT INTO dqa_vaccine_cvx (cvx_code, cvx_label, valid_start_date, use_start_date, use_end_date, valid_end_date, use_month_start, use_month_end, concept_type) VALUES ('50', 'DTaP-Hi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0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'1970-01-01', '1970-01-01', '2100-01-01', '2100-01-01', 1, 1440, 'vaccine');">
            <text:p>INSERT INTO dqa_vaccine_cvx (cvx_code, cvx_label, valid_start_date, use_start_date, use_end_date, valid_end_date, use_month_start, use_month_end, concept_type) VALUES ('120', 'DTaP-Hi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0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'1970-01-01', '1970-01-01', '2100-01-01', '2100-01-01', 1, 1440, 'vaccine');">
            <text:p>INSERT INTO dqa_vaccine_cvx (cvx_code, cvx_label, valid_start_date, use_start_date, use_end_date, valid_end_date, use_month_start, use_month_end, concept_type) VALUES ('130', 'DTaP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2</text:p>
          </table:table-cell>
          <table:table-cell office:value-type="string">
            <text:p>DTaP-IPV-HIB-HEP B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'1970-01-01', '1970-01-01', '2010-05-28', '2010-05-28', 1, 1440, 'vaccine');">
            <text:p>INSERT INTO dqa_vaccine_cvx (cvx_code, cvx_label, valid_start_date, use_start_date, use_end_date, valid_end_date, use_month_start, use_month_end, concept_type) VALUES ('01', 'DTP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2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'1970-01-01', '1970-01-01', '2010-05-28', '2010-05-28', 1, 1440, 'vaccine');">
            <text:p>INSERT INTO dqa_vaccine_cvx (cvx_code, cvx_label, valid_start_date, use_start_date, use_end_date, valid_end_date, use_month_start, use_month_end, concept_type) VALUES ('22', 'DTP-Hi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2</text:p>
          </table:table-cell>
          <table:table-cell office:value-type="string">
            <text:p>DTP-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'1970-01-01', '1970-01-01', '2010-05-28', '2010-05-28', 1, 1440, 'vaccine');">
            <text:p>INSERT INTO dqa_vaccine_cvx (cvx_code, cvx_label, valid_start_date, use_start_date, use_end_date, valid_end_date, use_month_start, use_month_end, concept_type) VALUES ('102', 'DTP-Hib-Hep 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7</text:p>
          </table:table-cell>
          <table:table-cell office:value-type="string">
            <text:p>hanta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'1970-01-01', '1970-01-01', '2100-01-01', '2100-01-01', 1, 1440, 'vaccine');">
            <text:p>INSERT INTO dqa_vaccine_cvx (cvx_code, cvx_label, valid_start_date, use_start_date, use_end_date, valid_end_date, use_month_start, use_month_end, concept_type) VALUES ('57', 'hanta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0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'1970-01-01', '1970-01-01', '2100-01-01', '2100-01-01', 1, 1440, 'vaccine');">
            <text:p>INSERT INTO dqa_vaccine_cvx (cvx_code, cvx_label, valid_start_date, use_start_date, use_end_date, valid_end_date, use_month_start, use_month_end, concept_type) VALUES ('30', 'HB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'1970-01-01', '1970-01-01', '2100-01-01', '2100-01-01', 1, 1440, 'vaccine');">
            <text:p>INSERT INTO dqa_vaccine_cvx (cvx_code, cvx_label, valid_start_date, use_start_date, use_end_date, valid_end_date, use_month_start, use_month_end, concept_type) VALUES ('52', 'Hep A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'1970-01-01', '1970-01-01', '2100-01-01', '2100-01-01', 1, 1440, 'vaccine');">
            <text:p>INSERT INTO dqa_vaccine_cvx (cvx_code, cvx_label, valid_start_date, use_start_date, use_end_date, valid_end_date, use_month_start, use_month_end, concept_type) VALUES ('83', 'Hep A, ped/adol, 2 dos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'1970-01-01', '1970-01-01', '2010-05-28', '2010-05-28', 1, 1440, 'vaccine');">
            <text:p>INSERT INTO dqa_vaccine_cvx (cvx_code, cvx_label, valid_start_date, use_start_date, use_end_date, valid_end_date, use_month_start, use_month_end, concept_type) VALUES ('84', 'Hep A, ped/adol, 3 do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1</text:p>
          </table:table-cell>
          <table:table-cell office:value-type="string">
            <text:p>Hep A, pediatric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5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4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'1970-01-01', '1970-01-01', '2100-01-01', '2100-01-01', 1, 1440, 'vaccine');">
            <text:p>INSERT INTO dqa_vaccine_cvx (cvx_code, cvx_label, valid_start_date, use_start_date, use_end_date, valid_end_date, use_month_start, use_month_end, concept_type) VALUES ('104', 'Hep A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8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">
            <text:p>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</text:p>
          </table:table-cell>
          <table:table-cell table:formula="of:=[.J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">
            <text:p>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2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">
            <text:p>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</text:p>
          </table:table-cell>
          <table:table-cell table:formula="of:=[.J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">
            <text:p>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'1970-01-01', '1970-01-01', '2100-01-01', '2100-01-01', 1, 1440, 'vaccine');">
            <text:p>INSERT INTO dqa_vaccine_cvx (cvx_code, cvx_label, valid_start_date, use_start_date, use_end_date, valid_end_date, use_month_start, use_month_end, concept_type) VALUES ('43', 'Hep B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4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'1970-01-01', '1970-01-01', '2100-01-01', '2100-01-01', 1, 1440, 'vaccine');">
            <text:p>INSERT INTO dqa_vaccine_cvx (cvx_code, cvx_label, valid_start_date, use_start_date, use_end_date, valid_end_date, use_month_start, use_month_end, concept_type) VALUES ('44', 'Hep B, dialy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5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">
            <text:p>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</text:p>
          </table:table-cell>
          <table:table-cell table:formula="of:=[.J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">
            <text:p>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8</text:p>
          </table:table-cell>
          <table:table-cell office:value-type="string">
            <text:p>Hep 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'1970-01-01', '1970-01-01', '2100-01-01', '2100-01-01', 1, 1440, 'vaccine');">
            <text:p>INSERT INTO dqa_vaccine_cvx (cvx_code, cvx_label, valid_start_date, use_start_date, use_end_date, valid_end_date, use_month_start, use_month_end, concept_type) VALUES ('58', 'Hep 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9</text:p>
          </table:table-cell>
          <table:table-cell office:value-type="string">
            <text:p>Hep 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'1970-01-01', '1970-01-01', '2100-01-01', '2100-01-01', 1, 1440, 'vaccine');">
            <text:p>INSERT INTO dqa_vaccine_cvx (cvx_code, cvx_label, valid_start_date, use_start_date, use_end_date, valid_end_date, use_month_start, use_month_end, concept_type) VALUES ('59', 'Hep 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0</text:p>
          </table:table-cell>
          <table:table-cell office:value-type="string">
            <text:p>herpes simplex 2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'1970-01-01', '1970-01-01', '2100-01-01', '2100-01-01', 1, 1440, 'vaccine');">
            <text:p>INSERT INTO dqa_vaccine_cvx (cvx_code, cvx_label, valid_start_date, use_start_date, use_end_date, valid_end_date, use_month_start, use_month_end, concept_type) VALUES ('60', 'herpes simplex 2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7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'1970-01-01', '1970-01-01', '2010-05-28', '2010-05-28', 1, 1440, 'vaccine');">
            <text:p>INSERT INTO dqa_vaccine_cvx (cvx_code, cvx_label, valid_start_date, use_start_date, use_end_date, valid_end_date, use_month_start, use_month_end, concept_type) VALUES ('47', 'Hib (HbOC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'1970-01-01', '1970-01-01', '2010-05-28', '2010-05-28', 1, 1440, 'vaccine');">
            <text:p>INSERT INTO dqa_vaccine_cvx (cvx_code, cvx_label, valid_start_date, use_start_date, use_end_date, valid_end_date, use_month_start, use_month_end, concept_type) VALUES ('46', 'Hib (PRP-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'1970-01-01', '1970-01-01', '2100-01-01', '2100-01-01', 1, 1440, 'vaccine');">
            <text:p>INSERT INTO dqa_vaccine_cvx (cvx_code, cvx_label, valid_start_date, use_start_date, use_end_date, valid_end_date, use_month_start, use_month_end, concept_type) VALUES ('49', 'Hib (PRP-OMP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'1970-01-01', '1970-01-01', '2100-01-01', '2100-01-01', 1, 1440, 'vaccine');">
            <text:p>INSERT INTO dqa_vaccine_cvx (cvx_code, cvx_label, valid_start_date, use_start_date, use_end_date, valid_end_date, use_month_start, use_month_end, concept_type) VALUES ('48', 'Hib (PRP-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1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'1970-01-01', '1970-01-01', '2100-01-01', '2100-01-01', 1, 1440, 'vaccine');">
            <text:p>INSERT INTO dqa_vaccine_cvx (cvx_code, cvx_label, valid_start_date, use_start_date, use_end_date, valid_end_date, use_month_start, use_month_end, concept_type) VALUES ('51', 'Hib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1</text:p>
          </table:table-cell>
          <table:table-cell office:value-type="string">
            <text:p>H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'1970-01-01', '1970-01-01', '2100-01-01', '2100-01-01', 1, 1440, 'vaccine');">
            <text:p>INSERT INTO dqa_vaccine_cvx (cvx_code, cvx_label, valid_start_date, use_start_date, use_end_date, valid_end_date, use_month_start, use_month_end, concept_type) VALUES ('61', 'H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8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'1970-01-01', '1970-01-01', '2100-01-01', '2100-01-01', 1, 1440, 'vaccine');">
            <text:p>INSERT INTO dqa_vaccine_cvx (cvx_code, cvx_label, valid_start_date, use_start_date, use_end_date, valid_end_date, use_month_start, use_month_end, concept_type) VALUES ('118', 'HPV, b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2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'1970-01-01', '1970-01-01', '2100-01-01', '2100-01-01', 1, 1440, 'vaccine');">
            <text:p>INSERT INTO dqa_vaccine_cvx (cvx_code, cvx_label, valid_start_date, use_start_date, use_end_date, valid_end_date, use_month_start, use_month_end, concept_type) VALUES ('62', 'HPV, quadr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7</text:p>
          </table:table-cell>
          <table:table-cell office:value-type="string">
            <text:p>HPV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6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'1970-01-01', '1970-01-01', '2100-01-01', '2100-01-01', 1, 1440, 'vaccine');">
            <text:p>INSERT INTO dqa_vaccine_cvx (cvx_code, cvx_label, valid_start_date, use_start_date, use_end_date, valid_end_date, use_month_start, use_month_end, concept_type) VALUES ('86', '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7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'1970-01-01', '1970-01-01', '2100-01-01', '2100-01-01', 1, 1440, 'vaccine');">
            <text:p>INSERT INTO dqa_vaccine_cvx (cvx_code, cvx_label, valid_start_date, use_start_date, use_end_date, valid_end_date, use_month_start, use_month_end, concept_type) VALUES ('87', 'IG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3</text:p>
          </table:table-cell>
          <table:table-cell office:value-type="string">
            <text:p>influenza, H5N1-120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'1970-01-01', '1970-01-01', '2010-05-28', '2010-05-28', 1, 1440, 'vaccine');">
            <text:p>INSERT INTO dqa_vaccine_cvx (cvx_code, cvx_label, valid_start_date, use_start_date, use_end_date, valid_end_date, use_month_start, use_month_end, concept_type) VALUES ('123', 'influenza, H5N1-120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5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8]&amp;&quot;', '&quot;&amp;[.B58]&amp;&quot;', STR_TO_DATE('&quot;&amp;TEXT([.C58];&quot;YYYY-MM-DD&quot;)&amp;&quot;', 'YYYY-MM-DD'), STR_TO_DATE('&quot;&amp;TEXT([.D58];&quot;YYYY-MM-DD&quot;)&amp;&quot;', 'YYYY-MM-DD'), STR_TO_DATE('&quot;&amp;TEXT([.E58];&quot;YYYY-MM-DD&quot;)&amp;&quot;', 'YYYY-MM-DD'), STR_TO_DATE('&quot;&amp;TEXT([.F58];&quot;YYYY-MM-DD&quot;)&amp;&quot;', 'YYYY-MM-DD')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STR_TO_DATE('1970-01-01', 'YYYY-MM-DD'), STR_TO_DATE('1970-01-01', 'YYYY-MM-DD'), STR_TO_DATE('2100-01-01', 'YYYY-MM-DD'), STR_TO_DATE('2100-01-01', 'YYYY-MM-DD'), 1, 1440, 'vaccine');">
            <text:p>INSERT INTO dqa_vaccine_cvx (cvx_code, cvx_label, valid_start_date, use_start_date, use_end_date, valid_end_date, use_month_start, use_month_end, concept_type) VALUES ('135', 'Influenza, high dose seasonal', STR_TO_DATE('1970-01-01', 'YYYY-MM-DD'), STR_TO_DATE('1970-01-01', 'YYYY-MM-DD'), STR_TO_DATE('2100-01-01', 'YYYY-MM-DD'), STR_TO_DATE('2100-01-01', 'YYYY-MM-DD'), 1, 1440, 'vaccine');</text:p>
          </table:table-cell>
          <table:table-cell table:formula="of:=[.J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">
            <text:p>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1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">
            <text:p>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1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">
            <text:p>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0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4</text:p>
          </table:table-cell>
          <table:table-cell office:value-type="string">
            <text:p>influenza, seasonal, intradermal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office:value-type="string">
            <text:p>influenza, split (incl. purified surface antig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">
            <text:p>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8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64]&amp;&quot;', '&quot;&amp;[.B64]&amp;&quot;', TO_DATE('&quot;&amp;TEXT([.C64];&quot;YYYY-MM-DD&quot;)&amp;&quot;', 'YYYY-MM-DD'), TO_DATE('&quot;&amp;TEXT([.D64];&quot;YYYY-MM-DD&quot;)&amp;&quot;', 'YYYY-MM-DD'), TO_DATE('&quot;&amp;TEXT([.E64];&quot;YYYY-MM-DD&quot;)&amp;&quot;', 'YYYY-MM-DD'), TO_DATE('&quot;&amp;TEXT([.F64];&quot;YYYY-MM-DD&quot;)&amp;&quot;', 'YYYY-MM-DD')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64]&amp;&quot;', '&quot;&amp;[.B64]&amp;&quot;', '&quot;&amp;TEXT([.C64];&quot;YYYY-MM-DD&quot;)&amp;&quot;', '&quot;&amp;TEXT([.D64];&quot;YYYY-MM-DD&quot;)&amp;&quot;', '&quot;&amp;TEXT([.E64];&quot;YYYY-MM-DD&quot;)&amp;&quot;', '&quot;&amp;TEXT([.F64];&quot;YYYY-MM-DD&quot;)&amp;&quot;'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5]&amp;&quot;', '&quot;&amp;[.B65]&amp;&quot;', TO_DATE('&quot;&amp;TEXT([.C65];&quot;YYYY-MM-DD&quot;)&amp;&quot;', 'YYYY-MM-DD'), TO_DATE('&quot;&amp;TEXT([.D65];&quot;YYYY-MM-DD&quot;)&amp;&quot;', 'YYYY-MM-DD'), TO_DATE('&quot;&amp;TEXT([.E65];&quot;YYYY-MM-DD&quot;)&amp;&quot;', 'YYYY-MM-DD'), TO_DATE('&quot;&amp;TEXT([.F65];&quot;YYYY-MM-DD&quot;)&amp;&quot;', 'YYYY-MM-DD')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5]&amp;&quot;', '&quot;&amp;[.B65]&amp;&quot;', '&quot;&amp;TEXT([.C65];&quot;YYYY-MM-DD&quot;)&amp;&quot;', '&quot;&amp;TEXT([.D65];&quot;YYYY-MM-DD&quot;)&amp;&quot;', '&quot;&amp;TEXT([.E65];&quot;YYYY-MM-DD&quot;)&amp;&quot;', '&quot;&amp;TEXT([.F65];&quot;YYYY-MM-DD&quot;)&amp;&quot;'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'1970-01-01', '1970-01-01', '2010-05-28', '2010-05-28', 1, 1440, 'vaccine');">
            <text:p>INSERT INTO dqa_vaccine_cvx (cvx_code, cvx_label, valid_start_date, use_start_date, use_end_date, valid_end_date, use_month_start, use_month_end, concept_type) VALUES ('16', 'influenza, whol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6]&amp;&quot;', '&quot;&amp;[.B66]&amp;&quot;', TO_DATE('&quot;&amp;TEXT([.C66];&quot;YYYY-MM-DD&quot;)&amp;&quot;', 'YYYY-MM-DD'), TO_DATE('&quot;&amp;TEXT([.D66];&quot;YYYY-MM-DD&quot;)&amp;&quot;', 'YYYY-MM-DD'), TO_DATE('&quot;&amp;TEXT([.E66];&quot;YYYY-MM-DD&quot;)&amp;&quot;', 'YYYY-MM-DD'), TO_DATE('&quot;&amp;TEXT([.F66];&quot;YYYY-MM-DD&quot;)&amp;&quot;', 'YYYY-MM-DD')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6]&amp;&quot;', '&quot;&amp;[.B66]&amp;&quot;', '&quot;&amp;TEXT([.C66];&quot;YYYY-MM-DD&quot;)&amp;&quot;', '&quot;&amp;TEXT([.D66];&quot;YYYY-MM-DD&quot;)&amp;&quot;', '&quot;&amp;TEXT([.E66];&quot;YYYY-MM-DD&quot;)&amp;&quot;', '&quot;&amp;TEXT([.F66];&quot;YYYY-MM-DD&quot;)&amp;&quot;'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'1970-01-01', '1970-01-01', '2100-01-01', '2100-01-01', 1, 1440, 'vaccine');">
            <text:p>INSERT INTO dqa_vaccine_cvx (cvx_code, cvx_label, valid_start_date, use_start_date, use_end_date, valid_end_date, use_month_start, use_month_end, concept_type) VALUES ('10', '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4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7]&amp;&quot;', '&quot;&amp;[.B67]&amp;&quot;', TO_DATE('&quot;&amp;TEXT([.C67];&quot;YYYY-MM-DD&quot;)&amp;&quot;', 'YYYY-MM-DD'), TO_DATE('&quot;&amp;TEXT([.D67];&quot;YYYY-MM-DD&quot;)&amp;&quot;', 'YYYY-MM-DD'), TO_DATE('&quot;&amp;TEXT([.E67];&quot;YYYY-MM-DD&quot;)&amp;&quot;', 'YYYY-MM-DD'), TO_DATE('&quot;&amp;TEXT([.F67];&quot;YYYY-MM-DD&quot;)&amp;&quot;', 'YYYY-MM-DD')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7]&amp;&quot;', '&quot;&amp;[.B67]&amp;&quot;', '&quot;&amp;TEXT([.C67];&quot;YYYY-MM-DD&quot;)&amp;&quot;', '&quot;&amp;TEXT([.D67];&quot;YYYY-MM-DD&quot;)&amp;&quot;', '&quot;&amp;TEXT([.E67];&quot;YYYY-MM-DD&quot;)&amp;&quot;', '&quot;&amp;TEXT([.F67];&quot;YYYY-MM-DD&quot;)&amp;&quot;'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'1970-01-01', '1970-01-01', '2100-01-01', '2100-01-01', 1, 1440, 'vaccine');">
            <text:p>INSERT INTO dqa_vaccine_cvx (cvx_code, cvx_label, valid_start_date, use_start_date, use_end_date, valid_end_date, use_month_start, use_month_end, concept_type) VALUES ('134', 'Japanese Encephalitis IM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9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8]&amp;&quot;', '&quot;&amp;[.B68]&amp;&quot;', TO_DATE('&quot;&amp;TEXT([.C68];&quot;YYYY-MM-DD&quot;)&amp;&quot;', 'YYYY-MM-DD'), TO_DATE('&quot;&amp;TEXT([.D68];&quot;YYYY-MM-DD&quot;)&amp;&quot;', 'YYYY-MM-DD'), TO_DATE('&quot;&amp;TEXT([.E68];&quot;YYYY-MM-DD&quot;)&amp;&quot;', 'YYYY-MM-DD'), TO_DATE('&quot;&amp;TEXT([.F68];&quot;YYYY-MM-DD&quot;)&amp;&quot;', 'YYYY-MM-DD')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8]&amp;&quot;', '&quot;&amp;[.B68]&amp;&quot;', '&quot;&amp;TEXT([.C68];&quot;YYYY-MM-DD&quot;)&amp;&quot;', '&quot;&amp;TEXT([.D68];&quot;YYYY-MM-DD&quot;)&amp;&quot;', '&quot;&amp;TEXT([.E68];&quot;YYYY-MM-DD&quot;)&amp;&quot;', '&quot;&amp;TEXT([.F68];&quot;YYYY-MM-DD&quot;)&amp;&quot;'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'1970-01-01', '1970-01-01', '2100-01-01', '2100-01-01', 1, 1440, 'vaccine');">
            <text:p>INSERT INTO dqa_vaccine_cvx (cvx_code, cvx_label, valid_start_date, use_start_date, use_end_date, valid_end_date, use_month_start, use_month_end, concept_type) VALUES ('39', 'Japanese encephalitis S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9</text:p>
          </table:table-cell>
          <table:table-cell office:value-type="string">
            <text:p>Japanese Encephaliti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9]&amp;&quot;', '&quot;&amp;[.B69]&amp;&quot;', TO_DATE('&quot;&amp;TEXT([.C69];&quot;YYYY-MM-DD&quot;)&amp;&quot;', 'YYYY-MM-DD'), TO_DATE('&quot;&amp;TEXT([.D69];&quot;YYYY-MM-DD&quot;)&amp;&quot;', 'YYYY-MM-DD'), TO_DATE('&quot;&amp;TEXT([.E69];&quot;YYYY-MM-DD&quot;)&amp;&quot;', 'YYYY-MM-DD'), TO_DATE('&quot;&amp;TEXT([.F69];&quot;YYYY-MM-DD&quot;)&amp;&quot;', 'YYYY-MM-DD')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9]&amp;&quot;', '&quot;&amp;[.B69]&amp;&quot;', '&quot;&amp;TEXT([.C69];&quot;YYYY-MM-DD&quot;)&amp;&quot;', '&quot;&amp;TEXT([.D69];&quot;YYYY-MM-DD&quot;)&amp;&quot;', '&quot;&amp;TEXT([.E69];&quot;YYYY-MM-DD&quot;)&amp;&quot;', '&quot;&amp;TEXT([.F69];&quot;YYYY-MM-DD&quot;)&amp;&quot;'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3</text:p>
          </table:table-cell>
          <table:table-cell office:value-type="string">
            <text:p>Junin 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0]&amp;&quot;', '&quot;&amp;[.B70]&amp;&quot;', TO_DATE('&quot;&amp;TEXT([.C70];&quot;YYYY-MM-DD&quot;)&amp;&quot;', 'YYYY-MM-DD'), TO_DATE('&quot;&amp;TEXT([.D70];&quot;YYYY-MM-DD&quot;)&amp;&quot;', 'YYYY-MM-DD'), TO_DATE('&quot;&amp;TEXT([.E70];&quot;YYYY-MM-DD&quot;)&amp;&quot;', 'YYYY-MM-DD'), TO_DATE('&quot;&amp;TEXT([.F70];&quot;YYYY-MM-DD&quot;)&amp;&quot;', 'YYYY-MM-DD')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0]&amp;&quot;', '&quot;&amp;[.B70]&amp;&quot;', '&quot;&amp;TEXT([.C70];&quot;YYYY-MM-DD&quot;)&amp;&quot;', '&quot;&amp;TEXT([.D70];&quot;YYYY-MM-DD&quot;)&amp;&quot;', '&quot;&amp;TEXT([.E70];&quot;YYYY-MM-DD&quot;)&amp;&quot;', '&quot;&amp;TEXT([.F70];&quot;YYYY-MM-DD&quot;)&amp;&quot;'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'1970-01-01', '1970-01-01', '2100-01-01', '2100-01-01', 1, 1440, 'vaccine');">
            <text:p>INSERT INTO dqa_vaccine_cvx (cvx_code, cvx_label, valid_start_date, use_start_date, use_end_date, valid_end_date, use_month_start, use_month_end, concept_type) VALUES ('63', 'Junin 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4</text:p>
          </table:table-cell>
          <table:table-cell office:value-type="string">
            <text:p>leishmania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1]&amp;&quot;', '&quot;&amp;[.B71]&amp;&quot;', TO_DATE('&quot;&amp;TEXT([.C71];&quot;YYYY-MM-DD&quot;)&amp;&quot;', 'YYYY-MM-DD'), TO_DATE('&quot;&amp;TEXT([.D71];&quot;YYYY-MM-DD&quot;)&amp;&quot;', 'YYYY-MM-DD'), TO_DATE('&quot;&amp;TEXT([.E71];&quot;YYYY-MM-DD&quot;)&amp;&quot;', 'YYYY-MM-DD'), TO_DATE('&quot;&amp;TEXT([.F71];&quot;YYYY-MM-DD&quot;)&amp;&quot;', 'YYYY-MM-DD')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1]&amp;&quot;', '&quot;&amp;[.B71]&amp;&quot;', '&quot;&amp;TEXT([.C71];&quot;YYYY-MM-DD&quot;)&amp;&quot;', '&quot;&amp;TEXT([.D71];&quot;YYYY-MM-DD&quot;)&amp;&quot;', '&quot;&amp;TEXT([.E71];&quot;YYYY-MM-DD&quot;)&amp;&quot;', '&quot;&amp;TEXT([.F71];&quot;YYYY-MM-DD&quot;)&amp;&quot;'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'1970-01-01', '1970-01-01', '2100-01-01', '2100-01-01', 1, 1440, 'vaccine');">
            <text:p>INSERT INTO dqa_vaccine_cvx (cvx_code, cvx_label, valid_start_date, use_start_date, use_end_date, valid_end_date, use_month_start, use_month_end, concept_type) VALUES ('64', 'leishmania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5</text:p>
          </table:table-cell>
          <table:table-cell office:value-type="string">
            <text:p>leprosy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2]&amp;&quot;', '&quot;&amp;[.B72]&amp;&quot;', TO_DATE('&quot;&amp;TEXT([.C72];&quot;YYYY-MM-DD&quot;)&amp;&quot;', 'YYYY-MM-DD'), TO_DATE('&quot;&amp;TEXT([.D72];&quot;YYYY-MM-DD&quot;)&amp;&quot;', 'YYYY-MM-DD'), TO_DATE('&quot;&amp;TEXT([.E72];&quot;YYYY-MM-DD&quot;)&amp;&quot;', 'YYYY-MM-DD'), TO_DATE('&quot;&amp;TEXT([.F72];&quot;YYYY-MM-DD&quot;)&amp;&quot;', 'YYYY-MM-DD')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2]&amp;&quot;', '&quot;&amp;[.B72]&amp;&quot;', '&quot;&amp;TEXT([.C72];&quot;YYYY-MM-DD&quot;)&amp;&quot;', '&quot;&amp;TEXT([.D72];&quot;YYYY-MM-DD&quot;)&amp;&quot;', '&quot;&amp;TEXT([.E72];&quot;YYYY-MM-DD&quot;)&amp;&quot;', '&quot;&amp;TEXT([.F72];&quot;YYYY-MM-DD&quot;)&amp;&quot;'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'1970-01-01', '1970-01-01', '2100-01-01', '2100-01-01', 1, 1440, 'vaccine');">
            <text:p>INSERT INTO dqa_vaccine_cvx (cvx_code, cvx_label, valid_start_date, use_start_date, use_end_date, valid_end_date, use_month_start, use_month_end, concept_type) VALUES ('65', 'leprosy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6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3]&amp;&quot;', '&quot;&amp;[.B73]&amp;&quot;', TO_DATE('&quot;&amp;TEXT([.C73];&quot;YYYY-MM-DD&quot;)&amp;&quot;', 'YYYY-MM-DD'), TO_DATE('&quot;&amp;TEXT([.D73];&quot;YYYY-MM-DD&quot;)&amp;&quot;', 'YYYY-MM-DD'), TO_DATE('&quot;&amp;TEXT([.E73];&quot;YYYY-MM-DD&quot;)&amp;&quot;', 'YYYY-MM-DD'), TO_DATE('&quot;&amp;TEXT([.F73];&quot;YYYY-MM-DD&quot;)&amp;&quot;', 'YYYY-MM-DD')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3]&amp;&quot;', '&quot;&amp;[.B73]&amp;&quot;', '&quot;&amp;TEXT([.C73];&quot;YYYY-MM-DD&quot;)&amp;&quot;', '&quot;&amp;TEXT([.D73];&quot;YYYY-MM-DD&quot;)&amp;&quot;', '&quot;&amp;TEXT([.E73];&quot;YYYY-MM-DD&quot;)&amp;&quot;', '&quot;&amp;TEXT([.F73];&quot;YYYY-MM-DD&quot;)&amp;&quot;'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'1970-01-01', '1970-01-01', '2010-05-28', '2010-05-28', 1, 1440, 'vaccine');">
            <text:p>INSERT INTO dqa_vaccine_cvx (cvx_code, cvx_label, valid_start_date, use_start_date, use_end_date, valid_end_date, use_month_start, use_month_end, concept_type) VALUES ('66', 'Lyme disea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4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4]&amp;&quot;', '&quot;&amp;[.B74]&amp;&quot;', TO_DATE('&quot;&amp;TEXT([.C74];&quot;YYYY-MM-DD&quot;)&amp;&quot;', 'YYYY-MM-DD'), TO_DATE('&quot;&amp;TEXT([.D74];&quot;YYYY-MM-DD&quot;)&amp;&quot;', 'YYYY-MM-DD'), TO_DATE('&quot;&amp;TEXT([.E74];&quot;YYYY-MM-DD&quot;)&amp;&quot;', 'YYYY-MM-DD'), TO_DATE('&quot;&amp;TEXT([.F74];&quot;YYYY-MM-DD&quot;)&amp;&quot;', 'YYYY-MM-DD')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4]&amp;&quot;', '&quot;&amp;[.B74]&amp;&quot;', '&quot;&amp;TEXT([.C74];&quot;YYYY-MM-DD&quot;)&amp;&quot;', '&quot;&amp;TEXT([.D74];&quot;YYYY-MM-DD&quot;)&amp;&quot;', '&quot;&amp;TEXT([.E74];&quot;YYYY-MM-DD&quot;)&amp;&quot;', '&quot;&amp;TEXT([.F74];&quot;YYYY-MM-DD&quot;)&amp;&quot;'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'1970-01-01', '1970-01-01', '2100-01-01', '2100-01-01', 1, 1440, 'vaccine');">
            <text:p>INSERT INTO dqa_vaccine_cvx (cvx_code, cvx_label, valid_start_date, use_start_date, use_end_date, valid_end_date, use_month_start, use_month_end, concept_type) VALUES ('04', 'M/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malari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5]&amp;&quot;', '&quot;&amp;[.B75]&amp;&quot;', TO_DATE('&quot;&amp;TEXT([.C75];&quot;YYYY-MM-DD&quot;)&amp;&quot;', 'YYYY-MM-DD'), TO_DATE('&quot;&amp;TEXT([.D75];&quot;YYYY-MM-DD&quot;)&amp;&quot;', 'YYYY-MM-DD'), TO_DATE('&quot;&amp;TEXT([.E75];&quot;YYYY-MM-DD&quot;)&amp;&quot;', 'YYYY-MM-DD'), TO_DATE('&quot;&amp;TEXT([.F75];&quot;YYYY-MM-DD&quot;)&amp;&quot;', 'YYYY-MM-DD')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5]&amp;&quot;', '&quot;&amp;[.B75]&amp;&quot;', '&quot;&amp;TEXT([.C75];&quot;YYYY-MM-DD&quot;)&amp;&quot;', '&quot;&amp;TEXT([.D75];&quot;YYYY-MM-DD&quot;)&amp;&quot;', '&quot;&amp;TEXT([.E75];&quot;YYYY-MM-DD&quot;)&amp;&quot;', '&quot;&amp;TEXT([.F75];&quot;YYYY-MM-DD&quot;)&amp;&quot;'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'1970-01-01', '1970-01-01', '2100-01-01', '2100-01-01', 1, 1440, 'vaccine');">
            <text:p>INSERT INTO dqa_vaccine_cvx (cvx_code, cvx_label, valid_start_date, use_start_date, use_end_date, valid_end_date, use_month_start, use_month_end, concept_type) VALUES ('67', 'malari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6]&amp;&quot;', '&quot;&amp;[.B76]&amp;&quot;', TO_DATE('&quot;&amp;TEXT([.C76];&quot;YYYY-MM-DD&quot;)&amp;&quot;', 'YYYY-MM-DD'), TO_DATE('&quot;&amp;TEXT([.D76];&quot;YYYY-MM-DD&quot;)&amp;&quot;', 'YYYY-MM-DD'), TO_DATE('&quot;&amp;TEXT([.E76];&quot;YYYY-MM-DD&quot;)&amp;&quot;', 'YYYY-MM-DD'), TO_DATE('&quot;&amp;TEXT([.F76];&quot;YYYY-MM-DD&quot;)&amp;&quot;', 'YYYY-MM-DD')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">
            <text:p>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</text:p>
          </table:table-cell>
          <table:table-cell table:formula="of:=[.J$1]&amp;&quot; ('&quot;&amp;[.A76]&amp;&quot;', '&quot;&amp;[.B76]&amp;&quot;', '&quot;&amp;TEXT([.C76];&quot;YYYY-MM-DD&quot;)&amp;&quot;', '&quot;&amp;TEXT([.D76];&quot;YYYY-MM-DD&quot;)&amp;&quot;', '&quot;&amp;TEXT([.E76];&quot;YYYY-MM-DD&quot;)&amp;&quot;', '&quot;&amp;TEXT([.F76];&quot;YYYY-MM-DD&quot;)&amp;&quot;'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'1970-01-01', '1970-01-01', '2010-08-31', '2010-08-31', 1, 1440, 'vaccine');">
            <text:p>INSERT INTO dqa_vaccine_cvx (cvx_code, cvx_label, valid_start_date, use_start_date, use_end_date, valid_end_date, use_month_start, use_month_end, concept_type) VALUES ('05', 'measles', '1970-01-01', '1970-01-01', '2010-08-31', '2010-08-3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melanom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7]&amp;&quot;', '&quot;&amp;[.B77]&amp;&quot;', TO_DATE('&quot;&amp;TEXT([.C77];&quot;YYYY-MM-DD&quot;)&amp;&quot;', 'YYYY-MM-DD'), TO_DATE('&quot;&amp;TEXT([.D77];&quot;YYYY-MM-DD&quot;)&amp;&quot;', 'YYYY-MM-DD'), TO_DATE('&quot;&amp;TEXT([.E77];&quot;YYYY-MM-DD&quot;)&amp;&quot;', 'YYYY-MM-DD'), TO_DATE('&quot;&amp;TEXT([.F77];&quot;YYYY-MM-DD&quot;)&amp;&quot;', 'YYYY-MM-DD')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7]&amp;&quot;', '&quot;&amp;[.B77]&amp;&quot;', '&quot;&amp;TEXT([.C77];&quot;YYYY-MM-DD&quot;)&amp;&quot;', '&quot;&amp;TEXT([.D77];&quot;YYYY-MM-DD&quot;)&amp;&quot;', '&quot;&amp;TEXT([.E77];&quot;YYYY-MM-DD&quot;)&amp;&quot;', '&quot;&amp;TEXT([.F77];&quot;YYYY-MM-DD&quot;)&amp;&quot;'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'1970-01-01', '1970-01-01', '2100-01-01', '2100-01-01', 1, 1440, 'vaccine');">
            <text:p>INSERT INTO dqa_vaccine_cvx (cvx_code, cvx_label, valid_start_date, use_start_date, use_end_date, valid_end_date, use_month_start, use_month_end, concept_type) VALUES ('68', 'melanom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3</text:p>
          </table:table-cell>
          <table:table-cell office:value-type="string">
            <text:p>meningococcal C conjug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8]&amp;&quot;', '&quot;&amp;[.B78]&amp;&quot;', TO_DATE('&quot;&amp;TEXT([.C78];&quot;YYYY-MM-DD&quot;)&amp;&quot;', 'YYYY-MM-DD'), TO_DATE('&quot;&amp;TEXT([.D78];&quot;YYYY-MM-DD&quot;)&amp;&quot;', 'YYYY-MM-DD'), TO_DATE('&quot;&amp;TEXT([.E78];&quot;YYYY-MM-DD&quot;)&amp;&quot;', 'YYYY-MM-DD'), TO_DATE('&quot;&amp;TEXT([.F78];&quot;YYYY-MM-DD&quot;)&amp;&quot;', 'YYYY-MM-DD')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8]&amp;&quot;', '&quot;&amp;[.B78]&amp;&quot;', '&quot;&amp;TEXT([.C78];&quot;YYYY-MM-DD&quot;)&amp;&quot;', '&quot;&amp;TEXT([.D78];&quot;YYYY-MM-DD&quot;)&amp;&quot;', '&quot;&amp;TEXT([.E78];&quot;YYYY-MM-DD&quot;)&amp;&quot;', '&quot;&amp;TEXT([.F78];&quot;YYYY-MM-DD&quot;)&amp;&quot;'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">
            <text:p>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6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9]&amp;&quot;', '&quot;&amp;[.B79]&amp;&quot;', TO_DATE('&quot;&amp;TEXT([.C79];&quot;YYYY-MM-DD&quot;)&amp;&quot;', 'YYYY-MM-DD'), TO_DATE('&quot;&amp;TEXT([.D79];&quot;YYYY-MM-DD&quot;)&amp;&quot;', 'YYYY-MM-DD'), TO_DATE('&quot;&amp;TEXT([.E79];&quot;YYYY-MM-DD&quot;)&amp;&quot;', 'YYYY-MM-DD'), TO_DATE('&quot;&amp;TEXT([.F79];&quot;YYYY-MM-DD&quot;)&amp;&quot;', 'YYYY-MM-DD')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9]&amp;&quot;', '&quot;&amp;[.B79]&amp;&quot;', '&quot;&amp;TEXT([.C79];&quot;YYYY-MM-DD&quot;)&amp;&quot;', '&quot;&amp;TEXT([.D79];&quot;YYYY-MM-DD&quot;)&amp;&quot;', '&quot;&amp;TEXT([.E79];&quot;YYYY-MM-DD&quot;)&amp;&quot;', '&quot;&amp;TEXT([.F79];&quot;YYYY-MM-DD&quot;)&amp;&quot;'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'1970-01-01', '1970-01-01', '2100-01-01', '2100-01-01', 1, 1440, 'vaccine');">
            <text:p>INSERT INTO dqa_vaccine_cvx (cvx_code, cvx_label, valid_start_date, use_start_date, use_end_date, valid_end_date, use_month_start, use_month_end, concept_type) VALUES ('136', 'Meningococcal MCV4O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0]&amp;&quot;', '&quot;&amp;[.B80]&amp;&quot;', TO_DATE('&quot;&amp;TEXT([.C80];&quot;YYYY-MM-DD&quot;)&amp;&quot;', 'YYYY-MM-DD'), TO_DATE('&quot;&amp;TEXT([.D80];&quot;YYYY-MM-DD&quot;)&amp;&quot;', 'YYYY-MM-DD'), TO_DATE('&quot;&amp;TEXT([.E80];&quot;YYYY-MM-DD&quot;)&amp;&quot;', 'YYYY-MM-DD'), TO_DATE('&quot;&amp;TEXT([.F80];&quot;YYYY-MM-DD&quot;)&amp;&quot;', 'YYYY-MM-DD')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0]&amp;&quot;', '&quot;&amp;[.B80]&amp;&quot;', '&quot;&amp;TEXT([.C80];&quot;YYYY-MM-DD&quot;)&amp;&quot;', '&quot;&amp;TEXT([.D80];&quot;YYYY-MM-DD&quot;)&amp;&quot;', '&quot;&amp;TEXT([.E80];&quot;YYYY-MM-DD&quot;)&amp;&quot;', '&quot;&amp;TEXT([.F80];&quot;YYYY-MM-DD&quot;)&amp;&quot;'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'1970-01-01', '1970-01-01', '2100-01-01', '2100-01-01', 1, 1440, 'vaccine');">
            <text:p>INSERT INTO dqa_vaccine_cvx (cvx_code, cvx_label, valid_start_date, use_start_date, use_end_date, valid_end_date, use_month_start, use_month_end, concept_type) VALUES ('114', 'meningococcal MCV4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2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1]&amp;&quot;', '&quot;&amp;[.B81]&amp;&quot;', TO_DATE('&quot;&amp;TEXT([.C81];&quot;YYYY-MM-DD&quot;)&amp;&quot;', 'YYYY-MM-DD'), TO_DATE('&quot;&amp;TEXT([.D81];&quot;YYYY-MM-DD&quot;)&amp;&quot;', 'YYYY-MM-DD'), TO_DATE('&quot;&amp;TEXT([.E81];&quot;YYYY-MM-DD&quot;)&amp;&quot;', 'YYYY-MM-DD'), TO_DATE('&quot;&amp;TEXT([.F81];&quot;YYYY-MM-DD&quot;)&amp;&quot;', 'YYYY-MM-DD')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1]&amp;&quot;', '&quot;&amp;[.B81]&amp;&quot;', '&quot;&amp;TEXT([.C81];&quot;YYYY-MM-DD&quot;)&amp;&quot;', '&quot;&amp;TEXT([.D81];&quot;YYYY-MM-DD&quot;)&amp;&quot;', '&quot;&amp;TEXT([.E81];&quot;YYYY-MM-DD&quot;)&amp;&quot;', '&quot;&amp;TEXT([.F81];&quot;YYYY-MM-DD&quot;)&amp;&quot;'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'1970-01-01', '1970-01-01', '2100-01-01', '2100-01-01', 1, 1440, 'vaccine');">
            <text:p>INSERT INTO dqa_vaccine_cvx (cvx_code, cvx_label, valid_start_date, use_start_date, use_end_date, valid_end_date, use_month_start, use_month_end, concept_type) VALUES ('32', 'meningococcal MPSV4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8</text:p>
          </table:table-cell>
          <table:table-cell office:value-type="string">
            <text:p>mening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2]&amp;&quot;', '&quot;&amp;[.B82]&amp;&quot;', TO_DATE('&quot;&amp;TEXT([.C82];&quot;YYYY-MM-DD&quot;)&amp;&quot;', 'YYYY-MM-DD'), TO_DATE('&quot;&amp;TEXT([.D82];&quot;YYYY-MM-DD&quot;)&amp;&quot;', 'YYYY-MM-DD'), TO_DATE('&quot;&amp;TEXT([.E82];&quot;YYYY-MM-DD&quot;)&amp;&quot;', 'YYYY-MM-DD'), TO_DATE('&quot;&amp;TEXT([.F82];&quot;YYYY-MM-DD&quot;)&amp;&quot;', 'YYYY-MM-DD')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2]&amp;&quot;', '&quot;&amp;[.B82]&amp;&quot;', '&quot;&amp;TEXT([.C82];&quot;YYYY-MM-DD&quot;)&amp;&quot;', '&quot;&amp;TEXT([.D82];&quot;YYYY-MM-DD&quot;)&amp;&quot;', '&quot;&amp;TEXT([.E82];&quot;YYYY-MM-DD&quot;)&amp;&quot;', '&quot;&amp;TEXT([.F82];&quot;YYYY-MM-DD&quot;)&amp;&quot;'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03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3]&amp;&quot;', '&quot;&amp;[.B83]&amp;&quot;', TO_DATE('&quot;&amp;TEXT([.C83];&quot;YYYY-MM-DD&quot;)&amp;&quot;', 'YYYY-MM-DD'), TO_DATE('&quot;&amp;TEXT([.D83];&quot;YYYY-MM-DD&quot;)&amp;&quot;', 'YYYY-MM-DD'), TO_DATE('&quot;&amp;TEXT([.E83];&quot;YYYY-MM-DD&quot;)&amp;&quot;', 'YYYY-MM-DD'), TO_DATE('&quot;&amp;TEXT([.F83];&quot;YYYY-MM-DD&quot;)&amp;&quot;', 'YYYY-MM-DD')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3]&amp;&quot;', '&quot;&amp;[.B83]&amp;&quot;', '&quot;&amp;TEXT([.C83];&quot;YYYY-MM-DD&quot;)&amp;&quot;', '&quot;&amp;TEXT([.D83];&quot;YYYY-MM-DD&quot;)&amp;&quot;', '&quot;&amp;TEXT([.E83];&quot;YYYY-MM-DD&quot;)&amp;&quot;', '&quot;&amp;TEXT([.F83];&quot;YYYY-MM-DD&quot;)&amp;&quot;'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'1970-01-01', '1970-01-01', '2100-01-01', '2100-01-01', 1, 1440, 'vaccine');">
            <text:p>INSERT INTO dqa_vaccine_cvx (cvx_code, cvx_label, valid_start_date, use_start_date, use_end_date, valid_end_date, use_month_start, use_month_end, concept_type) VALUES ('03', 'MM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4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4]&amp;&quot;', '&quot;&amp;[.B84]&amp;&quot;', TO_DATE('&quot;&amp;TEXT([.C84];&quot;YYYY-MM-DD&quot;)&amp;&quot;', 'YYYY-MM-DD'), TO_DATE('&quot;&amp;TEXT([.D84];&quot;YYYY-MM-DD&quot;)&amp;&quot;', 'YYYY-MM-DD'), TO_DATE('&quot;&amp;TEXT([.E84];&quot;YYYY-MM-DD&quot;)&amp;&quot;', 'YYYY-MM-DD'), TO_DATE('&quot;&amp;TEXT([.F84];&quot;YYYY-MM-DD&quot;)&amp;&quot;', 'YYYY-MM-DD')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4]&amp;&quot;', '&quot;&amp;[.B84]&amp;&quot;', '&quot;&amp;TEXT([.C84];&quot;YYYY-MM-DD&quot;)&amp;&quot;', '&quot;&amp;TEXT([.D84];&quot;YYYY-MM-DD&quot;)&amp;&quot;', '&quot;&amp;TEXT([.E84];&quot;YYYY-MM-DD&quot;)&amp;&quot;', '&quot;&amp;TEXT([.F84];&quot;YYYY-MM-DD&quot;)&amp;&quot;'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'1970-01-01', '1970-01-01', '2100-01-01', '2100-01-01', 1, 1440, 'vaccine');">
            <text:p>INSERT INTO dqa_vaccine_cvx (cvx_code, cvx_label, valid_start_date, use_start_date, use_end_date, valid_end_date, use_month_start, use_month_end, concept_type) VALUES ('94', 'MMR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7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5]&amp;&quot;', '&quot;&amp;[.B85]&amp;&quot;', TO_DATE('&quot;&amp;TEXT([.C85];&quot;YYYY-MM-DD&quot;)&amp;&quot;', 'YYYY-MM-DD'), TO_DATE('&quot;&amp;TEXT([.D85];&quot;YYYY-MM-DD&quot;)&amp;&quot;', 'YYYY-MM-DD'), TO_DATE('&quot;&amp;TEXT([.E85];&quot;YYYY-MM-DD&quot;)&amp;&quot;', 'YYYY-MM-DD'), TO_DATE('&quot;&amp;TEXT([.F85];&quot;YYYY-MM-DD&quot;)&amp;&quot;', 'YYYY-MM-DD')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5]&amp;&quot;', '&quot;&amp;[.B85]&amp;&quot;', '&quot;&amp;TEXT([.C85];&quot;YYYY-MM-DD&quot;)&amp;&quot;', '&quot;&amp;TEXT([.D85];&quot;YYYY-MM-DD&quot;)&amp;&quot;', '&quot;&amp;TEXT([.E85];&quot;YYYY-MM-DD&quot;)&amp;&quot;', '&quot;&amp;TEXT([.F85];&quot;YYYY-MM-DD&quot;)&amp;&quot;'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'1970-01-01', '1970-01-01', '2100-01-01', '2100-01-01', 1, 1440, 'vaccine');">
            <text:p>INSERT INTO dqa_vaccine_cvx (cvx_code, cvx_label, valid_start_date, use_start_date, use_end_date, valid_end_date, use_month_start, use_month_end, concept_type) VALUES ('07', '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6]&amp;&quot;', '&quot;&amp;[.B86]&amp;&quot;', TO_DATE('&quot;&amp;TEXT([.C86];&quot;YYYY-MM-DD&quot;)&amp;&quot;', 'YYYY-MM-DD'), TO_DATE('&quot;&amp;TEXT([.D86];&quot;YYYY-MM-DD&quot;)&amp;&quot;', 'YYYY-MM-DD'), TO_DATE('&quot;&amp;TEXT([.E86];&quot;YYYY-MM-DD&quot;)&amp;&quot;', 'YYYY-MM-DD'), TO_DATE('&quot;&amp;TEXT([.F86];&quot;YYYY-MM-DD&quot;)&amp;&quot;', 'YYYY-MM-DD')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6]&amp;&quot;', '&quot;&amp;[.B86]&amp;&quot;', '&quot;&amp;TEXT([.C86];&quot;YYYY-MM-DD&quot;)&amp;&quot;', '&quot;&amp;TEXT([.D86];&quot;YYYY-MM-DD&quot;)&amp;&quot;', '&quot;&amp;TEXT([.E86];&quot;YYYY-MM-DD&quot;)&amp;&quot;', '&quot;&amp;TEXT([.F86];&quot;YYYY-MM-DD&quot;)&amp;&quot;'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'1970-01-01', '1970-01-01', '2010-08-28', '2010-08-28', 1, 1440, 'vaccine');">
            <text:p>INSERT INTO dqa_vaccine_cvx (cvx_code, cvx_label, valid_start_date, use_start_date, use_end_date, valid_end_date, use_month_start, use_month_end, concept_type) VALUES ('127', 'Novel influenza-H1N1-09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8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7]&amp;&quot;', '&quot;&amp;[.B87]&amp;&quot;', TO_DATE('&quot;&amp;TEXT([.C87];&quot;YYYY-MM-DD&quot;)&amp;&quot;', 'YYYY-MM-DD'), TO_DATE('&quot;&amp;TEXT([.D87];&quot;YYYY-MM-DD&quot;)&amp;&quot;', 'YYYY-MM-DD'), TO_DATE('&quot;&amp;TEXT([.E87];&quot;YYYY-MM-DD&quot;)&amp;&quot;', 'YYYY-MM-DD'), TO_DATE('&quot;&amp;TEXT([.F87];&quot;YYYY-MM-DD&quot;)&amp;&quot;', 'YYYY-MM-DD')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">
            <text:p>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</text:p>
          </table:table-cell>
          <table:table-cell table:formula="of:=[.J$1]&amp;&quot; ('&quot;&amp;[.A87]&amp;&quot;', '&quot;&amp;[.B87]&amp;&quot;', '&quot;&amp;TEXT([.C87];&quot;YYYY-MM-DD&quot;)&amp;&quot;', '&quot;&amp;TEXT([.D87];&quot;YYYY-MM-DD&quot;)&amp;&quot;', '&quot;&amp;TEXT([.E87];&quot;YYYY-MM-DD&quot;)&amp;&quot;', '&quot;&amp;TEXT([.F87];&quot;YYYY-MM-DD&quot;)&amp;&quot;'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">
            <text:p>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25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8]&amp;&quot;', '&quot;&amp;[.B88]&amp;&quot;', TO_DATE('&quot;&amp;TEXT([.C88];&quot;YYYY-MM-DD&quot;)&amp;&quot;', 'YYYY-MM-DD'), TO_DATE('&quot;&amp;TEXT([.D88];&quot;YYYY-MM-DD&quot;)&amp;&quot;', 'YYYY-MM-DD'), TO_DATE('&quot;&amp;TEXT([.E88];&quot;YYYY-MM-DD&quot;)&amp;&quot;', 'YYYY-MM-DD'), TO_DATE('&quot;&amp;TEXT([.F88];&quot;YYYY-MM-DD&quot;)&amp;&quot;', 'YYYY-MM-DD')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8]&amp;&quot;', '&quot;&amp;[.B88]&amp;&quot;', '&quot;&amp;TEXT([.C88];&quot;YYYY-MM-DD&quot;)&amp;&quot;', '&quot;&amp;TEXT([.D88];&quot;YYYY-MM-DD&quot;)&amp;&quot;', '&quot;&amp;TEXT([.E88];&quot;YYYY-MM-DD&quot;)&amp;&quot;', '&quot;&amp;TEXT([.F88];&quot;YYYY-MM-DD&quot;)&amp;&quot;'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">
            <text:p>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9]&amp;&quot;', '&quot;&amp;[.B89]&amp;&quot;', TO_DATE('&quot;&amp;TEXT([.C89];&quot;YYYY-MM-DD&quot;)&amp;&quot;', 'YYYY-MM-DD'), TO_DATE('&quot;&amp;TEXT([.D89];&quot;YYYY-MM-DD&quot;)&amp;&quot;', 'YYYY-MM-DD'), TO_DATE('&quot;&amp;TEXT([.E89];&quot;YYYY-MM-DD&quot;)&amp;&quot;', 'YYYY-MM-DD'), TO_DATE('&quot;&amp;TEXT([.F89];&quot;YYYY-MM-DD&quot;)&amp;&quot;', 'YYYY-MM-DD')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9]&amp;&quot;', '&quot;&amp;[.B89]&amp;&quot;', '&quot;&amp;TEXT([.C89];&quot;YYYY-MM-DD&quot;)&amp;&quot;', '&quot;&amp;TEXT([.D89];&quot;YYYY-MM-DD&quot;)&amp;&quot;', '&quot;&amp;TEXT([.E89];&quot;YYYY-MM-DD&quot;)&amp;&quot;', '&quot;&amp;TEXT([.F89];&quot;YYYY-MM-DD&quot;)&amp;&quot;'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">
            <text:p>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0]&amp;&quot;', '&quot;&amp;[.B90]&amp;&quot;', TO_DATE('&quot;&amp;TEXT([.C90];&quot;YYYY-MM-DD&quot;)&amp;&quot;', 'YYYY-MM-DD'), TO_DATE('&quot;&amp;TEXT([.D90];&quot;YYYY-MM-DD&quot;)&amp;&quot;', 'YYYY-MM-DD'), TO_DATE('&quot;&amp;TEXT([.E90];&quot;YYYY-MM-DD&quot;)&amp;&quot;', 'YYYY-MM-DD'), TO_DATE('&quot;&amp;TEXT([.F90];&quot;YYYY-MM-DD&quot;)&amp;&quot;', 'YYYY-MM-DD')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0]&amp;&quot;', '&quot;&amp;[.B90]&amp;&quot;', '&quot;&amp;TEXT([.C90];&quot;YYYY-MM-DD&quot;)&amp;&quot;', '&quot;&amp;TEXT([.D90];&quot;YYYY-MM-DD&quot;)&amp;&quot;', '&quot;&amp;TEXT([.E90];&quot;YYYY-MM-DD&quot;)&amp;&quot;', '&quot;&amp;TEXT([.F90];&quot;YYYY-MM-DD&quot;)&amp;&quot;'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'1970-01-01', '1970-01-01', '2010-05-28', '2010-05-28', 1, 1440, 'vaccine');">
            <text:p>INSERT INTO dqa_vaccine_cvx (cvx_code, cvx_label, valid_start_date, use_start_date, use_end_date, valid_end_date, use_month_start, use_month_end, concept_type) VALUES ('02', 'OPV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parainfluenza-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1]&amp;&quot;', '&quot;&amp;[.B91]&amp;&quot;', TO_DATE('&quot;&amp;TEXT([.C91];&quot;YYYY-MM-DD&quot;)&amp;&quot;', 'YYYY-MM-DD'), TO_DATE('&quot;&amp;TEXT([.D91];&quot;YYYY-MM-DD&quot;)&amp;&quot;', 'YYYY-MM-DD'), TO_DATE('&quot;&amp;TEXT([.E91];&quot;YYYY-MM-DD&quot;)&amp;&quot;', 'YYYY-MM-DD'), TO_DATE('&quot;&amp;TEXT([.F91];&quot;YYYY-MM-DD&quot;)&amp;&quot;', 'YYYY-MM-DD')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1]&amp;&quot;', '&quot;&amp;[.B91]&amp;&quot;', '&quot;&amp;TEXT([.C91];&quot;YYYY-MM-DD&quot;)&amp;&quot;', '&quot;&amp;TEXT([.D91];&quot;YYYY-MM-DD&quot;)&amp;&quot;', '&quot;&amp;TEXT([.E91];&quot;YYYY-MM-DD&quot;)&amp;&quot;', '&quot;&amp;TEXT([.F91];&quot;YYYY-MM-DD&quot;)&amp;&quot;'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'1970-01-01', '1970-01-01', '2010-05-28', '2010-05-28', 1, 1440, 'vaccine');">
            <text:p>INSERT INTO dqa_vaccine_cvx (cvx_code, cvx_label, valid_start_date, use_start_date, use_end_date, valid_end_date, use_month_start, use_month_end, concept_type) VALUES ('69', 'parainfluenza-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pertus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2]&amp;&quot;', '&quot;&amp;[.B92]&amp;&quot;', TO_DATE('&quot;&amp;TEXT([.C92];&quot;YYYY-MM-DD&quot;)&amp;&quot;', 'YYYY-MM-DD'), TO_DATE('&quot;&amp;TEXT([.D92];&quot;YYYY-MM-DD&quot;)&amp;&quot;', 'YYYY-MM-DD'), TO_DATE('&quot;&amp;TEXT([.E92];&quot;YYYY-MM-DD&quot;)&amp;&quot;', 'YYYY-MM-DD'), TO_DATE('&quot;&amp;TEXT([.F92];&quot;YYYY-MM-DD&quot;)&amp;&quot;', 'YYYY-MM-DD')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2]&amp;&quot;', '&quot;&amp;[.B92]&amp;&quot;', '&quot;&amp;TEXT([.C92];&quot;YYYY-MM-DD&quot;)&amp;&quot;', '&quot;&amp;TEXT([.D92];&quot;YYYY-MM-DD&quot;)&amp;&quot;', '&quot;&amp;TEXT([.E92];&quot;YYYY-MM-DD&quot;)&amp;&quot;', '&quot;&amp;TEXT([.F92];&quot;YYYY-MM-DD&quot;)&amp;&quot;'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'1970-01-01', '1970-01-01', '2010-05-28', '2010-05-28', 1, 1440, 'vaccine');">
            <text:p>INSERT INTO dqa_vaccine_cvx (cvx_code, cvx_label, valid_start_date, use_start_date, use_end_date, valid_end_date, use_month_start, use_month_end, concept_type) VALUES ('11', 'pertuss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3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3]&amp;&quot;', '&quot;&amp;[.B93]&amp;&quot;', TO_DATE('&quot;&amp;TEXT([.C93];&quot;YYYY-MM-DD&quot;)&amp;&quot;', 'YYYY-MM-DD'), TO_DATE('&quot;&amp;TEXT([.D93];&quot;YYYY-MM-DD&quot;)&amp;&quot;', 'YYYY-MM-DD'), TO_DATE('&quot;&amp;TEXT([.E93];&quot;YYYY-MM-DD&quot;)&amp;&quot;', 'YYYY-MM-DD'), TO_DATE('&quot;&amp;TEXT([.F93];&quot;YYYY-MM-DD&quot;)&amp;&quot;', 'YYYY-MM-DD')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3]&amp;&quot;', '&quot;&amp;[.B93]&amp;&quot;', '&quot;&amp;TEXT([.C93];&quot;YYYY-MM-DD&quot;)&amp;&quot;', '&quot;&amp;TEXT([.D93];&quot;YYYY-MM-DD&quot;)&amp;&quot;', '&quot;&amp;TEXT([.E93];&quot;YYYY-MM-DD&quot;)&amp;&quot;', '&quot;&amp;TEXT([.F93];&quot;YYYY-MM-DD&quot;)&amp;&quot;'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'1970-01-01', '1970-01-01', '2100-01-01', '2100-01-01', 1, 1440, 'vaccine');">
            <text:p>INSERT INTO dqa_vaccine_cvx (cvx_code, cvx_label, valid_start_date, use_start_date, use_end_date, valid_end_date, use_month_start, use_month_end, concept_type) VALUES ('23', 'plagu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3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4]&amp;&quot;', '&quot;&amp;[.B94]&amp;&quot;', TO_DATE('&quot;&amp;TEXT([.C94];&quot;YYYY-MM-DD&quot;)&amp;&quot;', 'YYYY-MM-DD'), TO_DATE('&quot;&amp;TEXT([.D94];&quot;YYYY-MM-DD&quot;)&amp;&quot;', 'YYYY-MM-DD'), TO_DATE('&quot;&amp;TEXT([.E94];&quot;YYYY-MM-DD&quot;)&amp;&quot;', 'YYYY-MM-DD'), TO_DATE('&quot;&amp;TEXT([.F94];&quot;YYYY-MM-DD&quot;)&amp;&quot;', 'YYYY-MM-DD')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4]&amp;&quot;', '&quot;&amp;[.B94]&amp;&quot;', '&quot;&amp;TEXT([.C94];&quot;YYYY-MM-DD&quot;)&amp;&quot;', '&quot;&amp;TEXT([.D94];&quot;YYYY-MM-DD&quot;)&amp;&quot;', '&quot;&amp;TEXT([.E94];&quot;YYYY-MM-DD&quot;)&amp;&quot;', '&quot;&amp;TEXT([.F94];&quot;YYYY-MM-DD&quot;)&amp;&quot;'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">
            <text:p>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0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5]&amp;&quot;', '&quot;&amp;[.B95]&amp;&quot;', TO_DATE('&quot;&amp;TEXT([.C95];&quot;YYYY-MM-DD&quot;)&amp;&quot;', 'YYYY-MM-DD'), TO_DATE('&quot;&amp;TEXT([.D95];&quot;YYYY-MM-DD&quot;)&amp;&quot;', 'YYYY-MM-DD'), TO_DATE('&quot;&amp;TEXT([.E95];&quot;YYYY-MM-DD&quot;)&amp;&quot;', 'YYYY-MM-DD'), TO_DATE('&quot;&amp;TEXT([.F95];&quot;YYYY-MM-DD&quot;)&amp;&quot;', 'YYYY-MM-DD')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5]&amp;&quot;', '&quot;&amp;[.B95]&amp;&quot;', '&quot;&amp;TEXT([.C95];&quot;YYYY-MM-DD&quot;)&amp;&quot;', '&quot;&amp;TEXT([.D95];&quot;YYYY-MM-DD&quot;)&amp;&quot;', '&quot;&amp;TEXT([.E95];&quot;YYYY-MM-DD&quot;)&amp;&quot;', '&quot;&amp;TEXT([.F95];&quot;YYYY-MM-DD&quot;)&amp;&quot;'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">
            <text:p>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6]&amp;&quot;', '&quot;&amp;[.B96]&amp;&quot;', TO_DATE('&quot;&amp;TEXT([.C96];&quot;YYYY-MM-DD&quot;)&amp;&quot;', 'YYYY-MM-DD'), TO_DATE('&quot;&amp;TEXT([.D96];&quot;YYYY-MM-DD&quot;)&amp;&quot;', 'YYYY-MM-DD'), TO_DATE('&quot;&amp;TEXT([.E96];&quot;YYYY-MM-DD&quot;)&amp;&quot;', 'YYYY-MM-DD'), TO_DATE('&quot;&amp;TEXT([.F96];&quot;YYYY-MM-DD&quot;)&amp;&quot;', 'YYYY-MM-DD')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6]&amp;&quot;', '&quot;&amp;[.B96]&amp;&quot;', '&quot;&amp;TEXT([.C96];&quot;YYYY-MM-DD&quot;)&amp;&quot;', '&quot;&amp;TEXT([.D96];&quot;YYYY-MM-DD&quot;)&amp;&quot;', '&quot;&amp;TEXT([.E96];&quot;YYYY-MM-DD&quot;)&amp;&quot;', '&quot;&amp;TEXT([.F96];&quot;YYYY-MM-DD&quot;)&amp;&quot;'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">
            <text:p>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9</text:p>
          </table:table-cell>
          <table:table-cell office:value-type="string">
            <text:p>pneum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7]&amp;&quot;', '&quot;&amp;[.B97]&amp;&quot;', TO_DATE('&quot;&amp;TEXT([.C97];&quot;YYYY-MM-DD&quot;)&amp;&quot;', 'YYYY-MM-DD'), TO_DATE('&quot;&amp;TEXT([.D97];&quot;YYYY-MM-DD&quot;)&amp;&quot;', 'YYYY-MM-DD'), TO_DATE('&quot;&amp;TEXT([.E97];&quot;YYYY-MM-DD&quot;)&amp;&quot;', 'YYYY-MM-DD'), TO_DATE('&quot;&amp;TEXT([.F97];&quot;YYYY-MM-DD&quot;)&amp;&quot;', 'YYYY-MM-DD')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7]&amp;&quot;', '&quot;&amp;[.B97]&amp;&quot;', '&quot;&amp;TEXT([.C97];&quot;YYYY-MM-DD&quot;)&amp;&quot;', '&quot;&amp;TEXT([.D97];&quot;YYYY-MM-DD&quot;)&amp;&quot;', '&quot;&amp;TEXT([.E97];&quot;YYYY-MM-DD&quot;)&amp;&quot;', '&quot;&amp;TEXT([.F97];&quot;YYYY-MM-DD&quot;)&amp;&quot;'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9</text:p>
          </table:table-cell>
          <table:table-cell office:value-type="string">
            <text:p>polio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8]&amp;&quot;', '&quot;&amp;[.B98]&amp;&quot;', TO_DATE('&quot;&amp;TEXT([.C98];&quot;YYYY-MM-DD&quot;)&amp;&quot;', 'YYYY-MM-DD'), TO_DATE('&quot;&amp;TEXT([.D98];&quot;YYYY-MM-DD&quot;)&amp;&quot;', 'YYYY-MM-DD'), TO_DATE('&quot;&amp;TEXT([.E98];&quot;YYYY-MM-DD&quot;)&amp;&quot;', 'YYYY-MM-DD'), TO_DATE('&quot;&amp;TEXT([.F98];&quot;YYYY-MM-DD&quot;)&amp;&quot;', 'YYYY-MM-DD')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8]&amp;&quot;', '&quot;&amp;[.B98]&amp;&quot;', '&quot;&amp;TEXT([.C98];&quot;YYYY-MM-DD&quot;)&amp;&quot;', '&quot;&amp;TEXT([.D98];&quot;YYYY-MM-DD&quot;)&amp;&quot;', '&quot;&amp;TEXT([.E98];&quot;YYYY-MM-DD&quot;)&amp;&quot;', '&quot;&amp;TEXT([.F98];&quot;YYYY-MM-DD&quot;)&amp;&quot;'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Q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9]&amp;&quot;', '&quot;&amp;[.B99]&amp;&quot;', TO_DATE('&quot;&amp;TEXT([.C99];&quot;YYYY-MM-DD&quot;)&amp;&quot;', 'YYYY-MM-DD'), TO_DATE('&quot;&amp;TEXT([.D99];&quot;YYYY-MM-DD&quot;)&amp;&quot;', 'YYYY-MM-DD'), TO_DATE('&quot;&amp;TEXT([.E99];&quot;YYYY-MM-DD&quot;)&amp;&quot;', 'YYYY-MM-DD'), TO_DATE('&quot;&amp;TEXT([.F99];&quot;YYYY-MM-DD&quot;)&amp;&quot;', 'YYYY-MM-DD')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9]&amp;&quot;', '&quot;&amp;[.B99]&amp;&quot;', '&quot;&amp;TEXT([.C99];&quot;YYYY-MM-DD&quot;)&amp;&quot;', '&quot;&amp;TEXT([.D99];&quot;YYYY-MM-DD&quot;)&amp;&quot;', '&quot;&amp;TEXT([.E99];&quot;YYYY-MM-DD&quot;)&amp;&quot;', '&quot;&amp;TEXT([.F99];&quot;YYYY-MM-DD&quot;)&amp;&quot;'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'1970-01-01', '1970-01-01', '2100-01-01', '2100-01-01', 1, 1440, 'vaccine');">
            <text:p>INSERT INTO dqa_vaccine_cvx (cvx_code, cvx_label, valid_start_date, use_start_date, use_end_date, valid_end_date, use_month_start, use_month_end, concept_type) VALUES ('70', 'Q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0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0]&amp;&quot;', '&quot;&amp;[.B100]&amp;&quot;', TO_DATE('&quot;&amp;TEXT([.C100];&quot;YYYY-MM-DD&quot;)&amp;&quot;', 'YYYY-MM-DD'), TO_DATE('&quot;&amp;TEXT([.D100];&quot;YYYY-MM-DD&quot;)&amp;&quot;', 'YYYY-MM-DD'), TO_DATE('&quot;&amp;TEXT([.E100];&quot;YYYY-MM-DD&quot;)&amp;&quot;', 'YYYY-MM-DD'), TO_DATE('&quot;&amp;TEXT([.F100];&quot;YYYY-MM-DD&quot;)&amp;&quot;', 'YYYY-MM-DD')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0]&amp;&quot;', '&quot;&amp;[.B100]&amp;&quot;', '&quot;&amp;TEXT([.C100];&quot;YYYY-MM-DD&quot;)&amp;&quot;', '&quot;&amp;TEXT([.D100];&quot;YYYY-MM-DD&quot;)&amp;&quot;', '&quot;&amp;TEXT([.E100];&quot;YYYY-MM-DD&quot;)&amp;&quot;', '&quot;&amp;TEXT([.F100];&quot;YYYY-MM-DD&quot;)&amp;&quot;'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1]&amp;&quot;', '&quot;&amp;[.B101]&amp;&quot;', TO_DATE('&quot;&amp;TEXT([.C101];&quot;YYYY-MM-DD&quot;)&amp;&quot;', 'YYYY-MM-DD'), TO_DATE('&quot;&amp;TEXT([.D101];&quot;YYYY-MM-DD&quot;)&amp;&quot;', 'YYYY-MM-DD'), TO_DATE('&quot;&amp;TEXT([.E101];&quot;YYYY-MM-DD&quot;)&amp;&quot;', 'YYYY-MM-DD'), TO_DATE('&quot;&amp;TEXT([.F101];&quot;YYYY-MM-DD&quot;)&amp;&quot;', 'YYYY-MM-DD')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1]&amp;&quot;', '&quot;&amp;[.B101]&amp;&quot;', '&quot;&amp;TEXT([.C101];&quot;YYYY-MM-DD&quot;)&amp;&quot;', '&quot;&amp;TEXT([.D101];&quot;YYYY-MM-DD&quot;)&amp;&quot;', '&quot;&amp;TEXT([.E101];&quot;YYYY-MM-DD&quot;)&amp;&quot;', '&quot;&amp;TEXT([.F101];&quot;YYYY-MM-DD&quot;)&amp;&quot;'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0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2]&amp;&quot;', '&quot;&amp;[.B102]&amp;&quot;', TO_DATE('&quot;&amp;TEXT([.C102];&quot;YYYY-MM-DD&quot;)&amp;&quot;', 'YYYY-MM-DD'), TO_DATE('&quot;&amp;TEXT([.D102];&quot;YYYY-MM-DD&quot;)&amp;&quot;', 'YYYY-MM-DD'), TO_DATE('&quot;&amp;TEXT([.E102];&quot;YYYY-MM-DD&quot;)&amp;&quot;', 'YYYY-MM-DD'), TO_DATE('&quot;&amp;TEXT([.F102];&quot;YYYY-MM-DD&quot;)&amp;&quot;', 'YYYY-MM-DD')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2]&amp;&quot;', '&quot;&amp;[.B102]&amp;&quot;', '&quot;&amp;TEXT([.C102];&quot;YYYY-MM-DD&quot;)&amp;&quot;', '&quot;&amp;TEXT([.D102];&quot;YYYY-MM-DD&quot;)&amp;&quot;', '&quot;&amp;TEXT([.E102];&quot;YYYY-MM-DD&quot;)&amp;&quot;', '&quot;&amp;TEXT([.F102];&quot;YYYY-MM-DD&quot;)&amp;&quot;'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2</text:p>
          </table:table-cell>
          <table:table-cell office:value-type="string">
            <text:p>rheumatic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3]&amp;&quot;', '&quot;&amp;[.B103]&amp;&quot;', TO_DATE('&quot;&amp;TEXT([.C103];&quot;YYYY-MM-DD&quot;)&amp;&quot;', 'YYYY-MM-DD'), TO_DATE('&quot;&amp;TEXT([.D103];&quot;YYYY-MM-DD&quot;)&amp;&quot;', 'YYYY-MM-DD'), TO_DATE('&quot;&amp;TEXT([.E103];&quot;YYYY-MM-DD&quot;)&amp;&quot;', 'YYYY-MM-DD'), TO_DATE('&quot;&amp;TEXT([.F103];&quot;YYYY-MM-DD&quot;)&amp;&quot;', 'YYYY-MM-DD')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3]&amp;&quot;', '&quot;&amp;[.B103]&amp;&quot;', '&quot;&amp;TEXT([.C103];&quot;YYYY-MM-DD&quot;)&amp;&quot;', '&quot;&amp;TEXT([.D103];&quot;YYYY-MM-DD&quot;)&amp;&quot;', '&quot;&amp;TEXT([.E103];&quot;YYYY-MM-DD&quot;)&amp;&quot;', '&quot;&amp;TEXT([.F103];&quot;YYYY-MM-DD&quot;)&amp;&quot;'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'1970-01-01', '1970-01-01', '2100-01-01', '2100-01-01', 1, 1440, 'vaccine');">
            <text:p>INSERT INTO dqa_vaccine_cvx (cvx_code, cvx_label, valid_start_date, use_start_date, use_end_date, valid_end_date, use_month_start, use_month_end, concept_type) VALUES ('72', 'rheumatic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3</text:p>
          </table:table-cell>
          <table:table-cell office:value-type="string">
            <text:p>Rift Valley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4]&amp;&quot;', '&quot;&amp;[.B104]&amp;&quot;', TO_DATE('&quot;&amp;TEXT([.C104];&quot;YYYY-MM-DD&quot;)&amp;&quot;', 'YYYY-MM-DD'), TO_DATE('&quot;&amp;TEXT([.D104];&quot;YYYY-MM-DD&quot;)&amp;&quot;', 'YYYY-MM-DD'), TO_DATE('&quot;&amp;TEXT([.E104];&quot;YYYY-MM-DD&quot;)&amp;&quot;', 'YYYY-MM-DD'), TO_DATE('&quot;&amp;TEXT([.F104];&quot;YYYY-MM-DD&quot;)&amp;&quot;', 'YYYY-MM-DD')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4]&amp;&quot;', '&quot;&amp;[.B104]&amp;&quot;', '&quot;&amp;TEXT([.C104];&quot;YYYY-MM-DD&quot;)&amp;&quot;', '&quot;&amp;TEXT([.D104];&quot;YYYY-MM-DD&quot;)&amp;&quot;', '&quot;&amp;TEXT([.E104];&quot;YYYY-MM-DD&quot;)&amp;&quot;', '&quot;&amp;TEXT([.F104];&quot;YYYY-MM-DD&quot;)&amp;&quot;'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'1970-01-01', '1970-01-01', '2100-01-01', '2100-01-01', 1, 1440, 'vaccine');">
            <text:p>INSERT INTO dqa_vaccine_cvx (cvx_code, cvx_label, valid_start_date, use_start_date, use_end_date, valid_end_date, use_month_start, use_month_end, concept_type) VALUES ('73', 'Rift Valley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4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5]&amp;&quot;', '&quot;&amp;[.B105]&amp;&quot;', TO_DATE('&quot;&amp;TEXT([.C105];&quot;YYYY-MM-DD&quot;)&amp;&quot;', 'YYYY-MM-DD'), TO_DATE('&quot;&amp;TEXT([.D105];&quot;YYYY-MM-DD&quot;)&amp;&quot;', 'YYYY-MM-DD'), TO_DATE('&quot;&amp;TEXT([.E105];&quot;YYYY-MM-DD&quot;)&amp;&quot;', 'YYYY-MM-DD'), TO_DATE('&quot;&amp;TEXT([.F105];&quot;YYYY-MM-DD&quot;)&amp;&quot;', 'YYYY-MM-DD')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5]&amp;&quot;', '&quot;&amp;[.B105]&amp;&quot;', '&quot;&amp;TEXT([.C105];&quot;YYYY-MM-DD&quot;)&amp;&quot;', '&quot;&amp;TEXT([.D105];&quot;YYYY-MM-DD&quot;)&amp;&quot;', '&quot;&amp;TEXT([.E105];&quot;YYYY-MM-DD&quot;)&amp;&quot;', '&quot;&amp;TEXT([.F105];&quot;YYYY-MM-DD&quot;)&amp;&quot;'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'1970-01-01', '1970-01-01', '2100-01-01', '2100-01-01', 1, 1440, 'vaccine');">
            <text:p>INSERT INTO dqa_vaccine_cvx (cvx_code, cvx_label, valid_start_date, use_start_date, use_end_date, valid_end_date, use_month_start, use_month_end, concept_type) VALUES ('34', 'R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9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6]&amp;&quot;', '&quot;&amp;[.B106]&amp;&quot;', TO_DATE('&quot;&amp;TEXT([.C106];&quot;YYYY-MM-DD&quot;)&amp;&quot;', 'YYYY-MM-DD'), TO_DATE('&quot;&amp;TEXT([.D106];&quot;YYYY-MM-DD&quot;)&amp;&quot;', 'YYYY-MM-DD'), TO_DATE('&quot;&amp;TEXT([.E106];&quot;YYYY-MM-DD&quot;)&amp;&quot;', 'YYYY-MM-DD'), TO_DATE('&quot;&amp;TEXT([.F106];&quot;YYYY-MM-DD&quot;)&amp;&quot;', 'YYYY-MM-DD')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6]&amp;&quot;', '&quot;&amp;[.B106]&amp;&quot;', '&quot;&amp;TEXT([.C106];&quot;YYYY-MM-DD&quot;)&amp;&quot;', '&quot;&amp;TEXT([.D106];&quot;YYYY-MM-DD&quot;)&amp;&quot;', '&quot;&amp;TEXT([.E106];&quot;YYYY-MM-DD&quot;)&amp;&quot;', '&quot;&amp;TEXT([.F106];&quot;YYYY-MM-DD&quot;)&amp;&quot;'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'1970-01-01', '1970-01-01', '2100-01-01', '2100-01-01', 1, 1440, 'vaccine');">
            <text:p>INSERT INTO dqa_vaccine_cvx (cvx_code, cvx_label, valid_start_date, use_start_date, use_end_date, valid_end_date, use_month_start, use_month_end, concept_type) VALUES ('119', 'rotavirus, mono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6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7]&amp;&quot;', '&quot;&amp;[.B107]&amp;&quot;', TO_DATE('&quot;&amp;TEXT([.C107];&quot;YYYY-MM-DD&quot;)&amp;&quot;', 'YYYY-MM-DD'), TO_DATE('&quot;&amp;TEXT([.D107];&quot;YYYY-MM-DD&quot;)&amp;&quot;', 'YYYY-MM-DD'), TO_DATE('&quot;&amp;TEXT([.E107];&quot;YYYY-MM-DD&quot;)&amp;&quot;', 'YYYY-MM-DD'), TO_DATE('&quot;&amp;TEXT([.F107];&quot;YYYY-MM-DD&quot;)&amp;&quot;', 'YYYY-MM-DD')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7]&amp;&quot;', '&quot;&amp;[.B107]&amp;&quot;', '&quot;&amp;TEXT([.C107];&quot;YYYY-MM-DD&quot;)&amp;&quot;', '&quot;&amp;TEXT([.D107];&quot;YYYY-MM-DD&quot;)&amp;&quot;', '&quot;&amp;TEXT([.E107];&quot;YYYY-MM-DD&quot;)&amp;&quot;', '&quot;&amp;TEXT([.F107];&quot;YYYY-MM-DD&quot;)&amp;&quot;'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'1970-01-01', '1970-01-01', '2100-01-01', '2100-01-01', 1, 1440, 'vaccine');">
            <text:p>INSERT INTO dqa_vaccine_cvx (cvx_code, cvx_label, valid_start_date, use_start_date, use_end_date, valid_end_date, use_month_start, use_month_end, concept_type) VALUES ('116', 'rotavirus, penta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rotavirus, tetr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8]&amp;&quot;', '&quot;&amp;[.B108]&amp;&quot;', TO_DATE('&quot;&amp;TEXT([.C108];&quot;YYYY-MM-DD&quot;)&amp;&quot;', 'YYYY-MM-DD'), TO_DATE('&quot;&amp;TEXT([.D108];&quot;YYYY-MM-DD&quot;)&amp;&quot;', 'YYYY-MM-DD'), TO_DATE('&quot;&amp;TEXT([.E108];&quot;YYYY-MM-DD&quot;)&amp;&quot;', 'YYYY-MM-DD'), TO_DATE('&quot;&amp;TEXT([.F108];&quot;YYYY-MM-DD&quot;)&amp;&quot;', 'YYYY-MM-DD')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08]&amp;&quot;', '&quot;&amp;[.B108]&amp;&quot;', '&quot;&amp;TEXT([.C108];&quot;YYYY-MM-DD&quot;)&amp;&quot;', '&quot;&amp;TEXT([.D108];&quot;YYYY-MM-DD&quot;)&amp;&quot;', '&quot;&amp;TEXT([.E108];&quot;YYYY-MM-DD&quot;)&amp;&quot;', '&quot;&amp;TEXT([.F108];&quot;YYYY-MM-DD&quot;)&amp;&quot;'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'1970-01-01', '1970-01-01', '2010-05-28', '2010-05-28', 1, 1440, 'vaccine');">
            <text:p>INSERT INTO dqa_vaccine_cvx (cvx_code, cvx_label, valid_start_date, use_start_date, use_end_date, valid_end_date, use_month_start, use_month_end, concept_type) VALUES ('74', 'rotavirus, tetravalen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2</text:p>
          </table:table-cell>
          <table:table-cell office:value-type="string">
            <text:p>rota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9]&amp;&quot;', '&quot;&amp;[.B109]&amp;&quot;', TO_DATE('&quot;&amp;TEXT([.C109];&quot;YYYY-MM-DD&quot;)&amp;&quot;', 'YYYY-MM-DD'), TO_DATE('&quot;&amp;TEXT([.D109];&quot;YYYY-MM-DD&quot;)&amp;&quot;', 'YYYY-MM-DD'), TO_DATE('&quot;&amp;TEXT([.E109];&quot;YYYY-MM-DD&quot;)&amp;&quot;', 'YYYY-MM-DD'), TO_DATE('&quot;&amp;TEXT([.F109];&quot;YYYY-MM-DD&quot;)&amp;&quot;', 'YYYY-MM-DD')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9]&amp;&quot;', '&quot;&amp;[.B109]&amp;&quot;', '&quot;&amp;TEXT([.C109];&quot;YYYY-MM-DD&quot;)&amp;&quot;', '&quot;&amp;TEXT([.D109];&quot;YYYY-MM-DD&quot;)&amp;&quot;', '&quot;&amp;TEXT([.E109];&quot;YYYY-MM-DD&quot;)&amp;&quot;', '&quot;&amp;TEXT([.F109];&quot;YYYY-MM-DD&quot;)&amp;&quot;'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0]&amp;&quot;', '&quot;&amp;[.B110]&amp;&quot;', TO_DATE('&quot;&amp;TEXT([.C110];&quot;YYYY-MM-DD&quot;)&amp;&quot;', 'YYYY-MM-DD'), TO_DATE('&quot;&amp;TEXT([.D110];&quot;YYYY-MM-DD&quot;)&amp;&quot;', 'YYYY-MM-DD'), TO_DATE('&quot;&amp;TEXT([.E110];&quot;YYYY-MM-DD&quot;)&amp;&quot;', 'YYYY-MM-DD'), TO_DATE('&quot;&amp;TEXT([.F110];&quot;YYYY-MM-DD&quot;)&amp;&quot;', 'YYYY-MM-DD')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0]&amp;&quot;', '&quot;&amp;[.B110]&amp;&quot;', '&quot;&amp;TEXT([.C110];&quot;YYYY-MM-DD&quot;)&amp;&quot;', '&quot;&amp;TEXT([.D110];&quot;YYYY-MM-DD&quot;)&amp;&quot;', '&quot;&amp;TEXT([.E110];&quot;YYYY-MM-DD&quot;)&amp;&quot;', '&quot;&amp;TEXT([.F110];&quot;YYYY-MM-DD&quot;)&amp;&quot;'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'1970-01-01', '1970-01-01', '2100-01-01', '2100-01-01', 1, 1440, 'vaccine');">
            <text:p>INSERT INTO dqa_vaccine_cvx (cvx_code, cvx_label, valid_start_date, use_start_date, use_end_date, valid_end_date, use_month_start, use_month_end, concept_type) VALUES ('71', 'RSV-IG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3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1]&amp;&quot;', '&quot;&amp;[.B111]&amp;&quot;', TO_DATE('&quot;&amp;TEXT([.C111];&quot;YYYY-MM-DD&quot;)&amp;&quot;', 'YYYY-MM-DD'), TO_DATE('&quot;&amp;TEXT([.D111];&quot;YYYY-MM-DD&quot;)&amp;&quot;', 'YYYY-MM-DD'), TO_DATE('&quot;&amp;TEXT([.E111];&quot;YYYY-MM-DD&quot;)&amp;&quot;', 'YYYY-MM-DD'), TO_DATE('&quot;&amp;TEXT([.F111];&quot;YYYY-MM-DD&quot;)&amp;&quot;', 'YYYY-MM-DD')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1]&amp;&quot;', '&quot;&amp;[.B111]&amp;&quot;', '&quot;&amp;TEXT([.C111];&quot;YYYY-MM-DD&quot;)&amp;&quot;', '&quot;&amp;TEXT([.D111];&quot;YYYY-MM-DD&quot;)&amp;&quot;', '&quot;&amp;TEXT([.E111];&quot;YYYY-MM-DD&quot;)&amp;&quot;', '&quot;&amp;TEXT([.F111];&quot;YYYY-MM-DD&quot;)&amp;&quot;'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'1970-01-01', '1970-01-01', '2100-01-01', '2100-01-01', 1, 1440, 'vaccine');">
            <text:p>INSERT INTO dqa_vaccine_cvx (cvx_code, cvx_label, valid_start_date, use_start_date, use_end_date, valid_end_date, use_month_start, use_month_end, concept_type) VALUES ('93', 'RSV-MA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2]&amp;&quot;', '&quot;&amp;[.B112]&amp;&quot;', TO_DATE('&quot;&amp;TEXT([.C112];&quot;YYYY-MM-DD&quot;)&amp;&quot;', 'YYYY-MM-DD'), TO_DATE('&quot;&amp;TEXT([.D112];&quot;YYYY-MM-DD&quot;)&amp;&quot;', 'YYYY-MM-DD'), TO_DATE('&quot;&amp;TEXT([.E112];&quot;YYYY-MM-DD&quot;)&amp;&quot;', 'YYYY-MM-DD'), TO_DATE('&quot;&amp;TEXT([.F112];&quot;YYYY-MM-DD&quot;)&amp;&quot;', 'YYYY-MM-DD')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2]&amp;&quot;', '&quot;&amp;[.B112]&amp;&quot;', '&quot;&amp;TEXT([.C112];&quot;YYYY-MM-DD&quot;)&amp;&quot;', '&quot;&amp;TEXT([.D112];&quot;YYYY-MM-DD&quot;)&amp;&quot;', '&quot;&amp;TEXT([.E112];&quot;YYYY-MM-DD&quot;)&amp;&quot;', '&quot;&amp;TEXT([.F112];&quot;YYYY-MM-DD&quot;)&amp;&quot;'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'1970-01-01', '1970-01-01', '2100-01-01', '2100-01-01', 1, 1440, 'vaccine');">
            <text:p>INSERT INTO dqa_vaccine_cvx (cvx_code, cvx_label, valid_start_date, use_start_date, use_end_date, valid_end_date, use_month_start, use_month_end, concept_type) VALUES ('06', 'rub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8</text:p>
          </table:table-cell>
          <table:table-cell office:value-type="string">
            <text:p>rubella/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3]&amp;&quot;', '&quot;&amp;[.B113]&amp;&quot;', TO_DATE('&quot;&amp;TEXT([.C113];&quot;YYYY-MM-DD&quot;)&amp;&quot;', 'YYYY-MM-DD'), TO_DATE('&quot;&amp;TEXT([.D113];&quot;YYYY-MM-DD&quot;)&amp;&quot;', 'YYYY-MM-DD'), TO_DATE('&quot;&amp;TEXT([.E113];&quot;YYYY-MM-DD&quot;)&amp;&quot;', 'YYYY-MM-DD'), TO_DATE('&quot;&amp;TEXT([.F113];&quot;YYYY-MM-DD&quot;)&amp;&quot;', 'YYYY-MM-DD')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3]&amp;&quot;', '&quot;&amp;[.B113]&amp;&quot;', '&quot;&amp;TEXT([.C113];&quot;YYYY-MM-DD&quot;)&amp;&quot;', '&quot;&amp;TEXT([.D113];&quot;YYYY-MM-DD&quot;)&amp;&quot;', '&quot;&amp;TEXT([.E113];&quot;YYYY-MM-DD&quot;)&amp;&quot;', '&quot;&amp;TEXT([.F113];&quot;YYYY-MM-DD&quot;)&amp;&quot;'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'1970-01-01', '1970-01-01', '2100-01-01', '2100-01-01', 1, 1440, 'vaccine');">
            <text:p>INSERT INTO dqa_vaccine_cvx (cvx_code, cvx_label, valid_start_date, use_start_date, use_end_date, valid_end_date, use_month_start, use_month_end, concept_type) VALUES ('38', 'rubella/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Staphylococcus bacterio lys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4]&amp;&quot;', '&quot;&amp;[.B114]&amp;&quot;', TO_DATE('&quot;&amp;TEXT([.C114];&quot;YYYY-MM-DD&quot;)&amp;&quot;', 'YYYY-MM-DD'), TO_DATE('&quot;&amp;TEXT([.D114];&quot;YYYY-MM-DD&quot;)&amp;&quot;', 'YYYY-MM-DD'), TO_DATE('&quot;&amp;TEXT([.E114];&quot;YYYY-MM-DD&quot;)&amp;&quot;', 'YYYY-MM-DD'), TO_DATE('&quot;&amp;TEXT([.F114];&quot;YYYY-MM-DD&quot;)&amp;&quot;', 'YYYY-MM-DD')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14]&amp;&quot;', '&quot;&amp;[.B114]&amp;&quot;', '&quot;&amp;TEXT([.C114];&quot;YYYY-MM-DD&quot;)&amp;&quot;', '&quot;&amp;TEXT([.D114];&quot;YYYY-MM-DD&quot;)&amp;&quot;', '&quot;&amp;TEXT([.E114];&quot;YYYY-MM-DD&quot;)&amp;&quot;', '&quot;&amp;TEXT([.F114];&quot;YYYY-MM-DD&quot;)&amp;&quot;'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">
            <text:p>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8</text:p>
          </table:table-cell>
          <table:table-cell office:value-type="string">
            <text:p>Td (adul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5]&amp;&quot;', '&quot;&amp;[.B115]&amp;&quot;', TO_DATE('&quot;&amp;TEXT([.C115];&quot;YYYY-MM-DD&quot;)&amp;&quot;', 'YYYY-MM-DD'), TO_DATE('&quot;&amp;TEXT([.D115];&quot;YYYY-MM-DD&quot;)&amp;&quot;', 'YYYY-MM-DD'), TO_DATE('&quot;&amp;TEXT([.E115];&quot;YYYY-MM-DD&quot;)&amp;&quot;', 'YYYY-MM-DD'), TO_DATE('&quot;&amp;TEXT([.F115];&quot;YYYY-MM-DD&quot;)&amp;&quot;', 'YYYY-MM-DD')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5]&amp;&quot;', '&quot;&amp;[.B115]&amp;&quot;', '&quot;&amp;TEXT([.C115];&quot;YYYY-MM-DD&quot;)&amp;&quot;', '&quot;&amp;TEXT([.D115];&quot;YYYY-MM-DD&quot;)&amp;&quot;', '&quot;&amp;TEXT([.E115];&quot;YYYY-MM-DD&quot;)&amp;&quot;', '&quot;&amp;TEXT([.F115];&quot;YYYY-MM-DD&quot;)&amp;&quot;'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'1970-01-01', '1970-01-01', '2100-01-01', '2100-01-01', 1, 1440, 'vaccine');">
            <text:p>INSERT INTO dqa_vaccine_cvx (cvx_code, cvx_label, valid_start_date, use_start_date, use_end_date, valid_end_date, use_month_start, use_month_end, concept_type) VALUES ('138', 'Td (adul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3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6]&amp;&quot;', '&quot;&amp;[.B116]&amp;&quot;', TO_DATE('&quot;&amp;TEXT([.C116];&quot;YYYY-MM-DD&quot;)&amp;&quot;', 'YYYY-MM-DD'), TO_DATE('&quot;&amp;TEXT([.D116];&quot;YYYY-MM-DD&quot;)&amp;&quot;', 'YYYY-MM-DD'), TO_DATE('&quot;&amp;TEXT([.E116];&quot;YYYY-MM-DD&quot;)&amp;&quot;', 'YYYY-MM-DD'), TO_DATE('&quot;&amp;TEXT([.F116];&quot;YYYY-MM-DD&quot;)&amp;&quot;', 'YYYY-MM-DD')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6]&amp;&quot;', '&quot;&amp;[.B116]&amp;&quot;', '&quot;&amp;TEXT([.C116];&quot;YYYY-MM-DD&quot;)&amp;&quot;', '&quot;&amp;TEXT([.D116];&quot;YYYY-MM-DD&quot;)&amp;&quot;', '&quot;&amp;TEXT([.E116];&quot;YYYY-MM-DD&quot;)&amp;&quot;', '&quot;&amp;TEXT([.F116];&quot;YYYY-MM-DD&quot;)&amp;&quot;'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9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7]&amp;&quot;', '&quot;&amp;[.B117]&amp;&quot;', TO_DATE('&quot;&amp;TEXT([.C117];&quot;YYYY-MM-DD&quot;)&amp;&quot;', 'YYYY-MM-DD'), TO_DATE('&quot;&amp;TEXT([.D117];&quot;YYYY-MM-DD&quot;)&amp;&quot;', 'YYYY-MM-DD'), TO_DATE('&quot;&amp;TEXT([.E117];&quot;YYYY-MM-DD&quot;)&amp;&quot;', 'YYYY-MM-DD'), TO_DATE('&quot;&amp;TEXT([.F117];&quot;YYYY-MM-DD&quot;)&amp;&quot;', 'YYYY-MM-DD')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7]&amp;&quot;', '&quot;&amp;[.B117]&amp;&quot;', '&quot;&amp;TEXT([.C117];&quot;YYYY-MM-DD&quot;)&amp;&quot;', '&quot;&amp;TEXT([.D117];&quot;YYYY-MM-DD&quot;)&amp;&quot;', '&quot;&amp;TEXT([.E117];&quot;YYYY-MM-DD&quot;)&amp;&quot;', '&quot;&amp;TEXT([.F117];&quot;YYYY-MM-DD&quot;)&amp;&quot;'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09', 'Td (adult)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9</text:p>
          </table:table-cell>
          <table:table-cell office:value-type="string">
            <text:p>Td(adult)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18]&amp;&quot;', '&quot;&amp;[.B118]&amp;&quot;', TO_DATE('&quot;&amp;TEXT([.C118];&quot;YYYY-MM-DD&quot;)&amp;&quot;', 'YYYY-MM-DD'), TO_DATE('&quot;&amp;TEXT([.D118];&quot;YYYY-MM-DD&quot;)&amp;&quot;', 'YYYY-MM-DD'), TO_DATE('&quot;&amp;TEXT([.E118];&quot;YYYY-MM-DD&quot;)&amp;&quot;', 'YYYY-MM-DD'), TO_DATE('&quot;&amp;TEXT([.F118];&quot;YYYY-MM-DD&quot;)&amp;&quot;', 'YYYY-MM-DD')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18]&amp;&quot;', '&quot;&amp;[.B118]&amp;&quot;', '&quot;&amp;TEXT([.C118];&quot;YYYY-MM-DD&quot;)&amp;&quot;', '&quot;&amp;TEXT([.D118];&quot;YYYY-MM-DD&quot;)&amp;&quot;', '&quot;&amp;TEXT([.E118];&quot;YYYY-MM-DD&quot;)&amp;&quot;', '&quot;&amp;TEXT([.F118];&quot;YYYY-MM-DD&quot;)&amp;&quot;'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9]&amp;&quot;', '&quot;&amp;[.B119]&amp;&quot;', TO_DATE('&quot;&amp;TEXT([.C119];&quot;YYYY-MM-DD&quot;)&amp;&quot;', 'YYYY-MM-DD'), TO_DATE('&quot;&amp;TEXT([.D119];&quot;YYYY-MM-DD&quot;)&amp;&quot;', 'YYYY-MM-DD'), TO_DATE('&quot;&amp;TEXT([.E119];&quot;YYYY-MM-DD&quot;)&amp;&quot;', 'YYYY-MM-DD'), TO_DATE('&quot;&amp;TEXT([.F119];&quot;YYYY-MM-DD&quot;)&amp;&quot;', 'YYYY-MM-DD')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9]&amp;&quot;', '&quot;&amp;[.B119]&amp;&quot;', '&quot;&amp;TEXT([.C119];&quot;YYYY-MM-DD&quot;)&amp;&quot;', '&quot;&amp;TEXT([.D119];&quot;YYYY-MM-DD&quot;)&amp;&quot;', '&quot;&amp;TEXT([.E119];&quot;YYYY-MM-DD&quot;)&amp;&quot;', '&quot;&amp;TEXT([.F119];&quot;YYYY-MM-DD&quot;)&amp;&quot;'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'1970-01-01', '1970-01-01', '2100-01-01', '2100-01-01', 1, 1440, 'vaccine');">
            <text:p>INSERT INTO dqa_vaccine_cvx (cvx_code, cvx_label, valid_start_date, use_start_date, use_end_date, valid_end_date, use_month_start, use_month_end, concept_type) VALUES ('115', 'Td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5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0]&amp;&quot;', '&quot;&amp;[.B120]&amp;&quot;', TO_DATE('&quot;&amp;TEXT([.C120];&quot;YYYY-MM-DD&quot;)&amp;&quot;', 'YYYY-MM-DD'), TO_DATE('&quot;&amp;TEXT([.D120];&quot;YYYY-MM-DD&quot;)&amp;&quot;', 'YYYY-MM-DD'), TO_DATE('&quot;&amp;TEXT([.E120];&quot;YYYY-MM-DD&quot;)&amp;&quot;', 'YYYY-MM-DD'), TO_DATE('&quot;&amp;TEXT([.F120];&quot;YYYY-MM-DD&quot;)&amp;&quot;', 'YYYY-MM-DD')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0]&amp;&quot;', '&quot;&amp;[.B120]&amp;&quot;', '&quot;&amp;TEXT([.C120];&quot;YYYY-MM-DD&quot;)&amp;&quot;', '&quot;&amp;TEXT([.D120];&quot;YYYY-MM-DD&quot;)&amp;&quot;', '&quot;&amp;TEXT([.E120];&quot;YYYY-MM-DD&quot;)&amp;&quot;', '&quot;&amp;TEXT([.F120];&quot;YYYY-MM-DD&quot;)&amp;&quot;'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35', 'tetanus toxoid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2</text:p>
          </table:table-cell>
          <table:table-cell office:value-type="string">
            <text:p>tetanus toxoid, not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1]&amp;&quot;', '&quot;&amp;[.B121]&amp;&quot;', TO_DATE('&quot;&amp;TEXT([.C121];&quot;YYYY-MM-DD&quot;)&amp;&quot;', 'YYYY-MM-DD'), TO_DATE('&quot;&amp;TEXT([.D121];&quot;YYYY-MM-DD&quot;)&amp;&quot;', 'YYYY-MM-DD'), TO_DATE('&quot;&amp;TEXT([.E121];&quot;YYYY-MM-DD&quot;)&amp;&quot;', 'YYYY-MM-DD'), TO_DATE('&quot;&amp;TEXT([.F121];&quot;YYYY-MM-DD&quot;)&amp;&quot;', 'YYYY-MM-DD')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1]&amp;&quot;', '&quot;&amp;[.B121]&amp;&quot;', '&quot;&amp;TEXT([.C121];&quot;YYYY-MM-DD&quot;)&amp;&quot;', '&quot;&amp;TEXT([.D121];&quot;YYYY-MM-DD&quot;)&amp;&quot;', '&quot;&amp;TEXT([.E121];&quot;YYYY-MM-DD&quot;)&amp;&quot;', '&quot;&amp;TEXT([.F121];&quot;YYYY-MM-DD&quot;)&amp;&quot;'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2</text:p>
          </table:table-cell>
          <table:table-cell office:value-type="string">
            <text:p>tetanus tox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2]&amp;&quot;', '&quot;&amp;[.B122]&amp;&quot;', TO_DATE('&quot;&amp;TEXT([.C122];&quot;YYYY-MM-DD&quot;)&amp;&quot;', 'YYYY-MM-DD'), TO_DATE('&quot;&amp;TEXT([.D122];&quot;YYYY-MM-DD&quot;)&amp;&quot;', 'YYYY-MM-DD'), TO_DATE('&quot;&amp;TEXT([.E122];&quot;YYYY-MM-DD&quot;)&amp;&quot;', 'YYYY-MM-DD'), TO_DATE('&quot;&amp;TEXT([.F122];&quot;YYYY-MM-DD&quot;)&amp;&quot;', 'YYYY-MM-DD')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2]&amp;&quot;', '&quot;&amp;[.B122]&amp;&quot;', '&quot;&amp;TEXT([.C122];&quot;YYYY-MM-DD&quot;)&amp;&quot;', '&quot;&amp;TEXT([.D122];&quot;YYYY-MM-DD&quot;)&amp;&quot;', '&quot;&amp;TEXT([.E122];&quot;YYYY-MM-DD&quot;)&amp;&quot;', '&quot;&amp;TEXT([.F122];&quot;YYYY-MM-DD&quot;)&amp;&quot;'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tick-borne encephalit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3]&amp;&quot;', '&quot;&amp;[.B123]&amp;&quot;', TO_DATE('&quot;&amp;TEXT([.C123];&quot;YYYY-MM-DD&quot;)&amp;&quot;', 'YYYY-MM-DD'), TO_DATE('&quot;&amp;TEXT([.D123];&quot;YYYY-MM-DD&quot;)&amp;&quot;', 'YYYY-MM-DD'), TO_DATE('&quot;&amp;TEXT([.E123];&quot;YYYY-MM-DD&quot;)&amp;&quot;', 'YYYY-MM-DD'), TO_DATE('&quot;&amp;TEXT([.F123];&quot;YYYY-MM-DD&quot;)&amp;&quot;', 'YYYY-MM-DD')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3]&amp;&quot;', '&quot;&amp;[.B123]&amp;&quot;', '&quot;&amp;TEXT([.C123];&quot;YYYY-MM-DD&quot;)&amp;&quot;', '&quot;&amp;TEXT([.D123];&quot;YYYY-MM-DD&quot;)&amp;&quot;', '&quot;&amp;TEXT([.E123];&quot;YYYY-MM-DD&quot;)&amp;&quot;', '&quot;&amp;TEXT([.F123];&quot;YYYY-MM-DD&quot;)&amp;&quot;'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'1970-01-01', '1970-01-01', '2010-05-28', '2010-05-28', 1, 1440, 'vaccine');">
            <text:p>INSERT INTO dqa_vaccine_cvx (cvx_code, cvx_label, valid_start_date, use_start_date, use_end_date, valid_end_date, use_month_start, use_month_end, concept_type) VALUES ('77', 'tick-borne encephalit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4]&amp;&quot;', '&quot;&amp;[.B124]&amp;&quot;', TO_DATE('&quot;&amp;TEXT([.C124];&quot;YYYY-MM-DD&quot;)&amp;&quot;', 'YYYY-MM-DD'), TO_DATE('&quot;&amp;TEXT([.D124];&quot;YYYY-MM-DD&quot;)&amp;&quot;', 'YYYY-MM-DD'), TO_DATE('&quot;&amp;TEXT([.E124];&quot;YYYY-MM-DD&quot;)&amp;&quot;', 'YYYY-MM-DD'), TO_DATE('&quot;&amp;TEXT([.F124];&quot;YYYY-MM-DD&quot;)&amp;&quot;', 'YYYY-MM-DD')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4]&amp;&quot;', '&quot;&amp;[.B124]&amp;&quot;', '&quot;&amp;TEXT([.C124];&quot;YYYY-MM-DD&quot;)&amp;&quot;', '&quot;&amp;TEXT([.D124];&quot;YYYY-MM-DD&quot;)&amp;&quot;', '&quot;&amp;TEXT([.E124];&quot;YYYY-MM-DD&quot;)&amp;&quot;', '&quot;&amp;TEXT([.F124];&quot;YYYY-MM-DD&quot;)&amp;&quot;'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'1970-01-01', '1970-01-01', '2100-01-01', '2100-01-01', 1, 1440, 'vaccine');">
            <text:p>INSERT INTO dqa_vaccine_cvx (cvx_code, cvx_label, valid_start_date, use_start_date, use_end_date, valid_end_date, use_month_start, use_month_end, concept_type) VALUES ('13', 'T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8</text:p>
          </table:table-cell>
          <table:table-cell office:value-type="string">
            <text:p>TST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5]&amp;&quot;', '&quot;&amp;[.B125]&amp;&quot;', TO_DATE('&quot;&amp;TEXT([.C125];&quot;YYYY-MM-DD&quot;)&amp;&quot;', 'YYYY-MM-DD'), TO_DATE('&quot;&amp;TEXT([.D125];&quot;YYYY-MM-DD&quot;)&amp;&quot;', 'YYYY-MM-DD'), TO_DATE('&quot;&amp;TEXT([.E125];&quot;YYYY-MM-DD&quot;)&amp;&quot;', 'YYYY-MM-DD'), TO_DATE('&quot;&amp;TEXT([.F125];&quot;YYYY-MM-DD&quot;)&amp;&quot;', 'YYYY-MM-DD')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5]&amp;&quot;', '&quot;&amp;[.B125]&amp;&quot;', '&quot;&amp;TEXT([.C125];&quot;YYYY-MM-DD&quot;)&amp;&quot;', '&quot;&amp;TEXT([.D125];&quot;YYYY-MM-DD&quot;)&amp;&quot;', '&quot;&amp;TEXT([.E125];&quot;YYYY-MM-DD&quot;)&amp;&quot;', '&quot;&amp;TEXT([.F125];&quot;YYYY-MM-DD&quot;)&amp;&quot;'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5</text:p>
          </table:table-cell>
          <table:table-cell office:value-type="string">
            <text:p>TST-OT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6]&amp;&quot;', '&quot;&amp;[.B126]&amp;&quot;', TO_DATE('&quot;&amp;TEXT([.C126];&quot;YYYY-MM-DD&quot;)&amp;&quot;', 'YYYY-MM-DD'), TO_DATE('&quot;&amp;TEXT([.D126];&quot;YYYY-MM-DD&quot;)&amp;&quot;', 'YYYY-MM-DD'), TO_DATE('&quot;&amp;TEXT([.E126];&quot;YYYY-MM-DD&quot;)&amp;&quot;', 'YYYY-MM-DD'), TO_DATE('&quot;&amp;TEXT([.F126];&quot;YYYY-MM-DD&quot;)&amp;&quot;', 'YYYY-MM-DD')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6]&amp;&quot;', '&quot;&amp;[.B126]&amp;&quot;', '&quot;&amp;TEXT([.C126];&quot;YYYY-MM-DD&quot;)&amp;&quot;', '&quot;&amp;TEXT([.D126];&quot;YYYY-MM-DD&quot;)&amp;&quot;', '&quot;&amp;TEXT([.E126];&quot;YYYY-MM-DD&quot;)&amp;&quot;', '&quot;&amp;TEXT([.F126];&quot;YYYY-MM-DD&quot;)&amp;&quot;'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5', 'TST-OT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6</text:p>
          </table:table-cell>
          <table:table-cell office:value-type="string">
            <text:p>TST-PPD intraderm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7]&amp;&quot;', '&quot;&amp;[.B127]&amp;&quot;', TO_DATE('&quot;&amp;TEXT([.C127];&quot;YYYY-MM-DD&quot;)&amp;&quot;', 'YYYY-MM-DD'), TO_DATE('&quot;&amp;TEXT([.D127];&quot;YYYY-MM-DD&quot;)&amp;&quot;', 'YYYY-MM-DD'), TO_DATE('&quot;&amp;TEXT([.E127];&quot;YYYY-MM-DD&quot;)&amp;&quot;', 'YYYY-MM-DD'), TO_DATE('&quot;&amp;TEXT([.F127];&quot;YYYY-MM-DD&quot;)&amp;&quot;', 'YYYY-MM-DD')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7]&amp;&quot;', '&quot;&amp;[.B127]&amp;&quot;', '&quot;&amp;TEXT([.C127];&quot;YYYY-MM-DD&quot;)&amp;&quot;', '&quot;&amp;TEXT([.D127];&quot;YYYY-MM-DD&quot;)&amp;&quot;', '&quot;&amp;TEXT([.E127];&quot;YYYY-MM-DD&quot;)&amp;&quot;', '&quot;&amp;TEXT([.F127];&quot;YYYY-MM-DD&quot;)&amp;&quot;'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'1970-01-01', '1970-01-01', '2010-05-28', '2010-05-28', 1, 1440, 'vaccine');">
            <text:p>INSERT INTO dqa_vaccine_cvx (cvx_code, cvx_label, valid_start_date, use_start_date, use_end_date, valid_end_date, use_month_start, use_month_end, concept_type) VALUES ('96', 'TST-PPD intraderm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7</text:p>
          </table:table-cell>
          <table:table-cell office:value-type="string">
            <text:p>TST-PPD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8]&amp;&quot;', '&quot;&amp;[.B128]&amp;&quot;', TO_DATE('&quot;&amp;TEXT([.C128];&quot;YYYY-MM-DD&quot;)&amp;&quot;', 'YYYY-MM-DD'), TO_DATE('&quot;&amp;TEXT([.D128];&quot;YYYY-MM-DD&quot;)&amp;&quot;', 'YYYY-MM-DD'), TO_DATE('&quot;&amp;TEXT([.E128];&quot;YYYY-MM-DD&quot;)&amp;&quot;', 'YYYY-MM-DD'), TO_DATE('&quot;&amp;TEXT([.F128];&quot;YYYY-MM-DD&quot;)&amp;&quot;', 'YYYY-MM-DD')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8]&amp;&quot;', '&quot;&amp;[.B128]&amp;&quot;', '&quot;&amp;TEXT([.C128];&quot;YYYY-MM-DD&quot;)&amp;&quot;', '&quot;&amp;TEXT([.D128];&quot;YYYY-MM-DD&quot;)&amp;&quot;', '&quot;&amp;TEXT([.E128];&quot;YYYY-MM-DD&quot;)&amp;&quot;', '&quot;&amp;TEXT([.F128];&quot;YYYY-MM-DD&quot;)&amp;&quot;'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7', 'TST-PPD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tularemia vacc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9]&amp;&quot;', '&quot;&amp;[.B129]&amp;&quot;', TO_DATE('&quot;&amp;TEXT([.C129];&quot;YYYY-MM-DD&quot;)&amp;&quot;', 'YYYY-MM-DD'), TO_DATE('&quot;&amp;TEXT([.D129];&quot;YYYY-MM-DD&quot;)&amp;&quot;', 'YYYY-MM-DD'), TO_DATE('&quot;&amp;TEXT([.E129];&quot;YYYY-MM-DD&quot;)&amp;&quot;', 'YYYY-MM-DD'), TO_DATE('&quot;&amp;TEXT([.F129];&quot;YYYY-MM-DD&quot;)&amp;&quot;', 'YYYY-MM-DD')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9]&amp;&quot;', '&quot;&amp;[.B129]&amp;&quot;', '&quot;&amp;TEXT([.C129];&quot;YYYY-MM-DD&quot;)&amp;&quot;', '&quot;&amp;TEXT([.D129];&quot;YYYY-MM-DD&quot;)&amp;&quot;', '&quot;&amp;TEXT([.E129];&quot;YYYY-MM-DD&quot;)&amp;&quot;', '&quot;&amp;TEXT([.F129];&quot;YYYY-MM-DD&quot;)&amp;&quot;'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'1970-01-01', '1970-01-01', '2010-05-28', '2010-05-28', 1, 1440, 'vaccine');">
            <text:p>INSERT INTO dqa_vaccine_cvx (cvx_code, cvx_label, valid_start_date, use_start_date, use_end_date, valid_end_date, use_month_start, use_month_end, concept_type) VALUES ('78', 'tularemia vaccin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5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0]&amp;&quot;', '&quot;&amp;[.B130]&amp;&quot;', TO_DATE('&quot;&amp;TEXT([.C130];&quot;YYYY-MM-DD&quot;)&amp;&quot;', 'YYYY-MM-DD'), TO_DATE('&quot;&amp;TEXT([.D130];&quot;YYYY-MM-DD&quot;)&amp;&quot;', 'YYYY-MM-DD'), TO_DATE('&quot;&amp;TEXT([.E130];&quot;YYYY-MM-DD&quot;)&amp;&quot;', 'YYYY-MM-DD'), TO_DATE('&quot;&amp;TEXT([.F130];&quot;YYYY-MM-DD&quot;)&amp;&quot;', 'YYYY-MM-DD')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0]&amp;&quot;', '&quot;&amp;[.B130]&amp;&quot;', '&quot;&amp;TEXT([.C130];&quot;YYYY-MM-DD&quot;)&amp;&quot;', '&quot;&amp;TEXT([.D130];&quot;YYYY-MM-DD&quot;)&amp;&quot;', '&quot;&amp;TEXT([.E130];&quot;YYYY-MM-DD&quot;)&amp;&quot;', '&quot;&amp;TEXT([.F130];&quot;YYYY-MM-DD&quot;)&amp;&quot;'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'1970-01-01', '1970-01-01', '2100-01-01', '2100-01-01', 1, 1440, 'vaccine');">
            <text:p>INSERT INTO dqa_vaccine_cvx (cvx_code, cvx_label, valid_start_date, use_start_date, use_end_date, valid_end_date, use_month_start, use_month_end, concept_type) VALUES ('25', 'typhoid, o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1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1]&amp;&quot;', '&quot;&amp;[.B131]&amp;&quot;', TO_DATE('&quot;&amp;TEXT([.C131];&quot;YYYY-MM-DD&quot;)&amp;&quot;', 'YYYY-MM-DD'), TO_DATE('&quot;&amp;TEXT([.D131];&quot;YYYY-MM-DD&quot;)&amp;&quot;', 'YYYY-MM-DD'), TO_DATE('&quot;&amp;TEXT([.E131];&quot;YYYY-MM-DD&quot;)&amp;&quot;', 'YYYY-MM-DD'), TO_DATE('&quot;&amp;TEXT([.F131];&quot;YYYY-MM-DD&quot;)&amp;&quot;', 'YYYY-MM-DD')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1]&amp;&quot;', '&quot;&amp;[.B131]&amp;&quot;', '&quot;&amp;TEXT([.C131];&quot;YYYY-MM-DD&quot;)&amp;&quot;', '&quot;&amp;TEXT([.D131];&quot;YYYY-MM-DD&quot;)&amp;&quot;', '&quot;&amp;TEXT([.E131];&quot;YYYY-MM-DD&quot;)&amp;&quot;', '&quot;&amp;TEXT([.F131];&quot;YYYY-MM-DD&quot;)&amp;&quot;'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'1970-01-01', '1970-01-01', '2100-01-01', '2100-01-01', 1, 1440, 'vaccine');">
            <text:p>INSERT INTO dqa_vaccine_cvx (cvx_code, cvx_label, valid_start_date, use_start_date, use_end_date, valid_end_date, use_month_start, use_month_end, concept_type) VALUES ('41', 'typhoid, parente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2]&amp;&quot;', '&quot;&amp;[.B132]&amp;&quot;', TO_DATE('&quot;&amp;TEXT([.C132];&quot;YYYY-MM-DD&quot;)&amp;&quot;', 'YYYY-MM-DD'), TO_DATE('&quot;&amp;TEXT([.D132];&quot;YYYY-MM-DD&quot;)&amp;&quot;', 'YYYY-MM-DD'), TO_DATE('&quot;&amp;TEXT([.E132];&quot;YYYY-MM-DD&quot;)&amp;&quot;', 'YYYY-MM-DD'), TO_DATE('&quot;&amp;TEXT([.F132];&quot;YYYY-MM-DD&quot;)&amp;&quot;', 'YYYY-MM-DD')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2]&amp;&quot;', '&quot;&amp;[.B132]&amp;&quot;', '&quot;&amp;TEXT([.C132];&quot;YYYY-MM-DD&quot;)&amp;&quot;', '&quot;&amp;TEXT([.D132];&quot;YYYY-MM-DD&quot;)&amp;&quot;', '&quot;&amp;TEXT([.E132];&quot;YYYY-MM-DD&quot;)&amp;&quot;', '&quot;&amp;TEXT([.F132];&quot;YYYY-MM-DD&quot;)&amp;&quot;'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">
            <text:p>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1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33]&amp;&quot;', '&quot;&amp;[.B133]&amp;&quot;', TO_DATE('&quot;&amp;TEXT([.C133];&quot;YYYY-MM-DD&quot;)&amp;&quot;', 'YYYY-MM-DD'), TO_DATE('&quot;&amp;TEXT([.D133];&quot;YYYY-MM-DD&quot;)&amp;&quot;', 'YYYY-MM-DD'), TO_DATE('&quot;&amp;TEXT([.E133];&quot;YYYY-MM-DD&quot;)&amp;&quot;', 'YYYY-MM-DD'), TO_DATE('&quot;&amp;TEXT([.F133];&quot;YYYY-MM-DD&quot;)&amp;&quot;', 'YYYY-MM-DD')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33]&amp;&quot;', '&quot;&amp;[.B133]&amp;&quot;', '&quot;&amp;TEXT([.C133];&quot;YYYY-MM-DD&quot;)&amp;&quot;', '&quot;&amp;TEXT([.D133];&quot;YYYY-MM-DD&quot;)&amp;&quot;', '&quot;&amp;TEXT([.E133];&quot;YYYY-MM-DD&quot;)&amp;&quot;', '&quot;&amp;TEXT([.F133];&quot;YYYY-MM-DD&quot;)&amp;&quot;'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4]&amp;&quot;', '&quot;&amp;[.B134]&amp;&quot;', TO_DATE('&quot;&amp;TEXT([.C134];&quot;YYYY-MM-DD&quot;)&amp;&quot;', 'YYYY-MM-DD'), TO_DATE('&quot;&amp;TEXT([.D134];&quot;YYYY-MM-DD&quot;)&amp;&quot;', 'YYYY-MM-DD'), TO_DATE('&quot;&amp;TEXT([.E134];&quot;YYYY-MM-DD&quot;)&amp;&quot;', 'YYYY-MM-DD'), TO_DATE('&quot;&amp;TEXT([.F134];&quot;YYYY-MM-DD&quot;)&amp;&quot;', 'YYYY-MM-DD')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4]&amp;&quot;', '&quot;&amp;[.B134]&amp;&quot;', '&quot;&amp;TEXT([.C134];&quot;YYYY-MM-DD&quot;)&amp;&quot;', '&quot;&amp;TEXT([.D134];&quot;YYYY-MM-DD&quot;)&amp;&quot;', '&quot;&amp;TEXT([.E134];&quot;YYYY-MM-DD&quot;)&amp;&quot;', '&quot;&amp;TEXT([.F134];&quot;YYYY-MM-DD&quot;)&amp;&quot;'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'1970-01-01', '1970-01-01', '2100-01-01', '2100-01-01', 1, 1440, 'vaccine');">
            <text:p>INSERT INTO dqa_vaccine_cvx (cvx_code, cvx_label, valid_start_date, use_start_date, use_end_date, valid_end_date, use_month_start, use_month_end, concept_type) VALUES ('101', 'typhoid, ViC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1</text:p>
          </table:table-cell>
          <table:table-cell office:value-type="string">
            <text:p>typhus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5]&amp;&quot;', '&quot;&amp;[.B135]&amp;&quot;', TO_DATE('&quot;&amp;TEXT([.C135];&quot;YYYY-MM-DD&quot;)&amp;&quot;', 'YYYY-MM-DD'), TO_DATE('&quot;&amp;TEXT([.D135];&quot;YYYY-MM-DD&quot;)&amp;&quot;', 'YYYY-MM-DD'), TO_DATE('&quot;&amp;TEXT([.E135];&quot;YYYY-MM-DD&quot;)&amp;&quot;', 'YYYY-MM-DD'), TO_DATE('&quot;&amp;TEXT([.F135];&quot;YYYY-MM-DD&quot;)&amp;&quot;', 'YYYY-MM-DD')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5]&amp;&quot;', '&quot;&amp;[.B135]&amp;&quot;', '&quot;&amp;TEXT([.C135];&quot;YYYY-MM-DD&quot;)&amp;&quot;', '&quot;&amp;TEXT([.D135];&quot;YYYY-MM-DD&quot;)&amp;&quot;', '&quot;&amp;TEXT([.E135];&quot;YYYY-MM-DD&quot;)&amp;&quot;', '&quot;&amp;TEXT([.F135];&quot;YYYY-MM-DD&quot;)&amp;&quot;'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1', 'typhus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vaccinia (smallpox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6]&amp;&quot;', '&quot;&amp;[.B136]&amp;&quot;', TO_DATE('&quot;&amp;TEXT([.C136];&quot;YYYY-MM-DD&quot;)&amp;&quot;', 'YYYY-MM-DD'), TO_DATE('&quot;&amp;TEXT([.D136];&quot;YYYY-MM-DD&quot;)&amp;&quot;', 'YYYY-MM-DD'), TO_DATE('&quot;&amp;TEXT([.E136];&quot;YYYY-MM-DD&quot;)&amp;&quot;', 'YYYY-MM-DD'), TO_DATE('&quot;&amp;TEXT([.F136];&quot;YYYY-MM-DD&quot;)&amp;&quot;', 'YYYY-MM-DD')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6]&amp;&quot;', '&quot;&amp;[.B136]&amp;&quot;', '&quot;&amp;TEXT([.C136];&quot;YYYY-MM-DD&quot;)&amp;&quot;', '&quot;&amp;TEXT([.D136];&quot;YYYY-MM-DD&quot;)&amp;&quot;', '&quot;&amp;TEXT([.E136];&quot;YYYY-MM-DD&quot;)&amp;&quot;', '&quot;&amp;TEXT([.F136];&quot;YYYY-MM-DD&quot;)&amp;&quot;'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'1970-01-01', '1970-01-01', '2100-01-01', '2100-01-01', 1, 1440, 'vaccine');">
            <text:p>INSERT INTO dqa_vaccine_cvx (cvx_code, cvx_label, valid_start_date, use_start_date, use_end_date, valid_end_date, use_month_start, use_month_end, concept_type) VALUES ('75', 'vaccinia (smallpox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5</text:p>
          </table:table-cell>
          <table:table-cell office:value-type="string">
            <text:p>vaccinia (smallpox) dilu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7]&amp;&quot;', '&quot;&amp;[.B137]&amp;&quot;', TO_DATE('&quot;&amp;TEXT([.C137];&quot;YYYY-MM-DD&quot;)&amp;&quot;', 'YYYY-MM-DD'), TO_DATE('&quot;&amp;TEXT([.D137];&quot;YYYY-MM-DD&quot;)&amp;&quot;', 'YYYY-MM-DD'), TO_DATE('&quot;&amp;TEXT([.E137];&quot;YYYY-MM-DD&quot;)&amp;&quot;', 'YYYY-MM-DD'), TO_DATE('&quot;&amp;TEXT([.F137];&quot;YYYY-MM-DD&quot;)&amp;&quot;', 'YYYY-MM-DD')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7]&amp;&quot;', '&quot;&amp;[.B137]&amp;&quot;', '&quot;&amp;TEXT([.C137];&quot;YYYY-MM-DD&quot;)&amp;&quot;', '&quot;&amp;TEXT([.D137];&quot;YYYY-MM-DD&quot;)&amp;&quot;', '&quot;&amp;TEXT([.E137];&quot;YYYY-MM-DD&quot;)&amp;&quot;', '&quot;&amp;TEXT([.F137];&quot;YYYY-MM-DD&quot;)&amp;&quot;'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">
            <text:p>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8]&amp;&quot;', '&quot;&amp;[.B138]&amp;&quot;', TO_DATE('&quot;&amp;TEXT([.C138];&quot;YYYY-MM-DD&quot;)&amp;&quot;', 'YYYY-MM-DD'), TO_DATE('&quot;&amp;TEXT([.D138];&quot;YYYY-MM-DD&quot;)&amp;&quot;', 'YYYY-MM-DD'), TO_DATE('&quot;&amp;TEXT([.E138];&quot;YYYY-MM-DD&quot;)&amp;&quot;', 'YYYY-MM-DD'), TO_DATE('&quot;&amp;TEXT([.F138];&quot;YYYY-MM-DD&quot;)&amp;&quot;', 'YYYY-MM-DD')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8]&amp;&quot;', '&quot;&amp;[.B138]&amp;&quot;', '&quot;&amp;TEXT([.C138];&quot;YYYY-MM-DD&quot;)&amp;&quot;', '&quot;&amp;TEXT([.D138];&quot;YYYY-MM-DD&quot;)&amp;&quot;', '&quot;&amp;TEXT([.E138];&quot;YYYY-MM-DD&quot;)&amp;&quot;', '&quot;&amp;TEXT([.F138];&quot;YYYY-MM-DD&quot;)&amp;&quot;'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'1970-01-01', '1970-01-01', '2100-01-01', '2100-01-01', 1, 1440, 'vaccine');">
            <text:p>INSERT INTO dqa_vaccine_cvx (cvx_code, cvx_label, valid_start_date, use_start_date, use_end_date, valid_end_date, use_month_start, use_month_end, concept_type) VALUES ('79', 'vaccinia immune globul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9]&amp;&quot;', '&quot;&amp;[.B139]&amp;&quot;', TO_DATE('&quot;&amp;TEXT([.C139];&quot;YYYY-MM-DD&quot;)&amp;&quot;', 'YYYY-MM-DD'), TO_DATE('&quot;&amp;TEXT([.D139];&quot;YYYY-MM-DD&quot;)&amp;&quot;', 'YYYY-MM-DD'), TO_DATE('&quot;&amp;TEXT([.E139];&quot;YYYY-MM-DD&quot;)&amp;&quot;', 'YYYY-MM-DD'), TO_DATE('&quot;&amp;TEXT([.F139];&quot;YYYY-MM-DD&quot;)&amp;&quot;', 'YYYY-MM-DD')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9]&amp;&quot;', '&quot;&amp;[.B139]&amp;&quot;', '&quot;&amp;TEXT([.C139];&quot;YYYY-MM-DD&quot;)&amp;&quot;', '&quot;&amp;TEXT([.D139];&quot;YYYY-MM-DD&quot;)&amp;&quot;', '&quot;&amp;TEXT([.E139];&quot;YYYY-MM-DD&quot;)&amp;&quot;', '&quot;&amp;TEXT([.F139];&quot;YYYY-MM-DD&quot;)&amp;&quot;'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'1970-01-01', '1970-01-01', '2100-01-01', '2100-01-01', 1, 1440, 'vaccine');">
            <text:p>INSERT INTO dqa_vaccine_cvx (cvx_code, cvx_label, valid_start_date, use_start_date, use_end_date, valid_end_date, use_month_start, use_month_end, concept_type) VALUES ('21', 'varic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1</text:p>
          </table:table-cell>
          <table:table-cell office:value-type="string">
            <text:p>VEE, inactiva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0]&amp;&quot;', '&quot;&amp;[.B140]&amp;&quot;', TO_DATE('&quot;&amp;TEXT([.C140];&quot;YYYY-MM-DD&quot;)&amp;&quot;', 'YYYY-MM-DD'), TO_DATE('&quot;&amp;TEXT([.D140];&quot;YYYY-MM-DD&quot;)&amp;&quot;', 'YYYY-MM-DD'), TO_DATE('&quot;&amp;TEXT([.E140];&quot;YYYY-MM-DD&quot;)&amp;&quot;', 'YYYY-MM-DD'), TO_DATE('&quot;&amp;TEXT([.F140];&quot;YYYY-MM-DD&quot;)&amp;&quot;', 'YYYY-MM-DD')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0]&amp;&quot;', '&quot;&amp;[.B140]&amp;&quot;', '&quot;&amp;TEXT([.C140];&quot;YYYY-MM-DD&quot;)&amp;&quot;', '&quot;&amp;TEXT([.D140];&quot;YYYY-MM-DD&quot;)&amp;&quot;', '&quot;&amp;TEXT([.E140];&quot;YYYY-MM-DD&quot;)&amp;&quot;', '&quot;&amp;TEXT([.F140];&quot;YYYY-MM-DD&quot;)&amp;&quot;'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'1970-01-01', '1970-01-01', '2100-01-01', '2100-01-01', 1, 1440, 'vaccine');">
            <text:p>INSERT INTO dqa_vaccine_cvx (cvx_code, cvx_label, valid_start_date, use_start_date, use_end_date, valid_end_date, use_month_start, use_month_end, concept_type) VALUES ('81', 'VEE, inactivat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VEE, l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1]&amp;&quot;', '&quot;&amp;[.B141]&amp;&quot;', TO_DATE('&quot;&amp;TEXT([.C141];&quot;YYYY-MM-DD&quot;)&amp;&quot;', 'YYYY-MM-DD'), TO_DATE('&quot;&amp;TEXT([.D141];&quot;YYYY-MM-DD&quot;)&amp;&quot;', 'YYYY-MM-DD'), TO_DATE('&quot;&amp;TEXT([.E141];&quot;YYYY-MM-DD&quot;)&amp;&quot;', 'YYYY-MM-DD'), TO_DATE('&quot;&amp;TEXT([.F141];&quot;YYYY-MM-DD&quot;)&amp;&quot;', 'YYYY-MM-DD')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1]&amp;&quot;', '&quot;&amp;[.B141]&amp;&quot;', '&quot;&amp;TEXT([.C141];&quot;YYYY-MM-DD&quot;)&amp;&quot;', '&quot;&amp;TEXT([.D141];&quot;YYYY-MM-DD&quot;)&amp;&quot;', '&quot;&amp;TEXT([.E141];&quot;YYYY-MM-DD&quot;)&amp;&quot;', '&quot;&amp;TEXT([.F141];&quot;YYYY-MM-DD&quot;)&amp;&quot;'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'1970-01-01', '1970-01-01', '2010-05-28', '2010-05-28', 1, 1440, 'vaccine');">
            <text:p>INSERT INTO dqa_vaccine_cvx (cvx_code, cvx_label, valid_start_date, use_start_date, use_end_date, valid_end_date, use_month_start, use_month_end, concept_type) VALUES ('80', 'VEE, liv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2</text:p>
          </table:table-cell>
          <table:table-cell office:value-type="string">
            <text:p>VEE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42]&amp;&quot;', '&quot;&amp;[.B142]&amp;&quot;', TO_DATE('&quot;&amp;TEXT([.C142];&quot;YYYY-MM-DD&quot;)&amp;&quot;', 'YYYY-MM-DD'), TO_DATE('&quot;&amp;TEXT([.D142];&quot;YYYY-MM-DD&quot;)&amp;&quot;', 'YYYY-MM-DD'), TO_DATE('&quot;&amp;TEXT([.E142];&quot;YYYY-MM-DD&quot;)&amp;&quot;', 'YYYY-MM-DD'), TO_DATE('&quot;&amp;TEXT([.F142];&quot;YYYY-MM-DD&quot;)&amp;&quot;', 'YYYY-MM-DD')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42]&amp;&quot;', '&quot;&amp;[.B142]&amp;&quot;', '&quot;&amp;TEXT([.C142];&quot;YYYY-MM-DD&quot;)&amp;&quot;', '&quot;&amp;TEXT([.D142];&quot;YYYY-MM-DD&quot;)&amp;&quot;', '&quot;&amp;TEXT([.E142];&quot;YYYY-MM-DD&quot;)&amp;&quot;', '&quot;&amp;TEXT([.F142];&quot;YYYY-MM-DD&quot;)&amp;&quot;'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3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3]&amp;&quot;', '&quot;&amp;[.B143]&amp;&quot;', TO_DATE('&quot;&amp;TEXT([.C143];&quot;YYYY-MM-DD&quot;)&amp;&quot;', 'YYYY-MM-DD'), TO_DATE('&quot;&amp;TEXT([.D143];&quot;YYYY-MM-DD&quot;)&amp;&quot;', 'YYYY-MM-DD'), TO_DATE('&quot;&amp;TEXT([.E143];&quot;YYYY-MM-DD&quot;)&amp;&quot;', 'YYYY-MM-DD'), TO_DATE('&quot;&amp;TEXT([.F143];&quot;YYYY-MM-DD&quot;)&amp;&quot;', 'YYYY-MM-DD')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3]&amp;&quot;', '&quot;&amp;[.B143]&amp;&quot;', '&quot;&amp;TEXT([.C143];&quot;YYYY-MM-DD&quot;)&amp;&quot;', '&quot;&amp;TEXT([.D143];&quot;YYYY-MM-DD&quot;)&amp;&quot;', '&quot;&amp;TEXT([.E143];&quot;YYYY-MM-DD&quot;)&amp;&quot;', '&quot;&amp;TEXT([.F143];&quot;YYYY-MM-DD&quot;)&amp;&quot;'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'1970-01-01', '1970-01-01', '2100-01-01', '2100-01-01', 1, 1440, 'vaccine');">
            <text:p>INSERT INTO dqa_vaccine_cvx (cvx_code, cvx_label, valid_start_date, use_start_date, use_end_date, valid_end_date, use_month_start, use_month_end, concept_type) VALUES ('36', 'VZ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7</text:p>
          </table:table-cell>
          <table:table-cell office:value-type="string">
            <text:p>VZIG (IN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4]&amp;&quot;', '&quot;&amp;[.B144]&amp;&quot;', TO_DATE('&quot;&amp;TEXT([.C144];&quot;YYYY-MM-DD&quot;)&amp;&quot;', 'YYYY-MM-DD'), TO_DATE('&quot;&amp;TEXT([.D144];&quot;YYYY-MM-DD&quot;)&amp;&quot;', 'YYYY-MM-DD'), TO_DATE('&quot;&amp;TEXT([.E144];&quot;YYYY-MM-DD&quot;)&amp;&quot;', 'YYYY-MM-DD'), TO_DATE('&quot;&amp;TEXT([.F144];&quot;YYYY-MM-DD&quot;)&amp;&quot;', 'YYYY-MM-DD')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4]&amp;&quot;', '&quot;&amp;[.B144]&amp;&quot;', '&quot;&amp;TEXT([.C144];&quot;YYYY-MM-DD&quot;)&amp;&quot;', '&quot;&amp;TEXT([.D144];&quot;YYYY-MM-DD&quot;)&amp;&quot;', '&quot;&amp;TEXT([.E144];&quot;YYYY-MM-DD&quot;)&amp;&quot;', '&quot;&amp;TEXT([.F144];&quot;YYYY-MM-DD&quot;)&amp;&quot;'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'1970-01-01', '1970-01-01', '2010-05-28', '2010-05-28', 1, 1440, 'vaccine');">
            <text:p>INSERT INTO dqa_vaccine_cvx (cvx_code, cvx_label, valid_start_date, use_start_date, use_end_date, valid_end_date, use_month_start, use_month_end, concept_type) VALUES ('117', 'VZIG (IN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5]&amp;&quot;', '&quot;&amp;[.B145]&amp;&quot;', TO_DATE('&quot;&amp;TEXT([.C145];&quot;YYYY-MM-DD&quot;)&amp;&quot;', 'YYYY-MM-DD'), TO_DATE('&quot;&amp;TEXT([.D145];&quot;YYYY-MM-DD&quot;)&amp;&quot;', 'YYYY-MM-DD'), TO_DATE('&quot;&amp;TEXT([.E145];&quot;YYYY-MM-DD&quot;)&amp;&quot;', 'YYYY-MM-DD'), TO_DATE('&quot;&amp;TEXT([.F145];&quot;YYYY-MM-DD&quot;)&amp;&quot;', 'YYYY-MM-DD')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5]&amp;&quot;', '&quot;&amp;[.B145]&amp;&quot;', '&quot;&amp;TEXT([.C145];&quot;YYYY-MM-DD&quot;)&amp;&quot;', '&quot;&amp;TEXT([.D145];&quot;YYYY-MM-DD&quot;)&amp;&quot;', '&quot;&amp;TEXT([.E145];&quot;YYYY-MM-DD&quot;)&amp;&quot;', '&quot;&amp;TEXT([.F145];&quot;YYYY-MM-DD&quot;)&amp;&quot;'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'1970-01-01', '1970-01-01', '2100-01-01', '2100-01-01', 1, 1440, 'vaccine');">
            <text:p>INSERT INTO dqa_vaccine_cvx (cvx_code, cvx_label, valid_start_date, use_start_date, use_end_date, valid_end_date, use_month_start, use_month_end, concept_type) VALUES ('37', 'yellow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1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6]&amp;&quot;', '&quot;&amp;[.B146]&amp;&quot;', TO_DATE('&quot;&amp;TEXT([.C146];&quot;YYYY-MM-DD&quot;)&amp;&quot;', 'YYYY-MM-DD'), TO_DATE('&quot;&amp;TEXT([.D146];&quot;YYYY-MM-DD&quot;)&amp;&quot;', 'YYYY-MM-DD'), TO_DATE('&quot;&amp;TEXT([.E146];&quot;YYYY-MM-DD&quot;)&amp;&quot;', 'YYYY-MM-DD'), TO_DATE('&quot;&amp;TEXT([.F146];&quot;YYYY-MM-DD&quot;)&amp;&quot;', 'YYYY-MM-DD')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6]&amp;&quot;', '&quot;&amp;[.B146]&amp;&quot;', '&quot;&amp;TEXT([.C146];&quot;YYYY-MM-DD&quot;)&amp;&quot;', '&quot;&amp;TEXT([.D146];&quot;YYYY-MM-DD&quot;)&amp;&quot;', '&quot;&amp;TEXT([.E146];&quot;YYYY-MM-DD&quot;)&amp;&quot;', '&quot;&amp;TEXT([.F146];&quot;YYYY-MM-DD&quot;)&amp;&quot;'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'1970-01-01', '1970-01-01', '2100-01-01', '2100-01-01', 1, 1440, 'vaccine');">
            <text:p>INSERT INTO dqa_vaccine_cvx (cvx_code, cvx_label, valid_start_date, use_start_date, use_end_date, valid_end_date, use_month_start, use_month_end, concept_type) VALUES ('121', 'zoster', '1970-01-01', '1970-01-01', '2100-01-01', '2100-01-01', 1, 1440, 'vaccine');</text:p>
          </table:table-cell>
          <table:table-cell table:number-columns-repeated="1011"/>
        </table:table-row>
      </table:table>
      <table:table table:name="MVX" table:style-name="ta1" table:print="false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20" table:default-cell-style-name="ce4"/>
        <table:table-column table:style-name="co23" table:number-columns-repeated="3" table:default-cell-style-name="ce4"/>
        <table:table-column table:style-name="co1" table:number-columns-repeated="1015" table:default-cell-style-name="Default"/>
        <table:table-row table:style-name="ro1">
          <table:table-cell table:style-name="ce3" office:value-type="string">
            <text:p>mvx code</text:p>
          </table:table-cell>
          <table:table-cell table:style-name="ce3" office:value-type="string">
            <text:p>mvx label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INSERT INTO dqa_vaccine_mvx (mvx_code, mvx_label, valid_start_date, use_start_date, use_end_date, valid_end_date) VALUES</text:p>
          </table:table-cell>
          <table:table-cell table:style-name="ce3" table:number-columns-repeated="1014"/>
        </table:table-row>
        <table:table-row table:style-name="ro1">
          <table:table-cell office:value-type="string">
            <text:p>AB</text:p>
          </table:table-cell>
          <table:table-cell office:value-type="string">
            <text:p>Abbott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);&quot;" office:value-type="string" office:string-value="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);&quot;" office:value-type="string" office:string-value="INSERT INTO dqa_vaccine_mvx (mvx_code, mvx_label, valid_start_date, use_start_date, use_end_date, valid_end_date) VALUES ('AB', 'Abbott Laboratories', '1970-01-01', '1970-01-01', '2100-01-01', '2100-01-01');">
            <text:p>INSERT INTO dqa_vaccine_mvx (mvx_code, mvx_label, valid_start_date, use_start_date, use_end_date, valid_end_date) VALUES ('AB', 'Abbott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CA</text:p>
          </table:table-cell>
          <table:table-cell office:value-type="string">
            <text:p>Acambis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);&quot;" office:value-type="string" office:string-value="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</text:p>
          </table:table-cell>
          <table:table-cell table:formula="of:=[.G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);&quot;" office:value-type="string" office:string-value="INSERT INTO dqa_vaccine_mvx (mvx_code, mvx_label, valid_start_date, use_start_date, use_end_date, valid_end_date) VALUES ('ACA', 'Acambis, Inc', '1970-01-01', '1970-01-01', '2010-05-28', '2010-05-28');">
            <text:p>INSERT INTO dqa_vaccine_mvx (mvx_code, mvx_label, valid_start_date, use_start_date, use_end_date, valid_end_date) VALUES ('ACA', 'Acambis, Inc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D</text:p>
          </table:table-cell>
          <table:table-cell office:value-type="string">
            <text:p>Adams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);&quot;" office:value-type="string" office:string-value="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);&quot;" office:value-type="string" office:string-value="INSERT INTO dqa_vaccine_mvx (mvx_code, mvx_label, valid_start_date, use_start_date, use_end_date, valid_end_date) VALUES ('AD', 'Adams Laboratories, Inc.', '1970-01-01', '1970-01-01', '2100-01-01', '2100-01-01');">
            <text:p>INSERT INTO dqa_vaccine_mvx (mvx_code, mvx_label, valid_start_date, use_start_date, use_end_date, valid_end_date) VALUES ('AD', 'Adams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LP</text:p>
          </table:table-cell>
          <table:table-cell office:value-type="string">
            <text:p>Alpha Therapeutic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);&quot;" office:value-type="string" office:string-value="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);&quot;" office:value-type="string" office:string-value="INSERT INTO dqa_vaccine_mvx (mvx_code, mvx_label, valid_start_date, use_start_date, use_end_date, valid_end_date) VALUES ('ALP', 'Alpha Therapeutic Corporation', '1970-01-01', '1970-01-01', '2100-01-01', '2100-01-01');">
            <text:p>INSERT INTO dqa_vaccine_mvx (mvx_code, mvx_label, valid_start_date, use_start_date, use_end_date, valid_end_date) VALUES ('ALP', 'Alpha Therapeutic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R</text:p>
          </table:table-cell>
          <table:table-cell office:value-type="string">
            <text:p>Armo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);&quot;" office:value-type="string" office:string-value="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</text:p>
          </table:table-cell>
          <table:table-cell table:formula="of:=[.G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);&quot;" office:value-type="string" office:string-value="INSERT INTO dqa_vaccine_mvx (mvx_code, mvx_label, valid_start_date, use_start_date, use_end_date, valid_end_date) VALUES ('AR', 'Armour', '1970-01-01', '1970-01-01', '2010-05-28', '2010-05-28');">
            <text:p>INSERT INTO dqa_vaccine_mvx (mvx_code, mvx_label, valid_start_date, use_start_date, use_end_date, valid_end_date) VALUES ('AR', 'Armour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B</text:p>
          </table:table-cell>
          <table:table-cell office:value-type="string">
            <text:p>Aventis Behring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);&quot;" office:value-type="string" office:string-value="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</text:p>
          </table:table-cell>
          <table:table-cell table:formula="of:=[.G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);&quot;" office:value-type="string" office:string-value="INSERT INTO dqa_vaccine_mvx (mvx_code, mvx_label, valid_start_date, use_start_date, use_end_date, valid_end_date) VALUES ('AVB', 'Aventis Behring L.L.C.', '1970-01-01', '1970-01-01', '2010-05-28', '2010-05-28');">
            <text:p>INSERT INTO dqa_vaccine_mvx (mvx_code, mvx_label, valid_start_date, use_start_date, use_end_date, valid_end_date) VALUES ('AVB', 'Aventis Behring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I</text:p>
          </table:table-cell>
          <table:table-cell office:value-type="string">
            <text:p>Avir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);&quot;" office:value-type="string" office:string-value="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</text:p>
          </table:table-cell>
          <table:table-cell table:formula="of:=[.G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);&quot;" office:value-type="string" office:string-value="INSERT INTO dqa_vaccine_mvx (mvx_code, mvx_label, valid_start_date, use_start_date, use_end_date, valid_end_date) VALUES ('AVI', 'Aviron', '1970-01-01', '1970-01-01', '2010-05-28', '2010-05-28');">
            <text:p>INSERT INTO dqa_vaccine_mvx (mvx_code, mvx_label, valid_start_date, use_start_date, use_end_date, valid_end_date) VALUES ('AVI', 'Avir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</text:p>
          </table:table-cell>
          <table:table-cell office:value-type="string">
            <text:p>Baxter Healthcare Corporation-inact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);&quot;" office:value-type="string" office:string-value="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</text:p>
          </table:table-cell>
          <table:table-cell table:formula="of:=[.G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);&quot;" office:value-type="string" office:string-value="INSERT INTO dqa_vaccine_mvx (mvx_code, mvx_label, valid_start_date, use_start_date, use_end_date, valid_end_date) VALUES ('BA', 'Baxter Healthcare Corporation-inactive', '1970-01-01', '1970-01-01', '2010-05-28', '2010-05-28');">
            <text:p>INSERT INTO dqa_vaccine_mvx (mvx_code, mvx_label, valid_start_date, use_start_date, use_end_date, valid_end_date) VALUES ('BA', 'Baxter Healthcare Corporation-inactiv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H</text:p>
          </table:table-cell>
          <table:table-cell office:value-type="string">
            <text:p>Baxter Healthcar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);&quot;" office:value-type="string" office:string-value="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);&quot;" office:value-type="string" office:string-value="INSERT INTO dqa_vaccine_mvx (mvx_code, mvx_label, valid_start_date, use_start_date, use_end_date, valid_end_date) VALUES ('BAH', 'Baxter Healthcare Corporation', '1970-01-01', '1970-01-01', '2100-01-01', '2100-01-01');">
            <text:p>INSERT INTO dqa_vaccine_mvx (mvx_code, mvx_label, valid_start_date, use_start_date, use_end_date, valid_end_date) VALUES ('BAH', 'Baxter Healthcar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AY</text:p>
          </table:table-cell>
          <table:table-cell office:value-type="string">
            <text:p>Bayer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);&quot;" office:value-type="string" office:string-value="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);&quot;" office:value-type="string" office:string-value="INSERT INTO dqa_vaccine_mvx (mvx_code, mvx_label, valid_start_date, use_start_date, use_end_date, valid_end_date) VALUES ('BAY', 'Bayer Corporation', '1970-01-01', '1970-01-01', '2010-05-28', '2010-05-28');">
            <text:p>INSERT INTO dqa_vaccine_mvx (mvx_code, mvx_label, valid_start_date, use_start_date, use_end_date, valid_end_date) VALUES ('BAY', 'Bayer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</text:p>
          </table:table-cell>
          <table:table-cell office:value-type="string">
            <text:p>Berna Product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);&quot;" office:value-type="string" office:string-value="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</text:p>
          </table:table-cell>
          <table:table-cell table:formula="of:=[.G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);&quot;" office:value-type="string" office:string-value="INSERT INTO dqa_vaccine_mvx (mvx_code, mvx_label, valid_start_date, use_start_date, use_end_date, valid_end_date) VALUES ('BP', 'Berna Products', '1970-01-01', '1970-01-01', '2010-05-28', '2010-05-28');">
            <text:p>INSERT INTO dqa_vaccine_mvx (mvx_code, mvx_label, valid_start_date, use_start_date, use_end_date, valid_end_date) VALUES ('BP', 'Berna Product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C</text:p>
          </table:table-cell>
          <table:table-cell office:value-type="string">
            <text:p>Berna Product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);&quot;" office:value-type="string" office:string-value="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);&quot;" office:value-type="string" office:string-value="INSERT INTO dqa_vaccine_mvx (mvx_code, mvx_label, valid_start_date, use_start_date, use_end_date, valid_end_date) VALUES ('BPC', 'Berna Products Corporation', '1970-01-01', '1970-01-01', '2100-01-01', '2100-01-01');">
            <text:p>INSERT INTO dqa_vaccine_mvx (mvx_code, mvx_label, valid_start_date, use_start_date, use_end_date, valid_end_date) VALUES ('BPC', 'Berna Product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TP</text:p>
          </table:table-cell>
          <table:table-cell office:value-type="string">
            <text:p>Biotest Pharmaceutical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);&quot;" office:value-type="string" office:string-value="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);&quot;" office:value-type="string" office:string-value="INSERT INTO dqa_vaccine_mvx (mvx_code, mvx_label, valid_start_date, use_start_date, use_end_date, valid_end_date) VALUES ('BTP', 'Biotest Pharmaceuticals Corporation', '1970-01-01', '1970-01-01', '2100-01-01', '2100-01-01');">
            <text:p>INSERT INTO dqa_vaccine_mvx (mvx_code, mvx_label, valid_start_date, use_start_date, use_end_date, valid_end_date) VALUES ('BTP', 'Biotest Pharmaceutical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IP</text:p>
          </table:table-cell>
          <table:table-cell office:value-type="string">
            <text:p>Emergent BioDefense Operations Lans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);&quot;" office:value-type="string" office:string-value="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</text:p>
          </table:table-cell>
          <table:table-cell table:formula="of:=[.G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);&quot;" office:value-type="string" office:string-value="INSERT INTO dqa_vaccine_mvx (mvx_code, mvx_label, valid_start_date, use_start_date, use_end_date, valid_end_date) VALUES ('MIP', 'Emergent BioDefense Operations Lansing', '1970-01-01', '1970-01-01', '2100-01-01', '2100-01-01');">
            <text:p>INSERT INTO dqa_vaccine_mvx (mvx_code, mvx_label, valid_start_date, use_start_date, use_end_date, valid_end_date) VALUES ('MIP', 'Emergent BioDefense Operations Lansing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SL</text:p>
          </table:table-cell>
          <table:table-cell office:value-type="string">
            <text:p>CSL Behring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);&quot;" office:value-type="string" office:string-value="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</text:p>
          </table:table-cell>
          <table:table-cell table:formula="of:=[.G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);&quot;" office:value-type="string" office:string-value="INSERT INTO dqa_vaccine_mvx (mvx_code, mvx_label, valid_start_date, use_start_date, use_end_date, valid_end_date) VALUES ('CSL', 'CSL Behring, Inc', '1970-01-01', '1970-01-01', '2100-01-01', '2100-01-01');">
            <text:p>INSERT INTO dqa_vaccine_mvx (mvx_code, mvx_label, valid_start_date, use_start_date, use_end_date, valid_end_date) VALUES ('CSL', 'CSL Behring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NJ</text:p>
          </table:table-cell>
          <table:table-cell office:value-type="string">
            <text:p>Cangen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);&quot;" office:value-type="string" office:string-value="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);&quot;" office:value-type="string" office:string-value="INSERT INTO dqa_vaccine_mvx (mvx_code, mvx_label, valid_start_date, use_start_date, use_end_date, valid_end_date) VALUES ('CNJ', 'Cangene Corporation', '1970-01-01', '1970-01-01', '2100-01-01', '2100-01-01');">
            <text:p>INSERT INTO dqa_vaccine_mvx (mvx_code, mvx_label, valid_start_date, use_start_date, use_end_date, valid_end_date) VALUES ('CNJ', 'Cangen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MP</text:p>
          </table:table-cell>
          <table:table-cell office:value-type="string">
            <text:p>Celltech Medeva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);&quot;" office:value-type="string" office:string-value="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);&quot;" office:value-type="string" office:string-value="INSERT INTO dqa_vaccine_mvx (mvx_code, mvx_label, valid_start_date, use_start_date, use_end_date, valid_end_date) VALUES ('CMP', 'Celltech Medeva Pharmaceuticals', '1970-01-01', '1970-01-01', '2010-05-28', '2010-05-28');">
            <text:p>INSERT INTO dqa_vaccine_mvx (mvx_code, mvx_label, valid_start_date, use_start_date, use_end_date, valid_end_date) VALUES ('CMP', 'Celltech Medeva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EN</text:p>
          </table:table-cell>
          <table:table-cell office:value-type="string">
            <text:p>Centeon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);&quot;" office:value-type="string" office:string-value="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</text:p>
          </table:table-cell>
          <table:table-cell table:formula="of:=[.G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);&quot;" office:value-type="string" office:string-value="INSERT INTO dqa_vaccine_mvx (mvx_code, mvx_label, valid_start_date, use_start_date, use_end_date, valid_end_date) VALUES ('CEN', 'Centeon L.L.C.', '1970-01-01', '1970-01-01', '2010-05-28', '2010-05-28');">
            <text:p>INSERT INTO dqa_vaccine_mvx (mvx_code, mvx_label, valid_start_date, use_start_date, use_end_date, valid_end_date) VALUES ('CEN', 'Centeon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HI</text:p>
          </table:table-cell>
          <table:table-cell office:value-type="string">
            <text:p>Chiron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);&quot;" office:value-type="string" office:string-value="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);&quot;" office:value-type="string" office:string-value="INSERT INTO dqa_vaccine_mvx (mvx_code, mvx_label, valid_start_date, use_start_date, use_end_date, valid_end_date) VALUES ('CHI', 'Chiron Corporation', '1970-01-01', '1970-01-01', '2010-05-28', '2010-05-28');">
            <text:p>INSERT INTO dqa_vaccine_mvx (mvx_code, mvx_label, valid_start_date, use_start_date, use_end_date, valid_end_date) VALUES ('CHI', 'Chiron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ON</text:p>
          </table:table-cell>
          <table:table-cell office:value-type="string">
            <text:p>Connaugh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);&quot;" office:value-type="string" office:string-value="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</text:p>
          </table:table-cell>
          <table:table-cell table:formula="of:=[.G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);&quot;" office:value-type="string" office:string-value="INSERT INTO dqa_vaccine_mvx (mvx_code, mvx_label, valid_start_date, use_start_date, use_end_date, valid_end_date) VALUES ('CON', 'Connaught', '1970-01-01', '1970-01-01', '2010-05-28', '2010-05-28');">
            <text:p>INSERT INTO dqa_vaccine_mvx (mvx_code, mvx_label, valid_start_date, use_start_date, use_end_date, valid_end_date) VALUES ('CON', 'Connaugh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DVC</text:p>
          </table:table-cell>
          <table:table-cell office:value-type="string">
            <text:p>DynPort Vaccine Company, LL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);&quot;" office:value-type="string" office:string-value="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</text:p>
          </table:table-cell>
          <table:table-cell table:formula="of:=[.G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);&quot;" office:value-type="string" office:string-value="INSERT INTO dqa_vaccine_mvx (mvx_code, mvx_label, valid_start_date, use_start_date, use_end_date, valid_end_date) VALUES ('DVC', 'DynPort Vaccine Company, LLC', '1970-01-01', '1970-01-01', '2100-01-01', '2100-01-01');">
            <text:p>INSERT INTO dqa_vaccine_mvx (mvx_code, mvx_label, valid_start_date, use_start_date, use_end_date, valid_end_date) VALUES ('DVC', 'DynPort Vaccine Company, LL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EVN</text:p>
          </table:table-cell>
          <table:table-cell office:value-type="string">
            <text:p>Evans Medical Limi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);&quot;" office:value-type="string" office:string-value="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</text:p>
          </table:table-cell>
          <table:table-cell table:formula="of:=[.G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);&quot;" office:value-type="string" office:string-value="INSERT INTO dqa_vaccine_mvx (mvx_code, mvx_label, valid_start_date, use_start_date, use_end_date, valid_end_date) VALUES ('EVN', 'Evans Medical Limited', '1970-01-01', '1970-01-01', '2010-05-28', '2010-05-28');">
            <text:p>INSERT INTO dqa_vaccine_mvx (mvx_code, mvx_label, valid_start_date, use_start_date, use_end_date, valid_end_date) VALUES ('EVN', 'Evans Medical Limited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GEO</text:p>
          </table:table-cell>
          <table:table-cell office:value-type="string">
            <text:p>GeoVax Lab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);&quot;" office:value-type="string" office:string-value="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);&quot;" office:value-type="string" office:string-value="INSERT INTO dqa_vaccine_mvx (mvx_code, mvx_label, valid_start_date, use_start_date, use_end_date, valid_end_date) VALUES ('GEO', 'GeoVax Labs, Inc.', '1970-01-01', '1970-01-01', '2100-01-01', '2100-01-01');">
            <text:p>INSERT INTO dqa_vaccine_mvx (mvx_code, mvx_label, valid_start_date, use_start_date, use_end_date, valid_end_date) VALUES ('GEO', 'GeoVax Lab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KB</text:p>
          </table:table-cell>
          <table:table-cell office:value-type="string">
            <text:p>GlaxoSmithKl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);&quot;" office:value-type="string" office:string-value="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</text:p>
          </table:table-cell>
          <table:table-cell table:formula="of:=[.G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);&quot;" office:value-type="string" office:string-value="INSERT INTO dqa_vaccine_mvx (mvx_code, mvx_label, valid_start_date, use_start_date, use_end_date, valid_end_date) VALUES ('SKB', 'GlaxoSmithKline', '1970-01-01', '1970-01-01', '2100-01-01', '2100-01-01');">
            <text:p>INSERT INTO dqa_vaccine_mvx (mvx_code, mvx_label, valid_start_date, use_start_date, use_end_date, valid_end_date) VALUES ('SKB', 'GlaxoSmithKline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GRE</text:p>
          </table:table-cell>
          <table:table-cell office:value-type="string">
            <text:p>Greer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);&quot;" office:value-type="string" office:string-value="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);&quot;" office:value-type="string" office:string-value="INSERT INTO dqa_vaccine_mvx (mvx_code, mvx_label, valid_start_date, use_start_date, use_end_date, valid_end_date) VALUES ('GRE', 'Greer Laboratories, Inc.', '1970-01-01', '1970-01-01', '2100-01-01', '2100-01-01');">
            <text:p>INSERT INTO dqa_vaccine_mvx (mvx_code, mvx_label, valid_start_date, use_start_date, use_end_date, valid_end_date) VALUES ('GRE', 'Greer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AG</text:p>
          </table:table-cell>
          <table:table-cell office:value-type="string">
            <text:p>Immuno International A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);&quot;" office:value-type="string" office:string-value="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</text:p>
          </table:table-cell>
          <table:table-cell table:formula="of:=[.G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);&quot;" office:value-type="string" office:string-value="INSERT INTO dqa_vaccine_mvx (mvx_code, mvx_label, valid_start_date, use_start_date, use_end_date, valid_end_date) VALUES ('IAG', 'Immuno International AG', '1970-01-01', '1970-01-01', '2010-05-28', '2010-05-28');">
            <text:p>INSERT INTO dqa_vaccine_mvx (mvx_code, mvx_label, valid_start_date, use_start_date, use_end_date, valid_end_date) VALUES ('IAG', 'Immuno International A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IUS</text:p>
          </table:table-cell>
          <table:table-cell office:value-type="string">
            <text:p>Immuno-U.S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);&quot;" office:value-type="string" office:string-value="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</text:p>
          </table:table-cell>
          <table:table-cell table:formula="of:=[.G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);&quot;" office:value-type="string" office:string-value="INSERT INTO dqa_vaccine_mvx (mvx_code, mvx_label, valid_start_date, use_start_date, use_end_date, valid_end_date) VALUES ('IUS', 'Immuno-U.S., Inc.', '1970-01-01', '1970-01-01', '2100-01-01', '2100-01-01');">
            <text:p>INSERT INTO dqa_vaccine_mvx (mvx_code, mvx_label, valid_start_date, use_start_date, use_end_date, valid_end_date) VALUES ('IUS', 'Immuno-U.S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NT</text:p>
          </table:table-cell>
          <table:table-cell office:value-type="string">
            <text:p>Intercell Biomed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);&quot;" office:value-type="string" office:string-value="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</text:p>
          </table:table-cell>
          <table:table-cell table:formula="of:=[.G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);&quot;" office:value-type="string" office:string-value="INSERT INTO dqa_vaccine_mvx (mvx_code, mvx_label, valid_start_date, use_start_date, use_end_date, valid_end_date) VALUES ('INT', 'Intercell Biomedical', '1970-01-01', '1970-01-01', '2100-01-01', '2100-01-01');">
            <text:p>INSERT INTO dqa_vaccine_mvx (mvx_code, mvx_label, valid_start_date, use_start_date, use_end_date, valid_end_date) VALUES ('INT', 'Intercell Biomedical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KGC</text:p>
          </table:table-cell>
          <table:table-cell office:value-type="string">
            <text:p>Korea Green Cros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);&quot;" office:value-type="string" office:string-value="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);&quot;" office:value-type="string" office:string-value="INSERT INTO dqa_vaccine_mvx (mvx_code, mvx_label, valid_start_date, use_start_date, use_end_date, valid_end_date) VALUES ('KGC', 'Korea Green Cross Corporation', '1970-01-01', '1970-01-01', '2100-01-01', '2100-01-01');">
            <text:p>INSERT INTO dqa_vaccine_mvx (mvx_code, mvx_label, valid_start_date, use_start_date, use_end_date, valid_end_date) VALUES ('KGC', 'Korea Green Cros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LED</text:p>
          </table:table-cell>
          <table:table-cell office:value-type="string">
            <text:p>Leder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);&quot;" office:value-type="string" office:string-value="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</text:p>
          </table:table-cell>
          <table:table-cell table:formula="of:=[.G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);&quot;" office:value-type="string" office:string-value="INSERT INTO dqa_vaccine_mvx (mvx_code, mvx_label, valid_start_date, use_start_date, use_end_date, valid_end_date) VALUES ('LED', 'Lederle', '1970-01-01', '1970-01-01', '2010-05-28', '2010-05-28');">
            <text:p>INSERT INTO dqa_vaccine_mvx (mvx_code, mvx_label, valid_start_date, use_start_date, use_end_date, valid_end_date) VALUES ('LED', 'Lederl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BL</text:p>
          </table:table-cell>
          <table:table-cell office:value-type="string">
            <text:p>Massachusetts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);&quot;" office:value-type="string" office:string-value="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);&quot;" office:value-type="string" office:string-value="INSERT INTO dqa_vaccine_mvx (mvx_code, mvx_label, valid_start_date, use_start_date, use_end_date, valid_end_date) VALUES ('MBL', 'Massachusetts Biologic Laboratories', '1970-01-01', '1970-01-01', '2100-01-01', '2100-01-01');">
            <text:p>INSERT INTO dqa_vaccine_mvx (mvx_code, mvx_label, valid_start_date, use_start_date, use_end_date, valid_end_date) VALUES ('MBL', 'Massachusetts Biologic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A</text:p>
          </table:table-cell>
          <table:table-cell office:value-type="string">
            <text:p>Massachusetts Public Health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);&quot;" office:value-type="string" office:string-value="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</text:p>
          </table:table-cell>
          <table:table-cell table:formula="of:=[.G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);&quot;" office:value-type="string" office:string-value="INSERT INTO dqa_vaccine_mvx (mvx_code, mvx_label, valid_start_date, use_start_date, use_end_date, valid_end_date) VALUES ('MA', 'Massachusetts Public Health Biologic Laboratories', '1970-01-01', '1970-01-01', '2010-05-28', '2010-05-28');">
            <text:p>INSERT INTO dqa_vaccine_mvx (mvx_code, mvx_label, valid_start_date, use_start_date, use_end_date, valid_end_date) VALUES ('MA', 'Massachusetts Public Health Biologic Laboratori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ED</text:p>
          </table:table-cell>
          <table:table-cell office:value-type="string">
            <text:p>MedImmu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);&quot;" office:value-type="string" office:string-value="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</text:p>
          </table:table-cell>
          <table:table-cell table:formula="of:=[.G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);&quot;" office:value-type="string" office:string-value="INSERT INTO dqa_vaccine_mvx (mvx_code, mvx_label, valid_start_date, use_start_date, use_end_date, valid_end_date) VALUES ('MED', 'MedImmune, Inc.', '1970-01-01', '1970-01-01', '2100-01-01', '2100-01-01');">
            <text:p>INSERT INTO dqa_vaccine_mvx (mvx_code, mvx_label, valid_start_date, use_start_date, use_end_date, valid_end_date) VALUES ('MED', 'MedImmune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SD</text:p>
          </table:table-cell>
          <table:table-cell office:value-type="string">
            <text:p>Merck and Co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);&quot;" office:value-type="string" office:string-value="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</text:p>
          </table:table-cell>
          <table:table-cell table:formula="of:=[.G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);&quot;" office:value-type="string" office:string-value="INSERT INTO dqa_vaccine_mvx (mvx_code, mvx_label, valid_start_date, use_start_date, use_end_date, valid_end_date) VALUES ('MSD', 'Merck and Co., Inc.', '1970-01-01', '1970-01-01', '2100-01-01', '2100-01-01');">
            <text:p>INSERT INTO dqa_vaccine_mvx (mvx_code, mvx_label, valid_start_date, use_start_date, use_end_date, valid_end_date) VALUES ('MSD', 'Merck and Co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Merieu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);&quot;" office:value-type="string" office:string-value="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</text:p>
          </table:table-cell>
          <table:table-cell table:formula="of:=[.G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);&quot;" office:value-type="string" office:string-value="INSERT INTO dqa_vaccine_mvx (mvx_code, mvx_label, valid_start_date, use_start_date, use_end_date, valid_end_date) VALUES ('IM', 'Merieux', '1970-01-01', '1970-01-01', '2010-05-28', '2010-05-28');">
            <text:p>INSERT INTO dqa_vaccine_mvx (mvx_code, mvx_label, valid_start_date, use_start_date, use_end_date, valid_end_date) VALUES ('IM', 'Merieux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IL</text:p>
          </table:table-cell>
          <table:table-cell office:value-type="string">
            <text:p>Mi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);&quot;" office:value-type="string" office:string-value="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</text:p>
          </table:table-cell>
          <table:table-cell table:formula="of:=[.G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);&quot;" office:value-type="string" office:string-value="INSERT INTO dqa_vaccine_mvx (mvx_code, mvx_label, valid_start_date, use_start_date, use_end_date, valid_end_date) VALUES ('MIL', 'Miles', '1970-01-01', '1970-01-01', '2010-05-28', '2010-05-28');">
            <text:p>INSERT INTO dqa_vaccine_mvx (mvx_code, mvx_label, valid_start_date, use_start_date, use_end_date, valid_end_date) VALUES ('MIL', 'Mil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AB</text:p>
          </table:table-cell>
          <table:table-cell office:value-type="string">
            <text:p>NAB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);&quot;" office:value-type="string" office:string-value="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</text:p>
          </table:table-cell>
          <table:table-cell table:formula="of:=[.G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);&quot;" office:value-type="string" office:string-value="INSERT INTO dqa_vaccine_mvx (mvx_code, mvx_label, valid_start_date, use_start_date, use_end_date, valid_end_date) VALUES ('NAB', 'NABI', '1970-01-01', '1970-01-01', '2100-01-01', '2100-01-01');">
            <text:p>INSERT INTO dqa_vaccine_mvx (mvx_code, mvx_label, valid_start_date, use_start_date, use_end_date, valid_end_date) VALUES ('NAB', 'NABI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YB</text:p>
          </table:table-cell>
          <table:table-cell office:value-type="string">
            <text:p>New York Blood Cen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);&quot;" office:value-type="string" office:string-value="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</text:p>
          </table:table-cell>
          <table:table-cell table:formula="of:=[.G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);&quot;" office:value-type="string" office:string-value="INSERT INTO dqa_vaccine_mvx (mvx_code, mvx_label, valid_start_date, use_start_date, use_end_date, valid_end_date) VALUES ('NYB', 'New York Blood Center', '1970-01-01', '1970-01-01', '2100-01-01', '2100-01-01');">
            <text:p>INSERT INTO dqa_vaccine_mvx (mvx_code, mvx_label, valid_start_date, use_start_date, use_end_date, valid_end_date) VALUES ('NYB', 'New York Blood Cent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AV</text:p>
          </table:table-cell>
          <table:table-cell office:value-type="string">
            <text:p>North American Vacci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);&quot;" office:value-type="string" office:string-value="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</text:p>
          </table:table-cell>
          <table:table-cell table:formula="of:=[.G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);&quot;" office:value-type="string" office:string-value="INSERT INTO dqa_vaccine_mvx (mvx_code, mvx_label, valid_start_date, use_start_date, use_end_date, valid_end_date) VALUES ('NAV', 'North American Vaccine, Inc.', '1970-01-01', '1970-01-01', '2010-05-28', '2010-05-28');">
            <text:p>INSERT INTO dqa_vaccine_mvx (mvx_code, mvx_label, valid_start_date, use_start_date, use_end_date, valid_end_date) VALUES ('NAV', 'North American Vaccine, In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Novartis Pharmaceutical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);&quot;" office:value-type="string" office:string-value="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);&quot;" office:value-type="string" office:string-value="INSERT INTO dqa_vaccine_mvx (mvx_code, mvx_label, valid_start_date, use_start_date, use_end_date, valid_end_date) VALUES ('NOV', 'Novartis Pharmaceutical Corporation', '1970-01-01', '1970-01-01', '2100-01-01', '2100-01-01');">
            <text:p>INSERT INTO dqa_vaccine_mvx (mvx_code, mvx_label, valid_start_date, use_start_date, use_end_date, valid_end_date) VALUES ('NOV', 'Novartis Pharmaceutical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VX</text:p>
          </table:table-cell>
          <table:table-cell office:value-type="string">
            <text:p>Novavax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);&quot;" office:value-type="string" office:string-value="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</text:p>
          </table:table-cell>
          <table:table-cell table:formula="of:=[.G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);&quot;" office:value-type="string" office:string-value="INSERT INTO dqa_vaccine_mvx (mvx_code, mvx_label, valid_start_date, use_start_date, use_end_date, valid_end_date) VALUES ('NVX', 'Novavax, Inc.', '1970-01-01', '1970-01-01', '2100-01-01', '2100-01-01');">
            <text:p>INSERT INTO dqa_vaccine_mvx (mvx_code, mvx_label, valid_start_date, use_start_date, use_end_date, valid_end_date) VALUES ('NVX', 'Novavax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TC</text:p>
          </table:table-cell>
          <table:table-cell office:value-type="string">
            <text:p>Organon Teknika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);&quot;" office:value-type="string" office:string-value="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);&quot;" office:value-type="string" office:string-value="INSERT INTO dqa_vaccine_mvx (mvx_code, mvx_label, valid_start_date, use_start_date, use_end_date, valid_end_date) VALUES ('OTC', 'Organon Teknika Corporation', '1970-01-01', '1970-01-01', '2100-01-01', '2100-01-01');">
            <text:p>INSERT INTO dqa_vaccine_mvx (mvx_code, mvx_label, valid_start_date, use_start_date, use_end_date, valid_end_date) VALUES ('OTC', 'Organon Teknika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RT</text:p>
          </table:table-cell>
          <table:table-cell office:value-type="string">
            <text:p>Ortho-clinical Diagnos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);&quot;" office:value-type="string" office:string-value="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</text:p>
          </table:table-cell>
          <table:table-cell table:formula="of:=[.G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);&quot;" office:value-type="string" office:string-value="INSERT INTO dqa_vaccine_mvx (mvx_code, mvx_label, valid_start_date, use_start_date, use_end_date, valid_end_date) VALUES ('ORT', 'Ortho-clinical Diagnostics', '1970-01-01', '1970-01-01', '2100-01-01', '2100-01-01');">
            <text:p>INSERT INTO dqa_vaccine_mvx (mvx_code, mvx_label, valid_start_date, use_start_date, use_end_date, valid_end_date) VALUES ('ORT', 'Ortho-clinical Diagnos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D</text:p>
          </table:table-cell>
          <table:table-cell office:value-type="string">
            <text:p>Parkedale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);&quot;" office:value-type="string" office:string-value="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);&quot;" office:value-type="string" office:string-value="INSERT INTO dqa_vaccine_mvx (mvx_code, mvx_label, valid_start_date, use_start_date, use_end_date, valid_end_date) VALUES ('PD', 'Parkedale Pharmaceuticals', '1970-01-01', '1970-01-01', '2010-05-28', '2010-05-28');">
            <text:p>INSERT INTO dqa_vaccine_mvx (mvx_code, mvx_label, valid_start_date, use_start_date, use_end_date, valid_end_date) VALUES ('PD', 'Parkedale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WJ</text:p>
          </table:table-cell>
          <table:table-cell office:value-type="string">
            <text:p>PowderJect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);&quot;" office:value-type="string" office:string-value="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);&quot;" office:value-type="string" office:string-value="INSERT INTO dqa_vaccine_mvx (mvx_code, mvx_label, valid_start_date, use_start_date, use_end_date, valid_end_date) VALUES ('PWJ', 'PowderJect Pharmaceuticals', '1970-01-01', '1970-01-01', '2010-05-28', '2010-05-28');">
            <text:p>INSERT INTO dqa_vaccine_mvx (mvx_code, mvx_label, valid_start_date, use_start_date, use_end_date, valid_end_date) VALUES ('PWJ', 'PowderJect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RX</text:p>
          </table:table-cell>
          <table:table-cell office:value-type="string">
            <text:p>Praxis Biolog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);&quot;" office:value-type="string" office:string-value="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</text:p>
          </table:table-cell>
          <table:table-cell table:formula="of:=[.G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);&quot;" office:value-type="string" office:string-value="INSERT INTO dqa_vaccine_mvx (mvx_code, mvx_label, valid_start_date, use_start_date, use_end_date, valid_end_date) VALUES ('PRX', 'Praxis Biologics', '1970-01-01', '1970-01-01', '2010-05-28', '2010-05-28');">
            <text:p>INSERT INTO dqa_vaccine_mvx (mvx_code, mvx_label, valid_start_date, use_start_date, use_end_date, valid_end_date) VALUES ('PRX', 'Praxis Biologic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JPN</text:p>
          </table:table-cell>
          <table:table-cell office:value-type="string">
            <text:p>The Research Foundation for Microbial Diseases of Osaka University (BIK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);&quot;" office:value-type="string" office:string-value="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</text:p>
          </table:table-cell>
          <table:table-cell table:formula="of:=[.G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);&quot;" office:value-type="string" office:string-value="INSERT INTO dqa_vaccine_mvx (mvx_code, mvx_label, valid_start_date, use_start_date, use_end_date, valid_end_date) VALUES ('JPN', 'The Research Foundation for Microbial Diseases of Osaka University (BIKEN)', '1970-01-01', '1970-01-01', '2100-01-01', '2100-01-01');">
            <text:p>INSERT INTO dqa_vaccine_mvx (mvx_code, mvx_label, valid_start_date, use_start_date, use_end_date, valid_end_date) VALUES ('JPN', 'The Research Foundation for Microbial Diseases of Osaka University (BIKEN)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MC</text:p>
          </table:table-cell>
          <table:table-cell office:value-type="string">
            <text:p>sanofi paste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);&quot;" office:value-type="string" office:string-value="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</text:p>
          </table:table-cell>
          <table:table-cell table:formula="of:=[.G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);&quot;" office:value-type="string" office:string-value="INSERT INTO dqa_vaccine_mvx (mvx_code, mvx_label, valid_start_date, use_start_date, use_end_date, valid_end_date) VALUES ('PMC', 'sanofi pasteur', '1970-01-01', '1970-01-01', '2100-01-01', '2100-01-01');">
            <text:p>INSERT INTO dqa_vaccine_mvx (mvx_code, mvx_label, valid_start_date, use_start_date, use_end_date, valid_end_date) VALUES ('PMC', 'sanofi pasteu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CL</text:p>
          </table:table-cell>
          <table:table-cell office:value-type="string">
            <text:p>Sclavo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);&quot;" office:value-type="string" office:string-value="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</text:p>
          </table:table-cell>
          <table:table-cell table:formula="of:=[.G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);&quot;" office:value-type="string" office:string-value="INSERT INTO dqa_vaccine_mvx (mvx_code, mvx_label, valid_start_date, use_start_date, use_end_date, valid_end_date) VALUES ('SCL', 'Sclavo, Inc.', '1970-01-01', '1970-01-01', '2100-01-01', '2100-01-01');">
            <text:p>INSERT INTO dqa_vaccine_mvx (mvx_code, mvx_label, valid_start_date, use_start_date, use_end_date, valid_end_date) VALUES ('SCL', 'Sclavo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OL</text:p>
          </table:table-cell>
          <table:table-cell office:value-type="string">
            <text:p>Solvay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);&quot;" office:value-type="string" office:string-value="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);&quot;" office:value-type="string" office:string-value="INSERT INTO dqa_vaccine_mvx (mvx_code, mvx_label, valid_start_date, use_start_date, use_end_date, valid_end_date) VALUES ('SOL', 'Solvay Pharmaceuticals', '1970-01-01', '1970-01-01', '2010-05-28', '2010-05-28');">
            <text:p>INSERT INTO dqa_vaccine_mvx (mvx_code, mvx_label, valid_start_date, use_start_date, use_end_date, valid_end_date) VALUES ('SOL', 'Solvay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SI</text:p>
          </table:table-cell>
          <table:table-cell office:value-type="string">
            <text:p>Swiss Serum and Vaccine Inst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);&quot;" office:value-type="string" office:string-value="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</text:p>
          </table:table-cell>
          <table:table-cell table:formula="of:=[.G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);&quot;" office:value-type="string" office:string-value="INSERT INTO dqa_vaccine_mvx (mvx_code, mvx_label, valid_start_date, use_start_date, use_end_date, valid_end_date) VALUES ('SI', 'Swiss Serum and Vaccine Inst.', '1970-01-01', '1970-01-01', '2010-05-28', '2010-05-28');">
            <text:p>INSERT INTO dqa_vaccine_mvx (mvx_code, mvx_label, valid_start_date, use_start_date, use_end_date, valid_end_date) VALUES ('SI', 'Swiss Serum and Vaccine Inst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TAL</text:p>
          </table:table-cell>
          <table:table-cell office:value-type="string">
            <text:p>Talecris Biotherapeu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);&quot;" office:value-type="string" office:string-value="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</text:p>
          </table:table-cell>
          <table:table-cell table:formula="of:=[.G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);&quot;" office:value-type="string" office:string-value="INSERT INTO dqa_vaccine_mvx (mvx_code, mvx_label, valid_start_date, use_start_date, use_end_date, valid_end_date) VALUES ('TAL', 'Talecris Biotherapeutics', '1970-01-01', '1970-01-01', '2100-01-01', '2100-01-01');">
            <text:p>INSERT INTO dqa_vaccine_mvx (mvx_code, mvx_label, valid_start_date, use_start_date, use_end_date, valid_end_date) VALUES ('TAL', 'Talecris Biotherapeu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SA</text:p>
          </table:table-cell>
          <table:table-cell office:value-type="string">
            <text:p>United States Army Medical Research and Material Comman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);&quot;" office:value-type="string" office:string-value="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</text:p>
          </table:table-cell>
          <table:table-cell table:formula="of:=[.G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);&quot;" office:value-type="string" office:string-value="INSERT INTO dqa_vaccine_mvx (mvx_code, mvx_label, valid_start_date, use_start_date, use_end_date, valid_end_date) VALUES ('USA', 'United States Army Medical Research and Material Command', '1970-01-01', '1970-01-01', '2100-01-01', '2100-01-01');">
            <text:p>INSERT INTO dqa_vaccine_mvx (mvx_code, mvx_label, valid_start_date, use_start_date, use_end_date, valid_end_date) VALUES ('USA', 'United States Army Medical Research and Material Command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VXG</text:p>
          </table:table-cell>
          <table:table-cell office:value-type="string">
            <text:p>VaxGe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);&quot;" office:value-type="string" office:string-value="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</text:p>
          </table:table-cell>
          <table:table-cell table:formula="of:=[.G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);&quot;" office:value-type="string" office:string-value="INSERT INTO dqa_vaccine_mvx (mvx_code, mvx_label, valid_start_date, use_start_date, use_end_date, valid_end_date) VALUES ('VXG', 'VaxGen', '1970-01-01', '1970-01-01', '2010-05-28', '2010-05-28');">
            <text:p>INSERT INTO dqa_vaccine_mvx (mvx_code, mvx_label, valid_start_date, use_start_date, use_end_date, valid_end_date) VALUES ('VXG', 'VaxGe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</text:p>
          </table:table-cell>
          <table:table-cell office:value-type="string">
            <text:p>Wyeth-Ayer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);&quot;" office:value-type="string" office:string-value="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</text:p>
          </table:table-cell>
          <table:table-cell table:formula="of:=[.G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);&quot;" office:value-type="string" office:string-value="INSERT INTO dqa_vaccine_mvx (mvx_code, mvx_label, valid_start_date, use_start_date, use_end_date, valid_end_date) VALUES ('WA', 'Wyeth-Ayerst', '1970-01-01', '1970-01-01', '2010-05-28', '2010-05-28');">
            <text:p>INSERT INTO dqa_vaccine_mvx (mvx_code, mvx_label, valid_start_date, use_start_date, use_end_date, valid_end_date) VALUES ('WA', 'Wyeth-Ayers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L</text:p>
          </table:table-cell>
          <table:table-cell office:value-type="string">
            <text:p>Wyeth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);&quot;" office:value-type="string" office:string-value="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</text:p>
          </table:table-cell>
          <table:table-cell table:formula="of:=[.G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);&quot;" office:value-type="string" office:string-value="INSERT INTO dqa_vaccine_mvx (mvx_code, mvx_label, valid_start_date, use_start_date, use_end_date, valid_end_date) VALUES ('WAL', 'Wyeth', '1970-01-01', '1970-01-01', '2100-01-01', '2100-01-01');">
            <text:p>INSERT INTO dqa_vaccine_mvx (mvx_code, mvx_label, valid_start_date, use_start_date, use_end_date, valid_end_date) VALUES ('WAL', 'Wyeth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ZLB</text:p>
          </table:table-cell>
          <table:table-cell office:value-type="string">
            <text:p>ZLB Behr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);&quot;" office:value-type="string" office:string-value="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</text:p>
          </table:table-cell>
          <table:table-cell table:formula="of:=[.G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);&quot;" office:value-type="string" office:string-value="INSERT INTO dqa_vaccine_mvx (mvx_code, mvx_label, valid_start_date, use_start_date, use_end_date, valid_end_date) VALUES ('ZLB', 'ZLB Behring', '1970-01-01', '1970-01-01', '2010-05-28', '2010-05-28');">
            <text:p>INSERT INTO dqa_vaccine_mvx (mvx_code, mvx_label, valid_start_date, use_start_date, use_end_date, valid_end_date) VALUES ('ZLB', 'ZLB Behrin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OTH</text:p>
          </table:table-cell>
          <table:table-cell office:value-type="string">
            <text:p>Other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);&quot;" office:value-type="string" office:string-value="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);&quot;" office:value-type="string" office:string-value="INSERT INTO dqa_vaccine_mvx (mvx_code, mvx_label, valid_start_date, use_start_date, use_end_date, valid_end_date) VALUES ('OTH', 'Other manufacturer', '1970-01-01', '1970-01-01', '2100-01-01', '2100-01-01');">
            <text:p>INSERT INTO dqa_vaccine_mvx (mvx_code, mvx_label, valid_start_date, use_start_date, use_end_date, valid_end_date) VALUES ('OTH', 'Other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NK</text:p>
          </table:table-cell>
          <table:table-cell office:value-type="string">
            <text:p>Unknown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);&quot;" office:value-type="string" office:string-value="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);&quot;" office:value-type="string" office:string-value="INSERT INTO dqa_vaccine_mvx (mvx_code, mvx_label, valid_start_date, use_start_date, use_end_date, valid_end_date) VALUES ('UNK', 'Unknown manufacturer', '1970-01-01', '1970-01-01', '2100-01-01', '2100-01-01');">
            <text:p>INSERT INTO dqa_vaccine_mvx (mvx_code, mvx_label, valid_start_date, use_start_date, use_end_date, valid_end_date) VALUES ('UNK', 'Unknown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KR</text:p>
          </table:table-cell>
          <table:table-cell office:value-type="string">
            <text:p>Akorn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);&quot;" office:value-type="string" office:string-value="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</text:p>
          </table:table-cell>
          <table:table-cell table:formula="of:=[.G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);&quot;" office:value-type="string" office:string-value="INSERT INTO dqa_vaccine_mvx (mvx_code, mvx_label, valid_start_date, use_start_date, use_end_date, valid_end_date) VALUES ('AKR', 'Akorn, Inc', '1970-01-01', '1970-01-01', '2100-01-01', '2100-01-01');">
            <text:p>INSERT INTO dqa_vaccine_mvx (mvx_code, mvx_label, valid_start_date, use_start_date, use_end_date, valid_end_date) VALUES ('AKR', 'Akorn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FR</text:p>
          </table:table-cell>
          <table:table-cell office:value-type="string">
            <text:p>Pfizer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);&quot;" office:value-type="string" office:string-value="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</text:p>
          </table:table-cell>
          <table:table-cell table:formula="of:=[.G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);&quot;" office:value-type="string" office:string-value="INSERT INTO dqa_vaccine_mvx (mvx_code, mvx_label, valid_start_date, use_start_date, use_end_date, valid_end_date) VALUES ('PFR', 'Pfizer, Inc', '1970-01-01', '1970-01-01', '2100-01-01', '2100-01-01');">
            <text:p>INSERT INTO dqa_vaccine_mvx (mvx_code, mvx_label, valid_start_date, use_start_date, use_end_date, valid_end_date) VALUES ('PFR', 'Pfizer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RR</text:p>
          </table:table-cell>
          <table:table-cell office:value-type="string">
            <text:p>Barr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);&quot;" office:value-type="string" office:string-value="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);&quot;" office:value-type="string" office:string-value="INSERT INTO dqa_vaccine_mvx (mvx_code, mvx_label, valid_start_date, use_start_date, use_end_date, valid_end_date) VALUES ('BRR', 'Barr Laboratories', '1970-01-01', '1970-01-01', '2100-01-01', '2100-01-01');">
            <text:p>INSERT INTO dqa_vaccine_mvx (mvx_code, mvx_label, valid_start_date, use_start_date, use_end_date, valid_end_date) VALUES ('BRR', 'Barr Laboratories', '1970-01-01', '1970-01-01', '2100-01-01', '2100-01-01');</text:p>
          </table:table-cell>
          <table:table-cell table:number-columns-repeated="1013"/>
        </table:table-row>
      </table:table>
      <table:table table:name="Vaccine Product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1015" table:default-cell-style-name="Default"/>
        <table:table-row table:style-name="ro1">
          <table:table-cell table:style-name="ce3" office:value-type="string">
            <text:p>product id</text:p>
          </table:table-cell>
          <table:table-cell table:style-name="ce3" office:value-type="string">
            <text:p>product name</text:p>
          </table:table-cell>
          <table:table-cell table:style-name="ce3" office:value-type="string">
            <text:p>product label</text:p>
          </table:table-cell>
          <table:table-cell table:style-name="ce3" office:value-type="string">
            <text:p>cvx code</text:p>
          </table:table-cell>
          <table:table-cell table:style-name="ce3" office:value-type="string">
            <text:p>mvx code</text:p>
          </table:table-cell>
          <table:table-cell table:style-name="ce3" office:value-type="string">
            <text:p>valid start date</text:p>
          </table:table-cell>
          <table:table-cell table:style-name="ce3" office:value-type="string">
            <text:p>use start date</text:p>
          </table:table-cell>
          <table:table-cell table:style-name="ce3" office:value-type="string">
            <text:p>use end date</text:p>
          </table:table-cell>
          <table:table-cell table:style-name="ce3" office:value-type="string">
            <text:p>valid end date</text:p>
          </table:table-cell>
          <table:table-cell table:style-name="ce3" office:value-type="string">
            <text:p>INSERT INTO dqa_vaccine_product(product_id, product_name, product_label, cvx_code, mvx_code, valid_start_date, use_start_date, use_end_date, valid_end_date) VALUES </text:p>
          </table:table-cell>
          <table:table-cell table:style-name="ce3" table:number-columns-repeated="1014"/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string">
            <text:p>ORIMUNE</text:p>
          </table:table-cell>
          <table:table-cell office:value-type="string">
            <text:p>OPV</text:p>
          </table:table-cell>
          <table:table-cell office:value-type="string">
            <text:p>0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2]&amp;&quot;, '&quot;&amp;[.B2]&amp;&quot;', '&quot;&amp;[.C2]&amp;&quot;', '&quot;&amp;[.D2]&amp;&quot;', '&quot;&amp;[.E2]&amp;&quot;', TO_DATE('&quot;&amp;TEXT([.F2];&quot;YYYY-MM-DD&quot;)&amp;&quot;', 'YYYY-MM-DD'), TO_DATE('&quot;&amp;TEXT([.G2];&quot;YYYY-MM-DD&quot;)&amp;&quot;', 'YYYY-MM-DD'), TO_DATE('&quot;&amp;TEXT([.H2];&quot;YYYY-MM-DD&quot;)&amp;&quot;', 'YYYY-MM-DD'), TO_DATE('&quot;&amp;TEXT([.I2];&quot;YYYY-MM-DD&quot;)&amp;&quot;', 'YYYY-MM-DD'));&quot;" office:value-type="string" office:string-value="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</text:p>
          </table:table-cell>
          <table:table-cell table:formula="of:=[.J$1]&amp;&quot;(&quot;&amp;[.A2]&amp;&quot;, '&quot;&amp;[.B2]&amp;&quot;', '&quot;&amp;[.C2]&amp;&quot;', '&quot;&amp;[.D2]&amp;&quot;', '&quot;&amp;[.E2]&amp;&quot;', '&quot;&amp;TEXT([.F2];&quot;YYYY-MM-DD&quot;)&amp;&quot;', '&quot;&amp;TEXT([.G2];&quot;YYYY-MM-DD&quot;)&amp;&quot;', '&quot;&amp;TEXT([.H2];&quot;YYYY-MM-DD&quot;)&amp;&quot;', '&quot;&amp;TEXT([.I2];&quot;YYYY-MM-DD&quot;)&amp;&quot;');&quot;" office:value-type="string" office:string-value="INSERT INTO dqa_vaccine_product(product_id, product_name, product_label, cvx_code, mvx_code, valid_start_date, use_start_date, use_end_date, valid_end_date) VALUES (2, 'ORIMUNE', 'OPV', '02', 'WAL', '1970-01-01', '1970-01-01', '2010-09-01', '2010-09-01');">
            <text:p>INSERT INTO dqa_vaccine_product(product_id, product_name, product_label, cvx_code, mvx_code, valid_start_date, use_start_date, use_end_date, valid_end_date) VALUES (2, 'ORIMUNE', 'OPV', '0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string">
            <text:p>M-M-R II</text:p>
          </table:table-cell>
          <table:table-cell office:value-type="string">
            <text:p>MMR</text:p>
          </table:table-cell>
          <table:table-cell office:value-type="string">
            <text:p>0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]&amp;&quot;, '&quot;&amp;[.B3]&amp;&quot;', '&quot;&amp;[.C3]&amp;&quot;', '&quot;&amp;[.D3]&amp;&quot;', '&quot;&amp;[.E3]&amp;&quot;', TO_DATE('&quot;&amp;TEXT([.F3];&quot;YYYY-MM-DD&quot;)&amp;&quot;', 'YYYY-MM-DD'), TO_DATE('&quot;&amp;TEXT([.G3];&quot;YYYY-MM-DD&quot;)&amp;&quot;', 'YYYY-MM-DD'), TO_DATE('&quot;&amp;TEXT([.H3];&quot;YYYY-MM-DD&quot;)&amp;&quot;', 'YYYY-MM-DD'), TO_DATE('&quot;&amp;TEXT([.I3];&quot;YYYY-MM-DD&quot;)&amp;&quot;', 'YYYY-MM-DD'));&quot;" office:value-type="string" office:string-value="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</text:p>
          </table:table-cell>
          <table:table-cell table:formula="of:=[.J$1]&amp;&quot;(&quot;&amp;[.A3]&amp;&quot;, '&quot;&amp;[.B3]&amp;&quot;', '&quot;&amp;[.C3]&amp;&quot;', '&quot;&amp;[.D3]&amp;&quot;', '&quot;&amp;[.E3]&amp;&quot;', '&quot;&amp;TEXT([.F3];&quot;YYYY-MM-DD&quot;)&amp;&quot;', '&quot;&amp;TEXT([.G3];&quot;YYYY-MM-DD&quot;)&amp;&quot;', '&quot;&amp;TEXT([.H3];&quot;YYYY-MM-DD&quot;)&amp;&quot;', '&quot;&amp;TEXT([.I3];&quot;YYYY-MM-DD&quot;)&amp;&quot;');&quot;" office:value-type="string" office:string-value="INSERT INTO dqa_vaccine_product(product_id, product_name, product_label, cvx_code, mvx_code, valid_start_date, use_start_date, use_end_date, valid_end_date) VALUES (3, 'M-M-R II', 'MMR', '03', 'MSD', '1970-01-01', '1970-01-01', '2100-01-01', '2100-01-01');">
            <text:p>INSERT INTO dqa_vaccine_product(product_id, product_name, product_label, cvx_code, mvx_code, valid_start_date, use_start_date, use_end_date, valid_end_date) VALUES (3, 'M-M-R II', 'MMR', '0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string">
            <text:p>ATTENUVAX</text:p>
          </table:table-cell>
          <table:table-cell office:value-type="string">
            <text:p>measles</text:p>
          </table:table-cell>
          <table:table-cell office:value-type="string">
            <text:p>05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4]&amp;&quot;, '&quot;&amp;[.B4]&amp;&quot;', '&quot;&amp;[.C4]&amp;&quot;', '&quot;&amp;[.D4]&amp;&quot;', '&quot;&amp;[.E4]&amp;&quot;', TO_DATE('&quot;&amp;TEXT([.F4];&quot;YYYY-MM-DD&quot;)&amp;&quot;', 'YYYY-MM-DD'), TO_DATE('&quot;&amp;TEXT([.G4];&quot;YYYY-MM-DD&quot;)&amp;&quot;', 'YYYY-MM-DD'), TO_DATE('&quot;&amp;TEXT([.H4];&quot;YYYY-MM-DD&quot;)&amp;&quot;', 'YYYY-MM-DD'), TO_DATE('&quot;&amp;TEXT([.I4];&quot;YYYY-MM-DD&quot;)&amp;&quot;', 'YYYY-MM-DD'));&quot;" office:value-type="string" office:string-value="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</text:p>
          </table:table-cell>
          <table:table-cell table:formula="of:=[.J$1]&amp;&quot;(&quot;&amp;[.A4]&amp;&quot;, '&quot;&amp;[.B4]&amp;&quot;', '&quot;&amp;[.C4]&amp;&quot;', '&quot;&amp;[.D4]&amp;&quot;', '&quot;&amp;[.E4]&amp;&quot;', '&quot;&amp;TEXT([.F4];&quot;YYYY-MM-DD&quot;)&amp;&quot;', '&quot;&amp;TEXT([.G4];&quot;YYYY-MM-DD&quot;)&amp;&quot;', '&quot;&amp;TEXT([.H4];&quot;YYYY-MM-DD&quot;)&amp;&quot;', '&quot;&amp;TEXT([.I4];&quot;YYYY-MM-DD&quot;)&amp;&quot;');&quot;" office:value-type="string" office:string-value="INSERT INTO dqa_vaccine_product(product_id, product_name, product_label, cvx_code, mvx_code, valid_start_date, use_start_date, use_end_date, valid_end_date) VALUES (4, 'ATTENUVAX', 'measles', '05', 'MSD', '1970-01-01', '1970-01-01', '2010-05-28', '2010-05-28');">
            <text:p>INSERT INTO dqa_vaccine_product(product_id, product_name, product_label, cvx_code, mvx_code, valid_start_date, use_start_date, use_end_date, valid_end_date) VALUES (4, 'ATTENUVAX', 'measles', '05', 'MSD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string">
            <text:p>MERUVAX II</text:p>
          </table:table-cell>
          <table:table-cell office:value-type="string">
            <text:p>rubella</text:p>
          </table:table-cell>
          <table:table-cell office:value-type="string">
            <text:p>0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]&amp;&quot;, '&quot;&amp;[.B5]&amp;&quot;', '&quot;&amp;[.C5]&amp;&quot;', '&quot;&amp;[.D5]&amp;&quot;', '&quot;&amp;[.E5]&amp;&quot;', TO_DATE('&quot;&amp;TEXT([.F5];&quot;YYYY-MM-DD&quot;)&amp;&quot;', 'YYYY-MM-DD'), TO_DATE('&quot;&amp;TEXT([.G5];&quot;YYYY-MM-DD&quot;)&amp;&quot;', 'YYYY-MM-DD'), TO_DATE('&quot;&amp;TEXT([.H5];&quot;YYYY-MM-DD&quot;)&amp;&quot;', 'YYYY-MM-DD'), TO_DATE('&quot;&amp;TEXT([.I5];&quot;YYYY-MM-DD&quot;)&amp;&quot;', 'YYYY-MM-DD'));&quot;" office:value-type="string" office:string-value="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</text:p>
          </table:table-cell>
          <table:table-cell table:formula="of:=[.J$1]&amp;&quot;(&quot;&amp;[.A5]&amp;&quot;, '&quot;&amp;[.B5]&amp;&quot;', '&quot;&amp;[.C5]&amp;&quot;', '&quot;&amp;[.D5]&amp;&quot;', '&quot;&amp;[.E5]&amp;&quot;', '&quot;&amp;TEXT([.F5];&quot;YYYY-MM-DD&quot;)&amp;&quot;', '&quot;&amp;TEXT([.G5];&quot;YYYY-MM-DD&quot;)&amp;&quot;', '&quot;&amp;TEXT([.H5];&quot;YYYY-MM-DD&quot;)&amp;&quot;', '&quot;&amp;TEXT([.I5];&quot;YYYY-MM-DD&quot;)&amp;&quot;');&quot;" office:value-type="string" office:string-value="INSERT INTO dqa_vaccine_product(product_id, product_name, product_label, cvx_code, mvx_code, valid_start_date, use_start_date, use_end_date, valid_end_date) VALUES (5, 'MERUVAX II', 'rubella', '06', 'MSD', '1970-01-01', '1970-01-01', '2100-01-01', '2100-01-01');">
            <text:p>INSERT INTO dqa_vaccine_product(product_id, product_name, product_label, cvx_code, mvx_code, valid_start_date, use_start_date, use_end_date, valid_end_date) VALUES (5, 'MERUVAX II', 'rubella', '0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string">
            <text:p>MUMPSVAX</text:p>
          </table:table-cell>
          <table:table-cell office:value-type="string">
            <text:p>mumps</text:p>
          </table:table-cell>
          <table:table-cell office:value-type="string">
            <text:p>07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]&amp;&quot;, '&quot;&amp;[.B6]&amp;&quot;', '&quot;&amp;[.C6]&amp;&quot;', '&quot;&amp;[.D6]&amp;&quot;', '&quot;&amp;[.E6]&amp;&quot;', TO_DATE('&quot;&amp;TEXT([.F6];&quot;YYYY-MM-DD&quot;)&amp;&quot;', 'YYYY-MM-DD'), TO_DATE('&quot;&amp;TEXT([.G6];&quot;YYYY-MM-DD&quot;)&amp;&quot;', 'YYYY-MM-DD'), TO_DATE('&quot;&amp;TEXT([.H6];&quot;YYYY-MM-DD&quot;)&amp;&quot;', 'YYYY-MM-DD'), TO_DATE('&quot;&amp;TEXT([.I6];&quot;YYYY-MM-DD&quot;)&amp;&quot;', 'YYYY-MM-DD'));&quot;" office:value-type="string" office:string-value="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</text:p>
          </table:table-cell>
          <table:table-cell table:formula="of:=[.J$1]&amp;&quot;(&quot;&amp;[.A6]&amp;&quot;, '&quot;&amp;[.B6]&amp;&quot;', '&quot;&amp;[.C6]&amp;&quot;', '&quot;&amp;[.D6]&amp;&quot;', '&quot;&amp;[.E6]&amp;&quot;', '&quot;&amp;TEXT([.F6];&quot;YYYY-MM-DD&quot;)&amp;&quot;', '&quot;&amp;TEXT([.G6];&quot;YYYY-MM-DD&quot;)&amp;&quot;', '&quot;&amp;TEXT([.H6];&quot;YYYY-MM-DD&quot;)&amp;&quot;', '&quot;&amp;TEXT([.I6];&quot;YYYY-MM-DD&quot;)&amp;&quot;');&quot;" office:value-type="string" office:string-value="INSERT INTO dqa_vaccine_product(product_id, product_name, product_label, cvx_code, mvx_code, valid_start_date, use_start_date, use_end_date, valid_end_date) VALUES (6, 'MUMPSVAX', 'mumps', '07', 'MSD', '1970-01-01', '1970-01-01', '2010-09-01', '2010-09-01');">
            <text:p>INSERT INTO dqa_vaccine_product(product_id, product_name, product_label, cvx_code, mvx_code, valid_start_date, use_start_date, use_end_date, valid_end_date) VALUES (6, 'MUMPSVAX', 'mumps', '07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string">
            <text:p>ENGERIX B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]&amp;&quot;, '&quot;&amp;[.B7]&amp;&quot;', '&quot;&amp;[.C7]&amp;&quot;', '&quot;&amp;[.D7]&amp;&quot;', '&quot;&amp;[.E7]&amp;&quot;', TO_DATE('&quot;&amp;TEXT([.F7];&quot;YYYY-MM-DD&quot;)&amp;&quot;', 'YYYY-MM-DD'), TO_DATE('&quot;&amp;TEXT([.G7];&quot;YYYY-MM-DD&quot;)&amp;&quot;', 'YYYY-MM-DD'), TO_DATE('&quot;&amp;TEXT([.H7];&quot;YYYY-MM-DD&quot;)&amp;&quot;', 'YYYY-MM-DD'), TO_DATE('&quot;&amp;TEXT([.I7];&quot;YYYY-MM-DD&quot;)&amp;&quot;', 'YYYY-MM-DD')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</text:p>
          </table:table-cell>
          <table:table-cell table:formula="of:=[.J$1]&amp;&quot;(&quot;&amp;[.A7]&amp;&quot;, '&quot;&amp;[.B7]&amp;&quot;', '&quot;&amp;[.C7]&amp;&quot;', '&quot;&amp;[.D7]&amp;&quot;', '&quot;&amp;[.E7]&amp;&quot;', '&quot;&amp;TEXT([.F7];&quot;YYYY-MM-DD&quot;)&amp;&quot;', '&quot;&amp;TEXT([.G7];&quot;YYYY-MM-DD&quot;)&amp;&quot;', '&quot;&amp;TEXT([.H7];&quot;YYYY-MM-DD&quot;)&amp;&quot;', '&quot;&amp;TEXT([.I7];&quot;YYYY-MM-DD&quot;)&amp;&quot;'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">
            <text:p>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string">
            <text:p>RECOMBIVAX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]&amp;&quot;, '&quot;&amp;[.B8]&amp;&quot;', '&quot;&amp;[.C8]&amp;&quot;', '&quot;&amp;[.D8]&amp;&quot;', '&quot;&amp;[.E8]&amp;&quot;', TO_DATE('&quot;&amp;TEXT([.F8];&quot;YYYY-MM-DD&quot;)&amp;&quot;', 'YYYY-MM-DD'), TO_DATE('&quot;&amp;TEXT([.G8];&quot;YYYY-MM-DD&quot;)&amp;&quot;', 'YYYY-MM-DD'), TO_DATE('&quot;&amp;TEXT([.H8];&quot;YYYY-MM-DD&quot;)&amp;&quot;', 'YYYY-MM-DD'), TO_DATE('&quot;&amp;TEXT([.I8];&quot;YYYY-MM-DD&quot;)&amp;&quot;', 'YYYY-MM-DD')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</text:p>
          </table:table-cell>
          <table:table-cell table:formula="of:=[.J$1]&amp;&quot;(&quot;&amp;[.A8]&amp;&quot;, '&quot;&amp;[.B8]&amp;&quot;', '&quot;&amp;[.C8]&amp;&quot;', '&quot;&amp;[.D8]&amp;&quot;', '&quot;&amp;[.E8]&amp;&quot;', '&quot;&amp;TEXT([.F8];&quot;YYYY-MM-DD&quot;)&amp;&quot;', '&quot;&amp;TEXT([.G8];&quot;YYYY-MM-DD&quot;)&amp;&quot;', '&quot;&amp;TEXT([.H8];&quot;YYYY-MM-DD&quot;)&amp;&quot;', '&quot;&amp;TEXT([.I8];&quot;YYYY-MM-DD&quot;)&amp;&quot;'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">
            <text:p>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string">
            <text:p>TD(GENERIC)</text:p>
          </table:table-cell>
          <table:table-cell office:value-type="string">
            <text:p>Td (adult), adsorbed</text:p>
          </table:table-cell>
          <table:table-cell office:value-type="string">
            <text:p>09</text:p>
          </table:table-cell>
          <table:table-cell office:value-type="string">
            <text:p>MB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9]&amp;&quot;, '&quot;&amp;[.B9]&amp;&quot;', '&quot;&amp;[.C9]&amp;&quot;', '&quot;&amp;[.D9]&amp;&quot;', '&quot;&amp;[.E9]&amp;&quot;', TO_DATE('&quot;&amp;TEXT([.F9];&quot;YYYY-MM-DD&quot;)&amp;&quot;', 'YYYY-MM-DD'), TO_DATE('&quot;&amp;TEXT([.G9];&quot;YYYY-MM-DD&quot;)&amp;&quot;', 'YYYY-MM-DD'), TO_DATE('&quot;&amp;TEXT([.H9];&quot;YYYY-MM-DD&quot;)&amp;&quot;', 'YYYY-MM-DD'), TO_DATE('&quot;&amp;TEXT([.I9];&quot;YYYY-MM-DD&quot;)&amp;&quot;', 'YYYY-MM-DD'));&quot;" office:value-type="string" office:string-value="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</text:p>
          </table:table-cell>
          <table:table-cell table:formula="of:=[.J$1]&amp;&quot;(&quot;&amp;[.A9]&amp;&quot;, '&quot;&amp;[.B9]&amp;&quot;', '&quot;&amp;[.C9]&amp;&quot;', '&quot;&amp;[.D9]&amp;&quot;', '&quot;&amp;[.E9]&amp;&quot;', '&quot;&amp;TEXT([.F9];&quot;YYYY-MM-DD&quot;)&amp;&quot;', '&quot;&amp;TEXT([.G9];&quot;YYYY-MM-DD&quot;)&amp;&quot;', '&quot;&amp;TEXT([.H9];&quot;YYYY-MM-DD&quot;)&amp;&quot;', '&quot;&amp;TEXT([.I9];&quot;YYYY-MM-DD&quot;)&amp;&quot;');&quot;" office:value-type="string" office:string-value="INSERT INTO dqa_vaccine_product(product_id, product_name, product_label, cvx_code, mvx_code, valid_start_date, use_start_date, use_end_date, valid_end_date) VALUES (9, 'TD(GENERIC)', 'Td (adult), adsorbed', '09', 'MBL', '1970-01-01', '1970-01-01', '2100-01-01', '2100-01-01');">
            <text:p>INSERT INTO dqa_vaccine_product(product_id, product_name, product_label, cvx_code, mvx_code, valid_start_date, use_start_date, use_end_date, valid_end_date) VALUES (9, 'TD(GENERIC)', 'Td (adult), adsorbed', '09', 'MB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string">
            <text:p>IPOL</text:p>
          </table:table-cell>
          <table:table-cell office:value-type="string">
            <text:p>IPV</text:p>
          </table:table-cell>
          <table:table-cell office:value-type="string">
            <text:p>1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0]&amp;&quot;, '&quot;&amp;[.B10]&amp;&quot;', '&quot;&amp;[.C10]&amp;&quot;', '&quot;&amp;[.D10]&amp;&quot;', '&quot;&amp;[.E10]&amp;&quot;', TO_DATE('&quot;&amp;TEXT([.F10];&quot;YYYY-MM-DD&quot;)&amp;&quot;', 'YYYY-MM-DD'), TO_DATE('&quot;&amp;TEXT([.G10];&quot;YYYY-MM-DD&quot;)&amp;&quot;', 'YYYY-MM-DD'), TO_DATE('&quot;&amp;TEXT([.H10];&quot;YYYY-MM-DD&quot;)&amp;&quot;', 'YYYY-MM-DD'), TO_DATE('&quot;&amp;TEXT([.I10];&quot;YYYY-MM-DD&quot;)&amp;&quot;', 'YYYY-MM-DD'));&quot;" office:value-type="string" office:string-value="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</text:p>
          </table:table-cell>
          <table:table-cell table:formula="of:=[.J$1]&amp;&quot;(&quot;&amp;[.A10]&amp;&quot;, '&quot;&amp;[.B10]&amp;&quot;', '&quot;&amp;[.C10]&amp;&quot;', '&quot;&amp;[.D10]&amp;&quot;', '&quot;&amp;[.E10]&amp;&quot;', '&quot;&amp;TEXT([.F10];&quot;YYYY-MM-DD&quot;)&amp;&quot;', '&quot;&amp;TEXT([.G10];&quot;YYYY-MM-DD&quot;)&amp;&quot;', '&quot;&amp;TEXT([.H10];&quot;YYYY-MM-DD&quot;)&amp;&quot;', '&quot;&amp;TEXT([.I10];&quot;YYYY-MM-DD&quot;)&amp;&quot;');&quot;" office:value-type="string" office:string-value="INSERT INTO dqa_vaccine_product(product_id, product_name, product_label, cvx_code, mvx_code, valid_start_date, use_start_date, use_end_date, valid_end_date) VALUES (10, 'IPOL', 'IPV', '10', 'PMC', '1970-01-01', '1970-01-01', '2100-01-01', '2100-01-01');">
            <text:p>INSERT INTO dqa_vaccine_product(product_id, product_name, product_label, cvx_code, mvx_code, valid_start_date, use_start_date, use_end_date, valid_end_date) VALUES (10, 'IPOL', 'IPV', '1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string">
            <text:p>PREVNAR 7</text:p>
          </table:table-cell>
          <table:table-cell office:value-type="string">
            <text:p>pneumococcal conjugate PCV 7</text:p>
          </table:table-cell>
          <table:table-cell office:value-type="string">
            <text:p>10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1]&amp;&quot;, '&quot;&amp;[.B11]&amp;&quot;', '&quot;&amp;[.C11]&amp;&quot;', '&quot;&amp;[.D11]&amp;&quot;', '&quot;&amp;[.E11]&amp;&quot;', TO_DATE('&quot;&amp;TEXT([.F11];&quot;YYYY-MM-DD&quot;)&amp;&quot;', 'YYYY-MM-DD'), TO_DATE('&quot;&amp;TEXT([.G11];&quot;YYYY-MM-DD&quot;)&amp;&quot;', 'YYYY-MM-DD'), TO_DATE('&quot;&amp;TEXT([.H11];&quot;YYYY-MM-DD&quot;)&amp;&quot;', 'YYYY-MM-DD'), TO_DATE('&quot;&amp;TEXT([.I11];&quot;YYYY-MM-DD&quot;)&amp;&quot;', 'YYYY-MM-DD')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</text:p>
          </table:table-cell>
          <table:table-cell table:formula="of:=[.J$1]&amp;&quot;(&quot;&amp;[.A11]&amp;&quot;, '&quot;&amp;[.B11]&amp;&quot;', '&quot;&amp;[.C11]&amp;&quot;', '&quot;&amp;[.D11]&amp;&quot;', '&quot;&amp;[.E11]&amp;&quot;', '&quot;&amp;TEXT([.F11];&quot;YYYY-MM-DD&quot;)&amp;&quot;', '&quot;&amp;TEXT([.G11];&quot;YYYY-MM-DD&quot;)&amp;&quot;', '&quot;&amp;TEXT([.H11];&quot;YYYY-MM-DD&quot;)&amp;&quot;', '&quot;&amp;TEXT([.I11];&quot;YYYY-MM-DD&quot;)&amp;&quot;'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">
            <text:p>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string">
            <text:p>TYPHIM VI</text:p>
          </table:table-cell>
          <table:table-cell office:value-type="string">
            <text:p>typhoid, ViCPs</text:p>
          </table:table-cell>
          <table:table-cell office:value-type="string">
            <text:p>10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2]&amp;&quot;, '&quot;&amp;[.B12]&amp;&quot;', '&quot;&amp;[.C12]&amp;&quot;', '&quot;&amp;[.D12]&amp;&quot;', '&quot;&amp;[.E12]&amp;&quot;', TO_DATE('&quot;&amp;TEXT([.F12];&quot;YYYY-MM-DD&quot;)&amp;&quot;', 'YYYY-MM-DD'), TO_DATE('&quot;&amp;TEXT([.G12];&quot;YYYY-MM-DD&quot;)&amp;&quot;', 'YYYY-MM-DD'), TO_DATE('&quot;&amp;TEXT([.H12];&quot;YYYY-MM-DD&quot;)&amp;&quot;', 'YYYY-MM-DD'), TO_DATE('&quot;&amp;TEXT([.I12];&quot;YYYY-MM-DD&quot;)&amp;&quot;', 'YYYY-MM-DD'));&quot;" office:value-type="string" office:string-value="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</text:p>
          </table:table-cell>
          <table:table-cell table:formula="of:=[.J$1]&amp;&quot;(&quot;&amp;[.A12]&amp;&quot;, '&quot;&amp;[.B12]&amp;&quot;', '&quot;&amp;[.C12]&amp;&quot;', '&quot;&amp;[.D12]&amp;&quot;', '&quot;&amp;[.E12]&amp;&quot;', '&quot;&amp;TEXT([.F12];&quot;YYYY-MM-DD&quot;)&amp;&quot;', '&quot;&amp;TEXT([.G12];&quot;YYYY-MM-DD&quot;)&amp;&quot;', '&quot;&amp;TEXT([.H12];&quot;YYYY-MM-DD&quot;)&amp;&quot;', '&quot;&amp;TEXT([.I12];&quot;YYYY-MM-DD&quot;)&amp;&quot;');&quot;" office:value-type="string" office:string-value="INSERT INTO dqa_vaccine_product(product_id, product_name, product_label, cvx_code, mvx_code, valid_start_date, use_start_date, use_end_date, valid_end_date) VALUES (12, 'TYPHIM VI', 'typhoid, ViCPs', '101', 'PMC', '1970-01-01', '1970-01-01', '2100-01-01', '2100-01-01');">
            <text:p>INSERT INTO dqa_vaccine_product(product_id, product_name, product_label, cvx_code, mvx_code, valid_start_date, use_start_date, use_end_date, valid_end_date) VALUES (12, 'TYPHIM VI', 'typhoid, ViCPs', '10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string">
            <text:p>TWINRIX</text:p>
          </table:table-cell>
          <table:table-cell office:value-type="string">
            <text:p>Hep A-Hep B</text:p>
          </table:table-cell>
          <table:table-cell office:value-type="string">
            <text:p>104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3]&amp;&quot;, '&quot;&amp;[.B13]&amp;&quot;', '&quot;&amp;[.C13]&amp;&quot;', '&quot;&amp;[.D13]&amp;&quot;', '&quot;&amp;[.E13]&amp;&quot;', TO_DATE('&quot;&amp;TEXT([.F13];&quot;YYYY-MM-DD&quot;)&amp;&quot;', 'YYYY-MM-DD'), TO_DATE('&quot;&amp;TEXT([.G13];&quot;YYYY-MM-DD&quot;)&amp;&quot;', 'YYYY-MM-DD'), TO_DATE('&quot;&amp;TEXT([.H13];&quot;YYYY-MM-DD&quot;)&amp;&quot;', 'YYYY-MM-DD'), TO_DATE('&quot;&amp;TEXT([.I13];&quot;YYYY-MM-DD&quot;)&amp;&quot;', 'YYYY-MM-DD'));&quot;" office:value-type="string" office:string-value="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</text:p>
          </table:table-cell>
          <table:table-cell table:formula="of:=[.J$1]&amp;&quot;(&quot;&amp;[.A13]&amp;&quot;, '&quot;&amp;[.B13]&amp;&quot;', '&quot;&amp;[.C13]&amp;&quot;', '&quot;&amp;[.D13]&amp;&quot;', '&quot;&amp;[.E13]&amp;&quot;', '&quot;&amp;TEXT([.F13];&quot;YYYY-MM-DD&quot;)&amp;&quot;', '&quot;&amp;TEXT([.G13];&quot;YYYY-MM-DD&quot;)&amp;&quot;', '&quot;&amp;TEXT([.H13];&quot;YYYY-MM-DD&quot;)&amp;&quot;', '&quot;&amp;TEXT([.I13];&quot;YYYY-MM-DD&quot;)&amp;&quot;');&quot;" office:value-type="string" office:string-value="INSERT INTO dqa_vaccine_product(product_id, product_name, product_label, cvx_code, mvx_code, valid_start_date, use_start_date, use_end_date, valid_end_date) VALUES (13, 'TWINRIX', 'Hep A-Hep B', '104', 'SKB', '1970-01-01', '1970-01-01', '2100-01-01', '2100-01-01');">
            <text:p>INSERT INTO dqa_vaccine_product(product_id, product_name, product_label, cvx_code, mvx_code, valid_start_date, use_start_date, use_end_date, valid_end_date) VALUES (13, 'TWINRIX', 'Hep A-Hep B', '104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string">
            <text:p>DAPTACEL</text:p>
          </table:table-cell>
          <table:table-cell office:value-type="string">
            <text:p>DTaP, 5 pertussis antigens</text:p>
          </table:table-cell>
          <table:table-cell office:value-type="string">
            <text:p>10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4]&amp;&quot;, '&quot;&amp;[.B14]&amp;&quot;', '&quot;&amp;[.C14]&amp;&quot;', '&quot;&amp;[.D14]&amp;&quot;', '&quot;&amp;[.E14]&amp;&quot;', TO_DATE('&quot;&amp;TEXT([.F14];&quot;YYYY-MM-DD&quot;)&amp;&quot;', 'YYYY-MM-DD'), TO_DATE('&quot;&amp;TEXT([.G14];&quot;YYYY-MM-DD&quot;)&amp;&quot;', 'YYYY-MM-DD'), TO_DATE('&quot;&amp;TEXT([.H14];&quot;YYYY-MM-DD&quot;)&amp;&quot;', 'YYYY-MM-DD'), TO_DATE('&quot;&amp;TEXT([.I14];&quot;YYYY-MM-DD&quot;)&amp;&quot;', 'YYYY-MM-DD')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</text:p>
          </table:table-cell>
          <table:table-cell table:formula="of:=[.J$1]&amp;&quot;(&quot;&amp;[.A14]&amp;&quot;, '&quot;&amp;[.B14]&amp;&quot;', '&quot;&amp;[.C14]&amp;&quot;', '&quot;&amp;[.D14]&amp;&quot;', '&quot;&amp;[.E14]&amp;&quot;', '&quot;&amp;TEXT([.F14];&quot;YYYY-MM-DD&quot;)&amp;&quot;', '&quot;&amp;TEXT([.G14];&quot;YYYY-MM-DD&quot;)&amp;&quot;', '&quot;&amp;TEXT([.H14];&quot;YYYY-MM-DD&quot;)&amp;&quot;', '&quot;&amp;TEXT([.I14];&quot;YYYY-MM-DD&quot;)&amp;&quot;'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">
            <text:p>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string">
            <text:p>PEDIARIX</text:p>
          </table:table-cell>
          <table:table-cell office:value-type="string">
            <text:p>DTaP-Hep B-IPV</text:p>
          </table:table-cell>
          <table:table-cell office:value-type="string">
            <text:p>11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5]&amp;&quot;, '&quot;&amp;[.B15]&amp;&quot;', '&quot;&amp;[.C15]&amp;&quot;', '&quot;&amp;[.D15]&amp;&quot;', '&quot;&amp;[.E15]&amp;&quot;', TO_DATE('&quot;&amp;TEXT([.F15];&quot;YYYY-MM-DD&quot;)&amp;&quot;', 'YYYY-MM-DD'), TO_DATE('&quot;&amp;TEXT([.G15];&quot;YYYY-MM-DD&quot;)&amp;&quot;', 'YYYY-MM-DD'), TO_DATE('&quot;&amp;TEXT([.H15];&quot;YYYY-MM-DD&quot;)&amp;&quot;', 'YYYY-MM-DD'), TO_DATE('&quot;&amp;TEXT([.I15];&quot;YYYY-MM-DD&quot;)&amp;&quot;', 'YYYY-MM-DD'));&quot;" office:value-type="string" office:string-value="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</text:p>
          </table:table-cell>
          <table:table-cell table:formula="of:=[.J$1]&amp;&quot;(&quot;&amp;[.A15]&amp;&quot;, '&quot;&amp;[.B15]&amp;&quot;', '&quot;&amp;[.C15]&amp;&quot;', '&quot;&amp;[.D15]&amp;&quot;', '&quot;&amp;[.E15]&amp;&quot;', '&quot;&amp;TEXT([.F15];&quot;YYYY-MM-DD&quot;)&amp;&quot;', '&quot;&amp;TEXT([.G15];&quot;YYYY-MM-DD&quot;)&amp;&quot;', '&quot;&amp;TEXT([.H15];&quot;YYYY-MM-DD&quot;)&amp;&quot;', '&quot;&amp;TEXT([.I15];&quot;YYYY-MM-DD&quot;)&amp;&quot;');&quot;" office:value-type="string" office:string-value="INSERT INTO dqa_vaccine_product(product_id, product_name, product_label, cvx_code, mvx_code, valid_start_date, use_start_date, use_end_date, valid_end_date) VALUES (15, 'PEDIARIX', 'DTaP-Hep B-IPV', '110', 'SKB', '1970-01-01', '1970-01-01', '2100-01-01', '2100-01-01');">
            <text:p>INSERT INTO dqa_vaccine_product(product_id, product_name, product_label, cvx_code, mvx_code, valid_start_date, use_start_date, use_end_date, valid_end_date) VALUES (15, 'PEDIARIX', 'DTaP-Hep B-IPV', '11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string">
            <text:p>FLUMIST</text:p>
          </table:table-cell>
          <table:table-cell office:value-type="string">
            <text:p>influenza, live, intranasal</text:p>
          </table:table-cell>
          <table:table-cell office:value-type="string">
            <text:p>111</text:p>
          </table:table-cell>
          <table:table-cell office:value-type="string">
            <text:p>M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6]&amp;&quot;, '&quot;&amp;[.B16]&amp;&quot;', '&quot;&amp;[.C16]&amp;&quot;', '&quot;&amp;[.D16]&amp;&quot;', '&quot;&amp;[.E16]&amp;&quot;', TO_DATE('&quot;&amp;TEXT([.F16];&quot;YYYY-MM-DD&quot;)&amp;&quot;', 'YYYY-MM-DD'), TO_DATE('&quot;&amp;TEXT([.G16];&quot;YYYY-MM-DD&quot;)&amp;&quot;', 'YYYY-MM-DD'), TO_DATE('&quot;&amp;TEXT([.H16];&quot;YYYY-MM-DD&quot;)&amp;&quot;', 'YYYY-MM-DD'), TO_DATE('&quot;&amp;TEXT([.I16];&quot;YYYY-MM-DD&quot;)&amp;&quot;', 'YYYY-MM-DD')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</text:p>
          </table:table-cell>
          <table:table-cell table:formula="of:=[.J$1]&amp;&quot;(&quot;&amp;[.A16]&amp;&quot;, '&quot;&amp;[.B16]&amp;&quot;', '&quot;&amp;[.C16]&amp;&quot;', '&quot;&amp;[.D16]&amp;&quot;', '&quot;&amp;[.E16]&amp;&quot;', '&quot;&amp;TEXT([.F16];&quot;YYYY-MM-DD&quot;)&amp;&quot;', '&quot;&amp;TEXT([.G16];&quot;YYYY-MM-DD&quot;)&amp;&quot;', '&quot;&amp;TEXT([.H16];&quot;YYYY-MM-DD&quot;)&amp;&quot;', '&quot;&amp;TEXT([.I16];&quot;YYYY-MM-DD&quot;)&amp;&quot;'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">
            <text:p>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string">
            <text:p>DECAVAC</text:p>
          </table:table-cell>
          <table:table-cell office:value-type="string">
            <text:p>Td (adult) preservative free</text:p>
          </table:table-cell>
          <table:table-cell office:value-type="string">
            <text:p>113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7]&amp;&quot;, '&quot;&amp;[.B17]&amp;&quot;', '&quot;&amp;[.C17]&amp;&quot;', '&quot;&amp;[.D17]&amp;&quot;', '&quot;&amp;[.E17]&amp;&quot;', TO_DATE('&quot;&amp;TEXT([.F17];&quot;YYYY-MM-DD&quot;)&amp;&quot;', 'YYYY-MM-DD'), TO_DATE('&quot;&amp;TEXT([.G17];&quot;YYYY-MM-DD&quot;)&amp;&quot;', 'YYYY-MM-DD'), TO_DATE('&quot;&amp;TEXT([.H17];&quot;YYYY-MM-DD&quot;)&amp;&quot;', 'YYYY-MM-DD'), TO_DATE('&quot;&amp;TEXT([.I17];&quot;YYYY-MM-DD&quot;)&amp;&quot;', 'YYYY-MM-DD')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</text:p>
          </table:table-cell>
          <table:table-cell table:formula="of:=[.J$1]&amp;&quot;(&quot;&amp;[.A17]&amp;&quot;, '&quot;&amp;[.B17]&amp;&quot;', '&quot;&amp;[.C17]&amp;&quot;', '&quot;&amp;[.D17]&amp;&quot;', '&quot;&amp;[.E17]&amp;&quot;', '&quot;&amp;TEXT([.F17];&quot;YYYY-MM-DD&quot;)&amp;&quot;', '&quot;&amp;TEXT([.G17];&quot;YYYY-MM-DD&quot;)&amp;&quot;', '&quot;&amp;TEXT([.H17];&quot;YYYY-MM-DD&quot;)&amp;&quot;', '&quot;&amp;TEXT([.I17];&quot;YYYY-MM-DD&quot;)&amp;&quot;'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">
            <text:p>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string">
            <text:p>MENACTRA</text:p>
          </table:table-cell>
          <table:table-cell office:value-type="string">
            <text:p>meningococcal MCV4P</text:p>
          </table:table-cell>
          <table:table-cell office:value-type="string">
            <text:p>114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8]&amp;&quot;, '&quot;&amp;[.B18]&amp;&quot;', '&quot;&amp;[.C18]&amp;&quot;', '&quot;&amp;[.D18]&amp;&quot;', '&quot;&amp;[.E18]&amp;&quot;', TO_DATE('&quot;&amp;TEXT([.F18];&quot;YYYY-MM-DD&quot;)&amp;&quot;', 'YYYY-MM-DD'), TO_DATE('&quot;&amp;TEXT([.G18];&quot;YYYY-MM-DD&quot;)&amp;&quot;', 'YYYY-MM-DD'), TO_DATE('&quot;&amp;TEXT([.H18];&quot;YYYY-MM-DD&quot;)&amp;&quot;', 'YYYY-MM-DD'), TO_DATE('&quot;&amp;TEXT([.I18];&quot;YYYY-MM-DD&quot;)&amp;&quot;', 'YYYY-MM-DD'));&quot;" office:value-type="string" office:string-value="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</text:p>
          </table:table-cell>
          <table:table-cell table:formula="of:=[.J$1]&amp;&quot;(&quot;&amp;[.A18]&amp;&quot;, '&quot;&amp;[.B18]&amp;&quot;', '&quot;&amp;[.C18]&amp;&quot;', '&quot;&amp;[.D18]&amp;&quot;', '&quot;&amp;[.E18]&amp;&quot;', '&quot;&amp;TEXT([.F18];&quot;YYYY-MM-DD&quot;)&amp;&quot;', '&quot;&amp;TEXT([.G18];&quot;YYYY-MM-DD&quot;)&amp;&quot;', '&quot;&amp;TEXT([.H18];&quot;YYYY-MM-DD&quot;)&amp;&quot;', '&quot;&amp;TEXT([.I18];&quot;YYYY-MM-DD&quot;)&amp;&quot;');&quot;" office:value-type="string" office:string-value="INSERT INTO dqa_vaccine_product(product_id, product_name, product_label, cvx_code, mvx_code, valid_start_date, use_start_date, use_end_date, valid_end_date) VALUES (18, 'MENACTRA', 'meningococcal MCV4P', '114', 'PMC', '1970-01-01', '1970-01-01', '2100-01-01', '2100-01-01');">
            <text:p>INSERT INTO dqa_vaccine_product(product_id, product_name, product_label, cvx_code, mvx_code, valid_start_date, use_start_date, use_end_date, valid_end_date) VALUES (18, 'MENACTRA', 'meningococcal MCV4P', '114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string">
            <text:p>ADACEL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9]&amp;&quot;, '&quot;&amp;[.B19]&amp;&quot;', '&quot;&amp;[.C19]&amp;&quot;', '&quot;&amp;[.D19]&amp;&quot;', '&quot;&amp;[.E19]&amp;&quot;', TO_DATE('&quot;&amp;TEXT([.F19];&quot;YYYY-MM-DD&quot;)&amp;&quot;', 'YYYY-MM-DD'), TO_DATE('&quot;&amp;TEXT([.G19];&quot;YYYY-MM-DD&quot;)&amp;&quot;', 'YYYY-MM-DD'), TO_DATE('&quot;&amp;TEXT([.H19];&quot;YYYY-MM-DD&quot;)&amp;&quot;', 'YYYY-MM-DD'), TO_DATE('&quot;&amp;TEXT([.I19];&quot;YYYY-MM-DD&quot;)&amp;&quot;', 'YYYY-MM-DD'));&quot;" office:value-type="string" office:string-value="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</text:p>
          </table:table-cell>
          <table:table-cell table:formula="of:=[.J$1]&amp;&quot;(&quot;&amp;[.A19]&amp;&quot;, '&quot;&amp;[.B19]&amp;&quot;', '&quot;&amp;[.C19]&amp;&quot;', '&quot;&amp;[.D19]&amp;&quot;', '&quot;&amp;[.E19]&amp;&quot;', '&quot;&amp;TEXT([.F19];&quot;YYYY-MM-DD&quot;)&amp;&quot;', '&quot;&amp;TEXT([.G19];&quot;YYYY-MM-DD&quot;)&amp;&quot;', '&quot;&amp;TEXT([.H19];&quot;YYYY-MM-DD&quot;)&amp;&quot;', '&quot;&amp;TEXT([.I19];&quot;YYYY-MM-DD&quot;)&amp;&quot;');&quot;" office:value-type="string" office:string-value="INSERT INTO dqa_vaccine_product(product_id, product_name, product_label, cvx_code, mvx_code, valid_start_date, use_start_date, use_end_date, valid_end_date) VALUES (19, 'ADACEL', 'Tdap', '115', 'PMC', '1970-01-01', '1970-01-01', '2100-01-01', '2100-01-01');">
            <text:p>INSERT INTO dqa_vaccine_product(product_id, product_name, product_label, cvx_code, mvx_code, valid_start_date, use_start_date, use_end_date, valid_end_date) VALUES (19, 'ADACEL', 'Tdap', '11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string">
            <text:p>BOOSTRIX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0]&amp;&quot;, '&quot;&amp;[.B20]&amp;&quot;', '&quot;&amp;[.C20]&amp;&quot;', '&quot;&amp;[.D20]&amp;&quot;', '&quot;&amp;[.E20]&amp;&quot;', TO_DATE('&quot;&amp;TEXT([.F20];&quot;YYYY-MM-DD&quot;)&amp;&quot;', 'YYYY-MM-DD'), TO_DATE('&quot;&amp;TEXT([.G20];&quot;YYYY-MM-DD&quot;)&amp;&quot;', 'YYYY-MM-DD'), TO_DATE('&quot;&amp;TEXT([.H20];&quot;YYYY-MM-DD&quot;)&amp;&quot;', 'YYYY-MM-DD'), TO_DATE('&quot;&amp;TEXT([.I20];&quot;YYYY-MM-DD&quot;)&amp;&quot;', 'YYYY-MM-DD'));&quot;" office:value-type="string" office:string-value="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</text:p>
          </table:table-cell>
          <table:table-cell table:formula="of:=[.J$1]&amp;&quot;(&quot;&amp;[.A20]&amp;&quot;, '&quot;&amp;[.B20]&amp;&quot;', '&quot;&amp;[.C20]&amp;&quot;', '&quot;&amp;[.D20]&amp;&quot;', '&quot;&amp;[.E20]&amp;&quot;', '&quot;&amp;TEXT([.F20];&quot;YYYY-MM-DD&quot;)&amp;&quot;', '&quot;&amp;TEXT([.G20];&quot;YYYY-MM-DD&quot;)&amp;&quot;', '&quot;&amp;TEXT([.H20];&quot;YYYY-MM-DD&quot;)&amp;&quot;', '&quot;&amp;TEXT([.I20];&quot;YYYY-MM-DD&quot;)&amp;&quot;');&quot;" office:value-type="string" office:string-value="INSERT INTO dqa_vaccine_product(product_id, product_name, product_label, cvx_code, mvx_code, valid_start_date, use_start_date, use_end_date, valid_end_date) VALUES (20, 'BOOSTRIX', 'Tdap', '115', 'SKB', '1970-01-01', '1970-01-01', '2100-01-01', '2100-01-01');">
            <text:p>INSERT INTO dqa_vaccine_product(product_id, product_name, product_label, cvx_code, mvx_code, valid_start_date, use_start_date, use_end_date, valid_end_date) VALUES (20, 'BOOSTRIX', 'Tdap', '115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string">
            <text:p>ROTATEQ</text:p>
          </table:table-cell>
          <table:table-cell office:value-type="string">
            <text:p>rotavirus, pentavalent</text:p>
          </table:table-cell>
          <table:table-cell office:value-type="string">
            <text:p>11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1]&amp;&quot;, '&quot;&amp;[.B21]&amp;&quot;', '&quot;&amp;[.C21]&amp;&quot;', '&quot;&amp;[.D21]&amp;&quot;', '&quot;&amp;[.E21]&amp;&quot;', TO_DATE('&quot;&amp;TEXT([.F21];&quot;YYYY-MM-DD&quot;)&amp;&quot;', 'YYYY-MM-DD'), TO_DATE('&quot;&amp;TEXT([.G21];&quot;YYYY-MM-DD&quot;)&amp;&quot;', 'YYYY-MM-DD'), TO_DATE('&quot;&amp;TEXT([.H21];&quot;YYYY-MM-DD&quot;)&amp;&quot;', 'YYYY-MM-DD'), TO_DATE('&quot;&amp;TEXT([.I21];&quot;YYYY-MM-DD&quot;)&amp;&quot;', 'YYYY-MM-DD'));&quot;" office:value-type="string" office:string-value="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</text:p>
          </table:table-cell>
          <table:table-cell table:formula="of:=[.J$1]&amp;&quot;(&quot;&amp;[.A21]&amp;&quot;, '&quot;&amp;[.B21]&amp;&quot;', '&quot;&amp;[.C21]&amp;&quot;', '&quot;&amp;[.D21]&amp;&quot;', '&quot;&amp;[.E21]&amp;&quot;', '&quot;&amp;TEXT([.F21];&quot;YYYY-MM-DD&quot;)&amp;&quot;', '&quot;&amp;TEXT([.G21];&quot;YYYY-MM-DD&quot;)&amp;&quot;', '&quot;&amp;TEXT([.H21];&quot;YYYY-MM-DD&quot;)&amp;&quot;', '&quot;&amp;TEXT([.I21];&quot;YYYY-MM-DD&quot;)&amp;&quot;');&quot;" office:value-type="string" office:string-value="INSERT INTO dqa_vaccine_product(product_id, product_name, product_label, cvx_code, mvx_code, valid_start_date, use_start_date, use_end_date, valid_end_date) VALUES (21, 'ROTATEQ', 'rotavirus, pentavalent', '116', 'MSD', '1970-01-01', '1970-01-01', '2100-01-01', '2100-01-01');">
            <text:p>INSERT INTO dqa_vaccine_product(product_id, product_name, product_label, cvx_code, mvx_code, valid_start_date, use_start_date, use_end_date, valid_end_date) VALUES (21, 'ROTATEQ', 'rotavirus, pentavalent', '11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string">
            <text:p>CERVARIX</text:p>
          </table:table-cell>
          <table:table-cell office:value-type="string">
            <text:p>HPV, bivalent</text:p>
          </table:table-cell>
          <table:table-cell office:value-type="string">
            <text:p>11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2]&amp;&quot;, '&quot;&amp;[.B22]&amp;&quot;', '&quot;&amp;[.C22]&amp;&quot;', '&quot;&amp;[.D22]&amp;&quot;', '&quot;&amp;[.E22]&amp;&quot;', TO_DATE('&quot;&amp;TEXT([.F22];&quot;YYYY-MM-DD&quot;)&amp;&quot;', 'YYYY-MM-DD'), TO_DATE('&quot;&amp;TEXT([.G22];&quot;YYYY-MM-DD&quot;)&amp;&quot;', 'YYYY-MM-DD'), TO_DATE('&quot;&amp;TEXT([.H22];&quot;YYYY-MM-DD&quot;)&amp;&quot;', 'YYYY-MM-DD'), TO_DATE('&quot;&amp;TEXT([.I22];&quot;YYYY-MM-DD&quot;)&amp;&quot;', 'YYYY-MM-DD'));&quot;" office:value-type="string" office:string-value="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</text:p>
          </table:table-cell>
          <table:table-cell table:formula="of:=[.J$1]&amp;&quot;(&quot;&amp;[.A22]&amp;&quot;, '&quot;&amp;[.B22]&amp;&quot;', '&quot;&amp;[.C22]&amp;&quot;', '&quot;&amp;[.D22]&amp;&quot;', '&quot;&amp;[.E22]&amp;&quot;', '&quot;&amp;TEXT([.F22];&quot;YYYY-MM-DD&quot;)&amp;&quot;', '&quot;&amp;TEXT([.G22];&quot;YYYY-MM-DD&quot;)&amp;&quot;', '&quot;&amp;TEXT([.H22];&quot;YYYY-MM-DD&quot;)&amp;&quot;', '&quot;&amp;TEXT([.I22];&quot;YYYY-MM-DD&quot;)&amp;&quot;');&quot;" office:value-type="string" office:string-value="INSERT INTO dqa_vaccine_product(product_id, product_name, product_label, cvx_code, mvx_code, valid_start_date, use_start_date, use_end_date, valid_end_date) VALUES (22, 'CERVARIX', 'HPV, bivalent', '118', 'SKB', '1970-01-01', '1970-01-01', '2100-01-01', '2100-01-01');">
            <text:p>INSERT INTO dqa_vaccine_product(product_id, product_name, product_label, cvx_code, mvx_code, valid_start_date, use_start_date, use_end_date, valid_end_date) VALUES (22, 'CERVARIX', 'HPV, bivalent', '11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string">
            <text:p>ROTARIX</text:p>
          </table:table-cell>
          <table:table-cell office:value-type="string">
            <text:p>rotavirus, monovalent</text:p>
          </table:table-cell>
          <table:table-cell office:value-type="string">
            <text:p>119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3]&amp;&quot;, '&quot;&amp;[.B23]&amp;&quot;', '&quot;&amp;[.C23]&amp;&quot;', '&quot;&amp;[.D23]&amp;&quot;', '&quot;&amp;[.E23]&amp;&quot;', TO_DATE('&quot;&amp;TEXT([.F23];&quot;YYYY-MM-DD&quot;)&amp;&quot;', 'YYYY-MM-DD'), TO_DATE('&quot;&amp;TEXT([.G23];&quot;YYYY-MM-DD&quot;)&amp;&quot;', 'YYYY-MM-DD'), TO_DATE('&quot;&amp;TEXT([.H23];&quot;YYYY-MM-DD&quot;)&amp;&quot;', 'YYYY-MM-DD'), TO_DATE('&quot;&amp;TEXT([.I23];&quot;YYYY-MM-DD&quot;)&amp;&quot;', 'YYYY-MM-DD'));&quot;" office:value-type="string" office:string-value="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</text:p>
          </table:table-cell>
          <table:table-cell table:formula="of:=[.J$1]&amp;&quot;(&quot;&amp;[.A23]&amp;&quot;, '&quot;&amp;[.B23]&amp;&quot;', '&quot;&amp;[.C23]&amp;&quot;', '&quot;&amp;[.D23]&amp;&quot;', '&quot;&amp;[.E23]&amp;&quot;', '&quot;&amp;TEXT([.F23];&quot;YYYY-MM-DD&quot;)&amp;&quot;', '&quot;&amp;TEXT([.G23];&quot;YYYY-MM-DD&quot;)&amp;&quot;', '&quot;&amp;TEXT([.H23];&quot;YYYY-MM-DD&quot;)&amp;&quot;', '&quot;&amp;TEXT([.I23];&quot;YYYY-MM-DD&quot;)&amp;&quot;');&quot;" office:value-type="string" office:string-value="INSERT INTO dqa_vaccine_product(product_id, product_name, product_label, cvx_code, mvx_code, valid_start_date, use_start_date, use_end_date, valid_end_date) VALUES (23, 'ROTARIX', 'rotavirus, monovalent', '119', 'SKB', '1970-01-01', '1970-01-01', '2100-01-01', '2100-01-01');">
            <text:p>INSERT INTO dqa_vaccine_product(product_id, product_name, product_label, cvx_code, mvx_code, valid_start_date, use_start_date, use_end_date, valid_end_date) VALUES (23, 'ROTARIX', 'rotavirus, monovalent', '119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string">
            <text:p>PENTACEL</text:p>
          </table:table-cell>
          <table:table-cell office:value-type="string">
            <text:p>DTaP-Hib-IPV</text:p>
          </table:table-cell>
          <table:table-cell office:value-type="string">
            <text:p>1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4]&amp;&quot;, '&quot;&amp;[.B24]&amp;&quot;', '&quot;&amp;[.C24]&amp;&quot;', '&quot;&amp;[.D24]&amp;&quot;', '&quot;&amp;[.E24]&amp;&quot;', TO_DATE('&quot;&amp;TEXT([.F24];&quot;YYYY-MM-DD&quot;)&amp;&quot;', 'YYYY-MM-DD'), TO_DATE('&quot;&amp;TEXT([.G24];&quot;YYYY-MM-DD&quot;)&amp;&quot;', 'YYYY-MM-DD'), TO_DATE('&quot;&amp;TEXT([.H24];&quot;YYYY-MM-DD&quot;)&amp;&quot;', 'YYYY-MM-DD'), TO_DATE('&quot;&amp;TEXT([.I24];&quot;YYYY-MM-DD&quot;)&amp;&quot;', 'YYYY-MM-DD'));&quot;" office:value-type="string" office:string-value="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</text:p>
          </table:table-cell>
          <table:table-cell table:formula="of:=[.J$1]&amp;&quot;(&quot;&amp;[.A24]&amp;&quot;, '&quot;&amp;[.B24]&amp;&quot;', '&quot;&amp;[.C24]&amp;&quot;', '&quot;&amp;[.D24]&amp;&quot;', '&quot;&amp;[.E24]&amp;&quot;', '&quot;&amp;TEXT([.F24];&quot;YYYY-MM-DD&quot;)&amp;&quot;', '&quot;&amp;TEXT([.G24];&quot;YYYY-MM-DD&quot;)&amp;&quot;', '&quot;&amp;TEXT([.H24];&quot;YYYY-MM-DD&quot;)&amp;&quot;', '&quot;&amp;TEXT([.I24];&quot;YYYY-MM-DD&quot;)&amp;&quot;');&quot;" office:value-type="string" office:string-value="INSERT INTO dqa_vaccine_product(product_id, product_name, product_label, cvx_code, mvx_code, valid_start_date, use_start_date, use_end_date, valid_end_date) VALUES (24, 'PENTACEL', 'DTaP-Hib-IPV', '120', 'PMC', '1970-01-01', '1970-01-01', '2100-01-01', '2100-01-01');">
            <text:p>INSERT INTO dqa_vaccine_product(product_id, product_name, product_label, cvx_code, mvx_code, valid_start_date, use_start_date, use_end_date, valid_end_date) VALUES (24, 'PENTACEL', 'DTaP-Hib-IPV', '1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string">
            <text:p>ZOSTAVAX</text:p>
          </table:table-cell>
          <table:table-cell office:value-type="string">
            <text:p>zoster</text:p>
          </table:table-cell>
          <table:table-cell office:value-type="string">
            <text:p>1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5]&amp;&quot;, '&quot;&amp;[.B25]&amp;&quot;', '&quot;&amp;[.C25]&amp;&quot;', '&quot;&amp;[.D25]&amp;&quot;', '&quot;&amp;[.E25]&amp;&quot;', TO_DATE('&quot;&amp;TEXT([.F25];&quot;YYYY-MM-DD&quot;)&amp;&quot;', 'YYYY-MM-DD'), TO_DATE('&quot;&amp;TEXT([.G25];&quot;YYYY-MM-DD&quot;)&amp;&quot;', 'YYYY-MM-DD'), TO_DATE('&quot;&amp;TEXT([.H25];&quot;YYYY-MM-DD&quot;)&amp;&quot;', 'YYYY-MM-DD'), TO_DATE('&quot;&amp;TEXT([.I25];&quot;YYYY-MM-DD&quot;)&amp;&quot;', 'YYYY-MM-DD'));&quot;" office:value-type="string" office:string-value="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</text:p>
          </table:table-cell>
          <table:table-cell table:formula="of:=[.J$1]&amp;&quot;(&quot;&amp;[.A25]&amp;&quot;, '&quot;&amp;[.B25]&amp;&quot;', '&quot;&amp;[.C25]&amp;&quot;', '&quot;&amp;[.D25]&amp;&quot;', '&quot;&amp;[.E25]&amp;&quot;', '&quot;&amp;TEXT([.F25];&quot;YYYY-MM-DD&quot;)&amp;&quot;', '&quot;&amp;TEXT([.G25];&quot;YYYY-MM-DD&quot;)&amp;&quot;', '&quot;&amp;TEXT([.H25];&quot;YYYY-MM-DD&quot;)&amp;&quot;', '&quot;&amp;TEXT([.I25];&quot;YYYY-MM-DD&quot;)&amp;&quot;');&quot;" office:value-type="string" office:string-value="INSERT INTO dqa_vaccine_product(product_id, product_name, product_label, cvx_code, mvx_code, valid_start_date, use_start_date, use_end_date, valid_end_date) VALUES (25, 'ZOSTAVAX', 'zoster', '121', 'MSD', '1970-01-01', '1970-01-01', '2100-01-01', '2100-01-01');">
            <text:p>INSERT INTO dqa_vaccine_product(product_id, product_name, product_label, cvx_code, mvx_code, valid_start_date, use_start_date, use_end_date, valid_end_date) VALUES (25, 'ZOSTAVAX', 'zoster', '1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string">
            <text:p>KINRIX</text:p>
          </table:table-cell>
          <table:table-cell office:value-type="string">
            <text:p>DTaP-IPV</text:p>
          </table:table-cell>
          <table:table-cell office:value-type="string">
            <text:p>13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6]&amp;&quot;, '&quot;&amp;[.B26]&amp;&quot;', '&quot;&amp;[.C26]&amp;&quot;', '&quot;&amp;[.D26]&amp;&quot;', '&quot;&amp;[.E26]&amp;&quot;', TO_DATE('&quot;&amp;TEXT([.F26];&quot;YYYY-MM-DD&quot;)&amp;&quot;', 'YYYY-MM-DD'), TO_DATE('&quot;&amp;TEXT([.G26];&quot;YYYY-MM-DD&quot;)&amp;&quot;', 'YYYY-MM-DD'), TO_DATE('&quot;&amp;TEXT([.H26];&quot;YYYY-MM-DD&quot;)&amp;&quot;', 'YYYY-MM-DD'), TO_DATE('&quot;&amp;TEXT([.I26];&quot;YYYY-MM-DD&quot;)&amp;&quot;', 'YYYY-MM-DD'));&quot;" office:value-type="string" office:string-value="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</text:p>
          </table:table-cell>
          <table:table-cell table:formula="of:=[.J$1]&amp;&quot;(&quot;&amp;[.A26]&amp;&quot;, '&quot;&amp;[.B26]&amp;&quot;', '&quot;&amp;[.C26]&amp;&quot;', '&quot;&amp;[.D26]&amp;&quot;', '&quot;&amp;[.E26]&amp;&quot;', '&quot;&amp;TEXT([.F26];&quot;YYYY-MM-DD&quot;)&amp;&quot;', '&quot;&amp;TEXT([.G26];&quot;YYYY-MM-DD&quot;)&amp;&quot;', '&quot;&amp;TEXT([.H26];&quot;YYYY-MM-DD&quot;)&amp;&quot;', '&quot;&amp;TEXT([.I26];&quot;YYYY-MM-DD&quot;)&amp;&quot;');&quot;" office:value-type="string" office:string-value="INSERT INTO dqa_vaccine_product(product_id, product_name, product_label, cvx_code, mvx_code, valid_start_date, use_start_date, use_end_date, valid_end_date) VALUES (26, 'KINRIX', 'DTaP-IPV', '130', 'SKB', '1970-01-01', '1970-01-01', '2100-01-01', '2100-01-01');">
            <text:p>INSERT INTO dqa_vaccine_product(product_id, product_name, product_label, cvx_code, mvx_code, valid_start_date, use_start_date, use_end_date, valid_end_date) VALUES (26, 'KINRIX', 'DTaP-IPV', '13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PF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7]&amp;&quot;, '&quot;&amp;[.B27]&amp;&quot;', '&quot;&amp;[.C27]&amp;&quot;', '&quot;&amp;[.D27]&amp;&quot;', '&quot;&amp;[.E27]&amp;&quot;', TO_DATE('&quot;&amp;TEXT([.F27];&quot;YYYY-MM-DD&quot;)&amp;&quot;', 'YYYY-MM-DD'), TO_DATE('&quot;&amp;TEXT([.G27];&quot;YYYY-MM-DD&quot;)&amp;&quot;', 'YYYY-MM-DD'), TO_DATE('&quot;&amp;TEXT([.H27];&quot;YYYY-MM-DD&quot;)&amp;&quot;', 'YYYY-MM-DD'), TO_DATE('&quot;&amp;TEXT([.I27];&quot;YYYY-MM-DD&quot;)&amp;&quot;', 'YYYY-MM-DD')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</text:p>
          </table:table-cell>
          <table:table-cell table:formula="of:=[.J$1]&amp;&quot;(&quot;&amp;[.A27]&amp;&quot;, '&quot;&amp;[.B27]&amp;&quot;', '&quot;&amp;[.C27]&amp;&quot;', '&quot;&amp;[.D27]&amp;&quot;', '&quot;&amp;[.E27]&amp;&quot;', '&quot;&amp;TEXT([.F27];&quot;YYYY-MM-DD&quot;)&amp;&quot;', '&quot;&amp;TEXT([.G27];&quot;YYYY-MM-DD&quot;)&amp;&quot;', '&quot;&amp;TEXT([.H27];&quot;YYYY-MM-DD&quot;)&amp;&quot;', '&quot;&amp;TEXT([.I27];&quot;YYYY-MM-DD&quot;)&amp;&quot;'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">
            <text:p>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28]&amp;&quot;, '&quot;&amp;[.B28]&amp;&quot;', '&quot;&amp;[.C28]&amp;&quot;', '&quot;&amp;[.D28]&amp;&quot;', '&quot;&amp;[.E28]&amp;&quot;', TO_DATE('&quot;&amp;TEXT([.F28];&quot;YYYY-MM-DD&quot;)&amp;&quot;', 'YYYY-MM-DD'), TO_DATE('&quot;&amp;TEXT([.G28];&quot;YYYY-MM-DD&quot;)&amp;&quot;', 'YYYY-MM-DD'), TO_DATE('&quot;&amp;TEXT([.H28];&quot;YYYY-MM-DD&quot;)&amp;&quot;', 'YYYY-MM-DD'), TO_DATE('&quot;&amp;TEXT([.I28];&quot;YYYY-MM-DD&quot;)&amp;&quot;', 'YYYY-MM-DD')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</text:p>
          </table:table-cell>
          <table:table-cell table:formula="of:=[.J$1]&amp;&quot;(&quot;&amp;[.A28]&amp;&quot;, '&quot;&amp;[.B28]&amp;&quot;', '&quot;&amp;[.C28]&amp;&quot;', '&quot;&amp;[.D28]&amp;&quot;', '&quot;&amp;[.E28]&amp;&quot;', '&quot;&amp;TEXT([.F28];&quot;YYYY-MM-DD&quot;)&amp;&quot;', '&quot;&amp;TEXT([.G28];&quot;YYYY-MM-DD&quot;)&amp;&quot;', '&quot;&amp;TEXT([.H28];&quot;YYYY-MM-DD&quot;)&amp;&quot;', '&quot;&amp;TEXT([.I28];&quot;YYYY-MM-DD&quot;)&amp;&quot;'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">
            <text:p>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string">
            <text:p>IXIARO</text:p>
          </table:table-cell>
          <table:table-cell office:value-type="string">
            <text:p>Japanese Encephalitis IM</text:p>
          </table:table-cell>
          <table:table-cell office:value-type="string">
            <text:p>134</text:p>
          </table:table-cell>
          <table:table-cell office:value-type="string">
            <text:p>I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9]&amp;&quot;, '&quot;&amp;[.B29]&amp;&quot;', '&quot;&amp;[.C29]&amp;&quot;', '&quot;&amp;[.D29]&amp;&quot;', '&quot;&amp;[.E29]&amp;&quot;', TO_DATE('&quot;&amp;TEXT([.F29];&quot;YYYY-MM-DD&quot;)&amp;&quot;', 'YYYY-MM-DD'), TO_DATE('&quot;&amp;TEXT([.G29];&quot;YYYY-MM-DD&quot;)&amp;&quot;', 'YYYY-MM-DD'), TO_DATE('&quot;&amp;TEXT([.H29];&quot;YYYY-MM-DD&quot;)&amp;&quot;', 'YYYY-MM-DD'), TO_DATE('&quot;&amp;TEXT([.I29];&quot;YYYY-MM-DD&quot;)&amp;&quot;', 'YYYY-MM-DD'));&quot;" office:value-type="string" office:string-value="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</text:p>
          </table:table-cell>
          <table:table-cell table:formula="of:=[.J$1]&amp;&quot;(&quot;&amp;[.A29]&amp;&quot;, '&quot;&amp;[.B29]&amp;&quot;', '&quot;&amp;[.C29]&amp;&quot;', '&quot;&amp;[.D29]&amp;&quot;', '&quot;&amp;[.E29]&amp;&quot;', '&quot;&amp;TEXT([.F29];&quot;YYYY-MM-DD&quot;)&amp;&quot;', '&quot;&amp;TEXT([.G29];&quot;YYYY-MM-DD&quot;)&amp;&quot;', '&quot;&amp;TEXT([.H29];&quot;YYYY-MM-DD&quot;)&amp;&quot;', '&quot;&amp;TEXT([.I29];&quot;YYYY-MM-DD&quot;)&amp;&quot;');&quot;" office:value-type="string" office:string-value="INSERT INTO dqa_vaccine_product(product_id, product_name, product_label, cvx_code, mvx_code, valid_start_date, use_start_date, use_end_date, valid_end_date) VALUES (29, 'IXIARO', 'Japanese Encephalitis IM', '134', 'INT', '1970-01-01', '1970-01-01', '2100-01-01', '2100-01-01');">
            <text:p>INSERT INTO dqa_vaccine_product(product_id, product_name, product_label, cvx_code, mvx_code, valid_start_date, use_start_date, use_end_date, valid_end_date) VALUES (29, 'IXIARO', 'Japanese Encephalitis IM', '134', 'INT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string">
            <text:p>FLUZONE-HIGH DOSE</text:p>
          </table:table-cell>
          <table:table-cell office:value-type="string">
            <text:p>Influenza, high dose seasonal</text:p>
          </table:table-cell>
          <table:table-cell office:value-type="string">
            <text:p>1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0]&amp;&quot;, '&quot;&amp;[.B30]&amp;&quot;', '&quot;&amp;[.C30]&amp;&quot;', '&quot;&amp;[.D30]&amp;&quot;', '&quot;&amp;[.E30]&amp;&quot;', TO_DATE('&quot;&amp;TEXT([.F30];&quot;YYYY-MM-DD&quot;)&amp;&quot;', 'YYYY-MM-DD'), TO_DATE('&quot;&amp;TEXT([.G30];&quot;YYYY-MM-DD&quot;)&amp;&quot;', 'YYYY-MM-DD'), TO_DATE('&quot;&amp;TEXT([.H30];&quot;YYYY-MM-DD&quot;)&amp;&quot;', 'YYYY-MM-DD'), TO_DATE('&quot;&amp;TEXT([.I30];&quot;YYYY-MM-DD&quot;)&amp;&quot;', 'YYYY-MM-DD')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</text:p>
          </table:table-cell>
          <table:table-cell table:formula="of:=[.J$1]&amp;&quot;(&quot;&amp;[.A30]&amp;&quot;, '&quot;&amp;[.B30]&amp;&quot;', '&quot;&amp;[.C30]&amp;&quot;', '&quot;&amp;[.D30]&amp;&quot;', '&quot;&amp;[.E30]&amp;&quot;', '&quot;&amp;TEXT([.F30];&quot;YYYY-MM-DD&quot;)&amp;&quot;', '&quot;&amp;TEXT([.G30];&quot;YYYY-MM-DD&quot;)&amp;&quot;', '&quot;&amp;TEXT([.H30];&quot;YYYY-MM-DD&quot;)&amp;&quot;', '&quot;&amp;TEXT([.I30];&quot;YYYY-MM-DD&quot;)&amp;&quot;'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">
            <text:p>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string">
            <text:p>MENVEO</text:p>
          </table:table-cell>
          <table:table-cell office:value-type="string">
            <text:p>Meningococcal MCV4O</text:p>
          </table:table-cell>
          <table:table-cell office:value-type="string">
            <text:p>136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1]&amp;&quot;, '&quot;&amp;[.B31]&amp;&quot;', '&quot;&amp;[.C31]&amp;&quot;', '&quot;&amp;[.D31]&amp;&quot;', '&quot;&amp;[.E31]&amp;&quot;', TO_DATE('&quot;&amp;TEXT([.F31];&quot;YYYY-MM-DD&quot;)&amp;&quot;', 'YYYY-MM-DD'), TO_DATE('&quot;&amp;TEXT([.G31];&quot;YYYY-MM-DD&quot;)&amp;&quot;', 'YYYY-MM-DD'), TO_DATE('&quot;&amp;TEXT([.H31];&quot;YYYY-MM-DD&quot;)&amp;&quot;', 'YYYY-MM-DD'), TO_DATE('&quot;&amp;TEXT([.I31];&quot;YYYY-MM-DD&quot;)&amp;&quot;', 'YYYY-MM-DD'));&quot;" office:value-type="string" office:string-value="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</text:p>
          </table:table-cell>
          <table:table-cell table:formula="of:=[.J$1]&amp;&quot;(&quot;&amp;[.A31]&amp;&quot;, '&quot;&amp;[.B31]&amp;&quot;', '&quot;&amp;[.C31]&amp;&quot;', '&quot;&amp;[.D31]&amp;&quot;', '&quot;&amp;[.E31]&amp;&quot;', '&quot;&amp;TEXT([.F31];&quot;YYYY-MM-DD&quot;)&amp;&quot;', '&quot;&amp;TEXT([.G31];&quot;YYYY-MM-DD&quot;)&amp;&quot;', '&quot;&amp;TEXT([.H31];&quot;YYYY-MM-DD&quot;)&amp;&quot;', '&quot;&amp;TEXT([.I31];&quot;YYYY-MM-DD&quot;)&amp;&quot;');&quot;" office:value-type="string" office:string-value="INSERT INTO dqa_vaccine_product(product_id, product_name, product_label, cvx_code, mvx_code, valid_start_date, use_start_date, use_end_date, valid_end_date) VALUES (31, 'MENVEO', 'Meningococcal MCV4O', '136', 'NOV', '1970-01-01', '1970-01-01', '2100-01-01', '2100-01-01');">
            <text:p>INSERT INTO dqa_vaccine_product(product_id, product_name, product_label, cvx_code, mvx_code, valid_start_date, use_start_date, use_end_date, valid_end_date) VALUES (31, 'MENVEO', 'Meningococcal MCV4O', '136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string">
            <text:p>Afluria, 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2]&amp;&quot;, '&quot;&amp;[.B32]&amp;&quot;', '&quot;&amp;[.C32]&amp;&quot;', '&quot;&amp;[.D32]&amp;&quot;', '&quot;&amp;[.E32]&amp;&quot;', TO_DATE('&quot;&amp;TEXT([.F32];&quot;YYYY-MM-DD&quot;)&amp;&quot;', 'YYYY-MM-DD'), TO_DATE('&quot;&amp;TEXT([.G32];&quot;YYYY-MM-DD&quot;)&amp;&quot;', 'YYYY-MM-DD'), TO_DATE('&quot;&amp;TEXT([.H32];&quot;YYYY-MM-DD&quot;)&amp;&quot;', 'YYYY-MM-DD'), TO_DATE('&quot;&amp;TEXT([.I32];&quot;YYYY-MM-DD&quot;)&amp;&quot;', 'YYYY-MM-DD')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</text:p>
          </table:table-cell>
          <table:table-cell table:formula="of:=[.J$1]&amp;&quot;(&quot;&amp;[.A32]&amp;&quot;, '&quot;&amp;[.B32]&amp;&quot;', '&quot;&amp;[.C32]&amp;&quot;', '&quot;&amp;[.D32]&amp;&quot;', '&quot;&amp;[.E32]&amp;&quot;', '&quot;&amp;TEXT([.F32];&quot;YYYY-MM-DD&quot;)&amp;&quot;', '&quot;&amp;TEXT([.G32];&quot;YYYY-MM-DD&quot;)&amp;&quot;', '&quot;&amp;TEXT([.H32];&quot;YYYY-MM-DD&quot;)&amp;&quot;', '&quot;&amp;TEXT([.I32];&quot;YYYY-MM-DD&quot;)&amp;&quot;'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string">
            <text:p>AGRIFLU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3]&amp;&quot;, '&quot;&amp;[.B33]&amp;&quot;', '&quot;&amp;[.C33]&amp;&quot;', '&quot;&amp;[.D33]&amp;&quot;', '&quot;&amp;[.E33]&amp;&quot;', TO_DATE('&quot;&amp;TEXT([.F33];&quot;YYYY-MM-DD&quot;)&amp;&quot;', 'YYYY-MM-DD'), TO_DATE('&quot;&amp;TEXT([.G33];&quot;YYYY-MM-DD&quot;)&amp;&quot;', 'YYYY-MM-DD'), TO_DATE('&quot;&amp;TEXT([.H33];&quot;YYYY-MM-DD&quot;)&amp;&quot;', 'YYYY-MM-DD'), TO_DATE('&quot;&amp;TEXT([.I33];&quot;YYYY-MM-DD&quot;)&amp;&quot;', 'YYYY-MM-DD')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3]&amp;&quot;, '&quot;&amp;[.B33]&amp;&quot;', '&quot;&amp;[.C33]&amp;&quot;', '&quot;&amp;[.D33]&amp;&quot;', '&quot;&amp;[.E33]&amp;&quot;', '&quot;&amp;TEXT([.F33];&quot;YYYY-MM-DD&quot;)&amp;&quot;', '&quot;&amp;TEXT([.G33];&quot;YYYY-MM-DD&quot;)&amp;&quot;', '&quot;&amp;TEXT([.H33];&quot;YYYY-MM-DD&quot;)&amp;&quot;', '&quot;&amp;TEXT([.I33];&quot;YYYY-MM-DD&quot;)&amp;&quot;'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string">
            <text:p>FLUARIX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4]&amp;&quot;, '&quot;&amp;[.B34]&amp;&quot;', '&quot;&amp;[.C34]&amp;&quot;', '&quot;&amp;[.D34]&amp;&quot;', '&quot;&amp;[.E34]&amp;&quot;', TO_DATE('&quot;&amp;TEXT([.F34];&quot;YYYY-MM-DD&quot;)&amp;&quot;', 'YYYY-MM-DD'), TO_DATE('&quot;&amp;TEXT([.G34];&quot;YYYY-MM-DD&quot;)&amp;&quot;', 'YYYY-MM-DD'), TO_DATE('&quot;&amp;TEXT([.H34];&quot;YYYY-MM-DD&quot;)&amp;&quot;', 'YYYY-MM-DD'), TO_DATE('&quot;&amp;TEXT([.I34];&quot;YYYY-MM-DD&quot;)&amp;&quot;', 'YYYY-MM-DD')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</text:p>
          </table:table-cell>
          <table:table-cell table:formula="of:=[.J$1]&amp;&quot;(&quot;&amp;[.A34]&amp;&quot;, '&quot;&amp;[.B34]&amp;&quot;', '&quot;&amp;[.C34]&amp;&quot;', '&quot;&amp;[.D34]&amp;&quot;', '&quot;&amp;[.E34]&amp;&quot;', '&quot;&amp;TEXT([.F34];&quot;YYYY-MM-DD&quot;)&amp;&quot;', '&quot;&amp;TEXT([.G34];&quot;YYYY-MM-DD&quot;)&amp;&quot;', '&quot;&amp;TEXT([.H34];&quot;YYYY-MM-DD&quot;)&amp;&quot;', '&quot;&amp;TEXT([.I34];&quot;YYYY-MM-DD&quot;)&amp;&quot;'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">
            <text:p>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string">
            <text:p>FLUVIRIN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5]&amp;&quot;, '&quot;&amp;[.B35]&amp;&quot;', '&quot;&amp;[.C35]&amp;&quot;', '&quot;&amp;[.D35]&amp;&quot;', '&quot;&amp;[.E35]&amp;&quot;', TO_DATE('&quot;&amp;TEXT([.F35];&quot;YYYY-MM-DD&quot;)&amp;&quot;', 'YYYY-MM-DD'), TO_DATE('&quot;&amp;TEXT([.G35];&quot;YYYY-MM-DD&quot;)&amp;&quot;', 'YYYY-MM-DD'), TO_DATE('&quot;&amp;TEXT([.H35];&quot;YYYY-MM-DD&quot;)&amp;&quot;', 'YYYY-MM-DD'), TO_DATE('&quot;&amp;TEXT([.I35];&quot;YYYY-MM-DD&quot;)&amp;&quot;', 'YYYY-MM-DD')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5]&amp;&quot;, '&quot;&amp;[.B35]&amp;&quot;', '&quot;&amp;[.C35]&amp;&quot;', '&quot;&amp;[.D35]&amp;&quot;', '&quot;&amp;[.E35]&amp;&quot;', '&quot;&amp;TEXT([.F35];&quot;YYYY-MM-DD&quot;)&amp;&quot;', '&quot;&amp;TEXT([.G35];&quot;YYYY-MM-DD&quot;)&amp;&quot;', '&quot;&amp;TEXT([.H35];&quot;YYYY-MM-DD&quot;)&amp;&quot;', '&quot;&amp;TEXT([.I35];&quot;YYYY-MM-DD&quot;)&amp;&quot;'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string">
            <text:p>FLUZONE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6]&amp;&quot;, '&quot;&amp;[.B36]&amp;&quot;', '&quot;&amp;[.C36]&amp;&quot;', '&quot;&amp;[.D36]&amp;&quot;', '&quot;&amp;[.E36]&amp;&quot;', TO_DATE('&quot;&amp;TEXT([.F36];&quot;YYYY-MM-DD&quot;)&amp;&quot;', 'YYYY-MM-DD'), TO_DATE('&quot;&amp;TEXT([.G36];&quot;YYYY-MM-DD&quot;)&amp;&quot;', 'YYYY-MM-DD'), TO_DATE('&quot;&amp;TEXT([.H36];&quot;YYYY-MM-DD&quot;)&amp;&quot;', 'YYYY-MM-DD'), TO_DATE('&quot;&amp;TEXT([.I36];&quot;YYYY-MM-DD&quot;)&amp;&quot;', 'YYYY-MM-DD')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</text:p>
          </table:table-cell>
          <table:table-cell table:formula="of:=[.J$1]&amp;&quot;(&quot;&amp;[.A36]&amp;&quot;, '&quot;&amp;[.B36]&amp;&quot;', '&quot;&amp;[.C36]&amp;&quot;', '&quot;&amp;[.D36]&amp;&quot;', '&quot;&amp;[.E36]&amp;&quot;', '&quot;&amp;TEXT([.F36];&quot;YYYY-MM-DD&quot;)&amp;&quot;', '&quot;&amp;TEXT([.G36];&quot;YYYY-MM-DD&quot;)&amp;&quot;', '&quot;&amp;TEXT([.H36];&quot;YYYY-MM-DD&quot;)&amp;&quot;', '&quot;&amp;TEXT([.I36];&quot;YYYY-MM-DD&quot;)&amp;&quot;'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string">
            <text:p>AFLURIA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7]&amp;&quot;, '&quot;&amp;[.B37]&amp;&quot;', '&quot;&amp;[.C37]&amp;&quot;', '&quot;&amp;[.D37]&amp;&quot;', '&quot;&amp;[.E37]&amp;&quot;', TO_DATE('&quot;&amp;TEXT([.F37];&quot;YYYY-MM-DD&quot;)&amp;&quot;', 'YYYY-MM-DD'), TO_DATE('&quot;&amp;TEXT([.G37];&quot;YYYY-MM-DD&quot;)&amp;&quot;', 'YYYY-MM-DD'), TO_DATE('&quot;&amp;TEXT([.H37];&quot;YYYY-MM-DD&quot;)&amp;&quot;', 'YYYY-MM-DD'), TO_DATE('&quot;&amp;TEXT([.I37];&quot;YYYY-MM-DD&quot;)&amp;&quot;', 'YYYY-MM-DD')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</text:p>
          </table:table-cell>
          <table:table-cell table:formula="of:=[.J$1]&amp;&quot;(&quot;&amp;[.A37]&amp;&quot;, '&quot;&amp;[.B37]&amp;&quot;', '&quot;&amp;[.C37]&amp;&quot;', '&quot;&amp;[.D37]&amp;&quot;', '&quot;&amp;[.E37]&amp;&quot;', '&quot;&amp;TEXT([.F37];&quot;YYYY-MM-DD&quot;)&amp;&quot;', '&quot;&amp;TEXT([.G37];&quot;YYYY-MM-DD&quot;)&amp;&quot;', '&quot;&amp;TEXT([.H37];&quot;YYYY-MM-DD&quot;)&amp;&quot;', '&quot;&amp;TEXT([.I37];&quot;YYYY-MM-DD&quot;)&amp;&quot;'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">
            <text:p>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string">
            <text:p>FLULAVAL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8]&amp;&quot;, '&quot;&amp;[.B38]&amp;&quot;', '&quot;&amp;[.C38]&amp;&quot;', '&quot;&amp;[.D38]&amp;&quot;', '&quot;&amp;[.E38]&amp;&quot;', TO_DATE('&quot;&amp;TEXT([.F38];&quot;YYYY-MM-DD&quot;)&amp;&quot;', 'YYYY-MM-DD'), TO_DATE('&quot;&amp;TEXT([.G38];&quot;YYYY-MM-DD&quot;)&amp;&quot;', 'YYYY-MM-DD'), TO_DATE('&quot;&amp;TEXT([.H38];&quot;YYYY-MM-DD&quot;)&amp;&quot;', 'YYYY-MM-DD'), TO_DATE('&quot;&amp;TEXT([.I38];&quot;YYYY-MM-DD&quot;)&amp;&quot;', 'YYYY-MM-DD')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</text:p>
          </table:table-cell>
          <table:table-cell table:formula="of:=[.J$1]&amp;&quot;(&quot;&amp;[.A38]&amp;&quot;, '&quot;&amp;[.B38]&amp;&quot;', '&quot;&amp;[.C38]&amp;&quot;', '&quot;&amp;[.D38]&amp;&quot;', '&quot;&amp;[.E38]&amp;&quot;', '&quot;&amp;TEXT([.F38];&quot;YYYY-MM-DD&quot;)&amp;&quot;', '&quot;&amp;TEXT([.G38];&quot;YYYY-MM-DD&quot;)&amp;&quot;', '&quot;&amp;TEXT([.H38];&quot;YYYY-MM-DD&quot;)&amp;&quot;', '&quot;&amp;TEXT([.I38];&quot;YYYY-MM-DD&quot;)&amp;&quot;'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">
            <text:p>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string">
            <text:p>FLUVIRIN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9]&amp;&quot;, '&quot;&amp;[.B39]&amp;&quot;', '&quot;&amp;[.C39]&amp;&quot;', '&quot;&amp;[.D39]&amp;&quot;', '&quot;&amp;[.E39]&amp;&quot;', TO_DATE('&quot;&amp;TEXT([.F39];&quot;YYYY-MM-DD&quot;)&amp;&quot;', 'YYYY-MM-DD'), TO_DATE('&quot;&amp;TEXT([.G39];&quot;YYYY-MM-DD&quot;)&amp;&quot;', 'YYYY-MM-DD'), TO_DATE('&quot;&amp;TEXT([.H39];&quot;YYYY-MM-DD&quot;)&amp;&quot;', 'YYYY-MM-DD'), TO_DATE('&quot;&amp;TEXT([.I39];&quot;YYYY-MM-DD&quot;)&amp;&quot;', 'YYYY-MM-DD')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</text:p>
          </table:table-cell>
          <table:table-cell table:formula="of:=[.J$1]&amp;&quot;(&quot;&amp;[.A39]&amp;&quot;, '&quot;&amp;[.B39]&amp;&quot;', '&quot;&amp;[.C39]&amp;&quot;', '&quot;&amp;[.D39]&amp;&quot;', '&quot;&amp;[.E39]&amp;&quot;', '&quot;&amp;TEXT([.F39];&quot;YYYY-MM-DD&quot;)&amp;&quot;', '&quot;&amp;TEXT([.G39];&quot;YYYY-MM-DD&quot;)&amp;&quot;', '&quot;&amp;TEXT([.H39];&quot;YYYY-MM-DD&quot;)&amp;&quot;', '&quot;&amp;TEXT([.I39];&quot;YYYY-MM-DD&quot;)&amp;&quot;'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">
            <text:p>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string">
            <text:p>FLUZONE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0]&amp;&quot;, '&quot;&amp;[.B40]&amp;&quot;', '&quot;&amp;[.C40]&amp;&quot;', '&quot;&amp;[.D40]&amp;&quot;', '&quot;&amp;[.E40]&amp;&quot;', TO_DATE('&quot;&amp;TEXT([.F40];&quot;YYYY-MM-DD&quot;)&amp;&quot;', 'YYYY-MM-DD'), TO_DATE('&quot;&amp;TEXT([.G40];&quot;YYYY-MM-DD&quot;)&amp;&quot;', 'YYYY-MM-DD'), TO_DATE('&quot;&amp;TEXT([.H40];&quot;YYYY-MM-DD&quot;)&amp;&quot;', 'YYYY-MM-DD'), TO_DATE('&quot;&amp;TEXT([.I40];&quot;YYYY-MM-DD&quot;)&amp;&quot;', 'YYYY-MM-DD')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</text:p>
          </table:table-cell>
          <table:table-cell table:formula="of:=[.J$1]&amp;&quot;(&quot;&amp;[.A40]&amp;&quot;, '&quot;&amp;[.B40]&amp;&quot;', '&quot;&amp;[.C40]&amp;&quot;', '&quot;&amp;[.D40]&amp;&quot;', '&quot;&amp;[.E40]&amp;&quot;', '&quot;&amp;TEXT([.F40];&quot;YYYY-MM-DD&quot;)&amp;&quot;', '&quot;&amp;TEXT([.G40];&quot;YYYY-MM-DD&quot;)&amp;&quot;', '&quot;&amp;TEXT([.H40];&quot;YYYY-MM-DD&quot;)&amp;&quot;', '&quot;&amp;TEXT([.I40];&quot;YYYY-MM-DD&quot;)&amp;&quot;'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">
            <text:p>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string">
            <text:p>IMOVAX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1]&amp;&quot;, '&quot;&amp;[.B41]&amp;&quot;', '&quot;&amp;[.C41]&amp;&quot;', '&quot;&amp;[.D41]&amp;&quot;', '&quot;&amp;[.E41]&amp;&quot;', TO_DATE('&quot;&amp;TEXT([.F41];&quot;YYYY-MM-DD&quot;)&amp;&quot;', 'YYYY-MM-DD'), TO_DATE('&quot;&amp;TEXT([.G41];&quot;YYYY-MM-DD&quot;)&amp;&quot;', 'YYYY-MM-DD'), TO_DATE('&quot;&amp;TEXT([.H41];&quot;YYYY-MM-DD&quot;)&amp;&quot;', 'YYYY-MM-DD'), TO_DATE('&quot;&amp;TEXT([.I41];&quot;YYYY-MM-DD&quot;)&amp;&quot;', 'YYYY-MM-DD')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</text:p>
          </table:table-cell>
          <table:table-cell table:formula="of:=[.J$1]&amp;&quot;(&quot;&amp;[.A41]&amp;&quot;, '&quot;&amp;[.B41]&amp;&quot;', '&quot;&amp;[.C41]&amp;&quot;', '&quot;&amp;[.D41]&amp;&quot;', '&quot;&amp;[.E41]&amp;&quot;', '&quot;&amp;TEXT([.F41];&quot;YYYY-MM-DD&quot;)&amp;&quot;', '&quot;&amp;TEXT([.G41];&quot;YYYY-MM-DD&quot;)&amp;&quot;', '&quot;&amp;TEXT([.H41];&quot;YYYY-MM-DD&quot;)&amp;&quot;', '&quot;&amp;TEXT([.I41];&quot;YYYY-MM-DD&quot;)&amp;&quot;'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">
            <text:p>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string">
            <text:p>RABAVERT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2]&amp;&quot;, '&quot;&amp;[.B42]&amp;&quot;', '&quot;&amp;[.C42]&amp;&quot;', '&quot;&amp;[.D42]&amp;&quot;', '&quot;&amp;[.E42]&amp;&quot;', TO_DATE('&quot;&amp;TEXT([.F42];&quot;YYYY-MM-DD&quot;)&amp;&quot;', 'YYYY-MM-DD'), TO_DATE('&quot;&amp;TEXT([.G42];&quot;YYYY-MM-DD&quot;)&amp;&quot;', 'YYYY-MM-DD'), TO_DATE('&quot;&amp;TEXT([.H42];&quot;YYYY-MM-DD&quot;)&amp;&quot;', 'YYYY-MM-DD'), TO_DATE('&quot;&amp;TEXT([.I42];&quot;YYYY-MM-DD&quot;)&amp;&quot;', 'YYYY-MM-DD')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</text:p>
          </table:table-cell>
          <table:table-cell table:formula="of:=[.J$1]&amp;&quot;(&quot;&amp;[.A42]&amp;&quot;, '&quot;&amp;[.B42]&amp;&quot;', '&quot;&amp;[.C42]&amp;&quot;', '&quot;&amp;[.D42]&amp;&quot;', '&quot;&amp;[.E42]&amp;&quot;', '&quot;&amp;TEXT([.F42];&quot;YYYY-MM-DD&quot;)&amp;&quot;', '&quot;&amp;TEXT([.G42];&quot;YYYY-MM-DD&quot;)&amp;&quot;', '&quot;&amp;TEXT([.H42];&quot;YYYY-MM-DD&quot;)&amp;&quot;', '&quot;&amp;TEXT([.I42];&quot;YYYY-MM-DD&quot;)&amp;&quot;'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">
            <text:p>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string">
            <text:p>MYCOBAX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3]&amp;&quot;, '&quot;&amp;[.B43]&amp;&quot;', '&quot;&amp;[.C43]&amp;&quot;', '&quot;&amp;[.D43]&amp;&quot;', '&quot;&amp;[.E43]&amp;&quot;', TO_DATE('&quot;&amp;TEXT([.F43];&quot;YYYY-MM-DD&quot;)&amp;&quot;', 'YYYY-MM-DD'), TO_DATE('&quot;&amp;TEXT([.G43];&quot;YYYY-MM-DD&quot;)&amp;&quot;', 'YYYY-MM-DD'), TO_DATE('&quot;&amp;TEXT([.H43];&quot;YYYY-MM-DD&quot;)&amp;&quot;', 'YYYY-MM-DD'), TO_DATE('&quot;&amp;TEXT([.I43];&quot;YYYY-MM-DD&quot;)&amp;&quot;', 'YYYY-MM-DD'));&quot;" office:value-type="string" office:string-value="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</text:p>
          </table:table-cell>
          <table:table-cell table:formula="of:=[.J$1]&amp;&quot;(&quot;&amp;[.A43]&amp;&quot;, '&quot;&amp;[.B43]&amp;&quot;', '&quot;&amp;[.C43]&amp;&quot;', '&quot;&amp;[.D43]&amp;&quot;', '&quot;&amp;[.E43]&amp;&quot;', '&quot;&amp;TEXT([.F43];&quot;YYYY-MM-DD&quot;)&amp;&quot;', '&quot;&amp;TEXT([.G43];&quot;YYYY-MM-DD&quot;)&amp;&quot;', '&quot;&amp;TEXT([.H43];&quot;YYYY-MM-DD&quot;)&amp;&quot;', '&quot;&amp;TEXT([.I43];&quot;YYYY-MM-DD&quot;)&amp;&quot;');&quot;" office:value-type="string" office:string-value="INSERT INTO dqa_vaccine_product(product_id, product_name, product_label, cvx_code, mvx_code, valid_start_date, use_start_date, use_end_date, valid_end_date) VALUES (43, 'MYCOBAX', 'BCG', '19', 'PMC', '1970-01-01', '1970-01-01', '2100-01-01', '2100-01-01');">
            <text:p>INSERT INTO dqa_vaccine_product(product_id, product_name, product_label, cvx_code, mvx_code, valid_start_date, use_start_date, use_end_date, valid_end_date) VALUES (43, 'MYCOBAX', 'BCG', '19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string">
            <text:p>TICE BCG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OT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4]&amp;&quot;, '&quot;&amp;[.B44]&amp;&quot;', '&quot;&amp;[.C44]&amp;&quot;', '&quot;&amp;[.D44]&amp;&quot;', '&quot;&amp;[.E44]&amp;&quot;', TO_DATE('&quot;&amp;TEXT([.F44];&quot;YYYY-MM-DD&quot;)&amp;&quot;', 'YYYY-MM-DD'), TO_DATE('&quot;&amp;TEXT([.G44];&quot;YYYY-MM-DD&quot;)&amp;&quot;', 'YYYY-MM-DD'), TO_DATE('&quot;&amp;TEXT([.H44];&quot;YYYY-MM-DD&quot;)&amp;&quot;', 'YYYY-MM-DD'), TO_DATE('&quot;&amp;TEXT([.I44];&quot;YYYY-MM-DD&quot;)&amp;&quot;', 'YYYY-MM-DD'));&quot;" office:value-type="string" office:string-value="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</text:p>
          </table:table-cell>
          <table:table-cell table:formula="of:=[.J$1]&amp;&quot;(&quot;&amp;[.A44]&amp;&quot;, '&quot;&amp;[.B44]&amp;&quot;', '&quot;&amp;[.C44]&amp;&quot;', '&quot;&amp;[.D44]&amp;&quot;', '&quot;&amp;[.E44]&amp;&quot;', '&quot;&amp;TEXT([.F44];&quot;YYYY-MM-DD&quot;)&amp;&quot;', '&quot;&amp;TEXT([.G44];&quot;YYYY-MM-DD&quot;)&amp;&quot;', '&quot;&amp;TEXT([.H44];&quot;YYYY-MM-DD&quot;)&amp;&quot;', '&quot;&amp;TEXT([.I44];&quot;YYYY-MM-DD&quot;)&amp;&quot;');&quot;" office:value-type="string" office:string-value="INSERT INTO dqa_vaccine_product(product_id, product_name, product_label, cvx_code, mvx_code, valid_start_date, use_start_date, use_end_date, valid_end_date) VALUES (44, 'TICE BCG', 'BCG', '19', 'OTC', '1970-01-01', '1970-01-01', '2100-01-01', '2100-01-01');">
            <text:p>INSERT INTO dqa_vaccine_product(product_id, product_name, product_label, cvx_code, mvx_code, valid_start_date, use_start_date, use_end_date, valid_end_date) VALUES (44, 'TICE BCG', 'BCG', '19', 'OT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string">
            <text:p>ACEL-IMUNE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5]&amp;&quot;, '&quot;&amp;[.B45]&amp;&quot;', '&quot;&amp;[.C45]&amp;&quot;', '&quot;&amp;[.D45]&amp;&quot;', '&quot;&amp;[.E45]&amp;&quot;', TO_DATE('&quot;&amp;TEXT([.F45];&quot;YYYY-MM-DD&quot;)&amp;&quot;', 'YYYY-MM-DD'), TO_DATE('&quot;&amp;TEXT([.G45];&quot;YYYY-MM-DD&quot;)&amp;&quot;', 'YYYY-MM-DD'), TO_DATE('&quot;&amp;TEXT([.H45];&quot;YYYY-MM-DD&quot;)&amp;&quot;', 'YYYY-MM-DD'), TO_DATE('&quot;&amp;TEXT([.I45];&quot;YYYY-MM-DD&quot;)&amp;&quot;', 'YYYY-MM-DD'));&quot;" office:value-type="string" office:string-value="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</text:p>
          </table:table-cell>
          <table:table-cell table:formula="of:=[.J$1]&amp;&quot;(&quot;&amp;[.A45]&amp;&quot;, '&quot;&amp;[.B45]&amp;&quot;', '&quot;&amp;[.C45]&amp;&quot;', '&quot;&amp;[.D45]&amp;&quot;', '&quot;&amp;[.E45]&amp;&quot;', '&quot;&amp;TEXT([.F45];&quot;YYYY-MM-DD&quot;)&amp;&quot;', '&quot;&amp;TEXT([.G45];&quot;YYYY-MM-DD&quot;)&amp;&quot;', '&quot;&amp;TEXT([.H45];&quot;YYYY-MM-DD&quot;)&amp;&quot;', '&quot;&amp;TEXT([.I45];&quot;YYYY-MM-DD&quot;)&amp;&quot;');&quot;" office:value-type="string" office:string-value="INSERT INTO dqa_vaccine_product(product_id, product_name, product_label, cvx_code, mvx_code, valid_start_date, use_start_date, use_end_date, valid_end_date) VALUES (45, 'ACEL-IMUNE', 'DTaP', '20', 'WAL', '1970-01-01', '1970-01-01', '2010-09-01', '2010-09-01');">
            <text:p>INSERT INTO dqa_vaccine_product(product_id, product_name, product_label, cvx_code, mvx_code, valid_start_date, use_start_date, use_end_date, valid_end_date) VALUES (45, 'ACEL-IMUNE', 'DTaP', '20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string">
            <text:p>CERTIV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NA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6]&amp;&quot;, '&quot;&amp;[.B46]&amp;&quot;', '&quot;&amp;[.C46]&amp;&quot;', '&quot;&amp;[.D46]&amp;&quot;', '&quot;&amp;[.E46]&amp;&quot;', TO_DATE('&quot;&amp;TEXT([.F46];&quot;YYYY-MM-DD&quot;)&amp;&quot;', 'YYYY-MM-DD'), TO_DATE('&quot;&amp;TEXT([.G46];&quot;YYYY-MM-DD&quot;)&amp;&quot;', 'YYYY-MM-DD'), TO_DATE('&quot;&amp;TEXT([.H46];&quot;YYYY-MM-DD&quot;)&amp;&quot;', 'YYYY-MM-DD'), TO_DATE('&quot;&amp;TEXT([.I46];&quot;YYYY-MM-DD&quot;)&amp;&quot;', 'YYYY-MM-DD'));&quot;" office:value-type="string" office:string-value="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</text:p>
          </table:table-cell>
          <table:table-cell table:formula="of:=[.J$1]&amp;&quot;(&quot;&amp;[.A46]&amp;&quot;, '&quot;&amp;[.B46]&amp;&quot;', '&quot;&amp;[.C46]&amp;&quot;', '&quot;&amp;[.D46]&amp;&quot;', '&quot;&amp;[.E46]&amp;&quot;', '&quot;&amp;TEXT([.F46];&quot;YYYY-MM-DD&quot;)&amp;&quot;', '&quot;&amp;TEXT([.G46];&quot;YYYY-MM-DD&quot;)&amp;&quot;', '&quot;&amp;TEXT([.H46];&quot;YYYY-MM-DD&quot;)&amp;&quot;', '&quot;&amp;TEXT([.I46];&quot;YYYY-MM-DD&quot;)&amp;&quot;');&quot;" office:value-type="string" office:string-value="INSERT INTO dqa_vaccine_product(product_id, product_name, product_label, cvx_code, mvx_code, valid_start_date, use_start_date, use_end_date, valid_end_date) VALUES (46, 'CERTIVA', 'DTaP', '20', 'NAV', '1970-01-01', '1970-01-01', '2010-09-01', '2010-09-01');">
            <text:p>INSERT INTO dqa_vaccine_product(product_id, product_name, product_label, cvx_code, mvx_code, valid_start_date, use_start_date, use_end_date, valid_end_date) VALUES (46, 'CERTIVA', 'DTaP', '20', 'NAV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string">
            <text:p>INFANRIX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7]&amp;&quot;, '&quot;&amp;[.B47]&amp;&quot;', '&quot;&amp;[.C47]&amp;&quot;', '&quot;&amp;[.D47]&amp;&quot;', '&quot;&amp;[.E47]&amp;&quot;', TO_DATE('&quot;&amp;TEXT([.F47];&quot;YYYY-MM-DD&quot;)&amp;&quot;', 'YYYY-MM-DD'), TO_DATE('&quot;&amp;TEXT([.G47];&quot;YYYY-MM-DD&quot;)&amp;&quot;', 'YYYY-MM-DD'), TO_DATE('&quot;&amp;TEXT([.H47];&quot;YYYY-MM-DD&quot;)&amp;&quot;', 'YYYY-MM-DD'), TO_DATE('&quot;&amp;TEXT([.I47];&quot;YYYY-MM-DD&quot;)&amp;&quot;', 'YYYY-MM-DD'));&quot;" office:value-type="string" office:string-value="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</text:p>
          </table:table-cell>
          <table:table-cell table:formula="of:=[.J$1]&amp;&quot;(&quot;&amp;[.A47]&amp;&quot;, '&quot;&amp;[.B47]&amp;&quot;', '&quot;&amp;[.C47]&amp;&quot;', '&quot;&amp;[.D47]&amp;&quot;', '&quot;&amp;[.E47]&amp;&quot;', '&quot;&amp;TEXT([.F47];&quot;YYYY-MM-DD&quot;)&amp;&quot;', '&quot;&amp;TEXT([.G47];&quot;YYYY-MM-DD&quot;)&amp;&quot;', '&quot;&amp;TEXT([.H47];&quot;YYYY-MM-DD&quot;)&amp;&quot;', '&quot;&amp;TEXT([.I47];&quot;YYYY-MM-DD&quot;)&amp;&quot;');&quot;" office:value-type="string" office:string-value="INSERT INTO dqa_vaccine_product(product_id, product_name, product_label, cvx_code, mvx_code, valid_start_date, use_start_date, use_end_date, valid_end_date) VALUES (47, 'INFANRIX', 'DTaP', '20', 'SKB', '1970-01-01', '1970-01-01', '2100-01-01', '2100-01-01');">
            <text:p>INSERT INTO dqa_vaccine_product(product_id, product_name, product_label, cvx_code, mvx_code, valid_start_date, use_start_date, use_end_date, valid_end_date) VALUES (47, 'INFANRIX', 'DTaP', '2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string">
            <text:p>TRIPEDI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8]&amp;&quot;, '&quot;&amp;[.B48]&amp;&quot;', '&quot;&amp;[.C48]&amp;&quot;', '&quot;&amp;[.D48]&amp;&quot;', '&quot;&amp;[.E48]&amp;&quot;', TO_DATE('&quot;&amp;TEXT([.F48];&quot;YYYY-MM-DD&quot;)&amp;&quot;', 'YYYY-MM-DD'), TO_DATE('&quot;&amp;TEXT([.G48];&quot;YYYY-MM-DD&quot;)&amp;&quot;', 'YYYY-MM-DD'), TO_DATE('&quot;&amp;TEXT([.H48];&quot;YYYY-MM-DD&quot;)&amp;&quot;', 'YYYY-MM-DD'), TO_DATE('&quot;&amp;TEXT([.I48];&quot;YYYY-MM-DD&quot;)&amp;&quot;', 'YYYY-MM-DD'));&quot;" office:value-type="string" office:string-value="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</text:p>
          </table:table-cell>
          <table:table-cell table:formula="of:=[.J$1]&amp;&quot;(&quot;&amp;[.A48]&amp;&quot;, '&quot;&amp;[.B48]&amp;&quot;', '&quot;&amp;[.C48]&amp;&quot;', '&quot;&amp;[.D48]&amp;&quot;', '&quot;&amp;[.E48]&amp;&quot;', '&quot;&amp;TEXT([.F48];&quot;YYYY-MM-DD&quot;)&amp;&quot;', '&quot;&amp;TEXT([.G48];&quot;YYYY-MM-DD&quot;)&amp;&quot;', '&quot;&amp;TEXT([.H48];&quot;YYYY-MM-DD&quot;)&amp;&quot;', '&quot;&amp;TEXT([.I48];&quot;YYYY-MM-DD&quot;)&amp;&quot;');&quot;" office:value-type="string" office:string-value="INSERT INTO dqa_vaccine_product(product_id, product_name, product_label, cvx_code, mvx_code, valid_start_date, use_start_date, use_end_date, valid_end_date) VALUES (48, 'TRIPEDIA', 'DTaP', '20', 'PMC', '1970-01-01', '1970-01-01', '2100-01-01', '2100-01-01');">
            <text:p>INSERT INTO dqa_vaccine_product(product_id, product_name, product_label, cvx_code, mvx_code, valid_start_date, use_start_date, use_end_date, valid_end_date) VALUES (48, 'TRIPEDIA', 'DTaP', '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string">
            <text:p>VARIVAX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9]&amp;&quot;, '&quot;&amp;[.B49]&amp;&quot;', '&quot;&amp;[.C49]&amp;&quot;', '&quot;&amp;[.D49]&amp;&quot;', '&quot;&amp;[.E49]&amp;&quot;', TO_DATE('&quot;&amp;TEXT([.F49];&quot;YYYY-MM-DD&quot;)&amp;&quot;', 'YYYY-MM-DD'), TO_DATE('&quot;&amp;TEXT([.G49];&quot;YYYY-MM-DD&quot;)&amp;&quot;', 'YYYY-MM-DD'), TO_DATE('&quot;&amp;TEXT([.H49];&quot;YYYY-MM-DD&quot;)&amp;&quot;', 'YYYY-MM-DD'), TO_DATE('&quot;&amp;TEXT([.I49];&quot;YYYY-MM-DD&quot;)&amp;&quot;', 'YYYY-MM-DD'));&quot;" office:value-type="string" office:string-value="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</text:p>
          </table:table-cell>
          <table:table-cell table:formula="of:=[.J$1]&amp;&quot;(&quot;&amp;[.A49]&amp;&quot;, '&quot;&amp;[.B49]&amp;&quot;', '&quot;&amp;[.C49]&amp;&quot;', '&quot;&amp;[.D49]&amp;&quot;', '&quot;&amp;[.E49]&amp;&quot;', '&quot;&amp;TEXT([.F49];&quot;YYYY-MM-DD&quot;)&amp;&quot;', '&quot;&amp;TEXT([.G49];&quot;YYYY-MM-DD&quot;)&amp;&quot;', '&quot;&amp;TEXT([.H49];&quot;YYYY-MM-DD&quot;)&amp;&quot;', '&quot;&amp;TEXT([.I49];&quot;YYYY-MM-DD&quot;)&amp;&quot;');&quot;" office:value-type="string" office:string-value="INSERT INTO dqa_vaccine_product(product_id, product_name, product_label, cvx_code, mvx_code, valid_start_date, use_start_date, use_end_date, valid_end_date) VALUES (49, 'VARIVAX', 'varicella', '21', 'MSD', '1970-01-01', '1970-01-01', '2100-01-01', '2100-01-01');">
            <text:p>INSERT INTO dqa_vaccine_product(product_id, product_name, product_label, cvx_code, mvx_code, valid_start_date, use_start_date, use_end_date, valid_end_date) VALUES (49, 'VARIVAX', 'varicella', '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string">
            <text:p>TETRAMUNE</text:p>
          </table:table-cell>
          <table:table-cell office:value-type="string">
            <text:p>DTP-Hib</text:p>
          </table:table-cell>
          <table:table-cell office:value-type="string">
            <text:p>2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0]&amp;&quot;, '&quot;&amp;[.B50]&amp;&quot;', '&quot;&amp;[.C50]&amp;&quot;', '&quot;&amp;[.D50]&amp;&quot;', '&quot;&amp;[.E50]&amp;&quot;', TO_DATE('&quot;&amp;TEXT([.F50];&quot;YYYY-MM-DD&quot;)&amp;&quot;', 'YYYY-MM-DD'), TO_DATE('&quot;&amp;TEXT([.G50];&quot;YYYY-MM-DD&quot;)&amp;&quot;', 'YYYY-MM-DD'), TO_DATE('&quot;&amp;TEXT([.H50];&quot;YYYY-MM-DD&quot;)&amp;&quot;', 'YYYY-MM-DD'), TO_DATE('&quot;&amp;TEXT([.I50];&quot;YYYY-MM-DD&quot;)&amp;&quot;', 'YYYY-MM-DD'));&quot;" office:value-type="string" office:string-value="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</text:p>
          </table:table-cell>
          <table:table-cell table:formula="of:=[.J$1]&amp;&quot;(&quot;&amp;[.A50]&amp;&quot;, '&quot;&amp;[.B50]&amp;&quot;', '&quot;&amp;[.C50]&amp;&quot;', '&quot;&amp;[.D50]&amp;&quot;', '&quot;&amp;[.E50]&amp;&quot;', '&quot;&amp;TEXT([.F50];&quot;YYYY-MM-DD&quot;)&amp;&quot;', '&quot;&amp;TEXT([.G50];&quot;YYYY-MM-DD&quot;)&amp;&quot;', '&quot;&amp;TEXT([.H50];&quot;YYYY-MM-DD&quot;)&amp;&quot;', '&quot;&amp;TEXT([.I50];&quot;YYYY-MM-DD&quot;)&amp;&quot;');&quot;" office:value-type="string" office:string-value="INSERT INTO dqa_vaccine_product(product_id, product_name, product_label, cvx_code, mvx_code, valid_start_date, use_start_date, use_end_date, valid_end_date) VALUES (50, 'TETRAMUNE', 'DTP-Hib', '22', 'WAL', '1970-01-01', '1970-01-01', '2010-09-01', '2010-09-01');">
            <text:p>INSERT INTO dqa_vaccine_product(product_id, product_name, product_label, cvx_code, mvx_code, valid_start_date, use_start_date, use_end_date, valid_end_date) VALUES (50, 'TETRAMUNE', 'DTP-Hib', '2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string">
            <text:p>BIOTHRAX</text:p>
          </table:table-cell>
          <table:table-cell office:value-type="string">
            <text:p>anthrax</text:p>
          </table:table-cell>
          <table:table-cell office:value-type="string">
            <text:p>24</text:p>
          </table:table-cell>
          <table:table-cell office:value-type="string">
            <text:p>MI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1]&amp;&quot;, '&quot;&amp;[.B51]&amp;&quot;', '&quot;&amp;[.C51]&amp;&quot;', '&quot;&amp;[.D51]&amp;&quot;', '&quot;&amp;[.E51]&amp;&quot;', TO_DATE('&quot;&amp;TEXT([.F51];&quot;YYYY-MM-DD&quot;)&amp;&quot;', 'YYYY-MM-DD'), TO_DATE('&quot;&amp;TEXT([.G51];&quot;YYYY-MM-DD&quot;)&amp;&quot;', 'YYYY-MM-DD'), TO_DATE('&quot;&amp;TEXT([.H51];&quot;YYYY-MM-DD&quot;)&amp;&quot;', 'YYYY-MM-DD'), TO_DATE('&quot;&amp;TEXT([.I51];&quot;YYYY-MM-DD&quot;)&amp;&quot;', 'YYYY-MM-DD'));&quot;" office:value-type="string" office:string-value="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</text:p>
          </table:table-cell>
          <table:table-cell table:formula="of:=[.J$1]&amp;&quot;(&quot;&amp;[.A51]&amp;&quot;, '&quot;&amp;[.B51]&amp;&quot;', '&quot;&amp;[.C51]&amp;&quot;', '&quot;&amp;[.D51]&amp;&quot;', '&quot;&amp;[.E51]&amp;&quot;', '&quot;&amp;TEXT([.F51];&quot;YYYY-MM-DD&quot;)&amp;&quot;', '&quot;&amp;TEXT([.G51];&quot;YYYY-MM-DD&quot;)&amp;&quot;', '&quot;&amp;TEXT([.H51];&quot;YYYY-MM-DD&quot;)&amp;&quot;', '&quot;&amp;TEXT([.I51];&quot;YYYY-MM-DD&quot;)&amp;&quot;');&quot;" office:value-type="string" office:string-value="INSERT INTO dqa_vaccine_product(product_id, product_name, product_label, cvx_code, mvx_code, valid_start_date, use_start_date, use_end_date, valid_end_date) VALUES (51, 'BIOTHRAX', 'anthrax', '24', 'MIP', '1970-01-01', '1970-01-01', '2100-01-01', '2100-01-01');">
            <text:p>INSERT INTO dqa_vaccine_product(product_id, product_name, product_label, cvx_code, mvx_code, valid_start_date, use_start_date, use_end_date, valid_end_date) VALUES (51, 'BIOTHRAX', 'anthrax', '24', 'MIP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string">
            <text:p>VIVOTIF BERNA</text:p>
          </table:table-cell>
          <table:table-cell office:value-type="string">
            <text:p>typhoid, oral</text:p>
          </table:table-cell>
          <table:table-cell office:value-type="string">
            <text:p>25</text:p>
          </table:table-cell>
          <table:table-cell office:value-type="string">
            <text:p>BP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2]&amp;&quot;, '&quot;&amp;[.B52]&amp;&quot;', '&quot;&amp;[.C52]&amp;&quot;', '&quot;&amp;[.D52]&amp;&quot;', '&quot;&amp;[.E52]&amp;&quot;', TO_DATE('&quot;&amp;TEXT([.F52];&quot;YYYY-MM-DD&quot;)&amp;&quot;', 'YYYY-MM-DD'), TO_DATE('&quot;&amp;TEXT([.G52];&quot;YYYY-MM-DD&quot;)&amp;&quot;', 'YYYY-MM-DD'), TO_DATE('&quot;&amp;TEXT([.H52];&quot;YYYY-MM-DD&quot;)&amp;&quot;', 'YYYY-MM-DD'), TO_DATE('&quot;&amp;TEXT([.I52];&quot;YYYY-MM-DD&quot;)&amp;&quot;', 'YYYY-MM-DD'));&quot;" office:value-type="string" office:string-value="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</text:p>
          </table:table-cell>
          <table:table-cell table:formula="of:=[.J$1]&amp;&quot;(&quot;&amp;[.A52]&amp;&quot;, '&quot;&amp;[.B52]&amp;&quot;', '&quot;&amp;[.C52]&amp;&quot;', '&quot;&amp;[.D52]&amp;&quot;', '&quot;&amp;[.E52]&amp;&quot;', '&quot;&amp;TEXT([.F52];&quot;YYYY-MM-DD&quot;)&amp;&quot;', '&quot;&amp;TEXT([.G52];&quot;YYYY-MM-DD&quot;)&amp;&quot;', '&quot;&amp;TEXT([.H52];&quot;YYYY-MM-DD&quot;)&amp;&quot;', '&quot;&amp;TEXT([.I52];&quot;YYYY-MM-DD&quot;)&amp;&quot;');&quot;" office:value-type="string" office:string-value="INSERT INTO dqa_vaccine_product(product_id, product_name, product_label, cvx_code, mvx_code, valid_start_date, use_start_date, use_end_date, valid_end_date) VALUES (52, 'VIVOTIF BERNA', 'typhoid, oral', '25', 'BPC', '1970-01-01', '1970-01-01', '2100-01-01', '2100-01-01');">
            <text:p>INSERT INTO dqa_vaccine_product(product_id, product_name, product_label, cvx_code, mvx_code, valid_start_date, use_start_date, use_end_date, valid_end_date) VALUES (52, 'VIVOTIF BERNA', 'typhoid, oral', '25', 'BP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string">
            <text:p>DT(GENERIC)</text:p>
          </table:table-cell>
          <table:table-cell office:value-type="string">
            <text:p>DT (pediatric)</text:p>
          </table:table-cell>
          <table:table-cell office:value-type="string">
            <text:p>2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3]&amp;&quot;, '&quot;&amp;[.B53]&amp;&quot;', '&quot;&amp;[.C53]&amp;&quot;', '&quot;&amp;[.D53]&amp;&quot;', '&quot;&amp;[.E53]&amp;&quot;', TO_DATE('&quot;&amp;TEXT([.F53];&quot;YYYY-MM-DD&quot;)&amp;&quot;', 'YYYY-MM-DD'), TO_DATE('&quot;&amp;TEXT([.G53];&quot;YYYY-MM-DD&quot;)&amp;&quot;', 'YYYY-MM-DD'), TO_DATE('&quot;&amp;TEXT([.H53];&quot;YYYY-MM-DD&quot;)&amp;&quot;', 'YYYY-MM-DD'), TO_DATE('&quot;&amp;TEXT([.I53];&quot;YYYY-MM-DD&quot;)&amp;&quot;', 'YYYY-MM-DD'));&quot;" office:value-type="string" office:string-value="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</text:p>
          </table:table-cell>
          <table:table-cell table:formula="of:=[.J$1]&amp;&quot;(&quot;&amp;[.A53]&amp;&quot;, '&quot;&amp;[.B53]&amp;&quot;', '&quot;&amp;[.C53]&amp;&quot;', '&quot;&amp;[.D53]&amp;&quot;', '&quot;&amp;[.E53]&amp;&quot;', '&quot;&amp;TEXT([.F53];&quot;YYYY-MM-DD&quot;)&amp;&quot;', '&quot;&amp;TEXT([.G53];&quot;YYYY-MM-DD&quot;)&amp;&quot;', '&quot;&amp;TEXT([.H53];&quot;YYYY-MM-DD&quot;)&amp;&quot;', '&quot;&amp;TEXT([.I53];&quot;YYYY-MM-DD&quot;)&amp;&quot;');&quot;" office:value-type="string" office:string-value="INSERT INTO dqa_vaccine_product(product_id, product_name, product_label, cvx_code, mvx_code, valid_start_date, use_start_date, use_end_date, valid_end_date) VALUES (53, 'DT(GENERIC)', 'DT (pediatric)', '28', 'PMC', '1970-01-01', '1970-01-01', '2100-01-01', '2100-01-01');">
            <text:p>INSERT INTO dqa_vaccine_product(product_id, product_name, product_label, cvx_code, mvx_code, valid_start_date, use_start_date, use_end_date, valid_end_date) VALUES (53, 'DT(GENERIC)', 'DT (pediatric)', '2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string">
            <text:p>MENOMUNE</text:p>
          </table:table-cell>
          <table:table-cell office:value-type="string">
            <text:p>meningococcal MPSV4</text:p>
          </table:table-cell>
          <table:table-cell office:value-type="string">
            <text:p>32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4]&amp;&quot;, '&quot;&amp;[.B54]&amp;&quot;', '&quot;&amp;[.C54]&amp;&quot;', '&quot;&amp;[.D54]&amp;&quot;', '&quot;&amp;[.E54]&amp;&quot;', TO_DATE('&quot;&amp;TEXT([.F54];&quot;YYYY-MM-DD&quot;)&amp;&quot;', 'YYYY-MM-DD'), TO_DATE('&quot;&amp;TEXT([.G54];&quot;YYYY-MM-DD&quot;)&amp;&quot;', 'YYYY-MM-DD'), TO_DATE('&quot;&amp;TEXT([.H54];&quot;YYYY-MM-DD&quot;)&amp;&quot;', 'YYYY-MM-DD'), TO_DATE('&quot;&amp;TEXT([.I54];&quot;YYYY-MM-DD&quot;)&amp;&quot;', 'YYYY-MM-DD'));&quot;" office:value-type="string" office:string-value="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</text:p>
          </table:table-cell>
          <table:table-cell table:formula="of:=[.J$1]&amp;&quot;(&quot;&amp;[.A54]&amp;&quot;, '&quot;&amp;[.B54]&amp;&quot;', '&quot;&amp;[.C54]&amp;&quot;', '&quot;&amp;[.D54]&amp;&quot;', '&quot;&amp;[.E54]&amp;&quot;', '&quot;&amp;TEXT([.F54];&quot;YYYY-MM-DD&quot;)&amp;&quot;', '&quot;&amp;TEXT([.G54];&quot;YYYY-MM-DD&quot;)&amp;&quot;', '&quot;&amp;TEXT([.H54];&quot;YYYY-MM-DD&quot;)&amp;&quot;', '&quot;&amp;TEXT([.I54];&quot;YYYY-MM-DD&quot;)&amp;&quot;');&quot;" office:value-type="string" office:string-value="INSERT INTO dqa_vaccine_product(product_id, product_name, product_label, cvx_code, mvx_code, valid_start_date, use_start_date, use_end_date, valid_end_date) VALUES (54, 'MENOMUNE', 'meningococcal MPSV4', '32', 'PMC', '1970-01-01', '1970-01-01', '2100-01-01', '2100-01-01');">
            <text:p>INSERT INTO dqa_vaccine_product(product_id, product_name, product_label, cvx_code, mvx_code, valid_start_date, use_start_date, use_end_date, valid_end_date) VALUES (54, 'MENOMUNE', 'meningococcal MPSV4', '32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string">
            <text:p>PNEUMOVAX 23</text:p>
          </table:table-cell>
          <table:table-cell office:value-type="string">
            <text:p>pneumococcal polysaccharide PPV23</text:p>
          </table:table-cell>
          <table:table-cell office:value-type="string">
            <text:p>3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5]&amp;&quot;, '&quot;&amp;[.B55]&amp;&quot;', '&quot;&amp;[.C55]&amp;&quot;', '&quot;&amp;[.D55]&amp;&quot;', '&quot;&amp;[.E55]&amp;&quot;', TO_DATE('&quot;&amp;TEXT([.F55];&quot;YYYY-MM-DD&quot;)&amp;&quot;', 'YYYY-MM-DD'), TO_DATE('&quot;&amp;TEXT([.G55];&quot;YYYY-MM-DD&quot;)&amp;&quot;', 'YYYY-MM-DD'), TO_DATE('&quot;&amp;TEXT([.H55];&quot;YYYY-MM-DD&quot;)&amp;&quot;', 'YYYY-MM-DD'), TO_DATE('&quot;&amp;TEXT([.I55];&quot;YYYY-MM-DD&quot;)&amp;&quot;', 'YYYY-MM-DD')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</text:p>
          </table:table-cell>
          <table:table-cell table:formula="of:=[.J$1]&amp;&quot;(&quot;&amp;[.A55]&amp;&quot;, '&quot;&amp;[.B55]&amp;&quot;', '&quot;&amp;[.C55]&amp;&quot;', '&quot;&amp;[.D55]&amp;&quot;', '&quot;&amp;[.E55]&amp;&quot;', '&quot;&amp;TEXT([.F55];&quot;YYYY-MM-DD&quot;)&amp;&quot;', '&quot;&amp;TEXT([.G55];&quot;YYYY-MM-DD&quot;)&amp;&quot;', '&quot;&amp;TEXT([.H55];&quot;YYYY-MM-DD&quot;)&amp;&quot;', '&quot;&amp;TEXT([.I55];&quot;YYYY-MM-DD&quot;)&amp;&quot;'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">
            <text:p>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string">
            <text:p>TETANUS TOXOID (GENERIC)</text:p>
          </table:table-cell>
          <table:table-cell office:value-type="string">
            <text:p>tetanus toxoid, adsorbed</text:p>
          </table:table-cell>
          <table:table-cell office:value-type="string">
            <text:p>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6]&amp;&quot;, '&quot;&amp;[.B56]&amp;&quot;', '&quot;&amp;[.C56]&amp;&quot;', '&quot;&amp;[.D56]&amp;&quot;', '&quot;&amp;[.E56]&amp;&quot;', TO_DATE('&quot;&amp;TEXT([.F56];&quot;YYYY-MM-DD&quot;)&amp;&quot;', 'YYYY-MM-DD'), TO_DATE('&quot;&amp;TEXT([.G56];&quot;YYYY-MM-DD&quot;)&amp;&quot;', 'YYYY-MM-DD'), TO_DATE('&quot;&amp;TEXT([.H56];&quot;YYYY-MM-DD&quot;)&amp;&quot;', 'YYYY-MM-DD'), TO_DATE('&quot;&amp;TEXT([.I56];&quot;YYYY-MM-DD&quot;)&amp;&quot;', 'YYYY-MM-DD')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</text:p>
          </table:table-cell>
          <table:table-cell table:formula="of:=[.J$1]&amp;&quot;(&quot;&amp;[.A56]&amp;&quot;, '&quot;&amp;[.B56]&amp;&quot;', '&quot;&amp;[.C56]&amp;&quot;', '&quot;&amp;[.D56]&amp;&quot;', '&quot;&amp;[.E56]&amp;&quot;', '&quot;&amp;TEXT([.F56];&quot;YYYY-MM-DD&quot;)&amp;&quot;', '&quot;&amp;TEXT([.G56];&quot;YYYY-MM-DD&quot;)&amp;&quot;', '&quot;&amp;TEXT([.H56];&quot;YYYY-MM-DD&quot;)&amp;&quot;', '&quot;&amp;TEXT([.I56];&quot;YYYY-MM-DD&quot;)&amp;&quot;'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">
            <text:p>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string">
            <text:p>YF-VAX</text:p>
          </table:table-cell>
          <table:table-cell office:value-type="string">
            <text:p>yellow fever</text:p>
          </table:table-cell>
          <table:table-cell office:value-type="string">
            <text:p>37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7]&amp;&quot;, '&quot;&amp;[.B57]&amp;&quot;', '&quot;&amp;[.C57]&amp;&quot;', '&quot;&amp;[.D57]&amp;&quot;', '&quot;&amp;[.E57]&amp;&quot;', TO_DATE('&quot;&amp;TEXT([.F57];&quot;YYYY-MM-DD&quot;)&amp;&quot;', 'YYYY-MM-DD'), TO_DATE('&quot;&amp;TEXT([.G57];&quot;YYYY-MM-DD&quot;)&amp;&quot;', 'YYYY-MM-DD'), TO_DATE('&quot;&amp;TEXT([.H57];&quot;YYYY-MM-DD&quot;)&amp;&quot;', 'YYYY-MM-DD'), TO_DATE('&quot;&amp;TEXT([.I57];&quot;YYYY-MM-DD&quot;)&amp;&quot;', 'YYYY-MM-DD'));&quot;" office:value-type="string" office:string-value="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</text:p>
          </table:table-cell>
          <table:table-cell table:formula="of:=[.J$1]&amp;&quot;(&quot;&amp;[.A57]&amp;&quot;, '&quot;&amp;[.B57]&amp;&quot;', '&quot;&amp;[.C57]&amp;&quot;', '&quot;&amp;[.D57]&amp;&quot;', '&quot;&amp;[.E57]&amp;&quot;', '&quot;&amp;TEXT([.F57];&quot;YYYY-MM-DD&quot;)&amp;&quot;', '&quot;&amp;TEXT([.G57];&quot;YYYY-MM-DD&quot;)&amp;&quot;', '&quot;&amp;TEXT([.H57];&quot;YYYY-MM-DD&quot;)&amp;&quot;', '&quot;&amp;TEXT([.I57];&quot;YYYY-MM-DD&quot;)&amp;&quot;');&quot;" office:value-type="string" office:string-value="INSERT INTO dqa_vaccine_product(product_id, product_name, product_label, cvx_code, mvx_code, valid_start_date, use_start_date, use_end_date, valid_end_date) VALUES (57, 'YF-VAX', 'yellow fever', '37', 'PMC', '1970-01-01', '1970-01-01', '2100-01-01', '2100-01-01');">
            <text:p>INSERT INTO dqa_vaccine_product(product_id, product_name, product_label, cvx_code, mvx_code, valid_start_date, use_start_date, use_end_date, valid_end_date) VALUES (57, 'YF-VAX', 'yellow fever', '37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string">
            <text:p>BIAVAX II</text:p>
          </table:table-cell>
          <table:table-cell office:value-type="string">
            <text:p>rubella/mumps</text:p>
          </table:table-cell>
          <table:table-cell office:value-type="string">
            <text:p>3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8]&amp;&quot;, '&quot;&amp;[.B58]&amp;&quot;', '&quot;&amp;[.C58]&amp;&quot;', '&quot;&amp;[.D58]&amp;&quot;', '&quot;&amp;[.E58]&amp;&quot;', TO_DATE('&quot;&amp;TEXT([.F58];&quot;YYYY-MM-DD&quot;)&amp;&quot;', 'YYYY-MM-DD'), TO_DATE('&quot;&amp;TEXT([.G58];&quot;YYYY-MM-DD&quot;)&amp;&quot;', 'YYYY-MM-DD'), TO_DATE('&quot;&amp;TEXT([.H58];&quot;YYYY-MM-DD&quot;)&amp;&quot;', 'YYYY-MM-DD'), TO_DATE('&quot;&amp;TEXT([.I58];&quot;YYYY-MM-DD&quot;)&amp;&quot;', 'YYYY-MM-DD'));&quot;" office:value-type="string" office:string-value="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</text:p>
          </table:table-cell>
          <table:table-cell table:formula="of:=[.J$1]&amp;&quot;(&quot;&amp;[.A58]&amp;&quot;, '&quot;&amp;[.B58]&amp;&quot;', '&quot;&amp;[.C58]&amp;&quot;', '&quot;&amp;[.D58]&amp;&quot;', '&quot;&amp;[.E58]&amp;&quot;', '&quot;&amp;TEXT([.F58];&quot;YYYY-MM-DD&quot;)&amp;&quot;', '&quot;&amp;TEXT([.G58];&quot;YYYY-MM-DD&quot;)&amp;&quot;', '&quot;&amp;TEXT([.H58];&quot;YYYY-MM-DD&quot;)&amp;&quot;', '&quot;&amp;TEXT([.I58];&quot;YYYY-MM-DD&quot;)&amp;&quot;');&quot;" office:value-type="string" office:string-value="INSERT INTO dqa_vaccine_product(product_id, product_name, product_label, cvx_code, mvx_code, valid_start_date, use_start_date, use_end_date, valid_end_date) VALUES (58, 'BIAVAX II', 'rubella/mumps', '38', 'MSD', '1970-01-01', '1970-01-01', '2010-09-01', '2010-09-01');">
            <text:p>INSERT INTO dqa_vaccine_product(product_id, product_name, product_label, cvx_code, mvx_code, valid_start_date, use_start_date, use_end_date, valid_end_date) VALUES (58, 'BIAVAX II', 'rubella/mumps', '38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string">
            <text:p>JE-VAX</text:p>
          </table:table-cell>
          <table:table-cell office:value-type="string">
            <text:p>Japanese encephalitis SC</text:p>
          </table:table-cell>
          <table:table-cell office:value-type="string">
            <text:p>39</text:p>
          </table:table-cell>
          <table:table-cell office:value-type="string">
            <text:p>JP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9]&amp;&quot;, '&quot;&amp;[.B59]&amp;&quot;', '&quot;&amp;[.C59]&amp;&quot;', '&quot;&amp;[.D59]&amp;&quot;', '&quot;&amp;[.E59]&amp;&quot;', TO_DATE('&quot;&amp;TEXT([.F59];&quot;YYYY-MM-DD&quot;)&amp;&quot;', 'YYYY-MM-DD'), TO_DATE('&quot;&amp;TEXT([.G59];&quot;YYYY-MM-DD&quot;)&amp;&quot;', 'YYYY-MM-DD'), TO_DATE('&quot;&amp;TEXT([.H59];&quot;YYYY-MM-DD&quot;)&amp;&quot;', 'YYYY-MM-DD'), TO_DATE('&quot;&amp;TEXT([.I59];&quot;YYYY-MM-DD&quot;)&amp;&quot;', 'YYYY-MM-DD'));&quot;" office:value-type="string" office:string-value="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</text:p>
          </table:table-cell>
          <table:table-cell table:formula="of:=[.J$1]&amp;&quot;(&quot;&amp;[.A59]&amp;&quot;, '&quot;&amp;[.B59]&amp;&quot;', '&quot;&amp;[.C59]&amp;&quot;', '&quot;&amp;[.D59]&amp;&quot;', '&quot;&amp;[.E59]&amp;&quot;', '&quot;&amp;TEXT([.F59];&quot;YYYY-MM-DD&quot;)&amp;&quot;', '&quot;&amp;TEXT([.G59];&quot;YYYY-MM-DD&quot;)&amp;&quot;', '&quot;&amp;TEXT([.H59];&quot;YYYY-MM-DD&quot;)&amp;&quot;', '&quot;&amp;TEXT([.I59];&quot;YYYY-MM-DD&quot;)&amp;&quot;');&quot;" office:value-type="string" office:string-value="INSERT INTO dqa_vaccine_product(product_id, product_name, product_label, cvx_code, mvx_code, valid_start_date, use_start_date, use_end_date, valid_end_date) VALUES (59, 'JE-VAX', 'Japanese encephalitis SC', '39', 'JPN', '1970-01-01', '1970-01-01', '2100-01-01', '2100-01-01');">
            <text:p>INSERT INTO dqa_vaccine_product(product_id, product_name, product_label, cvx_code, mvx_code, valid_start_date, use_start_date, use_end_date, valid_end_date) VALUES (59, 'JE-VAX', 'Japanese encephalitis SC', '39', 'JPN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string">
            <text:p>IMOVAX ID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0]&amp;&quot;, '&quot;&amp;[.B60]&amp;&quot;', '&quot;&amp;[.C60]&amp;&quot;', '&quot;&amp;[.D60]&amp;&quot;', '&quot;&amp;[.E60]&amp;&quot;', TO_DATE('&quot;&amp;TEXT([.F60];&quot;YYYY-MM-DD&quot;)&amp;&quot;', 'YYYY-MM-DD'), TO_DATE('&quot;&amp;TEXT([.G60];&quot;YYYY-MM-DD&quot;)&amp;&quot;', 'YYYY-MM-DD'), TO_DATE('&quot;&amp;TEXT([.H60];&quot;YYYY-MM-DD&quot;)&amp;&quot;', 'YYYY-MM-DD'), TO_DATE('&quot;&amp;TEXT([.I60];&quot;YYYY-MM-DD&quot;)&amp;&quot;', 'YYYY-MM-DD')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</text:p>
          </table:table-cell>
          <table:table-cell table:formula="of:=[.J$1]&amp;&quot;(&quot;&amp;[.A60]&amp;&quot;, '&quot;&amp;[.B60]&amp;&quot;', '&quot;&amp;[.C60]&amp;&quot;', '&quot;&amp;[.D60]&amp;&quot;', '&quot;&amp;[.E60]&amp;&quot;', '&quot;&amp;TEXT([.F60];&quot;YYYY-MM-DD&quot;)&amp;&quot;', '&quot;&amp;TEXT([.G60];&quot;YYYY-MM-DD&quot;)&amp;&quot;', '&quot;&amp;TEXT([.H60];&quot;YYYY-MM-DD&quot;)&amp;&quot;', '&quot;&amp;TEXT([.I60];&quot;YYYY-MM-DD&quot;)&amp;&quot;'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">
            <text:p>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string">
            <text:p>RabAvert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CH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61]&amp;&quot;, '&quot;&amp;[.B61]&amp;&quot;', '&quot;&amp;[.C61]&amp;&quot;', '&quot;&amp;[.D61]&amp;&quot;', '&quot;&amp;[.E61]&amp;&quot;', TO_DATE('&quot;&amp;TEXT([.F61];&quot;YYYY-MM-DD&quot;)&amp;&quot;', 'YYYY-MM-DD'), TO_DATE('&quot;&amp;TEXT([.G61];&quot;YYYY-MM-DD&quot;)&amp;&quot;', 'YYYY-MM-DD'), TO_DATE('&quot;&amp;TEXT([.H61];&quot;YYYY-MM-DD&quot;)&amp;&quot;', 'YYYY-MM-DD'), TO_DATE('&quot;&amp;TEXT([.I61];&quot;YYYY-MM-DD&quot;)&amp;&quot;', 'YYYY-MM-DD')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</text:p>
          </table:table-cell>
          <table:table-cell table:formula="of:=[.J$1]&amp;&quot;(&quot;&amp;[.A61]&amp;&quot;, '&quot;&amp;[.B61]&amp;&quot;', '&quot;&amp;[.C61]&amp;&quot;', '&quot;&amp;[.D61]&amp;&quot;', '&quot;&amp;[.E61]&amp;&quot;', '&quot;&amp;TEXT([.F61];&quot;YYYY-MM-DD&quot;)&amp;&quot;', '&quot;&amp;TEXT([.G61];&quot;YYYY-MM-DD&quot;)&amp;&quot;', '&quot;&amp;TEXT([.H61];&quot;YYYY-MM-DD&quot;)&amp;&quot;', '&quot;&amp;TEXT([.I61];&quot;YYYY-MM-DD&quot;)&amp;&quot;'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">
            <text:p>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string">
            <text:p>ENGERIX-B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2]&amp;&quot;, '&quot;&amp;[.B62]&amp;&quot;', '&quot;&amp;[.C62]&amp;&quot;', '&quot;&amp;[.D62]&amp;&quot;', '&quot;&amp;[.E62]&amp;&quot;', TO_DATE('&quot;&amp;TEXT([.F62];&quot;YYYY-MM-DD&quot;)&amp;&quot;', 'YYYY-MM-DD'), TO_DATE('&quot;&amp;TEXT([.G62];&quot;YYYY-MM-DD&quot;)&amp;&quot;', 'YYYY-MM-DD'), TO_DATE('&quot;&amp;TEXT([.H62];&quot;YYYY-MM-DD&quot;)&amp;&quot;', 'YYYY-MM-DD'), TO_DATE('&quot;&amp;TEXT([.I62];&quot;YYYY-MM-DD&quot;)&amp;&quot;', 'YYYY-MM-DD'));&quot;" office:value-type="string" office:string-value="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</text:p>
          </table:table-cell>
          <table:table-cell table:formula="of:=[.J$1]&amp;&quot;(&quot;&amp;[.A62]&amp;&quot;, '&quot;&amp;[.B62]&amp;&quot;', '&quot;&amp;[.C62]&amp;&quot;', '&quot;&amp;[.D62]&amp;&quot;', '&quot;&amp;[.E62]&amp;&quot;', '&quot;&amp;TEXT([.F62];&quot;YYYY-MM-DD&quot;)&amp;&quot;', '&quot;&amp;TEXT([.G62];&quot;YYYY-MM-DD&quot;)&amp;&quot;', '&quot;&amp;TEXT([.H62];&quot;YYYY-MM-DD&quot;)&amp;&quot;', '&quot;&amp;TEXT([.I62];&quot;YYYY-MM-DD&quot;)&amp;&quot;');&quot;" office:value-type="string" office:string-value="INSERT INTO dqa_vaccine_product(product_id, product_name, product_label, cvx_code, mvx_code, valid_start_date, use_start_date, use_end_date, valid_end_date) VALUES (62, 'ENGERIX-B-ADULT', 'Hep B, adult', '43', 'SKB', '1970-01-01', '1970-01-01', '2100-01-01', '2100-01-01');">
            <text:p>INSERT INTO dqa_vaccine_product(product_id, product_name, product_label, cvx_code, mvx_code, valid_start_date, use_start_date, use_end_date, valid_end_date) VALUES (62, 'ENGERIX-B-ADULT', 'Hep B, adult', '4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string">
            <text:p>RECOMBIVAX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3]&amp;&quot;, '&quot;&amp;[.B63]&amp;&quot;', '&quot;&amp;[.C63]&amp;&quot;', '&quot;&amp;[.D63]&amp;&quot;', '&quot;&amp;[.E63]&amp;&quot;', TO_DATE('&quot;&amp;TEXT([.F63];&quot;YYYY-MM-DD&quot;)&amp;&quot;', 'YYYY-MM-DD'), TO_DATE('&quot;&amp;TEXT([.G63];&quot;YYYY-MM-DD&quot;)&amp;&quot;', 'YYYY-MM-DD'), TO_DATE('&quot;&amp;TEXT([.H63];&quot;YYYY-MM-DD&quot;)&amp;&quot;', 'YYYY-MM-DD'), TO_DATE('&quot;&amp;TEXT([.I63];&quot;YYYY-MM-DD&quot;)&amp;&quot;', 'YYYY-MM-DD'));&quot;" office:value-type="string" office:string-value="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</text:p>
          </table:table-cell>
          <table:table-cell table:formula="of:=[.J$1]&amp;&quot;(&quot;&amp;[.A63]&amp;&quot;, '&quot;&amp;[.B63]&amp;&quot;', '&quot;&amp;[.C63]&amp;&quot;', '&quot;&amp;[.D63]&amp;&quot;', '&quot;&amp;[.E63]&amp;&quot;', '&quot;&amp;TEXT([.F63];&quot;YYYY-MM-DD&quot;)&amp;&quot;', '&quot;&amp;TEXT([.G63];&quot;YYYY-MM-DD&quot;)&amp;&quot;', '&quot;&amp;TEXT([.H63];&quot;YYYY-MM-DD&quot;)&amp;&quot;', '&quot;&amp;TEXT([.I63];&quot;YYYY-MM-DD&quot;)&amp;&quot;');&quot;" office:value-type="string" office:string-value="INSERT INTO dqa_vaccine_product(product_id, product_name, product_label, cvx_code, mvx_code, valid_start_date, use_start_date, use_end_date, valid_end_date) VALUES (63, 'RECOMBIVAX-ADULT', 'Hep B, adult', '43', 'MSD', '1970-01-01', '1970-01-01', '2100-01-01', '2100-01-01');">
            <text:p>INSERT INTO dqa_vaccine_product(product_id, product_name, product_label, cvx_code, mvx_code, valid_start_date, use_start_date, use_end_date, valid_end_date) VALUES (63, 'RECOMBIVAX-ADULT', 'Hep B, adult', '4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string">
            <text:p>RECOMBIVAX-DIALYSIS</text:p>
          </table:table-cell>
          <table:table-cell office:value-type="string">
            <text:p>Hep B, dialysis</text:p>
          </table:table-cell>
          <table:table-cell office:value-type="string">
            <text:p>4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4]&amp;&quot;, '&quot;&amp;[.B64]&amp;&quot;', '&quot;&amp;[.C64]&amp;&quot;', '&quot;&amp;[.D64]&amp;&quot;', '&quot;&amp;[.E64]&amp;&quot;', TO_DATE('&quot;&amp;TEXT([.F64];&quot;YYYY-MM-DD&quot;)&amp;&quot;', 'YYYY-MM-DD'), TO_DATE('&quot;&amp;TEXT([.G64];&quot;YYYY-MM-DD&quot;)&amp;&quot;', 'YYYY-MM-DD'), TO_DATE('&quot;&amp;TEXT([.H64];&quot;YYYY-MM-DD&quot;)&amp;&quot;', 'YYYY-MM-DD'), TO_DATE('&quot;&amp;TEXT([.I64];&quot;YYYY-MM-DD&quot;)&amp;&quot;', 'YYYY-MM-DD')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</text:p>
          </table:table-cell>
          <table:table-cell table:formula="of:=[.J$1]&amp;&quot;(&quot;&amp;[.A64]&amp;&quot;, '&quot;&amp;[.B64]&amp;&quot;', '&quot;&amp;[.C64]&amp;&quot;', '&quot;&amp;[.D64]&amp;&quot;', '&quot;&amp;[.E64]&amp;&quot;', '&quot;&amp;TEXT([.F64];&quot;YYYY-MM-DD&quot;)&amp;&quot;', '&quot;&amp;TEXT([.G64];&quot;YYYY-MM-DD&quot;)&amp;&quot;', '&quot;&amp;TEXT([.H64];&quot;YYYY-MM-DD&quot;)&amp;&quot;', '&quot;&amp;TEXT([.I64];&quot;YYYY-MM-DD&quot;)&amp;&quot;'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">
            <text:p>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string">
            <text:p>PROHIBIT</text:p>
          </table:table-cell>
          <table:table-cell office:value-type="string">
            <text:p>Hib (PRP-D)</text:p>
          </table:table-cell>
          <table:table-cell office:value-type="string">
            <text:p>4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5]&amp;&quot;, '&quot;&amp;[.B65]&amp;&quot;', '&quot;&amp;[.C65]&amp;&quot;', '&quot;&amp;[.D65]&amp;&quot;', '&quot;&amp;[.E65]&amp;&quot;', TO_DATE('&quot;&amp;TEXT([.F65];&quot;YYYY-MM-DD&quot;)&amp;&quot;', 'YYYY-MM-DD'), TO_DATE('&quot;&amp;TEXT([.G65];&quot;YYYY-MM-DD&quot;)&amp;&quot;', 'YYYY-MM-DD'), TO_DATE('&quot;&amp;TEXT([.H65];&quot;YYYY-MM-DD&quot;)&amp;&quot;', 'YYYY-MM-DD'), TO_DATE('&quot;&amp;TEXT([.I65];&quot;YYYY-MM-DD&quot;)&amp;&quot;', 'YYYY-MM-DD'));&quot;" office:value-type="string" office:string-value="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</text:p>
          </table:table-cell>
          <table:table-cell table:formula="of:=[.J$1]&amp;&quot;(&quot;&amp;[.A65]&amp;&quot;, '&quot;&amp;[.B65]&amp;&quot;', '&quot;&amp;[.C65]&amp;&quot;', '&quot;&amp;[.D65]&amp;&quot;', '&quot;&amp;[.E65]&amp;&quot;', '&quot;&amp;TEXT([.F65];&quot;YYYY-MM-DD&quot;)&amp;&quot;', '&quot;&amp;TEXT([.G65];&quot;YYYY-MM-DD&quot;)&amp;&quot;', '&quot;&amp;TEXT([.H65];&quot;YYYY-MM-DD&quot;)&amp;&quot;', '&quot;&amp;TEXT([.I65];&quot;YYYY-MM-DD&quot;)&amp;&quot;');&quot;" office:value-type="string" office:string-value="INSERT INTO dqa_vaccine_product(product_id, product_name, product_label, cvx_code, mvx_code, valid_start_date, use_start_date, use_end_date, valid_end_date) VALUES (65, 'PROHIBIT', 'Hib (PRP-D)', '46', 'PMC', '1970-01-01', '1970-01-01', '2010-09-01', '2010-09-01');">
            <text:p>INSERT INTO dqa_vaccine_product(product_id, product_name, product_label, cvx_code, mvx_code, valid_start_date, use_start_date, use_end_date, valid_end_date) VALUES (65, 'PROHIBIT', 'Hib (PRP-D)', '46', 'PMC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string">
            <text:p>HIBTITER</text:p>
          </table:table-cell>
          <table:table-cell office:value-type="string">
            <text:p>Hib (HbOC)</text:p>
          </table:table-cell>
          <table:table-cell office:value-type="string">
            <text:p>47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6]&amp;&quot;, '&quot;&amp;[.B66]&amp;&quot;', '&quot;&amp;[.C66]&amp;&quot;', '&quot;&amp;[.D66]&amp;&quot;', '&quot;&amp;[.E66]&amp;&quot;', TO_DATE('&quot;&amp;TEXT([.F66];&quot;YYYY-MM-DD&quot;)&amp;&quot;', 'YYYY-MM-DD'), TO_DATE('&quot;&amp;TEXT([.G66];&quot;YYYY-MM-DD&quot;)&amp;&quot;', 'YYYY-MM-DD'), TO_DATE('&quot;&amp;TEXT([.H66];&quot;YYYY-MM-DD&quot;)&amp;&quot;', 'YYYY-MM-DD'), TO_DATE('&quot;&amp;TEXT([.I66];&quot;YYYY-MM-DD&quot;)&amp;&quot;', 'YYYY-MM-DD'));&quot;" office:value-type="string" office:string-value="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</text:p>
          </table:table-cell>
          <table:table-cell table:formula="of:=[.J$1]&amp;&quot;(&quot;&amp;[.A66]&amp;&quot;, '&quot;&amp;[.B66]&amp;&quot;', '&quot;&amp;[.C66]&amp;&quot;', '&quot;&amp;[.D66]&amp;&quot;', '&quot;&amp;[.E66]&amp;&quot;', '&quot;&amp;TEXT([.F66];&quot;YYYY-MM-DD&quot;)&amp;&quot;', '&quot;&amp;TEXT([.G66];&quot;YYYY-MM-DD&quot;)&amp;&quot;', '&quot;&amp;TEXT([.H66];&quot;YYYY-MM-DD&quot;)&amp;&quot;', '&quot;&amp;TEXT([.I66];&quot;YYYY-MM-DD&quot;)&amp;&quot;');&quot;" office:value-type="string" office:string-value="INSERT INTO dqa_vaccine_product(product_id, product_name, product_label, cvx_code, mvx_code, valid_start_date, use_start_date, use_end_date, valid_end_date) VALUES (66, 'HIBTITER', 'Hib (HbOC)', '47', 'WAL', '1970-01-01', '1970-01-01', '2010-08-18', '2010-08-18');">
            <text:p>INSERT INTO dqa_vaccine_product(product_id, product_name, product_label, cvx_code, mvx_code, valid_start_date, use_start_date, use_end_date, valid_end_date) VALUES (66, 'HIBTITER', 'Hib (HbOC)', '47', 'WAL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string">
            <text:p>ACT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7]&amp;&quot;, '&quot;&amp;[.B67]&amp;&quot;', '&quot;&amp;[.C67]&amp;&quot;', '&quot;&amp;[.D67]&amp;&quot;', '&quot;&amp;[.E67]&amp;&quot;', TO_DATE('&quot;&amp;TEXT([.F67];&quot;YYYY-MM-DD&quot;)&amp;&quot;', 'YYYY-MM-DD'), TO_DATE('&quot;&amp;TEXT([.G67];&quot;YYYY-MM-DD&quot;)&amp;&quot;', 'YYYY-MM-DD'), TO_DATE('&quot;&amp;TEXT([.H67];&quot;YYYY-MM-DD&quot;)&amp;&quot;', 'YYYY-MM-DD'), TO_DATE('&quot;&amp;TEXT([.I67];&quot;YYYY-MM-DD&quot;)&amp;&quot;', 'YYYY-MM-DD'));&quot;" office:value-type="string" office:string-value="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</text:p>
          </table:table-cell>
          <table:table-cell table:formula="of:=[.J$1]&amp;&quot;(&quot;&amp;[.A67]&amp;&quot;, '&quot;&amp;[.B67]&amp;&quot;', '&quot;&amp;[.C67]&amp;&quot;', '&quot;&amp;[.D67]&amp;&quot;', '&quot;&amp;[.E67]&amp;&quot;', '&quot;&amp;TEXT([.F67];&quot;YYYY-MM-DD&quot;)&amp;&quot;', '&quot;&amp;TEXT([.G67];&quot;YYYY-MM-DD&quot;)&amp;&quot;', '&quot;&amp;TEXT([.H67];&quot;YYYY-MM-DD&quot;)&amp;&quot;', '&quot;&amp;TEXT([.I67];&quot;YYYY-MM-DD&quot;)&amp;&quot;');&quot;" office:value-type="string" office:string-value="INSERT INTO dqa_vaccine_product(product_id, product_name, product_label, cvx_code, mvx_code, valid_start_date, use_start_date, use_end_date, valid_end_date) VALUES (67, 'ACTHIB', 'Hib (PRP-T)', '48', 'PMC', '1970-01-01', '1970-01-01', '2100-01-01', '2100-01-01');">
            <text:p>INSERT INTO dqa_vaccine_product(product_id, product_name, product_label, cvx_code, mvx_code, valid_start_date, use_start_date, use_end_date, valid_end_date) VALUES (67, 'ACTHIB', 'Hib (PRP-T)', '4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string">
            <text:p>HIBERIX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8]&amp;&quot;, '&quot;&amp;[.B68]&amp;&quot;', '&quot;&amp;[.C68]&amp;&quot;', '&quot;&amp;[.D68]&amp;&quot;', '&quot;&amp;[.E68]&amp;&quot;', TO_DATE('&quot;&amp;TEXT([.F68];&quot;YYYY-MM-DD&quot;)&amp;&quot;', 'YYYY-MM-DD'), TO_DATE('&quot;&amp;TEXT([.G68];&quot;YYYY-MM-DD&quot;)&amp;&quot;', 'YYYY-MM-DD'), TO_DATE('&quot;&amp;TEXT([.H68];&quot;YYYY-MM-DD&quot;)&amp;&quot;', 'YYYY-MM-DD'), TO_DATE('&quot;&amp;TEXT([.I68];&quot;YYYY-MM-DD&quot;)&amp;&quot;', 'YYYY-MM-DD'));&quot;" office:value-type="string" office:string-value="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</text:p>
          </table:table-cell>
          <table:table-cell table:formula="of:=[.J$1]&amp;&quot;(&quot;&amp;[.A68]&amp;&quot;, '&quot;&amp;[.B68]&amp;&quot;', '&quot;&amp;[.C68]&amp;&quot;', '&quot;&amp;[.D68]&amp;&quot;', '&quot;&amp;[.E68]&amp;&quot;', '&quot;&amp;TEXT([.F68];&quot;YYYY-MM-DD&quot;)&amp;&quot;', '&quot;&amp;TEXT([.G68];&quot;YYYY-MM-DD&quot;)&amp;&quot;', '&quot;&amp;TEXT([.H68];&quot;YYYY-MM-DD&quot;)&amp;&quot;', '&quot;&amp;TEXT([.I68];&quot;YYYY-MM-DD&quot;)&amp;&quot;');&quot;" office:value-type="string" office:string-value="INSERT INTO dqa_vaccine_product(product_id, product_name, product_label, cvx_code, mvx_code, valid_start_date, use_start_date, use_end_date, valid_end_date) VALUES (68, 'HIBERIX', 'Hib (PRP-T)', '48', 'SKB', '1970-01-01', '1970-01-01', '2100-01-01', '2100-01-01');">
            <text:p>INSERT INTO dqa_vaccine_product(product_id, product_name, product_label, cvx_code, mvx_code, valid_start_date, use_start_date, use_end_date, valid_end_date) VALUES (68, 'HIBERIX', 'Hib (PRP-T)', '4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string">
            <text:p>OMNI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9]&amp;&quot;, '&quot;&amp;[.B69]&amp;&quot;', '&quot;&amp;[.C69]&amp;&quot;', '&quot;&amp;[.D69]&amp;&quot;', '&quot;&amp;[.E69]&amp;&quot;', TO_DATE('&quot;&amp;TEXT([.F69];&quot;YYYY-MM-DD&quot;)&amp;&quot;', 'YYYY-MM-DD'), TO_DATE('&quot;&amp;TEXT([.G69];&quot;YYYY-MM-DD&quot;)&amp;&quot;', 'YYYY-MM-DD'), TO_DATE('&quot;&amp;TEXT([.H69];&quot;YYYY-MM-DD&quot;)&amp;&quot;', 'YYYY-MM-DD'), TO_DATE('&quot;&amp;TEXT([.I69];&quot;YYYY-MM-DD&quot;)&amp;&quot;', 'YYYY-MM-DD'));&quot;" office:value-type="string" office:string-value="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</text:p>
          </table:table-cell>
          <table:table-cell table:formula="of:=[.J$1]&amp;&quot;(&quot;&amp;[.A69]&amp;&quot;, '&quot;&amp;[.B69]&amp;&quot;', '&quot;&amp;[.C69]&amp;&quot;', '&quot;&amp;[.D69]&amp;&quot;', '&quot;&amp;[.E69]&amp;&quot;', '&quot;&amp;TEXT([.F69];&quot;YYYY-MM-DD&quot;)&amp;&quot;', '&quot;&amp;TEXT([.G69];&quot;YYYY-MM-DD&quot;)&amp;&quot;', '&quot;&amp;TEXT([.H69];&quot;YYYY-MM-DD&quot;)&amp;&quot;', '&quot;&amp;TEXT([.I69];&quot;YYYY-MM-DD&quot;)&amp;&quot;');&quot;" office:value-type="string" office:string-value="INSERT INTO dqa_vaccine_product(product_id, product_name, product_label, cvx_code, mvx_code, valid_start_date, use_start_date, use_end_date, valid_end_date) VALUES (69, 'OMNIHIB', 'Hib (PRP-T)', '48', 'SKB', '1970-01-01', '1970-01-01', '2010-09-01', '2010-09-01');">
            <text:p>INSERT INTO dqa_vaccine_product(product_id, product_name, product_label, cvx_code, mvx_code, valid_start_date, use_start_date, use_end_date, valid_end_date) VALUES (69, 'OMNIHIB', 'Hib (PRP-T)', '48', 'SKB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string">
            <text:p>PEDVAXHIB</text:p>
          </table:table-cell>
          <table:table-cell office:value-type="string">
            <text:p>Hib (PRP-OMP)</text:p>
          </table:table-cell>
          <table:table-cell office:value-type="string">
            <text:p>49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0]&amp;&quot;, '&quot;&amp;[.B70]&amp;&quot;', '&quot;&amp;[.C70]&amp;&quot;', '&quot;&amp;[.D70]&amp;&quot;', '&quot;&amp;[.E70]&amp;&quot;', TO_DATE('&quot;&amp;TEXT([.F70];&quot;YYYY-MM-DD&quot;)&amp;&quot;', 'YYYY-MM-DD'), TO_DATE('&quot;&amp;TEXT([.G70];&quot;YYYY-MM-DD&quot;)&amp;&quot;', 'YYYY-MM-DD'), TO_DATE('&quot;&amp;TEXT([.H70];&quot;YYYY-MM-DD&quot;)&amp;&quot;', 'YYYY-MM-DD'), TO_DATE('&quot;&amp;TEXT([.I70];&quot;YYYY-MM-DD&quot;)&amp;&quot;', 'YYYY-MM-DD'));&quot;" office:value-type="string" office:string-value="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</text:p>
          </table:table-cell>
          <table:table-cell table:formula="of:=[.J$1]&amp;&quot;(&quot;&amp;[.A70]&amp;&quot;, '&quot;&amp;[.B70]&amp;&quot;', '&quot;&amp;[.C70]&amp;&quot;', '&quot;&amp;[.D70]&amp;&quot;', '&quot;&amp;[.E70]&amp;&quot;', '&quot;&amp;TEXT([.F70];&quot;YYYY-MM-DD&quot;)&amp;&quot;', '&quot;&amp;TEXT([.G70];&quot;YYYY-MM-DD&quot;)&amp;&quot;', '&quot;&amp;TEXT([.H70];&quot;YYYY-MM-DD&quot;)&amp;&quot;', '&quot;&amp;TEXT([.I70];&quot;YYYY-MM-DD&quot;)&amp;&quot;');&quot;" office:value-type="string" office:string-value="INSERT INTO dqa_vaccine_product(product_id, product_name, product_label, cvx_code, mvx_code, valid_start_date, use_start_date, use_end_date, valid_end_date) VALUES (70, 'PEDVAXHIB', 'Hib (PRP-OMP)', '49', 'MSD', '1970-01-01', '1970-01-01', '2100-01-01', '2100-01-01');">
            <text:p>INSERT INTO dqa_vaccine_product(product_id, product_name, product_label, cvx_code, mvx_code, valid_start_date, use_start_date, use_end_date, valid_end_date) VALUES (70, 'PEDVAXHIB', 'Hib (PRP-OMP)', '49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string">
            <text:p>TRIHIBIT</text:p>
          </table:table-cell>
          <table:table-cell office:value-type="string">
            <text:p>DTaP-Hib</text:p>
          </table:table-cell>
          <table:table-cell office:value-type="string">
            <text:p>5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1]&amp;&quot;, '&quot;&amp;[.B71]&amp;&quot;', '&quot;&amp;[.C71]&amp;&quot;', '&quot;&amp;[.D71]&amp;&quot;', '&quot;&amp;[.E71]&amp;&quot;', TO_DATE('&quot;&amp;TEXT([.F71];&quot;YYYY-MM-DD&quot;)&amp;&quot;', 'YYYY-MM-DD'), TO_DATE('&quot;&amp;TEXT([.G71];&quot;YYYY-MM-DD&quot;)&amp;&quot;', 'YYYY-MM-DD'), TO_DATE('&quot;&amp;TEXT([.H71];&quot;YYYY-MM-DD&quot;)&amp;&quot;', 'YYYY-MM-DD'), TO_DATE('&quot;&amp;TEXT([.I71];&quot;YYYY-MM-DD&quot;)&amp;&quot;', 'YYYY-MM-DD'));&quot;" office:value-type="string" office:string-value="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</text:p>
          </table:table-cell>
          <table:table-cell table:formula="of:=[.J$1]&amp;&quot;(&quot;&amp;[.A71]&amp;&quot;, '&quot;&amp;[.B71]&amp;&quot;', '&quot;&amp;[.C71]&amp;&quot;', '&quot;&amp;[.D71]&amp;&quot;', '&quot;&amp;[.E71]&amp;&quot;', '&quot;&amp;TEXT([.F71];&quot;YYYY-MM-DD&quot;)&amp;&quot;', '&quot;&amp;TEXT([.G71];&quot;YYYY-MM-DD&quot;)&amp;&quot;', '&quot;&amp;TEXT([.H71];&quot;YYYY-MM-DD&quot;)&amp;&quot;', '&quot;&amp;TEXT([.I71];&quot;YYYY-MM-DD&quot;)&amp;&quot;');&quot;" office:value-type="string" office:string-value="INSERT INTO dqa_vaccine_product(product_id, product_name, product_label, cvx_code, mvx_code, valid_start_date, use_start_date, use_end_date, valid_end_date) VALUES (71, 'TRIHIBIT', 'DTaP-Hib', '50', 'PMC', '1970-01-01', '1970-01-01', '2100-01-01', '2100-01-01');">
            <text:p>INSERT INTO dqa_vaccine_product(product_id, product_name, product_label, cvx_code, mvx_code, valid_start_date, use_start_date, use_end_date, valid_end_date) VALUES (71, 'TRIHIBIT', 'DTaP-Hib', '5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string">
            <text:p>COMVAX</text:p>
          </table:table-cell>
          <table:table-cell office:value-type="string">
            <text:p>Hib-Hep B</text:p>
          </table:table-cell>
          <table:table-cell office:value-type="string">
            <text:p>5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2]&amp;&quot;, '&quot;&amp;[.B72]&amp;&quot;', '&quot;&amp;[.C72]&amp;&quot;', '&quot;&amp;[.D72]&amp;&quot;', '&quot;&amp;[.E72]&amp;&quot;', TO_DATE('&quot;&amp;TEXT([.F72];&quot;YYYY-MM-DD&quot;)&amp;&quot;', 'YYYY-MM-DD'), TO_DATE('&quot;&amp;TEXT([.G72];&quot;YYYY-MM-DD&quot;)&amp;&quot;', 'YYYY-MM-DD'), TO_DATE('&quot;&amp;TEXT([.H72];&quot;YYYY-MM-DD&quot;)&amp;&quot;', 'YYYY-MM-DD'), TO_DATE('&quot;&amp;TEXT([.I72];&quot;YYYY-MM-DD&quot;)&amp;&quot;', 'YYYY-MM-DD'));&quot;" office:value-type="string" office:string-value="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</text:p>
          </table:table-cell>
          <table:table-cell table:formula="of:=[.J$1]&amp;&quot;(&quot;&amp;[.A72]&amp;&quot;, '&quot;&amp;[.B72]&amp;&quot;', '&quot;&amp;[.C72]&amp;&quot;', '&quot;&amp;[.D72]&amp;&quot;', '&quot;&amp;[.E72]&amp;&quot;', '&quot;&amp;TEXT([.F72];&quot;YYYY-MM-DD&quot;)&amp;&quot;', '&quot;&amp;TEXT([.G72];&quot;YYYY-MM-DD&quot;)&amp;&quot;', '&quot;&amp;TEXT([.H72];&quot;YYYY-MM-DD&quot;)&amp;&quot;', '&quot;&amp;TEXT([.I72];&quot;YYYY-MM-DD&quot;)&amp;&quot;');&quot;" office:value-type="string" office:string-value="INSERT INTO dqa_vaccine_product(product_id, product_name, product_label, cvx_code, mvx_code, valid_start_date, use_start_date, use_end_date, valid_end_date) VALUES (72, 'COMVAX', 'Hib-Hep B', '51', 'MSD', '1970-01-01', '1970-01-01', '2100-01-01', '2100-01-01');">
            <text:p>INSERT INTO dqa_vaccine_product(product_id, product_name, product_label, cvx_code, mvx_code, valid_start_date, use_start_date, use_end_date, valid_end_date) VALUES (72, 'COMVAX', 'Hib-Hep B', '5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string">
            <text:p>HAVRIX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3]&amp;&quot;, '&quot;&amp;[.B73]&amp;&quot;', '&quot;&amp;[.C73]&amp;&quot;', '&quot;&amp;[.D73]&amp;&quot;', '&quot;&amp;[.E73]&amp;&quot;', TO_DATE('&quot;&amp;TEXT([.F73];&quot;YYYY-MM-DD&quot;)&amp;&quot;', 'YYYY-MM-DD'), TO_DATE('&quot;&amp;TEXT([.G73];&quot;YYYY-MM-DD&quot;)&amp;&quot;', 'YYYY-MM-DD'), TO_DATE('&quot;&amp;TEXT([.H73];&quot;YYYY-MM-DD&quot;)&amp;&quot;', 'YYYY-MM-DD'), TO_DATE('&quot;&amp;TEXT([.I73];&quot;YYYY-MM-DD&quot;)&amp;&quot;', 'YYYY-MM-DD'));&quot;" office:value-type="string" office:string-value="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</text:p>
          </table:table-cell>
          <table:table-cell table:formula="of:=[.J$1]&amp;&quot;(&quot;&amp;[.A73]&amp;&quot;, '&quot;&amp;[.B73]&amp;&quot;', '&quot;&amp;[.C73]&amp;&quot;', '&quot;&amp;[.D73]&amp;&quot;', '&quot;&amp;[.E73]&amp;&quot;', '&quot;&amp;TEXT([.F73];&quot;YYYY-MM-DD&quot;)&amp;&quot;', '&quot;&amp;TEXT([.G73];&quot;YYYY-MM-DD&quot;)&amp;&quot;', '&quot;&amp;TEXT([.H73];&quot;YYYY-MM-DD&quot;)&amp;&quot;', '&quot;&amp;TEXT([.I73];&quot;YYYY-MM-DD&quot;)&amp;&quot;');&quot;" office:value-type="string" office:string-value="INSERT INTO dqa_vaccine_product(product_id, product_name, product_label, cvx_code, mvx_code, valid_start_date, use_start_date, use_end_date, valid_end_date) VALUES (73, 'HAVRIX-ADULT', 'Hep A, adult', '52', 'SKB', '1970-01-01', '1970-01-01', '2100-01-01', '2100-01-01');">
            <text:p>INSERT INTO dqa_vaccine_product(product_id, product_name, product_label, cvx_code, mvx_code, valid_start_date, use_start_date, use_end_date, valid_end_date) VALUES (73, 'HAVRIX-ADULT', 'Hep A, adult', '52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string">
            <text:p>VAQTA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4]&amp;&quot;, '&quot;&amp;[.B74]&amp;&quot;', '&quot;&amp;[.C74]&amp;&quot;', '&quot;&amp;[.D74]&amp;&quot;', '&quot;&amp;[.E74]&amp;&quot;', TO_DATE('&quot;&amp;TEXT([.F74];&quot;YYYY-MM-DD&quot;)&amp;&quot;', 'YYYY-MM-DD'), TO_DATE('&quot;&amp;TEXT([.G74];&quot;YYYY-MM-DD&quot;)&amp;&quot;', 'YYYY-MM-DD'), TO_DATE('&quot;&amp;TEXT([.H74];&quot;YYYY-MM-DD&quot;)&amp;&quot;', 'YYYY-MM-DD'), TO_DATE('&quot;&amp;TEXT([.I74];&quot;YYYY-MM-DD&quot;)&amp;&quot;', 'YYYY-MM-DD'));&quot;" office:value-type="string" office:string-value="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</text:p>
          </table:table-cell>
          <table:table-cell table:formula="of:=[.J$1]&amp;&quot;(&quot;&amp;[.A74]&amp;&quot;, '&quot;&amp;[.B74]&amp;&quot;', '&quot;&amp;[.C74]&amp;&quot;', '&quot;&amp;[.D74]&amp;&quot;', '&quot;&amp;[.E74]&amp;&quot;', '&quot;&amp;TEXT([.F74];&quot;YYYY-MM-DD&quot;)&amp;&quot;', '&quot;&amp;TEXT([.G74];&quot;YYYY-MM-DD&quot;)&amp;&quot;', '&quot;&amp;TEXT([.H74];&quot;YYYY-MM-DD&quot;)&amp;&quot;', '&quot;&amp;TEXT([.I74];&quot;YYYY-MM-DD&quot;)&amp;&quot;');&quot;" office:value-type="string" office:string-value="INSERT INTO dqa_vaccine_product(product_id, product_name, product_label, cvx_code, mvx_code, valid_start_date, use_start_date, use_end_date, valid_end_date) VALUES (74, 'VAQTA-ADULT', 'Hep A, adult', '52', 'MSD', '1970-01-01', '1970-01-01', '2100-01-01', '2100-01-01');">
            <text:p>INSERT INTO dqa_vaccine_product(product_id, product_name, product_label, cvx_code, mvx_code, valid_start_date, use_start_date, use_end_date, valid_end_date) VALUES (74, 'VAQTA-ADULT', 'Hep A, adult', '5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string">
            <text:p>TYPHOID-AKD</text:p>
          </table:table-cell>
          <table:table-cell office:value-type="string">
            <text:p>typhoid, parenteral, AKD (U.S. military)</text:p>
          </table:table-cell>
          <table:table-cell office:value-type="string">
            <text:p>53</text:p>
          </table:table-cell>
          <table:table-cell office:value-type="string">
            <text:p>US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5]&amp;&quot;, '&quot;&amp;[.B75]&amp;&quot;', '&quot;&amp;[.C75]&amp;&quot;', '&quot;&amp;[.D75]&amp;&quot;', '&quot;&amp;[.E75]&amp;&quot;', TO_DATE('&quot;&amp;TEXT([.F75];&quot;YYYY-MM-DD&quot;)&amp;&quot;', 'YYYY-MM-DD'), TO_DATE('&quot;&amp;TEXT([.G75];&quot;YYYY-MM-DD&quot;)&amp;&quot;', 'YYYY-MM-DD'), TO_DATE('&quot;&amp;TEXT([.H75];&quot;YYYY-MM-DD&quot;)&amp;&quot;', 'YYYY-MM-DD'), TO_DATE('&quot;&amp;TEXT([.I75];&quot;YYYY-MM-DD&quot;)&amp;&quot;', 'YYYY-MM-DD')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</text:p>
          </table:table-cell>
          <table:table-cell table:formula="of:=[.J$1]&amp;&quot;(&quot;&amp;[.A75]&amp;&quot;, '&quot;&amp;[.B75]&amp;&quot;', '&quot;&amp;[.C75]&amp;&quot;', '&quot;&amp;[.D75]&amp;&quot;', '&quot;&amp;[.E75]&amp;&quot;', '&quot;&amp;TEXT([.F75];&quot;YYYY-MM-DD&quot;)&amp;&quot;', '&quot;&amp;TEXT([.G75];&quot;YYYY-MM-DD&quot;)&amp;&quot;', '&quot;&amp;TEXT([.H75];&quot;YYYY-MM-DD&quot;)&amp;&quot;', '&quot;&amp;TEXT([.I75];&quot;YYYY-MM-DD&quot;)&amp;&quot;'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">
            <text:p>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string">
            <text:p>GARDASIL</text:p>
          </table:table-cell>
          <table:table-cell office:value-type="string">
            <text:p>HPV, quadrivalent</text:p>
          </table:table-cell>
          <table:table-cell office:value-type="string">
            <text:p>6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6]&amp;&quot;, '&quot;&amp;[.B76]&amp;&quot;', '&quot;&amp;[.C76]&amp;&quot;', '&quot;&amp;[.D76]&amp;&quot;', '&quot;&amp;[.E76]&amp;&quot;', TO_DATE('&quot;&amp;TEXT([.F76];&quot;YYYY-MM-DD&quot;)&amp;&quot;', 'YYYY-MM-DD'), TO_DATE('&quot;&amp;TEXT([.G76];&quot;YYYY-MM-DD&quot;)&amp;&quot;', 'YYYY-MM-DD'), TO_DATE('&quot;&amp;TEXT([.H76];&quot;YYYY-MM-DD&quot;)&amp;&quot;', 'YYYY-MM-DD'), TO_DATE('&quot;&amp;TEXT([.I76];&quot;YYYY-MM-DD&quot;)&amp;&quot;', 'YYYY-MM-DD'));&quot;" office:value-type="string" office:string-value="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</text:p>
          </table:table-cell>
          <table:table-cell table:formula="of:=[.J$1]&amp;&quot;(&quot;&amp;[.A76]&amp;&quot;, '&quot;&amp;[.B76]&amp;&quot;', '&quot;&amp;[.C76]&amp;&quot;', '&quot;&amp;[.D76]&amp;&quot;', '&quot;&amp;[.E76]&amp;&quot;', '&quot;&amp;TEXT([.F76];&quot;YYYY-MM-DD&quot;)&amp;&quot;', '&quot;&amp;TEXT([.G76];&quot;YYYY-MM-DD&quot;)&amp;&quot;', '&quot;&amp;TEXT([.H76];&quot;YYYY-MM-DD&quot;)&amp;&quot;', '&quot;&amp;TEXT([.I76];&quot;YYYY-MM-DD&quot;)&amp;&quot;');&quot;" office:value-type="string" office:string-value="INSERT INTO dqa_vaccine_product(product_id, product_name, product_label, cvx_code, mvx_code, valid_start_date, use_start_date, use_end_date, valid_end_date) VALUES (76, 'GARDASIL', 'HPV, quadrivalent', '62', 'MSD', '1970-01-01', '1970-01-01', '2100-01-01', '2100-01-01');">
            <text:p>INSERT INTO dqa_vaccine_product(product_id, product_name, product_label, cvx_code, mvx_code, valid_start_date, use_start_date, use_end_date, valid_end_date) VALUES (76, 'GARDASIL', 'HPV, quadrivalent', '6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AC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77]&amp;&quot;, '&quot;&amp;[.B77]&amp;&quot;', '&quot;&amp;[.C77]&amp;&quot;', '&quot;&amp;[.D77]&amp;&quot;', '&quot;&amp;[.E77]&amp;&quot;', TO_DATE('&quot;&amp;TEXT([.F77];&quot;YYYY-MM-DD&quot;)&amp;&quot;', 'YYYY-MM-DD'), TO_DATE('&quot;&amp;TEXT([.G77];&quot;YYYY-MM-DD&quot;)&amp;&quot;', 'YYYY-MM-DD'), TO_DATE('&quot;&amp;TEXT([.H77];&quot;YYYY-MM-DD&quot;)&amp;&quot;', 'YYYY-MM-DD'), TO_DATE('&quot;&amp;TEXT([.I77];&quot;YYYY-MM-DD&quot;)&amp;&quot;', 'YYYY-MM-DD'));&quot;" office:value-type="string" office:string-value="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</text:p>
          </table:table-cell>
          <table:table-cell table:formula="of:=[.J$1]&amp;&quot;(&quot;&amp;[.A77]&amp;&quot;, '&quot;&amp;[.B77]&amp;&quot;', '&quot;&amp;[.C77]&amp;&quot;', '&quot;&amp;[.D77]&amp;&quot;', '&quot;&amp;[.E77]&amp;&quot;', '&quot;&amp;TEXT([.F77];&quot;YYYY-MM-DD&quot;)&amp;&quot;', '&quot;&amp;TEXT([.G77];&quot;YYYY-MM-DD&quot;)&amp;&quot;', '&quot;&amp;TEXT([.H77];&quot;YYYY-MM-DD&quot;)&amp;&quot;', '&quot;&amp;TEXT([.I77];&quot;YYYY-MM-DD&quot;)&amp;&quot;');&quot;" office:value-type="string" office:string-value="INSERT INTO dqa_vaccine_product(product_id, product_name, product_label, cvx_code, mvx_code, valid_start_date, use_start_date, use_end_date, valid_end_date) VALUES (77, 'ACAM2000', 'vaccinia (smallpox)', '75', 'ACA', '1970-01-01', '1970-01-01', '2010-05-28', '2010-05-28');">
            <text:p>INSERT INTO dqa_vaccine_product(product_id, product_name, product_label, cvx_code, mvx_code, valid_start_date, use_start_date, use_end_date, valid_end_date) VALUES (77, 'ACAM2000', 'vaccinia (smallpox)', '75', 'ACA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8]&amp;&quot;, '&quot;&amp;[.B78]&amp;&quot;', '&quot;&amp;[.C78]&amp;&quot;', '&quot;&amp;[.D78]&amp;&quot;', '&quot;&amp;[.E78]&amp;&quot;', TO_DATE('&quot;&amp;TEXT([.F78];&quot;YYYY-MM-DD&quot;)&amp;&quot;', 'YYYY-MM-DD'), TO_DATE('&quot;&amp;TEXT([.G78];&quot;YYYY-MM-DD&quot;)&amp;&quot;', 'YYYY-MM-DD'), TO_DATE('&quot;&amp;TEXT([.H78];&quot;YYYY-MM-DD&quot;)&amp;&quot;', 'YYYY-MM-DD'), TO_DATE('&quot;&amp;TEXT([.I78];&quot;YYYY-MM-DD&quot;)&amp;&quot;', 'YYYY-MM-DD'));&quot;" office:value-type="string" office:string-value="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</text:p>
          </table:table-cell>
          <table:table-cell table:formula="of:=[.J$1]&amp;&quot;(&quot;&amp;[.A78]&amp;&quot;, '&quot;&amp;[.B78]&amp;&quot;', '&quot;&amp;[.C78]&amp;&quot;', '&quot;&amp;[.D78]&amp;&quot;', '&quot;&amp;[.E78]&amp;&quot;', '&quot;&amp;TEXT([.F78];&quot;YYYY-MM-DD&quot;)&amp;&quot;', '&quot;&amp;TEXT([.G78];&quot;YYYY-MM-DD&quot;)&amp;&quot;', '&quot;&amp;TEXT([.H78];&quot;YYYY-MM-DD&quot;)&amp;&quot;', '&quot;&amp;TEXT([.I78];&quot;YYYY-MM-DD&quot;)&amp;&quot;');&quot;" office:value-type="string" office:string-value="INSERT INTO dqa_vaccine_product(product_id, product_name, product_label, cvx_code, mvx_code, valid_start_date, use_start_date, use_end_date, valid_end_date) VALUES (78, 'ACAM2000', 'vaccinia (smallpox)', '75', 'PMC', '1970-01-01', '1970-01-01', '2100-01-01', '2100-01-01');">
            <text:p>INSERT INTO dqa_vaccine_product(product_id, product_name, product_label, cvx_code, mvx_code, valid_start_date, use_start_date, use_end_date, valid_end_date) VALUES (78, 'ACAM2000', 'vaccinia (smallpox)', '7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string">
            <text:p>DRYVAX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79]&amp;&quot;, '&quot;&amp;[.B79]&amp;&quot;', '&quot;&amp;[.C79]&amp;&quot;', '&quot;&amp;[.D79]&amp;&quot;', '&quot;&amp;[.E79]&amp;&quot;', TO_DATE('&quot;&amp;TEXT([.F79];&quot;YYYY-MM-DD&quot;)&amp;&quot;', 'YYYY-MM-DD'), TO_DATE('&quot;&amp;TEXT([.G79];&quot;YYYY-MM-DD&quot;)&amp;&quot;', 'YYYY-MM-DD'), TO_DATE('&quot;&amp;TEXT([.H79];&quot;YYYY-MM-DD&quot;)&amp;&quot;', 'YYYY-MM-DD'), TO_DATE('&quot;&amp;TEXT([.I79];&quot;YYYY-MM-DD&quot;)&amp;&quot;', 'YYYY-MM-DD'));&quot;" office:value-type="string" office:string-value="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</text:p>
          </table:table-cell>
          <table:table-cell table:formula="of:=[.J$1]&amp;&quot;(&quot;&amp;[.A79]&amp;&quot;, '&quot;&amp;[.B79]&amp;&quot;', '&quot;&amp;[.C79]&amp;&quot;', '&quot;&amp;[.D79]&amp;&quot;', '&quot;&amp;[.E79]&amp;&quot;', '&quot;&amp;TEXT([.F79];&quot;YYYY-MM-DD&quot;)&amp;&quot;', '&quot;&amp;TEXT([.G79];&quot;YYYY-MM-DD&quot;)&amp;&quot;', '&quot;&amp;TEXT([.H79];&quot;YYYY-MM-DD&quot;)&amp;&quot;', '&quot;&amp;TEXT([.I79];&quot;YYYY-MM-DD&quot;)&amp;&quot;');&quot;" office:value-type="string" office:string-value="INSERT INTO dqa_vaccine_product(product_id, product_name, product_label, cvx_code, mvx_code, valid_start_date, use_start_date, use_end_date, valid_end_date) VALUES (79, 'DRYVAX', 'vaccinia (smallpox)', '75', 'WAL', '1970-01-01', '1970-01-01', '2010-09-01', '2010-09-01');">
            <text:p>INSERT INTO dqa_vaccine_product(product_id, product_name, product_label, cvx_code, mvx_code, valid_start_date, use_start_date, use_end_date, valid_end_date) VALUES (79, 'DRYVAX', 'vaccinia (smallpox)', '75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string">
            <text:p>HAVRIX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0]&amp;&quot;, '&quot;&amp;[.B80]&amp;&quot;', '&quot;&amp;[.C80]&amp;&quot;', '&quot;&amp;[.D80]&amp;&quot;', '&quot;&amp;[.E80]&amp;&quot;', TO_DATE('&quot;&amp;TEXT([.F80];&quot;YYYY-MM-DD&quot;)&amp;&quot;', 'YYYY-MM-DD'), TO_DATE('&quot;&amp;TEXT([.G80];&quot;YYYY-MM-DD&quot;)&amp;&quot;', 'YYYY-MM-DD'), TO_DATE('&quot;&amp;TEXT([.H80];&quot;YYYY-MM-DD&quot;)&amp;&quot;', 'YYYY-MM-DD'), TO_DATE('&quot;&amp;TEXT([.I80];&quot;YYYY-MM-DD&quot;)&amp;&quot;', 'YYYY-MM-DD')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</text:p>
          </table:table-cell>
          <table:table-cell table:formula="of:=[.J$1]&amp;&quot;(&quot;&amp;[.A80]&amp;&quot;, '&quot;&amp;[.B80]&amp;&quot;', '&quot;&amp;[.C80]&amp;&quot;', '&quot;&amp;[.D80]&amp;&quot;', '&quot;&amp;[.E80]&amp;&quot;', '&quot;&amp;TEXT([.F80];&quot;YYYY-MM-DD&quot;)&amp;&quot;', '&quot;&amp;TEXT([.G80];&quot;YYYY-MM-DD&quot;)&amp;&quot;', '&quot;&amp;TEXT([.H80];&quot;YYYY-MM-DD&quot;)&amp;&quot;', '&quot;&amp;TEXT([.I80];&quot;YYYY-MM-DD&quot;)&amp;&quot;'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">
            <text:p>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string">
            <text:p>VAQTA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1]&amp;&quot;, '&quot;&amp;[.B81]&amp;&quot;', '&quot;&amp;[.C81]&amp;&quot;', '&quot;&amp;[.D81]&amp;&quot;', '&quot;&amp;[.E81]&amp;&quot;', TO_DATE('&quot;&amp;TEXT([.F81];&quot;YYYY-MM-DD&quot;)&amp;&quot;', 'YYYY-MM-DD'), TO_DATE('&quot;&amp;TEXT([.G81];&quot;YYYY-MM-DD&quot;)&amp;&quot;', 'YYYY-MM-DD'), TO_DATE('&quot;&amp;TEXT([.H81];&quot;YYYY-MM-DD&quot;)&amp;&quot;', 'YYYY-MM-DD'), TO_DATE('&quot;&amp;TEXT([.I81];&quot;YYYY-MM-DD&quot;)&amp;&quot;', 'YYYY-MM-DD')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</text:p>
          </table:table-cell>
          <table:table-cell table:formula="of:=[.J$1]&amp;&quot;(&quot;&amp;[.A81]&amp;&quot;, '&quot;&amp;[.B81]&amp;&quot;', '&quot;&amp;[.C81]&amp;&quot;', '&quot;&amp;[.D81]&amp;&quot;', '&quot;&amp;[.E81]&amp;&quot;', '&quot;&amp;TEXT([.F81];&quot;YYYY-MM-DD&quot;)&amp;&quot;', '&quot;&amp;TEXT([.G81];&quot;YYYY-MM-DD&quot;)&amp;&quot;', '&quot;&amp;TEXT([.H81];&quot;YYYY-MM-DD&quot;)&amp;&quot;', '&quot;&amp;TEXT([.I81];&quot;YYYY-MM-DD&quot;)&amp;&quot;'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'1970-01-01', '1970-01-01', '2100-01-01', '2100-01-01');">
            <text:p>INSERT INTO dqa_vaccine_product(product_id, product_name, product_label, cvx_code, mvx_code, valid_start_date, use_start_date, use_end_date, valid_end_date) VALUES (81, 'VAQTA-PEDS', 'Hep A, ped/adol, 2 dose', '8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string">
            <text:p>PROQUAD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2]&amp;&quot;, '&quot;&amp;[.B82]&amp;&quot;', '&quot;&amp;[.C82]&amp;&quot;', '&quot;&amp;[.D82]&amp;&quot;', '&quot;&amp;[.E82]&amp;&quot;', TO_DATE('&quot;&amp;TEXT([.F82];&quot;YYYY-MM-DD&quot;)&amp;&quot;', 'YYYY-MM-DD'), TO_DATE('&quot;&amp;TEXT([.G82];&quot;YYYY-MM-DD&quot;)&amp;&quot;', 'YYYY-MM-DD'), TO_DATE('&quot;&amp;TEXT([.H82];&quot;YYYY-MM-DD&quot;)&amp;&quot;', 'YYYY-MM-DD'), TO_DATE('&quot;&amp;TEXT([.I82];&quot;YYYY-MM-DD&quot;)&amp;&quot;', 'YYYY-MM-DD'));&quot;" office:value-type="string" office:string-value="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</text:p>
          </table:table-cell>
          <table:table-cell table:formula="of:=[.J$1]&amp;&quot;(&quot;&amp;[.A82]&amp;&quot;, '&quot;&amp;[.B82]&amp;&quot;', '&quot;&amp;[.C82]&amp;&quot;', '&quot;&amp;[.D82]&amp;&quot;', '&quot;&amp;[.E82]&amp;&quot;', '&quot;&amp;TEXT([.F82];&quot;YYYY-MM-DD&quot;)&amp;&quot;', '&quot;&amp;TEXT([.G82];&quot;YYYY-MM-DD&quot;)&amp;&quot;', '&quot;&amp;TEXT([.H82];&quot;YYYY-MM-DD&quot;)&amp;&quot;', '&quot;&amp;TEXT([.I82];&quot;YYYY-MM-DD&quot;)&amp;&quot;');&quot;" office:value-type="string" office:string-value="INSERT INTO dqa_vaccine_product(product_id, product_name, product_label, cvx_code, mvx_code, valid_start_date, use_start_date, use_end_date, valid_end_date) VALUES (82, 'PROQUAD', 'MMRV', '94', 'MSD', '1970-01-01', '1970-01-01', '2100-01-01', '2100-01-01');">
            <text:p>INSERT INTO dqa_vaccine_product(product_id, product_name, product_label, cvx_code, mvx_code, valid_start_date, use_start_date, use_end_date, valid_end_date) VALUES (82, 'PROQUAD', 'MMRV', '94', 'MSD', '1970-01-01', '1970-01-01', '2100-01-01', '2100-01-01');</text:p>
          </table:table-cell>
          <table:table-cell table:number-columns-repeated="1013"/>
        </table:table-row>
      </table:table>
      <table:table table:name="Code Table" table:style-name="ta1" table:print="false">
        <office:forms form:automatic-focus="false" form:apply-design-mode="false"/>
        <table:table-column table:style-name="co36" table:default-cell-style-name="ce5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table id</text:p>
          </table:table-cell>
          <table:table-cell office:value-type="string">
            <text:p>table label</text:p>
          </table:table-cell>
          <table:table-cell office:value-type="string">
            <text:p>default code 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tion Cod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ress Typ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rth Ord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dy Rou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dy Sit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unty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untr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P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V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acility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 Sourc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nguag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V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me Typ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x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FC Status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ion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fidentiality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ccine Product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de Master" table:style-name="ta1" table:print="false">
        <office:forms form:automatic-focus="false" form:apply-design-mode="false"/>
        <table:table-column table:style-name="co39" table:default-cell-style-name="Default"/>
        <table:table-column table:style-name="co22" table:default-cell-style-name="Default"/>
        <table:table-column table:style-name="co26" table:default-cell-style-name="ce7"/>
        <table:table-column table:style-name="co40" table:default-cell-style-name="Default"/>
        <table:table-column table:style-name="co41" table:default-cell-style-name="ce7"/>
        <table:table-column table:style-name="co42" table:default-cell-style-name="ce7"/>
        <table:table-column table:style-name="co1" table:number-columns-repeated="1005" table:default-cell-style-name="Default"/>
        <table:table-row table:style-name="ro1">
          <table:table-cell table:style-name="ce3" office:value-type="string">
            <text:p>table id</text:p>
          </table:table-cell>
          <table:table-cell table:style-name="ce3" office:value-type="string">
            <text:p>table name</text:p>
          </table:table-cell>
          <table:table-cell table:style-name="ce6" office:value-type="string">
            <text:p>code value</text:p>
          </table:table-cell>
          <table:table-cell table:style-name="ce3" office:value-type="string">
            <text:p>received label</text:p>
          </table:table-cell>
          <table:table-cell table:style-name="ce6" office:value-type="string">
            <text:p>use value</text:p>
          </table:table-cell>
          <table:table-cell table:style-name="ce6" office:value-type="string">
            <text:p>code status</text:p>
          </table:table-cell>
          <table:table-cell table:style-name="ce3" office:value-type="string">
            <text:p>INSERT INTO dqa_code_master(code_master_id, table_id, code_value, code_label, use_value, code_status) VALUES </text:p>
          </table:table-cell>
          <table:table-cell table:style-name="ce3" office:value-type="string">
            <text:p>INSERT INTO dqa_code_master(table_id, code_value, code_label, use_value, code_status) VALUES </text:p>
          </table:table-cell>
          <table:table-cell table:style-name="ce3" table:number-columns-repeated="1003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string">
            <text:p>Action Code</text:p>
          </table:table-cell>
          <table:table-cell office:value-type="string">
            <text:p>A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formula="of:=[.G$1]&amp;&quot; (dqa_code_master_id_sequence.NEXTVAL, &quot;&amp;[.A2]&amp;&quot;, '&quot;&amp;[.C2]&amp;&quot;', '&quot;&amp;[.D2]&amp;&quot;', '&quot;&amp;[.E2]&amp;&quot;', '&quot;&amp;[.F2]&amp;&quot;');&quot;" office:value-type="string" office:string-value="INSERT INTO dqa_code_master(code_master_id, table_id, code_value, code_label, use_value, code_status) VALUES  (dqa_code_master_id_sequence.NEXTVAL, 1, 'A', 'Add', 'A', 'V');">
            <text:p>INSERT INTO dqa_code_master(code_master_id, table_id, code_value, code_label, use_value, code_status) VALUES <text:s/>(dqa_code_master_id_sequence.NEXTVAL, 1, 'A', 'Add', 'A', 'V');</text:p>
          </table:table-cell>
          <table:table-cell table:formula="of:=[.H$1]&amp;&quot; (&quot;&amp;[.A2]&amp;&quot;, '&quot;&amp;[.C2]&amp;&quot;', '&quot;&amp;[.D2]&amp;&quot;', '&quot;&amp;[.E2]&amp;&quot;', '&quot;&amp;[.F2]&amp;&quot;');&quot;" office:value-type="string" office:string-value="INSERT INTO dqa_code_master(table_id, code_value, code_label, use_value, code_status) VALUES  (1, 'A', 'Add', 'A', 'V');">
            <text:p>INSERT INTO dqa_code_master(table_id, code_value, code_label, use_value, code_status) VALUES <text:s/>(1, 'A', 'Add', '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string">
            <text:p>Action Code</text:p>
          </table:table-cell>
          <table:table-cell office:value-type="string">
            <text:p>D</text:p>
          </table:table-cell>
          <table:table-cell office:value-type="string">
            <text:p>Delete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[.G$1]&amp;&quot; (dqa_code_master_id_sequence.NEXTVAL, &quot;&amp;[.A3]&amp;&quot;, '&quot;&amp;[.C3]&amp;&quot;', '&quot;&amp;[.D3]&amp;&quot;', '&quot;&amp;[.E3]&amp;&quot;', '&quot;&amp;[.F3]&amp;&quot;');&quot;" office:value-type="string" office:string-value="INSERT INTO dqa_code_master(code_master_id, table_id, code_value, code_label, use_value, code_status) VALUES  (dqa_code_master_id_sequence.NEXTVAL, 1, 'D', 'Delete', 'D', 'G');">
            <text:p>INSERT INTO dqa_code_master(code_master_id, table_id, code_value, code_label, use_value, code_status) VALUES <text:s/>(dqa_code_master_id_sequence.NEXTVAL, 1, 'D', 'Delete', 'D', 'G');</text:p>
          </table:table-cell>
          <table:table-cell table:formula="of:=[.H$1]&amp;&quot; (&quot;&amp;[.A3]&amp;&quot;, '&quot;&amp;[.C3]&amp;&quot;', '&quot;&amp;[.D3]&amp;&quot;', '&quot;&amp;[.E3]&amp;&quot;', '&quot;&amp;[.F3]&amp;&quot;');&quot;" office:value-type="string" office:string-value="INSERT INTO dqa_code_master(table_id, code_value, code_label, use_value, code_status) VALUES  (1, 'D', 'Delete', 'D', 'G');">
            <text:p>INSERT INTO dqa_code_master(table_id, code_value, code_label, use_value, code_status) VALUES <text:s/>(1, 'D', 'Delete', 'D', 'G');</text:p>
          </table:table-cell>
          <table:table-cell table:number-columns-repeated="1003"/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string">
            <text:p>Action Code</text:p>
          </table:table-cell>
          <table:table-cell office:value-type="string">
            <text:p>U</text:p>
          </table:table-cell>
          <table:table-cell office:value-type="string">
            <text:p>Update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table:formula="of:=[.G$1]&amp;&quot; (dqa_code_master_id_sequence.NEXTVAL, &quot;&amp;[.A4]&amp;&quot;, '&quot;&amp;[.C4]&amp;&quot;', '&quot;&amp;[.D4]&amp;&quot;', '&quot;&amp;[.E4]&amp;&quot;', '&quot;&amp;[.F4]&amp;&quot;');&quot;" office:value-type="string" office:string-value="INSERT INTO dqa_code_master(code_master_id, table_id, code_value, code_label, use_value, code_status) VALUES  (dqa_code_master_id_sequence.NEXTVAL, 1, 'U', 'Update', 'U', 'V');">
            <text:p>INSERT INTO dqa_code_master(code_master_id, table_id, code_value, code_label, use_value, code_status) VALUES <text:s/>(dqa_code_master_id_sequence.NEXTVAL, 1, 'U', 'Update', 'U', 'V');</text:p>
          </table:table-cell>
          <table:table-cell table:formula="of:=[.H$1]&amp;&quot; (&quot;&amp;[.A4]&amp;&quot;, '&quot;&amp;[.C4]&amp;&quot;', '&quot;&amp;[.D4]&amp;&quot;', '&quot;&amp;[.E4]&amp;&quot;', '&quot;&amp;[.F4]&amp;&quot;');&quot;" office:value-type="string" office:string-value="INSERT INTO dqa_code_master(table_id, code_value, code_label, use_value, code_status) VALUES  (1, 'U', 'Update', 'U', 'V');">
            <text:p>INSERT INTO dqa_code_master(table_id, code_value, code_label, use_value, code_status) VALUES <text:s/>(1, 'U', 'Update', 'U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C</text:p>
          </table:table-cell>
          <table:table-cell office:value-type="string">
            <text:p>Current or temporary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table:formula="of:=[.G$1]&amp;&quot; (dqa_code_master_id_sequence.NEXTVAL, &quot;&amp;[.A5]&amp;&quot;, '&quot;&amp;[.C5]&amp;&quot;', '&quot;&amp;[.D5]&amp;&quot;', '&quot;&amp;[.E5]&amp;&quot;', '&quot;&amp;[.F5]&amp;&quot;');&quot;" office:value-type="string" office:string-value="INSERT INTO dqa_code_master(code_master_id, table_id, code_value, code_label, use_value, code_status) VALUES  (dqa_code_master_id_sequence.NEXTVAL, 2, 'C', 'Current or temporary', 'C', 'V');">
            <text:p>INSERT INTO dqa_code_master(code_master_id, table_id, code_value, code_label, use_value, code_status) VALUES <text:s/>(dqa_code_master_id_sequence.NEXTVAL, 2, 'C', 'Current or temporary', 'C', 'V');</text:p>
          </table:table-cell>
          <table:table-cell table:formula="of:=[.H$1]&amp;&quot; (&quot;&amp;[.A5]&amp;&quot;, '&quot;&amp;[.C5]&amp;&quot;', '&quot;&amp;[.D5]&amp;&quot;', '&quot;&amp;[.E5]&amp;&quot;', '&quot;&amp;[.F5]&amp;&quot;');&quot;" office:value-type="string" office:string-value="INSERT INTO dqa_code_master(table_id, code_value, code_label, use_value, code_status) VALUES  (2, 'C', 'Current or temporary', 'C', 'V');">
            <text:p>INSERT INTO dqa_code_master(table_id, code_value, code_label, use_value, code_status) VALUES <text:s/>(2, 'C', 'Current or temporary', 'C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P</text:p>
          </table:table-cell>
          <table:table-cell office:value-type="string">
            <text:p>Permanent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 table:formula="of:=[.G$1]&amp;&quot; (dqa_code_master_id_sequence.NEXTVAL, &quot;&amp;[.A6]&amp;&quot;, '&quot;&amp;[.C6]&amp;&quot;', '&quot;&amp;[.D6]&amp;&quot;', '&quot;&amp;[.E6]&amp;&quot;', '&quot;&amp;[.F6]&amp;&quot;');&quot;" office:value-type="string" office:string-value="INSERT INTO dqa_code_master(code_master_id, table_id, code_value, code_label, use_value, code_status) VALUES  (dqa_code_master_id_sequence.NEXTVAL, 2, 'P', 'Permanent', 'P', 'V');">
            <text:p>INSERT INTO dqa_code_master(code_master_id, table_id, code_value, code_label, use_value, code_status) VALUES <text:s/>(dqa_code_master_id_sequence.NEXTVAL, 2, 'P', 'Permanent', 'P', 'V');</text:p>
          </table:table-cell>
          <table:table-cell table:formula="of:=[.H$1]&amp;&quot; (&quot;&amp;[.A6]&amp;&quot;, '&quot;&amp;[.C6]&amp;&quot;', '&quot;&amp;[.D6]&amp;&quot;', '&quot;&amp;[.E6]&amp;&quot;', '&quot;&amp;[.F6]&amp;&quot;');&quot;" office:value-type="string" office:string-value="INSERT INTO dqa_code_master(table_id, code_value, code_label, use_value, code_status) VALUES  (2, 'P', 'Permanent', 'P', 'V');">
            <text:p>INSERT INTO dqa_code_master(table_id, code_value, code_label, use_value, code_status) VALUES <text:s/>(2, 'P', 'Permanent', 'P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M</text:p>
          </table:table-cell>
          <table:table-cell office:value-type="string">
            <text:p>Mailing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[.A7]&amp;&quot;, '&quot;&amp;[.C7]&amp;&quot;', '&quot;&amp;[.D7]&amp;&quot;', '&quot;&amp;[.E7]&amp;&quot;', '&quot;&amp;[.F7]&amp;&quot;');&quot;" office:value-type="string" office:string-value="INSERT INTO dqa_code_master(code_master_id, table_id, code_value, code_label, use_value, code_status) VALUES  (dqa_code_master_id_sequence.NEXTVAL, 2, 'M', 'Mailing', 'M', 'V');">
            <text:p>INSERT INTO dqa_code_master(code_master_id, table_id, code_value, code_label, use_value, code_status) VALUES <text:s/>(dqa_code_master_id_sequence.NEXTVAL, 2, 'M', 'Mailing', 'M', 'V');</text:p>
          </table:table-cell>
          <table:table-cell table:formula="of:=[.H$1]&amp;&quot; (&quot;&amp;[.A7]&amp;&quot;, '&quot;&amp;[.C7]&amp;&quot;', '&quot;&amp;[.D7]&amp;&quot;', '&quot;&amp;[.E7]&amp;&quot;', '&quot;&amp;[.F7]&amp;&quot;');&quot;" office:value-type="string" office:string-value="INSERT INTO dqa_code_master(table_id, code_value, code_label, use_value, code_status) VALUES  (2, 'M', 'Mailing', 'M', 'V');">
            <text:p>INSERT INTO dqa_code_master(table_id, code_value, code_label, use_value, code_status) VALUES <text:s/>(2, 'M', 'Mailing', 'M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B</text:p>
          </table:table-cell>
          <table:table-cell office:value-type="string">
            <text:p>Firm/Business</text:p>
          </table:table-cell>
          <table:table-cell office:value-type="string">
            <text:p>B</text:p>
          </table:table-cell>
          <table:table-cell office:value-type="string">
            <text:p>V</text:p>
          </table:table-cell>
          <table:table-cell table:formula="of:=[.G$1]&amp;&quot; (dqa_code_master_id_sequence.NEXTVAL, &quot;&amp;[.A8]&amp;&quot;, '&quot;&amp;[.C8]&amp;&quot;', '&quot;&amp;[.D8]&amp;&quot;', '&quot;&amp;[.E8]&amp;&quot;', '&quot;&amp;[.F8]&amp;&quot;');&quot;" office:value-type="string" office:string-value="INSERT INTO dqa_code_master(code_master_id, table_id, code_value, code_label, use_value, code_status) VALUES  (dqa_code_master_id_sequence.NEXTVAL, 2, 'B', 'Firm/Business', 'B', 'V');">
            <text:p>INSERT INTO dqa_code_master(code_master_id, table_id, code_value, code_label, use_value, code_status) VALUES <text:s/>(dqa_code_master_id_sequence.NEXTVAL, 2, 'B', 'Firm/Business', 'B', 'V');</text:p>
          </table:table-cell>
          <table:table-cell table:formula="of:=[.H$1]&amp;&quot; (&quot;&amp;[.A8]&amp;&quot;, '&quot;&amp;[.C8]&amp;&quot;', '&quot;&amp;[.D8]&amp;&quot;', '&quot;&amp;[.E8]&amp;&quot;', '&quot;&amp;[.F8]&amp;&quot;');&quot;" office:value-type="string" office:string-value="INSERT INTO dqa_code_master(table_id, code_value, code_label, use_value, code_status) VALUES  (2, 'B', 'Firm/Business', 'B', 'V');">
            <text:p>INSERT INTO dqa_code_master(table_id, code_value, code_label, use_value, code_status) VALUES <text:s/>(2, 'B', 'Firm/Business', 'B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O</text:p>
          </table:table-cell>
          <table:table-cell office:value-type="string">
            <text:p>Office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table:formula="of:=[.G$1]&amp;&quot; (dqa_code_master_id_sequence.NEXTVAL, &quot;&amp;[.A9]&amp;&quot;, '&quot;&amp;[.C9]&amp;&quot;', '&quot;&amp;[.D9]&amp;&quot;', '&quot;&amp;[.E9]&amp;&quot;', '&quot;&amp;[.F9]&amp;&quot;');&quot;" office:value-type="string" office:string-value="INSERT INTO dqa_code_master(code_master_id, table_id, code_value, code_label, use_value, code_status) VALUES  (dqa_code_master_id_sequence.NEXTVAL, 2, 'O', 'Office', 'O', 'V');">
            <text:p>INSERT INTO dqa_code_master(code_master_id, table_id, code_value, code_label, use_value, code_status) VALUES <text:s/>(dqa_code_master_id_sequence.NEXTVAL, 2, 'O', 'Office', 'O', 'V');</text:p>
          </table:table-cell>
          <table:table-cell table:formula="of:=[.H$1]&amp;&quot; (&quot;&amp;[.A9]&amp;&quot;, '&quot;&amp;[.C9]&amp;&quot;', '&quot;&amp;[.D9]&amp;&quot;', '&quot;&amp;[.E9]&amp;&quot;', '&quot;&amp;[.F9]&amp;&quot;');&quot;" office:value-type="string" office:string-value="INSERT INTO dqa_code_master(table_id, code_value, code_label, use_value, code_status) VALUES  (2, 'O', 'Office', 'O', 'V');">
            <text:p>INSERT INTO dqa_code_master(table_id, code_value, code_label, use_value, code_status) VALUES <text:s/>(2, 'O', 'Office', 'O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H</text:p>
          </table:table-cell>
          <table:table-cell office:value-type="string">
            <text:p>Home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table:formula="of:=[.G$1]&amp;&quot; (dqa_code_master_id_sequence.NEXTVAL, &quot;&amp;[.A10]&amp;&quot;, '&quot;&amp;[.C10]&amp;&quot;', '&quot;&amp;[.D10]&amp;&quot;', '&quot;&amp;[.E10]&amp;&quot;', '&quot;&amp;[.F10]&amp;&quot;');&quot;" office:value-type="string" office:string-value="INSERT INTO dqa_code_master(code_master_id, table_id, code_value, code_label, use_value, code_status) VALUES  (dqa_code_master_id_sequence.NEXTVAL, 2, 'H', 'Home', 'H', 'V');">
            <text:p>INSERT INTO dqa_code_master(code_master_id, table_id, code_value, code_label, use_value, code_status) VALUES <text:s/>(dqa_code_master_id_sequence.NEXTVAL, 2, 'H', 'Home', 'H', 'V');</text:p>
          </table:table-cell>
          <table:table-cell table:formula="of:=[.H$1]&amp;&quot; (&quot;&amp;[.A10]&amp;&quot;, '&quot;&amp;[.C10]&amp;&quot;', '&quot;&amp;[.D10]&amp;&quot;', '&quot;&amp;[.E10]&amp;&quot;', '&quot;&amp;[.F10]&amp;&quot;');&quot;" office:value-type="string" office:string-value="INSERT INTO dqa_code_master(table_id, code_value, code_label, use_value, code_status) VALUES  (2, 'H', 'Home', 'H', 'V');">
            <text:p>INSERT INTO dqa_code_master(table_id, code_value, code_label, use_value, code_status) VALUES <text:s/>(2, 'H', 'Home', 'H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N</text:p>
          </table:table-cell>
          <table:table-cell office:value-type="string">
            <text:p>Birth (nee) </text:p>
          </table:table-cell>
          <table:table-cell office:value-type="string">
            <text:p>N </text:p>
          </table:table-cell>
          <table:table-cell office:value-type="string">
            <text:p>V</text:p>
          </table:table-cell>
          <table:table-cell table:formula="of:=[.G$1]&amp;&quot; (dqa_code_master_id_sequence.NEXTVAL, &quot;&amp;[.A11]&amp;&quot;, '&quot;&amp;[.C11]&amp;&quot;', '&quot;&amp;[.D11]&amp;&quot;', '&quot;&amp;[.E11]&amp;&quot;', '&quot;&amp;[.F11]&amp;&quot;');&quot;" office:value-type="string" office:string-value="INSERT INTO dqa_code_master(code_master_id, table_id, code_value, code_label, use_value, code_status) VALUES  (dqa_code_master_id_sequence.NEXTVAL, 2, 'N', 'Birth (nee) ', 'N ', 'V');">
            <text:p>INSERT INTO dqa_code_master(code_master_id, table_id, code_value, code_label, use_value, code_status) VALUES <text:s/>(dqa_code_master_id_sequence.NEXTVAL, 2, 'N', 'Birth (nee) ', 'N ', 'V');</text:p>
          </table:table-cell>
          <table:table-cell table:formula="of:=[.H$1]&amp;&quot; (&quot;&amp;[.A11]&amp;&quot;, '&quot;&amp;[.C11]&amp;&quot;', '&quot;&amp;[.D11]&amp;&quot;', '&quot;&amp;[.E11]&amp;&quot;', '&quot;&amp;[.F11]&amp;&quot;');&quot;" office:value-type="string" office:string-value="INSERT INTO dqa_code_master(table_id, code_value, code_label, use_value, code_status) VALUES  (2, 'N', 'Birth (nee) ', 'N ', 'V');">
            <text:p>INSERT INTO dqa_code_master(table_id, code_value, code_label, use_value, code_status) VALUES <text:s/>(2, 'N', 'Birth (nee) ', 'N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F</text:p>
          </table:table-cell>
          <table:table-cell office:value-type="string">
            <text:p>Country of origin </text:p>
          </table:table-cell>
          <table:table-cell office:value-type="string">
            <text:p>F </text:p>
          </table:table-cell>
          <table:table-cell office:value-type="string">
            <text:p>V</text:p>
          </table:table-cell>
          <table:table-cell table:formula="of:=[.G$1]&amp;&quot; (dqa_code_master_id_sequence.NEXTVAL, &quot;&amp;[.A12]&amp;&quot;, '&quot;&amp;[.C12]&amp;&quot;', '&quot;&amp;[.D12]&amp;&quot;', '&quot;&amp;[.E12]&amp;&quot;', '&quot;&amp;[.F12]&amp;&quot;');&quot;" office:value-type="string" office:string-value="INSERT INTO dqa_code_master(code_master_id, table_id, code_value, code_label, use_value, code_status) VALUES  (dqa_code_master_id_sequence.NEXTVAL, 2, 'F', 'Country of origin ', 'F ', 'V');">
            <text:p>INSERT INTO dqa_code_master(code_master_id, table_id, code_value, code_label, use_value, code_status) VALUES <text:s/>(dqa_code_master_id_sequence.NEXTVAL, 2, 'F', 'Country of origin ', 'F ', 'V');</text:p>
          </table:table-cell>
          <table:table-cell table:formula="of:=[.H$1]&amp;&quot; (&quot;&amp;[.A12]&amp;&quot;, '&quot;&amp;[.C12]&amp;&quot;', '&quot;&amp;[.D12]&amp;&quot;', '&quot;&amp;[.E12]&amp;&quot;', '&quot;&amp;[.F12]&amp;&quot;');&quot;" office:value-type="string" office:string-value="INSERT INTO dqa_code_master(table_id, code_value, code_label, use_value, code_status) VALUES  (2, 'F', 'Country of origin ', 'F ', 'V');">
            <text:p>INSERT INTO dqa_code_master(table_id, code_value, code_label, use_value, code_status) VALUES <text:s/>(2, 'F', 'Country of origin ', 'F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L</text:p>
          </table:table-cell>
          <table:table-cell office:value-type="string">
            <text:p>Legal address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[.A13]&amp;&quot;, '&quot;&amp;[.C13]&amp;&quot;', '&quot;&amp;[.D13]&amp;&quot;', '&quot;&amp;[.E13]&amp;&quot;', '&quot;&amp;[.F13]&amp;&quot;');&quot;" office:value-type="string" office:string-value="INSERT INTO dqa_code_master(code_master_id, table_id, code_value, code_label, use_value, code_status) VALUES  (dqa_code_master_id_sequence.NEXTVAL, 2, 'L', 'Legal address ', 'L ', 'V');">
            <text:p>INSERT INTO dqa_code_master(code_master_id, table_id, code_value, code_label, use_value, code_status) VALUES <text:s/>(dqa_code_master_id_sequence.NEXTVAL, 2, 'L', 'Legal address ', 'L ', 'V');</text:p>
          </table:table-cell>
          <table:table-cell table:formula="of:=[.H$1]&amp;&quot; (&quot;&amp;[.A13]&amp;&quot;, '&quot;&amp;[.C13]&amp;&quot;', '&quot;&amp;[.D13]&amp;&quot;', '&quot;&amp;[.E13]&amp;&quot;', '&quot;&amp;[.F13]&amp;&quot;');&quot;" office:value-type="string" office:string-value="INSERT INTO dqa_code_master(table_id, code_value, code_label, use_value, code_status) VALUES  (2, 'L', 'Legal address ', 'L ', 'V');">
            <text:p>INSERT INTO dqa_code_master(table_id, code_value, code_label, use_value, code_status) VALUES <text:s/>(2, 'L', 'Legal address ', 'L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BDL</text:p>
          </table:table-cell>
          <table:table-cell table:style-name="ce9" office:value-type="string">
            <text:p>Birth delivery location</text:p>
          </table:table-cell>
          <table:table-cell office:value-type="string">
            <text:p>BDL </text:p>
          </table:table-cell>
          <table:table-cell office:value-type="string">
            <text:p>V</text:p>
          </table:table-cell>
          <table:table-cell table:formula="of:=[.G$1]&amp;&quot; (dqa_code_master_id_sequence.NEXTVAL, &quot;&amp;[.A14]&amp;&quot;, '&quot;&amp;[.C14]&amp;&quot;', '&quot;&amp;[.D14]&amp;&quot;', '&quot;&amp;[.E14]&amp;&quot;', '&quot;&amp;[.F14]&amp;&quot;');&quot;" office:value-type="string" office:string-value="INSERT INTO dqa_code_master(code_master_id, table_id, code_value, code_label, use_value, code_status) VALUES  (dqa_code_master_id_sequence.NEXTVAL, 2, 'BDL', 'Birth delivery location', 'BDL ', 'V');">
            <text:p>INSERT INTO dqa_code_master(code_master_id, table_id, code_value, code_label, use_value, code_status) VALUES <text:s/>(dqa_code_master_id_sequence.NEXTVAL, 2, 'BDL', 'Birth delivery location', 'BDL ', 'V');</text:p>
          </table:table-cell>
          <table:table-cell table:formula="of:=[.H$1]&amp;&quot; (&quot;&amp;[.A14]&amp;&quot;, '&quot;&amp;[.C14]&amp;&quot;', '&quot;&amp;[.D14]&amp;&quot;', '&quot;&amp;[.E14]&amp;&quot;', '&quot;&amp;[.F14]&amp;&quot;');&quot;" office:value-type="string" office:string-value="INSERT INTO dqa_code_master(table_id, code_value, code_label, use_value, code_status) VALUES  (2, 'BDL', 'Birth delivery location', 'BDL ', 'V');">
            <text:p>INSERT INTO dqa_code_master(table_id, code_value, code_label, use_value, code_status) VALUES <text:s/>(2, 'BDL', 'Birth delivery location', 'BDL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BR</text:p>
          </table:table-cell>
          <table:table-cell table:style-name="ce9" office:value-type="string">
            <text:p>Residence at birth</text:p>
          </table:table-cell>
          <table:table-cell office:value-type="string">
            <text:p>BR </text:p>
          </table:table-cell>
          <table:table-cell office:value-type="string">
            <text:p>V</text:p>
          </table:table-cell>
          <table:table-cell table:formula="of:=[.G$1]&amp;&quot; (dqa_code_master_id_sequence.NEXTVAL, &quot;&amp;[.A15]&amp;&quot;, '&quot;&amp;[.C15]&amp;&quot;', '&quot;&amp;[.D15]&amp;&quot;', '&quot;&amp;[.E15]&amp;&quot;', '&quot;&amp;[.F15]&amp;&quot;');&quot;" office:value-type="string" office:string-value="INSERT INTO dqa_code_master(code_master_id, table_id, code_value, code_label, use_value, code_status) VALUES  (dqa_code_master_id_sequence.NEXTVAL, 2, 'BR', 'Residence at birth', 'BR ', 'V');">
            <text:p>INSERT INTO dqa_code_master(code_master_id, table_id, code_value, code_label, use_value, code_status) VALUES <text:s/>(dqa_code_master_id_sequence.NEXTVAL, 2, 'BR', 'Residence at birth', 'BR ', 'V');</text:p>
          </table:table-cell>
          <table:table-cell table:formula="of:=[.H$1]&amp;&quot; (&quot;&amp;[.A15]&amp;&quot;, '&quot;&amp;[.C15]&amp;&quot;', '&quot;&amp;[.D15]&amp;&quot;', '&quot;&amp;[.E15]&amp;&quot;', '&quot;&amp;[.F15]&amp;&quot;');&quot;" office:value-type="string" office:string-value="INSERT INTO dqa_code_master(table_id, code_value, code_label, use_value, code_status) VALUES  (2, 'BR', 'Residence at birth', 'BR ', 'V');">
            <text:p>INSERT INTO dqa_code_master(table_id, code_value, code_label, use_value, code_status) VALUES <text:s/>(2, 'BR', 'Residence at birth', 'BR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RH</text:p>
          </table:table-cell>
          <table:table-cell office:value-type="string">
            <text:p>Registry home </text:p>
          </table:table-cell>
          <table:table-cell office:value-type="string">
            <text:p>RH </text:p>
          </table:table-cell>
          <table:table-cell office:value-type="string">
            <text:p>V</text:p>
          </table:table-cell>
          <table:table-cell table:formula="of:=[.G$1]&amp;&quot; (dqa_code_master_id_sequence.NEXTVAL, &quot;&amp;[.A16]&amp;&quot;, '&quot;&amp;[.C16]&amp;&quot;', '&quot;&amp;[.D16]&amp;&quot;', '&quot;&amp;[.E16]&amp;&quot;', '&quot;&amp;[.F16]&amp;&quot;');&quot;" office:value-type="string" office:string-value="INSERT INTO dqa_code_master(code_master_id, table_id, code_value, code_label, use_value, code_status) VALUES  (dqa_code_master_id_sequence.NEXTVAL, 2, 'RH', 'Registry home ', 'RH ', 'V');">
            <text:p>INSERT INTO dqa_code_master(code_master_id, table_id, code_value, code_label, use_value, code_status) VALUES <text:s/>(dqa_code_master_id_sequence.NEXTVAL, 2, 'RH', 'Registry home ', 'RH ', 'V');</text:p>
          </table:table-cell>
          <table:table-cell table:formula="of:=[.H$1]&amp;&quot; (&quot;&amp;[.A16]&amp;&quot;, '&quot;&amp;[.C16]&amp;&quot;', '&quot;&amp;[.D16]&amp;&quot;', '&quot;&amp;[.E16]&amp;&quot;', '&quot;&amp;[.F16]&amp;&quot;');&quot;" office:value-type="string" office:string-value="INSERT INTO dqa_code_master(table_id, code_value, code_label, use_value, code_status) VALUES  (2, 'RH', 'Registry home ', 'RH ', 'V');">
            <text:p>INSERT INTO dqa_code_master(table_id, code_value, code_label, use_value, code_status) VALUES <text:s/>(2, 'RH', 'Registry home ', 'RH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2">
            <text:p>2</text:p>
          </table:table-cell>
          <table:table-cell office:value-type="string">
            <text:p>Address Type</text:p>
          </table:table-cell>
          <table:table-cell office:value-type="string">
            <text:p>BA</text:p>
          </table:table-cell>
          <table:table-cell office:value-type="string">
            <text:p>Bad address </text:p>
          </table:table-cell>
          <table:table-cell office:value-type="string">
            <text:p>BA</text:p>
          </table:table-cell>
          <table:table-cell office:value-type="string">
            <text:p>I</text:p>
          </table:table-cell>
          <table:table-cell table:formula="of:=[.G$1]&amp;&quot; (dqa_code_master_id_sequence.NEXTVAL, &quot;&amp;[.A17]&amp;&quot;, '&quot;&amp;[.C17]&amp;&quot;', '&quot;&amp;[.D17]&amp;&quot;', '&quot;&amp;[.E17]&amp;&quot;', '&quot;&amp;[.F17]&amp;&quot;');&quot;" office:value-type="string" office:string-value="INSERT INTO dqa_code_master(code_master_id, table_id, code_value, code_label, use_value, code_status) VALUES  (dqa_code_master_id_sequence.NEXTVAL, 2, 'BA', 'Bad address ', 'BA', 'I');">
            <text:p>INSERT INTO dqa_code_master(code_master_id, table_id, code_value, code_label, use_value, code_status) VALUES <text:s/>(dqa_code_master_id_sequence.NEXTVAL, 2, 'BA', 'Bad address ', 'BA', 'I');</text:p>
          </table:table-cell>
          <table:table-cell table:formula="of:=[.H$1]&amp;&quot; (&quot;&amp;[.A17]&amp;&quot;, '&quot;&amp;[.C17]&amp;&quot;', '&quot;&amp;[.D17]&amp;&quot;', '&quot;&amp;[.E17]&amp;&quot;', '&quot;&amp;[.F17]&amp;&quot;');&quot;" office:value-type="string" office:string-value="INSERT INTO dqa_code_master(table_id, code_value, code_label, use_value, code_status) VALUES  (2, 'BA', 'Bad address ', 'BA', 'I');">
            <text:p>INSERT INTO dqa_code_master(table_id, code_value, code_label, use_value, code_status) VALUES <text:s/>(2, 'BA', 'Bad address ', 'BA', 'I');</text:p>
          </table:table-cell>
          <table:table-cell table:number-columns-repeated="100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string">
            <text:p>Birth Order</text:p>
          </table:table-cell>
          <table:table-cell office:value-type="string">
            <text:p>1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formula="of:=[.G$1]&amp;&quot; (dqa_code_master_id_sequence.NEXTVAL, &quot;&amp;[.A18]&amp;&quot;, '&quot;&amp;[.C18]&amp;&quot;', '&quot;&amp;[.D18]&amp;&quot;', '&quot;&amp;[.E18]&amp;&quot;', '&quot;&amp;[.F18]&amp;&quot;');&quot;" office:value-type="string" office:string-value="INSERT INTO dqa_code_master(code_master_id, table_id, code_value, code_label, use_value, code_status) VALUES  (dqa_code_master_id_sequence.NEXTVAL, 3, '1', 'First', '1', 'V');">
            <text:p>INSERT INTO dqa_code_master(code_master_id, table_id, code_value, code_label, use_value, code_status) VALUES <text:s/>(dqa_code_master_id_sequence.NEXTVAL, 3, '1', 'First', '1', 'V');</text:p>
          </table:table-cell>
          <table:table-cell table:formula="of:=[.H$1]&amp;&quot; (&quot;&amp;[.A18]&amp;&quot;, '&quot;&amp;[.C18]&amp;&quot;', '&quot;&amp;[.D18]&amp;&quot;', '&quot;&amp;[.E18]&amp;&quot;', '&quot;&amp;[.F18]&amp;&quot;');&quot;" office:value-type="string" office:string-value="INSERT INTO dqa_code_master(table_id, code_value, code_label, use_value, code_status) VALUES  (3, '1', 'First', '1', 'V');">
            <text:p>INSERT INTO dqa_code_master(table_id, code_value, code_label, use_value, code_status) VALUES <text:s/>(3, '1', 'First', '1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string">
            <text:p>Birth Order</text:p>
          </table:table-cell>
          <table:table-cell office:value-type="string">
            <text:p>2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formula="of:=[.G$1]&amp;&quot; (dqa_code_master_id_sequence.NEXTVAL, &quot;&amp;[.A19]&amp;&quot;, '&quot;&amp;[.C19]&amp;&quot;', '&quot;&amp;[.D19]&amp;&quot;', '&quot;&amp;[.E19]&amp;&quot;', '&quot;&amp;[.F19]&amp;&quot;');&quot;" office:value-type="string" office:string-value="INSERT INTO dqa_code_master(code_master_id, table_id, code_value, code_label, use_value, code_status) VALUES  (dqa_code_master_id_sequence.NEXTVAL, 3, '2', 'Second', '2', 'V');">
            <text:p>INSERT INTO dqa_code_master(code_master_id, table_id, code_value, code_label, use_value, code_status) VALUES <text:s/>(dqa_code_master_id_sequence.NEXTVAL, 3, '2', 'Second', '2', 'V');</text:p>
          </table:table-cell>
          <table:table-cell table:formula="of:=[.H$1]&amp;&quot; (&quot;&amp;[.A19]&amp;&quot;, '&quot;&amp;[.C19]&amp;&quot;', '&quot;&amp;[.D19]&amp;&quot;', '&quot;&amp;[.E19]&amp;&quot;', '&quot;&amp;[.F19]&amp;&quot;');&quot;" office:value-type="string" office:string-value="INSERT INTO dqa_code_master(table_id, code_value, code_label, use_value, code_status) VALUES  (3, '2', 'Second', '2', 'V');">
            <text:p>INSERT INTO dqa_code_master(table_id, code_value, code_label, use_value, code_status) VALUES <text:s/>(3, '2', 'Second', '2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string">
            <text:p>Birth Order</text:p>
          </table:table-cell>
          <table:table-cell office:value-type="string">
            <text:p>3</text:p>
          </table:table-cell>
          <table:table-cell office:value-type="string">
            <text:p>Thir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formula="of:=[.G$1]&amp;&quot; (dqa_code_master_id_sequence.NEXTVAL, &quot;&amp;[.A20]&amp;&quot;, '&quot;&amp;[.C20]&amp;&quot;', '&quot;&amp;[.D20]&amp;&quot;', '&quot;&amp;[.E20]&amp;&quot;', '&quot;&amp;[.F20]&amp;&quot;');&quot;" office:value-type="string" office:string-value="INSERT INTO dqa_code_master(code_master_id, table_id, code_value, code_label, use_value, code_status) VALUES  (dqa_code_master_id_sequence.NEXTVAL, 3, '3', 'Third', '3', 'V');">
            <text:p>INSERT INTO dqa_code_master(code_master_id, table_id, code_value, code_label, use_value, code_status) VALUES <text:s/>(dqa_code_master_id_sequence.NEXTVAL, 3, '3', 'Third', '3', 'V');</text:p>
          </table:table-cell>
          <table:table-cell table:formula="of:=[.H$1]&amp;&quot; (&quot;&amp;[.A20]&amp;&quot;, '&quot;&amp;[.C20]&amp;&quot;', '&quot;&amp;[.D20]&amp;&quot;', '&quot;&amp;[.E20]&amp;&quot;', '&quot;&amp;[.F20]&amp;&quot;');&quot;" office:value-type="string" office:string-value="INSERT INTO dqa_code_master(table_id, code_value, code_label, use_value, code_status) VALUES  (3, '3', 'Third', '3', 'V');">
            <text:p>INSERT INTO dqa_code_master(table_id, code_value, code_label, use_value, code_status) VALUES <text:s/>(3, '3', 'Third', '3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string">
            <text:p>Birth Order</text:p>
          </table:table-cell>
          <table:table-cell office:value-type="string">
            <text:p>4</text:p>
          </table:table-cell>
          <table:table-cell office:value-type="string">
            <text:p>Fourth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formula="of:=[.G$1]&amp;&quot; (dqa_code_master_id_sequence.NEXTVAL, &quot;&amp;[.A21]&amp;&quot;, '&quot;&amp;[.C21]&amp;&quot;', '&quot;&amp;[.D21]&amp;&quot;', '&quot;&amp;[.E21]&amp;&quot;', '&quot;&amp;[.F21]&amp;&quot;');&quot;" office:value-type="string" office:string-value="INSERT INTO dqa_code_master(code_master_id, table_id, code_value, code_label, use_value, code_status) VALUES  (dqa_code_master_id_sequence.NEXTVAL, 3, '4', 'Fourth', '4', 'V');">
            <text:p>INSERT INTO dqa_code_master(code_master_id, table_id, code_value, code_label, use_value, code_status) VALUES <text:s/>(dqa_code_master_id_sequence.NEXTVAL, 3, '4', 'Fourth', '4', 'V');</text:p>
          </table:table-cell>
          <table:table-cell table:formula="of:=[.H$1]&amp;&quot; (&quot;&amp;[.A21]&amp;&quot;, '&quot;&amp;[.C21]&amp;&quot;', '&quot;&amp;[.D21]&amp;&quot;', '&quot;&amp;[.E21]&amp;&quot;', '&quot;&amp;[.F21]&amp;&quot;');&quot;" office:value-type="string" office:string-value="INSERT INTO dqa_code_master(table_id, code_value, code_label, use_value, code_status) VALUES  (3, '4', 'Fourth', '4', 'V');">
            <text:p>INSERT INTO dqa_code_master(table_id, code_value, code_label, use_value, code_status) VALUES <text:s/>(3, '4', 'Fourth', '4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3">
            <text:p>3</text:p>
          </table:table-cell>
          <table:table-cell office:value-type="string">
            <text:p>Birth Order</text:p>
          </table:table-cell>
          <table:table-cell office:value-type="string">
            <text:p>5</text:p>
          </table:table-cell>
          <table:table-cell office:value-type="string">
            <text:p>Fifth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formula="of:=[.G$1]&amp;&quot; (dqa_code_master_id_sequence.NEXTVAL, &quot;&amp;[.A22]&amp;&quot;, '&quot;&amp;[.C22]&amp;&quot;', '&quot;&amp;[.D22]&amp;&quot;', '&quot;&amp;[.E22]&amp;&quot;', '&quot;&amp;[.F22]&amp;&quot;');&quot;" office:value-type="string" office:string-value="INSERT INTO dqa_code_master(code_master_id, table_id, code_value, code_label, use_value, code_status) VALUES  (dqa_code_master_id_sequence.NEXTVAL, 3, '5', 'Fifth', '5', 'V');">
            <text:p>INSERT INTO dqa_code_master(code_master_id, table_id, code_value, code_label, use_value, code_status) VALUES <text:s/>(dqa_code_master_id_sequence.NEXTVAL, 3, '5', 'Fifth', '5', 'V');</text:p>
          </table:table-cell>
          <table:table-cell table:formula="of:=[.H$1]&amp;&quot; (&quot;&amp;[.A22]&amp;&quot;, '&quot;&amp;[.C22]&amp;&quot;', '&quot;&amp;[.D22]&amp;&quot;', '&quot;&amp;[.E22]&amp;&quot;', '&quot;&amp;[.F22]&amp;&quot;');&quot;" office:value-type="string" office:string-value="INSERT INTO dqa_code_master(table_id, code_value, code_label, use_value, code_status) VALUES  (3, '5', 'Fifth', '5', 'V');">
            <text:p>INSERT INTO dqa_code_master(table_id, code_value, code_label, use_value, code_status) VALUES <text:s/>(3, '5', 'Fifth', '5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ID</text:p>
          </table:table-cell>
          <table:table-cell office:value-type="string">
            <text:p>Intradermal </text:p>
          </table:table-cell>
          <table:table-cell office:value-type="string">
            <text:p>ID </text:p>
          </table:table-cell>
          <table:table-cell office:value-type="string">
            <text:p>V</text:p>
          </table:table-cell>
          <table:table-cell table:formula="of:=[.G$1]&amp;&quot; (dqa_code_master_id_sequence.NEXTVAL, &quot;&amp;[.A23]&amp;&quot;, '&quot;&amp;[.C23]&amp;&quot;', '&quot;&amp;[.D23]&amp;&quot;', '&quot;&amp;[.E23]&amp;&quot;', '&quot;&amp;[.F23]&amp;&quot;');&quot;" office:value-type="string" office:string-value="INSERT INTO dqa_code_master(code_master_id, table_id, code_value, code_label, use_value, code_status) VALUES  (dqa_code_master_id_sequence.NEXTVAL, 4, 'ID', 'Intradermal ', 'ID ', 'V');">
            <text:p>INSERT INTO dqa_code_master(code_master_id, table_id, code_value, code_label, use_value, code_status) VALUES <text:s/>(dqa_code_master_id_sequence.NEXTVAL, 4, 'ID', 'Intradermal ', 'ID ', 'V');</text:p>
          </table:table-cell>
          <table:table-cell table:formula="of:=[.H$1]&amp;&quot; (&quot;&amp;[.A23]&amp;&quot;, '&quot;&amp;[.C23]&amp;&quot;', '&quot;&amp;[.D23]&amp;&quot;', '&quot;&amp;[.E23]&amp;&quot;', '&quot;&amp;[.F23]&amp;&quot;');&quot;" office:value-type="string" office:string-value="INSERT INTO dqa_code_master(table_id, code_value, code_label, use_value, code_status) VALUES  (4, 'ID', 'Intradermal ', 'ID ', 'V');">
            <text:p>INSERT INTO dqa_code_master(table_id, code_value, code_label, use_value, code_status) VALUES <text:s/>(4, 'ID', 'Intradermal ', 'ID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IM</text:p>
          </table:table-cell>
          <table:table-cell office:value-type="string">
            <text:p>Intramuscular </text:p>
          </table:table-cell>
          <table:table-cell office:value-type="string">
            <text:p>IM </text:p>
          </table:table-cell>
          <table:table-cell office:value-type="string">
            <text:p>V</text:p>
          </table:table-cell>
          <table:table-cell table:formula="of:=[.G$1]&amp;&quot; (dqa_code_master_id_sequence.NEXTVAL, &quot;&amp;[.A24]&amp;&quot;, '&quot;&amp;[.C24]&amp;&quot;', '&quot;&amp;[.D24]&amp;&quot;', '&quot;&amp;[.E24]&amp;&quot;', '&quot;&amp;[.F24]&amp;&quot;');&quot;" office:value-type="string" office:string-value="INSERT INTO dqa_code_master(code_master_id, table_id, code_value, code_label, use_value, code_status) VALUES  (dqa_code_master_id_sequence.NEXTVAL, 4, 'IM', 'Intramuscular ', 'IM ', 'V');">
            <text:p>INSERT INTO dqa_code_master(code_master_id, table_id, code_value, code_label, use_value, code_status) VALUES <text:s/>(dqa_code_master_id_sequence.NEXTVAL, 4, 'IM', 'Intramuscular ', 'IM ', 'V');</text:p>
          </table:table-cell>
          <table:table-cell table:formula="of:=[.H$1]&amp;&quot; (&quot;&amp;[.A24]&amp;&quot;, '&quot;&amp;[.C24]&amp;&quot;', '&quot;&amp;[.D24]&amp;&quot;', '&quot;&amp;[.E24]&amp;&quot;', '&quot;&amp;[.F24]&amp;&quot;');&quot;" office:value-type="string" office:string-value="INSERT INTO dqa_code_master(table_id, code_value, code_label, use_value, code_status) VALUES  (4, 'IM', 'Intramuscular ', 'IM ', 'V');">
            <text:p>INSERT INTO dqa_code_master(table_id, code_value, code_label, use_value, code_status) VALUES <text:s/>(4, 'IM', 'Intramuscular ', 'IM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NS</text:p>
          </table:table-cell>
          <table:table-cell office:value-type="string">
            <text:p>Nasal </text:p>
          </table:table-cell>
          <table:table-cell office:value-type="string">
            <text:p>NS </text:p>
          </table:table-cell>
          <table:table-cell office:value-type="string">
            <text:p>V</text:p>
          </table:table-cell>
          <table:table-cell table:formula="of:=[.G$1]&amp;&quot; (dqa_code_master_id_sequence.NEXTVAL, &quot;&amp;[.A25]&amp;&quot;, '&quot;&amp;[.C25]&amp;&quot;', '&quot;&amp;[.D25]&amp;&quot;', '&quot;&amp;[.E25]&amp;&quot;', '&quot;&amp;[.F25]&amp;&quot;');&quot;" office:value-type="string" office:string-value="INSERT INTO dqa_code_master(code_master_id, table_id, code_value, code_label, use_value, code_status) VALUES  (dqa_code_master_id_sequence.NEXTVAL, 4, 'NS', 'Nasal ', 'NS ', 'V');">
            <text:p>INSERT INTO dqa_code_master(code_master_id, table_id, code_value, code_label, use_value, code_status) VALUES <text:s/>(dqa_code_master_id_sequence.NEXTVAL, 4, 'NS', 'Nasal ', 'NS ', 'V');</text:p>
          </table:table-cell>
          <table:table-cell table:formula="of:=[.H$1]&amp;&quot; (&quot;&amp;[.A25]&amp;&quot;, '&quot;&amp;[.C25]&amp;&quot;', '&quot;&amp;[.D25]&amp;&quot;', '&quot;&amp;[.E25]&amp;&quot;', '&quot;&amp;[.F25]&amp;&quot;');&quot;" office:value-type="string" office:string-value="INSERT INTO dqa_code_master(table_id, code_value, code_label, use_value, code_status) VALUES  (4, 'NS', 'Nasal ', 'NS ', 'V');">
            <text:p>INSERT INTO dqa_code_master(table_id, code_value, code_label, use_value, code_status) VALUES <text:s/>(4, 'NS', 'Nasal ', 'NS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IN</text:p>
          </table:table-cell>
          <table:table-cell office:value-type="string">
            <text:p>Intranasal</text:p>
          </table:table-cell>
          <table:table-cell office:value-type="string">
            <text:p>NS</text:p>
          </table:table-cell>
          <table:table-cell office:value-type="string">
            <text:p>D</text:p>
          </table:table-cell>
          <table:table-cell table:formula="of:=[.G$1]&amp;&quot; (dqa_code_master_id_sequence.NEXTVAL, &quot;&amp;[.A26]&amp;&quot;, '&quot;&amp;[.C26]&amp;&quot;', '&quot;&amp;[.D26]&amp;&quot;', '&quot;&amp;[.E26]&amp;&quot;', '&quot;&amp;[.F26]&amp;&quot;');&quot;" office:value-type="string" office:string-value="INSERT INTO dqa_code_master(code_master_id, table_id, code_value, code_label, use_value, code_status) VALUES  (dqa_code_master_id_sequence.NEXTVAL, 4, 'IN', 'Intranasal', 'NS', 'D');">
            <text:p>INSERT INTO dqa_code_master(code_master_id, table_id, code_value, code_label, use_value, code_status) VALUES <text:s/>(dqa_code_master_id_sequence.NEXTVAL, 4, 'IN', 'Intranasal', 'NS', 'D');</text:p>
          </table:table-cell>
          <table:table-cell table:formula="of:=[.H$1]&amp;&quot; (&quot;&amp;[.A26]&amp;&quot;, '&quot;&amp;[.C26]&amp;&quot;', '&quot;&amp;[.D26]&amp;&quot;', '&quot;&amp;[.E26]&amp;&quot;', '&quot;&amp;[.F26]&amp;&quot;');&quot;" office:value-type="string" office:string-value="INSERT INTO dqa_code_master(table_id, code_value, code_label, use_value, code_status) VALUES  (4, 'IN', 'Intranasal', 'NS', 'D');">
            <text:p>INSERT INTO dqa_code_master(table_id, code_value, code_label, use_value, code_status) VALUES <text:s/>(4, 'IN', 'Intranasal', 'NS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IV</text:p>
          </table:table-cell>
          <table:table-cell office:value-type="string">
            <text:p>Intravenous </text:p>
          </table:table-cell>
          <table:table-cell office:value-type="string">
            <text:p>IV </text:p>
          </table:table-cell>
          <table:table-cell office:value-type="string">
            <text:p>V</text:p>
          </table:table-cell>
          <table:table-cell table:formula="of:=[.G$1]&amp;&quot; (dqa_code_master_id_sequence.NEXTVAL, &quot;&amp;[.A27]&amp;&quot;, '&quot;&amp;[.C27]&amp;&quot;', '&quot;&amp;[.D27]&amp;&quot;', '&quot;&amp;[.E27]&amp;&quot;', '&quot;&amp;[.F27]&amp;&quot;');&quot;" office:value-type="string" office:string-value="INSERT INTO dqa_code_master(code_master_id, table_id, code_value, code_label, use_value, code_status) VALUES  (dqa_code_master_id_sequence.NEXTVAL, 4, 'IV', 'Intravenous ', 'IV ', 'V');">
            <text:p>INSERT INTO dqa_code_master(code_master_id, table_id, code_value, code_label, use_value, code_status) VALUES <text:s/>(dqa_code_master_id_sequence.NEXTVAL, 4, 'IV', 'Intravenous ', 'IV ', 'V');</text:p>
          </table:table-cell>
          <table:table-cell table:formula="of:=[.H$1]&amp;&quot; (&quot;&amp;[.A27]&amp;&quot;, '&quot;&amp;[.C27]&amp;&quot;', '&quot;&amp;[.D27]&amp;&quot;', '&quot;&amp;[.E27]&amp;&quot;', '&quot;&amp;[.F27]&amp;&quot;');&quot;" office:value-type="string" office:string-value="INSERT INTO dqa_code_master(table_id, code_value, code_label, use_value, code_status) VALUES  (4, 'IV', 'Intravenous ', 'IV ', 'V');">
            <text:p>INSERT INTO dqa_code_master(table_id, code_value, code_label, use_value, code_status) VALUES <text:s/>(4, 'IV', 'Intravenous ', 'IV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PO</text:p>
          </table:table-cell>
          <table:table-cell office:value-type="string">
            <text:p>Oral </text:p>
          </table:table-cell>
          <table:table-cell office:value-type="string">
            <text:p>PO </text:p>
          </table:table-cell>
          <table:table-cell office:value-type="string">
            <text:p>V</text:p>
          </table:table-cell>
          <table:table-cell table:formula="of:=[.G$1]&amp;&quot; (dqa_code_master_id_sequence.NEXTVAL, &quot;&amp;[.A28]&amp;&quot;, '&quot;&amp;[.C28]&amp;&quot;', '&quot;&amp;[.D28]&amp;&quot;', '&quot;&amp;[.E28]&amp;&quot;', '&quot;&amp;[.F28]&amp;&quot;');&quot;" office:value-type="string" office:string-value="INSERT INTO dqa_code_master(code_master_id, table_id, code_value, code_label, use_value, code_status) VALUES  (dqa_code_master_id_sequence.NEXTVAL, 4, 'PO', 'Oral ', 'PO ', 'V');">
            <text:p>INSERT INTO dqa_code_master(code_master_id, table_id, code_value, code_label, use_value, code_status) VALUES <text:s/>(dqa_code_master_id_sequence.NEXTVAL, 4, 'PO', 'Oral ', 'PO ', 'V');</text:p>
          </table:table-cell>
          <table:table-cell table:formula="of:=[.H$1]&amp;&quot; (&quot;&amp;[.A28]&amp;&quot;, '&quot;&amp;[.C28]&amp;&quot;', '&quot;&amp;[.D28]&amp;&quot;', '&quot;&amp;[.E28]&amp;&quot;', '&quot;&amp;[.F28]&amp;&quot;');&quot;" office:value-type="string" office:string-value="INSERT INTO dqa_code_master(table_id, code_value, code_label, use_value, code_status) VALUES  (4, 'PO', 'Oral ', 'PO ', 'V');">
            <text:p>INSERT INTO dqa_code_master(table_id, code_value, code_label, use_value, code_status) VALUES <text:s/>(4, 'PO', 'Oral ', 'PO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OTH</text:p>
          </table:table-cell>
          <table:table-cell office:value-type="string">
            <text:p>Other/Miscellaneous </text:p>
          </table:table-cell>
          <table:table-cell office:value-type="string">
            <text:p>OTH </text:p>
          </table:table-cell>
          <table:table-cell office:value-type="string">
            <text:p>V</text:p>
          </table:table-cell>
          <table:table-cell table:formula="of:=[.G$1]&amp;&quot; (dqa_code_master_id_sequence.NEXTVAL, &quot;&amp;[.A29]&amp;&quot;, '&quot;&amp;[.C29]&amp;&quot;', '&quot;&amp;[.D29]&amp;&quot;', '&quot;&amp;[.E29]&amp;&quot;', '&quot;&amp;[.F29]&amp;&quot;');&quot;" office:value-type="string" office:string-value="INSERT INTO dqa_code_master(code_master_id, table_id, code_value, code_label, use_value, code_status) VALUES  (dqa_code_master_id_sequence.NEXTVAL, 4, 'OTH', 'Other/Miscellaneous ', 'OTH ', 'V');">
            <text:p>INSERT INTO dqa_code_master(code_master_id, table_id, code_value, code_label, use_value, code_status) VALUES <text:s/>(dqa_code_master_id_sequence.NEXTVAL, 4, 'OTH', 'Other/Miscellaneous ', 'OTH ', 'V');</text:p>
          </table:table-cell>
          <table:table-cell table:formula="of:=[.H$1]&amp;&quot; (&quot;&amp;[.A29]&amp;&quot;, '&quot;&amp;[.C29]&amp;&quot;', '&quot;&amp;[.D29]&amp;&quot;', '&quot;&amp;[.E29]&amp;&quot;', '&quot;&amp;[.F29]&amp;&quot;');&quot;" office:value-type="string" office:string-value="INSERT INTO dqa_code_master(table_id, code_value, code_label, use_value, code_status) VALUES  (4, 'OTH', 'Other/Miscellaneous ', 'OTH ', 'V');">
            <text:p>INSERT INTO dqa_code_master(table_id, code_value, code_label, use_value, code_status) VALUES <text:s/>(4, 'OTH', 'Other/Miscellaneous ', 'OTH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SC</text:p>
          </table:table-cell>
          <table:table-cell office:value-type="string">
            <text:p>Subcutaneous </text:p>
          </table:table-cell>
          <table:table-cell office:value-type="string">
            <text:p>SC </text:p>
          </table:table-cell>
          <table:table-cell office:value-type="string">
            <text:p>V</text:p>
          </table:table-cell>
          <table:table-cell table:formula="of:=[.G$1]&amp;&quot; (dqa_code_master_id_sequence.NEXTVAL, &quot;&amp;[.A30]&amp;&quot;, '&quot;&amp;[.C30]&amp;&quot;', '&quot;&amp;[.D30]&amp;&quot;', '&quot;&amp;[.E30]&amp;&quot;', '&quot;&amp;[.F30]&amp;&quot;');&quot;" office:value-type="string" office:string-value="INSERT INTO dqa_code_master(code_master_id, table_id, code_value, code_label, use_value, code_status) VALUES  (dqa_code_master_id_sequence.NEXTVAL, 4, 'SC', 'Subcutaneous ', 'SC ', 'V');">
            <text:p>INSERT INTO dqa_code_master(code_master_id, table_id, code_value, code_label, use_value, code_status) VALUES <text:s/>(dqa_code_master_id_sequence.NEXTVAL, 4, 'SC', 'Subcutaneous ', 'SC ', 'V');</text:p>
          </table:table-cell>
          <table:table-cell table:formula="of:=[.H$1]&amp;&quot; (&quot;&amp;[.A30]&amp;&quot;, '&quot;&amp;[.C30]&amp;&quot;', '&quot;&amp;[.D30]&amp;&quot;', '&quot;&amp;[.E30]&amp;&quot;', '&quot;&amp;[.F30]&amp;&quot;');&quot;" office:value-type="string" office:string-value="INSERT INTO dqa_code_master(table_id, code_value, code_label, use_value, code_status) VALUES  (4, 'SC', 'Subcutaneous ', 'SC ', 'V');">
            <text:p>INSERT INTO dqa_code_master(table_id, code_value, code_label, use_value, code_status) VALUES <text:s/>(4, 'SC', 'Subcutaneous ', 'SC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TD</text:p>
          </table:table-cell>
          <table:table-cell office:value-type="string">
            <text:p>Transdermal </text:p>
          </table:table-cell>
          <table:table-cell office:value-type="string">
            <text:p>TD </text:p>
          </table:table-cell>
          <table:table-cell office:value-type="string">
            <text:p>V</text:p>
          </table:table-cell>
          <table:table-cell table:formula="of:=[.G$1]&amp;&quot; (dqa_code_master_id_sequence.NEXTVAL, &quot;&amp;[.A31]&amp;&quot;, '&quot;&amp;[.C31]&amp;&quot;', '&quot;&amp;[.D31]&amp;&quot;', '&quot;&amp;[.E31]&amp;&quot;', '&quot;&amp;[.F31]&amp;&quot;');&quot;" office:value-type="string" office:string-value="INSERT INTO dqa_code_master(code_master_id, table_id, code_value, code_label, use_value, code_status) VALUES  (dqa_code_master_id_sequence.NEXTVAL, 4, 'TD', 'Transdermal ', 'TD ', 'V');">
            <text:p>INSERT INTO dqa_code_master(code_master_id, table_id, code_value, code_label, use_value, code_status) VALUES <text:s/>(dqa_code_master_id_sequence.NEXTVAL, 4, 'TD', 'Transdermal ', 'TD ', 'V');</text:p>
          </table:table-cell>
          <table:table-cell table:formula="of:=[.H$1]&amp;&quot; (&quot;&amp;[.A31]&amp;&quot;, '&quot;&amp;[.C31]&amp;&quot;', '&quot;&amp;[.D31]&amp;&quot;', '&quot;&amp;[.E31]&amp;&quot;', '&quot;&amp;[.F31]&amp;&quot;');&quot;" office:value-type="string" office:string-value="INSERT INTO dqa_code_master(table_id, code_value, code_label, use_value, code_status) VALUES  (4, 'TD', 'Transdermal ', 'TD ', 'V');">
            <text:p>INSERT INTO dqa_code_master(table_id, code_value, code_label, use_value, code_status) VALUES <text:s/>(4, 'TD', 'Transdermal ', 'TD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238</text:p>
          </table:table-cell>
          <table:table-cell office:value-type="string">
            <text:p>Intradermal </text:p>
          </table:table-cell>
          <table:table-cell office:value-type="string">
            <text:p>C38238 </text:p>
          </table:table-cell>
          <table:table-cell office:value-type="string">
            <text:p>V</text:p>
          </table:table-cell>
          <table:table-cell table:formula="of:=[.G$1]&amp;&quot; (dqa_code_master_id_sequence.NEXTVAL, &quot;&amp;[.A32]&amp;&quot;, '&quot;&amp;[.C32]&amp;&quot;', '&quot;&amp;[.D32]&amp;&quot;', '&quot;&amp;[.E32]&amp;&quot;', '&quot;&amp;[.F32]&amp;&quot;');&quot;" office:value-type="string" office:string-value="INSERT INTO dqa_code_master(code_master_id, table_id, code_value, code_label, use_value, code_status) VALUES  (dqa_code_master_id_sequence.NEXTVAL, 4, 'C38238', 'Intradermal ', 'C38238 ', 'V');">
            <text:p>INSERT INTO dqa_code_master(code_master_id, table_id, code_value, code_label, use_value, code_status) VALUES <text:s/>(dqa_code_master_id_sequence.NEXTVAL, 4, 'C38238', 'Intradermal ', 'C38238 ', 'V');</text:p>
          </table:table-cell>
          <table:table-cell table:formula="of:=[.H$1]&amp;&quot; (&quot;&amp;[.A32]&amp;&quot;, '&quot;&amp;[.C32]&amp;&quot;', '&quot;&amp;[.D32]&amp;&quot;', '&quot;&amp;[.E32]&amp;&quot;', '&quot;&amp;[.F32]&amp;&quot;');&quot;" office:value-type="string" office:string-value="INSERT INTO dqa_code_master(table_id, code_value, code_label, use_value, code_status) VALUES  (4, 'C38238', 'Intradermal ', 'C38238 ', 'V');">
            <text:p>INSERT INTO dqa_code_master(table_id, code_value, code_label, use_value, code_status) VALUES <text:s/>(4, 'C38238', 'Intradermal ', 'C38238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28161</text:p>
          </table:table-cell>
          <table:table-cell office:value-type="string">
            <text:p>Intramuscular </text:p>
          </table:table-cell>
          <table:table-cell office:value-type="string">
            <text:p>C28161 </text:p>
          </table:table-cell>
          <table:table-cell office:value-type="string">
            <text:p>V</text:p>
          </table:table-cell>
          <table:table-cell table:formula="of:=[.G$1]&amp;&quot; (dqa_code_master_id_sequence.NEXTVAL, &quot;&amp;[.A33]&amp;&quot;, '&quot;&amp;[.C33]&amp;&quot;', '&quot;&amp;[.D33]&amp;&quot;', '&quot;&amp;[.E33]&amp;&quot;', '&quot;&amp;[.F33]&amp;&quot;');&quot;" office:value-type="string" office:string-value="INSERT INTO dqa_code_master(code_master_id, table_id, code_value, code_label, use_value, code_status) VALUES  (dqa_code_master_id_sequence.NEXTVAL, 4, 'C28161', 'Intramuscular ', 'C28161 ', 'V');">
            <text:p>INSERT INTO dqa_code_master(code_master_id, table_id, code_value, code_label, use_value, code_status) VALUES <text:s/>(dqa_code_master_id_sequence.NEXTVAL, 4, 'C28161', 'Intramuscular ', 'C28161 ', 'V');</text:p>
          </table:table-cell>
          <table:table-cell table:formula="of:=[.H$1]&amp;&quot; (&quot;&amp;[.A33]&amp;&quot;, '&quot;&amp;[.C33]&amp;&quot;', '&quot;&amp;[.D33]&amp;&quot;', '&quot;&amp;[.E33]&amp;&quot;', '&quot;&amp;[.F33]&amp;&quot;');&quot;" office:value-type="string" office:string-value="INSERT INTO dqa_code_master(table_id, code_value, code_label, use_value, code_status) VALUES  (4, 'C28161', 'Intramuscular ', 'C28161 ', 'V');">
            <text:p>INSERT INTO dqa_code_master(table_id, code_value, code_label, use_value, code_status) VALUES <text:s/>(4, 'C28161', 'Intramuscular ', 'C28161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284</text:p>
          </table:table-cell>
          <table:table-cell office:value-type="string">
            <text:p>Nasal </text:p>
          </table:table-cell>
          <table:table-cell office:value-type="string">
            <text:p>C38284 </text:p>
          </table:table-cell>
          <table:table-cell office:value-type="string">
            <text:p>V</text:p>
          </table:table-cell>
          <table:table-cell table:formula="of:=[.G$1]&amp;&quot; (dqa_code_master_id_sequence.NEXTVAL, &quot;&amp;[.A34]&amp;&quot;, '&quot;&amp;[.C34]&amp;&quot;', '&quot;&amp;[.D34]&amp;&quot;', '&quot;&amp;[.E34]&amp;&quot;', '&quot;&amp;[.F34]&amp;&quot;');&quot;" office:value-type="string" office:string-value="INSERT INTO dqa_code_master(code_master_id, table_id, code_value, code_label, use_value, code_status) VALUES  (dqa_code_master_id_sequence.NEXTVAL, 4, 'C38284', 'Nasal ', 'C38284 ', 'V');">
            <text:p>INSERT INTO dqa_code_master(code_master_id, table_id, code_value, code_label, use_value, code_status) VALUES <text:s/>(dqa_code_master_id_sequence.NEXTVAL, 4, 'C38284', 'Nasal ', 'C38284 ', 'V');</text:p>
          </table:table-cell>
          <table:table-cell table:formula="of:=[.H$1]&amp;&quot; (&quot;&amp;[.A34]&amp;&quot;, '&quot;&amp;[.C34]&amp;&quot;', '&quot;&amp;[.D34]&amp;&quot;', '&quot;&amp;[.E34]&amp;&quot;', '&quot;&amp;[.F34]&amp;&quot;');&quot;" office:value-type="string" office:string-value="INSERT INTO dqa_code_master(table_id, code_value, code_label, use_value, code_status) VALUES  (4, 'C38284', 'Nasal ', 'C38284 ', 'V');">
            <text:p>INSERT INTO dqa_code_master(table_id, code_value, code_label, use_value, code_status) VALUES <text:s/>(4, 'C38284', 'Nasal ', 'C38284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276</text:p>
          </table:table-cell>
          <table:table-cell office:value-type="string">
            <text:p>Intravenous </text:p>
          </table:table-cell>
          <table:table-cell office:value-type="string">
            <text:p>C38276 </text:p>
          </table:table-cell>
          <table:table-cell office:value-type="string">
            <text:p>V</text:p>
          </table:table-cell>
          <table:table-cell table:formula="of:=[.G$1]&amp;&quot; (dqa_code_master_id_sequence.NEXTVAL, &quot;&amp;[.A35]&amp;&quot;, '&quot;&amp;[.C35]&amp;&quot;', '&quot;&amp;[.D35]&amp;&quot;', '&quot;&amp;[.E35]&amp;&quot;', '&quot;&amp;[.F35]&amp;&quot;');&quot;" office:value-type="string" office:string-value="INSERT INTO dqa_code_master(code_master_id, table_id, code_value, code_label, use_value, code_status) VALUES  (dqa_code_master_id_sequence.NEXTVAL, 4, 'C38276', 'Intravenous ', 'C38276 ', 'V');">
            <text:p>INSERT INTO dqa_code_master(code_master_id, table_id, code_value, code_label, use_value, code_status) VALUES <text:s/>(dqa_code_master_id_sequence.NEXTVAL, 4, 'C38276', 'Intravenous ', 'C38276 ', 'V');</text:p>
          </table:table-cell>
          <table:table-cell table:formula="of:=[.H$1]&amp;&quot; (&quot;&amp;[.A35]&amp;&quot;, '&quot;&amp;[.C35]&amp;&quot;', '&quot;&amp;[.D35]&amp;&quot;', '&quot;&amp;[.E35]&amp;&quot;', '&quot;&amp;[.F35]&amp;&quot;');&quot;" office:value-type="string" office:string-value="INSERT INTO dqa_code_master(table_id, code_value, code_label, use_value, code_status) VALUES  (4, 'C38276', 'Intravenous ', 'C38276 ', 'V');">
            <text:p>INSERT INTO dqa_code_master(table_id, code_value, code_label, use_value, code_status) VALUES <text:s/>(4, 'C38276', 'Intravenous ', 'C38276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288</text:p>
          </table:table-cell>
          <table:table-cell office:value-type="string">
            <text:p>Oral </text:p>
          </table:table-cell>
          <table:table-cell office:value-type="string">
            <text:p>C38288 </text:p>
          </table:table-cell>
          <table:table-cell office:value-type="string">
            <text:p>V</text:p>
          </table:table-cell>
          <table:table-cell table:formula="of:=[.G$1]&amp;&quot; (dqa_code_master_id_sequence.NEXTVAL, &quot;&amp;[.A36]&amp;&quot;, '&quot;&amp;[.C36]&amp;&quot;', '&quot;&amp;[.D36]&amp;&quot;', '&quot;&amp;[.E36]&amp;&quot;', '&quot;&amp;[.F36]&amp;&quot;');&quot;" office:value-type="string" office:string-value="INSERT INTO dqa_code_master(code_master_id, table_id, code_value, code_label, use_value, code_status) VALUES  (dqa_code_master_id_sequence.NEXTVAL, 4, 'C38288', 'Oral ', 'C38288 ', 'V');">
            <text:p>INSERT INTO dqa_code_master(code_master_id, table_id, code_value, code_label, use_value, code_status) VALUES <text:s/>(dqa_code_master_id_sequence.NEXTVAL, 4, 'C38288', 'Oral ', 'C38288 ', 'V');</text:p>
          </table:table-cell>
          <table:table-cell table:formula="of:=[.H$1]&amp;&quot; (&quot;&amp;[.A36]&amp;&quot;, '&quot;&amp;[.C36]&amp;&quot;', '&quot;&amp;[.D36]&amp;&quot;', '&quot;&amp;[.E36]&amp;&quot;', '&quot;&amp;[.F36]&amp;&quot;');&quot;" office:value-type="string" office:string-value="INSERT INTO dqa_code_master(table_id, code_value, code_label, use_value, code_status) VALUES  (4, 'C38288', 'Oral ', 'C38288 ', 'V');">
            <text:p>INSERT INTO dqa_code_master(table_id, code_value, code_label, use_value, code_status) VALUES <text:s/>(4, 'C38288', 'Oral ', 'C38288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676</text:p>
          </table:table-cell>
          <table:table-cell office:value-type="string">
            <text:p>Percutaneous </text:p>
          </table:table-cell>
          <table:table-cell office:value-type="string">
            <text:p>C38676 </text:p>
          </table:table-cell>
          <table:table-cell office:value-type="string">
            <text:p>V</text:p>
          </table:table-cell>
          <table:table-cell table:formula="of:=[.G$1]&amp;&quot; (dqa_code_master_id_sequence.NEXTVAL, &quot;&amp;[.A37]&amp;&quot;, '&quot;&amp;[.C37]&amp;&quot;', '&quot;&amp;[.D37]&amp;&quot;', '&quot;&amp;[.E37]&amp;&quot;', '&quot;&amp;[.F37]&amp;&quot;');&quot;" office:value-type="string" office:string-value="INSERT INTO dqa_code_master(code_master_id, table_id, code_value, code_label, use_value, code_status) VALUES  (dqa_code_master_id_sequence.NEXTVAL, 4, 'C38676', 'Percutaneous ', 'C38676 ', 'V');">
            <text:p>INSERT INTO dqa_code_master(code_master_id, table_id, code_value, code_label, use_value, code_status) VALUES <text:s/>(dqa_code_master_id_sequence.NEXTVAL, 4, 'C38676', 'Percutaneous ', 'C38676 ', 'V');</text:p>
          </table:table-cell>
          <table:table-cell table:formula="of:=[.H$1]&amp;&quot; (&quot;&amp;[.A37]&amp;&quot;, '&quot;&amp;[.C37]&amp;&quot;', '&quot;&amp;[.D37]&amp;&quot;', '&quot;&amp;[.E37]&amp;&quot;', '&quot;&amp;[.F37]&amp;&quot;');&quot;" office:value-type="string" office:string-value="INSERT INTO dqa_code_master(table_id, code_value, code_label, use_value, code_status) VALUES  (4, 'C38676', 'Percutaneous ', 'C38676 ', 'V');">
            <text:p>INSERT INTO dqa_code_master(table_id, code_value, code_label, use_value, code_status) VALUES <text:s/>(4, 'C38676', 'Percutaneous ', 'C38676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299</text:p>
          </table:table-cell>
          <table:table-cell office:value-type="string">
            <text:p>Subcutaneous </text:p>
          </table:table-cell>
          <table:table-cell office:value-type="string">
            <text:p>C38299 </text:p>
          </table:table-cell>
          <table:table-cell office:value-type="string">
            <text:p>V</text:p>
          </table:table-cell>
          <table:table-cell table:formula="of:=[.G$1]&amp;&quot; (dqa_code_master_id_sequence.NEXTVAL, &quot;&amp;[.A38]&amp;&quot;, '&quot;&amp;[.C38]&amp;&quot;', '&quot;&amp;[.D38]&amp;&quot;', '&quot;&amp;[.E38]&amp;&quot;', '&quot;&amp;[.F38]&amp;&quot;');&quot;" office:value-type="string" office:string-value="INSERT INTO dqa_code_master(code_master_id, table_id, code_value, code_label, use_value, code_status) VALUES  (dqa_code_master_id_sequence.NEXTVAL, 4, 'C38299', 'Subcutaneous ', 'C38299 ', 'V');">
            <text:p>INSERT INTO dqa_code_master(code_master_id, table_id, code_value, code_label, use_value, code_status) VALUES <text:s/>(dqa_code_master_id_sequence.NEXTVAL, 4, 'C38299', 'Subcutaneous ', 'C38299 ', 'V');</text:p>
          </table:table-cell>
          <table:table-cell table:formula="of:=[.H$1]&amp;&quot; (&quot;&amp;[.A38]&amp;&quot;, '&quot;&amp;[.C38]&amp;&quot;', '&quot;&amp;[.D38]&amp;&quot;', '&quot;&amp;[.E38]&amp;&quot;', '&quot;&amp;[.F38]&amp;&quot;');&quot;" office:value-type="string" office:string-value="INSERT INTO dqa_code_master(table_id, code_value, code_label, use_value, code_status) VALUES  (4, 'C38299', 'Subcutaneous ', 'C38299 ', 'V');">
            <text:p>INSERT INTO dqa_code_master(table_id, code_value, code_label, use_value, code_status) VALUES <text:s/>(4, 'C38299', 'Subcutaneous ', 'C38299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4">
            <text:p>4</text:p>
          </table:table-cell>
          <table:table-cell office:value-type="string">
            <text:p>Body Route</text:p>
          </table:table-cell>
          <table:table-cell office:value-type="string">
            <text:p>C38305</text:p>
          </table:table-cell>
          <table:table-cell office:value-type="string">
            <text:p>Transdermal </text:p>
          </table:table-cell>
          <table:table-cell office:value-type="string">
            <text:p>C38305 </text:p>
          </table:table-cell>
          <table:table-cell office:value-type="string">
            <text:p>V</text:p>
          </table:table-cell>
          <table:table-cell table:formula="of:=[.G$1]&amp;&quot; (dqa_code_master_id_sequence.NEXTVAL, &quot;&amp;[.A39]&amp;&quot;, '&quot;&amp;[.C39]&amp;&quot;', '&quot;&amp;[.D39]&amp;&quot;', '&quot;&amp;[.E39]&amp;&quot;', '&quot;&amp;[.F39]&amp;&quot;');&quot;" office:value-type="string" office:string-value="INSERT INTO dqa_code_master(code_master_id, table_id, code_value, code_label, use_value, code_status) VALUES  (dqa_code_master_id_sequence.NEXTVAL, 4, 'C38305', 'Transdermal ', 'C38305 ', 'V');">
            <text:p>INSERT INTO dqa_code_master(code_master_id, table_id, code_value, code_label, use_value, code_status) VALUES <text:s/>(dqa_code_master_id_sequence.NEXTVAL, 4, 'C38305', 'Transdermal ', 'C38305 ', 'V');</text:p>
          </table:table-cell>
          <table:table-cell table:formula="of:=[.H$1]&amp;&quot; (&quot;&amp;[.A39]&amp;&quot;, '&quot;&amp;[.C39]&amp;&quot;', '&quot;&amp;[.D39]&amp;&quot;', '&quot;&amp;[.E39]&amp;&quot;', '&quot;&amp;[.F39]&amp;&quot;');&quot;" office:value-type="string" office:string-value="INSERT INTO dqa_code_master(table_id, code_value, code_label, use_value, code_status) VALUES  (4, 'C38305', 'Transdermal ', 'C38305 ', 'V');">
            <text:p>INSERT INTO dqa_code_master(table_id, code_value, code_label, use_value, code_status) VALUES <text:s/>(4, 'C38305', 'Transdermal ', 'C38305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T</text:p>
          </table:table-cell>
          <table:table-cell office:value-type="string">
            <text:p>Left Thigh </text:p>
          </table:table-cell>
          <table:table-cell office:value-type="string">
            <text:p>LT </text:p>
          </table:table-cell>
          <table:table-cell office:value-type="string">
            <text:p>V</text:p>
          </table:table-cell>
          <table:table-cell table:formula="of:=[.G$1]&amp;&quot; (dqa_code_master_id_sequence.NEXTVAL, &quot;&amp;[.A40]&amp;&quot;, '&quot;&amp;[.C40]&amp;&quot;', '&quot;&amp;[.D40]&amp;&quot;', '&quot;&amp;[.E40]&amp;&quot;', '&quot;&amp;[.F40]&amp;&quot;');&quot;" office:value-type="string" office:string-value="INSERT INTO dqa_code_master(code_master_id, table_id, code_value, code_label, use_value, code_status) VALUES  (dqa_code_master_id_sequence.NEXTVAL, 5, 'LT', 'Left Thigh ', 'LT ', 'V');">
            <text:p>INSERT INTO dqa_code_master(code_master_id, table_id, code_value, code_label, use_value, code_status) VALUES <text:s/>(dqa_code_master_id_sequence.NEXTVAL, 5, 'LT', 'Left Thigh ', 'LT ', 'V');</text:p>
          </table:table-cell>
          <table:table-cell table:formula="of:=[.H$1]&amp;&quot; (&quot;&amp;[.A40]&amp;&quot;, '&quot;&amp;[.C40]&amp;&quot;', '&quot;&amp;[.D40]&amp;&quot;', '&quot;&amp;[.E40]&amp;&quot;', '&quot;&amp;[.F40]&amp;&quot;');&quot;" office:value-type="string" office:string-value="INSERT INTO dqa_code_master(table_id, code_value, code_label, use_value, code_status) VALUES  (5, 'LT', 'Left Thigh ', 'LT ', 'V');">
            <text:p>INSERT INTO dqa_code_master(table_id, code_value, code_label, use_value, code_status) VALUES <text:s/>(5, 'LT', 'Left Thigh ', 'LT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A</text:p>
          </table:table-cell>
          <table:table-cell office:value-type="string">
            <text:p>Left Upper Arm </text:p>
          </table:table-cell>
          <table:table-cell office:value-type="string">
            <text:p>LA </text:p>
          </table:table-cell>
          <table:table-cell office:value-type="string">
            <text:p>V</text:p>
          </table:table-cell>
          <table:table-cell table:formula="of:=[.G$1]&amp;&quot; (dqa_code_master_id_sequence.NEXTVAL, &quot;&amp;[.A41]&amp;&quot;, '&quot;&amp;[.C41]&amp;&quot;', '&quot;&amp;[.D41]&amp;&quot;', '&quot;&amp;[.E41]&amp;&quot;', '&quot;&amp;[.F41]&amp;&quot;');&quot;" office:value-type="string" office:string-value="INSERT INTO dqa_code_master(code_master_id, table_id, code_value, code_label, use_value, code_status) VALUES  (dqa_code_master_id_sequence.NEXTVAL, 5, 'LA', 'Left Upper Arm ', 'LA ', 'V');">
            <text:p>INSERT INTO dqa_code_master(code_master_id, table_id, code_value, code_label, use_value, code_status) VALUES <text:s/>(dqa_code_master_id_sequence.NEXTVAL, 5, 'LA', 'Left Upper Arm ', 'LA ', 'V');</text:p>
          </table:table-cell>
          <table:table-cell table:formula="of:=[.H$1]&amp;&quot; (&quot;&amp;[.A41]&amp;&quot;, '&quot;&amp;[.C41]&amp;&quot;', '&quot;&amp;[.D41]&amp;&quot;', '&quot;&amp;[.E41]&amp;&quot;', '&quot;&amp;[.F41]&amp;&quot;');&quot;" office:value-type="string" office:string-value="INSERT INTO dqa_code_master(table_id, code_value, code_label, use_value, code_status) VALUES  (5, 'LA', 'Left Upper Arm ', 'LA ', 'V');">
            <text:p>INSERT INTO dqa_code_master(table_id, code_value, code_label, use_value, code_status) VALUES <text:s/>(5, 'LA', 'Left Upper Arm ', 'L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D</text:p>
          </table:table-cell>
          <table:table-cell office:value-type="string">
            <text:p>Left Deltoid </text:p>
          </table:table-cell>
          <table:table-cell office:value-type="string">
            <text:p>LD </text:p>
          </table:table-cell>
          <table:table-cell office:value-type="string">
            <text:p>V</text:p>
          </table:table-cell>
          <table:table-cell table:formula="of:=[.G$1]&amp;&quot; (dqa_code_master_id_sequence.NEXTVAL, &quot;&amp;[.A42]&amp;&quot;, '&quot;&amp;[.C42]&amp;&quot;', '&quot;&amp;[.D42]&amp;&quot;', '&quot;&amp;[.E42]&amp;&quot;', '&quot;&amp;[.F42]&amp;&quot;');&quot;" office:value-type="string" office:string-value="INSERT INTO dqa_code_master(code_master_id, table_id, code_value, code_label, use_value, code_status) VALUES  (dqa_code_master_id_sequence.NEXTVAL, 5, 'LD', 'Left Deltoid ', 'LD ', 'V');">
            <text:p>INSERT INTO dqa_code_master(code_master_id, table_id, code_value, code_label, use_value, code_status) VALUES <text:s/>(dqa_code_master_id_sequence.NEXTVAL, 5, 'LD', 'Left Deltoid ', 'LD ', 'V');</text:p>
          </table:table-cell>
          <table:table-cell table:formula="of:=[.H$1]&amp;&quot; (&quot;&amp;[.A42]&amp;&quot;, '&quot;&amp;[.C42]&amp;&quot;', '&quot;&amp;[.D42]&amp;&quot;', '&quot;&amp;[.E42]&amp;&quot;', '&quot;&amp;[.F42]&amp;&quot;');&quot;" office:value-type="string" office:string-value="INSERT INTO dqa_code_master(table_id, code_value, code_label, use_value, code_status) VALUES  (5, 'LD', 'Left Deltoid ', 'LD ', 'V');">
            <text:p>INSERT INTO dqa_code_master(table_id, code_value, code_label, use_value, code_status) VALUES <text:s/>(5, 'LD', 'Left Deltoid ', 'LD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G</text:p>
          </table:table-cell>
          <table:table-cell office:value-type="string">
            <text:p>Left Gluteous Medius </text:p>
          </table:table-cell>
          <table:table-cell office:value-type="string">
            <text:p>LG </text:p>
          </table:table-cell>
          <table:table-cell office:value-type="string">
            <text:p>V</text:p>
          </table:table-cell>
          <table:table-cell table:formula="of:=[.G$1]&amp;&quot; (dqa_code_master_id_sequence.NEXTVAL, &quot;&amp;[.A43]&amp;&quot;, '&quot;&amp;[.C43]&amp;&quot;', '&quot;&amp;[.D43]&amp;&quot;', '&quot;&amp;[.E43]&amp;&quot;', '&quot;&amp;[.F43]&amp;&quot;');&quot;" office:value-type="string" office:string-value="INSERT INTO dqa_code_master(code_master_id, table_id, code_value, code_label, use_value, code_status) VALUES  (dqa_code_master_id_sequence.NEXTVAL, 5, 'LG', 'Left Gluteous Medius ', 'LG ', 'V');">
            <text:p>INSERT INTO dqa_code_master(code_master_id, table_id, code_value, code_label, use_value, code_status) VALUES <text:s/>(dqa_code_master_id_sequence.NEXTVAL, 5, 'LG', 'Left Gluteous Medius ', 'LG ', 'V');</text:p>
          </table:table-cell>
          <table:table-cell table:formula="of:=[.H$1]&amp;&quot; (&quot;&amp;[.A43]&amp;&quot;, '&quot;&amp;[.C43]&amp;&quot;', '&quot;&amp;[.D43]&amp;&quot;', '&quot;&amp;[.E43]&amp;&quot;', '&quot;&amp;[.F43]&amp;&quot;');&quot;" office:value-type="string" office:string-value="INSERT INTO dqa_code_master(table_id, code_value, code_label, use_value, code_status) VALUES  (5, 'LG', 'Left Gluteous Medius ', 'LG ', 'V');">
            <text:p>INSERT INTO dqa_code_master(table_id, code_value, code_label, use_value, code_status) VALUES <text:s/>(5, 'LG', 'Left Gluteous Medius ', 'LG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VL</text:p>
          </table:table-cell>
          <table:table-cell office:value-type="string">
            <text:p>Left Vastus Lateralis </text:p>
          </table:table-cell>
          <table:table-cell office:value-type="string">
            <text:p>LVL </text:p>
          </table:table-cell>
          <table:table-cell office:value-type="string">
            <text:p>V</text:p>
          </table:table-cell>
          <table:table-cell table:formula="of:=[.G$1]&amp;&quot; (dqa_code_master_id_sequence.NEXTVAL, &quot;&amp;[.A44]&amp;&quot;, '&quot;&amp;[.C44]&amp;&quot;', '&quot;&amp;[.D44]&amp;&quot;', '&quot;&amp;[.E44]&amp;&quot;', '&quot;&amp;[.F44]&amp;&quot;');&quot;" office:value-type="string" office:string-value="INSERT INTO dqa_code_master(code_master_id, table_id, code_value, code_label, use_value, code_status) VALUES  (dqa_code_master_id_sequence.NEXTVAL, 5, 'LVL', 'Left Vastus Lateralis ', 'LVL ', 'V');">
            <text:p>INSERT INTO dqa_code_master(code_master_id, table_id, code_value, code_label, use_value, code_status) VALUES <text:s/>(dqa_code_master_id_sequence.NEXTVAL, 5, 'LVL', 'Left Vastus Lateralis ', 'LVL ', 'V');</text:p>
          </table:table-cell>
          <table:table-cell table:formula="of:=[.H$1]&amp;&quot; (&quot;&amp;[.A44]&amp;&quot;, '&quot;&amp;[.C44]&amp;&quot;', '&quot;&amp;[.D44]&amp;&quot;', '&quot;&amp;[.E44]&amp;&quot;', '&quot;&amp;[.F44]&amp;&quot;');&quot;" office:value-type="string" office:string-value="INSERT INTO dqa_code_master(table_id, code_value, code_label, use_value, code_status) VALUES  (5, 'LVL', 'Left Vastus Lateralis ', 'LVL ', 'V');">
            <text:p>INSERT INTO dqa_code_master(table_id, code_value, code_label, use_value, code_status) VALUES <text:s/>(5, 'LVL', 'Left Vastus Lateralis ', 'LVL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LLFA</text:p>
          </table:table-cell>
          <table:table-cell office:value-type="string">
            <text:p>Left Lower Forearm </text:p>
          </table:table-cell>
          <table:table-cell office:value-type="string">
            <text:p>LLFA </text:p>
          </table:table-cell>
          <table:table-cell office:value-type="string">
            <text:p>V</text:p>
          </table:table-cell>
          <table:table-cell table:formula="of:=[.G$1]&amp;&quot; (dqa_code_master_id_sequence.NEXTVAL, &quot;&amp;[.A45]&amp;&quot;, '&quot;&amp;[.C45]&amp;&quot;', '&quot;&amp;[.D45]&amp;&quot;', '&quot;&amp;[.E45]&amp;&quot;', '&quot;&amp;[.F45]&amp;&quot;');&quot;" office:value-type="string" office:string-value="INSERT INTO dqa_code_master(code_master_id, table_id, code_value, code_label, use_value, code_status) VALUES  (dqa_code_master_id_sequence.NEXTVAL, 5, 'LLFA', 'Left Lower Forearm ', 'LLFA ', 'V');">
            <text:p>INSERT INTO dqa_code_master(code_master_id, table_id, code_value, code_label, use_value, code_status) VALUES <text:s/>(dqa_code_master_id_sequence.NEXTVAL, 5, 'LLFA', 'Left Lower Forearm ', 'LLFA ', 'V');</text:p>
          </table:table-cell>
          <table:table-cell table:formula="of:=[.H$1]&amp;&quot; (&quot;&amp;[.A45]&amp;&quot;, '&quot;&amp;[.C45]&amp;&quot;', '&quot;&amp;[.D45]&amp;&quot;', '&quot;&amp;[.E45]&amp;&quot;', '&quot;&amp;[.F45]&amp;&quot;');&quot;" office:value-type="string" office:string-value="INSERT INTO dqa_code_master(table_id, code_value, code_label, use_value, code_status) VALUES  (5, 'LLFA', 'Left Lower Forearm ', 'LLFA ', 'V');">
            <text:p>INSERT INTO dqa_code_master(table_id, code_value, code_label, use_value, code_status) VALUES <text:s/>(5, 'LLFA', 'Left Lower Forearm ', 'LLF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A</text:p>
          </table:table-cell>
          <table:table-cell office:value-type="string">
            <text:p>Right Upper Arm </text:p>
          </table:table-cell>
          <table:table-cell office:value-type="string">
            <text:p>RA </text:p>
          </table:table-cell>
          <table:table-cell office:value-type="string">
            <text:p>V</text:p>
          </table:table-cell>
          <table:table-cell table:formula="of:=[.G$1]&amp;&quot; (dqa_code_master_id_sequence.NEXTVAL, &quot;&amp;[.A46]&amp;&quot;, '&quot;&amp;[.C46]&amp;&quot;', '&quot;&amp;[.D46]&amp;&quot;', '&quot;&amp;[.E46]&amp;&quot;', '&quot;&amp;[.F46]&amp;&quot;');&quot;" office:value-type="string" office:string-value="INSERT INTO dqa_code_master(code_master_id, table_id, code_value, code_label, use_value, code_status) VALUES  (dqa_code_master_id_sequence.NEXTVAL, 5, 'RA', 'Right Upper Arm ', 'RA ', 'V');">
            <text:p>INSERT INTO dqa_code_master(code_master_id, table_id, code_value, code_label, use_value, code_status) VALUES <text:s/>(dqa_code_master_id_sequence.NEXTVAL, 5, 'RA', 'Right Upper Arm ', 'RA ', 'V');</text:p>
          </table:table-cell>
          <table:table-cell table:formula="of:=[.H$1]&amp;&quot; (&quot;&amp;[.A46]&amp;&quot;, '&quot;&amp;[.C46]&amp;&quot;', '&quot;&amp;[.D46]&amp;&quot;', '&quot;&amp;[.E46]&amp;&quot;', '&quot;&amp;[.F46]&amp;&quot;');&quot;" office:value-type="string" office:string-value="INSERT INTO dqa_code_master(table_id, code_value, code_label, use_value, code_status) VALUES  (5, 'RA', 'Right Upper Arm ', 'RA ', 'V');">
            <text:p>INSERT INTO dqa_code_master(table_id, code_value, code_label, use_value, code_status) VALUES <text:s/>(5, 'RA', 'Right Upper Arm ', 'R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T</text:p>
          </table:table-cell>
          <table:table-cell office:value-type="string">
            <text:p>Right Thigh </text:p>
          </table:table-cell>
          <table:table-cell office:value-type="string">
            <text:p>RT </text:p>
          </table:table-cell>
          <table:table-cell office:value-type="string">
            <text:p>V</text:p>
          </table:table-cell>
          <table:table-cell table:formula="of:=[.G$1]&amp;&quot; (dqa_code_master_id_sequence.NEXTVAL, &quot;&amp;[.A47]&amp;&quot;, '&quot;&amp;[.C47]&amp;&quot;', '&quot;&amp;[.D47]&amp;&quot;', '&quot;&amp;[.E47]&amp;&quot;', '&quot;&amp;[.F47]&amp;&quot;');&quot;" office:value-type="string" office:string-value="INSERT INTO dqa_code_master(code_master_id, table_id, code_value, code_label, use_value, code_status) VALUES  (dqa_code_master_id_sequence.NEXTVAL, 5, 'RT', 'Right Thigh ', 'RT ', 'V');">
            <text:p>INSERT INTO dqa_code_master(code_master_id, table_id, code_value, code_label, use_value, code_status) VALUES <text:s/>(dqa_code_master_id_sequence.NEXTVAL, 5, 'RT', 'Right Thigh ', 'RT ', 'V');</text:p>
          </table:table-cell>
          <table:table-cell table:formula="of:=[.H$1]&amp;&quot; (&quot;&amp;[.A47]&amp;&quot;, '&quot;&amp;[.C47]&amp;&quot;', '&quot;&amp;[.D47]&amp;&quot;', '&quot;&amp;[.E47]&amp;&quot;', '&quot;&amp;[.F47]&amp;&quot;');&quot;" office:value-type="string" office:string-value="INSERT INTO dqa_code_master(table_id, code_value, code_label, use_value, code_status) VALUES  (5, 'RT', 'Right Thigh ', 'RT ', 'V');">
            <text:p>INSERT INTO dqa_code_master(table_id, code_value, code_label, use_value, code_status) VALUES <text:s/>(5, 'RT', 'Right Thigh ', 'RT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VL</text:p>
          </table:table-cell>
          <table:table-cell office:value-type="string">
            <text:p>Right Vastus Lateralis </text:p>
          </table:table-cell>
          <table:table-cell office:value-type="string">
            <text:p>RVL </text:p>
          </table:table-cell>
          <table:table-cell office:value-type="string">
            <text:p>V</text:p>
          </table:table-cell>
          <table:table-cell table:formula="of:=[.G$1]&amp;&quot; (dqa_code_master_id_sequence.NEXTVAL, &quot;&amp;[.A48]&amp;&quot;, '&quot;&amp;[.C48]&amp;&quot;', '&quot;&amp;[.D48]&amp;&quot;', '&quot;&amp;[.E48]&amp;&quot;', '&quot;&amp;[.F48]&amp;&quot;');&quot;" office:value-type="string" office:string-value="INSERT INTO dqa_code_master(code_master_id, table_id, code_value, code_label, use_value, code_status) VALUES  (dqa_code_master_id_sequence.NEXTVAL, 5, 'RVL', 'Right Vastus Lateralis ', 'RVL ', 'V');">
            <text:p>INSERT INTO dqa_code_master(code_master_id, table_id, code_value, code_label, use_value, code_status) VALUES <text:s/>(dqa_code_master_id_sequence.NEXTVAL, 5, 'RVL', 'Right Vastus Lateralis ', 'RVL ', 'V');</text:p>
          </table:table-cell>
          <table:table-cell table:formula="of:=[.H$1]&amp;&quot; (&quot;&amp;[.A48]&amp;&quot;, '&quot;&amp;[.C48]&amp;&quot;', '&quot;&amp;[.D48]&amp;&quot;', '&quot;&amp;[.E48]&amp;&quot;', '&quot;&amp;[.F48]&amp;&quot;');&quot;" office:value-type="string" office:string-value="INSERT INTO dqa_code_master(table_id, code_value, code_label, use_value, code_status) VALUES  (5, 'RVL', 'Right Vastus Lateralis ', 'RVL ', 'V');">
            <text:p>INSERT INTO dqa_code_master(table_id, code_value, code_label, use_value, code_status) VALUES <text:s/>(5, 'RVL', 'Right Vastus Lateralis ', 'RVL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G</text:p>
          </table:table-cell>
          <table:table-cell office:value-type="string">
            <text:p>Right Gluteous Medius </text:p>
          </table:table-cell>
          <table:table-cell office:value-type="string">
            <text:p>RG </text:p>
          </table:table-cell>
          <table:table-cell office:value-type="string">
            <text:p>V</text:p>
          </table:table-cell>
          <table:table-cell table:formula="of:=[.G$1]&amp;&quot; (dqa_code_master_id_sequence.NEXTVAL, &quot;&amp;[.A49]&amp;&quot;, '&quot;&amp;[.C49]&amp;&quot;', '&quot;&amp;[.D49]&amp;&quot;', '&quot;&amp;[.E49]&amp;&quot;', '&quot;&amp;[.F49]&amp;&quot;');&quot;" office:value-type="string" office:string-value="INSERT INTO dqa_code_master(code_master_id, table_id, code_value, code_label, use_value, code_status) VALUES  (dqa_code_master_id_sequence.NEXTVAL, 5, 'RG', 'Right Gluteous Medius ', 'RG ', 'V');">
            <text:p>INSERT INTO dqa_code_master(code_master_id, table_id, code_value, code_label, use_value, code_status) VALUES <text:s/>(dqa_code_master_id_sequence.NEXTVAL, 5, 'RG', 'Right Gluteous Medius ', 'RG ', 'V');</text:p>
          </table:table-cell>
          <table:table-cell table:formula="of:=[.H$1]&amp;&quot; (&quot;&amp;[.A49]&amp;&quot;, '&quot;&amp;[.C49]&amp;&quot;', '&quot;&amp;[.D49]&amp;&quot;', '&quot;&amp;[.E49]&amp;&quot;', '&quot;&amp;[.F49]&amp;&quot;');&quot;" office:value-type="string" office:string-value="INSERT INTO dqa_code_master(table_id, code_value, code_label, use_value, code_status) VALUES  (5, 'RG', 'Right Gluteous Medius ', 'RG ', 'V');">
            <text:p>INSERT INTO dqa_code_master(table_id, code_value, code_label, use_value, code_status) VALUES <text:s/>(5, 'RG', 'Right Gluteous Medius ', 'RG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D</text:p>
          </table:table-cell>
          <table:table-cell office:value-type="string">
            <text:p>Right Deltoid </text:p>
          </table:table-cell>
          <table:table-cell office:value-type="string">
            <text:p>RD </text:p>
          </table:table-cell>
          <table:table-cell office:value-type="string">
            <text:p>V</text:p>
          </table:table-cell>
          <table:table-cell table:formula="of:=[.G$1]&amp;&quot; (dqa_code_master_id_sequence.NEXTVAL, &quot;&amp;[.A50]&amp;&quot;, '&quot;&amp;[.C50]&amp;&quot;', '&quot;&amp;[.D50]&amp;&quot;', '&quot;&amp;[.E50]&amp;&quot;', '&quot;&amp;[.F50]&amp;&quot;');&quot;" office:value-type="string" office:string-value="INSERT INTO dqa_code_master(code_master_id, table_id, code_value, code_label, use_value, code_status) VALUES  (dqa_code_master_id_sequence.NEXTVAL, 5, 'RD', 'Right Deltoid ', 'RD ', 'V');">
            <text:p>INSERT INTO dqa_code_master(code_master_id, table_id, code_value, code_label, use_value, code_status) VALUES <text:s/>(dqa_code_master_id_sequence.NEXTVAL, 5, 'RD', 'Right Deltoid ', 'RD ', 'V');</text:p>
          </table:table-cell>
          <table:table-cell table:formula="of:=[.H$1]&amp;&quot; (&quot;&amp;[.A50]&amp;&quot;, '&quot;&amp;[.C50]&amp;&quot;', '&quot;&amp;[.D50]&amp;&quot;', '&quot;&amp;[.E50]&amp;&quot;', '&quot;&amp;[.F50]&amp;&quot;');&quot;" office:value-type="string" office:string-value="INSERT INTO dqa_code_master(table_id, code_value, code_label, use_value, code_status) VALUES  (5, 'RD', 'Right Deltoid ', 'RD ', 'V');">
            <text:p>INSERT INTO dqa_code_master(table_id, code_value, code_label, use_value, code_status) VALUES <text:s/>(5, 'RD', 'Right Deltoid ', 'RD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Body Site</text:p>
          </table:table-cell>
          <table:table-cell office:value-type="string">
            <text:p>RLFA</text:p>
          </table:table-cell>
          <table:table-cell office:value-type="string">
            <text:p>Right Lower Forearm </text:p>
          </table:table-cell>
          <table:table-cell office:value-type="string">
            <text:p>RLFA </text:p>
          </table:table-cell>
          <table:table-cell office:value-type="string">
            <text:p>V</text:p>
          </table:table-cell>
          <table:table-cell table:formula="of:=[.G$1]&amp;&quot; (dqa_code_master_id_sequence.NEXTVAL, &quot;&amp;[.A51]&amp;&quot;, '&quot;&amp;[.C51]&amp;&quot;', '&quot;&amp;[.D51]&amp;&quot;', '&quot;&amp;[.E51]&amp;&quot;', '&quot;&amp;[.F51]&amp;&quot;');&quot;" office:value-type="string" office:string-value="INSERT INTO dqa_code_master(code_master_id, table_id, code_value, code_label, use_value, code_status) VALUES  (dqa_code_master_id_sequence.NEXTVAL, 5, 'RLFA', 'Right Lower Forearm ', 'RLFA ', 'V');">
            <text:p>INSERT INTO dqa_code_master(code_master_id, table_id, code_value, code_label, use_value, code_status) VALUES <text:s/>(dqa_code_master_id_sequence.NEXTVAL, 5, 'RLFA', 'Right Lower Forearm ', 'RLFA ', 'V');</text:p>
          </table:table-cell>
          <table:table-cell table:formula="of:=[.H$1]&amp;&quot; (&quot;&amp;[.A51]&amp;&quot;, '&quot;&amp;[.C51]&amp;&quot;', '&quot;&amp;[.D51]&amp;&quot;', '&quot;&amp;[.E51]&amp;&quot;', '&quot;&amp;[.F51]&amp;&quot;');&quot;" office:value-type="string" office:string-value="INSERT INTO dqa_code_master(table_id, code_value, code_label, use_value, code_status) VALUES  (5, 'RLFA', 'Right Lower Forearm ', 'RLFA ', 'V');">
            <text:p>INSERT INTO dqa_code_master(table_id, code_value, code_label, use_value, code_status) VALUES <text:s/>(5, 'RLFA', 'Right Lower Forearm ', 'RLF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V</text:p>
          </table:table-cell>
          <table:table-cell table:formula="of:=[.G$1]&amp;&quot; (dqa_code_master_id_sequence.NEXTVAL, &quot;&amp;[.A52]&amp;&quot;, '&quot;&amp;[.C52]&amp;&quot;', '&quot;&amp;[.D52]&amp;&quot;', '&quot;&amp;[.E52]&amp;&quot;', '&quot;&amp;[.F52]&amp;&quot;');&quot;" office:value-type="string" office:string-value="INSERT INTO dqa_code_master(code_master_id, table_id, code_value, code_label, use_value, code_status) VALUES  (dqa_code_master_id_sequence.NEXTVAL, 7, 'USA', 'United States', 'USA', 'V');">
            <text:p>INSERT INTO dqa_code_master(code_master_id, table_id, code_value, code_label, use_value, code_status) VALUES <text:s/>(dqa_code_master_id_sequence.NEXTVAL, 7, 'USA', 'United States', 'USA', 'V');</text:p>
          </table:table-cell>
          <table:table-cell table:formula="of:=[.H$1]&amp;&quot; (&quot;&amp;[.A52]&amp;&quot;, '&quot;&amp;[.C52]&amp;&quot;', '&quot;&amp;[.D52]&amp;&quot;', '&quot;&amp;[.E52]&amp;&quot;', '&quot;&amp;[.F52]&amp;&quot;');&quot;" office:value-type="string" office:string-value="INSERT INTO dqa_code_master(table_id, code_value, code_label, use_value, code_status) VALUES  (7, 'USA', 'United States', 'USA', 'V');">
            <text:p>INSERT INTO dqa_code_master(table_id, code_value, code_label, use_value, code_status) VALUES <text:s/>(7, 'USA', 'United States', 'US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D</text:p>
          </table:table-cell>
          <table:table-cell table:formula="of:=[.G$1]&amp;&quot; (dqa_code_master_id_sequence.NEXTVAL, &quot;&amp;[.A53]&amp;&quot;, '&quot;&amp;[.C53]&amp;&quot;', '&quot;&amp;[.D53]&amp;&quot;', '&quot;&amp;[.E53]&amp;&quot;', '&quot;&amp;[.F53]&amp;&quot;');&quot;" office:value-type="string" office:string-value="INSERT INTO dqa_code_master(code_master_id, table_id, code_value, code_label, use_value, code_status) VALUES  (dqa_code_master_id_sequence.NEXTVAL, 7, 'US', 'United States', 'USA', 'D');">
            <text:p>INSERT INTO dqa_code_master(code_master_id, table_id, code_value, code_label, use_value, code_status) VALUES <text:s/>(dqa_code_master_id_sequence.NEXTVAL, 7, 'US', 'United States', 'USA', 'D');</text:p>
          </table:table-cell>
          <table:table-cell table:formula="of:=[.H$1]&amp;&quot; (&quot;&amp;[.A53]&amp;&quot;, '&quot;&amp;[.C53]&amp;&quot;', '&quot;&amp;[.D53]&amp;&quot;', '&quot;&amp;[.E53]&amp;&quot;', '&quot;&amp;[.F53]&amp;&quot;');&quot;" office:value-type="string" office:string-value="INSERT INTO dqa_code_master(table_id, code_value, code_label, use_value, code_status) VALUES  (7, 'US', 'United States', 'USA', 'D');">
            <text:p>INSERT INTO dqa_code_master(table_id, code_value, code_label, use_value, code_status) VALUES <text:s/>(7, 'US', 'United States', 'USA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D</text:p>
          </table:table-cell>
          <table:table-cell table:formula="of:=[.G$1]&amp;&quot; (dqa_code_master_id_sequence.NEXTVAL, &quot;&amp;[.A54]&amp;&quot;, '&quot;&amp;[.C54]&amp;&quot;', '&quot;&amp;[.D54]&amp;&quot;', '&quot;&amp;[.E54]&amp;&quot;', '&quot;&amp;[.F54]&amp;&quot;');&quot;" office:value-type="string" office:string-value="INSERT INTO dqa_code_master(code_master_id, table_id, code_value, code_label, use_value, code_status) VALUES  (dqa_code_master_id_sequence.NEXTVAL, 7, 'MX', 'Mexico', 'MEX', 'D');">
            <text:p>INSERT INTO dqa_code_master(code_master_id, table_id, code_value, code_label, use_value, code_status) VALUES <text:s/>(dqa_code_master_id_sequence.NEXTVAL, 7, 'MX', 'Mexico', 'MEX', 'D');</text:p>
          </table:table-cell>
          <table:table-cell table:formula="of:=[.H$1]&amp;&quot; (&quot;&amp;[.A54]&amp;&quot;, '&quot;&amp;[.C54]&amp;&quot;', '&quot;&amp;[.D54]&amp;&quot;', '&quot;&amp;[.E54]&amp;&quot;', '&quot;&amp;[.F54]&amp;&quot;');&quot;" office:value-type="string" office:string-value="INSERT INTO dqa_code_master(table_id, code_value, code_label, use_value, code_status) VALUES  (7, 'MX', 'Mexico', 'MEX', 'D');">
            <text:p>INSERT INTO dqa_code_master(table_id, code_value, code_label, use_value, code_status) VALUES <text:s/>(7, 'MX', 'Mexico', 'MEX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D</text:p>
          </table:table-cell>
          <table:table-cell table:formula="of:=[.G$1]&amp;&quot; (dqa_code_master_id_sequence.NEXTVAL, &quot;&amp;[.A55]&amp;&quot;, '&quot;&amp;[.C55]&amp;&quot;', '&quot;&amp;[.D55]&amp;&quot;', '&quot;&amp;[.E55]&amp;&quot;', '&quot;&amp;[.F55]&amp;&quot;');&quot;" office:value-type="string" office:string-value="INSERT INTO dqa_code_master(code_master_id, table_id, code_value, code_label, use_value, code_status) VALUES  (dqa_code_master_id_sequence.NEXTVAL, 7, 'CA', 'Canada', 'CAN', 'D');">
            <text:p>INSERT INTO dqa_code_master(code_master_id, table_id, code_value, code_label, use_value, code_status) VALUES <text:s/>(dqa_code_master_id_sequence.NEXTVAL, 7, 'CA', 'Canada', 'CAN', 'D');</text:p>
          </table:table-cell>
          <table:table-cell table:formula="of:=[.H$1]&amp;&quot; (&quot;&amp;[.A55]&amp;&quot;, '&quot;&amp;[.C55]&amp;&quot;', '&quot;&amp;[.D55]&amp;&quot;', '&quot;&amp;[.E55]&amp;&quot;', '&quot;&amp;[.F55]&amp;&quot;');&quot;" office:value-type="string" office:string-value="INSERT INTO dqa_code_master(table_id, code_value, code_label, use_value, code_status) VALUES  (7, 'CA', 'Canada', 'CAN', 'D');">
            <text:p>INSERT INTO dqa_code_master(table_id, code_value, code_label, use_value, code_status) VALUES <text:s/>(7, 'CA', 'Canada', 'CAN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V</text:p>
          </table:table-cell>
          <table:table-cell table:formula="of:=[.G$1]&amp;&quot; (dqa_code_master_id_sequence.NEXTVAL, &quot;&amp;[.A56]&amp;&quot;, '&quot;&amp;[.C56]&amp;&quot;', '&quot;&amp;[.D56]&amp;&quot;', '&quot;&amp;[.E56]&amp;&quot;', '&quot;&amp;[.F56]&amp;&quot;');&quot;" office:value-type="string" office:string-value="INSERT INTO dqa_code_master(code_master_id, table_id, code_value, code_label, use_value, code_status) VALUES  (dqa_code_master_id_sequence.NEXTVAL, 7, 'MEX', 'Mexico', 'MEX', 'V');">
            <text:p>INSERT INTO dqa_code_master(code_master_id, table_id, code_value, code_label, use_value, code_status) VALUES <text:s/>(dqa_code_master_id_sequence.NEXTVAL, 7, 'MEX', 'Mexico', 'MEX', 'V');</text:p>
          </table:table-cell>
          <table:table-cell table:formula="of:=[.H$1]&amp;&quot; (&quot;&amp;[.A56]&amp;&quot;, '&quot;&amp;[.C56]&amp;&quot;', '&quot;&amp;[.D56]&amp;&quot;', '&quot;&amp;[.E56]&amp;&quot;', '&quot;&amp;[.F56]&amp;&quot;');&quot;" office:value-type="string" office:string-value="INSERT INTO dqa_code_master(table_id, code_value, code_label, use_value, code_status) VALUES  (7, 'MEX', 'Mexico', 'MEX', 'V');">
            <text:p>INSERT INTO dqa_code_master(table_id, code_value, code_label, use_value, code_status) VALUES <text:s/>(7, 'MEX', 'Mexico', 'MEX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Country</text:p>
          </table:table-cell>
          <table:table-cell office:value-type="string">
            <text:p>CAN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V</text:p>
          </table:table-cell>
          <table:table-cell table:formula="of:=[.G$1]&amp;&quot; (dqa_code_master_id_sequence.NEXTVAL, &quot;&amp;[.A57]&amp;&quot;, '&quot;&amp;[.C57]&amp;&quot;', '&quot;&amp;[.D57]&amp;&quot;', '&quot;&amp;[.E57]&amp;&quot;', '&quot;&amp;[.F57]&amp;&quot;');&quot;" office:value-type="string" office:string-value="INSERT INTO dqa_code_master(code_master_id, table_id, code_value, code_label, use_value, code_status) VALUES  (dqa_code_master_id_sequence.NEXTVAL, 7, 'CAN', 'Canada', 'CAN', 'V');">
            <text:p>INSERT INTO dqa_code_master(code_master_id, table_id, code_value, code_label, use_value, code_status) VALUES <text:s/>(dqa_code_master_id_sequence.NEXTVAL, 7, 'CAN', 'Canada', 'CAN', 'V');</text:p>
          </table:table-cell>
          <table:table-cell table:formula="of:=[.H$1]&amp;&quot; (&quot;&amp;[.A57]&amp;&quot;, '&quot;&amp;[.C57]&amp;&quot;', '&quot;&amp;[.D57]&amp;&quot;', '&quot;&amp;[.E57]&amp;&quot;', '&quot;&amp;[.F57]&amp;&quot;');&quot;" office:value-type="string" office:string-value="INSERT INTO dqa_code_master(table_id, code_value, code_label, use_value, code_status) VALUES  (7, 'CAN', 'Canada', 'CAN', 'V');">
            <text:p>INSERT INTO dqa_code_master(table_id, code_value, code_label, use_value, code_status) VALUES <text:s/>(7, 'CAN', 'Canada', 'CAN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0</text:p>
          </table:table-cell>
          <table:table-cell office:value-type="string">
            <text:p>New immunization record </text:p>
          </table:table-cell>
          <table:table-cell office:value-type="string">
            <text:p>00</text:p>
          </table:table-cell>
          <table:table-cell office:value-type="string">
            <text:p>V</text:p>
          </table:table-cell>
          <table:table-cell table:formula="of:=[.G$1]&amp;&quot; (dqa_code_master_id_sequence.NEXTVAL, &quot;&amp;[.A58]&amp;&quot;, '&quot;&amp;[.C58]&amp;&quot;', '&quot;&amp;[.D58]&amp;&quot;', '&quot;&amp;[.E58]&amp;&quot;', '&quot;&amp;[.F58]&amp;&quot;');&quot;" office:value-type="string" office:string-value="INSERT INTO dqa_code_master(code_master_id, table_id, code_value, code_label, use_value, code_status) VALUES  (dqa_code_master_id_sequence.NEXTVAL, 11, '00', 'New immunization record ', '00', 'V');">
            <text:p>INSERT INTO dqa_code_master(code_master_id, table_id, code_value, code_label, use_value, code_status) VALUES <text:s/>(dqa_code_master_id_sequence.NEXTVAL, 11, '00', 'New immunization record ', '00', 'V');</text:p>
          </table:table-cell>
          <table:table-cell table:formula="of:=[.H$1]&amp;&quot; (&quot;&amp;[.A58]&amp;&quot;, '&quot;&amp;[.C58]&amp;&quot;', '&quot;&amp;[.D58]&amp;&quot;', '&quot;&amp;[.E58]&amp;&quot;', '&quot;&amp;[.F58]&amp;&quot;');&quot;" office:value-type="string" office:string-value="INSERT INTO dqa_code_master(table_id, code_value, code_label, use_value, code_status) VALUES  (11, '00', 'New immunization record ', '00', 'V');">
            <text:p>INSERT INTO dqa_code_master(table_id, code_value, code_label, use_value, code_status) VALUES <text:s/>(11, '00', 'New immunization record ', '00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1</text:p>
          </table:table-cell>
          <table:table-cell office:value-type="string">
            <text:p>Historical information - source unspecified </text:p>
          </table:table-cell>
          <table:table-cell office:value-type="string">
            <text:p>01</text:p>
          </table:table-cell>
          <table:table-cell office:value-type="string">
            <text:p>V</text:p>
          </table:table-cell>
          <table:table-cell table:formula="of:=[.G$1]&amp;&quot; (dqa_code_master_id_sequence.NEXTVAL, &quot;&amp;[.A59]&amp;&quot;, '&quot;&amp;[.C59]&amp;&quot;', '&quot;&amp;[.D59]&amp;&quot;', '&quot;&amp;[.E59]&amp;&quot;', '&quot;&amp;[.F59]&amp;&quot;');&quot;" office:value-type="string" office:string-value="INSERT INTO dqa_code_master(code_master_id, table_id, code_value, code_label, use_value, code_status) VALUES  (dqa_code_master_id_sequence.NEXTVAL, 11, '01', 'Historical information - source unspecified ', '01', 'V');">
            <text:p>INSERT INTO dqa_code_master(code_master_id, table_id, code_value, code_label, use_value, code_status) VALUES <text:s/>(dqa_code_master_id_sequence.NEXTVAL, 11, '01', 'Historical information - source unspecified ', '01', 'V');</text:p>
          </table:table-cell>
          <table:table-cell table:formula="of:=[.H$1]&amp;&quot; (&quot;&amp;[.A59]&amp;&quot;, '&quot;&amp;[.C59]&amp;&quot;', '&quot;&amp;[.D59]&amp;&quot;', '&quot;&amp;[.E59]&amp;&quot;', '&quot;&amp;[.F59]&amp;&quot;');&quot;" office:value-type="string" office:string-value="INSERT INTO dqa_code_master(table_id, code_value, code_label, use_value, code_status) VALUES  (11, '01', 'Historical information - source unspecified ', '01', 'V');">
            <text:p>INSERT INTO dqa_code_master(table_id, code_value, code_label, use_value, code_status) VALUES <text:s/>(11, '01', 'Historical information - source unspecified ', '01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2</text:p>
          </table:table-cell>
          <table:table-cell office:value-type="string">
            <text:p>Historical information - from other provider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0]&amp;&quot;, '&quot;&amp;[.C60]&amp;&quot;', '&quot;&amp;[.D60]&amp;&quot;', '&quot;&amp;[.E60]&amp;&quot;', '&quot;&amp;[.F60]&amp;&quot;');&quot;" office:value-type="string" office:string-value="INSERT INTO dqa_code_master(code_master_id, table_id, code_value, code_label, use_value, code_status) VALUES  (dqa_code_master_id_sequence.NEXTVAL, 11, '02', 'Historical information - from other provider ', '01', 'D');">
            <text:p>INSERT INTO dqa_code_master(code_master_id, table_id, code_value, code_label, use_value, code_status) VALUES <text:s/>(dqa_code_master_id_sequence.NEXTVAL, 11, '02', 'Historical information - from other provider ', '01', 'D');</text:p>
          </table:table-cell>
          <table:table-cell table:formula="of:=[.H$1]&amp;&quot; (&quot;&amp;[.A60]&amp;&quot;, '&quot;&amp;[.C60]&amp;&quot;', '&quot;&amp;[.D60]&amp;&quot;', '&quot;&amp;[.E60]&amp;&quot;', '&quot;&amp;[.F60]&amp;&quot;');&quot;" office:value-type="string" office:string-value="INSERT INTO dqa_code_master(table_id, code_value, code_label, use_value, code_status) VALUES  (11, '02', 'Historical information - from other provider ', '01', 'D');">
            <text:p>INSERT INTO dqa_code_master(table_id, code_value, code_label, use_value, code_status) VALUES <text:s/>(11, '02', 'Historical information - from other provider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3</text:p>
          </table:table-cell>
          <table:table-cell office:value-type="string">
            <text:p>Historical information - from parents written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1]&amp;&quot;, '&quot;&amp;[.C61]&amp;&quot;', '&quot;&amp;[.D61]&amp;&quot;', '&quot;&amp;[.E61]&amp;&quot;', '&quot;&amp;[.F61]&amp;&quot;');&quot;" office:value-type="string" office:string-value="INSERT INTO dqa_code_master(code_master_id, table_id, code_value, code_label, use_value, code_status) VALUES  (dqa_code_master_id_sequence.NEXTVAL, 11, '03', 'Historical information - from parents written record ', '01', 'D');">
            <text:p>INSERT INTO dqa_code_master(code_master_id, table_id, code_value, code_label, use_value, code_status) VALUES <text:s/>(dqa_code_master_id_sequence.NEXTVAL, 11, '03', 'Historical information - from parents written record ', '01', 'D');</text:p>
          </table:table-cell>
          <table:table-cell table:formula="of:=[.H$1]&amp;&quot; (&quot;&amp;[.A61]&amp;&quot;, '&quot;&amp;[.C61]&amp;&quot;', '&quot;&amp;[.D61]&amp;&quot;', '&quot;&amp;[.E61]&amp;&quot;', '&quot;&amp;[.F61]&amp;&quot;');&quot;" office:value-type="string" office:string-value="INSERT INTO dqa_code_master(table_id, code_value, code_label, use_value, code_status) VALUES  (11, '03', 'Historical information - from parents written record ', '01', 'D');">
            <text:p>INSERT INTO dqa_code_master(table_id, code_value, code_label, use_value, code_status) VALUES <text:s/>(11, '03', 'Historical information - from parents written record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4</text:p>
          </table:table-cell>
          <table:table-cell office:value-type="string">
            <text:p>Historical information - from parents recall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2]&amp;&quot;, '&quot;&amp;[.C62]&amp;&quot;', '&quot;&amp;[.D62]&amp;&quot;', '&quot;&amp;[.E62]&amp;&quot;', '&quot;&amp;[.F62]&amp;&quot;');&quot;" office:value-type="string" office:string-value="INSERT INTO dqa_code_master(code_master_id, table_id, code_value, code_label, use_value, code_status) VALUES  (dqa_code_master_id_sequence.NEXTVAL, 11, '04', 'Historical information - from parents recall ', '01', 'D');">
            <text:p>INSERT INTO dqa_code_master(code_master_id, table_id, code_value, code_label, use_value, code_status) VALUES <text:s/>(dqa_code_master_id_sequence.NEXTVAL, 11, '04', 'Historical information - from parents recall ', '01', 'D');</text:p>
          </table:table-cell>
          <table:table-cell table:formula="of:=[.H$1]&amp;&quot; (&quot;&amp;[.A62]&amp;&quot;, '&quot;&amp;[.C62]&amp;&quot;', '&quot;&amp;[.D62]&amp;&quot;', '&quot;&amp;[.E62]&amp;&quot;', '&quot;&amp;[.F62]&amp;&quot;');&quot;" office:value-type="string" office:string-value="INSERT INTO dqa_code_master(table_id, code_value, code_label, use_value, code_status) VALUES  (11, '04', 'Historical information - from parents recall ', '01', 'D');">
            <text:p>INSERT INTO dqa_code_master(table_id, code_value, code_label, use_value, code_status) VALUES <text:s/>(11, '04', 'Historical information - from parents recall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5</text:p>
          </table:table-cell>
          <table:table-cell office:value-type="string">
            <text:p>Historical information - from other registr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3]&amp;&quot;, '&quot;&amp;[.C63]&amp;&quot;', '&quot;&amp;[.D63]&amp;&quot;', '&quot;&amp;[.E63]&amp;&quot;', '&quot;&amp;[.F63]&amp;&quot;');&quot;" office:value-type="string" office:string-value="INSERT INTO dqa_code_master(code_master_id, table_id, code_value, code_label, use_value, code_status) VALUES  (dqa_code_master_id_sequence.NEXTVAL, 11, '05', 'Historical information - from other registry ', '01', 'D');">
            <text:p>INSERT INTO dqa_code_master(code_master_id, table_id, code_value, code_label, use_value, code_status) VALUES <text:s/>(dqa_code_master_id_sequence.NEXTVAL, 11, '05', 'Historical information - from other registry ', '01', 'D');</text:p>
          </table:table-cell>
          <table:table-cell table:formula="of:=[.H$1]&amp;&quot; (&quot;&amp;[.A63]&amp;&quot;, '&quot;&amp;[.C63]&amp;&quot;', '&quot;&amp;[.D63]&amp;&quot;', '&quot;&amp;[.E63]&amp;&quot;', '&quot;&amp;[.F63]&amp;&quot;');&quot;" office:value-type="string" office:string-value="INSERT INTO dqa_code_master(table_id, code_value, code_label, use_value, code_status) VALUES  (11, '05', 'Historical information - from other registry ', '01', 'D');">
            <text:p>INSERT INTO dqa_code_master(table_id, code_value, code_label, use_value, code_status) VALUES <text:s/>(11, '05', 'Historical information - from other registry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6</text:p>
          </table:table-cell>
          <table:table-cell office:value-type="string">
            <text:p>Historical information - from birth certificate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4]&amp;&quot;, '&quot;&amp;[.C64]&amp;&quot;', '&quot;&amp;[.D64]&amp;&quot;', '&quot;&amp;[.E64]&amp;&quot;', '&quot;&amp;[.F64]&amp;&quot;');&quot;" office:value-type="string" office:string-value="INSERT INTO dqa_code_master(code_master_id, table_id, code_value, code_label, use_value, code_status) VALUES  (dqa_code_master_id_sequence.NEXTVAL, 11, '06', 'Historical information - from birth certificate ', '01', 'D');">
            <text:p>INSERT INTO dqa_code_master(code_master_id, table_id, code_value, code_label, use_value, code_status) VALUES <text:s/>(dqa_code_master_id_sequence.NEXTVAL, 11, '06', 'Historical information - from birth certificate ', '01', 'D');</text:p>
          </table:table-cell>
          <table:table-cell table:formula="of:=[.H$1]&amp;&quot; (&quot;&amp;[.A64]&amp;&quot;, '&quot;&amp;[.C64]&amp;&quot;', '&quot;&amp;[.D64]&amp;&quot;', '&quot;&amp;[.E64]&amp;&quot;', '&quot;&amp;[.F64]&amp;&quot;');&quot;" office:value-type="string" office:string-value="INSERT INTO dqa_code_master(table_id, code_value, code_label, use_value, code_status) VALUES  (11, '06', 'Historical information - from birth certificate ', '01', 'D');">
            <text:p>INSERT INTO dqa_code_master(table_id, code_value, code_label, use_value, code_status) VALUES <text:s/>(11, '06', 'Historical information - from birth certificate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7</text:p>
          </table:table-cell>
          <table:table-cell office:value-type="string">
            <text:p>Historical information - from school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5]&amp;&quot;, '&quot;&amp;[.C65]&amp;&quot;', '&quot;&amp;[.D65]&amp;&quot;', '&quot;&amp;[.E65]&amp;&quot;', '&quot;&amp;[.F65]&amp;&quot;');&quot;" office:value-type="string" office:string-value="INSERT INTO dqa_code_master(code_master_id, table_id, code_value, code_label, use_value, code_status) VALUES  (dqa_code_master_id_sequence.NEXTVAL, 11, '07', 'Historical information - from school record ', '01', 'D');">
            <text:p>INSERT INTO dqa_code_master(code_master_id, table_id, code_value, code_label, use_value, code_status) VALUES <text:s/>(dqa_code_master_id_sequence.NEXTVAL, 11, '07', 'Historical information - from school record ', '01', 'D');</text:p>
          </table:table-cell>
          <table:table-cell table:formula="of:=[.H$1]&amp;&quot; (&quot;&amp;[.A65]&amp;&quot;, '&quot;&amp;[.C65]&amp;&quot;', '&quot;&amp;[.D65]&amp;&quot;', '&quot;&amp;[.E65]&amp;&quot;', '&quot;&amp;[.F65]&amp;&quot;');&quot;" office:value-type="string" office:string-value="INSERT INTO dqa_code_master(table_id, code_value, code_label, use_value, code_status) VALUES  (11, '07', 'Historical information - from school record ', '01', 'D');">
            <text:p>INSERT INTO dqa_code_master(table_id, code_value, code_label, use_value, code_status) VALUES <text:s/>(11, '07', 'Historical information - from school record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1">
            <text:p>11</text:p>
          </table:table-cell>
          <table:table-cell office:value-type="string">
            <text:p>Info Source</text:p>
          </table:table-cell>
          <table:table-cell office:value-type="string">
            <text:p>08</text:p>
          </table:table-cell>
          <table:table-cell office:value-type="string">
            <text:p>Historical information - from public agenc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[.A66]&amp;&quot;, '&quot;&amp;[.C66]&amp;&quot;', '&quot;&amp;[.D66]&amp;&quot;', '&quot;&amp;[.E66]&amp;&quot;', '&quot;&amp;[.F66]&amp;&quot;');&quot;" office:value-type="string" office:string-value="INSERT INTO dqa_code_master(code_master_id, table_id, code_value, code_label, use_value, code_status) VALUES  (dqa_code_master_id_sequence.NEXTVAL, 11, '08', 'Historical information - from public agency ', '01', 'D');">
            <text:p>INSERT INTO dqa_code_master(code_master_id, table_id, code_value, code_label, use_value, code_status) VALUES <text:s/>(dqa_code_master_id_sequence.NEXTVAL, 11, '08', 'Historical information - from public agency ', '01', 'D');</text:p>
          </table:table-cell>
          <table:table-cell table:formula="of:=[.H$1]&amp;&quot; (&quot;&amp;[.A66]&amp;&quot;, '&quot;&amp;[.C66]&amp;&quot;', '&quot;&amp;[.D66]&amp;&quot;', '&quot;&amp;[.E66]&amp;&quot;', '&quot;&amp;[.F66]&amp;&quot;');&quot;" office:value-type="string" office:string-value="INSERT INTO dqa_code_master(table_id, code_value, code_label, use_value, code_status) VALUES  (11, '08', 'Historical information - from public agency ', '01', 'D');">
            <text:p>INSERT INTO dqa_code_master(table_id, code_value, code_label, use_value, code_status) VALUES <text:s/>(11, '08', 'Historical information - from public agency ', '01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ara</text:p>
          </table:table-cell>
          <table:table-cell office:value-type="string">
            <text:p>Arabic </text:p>
          </table:table-cell>
          <table:table-cell office:value-type="string">
            <text:p>ara </text:p>
          </table:table-cell>
          <table:table-cell office:value-type="string">
            <text:p>V</text:p>
          </table:table-cell>
          <table:table-cell table:formula="of:=[.G$1]&amp;&quot; (dqa_code_master_id_sequence.NEXTVAL, &quot;&amp;[.A67]&amp;&quot;, '&quot;&amp;[.C67]&amp;&quot;', '&quot;&amp;[.D67]&amp;&quot;', '&quot;&amp;[.E67]&amp;&quot;', '&quot;&amp;[.F67]&amp;&quot;');&quot;" office:value-type="string" office:string-value="INSERT INTO dqa_code_master(code_master_id, table_id, code_value, code_label, use_value, code_status) VALUES  (dqa_code_master_id_sequence.NEXTVAL, 12, 'ara', 'Arabic ', 'ara ', 'V');">
            <text:p>INSERT INTO dqa_code_master(code_master_id, table_id, code_value, code_label, use_value, code_status) VALUES <text:s/>(dqa_code_master_id_sequence.NEXTVAL, 12, 'ara', 'Arabic ', 'ara ', 'V');</text:p>
          </table:table-cell>
          <table:table-cell table:formula="of:=[.H$1]&amp;&quot; (&quot;&amp;[.A67]&amp;&quot;, '&quot;&amp;[.C67]&amp;&quot;', '&quot;&amp;[.D67]&amp;&quot;', '&quot;&amp;[.E67]&amp;&quot;', '&quot;&amp;[.F67]&amp;&quot;');&quot;" office:value-type="string" office:string-value="INSERT INTO dqa_code_master(table_id, code_value, code_label, use_value, code_status) VALUES  (12, 'ara', 'Arabic ', 'ara ', 'V');">
            <text:p>INSERT INTO dqa_code_master(table_id, code_value, code_label, use_value, code_status) VALUES <text:s/>(12, 'ara', 'Arabic ', 'ar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arm</text:p>
          </table:table-cell>
          <table:table-cell office:value-type="string">
            <text:p>Armenian </text:p>
          </table:table-cell>
          <table:table-cell office:value-type="string">
            <text:p>arm </text:p>
          </table:table-cell>
          <table:table-cell office:value-type="string">
            <text:p>V</text:p>
          </table:table-cell>
          <table:table-cell table:formula="of:=[.G$1]&amp;&quot; (dqa_code_master_id_sequence.NEXTVAL, &quot;&amp;[.A68]&amp;&quot;, '&quot;&amp;[.C68]&amp;&quot;', '&quot;&amp;[.D68]&amp;&quot;', '&quot;&amp;[.E68]&amp;&quot;', '&quot;&amp;[.F68]&amp;&quot;');&quot;" office:value-type="string" office:string-value="INSERT INTO dqa_code_master(code_master_id, table_id, code_value, code_label, use_value, code_status) VALUES  (dqa_code_master_id_sequence.NEXTVAL, 12, 'arm', 'Armenian ', 'arm ', 'V');">
            <text:p>INSERT INTO dqa_code_master(code_master_id, table_id, code_value, code_label, use_value, code_status) VALUES <text:s/>(dqa_code_master_id_sequence.NEXTVAL, 12, 'arm', 'Armenian ', 'arm ', 'V');</text:p>
          </table:table-cell>
          <table:table-cell table:formula="of:=[.H$1]&amp;&quot; (&quot;&amp;[.A68]&amp;&quot;, '&quot;&amp;[.C68]&amp;&quot;', '&quot;&amp;[.D68]&amp;&quot;', '&quot;&amp;[.E68]&amp;&quot;', '&quot;&amp;[.F68]&amp;&quot;');&quot;" office:value-type="string" office:string-value="INSERT INTO dqa_code_master(table_id, code_value, code_label, use_value, code_status) VALUES  (12, 'arm', 'Armenian ', 'arm ', 'V');">
            <text:p>INSERT INTO dqa_code_master(table_id, code_value, code_label, use_value, code_status) VALUES <text:s/>(12, 'arm', 'Armenian ', 'arm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cat</text:p>
          </table:table-cell>
          <table:table-cell office:value-type="string">
            <text:p>Catalan; Valencian </text:p>
          </table:table-cell>
          <table:table-cell office:value-type="string">
            <text:p>cat </text:p>
          </table:table-cell>
          <table:table-cell office:value-type="string">
            <text:p>V</text:p>
          </table:table-cell>
          <table:table-cell table:formula="of:=[.G$1]&amp;&quot; (dqa_code_master_id_sequence.NEXTVAL, &quot;&amp;[.A69]&amp;&quot;, '&quot;&amp;[.C69]&amp;&quot;', '&quot;&amp;[.D69]&amp;&quot;', '&quot;&amp;[.E69]&amp;&quot;', '&quot;&amp;[.F69]&amp;&quot;');&quot;" office:value-type="string" office:string-value="INSERT INTO dqa_code_master(code_master_id, table_id, code_value, code_label, use_value, code_status) VALUES  (dqa_code_master_id_sequence.NEXTVAL, 12, 'cat', 'Catalan; Valencian ', 'cat ', 'V');">
            <text:p>INSERT INTO dqa_code_master(code_master_id, table_id, code_value, code_label, use_value, code_status) VALUES <text:s/>(dqa_code_master_id_sequence.NEXTVAL, 12, 'cat', 'Catalan; Valencian ', 'cat ', 'V');</text:p>
          </table:table-cell>
          <table:table-cell table:formula="of:=[.H$1]&amp;&quot; (&quot;&amp;[.A69]&amp;&quot;, '&quot;&amp;[.C69]&amp;&quot;', '&quot;&amp;[.D69]&amp;&quot;', '&quot;&amp;[.E69]&amp;&quot;', '&quot;&amp;[.F69]&amp;&quot;');&quot;" office:value-type="string" office:string-value="INSERT INTO dqa_code_master(table_id, code_value, code_label, use_value, code_status) VALUES  (12, 'cat', 'Catalan; Valencian ', 'cat ', 'V');">
            <text:p>INSERT INTO dqa_code_master(table_id, code_value, code_label, use_value, code_status) VALUES <text:s/>(12, 'cat', 'Catalan; Valencian ', 'cat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chi</text:p>
          </table:table-cell>
          <table:table-cell office:value-type="string">
            <text:p>Chinese </text:p>
          </table:table-cell>
          <table:table-cell office:value-type="string">
            <text:p>chi </text:p>
          </table:table-cell>
          <table:table-cell office:value-type="string">
            <text:p>V</text:p>
          </table:table-cell>
          <table:table-cell table:formula="of:=[.G$1]&amp;&quot; (dqa_code_master_id_sequence.NEXTVAL, &quot;&amp;[.A70]&amp;&quot;, '&quot;&amp;[.C70]&amp;&quot;', '&quot;&amp;[.D70]&amp;&quot;', '&quot;&amp;[.E70]&amp;&quot;', '&quot;&amp;[.F70]&amp;&quot;');&quot;" office:value-type="string" office:string-value="INSERT INTO dqa_code_master(code_master_id, table_id, code_value, code_label, use_value, code_status) VALUES  (dqa_code_master_id_sequence.NEXTVAL, 12, 'chi', 'Chinese ', 'chi ', 'V');">
            <text:p>INSERT INTO dqa_code_master(code_master_id, table_id, code_value, code_label, use_value, code_status) VALUES <text:s/>(dqa_code_master_id_sequence.NEXTVAL, 12, 'chi', 'Chinese ', 'chi ', 'V');</text:p>
          </table:table-cell>
          <table:table-cell table:formula="of:=[.H$1]&amp;&quot; (&quot;&amp;[.A70]&amp;&quot;, '&quot;&amp;[.C70]&amp;&quot;', '&quot;&amp;[.D70]&amp;&quot;', '&quot;&amp;[.E70]&amp;&quot;', '&quot;&amp;[.F70]&amp;&quot;');&quot;" office:value-type="string" office:string-value="INSERT INTO dqa_code_master(table_id, code_value, code_label, use_value, code_status) VALUES  (12, 'chi', 'Chinese ', 'chi ', 'V');">
            <text:p>INSERT INTO dqa_code_master(table_id, code_value, code_label, use_value, code_status) VALUES <text:s/>(12, 'chi', 'Chinese ', 'chi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dan</text:p>
          </table:table-cell>
          <table:table-cell office:value-type="string">
            <text:p>Danish </text:p>
          </table:table-cell>
          <table:table-cell office:value-type="string">
            <text:p>dan </text:p>
          </table:table-cell>
          <table:table-cell office:value-type="string">
            <text:p>V</text:p>
          </table:table-cell>
          <table:table-cell table:formula="of:=[.G$1]&amp;&quot; (dqa_code_master_id_sequence.NEXTVAL, &quot;&amp;[.A71]&amp;&quot;, '&quot;&amp;[.C71]&amp;&quot;', '&quot;&amp;[.D71]&amp;&quot;', '&quot;&amp;[.E71]&amp;&quot;', '&quot;&amp;[.F71]&amp;&quot;');&quot;" office:value-type="string" office:string-value="INSERT INTO dqa_code_master(code_master_id, table_id, code_value, code_label, use_value, code_status) VALUES  (dqa_code_master_id_sequence.NEXTVAL, 12, 'dan', 'Danish ', 'dan ', 'V');">
            <text:p>INSERT INTO dqa_code_master(code_master_id, table_id, code_value, code_label, use_value, code_status) VALUES <text:s/>(dqa_code_master_id_sequence.NEXTVAL, 12, 'dan', 'Danish ', 'dan ', 'V');</text:p>
          </table:table-cell>
          <table:table-cell table:formula="of:=[.H$1]&amp;&quot; (&quot;&amp;[.A71]&amp;&quot;, '&quot;&amp;[.C71]&amp;&quot;', '&quot;&amp;[.D71]&amp;&quot;', '&quot;&amp;[.E71]&amp;&quot;', '&quot;&amp;[.F71]&amp;&quot;');&quot;" office:value-type="string" office:string-value="INSERT INTO dqa_code_master(table_id, code_value, code_label, use_value, code_status) VALUES  (12, 'dan', 'Danish ', 'dan ', 'V');">
            <text:p>INSERT INTO dqa_code_master(table_id, code_value, code_label, use_value, code_status) VALUES <text:s/>(12, 'dan', 'Danish ', 'dan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eng</text:p>
          </table:table-cell>
          <table:table-cell office:value-type="string">
            <text:p>English </text:p>
          </table:table-cell>
          <table:table-cell office:value-type="string">
            <text:p>eng </text:p>
          </table:table-cell>
          <table:table-cell office:value-type="string">
            <text:p>V</text:p>
          </table:table-cell>
          <table:table-cell table:formula="of:=[.G$1]&amp;&quot; (dqa_code_master_id_sequence.NEXTVAL, &quot;&amp;[.A72]&amp;&quot;, '&quot;&amp;[.C72]&amp;&quot;', '&quot;&amp;[.D72]&amp;&quot;', '&quot;&amp;[.E72]&amp;&quot;', '&quot;&amp;[.F72]&amp;&quot;');&quot;" office:value-type="string" office:string-value="INSERT INTO dqa_code_master(code_master_id, table_id, code_value, code_label, use_value, code_status) VALUES  (dqa_code_master_id_sequence.NEXTVAL, 12, 'eng', 'English ', 'eng ', 'V');">
            <text:p>INSERT INTO dqa_code_master(code_master_id, table_id, code_value, code_label, use_value, code_status) VALUES <text:s/>(dqa_code_master_id_sequence.NEXTVAL, 12, 'eng', 'English ', 'eng ', 'V');</text:p>
          </table:table-cell>
          <table:table-cell table:formula="of:=[.H$1]&amp;&quot; (&quot;&amp;[.A72]&amp;&quot;, '&quot;&amp;[.C72]&amp;&quot;', '&quot;&amp;[.D72]&amp;&quot;', '&quot;&amp;[.E72]&amp;&quot;', '&quot;&amp;[.F72]&amp;&quot;');&quot;" office:value-type="string" office:string-value="INSERT INTO dqa_code_master(table_id, code_value, code_label, use_value, code_status) VALUES  (12, 'eng', 'English ', 'eng ', 'V');">
            <text:p>INSERT INTO dqa_code_master(table_id, code_value, code_label, use_value, code_status) VALUES <text:s/>(12, 'eng', 'English ', 'eng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fre</text:p>
          </table:table-cell>
          <table:table-cell office:value-type="string">
            <text:p>French </text:p>
          </table:table-cell>
          <table:table-cell office:value-type="string">
            <text:p>fre </text:p>
          </table:table-cell>
          <table:table-cell office:value-type="string">
            <text:p>V</text:p>
          </table:table-cell>
          <table:table-cell table:formula="of:=[.G$1]&amp;&quot; (dqa_code_master_id_sequence.NEXTVAL, &quot;&amp;[.A73]&amp;&quot;, '&quot;&amp;[.C73]&amp;&quot;', '&quot;&amp;[.D73]&amp;&quot;', '&quot;&amp;[.E73]&amp;&quot;', '&quot;&amp;[.F73]&amp;&quot;');&quot;" office:value-type="string" office:string-value="INSERT INTO dqa_code_master(code_master_id, table_id, code_value, code_label, use_value, code_status) VALUES  (dqa_code_master_id_sequence.NEXTVAL, 12, 'fre', 'French ', 'fre ', 'V');">
            <text:p>INSERT INTO dqa_code_master(code_master_id, table_id, code_value, code_label, use_value, code_status) VALUES <text:s/>(dqa_code_master_id_sequence.NEXTVAL, 12, 'fre', 'French ', 'fre ', 'V');</text:p>
          </table:table-cell>
          <table:table-cell table:formula="of:=[.H$1]&amp;&quot; (&quot;&amp;[.A73]&amp;&quot;, '&quot;&amp;[.C73]&amp;&quot;', '&quot;&amp;[.D73]&amp;&quot;', '&quot;&amp;[.E73]&amp;&quot;', '&quot;&amp;[.F73]&amp;&quot;');&quot;" office:value-type="string" office:string-value="INSERT INTO dqa_code_master(table_id, code_value, code_label, use_value, code_status) VALUES  (12, 'fre', 'French ', 'fre ', 'V');">
            <text:p>INSERT INTO dqa_code_master(table_id, code_value, code_label, use_value, code_status) VALUES <text:s/>(12, 'fre', 'French ', 'fre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ger</text:p>
          </table:table-cell>
          <table:table-cell office:value-type="string">
            <text:p>German </text:p>
          </table:table-cell>
          <table:table-cell office:value-type="string">
            <text:p>ger </text:p>
          </table:table-cell>
          <table:table-cell office:value-type="string">
            <text:p>V</text:p>
          </table:table-cell>
          <table:table-cell table:formula="of:=[.G$1]&amp;&quot; (dqa_code_master_id_sequence.NEXTVAL, &quot;&amp;[.A74]&amp;&quot;, '&quot;&amp;[.C74]&amp;&quot;', '&quot;&amp;[.D74]&amp;&quot;', '&quot;&amp;[.E74]&amp;&quot;', '&quot;&amp;[.F74]&amp;&quot;');&quot;" office:value-type="string" office:string-value="INSERT INTO dqa_code_master(code_master_id, table_id, code_value, code_label, use_value, code_status) VALUES  (dqa_code_master_id_sequence.NEXTVAL, 12, 'ger', 'German ', 'ger ', 'V');">
            <text:p>INSERT INTO dqa_code_master(code_master_id, table_id, code_value, code_label, use_value, code_status) VALUES <text:s/>(dqa_code_master_id_sequence.NEXTVAL, 12, 'ger', 'German ', 'ger ', 'V');</text:p>
          </table:table-cell>
          <table:table-cell table:formula="of:=[.H$1]&amp;&quot; (&quot;&amp;[.A74]&amp;&quot;, '&quot;&amp;[.C74]&amp;&quot;', '&quot;&amp;[.D74]&amp;&quot;', '&quot;&amp;[.E74]&amp;&quot;', '&quot;&amp;[.F74]&amp;&quot;');&quot;" office:value-type="string" office:string-value="INSERT INTO dqa_code_master(table_id, code_value, code_label, use_value, code_status) VALUES  (12, 'ger', 'German ', 'ger ', 'V');">
            <text:p>INSERT INTO dqa_code_master(table_id, code_value, code_label, use_value, code_status) VALUES <text:s/>(12, 'ger', 'German ', 'ger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hat</text:p>
          </table:table-cell>
          <table:table-cell office:value-type="string">
            <text:p>Haitian; Haitian Creole </text:p>
          </table:table-cell>
          <table:table-cell office:value-type="string">
            <text:p>hat </text:p>
          </table:table-cell>
          <table:table-cell office:value-type="string">
            <text:p>V</text:p>
          </table:table-cell>
          <table:table-cell table:formula="of:=[.G$1]&amp;&quot; (dqa_code_master_id_sequence.NEXTVAL, &quot;&amp;[.A75]&amp;&quot;, '&quot;&amp;[.C75]&amp;&quot;', '&quot;&amp;[.D75]&amp;&quot;', '&quot;&amp;[.E75]&amp;&quot;', '&quot;&amp;[.F75]&amp;&quot;');&quot;" office:value-type="string" office:string-value="INSERT INTO dqa_code_master(code_master_id, table_id, code_value, code_label, use_value, code_status) VALUES  (dqa_code_master_id_sequence.NEXTVAL, 12, 'hat', 'Haitian; Haitian Creole ', 'hat ', 'V');">
            <text:p>INSERT INTO dqa_code_master(code_master_id, table_id, code_value, code_label, use_value, code_status) VALUES <text:s/>(dqa_code_master_id_sequence.NEXTVAL, 12, 'hat', 'Haitian; Haitian Creole ', 'hat ', 'V');</text:p>
          </table:table-cell>
          <table:table-cell table:formula="of:=[.H$1]&amp;&quot; (&quot;&amp;[.A75]&amp;&quot;, '&quot;&amp;[.C75]&amp;&quot;', '&quot;&amp;[.D75]&amp;&quot;', '&quot;&amp;[.E75]&amp;&quot;', '&quot;&amp;[.F75]&amp;&quot;');&quot;" office:value-type="string" office:string-value="INSERT INTO dqa_code_master(table_id, code_value, code_label, use_value, code_status) VALUES  (12, 'hat', 'Haitian; Haitian Creole ', 'hat ', 'V');">
            <text:p>INSERT INTO dqa_code_master(table_id, code_value, code_label, use_value, code_status) VALUES <text:s/>(12, 'hat', 'Haitian; Haitian Creole ', 'hat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heb</text:p>
          </table:table-cell>
          <table:table-cell office:value-type="string">
            <text:p>Hebrew </text:p>
          </table:table-cell>
          <table:table-cell office:value-type="string">
            <text:p>heb </text:p>
          </table:table-cell>
          <table:table-cell office:value-type="string">
            <text:p>V</text:p>
          </table:table-cell>
          <table:table-cell table:formula="of:=[.G$1]&amp;&quot; (dqa_code_master_id_sequence.NEXTVAL, &quot;&amp;[.A76]&amp;&quot;, '&quot;&amp;[.C76]&amp;&quot;', '&quot;&amp;[.D76]&amp;&quot;', '&quot;&amp;[.E76]&amp;&quot;', '&quot;&amp;[.F76]&amp;&quot;');&quot;" office:value-type="string" office:string-value="INSERT INTO dqa_code_master(code_master_id, table_id, code_value, code_label, use_value, code_status) VALUES  (dqa_code_master_id_sequence.NEXTVAL, 12, 'heb', 'Hebrew ', 'heb ', 'V');">
            <text:p>INSERT INTO dqa_code_master(code_master_id, table_id, code_value, code_label, use_value, code_status) VALUES <text:s/>(dqa_code_master_id_sequence.NEXTVAL, 12, 'heb', 'Hebrew ', 'heb ', 'V');</text:p>
          </table:table-cell>
          <table:table-cell table:formula="of:=[.H$1]&amp;&quot; (&quot;&amp;[.A76]&amp;&quot;, '&quot;&amp;[.C76]&amp;&quot;', '&quot;&amp;[.D76]&amp;&quot;', '&quot;&amp;[.E76]&amp;&quot;', '&quot;&amp;[.F76]&amp;&quot;');&quot;" office:value-type="string" office:string-value="INSERT INTO dqa_code_master(table_id, code_value, code_label, use_value, code_status) VALUES  (12, 'heb', 'Hebrew ', 'heb ', 'V');">
            <text:p>INSERT INTO dqa_code_master(table_id, code_value, code_label, use_value, code_status) VALUES <text:s/>(12, 'heb', 'Hebrew ', 'heb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hin</text:p>
          </table:table-cell>
          <table:table-cell office:value-type="string">
            <text:p>Hindi </text:p>
          </table:table-cell>
          <table:table-cell office:value-type="string">
            <text:p>hin </text:p>
          </table:table-cell>
          <table:table-cell office:value-type="string">
            <text:p>V</text:p>
          </table:table-cell>
          <table:table-cell table:formula="of:=[.G$1]&amp;&quot; (dqa_code_master_id_sequence.NEXTVAL, &quot;&amp;[.A77]&amp;&quot;, '&quot;&amp;[.C77]&amp;&quot;', '&quot;&amp;[.D77]&amp;&quot;', '&quot;&amp;[.E77]&amp;&quot;', '&quot;&amp;[.F77]&amp;&quot;');&quot;" office:value-type="string" office:string-value="INSERT INTO dqa_code_master(code_master_id, table_id, code_value, code_label, use_value, code_status) VALUES  (dqa_code_master_id_sequence.NEXTVAL, 12, 'hin', 'Hindi ', 'hin ', 'V');">
            <text:p>INSERT INTO dqa_code_master(code_master_id, table_id, code_value, code_label, use_value, code_status) VALUES <text:s/>(dqa_code_master_id_sequence.NEXTVAL, 12, 'hin', 'Hindi ', 'hin ', 'V');</text:p>
          </table:table-cell>
          <table:table-cell table:formula="of:=[.H$1]&amp;&quot; (&quot;&amp;[.A77]&amp;&quot;, '&quot;&amp;[.C77]&amp;&quot;', '&quot;&amp;[.D77]&amp;&quot;', '&quot;&amp;[.E77]&amp;&quot;', '&quot;&amp;[.F77]&amp;&quot;');&quot;" office:value-type="string" office:string-value="INSERT INTO dqa_code_master(table_id, code_value, code_label, use_value, code_status) VALUES  (12, 'hin', 'Hindi ', 'hin ', 'V');">
            <text:p>INSERT INTO dqa_code_master(table_id, code_value, code_label, use_value, code_status) VALUES <text:s/>(12, 'hin', 'Hindi ', 'hin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hmn</text:p>
          </table:table-cell>
          <table:table-cell office:value-type="string">
            <text:p>Hmong </text:p>
          </table:table-cell>
          <table:table-cell office:value-type="string">
            <text:p>hmn </text:p>
          </table:table-cell>
          <table:table-cell office:value-type="string">
            <text:p>V</text:p>
          </table:table-cell>
          <table:table-cell table:formula="of:=[.G$1]&amp;&quot; (dqa_code_master_id_sequence.NEXTVAL, &quot;&amp;[.A78]&amp;&quot;, '&quot;&amp;[.C78]&amp;&quot;', '&quot;&amp;[.D78]&amp;&quot;', '&quot;&amp;[.E78]&amp;&quot;', '&quot;&amp;[.F78]&amp;&quot;');&quot;" office:value-type="string" office:string-value="INSERT INTO dqa_code_master(code_master_id, table_id, code_value, code_label, use_value, code_status) VALUES  (dqa_code_master_id_sequence.NEXTVAL, 12, 'hmn', 'Hmong ', 'hmn ', 'V');">
            <text:p>INSERT INTO dqa_code_master(code_master_id, table_id, code_value, code_label, use_value, code_status) VALUES <text:s/>(dqa_code_master_id_sequence.NEXTVAL, 12, 'hmn', 'Hmong ', 'hmn ', 'V');</text:p>
          </table:table-cell>
          <table:table-cell table:formula="of:=[.H$1]&amp;&quot; (&quot;&amp;[.A78]&amp;&quot;, '&quot;&amp;[.C78]&amp;&quot;', '&quot;&amp;[.D78]&amp;&quot;', '&quot;&amp;[.E78]&amp;&quot;', '&quot;&amp;[.F78]&amp;&quot;');&quot;" office:value-type="string" office:string-value="INSERT INTO dqa_code_master(table_id, code_value, code_label, use_value, code_status) VALUES  (12, 'hmn', 'Hmong ', 'hmn ', 'V');">
            <text:p>INSERT INTO dqa_code_master(table_id, code_value, code_label, use_value, code_status) VALUES <text:s/>(12, 'hmn', 'Hmong ', 'hmn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jpn</text:p>
          </table:table-cell>
          <table:table-cell office:value-type="string">
            <text:p>Japanese </text:p>
          </table:table-cell>
          <table:table-cell office:value-type="string">
            <text:p>jpn </text:p>
          </table:table-cell>
          <table:table-cell office:value-type="string">
            <text:p>V</text:p>
          </table:table-cell>
          <table:table-cell table:formula="of:=[.G$1]&amp;&quot; (dqa_code_master_id_sequence.NEXTVAL, &quot;&amp;[.A79]&amp;&quot;, '&quot;&amp;[.C79]&amp;&quot;', '&quot;&amp;[.D79]&amp;&quot;', '&quot;&amp;[.E79]&amp;&quot;', '&quot;&amp;[.F79]&amp;&quot;');&quot;" office:value-type="string" office:string-value="INSERT INTO dqa_code_master(code_master_id, table_id, code_value, code_label, use_value, code_status) VALUES  (dqa_code_master_id_sequence.NEXTVAL, 12, 'jpn', 'Japanese ', 'jpn ', 'V');">
            <text:p>INSERT INTO dqa_code_master(code_master_id, table_id, code_value, code_label, use_value, code_status) VALUES <text:s/>(dqa_code_master_id_sequence.NEXTVAL, 12, 'jpn', 'Japanese ', 'jpn ', 'V');</text:p>
          </table:table-cell>
          <table:table-cell table:formula="of:=[.H$1]&amp;&quot; (&quot;&amp;[.A79]&amp;&quot;, '&quot;&amp;[.C79]&amp;&quot;', '&quot;&amp;[.D79]&amp;&quot;', '&quot;&amp;[.E79]&amp;&quot;', '&quot;&amp;[.F79]&amp;&quot;');&quot;" office:value-type="string" office:string-value="INSERT INTO dqa_code_master(table_id, code_value, code_label, use_value, code_status) VALUES  (12, 'jpn', 'Japanese ', 'jpn ', 'V');">
            <text:p>INSERT INTO dqa_code_master(table_id, code_value, code_label, use_value, code_status) VALUES <text:s/>(12, 'jpn', 'Japanese ', 'jpn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kor</text:p>
          </table:table-cell>
          <table:table-cell office:value-type="string">
            <text:p>Korean </text:p>
          </table:table-cell>
          <table:table-cell office:value-type="string">
            <text:p>kor </text:p>
          </table:table-cell>
          <table:table-cell office:value-type="string">
            <text:p>V</text:p>
          </table:table-cell>
          <table:table-cell table:formula="of:=[.G$1]&amp;&quot; (dqa_code_master_id_sequence.NEXTVAL, &quot;&amp;[.A80]&amp;&quot;, '&quot;&amp;[.C80]&amp;&quot;', '&quot;&amp;[.D80]&amp;&quot;', '&quot;&amp;[.E80]&amp;&quot;', '&quot;&amp;[.F80]&amp;&quot;');&quot;" office:value-type="string" office:string-value="INSERT INTO dqa_code_master(code_master_id, table_id, code_value, code_label, use_value, code_status) VALUES  (dqa_code_master_id_sequence.NEXTVAL, 12, 'kor', 'Korean ', 'kor ', 'V');">
            <text:p>INSERT INTO dqa_code_master(code_master_id, table_id, code_value, code_label, use_value, code_status) VALUES <text:s/>(dqa_code_master_id_sequence.NEXTVAL, 12, 'kor', 'Korean ', 'kor ', 'V');</text:p>
          </table:table-cell>
          <table:table-cell table:formula="of:=[.H$1]&amp;&quot; (&quot;&amp;[.A80]&amp;&quot;, '&quot;&amp;[.C80]&amp;&quot;', '&quot;&amp;[.D80]&amp;&quot;', '&quot;&amp;[.E80]&amp;&quot;', '&quot;&amp;[.F80]&amp;&quot;');&quot;" office:value-type="string" office:string-value="INSERT INTO dqa_code_master(table_id, code_value, code_label, use_value, code_status) VALUES  (12, 'kor', 'Korean ', 'kor ', 'V');">
            <text:p>INSERT INTO dqa_code_master(table_id, code_value, code_label, use_value, code_status) VALUES <text:s/>(12, 'kor', 'Korean ', 'kor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rus</text:p>
          </table:table-cell>
          <table:table-cell office:value-type="string">
            <text:p>Russian </text:p>
          </table:table-cell>
          <table:table-cell office:value-type="string">
            <text:p>rus </text:p>
          </table:table-cell>
          <table:table-cell office:value-type="string">
            <text:p>V</text:p>
          </table:table-cell>
          <table:table-cell table:formula="of:=[.G$1]&amp;&quot; (dqa_code_master_id_sequence.NEXTVAL, &quot;&amp;[.A81]&amp;&quot;, '&quot;&amp;[.C81]&amp;&quot;', '&quot;&amp;[.D81]&amp;&quot;', '&quot;&amp;[.E81]&amp;&quot;', '&quot;&amp;[.F81]&amp;&quot;');&quot;" office:value-type="string" office:string-value="INSERT INTO dqa_code_master(code_master_id, table_id, code_value, code_label, use_value, code_status) VALUES  (dqa_code_master_id_sequence.NEXTVAL, 12, 'rus', 'Russian ', 'rus ', 'V');">
            <text:p>INSERT INTO dqa_code_master(code_master_id, table_id, code_value, code_label, use_value, code_status) VALUES <text:s/>(dqa_code_master_id_sequence.NEXTVAL, 12, 'rus', 'Russian ', 'rus ', 'V');</text:p>
          </table:table-cell>
          <table:table-cell table:formula="of:=[.H$1]&amp;&quot; (&quot;&amp;[.A81]&amp;&quot;, '&quot;&amp;[.C81]&amp;&quot;', '&quot;&amp;[.D81]&amp;&quot;', '&quot;&amp;[.E81]&amp;&quot;', '&quot;&amp;[.F81]&amp;&quot;');&quot;" office:value-type="string" office:string-value="INSERT INTO dqa_code_master(table_id, code_value, code_label, use_value, code_status) VALUES  (12, 'rus', 'Russian ', 'rus ', 'V');">
            <text:p>INSERT INTO dqa_code_master(table_id, code_value, code_label, use_value, code_status) VALUES <text:s/>(12, 'rus', 'Russian ', 'rus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som</text:p>
          </table:table-cell>
          <table:table-cell office:value-type="string">
            <text:p>Somali </text:p>
          </table:table-cell>
          <table:table-cell office:value-type="string">
            <text:p>som </text:p>
          </table:table-cell>
          <table:table-cell office:value-type="string">
            <text:p>V</text:p>
          </table:table-cell>
          <table:table-cell table:formula="of:=[.G$1]&amp;&quot; (dqa_code_master_id_sequence.NEXTVAL, &quot;&amp;[.A82]&amp;&quot;, '&quot;&amp;[.C82]&amp;&quot;', '&quot;&amp;[.D82]&amp;&quot;', '&quot;&amp;[.E82]&amp;&quot;', '&quot;&amp;[.F82]&amp;&quot;');&quot;" office:value-type="string" office:string-value="INSERT INTO dqa_code_master(code_master_id, table_id, code_value, code_label, use_value, code_status) VALUES  (dqa_code_master_id_sequence.NEXTVAL, 12, 'som', 'Somali ', 'som ', 'V');">
            <text:p>INSERT INTO dqa_code_master(code_master_id, table_id, code_value, code_label, use_value, code_status) VALUES <text:s/>(dqa_code_master_id_sequence.NEXTVAL, 12, 'som', 'Somali ', 'som ', 'V');</text:p>
          </table:table-cell>
          <table:table-cell table:formula="of:=[.H$1]&amp;&quot; (&quot;&amp;[.A82]&amp;&quot;, '&quot;&amp;[.C82]&amp;&quot;', '&quot;&amp;[.D82]&amp;&quot;', '&quot;&amp;[.E82]&amp;&quot;', '&quot;&amp;[.F82]&amp;&quot;');&quot;" office:value-type="string" office:string-value="INSERT INTO dqa_code_master(table_id, code_value, code_label, use_value, code_status) VALUES  (12, 'som', 'Somali ', 'som ', 'V');">
            <text:p>INSERT INTO dqa_code_master(table_id, code_value, code_label, use_value, code_status) VALUES <text:s/>(12, 'som', 'Somali ', 'som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spa</text:p>
          </table:table-cell>
          <table:table-cell office:value-type="string">
            <text:p>Spanish; Castilian </text:p>
          </table:table-cell>
          <table:table-cell office:value-type="string">
            <text:p>spa </text:p>
          </table:table-cell>
          <table:table-cell office:value-type="string">
            <text:p>V</text:p>
          </table:table-cell>
          <table:table-cell table:formula="of:=[.G$1]&amp;&quot; (dqa_code_master_id_sequence.NEXTVAL, &quot;&amp;[.A83]&amp;&quot;, '&quot;&amp;[.C83]&amp;&quot;', '&quot;&amp;[.D83]&amp;&quot;', '&quot;&amp;[.E83]&amp;&quot;', '&quot;&amp;[.F83]&amp;&quot;');&quot;" office:value-type="string" office:string-value="INSERT INTO dqa_code_master(code_master_id, table_id, code_value, code_label, use_value, code_status) VALUES  (dqa_code_master_id_sequence.NEXTVAL, 12, 'spa', 'Spanish; Castilian ', 'spa ', 'V');">
            <text:p>INSERT INTO dqa_code_master(code_master_id, table_id, code_value, code_label, use_value, code_status) VALUES <text:s/>(dqa_code_master_id_sequence.NEXTVAL, 12, 'spa', 'Spanish; Castilian ', 'spa ', 'V');</text:p>
          </table:table-cell>
          <table:table-cell table:formula="of:=[.H$1]&amp;&quot; (&quot;&amp;[.A83]&amp;&quot;, '&quot;&amp;[.C83]&amp;&quot;', '&quot;&amp;[.D83]&amp;&quot;', '&quot;&amp;[.E83]&amp;&quot;', '&quot;&amp;[.F83]&amp;&quot;');&quot;" office:value-type="string" office:string-value="INSERT INTO dqa_code_master(table_id, code_value, code_label, use_value, code_status) VALUES  (12, 'spa', 'Spanish; Castilian ', 'spa ', 'V');">
            <text:p>INSERT INTO dqa_code_master(table_id, code_value, code_label, use_value, code_status) VALUES <text:s/>(12, 'spa', 'Spanish; Castilian ', 'sp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2">
            <text:p>12</text:p>
          </table:table-cell>
          <table:table-cell office:value-type="string">
            <text:p>Language</text:p>
          </table:table-cell>
          <table:table-cell office:value-type="string">
            <text:p>vie</text:p>
          </table:table-cell>
          <table:table-cell office:value-type="string">
            <text:p>Vietnamese </text:p>
          </table:table-cell>
          <table:table-cell office:value-type="string">
            <text:p>vie </text:p>
          </table:table-cell>
          <table:table-cell office:value-type="string">
            <text:p>V</text:p>
          </table:table-cell>
          <table:table-cell table:formula="of:=[.G$1]&amp;&quot; (dqa_code_master_id_sequence.NEXTVAL, &quot;&amp;[.A84]&amp;&quot;, '&quot;&amp;[.C84]&amp;&quot;', '&quot;&amp;[.D84]&amp;&quot;', '&quot;&amp;[.E84]&amp;&quot;', '&quot;&amp;[.F84]&amp;&quot;');&quot;" office:value-type="string" office:string-value="INSERT INTO dqa_code_master(code_master_id, table_id, code_value, code_label, use_value, code_status) VALUES  (dqa_code_master_id_sequence.NEXTVAL, 12, 'vie', 'Vietnamese ', 'vie ', 'V');">
            <text:p>INSERT INTO dqa_code_master(code_master_id, table_id, code_value, code_label, use_value, code_status) VALUES <text:s/>(dqa_code_master_id_sequence.NEXTVAL, 12, 'vie', 'Vietnamese ', 'vie ', 'V');</text:p>
          </table:table-cell>
          <table:table-cell table:formula="of:=[.H$1]&amp;&quot; (&quot;&amp;[.A84]&amp;&quot;, '&quot;&amp;[.C84]&amp;&quot;', '&quot;&amp;[.D84]&amp;&quot;', '&quot;&amp;[.E84]&amp;&quot;', '&quot;&amp;[.F84]&amp;&quot;');&quot;" office:value-type="string" office:string-value="INSERT INTO dqa_code_master(table_id, code_value, code_label, use_value, code_status) VALUES  (12, 'vie', 'Vietnamese ', 'vie ', 'V');">
            <text:p>INSERT INTO dqa_code_master(table_id, code_value, code_label, use_value, code_status) VALUES <text:s/>(12, 'vie', 'Vietnamese ', 'vie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A</text:p>
          </table:table-cell>
          <table:table-cell office:value-type="string">
            <text:p>Alias name </text:p>
          </table:table-cell>
          <table:table-cell office:value-type="string">
            <text:p>A </text:p>
          </table:table-cell>
          <table:table-cell office:value-type="string">
            <text:p>V</text:p>
          </table:table-cell>
          <table:table-cell table:formula="of:=[.G$1]&amp;&quot; (dqa_code_master_id_sequence.NEXTVAL, &quot;&amp;[.A85]&amp;&quot;, '&quot;&amp;[.C85]&amp;&quot;', '&quot;&amp;[.D85]&amp;&quot;', '&quot;&amp;[.E85]&amp;&quot;', '&quot;&amp;[.F85]&amp;&quot;');&quot;" office:value-type="string" office:string-value="INSERT INTO dqa_code_master(code_master_id, table_id, code_value, code_label, use_value, code_status) VALUES  (dqa_code_master_id_sequence.NEXTVAL, 14, 'A', 'Alias name ', 'A ', 'V');">
            <text:p>INSERT INTO dqa_code_master(code_master_id, table_id, code_value, code_label, use_value, code_status) VALUES <text:s/>(dqa_code_master_id_sequence.NEXTVAL, 14, 'A', 'Alias name ', 'A ', 'V');</text:p>
          </table:table-cell>
          <table:table-cell table:formula="of:=[.H$1]&amp;&quot; (&quot;&amp;[.A85]&amp;&quot;, '&quot;&amp;[.C85]&amp;&quot;', '&quot;&amp;[.D85]&amp;&quot;', '&quot;&amp;[.E85]&amp;&quot;', '&quot;&amp;[.F85]&amp;&quot;');&quot;" office:value-type="string" office:string-value="INSERT INTO dqa_code_master(table_id, code_value, code_label, use_value, code_status) VALUES  (14, 'A', 'Alias name ', 'A ', 'V');">
            <text:p>INSERT INTO dqa_code_master(table_id, code_value, code_label, use_value, code_status) VALUES <text:s/>(14, 'A', 'Alias name ', 'A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L</text:p>
          </table:table-cell>
          <table:table-cell office:value-type="string">
            <text:p>Legal name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[.A86]&amp;&quot;, '&quot;&amp;[.C86]&amp;&quot;', '&quot;&amp;[.D86]&amp;&quot;', '&quot;&amp;[.E86]&amp;&quot;', '&quot;&amp;[.F86]&amp;&quot;');&quot;" office:value-type="string" office:string-value="INSERT INTO dqa_code_master(code_master_id, table_id, code_value, code_label, use_value, code_status) VALUES  (dqa_code_master_id_sequence.NEXTVAL, 14, 'L', 'Legal name ', 'L ', 'V');">
            <text:p>INSERT INTO dqa_code_master(code_master_id, table_id, code_value, code_label, use_value, code_status) VALUES <text:s/>(dqa_code_master_id_sequence.NEXTVAL, 14, 'L', 'Legal name ', 'L ', 'V');</text:p>
          </table:table-cell>
          <table:table-cell table:formula="of:=[.H$1]&amp;&quot; (&quot;&amp;[.A86]&amp;&quot;, '&quot;&amp;[.C86]&amp;&quot;', '&quot;&amp;[.D86]&amp;&quot;', '&quot;&amp;[.E86]&amp;&quot;', '&quot;&amp;[.F86]&amp;&quot;');&quot;" office:value-type="string" office:string-value="INSERT INTO dqa_code_master(table_id, code_value, code_label, use_value, code_status) VALUES  (14, 'L', 'Legal name ', 'L ', 'V');">
            <text:p>INSERT INTO dqa_code_master(table_id, code_value, code_label, use_value, code_status) VALUES <text:s/>(14, 'L', 'Legal name ', 'L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D</text:p>
          </table:table-cell>
          <table:table-cell office:value-type="string">
            <text:p>Display name </text:p>
          </table:table-cell>
          <table:table-cell office:value-type="string">
            <text:p>D </text:p>
          </table:table-cell>
          <table:table-cell office:value-type="string">
            <text:p>D</text:p>
          </table:table-cell>
          <table:table-cell table:formula="of:=[.G$1]&amp;&quot; (dqa_code_master_id_sequence.NEXTVAL, &quot;&amp;[.A87]&amp;&quot;, '&quot;&amp;[.C87]&amp;&quot;', '&quot;&amp;[.D87]&amp;&quot;', '&quot;&amp;[.E87]&amp;&quot;', '&quot;&amp;[.F87]&amp;&quot;');&quot;" office:value-type="string" office:string-value="INSERT INTO dqa_code_master(code_master_id, table_id, code_value, code_label, use_value, code_status) VALUES  (dqa_code_master_id_sequence.NEXTVAL, 14, 'D', 'Display name ', 'D ', 'D');">
            <text:p>INSERT INTO dqa_code_master(code_master_id, table_id, code_value, code_label, use_value, code_status) VALUES <text:s/>(dqa_code_master_id_sequence.NEXTVAL, 14, 'D', 'Display name ', 'D ', 'D');</text:p>
          </table:table-cell>
          <table:table-cell table:formula="of:=[.H$1]&amp;&quot; (&quot;&amp;[.A87]&amp;&quot;, '&quot;&amp;[.C87]&amp;&quot;', '&quot;&amp;[.D87]&amp;&quot;', '&quot;&amp;[.E87]&amp;&quot;', '&quot;&amp;[.F87]&amp;&quot;');&quot;" office:value-type="string" office:string-value="INSERT INTO dqa_code_master(table_id, code_value, code_label, use_value, code_status) VALUES  (14, 'D', 'Display name ', 'D ', 'D');">
            <text:p>INSERT INTO dqa_code_master(table_id, code_value, code_label, use_value, code_status) VALUES <text:s/>(14, 'D', 'Display name ', 'D ', 'D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M</text:p>
          </table:table-cell>
          <table:table-cell office:value-type="string">
            <text:p>Maiden name </text:p>
          </table:table-cell>
          <table:table-cell office:value-type="string">
            <text:p>M </text:p>
          </table:table-cell>
          <table:table-cell office:value-type="string">
            <text:p>V</text:p>
          </table:table-cell>
          <table:table-cell table:formula="of:=[.G$1]&amp;&quot; (dqa_code_master_id_sequence.NEXTVAL, &quot;&amp;[.A88]&amp;&quot;, '&quot;&amp;[.C88]&amp;&quot;', '&quot;&amp;[.D88]&amp;&quot;', '&quot;&amp;[.E88]&amp;&quot;', '&quot;&amp;[.F88]&amp;&quot;');&quot;" office:value-type="string" office:string-value="INSERT INTO dqa_code_master(code_master_id, table_id, code_value, code_label, use_value, code_status) VALUES  (dqa_code_master_id_sequence.NEXTVAL, 14, 'M', 'Maiden name ', 'M ', 'V');">
            <text:p>INSERT INTO dqa_code_master(code_master_id, table_id, code_value, code_label, use_value, code_status) VALUES <text:s/>(dqa_code_master_id_sequence.NEXTVAL, 14, 'M', 'Maiden name ', 'M ', 'V');</text:p>
          </table:table-cell>
          <table:table-cell table:formula="of:=[.H$1]&amp;&quot; (&quot;&amp;[.A88]&amp;&quot;, '&quot;&amp;[.C88]&amp;&quot;', '&quot;&amp;[.D88]&amp;&quot;', '&quot;&amp;[.E88]&amp;&quot;', '&quot;&amp;[.F88]&amp;&quot;');&quot;" office:value-type="string" office:string-value="INSERT INTO dqa_code_master(table_id, code_value, code_label, use_value, code_status) VALUES  (14, 'M', 'Maiden name ', 'M ', 'V');">
            <text:p>INSERT INTO dqa_code_master(table_id, code_value, code_label, use_value, code_status) VALUES <text:s/>(14, 'M', 'Maiden name ', 'M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C</text:p>
          </table:table-cell>
          <table:table-cell office:value-type="string">
            <text:p>Adopted name 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 table:formula="of:=[.G$1]&amp;&quot; (dqa_code_master_id_sequence.NEXTVAL, &quot;&amp;[.A89]&amp;&quot;, '&quot;&amp;[.C89]&amp;&quot;', '&quot;&amp;[.D89]&amp;&quot;', '&quot;&amp;[.E89]&amp;&quot;', '&quot;&amp;[.F89]&amp;&quot;');&quot;" office:value-type="string" office:string-value="INSERT INTO dqa_code_master(code_master_id, table_id, code_value, code_label, use_value, code_status) VALUES  (dqa_code_master_id_sequence.NEXTVAL, 14, 'C', 'Adopted name ', 'C ', 'V');">
            <text:p>INSERT INTO dqa_code_master(code_master_id, table_id, code_value, code_label, use_value, code_status) VALUES <text:s/>(dqa_code_master_id_sequence.NEXTVAL, 14, 'C', 'Adopted name ', 'C ', 'V');</text:p>
          </table:table-cell>
          <table:table-cell table:formula="of:=[.H$1]&amp;&quot; (&quot;&amp;[.A89]&amp;&quot;, '&quot;&amp;[.C89]&amp;&quot;', '&quot;&amp;[.D89]&amp;&quot;', '&quot;&amp;[.E89]&amp;&quot;', '&quot;&amp;[.F89]&amp;&quot;');&quot;" office:value-type="string" office:string-value="INSERT INTO dqa_code_master(table_id, code_value, code_label, use_value, code_status) VALUES  (14, 'C', 'Adopted name ', 'C ', 'V');">
            <text:p>INSERT INTO dqa_code_master(table_id, code_value, code_label, use_value, code_status) VALUES <text:s/>(14, 'C', 'Adopted name ', 'C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B</text:p>
          </table:table-cell>
          <table:table-cell office:value-type="string">
            <text:p>Name at birth </text:p>
          </table:table-cell>
          <table:table-cell office:value-type="string">
            <text:p>B </text:p>
          </table:table-cell>
          <table:table-cell office:value-type="string">
            <text:p>V</text:p>
          </table:table-cell>
          <table:table-cell table:formula="of:=[.G$1]&amp;&quot; (dqa_code_master_id_sequence.NEXTVAL, &quot;&amp;[.A90]&amp;&quot;, '&quot;&amp;[.C90]&amp;&quot;', '&quot;&amp;[.D90]&amp;&quot;', '&quot;&amp;[.E90]&amp;&quot;', '&quot;&amp;[.F90]&amp;&quot;');&quot;" office:value-type="string" office:string-value="INSERT INTO dqa_code_master(code_master_id, table_id, code_value, code_label, use_value, code_status) VALUES  (dqa_code_master_id_sequence.NEXTVAL, 14, 'B', 'Name at birth ', 'B ', 'V');">
            <text:p>INSERT INTO dqa_code_master(code_master_id, table_id, code_value, code_label, use_value, code_status) VALUES <text:s/>(dqa_code_master_id_sequence.NEXTVAL, 14, 'B', 'Name at birth ', 'B ', 'V');</text:p>
          </table:table-cell>
          <table:table-cell table:formula="of:=[.H$1]&amp;&quot; (&quot;&amp;[.A90]&amp;&quot;, '&quot;&amp;[.C90]&amp;&quot;', '&quot;&amp;[.D90]&amp;&quot;', '&quot;&amp;[.E90]&amp;&quot;', '&quot;&amp;[.F90]&amp;&quot;');&quot;" office:value-type="string" office:string-value="INSERT INTO dqa_code_master(table_id, code_value, code_label, use_value, code_status) VALUES  (14, 'B', 'Name at birth ', 'B ', 'V');">
            <text:p>INSERT INTO dqa_code_master(table_id, code_value, code_label, use_value, code_status) VALUES <text:s/>(14, 'B', 'Name at birth ', 'B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P</text:p>
          </table:table-cell>
          <table:table-cell office:value-type="string">
            <text:p>Name of partner/spouse </text:p>
          </table:table-cell>
          <table:table-cell office:value-type="string">
            <text:p>P </text:p>
          </table:table-cell>
          <table:table-cell office:value-type="string">
            <text:p>I</text:p>
          </table:table-cell>
          <table:table-cell table:formula="of:=[.G$1]&amp;&quot; (dqa_code_master_id_sequence.NEXTVAL, &quot;&amp;[.A91]&amp;&quot;, '&quot;&amp;[.C91]&amp;&quot;', '&quot;&amp;[.D91]&amp;&quot;', '&quot;&amp;[.E91]&amp;&quot;', '&quot;&amp;[.F91]&amp;&quot;');&quot;" office:value-type="string" office:string-value="INSERT INTO dqa_code_master(code_master_id, table_id, code_value, code_label, use_value, code_status) VALUES  (dqa_code_master_id_sequence.NEXTVAL, 14, 'P', 'Name of partner/spouse ', 'P ', 'I');">
            <text:p>INSERT INTO dqa_code_master(code_master_id, table_id, code_value, code_label, use_value, code_status) VALUES <text:s/>(dqa_code_master_id_sequence.NEXTVAL, 14, 'P', 'Name of partner/spouse ', 'P ', 'I');</text:p>
          </table:table-cell>
          <table:table-cell table:formula="of:=[.H$1]&amp;&quot; (&quot;&amp;[.A91]&amp;&quot;, '&quot;&amp;[.C91]&amp;&quot;', '&quot;&amp;[.D91]&amp;&quot;', '&quot;&amp;[.E91]&amp;&quot;', '&quot;&amp;[.F91]&amp;&quot;');&quot;" office:value-type="string" office:string-value="INSERT INTO dqa_code_master(table_id, code_value, code_label, use_value, code_status) VALUES  (14, 'P', 'Name of partner/spouse ', 'P ', 'I');">
            <text:p>INSERT INTO dqa_code_master(table_id, code_value, code_label, use_value, code_status) VALUES <text:s/>(14, 'P', 'Name of partner/spouse ', 'P ', 'I');</text:p>
          </table:table-cell>
          <table:table-cell table:number-columns-repeated="1003"/>
        </table:table-row>
        <table:table-row table:style-name="ro1">
          <table:table-cell table:style-name="ce5" office:value-type="float" office:value="14">
            <text:p>14</text:p>
          </table:table-cell>
          <table:table-cell office:value-type="string">
            <text:p>Name Type</text:p>
          </table:table-cell>
          <table:table-cell office:value-type="string">
            <text:p>U</text:p>
          </table:table-cell>
          <table:table-cell office:value-type="string">
            <text:p>Unspecified </text:p>
          </table:table-cell>
          <table:table-cell office:value-type="string">
            <text:p>U </text:p>
          </table:table-cell>
          <table:table-cell office:value-type="string">
            <text:p>V</text:p>
          </table:table-cell>
          <table:table-cell table:formula="of:=[.G$1]&amp;&quot; (dqa_code_master_id_sequence.NEXTVAL, &quot;&amp;[.A92]&amp;&quot;, '&quot;&amp;[.C92]&amp;&quot;', '&quot;&amp;[.D92]&amp;&quot;', '&quot;&amp;[.E92]&amp;&quot;', '&quot;&amp;[.F92]&amp;&quot;');&quot;" office:value-type="string" office:string-value="INSERT INTO dqa_code_master(code_master_id, table_id, code_value, code_label, use_value, code_status) VALUES  (dqa_code_master_id_sequence.NEXTVAL, 14, 'U', 'Unspecified ', 'U ', 'V');">
            <text:p>INSERT INTO dqa_code_master(code_master_id, table_id, code_value, code_label, use_value, code_status) VALUES <text:s/>(dqa_code_master_id_sequence.NEXTVAL, 14, 'U', 'Unspecified ', 'U ', 'V');</text:p>
          </table:table-cell>
          <table:table-cell table:formula="of:=[.H$1]&amp;&quot; (&quot;&amp;[.A92]&amp;&quot;, '&quot;&amp;[.C92]&amp;&quot;', '&quot;&amp;[.D92]&amp;&quot;', '&quot;&amp;[.E92]&amp;&quot;', '&quot;&amp;[.F92]&amp;&quot;');&quot;" office:value-type="string" office:string-value="INSERT INTO dqa_code_master(table_id, code_value, code_label, use_value, code_status) VALUES  (14, 'U', 'Unspecified ', 'U ', 'V');">
            <text:p>INSERT INTO dqa_code_master(table_id, code_value, code_label, use_value, code_status) VALUES <text:s/>(14, 'U', 'Unspecified ', 'U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5">
            <text:p>15</text:p>
          </table:table-cell>
          <table:table-cell office:value-type="string">
            <text:p>Sex</text:p>
          </table:table-cell>
          <table:table-cell office:value-type="string">
            <text:p>F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formula="of:=[.G$1]&amp;&quot; (dqa_code_master_id_sequence.NEXTVAL, &quot;&amp;[.A93]&amp;&quot;, '&quot;&amp;[.C93]&amp;&quot;', '&quot;&amp;[.D93]&amp;&quot;', '&quot;&amp;[.E93]&amp;&quot;', '&quot;&amp;[.F93]&amp;&quot;');&quot;" office:value-type="string" office:string-value="INSERT INTO dqa_code_master(code_master_id, table_id, code_value, code_label, use_value, code_status) VALUES  (dqa_code_master_id_sequence.NEXTVAL, 15, 'F', 'Female', 'F', 'V');">
            <text:p>INSERT INTO dqa_code_master(code_master_id, table_id, code_value, code_label, use_value, code_status) VALUES <text:s/>(dqa_code_master_id_sequence.NEXTVAL, 15, 'F', 'Female', 'F', 'V');</text:p>
          </table:table-cell>
          <table:table-cell table:formula="of:=[.H$1]&amp;&quot; (&quot;&amp;[.A93]&amp;&quot;, '&quot;&amp;[.C93]&amp;&quot;', '&quot;&amp;[.D93]&amp;&quot;', '&quot;&amp;[.E93]&amp;&quot;', '&quot;&amp;[.F93]&amp;&quot;');&quot;" office:value-type="string" office:string-value="INSERT INTO dqa_code_master(table_id, code_value, code_label, use_value, code_status) VALUES  (15, 'F', 'Female', 'F', 'V');">
            <text:p>INSERT INTO dqa_code_master(table_id, code_value, code_label, use_value, code_status) VALUES <text:s/>(15, 'F', 'Female', 'F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5">
            <text:p>15</text:p>
          </table:table-cell>
          <table:table-cell office:value-type="string">
            <text:p>Sex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[.A94]&amp;&quot;, '&quot;&amp;[.C94]&amp;&quot;', '&quot;&amp;[.D94]&amp;&quot;', '&quot;&amp;[.E94]&amp;&quot;', '&quot;&amp;[.F94]&amp;&quot;');&quot;" office:value-type="string" office:string-value="INSERT INTO dqa_code_master(code_master_id, table_id, code_value, code_label, use_value, code_status) VALUES  (dqa_code_master_id_sequence.NEXTVAL, 15, 'M', 'Male', 'M', 'V');">
            <text:p>INSERT INTO dqa_code_master(code_master_id, table_id, code_value, code_label, use_value, code_status) VALUES <text:s/>(dqa_code_master_id_sequence.NEXTVAL, 15, 'M', 'Male', 'M', 'V');</text:p>
          </table:table-cell>
          <table:table-cell table:formula="of:=[.H$1]&amp;&quot; (&quot;&amp;[.A94]&amp;&quot;, '&quot;&amp;[.C94]&amp;&quot;', '&quot;&amp;[.D94]&amp;&quot;', '&quot;&amp;[.E94]&amp;&quot;', '&quot;&amp;[.F94]&amp;&quot;');&quot;" office:value-type="string" office:string-value="INSERT INTO dqa_code_master(table_id, code_value, code_label, use_value, code_status) VALUES  (15, 'M', 'Male', 'M', 'V');">
            <text:p>INSERT INTO dqa_code_master(table_id, code_value, code_label, use_value, code_status) VALUES <text:s/>(15, 'M', 'Male', 'M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5">
            <text:p>15</text:p>
          </table:table-cell>
          <table:table-cell office:value-type="string">
            <text:p>Sex</text:p>
          </table:table-cell>
          <table:table-cell office:value-type="string">
            <text:p>U</text:p>
          </table:table-cell>
          <table:table-cell office:value-type="string">
            <text:p>Unknown/undifferentiated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table:formula="of:=[.G$1]&amp;&quot; (dqa_code_master_id_sequence.NEXTVAL, &quot;&amp;[.A95]&amp;&quot;, '&quot;&amp;[.C95]&amp;&quot;', '&quot;&amp;[.D95]&amp;&quot;', '&quot;&amp;[.E95]&amp;&quot;', '&quot;&amp;[.F95]&amp;&quot;');&quot;" office:value-type="string" office:string-value="INSERT INTO dqa_code_master(code_master_id, table_id, code_value, code_label, use_value, code_status) VALUES  (dqa_code_master_id_sequence.NEXTVAL, 15, 'U', 'Unknown/undifferentiated', 'U', 'I');">
            <text:p>INSERT INTO dqa_code_master(code_master_id, table_id, code_value, code_label, use_value, code_status) VALUES <text:s/>(dqa_code_master_id_sequence.NEXTVAL, 15, 'U', 'Unknown/undifferentiated', 'U', 'I');</text:p>
          </table:table-cell>
          <table:table-cell table:formula="of:=[.H$1]&amp;&quot; (&quot;&amp;[.A95]&amp;&quot;, '&quot;&amp;[.C95]&amp;&quot;', '&quot;&amp;[.D95]&amp;&quot;', '&quot;&amp;[.E95]&amp;&quot;', '&quot;&amp;[.F95]&amp;&quot;');&quot;" office:value-type="string" office:string-value="INSERT INTO dqa_code_master(table_id, code_value, code_label, use_value, code_status) VALUES  (15, 'U', 'Unknown/undifferentiated', 'U', 'I');">
            <text:p>INSERT INTO dqa_code_master(table_id, code_value, code_label, use_value, code_status) VALUES <text:s/>(15, 'U', 'Unknown/undifferentiated', 'U', 'I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1</text:p>
          </table:table-cell>
          <table:table-cell office:value-type="string">
            <text:p>Not VFC eligible </text:p>
          </table:table-cell>
          <table:table-cell office:value-type="string">
            <text:p>V01 </text:p>
          </table:table-cell>
          <table:table-cell office:value-type="string">
            <text:p>V</text:p>
          </table:table-cell>
          <table:table-cell table:formula="of:=[.G$1]&amp;&quot; (dqa_code_master_id_sequence.NEXTVAL, &quot;&amp;[.A96]&amp;&quot;, '&quot;&amp;[.C96]&amp;&quot;', '&quot;&amp;[.D96]&amp;&quot;', '&quot;&amp;[.E96]&amp;&quot;', '&quot;&amp;[.F96]&amp;&quot;');&quot;" office:value-type="string" office:string-value="INSERT INTO dqa_code_master(code_master_id, table_id, code_value, code_label, use_value, code_status) VALUES  (dqa_code_master_id_sequence.NEXTVAL, 16, 'V01', 'Not VFC eligible ', 'V01 ', 'V');">
            <text:p>INSERT INTO dqa_code_master(code_master_id, table_id, code_value, code_label, use_value, code_status) VALUES <text:s/>(dqa_code_master_id_sequence.NEXTVAL, 16, 'V01', 'Not VFC eligible ', 'V01 ', 'V');</text:p>
          </table:table-cell>
          <table:table-cell table:formula="of:=[.H$1]&amp;&quot; (&quot;&amp;[.A96]&amp;&quot;, '&quot;&amp;[.C96]&amp;&quot;', '&quot;&amp;[.D96]&amp;&quot;', '&quot;&amp;[.E96]&amp;&quot;', '&quot;&amp;[.F96]&amp;&quot;');&quot;" office:value-type="string" office:string-value="INSERT INTO dqa_code_master(table_id, code_value, code_label, use_value, code_status) VALUES  (16, 'V01', 'Not VFC eligible ', 'V01 ', 'V');">
            <text:p>INSERT INTO dqa_code_master(table_id, code_value, code_label, use_value, code_status) VALUES <text:s/>(16, 'V01', 'Not VFC eligible ', 'V01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2</text:p>
          </table:table-cell>
          <table:table-cell office:value-type="string">
            <text:p>VFC eligible-Medicaid/Medicaid managed care</text:p>
          </table:table-cell>
          <table:table-cell office:value-type="string">
            <text:p>V02 </text:p>
          </table:table-cell>
          <table:table-cell office:value-type="string">
            <text:p>V</text:p>
          </table:table-cell>
          <table:table-cell table:formula="of:=[.G$1]&amp;&quot; (dqa_code_master_id_sequence.NEXTVAL, &quot;&amp;[.A97]&amp;&quot;, '&quot;&amp;[.C97]&amp;&quot;', '&quot;&amp;[.D97]&amp;&quot;', '&quot;&amp;[.E97]&amp;&quot;', '&quot;&amp;[.F97]&amp;&quot;');&quot;" office:value-type="string" office:string-value="INSERT INTO dqa_code_master(code_master_id, table_id, code_value, code_label, use_value, code_status) VALUES  (dqa_code_master_id_sequence.NEXTVAL, 16, 'V02', 'VFC eligible-Medicaid/Medicaid managed care', 'V02 ', 'V');">
            <text:p>INSERT INTO dqa_code_master(code_master_id, table_id, code_value, code_label, use_value, code_status) VALUES <text:s/>(dqa_code_master_id_sequence.NEXTVAL, 16, 'V02', 'VFC eligible-Medicaid/Medicaid managed care', 'V02 ', 'V');</text:p>
          </table:table-cell>
          <table:table-cell table:formula="of:=[.H$1]&amp;&quot; (&quot;&amp;[.A97]&amp;&quot;, '&quot;&amp;[.C97]&amp;&quot;', '&quot;&amp;[.D97]&amp;&quot;', '&quot;&amp;[.E97]&amp;&quot;', '&quot;&amp;[.F97]&amp;&quot;');&quot;" office:value-type="string" office:string-value="INSERT INTO dqa_code_master(table_id, code_value, code_label, use_value, code_status) VALUES  (16, 'V02', 'VFC eligible-Medicaid/Medicaid managed care', 'V02 ', 'V');">
            <text:p>INSERT INTO dqa_code_master(table_id, code_value, code_label, use_value, code_status) VALUES <text:s/>(16, 'V02', 'VFC eligible-Medicaid/Medicaid managed care', 'V02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3</text:p>
          </table:table-cell>
          <table:table-cell office:value-type="string">
            <text:p>VFC eligible-Uninsured </text:p>
          </table:table-cell>
          <table:table-cell office:value-type="string">
            <text:p>V03 </text:p>
          </table:table-cell>
          <table:table-cell office:value-type="string">
            <text:p>V</text:p>
          </table:table-cell>
          <table:table-cell table:formula="of:=[.G$1]&amp;&quot; (dqa_code_master_id_sequence.NEXTVAL, &quot;&amp;[.A98]&amp;&quot;, '&quot;&amp;[.C98]&amp;&quot;', '&quot;&amp;[.D98]&amp;&quot;', '&quot;&amp;[.E98]&amp;&quot;', '&quot;&amp;[.F98]&amp;&quot;');&quot;" office:value-type="string" office:string-value="INSERT INTO dqa_code_master(code_master_id, table_id, code_value, code_label, use_value, code_status) VALUES  (dqa_code_master_id_sequence.NEXTVAL, 16, 'V03', 'VFC eligible-Uninsured ', 'V03 ', 'V');">
            <text:p>INSERT INTO dqa_code_master(code_master_id, table_id, code_value, code_label, use_value, code_status) VALUES <text:s/>(dqa_code_master_id_sequence.NEXTVAL, 16, 'V03', 'VFC eligible-Uninsured ', 'V03 ', 'V');</text:p>
          </table:table-cell>
          <table:table-cell table:formula="of:=[.H$1]&amp;&quot; (&quot;&amp;[.A98]&amp;&quot;, '&quot;&amp;[.C98]&amp;&quot;', '&quot;&amp;[.D98]&amp;&quot;', '&quot;&amp;[.E98]&amp;&quot;', '&quot;&amp;[.F98]&amp;&quot;');&quot;" office:value-type="string" office:string-value="INSERT INTO dqa_code_master(table_id, code_value, code_label, use_value, code_status) VALUES  (16, 'V03', 'VFC eligible-Uninsured ', 'V03 ', 'V');">
            <text:p>INSERT INTO dqa_code_master(table_id, code_value, code_label, use_value, code_status) VALUES <text:s/>(16, 'V03', 'VFC eligible-Uninsured ', 'V03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4</text:p>
          </table:table-cell>
          <table:table-cell office:value-type="string">
            <text:p>VFC eligible- American Indian/Alaskan Native </text:p>
          </table:table-cell>
          <table:table-cell office:value-type="string">
            <text:p>V04 </text:p>
          </table:table-cell>
          <table:table-cell office:value-type="string">
            <text:p>V</text:p>
          </table:table-cell>
          <table:table-cell table:formula="of:=[.G$1]&amp;&quot; (dqa_code_master_id_sequence.NEXTVAL, &quot;&amp;[.A99]&amp;&quot;, '&quot;&amp;[.C99]&amp;&quot;', '&quot;&amp;[.D99]&amp;&quot;', '&quot;&amp;[.E99]&amp;&quot;', '&quot;&amp;[.F99]&amp;&quot;');&quot;" office:value-type="string" office:string-value="INSERT INTO dqa_code_master(code_master_id, table_id, code_value, code_label, use_value, code_status) VALUES  (dqa_code_master_id_sequence.NEXTVAL, 16, 'V04', 'VFC eligible- American Indian/Alaskan Native ', 'V04 ', 'V');">
            <text:p>INSERT INTO dqa_code_master(code_master_id, table_id, code_value, code_label, use_value, code_status) VALUES <text:s/>(dqa_code_master_id_sequence.NEXTVAL, 16, 'V04', 'VFC eligible- American Indian/Alaskan Native ', 'V04 ', 'V');</text:p>
          </table:table-cell>
          <table:table-cell table:formula="of:=[.H$1]&amp;&quot; (&quot;&amp;[.A99]&amp;&quot;, '&quot;&amp;[.C99]&amp;&quot;', '&quot;&amp;[.D99]&amp;&quot;', '&quot;&amp;[.E99]&amp;&quot;', '&quot;&amp;[.F99]&amp;&quot;');&quot;" office:value-type="string" office:string-value="INSERT INTO dqa_code_master(table_id, code_value, code_label, use_value, code_status) VALUES  (16, 'V04', 'VFC eligible- American Indian/Alaskan Native ', 'V04 ', 'V');">
            <text:p>INSERT INTO dqa_code_master(table_id, code_value, code_label, use_value, code_status) VALUES <text:s/>(16, 'V04', 'VFC eligible- American Indian/Alaskan Native ', 'V04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5</text:p>
          </table:table-cell>
          <table:table-cell office:value-type="string">
            <text:p>VFC eligible-Federally Qualified Health Center Patient (under-insured) </text:p>
          </table:table-cell>
          <table:table-cell office:value-type="string">
            <text:p>V05 </text:p>
          </table:table-cell>
          <table:table-cell office:value-type="string">
            <text:p>V</text:p>
          </table:table-cell>
          <table:table-cell table:formula="of:=[.G$1]&amp;&quot; (dqa_code_master_id_sequence.NEXTVAL, &quot;&amp;[.A100]&amp;&quot;, '&quot;&amp;[.C100]&amp;&quot;', '&quot;&amp;[.D100]&amp;&quot;', '&quot;&amp;[.E100]&amp;&quot;', '&quot;&amp;[.F100]&amp;&quot;');&quot;" office:value-type="string" office:string-value="INSERT INTO dqa_code_master(code_master_id, table_id, code_value, code_label, use_value, code_status) VALUES  (dqa_code_master_id_sequence.NEXTVAL, 16, 'V05', 'VFC eligible-Federally Qualified Health Center Patient (under-insured) ', 'V05 ', 'V');">
            <text:p>INSERT INTO dqa_code_master(code_master_id, table_id, code_value, code_label, use_value, code_status) VALUES <text:s/>(dqa_code_master_id_sequence.NEXTVAL, 16, 'V05', 'VFC eligible-Federally Qualified Health Center Patient (under-insured) ', 'V05 ', 'V');</text:p>
          </table:table-cell>
          <table:table-cell table:formula="of:=[.H$1]&amp;&quot; (&quot;&amp;[.A100]&amp;&quot;, '&quot;&amp;[.C100]&amp;&quot;', '&quot;&amp;[.D100]&amp;&quot;', '&quot;&amp;[.E100]&amp;&quot;', '&quot;&amp;[.F100]&amp;&quot;');&quot;" office:value-type="string" office:string-value="INSERT INTO dqa_code_master(table_id, code_value, code_label, use_value, code_status) VALUES  (16, 'V05', 'VFC eligible-Federally Qualified Health Center Patient (under-insured) ', 'V05 ', 'V');">
            <text:p>INSERT INTO dqa_code_master(table_id, code_value, code_label, use_value, code_status) VALUES <text:s/>(16, 'V05', 'VFC eligible-Federally Qualified Health Center Patient (under-insured) ', 'V05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6</text:p>
          </table:table-cell>
          <table:table-cell office:value-type="string">
            <text:p>VFC eligible- State specific eligibility (e.g. S-CHIP plan) </text:p>
          </table:table-cell>
          <table:table-cell office:value-type="string">
            <text:p>V06 </text:p>
          </table:table-cell>
          <table:table-cell office:value-type="string">
            <text:p>V</text:p>
          </table:table-cell>
          <table:table-cell table:formula="of:=[.G$1]&amp;&quot; (dqa_code_master_id_sequence.NEXTVAL, &quot;&amp;[.A101]&amp;&quot;, '&quot;&amp;[.C101]&amp;&quot;', '&quot;&amp;[.D101]&amp;&quot;', '&quot;&amp;[.E101]&amp;&quot;', '&quot;&amp;[.F101]&amp;&quot;');&quot;" office:value-type="string" office:string-value="INSERT INTO dqa_code_master(code_master_id, table_id, code_value, code_label, use_value, code_status) VALUES  (dqa_code_master_id_sequence.NEXTVAL, 16, 'V06', 'VFC eligible- State specific eligibility (e.g. S-CHIP plan) ', 'V06 ', 'V');">
            <text:p>INSERT INTO dqa_code_master(code_master_id, table_id, code_value, code_label, use_value, code_status) VALUES <text:s/>(dqa_code_master_id_sequence.NEXTVAL, 16, 'V06', 'VFC eligible- State specific eligibility (e.g. S-CHIP plan) ', 'V06 ', 'V');</text:p>
          </table:table-cell>
          <table:table-cell table:formula="of:=[.H$1]&amp;&quot; (&quot;&amp;[.A101]&amp;&quot;, '&quot;&amp;[.C101]&amp;&quot;', '&quot;&amp;[.D101]&amp;&quot;', '&quot;&amp;[.E101]&amp;&quot;', '&quot;&amp;[.F101]&amp;&quot;');&quot;" office:value-type="string" office:string-value="INSERT INTO dqa_code_master(table_id, code_value, code_label, use_value, code_status) VALUES  (16, 'V06', 'VFC eligible- State specific eligibility (e.g. S-CHIP plan) ', 'V06 ', 'V');">
            <text:p>INSERT INTO dqa_code_master(table_id, code_value, code_label, use_value, code_status) VALUES <text:s/>(16, 'V06', 'VFC eligible- State specific eligibility (e.g. S-CHIP plan) ', 'V06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7</text:p>
          </table:table-cell>
          <table:table-cell office:value-type="string">
            <text:p>VFC eligibility- Local-specific eligibility </text:p>
          </table:table-cell>
          <table:table-cell office:value-type="string">
            <text:p>V07 </text:p>
          </table:table-cell>
          <table:table-cell office:value-type="string">
            <text:p>V</text:p>
          </table:table-cell>
          <table:table-cell table:formula="of:=[.G$1]&amp;&quot; (dqa_code_master_id_sequence.NEXTVAL, &quot;&amp;[.A102]&amp;&quot;, '&quot;&amp;[.C102]&amp;&quot;', '&quot;&amp;[.D102]&amp;&quot;', '&quot;&amp;[.E102]&amp;&quot;', '&quot;&amp;[.F102]&amp;&quot;');&quot;" office:value-type="string" office:string-value="INSERT INTO dqa_code_master(code_master_id, table_id, code_value, code_label, use_value, code_status) VALUES  (dqa_code_master_id_sequence.NEXTVAL, 16, 'V07', 'VFC eligibility- Local-specific eligibility ', 'V07 ', 'V');">
            <text:p>INSERT INTO dqa_code_master(code_master_id, table_id, code_value, code_label, use_value, code_status) VALUES <text:s/>(dqa_code_master_id_sequence.NEXTVAL, 16, 'V07', 'VFC eligibility- Local-specific eligibility ', 'V07 ', 'V');</text:p>
          </table:table-cell>
          <table:table-cell table:formula="of:=[.H$1]&amp;&quot; (&quot;&amp;[.A102]&amp;&quot;, '&quot;&amp;[.C102]&amp;&quot;', '&quot;&amp;[.D102]&amp;&quot;', '&quot;&amp;[.E102]&amp;&quot;', '&quot;&amp;[.F102]&amp;&quot;');&quot;" office:value-type="string" office:string-value="INSERT INTO dqa_code_master(table_id, code_value, code_label, use_value, code_status) VALUES  (16, 'V07', 'VFC eligibility- Local-specific eligibility ', 'V07 ', 'V');">
            <text:p>INSERT INTO dqa_code_master(table_id, code_value, code_label, use_value, code_status) VALUES <text:s/>(16, 'V07', 'VFC eligibility- Local-specific eligibility ', 'V07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6">
            <text:p>16</text:p>
          </table:table-cell>
          <table:table-cell office:value-type="string">
            <text:p>VFC Status</text:p>
          </table:table-cell>
          <table:table-cell office:value-type="string">
            <text:p>V08</text:p>
          </table:table-cell>
          <table:table-cell office:value-type="string">
            <text:p>Not VFC eligible-Under-insured </text:p>
          </table:table-cell>
          <table:table-cell office:value-type="string">
            <text:p>V08 </text:p>
          </table:table-cell>
          <table:table-cell office:value-type="string">
            <text:p>I</text:p>
          </table:table-cell>
          <table:table-cell table:formula="of:=[.G$1]&amp;&quot; (dqa_code_master_id_sequence.NEXTVAL, &quot;&amp;[.A103]&amp;&quot;, '&quot;&amp;[.C103]&amp;&quot;', '&quot;&amp;[.D103]&amp;&quot;', '&quot;&amp;[.E103]&amp;&quot;', '&quot;&amp;[.F103]&amp;&quot;');&quot;" office:value-type="string" office:string-value="INSERT INTO dqa_code_master(code_master_id, table_id, code_value, code_label, use_value, code_status) VALUES  (dqa_code_master_id_sequence.NEXTVAL, 16, 'V08', 'Not VFC eligible-Under-insured ', 'V08 ', 'I');">
            <text:p>INSERT INTO dqa_code_master(code_master_id, table_id, code_value, code_label, use_value, code_status) VALUES <text:s/>(dqa_code_master_id_sequence.NEXTVAL, 16, 'V08', 'Not VFC eligible-Under-insured ', 'V08 ', 'I');</text:p>
          </table:table-cell>
          <table:table-cell table:formula="of:=[.H$1]&amp;&quot; (&quot;&amp;[.A103]&amp;&quot;, '&quot;&amp;[.C103]&amp;&quot;', '&quot;&amp;[.D103]&amp;&quot;', '&quot;&amp;[.E103]&amp;&quot;', '&quot;&amp;[.F103]&amp;&quot;');&quot;" office:value-type="string" office:string-value="INSERT INTO dqa_code_master(table_id, code_value, code_label, use_value, code_status) VALUES  (16, 'V08', 'Not VFC eligible-Under-insured ', 'V08 ', 'I');">
            <text:p>INSERT INTO dqa_code_master(table_id, code_value, code_label, use_value, code_status) VALUES <text:s/>(16, 'V08', 'Not VFC eligible-Under-insured ', 'V08 ', 'I');</text:p>
          </table:table-cell>
          <table:table-cell>
            <draw:frame table:end-cell-address="'Code Master'.J104" table:end-x="0.1075in" table:end-y="0.1075in" draw:z-index="0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1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2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3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4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5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L</text:p>
          </table:table-cell>
          <table:table-cell office:value-type="string">
            <text:p>Alabama</text:p>
          </table:table-cell>
          <table:table-cell office:value-type="string">
            <text:p>AL</text:p>
          </table:table-cell>
          <table:table-cell office:value-type="string">
            <text:p>V</text:p>
          </table:table-cell>
          <table:table-cell table:formula="of:=[.G$1]&amp;&quot; (dqa_code_master_id_sequence.NEXTVAL, &quot;&amp;[.A104]&amp;&quot;, '&quot;&amp;[.C104]&amp;&quot;', '&quot;&amp;[.D104]&amp;&quot;', '&quot;&amp;[.E104]&amp;&quot;', '&quot;&amp;[.F104]&amp;&quot;');&quot;" office:value-type="string" office:string-value="INSERT INTO dqa_code_master(code_master_id, table_id, code_value, code_label, use_value, code_status) VALUES  (dqa_code_master_id_sequence.NEXTVAL, 17, 'AL', 'Alabama', 'AL', 'V');">
            <text:p>INSERT INTO dqa_code_master(code_master_id, table_id, code_value, code_label, use_value, code_status) VALUES <text:s/>(dqa_code_master_id_sequence.NEXTVAL, 17, 'AL', 'Alabama', 'AL', 'V');</text:p>
          </table:table-cell>
          <table:table-cell table:formula="of:=[.H$1]&amp;&quot; (&quot;&amp;[.A104]&amp;&quot;, '&quot;&amp;[.C104]&amp;&quot;', '&quot;&amp;[.D104]&amp;&quot;', '&quot;&amp;[.E104]&amp;&quot;', '&quot;&amp;[.F104]&amp;&quot;');&quot;" office:value-type="string" office:string-value="INSERT INTO dqa_code_master(table_id, code_value, code_label, use_value, code_status) VALUES  (17, 'AL', 'Alabama', 'AL', 'V');">
            <text:p>INSERT INTO dqa_code_master(table_id, code_value, code_label, use_value, code_status) VALUES <text:s/>(17, 'AL', 'Alabama', 'AL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K</text:p>
          </table:table-cell>
          <table:table-cell office:value-type="string">
            <text:p>Alaska</text:p>
          </table:table-cell>
          <table:table-cell office:value-type="string">
            <text:p>AK</text:p>
          </table:table-cell>
          <table:table-cell office:value-type="string">
            <text:p>V</text:p>
          </table:table-cell>
          <table:table-cell table:formula="of:=[.G$1]&amp;&quot; (dqa_code_master_id_sequence.NEXTVAL, &quot;&amp;[.A105]&amp;&quot;, '&quot;&amp;[.C105]&amp;&quot;', '&quot;&amp;[.D105]&amp;&quot;', '&quot;&amp;[.E105]&amp;&quot;', '&quot;&amp;[.F105]&amp;&quot;');&quot;" office:value-type="string" office:string-value="INSERT INTO dqa_code_master(code_master_id, table_id, code_value, code_label, use_value, code_status) VALUES  (dqa_code_master_id_sequence.NEXTVAL, 17, 'AK', 'Alaska', 'AK', 'V');">
            <text:p>INSERT INTO dqa_code_master(code_master_id, table_id, code_value, code_label, use_value, code_status) VALUES <text:s/>(dqa_code_master_id_sequence.NEXTVAL, 17, 'AK', 'Alaska', 'AK', 'V');</text:p>
          </table:table-cell>
          <table:table-cell table:formula="of:=[.H$1]&amp;&quot; (&quot;&amp;[.A105]&amp;&quot;, '&quot;&amp;[.C105]&amp;&quot;', '&quot;&amp;[.D105]&amp;&quot;', '&quot;&amp;[.E105]&amp;&quot;', '&quot;&amp;[.F105]&amp;&quot;');&quot;" office:value-type="string" office:string-value="INSERT INTO dqa_code_master(table_id, code_value, code_label, use_value, code_status) VALUES  (17, 'AK', 'Alaska', 'AK', 'V');">
            <text:p>INSERT INTO dqa_code_master(table_id, code_value, code_label, use_value, code_status) VALUES <text:s/>(17, 'AK', 'Alaska', 'AK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Z</text:p>
          </table:table-cell>
          <table:table-cell office:value-type="string">
            <text:p>Arizona</text:p>
          </table:table-cell>
          <table:table-cell office:value-type="string">
            <text:p>AZ</text:p>
          </table:table-cell>
          <table:table-cell office:value-type="string">
            <text:p>V</text:p>
          </table:table-cell>
          <table:table-cell table:formula="of:=[.G$1]&amp;&quot; (dqa_code_master_id_sequence.NEXTVAL, &quot;&amp;[.A106]&amp;&quot;, '&quot;&amp;[.C106]&amp;&quot;', '&quot;&amp;[.D106]&amp;&quot;', '&quot;&amp;[.E106]&amp;&quot;', '&quot;&amp;[.F106]&amp;&quot;');&quot;" office:value-type="string" office:string-value="INSERT INTO dqa_code_master(code_master_id, table_id, code_value, code_label, use_value, code_status) VALUES  (dqa_code_master_id_sequence.NEXTVAL, 17, 'AZ', 'Arizona', 'AZ', 'V');">
            <text:p>INSERT INTO dqa_code_master(code_master_id, table_id, code_value, code_label, use_value, code_status) VALUES <text:s/>(dqa_code_master_id_sequence.NEXTVAL, 17, 'AZ', 'Arizona', 'AZ', 'V');</text:p>
          </table:table-cell>
          <table:table-cell table:formula="of:=[.H$1]&amp;&quot; (&quot;&amp;[.A106]&amp;&quot;, '&quot;&amp;[.C106]&amp;&quot;', '&quot;&amp;[.D106]&amp;&quot;', '&quot;&amp;[.E106]&amp;&quot;', '&quot;&amp;[.F106]&amp;&quot;');&quot;" office:value-type="string" office:string-value="INSERT INTO dqa_code_master(table_id, code_value, code_label, use_value, code_status) VALUES  (17, 'AZ', 'Arizona', 'AZ', 'V');">
            <text:p>INSERT INTO dqa_code_master(table_id, code_value, code_label, use_value, code_status) VALUES <text:s/>(17, 'AZ', 'Arizona', 'AZ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R</text:p>
          </table:table-cell>
          <table:table-cell office:value-type="string">
            <text:p>Arkansas</text:p>
          </table:table-cell>
          <table:table-cell office:value-type="string">
            <text:p>AR</text:p>
          </table:table-cell>
          <table:table-cell office:value-type="string">
            <text:p>V</text:p>
          </table:table-cell>
          <table:table-cell table:formula="of:=[.G$1]&amp;&quot; (dqa_code_master_id_sequence.NEXTVAL, &quot;&amp;[.A107]&amp;&quot;, '&quot;&amp;[.C107]&amp;&quot;', '&quot;&amp;[.D107]&amp;&quot;', '&quot;&amp;[.E107]&amp;&quot;', '&quot;&amp;[.F107]&amp;&quot;');&quot;" office:value-type="string" office:string-value="INSERT INTO dqa_code_master(code_master_id, table_id, code_value, code_label, use_value, code_status) VALUES  (dqa_code_master_id_sequence.NEXTVAL, 17, 'AR', 'Arkansas', 'AR', 'V');">
            <text:p>INSERT INTO dqa_code_master(code_master_id, table_id, code_value, code_label, use_value, code_status) VALUES <text:s/>(dqa_code_master_id_sequence.NEXTVAL, 17, 'AR', 'Arkansas', 'AR', 'V');</text:p>
          </table:table-cell>
          <table:table-cell table:formula="of:=[.H$1]&amp;&quot; (&quot;&amp;[.A107]&amp;&quot;, '&quot;&amp;[.C107]&amp;&quot;', '&quot;&amp;[.D107]&amp;&quot;', '&quot;&amp;[.E107]&amp;&quot;', '&quot;&amp;[.F107]&amp;&quot;');&quot;" office:value-type="string" office:string-value="INSERT INTO dqa_code_master(table_id, code_value, code_label, use_value, code_status) VALUES  (17, 'AR', 'Arkansas', 'AR', 'V');">
            <text:p>INSERT INTO dqa_code_master(table_id, code_value, code_label, use_value, code_status) VALUES <text:s/>(17, 'AR', 'Arkansas', 'AR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CA</text:p>
          </table:table-cell>
          <table:table-cell office:value-type="string">
            <text:p>California</text:p>
          </table:table-cell>
          <table:table-cell office:value-type="string">
            <text:p>CA</text:p>
          </table:table-cell>
          <table:table-cell office:value-type="string">
            <text:p>V</text:p>
          </table:table-cell>
          <table:table-cell table:formula="of:=[.G$1]&amp;&quot; (dqa_code_master_id_sequence.NEXTVAL, &quot;&amp;[.A108]&amp;&quot;, '&quot;&amp;[.C108]&amp;&quot;', '&quot;&amp;[.D108]&amp;&quot;', '&quot;&amp;[.E108]&amp;&quot;', '&quot;&amp;[.F108]&amp;&quot;');&quot;" office:value-type="string" office:string-value="INSERT INTO dqa_code_master(code_master_id, table_id, code_value, code_label, use_value, code_status) VALUES  (dqa_code_master_id_sequence.NEXTVAL, 17, 'CA', 'California', 'CA', 'V');">
            <text:p>INSERT INTO dqa_code_master(code_master_id, table_id, code_value, code_label, use_value, code_status) VALUES <text:s/>(dqa_code_master_id_sequence.NEXTVAL, 17, 'CA', 'California', 'CA', 'V');</text:p>
          </table:table-cell>
          <table:table-cell table:formula="of:=[.H$1]&amp;&quot; (&quot;&amp;[.A108]&amp;&quot;, '&quot;&amp;[.C108]&amp;&quot;', '&quot;&amp;[.D108]&amp;&quot;', '&quot;&amp;[.E108]&amp;&quot;', '&quot;&amp;[.F108]&amp;&quot;');&quot;" office:value-type="string" office:string-value="INSERT INTO dqa_code_master(table_id, code_value, code_label, use_value, code_status) VALUES  (17, 'CA', 'California', 'CA', 'V');">
            <text:p>INSERT INTO dqa_code_master(table_id, code_value, code_label, use_value, code_status) VALUES <text:s/>(17, 'CA', 'California', 'C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CO</text:p>
          </table:table-cell>
          <table:table-cell office:value-type="string">
            <text:p>Colorado</text:p>
          </table:table-cell>
          <table:table-cell office:value-type="string">
            <text:p>CO</text:p>
          </table:table-cell>
          <table:table-cell office:value-type="string">
            <text:p>V</text:p>
          </table:table-cell>
          <table:table-cell table:formula="of:=[.G$1]&amp;&quot; (dqa_code_master_id_sequence.NEXTVAL, &quot;&amp;[.A109]&amp;&quot;, '&quot;&amp;[.C109]&amp;&quot;', '&quot;&amp;[.D109]&amp;&quot;', '&quot;&amp;[.E109]&amp;&quot;', '&quot;&amp;[.F109]&amp;&quot;');&quot;" office:value-type="string" office:string-value="INSERT INTO dqa_code_master(code_master_id, table_id, code_value, code_label, use_value, code_status) VALUES  (dqa_code_master_id_sequence.NEXTVAL, 17, 'CO', 'Colorado', 'CO', 'V');">
            <text:p>INSERT INTO dqa_code_master(code_master_id, table_id, code_value, code_label, use_value, code_status) VALUES <text:s/>(dqa_code_master_id_sequence.NEXTVAL, 17, 'CO', 'Colorado', 'CO', 'V');</text:p>
          </table:table-cell>
          <table:table-cell table:formula="of:=[.H$1]&amp;&quot; (&quot;&amp;[.A109]&amp;&quot;, '&quot;&amp;[.C109]&amp;&quot;', '&quot;&amp;[.D109]&amp;&quot;', '&quot;&amp;[.E109]&amp;&quot;', '&quot;&amp;[.F109]&amp;&quot;');&quot;" office:value-type="string" office:string-value="INSERT INTO dqa_code_master(table_id, code_value, code_label, use_value, code_status) VALUES  (17, 'CO', 'Colorado', 'CO', 'V');">
            <text:p>INSERT INTO dqa_code_master(table_id, code_value, code_label, use_value, code_status) VALUES <text:s/>(17, 'CO', 'Colorado', 'CO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CT</text:p>
          </table:table-cell>
          <table:table-cell office:value-type="string">
            <text:p>Connecticut</text:p>
          </table:table-cell>
          <table:table-cell office:value-type="string">
            <text:p>CT</text:p>
          </table:table-cell>
          <table:table-cell office:value-type="string">
            <text:p>V</text:p>
          </table:table-cell>
          <table:table-cell table:formula="of:=[.G$1]&amp;&quot; (dqa_code_master_id_sequence.NEXTVAL, &quot;&amp;[.A110]&amp;&quot;, '&quot;&amp;[.C110]&amp;&quot;', '&quot;&amp;[.D110]&amp;&quot;', '&quot;&amp;[.E110]&amp;&quot;', '&quot;&amp;[.F110]&amp;&quot;');&quot;" office:value-type="string" office:string-value="INSERT INTO dqa_code_master(code_master_id, table_id, code_value, code_label, use_value, code_status) VALUES  (dqa_code_master_id_sequence.NEXTVAL, 17, 'CT', 'Connecticut', 'CT', 'V');">
            <text:p>INSERT INTO dqa_code_master(code_master_id, table_id, code_value, code_label, use_value, code_status) VALUES <text:s/>(dqa_code_master_id_sequence.NEXTVAL, 17, 'CT', 'Connecticut', 'CT', 'V');</text:p>
          </table:table-cell>
          <table:table-cell table:formula="of:=[.H$1]&amp;&quot; (&quot;&amp;[.A110]&amp;&quot;, '&quot;&amp;[.C110]&amp;&quot;', '&quot;&amp;[.D110]&amp;&quot;', '&quot;&amp;[.E110]&amp;&quot;', '&quot;&amp;[.F110]&amp;&quot;');&quot;" office:value-type="string" office:string-value="INSERT INTO dqa_code_master(table_id, code_value, code_label, use_value, code_status) VALUES  (17, 'CT', 'Connecticut', 'CT', 'V');">
            <text:p>INSERT INTO dqa_code_master(table_id, code_value, code_label, use_value, code_status) VALUES <text:s/>(17, 'CT', 'Connecticut', 'CT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DE</text:p>
          </table:table-cell>
          <table:table-cell office:value-type="string">
            <text:p>Delaware</text:p>
          </table:table-cell>
          <table:table-cell office:value-type="string">
            <text:p>DE</text:p>
          </table:table-cell>
          <table:table-cell office:value-type="string">
            <text:p>V</text:p>
          </table:table-cell>
          <table:table-cell table:formula="of:=[.G$1]&amp;&quot; (dqa_code_master_id_sequence.NEXTVAL, &quot;&amp;[.A111]&amp;&quot;, '&quot;&amp;[.C111]&amp;&quot;', '&quot;&amp;[.D111]&amp;&quot;', '&quot;&amp;[.E111]&amp;&quot;', '&quot;&amp;[.F111]&amp;&quot;');&quot;" office:value-type="string" office:string-value="INSERT INTO dqa_code_master(code_master_id, table_id, code_value, code_label, use_value, code_status) VALUES  (dqa_code_master_id_sequence.NEXTVAL, 17, 'DE', 'Delaware', 'DE', 'V');">
            <text:p>INSERT INTO dqa_code_master(code_master_id, table_id, code_value, code_label, use_value, code_status) VALUES <text:s/>(dqa_code_master_id_sequence.NEXTVAL, 17, 'DE', 'Delaware', 'DE', 'V');</text:p>
          </table:table-cell>
          <table:table-cell table:formula="of:=[.H$1]&amp;&quot; (&quot;&amp;[.A111]&amp;&quot;, '&quot;&amp;[.C111]&amp;&quot;', '&quot;&amp;[.D111]&amp;&quot;', '&quot;&amp;[.E111]&amp;&quot;', '&quot;&amp;[.F111]&amp;&quot;');&quot;" office:value-type="string" office:string-value="INSERT INTO dqa_code_master(table_id, code_value, code_label, use_value, code_status) VALUES  (17, 'DE', 'Delaware', 'DE', 'V');">
            <text:p>INSERT INTO dqa_code_master(table_id, code_value, code_label, use_value, code_status) VALUES <text:s/>(17, 'DE', 'Delaware', 'DE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DC</text:p>
          </table:table-cell>
          <table:table-cell office:value-type="string">
            <text:p>District of Columbia</text:p>
          </table:table-cell>
          <table:table-cell office:value-type="string">
            <text:p>DC</text:p>
          </table:table-cell>
          <table:table-cell office:value-type="string">
            <text:p>V</text:p>
          </table:table-cell>
          <table:table-cell table:formula="of:=[.G$1]&amp;&quot; (dqa_code_master_id_sequence.NEXTVAL, &quot;&amp;[.A112]&amp;&quot;, '&quot;&amp;[.C112]&amp;&quot;', '&quot;&amp;[.D112]&amp;&quot;', '&quot;&amp;[.E112]&amp;&quot;', '&quot;&amp;[.F112]&amp;&quot;');&quot;" office:value-type="string" office:string-value="INSERT INTO dqa_code_master(code_master_id, table_id, code_value, code_label, use_value, code_status) VALUES  (dqa_code_master_id_sequence.NEXTVAL, 17, 'DC', 'District of Columbia', 'DC', 'V');">
            <text:p>INSERT INTO dqa_code_master(code_master_id, table_id, code_value, code_label, use_value, code_status) VALUES <text:s/>(dqa_code_master_id_sequence.NEXTVAL, 17, 'DC', 'District of Columbia', 'DC', 'V');</text:p>
          </table:table-cell>
          <table:table-cell table:formula="of:=[.H$1]&amp;&quot; (&quot;&amp;[.A112]&amp;&quot;, '&quot;&amp;[.C112]&amp;&quot;', '&quot;&amp;[.D112]&amp;&quot;', '&quot;&amp;[.E112]&amp;&quot;', '&quot;&amp;[.F112]&amp;&quot;');&quot;" office:value-type="string" office:string-value="INSERT INTO dqa_code_master(table_id, code_value, code_label, use_value, code_status) VALUES  (17, 'DC', 'District of Columbia', 'DC', 'V');">
            <text:p>INSERT INTO dqa_code_master(table_id, code_value, code_label, use_value, code_status) VALUES <text:s/>(17, 'DC', 'District of Columbia', 'DC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FL</text:p>
          </table:table-cell>
          <table:table-cell office:value-type="string">
            <text:p>Florida</text:p>
          </table:table-cell>
          <table:table-cell office:value-type="string">
            <text:p>FL</text:p>
          </table:table-cell>
          <table:table-cell office:value-type="string">
            <text:p>V</text:p>
          </table:table-cell>
          <table:table-cell table:formula="of:=[.G$1]&amp;&quot; (dqa_code_master_id_sequence.NEXTVAL, &quot;&amp;[.A113]&amp;&quot;, '&quot;&amp;[.C113]&amp;&quot;', '&quot;&amp;[.D113]&amp;&quot;', '&quot;&amp;[.E113]&amp;&quot;', '&quot;&amp;[.F113]&amp;&quot;');&quot;" office:value-type="string" office:string-value="INSERT INTO dqa_code_master(code_master_id, table_id, code_value, code_label, use_value, code_status) VALUES  (dqa_code_master_id_sequence.NEXTVAL, 17, 'FL', 'Florida', 'FL', 'V');">
            <text:p>INSERT INTO dqa_code_master(code_master_id, table_id, code_value, code_label, use_value, code_status) VALUES <text:s/>(dqa_code_master_id_sequence.NEXTVAL, 17, 'FL', 'Florida', 'FL', 'V');</text:p>
          </table:table-cell>
          <table:table-cell table:formula="of:=[.H$1]&amp;&quot; (&quot;&amp;[.A113]&amp;&quot;, '&quot;&amp;[.C113]&amp;&quot;', '&quot;&amp;[.D113]&amp;&quot;', '&quot;&amp;[.E113]&amp;&quot;', '&quot;&amp;[.F113]&amp;&quot;');&quot;" office:value-type="string" office:string-value="INSERT INTO dqa_code_master(table_id, code_value, code_label, use_value, code_status) VALUES  (17, 'FL', 'Florida', 'FL', 'V');">
            <text:p>INSERT INTO dqa_code_master(table_id, code_value, code_label, use_value, code_status) VALUES <text:s/>(17, 'FL', 'Florida', 'FL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GA</text:p>
          </table:table-cell>
          <table:table-cell office:value-type="string">
            <text:p>Georgia</text:p>
          </table:table-cell>
          <table:table-cell office:value-type="string">
            <text:p>GA</text:p>
          </table:table-cell>
          <table:table-cell office:value-type="string">
            <text:p>V</text:p>
          </table:table-cell>
          <table:table-cell table:formula="of:=[.G$1]&amp;&quot; (dqa_code_master_id_sequence.NEXTVAL, &quot;&amp;[.A114]&amp;&quot;, '&quot;&amp;[.C114]&amp;&quot;', '&quot;&amp;[.D114]&amp;&quot;', '&quot;&amp;[.E114]&amp;&quot;', '&quot;&amp;[.F114]&amp;&quot;');&quot;" office:value-type="string" office:string-value="INSERT INTO dqa_code_master(code_master_id, table_id, code_value, code_label, use_value, code_status) VALUES  (dqa_code_master_id_sequence.NEXTVAL, 17, 'GA', 'Georgia', 'GA', 'V');">
            <text:p>INSERT INTO dqa_code_master(code_master_id, table_id, code_value, code_label, use_value, code_status) VALUES <text:s/>(dqa_code_master_id_sequence.NEXTVAL, 17, 'GA', 'Georgia', 'GA', 'V');</text:p>
          </table:table-cell>
          <table:table-cell table:formula="of:=[.H$1]&amp;&quot; (&quot;&amp;[.A114]&amp;&quot;, '&quot;&amp;[.C114]&amp;&quot;', '&quot;&amp;[.D114]&amp;&quot;', '&quot;&amp;[.E114]&amp;&quot;', '&quot;&amp;[.F114]&amp;&quot;');&quot;" office:value-type="string" office:string-value="INSERT INTO dqa_code_master(table_id, code_value, code_label, use_value, code_status) VALUES  (17, 'GA', 'Georgia', 'GA', 'V');">
            <text:p>INSERT INTO dqa_code_master(table_id, code_value, code_label, use_value, code_status) VALUES <text:s/>(17, 'GA', 'Georgia', 'G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HI</text:p>
          </table:table-cell>
          <table:table-cell office:value-type="string">
            <text:p>Hawaii</text:p>
          </table:table-cell>
          <table:table-cell office:value-type="string">
            <text:p>HI</text:p>
          </table:table-cell>
          <table:table-cell office:value-type="string">
            <text:p>V</text:p>
          </table:table-cell>
          <table:table-cell table:formula="of:=[.G$1]&amp;&quot; (dqa_code_master_id_sequence.NEXTVAL, &quot;&amp;[.A115]&amp;&quot;, '&quot;&amp;[.C115]&amp;&quot;', '&quot;&amp;[.D115]&amp;&quot;', '&quot;&amp;[.E115]&amp;&quot;', '&quot;&amp;[.F115]&amp;&quot;');&quot;" office:value-type="string" office:string-value="INSERT INTO dqa_code_master(code_master_id, table_id, code_value, code_label, use_value, code_status) VALUES  (dqa_code_master_id_sequence.NEXTVAL, 17, 'HI', 'Hawaii', 'HI', 'V');">
            <text:p>INSERT INTO dqa_code_master(code_master_id, table_id, code_value, code_label, use_value, code_status) VALUES <text:s/>(dqa_code_master_id_sequence.NEXTVAL, 17, 'HI', 'Hawaii', 'HI', 'V');</text:p>
          </table:table-cell>
          <table:table-cell table:formula="of:=[.H$1]&amp;&quot; (&quot;&amp;[.A115]&amp;&quot;, '&quot;&amp;[.C115]&amp;&quot;', '&quot;&amp;[.D115]&amp;&quot;', '&quot;&amp;[.E115]&amp;&quot;', '&quot;&amp;[.F115]&amp;&quot;');&quot;" office:value-type="string" office:string-value="INSERT INTO dqa_code_master(table_id, code_value, code_label, use_value, code_status) VALUES  (17, 'HI', 'Hawaii', 'HI', 'V');">
            <text:p>INSERT INTO dqa_code_master(table_id, code_value, code_label, use_value, code_status) VALUES <text:s/>(17, 'HI', 'Hawaii', 'H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ID</text:p>
          </table:table-cell>
          <table:table-cell office:value-type="string">
            <text:p>Idaho</text:p>
          </table:table-cell>
          <table:table-cell office:value-type="string">
            <text:p>ID</text:p>
          </table:table-cell>
          <table:table-cell office:value-type="string">
            <text:p>V</text:p>
          </table:table-cell>
          <table:table-cell table:formula="of:=[.G$1]&amp;&quot; (dqa_code_master_id_sequence.NEXTVAL, &quot;&amp;[.A116]&amp;&quot;, '&quot;&amp;[.C116]&amp;&quot;', '&quot;&amp;[.D116]&amp;&quot;', '&quot;&amp;[.E116]&amp;&quot;', '&quot;&amp;[.F116]&amp;&quot;');&quot;" office:value-type="string" office:string-value="INSERT INTO dqa_code_master(code_master_id, table_id, code_value, code_label, use_value, code_status) VALUES  (dqa_code_master_id_sequence.NEXTVAL, 17, 'ID', 'Idaho', 'ID', 'V');">
            <text:p>INSERT INTO dqa_code_master(code_master_id, table_id, code_value, code_label, use_value, code_status) VALUES <text:s/>(dqa_code_master_id_sequence.NEXTVAL, 17, 'ID', 'Idaho', 'ID', 'V');</text:p>
          </table:table-cell>
          <table:table-cell table:formula="of:=[.H$1]&amp;&quot; (&quot;&amp;[.A116]&amp;&quot;, '&quot;&amp;[.C116]&amp;&quot;', '&quot;&amp;[.D116]&amp;&quot;', '&quot;&amp;[.E116]&amp;&quot;', '&quot;&amp;[.F116]&amp;&quot;');&quot;" office:value-type="string" office:string-value="INSERT INTO dqa_code_master(table_id, code_value, code_label, use_value, code_status) VALUES  (17, 'ID', 'Idaho', 'ID', 'V');">
            <text:p>INSERT INTO dqa_code_master(table_id, code_value, code_label, use_value, code_status) VALUES <text:s/>(17, 'ID', 'Idaho', 'ID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IL</text:p>
          </table:table-cell>
          <table:table-cell office:value-type="string">
            <text:p>Illinois</text:p>
          </table:table-cell>
          <table:table-cell office:value-type="string">
            <text:p>IL</text:p>
          </table:table-cell>
          <table:table-cell office:value-type="string">
            <text:p>V</text:p>
          </table:table-cell>
          <table:table-cell table:formula="of:=[.G$1]&amp;&quot; (dqa_code_master_id_sequence.NEXTVAL, &quot;&amp;[.A117]&amp;&quot;, '&quot;&amp;[.C117]&amp;&quot;', '&quot;&amp;[.D117]&amp;&quot;', '&quot;&amp;[.E117]&amp;&quot;', '&quot;&amp;[.F117]&amp;&quot;');&quot;" office:value-type="string" office:string-value="INSERT INTO dqa_code_master(code_master_id, table_id, code_value, code_label, use_value, code_status) VALUES  (dqa_code_master_id_sequence.NEXTVAL, 17, 'IL', 'Illinois', 'IL', 'V');">
            <text:p>INSERT INTO dqa_code_master(code_master_id, table_id, code_value, code_label, use_value, code_status) VALUES <text:s/>(dqa_code_master_id_sequence.NEXTVAL, 17, 'IL', 'Illinois', 'IL', 'V');</text:p>
          </table:table-cell>
          <table:table-cell table:formula="of:=[.H$1]&amp;&quot; (&quot;&amp;[.A117]&amp;&quot;, '&quot;&amp;[.C117]&amp;&quot;', '&quot;&amp;[.D117]&amp;&quot;', '&quot;&amp;[.E117]&amp;&quot;', '&quot;&amp;[.F117]&amp;&quot;');&quot;" office:value-type="string" office:string-value="INSERT INTO dqa_code_master(table_id, code_value, code_label, use_value, code_status) VALUES  (17, 'IL', 'Illinois', 'IL', 'V');">
            <text:p>INSERT INTO dqa_code_master(table_id, code_value, code_label, use_value, code_status) VALUES <text:s/>(17, 'IL', 'Illinois', 'IL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IN</text:p>
          </table:table-cell>
          <table:table-cell office:value-type="string">
            <text:p>Indiana</text:p>
          </table:table-cell>
          <table:table-cell office:value-type="string">
            <text:p>IN</text:p>
          </table:table-cell>
          <table:table-cell office:value-type="string">
            <text:p>V</text:p>
          </table:table-cell>
          <table:table-cell table:formula="of:=[.G$1]&amp;&quot; (dqa_code_master_id_sequence.NEXTVAL, &quot;&amp;[.A118]&amp;&quot;, '&quot;&amp;[.C118]&amp;&quot;', '&quot;&amp;[.D118]&amp;&quot;', '&quot;&amp;[.E118]&amp;&quot;', '&quot;&amp;[.F118]&amp;&quot;');&quot;" office:value-type="string" office:string-value="INSERT INTO dqa_code_master(code_master_id, table_id, code_value, code_label, use_value, code_status) VALUES  (dqa_code_master_id_sequence.NEXTVAL, 17, 'IN', 'Indiana', 'IN', 'V');">
            <text:p>INSERT INTO dqa_code_master(code_master_id, table_id, code_value, code_label, use_value, code_status) VALUES <text:s/>(dqa_code_master_id_sequence.NEXTVAL, 17, 'IN', 'Indiana', 'IN', 'V');</text:p>
          </table:table-cell>
          <table:table-cell table:formula="of:=[.H$1]&amp;&quot; (&quot;&amp;[.A118]&amp;&quot;, '&quot;&amp;[.C118]&amp;&quot;', '&quot;&amp;[.D118]&amp;&quot;', '&quot;&amp;[.E118]&amp;&quot;', '&quot;&amp;[.F118]&amp;&quot;');&quot;" office:value-type="string" office:string-value="INSERT INTO dqa_code_master(table_id, code_value, code_label, use_value, code_status) VALUES  (17, 'IN', 'Indiana', 'IN', 'V');">
            <text:p>INSERT INTO dqa_code_master(table_id, code_value, code_label, use_value, code_status) VALUES <text:s/>(17, 'IN', 'Indiana', 'IN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IA</text:p>
          </table:table-cell>
          <table:table-cell office:value-type="string">
            <text:p>Iowa</text:p>
          </table:table-cell>
          <table:table-cell office:value-type="string">
            <text:p>IA</text:p>
          </table:table-cell>
          <table:table-cell office:value-type="string">
            <text:p>V</text:p>
          </table:table-cell>
          <table:table-cell table:formula="of:=[.G$1]&amp;&quot; (dqa_code_master_id_sequence.NEXTVAL, &quot;&amp;[.A119]&amp;&quot;, '&quot;&amp;[.C119]&amp;&quot;', '&quot;&amp;[.D119]&amp;&quot;', '&quot;&amp;[.E119]&amp;&quot;', '&quot;&amp;[.F119]&amp;&quot;');&quot;" office:value-type="string" office:string-value="INSERT INTO dqa_code_master(code_master_id, table_id, code_value, code_label, use_value, code_status) VALUES  (dqa_code_master_id_sequence.NEXTVAL, 17, 'IA', 'Iowa', 'IA', 'V');">
            <text:p>INSERT INTO dqa_code_master(code_master_id, table_id, code_value, code_label, use_value, code_status) VALUES <text:s/>(dqa_code_master_id_sequence.NEXTVAL, 17, 'IA', 'Iowa', 'IA', 'V');</text:p>
          </table:table-cell>
          <table:table-cell table:formula="of:=[.H$1]&amp;&quot; (&quot;&amp;[.A119]&amp;&quot;, '&quot;&amp;[.C119]&amp;&quot;', '&quot;&amp;[.D119]&amp;&quot;', '&quot;&amp;[.E119]&amp;&quot;', '&quot;&amp;[.F119]&amp;&quot;');&quot;" office:value-type="string" office:string-value="INSERT INTO dqa_code_master(table_id, code_value, code_label, use_value, code_status) VALUES  (17, 'IA', 'Iowa', 'IA', 'V');">
            <text:p>INSERT INTO dqa_code_master(table_id, code_value, code_label, use_value, code_status) VALUES <text:s/>(17, 'IA', 'Iowa', 'I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KS</text:p>
          </table:table-cell>
          <table:table-cell office:value-type="string">
            <text:p>Kansas</text:p>
          </table:table-cell>
          <table:table-cell office:value-type="string">
            <text:p>KS</text:p>
          </table:table-cell>
          <table:table-cell office:value-type="string">
            <text:p>V</text:p>
          </table:table-cell>
          <table:table-cell table:formula="of:=[.G$1]&amp;&quot; (dqa_code_master_id_sequence.NEXTVAL, &quot;&amp;[.A120]&amp;&quot;, '&quot;&amp;[.C120]&amp;&quot;', '&quot;&amp;[.D120]&amp;&quot;', '&quot;&amp;[.E120]&amp;&quot;', '&quot;&amp;[.F120]&amp;&quot;');&quot;" office:value-type="string" office:string-value="INSERT INTO dqa_code_master(code_master_id, table_id, code_value, code_label, use_value, code_status) VALUES  (dqa_code_master_id_sequence.NEXTVAL, 17, 'KS', 'Kansas', 'KS', 'V');">
            <text:p>INSERT INTO dqa_code_master(code_master_id, table_id, code_value, code_label, use_value, code_status) VALUES <text:s/>(dqa_code_master_id_sequence.NEXTVAL, 17, 'KS', 'Kansas', 'KS', 'V');</text:p>
          </table:table-cell>
          <table:table-cell table:formula="of:=[.H$1]&amp;&quot; (&quot;&amp;[.A120]&amp;&quot;, '&quot;&amp;[.C120]&amp;&quot;', '&quot;&amp;[.D120]&amp;&quot;', '&quot;&amp;[.E120]&amp;&quot;', '&quot;&amp;[.F120]&amp;&quot;');&quot;" office:value-type="string" office:string-value="INSERT INTO dqa_code_master(table_id, code_value, code_label, use_value, code_status) VALUES  (17, 'KS', 'Kansas', 'KS', 'V');">
            <text:p>INSERT INTO dqa_code_master(table_id, code_value, code_label, use_value, code_status) VALUES <text:s/>(17, 'KS', 'Kansas', 'KS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KY</text:p>
          </table:table-cell>
          <table:table-cell office:value-type="string">
            <text:p>Kentucky</text:p>
          </table:table-cell>
          <table:table-cell office:value-type="string">
            <text:p>KY</text:p>
          </table:table-cell>
          <table:table-cell office:value-type="string">
            <text:p>V</text:p>
          </table:table-cell>
          <table:table-cell table:formula="of:=[.G$1]&amp;&quot; (dqa_code_master_id_sequence.NEXTVAL, &quot;&amp;[.A121]&amp;&quot;, '&quot;&amp;[.C121]&amp;&quot;', '&quot;&amp;[.D121]&amp;&quot;', '&quot;&amp;[.E121]&amp;&quot;', '&quot;&amp;[.F121]&amp;&quot;');&quot;" office:value-type="string" office:string-value="INSERT INTO dqa_code_master(code_master_id, table_id, code_value, code_label, use_value, code_status) VALUES  (dqa_code_master_id_sequence.NEXTVAL, 17, 'KY', 'Kentucky', 'KY', 'V');">
            <text:p>INSERT INTO dqa_code_master(code_master_id, table_id, code_value, code_label, use_value, code_status) VALUES <text:s/>(dqa_code_master_id_sequence.NEXTVAL, 17, 'KY', 'Kentucky', 'KY', 'V');</text:p>
          </table:table-cell>
          <table:table-cell table:formula="of:=[.H$1]&amp;&quot; (&quot;&amp;[.A121]&amp;&quot;, '&quot;&amp;[.C121]&amp;&quot;', '&quot;&amp;[.D121]&amp;&quot;', '&quot;&amp;[.E121]&amp;&quot;', '&quot;&amp;[.F121]&amp;&quot;');&quot;" office:value-type="string" office:string-value="INSERT INTO dqa_code_master(table_id, code_value, code_label, use_value, code_status) VALUES  (17, 'KY', 'Kentucky', 'KY', 'V');">
            <text:p>INSERT INTO dqa_code_master(table_id, code_value, code_label, use_value, code_status) VALUES <text:s/>(17, 'KY', 'Kentucky', 'KY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LA</text:p>
          </table:table-cell>
          <table:table-cell office:value-type="string">
            <text:p>Louisiana</text:p>
          </table:table-cell>
          <table:table-cell office:value-type="string">
            <text:p>LA</text:p>
          </table:table-cell>
          <table:table-cell office:value-type="string">
            <text:p>V</text:p>
          </table:table-cell>
          <table:table-cell table:formula="of:=[.G$1]&amp;&quot; (dqa_code_master_id_sequence.NEXTVAL, &quot;&amp;[.A122]&amp;&quot;, '&quot;&amp;[.C122]&amp;&quot;', '&quot;&amp;[.D122]&amp;&quot;', '&quot;&amp;[.E122]&amp;&quot;', '&quot;&amp;[.F122]&amp;&quot;');&quot;" office:value-type="string" office:string-value="INSERT INTO dqa_code_master(code_master_id, table_id, code_value, code_label, use_value, code_status) VALUES  (dqa_code_master_id_sequence.NEXTVAL, 17, 'LA', 'Louisiana', 'LA', 'V');">
            <text:p>INSERT INTO dqa_code_master(code_master_id, table_id, code_value, code_label, use_value, code_status) VALUES <text:s/>(dqa_code_master_id_sequence.NEXTVAL, 17, 'LA', 'Louisiana', 'LA', 'V');</text:p>
          </table:table-cell>
          <table:table-cell table:formula="of:=[.H$1]&amp;&quot; (&quot;&amp;[.A122]&amp;&quot;, '&quot;&amp;[.C122]&amp;&quot;', '&quot;&amp;[.D122]&amp;&quot;', '&quot;&amp;[.E122]&amp;&quot;', '&quot;&amp;[.F122]&amp;&quot;');&quot;" office:value-type="string" office:string-value="INSERT INTO dqa_code_master(table_id, code_value, code_label, use_value, code_status) VALUES  (17, 'LA', 'Louisiana', 'LA', 'V');">
            <text:p>INSERT INTO dqa_code_master(table_id, code_value, code_label, use_value, code_status) VALUES <text:s/>(17, 'LA', 'Louisiana', 'L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E</text:p>
          </table:table-cell>
          <table:table-cell office:value-type="string">
            <text:p>Maine</text:p>
          </table:table-cell>
          <table:table-cell office:value-type="string">
            <text:p>ME</text:p>
          </table:table-cell>
          <table:table-cell office:value-type="string">
            <text:p>V</text:p>
          </table:table-cell>
          <table:table-cell table:formula="of:=[.G$1]&amp;&quot; (dqa_code_master_id_sequence.NEXTVAL, &quot;&amp;[.A123]&amp;&quot;, '&quot;&amp;[.C123]&amp;&quot;', '&quot;&amp;[.D123]&amp;&quot;', '&quot;&amp;[.E123]&amp;&quot;', '&quot;&amp;[.F123]&amp;&quot;');&quot;" office:value-type="string" office:string-value="INSERT INTO dqa_code_master(code_master_id, table_id, code_value, code_label, use_value, code_status) VALUES  (dqa_code_master_id_sequence.NEXTVAL, 17, 'ME', 'Maine', 'ME', 'V');">
            <text:p>INSERT INTO dqa_code_master(code_master_id, table_id, code_value, code_label, use_value, code_status) VALUES <text:s/>(dqa_code_master_id_sequence.NEXTVAL, 17, 'ME', 'Maine', 'ME', 'V');</text:p>
          </table:table-cell>
          <table:table-cell table:formula="of:=[.H$1]&amp;&quot; (&quot;&amp;[.A123]&amp;&quot;, '&quot;&amp;[.C123]&amp;&quot;', '&quot;&amp;[.D123]&amp;&quot;', '&quot;&amp;[.E123]&amp;&quot;', '&quot;&amp;[.F123]&amp;&quot;');&quot;" office:value-type="string" office:string-value="INSERT INTO dqa_code_master(table_id, code_value, code_label, use_value, code_status) VALUES  (17, 'ME', 'Maine', 'ME', 'V');">
            <text:p>INSERT INTO dqa_code_master(table_id, code_value, code_label, use_value, code_status) VALUES <text:s/>(17, 'ME', 'Maine', 'ME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D</text:p>
          </table:table-cell>
          <table:table-cell office:value-type="string">
            <text:p>Maryland</text:p>
          </table:table-cell>
          <table:table-cell office:value-type="string">
            <text:p>MD</text:p>
          </table:table-cell>
          <table:table-cell office:value-type="string">
            <text:p>V</text:p>
          </table:table-cell>
          <table:table-cell table:formula="of:=[.G$1]&amp;&quot; (dqa_code_master_id_sequence.NEXTVAL, &quot;&amp;[.A124]&amp;&quot;, '&quot;&amp;[.C124]&amp;&quot;', '&quot;&amp;[.D124]&amp;&quot;', '&quot;&amp;[.E124]&amp;&quot;', '&quot;&amp;[.F124]&amp;&quot;');&quot;" office:value-type="string" office:string-value="INSERT INTO dqa_code_master(code_master_id, table_id, code_value, code_label, use_value, code_status) VALUES  (dqa_code_master_id_sequence.NEXTVAL, 17, 'MD', 'Maryland', 'MD', 'V');">
            <text:p>INSERT INTO dqa_code_master(code_master_id, table_id, code_value, code_label, use_value, code_status) VALUES <text:s/>(dqa_code_master_id_sequence.NEXTVAL, 17, 'MD', 'Maryland', 'MD', 'V');</text:p>
          </table:table-cell>
          <table:table-cell table:formula="of:=[.H$1]&amp;&quot; (&quot;&amp;[.A124]&amp;&quot;, '&quot;&amp;[.C124]&amp;&quot;', '&quot;&amp;[.D124]&amp;&quot;', '&quot;&amp;[.E124]&amp;&quot;', '&quot;&amp;[.F124]&amp;&quot;');&quot;" office:value-type="string" office:string-value="INSERT INTO dqa_code_master(table_id, code_value, code_label, use_value, code_status) VALUES  (17, 'MD', 'Maryland', 'MD', 'V');">
            <text:p>INSERT INTO dqa_code_master(table_id, code_value, code_label, use_value, code_status) VALUES <text:s/>(17, 'MD', 'Maryland', 'MD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A</text:p>
          </table:table-cell>
          <table:table-cell office:value-type="string">
            <text:p>Massachusetts</text:p>
          </table:table-cell>
          <table:table-cell office:value-type="string">
            <text:p>MA</text:p>
          </table:table-cell>
          <table:table-cell office:value-type="string">
            <text:p>V</text:p>
          </table:table-cell>
          <table:table-cell table:formula="of:=[.G$1]&amp;&quot; (dqa_code_master_id_sequence.NEXTVAL, &quot;&amp;[.A125]&amp;&quot;, '&quot;&amp;[.C125]&amp;&quot;', '&quot;&amp;[.D125]&amp;&quot;', '&quot;&amp;[.E125]&amp;&quot;', '&quot;&amp;[.F125]&amp;&quot;');&quot;" office:value-type="string" office:string-value="INSERT INTO dqa_code_master(code_master_id, table_id, code_value, code_label, use_value, code_status) VALUES  (dqa_code_master_id_sequence.NEXTVAL, 17, 'MA', 'Massachusetts', 'MA', 'V');">
            <text:p>INSERT INTO dqa_code_master(code_master_id, table_id, code_value, code_label, use_value, code_status) VALUES <text:s/>(dqa_code_master_id_sequence.NEXTVAL, 17, 'MA', 'Massachusetts', 'MA', 'V');</text:p>
          </table:table-cell>
          <table:table-cell table:formula="of:=[.H$1]&amp;&quot; (&quot;&amp;[.A125]&amp;&quot;, '&quot;&amp;[.C125]&amp;&quot;', '&quot;&amp;[.D125]&amp;&quot;', '&quot;&amp;[.E125]&amp;&quot;', '&quot;&amp;[.F125]&amp;&quot;');&quot;" office:value-type="string" office:string-value="INSERT INTO dqa_code_master(table_id, code_value, code_label, use_value, code_status) VALUES  (17, 'MA', 'Massachusetts', 'MA', 'V');">
            <text:p>INSERT INTO dqa_code_master(table_id, code_value, code_label, use_value, code_status) VALUES <text:s/>(17, 'MA', 'Massachusetts', 'M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I</text:p>
          </table:table-cell>
          <table:table-cell office:value-type="string">
            <text:p>Michigan</text:p>
          </table:table-cell>
          <table:table-cell office:value-type="string">
            <text:p>MI</text:p>
          </table:table-cell>
          <table:table-cell office:value-type="string">
            <text:p>V</text:p>
          </table:table-cell>
          <table:table-cell table:formula="of:=[.G$1]&amp;&quot; (dqa_code_master_id_sequence.NEXTVAL, &quot;&amp;[.A126]&amp;&quot;, '&quot;&amp;[.C126]&amp;&quot;', '&quot;&amp;[.D126]&amp;&quot;', '&quot;&amp;[.E126]&amp;&quot;', '&quot;&amp;[.F126]&amp;&quot;');&quot;" office:value-type="string" office:string-value="INSERT INTO dqa_code_master(code_master_id, table_id, code_value, code_label, use_value, code_status) VALUES  (dqa_code_master_id_sequence.NEXTVAL, 17, 'MI', 'Michigan', 'MI', 'V');">
            <text:p>INSERT INTO dqa_code_master(code_master_id, table_id, code_value, code_label, use_value, code_status) VALUES <text:s/>(dqa_code_master_id_sequence.NEXTVAL, 17, 'MI', 'Michigan', 'MI', 'V');</text:p>
          </table:table-cell>
          <table:table-cell table:formula="of:=[.H$1]&amp;&quot; (&quot;&amp;[.A126]&amp;&quot;, '&quot;&amp;[.C126]&amp;&quot;', '&quot;&amp;[.D126]&amp;&quot;', '&quot;&amp;[.E126]&amp;&quot;', '&quot;&amp;[.F126]&amp;&quot;');&quot;" office:value-type="string" office:string-value="INSERT INTO dqa_code_master(table_id, code_value, code_label, use_value, code_status) VALUES  (17, 'MI', 'Michigan', 'MI', 'V');">
            <text:p>INSERT INTO dqa_code_master(table_id, code_value, code_label, use_value, code_status) VALUES <text:s/>(17, 'MI', 'Michigan', 'M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N</text:p>
          </table:table-cell>
          <table:table-cell office:value-type="string">
            <text:p>Minnesota</text:p>
          </table:table-cell>
          <table:table-cell office:value-type="string">
            <text:p>MN</text:p>
          </table:table-cell>
          <table:table-cell office:value-type="string">
            <text:p>V</text:p>
          </table:table-cell>
          <table:table-cell table:formula="of:=[.G$1]&amp;&quot; (dqa_code_master_id_sequence.NEXTVAL, &quot;&amp;[.A127]&amp;&quot;, '&quot;&amp;[.C127]&amp;&quot;', '&quot;&amp;[.D127]&amp;&quot;', '&quot;&amp;[.E127]&amp;&quot;', '&quot;&amp;[.F127]&amp;&quot;');&quot;" office:value-type="string" office:string-value="INSERT INTO dqa_code_master(code_master_id, table_id, code_value, code_label, use_value, code_status) VALUES  (dqa_code_master_id_sequence.NEXTVAL, 17, 'MN', 'Minnesota', 'MN', 'V');">
            <text:p>INSERT INTO dqa_code_master(code_master_id, table_id, code_value, code_label, use_value, code_status) VALUES <text:s/>(dqa_code_master_id_sequence.NEXTVAL, 17, 'MN', 'Minnesota', 'MN', 'V');</text:p>
          </table:table-cell>
          <table:table-cell table:formula="of:=[.H$1]&amp;&quot; (&quot;&amp;[.A127]&amp;&quot;, '&quot;&amp;[.C127]&amp;&quot;', '&quot;&amp;[.D127]&amp;&quot;', '&quot;&amp;[.E127]&amp;&quot;', '&quot;&amp;[.F127]&amp;&quot;');&quot;" office:value-type="string" office:string-value="INSERT INTO dqa_code_master(table_id, code_value, code_label, use_value, code_status) VALUES  (17, 'MN', 'Minnesota', 'MN', 'V');">
            <text:p>INSERT INTO dqa_code_master(table_id, code_value, code_label, use_value, code_status) VALUES <text:s/>(17, 'MN', 'Minnesota', 'MN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S</text:p>
          </table:table-cell>
          <table:table-cell office:value-type="string">
            <text:p>Mississippi</text:p>
          </table:table-cell>
          <table:table-cell office:value-type="string">
            <text:p>MS</text:p>
          </table:table-cell>
          <table:table-cell office:value-type="string">
            <text:p>V</text:p>
          </table:table-cell>
          <table:table-cell table:formula="of:=[.G$1]&amp;&quot; (dqa_code_master_id_sequence.NEXTVAL, &quot;&amp;[.A128]&amp;&quot;, '&quot;&amp;[.C128]&amp;&quot;', '&quot;&amp;[.D128]&amp;&quot;', '&quot;&amp;[.E128]&amp;&quot;', '&quot;&amp;[.F128]&amp;&quot;');&quot;" office:value-type="string" office:string-value="INSERT INTO dqa_code_master(code_master_id, table_id, code_value, code_label, use_value, code_status) VALUES  (dqa_code_master_id_sequence.NEXTVAL, 17, 'MS', 'Mississippi', 'MS', 'V');">
            <text:p>INSERT INTO dqa_code_master(code_master_id, table_id, code_value, code_label, use_value, code_status) VALUES <text:s/>(dqa_code_master_id_sequence.NEXTVAL, 17, 'MS', 'Mississippi', 'MS', 'V');</text:p>
          </table:table-cell>
          <table:table-cell table:formula="of:=[.H$1]&amp;&quot; (&quot;&amp;[.A128]&amp;&quot;, '&quot;&amp;[.C128]&amp;&quot;', '&quot;&amp;[.D128]&amp;&quot;', '&quot;&amp;[.E128]&amp;&quot;', '&quot;&amp;[.F128]&amp;&quot;');&quot;" office:value-type="string" office:string-value="INSERT INTO dqa_code_master(table_id, code_value, code_label, use_value, code_status) VALUES  (17, 'MS', 'Mississippi', 'MS', 'V');">
            <text:p>INSERT INTO dqa_code_master(table_id, code_value, code_label, use_value, code_status) VALUES <text:s/>(17, 'MS', 'Mississippi', 'MS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O</text:p>
          </table:table-cell>
          <table:table-cell office:value-type="string">
            <text:p>Missouri</text:p>
          </table:table-cell>
          <table:table-cell office:value-type="string">
            <text:p>MO</text:p>
          </table:table-cell>
          <table:table-cell office:value-type="string">
            <text:p>V</text:p>
          </table:table-cell>
          <table:table-cell table:formula="of:=[.G$1]&amp;&quot; (dqa_code_master_id_sequence.NEXTVAL, &quot;&amp;[.A129]&amp;&quot;, '&quot;&amp;[.C129]&amp;&quot;', '&quot;&amp;[.D129]&amp;&quot;', '&quot;&amp;[.E129]&amp;&quot;', '&quot;&amp;[.F129]&amp;&quot;');&quot;" office:value-type="string" office:string-value="INSERT INTO dqa_code_master(code_master_id, table_id, code_value, code_label, use_value, code_status) VALUES  (dqa_code_master_id_sequence.NEXTVAL, 17, 'MO', 'Missouri', 'MO', 'V');">
            <text:p>INSERT INTO dqa_code_master(code_master_id, table_id, code_value, code_label, use_value, code_status) VALUES <text:s/>(dqa_code_master_id_sequence.NEXTVAL, 17, 'MO', 'Missouri', 'MO', 'V');</text:p>
          </table:table-cell>
          <table:table-cell table:formula="of:=[.H$1]&amp;&quot; (&quot;&amp;[.A129]&amp;&quot;, '&quot;&amp;[.C129]&amp;&quot;', '&quot;&amp;[.D129]&amp;&quot;', '&quot;&amp;[.E129]&amp;&quot;', '&quot;&amp;[.F129]&amp;&quot;');&quot;" office:value-type="string" office:string-value="INSERT INTO dqa_code_master(table_id, code_value, code_label, use_value, code_status) VALUES  (17, 'MO', 'Missouri', 'MO', 'V');">
            <text:p>INSERT INTO dqa_code_master(table_id, code_value, code_label, use_value, code_status) VALUES <text:s/>(17, 'MO', 'Missouri', 'MO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T</text:p>
          </table:table-cell>
          <table:table-cell office:value-type="string">
            <text:p>Montana</text:p>
          </table:table-cell>
          <table:table-cell office:value-type="string">
            <text:p>MT</text:p>
          </table:table-cell>
          <table:table-cell office:value-type="string">
            <text:p>V</text:p>
          </table:table-cell>
          <table:table-cell table:formula="of:=[.G$1]&amp;&quot; (dqa_code_master_id_sequence.NEXTVAL, &quot;&amp;[.A130]&amp;&quot;, '&quot;&amp;[.C130]&amp;&quot;', '&quot;&amp;[.D130]&amp;&quot;', '&quot;&amp;[.E130]&amp;&quot;', '&quot;&amp;[.F130]&amp;&quot;');&quot;" office:value-type="string" office:string-value="INSERT INTO dqa_code_master(code_master_id, table_id, code_value, code_label, use_value, code_status) VALUES  (dqa_code_master_id_sequence.NEXTVAL, 17, 'MT', 'Montana', 'MT', 'V');">
            <text:p>INSERT INTO dqa_code_master(code_master_id, table_id, code_value, code_label, use_value, code_status) VALUES <text:s/>(dqa_code_master_id_sequence.NEXTVAL, 17, 'MT', 'Montana', 'MT', 'V');</text:p>
          </table:table-cell>
          <table:table-cell table:formula="of:=[.H$1]&amp;&quot; (&quot;&amp;[.A130]&amp;&quot;, '&quot;&amp;[.C130]&amp;&quot;', '&quot;&amp;[.D130]&amp;&quot;', '&quot;&amp;[.E130]&amp;&quot;', '&quot;&amp;[.F130]&amp;&quot;');&quot;" office:value-type="string" office:string-value="INSERT INTO dqa_code_master(table_id, code_value, code_label, use_value, code_status) VALUES  (17, 'MT', 'Montana', 'MT', 'V');">
            <text:p>INSERT INTO dqa_code_master(table_id, code_value, code_label, use_value, code_status) VALUES <text:s/>(17, 'MT', 'Montana', 'MT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E</text:p>
          </table:table-cell>
          <table:table-cell office:value-type="string">
            <text:p>Nebraska</text:p>
          </table:table-cell>
          <table:table-cell office:value-type="string">
            <text:p>NE</text:p>
          </table:table-cell>
          <table:table-cell office:value-type="string">
            <text:p>V</text:p>
          </table:table-cell>
          <table:table-cell table:formula="of:=[.G$1]&amp;&quot; (dqa_code_master_id_sequence.NEXTVAL, &quot;&amp;[.A131]&amp;&quot;, '&quot;&amp;[.C131]&amp;&quot;', '&quot;&amp;[.D131]&amp;&quot;', '&quot;&amp;[.E131]&amp;&quot;', '&quot;&amp;[.F131]&amp;&quot;');&quot;" office:value-type="string" office:string-value="INSERT INTO dqa_code_master(code_master_id, table_id, code_value, code_label, use_value, code_status) VALUES  (dqa_code_master_id_sequence.NEXTVAL, 17, 'NE', 'Nebraska', 'NE', 'V');">
            <text:p>INSERT INTO dqa_code_master(code_master_id, table_id, code_value, code_label, use_value, code_status) VALUES <text:s/>(dqa_code_master_id_sequence.NEXTVAL, 17, 'NE', 'Nebraska', 'NE', 'V');</text:p>
          </table:table-cell>
          <table:table-cell table:formula="of:=[.H$1]&amp;&quot; (&quot;&amp;[.A131]&amp;&quot;, '&quot;&amp;[.C131]&amp;&quot;', '&quot;&amp;[.D131]&amp;&quot;', '&quot;&amp;[.E131]&amp;&quot;', '&quot;&amp;[.F131]&amp;&quot;');&quot;" office:value-type="string" office:string-value="INSERT INTO dqa_code_master(table_id, code_value, code_label, use_value, code_status) VALUES  (17, 'NE', 'Nebraska', 'NE', 'V');">
            <text:p>INSERT INTO dqa_code_master(table_id, code_value, code_label, use_value, code_status) VALUES <text:s/>(17, 'NE', 'Nebraska', 'NE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V</text:p>
          </table:table-cell>
          <table:table-cell office:value-type="string">
            <text:p>Nevada</text:p>
          </table:table-cell>
          <table:table-cell office:value-type="string">
            <text:p>NV</text:p>
          </table:table-cell>
          <table:table-cell office:value-type="string">
            <text:p>V</text:p>
          </table:table-cell>
          <table:table-cell table:formula="of:=[.G$1]&amp;&quot; (dqa_code_master_id_sequence.NEXTVAL, &quot;&amp;[.A132]&amp;&quot;, '&quot;&amp;[.C132]&amp;&quot;', '&quot;&amp;[.D132]&amp;&quot;', '&quot;&amp;[.E132]&amp;&quot;', '&quot;&amp;[.F132]&amp;&quot;');&quot;" office:value-type="string" office:string-value="INSERT INTO dqa_code_master(code_master_id, table_id, code_value, code_label, use_value, code_status) VALUES  (dqa_code_master_id_sequence.NEXTVAL, 17, 'NV', 'Nevada', 'NV', 'V');">
            <text:p>INSERT INTO dqa_code_master(code_master_id, table_id, code_value, code_label, use_value, code_status) VALUES <text:s/>(dqa_code_master_id_sequence.NEXTVAL, 17, 'NV', 'Nevada', 'NV', 'V');</text:p>
          </table:table-cell>
          <table:table-cell table:formula="of:=[.H$1]&amp;&quot; (&quot;&amp;[.A132]&amp;&quot;, '&quot;&amp;[.C132]&amp;&quot;', '&quot;&amp;[.D132]&amp;&quot;', '&quot;&amp;[.E132]&amp;&quot;', '&quot;&amp;[.F132]&amp;&quot;');&quot;" office:value-type="string" office:string-value="INSERT INTO dqa_code_master(table_id, code_value, code_label, use_value, code_status) VALUES  (17, 'NV', 'Nevada', 'NV', 'V');">
            <text:p>INSERT INTO dqa_code_master(table_id, code_value, code_label, use_value, code_status) VALUES <text:s/>(17, 'NV', 'Nevada', 'NV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H</text:p>
          </table:table-cell>
          <table:table-cell office:value-type="string">
            <text:p>New Hampshire</text:p>
          </table:table-cell>
          <table:table-cell office:value-type="string">
            <text:p>NH</text:p>
          </table:table-cell>
          <table:table-cell office:value-type="string">
            <text:p>V</text:p>
          </table:table-cell>
          <table:table-cell table:formula="of:=[.G$1]&amp;&quot; (dqa_code_master_id_sequence.NEXTVAL, &quot;&amp;[.A133]&amp;&quot;, '&quot;&amp;[.C133]&amp;&quot;', '&quot;&amp;[.D133]&amp;&quot;', '&quot;&amp;[.E133]&amp;&quot;', '&quot;&amp;[.F133]&amp;&quot;');&quot;" office:value-type="string" office:string-value="INSERT INTO dqa_code_master(code_master_id, table_id, code_value, code_label, use_value, code_status) VALUES  (dqa_code_master_id_sequence.NEXTVAL, 17, 'NH', 'New Hampshire', 'NH', 'V');">
            <text:p>INSERT INTO dqa_code_master(code_master_id, table_id, code_value, code_label, use_value, code_status) VALUES <text:s/>(dqa_code_master_id_sequence.NEXTVAL, 17, 'NH', 'New Hampshire', 'NH', 'V');</text:p>
          </table:table-cell>
          <table:table-cell table:formula="of:=[.H$1]&amp;&quot; (&quot;&amp;[.A133]&amp;&quot;, '&quot;&amp;[.C133]&amp;&quot;', '&quot;&amp;[.D133]&amp;&quot;', '&quot;&amp;[.E133]&amp;&quot;', '&quot;&amp;[.F133]&amp;&quot;');&quot;" office:value-type="string" office:string-value="INSERT INTO dqa_code_master(table_id, code_value, code_label, use_value, code_status) VALUES  (17, 'NH', 'New Hampshire', 'NH', 'V');">
            <text:p>INSERT INTO dqa_code_master(table_id, code_value, code_label, use_value, code_status) VALUES <text:s/>(17, 'NH', 'New Hampshire', 'NH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J</text:p>
          </table:table-cell>
          <table:table-cell office:value-type="string">
            <text:p>New Jersey</text:p>
          </table:table-cell>
          <table:table-cell office:value-type="string">
            <text:p>NJ</text:p>
          </table:table-cell>
          <table:table-cell office:value-type="string">
            <text:p>V</text:p>
          </table:table-cell>
          <table:table-cell table:formula="of:=[.G$1]&amp;&quot; (dqa_code_master_id_sequence.NEXTVAL, &quot;&amp;[.A134]&amp;&quot;, '&quot;&amp;[.C134]&amp;&quot;', '&quot;&amp;[.D134]&amp;&quot;', '&quot;&amp;[.E134]&amp;&quot;', '&quot;&amp;[.F134]&amp;&quot;');&quot;" office:value-type="string" office:string-value="INSERT INTO dqa_code_master(code_master_id, table_id, code_value, code_label, use_value, code_status) VALUES  (dqa_code_master_id_sequence.NEXTVAL, 17, 'NJ', 'New Jersey', 'NJ', 'V');">
            <text:p>INSERT INTO dqa_code_master(code_master_id, table_id, code_value, code_label, use_value, code_status) VALUES <text:s/>(dqa_code_master_id_sequence.NEXTVAL, 17, 'NJ', 'New Jersey', 'NJ', 'V');</text:p>
          </table:table-cell>
          <table:table-cell table:formula="of:=[.H$1]&amp;&quot; (&quot;&amp;[.A134]&amp;&quot;, '&quot;&amp;[.C134]&amp;&quot;', '&quot;&amp;[.D134]&amp;&quot;', '&quot;&amp;[.E134]&amp;&quot;', '&quot;&amp;[.F134]&amp;&quot;');&quot;" office:value-type="string" office:string-value="INSERT INTO dqa_code_master(table_id, code_value, code_label, use_value, code_status) VALUES  (17, 'NJ', 'New Jersey', 'NJ', 'V');">
            <text:p>INSERT INTO dqa_code_master(table_id, code_value, code_label, use_value, code_status) VALUES <text:s/>(17, 'NJ', 'New Jersey', 'NJ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M</text:p>
          </table:table-cell>
          <table:table-cell office:value-type="string">
            <text:p>New Mexico</text:p>
          </table:table-cell>
          <table:table-cell office:value-type="string">
            <text:p>NM</text:p>
          </table:table-cell>
          <table:table-cell office:value-type="string">
            <text:p>V</text:p>
          </table:table-cell>
          <table:table-cell table:formula="of:=[.G$1]&amp;&quot; (dqa_code_master_id_sequence.NEXTVAL, &quot;&amp;[.A135]&amp;&quot;, '&quot;&amp;[.C135]&amp;&quot;', '&quot;&amp;[.D135]&amp;&quot;', '&quot;&amp;[.E135]&amp;&quot;', '&quot;&amp;[.F135]&amp;&quot;');&quot;" office:value-type="string" office:string-value="INSERT INTO dqa_code_master(code_master_id, table_id, code_value, code_label, use_value, code_status) VALUES  (dqa_code_master_id_sequence.NEXTVAL, 17, 'NM', 'New Mexico', 'NM', 'V');">
            <text:p>INSERT INTO dqa_code_master(code_master_id, table_id, code_value, code_label, use_value, code_status) VALUES <text:s/>(dqa_code_master_id_sequence.NEXTVAL, 17, 'NM', 'New Mexico', 'NM', 'V');</text:p>
          </table:table-cell>
          <table:table-cell table:formula="of:=[.H$1]&amp;&quot; (&quot;&amp;[.A135]&amp;&quot;, '&quot;&amp;[.C135]&amp;&quot;', '&quot;&amp;[.D135]&amp;&quot;', '&quot;&amp;[.E135]&amp;&quot;', '&quot;&amp;[.F135]&amp;&quot;');&quot;" office:value-type="string" office:string-value="INSERT INTO dqa_code_master(table_id, code_value, code_label, use_value, code_status) VALUES  (17, 'NM', 'New Mexico', 'NM', 'V');">
            <text:p>INSERT INTO dqa_code_master(table_id, code_value, code_label, use_value, code_status) VALUES <text:s/>(17, 'NM', 'New Mexico', 'NM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V</text:p>
          </table:table-cell>
          <table:table-cell table:formula="of:=[.G$1]&amp;&quot; (dqa_code_master_id_sequence.NEXTVAL, &quot;&amp;[.A136]&amp;&quot;, '&quot;&amp;[.C136]&amp;&quot;', '&quot;&amp;[.D136]&amp;&quot;', '&quot;&amp;[.E136]&amp;&quot;', '&quot;&amp;[.F136]&amp;&quot;');&quot;" office:value-type="string" office:string-value="INSERT INTO dqa_code_master(code_master_id, table_id, code_value, code_label, use_value, code_status) VALUES  (dqa_code_master_id_sequence.NEXTVAL, 17, 'NY', 'New York', 'NY', 'V');">
            <text:p>INSERT INTO dqa_code_master(code_master_id, table_id, code_value, code_label, use_value, code_status) VALUES <text:s/>(dqa_code_master_id_sequence.NEXTVAL, 17, 'NY', 'New York', 'NY', 'V');</text:p>
          </table:table-cell>
          <table:table-cell table:formula="of:=[.H$1]&amp;&quot; (&quot;&amp;[.A136]&amp;&quot;, '&quot;&amp;[.C136]&amp;&quot;', '&quot;&amp;[.D136]&amp;&quot;', '&quot;&amp;[.E136]&amp;&quot;', '&quot;&amp;[.F136]&amp;&quot;');&quot;" office:value-type="string" office:string-value="INSERT INTO dqa_code_master(table_id, code_value, code_label, use_value, code_status) VALUES  (17, 'NY', 'New York', 'NY', 'V');">
            <text:p>INSERT INTO dqa_code_master(table_id, code_value, code_label, use_value, code_status) VALUES <text:s/>(17, 'NY', 'New York', 'NY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C</text:p>
          </table:table-cell>
          <table:table-cell office:value-type="string">
            <text:p>North Carolina</text:p>
          </table:table-cell>
          <table:table-cell office:value-type="string">
            <text:p>NC</text:p>
          </table:table-cell>
          <table:table-cell office:value-type="string">
            <text:p>V</text:p>
          </table:table-cell>
          <table:table-cell table:formula="of:=[.G$1]&amp;&quot; (dqa_code_master_id_sequence.NEXTVAL, &quot;&amp;[.A137]&amp;&quot;, '&quot;&amp;[.C137]&amp;&quot;', '&quot;&amp;[.D137]&amp;&quot;', '&quot;&amp;[.E137]&amp;&quot;', '&quot;&amp;[.F137]&amp;&quot;');&quot;" office:value-type="string" office:string-value="INSERT INTO dqa_code_master(code_master_id, table_id, code_value, code_label, use_value, code_status) VALUES  (dqa_code_master_id_sequence.NEXTVAL, 17, 'NC', 'North Carolina', 'NC', 'V');">
            <text:p>INSERT INTO dqa_code_master(code_master_id, table_id, code_value, code_label, use_value, code_status) VALUES <text:s/>(dqa_code_master_id_sequence.NEXTVAL, 17, 'NC', 'North Carolina', 'NC', 'V');</text:p>
          </table:table-cell>
          <table:table-cell table:formula="of:=[.H$1]&amp;&quot; (&quot;&amp;[.A137]&amp;&quot;, '&quot;&amp;[.C137]&amp;&quot;', '&quot;&amp;[.D137]&amp;&quot;', '&quot;&amp;[.E137]&amp;&quot;', '&quot;&amp;[.F137]&amp;&quot;');&quot;" office:value-type="string" office:string-value="INSERT INTO dqa_code_master(table_id, code_value, code_label, use_value, code_status) VALUES  (17, 'NC', 'North Carolina', 'NC', 'V');">
            <text:p>INSERT INTO dqa_code_master(table_id, code_value, code_label, use_value, code_status) VALUES <text:s/>(17, 'NC', 'North Carolina', 'NC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ND</text:p>
          </table:table-cell>
          <table:table-cell office:value-type="string">
            <text:p>North Dakota</text:p>
          </table:table-cell>
          <table:table-cell office:value-type="string">
            <text:p>ND</text:p>
          </table:table-cell>
          <table:table-cell office:value-type="string">
            <text:p>V</text:p>
          </table:table-cell>
          <table:table-cell table:formula="of:=[.G$1]&amp;&quot; (dqa_code_master_id_sequence.NEXTVAL, &quot;&amp;[.A138]&amp;&quot;, '&quot;&amp;[.C138]&amp;&quot;', '&quot;&amp;[.D138]&amp;&quot;', '&quot;&amp;[.E138]&amp;&quot;', '&quot;&amp;[.F138]&amp;&quot;');&quot;" office:value-type="string" office:string-value="INSERT INTO dqa_code_master(code_master_id, table_id, code_value, code_label, use_value, code_status) VALUES  (dqa_code_master_id_sequence.NEXTVAL, 17, 'ND', 'North Dakota', 'ND', 'V');">
            <text:p>INSERT INTO dqa_code_master(code_master_id, table_id, code_value, code_label, use_value, code_status) VALUES <text:s/>(dqa_code_master_id_sequence.NEXTVAL, 17, 'ND', 'North Dakota', 'ND', 'V');</text:p>
          </table:table-cell>
          <table:table-cell table:formula="of:=[.H$1]&amp;&quot; (&quot;&amp;[.A138]&amp;&quot;, '&quot;&amp;[.C138]&amp;&quot;', '&quot;&amp;[.D138]&amp;&quot;', '&quot;&amp;[.E138]&amp;&quot;', '&quot;&amp;[.F138]&amp;&quot;');&quot;" office:value-type="string" office:string-value="INSERT INTO dqa_code_master(table_id, code_value, code_label, use_value, code_status) VALUES  (17, 'ND', 'North Dakota', 'ND', 'V');">
            <text:p>INSERT INTO dqa_code_master(table_id, code_value, code_label, use_value, code_status) VALUES <text:s/>(17, 'ND', 'North Dakota', 'ND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OH</text:p>
          </table:table-cell>
          <table:table-cell office:value-type="string">
            <text:p>Ohio</text:p>
          </table:table-cell>
          <table:table-cell office:value-type="string">
            <text:p>OH</text:p>
          </table:table-cell>
          <table:table-cell office:value-type="string">
            <text:p>V</text:p>
          </table:table-cell>
          <table:table-cell table:formula="of:=[.G$1]&amp;&quot; (dqa_code_master_id_sequence.NEXTVAL, &quot;&amp;[.A139]&amp;&quot;, '&quot;&amp;[.C139]&amp;&quot;', '&quot;&amp;[.D139]&amp;&quot;', '&quot;&amp;[.E139]&amp;&quot;', '&quot;&amp;[.F139]&amp;&quot;');&quot;" office:value-type="string" office:string-value="INSERT INTO dqa_code_master(code_master_id, table_id, code_value, code_label, use_value, code_status) VALUES  (dqa_code_master_id_sequence.NEXTVAL, 17, 'OH', 'Ohio', 'OH', 'V');">
            <text:p>INSERT INTO dqa_code_master(code_master_id, table_id, code_value, code_label, use_value, code_status) VALUES <text:s/>(dqa_code_master_id_sequence.NEXTVAL, 17, 'OH', 'Ohio', 'OH', 'V');</text:p>
          </table:table-cell>
          <table:table-cell table:formula="of:=[.H$1]&amp;&quot; (&quot;&amp;[.A139]&amp;&quot;, '&quot;&amp;[.C139]&amp;&quot;', '&quot;&amp;[.D139]&amp;&quot;', '&quot;&amp;[.E139]&amp;&quot;', '&quot;&amp;[.F139]&amp;&quot;');&quot;" office:value-type="string" office:string-value="INSERT INTO dqa_code_master(table_id, code_value, code_label, use_value, code_status) VALUES  (17, 'OH', 'Ohio', 'OH', 'V');">
            <text:p>INSERT INTO dqa_code_master(table_id, code_value, code_label, use_value, code_status) VALUES <text:s/>(17, 'OH', 'Ohio', 'OH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OK</text:p>
          </table:table-cell>
          <table:table-cell office:value-type="string">
            <text:p>Oklahoma</text:p>
          </table:table-cell>
          <table:table-cell office:value-type="string">
            <text:p>OK</text:p>
          </table:table-cell>
          <table:table-cell office:value-type="string">
            <text:p>V</text:p>
          </table:table-cell>
          <table:table-cell table:formula="of:=[.G$1]&amp;&quot; (dqa_code_master_id_sequence.NEXTVAL, &quot;&amp;[.A140]&amp;&quot;, '&quot;&amp;[.C140]&amp;&quot;', '&quot;&amp;[.D140]&amp;&quot;', '&quot;&amp;[.E140]&amp;&quot;', '&quot;&amp;[.F140]&amp;&quot;');&quot;" office:value-type="string" office:string-value="INSERT INTO dqa_code_master(code_master_id, table_id, code_value, code_label, use_value, code_status) VALUES  (dqa_code_master_id_sequence.NEXTVAL, 17, 'OK', 'Oklahoma', 'OK', 'V');">
            <text:p>INSERT INTO dqa_code_master(code_master_id, table_id, code_value, code_label, use_value, code_status) VALUES <text:s/>(dqa_code_master_id_sequence.NEXTVAL, 17, 'OK', 'Oklahoma', 'OK', 'V');</text:p>
          </table:table-cell>
          <table:table-cell table:formula="of:=[.H$1]&amp;&quot; (&quot;&amp;[.A140]&amp;&quot;, '&quot;&amp;[.C140]&amp;&quot;', '&quot;&amp;[.D140]&amp;&quot;', '&quot;&amp;[.E140]&amp;&quot;', '&quot;&amp;[.F140]&amp;&quot;');&quot;" office:value-type="string" office:string-value="INSERT INTO dqa_code_master(table_id, code_value, code_label, use_value, code_status) VALUES  (17, 'OK', 'Oklahoma', 'OK', 'V');">
            <text:p>INSERT INTO dqa_code_master(table_id, code_value, code_label, use_value, code_status) VALUES <text:s/>(17, 'OK', 'Oklahoma', 'OK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OR</text:p>
          </table:table-cell>
          <table:table-cell office:value-type="string">
            <text:p>Oregon</text:p>
          </table:table-cell>
          <table:table-cell office:value-type="string">
            <text:p>OR</text:p>
          </table:table-cell>
          <table:table-cell office:value-type="string">
            <text:p>V</text:p>
          </table:table-cell>
          <table:table-cell table:formula="of:=[.G$1]&amp;&quot; (dqa_code_master_id_sequence.NEXTVAL, &quot;&amp;[.A141]&amp;&quot;, '&quot;&amp;[.C141]&amp;&quot;', '&quot;&amp;[.D141]&amp;&quot;', '&quot;&amp;[.E141]&amp;&quot;', '&quot;&amp;[.F141]&amp;&quot;');&quot;" office:value-type="string" office:string-value="INSERT INTO dqa_code_master(code_master_id, table_id, code_value, code_label, use_value, code_status) VALUES  (dqa_code_master_id_sequence.NEXTVAL, 17, 'OR', 'Oregon', 'OR', 'V');">
            <text:p>INSERT INTO dqa_code_master(code_master_id, table_id, code_value, code_label, use_value, code_status) VALUES <text:s/>(dqa_code_master_id_sequence.NEXTVAL, 17, 'OR', 'Oregon', 'OR', 'V');</text:p>
          </table:table-cell>
          <table:table-cell table:formula="of:=[.H$1]&amp;&quot; (&quot;&amp;[.A141]&amp;&quot;, '&quot;&amp;[.C141]&amp;&quot;', '&quot;&amp;[.D141]&amp;&quot;', '&quot;&amp;[.E141]&amp;&quot;', '&quot;&amp;[.F141]&amp;&quot;');&quot;" office:value-type="string" office:string-value="INSERT INTO dqa_code_master(table_id, code_value, code_label, use_value, code_status) VALUES  (17, 'OR', 'Oregon', 'OR', 'V');">
            <text:p>INSERT INTO dqa_code_master(table_id, code_value, code_label, use_value, code_status) VALUES <text:s/>(17, 'OR', 'Oregon', 'OR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PA</text:p>
          </table:table-cell>
          <table:table-cell office:value-type="string">
            <text:p>Pennsylvania</text:p>
          </table:table-cell>
          <table:table-cell office:value-type="string">
            <text:p>PA</text:p>
          </table:table-cell>
          <table:table-cell office:value-type="string">
            <text:p>V</text:p>
          </table:table-cell>
          <table:table-cell table:formula="of:=[.G$1]&amp;&quot; (dqa_code_master_id_sequence.NEXTVAL, &quot;&amp;[.A142]&amp;&quot;, '&quot;&amp;[.C142]&amp;&quot;', '&quot;&amp;[.D142]&amp;&quot;', '&quot;&amp;[.E142]&amp;&quot;', '&quot;&amp;[.F142]&amp;&quot;');&quot;" office:value-type="string" office:string-value="INSERT INTO dqa_code_master(code_master_id, table_id, code_value, code_label, use_value, code_status) VALUES  (dqa_code_master_id_sequence.NEXTVAL, 17, 'PA', 'Pennsylvania', 'PA', 'V');">
            <text:p>INSERT INTO dqa_code_master(code_master_id, table_id, code_value, code_label, use_value, code_status) VALUES <text:s/>(dqa_code_master_id_sequence.NEXTVAL, 17, 'PA', 'Pennsylvania', 'PA', 'V');</text:p>
          </table:table-cell>
          <table:table-cell table:formula="of:=[.H$1]&amp;&quot; (&quot;&amp;[.A142]&amp;&quot;, '&quot;&amp;[.C142]&amp;&quot;', '&quot;&amp;[.D142]&amp;&quot;', '&quot;&amp;[.E142]&amp;&quot;', '&quot;&amp;[.F142]&amp;&quot;');&quot;" office:value-type="string" office:string-value="INSERT INTO dqa_code_master(table_id, code_value, code_label, use_value, code_status) VALUES  (17, 'PA', 'Pennsylvania', 'PA', 'V');">
            <text:p>INSERT INTO dqa_code_master(table_id, code_value, code_label, use_value, code_status) VALUES <text:s/>(17, 'PA', 'Pennsylvania', 'P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RI</text:p>
          </table:table-cell>
          <table:table-cell office:value-type="string">
            <text:p>Rhode Island</text:p>
          </table:table-cell>
          <table:table-cell office:value-type="string">
            <text:p>RI</text:p>
          </table:table-cell>
          <table:table-cell office:value-type="string">
            <text:p>V</text:p>
          </table:table-cell>
          <table:table-cell table:formula="of:=[.G$1]&amp;&quot; (dqa_code_master_id_sequence.NEXTVAL, &quot;&amp;[.A143]&amp;&quot;, '&quot;&amp;[.C143]&amp;&quot;', '&quot;&amp;[.D143]&amp;&quot;', '&quot;&amp;[.E143]&amp;&quot;', '&quot;&amp;[.F143]&amp;&quot;');&quot;" office:value-type="string" office:string-value="INSERT INTO dqa_code_master(code_master_id, table_id, code_value, code_label, use_value, code_status) VALUES  (dqa_code_master_id_sequence.NEXTVAL, 17, 'RI', 'Rhode Island', 'RI', 'V');">
            <text:p>INSERT INTO dqa_code_master(code_master_id, table_id, code_value, code_label, use_value, code_status) VALUES <text:s/>(dqa_code_master_id_sequence.NEXTVAL, 17, 'RI', 'Rhode Island', 'RI', 'V');</text:p>
          </table:table-cell>
          <table:table-cell table:formula="of:=[.H$1]&amp;&quot; (&quot;&amp;[.A143]&amp;&quot;, '&quot;&amp;[.C143]&amp;&quot;', '&quot;&amp;[.D143]&amp;&quot;', '&quot;&amp;[.E143]&amp;&quot;', '&quot;&amp;[.F143]&amp;&quot;');&quot;" office:value-type="string" office:string-value="INSERT INTO dqa_code_master(table_id, code_value, code_label, use_value, code_status) VALUES  (17, 'RI', 'Rhode Island', 'RI', 'V');">
            <text:p>INSERT INTO dqa_code_master(table_id, code_value, code_label, use_value, code_status) VALUES <text:s/>(17, 'RI', 'Rhode Island', 'R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SC</text:p>
          </table:table-cell>
          <table:table-cell office:value-type="string">
            <text:p>South Carolina</text:p>
          </table:table-cell>
          <table:table-cell office:value-type="string">
            <text:p>SC</text:p>
          </table:table-cell>
          <table:table-cell office:value-type="string">
            <text:p>V</text:p>
          </table:table-cell>
          <table:table-cell table:formula="of:=[.G$1]&amp;&quot; (dqa_code_master_id_sequence.NEXTVAL, &quot;&amp;[.A144]&amp;&quot;, '&quot;&amp;[.C144]&amp;&quot;', '&quot;&amp;[.D144]&amp;&quot;', '&quot;&amp;[.E144]&amp;&quot;', '&quot;&amp;[.F144]&amp;&quot;');&quot;" office:value-type="string" office:string-value="INSERT INTO dqa_code_master(code_master_id, table_id, code_value, code_label, use_value, code_status) VALUES  (dqa_code_master_id_sequence.NEXTVAL, 17, 'SC', 'South Carolina', 'SC', 'V');">
            <text:p>INSERT INTO dqa_code_master(code_master_id, table_id, code_value, code_label, use_value, code_status) VALUES <text:s/>(dqa_code_master_id_sequence.NEXTVAL, 17, 'SC', 'South Carolina', 'SC', 'V');</text:p>
          </table:table-cell>
          <table:table-cell table:formula="of:=[.H$1]&amp;&quot; (&quot;&amp;[.A144]&amp;&quot;, '&quot;&amp;[.C144]&amp;&quot;', '&quot;&amp;[.D144]&amp;&quot;', '&quot;&amp;[.E144]&amp;&quot;', '&quot;&amp;[.F144]&amp;&quot;');&quot;" office:value-type="string" office:string-value="INSERT INTO dqa_code_master(table_id, code_value, code_label, use_value, code_status) VALUES  (17, 'SC', 'South Carolina', 'SC', 'V');">
            <text:p>INSERT INTO dqa_code_master(table_id, code_value, code_label, use_value, code_status) VALUES <text:s/>(17, 'SC', 'South Carolina', 'SC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SD</text:p>
          </table:table-cell>
          <table:table-cell office:value-type="string">
            <text:p>South Dakota</text:p>
          </table:table-cell>
          <table:table-cell office:value-type="string">
            <text:p>SD</text:p>
          </table:table-cell>
          <table:table-cell office:value-type="string">
            <text:p>V</text:p>
          </table:table-cell>
          <table:table-cell table:formula="of:=[.G$1]&amp;&quot; (dqa_code_master_id_sequence.NEXTVAL, &quot;&amp;[.A145]&amp;&quot;, '&quot;&amp;[.C145]&amp;&quot;', '&quot;&amp;[.D145]&amp;&quot;', '&quot;&amp;[.E145]&amp;&quot;', '&quot;&amp;[.F145]&amp;&quot;');&quot;" office:value-type="string" office:string-value="INSERT INTO dqa_code_master(code_master_id, table_id, code_value, code_label, use_value, code_status) VALUES  (dqa_code_master_id_sequence.NEXTVAL, 17, 'SD', 'South Dakota', 'SD', 'V');">
            <text:p>INSERT INTO dqa_code_master(code_master_id, table_id, code_value, code_label, use_value, code_status) VALUES <text:s/>(dqa_code_master_id_sequence.NEXTVAL, 17, 'SD', 'South Dakota', 'SD', 'V');</text:p>
          </table:table-cell>
          <table:table-cell table:formula="of:=[.H$1]&amp;&quot; (&quot;&amp;[.A145]&amp;&quot;, '&quot;&amp;[.C145]&amp;&quot;', '&quot;&amp;[.D145]&amp;&quot;', '&quot;&amp;[.E145]&amp;&quot;', '&quot;&amp;[.F145]&amp;&quot;');&quot;" office:value-type="string" office:string-value="INSERT INTO dqa_code_master(table_id, code_value, code_label, use_value, code_status) VALUES  (17, 'SD', 'South Dakota', 'SD', 'V');">
            <text:p>INSERT INTO dqa_code_master(table_id, code_value, code_label, use_value, code_status) VALUES <text:s/>(17, 'SD', 'South Dakota', 'SD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TN</text:p>
          </table:table-cell>
          <table:table-cell office:value-type="string">
            <text:p>Tennessee</text:p>
          </table:table-cell>
          <table:table-cell office:value-type="string">
            <text:p>TN</text:p>
          </table:table-cell>
          <table:table-cell office:value-type="string">
            <text:p>V</text:p>
          </table:table-cell>
          <table:table-cell table:formula="of:=[.G$1]&amp;&quot; (dqa_code_master_id_sequence.NEXTVAL, &quot;&amp;[.A146]&amp;&quot;, '&quot;&amp;[.C146]&amp;&quot;', '&quot;&amp;[.D146]&amp;&quot;', '&quot;&amp;[.E146]&amp;&quot;', '&quot;&amp;[.F146]&amp;&quot;');&quot;" office:value-type="string" office:string-value="INSERT INTO dqa_code_master(code_master_id, table_id, code_value, code_label, use_value, code_status) VALUES  (dqa_code_master_id_sequence.NEXTVAL, 17, 'TN', 'Tennessee', 'TN', 'V');">
            <text:p>INSERT INTO dqa_code_master(code_master_id, table_id, code_value, code_label, use_value, code_status) VALUES <text:s/>(dqa_code_master_id_sequence.NEXTVAL, 17, 'TN', 'Tennessee', 'TN', 'V');</text:p>
          </table:table-cell>
          <table:table-cell table:formula="of:=[.H$1]&amp;&quot; (&quot;&amp;[.A146]&amp;&quot;, '&quot;&amp;[.C146]&amp;&quot;', '&quot;&amp;[.D146]&amp;&quot;', '&quot;&amp;[.E146]&amp;&quot;', '&quot;&amp;[.F146]&amp;&quot;');&quot;" office:value-type="string" office:string-value="INSERT INTO dqa_code_master(table_id, code_value, code_label, use_value, code_status) VALUES  (17, 'TN', 'Tennessee', 'TN', 'V');">
            <text:p>INSERT INTO dqa_code_master(table_id, code_value, code_label, use_value, code_status) VALUES <text:s/>(17, 'TN', 'Tennessee', 'TN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TX</text:p>
          </table:table-cell>
          <table:table-cell office:value-type="string">
            <text:p>Texas</text:p>
          </table:table-cell>
          <table:table-cell office:value-type="string">
            <text:p>TX</text:p>
          </table:table-cell>
          <table:table-cell office:value-type="string">
            <text:p>V</text:p>
          </table:table-cell>
          <table:table-cell table:formula="of:=[.G$1]&amp;&quot; (dqa_code_master_id_sequence.NEXTVAL, &quot;&amp;[.A147]&amp;&quot;, '&quot;&amp;[.C147]&amp;&quot;', '&quot;&amp;[.D147]&amp;&quot;', '&quot;&amp;[.E147]&amp;&quot;', '&quot;&amp;[.F147]&amp;&quot;');&quot;" office:value-type="string" office:string-value="INSERT INTO dqa_code_master(code_master_id, table_id, code_value, code_label, use_value, code_status) VALUES  (dqa_code_master_id_sequence.NEXTVAL, 17, 'TX', 'Texas', 'TX', 'V');">
            <text:p>INSERT INTO dqa_code_master(code_master_id, table_id, code_value, code_label, use_value, code_status) VALUES <text:s/>(dqa_code_master_id_sequence.NEXTVAL, 17, 'TX', 'Texas', 'TX', 'V');</text:p>
          </table:table-cell>
          <table:table-cell table:formula="of:=[.H$1]&amp;&quot; (&quot;&amp;[.A147]&amp;&quot;, '&quot;&amp;[.C147]&amp;&quot;', '&quot;&amp;[.D147]&amp;&quot;', '&quot;&amp;[.E147]&amp;&quot;', '&quot;&amp;[.F147]&amp;&quot;');&quot;" office:value-type="string" office:string-value="INSERT INTO dqa_code_master(table_id, code_value, code_label, use_value, code_status) VALUES  (17, 'TX', 'Texas', 'TX', 'V');">
            <text:p>INSERT INTO dqa_code_master(table_id, code_value, code_label, use_value, code_status) VALUES <text:s/>(17, 'TX', 'Texas', 'TX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UT</text:p>
          </table:table-cell>
          <table:table-cell office:value-type="string">
            <text:p>Utah</text:p>
          </table:table-cell>
          <table:table-cell office:value-type="string">
            <text:p>UT</text:p>
          </table:table-cell>
          <table:table-cell office:value-type="string">
            <text:p>V</text:p>
          </table:table-cell>
          <table:table-cell table:formula="of:=[.G$1]&amp;&quot; (dqa_code_master_id_sequence.NEXTVAL, &quot;&amp;[.A148]&amp;&quot;, '&quot;&amp;[.C148]&amp;&quot;', '&quot;&amp;[.D148]&amp;&quot;', '&quot;&amp;[.E148]&amp;&quot;', '&quot;&amp;[.F148]&amp;&quot;');&quot;" office:value-type="string" office:string-value="INSERT INTO dqa_code_master(code_master_id, table_id, code_value, code_label, use_value, code_status) VALUES  (dqa_code_master_id_sequence.NEXTVAL, 17, 'UT', 'Utah', 'UT', 'V');">
            <text:p>INSERT INTO dqa_code_master(code_master_id, table_id, code_value, code_label, use_value, code_status) VALUES <text:s/>(dqa_code_master_id_sequence.NEXTVAL, 17, 'UT', 'Utah', 'UT', 'V');</text:p>
          </table:table-cell>
          <table:table-cell table:formula="of:=[.H$1]&amp;&quot; (&quot;&amp;[.A148]&amp;&quot;, '&quot;&amp;[.C148]&amp;&quot;', '&quot;&amp;[.D148]&amp;&quot;', '&quot;&amp;[.E148]&amp;&quot;', '&quot;&amp;[.F148]&amp;&quot;');&quot;" office:value-type="string" office:string-value="INSERT INTO dqa_code_master(table_id, code_value, code_label, use_value, code_status) VALUES  (17, 'UT', 'Utah', 'UT', 'V');">
            <text:p>INSERT INTO dqa_code_master(table_id, code_value, code_label, use_value, code_status) VALUES <text:s/>(17, 'UT', 'Utah', 'UT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VT</text:p>
          </table:table-cell>
          <table:table-cell office:value-type="string">
            <text:p>Vermont</text:p>
          </table:table-cell>
          <table:table-cell office:value-type="string">
            <text:p>VT</text:p>
          </table:table-cell>
          <table:table-cell office:value-type="string">
            <text:p>V</text:p>
          </table:table-cell>
          <table:table-cell table:formula="of:=[.G$1]&amp;&quot; (dqa_code_master_id_sequence.NEXTVAL, &quot;&amp;[.A149]&amp;&quot;, '&quot;&amp;[.C149]&amp;&quot;', '&quot;&amp;[.D149]&amp;&quot;', '&quot;&amp;[.E149]&amp;&quot;', '&quot;&amp;[.F149]&amp;&quot;');&quot;" office:value-type="string" office:string-value="INSERT INTO dqa_code_master(code_master_id, table_id, code_value, code_label, use_value, code_status) VALUES  (dqa_code_master_id_sequence.NEXTVAL, 17, 'VT', 'Vermont', 'VT', 'V');">
            <text:p>INSERT INTO dqa_code_master(code_master_id, table_id, code_value, code_label, use_value, code_status) VALUES <text:s/>(dqa_code_master_id_sequence.NEXTVAL, 17, 'VT', 'Vermont', 'VT', 'V');</text:p>
          </table:table-cell>
          <table:table-cell table:formula="of:=[.H$1]&amp;&quot; (&quot;&amp;[.A149]&amp;&quot;, '&quot;&amp;[.C149]&amp;&quot;', '&quot;&amp;[.D149]&amp;&quot;', '&quot;&amp;[.E149]&amp;&quot;', '&quot;&amp;[.F149]&amp;&quot;');&quot;" office:value-type="string" office:string-value="INSERT INTO dqa_code_master(table_id, code_value, code_label, use_value, code_status) VALUES  (17, 'VT', 'Vermont', 'VT', 'V');">
            <text:p>INSERT INTO dqa_code_master(table_id, code_value, code_label, use_value, code_status) VALUES <text:s/>(17, 'VT', 'Vermont', 'VT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VA</text:p>
          </table:table-cell>
          <table:table-cell office:value-type="string">
            <text:p>Virginia</text:p>
          </table:table-cell>
          <table:table-cell office:value-type="string">
            <text:p>VA</text:p>
          </table:table-cell>
          <table:table-cell office:value-type="string">
            <text:p>V</text:p>
          </table:table-cell>
          <table:table-cell table:formula="of:=[.G$1]&amp;&quot; (dqa_code_master_id_sequence.NEXTVAL, &quot;&amp;[.A150]&amp;&quot;, '&quot;&amp;[.C150]&amp;&quot;', '&quot;&amp;[.D150]&amp;&quot;', '&quot;&amp;[.E150]&amp;&quot;', '&quot;&amp;[.F150]&amp;&quot;');&quot;" office:value-type="string" office:string-value="INSERT INTO dqa_code_master(code_master_id, table_id, code_value, code_label, use_value, code_status) VALUES  (dqa_code_master_id_sequence.NEXTVAL, 17, 'VA', 'Virginia', 'VA', 'V');">
            <text:p>INSERT INTO dqa_code_master(code_master_id, table_id, code_value, code_label, use_value, code_status) VALUES <text:s/>(dqa_code_master_id_sequence.NEXTVAL, 17, 'VA', 'Virginia', 'VA', 'V');</text:p>
          </table:table-cell>
          <table:table-cell table:formula="of:=[.H$1]&amp;&quot; (&quot;&amp;[.A150]&amp;&quot;, '&quot;&amp;[.C150]&amp;&quot;', '&quot;&amp;[.D150]&amp;&quot;', '&quot;&amp;[.E150]&amp;&quot;', '&quot;&amp;[.F150]&amp;&quot;');&quot;" office:value-type="string" office:string-value="INSERT INTO dqa_code_master(table_id, code_value, code_label, use_value, code_status) VALUES  (17, 'VA', 'Virginia', 'VA', 'V');">
            <text:p>INSERT INTO dqa_code_master(table_id, code_value, code_label, use_value, code_status) VALUES <text:s/>(17, 'VA', 'Virginia', 'V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WA</text:p>
          </table:table-cell>
          <table:table-cell office:value-type="string">
            <text:p>Washington</text:p>
          </table:table-cell>
          <table:table-cell office:value-type="string">
            <text:p>WA</text:p>
          </table:table-cell>
          <table:table-cell office:value-type="string">
            <text:p>V</text:p>
          </table:table-cell>
          <table:table-cell table:formula="of:=[.G$1]&amp;&quot; (dqa_code_master_id_sequence.NEXTVAL, &quot;&amp;[.A151]&amp;&quot;, '&quot;&amp;[.C151]&amp;&quot;', '&quot;&amp;[.D151]&amp;&quot;', '&quot;&amp;[.E151]&amp;&quot;', '&quot;&amp;[.F151]&amp;&quot;');&quot;" office:value-type="string" office:string-value="INSERT INTO dqa_code_master(code_master_id, table_id, code_value, code_label, use_value, code_status) VALUES  (dqa_code_master_id_sequence.NEXTVAL, 17, 'WA', 'Washington', 'WA', 'V');">
            <text:p>INSERT INTO dqa_code_master(code_master_id, table_id, code_value, code_label, use_value, code_status) VALUES <text:s/>(dqa_code_master_id_sequence.NEXTVAL, 17, 'WA', 'Washington', 'WA', 'V');</text:p>
          </table:table-cell>
          <table:table-cell table:formula="of:=[.H$1]&amp;&quot; (&quot;&amp;[.A151]&amp;&quot;, '&quot;&amp;[.C151]&amp;&quot;', '&quot;&amp;[.D151]&amp;&quot;', '&quot;&amp;[.E151]&amp;&quot;', '&quot;&amp;[.F151]&amp;&quot;');&quot;" office:value-type="string" office:string-value="INSERT INTO dqa_code_master(table_id, code_value, code_label, use_value, code_status) VALUES  (17, 'WA', 'Washington', 'WA', 'V');">
            <text:p>INSERT INTO dqa_code_master(table_id, code_value, code_label, use_value, code_status) VALUES <text:s/>(17, 'WA', 'Washington', 'W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WV</text:p>
          </table:table-cell>
          <table:table-cell office:value-type="string">
            <text:p>West Virginia</text:p>
          </table:table-cell>
          <table:table-cell office:value-type="string">
            <text:p>WV</text:p>
          </table:table-cell>
          <table:table-cell office:value-type="string">
            <text:p>V</text:p>
          </table:table-cell>
          <table:table-cell table:formula="of:=[.G$1]&amp;&quot; (dqa_code_master_id_sequence.NEXTVAL, &quot;&amp;[.A152]&amp;&quot;, '&quot;&amp;[.C152]&amp;&quot;', '&quot;&amp;[.D152]&amp;&quot;', '&quot;&amp;[.E152]&amp;&quot;', '&quot;&amp;[.F152]&amp;&quot;');&quot;" office:value-type="string" office:string-value="INSERT INTO dqa_code_master(code_master_id, table_id, code_value, code_label, use_value, code_status) VALUES  (dqa_code_master_id_sequence.NEXTVAL, 17, 'WV', 'West Virginia', 'WV', 'V');">
            <text:p>INSERT INTO dqa_code_master(code_master_id, table_id, code_value, code_label, use_value, code_status) VALUES <text:s/>(dqa_code_master_id_sequence.NEXTVAL, 17, 'WV', 'West Virginia', 'WV', 'V');</text:p>
          </table:table-cell>
          <table:table-cell table:formula="of:=[.H$1]&amp;&quot; (&quot;&amp;[.A152]&amp;&quot;, '&quot;&amp;[.C152]&amp;&quot;', '&quot;&amp;[.D152]&amp;&quot;', '&quot;&amp;[.E152]&amp;&quot;', '&quot;&amp;[.F152]&amp;&quot;');&quot;" office:value-type="string" office:string-value="INSERT INTO dqa_code_master(table_id, code_value, code_label, use_value, code_status) VALUES  (17, 'WV', 'West Virginia', 'WV', 'V');">
            <text:p>INSERT INTO dqa_code_master(table_id, code_value, code_label, use_value, code_status) VALUES <text:s/>(17, 'WV', 'West Virginia', 'WV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WI</text:p>
          </table:table-cell>
          <table:table-cell office:value-type="string">
            <text:p>Wisconsin</text:p>
          </table:table-cell>
          <table:table-cell office:value-type="string">
            <text:p>WI</text:p>
          </table:table-cell>
          <table:table-cell office:value-type="string">
            <text:p>V</text:p>
          </table:table-cell>
          <table:table-cell table:formula="of:=[.G$1]&amp;&quot; (dqa_code_master_id_sequence.NEXTVAL, &quot;&amp;[.A153]&amp;&quot;, '&quot;&amp;[.C153]&amp;&quot;', '&quot;&amp;[.D153]&amp;&quot;', '&quot;&amp;[.E153]&amp;&quot;', '&quot;&amp;[.F153]&amp;&quot;');&quot;" office:value-type="string" office:string-value="INSERT INTO dqa_code_master(code_master_id, table_id, code_value, code_label, use_value, code_status) VALUES  (dqa_code_master_id_sequence.NEXTVAL, 17, 'WI', 'Wisconsin', 'WI', 'V');">
            <text:p>INSERT INTO dqa_code_master(code_master_id, table_id, code_value, code_label, use_value, code_status) VALUES <text:s/>(dqa_code_master_id_sequence.NEXTVAL, 17, 'WI', 'Wisconsin', 'WI', 'V');</text:p>
          </table:table-cell>
          <table:table-cell table:formula="of:=[.H$1]&amp;&quot; (&quot;&amp;[.A153]&amp;&quot;, '&quot;&amp;[.C153]&amp;&quot;', '&quot;&amp;[.D153]&amp;&quot;', '&quot;&amp;[.E153]&amp;&quot;', '&quot;&amp;[.F153]&amp;&quot;');&quot;" office:value-type="string" office:string-value="INSERT INTO dqa_code_master(table_id, code_value, code_label, use_value, code_status) VALUES  (17, 'WI', 'Wisconsin', 'WI', 'V');">
            <text:p>INSERT INTO dqa_code_master(table_id, code_value, code_label, use_value, code_status) VALUES <text:s/>(17, 'WI', 'Wisconsin', 'W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WY</text:p>
          </table:table-cell>
          <table:table-cell office:value-type="string">
            <text:p>Wyoming</text:p>
          </table:table-cell>
          <table:table-cell office:value-type="string">
            <text:p>WY</text:p>
          </table:table-cell>
          <table:table-cell office:value-type="string">
            <text:p>V</text:p>
          </table:table-cell>
          <table:table-cell table:formula="of:=[.G$1]&amp;&quot; (dqa_code_master_id_sequence.NEXTVAL, &quot;&amp;[.A154]&amp;&quot;, '&quot;&amp;[.C154]&amp;&quot;', '&quot;&amp;[.D154]&amp;&quot;', '&quot;&amp;[.E154]&amp;&quot;', '&quot;&amp;[.F154]&amp;&quot;');&quot;" office:value-type="string" office:string-value="INSERT INTO dqa_code_master(code_master_id, table_id, code_value, code_label, use_value, code_status) VALUES  (dqa_code_master_id_sequence.NEXTVAL, 17, 'WY', 'Wyoming', 'WY', 'V');">
            <text:p>INSERT INTO dqa_code_master(code_master_id, table_id, code_value, code_label, use_value, code_status) VALUES <text:s/>(dqa_code_master_id_sequence.NEXTVAL, 17, 'WY', 'Wyoming', 'WY', 'V');</text:p>
          </table:table-cell>
          <table:table-cell table:formula="of:=[.H$1]&amp;&quot; (&quot;&amp;[.A154]&amp;&quot;, '&quot;&amp;[.C154]&amp;&quot;', '&quot;&amp;[.D154]&amp;&quot;', '&quot;&amp;[.E154]&amp;&quot;', '&quot;&amp;[.F154]&amp;&quot;');&quot;" office:value-type="string" office:string-value="INSERT INTO dqa_code_master(table_id, code_value, code_label, use_value, code_status) VALUES  (17, 'WY', 'Wyoming', 'WY', 'V');">
            <text:p>INSERT INTO dqa_code_master(table_id, code_value, code_label, use_value, code_status) VALUES <text:s/>(17, 'WY', 'Wyoming', 'WY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string">
            <text:p>V</text:p>
          </table:table-cell>
          <table:table-cell table:formula="of:=[.G$1]&amp;&quot; (dqa_code_master_id_sequence.NEXTVAL, &quot;&amp;[.A155]&amp;&quot;, '&quot;&amp;[.C155]&amp;&quot;', '&quot;&amp;[.D155]&amp;&quot;', '&quot;&amp;[.E155]&amp;&quot;', '&quot;&amp;[.F155]&amp;&quot;');&quot;" office:value-type="string" office:string-value="INSERT INTO dqa_code_master(code_master_id, table_id, code_value, code_label, use_value, code_status) VALUES  (dqa_code_master_id_sequence.NEXTVAL, 17, 'AS', 'American Samoa', 'AS', 'V');">
            <text:p>INSERT INTO dqa_code_master(code_master_id, table_id, code_value, code_label, use_value, code_status) VALUES <text:s/>(dqa_code_master_id_sequence.NEXTVAL, 17, 'AS', 'American Samoa', 'AS', 'V');</text:p>
          </table:table-cell>
          <table:table-cell table:formula="of:=[.H$1]&amp;&quot; (&quot;&amp;[.A155]&amp;&quot;, '&quot;&amp;[.C155]&amp;&quot;', '&quot;&amp;[.D155]&amp;&quot;', '&quot;&amp;[.E155]&amp;&quot;', '&quot;&amp;[.F155]&amp;&quot;');&quot;" office:value-type="string" office:string-value="INSERT INTO dqa_code_master(table_id, code_value, code_label, use_value, code_status) VALUES  (17, 'AS', 'American Samoa', 'AS', 'V');">
            <text:p>INSERT INTO dqa_code_master(table_id, code_value, code_label, use_value, code_status) VALUES <text:s/>(17, 'AS', 'American Samoa', 'AS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table:style-name="ce8" office:value-type="string">
            <text:p>GU</text:p>
          </table:table-cell>
          <table:table-cell office:value-type="string">
            <text:p>Guam</text:p>
          </table:table-cell>
          <table:table-cell table:style-name="ce8" office:value-type="string">
            <text:p>GU</text:p>
          </table:table-cell>
          <table:table-cell office:value-type="string">
            <text:p>V</text:p>
          </table:table-cell>
          <table:table-cell table:formula="of:=[.G$1]&amp;&quot; (dqa_code_master_id_sequence.NEXTVAL, &quot;&amp;[.A156]&amp;&quot;, '&quot;&amp;[.C156]&amp;&quot;', '&quot;&amp;[.D156]&amp;&quot;', '&quot;&amp;[.E156]&amp;&quot;', '&quot;&amp;[.F156]&amp;&quot;');&quot;" office:value-type="string" office:string-value="INSERT INTO dqa_code_master(code_master_id, table_id, code_value, code_label, use_value, code_status) VALUES  (dqa_code_master_id_sequence.NEXTVAL, 17, 'GU', 'Guam', 'GU', 'V');">
            <text:p>INSERT INTO dqa_code_master(code_master_id, table_id, code_value, code_label, use_value, code_status) VALUES <text:s/>(dqa_code_master_id_sequence.NEXTVAL, 17, 'GU', 'Guam', 'GU', 'V');</text:p>
          </table:table-cell>
          <table:table-cell table:formula="of:=[.H$1]&amp;&quot; (&quot;&amp;[.A156]&amp;&quot;, '&quot;&amp;[.C156]&amp;&quot;', '&quot;&amp;[.D156]&amp;&quot;', '&quot;&amp;[.E156]&amp;&quot;', '&quot;&amp;[.F156]&amp;&quot;');&quot;" office:value-type="string" office:string-value="INSERT INTO dqa_code_master(table_id, code_value, code_label, use_value, code_status) VALUES  (17, 'GU', 'Guam', 'GU', 'V');">
            <text:p>INSERT INTO dqa_code_master(table_id, code_value, code_label, use_value, code_status) VALUES <text:s/>(17, 'GU', 'Guam', 'GU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table:style-name="ce8" office:value-type="string">
            <text:p>MP</text:p>
          </table:table-cell>
          <table:table-cell office:value-type="string">
            <text:p>Northern Mariana Islands</text:p>
          </table:table-cell>
          <table:table-cell table:style-name="ce8" office:value-type="string">
            <text:p>MP</text:p>
          </table:table-cell>
          <table:table-cell office:value-type="string">
            <text:p>V</text:p>
          </table:table-cell>
          <table:table-cell table:formula="of:=[.G$1]&amp;&quot; (dqa_code_master_id_sequence.NEXTVAL, &quot;&amp;[.A157]&amp;&quot;, '&quot;&amp;[.C157]&amp;&quot;', '&quot;&amp;[.D157]&amp;&quot;', '&quot;&amp;[.E157]&amp;&quot;', '&quot;&amp;[.F157]&amp;&quot;');&quot;" office:value-type="string" office:string-value="INSERT INTO dqa_code_master(code_master_id, table_id, code_value, code_label, use_value, code_status) VALUES  (dqa_code_master_id_sequence.NEXTVAL, 17, 'MP', 'Northern Mariana Islands', 'MP', 'V');">
            <text:p>INSERT INTO dqa_code_master(code_master_id, table_id, code_value, code_label, use_value, code_status) VALUES <text:s/>(dqa_code_master_id_sequence.NEXTVAL, 17, 'MP', 'Northern Mariana Islands', 'MP', 'V');</text:p>
          </table:table-cell>
          <table:table-cell table:formula="of:=[.H$1]&amp;&quot; (&quot;&amp;[.A157]&amp;&quot;, '&quot;&amp;[.C157]&amp;&quot;', '&quot;&amp;[.D157]&amp;&quot;', '&quot;&amp;[.E157]&amp;&quot;', '&quot;&amp;[.F157]&amp;&quot;');&quot;" office:value-type="string" office:string-value="INSERT INTO dqa_code_master(table_id, code_value, code_label, use_value, code_status) VALUES  (17, 'MP', 'Northern Mariana Islands', 'MP', 'V');">
            <text:p>INSERT INTO dqa_code_master(table_id, code_value, code_label, use_value, code_status) VALUES <text:s/>(17, 'MP', 'Northern Mariana Islands', 'MP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table:style-name="ce8" office:value-type="string">
            <text:p>PR</text:p>
          </table:table-cell>
          <table:table-cell office:value-type="string">
            <text:p>Puerto Rico</text:p>
          </table:table-cell>
          <table:table-cell table:style-name="ce8" office:value-type="string">
            <text:p>PR</text:p>
          </table:table-cell>
          <table:table-cell office:value-type="string">
            <text:p>V</text:p>
          </table:table-cell>
          <table:table-cell table:formula="of:=[.G$1]&amp;&quot; (dqa_code_master_id_sequence.NEXTVAL, &quot;&amp;[.A158]&amp;&quot;, '&quot;&amp;[.C158]&amp;&quot;', '&quot;&amp;[.D158]&amp;&quot;', '&quot;&amp;[.E158]&amp;&quot;', '&quot;&amp;[.F158]&amp;&quot;');&quot;" office:value-type="string" office:string-value="INSERT INTO dqa_code_master(code_master_id, table_id, code_value, code_label, use_value, code_status) VALUES  (dqa_code_master_id_sequence.NEXTVAL, 17, 'PR', 'Puerto Rico', 'PR', 'V');">
            <text:p>INSERT INTO dqa_code_master(code_master_id, table_id, code_value, code_label, use_value, code_status) VALUES <text:s/>(dqa_code_master_id_sequence.NEXTVAL, 17, 'PR', 'Puerto Rico', 'PR', 'V');</text:p>
          </table:table-cell>
          <table:table-cell table:formula="of:=[.H$1]&amp;&quot; (&quot;&amp;[.A158]&amp;&quot;, '&quot;&amp;[.C158]&amp;&quot;', '&quot;&amp;[.D158]&amp;&quot;', '&quot;&amp;[.E158]&amp;&quot;', '&quot;&amp;[.F158]&amp;&quot;');&quot;" office:value-type="string" office:string-value="INSERT INTO dqa_code_master(table_id, code_value, code_label, use_value, code_status) VALUES  (17, 'PR', 'Puerto Rico', 'PR', 'V');">
            <text:p>INSERT INTO dqa_code_master(table_id, code_value, code_label, use_value, code_status) VALUES <text:s/>(17, 'PR', 'Puerto Rico', 'PR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table:style-name="ce8" office:value-type="string">
            <text:p>VI</text:p>
          </table:table-cell>
          <table:table-cell office:value-type="string">
            <text:p>Virgin Islands</text:p>
          </table:table-cell>
          <table:table-cell table:style-name="ce8" office:value-type="string">
            <text:p>VI</text:p>
          </table:table-cell>
          <table:table-cell office:value-type="string">
            <text:p>V</text:p>
          </table:table-cell>
          <table:table-cell table:formula="of:=[.G$1]&amp;&quot; (dqa_code_master_id_sequence.NEXTVAL, &quot;&amp;[.A159]&amp;&quot;, '&quot;&amp;[.C159]&amp;&quot;', '&quot;&amp;[.D159]&amp;&quot;', '&quot;&amp;[.E159]&amp;&quot;', '&quot;&amp;[.F159]&amp;&quot;');&quot;" office:value-type="string" office:string-value="INSERT INTO dqa_code_master(code_master_id, table_id, code_value, code_label, use_value, code_status) VALUES  (dqa_code_master_id_sequence.NEXTVAL, 17, 'VI', 'Virgin Islands', 'VI', 'V');">
            <text:p>INSERT INTO dqa_code_master(code_master_id, table_id, code_value, code_label, use_value, code_status) VALUES <text:s/>(dqa_code_master_id_sequence.NEXTVAL, 17, 'VI', 'Virgin Islands', 'VI', 'V');</text:p>
          </table:table-cell>
          <table:table-cell table:formula="of:=[.H$1]&amp;&quot; (&quot;&amp;[.A159]&amp;&quot;, '&quot;&amp;[.C159]&amp;&quot;', '&quot;&amp;[.D159]&amp;&quot;', '&quot;&amp;[.E159]&amp;&quot;', '&quot;&amp;[.F159]&amp;&quot;');&quot;" office:value-type="string" office:string-value="INSERT INTO dqa_code_master(table_id, code_value, code_label, use_value, code_status) VALUES  (17, 'VI', 'Virgin Islands', 'VI', 'V');">
            <text:p>INSERT INTO dqa_code_master(table_id, code_value, code_label, use_value, code_status) VALUES <text:s/>(17, 'VI', 'Virgin Islands', 'V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table:style-name="ce8" office:value-type="string">
            <text:p>FM</text:p>
          </table:table-cell>
          <table:table-cell office:value-type="string">
            <text:p>Federated States of Micronesia</text:p>
          </table:table-cell>
          <table:table-cell table:style-name="ce8" office:value-type="string">
            <text:p>FM</text:p>
          </table:table-cell>
          <table:table-cell office:value-type="string">
            <text:p>V</text:p>
          </table:table-cell>
          <table:table-cell table:formula="of:=[.G$1]&amp;&quot; (dqa_code_master_id_sequence.NEXTVAL, &quot;&amp;[.A160]&amp;&quot;, '&quot;&amp;[.C160]&amp;&quot;', '&quot;&amp;[.D160]&amp;&quot;', '&quot;&amp;[.E160]&amp;&quot;', '&quot;&amp;[.F160]&amp;&quot;');&quot;" office:value-type="string" office:string-value="INSERT INTO dqa_code_master(code_master_id, table_id, code_value, code_label, use_value, code_status) VALUES  (dqa_code_master_id_sequence.NEXTVAL, 17, 'FM', 'Federated States of Micronesia', 'FM', 'V');">
            <text:p>INSERT INTO dqa_code_master(code_master_id, table_id, code_value, code_label, use_value, code_status) VALUES <text:s/>(dqa_code_master_id_sequence.NEXTVAL, 17, 'FM', 'Federated States of Micronesia', 'FM', 'V');</text:p>
          </table:table-cell>
          <table:table-cell table:formula="of:=[.H$1]&amp;&quot; (&quot;&amp;[.A160]&amp;&quot;, '&quot;&amp;[.C160]&amp;&quot;', '&quot;&amp;[.D160]&amp;&quot;', '&quot;&amp;[.E160]&amp;&quot;', '&quot;&amp;[.F160]&amp;&quot;');&quot;" office:value-type="string" office:string-value="INSERT INTO dqa_code_master(table_id, code_value, code_label, use_value, code_status) VALUES  (17, 'FM', 'Federated States of Micronesia', 'FM', 'V');">
            <text:p>INSERT INTO dqa_code_master(table_id, code_value, code_label, use_value, code_status) VALUES <text:s/>(17, 'FM', 'Federated States of Micronesia', 'FM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string">
            <text:p>V</text:p>
          </table:table-cell>
          <table:table-cell table:formula="of:=[.G$1]&amp;&quot; (dqa_code_master_id_sequence.NEXTVAL, &quot;&amp;[.A161]&amp;&quot;, '&quot;&amp;[.C161]&amp;&quot;', '&quot;&amp;[.D161]&amp;&quot;', '&quot;&amp;[.E161]&amp;&quot;', '&quot;&amp;[.F161]&amp;&quot;');&quot;" office:value-type="string" office:string-value="INSERT INTO dqa_code_master(code_master_id, table_id, code_value, code_label, use_value, code_status) VALUES  (dqa_code_master_id_sequence.NEXTVAL, 17, 'MH', 'Marshall Islands', 'MH', 'V');">
            <text:p>INSERT INTO dqa_code_master(code_master_id, table_id, code_value, code_label, use_value, code_status) VALUES <text:s/>(dqa_code_master_id_sequence.NEXTVAL, 17, 'MH', 'Marshall Islands', 'MH', 'V');</text:p>
          </table:table-cell>
          <table:table-cell table:formula="of:=[.H$1]&amp;&quot; (&quot;&amp;[.A161]&amp;&quot;, '&quot;&amp;[.C161]&amp;&quot;', '&quot;&amp;[.D161]&amp;&quot;', '&quot;&amp;[.E161]&amp;&quot;', '&quot;&amp;[.F161]&amp;&quot;');&quot;" office:value-type="string" office:string-value="INSERT INTO dqa_code_master(table_id, code_value, code_label, use_value, code_status) VALUES  (17, 'MH', 'Marshall Islands', 'MH', 'V');">
            <text:p>INSERT INTO dqa_code_master(table_id, code_value, code_label, use_value, code_status) VALUES <text:s/>(17, 'MH', 'Marshall Islands', 'MH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PW</text:p>
          </table:table-cell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string">
            <text:p>V</text:p>
          </table:table-cell>
          <table:table-cell table:formula="of:=[.G$1]&amp;&quot; (dqa_code_master_id_sequence.NEXTVAL, &quot;&amp;[.A162]&amp;&quot;, '&quot;&amp;[.C162]&amp;&quot;', '&quot;&amp;[.D162]&amp;&quot;', '&quot;&amp;[.E162]&amp;&quot;', '&quot;&amp;[.F162]&amp;&quot;');&quot;" office:value-type="string" office:string-value="INSERT INTO dqa_code_master(code_master_id, table_id, code_value, code_label, use_value, code_status) VALUES  (dqa_code_master_id_sequence.NEXTVAL, 17, 'PW', 'Palau', 'PW', 'V');">
            <text:p>INSERT INTO dqa_code_master(code_master_id, table_id, code_value, code_label, use_value, code_status) VALUES <text:s/>(dqa_code_master_id_sequence.NEXTVAL, 17, 'PW', 'Palau', 'PW', 'V');</text:p>
          </table:table-cell>
          <table:table-cell table:formula="of:=[.H$1]&amp;&quot; (&quot;&amp;[.A162]&amp;&quot;, '&quot;&amp;[.C162]&amp;&quot;', '&quot;&amp;[.D162]&amp;&quot;', '&quot;&amp;[.E162]&amp;&quot;', '&quot;&amp;[.F162]&amp;&quot;');&quot;" office:value-type="string" office:string-value="INSERT INTO dqa_code_master(table_id, code_value, code_label, use_value, code_status) VALUES  (17, 'PW', 'Palau', 'PW', 'V');">
            <text:p>INSERT INTO dqa_code_master(table_id, code_value, code_label, use_value, code_status) VALUES <text:s/>(17, 'PW', 'Palau', 'PW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A</text:p>
          </table:table-cell>
          <table:table-cell office:value-type="string">
            <text:p>Armed Forces Americas (except Canada)</text:p>
          </table:table-cell>
          <table:table-cell office:value-type="string">
            <text:p>AA</text:p>
          </table:table-cell>
          <table:table-cell office:value-type="string">
            <text:p>V</text:p>
          </table:table-cell>
          <table:table-cell table:formula="of:=[.G$1]&amp;&quot; (dqa_code_master_id_sequence.NEXTVAL, &quot;&amp;[.A163]&amp;&quot;, '&quot;&amp;[.C163]&amp;&quot;', '&quot;&amp;[.D163]&amp;&quot;', '&quot;&amp;[.E163]&amp;&quot;', '&quot;&amp;[.F163]&amp;&quot;');&quot;" office:value-type="string" office:string-value="INSERT INTO dqa_code_master(code_master_id, table_id, code_value, code_label, use_value, code_status) VALUES  (dqa_code_master_id_sequence.NEXTVAL, 17, 'AA', 'Armed Forces Americas (except Canada)', 'AA', 'V');">
            <text:p>INSERT INTO dqa_code_master(code_master_id, table_id, code_value, code_label, use_value, code_status) VALUES <text:s/>(dqa_code_master_id_sequence.NEXTVAL, 17, 'AA', 'Armed Forces Americas (except Canada)', 'AA', 'V');</text:p>
          </table:table-cell>
          <table:table-cell table:formula="of:=[.H$1]&amp;&quot; (&quot;&amp;[.A163]&amp;&quot;, '&quot;&amp;[.C163]&amp;&quot;', '&quot;&amp;[.D163]&amp;&quot;', '&quot;&amp;[.E163]&amp;&quot;', '&quot;&amp;[.F163]&amp;&quot;');&quot;" office:value-type="string" office:string-value="INSERT INTO dqa_code_master(table_id, code_value, code_label, use_value, code_status) VALUES  (17, 'AA', 'Armed Forces Americas (except Canada)', 'AA', 'V');">
            <text:p>INSERT INTO dqa_code_master(table_id, code_value, code_label, use_value, code_status) VALUES <text:s/>(17, 'AA', 'Armed Forces Americas (except Canada)', 'AA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E</text:p>
          </table:table-cell>
          <table:table-cell office:value-type="string">
            <text:p>Armed Forces (Europe, Canada, Middle East, Africa)</text:p>
          </table:table-cell>
          <table:table-cell office:value-type="string">
            <text:p>AE</text:p>
          </table:table-cell>
          <table:table-cell office:value-type="string">
            <text:p>V</text:p>
          </table:table-cell>
          <table:table-cell table:formula="of:=[.G$1]&amp;&quot; (dqa_code_master_id_sequence.NEXTVAL, &quot;&amp;[.A164]&amp;&quot;, '&quot;&amp;[.C164]&amp;&quot;', '&quot;&amp;[.D164]&amp;&quot;', '&quot;&amp;[.E164]&amp;&quot;', '&quot;&amp;[.F164]&amp;&quot;');&quot;" office:value-type="string" office:string-value="INSERT INTO dqa_code_master(code_master_id, table_id, code_value, code_label, use_value, code_status) VALUES  (dqa_code_master_id_sequence.NEXTVAL, 17, 'AE', 'Armed Forces (Europe, Canada, Middle East, Africa)', 'AE', 'V');">
            <text:p>INSERT INTO dqa_code_master(code_master_id, table_id, code_value, code_label, use_value, code_status) VALUES <text:s/>(dqa_code_master_id_sequence.NEXTVAL, 17, 'AE', 'Armed Forces (Europe, Canada, Middle East, Africa)', 'AE', 'V');</text:p>
          </table:table-cell>
          <table:table-cell table:formula="of:=[.H$1]&amp;&quot; (&quot;&amp;[.A164]&amp;&quot;, '&quot;&amp;[.C164]&amp;&quot;', '&quot;&amp;[.D164]&amp;&quot;', '&quot;&amp;[.E164]&amp;&quot;', '&quot;&amp;[.F164]&amp;&quot;');&quot;" office:value-type="string" office:string-value="INSERT INTO dqa_code_master(table_id, code_value, code_label, use_value, code_status) VALUES  (17, 'AE', 'Armed Forces (Europe, Canada, Middle East, Africa)', 'AE', 'V');">
            <text:p>INSERT INTO dqa_code_master(table_id, code_value, code_label, use_value, code_status) VALUES <text:s/>(17, 'AE', 'Armed Forces (Europe, Canada, Middle East, Africa)', 'AE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AP</text:p>
          </table:table-cell>
          <table:table-cell office:value-type="string">
            <text:p>Armed Forces Pacific</text:p>
          </table:table-cell>
          <table:table-cell office:value-type="string">
            <text:p>AP</text:p>
          </table:table-cell>
          <table:table-cell office:value-type="string">
            <text:p>V</text:p>
          </table:table-cell>
          <table:table-cell table:formula="of:=[.G$1]&amp;&quot; (dqa_code_master_id_sequence.NEXTVAL, &quot;&amp;[.A165]&amp;&quot;, '&quot;&amp;[.C165]&amp;&quot;', '&quot;&amp;[.D165]&amp;&quot;', '&quot;&amp;[.E165]&amp;&quot;', '&quot;&amp;[.F165]&amp;&quot;');&quot;" office:value-type="string" office:string-value="INSERT INTO dqa_code_master(code_master_id, table_id, code_value, code_label, use_value, code_status) VALUES  (dqa_code_master_id_sequence.NEXTVAL, 17, 'AP', 'Armed Forces Pacific', 'AP', 'V');">
            <text:p>INSERT INTO dqa_code_master(code_master_id, table_id, code_value, code_label, use_value, code_status) VALUES <text:s/>(dqa_code_master_id_sequence.NEXTVAL, 17, 'AP', 'Armed Forces Pacific', 'AP', 'V');</text:p>
          </table:table-cell>
          <table:table-cell table:formula="of:=[.H$1]&amp;&quot; (&quot;&amp;[.A165]&amp;&quot;, '&quot;&amp;[.C165]&amp;&quot;', '&quot;&amp;[.D165]&amp;&quot;', '&quot;&amp;[.E165]&amp;&quot;', '&quot;&amp;[.F165]&amp;&quot;');&quot;" office:value-type="string" office:string-value="INSERT INTO dqa_code_master(table_id, code_value, code_label, use_value, code_status) VALUES  (17, 'AP', 'Armed Forces Pacific', 'AP', 'V');">
            <text:p>INSERT INTO dqa_code_master(table_id, code_value, code_label, use_value, code_status) VALUES <text:s/>(17, 'AP', 'Armed Forces Pacific', 'AP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CZ</text:p>
          </table:table-cell>
          <table:table-cell office:value-type="string">
            <text:p>Canal Zone</text:p>
          </table:table-cell>
          <table:table-cell office:value-type="string">
            <text:p>CZ</text:p>
          </table:table-cell>
          <table:table-cell office:value-type="string">
            <text:p>V</text:p>
          </table:table-cell>
          <table:table-cell table:formula="of:=[.G$1]&amp;&quot; (dqa_code_master_id_sequence.NEXTVAL, &quot;&amp;[.A166]&amp;&quot;, '&quot;&amp;[.C166]&amp;&quot;', '&quot;&amp;[.D166]&amp;&quot;', '&quot;&amp;[.E166]&amp;&quot;', '&quot;&amp;[.F166]&amp;&quot;');&quot;" office:value-type="string" office:string-value="INSERT INTO dqa_code_master(code_master_id, table_id, code_value, code_label, use_value, code_status) VALUES  (dqa_code_master_id_sequence.NEXTVAL, 17, 'CZ', 'Canal Zone', 'CZ', 'V');">
            <text:p>INSERT INTO dqa_code_master(code_master_id, table_id, code_value, code_label, use_value, code_status) VALUES <text:s/>(dqa_code_master_id_sequence.NEXTVAL, 17, 'CZ', 'Canal Zone', 'CZ', 'V');</text:p>
          </table:table-cell>
          <table:table-cell table:formula="of:=[.H$1]&amp;&quot; (&quot;&amp;[.A166]&amp;&quot;, '&quot;&amp;[.C166]&amp;&quot;', '&quot;&amp;[.D166]&amp;&quot;', '&quot;&amp;[.E166]&amp;&quot;', '&quot;&amp;[.F166]&amp;&quot;');&quot;" office:value-type="string" office:string-value="INSERT INTO dqa_code_master(table_id, code_value, code_label, use_value, code_status) VALUES  (17, 'CZ', 'Canal Zone', 'CZ', 'V');">
            <text:p>INSERT INTO dqa_code_master(table_id, code_value, code_label, use_value, code_status) VALUES <text:s/>(17, 'CZ', 'Canal Zone', 'CZ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PI</text:p>
          </table:table-cell>
          <table:table-cell office:value-type="string">
            <text:p>Philippine Islands</text:p>
          </table:table-cell>
          <table:table-cell office:value-type="string">
            <text:p>PI</text:p>
          </table:table-cell>
          <table:table-cell office:value-type="string">
            <text:p>V</text:p>
          </table:table-cell>
          <table:table-cell table:formula="of:=[.G$1]&amp;&quot; (dqa_code_master_id_sequence.NEXTVAL, &quot;&amp;[.A167]&amp;&quot;, '&quot;&amp;[.C167]&amp;&quot;', '&quot;&amp;[.D167]&amp;&quot;', '&quot;&amp;[.E167]&amp;&quot;', '&quot;&amp;[.F167]&amp;&quot;');&quot;" office:value-type="string" office:string-value="INSERT INTO dqa_code_master(code_master_id, table_id, code_value, code_label, use_value, code_status) VALUES  (dqa_code_master_id_sequence.NEXTVAL, 17, 'PI', 'Philippine Islands', 'PI', 'V');">
            <text:p>INSERT INTO dqa_code_master(code_master_id, table_id, code_value, code_label, use_value, code_status) VALUES <text:s/>(dqa_code_master_id_sequence.NEXTVAL, 17, 'PI', 'Philippine Islands', 'PI', 'V');</text:p>
          </table:table-cell>
          <table:table-cell table:formula="of:=[.H$1]&amp;&quot; (&quot;&amp;[.A167]&amp;&quot;, '&quot;&amp;[.C167]&amp;&quot;', '&quot;&amp;[.D167]&amp;&quot;', '&quot;&amp;[.E167]&amp;&quot;', '&quot;&amp;[.F167]&amp;&quot;');&quot;" office:value-type="string" office:string-value="INSERT INTO dqa_code_master(table_id, code_value, code_label, use_value, code_status) VALUES  (17, 'PI', 'Philippine Islands', 'PI', 'V');">
            <text:p>INSERT INTO dqa_code_master(table_id, code_value, code_label, use_value, code_status) VALUES <text:s/>(17, 'PI', 'Philippine Islands', 'PI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TT</text:p>
          </table:table-cell>
          <table:table-cell office:value-type="string">
            <text:p>Trust Territory of the Pacific Islands</text:p>
          </table:table-cell>
          <table:table-cell office:value-type="string">
            <text:p>TT</text:p>
          </table:table-cell>
          <table:table-cell office:value-type="string">
            <text:p>V</text:p>
          </table:table-cell>
          <table:table-cell table:formula="of:=[.G$1]&amp;&quot; (dqa_code_master_id_sequence.NEXTVAL, &quot;&amp;[.A168]&amp;&quot;, '&quot;&amp;[.C168]&amp;&quot;', '&quot;&amp;[.D168]&amp;&quot;', '&quot;&amp;[.E168]&amp;&quot;', '&quot;&amp;[.F168]&amp;&quot;');&quot;" office:value-type="string" office:string-value="INSERT INTO dqa_code_master(code_master_id, table_id, code_value, code_label, use_value, code_status) VALUES  (dqa_code_master_id_sequence.NEXTVAL, 17, 'TT', 'Trust Territory of the Pacific Islands', 'TT', 'V');">
            <text:p>INSERT INTO dqa_code_master(code_master_id, table_id, code_value, code_label, use_value, code_status) VALUES <text:s/>(dqa_code_master_id_sequence.NEXTVAL, 17, 'TT', 'Trust Territory of the Pacific Islands', 'TT', 'V');</text:p>
          </table:table-cell>
          <table:table-cell table:formula="of:=[.H$1]&amp;&quot; (&quot;&amp;[.A168]&amp;&quot;, '&quot;&amp;[.C168]&amp;&quot;', '&quot;&amp;[.D168]&amp;&quot;', '&quot;&amp;[.E168]&amp;&quot;', '&quot;&amp;[.F168]&amp;&quot;');&quot;" office:value-type="string" office:string-value="INSERT INTO dqa_code_master(table_id, code_value, code_label, use_value, code_status) VALUES  (17, 'TT', 'Trust Territory of the Pacific Islands', 'TT', 'V');">
            <text:p>INSERT INTO dqa_code_master(table_id, code_value, code_label, use_value, code_status) VALUES <text:s/>(17, 'TT', 'Trust Territory of the Pacific Islands', 'TT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7">
            <text:p>17</text:p>
          </table:table-cell>
          <table:table-cell office:value-type="string">
            <text:p>State</text:p>
          </table:table-cell>
          <table:table-cell office:value-type="string">
            <text:p>CM</text:p>
          </table:table-cell>
          <table:table-cell office:value-type="string">
            <text:p>Commonwealth of the Northern Mariana Islands</text:p>
          </table:table-cell>
          <table:table-cell office:value-type="string">
            <text:p>CM</text:p>
          </table:table-cell>
          <table:table-cell office:value-type="string">
            <text:p>V</text:p>
          </table:table-cell>
          <table:table-cell table:formula="of:=[.G$1]&amp;&quot; (dqa_code_master_id_sequence.NEXTVAL, &quot;&amp;[.A169]&amp;&quot;, '&quot;&amp;[.C169]&amp;&quot;', '&quot;&amp;[.D169]&amp;&quot;', '&quot;&amp;[.E169]&amp;&quot;', '&quot;&amp;[.F169]&amp;&quot;');&quot;" office:value-type="string" office:string-value="INSERT INTO dqa_code_master(code_master_id, table_id, code_value, code_label, use_value, code_status) VALUES  (dqa_code_master_id_sequence.NEXTVAL, 17, 'CM', 'Commonwealth of the Northern Mariana Islands', 'CM', 'V');">
            <text:p>INSERT INTO dqa_code_master(code_master_id, table_id, code_value, code_label, use_value, code_status) VALUES <text:s/>(dqa_code_master_id_sequence.NEXTVAL, 17, 'CM', 'Commonwealth of the Northern Mariana Islands', 'CM', 'V');</text:p>
          </table:table-cell>
          <table:table-cell table:formula="of:=[.H$1]&amp;&quot; (&quot;&amp;[.A169]&amp;&quot;, '&quot;&amp;[.C169]&amp;&quot;', '&quot;&amp;[.D169]&amp;&quot;', '&quot;&amp;[.E169]&amp;&quot;', '&quot;&amp;[.F169]&amp;&quot;');&quot;" office:value-type="string" office:string-value="INSERT INTO dqa_code_master(table_id, code_value, code_label, use_value, code_status) VALUES  (17, 'CM', 'Commonwealth of the Northern Mariana Islands', 'CM', 'V');">
            <text:p>INSERT INTO dqa_code_master(table_id, code_value, code_label, use_value, code_status) VALUES <text:s/>(17, 'CM', 'Commonwealth of the Northern Mariana Islands', 'CM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8">
            <text:p>18</text:p>
          </table:table-cell>
          <table:table-cell office:value-type="string">
            <text:p>Completion</text:p>
          </table:table-cell>
          <table:table-cell office:value-type="string">
            <text:p>CP</text:p>
          </table:table-cell>
          <table:table-cell office:value-type="string">
            <text:p>Complete </text:p>
          </table:table-cell>
          <table:table-cell office:value-type="string">
            <text:p>CP </text:p>
          </table:table-cell>
          <table:table-cell office:value-type="string">
            <text:p>V</text:p>
          </table:table-cell>
          <table:table-cell table:formula="of:=[.G$1]&amp;&quot; (dqa_code_master_id_sequence.NEXTVAL, &quot;&amp;[.A170]&amp;&quot;, '&quot;&amp;[.C170]&amp;&quot;', '&quot;&amp;[.D170]&amp;&quot;', '&quot;&amp;[.E170]&amp;&quot;', '&quot;&amp;[.F170]&amp;&quot;');&quot;" office:value-type="string" office:string-value="INSERT INTO dqa_code_master(code_master_id, table_id, code_value, code_label, use_value, code_status) VALUES  (dqa_code_master_id_sequence.NEXTVAL, 18, 'CP', 'Complete ', 'CP ', 'V');">
            <text:p>INSERT INTO dqa_code_master(code_master_id, table_id, code_value, code_label, use_value, code_status) VALUES <text:s/>(dqa_code_master_id_sequence.NEXTVAL, 18, 'CP', 'Complete ', 'CP ', 'V');</text:p>
          </table:table-cell>
          <table:table-cell table:formula="of:=[.H$1]&amp;&quot; (&quot;&amp;[.A170]&amp;&quot;, '&quot;&amp;[.C170]&amp;&quot;', '&quot;&amp;[.D170]&amp;&quot;', '&quot;&amp;[.E170]&amp;&quot;', '&quot;&amp;[.F170]&amp;&quot;');&quot;" office:value-type="string" office:string-value="INSERT INTO dqa_code_master(table_id, code_value, code_label, use_value, code_status) VALUES  (18, 'CP', 'Complete ', 'CP ', 'V');">
            <text:p>INSERT INTO dqa_code_master(table_id, code_value, code_label, use_value, code_status) VALUES <text:s/>(18, 'CP', 'Complete ', 'CP ', 'V');</text:p>
          </table:table-cell>
          <table:table-cell table:number-columns-repeated="1003"/>
        </table:table-row>
        <table:table-row table:style-name="ro1">
          <table:table-cell table:style-name="ce5" office:value-type="float" office:value="18">
            <text:p>18</text:p>
          </table:table-cell>
          <table:table-cell office:value-type="string">
            <text:p>Completion</text:p>
          </table:table-cell>
          <table:table-cell office:value-type="string">
            <text:p>RE</text:p>
          </table:table-cell>
          <table:table-cell office:value-type="string">
            <text:p>Refused </text:p>
          </table:table-cell>
          <table:table-cell office:value-type="string">
            <text:p>RE </text:p>
          </table:table-cell>
          <table:table-cell office:value-type="string">
            <text:p>G</text:p>
          </table:table-cell>
          <table:table-cell table:formula="of:=[.G$1]&amp;&quot; (dqa_code_master_id_sequence.NEXTVAL, &quot;&amp;[.A171]&amp;&quot;, '&quot;&amp;[.C171]&amp;&quot;', '&quot;&amp;[.D171]&amp;&quot;', '&quot;&amp;[.E171]&amp;&quot;', '&quot;&amp;[.F171]&amp;&quot;');&quot;" office:value-type="string" office:string-value="INSERT INTO dqa_code_master(code_master_id, table_id, code_value, code_label, use_value, code_status) VALUES  (dqa_code_master_id_sequence.NEXTVAL, 18, 'RE', 'Refused ', 'RE ', 'G');">
            <text:p>INSERT INTO dqa_code_master(code_master_id, table_id, code_value, code_label, use_value, code_status) VALUES <text:s/>(dqa_code_master_id_sequence.NEXTVAL, 18, 'RE', 'Refused ', 'RE ', 'G');</text:p>
          </table:table-cell>
          <table:table-cell table:formula="of:=[.H$1]&amp;&quot; (&quot;&amp;[.A171]&amp;&quot;, '&quot;&amp;[.C171]&amp;&quot;', '&quot;&amp;[.D171]&amp;&quot;', '&quot;&amp;[.E171]&amp;&quot;', '&quot;&amp;[.F171]&amp;&quot;');&quot;" office:value-type="string" office:string-value="INSERT INTO dqa_code_master(table_id, code_value, code_label, use_value, code_status) VALUES  (18, 'RE', 'Refused ', 'RE ', 'G');">
            <text:p>INSERT INTO dqa_code_master(table_id, code_value, code_label, use_value, code_status) VALUES <text:s/>(18, 'RE', 'Refused ', 'RE ', 'G');</text:p>
          </table:table-cell>
          <table:table-cell table:number-columns-repeated="1003"/>
        </table:table-row>
        <table:table-row table:style-name="ro1">
          <table:table-cell table:style-name="ce5" office:value-type="float" office:value="18">
            <text:p>18</text:p>
          </table:table-cell>
          <table:table-cell office:value-type="string">
            <text:p>Completion</text:p>
          </table:table-cell>
          <table:table-cell office:value-type="string">
            <text:p>NA</text:p>
          </table:table-cell>
          <table:table-cell office:value-type="string">
            <text:p>Not Administered </text:p>
          </table:table-cell>
          <table:table-cell office:value-type="string">
            <text:p>NA </text:p>
          </table:table-cell>
          <table:table-cell office:value-type="string">
            <text:p>G</text:p>
          </table:table-cell>
          <table:table-cell table:formula="of:=[.G$1]&amp;&quot; (dqa_code_master_id_sequence.NEXTVAL, &quot;&amp;[.A172]&amp;&quot;, '&quot;&amp;[.C172]&amp;&quot;', '&quot;&amp;[.D172]&amp;&quot;', '&quot;&amp;[.E172]&amp;&quot;', '&quot;&amp;[.F172]&amp;&quot;');&quot;" office:value-type="string" office:string-value="INSERT INTO dqa_code_master(code_master_id, table_id, code_value, code_label, use_value, code_status) VALUES  (dqa_code_master_id_sequence.NEXTVAL, 18, 'NA', 'Not Administered ', 'NA ', 'G');">
            <text:p>INSERT INTO dqa_code_master(code_master_id, table_id, code_value, code_label, use_value, code_status) VALUES <text:s/>(dqa_code_master_id_sequence.NEXTVAL, 18, 'NA', 'Not Administered ', 'NA ', 'G');</text:p>
          </table:table-cell>
          <table:table-cell table:formula="of:=[.H$1]&amp;&quot; (&quot;&amp;[.A172]&amp;&quot;, '&quot;&amp;[.C172]&amp;&quot;', '&quot;&amp;[.D172]&amp;&quot;', '&quot;&amp;[.E172]&amp;&quot;', '&quot;&amp;[.F172]&amp;&quot;');&quot;" office:value-type="string" office:string-value="INSERT INTO dqa_code_master(table_id, code_value, code_label, use_value, code_status) VALUES  (18, 'NA', 'Not Administered ', 'NA ', 'G');">
            <text:p>INSERT INTO dqa_code_master(table_id, code_value, code_label, use_value, code_status) VALUES <text:s/>(18, 'NA', 'Not Administered ', 'NA ', 'G');</text:p>
          </table:table-cell>
          <table:table-cell table:number-columns-repeated="1003"/>
        </table:table-row>
        <table:table-row table:style-name="ro1">
          <table:table-cell table:style-name="ce5" office:value-type="float" office:value="18">
            <text:p>18</text:p>
          </table:table-cell>
          <table:table-cell office:value-type="string">
            <text:p>Completion</text:p>
          </table:table-cell>
          <table:table-cell office:value-type="string">
            <text:p>PA</text:p>
          </table:table-cell>
          <table:table-cell office:value-type="string">
            <text:p>Partially Administered </text:p>
          </table:table-cell>
          <table:table-cell office:value-type="string">
            <text:p>PA </text:p>
          </table:table-cell>
          <table:table-cell office:value-type="string">
            <text:p>G</text:p>
          </table:table-cell>
          <table:table-cell table:formula="of:=[.G$1]&amp;&quot; (dqa_code_master_id_sequence.NEXTVAL, &quot;&amp;[.A173]&amp;&quot;, '&quot;&amp;[.C173]&amp;&quot;', '&quot;&amp;[.D173]&amp;&quot;', '&quot;&amp;[.E173]&amp;&quot;', '&quot;&amp;[.F173]&amp;&quot;');&quot;" office:value-type="string" office:string-value="INSERT INTO dqa_code_master(code_master_id, table_id, code_value, code_label, use_value, code_status) VALUES  (dqa_code_master_id_sequence.NEXTVAL, 18, 'PA', 'Partially Administered ', 'PA ', 'G');">
            <text:p>INSERT INTO dqa_code_master(code_master_id, table_id, code_value, code_label, use_value, code_status) VALUES <text:s/>(dqa_code_master_id_sequence.NEXTVAL, 18, 'PA', 'Partially Administered ', 'PA ', 'G');</text:p>
          </table:table-cell>
          <table:table-cell table:formula="of:=[.H$1]&amp;&quot; (&quot;&amp;[.A173]&amp;&quot;, '&quot;&amp;[.C173]&amp;&quot;', '&quot;&amp;[.D173]&amp;&quot;', '&quot;&amp;[.E173]&amp;&quot;', '&quot;&amp;[.F173]&amp;&quot;');&quot;" office:value-type="string" office:string-value="INSERT INTO dqa_code_master(table_id, code_value, code_label, use_value, code_status) VALUES  (18, 'PA', 'Partially Administered ', 'PA ', 'G');">
            <text:p>INSERT INTO dqa_code_master(table_id, code_value, code_label, use_value, code_status) VALUES <text:s/>(18, 'PA', 'Partially Administered ', 'PA ', 'G');</text:p>
          </table:table-cell>
          <table:table-cell table:number-columns-repeated="1003"/>
        </table:table-row>
        <table:table-row table:style-name="ro1" table:number-rows-repeated="1048402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'Potential Issue'.A1:'Potential Issue'.AMJ1048576">
          <table:sort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, Courier"/>
    <style:font-face style:name="F" svg:font-family="" style:font-family-generic="roman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Verdana" svg:font-family="Verdana, Verdana" style:font-family-generic="swiss"/>
    <style:font-face style:name="Courier New" svg:font-family="'Courier New'" style:font-family-generic="modern" style:font-pitch="fixed"/>
    <style:font-face style:name="MS Sans Serif" svg:font-family="'MS Sans Serif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13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3DT17H11M51S</meta:editing-duration>
    <meta:editing-cycles>37</meta:editing-cycles>
    <meta:generator>OpenOffice.org/3.3$Win32 OpenOffice.org_project/330m20$Build-9567</meta:generator>
    <dc:date>2011-06-20T13:14:16.18</dc:date>
    <dc:creator>Nathan Bunker</dc:creator>
    <meta:document-statistic meta:table-count="10" meta:cell-count="10788" meta:object-count="6"/>
    <meta:user-defined meta:name="Info 1"/>
    <meta:user-defined meta:name="Info 2"/>
    <meta:user-defined meta:name="Info 3"/>
    <meta:user-defined meta:name="Info 4"/>
  </office:meta>
</office:document-meta>
</file>